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1" svg:font-family="Arial1"/>
    <style:font-face style:name="Verdana" svg:font-family="Verdana"/>
    <style:font-face style:name="Algerian" svg:font-family="Algerian" style:font-family-generic="decorative"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45cm"/>
    </style:style>
    <style:style style:name="co2" style:family="table-column">
      <style:table-column-properties fo:break-before="auto" style:column-width="5.02cm"/>
    </style:style>
    <style:style style:name="co3" style:family="table-column">
      <style:table-column-properties fo:break-before="auto" style:column-width="16.23cm"/>
    </style:style>
    <style:style style:name="co4" style:family="table-column">
      <style:table-column-properties fo:break-before="auto" style:column-width="2.48cm"/>
    </style:style>
    <style:style style:name="co5" style:family="table-column">
      <style:table-column-properties fo:break-before="auto" style:column-width="3.836cm"/>
    </style:style>
    <style:style style:name="co6" style:family="table-column">
      <style:table-column-properties fo:break-before="auto" style:column-width="2.018cm"/>
    </style:style>
    <style:style style:name="co7" style:family="table-column">
      <style:table-column-properties fo:break-before="auto" style:column-width="6.188cm"/>
    </style:style>
    <style:style style:name="co8" style:family="table-column">
      <style:table-column-properties fo:break-before="auto" style:column-width="4.32cm"/>
    </style:style>
    <style:style style:name="co9" style:family="table-column">
      <style:table-column-properties fo:break-before="auto" style:column-width="2.258cm"/>
    </style:style>
    <style:style style:name="co10" style:family="table-column">
      <style:table-column-properties fo:break-before="auto" style:column-width="3.501cm"/>
    </style:style>
    <style:style style:name="co11" style:family="table-column">
      <style:table-column-properties fo:break-before="auto" style:column-width="3.538cm"/>
    </style:style>
    <style:style style:name="co12" style:family="table-column">
      <style:table-column-properties fo:break-before="auto" style:column-width="3.247cm"/>
    </style:style>
    <style:style style:name="co13" style:family="table-column">
      <style:table-column-properties fo:break-before="auto" style:column-width="4.341cm"/>
    </style:style>
    <style:style style:name="co14" style:family="table-column">
      <style:table-column-properties fo:break-before="auto" style:column-width="2.992cm"/>
    </style:style>
    <style:style style:name="co15" style:family="table-column">
      <style:table-column-properties fo:break-before="auto" style:column-width="11.128cm"/>
    </style:style>
    <style:style style:name="co16" style:family="table-column">
      <style:table-column-properties fo:break-before="auto" style:column-width="5.655cm"/>
    </style:style>
    <style:style style:name="co17" style:family="table-column">
      <style:table-column-properties fo:break-before="auto" style:column-width="11.712cm"/>
    </style:style>
    <style:style style:name="co18" style:family="table-column">
      <style:table-column-properties fo:break-before="auto" style:column-width="5.759cm"/>
    </style:style>
    <style:style style:name="co19" style:family="table-column">
      <style:table-column-properties fo:break-before="auto" style:column-width="7.341cm"/>
    </style:style>
    <style:style style:name="co20" style:family="table-column">
      <style:table-column-properties fo:break-before="auto" style:column-width="3.789cm"/>
    </style:style>
    <style:style style:name="co21" style:family="table-column">
      <style:table-column-properties fo:break-before="auto" style:column-width="5.108cm"/>
    </style:style>
    <style:style style:name="co22" style:family="table-column">
      <style:table-column-properties fo:break-before="auto" style:column-width="11.689cm"/>
    </style:style>
    <style:style style:name="co23" style:family="table-column">
      <style:table-column-properties fo:break-before="auto" style:column-width="4.949cm"/>
    </style:style>
    <style:style style:name="co24" style:family="table-column">
      <style:table-column-properties fo:break-before="auto" style:column-width="4.634cm"/>
    </style:style>
    <style:style style:name="co25" style:family="table-column">
      <style:table-column-properties fo:break-before="auto" style:column-width="4.232cm"/>
    </style:style>
    <style:style style:name="co26" style:family="table-column">
      <style:table-column-properties fo:break-before="auto" style:column-width="3.21cm"/>
    </style:style>
    <style:style style:name="co27" style:family="table-column">
      <style:table-column-properties fo:break-before="auto" style:column-width="3.101cm"/>
    </style:style>
    <style:style style:name="co28" style:family="table-column">
      <style:table-column-properties fo:break-before="auto" style:column-width="4.195cm"/>
    </style:style>
    <style:style style:name="co29" style:family="table-column">
      <style:table-column-properties fo:break-before="auto" style:column-width="2.256cm"/>
    </style:style>
    <style:style style:name="co30" style:family="table-column">
      <style:table-column-properties fo:break-before="auto" style:column-width="3.872cm"/>
    </style:style>
    <style:style style:name="co31" style:family="table-column">
      <style:table-column-properties fo:break-before="auto" style:column-width="4.962cm"/>
    </style:style>
    <style:style style:name="co32" style:family="table-column">
      <style:table-column-properties fo:break-before="auto" style:column-width="6.02cm"/>
    </style:style>
    <style:style style:name="co33" style:family="table-column">
      <style:table-column-properties fo:break-before="auto" style:column-width="2.808cm"/>
    </style:style>
    <style:style style:name="co34" style:family="table-column">
      <style:table-column-properties fo:break-before="auto" style:column-width="5.983cm"/>
    </style:style>
    <style:style style:name="co35" style:family="table-column">
      <style:table-column-properties fo:break-before="auto" style:column-width="7.812cm"/>
    </style:style>
    <style:style style:name="co36" style:family="table-column">
      <style:table-column-properties fo:break-before="auto" style:column-width="3.392cm"/>
    </style:style>
    <style:style style:name="co37" style:family="table-column">
      <style:table-column-properties fo:break-before="auto" style:column-width="4.411cm"/>
    </style:style>
    <style:style style:name="co38" style:family="table-column">
      <style:table-column-properties fo:break-before="auto" style:column-width="3.357cm"/>
    </style:style>
    <style:style style:name="co39" style:family="table-column">
      <style:table-column-properties fo:break-before="auto" style:column-width="2.736cm"/>
    </style:style>
    <style:style style:name="co40" style:family="table-column">
      <style:table-column-properties fo:break-before="auto" style:column-width="2.976cm"/>
    </style:style>
    <style:style style:name="co41" style:family="table-column">
      <style:table-column-properties fo:break-before="auto" style:column-width="3.941cm"/>
    </style:style>
    <style:style style:name="co42" style:family="table-column">
      <style:table-column-properties fo:break-before="auto" style:column-width="4.785cm"/>
    </style:style>
    <style:style style:name="co43" style:family="table-column">
      <style:table-column-properties fo:break-before="auto" style:column-width="7.297cm"/>
    </style:style>
    <style:style style:name="co44" style:family="table-column">
      <style:table-column-properties fo:break-before="auto" style:column-width="2.554cm"/>
    </style:style>
    <style:style style:name="co45" style:family="table-column">
      <style:table-column-properties fo:break-before="auto" style:column-width="4.45cm"/>
    </style:style>
    <style:style style:name="co46" style:family="table-column">
      <style:table-column-properties fo:break-before="auto" style:column-width="5.071cm"/>
    </style:style>
    <style:style style:name="co47" style:family="table-column">
      <style:table-column-properties fo:break-before="auto" style:column-width="11.019cm"/>
    </style:style>
    <style:style style:name="co48" style:family="table-column">
      <style:table-column-properties fo:break-before="auto" style:column-width="4.706cm"/>
    </style:style>
    <style:style style:name="co49" style:family="table-column">
      <style:table-column-properties fo:break-before="auto" style:column-width="3.466cm"/>
    </style:style>
    <style:style style:name="co50" style:family="table-column">
      <style:table-column-properties fo:break-before="auto" style:column-width="2.845cm"/>
    </style:style>
    <style:style style:name="co51" style:family="table-column">
      <style:table-column-properties fo:break-before="auto" style:column-width="2.955cm"/>
    </style:style>
    <style:style style:name="co52" style:family="table-column">
      <style:table-column-properties fo:break-before="auto" style:column-width="7.174cm"/>
    </style:style>
    <style:style style:name="co53" style:family="table-column">
      <style:table-column-properties fo:break-before="auto" style:column-width="8.684cm"/>
    </style:style>
    <style:style style:name="co54" style:family="table-column">
      <style:table-column-properties fo:break-before="auto" style:column-width="5.283cm"/>
    </style:style>
    <style:style style:name="co55" style:family="table-column">
      <style:table-column-properties fo:break-before="auto" style:column-width="3.685cm"/>
    </style:style>
    <style:style style:name="co56" style:family="table-column">
      <style:table-column-properties fo:break-before="auto" style:column-width="11.966cm"/>
    </style:style>
    <style:style style:name="co57" style:family="table-column">
      <style:table-column-properties fo:break-before="auto" style:column-width="12.515cm"/>
    </style:style>
    <style:style style:name="co58" style:family="table-column">
      <style:table-column-properties fo:break-before="auto" style:column-width="19.41cm"/>
    </style:style>
    <style:style style:name="co59" style:family="table-column">
      <style:table-column-properties fo:break-before="auto" style:column-width="6.364cm"/>
    </style:style>
    <style:style style:name="co60" style:family="table-column">
      <style:table-column-properties fo:break-before="auto" style:column-width="3.771cm"/>
    </style:style>
    <style:style style:name="co61" style:family="table-column">
      <style:table-column-properties fo:break-before="auto" style:column-width="3.468cm"/>
    </style:style>
    <style:style style:name="co62" style:family="table-column">
      <style:table-column-properties fo:break-before="auto" style:column-width="6.858cm"/>
    </style:style>
    <style:style style:name="co63" style:family="table-column">
      <style:table-column-properties fo:break-before="auto" style:column-width="6.311cm"/>
    </style:style>
    <style:style style:name="co64" style:family="table-column">
      <style:table-column-properties fo:break-before="auto" style:column-width="6.385cm"/>
    </style:style>
    <style:style style:name="co65" style:family="table-column">
      <style:table-column-properties fo:break-before="auto" style:column-width="7.041cm"/>
    </style:style>
    <style:style style:name="co66" style:family="table-column">
      <style:table-column-properties fo:break-before="auto" style:column-width="19.156cm"/>
    </style:style>
    <style:style style:name="co67" style:family="table-column">
      <style:table-column-properties fo:break-before="auto" style:column-width="6.348cm"/>
    </style:style>
    <style:style style:name="co68" style:family="table-column">
      <style:table-column-properties fo:break-before="auto" style:column-width="5.218cm"/>
    </style:style>
    <style:style style:name="co69" style:family="table-column">
      <style:table-column-properties fo:break-before="auto" style:column-width="5.489cm"/>
    </style:style>
    <style:style style:name="co70" style:family="table-column">
      <style:table-column-properties fo:break-before="auto" style:column-width="4.311cm"/>
    </style:style>
    <style:style style:name="co71" style:family="table-column">
      <style:table-column-properties fo:break-before="auto" style:column-width="7.26cm"/>
    </style:style>
    <style:style style:name="co72" style:family="table-column">
      <style:table-column-properties fo:break-before="auto" style:column-width="13.952cm"/>
    </style:style>
    <style:style style:name="co73" style:family="table-column">
      <style:table-column-properties fo:break-before="auto" style:column-width="9.126cm"/>
    </style:style>
    <style:style style:name="co74" style:family="table-column">
      <style:table-column-properties fo:break-before="auto" style:column-width="7.078cm"/>
    </style:style>
    <style:style style:name="co75" style:family="table-column">
      <style:table-column-properties fo:break-before="auto" style:column-width="1.859cm"/>
    </style:style>
    <style:style style:name="co76" style:family="table-column">
      <style:table-column-properties fo:break-before="auto" style:column-width="20.373cm"/>
    </style:style>
    <style:style style:name="co77" style:family="table-column">
      <style:table-column-properties fo:break-before="auto" style:column-width="5.436cm"/>
    </style:style>
    <style:style style:name="co78" style:family="table-column">
      <style:table-column-properties fo:break-before="auto" style:column-width="4.269cm"/>
    </style:style>
    <style:style style:name="co79" style:family="table-column">
      <style:table-column-properties fo:break-before="auto" style:column-width="3.903cm"/>
    </style:style>
    <style:style style:name="co80" style:family="table-column">
      <style:table-column-properties fo:break-before="auto" style:column-width="6.055cm"/>
    </style:style>
    <style:style style:name="co81" style:family="table-column">
      <style:table-column-properties fo:break-before="auto" style:column-width="4.56cm"/>
    </style:style>
    <style:style style:name="co82" style:family="table-column">
      <style:table-column-properties fo:break-before="auto" style:column-width="3.794cm"/>
    </style:style>
    <style:style style:name="co83" style:family="table-column">
      <style:table-column-properties fo:break-before="auto" style:column-width="6.092cm"/>
    </style:style>
    <style:style style:name="co84" style:family="table-column">
      <style:table-column-properties fo:break-before="auto" style:column-width="4.997cm"/>
    </style:style>
    <style:style style:name="co85" style:family="table-column">
      <style:table-column-properties fo:break-before="auto" style:column-width="5.034cm"/>
    </style:style>
    <style:style style:name="co86" style:family="table-column">
      <style:table-column-properties fo:break-before="auto" style:column-width="2.152cm"/>
    </style:style>
    <style:style style:name="co87" style:family="table-column">
      <style:table-column-properties fo:break-before="auto" style:column-width="16.528cm"/>
    </style:style>
    <style:style style:name="co88" style:family="table-column">
      <style:table-column-properties fo:break-before="auto" style:column-width="11.693cm"/>
    </style:style>
    <style:style style:name="co89" style:family="table-column">
      <style:table-column-properties fo:break-before="auto" style:column-width="32.745cm"/>
    </style:style>
    <style:style style:name="co90" style:family="table-column">
      <style:table-column-properties fo:break-before="auto" style:column-width="8.975cm"/>
    </style:style>
    <style:style style:name="co91" style:family="table-column">
      <style:table-column-properties fo:break-before="auto" style:column-width="11.291cm"/>
    </style:style>
    <style:style style:name="co92" style:family="table-column">
      <style:table-column-properties fo:break-before="auto" style:column-width="18.187cm"/>
    </style:style>
    <style:style style:name="ro1" style:family="table-row">
      <style:table-row-properties style:row-height="0.531cm" fo:break-before="auto" style:use-optimal-row-height="true"/>
    </style:style>
    <style:style style:name="ro2" style:family="table-row">
      <style:table-row-properties style:row-height="2.372cm" fo:break-before="auto" style:use-optimal-row-height="true"/>
    </style:style>
    <style:style style:name="ro3" style:family="table-row">
      <style:table-row-properties style:row-height="0.991cm" fo:break-before="auto" style:use-optimal-row-height="true"/>
    </style:style>
    <style:style style:name="ro4" style:family="table-row">
      <style:table-row-properties style:row-height="1.912cm" fo:break-before="auto" style:use-optimal-row-height="true"/>
    </style:style>
    <style:style style:name="ro5" style:family="table-row">
      <style:table-row-properties style:row-height="1.452cm" fo:break-before="auto" style:use-optimal-row-height="true"/>
    </style:style>
    <style:style style:name="ro6" style:family="table-row">
      <style:table-row-properties style:row-height="0.977cm" fo:break-before="auto" style:use-optimal-row-height="true"/>
    </style:style>
    <style:style style:name="ro7" style:family="table-row">
      <style:table-row-properties style:row-height="0.935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2.833cm" fo:break-before="auto" style:use-optimal-row-height="true"/>
    </style:style>
    <style:style style:name="ro11" style:family="table-row">
      <style:table-row-properties style:row-height="1.402cm" fo:break-before="auto" style:use-optimal-row-height="true"/>
    </style:style>
    <style:style style:name="ro12" style:family="table-row">
      <style:table-row-properties style:row-height="0.848cm" fo:break-before="auto" style:use-optimal-row-height="true"/>
    </style:style>
    <style:style style:name="ro13" style:family="table-row">
      <style:table-row-properties style:row-height="3.009cm" fo:break-before="auto" style:use-optimal-row-height="false"/>
    </style:style>
    <style:style style:name="ro14" style:family="table-row">
      <style:table-row-properties style:row-height="3.293cm" fo:break-before="auto" style:use-optimal-row-height="true"/>
    </style:style>
    <style:style style:name="ro15" style:family="table-row">
      <style:table-row-properties style:row-height="1.381cm" fo:break-before="auto" style:use-optimal-row-height="false"/>
    </style:style>
    <style:style style:name="ro16" style:family="table-row">
      <style:table-row-properties style:row-height="1.339cm" fo:break-before="auto" style:use-optimal-row-height="true"/>
    </style:style>
    <style:style style:name="ro17" style:family="table-row">
      <style:table-row-properties style:row-height="2.145cm" fo:break-before="auto" style:use-optimal-row-height="true"/>
    </style:style>
    <style:style style:name="ro18" style:family="table-row">
      <style:table-row-properties style:row-height="0.601cm" fo:break-before="auto" style:use-optimal-row-height="true"/>
    </style:style>
    <style:style style:name="ro19" style:family="table-row">
      <style:table-row-properties style:row-height="1.132cm" fo:break-before="auto" style:use-optimal-row-height="true"/>
    </style:style>
    <style:style style:name="ro20" style:family="table-row">
      <style:table-row-properties style:row-height="3.754cm" fo:break-before="auto" style:use-optimal-row-height="true"/>
    </style:style>
    <style:style style:name="ro21" style:family="table-row">
      <style:table-row-properties style:row-height="0.893cm" fo:break-before="auto" style:use-optimal-row-height="true"/>
    </style:style>
    <style:style style:name="ro22" style:family="table-row">
      <style:table-row-properties style:row-height="1.961cm" fo:break-before="auto" style:use-optimal-row-height="false"/>
    </style:style>
    <style:style style:name="ro23" style:family="table-row">
      <style:table-row-properties style:row-height="1.346cm" fo:break-before="auto" style:use-optimal-row-height="true"/>
    </style:style>
    <style:style style:name="ro24" style:family="table-row">
      <style:table-row-properties style:row-height="2.549cm" fo:break-before="auto" style:use-optimal-row-height="true"/>
    </style:style>
    <style:style style:name="ro25" style:family="table-row">
      <style:table-row-properties style:row-height="1.238cm" fo:break-before="auto" style:use-optimal-row-height="true"/>
    </style:style>
    <style:style style:name="ro26" style:family="table-row">
      <style:table-row-properties style:row-height="4.674cm" fo:break-before="auto" style:use-optimal-row-height="true"/>
    </style:style>
    <style:style style:name="ro27" style:family="table-row">
      <style:table-row-properties style:row-height="1.741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style:text-align-source="fix" style:repeat-content="false" fo:wrap-option="wrap"/>
      <style:paragraph-properties fo:text-align="center" fo:margin-left="0cm"/>
    </style:style>
    <style:style style:name="ce2"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fo:border="0.06pt solid #000000"/>
    </style:style>
    <style:style style:name="ce4" style:family="table-cell" style:parent-style-name="Default">
      <style:table-cell-properties fo:background-color="transparent" fo:wrap-option="wrap" fo:border="0.06pt solid #000000"/>
    </style:style>
    <style:style style:name="ce5" style:family="table-cell" style:parent-style-name="Default">
      <style:table-cell-properties fo:wrap-option="wrap"/>
    </style:style>
    <style:style style:name="ce6" style:family="table-cell" style:parent-style-name="Default">
      <style:table-cell-properties fo:background-color="#ff0000" fo:wrap-option="wrap" fo:border="0.06pt solid #000000"/>
    </style:style>
    <style:style style:name="ce7"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11"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d346" fo:wrap-option="wrap" fo:border="0.06pt solid #000000"/>
    </style:style>
    <style:style style:name="ce13"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6" style:family="table-cell" style:parent-style-name="Default">
      <style:table-cell-properties fo:wrap-option="wrap" fo:border="0.06pt solid #000000"/>
      <style:text-properties fo:font-style="italic" style:font-style-asian="italic" style:font-style-complex="italic"/>
    </style:style>
    <style:style style:name="ce17"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8" style:family="table-cell" style:parent-style-name="Default">
      <style:table-cell-properties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9" style:family="table-cell" style:parent-style-name="Default">
      <style:table-cell-properties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0"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0000" fo:wrap-option="wrap" fo:border="0.06pt solid #000000"/>
      <style:text-properties fo:font-style="italic" style:font-style-asian="italic" style:font-style-complex="italic"/>
    </style:style>
    <style:style style:name="ce2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06pt solid #000000"/>
      <style:paragraph-properties fo:text-align="center" fo:margin-left="0cm"/>
    </style:style>
    <style:style style:name="ce24"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0000" style:text-align-source="fix" style:repeat-content="false" fo:wrap-option="wrap" fo:border="0.06pt solid #000000"/>
      <style:paragraph-properties fo:text-align="center" fo:margin-left="0cm"/>
    </style:style>
    <style:style style:name="ce26" style:family="table-cell" style:parent-style-name="Default">
      <style:table-cell-properties fo:wrap-option="wrap" fo:border="none"/>
    </style:style>
    <style:style style:name="ce27" style:family="table-cell" style:parent-style-name="Default">
      <style:table-cell-properties fo:background-color="transparent" fo:wrap-option="wrap" fo:border="none"/>
    </style:style>
    <style:style style:name="ce28" style:family="table-cell" style:parent-style-name="Default">
      <style:table-cell-properties fo:background-color="#83caff" style:text-align-source="fix" style:repeat-content="false" fo:wrap-option="wrap"/>
      <style:paragraph-properties fo:text-align="center" fo:margin-left="0cm"/>
      <style:text-properties fo:font-weight="bold" style:font-weight-asian="bold" style:font-weight-complex="bold"/>
    </style:style>
    <style:style style:name="ce29" style:family="table-cell" style:parent-style-name="Default">
      <style:table-cell-properties fo:background-color="#83caff" fo:wrap-option="wrap"/>
    </style:style>
    <style:style style:name="ce30" style:family="table-cell" style:parent-style-name="Default">
      <style:table-cell-properties fo:background-color="#cccccc" fo:wrap-option="wrap"/>
    </style:style>
    <style:style style:name="ce31" style:family="table-cell" style:parent-style-name="Default">
      <style:table-cell-properties fo:background-color="transparent" fo:wrap-option="wrap"/>
    </style:style>
    <style:style style:name="ce32" style:family="table-cell" style:parent-style-name="Default">
      <style:text-properties style:text-line-through-style="none" style:text-line-through-type="none"/>
    </style:style>
    <style:style style:name="ce33" style:family="table-cell" style:parent-style-name="Default">
      <style:table-cell-properties fo:background-color="#ff0000" fo:wrap-option="wrap" fo:border="0.06pt solid #000000"/>
      <style:text-properties style:text-line-through-style="none" style:text-line-through-type="none"/>
    </style:style>
    <style:style style:name="ce34"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0000" style:text-align-source="fix" style:repeat-content="false" fo:wrap-option="wrap" fo:border="0.06pt solid #000000"/>
      <style:paragraph-properties fo:text-align="center" fo:margin-left="0cm"/>
      <style:text-properties style:text-line-through-style="none" style:text-line-through-type="none"/>
    </style:style>
    <style:style style:name="ce36" style:family="table-cell" style:parent-style-name="Default">
      <style:table-cell-properties fo:background-color="#ff0000" fo:wrap-option="wrap" fo:border="none"/>
      <style:text-properties style:text-line-through-style="none" style:text-line-through-type="none"/>
    </style:style>
    <style:style style:name="ce37" style:family="table-cell" style:parent-style-name="Default">
      <style:table-cell-properties fo:background-color="#ff0000" fo:wrap-option="wrap"/>
      <style:text-properties style:text-line-through-style="none" style:text-line-through-type="none"/>
    </style:style>
    <style:style style:name="ce38" style:family="table-cell" style:parent-style-name="Default">
      <style:table-cell-properties fo:background-color="#000000" fo:wrap-option="wrap"/>
    </style:style>
    <style:style style:name="ce39" style:family="table-cell" style:parent-style-name="Default">
      <style:table-cell-properties fo:background-color="#ff00ff" fo:wrap-option="wrap"/>
    </style:style>
    <style:style style:name="ce40" style:family="table-cell" style:parent-style-name="Default">
      <style:table-cell-properties fo:background-color="#ff950e" fo:wrap-option="wrap"/>
    </style:style>
    <style:style style:name="ce41" style:family="table-cell" style:parent-style-name="Default">
      <style:table-cell-properties fo:background-color="#ff0000" fo:wrap-option="wrap"/>
    </style:style>
    <style:style style:name="ce42" style:family="table-cell" style:parent-style-name="Default">
      <style:table-cell-properties fo:background-color="#00ff00" fo:wrap-option="wrap"/>
    </style:style>
    <style:style style:name="ce43" style:family="table-cell" style:parent-style-name="Default">
      <style:table-cell-properties fo:background-color="#ffffcc" fo:wrap-option="wrap" fo:border="0.06pt solid #000000"/>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able-cell-properties fo:background-color="#00ff00" fo:wrap-option="wrap" fo:border="0.06pt solid #000000"/>
    </style:style>
    <style:style style:name="ce45" style:family="table-cell" style:parent-style-name="Default">
      <style:table-cell-properties fo:border-bottom="0.99pt solid #808080" fo:background-color="#ffffcc" fo:wrap-option="wrap" fo:border-left="0.06pt solid #808080" fo:border-right="none" fo:border-top="0.06pt solid #808080"/>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46"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7"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99pt solid #808080" fo:background-color="#00ff0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99pt solid #808080" fo:background-color="#ff00ff"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2"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99pt solid #808080" fo:background-color="#00ff0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4" style:family="table-cell" style:parent-style-name="Default">
      <style:table-cell-properties fo:border-bottom="0.99pt solid #808080" fo:background-color="transparent"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5"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00ff" fo:wrap-option="wrap" fo:border="0.06pt solid #000000"/>
    </style:style>
    <style:style style:name="ce59" style:family="table-cell" style:parent-style-name="Default">
      <style:table-cell-properties fo:border-bottom="0.99pt solid #808080" fo:background-color="#ff000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00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cccccc" fo:wrap-option="wrap" fo:border="0.06pt solid #000000"/>
      <style:text-properties fo:font-style="italic" style:font-style-asian="italic" style:font-style-complex="italic"/>
    </style:style>
    <style:style style:name="ce62" style:family="table-cell" style:parent-style-name="Default">
      <style:table-cell-properties fo:wrap-option="wrap" fo:border="0.06pt solid #000000"/>
      <style:text-properties style:use-window-font-color="true"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00ff"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5"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8" style:family="table-cell" style:parent-style-name="Default">
      <style:table-cell-properties fo:background-color="#ffd346" fo:wrap-option="wrap" fo:border="0.06pt solid #000000"/>
      <style:text-properties fo:font-size="10pt" style:font-size-asian="10pt" style:font-size-complex="10pt"/>
    </style:style>
    <style:style style:name="ce69" style:family="table-cell" style:parent-style-name="Default">
      <style:table-cell-properties fo:background-color="#00ff00" fo:wrap-option="wrap" fo:border="0.06pt solid #000000"/>
      <style:text-properties fo:font-size="10pt" style:font-size-asian="10pt" style:font-size-complex="10pt"/>
    </style:style>
    <style:style style:name="ce70" style:family="table-cell" style:parent-style-name="Default">
      <style:table-cell-properties fo:background-color="#ff00ff" style:diagonal-bl-tr="none" style:diagonal-tl-br="none" fo:wrap-option="wrap" fo:border="0.74pt solid #000000" fo:padding="0.071cm" style:rotation-align="non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glyph-orientation-vertical="0" fo:background-color="#ff00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00ff00" style:diagonal-bl-tr="none" style:diagonal-tl-br="none" fo:wrap-option="wrap" fo:border="0.74pt solid #000000" fo:padding="0.071cm" style:rotation-align="non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cccccc" fo:wrap-option="wrap" fo:border="0.06pt solid #000000"/>
    </style:style>
    <style:style style:name="ce75" style:family="table-cell" style:parent-style-name="Default">
      <style:table-cell-properties fo:border-bottom="0.99pt solid #808080" fo:background-color="transparent"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77"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78"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79"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81"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5" style:family="table-cell" style:parent-style-name="Default">
      <style:table-cell-properties fo:background-color="#ffd346" fo:wrap-option="wrap" fo:border="0.06pt solid #000000"/>
      <style:text-properties fo:color="#000000" style:font-name-asian="Arial" style:font-name-complex="Arial"/>
    </style:style>
    <style:style style:name="ce86" style:family="table-cell" style:parent-style-name="Default">
      <style:table-cell-properties fo:border-bottom="0.99pt solid #808080" fo:background-color="#ffd346" fo:wrap-option="wrap" fo:border-left="0.06pt solid #808080" fo:border-right="none" fo:border-top="none"/>
      <style:text-properties fo:color="#000000" style:text-outline="false" style:text-line-through-style="none" style:text-line-through-type="none" style:font-name="Arial11"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87" style:family="table-cell" style:parent-style-name="Default">
      <style:table-cell-properties fo:background-color="#00ff00" fo:wrap-option="wrap" fo:border="0.06pt solid #000000"/>
      <style:text-properties fo:color="#000000" style:font-name-asian="Arial" style:font-name-complex="Arial"/>
    </style:style>
    <style:style style:name="ce88" style:family="table-cell" style:parent-style-name="Default">
      <style:table-cell-properties fo:background-color="#ffd346"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Verdana"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91"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92"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0.99pt solid #808080" fo:background-color="#00ff0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808080" fo:background-color="#ff00ff"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0808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08080" fo:background-color="#ffd346"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order-bottom="0.99pt solid #808080" fo:background-color="#00ff0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98" style:family="table-cell" style:parent-style-name="Default">
      <style:table-cell-properties fo:border-bottom="0.99pt solid #808080" style:text-align-source="fix" style:repeat-content="false" fo:background-color="transparent"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02"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03"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d346" style:text-align-source="fix" style:repeat-content="false" fo:wrap-option="wrap" fo:border="0.06pt solid #000000"/>
      <style:paragraph-properties fo:text-align="center" fo:margin-left="0cm"/>
    </style:style>
    <style:style style:name="ce106" style:family="table-cell" style:parent-style-name="Default">
      <style:table-cell-properties fo:background-color="#ff00ff" style:text-align-source="fix" style:repeat-content="false" fo:wrap-option="wrap" fo:border="0.06pt solid #000000"/>
      <style:paragraph-properties fo:text-align="center" fo:margin-left="0cm"/>
    </style:style>
    <style:style style:name="ce107" style:family="table-cell" style:parent-style-name="Default">
      <style:table-cell-properties fo:border-bottom="0.99pt solid #808080" fo:background-color="#ff000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background-color="#ff00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10" style:family="table-cell" style:parent-style-name="Default">
      <style:table-cell-properties fo:background-color="#cccccc" style:text-align-source="fix" style:repeat-content="false" fo:wrap-option="wrap" fo:border="0.06pt solid #000000"/>
      <style:paragraph-properties fo:text-align="center" fo:margin-left="0cm"/>
      <style:text-properties fo:font-style="italic" style:font-style-asian="italic" style:font-style-complex="italic"/>
    </style:style>
    <style:style style:name="ce111" style:family="table-cell" style:parent-style-name="Default">
      <style:table-cell-properties fo:background-color="#00ff00" style:text-align-source="fix" style:repeat-content="false" fo:wrap-option="wrap" fo:border="0.06pt solid #000000"/>
      <style:paragraph-properties fo:text-align="center" fo:margin-left="0cm"/>
    </style:style>
    <style:style style:name="ce112"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00ff"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table-cell-properties fo:background-color="#ffd346" style:text-align-source="fix" style:repeat-content="false" fo:wrap-option="wrap" fo:border="0.06pt solid #000000"/>
      <style:paragraph-properties fo:text-align="center" fo:margin-left="0cm"/>
      <style:text-properties fo:font-size="10pt" fo:font-style="italic" style:font-size-asian="10pt" style:font-style-asian="italic" style:font-size-complex="10pt" style:font-style-complex="italic"/>
    </style:style>
    <style:style style:name="ce118" style:family="table-cell" style:parent-style-name="Default">
      <style:table-cell-properties fo:background-color="#00ff00" style:text-align-source="fix" style:repeat-content="false" fo:wrap-option="wrap" fo:border="0.06pt solid #000000"/>
      <style:paragraph-properties fo:text-align="center" fo:margin-left="0cm"/>
      <style:text-properties fo:font-style="italic" style:font-style-asian="italic" style:font-style-complex="italic"/>
    </style:style>
    <style:style style:name="ce119" style:family="table-cell" style:parent-style-name="Default">
      <style:table-cell-properties fo:background-color="#ffd346" style:text-align-source="fix" style:repeat-content="false" fo:wrap-option="wrap" fo:border="0.06pt solid #000000"/>
      <style:paragraph-properties fo:text-align="center" fo:margin-left="0cm"/>
      <style:text-properties fo:font-style="italic" style:font-style-asian="italic" style:font-style-complex="italic"/>
    </style:style>
    <style:style style:name="ce120" style:family="table-cell" style:parent-style-name="Default">
      <style:table-cell-properties fo:background-color="#00ff00" style:text-align-source="fix" style:repeat-content="false" fo:wrap-option="wrap" fo:border="0.06pt solid #000000"/>
      <style:paragraph-properties fo:text-align="center" fo:margin-left="0cm"/>
      <style:text-properties fo:font-size="10pt" fo:font-style="italic" style:font-size-asian="10pt" style:font-style-asian="italic" style:font-size-complex="10pt" style:font-style-complex="italic"/>
    </style:style>
    <style:style style:name="ce121"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fo:border-bottom="0.99pt solid #808080" fo:background-color="#ffd346"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background-color="#cccccc" style:text-align-source="fix" style:repeat-content="false" fo:wrap-option="wrap" fo:border="0.06pt solid #000000"/>
      <style:paragraph-properties fo:text-align="center" fo:margin-left="0cm"/>
    </style:style>
    <style:style style:name="ce126" style:family="table-cell" style:parent-style-name="Default">
      <style:table-cell-properties fo:background-color="#000000" style:text-align-source="fix" style:repeat-content="false" fo:wrap-option="wrap"/>
      <style:paragraph-properties fo:text-align="center" fo:margin-left="0cm"/>
    </style:style>
    <style:style style:name="ce127"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129" style:family="table-cell" style:parent-style-name="Default">
      <style:table-cell-properties fo:background-color="#ffd346"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99pt solid #808080" fo:background-color="#00ff0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132"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35" style:family="table-cell" style:parent-style-name="Default">
      <style:table-cell-properties fo:background-color="#ff00ff" fo:wrap-option="wrap" fo:border="0.06pt solid #000000"/>
      <style:text-properties style:use-window-font-color="true"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36"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137"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138" style:family="table-cell" style:parent-style-name="Default">
      <style:table-cell-properties fo:background-color="#ffd346" fo:wrap-option="wrap" fo:border="0.06pt solid #000000"/>
      <style:text-properties style:font-name="Arial1" fo:language="en" fo:country="US" style:font-size-asian="6.80000019073486pt" style:language-asian="en" style:country-asian="US" style:font-size-complex="6.80000019073486pt" style:language-complex="en" style:country-complex="US"/>
    </style:style>
    <style:style style:name="ce139" style:family="table-cell" style:parent-style-name="Default">
      <style:table-cell-properties fo:border-bottom="0.99pt solid #808080" fo:background-color="#ff00ff"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6pt solid #808080" fo:background-color="#ffffcc" style:text-align-source="fix" style:repeat-content="false" fo:wrap-option="wrap" fo:border-left="0.06pt solid #808080" fo:border-right="0.99pt solid #808080" fo:border-top="0.06pt solid #80808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41" style:family="table-cell" style:parent-style-name="Default">
      <style:table-cell-properties fo:border-bottom="0.06pt solid #808080" fo:background-color="#cccccc"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42" style:family="table-cell" style:parent-style-name="Default">
      <style:table-cell-properties fo:border-bottom="0.06pt solid #808080" fo:background-color="#cccccc"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border-bottom="0.06pt solid #808080" fo:background-color="#00ff0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0.06pt solid #808080" fo:background-color="#ff00ff"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able-cell-properties fo:border-bottom="0.06pt solid #808080" fo:background-color="#ffd346"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able-cell-properties fo:border-bottom="0.06pt solid #80808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order-bottom="0.06pt solid #80808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06pt solid #808080" fo:background-color="#00ff0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0.06pt solid #808080" style:text-align-source="fix" style:repeat-content="false" fo:background-color="transparent"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0.06pt solid #808080" fo:background-color="#ff000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table-cell-properties fo:background-color="#ffd346" style:text-align-source="fix" style:repeat-content="false" fo:wrap-option="wrap" fo:border="0.06pt solid #000000"/>
      <style:paragraph-properties fo:text-align="center" fo:margin-left="0cm"/>
      <style:text-properties fo:font-size="10pt" style:font-size-asian="10pt" style:font-size-complex="10pt"/>
    </style:style>
    <style:style style:name="ce152" style:family="table-cell" style:parent-style-name="Default">
      <style:table-cell-properties fo:background-color="#00ff00" style:text-align-source="fix" style:repeat-content="false" fo:wrap-option="wrap" fo:border="0.06pt solid #000000"/>
      <style:paragraph-properties fo:text-align="center" fo:margin-left="0cm"/>
      <style:text-properties fo:font-size="10pt" style:font-size-asian="10pt" style:font-size-complex="10pt"/>
    </style:style>
    <style:style style:name="ce153" style:family="table-cell" style:parent-style-name="Default">
      <style:table-cell-properties fo:border-bottom="0.06pt solid #808080" fo:background-color="#ffd346"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able-cell-properties fo:background-color="#cccc00" fo:wrap-option="wrap" fo:border="0.06pt solid #000000"/>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55" style:family="table-cell" style:parent-style-name="Default">
      <style:table-cell-properties fo:background-color="#ff00ff"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58" style:family="table-cell" style:parent-style-name="Default">
      <style:table-cell-properties fo:wrap-option="wrap" fo:border="0.06pt solid #000000"/>
      <style:text-properties style:font-name="Verdana"/>
    </style:style>
    <style:style style:name="ce159" style:family="table-cell" style:parent-style-name="Default">
      <style:table-cell-properties fo:background-color="#00ff00" fo:wrap-option="wrap" fo:border="0.06pt solid #000000"/>
      <style:text-properties style:font-name="Verdana"/>
    </style:style>
    <style:style style:name="ce160" style:family="table-cell" style:parent-style-name="Default">
      <style:table-cell-properties fo:background-color="#ff00ff" style:diagonal-bl-tr="none" style:diagonal-tl-br="none" fo:wrap-option="wrap" fo:border="0.06pt solid #000000" fo:padding="0.071cm" style:rotation-align="non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table-cell-properties style:glyph-orientation-vertical="0" fo:background-color="#ff00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table-cell-properties fo:background-color="#00ff00" style:diagonal-bl-tr="none" style:diagonal-tl-br="none" fo:wrap-option="wrap" fo:border="0.06pt solid #000000" fo:padding="0.071cm" style:rotation-align="non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table-cell-properties fo:border-bottom="0.99pt solid #808080" fo:background-color="#cccc00" style:text-align-source="fix" style:repeat-content="false" fo:wrap-option="wrap" fo:border-left="0.06pt solid #808080" fo:border-right="none" fo:border-top="0.06pt solid #80808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64" style:family="table-cell" style:parent-style-name="Default">
      <style:table-cell-properties fo:border-bottom="0.99pt solid #808080" fo:background-color="#ffd346"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5" style:family="table-cell" style:parent-style-name="Default">
      <style:table-cell-properties fo:background-color="#00ff00" style:text-align-source="fix" style:repeat-content="false" fo:wrap-option="wrap" fo:border="0.06pt solid #000000"/>
      <style:paragraph-properties fo:text-align="center" fo:margin-left="0cm"/>
      <style:text-properties fo:font-style="normal" style:font-style-asian="normal" style:font-style-complex="normal"/>
    </style:style>
    <style:style style:name="ce166" style:family="table-cell" style:parent-style-name="Default">
      <style:table-cell-properties fo:background-color="#ffd346" style:text-align-source="fix" style:repeat-content="false" fo:wrap-option="wrap" fo:border="0.06pt solid #000000"/>
      <style:paragraph-properties fo:text-align="center" fo:margin-left="0cm"/>
      <style:text-properties fo:font-style="normal" style:font-style-asian="normal" style:font-style-complex="normal"/>
    </style:style>
    <style:style style:name="ce167" style:family="table-cell" style:parent-style-name="Default">
      <style:table-cell-properties fo:background-color="#00ff00" style:text-align-source="fix" style:repeat-content="false" fo:wrap-option="wrap" fo:border="0.06pt solid #000000"/>
      <style:paragraph-properties fo:text-align="center" fo:margin-left="0cm"/>
      <style:text-properties fo:font-size="10pt" fo:font-style="normal" style:font-size-asian="10pt" style:font-style-asian="normal" style:font-size-complex="10pt" style:font-style-complex="normal"/>
    </style:style>
    <style:style style:name="ce168" style:family="table-cell" style:parent-style-name="Default">
      <style:table-cell-properties fo:border-bottom="0.99pt solid #808080" fo:background-color="#ff00ff"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9" style:family="table-cell" style:parent-style-name="Default" style:data-style-name="N99">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70" style:family="table-cell" style:parent-style-name="Default">
      <style:table-cell-properties fo:background-color="#ff00ff"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1" style:family="table-cell" style:parent-style-name="Default">
      <style:table-cell-properties fo:background-color="#cccc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2" style:family="table-cell" style:parent-style-name="Default">
      <style:table-cell-properties style:text-align-source="fix" style:repeat-content="false" fo:wrap-option="wrap" fo:border="0.06pt solid #000000"/>
      <style:paragraph-properties fo:text-align="center" fo:margin-left="0cm"/>
      <style:text-properties fo:font-style="italic" style:font-style-asian="italic" style:font-style-complex="italic"/>
    </style:style>
    <style:style style:name="ce173" style:family="table-cell" style:parent-style-name="Default">
      <style:table-cell-properties style:text-align-source="fix" style:repeat-content="false" fo:background-color="transparent" fo:wrap-option="wrap" fo:border="0.06pt solid #000000"/>
      <style:paragraph-properties fo:text-align="center" fo:margin-left="0cm"/>
      <style:text-properties fo:font-style="italic" style:font-style-asian="italic" style:font-style-complex="italic"/>
    </style:style>
    <style:style style:name="ce174" style:family="table-cell" style:parent-style-name="Default">
      <style:table-cell-properties style:text-align-source="fix" style:repeat-content="false" fo:wrap-option="wrap" fo:border="none"/>
      <style:paragraph-properties fo:text-align="center" fo:margin-left="0cm"/>
    </style:style>
    <style:style style:name="ce175" style:family="table-cell" style:parent-style-name="Default">
      <style:table-cell-properties style:text-align-source="fix" style:repeat-content="false" fo:background-color="transparent" fo:wrap-option="wrap" fo:border="0.06pt solid #000000"/>
      <style:paragraph-properties fo:text-align="center" fo:margin-left="0cm"/>
    </style:style>
    <style:style style:name="ce176" style:family="table-cell" style:parent-style-name="Default">
      <style:table-cell-properties style:text-align-source="fix" style:repeat-content="false" fo:wrap-option="wrap" fo:border="0.06pt solid #000000"/>
      <style:paragraph-properties fo:text-align="start" fo:margin-left="0cm"/>
    </style:style>
    <style:style style:name="ce177"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border-bottom="0.99pt solid #808080" fo:background-color="#ffd346" style:text-align-source="fix" style:repeat-content="false" fo:wrap-option="wrap" fo:border-left="0.06pt solid #808080" fo:border-right="none" fo:border-top="none"/>
      <style:paragraph-properties fo:text-align="start"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fo:wrap-option="wrap" fo:border="none"/>
      <style:paragraph-properties fo:text-align="start" fo:margin-left="0cm"/>
    </style:style>
    <style:style style:name="ce180" style:family="table-cell" style:parent-style-name="Default">
      <style:table-cell-properties style:text-align-source="fix" style:repeat-content="false" fo:wrap-option="wrap"/>
      <style:paragraph-properties fo:text-align="start" fo:margin-left="0cm"/>
    </style:style>
    <style:style style:name="ce181" style:family="table-cell" style:parent-style-name="Default">
      <style:table-cell-properties fo:background-color="#000000" style:text-align-source="fix" style:repeat-content="false" fo:wrap-option="wrap"/>
      <style:paragraph-properties fo:text-align="start" fo:margin-left="0cm"/>
    </style:style>
    <style:style style:name="ce182"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Default">
      <style:table-cell-properties fo:background-color="#cccc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4" style:family="table-cell" style:parent-style-name="Default">
      <style:table-cell-properties fo:background-color="#83caff" style:text-align-source="fix" style:repeat-content="false" fo:wrap-option="wrap" fo:border="0.06pt solid #000000"/>
      <style:paragraph-properties fo:text-align="center" fo:margin-left="0cm"/>
      <style:text-properties fo:font-weight="bold" style:font-weight-asian="bold" style:font-weight-complex="bold"/>
    </style:style>
    <style:style style:name="ce185" style:family="table-cell" style:parent-style-name="Default">
      <style:table-cell-properties fo:background-color="#83caff" fo:wrap-option="wrap" fo:border="0.06pt solid #000000"/>
    </style:style>
    <style:style style:name="ce186" style:family="table-cell" style:parent-style-name="Default">
      <style:table-cell-properties fo:background-color="#000000" fo:wrap-option="wrap" fo:border="0.06pt solid #000000"/>
    </style:style>
    <style:style style:name="ce187" style:family="table-cell" style:parent-style-name="Default">
      <style:table-cell-properties fo:background-color="#83caff" fo:wrap-option="wrap" fo:border="none"/>
    </style:style>
    <style:style style:name="ce188" style:family="table-cell" style:parent-style-name="Default">
      <style:table-cell-properties fo:background-color="#000000" style:text-align-source="fix" style:repeat-content="false" fo:wrap-option="wrap" fo:border="0.06pt solid #000000"/>
      <style:paragraph-properties fo:text-align="start" fo:margin-left="0cm"/>
    </style:style>
    <style:style style:name="ce189" style:family="table-cell" style:parent-style-name="Default">
      <style:table-cell-properties style:glyph-orientation-vertical="0" fo:background-color="#00ff00"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fo:background-color="#ff0000"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Default">
      <style:table-cell-properties style:text-align-source="fix" style:repeat-content="false" fo:background-color="transparent" fo:wrap-option="wrap"/>
      <style:paragraph-properties fo:text-align="center" fo:margin-left="0cm"/>
    </style:style>
    <style:style style:name="ce19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4" style:family="table-cell" style:parent-style-name="Default">
      <style:table-cell-properties fo:border-bottom="0.99pt solid #808080" fo:background-color="transparent" fo:wrap-option="wrap" fo:border-left="0.06pt solid #808080" fo:border-right="none" fo:border-top="0.06pt solid #808080"/>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table-cell-properties fo:border-bottom="0.99pt solid #808080" fo:background-color="#ff000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96" style:family="table-cell" style:parent-style-name="Default">
      <style:table-cell-properties fo:background-color="#ff0000"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97" style:family="table-cell" style:parent-style-name="Default">
      <style:table-cell-properties fo:border-bottom="0.99pt solid #808080" style:text-align-source="fix" style:repeat-content="false" fo:background-color="transparent" fo:wrap-option="wrap" fo:border-left="0.06pt solid #808080" fo:border-right="none" fo:border-top="0.06pt solid #808080"/>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8" style:family="table-cell" style:parent-style-name="Default">
      <style:table-cell-properties fo:border-bottom="0.99pt solid #808080" style:text-align-source="fix" style:repeat-content="false" fo:background-color="transparent" fo:wrap-option="wrap" fo:border-left="0.06pt solid #808080" fo:border-right="none" fo:border-top="0.06pt solid #80808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9" style:family="table-cell" style:parent-style-name="Default">
      <style:table-cell-properties fo:border-bottom="0.99pt solid #808080" fo:background-color="#ff000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200" style:family="table-cell" style:parent-style-name="Default">
      <style:table-cell-properties fo:border-bottom="0.06pt solid #808080" style:text-align-source="fix" style:repeat-content="false" fo:background-color="transparent" fo:wrap-option="wrap" fo:border-left="0.06pt solid #808080" fo:border-right="0.99pt solid #808080" fo:border-top="0.06pt solid #80808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1" style:family="table-cell" style:parent-style-name="Default">
      <style:table-cell-properties fo:background-color="#ff0000"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3" style:family="table-cell" style:parent-style-name="Default">
      <style:table-cell-properties fo:background-color="#ff0000" style:text-align-source="fix" style:repeat-content="false" fo:wrap-option="wrap" fo:border="0.06pt solid #000000"/>
      <style:paragraph-properties fo:text-align="start" fo:margin-left="0cm"/>
    </style:style>
    <style:style style:name="ce204"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5" style:family="table-cell" style:parent-style-name="Default">
      <style:table-cell-properties style:text-align-source="fix" style:repeat-content="false" fo:background-color="transparent" fo:wrap-option="wrap" fo:border="0.06pt solid #000000"/>
      <style:paragraph-properties fo:text-align="center" fo:margin-left="0cm"/>
      <style:text-properties fo:font-weight="bold" style:font-weight-asian="bold" style:font-weight-complex="bold"/>
    </style:style>
    <style:style style:name="ce206" style:family="table-cell" style:parent-style-name="Default">
      <style:table-cell-properties fo:background-color="transparent" fo:wrap-option="wrap"/>
      <style:text-properties style:use-window-font-color="true"/>
    </style:style>
    <style:style style:name="ce207" style:family="table-cell" style:parent-style-name="Default">
      <style:table-cell-properties fo:background-color="#ff00ff" fo:wrap-option="wrap"/>
      <style:text-properties style:use-window-font-color="true"/>
    </style:style>
    <style:style style:name="ce208" style:family="table-cell" style:parent-style-name="Default">
      <style:table-cell-properties fo:wrap-option="wrap" fo:padding="0.071cm"/>
    </style:style>
    <style:style style:name="ce209" style:family="table-cell" style:parent-style-name="Default">
      <style:table-cell-properties fo:background-color="#ffd346" fo:wrap-option="wrap"/>
    </style:style>
    <style:style style:name="ce210" style:family="table-cell" style:parent-style-name="Default">
      <style:table-cell-properties fo:background-color="#ff00ff" fo:wrap-option="wrap" fo:padding="0.071cm"/>
    </style:style>
    <style:style style:name="ce211" style:family="table-cell" style:parent-style-name="Default">
      <style:table-cell-properties fo:background-color="#00ff00" fo:wrap-option="wrap" fo:padding="0.071cm"/>
    </style:style>
    <style:style style:name="ce212" style:family="table-cell" style:parent-style-name="Default">
      <style:table-cell-properties fo:background-color="transparent" fo:wrap-option="wrap" fo:padding="0.071cm"/>
      <style:text-properties style:use-window-font-color="true"/>
    </style:style>
    <style:style style:name="ce213" style:family="table-cell" style:parent-style-name="Default">
      <style:table-cell-properties fo:background-color="#83caff" fo:wrap-option="wrap" fo:border="0.06pt solid #000000"/>
      <style:text-properties style:use-window-font-color="true"/>
    </style:style>
    <style:style style:name="ce214" style:family="table-cell" style:parent-style-name="Default">
      <style:table-cell-properties fo:background-color="#ff0000" fo:wrap-option="wrap" fo:border="0.06pt solid #000000" fo:padding="0.071cm"/>
    </style:style>
    <style:style style:name="ce215" style:family="table-cell" style:parent-style-name="Default" style:data-style-name="N100">
      <style:table-cell-properties fo:background-color="#ff0000" fo:wrap-option="wrap" fo:border="0.06pt solid #000000" fo:padding="0.071cm"/>
    </style:style>
    <style:style style:name="ce216" style:family="table-cell" style:parent-style-name="Default">
      <style:table-cell-properties fo:background-color="#ff0000" fo:wrap-option="wrap" fo:padding="0.071cm"/>
    </style:style>
    <style:style style:name="ce217" style:family="table-cell" style:parent-style-name="Default">
      <style:table-cell-properties fo:background-color="#cccccc" style:text-align-source="fix" style:repeat-content="false" fo:wrap-option="wrap"/>
      <style:paragraph-properties fo:text-align="center" fo:margin-left="0cm"/>
    </style:style>
    <style:style style:name="ce218" style:family="table-cell" style:parent-style-name="Default">
      <style:table-cell-properties fo:wrap-option="wrap" fo:border="0.06pt solid #000000" fo:padding="0.071cm"/>
    </style:style>
    <style:style style:name="ce219" style:family="table-cell" style:parent-style-name="Default">
      <style:table-cell-properties fo:wrap-option="wrap" fo:border="0.06pt solid #000000"/>
      <style:text-properties style:use-window-font-color="true"/>
    </style:style>
    <style:style style:name="ce220" style:family="table-cell" style:parent-style-name="Default">
      <style:table-cell-properties fo:background-color="#00ff00" fo:wrap-option="wrap" fo:border="0.06pt solid #000000" fo:padding="0.071cm"/>
    </style:style>
    <style:style style:name="ce221" style:family="table-cell" style:parent-style-name="Default">
      <style:table-cell-properties fo:background-color="#ff950e" fo:wrap-option="wrap" fo:border="0.06pt solid #000000" fo:padding="0.071cm"/>
    </style:style>
    <style:style style:name="ce222" style:family="table-cell" style:parent-style-name="Default">
      <style:table-cell-properties fo:wrap-option="wrap" fo:border="0.06pt solid #000000" fo:padding="0.071cm"/>
      <style:text-properties style:use-window-font-color="true"/>
    </style:style>
    <style:style style:name="ce223" style:family="table-cell" style:parent-style-name="Default">
      <style:table-cell-properties fo:background-color="#ff950e"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ffd346" fo:wrap-option="wrap" fo:border="0.06pt solid #000000" fo:padding="0.071cm"/>
    </style:style>
    <style:style style:name="ce225"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fo:background-color="#00ff00" style:text-align-source="fix" style:repeat-content="false" fo:wrap-option="wrap" fo:border="0.06pt solid #000000"/>
      <style:paragraph-properties fo:text-align="start" fo:margin-left="0cm"/>
    </style:style>
    <style:style style:name="ce227" style:family="table-cell" style:parent-style-name="Default" style:data-style-name="N100">
      <style:table-cell-properties fo:wrap-option="wrap" fo:border="0.06pt solid #000000" fo:padding="0.071cm"/>
    </style:style>
    <style:style style:name="ce228" style:family="table-cell" style:parent-style-name="Default" style:data-style-name="N100">
      <style:table-cell-properties fo:background-color="#00ff00" fo:wrap-option="wrap" fo:border="0.06pt solid #000000" fo:padding="0.071cm"/>
    </style:style>
    <style:style style:name="ce229" style:family="table-cell" style:parent-style-name="Default" style:data-style-name="N100">
      <style:table-cell-properties fo:background-color="#ff950e" fo:wrap-option="wrap" fo:border="0.06pt solid #000000" fo:padding="0.071cm"/>
    </style:style>
    <style:style style:name="ce230" style:family="table-cell" style:parent-style-name="Default">
      <style:table-cell-properties fo:background-color="#ff950e" fo:wrap-option="wrap" fo:border="0.06pt solid #000000"/>
    </style:style>
    <style:style style:name="ce231" style:family="table-cell" style:parent-style-name="Default" style:data-style-name="N100">
      <style:table-cell-properties fo:background-color="#ffd346" fo:wrap-option="wrap" fo:border="0.06pt solid #000000" fo:padding="0.071cm"/>
    </style:style>
    <style:style style:name="ce232" style:family="table-cell" style:parent-style-name="Default" style:data-style-name="N100">
      <style:table-cell-properties fo:background-color="#ff00ff" style:text-align-source="fix" style:repeat-content="false" fo:wrap-option="wrap" fo:border="0.06pt solid #000000" fo:padding="0.071cm"/>
      <style:paragraph-properties fo:text-align="start" fo:margin-left="0cm"/>
    </style:style>
    <style:style style:name="ce233" style:family="table-cell" style:parent-style-name="Default">
      <style:table-cell-properties fo:background-color="#ffd346" style:text-align-source="fix" style:repeat-content="false" fo:wrap-option="wrap" fo:border="0.06pt solid #000000"/>
      <style:paragraph-properties fo:text-align="start" fo:margin-left="0cm"/>
    </style:style>
    <style:style style:name="ce234" style:family="table-cell" style:parent-style-name="Default">
      <style:table-cell-properties fo:background-color="#ff00ff" style:text-align-source="fix" style:repeat-content="false" fo:wrap-option="wrap" fo:border="0.06pt solid #000000"/>
      <style:paragraph-properties fo:text-align="start" fo:margin-left="0cm"/>
    </style:style>
    <style:style style:name="ce235" style:family="table-cell" style:parent-style-name="Default" style:data-style-name="N100">
      <style:table-cell-properties fo:background-color="#00ff00" style:text-align-source="fix" style:repeat-content="false" fo:wrap-option="wrap" fo:border="0.06pt solid #000000" fo:padding="0.071cm"/>
      <style:paragraph-properties fo:text-align="start" fo:margin-left="0cm"/>
    </style:style>
    <style:style style:name="ce236" style:family="table-cell" style:parent-style-name="Default" style:data-style-name="N100">
      <style:table-cell-properties fo:background-color="#00ff00" style:text-align-source="fix" style:repeat-content="false" fo:wrap-option="wrap" fo:border="0.06pt solid #000000"/>
      <style:paragraph-properties fo:text-align="start" fo:margin-left="0cm"/>
    </style:style>
    <style:style style:name="ce237"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fo:background-color="#00ff00"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0"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Default">
      <style:table-cell-properties fo:background-color="#ffd346" fo:wrap-option="wrap" fo:border="0.06pt solid #000000" fo:padding="0.071cm"/>
      <style:text-properties style:font-name="Arial1"/>
    </style:style>
    <style:style style:name="ce242" style:family="table-cell" style:parent-style-name="Default">
      <style:table-cell-properties fo:background-color="#ffd346" fo:wrap-option="wrap" fo:border="0.06pt solid #000000"/>
      <style:text-properties style:font-name="Arial1"/>
    </style:style>
    <style:style style:name="ce243" style:family="table-cell" style:parent-style-name="Default">
      <style:table-cell-properties fo:background-color="#ffd346" style:diagonal-bl-tr="none" style:diagonal-tl-br="none" fo:wrap-option="wrap" fo:border="0.06pt solid #000000" fo:padding="0.071cm" style:rotation-align="none"/>
      <style:text-properties style:font-name="Arial1"/>
    </style:style>
    <style:style style:name="ce244" style:family="table-cell" style:parent-style-name="Default">
      <style:table-cell-properties fo:background-color="#ff950e" fo:wrap-option="wrap" fo:padding="0.071cm"/>
    </style:style>
    <style:style style:name="ce245" style:family="table-cell" style:parent-style-name="Default">
      <style:table-cell-properties fo:background-color="#ffd346" fo:wrap-option="wrap" fo:padding="0.071cm"/>
    </style:style>
    <style:style style:name="ce2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table-cell-properties fo:background-color="transparent" fo:wrap-option="wrap" fo:padding="0.071cm"/>
    </style:style>
    <style:style style:name="ce248" style:family="table-cell" style:parent-style-name="Default">
      <style:table-cell-properties fo:wrap-option="wrap" fo:border="0.06pt solid #000000"/>
      <style:text-properties fo:color="#ff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9"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data-style-name="N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data-style-name="N0">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data-style-name="N100">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4" style:family="table-cell" style:parent-style-name="Default" style:data-style-name="N10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data-style-name="N10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Default">
      <style:table-cell-properties style:diagonal-bl-tr="none" style:diagonal-tl-br="none" fo:border="0.06pt solid #000000" fo:padding="0.071cm" style:rotation-align="none"/>
    </style:style>
    <style:style style:name="ce260" style:family="table-cell" style:parent-style-name="Default">
      <style:table-cell-properties fo:background-color="#ff0000" fo:wrap-option="wrap" fo:border="0.06pt solid #000000"/>
      <style:text-properties fo:color="#ff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83caff" style:text-align-source="fix" style:repeat-content="false"/>
      <style:paragraph-properties fo:text-align="center" fo:margin-left="0cm"/>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fo:font-weight="bold" style:font-weight-asian="bold" style:font-weight-complex="bold"/>
    </style:style>
    <style:style style:name="T5" style:family="text">
      <style:text-properties style:font-name="Arial" fo:font-size="10pt" fo:font-style="normal" style:font-size-asian="10pt" style:font-size-complex="10pt" style:font-style-asian="normal" style:font-style-complex="normal"/>
    </style:style>
    <style:style style:name="T6" style:family="text">
      <style:text-properties style:font-name="Arial" fo:font-size="10pt" fo:font-weight="normal" style:font-weight-asian="normal" style:font-weight-complex="normal"/>
    </style:style>
    <style:style style:name="T7" style:family="text">
      <style:text-properties fo:font-size="10pt"/>
    </style:style>
    <style:style style:name="T8" style:family="text">
      <style:text-properties fo:font-size="10pt"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style:font-size-asian="10pt" style:font-size-complex="10pt" fo:font-weight="normal" style:font-weight-asian="normal" style:font-weight-complex="normal"/>
    </style:style>
  </office:automatic-styles>
  <office:body>
    <office:spreadsheet>
      <table:table table:name="Classes" table:style-name="ta1" table:print-ranges="Classes.F1:Classes.I26">
        <office:forms form:automatic-focus="false" form:apply-design-mode="false"/>
        <table:table-column table:style-name="co1" table:number-columns-repeated="2" table:default-cell-style-name="Default"/>
        <table:table-column table:style-name="co1" table:default-cell-style-name="ce5"/>
        <table:table-column table:style-name="co2" table:number-columns-repeated="3"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 table:default-cell-style-name="ce5"/>
        <table:table-column table:style-name="co8" table:default-cell-style-name="ce5"/>
        <table:table-column table:style-name="co9" table:number-columns-repeated="1004" table:default-cell-style-name="ce5"/>
        <table:table-row table:style-name="ro1">
          <table:table-cell table:style-name="ce1" office:value-type="string" calcext:value-type="string">
            <text:p>NOTES COMMUNAUTE</text:p>
          </table:table-cell>
          <table:table-cell table:style-name="ce1" office:value-type="string" calcext:value-type="string">
            <text:p>NOTES GROUPEMENT</text:p>
          </table:table-cell>
          <table:table-cell table:style-name="ce2" office:value-type="string" calcext:value-type="string">
            <text:p>Sujet</text:p>
          </table:table-cell>
          <table:table-cell table:style-name="ce2" office:value-type="string" calcext:value-type="string">
            <text:p>Nom de table</text:p>
          </table:table-cell>
          <table:table-cell table:style-name="ce2" office:value-type="string" calcext:value-type="string">
            <text:p>Noms à débattre</text:p>
          </table:table-cell>
          <table:table-cell table:style-name="ce7" office:value-type="string" calcext:value-type="string">
            <text:p>Nom de la classe</text:p>
          </table:table-cell>
          <table:table-cell table:style-name="ce7" office:value-type="string" calcext:value-type="string">
            <text:p>Définition</text:p>
          </table:table-cell>
          <table:table-cell table:style-name="ce7" office:value-type="string" calcext:value-type="string">
            <text:p>Spatiale ?</text:p>
          </table:table-cell>
          <table:table-cell table:style-name="ce7" office:value-type="string" calcext:value-type="string">
            <text:p>Source principale</text:p>
          </table:table-cell>
          <table:table-cell/>
          <table:table-cell table:style-name="ce28" office:value-type="string" calcext:value-type="string">
            <text:p>SQL DROP TABLE</text:p>
          </table:table-cell>
          <table:table-cell table:style-name="ce30" office:value-type="string" calcext:value-type="string">
            <text:p>SYANE</text:p>
          </table:table-cell>
          <table:table-cell table:style-name="ce30" office:value-type="string" calcext:value-type="string">
            <text:p>ANT</text:p>
          </table:table-cell>
          <table:table-cell table:number-columns-repeated="1004"/>
        </table:table-row>
        <table:table-row table:style-name="ro2">
          <table:table-cell table:number-columns-repeated="2"/>
          <table:table-cell table:style-name="ce3" office:value-type="string" calcext:value-type="string">
            <text:p>Mode de passage</text:p>
          </table:table-cell>
          <table:table-cell table:style-name="ce3" office:value-type="string" calcext:value-type="string">
            <text:p>TRANCHEE</text:p>
          </table:table-cell>
          <table:table-cell table:style-name="ce3" office:value-type="string" calcext:value-type="string">
            <text:p>ModePassage ; ModePose</text:p>
          </table:table-cell>
          <table:table-cell table:style-name="ce8" office:value-type="string" calcext:value-type="string">
            <text:p>Tranchee</text:p>
          </table:table-cell>
          <table:table-cell table:style-name="ce13" office:value-type="string" calcext:value-type="string">
            <text:p>La tranchée n'est pas directement un élément de l'infrastructure de communications électroniques mais est utilisée dans ce modèle pour décrire les modalités relatives aux modes de poses de l'infrastructure et aux aspects techniques de génie civil et pour stocker les informations concernant la propriété et la gestion de la voirie dans laquelle est implantée l'infrastructure. </text:p>
          </table:table-cell>
          <table:table-cell table:style-name="ce22" office:value-type="string" calcext:value-type="string">
            <text:p>oui</text:p>
          </table:table-cell>
          <table:table-cell table:style-name="ce3" office:value-type="string" calcext:value-type="string">
            <text:p>Géostandard ANT v1 + Référentiel technique SYANE</text:p>
          </table:table-cell>
          <table:table-cell/>
          <table:table-cell table:style-name="ce29" table:formula="of:=&quot;DROP TABLE IF EXISTS &quot; &amp; [.D2] &amp; &quot;;&quot;" office:value-type="string" office:string-value="DROP TABLE IF EXISTS TRANCHEE;" calcext:value-type="string">
            <text:p>DROP TABLE IF EXISTS TRANCHEE;</text:p>
          </table:table-cell>
          <table:table-cell table:number-columns-repeated="1006"/>
        </table:table-row>
        <table:table-row table:style-name="ro3">
          <table:table-cell table:number-columns-repeated="2"/>
          <table:table-cell table:style-name="ce3" office:value-type="string" calcext:value-type="string">
            <text:p>Supports de câbles</text:p>
          </table:table-cell>
          <table:table-cell table:style-name="ce3" office:value-type="string" calcext:value-type="string">
            <text:p>ARTERE</text:p>
          </table:table-cell>
          <table:table-cell table:style-name="ce3"/>
          <table:table-cell table:style-name="ce8" office:value-type="string" calcext:value-type="string">
            <text:p>Artere</text:p>
          </table:table-cell>
          <table:table-cell table:style-name="ce14" office:value-type="string" calcext:value-type="string">
            <text:p>Une artère de génie civil est une infrastructure aérienne ou souterraine accueillant des câbles utilisés pour les réseaux de communications électroniques</text:p>
          </table:table-cell>
          <table:table-cell table:style-name="ce22" office:value-type="string" calcext:value-type="string">
            <text:p>oui</text:p>
          </table:table-cell>
          <table:table-cell table:style-name="ce3" office:value-type="string" calcext:value-type="string">
            <text:p>Géostandard ANT v1</text:p>
          </table:table-cell>
          <table:table-cell/>
          <table:table-cell table:style-name="ce29" table:formula="of:=&quot;DROP TABLE IF EXISTS &quot; &amp; [.D3] &amp; &quot;;&quot;" office:value-type="string" office:string-value="DROP TABLE IF EXISTS ARTERE;" calcext:value-type="string">
            <text:p>DROP TABLE IF EXISTS ARTERE;</text:p>
          </table:table-cell>
          <table:table-cell table:number-columns-repeated="1006"/>
        </table:table-row>
        <table:table-row table:style-name="ro3">
          <table:table-cell table:number-columns-repeated="2"/>
          <table:table-cell table:style-name="ce3"/>
          <table:table-cell table:style-name="ce3" office:value-type="string" calcext:value-type="string">
            <text:p>FOURREAU</text:p>
          </table:table-cell>
          <table:table-cell table:style-name="ce3" office:value-type="string" calcext:value-type="string">
            <text:p>SupportCable</text:p>
          </table:table-cell>
          <table:table-cell table:style-name="ce9" office:value-type="string" calcext:value-type="string">
            <text:p>Fourreau</text:p>
          </table:table-cell>
          <table:table-cell table:style-name="ce14" office:value-type="string" calcext:value-type="string">
            <text:p>Conduits rigides, plus ou moins flexibles et résistants, utilisés pour la pose de câbles de fibres optiques </text:p>
          </table:table-cell>
          <table:table-cell table:style-name="ce22" office:value-type="string" calcext:value-type="string">
            <text:p>héritage artère</text:p>
          </table:table-cell>
          <table:table-cell table:style-name="ce3" office:value-type="string" calcext:value-type="string">
            <text:p>Géostandard ANT v1</text:p>
          </table:table-cell>
          <table:table-cell/>
          <table:table-cell table:style-name="ce29" table:formula="of:=&quot;DROP TABLE IF EXISTS &quot; &amp; [.D4] &amp; &quot;;&quot;" office:value-type="string" office:string-value="DROP TABLE IF EXISTS FOURREAU;" calcext:value-type="string">
            <text:p>DROP TABLE IF EXISTS FOURREAU;</text:p>
          </table:table-cell>
          <table:table-cell table:number-columns-repeated="1006"/>
        </table:table-row>
        <table:table-row table:style-name="ro4">
          <table:table-cell table:number-columns-repeated="2"/>
          <table:table-cell table:style-name="ce3"/>
          <table:table-cell table:style-name="ce3" office:value-type="string" calcext:value-type="string">
            <text:p>SOUSTUBAGE</text:p>
          </table:table-cell>
          <table:table-cell table:style-name="ce3" office:value-type="string" calcext:value-type="string">
            <text:p>(fusion avec Fourreau?)</text:p>
          </table:table-cell>
          <table:table-cell table:style-name="ce8" office:value-type="string" calcext:value-type="string">
            <text:p>SousTubage</text:p>
          </table:table-cell>
          <table:table-cell table:style-name="ce15" office:value-type="string" calcext:value-type="string">
            <text:p><text:span text:style-name="T3">Pour des raisons techniques (pose moins performante) et organisationnelles (cohabitation de câbles pouvant appartenir à des opérateurs concurrents),il est parfois possible d’utiliser des fourreaux occupés grâce au </text:span><text:span text:style-name="T4">sous-tubage</text:span><text:span text:style-name="T3">, en faisant passer plusieurs tubes à l’intérieur d’un fourreau, chaque tube pouvant accueillir un câble.</text:span></text:p>
          </table:table-cell>
          <table:table-cell table:style-name="ce22" office:value-type="string" calcext:value-type="string">
            <text:p>héritage artère</text:p>
          </table:table-cell>
          <table:table-cell table:style-name="ce3" office:value-type="string" calcext:value-type="string">
            <text:p>Géostandard ANT v1</text:p>
          </table:table-cell>
          <table:table-cell/>
          <table:table-cell table:style-name="ce29" table:formula="of:=&quot;DROP TABLE IF EXISTS &quot; &amp; [.D5] &amp; &quot;;&quot;" office:value-type="string" office:string-value="DROP TABLE IF EXISTS SOUSTUBAGE;" calcext:value-type="string">
            <text:p>DROP TABLE IF EXISTS SOUSTUBAGE;</text:p>
          </table:table-cell>
          <table:table-cell table:number-columns-repeated="1006"/>
        </table:table-row>
        <table:table-row table:style-name="ro5">
          <table:table-cell table:number-columns-repeated="2"/>
          <table:table-cell table:style-name="ce3" office:value-type="string" calcext:value-type="string">
            <text:p>Câblage</text:p>
          </table:table-cell>
          <table:table-cell table:style-name="ce3" office:value-type="string" calcext:value-type="string">
            <text:p>CABLE</text:p>
          </table:table-cell>
          <table:table-cell table:style-name="ce3"/>
          <table:table-cell table:style-name="ce8" office:value-type="string" calcext:value-type="string">
            <text:p>Cable</text:p>
          </table:table-cell>
          <table:table-cell table:style-name="ce8"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2" office:value-type="string" calcext:value-type="string">
            <text:p>Oui ou héritage artère</text:p>
          </table:table-cell>
          <table:table-cell table:style-name="ce3" office:value-type="string" calcext:value-type="string">
            <text:p>Géostandard ANT v1</text:p>
          </table:table-cell>
          <table:table-cell/>
          <table:table-cell table:style-name="ce29" table:formula="of:=&quot;DROP TABLE IF EXISTS &quot; &amp; [.D6] &amp; &quot;;&quot;" office:value-type="string" office:string-value="DROP TABLE IF EXISTS CABLE;" calcext:value-type="string">
            <text:p>DROP TABLE IF EXISTS CABLE;</text:p>
          </table:table-cell>
          <table:table-cell table:number-columns-repeated="1006"/>
        </table:table-row>
        <table:table-row table:style-name="ro3">
          <table:table-cell table:number-columns-repeated="2"/>
          <table:table-cell table:style-name="ce3" office:value-type="string" calcext:value-type="string">
            <text:p>Alignements de fibres</text:p>
          </table:table-cell>
          <table:table-cell table:style-name="ce3" office:value-type="string" calcext:value-type="string">
            <text:p>FIBRE</text:p>
          </table:table-cell>
          <table:table-cell table:style-name="ce3"/>
          <table:table-cell table:style-name="ce3" office:value-type="string" calcext:value-type="string">
            <text:p>Fibre</text:p>
          </table:table-cell>
          <table:table-cell table:style-name="ce3" office:value-type="string" calcext:value-type="string">
            <text:p>Regroupe l'ensemble des fibres constituant les câbles optiques (1 enregistrement par fibre)</text:p>
          </table:table-cell>
          <table:table-cell table:style-name="ce23" office:value-type="string" calcext:value-type="string">
            <text:p>héritage câble</text:p>
          </table:table-cell>
          <table:table-cell table:style-name="ce3" office:value-type="string" calcext:value-type="string">
            <text:p>Référentiel technique SYANE</text:p>
          </table:table-cell>
          <table:table-cell table:style-name="ce26"/>
          <table:table-cell table:style-name="ce29" table:formula="of:=&quot;DROP TABLE IF EXISTS &quot; &amp; [.D7] &amp; &quot;;&quot;" office:value-type="string" office:string-value="DROP TABLE IF EXISTS FIBRE;" calcext:value-type="string">
            <text:p>DROP TABLE IF EXISTS FIBRE;</text:p>
          </table:table-cell>
          <table:table-cell table:number-columns-repeated="1006"/>
        </table:table-row>
        <table:table-row table:style-name="ro3">
          <table:table-cell table:number-columns-repeated="2"/>
          <table:table-cell table:style-name="ce3"/>
          <table:table-cell table:style-name="ce3" office:value-type="string" calcext:value-type="string">
            <text:p>CASSETTE</text:p>
          </table:table-cell>
          <table:table-cell table:style-name="ce3"/>
          <table:table-cell table:style-name="ce3" office:value-type="string" calcext:value-type="string">
            <text:p>Cassette</text:p>
          </table:table-cell>
          <table:table-cell table:style-name="ce3" office:value-type="string" calcext:value-type="string">
            <text:p>Cassette contenue dans les boitiers d'épissure (1 enregistrement par cassette)</text:p>
          </table:table-cell>
          <table:table-cell table:style-name="ce23" office:value-type="string" calcext:value-type="string">
            <text:p>non</text:p>
          </table:table-cell>
          <table:table-cell table:style-name="ce3" office:value-type="string" calcext:value-type="string">
            <text:p>Référentiel technique SYANE</text:p>
          </table:table-cell>
          <table:table-cell table:style-name="ce26"/>
          <table:table-cell table:style-name="ce29" table:formula="of:=&quot;DROP TABLE IF EXISTS &quot; &amp; [.D8] &amp; &quot;;&quot;" office:value-type="string" office:string-value="DROP TABLE IF EXISTS CASSETTE;" calcext:value-type="string">
            <text:p>DROP TABLE IF EXISTS CASSETTE;</text:p>
          </table:table-cell>
          <table:table-cell table:number-columns-repeated="1006"/>
        </table:table-row>
        <table:table-row table:style-name="ro3">
          <table:table-cell table:number-columns-repeated="2"/>
          <table:table-cell table:style-name="ce3"/>
          <table:table-cell table:style-name="ce3" office:value-type="string" calcext:value-type="string">
            <text:p>POSITION</text:p>
          </table:table-cell>
          <table:table-cell table:style-name="ce3"/>
          <table:table-cell table:style-name="ce3" office:value-type="string" calcext:value-type="string">
            <text:p>Position (Connexion_fo)</text:p>
          </table:table-cell>
          <table:table-cell table:style-name="ce16" office:value-type="string" calcext:value-type="string">
            <text:p>smoove lorsque la position appartient à une cassette, corps de traversée lorsque la position appartient à un tiroir ou une tête optique.</text:p>
          </table:table-cell>
          <table:table-cell table:style-name="ce23" office:value-type="string" calcext:value-type="string">
            <text:p>non</text:p>
          </table:table-cell>
          <table:table-cell table:style-name="ce3" office:value-type="string" calcext:value-type="string">
            <text:p>Référentiel technique SYANE</text:p>
          </table:table-cell>
          <table:table-cell table:style-name="ce26"/>
          <table:table-cell table:style-name="ce29" table:formula="of:=&quot;DROP TABLE IF EXISTS &quot; &amp; [.D9] &amp; &quot;;&quot;" office:value-type="string" office:string-value="DROP TABLE IF EXISTS POSITION;" calcext:value-type="string">
            <text:p>DROP TABLE IF EXISTS POSITION;</text:p>
          </table:table-cell>
          <table:table-cell table:number-columns-repeated="1006"/>
        </table:table-row>
        <table:table-row table:style-name="ro3">
          <table:table-cell table:number-columns-repeated="2"/>
          <table:table-cell table:style-name="ce3"/>
          <table:table-cell table:style-name="ce3" office:value-type="string" calcext:value-type="string">
            <text:p>ROPT</text:p>
          </table:table-cell>
          <table:table-cell table:style-name="ce3"/>
          <table:table-cell table:style-name="ce3" office:value-type="string" calcext:value-type="string">
            <text:p>RouteOptique</text:p>
          </table:table-cell>
          <table:table-cell table:style-name="ce16" office:value-type="string" calcext:value-type="string">
            <text:p>Liste de routes optiques du réseau</text:p>
          </table:table-cell>
          <table:table-cell table:style-name="ce23" office:value-type="string" calcext:value-type="string">
            <text:p>non</text:p>
          </table:table-cell>
          <table:table-cell table:style-name="ce3" office:value-type="string" calcext:value-type="string">
            <text:p>Référentiel technique SYANE</text:p>
          </table:table-cell>
          <table:table-cell/>
          <table:table-cell table:style-name="ce29" table:formula="of:=&quot;DROP TABLE IF EXISTS &quot; &amp; [.D10] &amp; &quot;;&quot;" office:value-type="string" office:string-value="DROP TABLE IF EXISTS ROPT;" calcext:value-type="string">
            <text:p>DROP TABLE IF EXISTS ROPT;</text:p>
          </table:table-cell>
          <table:table-cell table:number-columns-repeated="1006"/>
        </table:table-row>
        <table:table-row table:style-name="ro6">
          <table:table-cell table:number-columns-repeated="2"/>
          <table:table-cell table:style-name="ce3" office:value-type="string" calcext:value-type="string">
            <text:p>Noeuds</text:p>
          </table:table-cell>
          <table:table-cell table:style-name="ce3" office:value-type="string" calcext:value-type="string">
            <text:p>NOEUD</text:p>
          </table:table-cell>
          <table:table-cell table:style-name="ce3" office:value-type="string" calcext:value-type="string">
            <text:p>node</text:p>
          </table:table-cell>
          <table:table-cell table:style-name="ce10" office:value-type="string" calcext:value-type="string">
            <text:p><text:span text:style-name="T1">Nœud</text:span><text:span text:style-name="T2"> (Classe abstraite)</text:span></text:p>
          </table:table-cell>
          <table:table-cell table:style-name="ce17" office:value-type="string" calcext:value-type="string">
            <text:p>Élément ponctuel de l' infrastructure électronique de télécommunication situé aux extrémités des artères et pouvant accueillir des éléments de branchement passif.</text:p>
          </table:table-cell>
          <table:table-cell table:style-name="ce22" office:value-type="string" calcext:value-type="string">
            <text:p>oui</text:p>
          </table:table-cell>
          <table:table-cell table:style-name="ce3" office:value-type="string" calcext:value-type="string">
            <text:p>Géostandard ANT v1</text:p>
          </table:table-cell>
          <table:table-cell/>
          <table:table-cell table:style-name="ce29" table:formula="of:=&quot;DROP TABLE IF EXISTS &quot; &amp; [.D11] &amp; &quot;;&quot;" office:value-type="string" office:string-value="DROP TABLE IF EXISTS NOEUD;" calcext:value-type="string">
            <text:p>DROP TABLE IF EXISTS NOEUD;</text:p>
          </table:table-cell>
          <table:table-cell office:value-type="string" calcext:value-type="string">
            <text:p>nps</text:p>
          </table:table-cell>
          <table:table-cell table:number-columns-repeated="1005"/>
        </table:table-row>
        <table:table-row table:style-name="ro4">
          <table:table-cell table:number-columns-repeated="2"/>
          <table:table-cell table:style-name="ce3"/>
          <table:table-cell table:style-name="ce3" office:value-type="string" calcext:value-type="string">
            <text:p>PTECH</text:p>
          </table:table-cell>
          <table:table-cell table:style-name="ce3" office:value-type="string" calcext:value-type="string">
            <text:p>- (séparation chambres et ptautres?)</text:p>
          </table:table-cell>
          <table:table-cell table:style-name="ce11" office:value-type="string" calcext:value-type="string">
            <text:p>PointTechnique</text:p>
          </table:table-cell>
          <table:table-cell table:style-name="ce18"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2" office:value-type="string" calcext:value-type="string">
            <text:p>héritage noeud</text:p>
          </table:table-cell>
          <table:table-cell table:style-name="ce3" office:value-type="string" calcext:value-type="string">
            <text:p>Géostandard ANT v1 (chambre) + Référentiel technique Syane</text:p>
          </table:table-cell>
          <table:table-cell/>
          <table:table-cell table:style-name="ce29" table:formula="of:=&quot;DROP TABLE IF EXISTS &quot; &amp; [.D12] &amp; &quot;;&quot;" office:value-type="string" office:string-value="DROP TABLE IF EXISTS PTECH;" calcext:value-type="string">
            <text:p>DROP TABLE IF EXISTS PTECH;</text:p>
          </table:table-cell>
          <table:table-cell office:value-type="string" calcext:value-type="string">
            <text:p>ptchambre</text:p>
          </table:table-cell>
          <table:table-cell table:number-columns-repeated="1005"/>
        </table:table-row>
        <table:table-row table:style-name="ro4">
          <table:table-cell table:number-columns-repeated="2"/>
          <table:table-cell table:style-name="ce3"/>
          <table:table-cell table:style-name="ce3" office:value-type="string" calcext:value-type="string">
            <text:p>MASQUE</text:p>
          </table:table-cell>
          <table:table-cell table:style-name="ce3"/>
          <table:table-cell table:style-name="ce3" office:value-type="string" calcext:value-type="string">
            <text:p>Masque</text:p>
          </table:table-cell>
          <table:table-cell table:style-name="ce19"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22" office:value-type="string" calcext:value-type="string">
            <text:p>héritage noeud</text:p>
          </table:table-cell>
          <table:table-cell table:style-name="ce3" office:value-type="string" calcext:value-type="string">
            <text:p>Référentiel technique SYANE</text:p>
          </table:table-cell>
          <table:table-cell/>
          <table:table-cell table:style-name="ce29" table:formula="of:=&quot;DROP TABLE IF EXISTS &quot; &amp; [.D13] &amp; &quot;;&quot;" office:value-type="string" office:string-value="DROP TABLE IF EXISTS MASQUE;" calcext:value-type="string">
            <text:p>DROP TABLE IF EXISTS MASQUE;</text:p>
          </table:table-cell>
          <table:table-cell table:number-columns-repeated="1006"/>
        </table:table-row>
        <table:table-row table:style-name="ro3">
          <table:table-cell table:number-columns-repeated="2"/>
          <table:table-cell table:style-name="ce3"/>
          <table:table-cell table:style-name="ce3" office:value-type="string" calcext:value-type="string">
            <text:p>LOVE</text:p>
          </table:table-cell>
          <table:table-cell table:style-name="ce3" office:value-type="string" calcext:value-type="string">
            <text:p>(love_amont et love_aval sur câble?)</text:p>
          </table:table-cell>
          <table:table-cell table:style-name="ce3" office:value-type="string" calcext:value-type="string">
            <text:p>Love</text:p>
          </table:table-cell>
          <table:table-cell table:style-name="ce3" office:value-type="string" calcext:value-type="string">
            <text:p>Permet de localiser les loves de câble. Chaque enregistrement associe un câble à un Nœud Physique, ainsi qu'une longueur de love.</text:p>
          </table:table-cell>
          <table:table-cell table:style-name="ce22" office:value-type="string" calcext:value-type="string">
            <text:p>héritage noeud</text:p>
          </table:table-cell>
          <table:table-cell table:style-name="ce3" office:value-type="string" calcext:value-type="string">
            <text:p>Référentiel technique SYANE</text:p>
          </table:table-cell>
          <table:table-cell/>
          <table:table-cell table:style-name="ce29" table:formula="of:=&quot;DROP TABLE IF EXISTS &quot; &amp; [.D14] &amp; &quot;;&quot;" office:value-type="string" office:string-value="DROP TABLE IF EXISTS LOVE;" calcext:value-type="string">
            <text:p>DROP TABLE IF EXISTS LOVE;</text:p>
          </table:table-cell>
          <table:table-cell table:number-columns-repeated="1006"/>
        </table:table-row>
        <table:table-row table:style-name="ro5">
          <table:table-cell table:number-columns-repeated="2"/>
          <table:table-cell table:style-name="ce3"/>
          <table:table-cell table:style-name="ce3" office:value-type="string" calcext:value-type="string">
            <text:p>EBP</text:p>
          </table:table-cell>
          <table:table-cell table:style-name="ce3" office:value-type="string" calcext:value-type="string">
            <text:p>ep</text:p>
          </table:table-cell>
          <table:table-cell table:style-name="ce8" office:value-type="string" calcext:value-type="string">
            <text:p>ElementBranchementPassif</text:p>
          </table:table-cell>
          <table:table-cell table:style-name="ce20"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2" office:value-type="string" calcext:value-type="string">
            <text:p>héritage noeud</text:p>
          </table:table-cell>
          <table:table-cell table:style-name="ce3" office:value-type="string" calcext:value-type="string">
            <text:p>Géostandard ANT v1 + évolutions</text:p>
          </table:table-cell>
          <table:table-cell table:style-name="ce26"/>
          <table:table-cell table:style-name="ce29" table:formula="of:=&quot;DROP TABLE IF EXISTS &quot; &amp; [.D15] &amp; &quot;;&quot;" office:value-type="string" office:string-value="DROP TABLE IF EXISTS EBP;" calcext:value-type="string">
            <text:p>DROP TABLE IF EXISTS EBP;</text:p>
          </table:table-cell>
          <table:table-cell table:number-columns-repeated="1006"/>
        </table:table-row>
        <table:table-row table:style-name="ro2">
          <table:table-cell table:number-columns-repeated="2"/>
          <table:table-cell table:style-name="ce3" office:value-type="string" calcext:value-type="string">
            <text:p>Sites techniques</text:p>
          </table:table-cell>
          <table:table-cell table:style-name="ce3" office:value-type="string" calcext:value-type="string">
            <text:p>SITETECH</text:p>
          </table:table-cell>
          <table:table-cell table:style-name="ce3" office:value-type="string" calcext:value-type="string">
            <text:p>stech ; site</text:p>
          </table:table-cell>
          <table:table-cell table:style-name="ce11" office:value-type="string" calcext:value-type="string">
            <text:p>SiteTechnique</text:p>
          </table:table-cell>
          <table:table-cell table:style-name="ce20"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2" office:value-type="string" calcext:value-type="string">
            <text:p>héritage noeud</text:p>
          </table:table-cell>
          <table:table-cell table:style-name="ce3" office:value-type="string" calcext:value-type="string">
            <text:p>Référentiel technique SYANE (PTSite) + Géostandard ANT v1 (LocalTechnique)</text:p>
          </table:table-cell>
          <table:table-cell table:style-name="ce26"/>
          <table:table-cell table:style-name="ce29" table:formula="of:=&quot;DROP TABLE IF EXISTS &quot; &amp; [.D16] &amp; &quot;;&quot;" office:value-type="string" office:string-value="DROP TABLE IF EXISTS SITETECH;" calcext:value-type="string">
            <text:p>DROP TABLE IF EXISTS SITETECH;</text:p>
          </table:table-cell>
          <table:table-cell office:value-type="string" calcext:value-type="string">
            <text:p>ptsite</text:p>
          </table:table-cell>
          <table:table-cell table:number-columns-repeated="1005"/>
        </table:table-row>
        <table:table-row table:style-name="ro3">
          <table:table-cell table:number-columns-repeated="2"/>
          <table:table-cell table:style-name="ce3"/>
          <table:table-cell table:style-name="ce3" office:value-type="string" calcext:value-type="string">
            <text:p>LTECH</text:p>
          </table:table-cell>
          <table:table-cell table:style-name="ce3"/>
          <table:table-cell table:style-name="ce11" office:value-type="string" calcext:value-type="string">
            <text:p>LocalTechnique</text:p>
          </table:table-cell>
          <table:table-cell table:style-name="ce20" office:value-type="string" calcext:value-type="string">
            <text:p>Liste des locaux techniques du réseau, quelque soit leur propriétaire (SYANE ou autre). (1 enregistrement par local).</text:p>
          </table:table-cell>
          <table:table-cell table:style-name="ce22" office:value-type="string" calcext:value-type="string">
            <text:p>héritage noeud</text:p>
          </table:table-cell>
          <table:table-cell table:style-name="ce3" office:value-type="string" calcext:value-type="string">
            <text:p>Référentiel technique SYANE</text:p>
          </table:table-cell>
          <table:table-cell table:style-name="ce26"/>
          <table:table-cell table:style-name="ce29" table:formula="of:=&quot;DROP TABLE IF EXISTS &quot; &amp; [.D17] &amp; &quot;;&quot;" office:value-type="string" office:string-value="DROP TABLE IF EXISTS LTECH;" calcext:value-type="string">
            <text:p>DROP TABLE IF EXISTS LTECH;</text:p>
          </table:table-cell>
          <table:table-cell table:number-columns-repeated="1006"/>
        </table:table-row>
        <table:table-row table:style-name="ro3">
          <table:table-cell table:number-columns-repeated="2"/>
          <table:table-cell table:style-name="ce3"/>
          <table:table-cell table:style-name="ce3" office:value-type="string" calcext:value-type="string">
            <text:p>BAIE</text:p>
          </table:table-cell>
          <table:table-cell table:style-name="ce3"/>
          <table:table-cell table:style-name="ce8" office:value-type="string" calcext:value-type="string">
            <text:p>Baie</text:p>
          </table:table-cell>
          <table:table-cell table:style-name="ce20" office:value-type="string" calcext:value-type="string">
            <text:p>Regroupe la liste des baies et des fermes contenus dans les locaux techniques. (1 enregistrement par item).</text:p>
          </table:table-cell>
          <table:table-cell table:style-name="ce22" office:value-type="string" calcext:value-type="string">
            <text:p>héritage noeud</text:p>
          </table:table-cell>
          <table:table-cell table:style-name="ce3" office:value-type="string" calcext:value-type="string">
            <text:p>Référentiel technique SYANE</text:p>
          </table:table-cell>
          <table:table-cell table:style-name="ce26"/>
          <table:table-cell table:style-name="ce29" table:formula="of:=&quot;DROP TABLE IF EXISTS &quot; &amp; [.D18] &amp; &quot;;&quot;" office:value-type="string" office:string-value="DROP TABLE IF EXISTS BAIE;" calcext:value-type="string">
            <text:p>DROP TABLE IF EXISTS BAIE;</text:p>
          </table:table-cell>
          <table:table-cell table:number-columns-repeated="1006"/>
        </table:table-row>
        <table:table-row table:style-name="ro3">
          <table:table-cell table:number-columns-repeated="2"/>
          <table:table-cell table:style-name="ce3"/>
          <table:table-cell table:style-name="ce3" office:value-type="string" calcext:value-type="string">
            <text:p>TIROIR</text:p>
          </table:table-cell>
          <table:table-cell table:style-name="ce3"/>
          <table:table-cell table:style-name="ce3" office:value-type="string" calcext:value-type="string">
            <text:p>Tiroir</text:p>
          </table:table-cell>
          <table:table-cell table:style-name="ce3" office:value-type="string" calcext:value-type="string">
            <text:p>Regroupe la liste des tiroirs (donc positionnés en baie), et des têtes de câble optiques (positionnées sur des fermes). (1 enregistrement par item).</text:p>
          </table:table-cell>
          <table:table-cell table:style-name="ce22" office:value-type="string" calcext:value-type="string">
            <text:p>héritage noeud</text:p>
          </table:table-cell>
          <table:table-cell table:style-name="ce3" office:value-type="string" calcext:value-type="string">
            <text:p>Référentiel technique SYANE</text:p>
          </table:table-cell>
          <table:table-cell table:style-name="ce26"/>
          <table:table-cell table:style-name="ce29" table:formula="of:=&quot;DROP TABLE IF EXISTS &quot; &amp; [.D19] &amp; &quot;;&quot;" office:value-type="string" office:string-value="DROP TABLE IF EXISTS TIROIR;" calcext:value-type="string">
            <text:p>DROP TABLE IF EXISTS TIROIR;</text:p>
          </table:table-cell>
          <table:table-cell table:number-columns-repeated="1006"/>
        </table:table-row>
        <table:table-row table:style-name="ro5">
          <table:table-cell table:number-columns-repeated="2"/>
          <table:table-cell table:style-name="ce3"/>
          <table:table-cell table:style-name="ce3" office:value-type="string" calcext:value-type="string">
            <text:p>EQUIPEMENT</text:p>
          </table:table-cell>
          <table:table-cell table:style-name="ce3"/>
          <table:table-cell table:style-name="ce3" office:value-type="string" calcext:value-type="string">
            <text:p>Equipement</text:p>
          </table:table-cell>
          <table:table-cell table:style-name="ce3"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2" office:value-type="string" calcext:value-type="string">
            <text:p>héritage noeud</text:p>
          </table:table-cell>
          <table:table-cell table:style-name="ce3" office:value-type="string" calcext:value-type="string">
            <text:p>Référentiel technique SYANE</text:p>
          </table:table-cell>
          <table:table-cell table:style-name="ce26"/>
          <table:table-cell table:style-name="ce29" table:formula="of:=&quot;DROP TABLE IF EXISTS &quot; &amp; [.D20] &amp; &quot;;&quot;" office:value-type="string" office:string-value="DROP TABLE IF EXISTS EQUIPEMENT;" calcext:value-type="string">
            <text:p>DROP TABLE IF EXISTS EQUIPEMENT;</text:p>
          </table:table-cell>
          <table:table-cell table:number-columns-repeated="1006"/>
        </table:table-row>
        <table:table-row table:style-name="ro5">
          <table:table-cell table:number-columns-repeated="2"/>
          <table:table-cell table:style-name="ce3" office:value-type="string" calcext:value-type="string">
            <text:p>Sites Utilisateurs finaux (prises/lignes)</text:p>
          </table:table-cell>
          <table:table-cell table:style-name="ce3" office:value-type="string" calcext:value-type="string">
            <text:p>SUF</text:p>
          </table:table-cell>
          <table:table-cell table:style-name="ce3" office:value-type="string" calcext:value-type="string">
            <text:p>sfinal</text:p>
          </table:table-cell>
          <table:table-cell table:style-name="ce12" office:value-type="string" calcext:value-type="string">
            <text:p>SiteUtilisateurFinal</text:p>
          </table:table-cell>
          <table:table-cell table:style-name="ce3" office:value-type="string" calcext:value-type="string">
            <text:p>Table des Sites Utilisateurs Finaux. Plusieurs types possibles Résidentiels, Professionnels, Opérateurs, Techniques. </text:p>
          </table:table-cell>
          <table:table-cell table:style-name="ce23" office:value-type="string" calcext:value-type="string">
            <text:p>oui</text:p>
          </table:table-cell>
          <table:table-cell table:style-name="ce3" office:value-type="string" calcext:value-type="string">
            <text:p>Référentiel technique SYANE (SUF)</text:p>
          </table:table-cell>
          <table:table-cell table:style-name="ce26"/>
          <table:table-cell table:style-name="ce29" table:formula="of:=&quot;DROP TABLE IF EXISTS &quot; &amp; [.D21] &amp; &quot;;&quot;" office:value-type="string" office:string-value="DROP TABLE IF EXISTS SUF;" calcext:value-type="string">
            <text:p>DROP TABLE IF EXISTS SUF;</text:p>
          </table:table-cell>
          <table:table-cell table:number-columns-repeated="1006"/>
        </table:table-row>
        <table:table-row table:style-name="ro5">
          <table:table-cell table:number-columns-repeated="2"/>
          <table:table-cell table:style-name="ce3"/>
          <table:table-cell table:style-name="ce3" office:value-type="string" calcext:value-type="string">
            <text:p>ADRESSE</text:p>
          </table:table-cell>
          <table:table-cell table:style-name="ce3"/>
          <table:table-cell table:style-name="ce3" office:value-type="string" calcext:value-type="string">
            <text:p>Adresse</text:p>
          </table:table-cell>
          <table:table-cell table:style-name="ce3" office:value-type="string" calcext:value-type="string">
            <text:p>Adresses telles qu'identifiées par les opérateurs. Cette classe d'objets doit permettre de générer le Fichier d'Informations Pré-alable, pour l'activation des services opérateurs auprès des abonnés.</text:p>
          </table:table-cell>
          <table:table-cell table:style-name="ce23" office:value-type="string" calcext:value-type="string">
            <text:p>oui</text:p>
          </table:table-cell>
          <table:table-cell table:style-name="ce3" office:value-type="string" calcext:value-type="string">
            <text:p>Référentiel technique SYANE</text:p>
          </table:table-cell>
          <table:table-cell table:style-name="ce26"/>
          <table:table-cell table:style-name="ce29" table:formula="of:=&quot;DROP TABLE IF EXISTS &quot; &amp; [.D22] &amp; &quot;;&quot;" office:value-type="string" office:string-value="DROP TABLE IF EXISTS ADRESSE;" calcext:value-type="string">
            <text:p>DROP TABLE IF EXISTS ADRESSE;</text:p>
          </table:table-cell>
          <table:table-cell table:number-columns-repeated="1006"/>
        </table:table-row>
        <table:table-row table:style-name="ro7">
          <table:table-cell table:number-columns-repeated="2"/>
          <table:table-cell table:style-name="ce3" office:value-type="string" calcext:value-type="string">
            <text:p>Couverture de service</text:p>
          </table:table-cell>
          <table:table-cell table:style-name="ce3" office:value-type="string" calcext:value-type="string">
            <text:p>ZONEDESSERTE</text:p>
          </table:table-cell>
          <table:table-cell table:style-name="ce3" office:value-type="string" calcext:value-type="string">
            <text:p>Zone ; couverture</text:p>
          </table:table-cell>
          <table:table-cell table:style-name="ce11" office:value-type="string" calcext:value-type="string">
            <text:p>ZoneDesserte</text:p>
          </table:table-cell>
          <table:table-cell table:style-name="ce8" office:value-type="string" calcext:value-type="string">
            <text:p>Différents types de zones de couverture de services. Zones arrières de NRO, de SRO, etc. </text:p>
          </table:table-cell>
          <table:table-cell table:style-name="ce22" office:value-type="string" calcext:value-type="string">
            <text:p>oui</text:p>
          </table:table-cell>
          <table:table-cell table:style-name="ce3" office:value-type="string" calcext:value-type="string">
            <text:p>Géostandard ANT v1 + SMOTHD</text:p>
          </table:table-cell>
          <table:table-cell table:style-name="ce26"/>
          <table:table-cell table:style-name="ce29" table:formula="of:=&quot;DROP TABLE IF EXISTS &quot; &amp; [.D23] &amp; &quot;;&quot;" office:value-type="string" office:string-value="DROP TABLE IF EXISTS ZONEDESSERTE;" calcext:value-type="string">
            <text:p>DROP TABLE IF EXISTS ZONEDESSERTE;</text:p>
          </table:table-cell>
          <table:table-cell/>
          <table:table-cell office:value-type="string" calcext:value-type="string">
            <text:p>zone_desserte</text:p>
          </table:table-cell>
          <table:table-cell table:number-columns-repeated="1004"/>
        </table:table-row>
        <table:table-row table:style-name="ro7">
          <table:table-cell table:number-columns-repeated="2"/>
          <table:table-cell table:style-name="ce4" office:value-type="string" calcext:value-type="string">
            <text:p>Sites hertziens</text:p>
          </table:table-cell>
          <table:table-cell table:style-name="ce6" office:value-type="string" calcext:value-type="string">
            <text:p>SITEEMISSION</text:p>
          </table:table-cell>
          <table:table-cell table:style-name="ce4"/>
          <table:table-cell table:style-name="ce12" office:value-type="string" calcext:value-type="string">
            <text:p>SiteEmission</text:p>
          </table:table-cell>
          <table:table-cell table:style-name="ce4" office:value-type="string" calcext:value-type="string">
            <text:p>Site d'installation d'un ou plusieurs supports d'installations radioélectriques. </text:p>
          </table:table-cell>
          <table:table-cell table:style-name="ce24" office:value-type="string" calcext:value-type="string">
            <text:p>héritage noeud</text:p>
          </table:table-cell>
          <table:table-cell table:style-name="ce4" office:value-type="string" calcext:value-type="string">
            <text:p>ANFR Cartoradio</text:p>
          </table:table-cell>
          <table:table-cell table:style-name="ce27"/>
          <table:table-cell table:style-name="ce29" table:formula="of:=&quot;DROP TABLE IF EXISTS &quot; &amp; [.D24] &amp; &quot;;&quot;" office:value-type="string" office:string-value="DROP TABLE IF EXISTS SITEEMISSION;" calcext:value-type="string">
            <text:p>DROP TABLE IF EXISTS SITEEMISSION;</text:p>
          </table:table-cell>
          <table:table-cell table:style-name="ce31" table:number-columns-repeated="1006"/>
        </table:table-row>
        <table:table-row table:style-name="ro3">
          <table:table-cell table:number-columns-repeated="2"/>
          <table:table-cell table:style-name="ce3" office:value-type="string" calcext:value-type="string">
            <text:p>Contacts</text:p>
          </table:table-cell>
          <table:table-cell table:style-name="ce3" office:value-type="string" calcext:value-type="string">
            <text:p>ORGANISME</text:p>
          </table:table-cell>
          <table:table-cell table:style-name="ce3" office:value-type="string" calcext:value-type="string">
            <text:p>acteur ; usager</text:p>
          </table:table-cell>
          <table:table-cell table:style-name="ce3" office:value-type="string" calcext:value-type="string">
            <text:p>Organisme</text:p>
          </table:table-cell>
          <table:table-cell table:style-name="ce8" office:value-type="string" calcext:value-type="string">
            <text:p>Coordonnées et identification d'organismes publics et privés</text:p>
          </table:table-cell>
          <table:table-cell table:style-name="ce23" office:value-type="string" calcext:value-type="string">
            <text:p>non (adresse)</text:p>
          </table:table-cell>
          <table:table-cell table:style-name="ce3" office:value-type="string" calcext:value-type="string">
            <text:p>Geostandard ANT v1 (ACTEUR)</text:p>
          </table:table-cell>
          <table:table-cell table:style-name="ce26"/>
          <table:table-cell table:style-name="ce29" table:formula="of:=&quot;DROP TABLE IF EXISTS &quot; &amp; [.D25] &amp; &quot;;&quot;" office:value-type="string" office:string-value="DROP TABLE IF EXISTS ORGANISME;" calcext:value-type="string">
            <text:p>DROP TABLE IF EXISTS ORGANISME;</text:p>
          </table:table-cell>
          <table:table-cell office:value-type="string" calcext:value-type="string">
            <text:p>usager</text:p>
          </table:table-cell>
          <table:table-cell office:value-type="string" calcext:value-type="string">
            <text:p>acteur</text:p>
          </table:table-cell>
          <table:table-cell table:number-columns-repeated="1004"/>
        </table:table-row>
        <table:table-row table:style-name="ro5">
          <table:table-cell table:number-columns-repeated="2"/>
          <table:table-cell table:style-name="ce3" office:value-type="string" calcext:value-type="string">
            <text:p>Documentation</text:p>
          </table:table-cell>
          <table:table-cell table:style-name="ce3" office:value-type="string" calcext:value-type="string">
            <text:p>DOCUMENT</text:p>
          </table:table-cell>
          <table:table-cell table:style-name="ce3" office:value-type="string" calcext:value-type="string">
            <text:p>ged</text:p>
          </table:table-cell>
          <table:table-cell table:style-name="ce3" office:value-type="string" calcext:value-type="string">
            <text:p>Document</text:p>
          </table:table-cell>
          <table:table-cell table:style-name="ce3" office:value-type="string" calcext:value-type="string">
            <text:p>Liste des documents concernant le réseau. </text:p>
          </table:table-cell>
          <table:table-cell table:style-name="ce23" office:value-type="string" calcext:value-type="string">
            <text:p>non</text:p>
          </table:table-cell>
          <table:table-cell table:style-name="ce3" office:value-type="string" calcext:value-type="string">
            <text:p>Référentiel technique SYANE (GED)</text:p>
          </table:table-cell>
          <table:table-cell table:style-name="ce26"/>
          <table:table-cell table:style-name="ce29" table:formula="of:=&quot;DROP TABLE IF EXISTS &quot; &amp; [.D26] &amp; &quot;;&quot;" office:value-type="string" office:string-value="DROP TABLE IF EXISTS DOCUMENT;" calcext:value-type="string">
            <text:p>DROP TABLE IF EXISTS DOCUMENT;</text:p>
          </table:table-cell>
          <table:table-cell table:number-columns-repeated="1006"/>
        </table:table-row>
        <table:table-row table:style-name="ro3">
          <table:table-cell/>
          <table:table-cell office:value-type="string" calcext:value-type="string">
            <text:p>A l'étude mais intégré dans les tables d'objets. </text:p>
          </table:table-cell>
          <table:table-cell/>
          <table:table-cell table:style-name="Default" office:value-type="string" calcext:value-type="string">
            <text:p>QUALGEOREF</text:p>
          </table:table-cell>
          <table:table-cell/>
          <table:table-cell table:style-name="Default"/>
          <table:table-cell table:number-columns-repeated="4"/>
          <table:table-cell table:formula="of:=&quot;DROP TABLE IF EXISTS &quot; &amp; [.D27] &amp; &quot;;&quot;" office:value-type="string" office:string-value="DROP TABLE IF EXISTS QUALGEOREF;" calcext:value-type="string">
            <text:p>DROP TABLE IF EXISTS QUALGEOREF;</text:p>
          </table:table-cell>
          <table:table-cell table:number-columns-repeated="1006"/>
        </table:table-row>
        <table:table-row table:style-name="ro3">
          <table:table-cell/>
          <table:table-cell office:value-type="string" calcext:value-type="string">
            <text:p>Pas intégré pour l'instant. </text:p>
          </table:table-cell>
          <table:table-cell table:style-name="ce6"/>
          <table:table-cell table:style-name="ce6" office:value-type="string" calcext:value-type="string">
            <text:p>SERVICE</text:p>
          </table:table-cell>
          <table:table-cell table:style-name="ce6"/>
          <table:table-cell table:style-name="ce6" office:value-type="string" calcext:value-type="string">
            <text:p>Service</text:p>
          </table:table-cell>
          <table:table-cell table:style-name="ce21" office:value-type="string" calcext:value-type="string">
            <text:p>Identification des services présents sur une route optique</text:p>
          </table:table-cell>
          <table:table-cell table:style-name="ce25" office:value-type="string" calcext:value-type="string">
            <text:p>non</text:p>
          </table:table-cell>
          <table:table-cell table:style-name="ce6" office:value-type="string" calcext:value-type="string">
            <text:p>Référentiel technique SYANE</text:p>
          </table:table-cell>
          <table:table-cell/>
          <table:table-cell table:formula="of:=&quot;DROP TABLE IF EXISTS &quot; &amp; [.D28] &amp; &quot;;&quot;" office:value-type="string" office:string-value="DROP TABLE IF EXISTS SERVICE;" calcext:value-type="string">
            <text:p>DROP TABLE IF EXISTS SERVICE;</text:p>
          </table:table-cell>
          <table:table-cell table:number-columns-repeated="1006"/>
        </table:table-row>
        <table:table-row table:style-name="ro3">
          <table:table-cell/>
          <table:table-cell office:value-type="string" calcext:value-type="string">
            <text:p>Pas intégré pour l'instant. </text:p>
          </table:table-cell>
          <table:table-cell table:style-name="Default"/>
          <table:table-cell office:value-type="string" calcext:value-type="string">
            <text:p>REFERENCE</text:p>
          </table:table-cell>
          <table:table-cell/>
          <table:table-cell office:value-type="string" calcext:value-type="string">
            <text:p>Reference</text:p>
          </table:table-cell>
          <table:table-cell/>
          <table:table-cell table:style-name="ce25" office:value-type="string" calcext:value-type="string">
            <text:p>non</text:p>
          </table:table-cell>
          <table:table-cell table:style-name="ce6" office:value-type="string" calcext:value-type="string">
            <text:p>Référentiel technique SYANE</text:p>
          </table:table-cell>
          <table:table-cell/>
          <table:table-cell table:formula="of:=&quot;DROP TABLE IF EXISTS &quot; &amp; [.D29] &amp; &quot;;&quot;" office:value-type="string" office:string-value="DROP TABLE IF EXISTS REFERENCE;" calcext:value-type="string">
            <text:p>DROP TABLE IF EXISTS REFERENCE;</text:p>
          </table:table-cell>
          <table:table-cell table:number-columns-repeated="1006"/>
        </table:table-row>
        <table:table-row table:style-name="ro8">
          <table:table-cell table:number-columns-repeated="2"/>
          <table:table-cell table:style-name="Default"/>
          <table:table-cell table:number-columns-repeated="1014"/>
        </table:table-row>
        <table:table-row table:style-name="ro8" table:number-rows-repeated="1048510">
          <table:table-cell table:number-columns-repeated="1017"/>
        </table:table-row>
        <table:table-row table:style-name="ro9" table:number-rows-repeated="35">
          <table:table-cell table:number-columns-repeated="1017"/>
        </table:table-row>
        <table:table-row table:style-name="ro9">
          <table:table-cell table:number-columns-repeated="1017"/>
        </table:table-row>
      </table:table>
      <table:table table:name="Classes_abd" table:style-name="ta1">
        <office:forms form:automatic-focus="false" form:apply-design-mode="false"/>
        <table:table-column table:style-name="co10" table:default-cell-style-name="Default"/>
        <table:table-column table:style-name="co11" table:default-cell-style-name="Default"/>
        <table:table-column table:style-name="co9" table:default-cell-style-name="ce4"/>
        <table:table-column table:style-name="co12" table:default-cell-style-name="ce6"/>
        <table:table-column table:style-name="co13" table:default-cell-style-name="ce4"/>
        <table:table-column table:style-name="co14" table:default-cell-style-name="ce12"/>
        <table:table-column table:style-name="co15" table:default-cell-style-name="ce4"/>
        <table:table-column table:style-name="co9" table:default-cell-style-name="ce24"/>
        <table:table-column table:style-name="co16" table:default-cell-style-name="ce4"/>
        <table:table-column table:style-name="co9" table:default-cell-style-name="ce27"/>
        <table:table-column table:style-name="co17" table:default-cell-style-name="ce5"/>
        <table:table-column table:style-name="co9" table:number-columns-repeated="1006" table:default-cell-style-name="ce31"/>
        <table:table-column table:style-name="co9" table:number-columns-repeated="7" table:default-cell-style-name="Default"/>
        <table:table-row table:style-name="ro5">
          <table:table-cell table:style-name="ce1" office:value-type="string" calcext:value-type="string">
            <text:p>NOTES COMMUNAUTE</text:p>
          </table:table-cell>
          <table:table-cell table:style-name="ce1" office:value-type="string" calcext:value-type="string">
            <text:p>NOTES GROUPEMENT</text:p>
          </table:table-cell>
          <table:table-cell table:style-name="ce2" office:value-type="string" calcext:value-type="string">
            <text:p>Sujet</text:p>
          </table:table-cell>
          <table:table-cell table:style-name="ce2" office:value-type="string" calcext:value-type="string">
            <text:p>Nom de table</text:p>
          </table:table-cell>
          <table:table-cell table:style-name="ce2" office:value-type="string" calcext:value-type="string">
            <text:p>Noms à débattre</text:p>
          </table:table-cell>
          <table:table-cell table:style-name="ce7" office:value-type="string" calcext:value-type="string">
            <text:p>Nom de la classe</text:p>
          </table:table-cell>
          <table:table-cell table:style-name="ce7" office:value-type="string" calcext:value-type="string">
            <text:p>Définition</text:p>
          </table:table-cell>
          <table:table-cell table:style-name="ce7" office:value-type="string" calcext:value-type="string">
            <text:p>Spatiale ?</text:p>
          </table:table-cell>
          <table:table-cell table:style-name="ce7" office:value-type="string" calcext:value-type="string">
            <text:p>Source principale</text:p>
          </table:table-cell>
          <table:table-cell table:style-name="ce5"/>
          <table:table-cell table:style-name="ce28" office:value-type="string" calcext:value-type="string">
            <text:p>SQL DROP TABLE</text:p>
          </table:table-cell>
          <table:table-cell table:style-name="ce30" office:value-type="string" calcext:value-type="string">
            <text:p>SYANE</text:p>
          </table:table-cell>
          <table:table-cell table:style-name="ce30" office:value-type="string" calcext:value-type="string">
            <text:p>ANT</text:p>
          </table:table-cell>
          <table:table-cell table:style-name="ce5" table:number-columns-repeated="1004"/>
          <table:table-cell table:number-columns-repeated="7"/>
        </table:table-row>
        <table:table-row table:style-name="ro3">
          <table:table-cell table:number-columns-repeated="2"/>
          <table:table-cell office:value-type="string" calcext:value-type="string">
            <text:p>Sites hertziens</text:p>
          </table:table-cell>
          <table:table-cell office:value-type="string" calcext:value-type="string">
            <text:p>SITERADIO</text:p>
          </table:table-cell>
          <table:table-cell office:value-type="string" calcext:value-type="string">
            <text:p>station (terme ANFR)</text:p>
          </table:table-cell>
          <table:table-cell office:value-type="string" calcext:value-type="string">
            <text:p>SiteRadio</text:p>
          </table:table-cell>
          <table:table-cell office:value-type="string" calcext:value-type="string">
            <text:p>Site d'installation d'un ou plusieurs supports d'installations radioélectriques. </text:p>
          </table:table-cell>
          <table:table-cell office:value-type="string" calcext:value-type="string">
            <text:p>héritage noeud</text:p>
          </table:table-cell>
          <table:table-cell office:value-type="string" calcext:value-type="string">
            <text:p>ANFR Cartoradio</text:p>
          </table:table-cell>
          <table:table-cell/>
          <table:table-cell table:formula="of:=&quot;DROP TABLE IF EXISTS &quot; &amp; [.D2] &amp; &quot;;&quot;" office:value-type="string" office:string-value="DROP TABLE IF EXISTS SITERADIO;" calcext:value-type="string">
            <text:p>DROP TABLE IF EXISTS SITERADIO;</text:p>
          </table:table-cell>
          <table:table-cell table:number-columns-repeated="1013"/>
        </table:table-row>
        <table:table-row table:style-name="ro5">
          <table:table-cell table:number-columns-repeated="3"/>
          <table:table-cell office:value-type="string" calcext:value-type="string">
            <text:p>SUPPORTRADIO</text:p>
          </table:table-cell>
          <table:table-cell office:value-type="string" calcext:value-type="string">
            <text:p>support (terme ANFR)</text:p>
          </table:table-cell>
          <table:table-cell office:value-type="string" calcext:value-type="string">
            <text:p>SupportRadio</text:p>
          </table:table-cell>
          <table:table-cell office:value-type="string" calcext:value-type="string">
            <text:p>Support d'installation radioélectrique (pylône, mat, bâtiment, terrasse…) sur lequel une ou plusieurs antennes sont fixées.</text:p>
          </table:table-cell>
          <table:table-cell office:value-type="string" calcext:value-type="string">
            <text:p>oui</text:p>
          </table:table-cell>
          <table:table-cell office:value-type="string" calcext:value-type="string">
            <text:p>ANFR Cartoradio + Géostandard ANT v1 (site_emission)</text:p>
          </table:table-cell>
          <table:table-cell/>
          <table:table-cell table:formula="of:=&quot;DROP TABLE IF EXISTS &quot; &amp; [.D3] &amp; &quot;;&quot;" office:value-type="string" office:string-value="DROP TABLE IF EXISTS SUPPORTRADIO;" calcext:value-type="string">
            <text:p>DROP TABLE IF EXISTS SUPPORTRADIO;</text:p>
          </table:table-cell>
          <table:table-cell table:number-columns-repeated="1013"/>
        </table:table-row>
        <table:table-row table:style-name="ro5">
          <table:table-cell table:number-columns-repeated="3"/>
          <table:table-cell office:value-type="string" calcext:value-type="string">
            <text:p>ANTENNE</text:p>
          </table:table-cell>
          <table:table-cell/>
          <table:table-cell table:style-name="ce4" office:value-type="string" calcext:value-type="string">
            <text:p>Antenne</text:p>
          </table:table-cell>
          <table:table-cell office:value-type="string" calcext:value-type="string">
            <text:p>Les antennes, émetteurs, bandes sont les équipements qui convertissent les signaux électriques en ondes électromagnétiques (et réciproquement). </text:p>
          </table:table-cell>
          <table:table-cell table:style-name="ce34" office:value-type="string" calcext:value-type="string">
            <text:p>héritage support_radio</text:p>
          </table:table-cell>
          <table:table-cell office:value-type="string" calcext:value-type="string">
            <text:p>ANFR Cartoradio</text:p>
          </table:table-cell>
          <table:table-cell/>
          <table:table-cell table:formula="of:=&quot;DROP TABLE IF EXISTS &quot; &amp; [.D4] &amp; &quot;;&quot;" office:value-type="string" office:string-value="DROP TABLE IF EXISTS ANTENNE;" calcext:value-type="string">
            <text:p>DROP TABLE IF EXISTS ANTENNE;</text:p>
          </table:table-cell>
          <table:table-cell table:number-columns-repeated="1013"/>
        </table:table-row>
        <table:table-row table:style-name="ro3">
          <table:table-cell table:style-name="ce32" table:number-columns-repeated="2"/>
          <table:table-cell table:style-name="ce33" table:number-columns-repeated="3"/>
          <table:table-cell table:style-name="ce33" office:value-type="string" calcext:value-type="string">
            <text:p>Personne</text:p>
          </table:table-cell>
          <table:table-cell table:style-name="ce33" office:value-type="string" calcext:value-type="string">
            <text:p>Coordonnées et identification de personnes. </text:p>
          </table:table-cell>
          <table:table-cell table:style-name="ce35" office:value-type="string" calcext:value-type="string">
            <text:p>non (adresse)</text:p>
          </table:table-cell>
          <table:table-cell table:style-name="ce33" office:value-type="string" calcext:value-type="string">
            <text:p>Nouveau</text:p>
          </table:table-cell>
          <table:table-cell table:style-name="ce36" table:number-columns-repeated="2"/>
          <table:table-cell table:style-name="ce37" table:number-columns-repeated="1006"/>
          <table:table-cell table:style-name="ce32" table:number-columns-repeated="7"/>
        </table:table-row>
      </table:table>
      <table:table table:name="Att_ANT" table:style-name="ta1">
        <office:forms form:automatic-focus="false" form:apply-design-mode="false"/>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default-cell-style-name="ce1"/>
        <table:table-column table:style-name="co23" table:default-cell-style-name="ce5"/>
        <table:table-column table:style-name="co9" table:default-cell-style-name="ce1"/>
        <table:table-column table:style-name="co9" table:default-cell-style-name="ce5"/>
        <table:table-column table:style-name="co24" table:default-cell-style-name="ce5"/>
        <table:table-column table:style-name="co25" table:default-cell-style-name="ce5"/>
        <table:table-column table:style-name="co26" table:default-cell-style-name="ce1"/>
        <table:table-column table:style-name="co27" table:default-cell-style-name="ce1"/>
        <table:table-column table:style-name="co9" table:number-columns-repeated="2" table:default-cell-style-name="ce1"/>
        <table:table-column table:style-name="co28" table:default-cell-style-name="ce1"/>
        <table:table-column table:style-name="co29" table:default-cell-style-name="ce1"/>
        <table:table-column table:style-name="co30" table:default-cell-style-name="ce1"/>
        <table:table-column table:style-name="co31" table:number-columns-repeated="2" table:default-cell-style-name="ce1"/>
        <table:table-column table:style-name="co32" table:default-cell-style-name="ce180"/>
        <table:table-column table:style-name="co33" table:number-columns-repeated="2" table:default-cell-style-name="ce1"/>
        <table:table-column table:style-name="co9" table:default-cell-style-name="ce5"/>
        <table:table-column table:style-name="co9" table:default-cell-style-name="ce1"/>
        <table:table-column table:style-name="co9" table:default-cell-style-name="ce5"/>
        <table:table-column table:style-name="co34" table:default-cell-style-name="ce3"/>
        <table:table-column table:style-name="co35" table:default-cell-style-name="ce3"/>
        <table:table-column table:style-name="co9" table:default-cell-style-name="ce5"/>
        <table:table-column table:style-name="co36" table:default-cell-style-name="ce180"/>
        <table:table-column table:style-name="co37" table:default-cell-style-name="ce3"/>
        <table:table-column table:style-name="co36" table:default-cell-style-name="ce3"/>
        <table:table-column table:style-name="co38" table:default-cell-style-name="ce3"/>
        <table:table-column table:style-name="co9" table:number-columns-repeated="2" table:default-cell-style-name="ce5"/>
        <table:table-column table:style-name="co39" table:default-cell-style-name="ce5"/>
        <table:table-column table:style-name="co9" table:number-columns-repeated="988" table:default-cell-style-name="ce5"/>
        <table:table-row table:style-name="ro3">
          <table:table-cell office:value-type="string" calcext:value-type="string">
            <text:p>NOTES COMMUNAUTE</text:p>
          </table:table-cell>
          <table:table-cell table:style-name="ce1" office:value-type="string" calcext:value-type="string">
            <text:p>NOTES GROUPEMENT</text:p>
          </table:table-cell>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table-cell table:style-name="ce154" office:value-type="string" calcext:value-type="string">
            <text:p>TABLE</text:p>
          </table:table-cell>
          <table:table-cell table:style-name="ce154" office:value-type="string" calcext:value-type="string">
            <text:p>Nom court de l'attribut</text:p>
          </table:table-cell>
          <table:table-cell table:style-name="ce163" office:value-type="string" calcext:value-type="string">
            <text:p>TypeSQL (Postgres)</text:p>
          </table:table-cell>
          <table:table-cell table:style-name="ce163" office:value-type="string" calcext:value-type="string">
            <text:p>AUTOINCREMENT</text:p>
          </table:table-cell>
          <table:table-cell table:style-name="ce163" office:value-type="string" calcext:value-type="string">
            <text:p>notnull</text:p>
          </table:table-cell>
          <table:table-cell table:style-name="ce163" office:value-type="string" calcext:value-type="string">
            <text:p>dflt_value</text:p>
          </table:table-cell>
          <table:table-cell table:style-name="ce163" office:value-type="string" calcext:value-type="string">
            <text:p>pk</text:p>
          </table:table-cell>
          <table:table-cell table:style-name="ce163" office:value-type="string" calcext:value-type="string">
            <text:p>unique</text:p>
          </table:table-cell>
          <table:table-cell table:style-name="ce163" office:value-type="string" calcext:value-type="string">
            <text:p>check (Postgres)</text:p>
          </table:table-cell>
          <table:table-cell table:style-name="ce163" office:value-type="string" calcext:value-type="string">
            <text:p>check (Spatialite)</text:p>
          </table:table-cell>
          <table:table-cell table:style-name="ce171" office:value-type="string" calcext:value-type="string">
            <text:p>fk</text:p>
          </table:table-cell>
          <table:table-cell table:style-name="ce171" office:value-type="string" calcext:value-type="string">
            <text:p>Geometry (Spatialite )</text:p>
          </table:table-cell>
          <table:table-cell table:style-name="ce171" office:value-type="string" calcext:value-type="string">
            <text:p>Index spatial (Postgres)</text:p>
          </table:table-cell>
          <table:table-cell table:style-name="ce171" office:value-type="string" calcext:value-type="string">
            <text:p>Index spatial (Spatialite)</text:p>
          </table:table-cell>
          <table:table-cell table:style-name="ce183" office:value-type="string" calcext:value-type="string">
            <text:p>Trigger / update</text:p>
          </table:table-cell>
          <table:table-cell table:style-name="ce171" office:value-type="string" calcext:value-type="string">
            <text:p>Index</text:p>
          </table:table-cell>
          <table:table-cell/>
          <table:table-cell table:style-name="ce184" office:value-type="string" calcext:value-type="string">
            <text:p>SQL CREATE TABLE (pg)</text:p>
          </table:table-cell>
          <table:table-cell table:style-name="ce184" office:value-type="string" calcext:value-type="string">
            <text:p>SQL ATT (pg)</text:p>
          </table:table-cell>
          <table:table-cell/>
          <table:table-cell table:style-name="ce125" office:value-type="string" calcext:value-type="string">
            <text:p>Geostandard 1 partie B</text:p>
          </table:table-cell>
          <table:table-cell table:style-name="ce125" office:value-type="string" calcext:value-type="string">
            <text:p>GracePostGIS</text:p>
          </table:table-cell>
          <table:table-cell table:style-name="ce125" office:value-type="string" calcext:value-type="string">
            <text:p>GraceLivrable</text:p>
          </table:table-cell>
          <table:table-cell table:style-name="ce125" office:value-type="string" calcext:value-type="string">
            <text:p>Syane</text:p>
          </table:table-cell>
          <table:table-cell table:style-name="ce125" office:value-type="string" calcext:value-type="string">
            <text:p>SMOTHD</text:p>
          </table:table-cell>
          <table:table-cell table:style-name="ce125" office:value-type="string" calcext:value-type="string">
            <text:p>ALSACE</text:p>
          </table:table-cell>
          <table:table-cell table:style-name="ce125" office:value-type="string" calcext:value-type="string">
            <text:p>Groupement</text:p>
          </table:table-cell>
          <table:table-cell table:number-columns-repeated="988"/>
        </table:table-row>
        <table:table-row table:style-name="ro5">
          <table:table-cell table:number-columns-repeated="2"/>
          <table:table-cell office:value-type="string" calcext:value-type="string">
            <text:p>TRANCHEE</text:p>
          </table:table-cell>
          <table:table-cell table:style-name="ce46" office:value-type="string" calcext:value-type="string">
            <text:p>id</text:p>
          </table:table-cell>
          <table:table-cell table:style-name="ce46" office:value-type="string" calcext:value-type="string">
            <text:p>Identifiant généré automatiquement</text:p>
          </table:table-cell>
          <table:table-cell table:style-name="ce91" office:value-type="string" calcext:value-type="string">
            <text:p>INTEGER automatique</text:p>
          </table:table-cell>
          <table:table-cell table:style-name="ce127"/>
          <table:table-cell table:style-name="ce141" office:value-type="string" calcext:value-type="string">
            <text:p>Propre à chaque base</text:p>
          </table:table-cell>
          <table:table-cell/>
          <table:table-cell table:style-name="ce4" office:value-type="string" calcext:value-type="string">
            <text:p>TRANCHEE</text:p>
          </table:table-cell>
          <table:table-cell table:style-name="ce64" office:value-type="string" calcext:value-type="string">
            <text:p>TR_ID</text:p>
          </table:table-cell>
          <table:table-cell table:style-name="ce91" office:value-type="string" calcext:value-type="string">
            <text:p>INTEGER</text:p>
          </table:table-cell>
          <table:table-cell table:style-name="ce91"/>
          <table:table-cell table:style-name="ce169" table:formula="of:=IF([.H2]=&quot;obligatoire&quot;;&quot;NOT NULL&quot;;&quot;&quot;)">
            <text:p/>
          </table:table-cell>
          <table:table-cell table:style-name="ce91"/>
          <table:table-cell table:style-name="ce125" table:formula="of:= &quot;CONSTRAINT &quot;&quot;&quot; &amp; [.J2] &amp; &quot;_PK&quot;&quot; PRIMARY KEY (&quot; &amp; [.K2] &amp; &quot;)&quot;" office:value-type="string" office:string-value="CONSTRAINT &quot;TRANCHEE_PK&quot; PRIMARY KEY (TR_ID)" calcext:value-type="string">
            <text:p>CONSTRAINT "TRANCHEE_PK" PRIMARY KEY (TR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2] &amp; &quot;(&quot;" office:value-type="string" office:string-value="CREATE TABLE TRANCHEE(" calcext:value-type="string">
            <text:p>CREATE TABLE TRANCHEE(</text:p>
          </table:table-cell>
          <table:table-cell table:style-name="ce185" table:formula="of:=[.K2] &amp; &quot; &quot; &amp; [.L2] &amp; &quot; &quot; &amp; [.N2] &amp; &quot; &quot; &amp; [.T2] &amp; &quot;,&quot;" office:value-type="string" office:string-value="TR_ID INTEGER  ," calcext:value-type="string">
            <text:p>TR_ID INTEGER <text:s/>,</text:p>
          </table:table-cell>
          <table:table-cell/>
          <table:table-cell table:style-name="ce176"/>
          <table:table-cell table:number-columns-repeated="994"/>
        </table:table-row>
        <table:table-row table:style-name="ro5">
          <table:table-cell table:number-columns-repeated="3"/>
          <table:table-cell table:style-name="ce47" office:value-type="string" calcext:value-type="string">
            <text:p>geom</text:p>
          </table:table-cell>
          <table:table-cell table:style-name="ce47" office:value-type="string" calcext:value-type="string">
            <text:p>Ligne</text:p>
          </table:table-cell>
          <table:table-cell table:style-name="ce92" office:value-type="string" calcext:value-type="string">
            <text:p>Linestring</text:p>
          </table:table-cell>
          <table:table-cell table:style-name="ce47"/>
          <table:table-cell table:style-name="ce142" office:value-type="string" calcext:value-type="string">
            <text:p>obligatoire</text:p>
          </table:table-cell>
          <table:table-cell/>
          <table:table-cell table:style-name="ce3"/>
          <table:table-cell table:style-name="ce56" office:value-type="string" calcext:value-type="string">
            <text:p>GEOM</text:p>
          </table:table-cell>
          <table:table-cell table:style-name="ce92" office:value-type="string" calcext:value-type="string">
            <text:p>Geometry(Linestring,2154)</text:p>
          </table:table-cell>
          <table:table-cell table:style-name="ce92"/>
          <table:table-cell table:style-name="ce92" table:formula="of:=IF([.H3]=&quot;obligatoire&quot;;&quot;NOT NULL&quot;;&quot;&quot;)" office:value-type="string" office:string-value="NOT NULL" calcext:value-type="string">
            <text:p>NOT NULL</text:p>
          </table:table-cell>
          <table:table-cell table:style-name="ce92" table:number-columns-repeated="5"/>
          <table:table-cell table:style-name="ce23"/>
          <table:table-cell table:style-name="ce177" office:value-type="string" calcext:value-type="string">
            <text:p>SELECT AddGeometryColumn('', 'TRANCHEE','GEOM',2154,'LINESTRING',2); </text:p>
          </table:table-cell>
          <table:table-cell table:style-name="ce182" table:number-columns-repeated="2"/>
          <table:table-cell table:style-name="ce3"/>
          <table:table-cell table:style-name="ce23"/>
          <table:table-cell/>
          <table:table-cell table:style-name="ce185"/>
          <table:table-cell table:style-name="ce185" table:formula="of:=[.K3] &amp; &quot; &quot; &amp; [.L3] &amp; &quot; &quot; &amp; [.N3] &amp; &quot; &quot; &amp; [.T3] &amp; &quot;,&quot;" office:value-type="string" office:string-value="GEOM Geometry(Linestring,2154) NOT NULL ," calcext:value-type="string">
            <text:p>GEOM Geometry(Linestring,2154) NOT NULL ,</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Tranchee</text:p>
          </table:table-cell>
          <table:table-cell table:style-name="ce48" office:value-type="string" calcext:value-type="string">
            <text:p>Code </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TR_CODE</text:p>
          </table:table-cell>
          <table:table-cell table:style-name="ce93" office:value-type="string" calcext:value-type="string">
            <text:p>VARCHAR(254)</text:p>
          </table:table-cell>
          <table:table-cell table:style-name="ce93"/>
          <table:table-cell table:style-name="ce93" table:formula="of:=IF([.H4]=&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office:value-type="float" office:value="1" calcext:value-type="float">
            <text:p>1</text:p>
          </table:table-cell>
          <table:table-cell/>
          <table:table-cell table:style-name="ce185"/>
          <table:table-cell table:style-name="ce185" table:formula="of:=[.K4] &amp; &quot; &quot; &amp; [.L4] &amp; &quot; &quot; &amp; [.N4] &amp; &quot; &quot; &amp; [.T4] &amp; &quot;,&quot;" office:value-type="string" office:string-value="TR_CODE VARCHAR(254) NOT NULL ," calcext:value-type="string">
            <text:p>TR_CODE VARCHAR(254) NOT NULL ,</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code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TR_CODEEXT</text:p>
          </table:table-cell>
          <table:table-cell table:style-name="ce93" office:value-type="string" calcext:value-type="string">
            <text:p>VARCHAR(254)</text:p>
          </table:table-cell>
          <table:table-cell table:style-name="ce93"/>
          <table:table-cell table:style-name="ce93" table:formula="of:=IF([.H5]=&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 &amp; &quot; &quot; &amp; [.L5] &amp; &quot; &quot; &amp; [.N5] &amp; &quot; &quot; &amp; [.T5] &amp; &quot;,&quot;" office:value-type="string" office:string-value="TR_CODEEXT VARCHAR(254)  ," calcext:value-type="string">
            <text:p>TR_CODEEXT VARCHAR(254) <text:s/>,</text:p>
          </table:table-cell>
          <table:table-cell/>
          <table:table-cell table:style-name="ce176"/>
          <table:table-cell table:number-columns-repeated="994"/>
        </table:table-row>
        <table:table-row table:style-name="ro10">
          <table:table-cell/>
          <table:table-cell table:style-name="ce39" office:value-type="string" calcext:value-type="string">
            <text:p>Si artère mode spaghetti, ça ne marche pas, il faut une table de relations n-n. Si graphe planaire il faut des nœuds « spécifiques » comme Syane quand il y a des changements de cheminement de certains fourreaux (chambre déportée). </text:p>
          </table:table-cell>
          <table:table-cell/>
          <table:table-cell table:style-name="ce49" office:value-type="string" calcext:value-type="string">
            <text:p>codeArtere</text:p>
          </table:table-cell>
          <table:table-cell table:style-name="ce49" office:value-type="string" calcext:value-type="string">
            <text:p>Code de l'artère qui se trouve dans cette tranchée</text:p>
          </table:table-cell>
          <table:table-cell table:style-name="ce94" office:value-type="string" calcext:value-type="string">
            <text:p>Texte</text:p>
          </table:table-cell>
          <table:table-cell table:style-name="ce49"/>
          <table:table-cell table:style-name="ce144" office:value-type="string" calcext:value-type="string">
            <text:p>obligatoire</text:p>
          </table:table-cell>
          <table:table-cell/>
          <table:table-cell table:style-name="ce3"/>
          <table:table-cell table:style-name="ce155" office:value-type="string" calcext:value-type="string">
            <text:p>TR_AR_CODE</text:p>
          </table:table-cell>
          <table:table-cell table:style-name="ce94" office:value-type="string" calcext:value-type="string">
            <text:p>VARCHAR(254)</text:p>
          </table:table-cell>
          <table:table-cell table:style-name="ce94"/>
          <table:table-cell table:style-name="ce94" table:formula="of:=IF([.H6]=&quot;obligatoire&quot;;&quot;NOT NULL&quot;;&quot;&quot;)" office:value-type="string" office:string-value="NOT NULL" calcext:value-type="string">
            <text:p>NOT NULL</text:p>
          </table:table-cell>
          <table:table-cell table:style-name="ce94" table:number-columns-repeated="5"/>
          <table:table-cell table:style-name="ce23" office:value-type="string" calcext:value-type="string">
            <text:p>REFERENCES GRACE.ARTERE(AR_CODE)</text:p>
          </table:table-cell>
          <table:table-cell table:style-name="ce176"/>
          <table:table-cell table:style-name="ce23" table:number-columns-repeated="2"/>
          <table:table-cell table:style-name="ce3"/>
          <table:table-cell table:style-name="ce23" office:value-type="float" office:value="1" calcext:value-type="float">
            <text:p>1</text:p>
          </table:table-cell>
          <table:table-cell/>
          <table:table-cell table:style-name="ce185"/>
          <table:table-cell table:style-name="ce185" table:formula="of:=[.K6] &amp; &quot; &quot; &amp; [.L6] &amp; &quot; &quot; &amp; [.N6] &amp; &quot; &quot; &amp; [.T6] &amp; &quot;,&quot;" office:value-type="string" office:string-value="TR_AR_CODE VARCHAR(254) NOT NULL REFERENCES GRACE.ARTERE(AR_CODE)," calcext:value-type="string">
            <text:p>TR_AR_CODE VARCHAR(254) NOT NULL REFERENCES GRACE.ARTERE(AR_CODE),</text:p>
          </table:table-cell>
          <table:table-cell/>
          <table:table-cell table:style-name="ce176"/>
          <table:table-cell/>
          <table:table-cell office:value-type="string" calcext:value-type="string">
            <text:p>ID_ARTERE</text:p>
          </table:table-cell>
          <table:table-cell table:number-columns-repeated="992"/>
        </table:table-row>
        <table:table-row table:style-name="ro5">
          <table:table-cell/>
          <table:table-cell office:value-type="string" calcext:value-type="string">
            <text:p>Ceux qui souhaiteraient utiliser HEXAVIA ou RIVOLI peuvent le faire ici. </text:p>
          </table:table-cell>
          <table:table-cell/>
          <table:table-cell table:style-name="ce50" office:value-type="string" calcext:value-type="string">
            <text:p>voie</text:p>
          </table:table-cell>
          <table:table-cell table:style-name="ce50" office:value-type="string" calcext:value-type="string">
            <text:p>Nom ou code de la voie dans laquelle est implantée la tranchée (notion utilisée pour la dénomination de l'artère et non pour sa géolocalisation).</text:p>
          </table:table-cell>
          <table:table-cell table:style-name="ce95" office:value-type="string" calcext:value-type="string">
            <text:p>Texte</text:p>
          </table:table-cell>
          <table:table-cell table:style-name="ce52" office:value-type="string" calcext:value-type="string">
            <text:p>Nom littéral de la voie ou un code d'un référentiel voirie selon décision. </text:p>
          </table:table-cell>
          <table:table-cell table:style-name="ce145"/>
          <table:table-cell/>
          <table:table-cell table:style-name="ce3"/>
          <table:table-cell table:style-name="ce156" office:value-type="string" calcext:value-type="string">
            <text:p>TR_VOIE</text:p>
          </table:table-cell>
          <table:table-cell table:style-name="ce95" office:value-type="string" calcext:value-type="string">
            <text:p>VARCHAR(254)</text:p>
          </table:table-cell>
          <table:table-cell table:style-name="ce95"/>
          <table:table-cell table:style-name="ce95" table:formula="of:=IF([.H7]=&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7] &amp; &quot; &quot; &amp; [.L7] &amp; &quot; &quot; &amp; [.N7] &amp; &quot; &quot; &amp; [.T7] &amp; &quot;,&quot;" office:value-type="string" office:string-value="TR_VOIE VARCHAR(254)  ," calcext:value-type="string">
            <text:p>TR_VOIE VARCHAR(254) <text:s/>,</text:p>
          </table:table-cell>
          <table:table-cell/>
          <table:table-cell table:style-name="ce176"/>
          <table:table-cell office:value-type="string" calcext:value-type="string">
            <text:p>Voie_tranchee</text:p>
          </table:table-cell>
          <table:table-cell table:style-name="ce156" office:value-type="string" calcext:value-type="string">
            <text:p>TR_VOIE</text:p>
          </table:table-cell>
          <table:table-cell table:number-columns-repeated="992"/>
        </table:table-row>
        <table:table-row table:style-name="ro4">
          <table:table-cell table:number-columns-repeated="3"/>
          <table:table-cell table:style-name="ce50" office:value-type="string" calcext:value-type="string">
            <text:p>modePose</text:p>
          </table:table-cell>
          <table:table-cell table:style-name="ce50" office:value-type="string" calcext:value-type="string">
            <text:p>Technique mise en place pour faire la tranchée</text:p>
          </table:table-cell>
          <table:table-cell table:style-name="ce95" office:value-type="string" calcext:value-type="string">
            <text:p>Texte</text:p>
          </table:table-cell>
          <table:table-cell table:style-name="ce128" office:value-type="string" calcext:value-type="string">
            <text:p><text:span text:style-name="T2">Suivant la classification &lt;TranchePose</text:span><text:span text:style-name="T6">Type&gt;</text:span></text:p>
          </table:table-cell>
          <table:table-cell table:style-name="ce146"/>
          <table:table-cell/>
          <table:table-cell table:style-name="ce3"/>
          <table:table-cell table:style-name="ce156" office:value-type="string" calcext:value-type="string">
            <text:p>TR_MOD_POS</text:p>
          </table:table-cell>
          <table:table-cell table:style-name="ce95" office:value-type="string" calcext:value-type="string">
            <text:p>VARCHAR(254)</text:p>
          </table:table-cell>
          <table:table-cell table:style-name="ce95"/>
          <table:table-cell table:style-name="ce95" table:formula="of:=IF([.H8]=&quot;obligatoire&quot;;&quot;NOT NULL&quot;;&quot;&quot;)">
            <text:p/>
          </table:table-cell>
          <table:table-cell table:style-name="ce95" table:number-columns-repeated="5"/>
          <table:table-cell table:style-name="ce172" office:value-type="string" calcext:value-type="string">
            <text:p>REFERENCES GRACE.L_TRANCHEE_POSE_TYPE(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8] &amp; &quot; &quot; &amp; [.L8] &amp; &quot; &quot; &amp; [.N8] &amp; &quot; &quot; &amp; [.T8] &amp; &quot;,&quot;" office:value-type="string" office:string-value="TR_MOD_POS VARCHAR(254)  REFERENCES GRACE.L_TRANCHEE_POSE_TYPE(CODE)," calcext:value-type="string">
            <text:p>TR_MOD_POS VARCHAR(254) <text:s/>REFERENCES GRACE.L_TRANCHEE_POSE_TYPE(CODE),</text:p>
          </table:table-cell>
          <table:table-cell/>
          <table:table-cell table:style-name="ce176"/>
          <table:table-cell office:value-type="string" calcext:value-type="string">
            <text:p>Mod_pose_tranchee</text:p>
          </table:table-cell>
          <table:table-cell table:style-name="ce156" office:value-type="string" calcext:value-type="string">
            <text:p>TR_MOD_POS</text:p>
          </table:table-cell>
          <table:table-cell table:number-columns-repeated="992"/>
        </table:table-row>
        <table:table-row table:style-name="ro1">
          <table:table-cell table:number-columns-repeated="3"/>
          <table:table-cell table:style-name="ce51" office:value-type="string" calcext:value-type="string">
            <text:p>longueur</text:p>
          </table:table-cell>
          <table:table-cell table:style-name="ce50" office:value-type="string" calcext:value-type="string">
            <text:p>Longueur de la tranchée en mètres (déduite de sa géométrie)</text:p>
          </table:table-cell>
          <table:table-cell table:style-name="ce95" office:value-type="string" calcext:value-type="string">
            <text:p>Entier</text:p>
          </table:table-cell>
          <table:table-cell table:style-name="ce50"/>
          <table:table-cell table:style-name="ce147"/>
          <table:table-cell/>
          <table:table-cell table:style-name="ce3"/>
          <table:table-cell table:style-name="ce156" office:value-type="string" calcext:value-type="string">
            <text:p>TR_LONG</text:p>
          </table:table-cell>
          <table:table-cell table:style-name="ce95" office:value-type="string" calcext:value-type="string">
            <text:p>NUMERIC(8,2)</text:p>
          </table:table-cell>
          <table:table-cell table:style-name="ce95"/>
          <table:table-cell table:style-name="ce95" table:formula="of:=IF([.H9]=&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office:value-type="float" office:value="1" calcext:value-type="float">
            <text:p>1</text:p>
          </table:table-cell>
          <table:table-cell table:style-name="ce23"/>
          <table:table-cell/>
          <table:table-cell table:style-name="ce185"/>
          <table:table-cell table:style-name="ce185" table:formula="of:=[.K9] &amp; &quot; &quot; &amp; [.L9] &amp; &quot; &quot; &amp; [.N9] &amp; &quot; &quot; &amp; [.T9] &amp; &quot;,&quot;" office:value-type="string" office:string-value="TR_LONG NUMERIC(8,2)  ," calcext:value-type="string">
            <text:p>TR_LONG NUMERIC(8,2) <text:s/>,</text:p>
          </table:table-cell>
          <table:table-cell/>
          <table:table-cell table:style-name="ce176"/>
          <table:table-cell office:value-type="string" calcext:value-type="string">
            <text:p>Long_ tranchee</text:p>
          </table:table-cell>
          <table:table-cell table:style-name="ce156" office:value-type="string" calcext:value-type="string">
            <text:p>TR_LONG</text:p>
          </table:table-cell>
          <table:table-cell table:number-columns-repeated="992"/>
        </table:table-row>
        <table:table-row table:style-name="ro3">
          <table:table-cell office:value-type="string" calcext:value-type="string">
            <text:p>Peu utilisable, longueur géométrie doit suffire.</text:p>
          </table:table-cell>
          <table:table-cell office:value-type="string" calcext:value-type="string">
            <text:p>Pour les cas avec des changements de niveau importants (ou forts dénivelés ?). </text:p>
          </table:table-cell>
          <table:table-cell/>
          <table:table-cell table:style-name="ce48" office:value-type="string" calcext:value-type="string">
            <text:p>longueurReelle</text:p>
          </table:table-cell>
          <table:table-cell table:style-name="ce48" office:value-type="string" calcext:value-type="string">
            <text:p>Longueur de la tranchée en mètres mesurée sur le terrain. </text:p>
          </table:table-cell>
          <table:table-cell table:style-name="ce93" office:value-type="string" calcext:value-type="string">
            <text:p>Entier</text:p>
          </table:table-cell>
          <table:table-cell table:style-name="ce48"/>
          <table:table-cell table:style-name="ce143"/>
          <table:table-cell/>
          <table:table-cell table:style-name="ce3"/>
          <table:table-cell table:style-name="ce55" office:value-type="string" calcext:value-type="string">
            <text:p>TR_LGREEL</text:p>
          </table:table-cell>
          <table:table-cell table:style-name="ce93" office:value-type="string" calcext:value-type="string">
            <text:p>NUMERIC(8,2)</text:p>
          </table:table-cell>
          <table:table-cell table:style-name="ce93"/>
          <table:table-cell table:style-name="ce93" table:formula="of:=IF([.H10]=&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0] &amp; &quot; &quot; &amp; [.L10] &amp; &quot; &quot; &amp; [.N10] &amp; &quot; &quot; &amp; [.T10] &amp; &quot;,&quot;" office:value-type="string" office:string-value="TR_LGREEL NUMERIC(8,2)  ," calcext:value-type="string">
            <text:p>TR_LGREEL NUMERIC(8,2) <text:s/>,</text:p>
          </table:table-cell>
          <table:table-cell/>
          <table:table-cell table:style-name="ce176"/>
          <table:table-cell table:number-columns-repeated="994"/>
        </table:table-row>
        <table:table-row table:style-name="ro1">
          <table:table-cell table:number-columns-repeated="3"/>
          <table:table-cell table:style-name="ce50" office:value-type="string" calcext:value-type="string">
            <text:p>largeur</text:p>
          </table:table-cell>
          <table:table-cell table:style-name="ce50" office:value-type="string" calcext:value-type="string">
            <text:p>Largeur de la tranchée en mètre</text:p>
          </table:table-cell>
          <table:table-cell table:style-name="ce95" office:value-type="string" calcext:value-type="string">
            <text:p>Entier</text:p>
          </table:table-cell>
          <table:table-cell table:style-name="ce50"/>
          <table:table-cell table:style-name="ce147"/>
          <table:table-cell/>
          <table:table-cell table:style-name="ce3"/>
          <table:table-cell table:style-name="ce156" office:value-type="string" calcext:value-type="string">
            <text:p>TR_LARG</text:p>
          </table:table-cell>
          <table:table-cell table:style-name="ce95" office:value-type="string" calcext:value-type="string">
            <text:p>NUMERIC(4,2)</text:p>
          </table:table-cell>
          <table:table-cell table:style-name="ce95"/>
          <table:table-cell table:style-name="ce95" table:formula="of:=IF([.H11]=&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1] &amp; &quot; &quot; &amp; [.L11] &amp; &quot; &quot; &amp; [.N11] &amp; &quot; &quot; &amp; [.T11] &amp; &quot;,&quot;" office:value-type="string" office:string-value="TR_LARG NUMERIC(4,2)  ," calcext:value-type="string">
            <text:p>TR_LARG NUMERIC(4,2) <text:s/>,</text:p>
          </table:table-cell>
          <table:table-cell/>
          <table:table-cell table:style-name="ce176"/>
          <table:table-cell office:value-type="string" calcext:value-type="string">
            <text:p>Larg_ tranchee</text:p>
          </table:table-cell>
          <table:table-cell table:style-name="ce156" office:value-type="string" calcext:value-type="string">
            <text:p>TR_LARG</text:p>
          </table:table-cell>
          <table:table-cell table:number-columns-repeated="992"/>
        </table:table-row>
        <table:table-row table:style-name="ro4">
          <table:table-cell table:number-columns-repeated="3"/>
          <table:table-cell table:style-name="ce50" office:value-type="string" calcext:value-type="string">
            <text:p>implantation</text:p>
          </table:table-cell>
          <table:table-cell table:style-name="ce50" office:value-type="string" calcext:value-type="string">
            <text:p>Type d'implantation de la tranchée</text:p>
          </table:table-cell>
          <table:table-cell table:style-name="ce95" office:value-type="string" calcext:value-type="string">
            <text:p>Texte</text:p>
          </table:table-cell>
          <table:table-cell table:style-name="ce50" office:value-type="string" calcext:value-type="string">
            <text:p>Suivant la classification</text:p>
            <text:p><text:span text:style-name="T2"> &lt;ImplantationTrancheType&gt;</text:span></text:p>
          </table:table-cell>
          <table:table-cell table:style-name="ce147"/>
          <table:table-cell/>
          <table:table-cell table:style-name="ce3"/>
          <table:table-cell table:style-name="ce156" office:value-type="string" calcext:value-type="string">
            <text:p>TR_TYP_IMPL</text:p>
          </table:table-cell>
          <table:table-cell table:style-name="ce95" office:value-type="string" calcext:value-type="string">
            <text:p>VARCHAR(254)</text:p>
          </table:table-cell>
          <table:table-cell table:style-name="ce95"/>
          <table:table-cell table:style-name="ce95" table:formula="of:=IF([.H12]=&quot;obligatoire&quot;;&quot;NOT NULL&quot;;&quot;&quot;)">
            <text:p/>
          </table:table-cell>
          <table:table-cell table:style-name="ce95" table:number-columns-repeated="5"/>
          <table:table-cell table:style-name="ce172" office:value-type="string" calcext:value-type="string">
            <text:p>REFERENCES GRACE.L_TRANCHEE_IMPLANTATION_TYPE(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2] &amp; &quot; &quot; &amp; [.L12] &amp; &quot; &quot; &amp; [.N12] &amp; &quot; &quot; &amp; [.T12] &amp; &quot;,&quot;" office:value-type="string" office:string-value="TR_TYP_IMPL VARCHAR(254)  REFERENCES GRACE.L_TRANCHEE_IMPLANTATION_TYPE(CODE)," calcext:value-type="string">
            <text:p>TR_TYP_IMPL VARCHAR(254) <text:s/>REFERENCES GRACE.L_TRANCHEE_IMPLANTATION_TYPE(CODE),</text:p>
          </table:table-cell>
          <table:table-cell/>
          <table:table-cell table:style-name="ce176"/>
          <table:table-cell table:style-name="ce16" office:value-type="string" calcext:value-type="string">
            <text:p>Type_impl_tranchee</text:p>
          </table:table-cell>
          <table:table-cell table:style-name="ce156" office:value-type="string" calcext:value-type="string">
            <text:p>TR_TYP_IMPL</text:p>
          </table:table-cell>
          <table:table-cell table:number-columns-repeated="992"/>
        </table:table-row>
        <table:table-row table:style-name="ro3">
          <table:table-cell table:number-columns-repeated="3"/>
          <table:table-cell table:style-name="ce50" office:value-type="string" calcext:value-type="string">
            <text:p>revetement</text:p>
          </table:table-cell>
          <table:table-cell table:style-name="ce50" office:value-type="string" calcext:value-type="string">
            <text:p>Type de revêtement de la chaussée</text:p>
          </table:table-cell>
          <table:table-cell table:style-name="ce95" office:value-type="string" calcext:value-type="string">
            <text:p>Texte</text:p>
          </table:table-cell>
          <table:table-cell table:style-name="ce50" office:value-type="string" calcext:value-type="string">
            <text:p>Ex : enrobé noir, terrain naturel</text:p>
          </table:table-cell>
          <table:table-cell table:style-name="ce147"/>
          <table:table-cell/>
          <table:table-cell table:style-name="ce3"/>
          <table:table-cell table:style-name="ce156" office:value-type="string" calcext:value-type="string">
            <text:p>TR_REVET</text:p>
          </table:table-cell>
          <table:table-cell table:style-name="ce95" office:value-type="string" calcext:value-type="string">
            <text:p>VARCHAR(254)</text:p>
          </table:table-cell>
          <table:table-cell table:style-name="ce95"/>
          <table:table-cell table:style-name="ce95" table:formula="of:=IF([.H13]=&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3] &amp; &quot; &quot; &amp; [.L13] &amp; &quot; &quot; &amp; [.N13] &amp; &quot; &quot; &amp; [.T13] &amp; &quot;,&quot;" office:value-type="string" office:string-value="TR_REVET VARCHAR(254)  ," calcext:value-type="string">
            <text:p>TR_REVET VARCHAR(254) <text:s/>,</text:p>
          </table:table-cell>
          <table:table-cell/>
          <table:table-cell table:style-name="ce176"/>
          <table:table-cell office:value-type="string" calcext:value-type="string">
            <text:p>Revetement_tranchee</text:p>
          </table:table-cell>
          <table:table-cell table:style-name="ce156" office:value-type="string" calcext:value-type="string">
            <text:p>TR_REVET</text:p>
          </table:table-cell>
          <table:table-cell table:number-columns-repeated="992"/>
        </table:table-row>
        <table:table-row table:style-name="ro5">
          <table:table-cell/>
          <table:table-cell table:style-name="ce40" office:value-type="string" calcext:value-type="string">
            <text:p>Quel usage ? Un remblais est composé de couches. Ne suffit pas pour se passer de coupe de tranchée (cf. refSchema). </text:p>
          </table:table-cell>
          <table:table-cell/>
          <table:table-cell table:style-name="ce50" office:value-type="string" calcext:value-type="string">
            <text:p>remblais</text:p>
          </table:table-cell>
          <table:table-cell table:style-name="ce50" office:value-type="string" calcext:value-type="string">
            <text:p>Type du remblais</text:p>
          </table:table-cell>
          <table:table-cell table:style-name="ce95" office:value-type="string" calcext:value-type="string">
            <text:p>Texte</text:p>
          </table:table-cell>
          <table:table-cell table:style-name="ce75" office:value-type="string" calcext:value-type="string">
            <text:p>Ex grave</text:p>
          </table:table-cell>
          <table:table-cell table:style-name="ce147"/>
          <table:table-cell/>
          <table:table-cell table:style-name="ce3"/>
          <table:table-cell table:style-name="ce156" office:value-type="string" calcext:value-type="string">
            <text:p>TR_REMBLAI</text:p>
          </table:table-cell>
          <table:table-cell table:style-name="ce95" office:value-type="string" calcext:value-type="string">
            <text:p>VARCHAR(254)</text:p>
          </table:table-cell>
          <table:table-cell table:style-name="ce95"/>
          <table:table-cell table:style-name="ce95" table:formula="of:=IF([.H14]=&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4] &amp; &quot; &quot; &amp; [.L14] &amp; &quot; &quot; &amp; [.N14] &amp; &quot; &quot; &amp; [.T14] &amp; &quot;,&quot;" office:value-type="string" office:string-value="TR_REMBLAI VARCHAR(254)  ," calcext:value-type="string">
            <text:p>TR_REMBLAI VARCHAR(254) <text:s/>,</text:p>
          </table:table-cell>
          <table:table-cell/>
          <table:table-cell table:style-name="ce176"/>
          <table:table-cell office:value-type="string" calcext:value-type="string">
            <text:p>Type_remblais_tranchee</text:p>
          </table:table-cell>
          <table:table-cell table:style-name="ce156" office:value-type="string" calcext:value-type="string">
            <text:p>TR_REMBLAI</text:p>
          </table:table-cell>
          <table:table-cell table:number-columns-repeated="992"/>
        </table:table-row>
        <table:table-row table:style-name="ro3">
          <table:table-cell/>
          <table:table-cell office:value-type="string" calcext:value-type="string">
            <text:p>CLE : c'est bon, ne pas utiliser la profondeur comme Syane</text:p>
          </table:table-cell>
          <table:table-cell/>
          <table:table-cell table:style-name="ce50" office:value-type="string" calcext:value-type="string">
            <text:p>hauteurCharge</text:p>
          </table:table-cell>
          <table:table-cell table:style-name="ce50" office:value-type="string" calcext:value-type="string">
            <text:p>Hauteur de charge en mètre</text:p>
          </table:table-cell>
          <table:table-cell table:style-name="ce95" office:value-type="string" calcext:value-type="string">
            <text:p>Entier</text:p>
          </table:table-cell>
          <table:table-cell table:style-name="ce50"/>
          <table:table-cell table:style-name="ce147"/>
          <table:table-cell/>
          <table:table-cell table:style-name="ce3"/>
          <table:table-cell table:style-name="ce156" office:value-type="string" calcext:value-type="string">
            <text:p>TR_CHARGE</text:p>
          </table:table-cell>
          <table:table-cell table:style-name="ce95" office:value-type="string" calcext:value-type="string">
            <text:p>NUMERIC(5,2)</text:p>
          </table:table-cell>
          <table:table-cell table:style-name="ce95"/>
          <table:table-cell table:style-name="ce95" table:formula="of:=IF([.H15]=&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5] &amp; &quot; &quot; &amp; [.L15] &amp; &quot; &quot; &amp; [.N15] &amp; &quot; &quot; &amp; [.T15] &amp; &quot;,&quot;" office:value-type="string" office:string-value="TR_CHARGE NUMERIC(5,2)  ," calcext:value-type="string">
            <text:p>TR_CHARGE NUMERIC(5,2) <text:s/>,</text:p>
          </table:table-cell>
          <table:table-cell/>
          <table:table-cell table:style-name="ce176"/>
          <table:table-cell office:value-type="string" calcext:value-type="string">
            <text:p>Haut_charge_tranchee</text:p>
          </table:table-cell>
          <table:table-cell table:style-name="ce156" office:value-type="string" calcext:value-type="string">
            <text:p>TR_CHARGE</text:p>
          </table:table-cell>
          <table:table-cell table:number-columns-repeated="992"/>
        </table:table-row>
        <table:table-row table:style-name="ro5">
          <table:table-cell/>
          <table:table-cell table:style-name="ce40" office:value-type="string" calcext:value-type="string">
            <text:p>Plutôt présent sur artère ? Le but d'un Plynox n'est pas détecter une tranchée mais une artère. </text:p>
          </table:table-cell>
          <table:table-cell/>
          <table:table-cell table:style-name="ce52" office:value-type="string" calcext:value-type="string">
            <text:p>filDetection</text:p>
          </table:table-cell>
          <table:table-cell table:style-name="ce52" office:value-type="string" calcext:value-type="string">
            <text:p>Présence ou non du fil de détection en fond de fouille dans la tranchée. </text:p>
          </table:table-cell>
          <table:table-cell table:style-name="ce96" office:value-type="string" calcext:value-type="string">
            <text:p>BOOLEAN</text:p>
          </table:table-cell>
          <table:table-cell table:style-name="ce52"/>
          <table:table-cell table:style-name="ce145"/>
          <table:table-cell/>
          <table:table-cell table:style-name="ce3"/>
          <table:table-cell table:style-name="ce3" office:value-type="string" calcext:value-type="string">
            <text:p>TR_FILDTEC</text:p>
          </table:table-cell>
          <table:table-cell table:style-name="ce93" office:value-type="string" calcext:value-type="string">
            <text:p>BOOLEAN</text:p>
          </table:table-cell>
          <table:table-cell table:style-name="ce93"/>
          <table:table-cell table:style-name="ce93" table:formula="of:=IF([.H16]=&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6] &amp; &quot; &quot; &amp; [.L16] &amp; &quot; &quot; &amp; [.N16] &amp; &quot; &quot; &amp; [.T16] &amp; &quot;,&quot;" office:value-type="string" office:string-value="TR_FILDTEC BOOLEAN  ," calcext:value-type="string">
            <text:p>TR_FILDTEC BOOLEAN <text:s/>,</text:p>
          </table:table-cell>
          <table:table-cell/>
          <table:table-cell table:style-name="ce176"/>
          <table:table-cell office:value-type="string" calcext:value-type="string">
            <text:p>Plinox_tranchee</text:p>
          </table:table-cell>
          <table:table-cell office:value-type="string" calcext:value-type="string">
            <text:p>TR_DETECT</text:p>
          </table:table-cell>
          <table:table-cell table:number-columns-repeated="992"/>
        </table:table-row>
        <table:table-row table:style-name="ro5">
          <table:table-cell/>
          <table:table-cell office:value-type="string" calcext:value-type="string">
            <text:p>Table spécifique gest comme Syane ?</text:p>
          </table:table-cell>
          <table:table-cell/>
          <table:table-cell table:style-name="ce50" office:value-type="string" calcext:value-type="string">
            <text:p>gestionnaireVoirie</text:p>
          </table:table-cell>
          <table:table-cell table:style-name="ce50" office:value-type="string" calcext:value-type="string">
            <text:p>Gestionnaire de la voirie sous laquelle est implantée la tranchée</text:p>
          </table:table-cell>
          <table:table-cell table:style-name="ce96" office:value-type="string" calcext:value-type="string">
            <text:p>Type Complexe Organisme</text:p>
          </table:table-cell>
          <table:table-cell table:style-name="ce129" office:value-type="string" calcext:value-type="string">
            <text:p>Suivant la classification <text:s/>&lt;OraganismeCode&gt;</text:p>
          </table:table-cell>
          <table:table-cell table:style-name="ce147" office:value-type="string" calcext:value-type="string">
            <text:p>obligatoire</text:p>
          </table:table-cell>
          <table:table-cell/>
          <table:table-cell table:style-name="ce3"/>
          <table:table-cell table:style-name="ce3" office:value-type="string" calcext:value-type="string">
            <text:p>TR_GEST_VO</text:p>
          </table:table-cell>
          <table:table-cell office:value-type="string" calcext:value-type="string">
            <text:p>VARCHAR(20)</text:p>
          </table:table-cell>
          <table:table-cell table:style-name="ce5"/>
          <table:table-cell table:style-name="ce96" table:formula="of:=IF([.H17]=&quot;obligatoire&quot;;&quot;NOT NULL&quot;;&quot;&quot;)" office:value-type="string" office:string-value="NOT NULL" calcext:value-type="string">
            <text:p>NOT NULL</text:p>
          </table:table-cell>
          <table:table-cell table:style-name="ce96" table:number-columns-repeated="5"/>
          <table:table-cell table:style-name="ce96" office:value-type="string" calcext:value-type="string">
            <text:p>REFERENCES GRACE.ORGANISME (OR_CODE)</text:p>
          </table:table-cell>
          <table:table-cell table:style-name="ce178"/>
          <table:table-cell table:style-name="ce96" table:number-columns-repeated="3"/>
          <table:table-cell table:style-name="ce96" office:value-type="float" office:value="1" calcext:value-type="float">
            <text:p>1</text:p>
          </table:table-cell>
          <table:table-cell/>
          <table:table-cell table:style-name="ce185"/>
          <table:table-cell table:style-name="ce185" table:formula="of:=[.K17] &amp; &quot; &quot; &amp; [.L17] &amp; &quot; &quot; &amp; [.N17] &amp; &quot; &quot; &amp; [.T17] &amp; &quot;,&quot;" office:value-type="string" office:string-value="TR_GEST_VO VARCHAR(20) NOT NULL REFERENCES GRACE.ORGANISME (OR_CODE)," calcext:value-type="string">
            <text:p>TR_GEST_VO VARCHAR(20) NOT NULL REFERENCES GRACE.ORGANISME (OR_CODE),</text:p>
          </table:table-cell>
          <table:table-cell/>
          <table:table-cell table:style-name="ce176"/>
          <table:table-cell office:value-type="string" calcext:value-type="string">
            <text:p>voirie_gestion_tranchee</text:p>
          </table:table-cell>
          <table:table-cell office:value-type="string" calcext:value-type="string">
            <text:p>TR_GEST_VO</text:p>
          </table:table-cell>
          <table:table-cell table:number-columns-repeated="992"/>
        </table:table-row>
        <table:table-row table:style-name="ro5">
          <table:table-cell/>
          <table:table-cell office:value-type="string" calcext:value-type="string">
            <text:p>Table spécifique prop comme Syane ?</text:p>
          </table:table-cell>
          <table:table-cell/>
          <table:table-cell table:style-name="ce50" office:value-type="string" calcext:value-type="string">
            <text:p>proprietaireVoirie</text:p>
          </table:table-cell>
          <table:table-cell table:style-name="ce50" office:value-type="string" calcext:value-type="string">
            <text:p>Propriétaire de la voirie sous laquelle est implantée la tranchée</text:p>
          </table:table-cell>
          <table:table-cell table:style-name="ce96" office:value-type="string" calcext:value-type="string">
            <text:p>Type Complexe Organisme</text:p>
          </table:table-cell>
          <table:table-cell table:style-name="ce129" office:value-type="string" calcext:value-type="string">
            <text:p>Suivant la classification <text:s/>&lt;OraganismeCode&gt;</text:p>
          </table:table-cell>
          <table:table-cell table:style-name="ce147" office:value-type="string" calcext:value-type="string">
            <text:p>obligatoire</text:p>
          </table:table-cell>
          <table:table-cell/>
          <table:table-cell table:style-name="ce3"/>
          <table:table-cell table:style-name="ce3" office:value-type="string" calcext:value-type="string">
            <text:p>TR_PRO_VOI</text:p>
          </table:table-cell>
          <table:table-cell office:value-type="string" calcext:value-type="string">
            <text:p>VARCHAR(20)</text:p>
          </table:table-cell>
          <table:table-cell table:style-name="ce5"/>
          <table:table-cell table:style-name="ce96" table:formula="of:=IF([.H18]=&quot;obligatoire&quot;;&quot;NOT NULL&quot;;&quot;&quot;)" office:value-type="string" office:string-value="NOT NULL" calcext:value-type="string">
            <text:p>NOT NULL</text:p>
          </table:table-cell>
          <table:table-cell table:style-name="ce96" table:number-columns-repeated="5"/>
          <table:table-cell table:style-name="ce96" office:value-type="string" calcext:value-type="string">
            <text:p>REFERENCES GRACE.ORGANISME (OR_CODE)</text:p>
          </table:table-cell>
          <table:table-cell table:style-name="ce178"/>
          <table:table-cell table:style-name="ce96" table:number-columns-repeated="3"/>
          <table:table-cell table:style-name="ce96" office:value-type="float" office:value="1" calcext:value-type="float">
            <text:p>1</text:p>
          </table:table-cell>
          <table:table-cell/>
          <table:table-cell table:style-name="ce185"/>
          <table:table-cell table:style-name="ce185" table:formula="of:=[.K18] &amp; &quot; &quot; &amp; [.L18] &amp; &quot; &quot; &amp; [.N18] &amp; &quot; &quot; &amp; [.T18] &amp; &quot;,&quot;" office:value-type="string" office:string-value="TR_PRO_VOI VARCHAR(20) NOT NULL REFERENCES GRACE.ORGANISME (OR_CODE)," calcext:value-type="string">
            <text:p>TR_PRO_VOI VARCHAR(20) NOT NULL REFERENCES GRACE.ORGANISME (OR_CODE),</text:p>
          </table:table-cell>
          <table:table-cell/>
          <table:table-cell table:style-name="ce176"/>
          <table:table-cell office:value-type="string" calcext:value-type="string">
            <text:p>voirie_prop_tranchee</text:p>
          </table:table-cell>
          <table:table-cell office:value-type="string" calcext:value-type="string">
            <text:p>TR_PRO_VOI</text:p>
          </table:table-cell>
          <table:table-cell table:number-columns-repeated="992"/>
        </table:table-row>
        <table:table-row table:style-name="ro1">
          <table:table-cell/>
          <table:table-cell office:value-type="string" calcext:value-type="string">
            <text:p>Date construction ? Date génie civil ?</text:p>
          </table:table-cell>
          <table:table-cell/>
          <table:table-cell table:style-name="ce52" office:value-type="string" calcext:value-type="string">
            <text:p>dateGenieCivil</text:p>
          </table:table-cell>
          <table:table-cell table:style-name="ce52" office:value-type="string" calcext:value-type="string">
            <text:p>Date de construction de la tranchée </text:p>
          </table:table-cell>
          <table:table-cell table:style-name="ce95" office:value-type="string" calcext:value-type="string">
            <text:p>Date</text:p>
          </table:table-cell>
          <table:table-cell table:style-name="ce50"/>
          <table:table-cell table:style-name="ce147"/>
          <table:table-cell/>
          <table:table-cell table:style-name="ce3"/>
          <table:table-cell table:style-name="ce3" office:value-type="string" calcext:value-type="string">
            <text:p>TR_DATEGC</text:p>
          </table:table-cell>
          <table:table-cell table:style-name="ce95" office:value-type="string" calcext:value-type="string">
            <text:p>DATE</text:p>
          </table:table-cell>
          <table:table-cell table:style-name="ce95"/>
          <table:table-cell table:style-name="ce95" table:formula="of:=IF([.H19]=&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9] &amp; &quot; &quot; &amp; [.L19] &amp; &quot; &quot; &amp; [.N19] &amp; &quot; &quot; &amp; [.T19] &amp; &quot;,&quot;" office:value-type="string" office:string-value="TR_DATEGC DATE  ," calcext:value-type="string">
            <text:p>TR_DATEGC DATE <text:s/>,</text:p>
          </table:table-cell>
          <table:table-cell/>
          <table:table-cell table:style-name="ce176" office:value-type="string" calcext:value-type="string">
            <text:p>dateCreation</text:p>
          </table:table-cell>
          <table:table-cell office:value-type="string" calcext:value-type="string">
            <text:p>Date_creation_tranchee</text:p>
          </table:table-cell>
          <table:table-cell office:value-type="string" calcext:value-type="string">
            <text:p>TR_DATEGC</text:p>
          </table:table-cell>
          <table:table-cell table:number-columns-repeated="992"/>
        </table:table-row>
        <table:table-row table:style-name="ro1">
          <table:table-cell office:value-type="string" calcext:value-type="string">
            <text:p>cf SMOTHD</text:p>
          </table:table-cell>
          <table:table-cell table:number-columns-repeated="2"/>
          <table:table-cell table:style-name="ce48" office:value-type="string" calcext:value-type="string">
            <text:p>mutualisationTranchee</text:p>
          </table:table-cell>
          <table:table-cell table:style-name="ce52" office:value-type="string" calcext:value-type="string">
            <text:p>Mutualisation tvx en GC (L49 ou coconstruction)</text:p>
          </table:table-cell>
          <table:table-cell table:style-name="ce93" office:value-type="string" calcext:value-type="string">
            <text:p>BOOLEAN</text:p>
          </table:table-cell>
          <table:table-cell table:style-name="ce48"/>
          <table:table-cell table:style-name="ce143"/>
          <table:table-cell/>
          <table:table-cell table:style-name="ce3"/>
          <table:table-cell table:style-name="ce3" office:value-type="string" calcext:value-type="string">
            <text:p>TR_MUT</text:p>
          </table:table-cell>
          <table:table-cell table:style-name="ce95" office:value-type="string" calcext:value-type="string">
            <text:p>BOOLEAN</text:p>
          </table:table-cell>
          <table:table-cell table:style-name="ce95"/>
          <table:table-cell table:style-name="ce95" table:formula="of:=IF([.H20]=&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0] &amp; &quot; &quot; &amp; [.L20] &amp; &quot; &quot; &amp; [.N20] &amp; &quot; &quot; &amp; [.T20] &amp; &quot;,&quot;" office:value-type="string" office:string-value="TR_MUT BOOLEAN  ," calcext:value-type="string">
            <text:p>TR_MUT BOOLEAN <text:s/>,</text:p>
          </table:table-cell>
          <table:table-cell/>
          <table:table-cell table:style-name="ce176"/>
          <table:table-cell table:number-columns-repeated="3"/>
          <table:table-cell office:value-type="string" calcext:value-type="string">
            <text:p>cf SMOTHD</text:p>
          </table:table-cell>
          <table:table-cell table:number-columns-repeated="990"/>
        </table:table-row>
        <table:table-row table:style-name="ro5">
          <table:table-cell office:value-type="string" calcext:value-type="string">
            <text:p>cf SMOTHD</text:p>
          </table:table-cell>
          <table:table-cell table:number-columns-repeated="2"/>
          <table:table-cell table:style-name="ce48" office:value-type="string" calcext:value-type="string">
            <text:p>mutualisationOrganisme</text:p>
          </table:table-cell>
          <table:table-cell table:style-name="ce48" office:value-type="string" calcext:value-type="string">
            <text:p>Nom entité à l'origine des tvx (Opérateurs, FT, Syndicats…)</text:p>
          </table:table-cell>
          <table:table-cell table:style-name="ce93" office:value-type="string" calcext:value-type="string">
            <text:p>Type Complexe Organisme</text:p>
          </table:table-cell>
          <table:table-cell table:style-name="ce57" office:value-type="string" calcext:value-type="string">
            <text:p>Suivant la classification <text:s/>&lt;OrganismeCode&gt;</text:p>
          </table:table-cell>
          <table:table-cell table:style-name="ce143"/>
          <table:table-cell/>
          <table:table-cell table:style-name="ce3"/>
          <table:table-cell table:style-name="ce3" office:value-type="string" calcext:value-type="string">
            <text:p>TR_MUT_ORG</text:p>
          </table:table-cell>
          <table:table-cell office:value-type="string" calcext:value-type="string">
            <text:p>VARCHAR(20)</text:p>
          </table:table-cell>
          <table:table-cell table:style-name="ce95"/>
          <table:table-cell table:style-name="ce95" table:formula="of:=IF([.H21]=&quot;obligatoire&quot;;&quot;NOT NULL&quot;;&quot;&quot;)">
            <text:p/>
          </table:table-cell>
          <table:table-cell table:style-name="ce95" table:number-columns-repeated="5"/>
          <table:table-cell table:style-name="ce96" office:value-type="string" calcext:value-type="string">
            <text:p>REFERENCES GRACE.ORGANISME (OR_CODE)</text:p>
          </table:table-cell>
          <table:table-cell table:style-name="ce178"/>
          <table:table-cell table:style-name="ce96" table:number-columns-repeated="2"/>
          <table:table-cell table:style-name="ce3"/>
          <table:table-cell table:style-name="ce23"/>
          <table:table-cell/>
          <table:table-cell table:style-name="ce185"/>
          <table:table-cell table:style-name="ce185" table:formula="of:=[.K21] &amp; &quot; &quot; &amp; [.L21] &amp; &quot; &quot; &amp; [.N21] &amp; &quot; &quot; &amp; [.T21] &amp; &quot;,&quot;" office:value-type="string" office:string-value="TR_MUT_ORG VARCHAR(20)  REFERENCES GRACE.ORGANISME (OR_CODE)," calcext:value-type="string">
            <text:p>TR_MUT_ORG VARCHAR(20) <text:s/>REFERENCES GRACE.ORGANISME (OR_CODE),</text:p>
          </table:table-cell>
          <table:table-cell/>
          <table:table-cell table:style-name="ce176"/>
          <table:table-cell table:number-columns-repeated="3"/>
          <table:table-cell office:value-type="string" calcext:value-type="string">
            <text:p>cf SMOTHD</text:p>
          </table:table-cell>
          <table:table-cell table:number-columns-repeated="990"/>
        </table:table-row>
        <table:table-row table:style-name="ro1">
          <table:table-cell office:value-type="string" calcext:value-type="string">
            <text:p>cf SMOTHD</text:p>
          </table:table-cell>
          <table:table-cell table:number-columns-repeated="2"/>
          <table:table-cell table:style-name="ce48" office:value-type="string" calcext:value-type="string">
            <text:p>mutualisationReference</text:p>
          </table:table-cell>
          <table:table-cell table:style-name="ce48" office:value-type="string" calcext:value-type="string">
            <text:p>Référence du dossier mutualisation</text:p>
          </table:table-cell>
          <table:table-cell table:style-name="ce93" office:value-type="string" calcext:value-type="string">
            <text:p>Texte</text:p>
          </table:table-cell>
          <table:table-cell table:style-name="ce48"/>
          <table:table-cell table:style-name="ce143"/>
          <table:table-cell/>
          <table:table-cell table:style-name="ce3"/>
          <table:table-cell table:style-name="ce3" office:value-type="string" calcext:value-type="string">
            <text:p>TR_MUT_REF</text:p>
          </table:table-cell>
          <table:table-cell table:style-name="ce95" office:value-type="string" calcext:value-type="string">
            <text:p>VARCHAR(254)</text:p>
          </table:table-cell>
          <table:table-cell table:style-name="ce95"/>
          <table:table-cell table:style-name="ce95" table:formula="of:=IF([.H22]=&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2] &amp; &quot; &quot; &amp; [.L22] &amp; &quot; &quot; &amp; [.N22] &amp; &quot; &quot; &amp; [.T22] &amp; &quot;,&quot;" office:value-type="string" office:string-value="TR_MUT_REF VARCHAR(254)  ," calcext:value-type="string">
            <text:p>TR_MUT_REF VARCHAR(254) <text:s/>,</text:p>
          </table:table-cell>
          <table:table-cell/>
          <table:table-cell table:style-name="ce176"/>
          <table:table-cell table:number-columns-repeated="3"/>
          <table:table-cell office:value-type="string" calcext:value-type="string">
            <text:p>cf SMOTHD</text:p>
          </table:table-cell>
          <table:table-cell table:number-columns-repeated="990"/>
        </table:table-row>
        <table:table-row table:style-name="ro1">
          <table:table-cell table:number-columns-repeated="3"/>
          <table:table-cell table:style-name="ce50" office:value-type="string" calcext:value-type="string">
            <text:p>commentaire</text:p>
          </table:table-cell>
          <table:table-cell table:style-name="ce50" office:value-type="string" calcext:value-type="string">
            <text:p>Commentaires</text:p>
          </table:table-cell>
          <table:table-cell table:style-name="ce95" office:value-type="string" calcext:value-type="string">
            <text:p>Texte</text:p>
          </table:table-cell>
          <table:table-cell table:style-name="ce50"/>
          <table:table-cell table:style-name="ce147"/>
          <table:table-cell/>
          <table:table-cell table:style-name="ce3"/>
          <table:table-cell table:style-name="ce3" office:value-type="string" calcext:value-type="string">
            <text:p>TR_COMMENT</text:p>
          </table:table-cell>
          <table:table-cell table:style-name="ce95" office:value-type="string" calcext:value-type="string">
            <text:p>VARCHAR(254)</text:p>
          </table:table-cell>
          <table:table-cell table:style-name="ce95"/>
          <table:table-cell table:style-name="ce95" table:formula="of:=IF([.H23]=&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3] &amp; &quot; &quot; &amp; [.L23] &amp; &quot; &quot; &amp; [.N23] &amp; &quot; &quot; &amp; [.T23] &amp; &quot;,&quot;" office:value-type="string" office:string-value="TR_COMMENT VARCHAR(254)  ," calcext:value-type="string">
            <text:p>TR_COMMENT VARCHAR(254) <text:s/>,</text:p>
          </table:table-cell>
          <table:table-cell/>
          <table:table-cell table:style-name="ce176"/>
          <table:table-cell office:value-type="string" calcext:value-type="string">
            <text:p>commentaire_tranchee</text:p>
          </table:table-cell>
          <table:table-cell office:value-type="string" calcext:value-type="string">
            <text:p>TR_COMMENT</text:p>
          </table:table-cell>
          <table:table-cell table:number-columns-repeated="992"/>
        </table:table-row>
        <table:table-row table:style-name="ro3">
          <table:table-cell/>
          <table:table-cell table:style-name="ce40" office:value-type="string" calcext:value-type="string">
            <text:p>Ou on laisse ça à un suivi des déploiements ?</text:p>
          </table:table-cell>
          <table:table-cell/>
          <table:table-cell table:style-name="ce48" office:value-type="string" calcext:value-type="string">
            <text:p>Statut</text:p>
          </table:table-cell>
          <table:table-cell table:style-name="ce48" office:value-type="string" calcext:value-type="string">
            <text:p>Phase d'avancement (SI, APS, APD, DOE)</text:p>
          </table:table-cell>
          <table:table-cell table:style-name="ce93" office:value-type="string" calcext:value-type="string">
            <text:p>Texte</text:p>
          </table:table-cell>
          <table:table-cell table:style-name="ce48" office:value-type="string" calcext:value-type="string">
            <text:p>Suivant la classification</text:p>
            <text:p>&lt;Statut&gt;</text:p>
          </table:table-cell>
          <table:table-cell table:style-name="ce143"/>
          <table:table-cell/>
          <table:table-cell table:style-name="ce3"/>
          <table:table-cell table:style-name="ce55" office:value-type="string" calcext:value-type="string">
            <text:p>TR_STATUT</text:p>
          </table:table-cell>
          <table:table-cell table:style-name="ce96" office:value-type="string" calcext:value-type="string">
            <text:p>VARCHAR(3)</text:p>
          </table:table-cell>
          <table:table-cell table:style-name="ce93"/>
          <table:table-cell table:style-name="ce93" table:formula="of:=IF([.H24]=&quot;obligatoire&quot;;&quot;NOT NULL&quot;;&quot;&quot;)">
            <text:p/>
          </table:table-cell>
          <table:table-cell table:style-name="ce93" table:number-columns-repeated="5"/>
          <table:table-cell table:style-name="ce172" office:value-type="string" calcext:value-type="string">
            <text:p>REFERENCES GRACE.L_STATUT (CODE)</text:p>
          </table:table-cell>
          <table:table-cell table:style-name="ce176"/>
          <table:table-cell table:style-name="ce23" table:number-columns-repeated="2"/>
          <table:table-cell table:style-name="ce3"/>
          <table:table-cell table:style-name="ce23" office:value-type="float" office:value="1" calcext:value-type="float">
            <text:p>1</text:p>
          </table:table-cell>
          <table:table-cell/>
          <table:table-cell table:style-name="ce185"/>
          <table:table-cell table:style-name="ce185" table:formula="of:=[.K24] &amp; &quot; &quot; &amp; [.L24] &amp; &quot; &quot; &amp; [.N24] &amp; &quot; &quot; &amp; [.T24] &amp; &quot;,&quot;" office:value-type="string" office:string-value="TR_STATUT VARCHAR(3)  REFERENCES GRACE.L_STATUT (CODE)," calcext:value-type="string">
            <text:p>TR_STATUT VARCHAR(3) <text:s/>REFERENCES GRACE.L_STATUT (CODE),</text:p>
          </table:table-cell>
          <table:table-cell/>
          <table:table-cell table:style-name="ce176"/>
          <table:table-cell table:number-columns-repeated="994"/>
        </table:table-row>
        <table:table-row table:style-name="ro11">
          <table:table-cell/>
          <table:table-cell table:style-name="ce40" office:value-type="string" calcext:value-type="string">
            <text:p>Ou on laisse ça à un suivi des déploiements ? Ou Avancement ?</text:p>
          </table:table-cell>
          <table:table-cell/>
          <table:table-cell table:style-name="ce48" office:value-type="string" calcext:value-type="string">
            <text:p>Etat</text:p>
          </table:table-cell>
          <table:table-cell table:style-name="ce48" office:value-type="string" calcext:value-type="string">
            <text:p>Existant, A créer, Travaux, En service, Hors service, Abandonné</text:p>
          </table:table-cell>
          <table:table-cell table:style-name="ce96" office:value-type="string" calcext:value-type="string">
            <text:p>Type Complexe </text:p>
          </table:table-cell>
          <table:table-cell table:style-name="ce48" office:value-type="string" calcext:value-type="string">
            <text:p>Suivant la classification</text:p>
            <text:p>&lt;Etat&gt;</text:p>
          </table:table-cell>
          <table:table-cell table:style-name="ce143"/>
          <table:table-cell/>
          <table:table-cell table:style-name="ce3"/>
          <table:table-cell table:style-name="ce55" office:value-type="string" calcext:value-type="string">
            <text:p>TR_ETAT</text:p>
          </table:table-cell>
          <table:table-cell table:style-name="ce164" office:value-type="string" calcext:value-type="string">
            <text:p>VARCHAR(3)</text:p>
          </table:table-cell>
          <table:table-cell table:style-name="ce5"/>
          <table:table-cell table:style-name="ce96" table:formula="of:=IF([.H25]=&quot;obligatoire&quot;;&quot;NOT NULL&quot;;&quot;&quot;)">
            <text:p/>
          </table:table-cell>
          <table:table-cell table:style-name="ce96" table:number-columns-repeated="5"/>
          <table:table-cell table:style-name="ce172" office:value-type="string" calcext:value-type="string">
            <text:p>REFERENCES GRACE.L_ETAT_TYPE (CODE)</text:p>
          </table:table-cell>
          <table:table-cell table:style-name="ce178"/>
          <table:table-cell table:style-name="ce96" table:number-columns-repeated="3"/>
          <table:table-cell table:style-name="ce96" office:value-type="float" office:value="1" calcext:value-type="float">
            <text:p>1</text:p>
          </table:table-cell>
          <table:table-cell/>
          <table:table-cell table:style-name="ce185"/>
          <table:table-cell table:style-name="ce185" table:formula="of:=[.K25] &amp; &quot; &quot; &amp; [.L25] &amp; &quot; &quot; &amp; [.N25] &amp; &quot; &quot; &amp; [.T25] &amp; &quot;,&quot;" office:value-type="string" office:string-value="TR_ETAT VARCHAR(3)  REFERENCES GRACE.L_ETAT_TYPE (CODE)," calcext:value-type="string">
            <text:p>TR_ETAT VARCHAR(3) <text:s/>REFERENCES GRACE.L_ETAT_TYPE (CODE),</text:p>
          </table:table-cell>
          <table:table-cell/>
          <table:table-cell table:style-name="ce176"/>
          <table:table-cell table:number-columns-repeated="994"/>
        </table:table-row>
        <table:table-row table:style-name="ro1">
          <table:table-cell table:number-columns-repeated="3"/>
          <table:table-cell table:style-name="ce53" office:value-type="string" calcext:value-type="string">
            <text:p>codeTrAmont</text:p>
          </table:table-cell>
          <table:table-cell table:style-name="ce53" office:value-type="string" calcext:value-type="string">
            <text:p>Code de la tranchée amont (déduit de la géométrie). </text:p>
          </table:table-cell>
          <table:table-cell table:style-name="ce97" office:value-type="string" calcext:value-type="string">
            <text:p>Texte</text:p>
          </table:table-cell>
          <table:table-cell table:style-name="ce130"/>
          <table:table-cell table:style-name="ce148"/>
          <table:table-cell/>
          <table:table-cell table:style-name="ce3"/>
          <table:table-cell table:style-name="ce77" office:value-type="string" calcext:value-type="string">
            <text:p>TR_AMONT</text:p>
          </table:table-cell>
          <table:table-cell table:style-name="ce97" office:value-type="string" calcext:value-type="string">
            <text:p>VARCHAR(254)</text:p>
          </table:table-cell>
          <table:table-cell table:style-name="ce97"/>
          <table:table-cell table:style-name="ce97" table:formula="of:=IF([.H26]=&quot;obligatoire&quot;;&quot;NOT NULL&quot;;&quot;&quot;)">
            <text:p/>
          </table:table-cell>
          <table:table-cell table:style-name="ce97" table:number-columns-repeated="5"/>
          <table:table-cell table:style-name="ce23"/>
          <table:table-cell table:style-name="ce176"/>
          <table:table-cell table:style-name="ce23" table:number-columns-repeated="2"/>
          <table:table-cell table:style-name="ce3" office:value-type="float" office:value="1" calcext:value-type="float">
            <text:p>1</text:p>
          </table:table-cell>
          <table:table-cell table:style-name="ce23" office:value-type="float" office:value="1" calcext:value-type="float">
            <text:p>1</text:p>
          </table:table-cell>
          <table:table-cell/>
          <table:table-cell table:style-name="ce185"/>
          <table:table-cell table:style-name="ce185" table:formula="of:=[.K26] &amp; &quot; &quot; &amp; [.L26] &amp; &quot; &quot; &amp; [.N26] &amp; &quot; &quot; &amp; [.T26] &amp; &quot;,&quot;" office:value-type="string" office:string-value="TR_AMONT VARCHAR(254)  ," calcext:value-type="string">
            <text:p>TR_AMONT VARCHAR(254) <text:s/>,</text:p>
          </table:table-cell>
          <table:table-cell/>
          <table:table-cell table:style-name="ce176"/>
          <table:table-cell table:number-columns-repeated="994"/>
        </table:table-row>
        <table:table-row table:style-name="ro1">
          <table:table-cell table:number-columns-repeated="3"/>
          <table:table-cell table:style-name="ce53" office:value-type="string" calcext:value-type="string">
            <text:p>codeTrAval</text:p>
          </table:table-cell>
          <table:table-cell table:style-name="ce53" office:value-type="string" calcext:value-type="string">
            <text:p>Code de la tranchée aval (déduit de la géométrie)</text:p>
          </table:table-cell>
          <table:table-cell table:style-name="ce97" office:value-type="string" calcext:value-type="string">
            <text:p>Texte</text:p>
          </table:table-cell>
          <table:table-cell table:style-name="ce130"/>
          <table:table-cell table:style-name="ce148"/>
          <table:table-cell/>
          <table:table-cell table:style-name="ce3"/>
          <table:table-cell table:style-name="ce77" office:value-type="string" calcext:value-type="string">
            <text:p>TR_AVAL</text:p>
          </table:table-cell>
          <table:table-cell table:style-name="ce97" office:value-type="string" calcext:value-type="string">
            <text:p>VARCHAR(254)</text:p>
          </table:table-cell>
          <table:table-cell table:style-name="ce97"/>
          <table:table-cell table:style-name="ce97" table:formula="of:=IF([.H27]=&quot;obligatoire&quot;;&quot;NOT NULL&quot;;&quot;&quot;)">
            <text:p/>
          </table:table-cell>
          <table:table-cell table:style-name="ce97" table:number-columns-repeated="5"/>
          <table:table-cell table:style-name="ce23"/>
          <table:table-cell table:style-name="ce176"/>
          <table:table-cell table:style-name="ce23" table:number-columns-repeated="2"/>
          <table:table-cell table:style-name="ce3" office:value-type="float" office:value="1" calcext:value-type="float">
            <text:p>1</text:p>
          </table:table-cell>
          <table:table-cell table:style-name="ce23" office:value-type="float" office:value="1" calcext:value-type="float">
            <text:p>1</text:p>
          </table:table-cell>
          <table:table-cell/>
          <table:table-cell table:style-name="ce185"/>
          <table:table-cell table:style-name="ce185" table:formula="of:=[.K27] &amp; &quot; &quot; &amp; [.L27] &amp; &quot; &quot; &amp; [.N27] &amp; &quot; &quot; &amp; [.T27] &amp; &quot;,&quot;" office:value-type="string" office:string-value="TR_AVAL VARCHAR(254)  ," calcext:value-type="string">
            <text:p>TR_AVAL VARCHAR(254) <text:s/>,</text:p>
          </table:table-cell>
          <table:table-cell/>
          <table:table-cell table:style-name="ce176"/>
          <table:table-cell table:number-columns-repeated="994"/>
        </table:table-row>
        <table:table-row table:style-name="ro5">
          <table:table-cell table:number-columns-repeated="3"/>
          <table:table-cell table:style-name="ce52" office:value-type="string" calcext:value-type="string">
            <text:p>qualiteGeolocalisation</text:p>
          </table:table-cell>
          <table:table-cell table:style-name="ce48" office:value-type="string" calcext:value-type="string">
            <text:p>Qualité de la géolocalisation</text:p>
          </table:table-cell>
          <table:table-cell table:style-name="ce93" office:value-type="string" calcext:value-type="string">
            <text:p>Texte</text:p>
          </table:table-cell>
          <table:table-cell table:style-name="ce49" office:value-type="string" calcext:value-type="string">
            <text:p>Suivant classification QualiteGeolocalisationType</text:p>
          </table:table-cell>
          <table:table-cell table:style-name="ce143"/>
          <table:table-cell/>
          <table:table-cell table:style-name="ce3"/>
          <table:table-cell table:style-name="ce11" office:value-type="string" calcext:value-type="string">
            <text:p>TR_QLT_GEO</text:p>
          </table:table-cell>
          <table:table-cell table:style-name="ce93" office:value-type="string" calcext:value-type="string">
            <text:p>VARCHAR(254)</text:p>
          </table:table-cell>
          <table:table-cell table:style-name="ce93"/>
          <table:table-cell table:style-name="ce93" table:formula="of:=IF([.H28]=&quot;obligatoire&quot;;&quot;NOT NULL&quot;;&quot;&quot;)">
            <text:p/>
          </table:table-cell>
          <table:table-cell table:style-name="ce93" table:number-columns-repeated="5"/>
          <table:table-cell table:style-name="ce106"/>
          <table:table-cell table:style-name="ce176"/>
          <table:table-cell table:style-name="ce23" table:number-columns-repeated="2"/>
          <table:table-cell table:style-name="ce3"/>
          <table:table-cell table:style-name="ce23"/>
          <table:table-cell/>
          <table:table-cell table:style-name="ce185"/>
          <table:table-cell table:style-name="ce185" table:formula="of:=[.K28] &amp; &quot; &quot; &amp; [.L28] &amp; &quot; &quot; &amp; [.N28] &amp; &quot; &quot; &amp; [.T28] &amp; &quot;,&quot;" office:value-type="string" office:string-value="TR_QLT_GEO VARCHAR(254)  ," calcext:value-type="string">
            <text:p>TR_QLT_GEO VARCHAR(254) <text:s/>,</text:p>
          </table:table-cell>
          <table:table-cell/>
          <table:table-cell table:style-name="ce52" office:value-type="string" calcext:value-type="string">
            <text:p>qualiteGeolocalisation</text:p>
          </table:table-cell>
          <table:table-cell table:number-columns-repeated="994"/>
        </table:table-row>
        <table:table-row table:style-name="ro3">
          <table:table-cell table:number-columns-repeated="3"/>
          <table:table-cell table:style-name="ce52" office:value-type="string" calcext:value-type="string">
            <text:p>sourceGeolocalisation</text:p>
          </table:table-cell>
          <table:table-cell table:style-name="ce48" office:value-type="string" calcext:value-type="string">
            <text:p>Source de la géolocalisation</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TR_SRC_GEO</text:p>
          </table:table-cell>
          <table:table-cell table:style-name="ce93" office:value-type="string" calcext:value-type="string">
            <text:p>VARCHAR(254)</text:p>
          </table:table-cell>
          <table:table-cell table:style-name="ce93"/>
          <table:table-cell table:style-name="ce93" table:formula="of:=IF([.H29]=&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9] &amp; &quot; &quot; &amp; [.L29] &amp; &quot; &quot; &amp; [.N29] &amp; &quot; &quot; &amp; [.T29] &amp; &quot;,&quot;" office:value-type="string" office:string-value="TR_SRC_GEO VARCHAR(254)  ," calcext:value-type="string">
            <text:p>TR_SRC_GEO VARCHAR(254) <text:s/>,</text:p>
          </table:table-cell>
          <table:table-cell/>
          <table:table-cell table:style-name="ce52" office:value-type="string" calcext:value-type="string">
            <text:p>sourceGeolocalisation</text:p>
          </table:table-cell>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TR_CREADAT</text:p>
          </table:table-cell>
          <table:table-cell table:style-name="ce96" office:value-type="string" calcext:value-type="string">
            <text:p>DATE</text:p>
          </table:table-cell>
          <table:table-cell table:style-name="ce96"/>
          <table:table-cell table:style-name="ce96" table:formula="of:=IF([.H30]=&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0] &amp; &quot; &quot; &amp; [.L30] &amp; &quot; &quot; &amp; [.N30] &amp; &quot; &quot; &amp; [.T30] &amp; &quot;,&quot;" office:value-type="string" office:string-value="TR_CREADAT DATE  ," calcext:value-type="string">
            <text:p>TR_CREADAT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dateMAJ</text:p>
          </table:table-cell>
          <table:table-cell table:style-name="ce48" office:value-type="string" calcext:value-type="string">
            <text:p>Date de la mise à jour (peut être calculé)</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TR_MAJDATE</text:p>
          </table:table-cell>
          <table:table-cell table:style-name="ce96" office:value-type="string" calcext:value-type="string">
            <text:p>DATE</text:p>
          </table:table-cell>
          <table:table-cell table:style-name="ce96"/>
          <table:table-cell table:style-name="ce93" table:formula="of:=IF([.H31]=&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1] &amp; &quot; &quot; &amp; [.L31] &amp; &quot; &quot; &amp; [.N31] &amp; &quot; &quot; &amp; [.T31] &amp; &quot;,&quot;" office:value-type="string" office:string-value="TR_MAJDATE DATE  ," calcext:value-type="string">
            <text:p>TR_MAJ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MAJ</text:p>
          </table:table-cell>
          <table:table-cell table:style-name="ce48" office:value-type="string" calcext:value-type="string">
            <text:p>Source utilisée pour la mise à jour</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TR_MAJSRC</text:p>
          </table:table-cell>
          <table:table-cell table:style-name="ce96" office:value-type="string" calcext:value-type="string">
            <text:p>VARCHAR(254)</text:p>
          </table:table-cell>
          <table:table-cell table:style-name="ce96"/>
          <table:table-cell table:style-name="ce93" table:formula="of:=IF([.H32]=&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2] &amp; &quot; &quot; &amp; [.L32] &amp; &quot; &quot; &amp; [.N32] &amp; &quot; &quot; &amp; [.T32] &amp; &quot;,&quot;" office:value-type="string" office:string-value="TR_MAJSRC VARCHAR(254)  ," calcext:value-type="string">
            <text:p>TR_MAJ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TR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 &amp; &quot; &quot; &amp; [.L33] &amp; &quot; &quot; &amp; [.N33] &amp; &quot; &quot; &amp; [.T33] &amp; &quot;,&quot;" office:value-type="string" office:string-value="TR_ABDDATE DATE  ," calcext:value-type="string">
            <text:p>TR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TR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4] &amp; &quot; &quot; &amp; [.L34] &amp; &quot; &quot; &amp; [.N34] &amp; &quot; &quot; &amp; [.T34] &amp; &quot;,&quot;" office:value-type="string" office:string-value="TR_ABDSRC VARCHAR(254)  ," calcext:value-type="string">
            <text:p>TR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3" table:number-columns-repeated="2"/>
          <table:table-cell table:number-columns-repeated="2"/>
          <table:table-cell table:formula="of:=IF([.H35]=&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2] &amp; &quot;);&quot;" office:value-type="string" office:string-value="CONSTRAINT &quot;TRANCHEE_PK&quot; PRIMARY KEY (TR_ID));" calcext:value-type="string">
            <text:p>CONSTRAINT "TRANCHEE_PK" PRIMARY KEY (TR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table-cell table:style-name="ce90" table:formula="of:=IF([.H36]=&quot;obligatoire&quot;;&quot;NOT NULL&quot;;&quot;&quot;)">
            <text:p/>
          </table:table-cell>
          <table:table-cell table:style-name="ce9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2"/>
          <table:table-cell office:value-type="string" calcext:value-type="string">
            <text:p>ARTERE</text:p>
          </table:table-cell>
          <table:table-cell table:style-name="ce46" office:value-type="string" calcext:value-type="string">
            <text:p>id</text:p>
          </table:table-cell>
          <table:table-cell table:style-name="ce46" office:value-type="string" calcext:value-type="string">
            <text:p>Identifiant généré automatiquement</text:p>
          </table:table-cell>
          <table:table-cell table:style-name="ce91" office:value-type="string" calcext:value-type="string">
            <text:p>INTEGER automatique</text:p>
          </table:table-cell>
          <table:table-cell table:style-name="ce127"/>
          <table:table-cell table:style-name="ce141" office:value-type="string" calcext:value-type="string">
            <text:p>Propre à chaque base</text:p>
          </table:table-cell>
          <table:table-cell/>
          <table:table-cell table:style-name="ce3" office:value-type="string" calcext:value-type="string">
            <text:p>ARTERE</text:p>
          </table:table-cell>
          <table:table-cell table:style-name="ce64" office:value-type="string" calcext:value-type="string">
            <text:p>AR_ID</text:p>
          </table:table-cell>
          <table:table-cell table:style-name="ce91" office:value-type="string" calcext:value-type="string">
            <text:p>INTEGER</text:p>
          </table:table-cell>
          <table:table-cell table:style-name="ce91"/>
          <table:table-cell table:style-name="ce91" table:formula="of:=IF([.H37]=&quot;obligatoire&quot;;&quot;NOT NULL&quot;;&quot;&quot;)">
            <text:p/>
          </table:table-cell>
          <table:table-cell table:style-name="ce91"/>
          <table:table-cell table:style-name="ce125" table:formula="of:= &quot;CONSTRAINT &quot;&quot;&quot; &amp; [.J37] &amp; &quot;_PK&quot;&quot; PRIMARY KEY (&quot; &amp; [.K37] &amp; &quot;)&quot;" office:value-type="string" office:string-value="CONSTRAINT &quot;ARTERE_PK&quot; PRIMARY KEY (AR_ID)" calcext:value-type="string">
            <text:p>CONSTRAINT "ARTERE_PK" PRIMARY KEY (AR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37] &amp; &quot;(&quot;" office:value-type="string" office:string-value="CREATE TABLE ARTERE(" calcext:value-type="string">
            <text:p>CREATE TABLE ARTERE(</text:p>
          </table:table-cell>
          <table:table-cell table:style-name="ce185" table:formula="of:=[.K37] &amp; &quot; &quot; &amp; [.L37] &amp; &quot; &quot; &amp; [.N37] &amp; &quot; &quot; &amp; [.T37] &amp; &quot;,&quot;" office:value-type="string" office:string-value="AR_ID INTEGER  ," calcext:value-type="string">
            <text:p>AR_ID INTEGER <text:s/>,</text:p>
          </table:table-cell>
          <table:table-cell/>
          <table:table-cell table:style-name="ce176"/>
          <table:table-cell table:number-columns-repeated="994"/>
        </table:table-row>
        <table:table-row table:style-name="ro10">
          <table:table-cell table:number-columns-repeated="3"/>
          <table:table-cell table:style-name="ce47" office:value-type="string" calcext:value-type="string">
            <text:p>geom</text:p>
          </table:table-cell>
          <table:table-cell table:style-name="ce47" office:value-type="string" calcext:value-type="string">
            <text:p>Ligne</text:p>
          </table:table-cell>
          <table:table-cell table:style-name="ce92" office:value-type="string" calcext:value-type="string">
            <text:p>Linestring</text:p>
          </table:table-cell>
          <table:table-cell table:style-name="ce47"/>
          <table:table-cell table:style-name="ce142" office:value-type="string" calcext:value-type="string">
            <text:p>obligatoire</text:p>
          </table:table-cell>
          <table:table-cell/>
          <table:table-cell table:style-name="ce3"/>
          <table:table-cell table:style-name="ce56" office:value-type="string" calcext:value-type="string">
            <text:p>GEOM</text:p>
          </table:table-cell>
          <table:table-cell table:style-name="ce92" office:value-type="string" calcext:value-type="string">
            <text:p>Geometry(Linestring,2154)</text:p>
          </table:table-cell>
          <table:table-cell table:style-name="ce92"/>
          <table:table-cell table:style-name="ce92" table:formula="of:=IF([.H38]=&quot;obligatoire&quot;;&quot;NOT NULL&quot;;&quot;&quot;)" office:value-type="string" office:string-value="NOT NULL" calcext:value-type="string">
            <text:p>NOT NULL</text:p>
          </table:table-cell>
          <table:table-cell table:style-name="ce92" table:number-columns-repeated="5"/>
          <table:table-cell table:style-name="ce23"/>
          <table:table-cell table:style-name="ce177" office:value-type="string" calcext:value-type="string">
            <text:p>SELECT AddGeometryColumn('', 'ARTERE','GEOM',2154,'LINESTRING',2); </text:p>
          </table:table-cell>
          <table:table-cell table:style-name="ce23" table:number-columns-repeated="2"/>
          <table:table-cell table:style-name="ce3"/>
          <table:table-cell table:style-name="ce23"/>
          <table:table-cell/>
          <table:table-cell table:style-name="ce185"/>
          <table:table-cell table:style-name="ce185" table:formula="of:=[.K38] &amp; &quot; &quot; &amp; [.L38] &amp; &quot; &quot; &amp; [.N38] &amp; &quot; &quot; &amp; [.T38] &amp; &quot;,&quot;" office:value-type="string" office:string-value="GEOM Geometry(Linestring,2154) NOT NULL ," calcext:value-type="string">
            <text:p>GEOM Geometry(Linestring,2154) NOT NULL ,</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Artere</text:p>
          </table:table-cell>
          <table:table-cell table:style-name="ce48" office:value-type="string" calcext:value-type="string">
            <text:p>Code unique</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AR_CODE</text:p>
          </table:table-cell>
          <table:table-cell table:style-name="ce93" office:value-type="string" calcext:value-type="string">
            <text:p>VARCHAR(254)</text:p>
          </table:table-cell>
          <table:table-cell table:style-name="ce93"/>
          <table:table-cell table:style-name="ce93" table:formula="of:=IF([.H39]=&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9] &amp; &quot; &quot; &amp; [.L39] &amp; &quot; &quot; &amp; [.N39] &amp; &quot; &quot; &amp; [.T39] &amp; &quot;,&quot;" office:value-type="string" office:string-value="AR_CODE VARCHAR(254) NOT NULL ," calcext:value-type="string">
            <text:p>AR_CODE VARCHAR(254) NOT NULL ,</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codeArtere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AR_CODEEXT</text:p>
          </table:table-cell>
          <table:table-cell table:style-name="ce93" office:value-type="string" calcext:value-type="string">
            <text:p>VARCHAR(254)</text:p>
          </table:table-cell>
          <table:table-cell table:style-name="ce93"/>
          <table:table-cell table:style-name="ce93" table:formula="of:=IF([.H40]=&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0] &amp; &quot; &quot; &amp; [.L40] &amp; &quot; &quot; &amp; [.N40] &amp; &quot; &quot; &amp; [.T40] &amp; &quot;,&quot;" office:value-type="string" office:string-value="AR_CODEEXT VARCHAR(254)  ," calcext:value-type="string">
            <text:p>AR_CODEEXT VARCHAR(254) <text:s/>,</text:p>
          </table:table-cell>
          <table:table-cell/>
          <table:table-cell table:style-name="ce176"/>
          <table:table-cell table:number-columns-repeated="994"/>
        </table:table-row>
        <table:table-row table:style-name="ro5">
          <table:table-cell table:number-columns-repeated="3"/>
          <table:table-cell table:style-name="ce50" office:value-type="string" calcext:value-type="string">
            <text:p>adresseVoie</text:p>
          </table:table-cell>
          <table:table-cell table:style-name="ce50" office:value-type="string" calcext:value-type="string">
            <text:p>Adresse de la voie dans laquelle est implantée l'artère (notion utilisée pour la dénomination de l'artère et non pour sa géolocalisation)</text:p>
          </table:table-cell>
          <table:table-cell table:style-name="ce95" office:value-type="string" calcext:value-type="string">
            <text:p>Texte</text:p>
          </table:table-cell>
          <table:table-cell table:style-name="ce50" office:value-type="string" calcext:value-type="string">
            <text:p>nom et repère de la voie</text:p>
          </table:table-cell>
          <table:table-cell table:style-name="ce145"/>
          <table:table-cell/>
          <table:table-cell table:style-name="ce3"/>
          <table:table-cell table:style-name="ce8" office:value-type="string" calcext:value-type="string">
            <text:p>AR_VOIE</text:p>
          </table:table-cell>
          <table:table-cell table:style-name="ce95" office:value-type="string" calcext:value-type="string">
            <text:p>VARCHAR(254)</text:p>
          </table:table-cell>
          <table:table-cell table:style-name="ce95"/>
          <table:table-cell table:style-name="ce95" table:formula="of:=IF([.H41]=&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1] &amp; &quot; &quot; &amp; [.L41] &amp; &quot; &quot; &amp; [.N41] &amp; &quot; &quot; &amp; [.T41] &amp; &quot;,&quot;" office:value-type="string" office:string-value="AR_VOIE VARCHAR(254)  ," calcext:value-type="string">
            <text:p>AR_VOIE VARCHAR(254) <text:s/>,</text:p>
          </table:table-cell>
          <table:table-cell/>
          <table:table-cell table:style-name="ce50" office:value-type="string" calcext:value-type="string">
            <text:p>adresseVoie</text:p>
          </table:table-cell>
          <table:table-cell/>
          <table:table-cell table:style-name="ce8" office:value-type="string" calcext:value-type="string">
            <text:p>AR_VOIE</text:p>
          </table:table-cell>
          <table:table-cell table:number-columns-repeated="992"/>
        </table:table-row>
        <table:table-row table:style-name="ro13">
          <table:table-cell/>
          <table:table-cell office:value-type="string" calcext:value-type="string">
            <text:p>Tranchée ? Une artère peut avoir plus implantations (facade, aérien, souterrain, egout, …). Est-ce qu'on coupe l'artère quand sa nature et son implantation change ? Dans ce cas les transitions deviennent des points techniques/noeuds. </text:p>
          </table:table-cell>
          <table:table-cell/>
          <table:table-cell table:style-name="ce50" office:value-type="string" calcext:value-type="string">
            <text:p>implantation</text:p>
          </table:table-cell>
          <table:table-cell table:style-name="ce50" office:value-type="string" calcext:value-type="string">
            <text:p>Type d'implantation</text:p>
          </table:table-cell>
          <table:table-cell table:style-name="ce95" office:value-type="string" calcext:value-type="string">
            <text:p>Texte</text:p>
          </table:table-cell>
          <table:table-cell table:style-name="ce131" office:value-type="string" calcext:value-type="string">
            <text:p><text:span text:style-name="T7">Suivant la classification &lt;</text:span><text:span text:style-name="T8">ArtereImplantationType&gt;</text:span></text:p>
          </table:table-cell>
          <table:table-cell table:style-name="ce147"/>
          <table:table-cell/>
          <table:table-cell table:style-name="ce3"/>
          <table:table-cell table:style-name="ce8" office:value-type="string" calcext:value-type="string">
            <text:p>AR_TYP_IMP</text:p>
          </table:table-cell>
          <table:table-cell table:style-name="ce95" office:value-type="string" calcext:value-type="string">
            <text:p>VARCHAR(2)</text:p>
          </table:table-cell>
          <table:table-cell table:style-name="ce95"/>
          <table:table-cell table:style-name="ce95" table:formula="of:=IF([.H42]=&quot;obligatoire&quot;;&quot;NOT NULL&quot;;&quot;&quot;)">
            <text:p/>
          </table:table-cell>
          <table:table-cell table:style-name="ce95" table:number-columns-repeated="5"/>
          <table:table-cell table:style-name="ce172" office:value-type="string" calcext:value-type="string">
            <text:p>REFERENCES GRACE.L_ARTERE_IMPLANTATION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2] &amp; &quot; &quot; &amp; [.L42] &amp; &quot; &quot; &amp; [.N42] &amp; &quot; &quot; &amp; [.T42] &amp; &quot;,&quot;" office:value-type="string" office:string-value="AR_TYP_IMP VARCHAR(2)  REFERENCES GRACE.L_ARTERE_IMPLANTATION_TYPE (CODE)," calcext:value-type="string">
            <text:p>AR_TYP_IMP VARCHAR(2) <text:s/>REFERENCES GRACE.L_ARTERE_IMPLANTATION_TYPE (CODE),</text:p>
          </table:table-cell>
          <table:table-cell/>
          <table:table-cell table:style-name="ce50" office:value-type="string" calcext:value-type="string">
            <text:p>implantation</text:p>
          </table:table-cell>
          <table:table-cell/>
          <table:table-cell table:style-name="ce8" office:value-type="string" calcext:value-type="string">
            <text:p>AR_TYP_IMP</text:p>
          </table:table-cell>
          <table:table-cell table:number-columns-repeated="992"/>
        </table:table-row>
        <table:table-row table:style-name="ro11">
          <table:table-cell table:number-columns-repeated="3"/>
          <table:table-cell table:style-name="ce48" office:value-type="string" calcext:value-type="string">
            <text:p>nature</text:p>
          </table:table-cell>
          <table:table-cell table:style-name="ce48" office:value-type="string" calcext:value-type="string">
            <text:p>Télécom, eau, gaz, électricité, assainissement, NC</text:p>
          </table:table-cell>
          <table:table-cell table:style-name="ce93" office:value-type="string" calcext:value-type="string">
            <text:p>Texte</text:p>
          </table:table-cell>
          <table:table-cell table:style-name="ce48" office:value-type="string" calcext:value-type="string">
            <text:p>Suivant la classification</text:p>
            <text:p>&lt;NatureArtere&gt;</text:p>
          </table:table-cell>
          <table:table-cell table:style-name="ce143"/>
          <table:table-cell/>
          <table:table-cell table:style-name="ce3"/>
          <table:table-cell table:style-name="ce55" office:value-type="string" calcext:value-type="string">
            <text:p>AR_NATURE</text:p>
          </table:table-cell>
          <table:table-cell table:style-name="ce93" office:value-type="string" calcext:value-type="string">
            <text:p>VARCHAR(3)</text:p>
          </table:table-cell>
          <table:table-cell table:style-name="ce93"/>
          <table:table-cell table:style-name="ce93" table:formula="of:=IF([.H43]=&quot;obligatoire&quot;;&quot;NOT NULL&quot;;&quot;&quot;)">
            <text:p/>
          </table:table-cell>
          <table:table-cell table:style-name="ce93" table:number-columns-repeated="5"/>
          <table:table-cell table:style-name="ce172" office:value-type="string" calcext:value-type="string">
            <text:p>REFERENCES GRACE.L_ARTERE_NATUR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3] &amp; &quot; &quot; &amp; [.L43] &amp; &quot; &quot; &amp; [.N43] &amp; &quot; &quot; &amp; [.T43] &amp; &quot;,&quot;" office:value-type="string" office:string-value="AR_NATURE VARCHAR(3)  REFERENCES GRACE.L_ARTERE_NATURE (CODE)," calcext:value-type="string">
            <text:p>AR_NATURE VARCHAR(3) <text:s/>REFERENCES GRACE.L_ARTERE_NATURE (CODE),</text:p>
          </table:table-cell>
          <table:table-cell/>
          <table:table-cell table:style-name="ce48" office:value-type="string" calcext:value-type="string">
            <text:p>nature</text:p>
          </table:table-cell>
          <table:table-cell/>
          <table:table-cell table:style-name="ce55" office:value-type="string" calcext:value-type="string">
            <text:p>nature</text:p>
          </table:table-cell>
          <table:table-cell table:number-columns-repeated="992"/>
        </table:table-row>
        <table:table-row table:style-name="ro11">
          <table:table-cell table:number-columns-repeated="3"/>
          <table:table-cell table:style-name="ce50" office:value-type="string" calcext:value-type="string">
            <text:p>type</text:p>
          </table:table-cell>
          <table:table-cell table:style-name="ce50" office:value-type="string" calcext:value-type="string">
            <text:p>Type logique de l'artère</text:p>
          </table:table-cell>
          <table:table-cell table:style-name="ce95" office:value-type="string" calcext:value-type="string">
            <text:p>Texte</text:p>
          </table:table-cell>
          <table:table-cell table:style-name="ce128" office:value-type="string" calcext:value-type="string">
            <text:p><text:span text:style-name="T2">Suivant la classification &lt;</text:span><text:span text:style-name="T6">ArtereType&gt;</text:span></text:p>
          </table:table-cell>
          <table:table-cell table:style-name="ce147"/>
          <table:table-cell/>
          <table:table-cell table:style-name="ce3"/>
          <table:table-cell table:style-name="ce8" office:value-type="string" calcext:value-type="string">
            <text:p>AR_TYP_LGQ</text:p>
          </table:table-cell>
          <table:table-cell table:style-name="ce95" office:value-type="string" calcext:value-type="string">
            <text:p>VARCHAR(2)</text:p>
          </table:table-cell>
          <table:table-cell table:style-name="ce95"/>
          <table:table-cell table:style-name="ce95" table:formula="of:=IF([.H44]=&quot;obligatoire&quot;;&quot;NOT NULL&quot;;&quot;&quot;)">
            <text:p/>
          </table:table-cell>
          <table:table-cell table:style-name="ce95" table:number-columns-repeated="5"/>
          <table:table-cell table:style-name="ce172" office:value-type="string" calcext:value-type="string">
            <text:p>REFERENCES GRACE.L_ARTERE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4] &amp; &quot; &quot; &amp; [.L44] &amp; &quot; &quot; &amp; [.N44] &amp; &quot; &quot; &amp; [.T44] &amp; &quot;,&quot;" office:value-type="string" office:string-value="AR_TYP_LGQ VARCHAR(2)  REFERENCES GRACE.L_ARTERE_TYPE (CODE)," calcext:value-type="string">
            <text:p>AR_TYP_LGQ VARCHAR(2) <text:s/>REFERENCES GRACE.L_ARTERE_TYPE (CODE),</text:p>
          </table:table-cell>
          <table:table-cell/>
          <table:table-cell table:style-name="ce50" office:value-type="string" calcext:value-type="string">
            <text:p>type</text:p>
          </table:table-cell>
          <table:table-cell/>
          <table:table-cell table:style-name="ce8" office:value-type="string" calcext:value-type="string">
            <text:p>AR_TYP_LGQ</text:p>
          </table:table-cell>
          <table:table-cell table:number-columns-repeated="992"/>
        </table:table-row>
        <table:table-row table:style-name="ro5">
          <table:table-cell table:number-columns-repeated="3"/>
          <table:table-cell table:style-name="ce50" office:value-type="string" calcext:value-type="string">
            <text:p>etat</text:p>
          </table:table-cell>
          <table:table-cell table:style-name="ce50" office:value-type="string" calcext:value-type="string">
            <text:p>État de l'artère</text:p>
          </table:table-cell>
          <table:table-cell table:style-name="ce95" office:value-type="string" calcext:value-type="string">
            <text:p>Texte</text:p>
          </table:table-cell>
          <table:table-cell table:style-name="ce128" office:value-type="string" calcext:value-type="string">
            <text:p><text:span text:style-name="T2">Suivant la classification &lt;Etat</text:span><text:span text:style-name="T6">Type&gt;</text:span></text:p>
          </table:table-cell>
          <table:table-cell table:style-name="ce147"/>
          <table:table-cell/>
          <table:table-cell table:style-name="ce3"/>
          <table:table-cell table:style-name="ce8" office:value-type="string" calcext:value-type="string">
            <text:p>AR_ETAT</text:p>
          </table:table-cell>
          <table:table-cell table:style-name="ce95" office:value-type="string" calcext:value-type="string">
            <text:p>VARCHAR(254)</text:p>
          </table:table-cell>
          <table:table-cell table:style-name="ce95"/>
          <table:table-cell table:style-name="ce95" table:formula="of:=IF([.H45]=&quot;obligatoire&quot;;&quot;NOT NULL&quot;;&quot;&quot;)">
            <text:p/>
          </table:table-cell>
          <table:table-cell table:style-name="ce95" table:number-columns-repeated="5"/>
          <table:table-cell table:style-name="ce172" office:value-type="string" calcext:value-type="string">
            <text:p>REFERENCES GRACE.L_ETAT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5] &amp; &quot; &quot; &amp; [.L45] &amp; &quot; &quot; &amp; [.N45] &amp; &quot; &quot; &amp; [.T45] &amp; &quot;,&quot;" office:value-type="string" office:string-value="AR_ETAT VARCHAR(254)  REFERENCES GRACE.L_ETAT_TYPE (CODE)," calcext:value-type="string">
            <text:p>AR_ETAT VARCHAR(254) <text:s/>REFERENCES GRACE.L_ETAT_TYPE (CODE),</text:p>
          </table:table-cell>
          <table:table-cell/>
          <table:table-cell table:style-name="ce50" office:value-type="string" calcext:value-type="string">
            <text:p>etat</text:p>
          </table:table-cell>
          <table:table-cell/>
          <table:table-cell table:style-name="ce8" office:value-type="string" calcext:value-type="string">
            <text:p>AR_ETAT</text:p>
          </table:table-cell>
          <table:table-cell table:number-columns-repeated="992"/>
        </table:table-row>
        <table:table-row table:style-name="ro1">
          <table:table-cell table:number-columns-repeated="3"/>
          <table:table-cell table:style-name="ce51" office:value-type="string" calcext:value-type="string">
            <text:p>longueur</text:p>
          </table:table-cell>
          <table:table-cell table:style-name="ce50" office:value-type="string" calcext:value-type="string">
            <text:p>Longueur de l'artère en mètres (déduit à partir de sa géométrie)</text:p>
          </table:table-cell>
          <table:table-cell table:style-name="ce95" office:value-type="string" calcext:value-type="string">
            <text:p>Entier</text:p>
          </table:table-cell>
          <table:table-cell table:style-name="ce50"/>
          <table:table-cell table:style-name="ce147"/>
          <table:table-cell/>
          <table:table-cell table:style-name="ce3"/>
          <table:table-cell table:style-name="ce157" office:value-type="string" calcext:value-type="string">
            <text:p>AR_LONG</text:p>
          </table:table-cell>
          <table:table-cell table:style-name="ce95" office:value-type="string" calcext:value-type="string">
            <text:p>NUMERIC(8,2)</text:p>
          </table:table-cell>
          <table:table-cell table:style-name="ce95"/>
          <table:table-cell table:style-name="ce95" table:formula="of:=IF([.H46]=&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6] &amp; &quot; &quot; &amp; [.L46] &amp; &quot; &quot; &amp; [.N46] &amp; &quot; &quot; &amp; [.T46] &amp; &quot;,&quot;" office:value-type="string" office:string-value="AR_LONG NUMERIC(8,2)  ," calcext:value-type="string">
            <text:p>AR_LONG NUMERIC(8,2) <text:s/>,</text:p>
          </table:table-cell>
          <table:table-cell/>
          <table:table-cell table:style-name="ce51" office:value-type="string" calcext:value-type="string">
            <text:p>longueur</text:p>
          </table:table-cell>
          <table:table-cell/>
          <table:table-cell table:style-name="ce157" office:value-type="string" calcext:value-type="string">
            <text:p>AR_LONG</text:p>
          </table:table-cell>
          <table:table-cell table:number-columns-repeated="992"/>
        </table:table-row>
        <table:table-row table:style-name="ro3">
          <table:table-cell/>
          <table:table-cell office:value-type="string" calcext:value-type="string">
            <text:p>Ou comme les PIT, porter D (dessin ou T terrain dans un champ TYPE_LONGU</text:p>
          </table:table-cell>
          <table:table-cell/>
          <table:table-cell table:style-name="ce53" office:value-type="string" calcext:value-type="string">
            <text:p>longueurReelle</text:p>
          </table:table-cell>
          <table:table-cell table:style-name="ce48" office:value-type="string" calcext:value-type="string">
            <text:p>Longueur réelle de l'artère en mètres (selon retours terrain)</text:p>
          </table:table-cell>
          <table:table-cell table:style-name="ce93"/>
          <table:table-cell table:style-name="ce48"/>
          <table:table-cell table:style-name="ce143"/>
          <table:table-cell/>
          <table:table-cell table:style-name="ce3"/>
          <table:table-cell table:style-name="ce157" office:value-type="string" calcext:value-type="string">
            <text:p>AR_LGREEL</text:p>
          </table:table-cell>
          <table:table-cell table:style-name="ce95" office:value-type="string" calcext:value-type="string">
            <text:p>NUMERIC(8,2)</text:p>
          </table:table-cell>
          <table:table-cell table:style-name="ce95"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7] &amp; &quot; &quot; &amp; [.L47] &amp; &quot; &quot; &amp; [.N47] &amp; &quot; &quot; &amp; [.T47] &amp; &quot;,&quot;" office:value-type="string" office:string-value="AR_LGREEL NUMERIC(8,2)  ," calcext:value-type="string">
            <text:p>AR_LGREEL NUMERIC(8,2) <text:s/>,</text:p>
          </table:table-cell>
          <table:table-cell/>
          <table:table-cell table:style-name="ce51"/>
          <table:table-cell/>
          <table:table-cell table:style-name="ce157"/>
          <table:table-cell table:number-columns-repeated="992"/>
        </table:table-row>
        <table:table-row table:style-name="ro4">
          <table:table-cell/>
          <table:table-cell office:value-type="string" calcext:value-type="string">
            <text:p>Calculable, donc une vue peut le faire si besoin. Mais information intéressante à stocker voire échanger sans modéliser tous les fourreaux. </text:p>
          </table:table-cell>
          <table:table-cell/>
          <table:table-cell table:style-name="ce54" office:value-type="string" calcext:value-type="string">
            <text:p>nombreFourreau</text:p>
          </table:table-cell>
          <table:table-cell table:style-name="ce75" office:value-type="string" calcext:value-type="string">
            <text:p>Nombre de fourreaux présents dans l'artère (déduit à partir des données &lt; Fourreau&gt;)</text:p>
          </table:table-cell>
          <table:table-cell table:style-name="ce98" office:value-type="string" calcext:value-type="string">
            <text:p>INTEGER</text:p>
          </table:table-cell>
          <table:table-cell table:style-name="ce75"/>
          <table:table-cell table:style-name="ce149"/>
          <table:table-cell/>
          <table:table-cell table:style-name="ce3"/>
          <table:table-cell table:style-name="ce157" office:value-type="string" calcext:value-type="string">
            <text:p>AR_NBFOUR</text:p>
          </table:table-cell>
          <table:table-cell table:style-name="ce95" office:value-type="string" calcext:value-type="string">
            <text:p>INTEGER</text:p>
          </table:table-cell>
          <table:table-cell table:style-name="ce95"/>
          <table:table-cell table:style-name="ce95" table:formula="of:=IF([.H48]=&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8] &amp; &quot; &quot; &amp; [.L48] &amp; &quot; &quot; &amp; [.N48] &amp; &quot; &quot; &amp; [.T48] &amp; &quot;,&quot;" office:value-type="string" office:string-value="AR_NBFOUR INTEGER  ," calcext:value-type="string">
            <text:p>AR_NBFOUR INTEGER <text:s/>,</text:p>
          </table:table-cell>
          <table:table-cell/>
          <table:table-cell table:style-name="ce54" office:value-type="string" calcext:value-type="string">
            <text:p>nombreFourreau</text:p>
          </table:table-cell>
          <table:table-cell/>
          <table:table-cell table:style-name="ce157" office:value-type="string" calcext:value-type="string">
            <text:p>NB_FOUR</text:p>
          </table:table-cell>
          <table:table-cell table:number-columns-repeated="992"/>
        </table:table-row>
        <table:table-row table:style-name="ro4">
          <table:table-cell/>
          <table:table-cell office:value-type="string" calcext:value-type="string">
            <text:p>Calculable, donc une vue peut le faire si besoin. Mais information intéressante à stocker voire échanger sans modéliser tous les fourreaux. </text:p>
          </table:table-cell>
          <table:table-cell/>
          <table:table-cell table:style-name="ce54" office:value-type="string" calcext:value-type="string">
            <text:p>nombreFourreauDisponible</text:p>
          </table:table-cell>
          <table:table-cell table:style-name="ce75" office:value-type="string" calcext:value-type="string">
            <text:p>Nombre de fourreaux disponibles dans l'artère </text:p>
          </table:table-cell>
          <table:table-cell table:style-name="ce98" office:value-type="string" calcext:value-type="string">
            <text:p>INTEGER</text:p>
          </table:table-cell>
          <table:table-cell table:style-name="ce75"/>
          <table:table-cell table:style-name="ce149"/>
          <table:table-cell/>
          <table:table-cell table:style-name="ce3"/>
          <table:table-cell table:style-name="ce157" office:value-type="string" calcext:value-type="string">
            <text:p>AR_NBDISPO</text:p>
          </table:table-cell>
          <table:table-cell table:style-name="ce95" office:value-type="string" calcext:value-type="string">
            <text:p>INTEGER</text:p>
          </table:table-cell>
          <table:table-cell table:style-name="ce95"/>
          <table:table-cell table:style-name="ce95" table:formula="of:=IF([.H49]=&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9] &amp; &quot; &quot; &amp; [.L49] &amp; &quot; &quot; &amp; [.N49] &amp; &quot; &quot; &amp; [.T49] &amp; &quot;,&quot;" office:value-type="string" office:string-value="AR_NBDISPO INTEGER  ," calcext:value-type="string">
            <text:p>AR_NBDISPO INTEGER <text:s/>,</text:p>
          </table:table-cell>
          <table:table-cell/>
          <table:table-cell table:style-name="ce54" office:value-type="string" calcext:value-type="string">
            <text:p>nombreFourreauDisponible</text:p>
          </table:table-cell>
          <table:table-cell/>
          <table:table-cell table:style-name="ce157" office:value-type="string" calcext:value-type="string">
            <text:p>NB_FOUR_DI</text:p>
          </table:table-cell>
          <table:table-cell table:number-columns-repeated="992"/>
        </table:table-row>
        <table:table-row table:style-name="ro3">
          <table:table-cell table:number-columns-repeated="3"/>
          <table:table-cell table:style-name="ce53" office:value-type="string" calcext:value-type="string">
            <text:p>CodeNoeudAmont</text:p>
          </table:table-cell>
          <table:table-cell table:style-name="ce53" office:value-type="string" calcext:value-type="string">
            <text:p>Code du Noeud en amont (déduit de la géométrie par rapport au sens de la polyligne)</text:p>
          </table:table-cell>
          <table:table-cell table:style-name="ce97" office:value-type="string" calcext:value-type="string">
            <text:p>Texte</text:p>
          </table:table-cell>
          <table:table-cell table:style-name="ce53" office:value-type="string" calcext:value-type="string">
            <text:p>Selon les règles de nommage</text:p>
          </table:table-cell>
          <table:table-cell table:style-name="ce148"/>
          <table:table-cell/>
          <table:table-cell table:style-name="ce3"/>
          <table:table-cell table:style-name="ce77" office:value-type="string" calcext:value-type="string">
            <text:p>AR_NOEUD_A</text:p>
          </table:table-cell>
          <table:table-cell table:style-name="ce97" office:value-type="string" calcext:value-type="string">
            <text:p>VARCHAR(254)</text:p>
          </table:table-cell>
          <table:table-cell table:style-name="ce97"/>
          <table:table-cell table:style-name="ce97" table:formula="of:=IF([.H50]=&quot;obligatoire&quot;;&quot;NOT NULL&quot;;&quot;&quot;)">
            <text:p/>
          </table:table-cell>
          <table:table-cell table:style-name="ce97"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 &amp; &quot; &quot; &amp; [.L50] &amp; &quot; &quot; &amp; [.N50] &amp; &quot; &quot; &amp; [.T50] &amp; &quot;,&quot;" office:value-type="string" office:string-value="AR_NOEUD_A VARCHAR(254)  ," calcext:value-type="string">
            <text:p>AR_NOEUD_A VARCHAR(254) <text:s/>,</text:p>
          </table:table-cell>
          <table:table-cell/>
          <table:table-cell table:style-name="ce53" office:value-type="string" calcext:value-type="string">
            <text:p>CodeNoeudAmont</text:p>
          </table:table-cell>
          <table:table-cell/>
          <table:table-cell table:style-name="ce77" office:value-type="string" calcext:value-type="string">
            <text:p>NOEUD_A</text:p>
          </table:table-cell>
          <table:table-cell office:value-type="string" calcext:value-type="string">
            <text:p>LGFX_AMONT</text:p>
          </table:table-cell>
          <table:table-cell table:number-columns-repeated="991"/>
        </table:table-row>
        <table:table-row table:style-name="ro3">
          <table:table-cell table:number-columns-repeated="3"/>
          <table:table-cell table:style-name="ce53" office:value-type="string" calcext:value-type="string">
            <text:p>CodeNoeudAval</text:p>
          </table:table-cell>
          <table:table-cell table:style-name="ce53" office:value-type="string" calcext:value-type="string">
            <text:p>Code du Noeud en amont (déduit de la géométrie par rapport au sens de la polyligne)</text:p>
          </table:table-cell>
          <table:table-cell table:style-name="ce97" office:value-type="string" calcext:value-type="string">
            <text:p>Texte</text:p>
          </table:table-cell>
          <table:table-cell table:style-name="ce53" office:value-type="string" calcext:value-type="string">
            <text:p>Selon les règles de nommage</text:p>
          </table:table-cell>
          <table:table-cell table:style-name="ce148"/>
          <table:table-cell/>
          <table:table-cell table:style-name="ce3"/>
          <table:table-cell table:style-name="ce77" office:value-type="string" calcext:value-type="string">
            <text:p>AR_NOEUD_B</text:p>
          </table:table-cell>
          <table:table-cell table:style-name="ce97" office:value-type="string" calcext:value-type="string">
            <text:p>VARCHAR(254)</text:p>
          </table:table-cell>
          <table:table-cell table:style-name="ce97"/>
          <table:table-cell table:style-name="ce97" table:formula="of:=IF([.H51]=&quot;obligatoire&quot;;&quot;NOT NULL&quot;;&quot;&quot;)">
            <text:p/>
          </table:table-cell>
          <table:table-cell table:style-name="ce97"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1] &amp; &quot; &quot; &amp; [.L51] &amp; &quot; &quot; &amp; [.N51] &amp; &quot; &quot; &amp; [.T51] &amp; &quot;,&quot;" office:value-type="string" office:string-value="AR_NOEUD_B VARCHAR(254)  ," calcext:value-type="string">
            <text:p>AR_NOEUD_B VARCHAR(254) <text:s/>,</text:p>
          </table:table-cell>
          <table:table-cell/>
          <table:table-cell table:style-name="ce53" office:value-type="string" calcext:value-type="string">
            <text:p>CodeNoeudAval</text:p>
          </table:table-cell>
          <table:table-cell/>
          <table:table-cell table:style-name="ce77" office:value-type="string" calcext:value-type="string">
            <text:p>NOEUD_B</text:p>
          </table:table-cell>
          <table:table-cell office:value-type="string" calcext:value-type="string">
            <text:p>LGFX_AVAL</text:p>
          </table:table-cell>
          <table:table-cell table:number-columns-repeated="991"/>
        </table:table-row>
        <table:table-row table:style-name="ro1">
          <table:table-cell table:number-columns-repeated="3"/>
          <table:table-cell table:style-name="ce50" office:value-type="string" calcext:value-type="string">
            <text:p>commentaire</text:p>
          </table:table-cell>
          <table:table-cell table:style-name="ce50" office:value-type="string" calcext:value-type="string">
            <text:p>Particularités de l'objet</text:p>
          </table:table-cell>
          <table:table-cell table:style-name="ce95" office:value-type="string" calcext:value-type="string">
            <text:p>Texte</text:p>
          </table:table-cell>
          <table:table-cell table:style-name="ce50"/>
          <table:table-cell table:style-name="ce147"/>
          <table:table-cell/>
          <table:table-cell table:style-name="ce3"/>
          <table:table-cell table:style-name="ce8" office:value-type="string" calcext:value-type="string">
            <text:p>AR_COMMENT</text:p>
          </table:table-cell>
          <table:table-cell table:style-name="ce95" office:value-type="string" calcext:value-type="string">
            <text:p>VARCHAR(254)</text:p>
          </table:table-cell>
          <table:table-cell table:style-name="ce95"/>
          <table:table-cell table:style-name="ce95" table:formula="of:=IF([.H52]=&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2] &amp; &quot; &quot; &amp; [.L52] &amp; &quot; &quot; &amp; [.N52] &amp; &quot; &quot; &amp; [.T52] &amp; &quot;,&quot;" office:value-type="string" office:string-value="AR_COMMENT VARCHAR(254)  ," calcext:value-type="string">
            <text:p>AR_COMMENT VARCHAR(254) <text:s/>,</text:p>
          </table:table-cell>
          <table:table-cell/>
          <table:table-cell table:style-name="ce50" office:value-type="string" calcext:value-type="string">
            <text:p>commentaire</text:p>
          </table:table-cell>
          <table:table-cell/>
          <table:table-cell table:style-name="ce8"/>
          <table:table-cell table:number-columns-repeated="992"/>
        </table:table-row>
        <table:table-row table:style-name="ro3">
          <table:table-cell/>
          <table:table-cell table:style-name="ce31" office:value-type="string" calcext:value-type="string">
            <text:p>Voir mission 3, nommage des référencements. </text:p>
          </table:table-cell>
          <table:table-cell/>
          <table:table-cell table:style-name="ce48" office:value-type="string" calcext:value-type="string">
            <text:p>Statut</text:p>
          </table:table-cell>
          <table:table-cell table:style-name="ce48" office:value-type="string" calcext:value-type="string">
            <text:p>Phase d'avancement (SI, APS, APD, DOE)</text:p>
          </table:table-cell>
          <table:table-cell table:style-name="ce93" office:value-type="string" calcext:value-type="string">
            <text:p>Texte</text:p>
          </table:table-cell>
          <table:table-cell table:style-name="ce48" office:value-type="string" calcext:value-type="string">
            <text:p>Suivant la classification</text:p>
            <text:p>&lt;Statut&gt;</text:p>
          </table:table-cell>
          <table:table-cell table:style-name="ce143"/>
          <table:table-cell/>
          <table:table-cell table:style-name="ce3"/>
          <table:table-cell table:style-name="ce55" office:value-type="string" calcext:value-type="string">
            <text:p>AR_STATUT</text:p>
          </table:table-cell>
          <table:table-cell table:style-name="ce93" office:value-type="string" calcext:value-type="string">
            <text:p>VARCHAR(254)</text:p>
          </table:table-cell>
          <table:table-cell table:style-name="ce93"/>
          <table:table-cell table:style-name="ce93" table:formula="of:=IF([.H53]=&quot;obligatoire&quot;;&quot;NOT NULL&quot;;&quot;&quot;)">
            <text:p/>
          </table:table-cell>
          <table:table-cell table:style-name="ce93" table:number-columns-repeated="5"/>
          <table:table-cell table:style-name="ce172" office:value-type="string" calcext:value-type="string">
            <text:p>REFERENCES GRACE.L_STATU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53] &amp; &quot; &quot; &amp; [.L53] &amp; &quot; &quot; &amp; [.N53] &amp; &quot; &quot; &amp; [.T53] &amp; &quot;,&quot;" office:value-type="string" office:string-value="AR_STATUT VARCHAR(254)  REFERENCES GRACE.L_STATUT (CODE)," calcext:value-type="string">
            <text:p>AR_STATUT VARCHAR(254) <text:s/>REFERENCES GRACE.L_STATUT (CODE),</text:p>
          </table:table-cell>
          <table:table-cell/>
          <table:table-cell table:style-name="ce176"/>
          <table:table-cell table:number-columns-repeated="994"/>
        </table:table-row>
        <table:table-row table:style-name="ro5">
          <table:table-cell/>
          <table:table-cell table:style-name="ce40" office:value-type="string" calcext:value-type="string">
            <text:p>Doublon ?</text:p>
          </table:table-cell>
          <table:table-cell/>
          <table:table-cell table:style-name="ce48" office:value-type="string" calcext:value-type="string">
            <text:p>avancement</text:p>
          </table:table-cell>
          <table:table-cell table:style-name="ce48" office:value-type="string" calcext:value-type="string">
            <text:p>Existant, A créer, Travaux, En service, Hors service, Abandonné</text:p>
          </table:table-cell>
          <table:table-cell table:style-name="ce93" office:value-type="string" calcext:value-type="string">
            <text:p>Texte</text:p>
          </table:table-cell>
          <table:table-cell table:style-name="ce48" office:value-type="string" calcext:value-type="string">
            <text:p>Suivant la classification</text:p>
            <text:p>&lt;Avancement&gt;</text:p>
            <text:p/>
          </table:table-cell>
          <table:table-cell table:style-name="ce143"/>
          <table:table-cell/>
          <table:table-cell table:style-name="ce3"/>
          <table:table-cell table:style-name="ce55" office:value-type="string" calcext:value-type="string">
            <text:p>AR_AVANCMT</text:p>
          </table:table-cell>
          <table:table-cell table:style-name="ce93" office:value-type="string" calcext:value-type="string">
            <text:p>VARCHAR(254)</text:p>
          </table:table-cell>
          <table:table-cell table:style-name="ce93"/>
          <table:table-cell table:style-name="ce93" table:formula="of:=IF([.H54]=&quot;obligatoire&quot;;&quot;NOT NULL&quot;;&quot;&quot;)">
            <text:p/>
          </table:table-cell>
          <table:table-cell table:style-name="ce93" table:number-columns-repeated="5"/>
          <table:table-cell table:style-name="ce106"/>
          <table:table-cell table:style-name="ce176"/>
          <table:table-cell table:style-name="ce23" table:number-columns-repeated="2"/>
          <table:table-cell table:style-name="ce3"/>
          <table:table-cell table:style-name="ce23"/>
          <table:table-cell/>
          <table:table-cell table:style-name="ce185"/>
          <table:table-cell table:style-name="ce185" table:formula="of:=[.K54] &amp; &quot; &quot; &amp; [.L54] &amp; &quot; &quot; &amp; [.N54] &amp; &quot; &quot; &amp; [.T54] &amp; &quot;,&quot;" office:value-type="string" office:string-value="AR_AVANCMT VARCHAR(254)  ," calcext:value-type="string">
            <text:p>AR_AVANCMT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MS</text:p>
          </table:table-cell>
          <table:table-cell table:style-name="ce48" office:value-type="string" calcext:value-type="string">
            <text:p>Date de mise en service</text:p>
          </table:table-cell>
          <table:table-cell table:style-name="ce93" office:value-type="string" calcext:value-type="string">
            <text:p>Date</text:p>
          </table:table-cell>
          <table:table-cell table:style-name="ce48"/>
          <table:table-cell table:style-name="ce143"/>
          <table:table-cell/>
          <table:table-cell table:style-name="ce3"/>
          <table:table-cell table:style-name="ce55" office:value-type="string" calcext:value-type="string">
            <text:p>AR_DATEMS</text:p>
          </table:table-cell>
          <table:table-cell table:style-name="ce93" office:value-type="string" calcext:value-type="string">
            <text:p>Date</text:p>
          </table:table-cell>
          <table:table-cell table:style-name="ce93"/>
          <table:table-cell table:style-name="ce93" table:formula="of:=IF([.H55]=&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5] &amp; &quot; &quot; &amp; [.L55] &amp; &quot; &quot; &amp; [.N55] &amp; &quot; &quot; &amp; [.T55] &amp; &quot;,&quot;" office:value-type="string" office:string-value="AR_DATEMS Date  ," calcext:value-type="string">
            <text:p>AR_DATEMS Date <text:s/>,</text:p>
          </table:table-cell>
          <table:table-cell/>
          <table:table-cell table:style-name="ce176"/>
          <table:table-cell table:number-columns-repeated="994"/>
        </table:table-row>
        <table:table-row table:style-name="ro5">
          <table:table-cell/>
          <table:table-cell office:value-type="string" calcext:value-type="string">
            <text:p>CLASSE ?</text:p>
          </table:table-cell>
          <table:table-cell/>
          <table:table-cell table:style-name="ce11" office:value-type="string" calcext:value-type="string">
            <text:p>qualiteGeolocalisation</text:p>
          </table:table-cell>
          <table:table-cell table:style-name="ce55" office:value-type="string" calcext:value-type="string">
            <text:p>Qualité de la géolocalisation</text:p>
          </table:table-cell>
          <table:table-cell table:style-name="ce99" office:value-type="string" calcext:value-type="string">
            <text:p>Texte</text:p>
          </table:table-cell>
          <table:table-cell table:style-name="ce55" office:value-type="string" calcext:value-type="string">
            <text:p>Suivant classification &lt;QualiteGeolocalisationType&gt;</text:p>
          </table:table-cell>
          <table:table-cell table:style-name="ce99"/>
          <table:table-cell/>
          <table:table-cell table:style-name="ce3"/>
          <table:table-cell table:style-name="ce11" office:value-type="string" calcext:value-type="string">
            <text:p>AR_QLT_GEO</text:p>
          </table:table-cell>
          <table:table-cell table:style-name="ce99" office:value-type="string" calcext:value-type="string">
            <text:p>VARCHAR(254)</text:p>
          </table:table-cell>
          <table:table-cell table:style-name="ce99"/>
          <table:table-cell table:style-name="ce99" table:formula="of:=IF([.H56]=&quot;obligatoire&quot;;&quot;NOT NULL&quot;;&quot;&quot;)">
            <text:p/>
          </table:table-cell>
          <table:table-cell table:style-name="ce99" table:number-columns-repeated="5"/>
          <table:table-cell table:style-name="ce106"/>
          <table:table-cell table:style-name="ce176"/>
          <table:table-cell table:style-name="ce23" table:number-columns-repeated="2"/>
          <table:table-cell table:style-name="ce3"/>
          <table:table-cell table:style-name="ce23"/>
          <table:table-cell/>
          <table:table-cell table:style-name="ce185"/>
          <table:table-cell table:style-name="ce185" table:formula="of:=[.K56] &amp; &quot; &quot; &amp; [.L56] &amp; &quot; &quot; &amp; [.N56] &amp; &quot; &quot; &amp; [.T56] &amp; &quot;,&quot;" office:value-type="string" office:string-value="AR_QLT_GEO VARCHAR(254)  ," calcext:value-type="string">
            <text:p>AR_QLT_GEO VARCHAR(254) <text:s/>,</text:p>
          </table:table-cell>
          <table:table-cell/>
          <table:table-cell table:style-name="ce176"/>
          <table:table-cell table:number-columns-repeated="994"/>
        </table:table-row>
        <table:table-row table:style-name="ro1">
          <table:table-cell table:number-columns-repeated="3"/>
          <table:table-cell table:style-name="ce11" office:value-type="string" calcext:value-type="string">
            <text:p>sourceGeolocalisation</text:p>
          </table:table-cell>
          <table:table-cell table:style-name="ce55" office:value-type="string" calcext:value-type="string">
            <text:p>Source de la géolocalisation</text:p>
          </table:table-cell>
          <table:table-cell table:style-name="ce99" office:value-type="string" calcext:value-type="string">
            <text:p>Texte</text:p>
          </table:table-cell>
          <table:table-cell table:style-name="ce55"/>
          <table:table-cell table:style-name="ce99"/>
          <table:table-cell/>
          <table:table-cell table:style-name="ce3"/>
          <table:table-cell table:style-name="ce11" office:value-type="string" calcext:value-type="string">
            <text:p>AR_SRC_GEO</text:p>
          </table:table-cell>
          <table:table-cell table:style-name="ce99" office:value-type="string" calcext:value-type="string">
            <text:p>VARCHAR(254)</text:p>
          </table:table-cell>
          <table:table-cell table:style-name="ce99"/>
          <table:table-cell table:style-name="ce99" table:formula="of:=IF([.H57]=&quot;obligatoire&quot;;&quot;NOT NULL&quot;;&quot;&quot;)">
            <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7] &amp; &quot; &quot; &amp; [.L57] &amp; &quot; &quot; &amp; [.N57] &amp; &quot; &quot; &amp; [.T57] &amp; &quot;,&quot;" office:value-type="string" office:string-value="AR_SRC_GEO VARCHAR(254)  ," calcext:value-type="string">
            <text:p>AR_SRC_GEO VARCHAR(254)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AR_CREADAT</text:p>
          </table:table-cell>
          <table:table-cell table:style-name="ce96" office:value-type="string" calcext:value-type="string">
            <text:p>DATE</text:p>
          </table:table-cell>
          <table:table-cell table:style-name="ce96"/>
          <table:table-cell table:style-name="ce96" table:formula="of:=IF([.H58]=&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8] &amp; &quot; &quot; &amp; [.L58] &amp; &quot; &quot; &amp; [.N58] &amp; &quot; &quot; &amp; [.T58] &amp; &quot;,&quot;" office:value-type="string" office:string-value="AR_CREADAT DATE  ," calcext:value-type="string">
            <text:p>AR_CREADAT DATE <text:s/>,</text:p>
          </table:table-cell>
          <table:table-cell/>
          <table:table-cell table:style-name="ce176"/>
          <table:table-cell table:number-columns-repeated="994"/>
        </table:table-row>
        <table:table-row table:style-name="ro1">
          <table:table-cell table:number-columns-repeated="3"/>
          <table:table-cell table:style-name="ce55" office:value-type="string" calcext:value-type="string">
            <text:p>dateMAJ</text:p>
          </table:table-cell>
          <table:table-cell table:style-name="ce55" office:value-type="string" calcext:value-type="string">
            <text:p>Date de la mise à jour (peut être calculé)</text:p>
          </table:table-cell>
          <table:table-cell table:style-name="ce99" office:value-type="string" calcext:value-type="string">
            <text:p>date</text:p>
          </table:table-cell>
          <table:table-cell table:style-name="ce55"/>
          <table:table-cell table:style-name="ce99"/>
          <table:table-cell/>
          <table:table-cell table:style-name="ce3"/>
          <table:table-cell table:style-name="ce11" office:value-type="string" calcext:value-type="string">
            <text:p>AR_MAJDATE</text:p>
          </table:table-cell>
          <table:table-cell table:style-name="ce96" office:value-type="string" calcext:value-type="string">
            <text:p>DATE</text:p>
          </table:table-cell>
          <table:table-cell table:style-name="ce96"/>
          <table:table-cell table:style-name="ce99" table:formula="of:=IF([.H59]=&quot;obligatoire&quot;;&quot;NOT NULL&quot;;&quot;&quot;)">
            <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9] &amp; &quot; &quot; &amp; [.L59] &amp; &quot; &quot; &amp; [.N59] &amp; &quot; &quot; &amp; [.T59] &amp; &quot;,&quot;" office:value-type="string" office:string-value="AR_MAJDATE DATE  ," calcext:value-type="string">
            <text:p>AR_MAJDATE DATE <text:s/>,</text:p>
          </table:table-cell>
          <table:table-cell/>
          <table:table-cell table:style-name="ce176"/>
          <table:table-cell table:number-columns-repeated="994"/>
        </table:table-row>
        <table:table-row table:style-name="ro1">
          <table:table-cell table:number-columns-repeated="3"/>
          <table:table-cell table:style-name="ce55" office:value-type="string" calcext:value-type="string">
            <text:p>sourceMAJ</text:p>
          </table:table-cell>
          <table:table-cell table:style-name="ce55" office:value-type="string" calcext:value-type="string">
            <text:p>Source utilisée pour la mise à jour</text:p>
          </table:table-cell>
          <table:table-cell table:style-name="ce99" office:value-type="string" calcext:value-type="string">
            <text:p>Texte</text:p>
          </table:table-cell>
          <table:table-cell table:style-name="ce55"/>
          <table:table-cell table:style-name="ce99"/>
          <table:table-cell/>
          <table:table-cell table:style-name="ce3"/>
          <table:table-cell table:style-name="ce11" office:value-type="string" calcext:value-type="string">
            <text:p>AR_MAJSRC</text:p>
          </table:table-cell>
          <table:table-cell table:style-name="ce96" office:value-type="string" calcext:value-type="string">
            <text:p>VARCHAR(254)</text:p>
          </table:table-cell>
          <table:table-cell table:style-name="ce96"/>
          <table:table-cell table:style-name="ce99" table:formula="of:=IF([.H60]=&quot;obligatoire&quot;;&quot;NOT NULL&quot;;&quot;&quot;)">
            <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60] &amp; &quot; &quot; &amp; [.L60] &amp; &quot; &quot; &amp; [.N60] &amp; &quot; &quot; &amp; [.T60] &amp; &quot;,&quot;" office:value-type="string" office:string-value="AR_MAJSRC VARCHAR(254)  ," calcext:value-type="string">
            <text:p>AR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AR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61] &amp; &quot; &quot; &amp; [.L61] &amp; &quot; &quot; &amp; [.N61] &amp; &quot; &quot; &amp; [.T61] &amp; &quot;,&quot;" office:value-type="string" office:string-value="AR_ABDDATE DATE  ," calcext:value-type="string">
            <text:p>AR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AR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62] &amp; &quot; &quot; &amp; [.L62] &amp; &quot; &quot; &amp; [.N62] &amp; &quot; &quot; &amp; [.T62] &amp; &quot;,&quot;" office:value-type="string" office:string-value="AR_ABDSRC VARCHAR(254)  ," calcext:value-type="string">
            <text:p>AR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5">
          <table:table-cell/>
          <table:table-cell office:value-type="string" calcext:value-type="string">
            <text:p>Prévoir un attribut hauteur qui serait la charge (négatif) ou la hauteur des poteaux ? Attribut utile pour du BIM. </text:p>
          </table:table-cell>
          <table:table-cell table:number-columns-repeated="7"/>
          <table:table-cell table:style-name="ce3" table:number-columns-repeated="2"/>
          <table:table-cell table:number-columns-repeated="2"/>
          <table:table-cell table:formula="of:=IF([.H63]=&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37] &amp; &quot;);&quot;" office:value-type="string" office:string-value="CONSTRAINT &quot;ARTERE_PK&quot; PRIMARY KEY (AR_ID));" calcext:value-type="string">
            <text:p>CONSTRAINT "ARTERE_PK" PRIMARY KEY (AR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table-cell table:style-name="ce90" table:formula="of:=IF([.H64]=&quot;obligatoire&quot;;&quot;NOT NULL&quot;;&quot;&quot;)">
            <text:p/>
          </table:table-cell>
          <table:table-cell table:style-name="ce9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2"/>
          <table:table-cell office:value-type="string" calcext:value-type="string">
            <text:p>FOURREAU</text:p>
          </table:table-cell>
          <table:table-cell table:style-name="ce47" office:value-type="string" calcext:value-type="string">
            <text:p>id</text:p>
          </table:table-cell>
          <table:table-cell table:style-name="ce46" office:value-type="string" calcext:value-type="string">
            <text:p>Identifiant généré automatiquement</text:p>
          </table:table-cell>
          <table:table-cell table:style-name="ce91" office:value-type="string" calcext:value-type="string">
            <text:p>INTEGER automatique</text:p>
          </table:table-cell>
          <table:table-cell table:style-name="ce127"/>
          <table:table-cell table:style-name="ce141" office:value-type="string" calcext:value-type="string">
            <text:p>Propre à chaque base</text:p>
          </table:table-cell>
          <table:table-cell/>
          <table:table-cell table:style-name="ce3" office:value-type="string" calcext:value-type="string">
            <text:p>FOURREAU</text:p>
          </table:table-cell>
          <table:table-cell table:style-name="ce56" office:value-type="string" calcext:value-type="string">
            <text:p>FX_ID</text:p>
          </table:table-cell>
          <table:table-cell table:style-name="ce91" office:value-type="string" calcext:value-type="string">
            <text:p>INTEGER</text:p>
          </table:table-cell>
          <table:table-cell table:style-name="ce91"/>
          <table:table-cell table:style-name="ce91" table:formula="of:=IF([.H65]=&quot;obligatoire&quot;;&quot;NOT NULL&quot;;&quot;&quot;)">
            <text:p/>
          </table:table-cell>
          <table:table-cell table:style-name="ce91"/>
          <table:table-cell table:style-name="ce125" table:formula="of:= &quot;CONSTRAINT &quot;&quot;&quot; &amp; [.J65] &amp; &quot;_PK&quot;&quot; PRIMARY KEY (&quot; &amp; [.K65] &amp; &quot;)&quot;" office:value-type="string" office:string-value="CONSTRAINT &quot;FOURREAU_PK&quot; PRIMARY KEY (FX_ID)" calcext:value-type="string">
            <text:p>CONSTRAINT "FOURREAU_PK" PRIMARY KEY (FX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65] &amp; &quot;(&quot;" office:value-type="string" office:string-value="CREATE TABLE FOURREAU(" calcext:value-type="string">
            <text:p>CREATE TABLE FOURREAU(</text:p>
          </table:table-cell>
          <table:table-cell table:style-name="ce185" table:formula="of:=[.K65] &amp; &quot; &quot; &amp; [.L65] &amp; &quot; &quot; &amp; [.N65] &amp; &quot; &quot; &amp; [.T65] &amp; &quot;,&quot;" office:value-type="string" office:string-value="FX_ID INTEGER  ," calcext:value-type="string">
            <text:p>FX_ID INTEGER <text:s/>,</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Fourreau</text:p>
          </table:table-cell>
          <table:table-cell table:style-name="ce48" office:value-type="string" calcext:value-type="string">
            <text:p>Code du fourreau</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FX_CODE</text:p>
          </table:table-cell>
          <table:table-cell table:style-name="ce93" office:value-type="string" calcext:value-type="string">
            <text:p>VARCHAR(254)</text:p>
          </table:table-cell>
          <table:table-cell table:style-name="ce93"/>
          <table:table-cell table:style-name="ce93" table:formula="of:=IF([.H66]=&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66] &amp; &quot; &quot; &amp; [.L66] &amp; &quot; &quot; &amp; [.N66] &amp; &quot; &quot; &amp; [.T66] &amp; &quot;,&quot;" office:value-type="string" office:string-value="FX_CODE VARCHAR(254) NOT NULL ," calcext:value-type="string">
            <text:p>FX_CODE VARCHAR(254) NOT NULL ,</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codeFourreau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FX_CODEEXT</text:p>
          </table:table-cell>
          <table:table-cell table:style-name="ce93" office:value-type="string" calcext:value-type="string">
            <text:p>Varchar(254)</text:p>
          </table:table-cell>
          <table:table-cell table:style-name="ce93"/>
          <table:table-cell table:style-name="ce93" table:formula="of:=IF([.H67]=&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67] &amp; &quot; &quot; &amp; [.L67] &amp; &quot; &quot; &amp; [.N67] &amp; &quot; &quot; &amp; [.T67] &amp; &quot;,&quot;" office:value-type="string" office:string-value="FX_CODEEXT Varchar(254)  ," calcext:value-type="string">
            <text:p>FX_CODEEXT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etiquette</text:p>
          </table:table-cell>
          <table:table-cell table:style-name="ce48"/>
          <table:table-cell table:style-name="ce93"/>
          <table:table-cell table:style-name="ce48"/>
          <table:table-cell table:style-name="ce143"/>
          <table:table-cell/>
          <table:table-cell table:style-name="ce3"/>
          <table:table-cell table:style-name="ce55" office:value-type="string" calcext:value-type="string">
            <text:p>FX_ETIQUET</text:p>
          </table:table-cell>
          <table:table-cell table:style-name="ce93" office:value-type="string" calcext:value-type="string">
            <text:p>VARCHAR(254)</text:p>
          </table:table-cell>
          <table:table-cell table:style-name="ce93"/>
          <table:table-cell table:style-name="ce93" table:formula="of:=IF([.H68]=&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68] &amp; &quot; &quot; &amp; [.L68] &amp; &quot; &quot; &amp; [.N68] &amp; &quot; &quot; &amp; [.T68] &amp; &quot;,&quot;" office:value-type="string" office:string-value="FX_ETIQUET VARCHAR(254)  ," calcext:value-type="string">
            <text:p>FX_ETIQUET VARCHAR(254) <text:s/>,</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Artere</text:p>
          </table:table-cell>
          <table:table-cell table:style-name="ce48" office:value-type="string" calcext:value-type="string">
            <text:p>Code de l'artère dans laquelle se trouve le fourreau</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FX_AR_CODE</text:p>
          </table:table-cell>
          <table:table-cell table:style-name="ce93" office:value-type="string" calcext:value-type="string">
            <text:p>VARCHAR(254)</text:p>
          </table:table-cell>
          <table:table-cell table:style-name="ce93"/>
          <table:table-cell table:style-name="ce93" table:formula="of:=IF([.H69]=&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69] &amp; &quot; &quot; &amp; [.L69] &amp; &quot; &quot; &amp; [.N69] &amp; &quot; &quot; &amp; [.T69] &amp; &quot;,&quot;" office:value-type="string" office:string-value="FX_AR_CODE VARCHAR(254) NOT NULL ," calcext:value-type="string">
            <text:p>FX_AR_CODE VARCHAR(254) NOT NULL ,</text:p>
          </table:table-cell>
          <table:table-cell/>
          <table:table-cell table:style-name="ce176"/>
          <table:table-cell table:number-columns-repeated="994"/>
        </table:table-row>
        <table:table-row table:style-name="ro5">
          <table:table-cell table:number-columns-repeated="3"/>
          <table:table-cell table:style-name="ce50" office:value-type="string" calcext:value-type="string">
            <text:p>type</text:p>
          </table:table-cell>
          <table:table-cell table:style-name="ce50" office:value-type="string" calcext:value-type="string">
            <text:p>Type du fourreau</text:p>
          </table:table-cell>
          <table:table-cell table:style-name="ce95" office:value-type="string" calcext:value-type="string">
            <text:p>Texte</text:p>
          </table:table-cell>
          <table:table-cell table:style-name="ce128" office:value-type="string" calcext:value-type="string">
            <text:p><text:span text:style-name="T2">Suivant la classification &lt;Fourreau</text:span><text:span text:style-name="T6">Type&gt;</text:span></text:p>
          </table:table-cell>
          <table:table-cell table:style-name="ce147" office:value-type="string" calcext:value-type="string">
            <text:p>obligatoire</text:p>
          </table:table-cell>
          <table:table-cell/>
          <table:table-cell table:style-name="ce3"/>
          <table:table-cell table:style-name="ce8" office:value-type="string" calcext:value-type="string">
            <text:p>FX_TYPE</text:p>
          </table:table-cell>
          <table:table-cell table:style-name="ce95" office:value-type="string" calcext:value-type="string">
            <text:p>VARCHAR(254)</text:p>
          </table:table-cell>
          <table:table-cell table:style-name="ce95"/>
          <table:table-cell table:style-name="ce95" table:formula="of:=IF([.H70]=&quot;obligatoire&quot;;&quot;NOT NULL&quot;;&quot;&quot;)" office:value-type="string" office:string-value="NOT NULL" calcext:value-type="string">
            <text:p>NOT NULL</text:p>
          </table:table-cell>
          <table:table-cell table:style-name="ce95" table:number-columns-repeated="5"/>
          <table:table-cell table:style-name="ce172" office:value-type="string" calcext:value-type="string">
            <text:p>REFERENCES GRACE.L_FX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70] &amp; &quot; &quot; &amp; [.L70] &amp; &quot; &quot; &amp; [.N70] &amp; &quot; &quot; &amp; [.T70] &amp; &quot;,&quot;" office:value-type="string" office:string-value="FX_TYPE VARCHAR(254) NOT NULL REFERENCES GRACE.L_FX_TYPE (CODE)," calcext:value-type="string">
            <text:p>FX_TYPE VARCHAR(254) NOT NULL REFERENCES GRACE.L_FX_TYPE (CODE),</text:p>
          </table:table-cell>
          <table:table-cell/>
          <table:table-cell table:style-name="ce50" office:value-type="string" calcext:value-type="string">
            <text:p>type</text:p>
          </table:table-cell>
          <table:table-cell table:number-columns-repeated="994"/>
        </table:table-row>
        <table:table-row table:style-name="ro5">
          <table:table-cell table:number-columns-repeated="3"/>
          <table:table-cell table:style-name="ce50" office:value-type="string" calcext:value-type="string">
            <text:p>etat</text:p>
          </table:table-cell>
          <table:table-cell table:style-name="ce50" office:value-type="string" calcext:value-type="string">
            <text:p>État du fourreau</text:p>
          </table:table-cell>
          <table:table-cell table:style-name="ce95" office:value-type="string" calcext:value-type="string">
            <text:p>Texte</text:p>
          </table:table-cell>
          <table:table-cell table:style-name="ce128" office:value-type="string" calcext:value-type="string">
            <text:p><text:span text:style-name="T2">Suivant la classification &lt;Etat</text:span><text:span text:style-name="T6">Type&gt;</text:span></text:p>
          </table:table-cell>
          <table:table-cell table:style-name="ce147" office:value-type="string" calcext:value-type="string">
            <text:p>obligatoire</text:p>
          </table:table-cell>
          <table:table-cell/>
          <table:table-cell table:style-name="ce3"/>
          <table:table-cell table:style-name="ce8" office:value-type="string" calcext:value-type="string">
            <text:p>FX_ETAT</text:p>
          </table:table-cell>
          <table:table-cell table:style-name="ce95" office:value-type="string" calcext:value-type="string">
            <text:p>VARCHAR(254)</text:p>
          </table:table-cell>
          <table:table-cell table:style-name="ce95"/>
          <table:table-cell table:style-name="ce95" table:formula="of:=IF([.H71]=&quot;obligatoire&quot;;&quot;NOT NULL&quot;;&quot;&quot;)" office:value-type="string" office:string-value="NOT NULL" calcext:value-type="string">
            <text:p>NOT NULL</text:p>
          </table:table-cell>
          <table:table-cell table:style-name="ce95" table:number-columns-repeated="5"/>
          <table:table-cell table:style-name="ce172" office:value-type="string" calcext:value-type="string">
            <text:p>REFERENCES GRACE.L_ETAT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71] &amp; &quot; &quot; &amp; [.L71] &amp; &quot; &quot; &amp; [.N71] &amp; &quot; &quot; &amp; [.T71] &amp; &quot;,&quot;" office:value-type="string" office:string-value="FX_ETAT VARCHAR(254) NOT NULL REFERENCES GRACE.L_ETAT_TYPE (CODE)," calcext:value-type="string">
            <text:p>FX_ETAT VARCHAR(254) NOT NULL REFERENCES GRACE.L_ETAT_TYPE (CODE),</text:p>
          </table:table-cell>
          <table:table-cell/>
          <table:table-cell table:style-name="ce50" office:value-type="string" calcext:value-type="string">
            <text:p>etat</text:p>
          </table:table-cell>
          <table:table-cell table:number-columns-repeated="994"/>
        </table:table-row>
        <table:table-row table:style-name="ro1">
          <table:table-cell/>
          <table:table-cell table:style-name="ce40" office:value-type="string" calcext:value-type="string">
            <text:p>Intérêt ? </text:p>
          </table:table-cell>
          <table:table-cell/>
          <table:table-cell table:style-name="ce50" office:value-type="string" calcext:value-type="string">
            <text:p>numero</text:p>
          </table:table-cell>
          <table:table-cell table:style-name="ce50" office:value-type="string" calcext:value-type="string">
            <text:p>Numéro de série du fourreau</text:p>
          </table:table-cell>
          <table:table-cell table:style-name="ce95" office:value-type="string" calcext:value-type="string">
            <text:p>Texte</text:p>
          </table:table-cell>
          <table:table-cell table:style-name="ce50"/>
          <table:table-cell table:style-name="ce147"/>
          <table:table-cell/>
          <table:table-cell table:style-name="ce3"/>
          <table:table-cell table:style-name="ce8" office:value-type="string" calcext:value-type="string">
            <text:p>FX_NUMSERI</text:p>
          </table:table-cell>
          <table:table-cell table:style-name="ce95" office:value-type="string" calcext:value-type="string">
            <text:p>VARCHAR(254)</text:p>
          </table:table-cell>
          <table:table-cell table:style-name="ce95"/>
          <table:table-cell table:style-name="ce95" table:formula="of:=IF([.H72]=&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72] &amp; &quot; &quot; &amp; [.L72] &amp; &quot; &quot; &amp; [.N72] &amp; &quot; &quot; &amp; [.T72] &amp; &quot;,&quot;" office:value-type="string" office:string-value="FX_NUMSERI VARCHAR(254)  ," calcext:value-type="string">
            <text:p>FX_NUMSERI VARCHAR(254) <text:s/>,</text:p>
          </table:table-cell>
          <table:table-cell/>
          <table:table-cell table:style-name="ce50" office:value-type="string" calcext:value-type="string">
            <text:p>numero</text:p>
          </table:table-cell>
          <table:table-cell table:number-columns-repeated="994"/>
        </table:table-row>
        <table:table-row table:style-name="ro1">
          <table:table-cell table:number-columns-repeated="3"/>
          <table:table-cell table:style-name="ce50" office:value-type="string" calcext:value-type="string">
            <text:p>diametre_int </text:p>
          </table:table-cell>
          <table:table-cell table:style-name="ce50" office:value-type="string" calcext:value-type="string">
            <text:p>Diamètre intérieur du fourreau en mm</text:p>
          </table:table-cell>
          <table:table-cell table:style-name="ce95" office:value-type="string" calcext:value-type="string">
            <text:p>Entier</text:p>
          </table:table-cell>
          <table:table-cell table:style-name="ce50"/>
          <table:table-cell table:style-name="ce147" office:value-type="string" calcext:value-type="string">
            <text:p>obligatoire</text:p>
          </table:table-cell>
          <table:table-cell/>
          <table:table-cell table:style-name="ce3"/>
          <table:table-cell table:style-name="ce8" office:value-type="string" calcext:value-type="string">
            <text:p>FX_DIA_INT</text:p>
          </table:table-cell>
          <table:table-cell table:style-name="ce96" office:value-type="string" calcext:value-type="string">
            <text:p>INTEGER</text:p>
          </table:table-cell>
          <table:table-cell table:style-name="ce96"/>
          <table:table-cell table:style-name="ce95" table:formula="of:=IF([.H73]=&quot;obligatoire&quot;;&quot;NOT NULL&quot;;&quot;&quot;)" office:value-type="string" office:string-value="NOT NULL" calcext:value-type="string">
            <text:p>NOT NULL</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73] &amp; &quot; &quot; &amp; [.L73] &amp; &quot; &quot; &amp; [.N73] &amp; &quot; &quot; &amp; [.T73] &amp; &quot;,&quot;" office:value-type="string" office:string-value="FX_DIA_INT INTEGER NOT NULL ," calcext:value-type="string">
            <text:p>FX_DIA_INT INTEGER NOT NULL ,</text:p>
          </table:table-cell>
          <table:table-cell/>
          <table:table-cell table:style-name="ce50" office:value-type="string" calcext:value-type="string">
            <text:p>diametre_int </text:p>
          </table:table-cell>
          <table:table-cell table:number-columns-repeated="994"/>
        </table:table-row>
        <table:table-row table:style-name="ro1">
          <table:table-cell table:number-columns-repeated="3"/>
          <table:table-cell table:style-name="ce50" office:value-type="string" calcext:value-type="string">
            <text:p>diametre_ext</text:p>
          </table:table-cell>
          <table:table-cell table:style-name="ce50" office:value-type="string" calcext:value-type="string">
            <text:p>Diamètre extérieur du fourreau en mm</text:p>
          </table:table-cell>
          <table:table-cell table:style-name="ce95" office:value-type="string" calcext:value-type="string">
            <text:p>Entier</text:p>
          </table:table-cell>
          <table:table-cell table:style-name="ce50"/>
          <table:table-cell table:style-name="ce147" office:value-type="string" calcext:value-type="string">
            <text:p>obligatoire</text:p>
          </table:table-cell>
          <table:table-cell/>
          <table:table-cell table:style-name="ce3"/>
          <table:table-cell table:style-name="ce8" office:value-type="string" calcext:value-type="string">
            <text:p>FX_DIA_EXT</text:p>
          </table:table-cell>
          <table:table-cell table:style-name="ce96" office:value-type="string" calcext:value-type="string">
            <text:p>INTEGER</text:p>
          </table:table-cell>
          <table:table-cell table:style-name="ce96"/>
          <table:table-cell table:style-name="ce95" table:formula="of:=IF([.H74]=&quot;obligatoire&quot;;&quot;NOT NULL&quot;;&quot;&quot;)" office:value-type="string" office:string-value="NOT NULL" calcext:value-type="string">
            <text:p>NOT NULL</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74] &amp; &quot; &quot; &amp; [.L74] &amp; &quot; &quot; &amp; [.N74] &amp; &quot; &quot; &amp; [.T74] &amp; &quot;,&quot;" office:value-type="string" office:string-value="FX_DIA_EXT INTEGER NOT NULL ," calcext:value-type="string">
            <text:p>FX_DIA_EXT INTEGER NOT NULL ,</text:p>
          </table:table-cell>
          <table:table-cell/>
          <table:table-cell table:style-name="ce50" office:value-type="string" calcext:value-type="string">
            <text:p>diametre_ext</text:p>
          </table:table-cell>
          <table:table-cell table:number-columns-repeated="994"/>
        </table:table-row>
        <table:table-row table:style-name="ro1">
          <table:table-cell table:number-columns-repeated="3"/>
          <table:table-cell table:style-name="ce50" office:value-type="string" calcext:value-type="string">
            <text:p>couleur</text:p>
          </table:table-cell>
          <table:table-cell table:style-name="ce50" office:value-type="string" calcext:value-type="string">
            <text:p>Couleur du fourreau</text:p>
          </table:table-cell>
          <table:table-cell table:style-name="ce95" office:value-type="string" calcext:value-type="string">
            <text:p>Texte</text:p>
          </table:table-cell>
          <table:table-cell table:style-name="ce50"/>
          <table:table-cell table:style-name="ce147"/>
          <table:table-cell/>
          <table:table-cell table:style-name="ce3"/>
          <table:table-cell table:style-name="ce8" office:value-type="string" calcext:value-type="string">
            <text:p>FX_COLOR</text:p>
          </table:table-cell>
          <table:table-cell table:style-name="ce95" office:value-type="string" calcext:value-type="string">
            <text:p>VARCHAR(254)</text:p>
          </table:table-cell>
          <table:table-cell table:style-name="ce95"/>
          <table:table-cell table:style-name="ce95" table:formula="of:=IF([.H75]=&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75] &amp; &quot; &quot; &amp; [.L75] &amp; &quot; &quot; &amp; [.N75] &amp; &quot; &quot; &amp; [.T75] &amp; &quot;,&quot;" office:value-type="string" office:string-value="FX_COLOR VARCHAR(254)  ," calcext:value-type="string">
            <text:p>FX_COLOR VARCHAR(254) <text:s/>,</text:p>
          </table:table-cell>
          <table:table-cell/>
          <table:table-cell table:style-name="ce50" office:value-type="string" calcext:value-type="string">
            <text:p>couleur</text:p>
          </table:table-cell>
          <table:table-cell table:number-columns-repeated="994"/>
        </table:table-row>
        <table:table-row table:style-name="ro1">
          <table:table-cell/>
          <table:table-cell table:style-name="ce40" office:value-type="string" calcext:value-type="string">
            <text:p>Supprimer ?</text:p>
          </table:table-cell>
          <table:table-cell/>
          <table:table-cell table:style-name="ce51" office:value-type="string" calcext:value-type="string">
            <text:p>nombreTube</text:p>
          </table:table-cell>
          <table:table-cell table:style-name="ce50" office:value-type="string" calcext:value-type="string">
            <text:p>Nombre de tubes (attribut calculable)</text:p>
          </table:table-cell>
          <table:table-cell table:style-name="ce95" office:value-type="string" calcext:value-type="string">
            <text:p>INTEGER</text:p>
          </table:table-cell>
          <table:table-cell table:style-name="ce50"/>
          <table:table-cell table:style-name="ce147" office:value-type="string" calcext:value-type="string">
            <text:p>obligatoire</text:p>
          </table:table-cell>
          <table:table-cell/>
          <table:table-cell table:style-name="ce3"/>
          <table:table-cell table:style-name="ce157" office:value-type="string" calcext:value-type="string">
            <text:p>FX_NB</text:p>
          </table:table-cell>
          <table:table-cell table:style-name="ce95" office:value-type="string" calcext:value-type="string">
            <text:p>INTEGER</text:p>
          </table:table-cell>
          <table:table-cell table:style-name="ce95"/>
          <table:table-cell table:style-name="ce95" table:formula="of:=IF([.H76]=&quot;obligatoire&quot;;&quot;NOT NULL&quot;;&quot;&quot;)" office:value-type="string" office:string-value="NOT NULL" calcext:value-type="string">
            <text:p>NOT NULL</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76] &amp; &quot; &quot; &amp; [.L76] &amp; &quot; &quot; &amp; [.N76] &amp; &quot; &quot; &amp; [.T76] &amp; &quot;,&quot;" office:value-type="string" office:string-value="FX_NB INTEGER NOT NULL ," calcext:value-type="string">
            <text:p>FX_NB INTEGER NOT NULL ,</text:p>
          </table:table-cell>
          <table:table-cell/>
          <table:table-cell table:style-name="ce51" office:value-type="string" calcext:value-type="string">
            <text:p>nombreTube</text:p>
          </table:table-cell>
          <table:table-cell table:number-columns-repeated="994"/>
        </table:table-row>
        <table:table-row table:style-name="ro5">
          <table:table-cell/>
          <table:table-cell table:style-name="ce40" office:value-type="string" calcext:value-type="string">
            <text:p>Supprimer ou laisser pour ceux qui échangent sans avoir la relation câble/fourreau ?</text:p>
          </table:table-cell>
          <table:table-cell/>
          <table:table-cell table:style-name="ce51" office:value-type="string" calcext:value-type="string">
            <text:p>nombreCable</text:p>
          </table:table-cell>
          <table:table-cell table:style-name="ce50" office:value-type="string" calcext:value-type="string">
            <text:p>Nombre de câbles (attribut calculable)</text:p>
          </table:table-cell>
          <table:table-cell table:style-name="ce95" office:value-type="string" calcext:value-type="string">
            <text:p>INTEGER</text:p>
          </table:table-cell>
          <table:table-cell table:style-name="ce50"/>
          <table:table-cell table:style-name="ce147" office:value-type="string" calcext:value-type="string">
            <text:p>obligatoire</text:p>
          </table:table-cell>
          <table:table-cell/>
          <table:table-cell table:style-name="ce3"/>
          <table:table-cell table:style-name="ce157" office:value-type="string" calcext:value-type="string">
            <text:p>FX_NBCABLE</text:p>
          </table:table-cell>
          <table:table-cell table:style-name="ce95" office:value-type="string" calcext:value-type="string">
            <text:p>INTEGER</text:p>
          </table:table-cell>
          <table:table-cell table:style-name="ce95"/>
          <table:table-cell table:style-name="ce95" table:formula="of:=IF([.H77]=&quot;obligatoire&quot;;&quot;NOT NULL&quot;;&quot;&quot;)" office:value-type="string" office:string-value="NOT NULL" calcext:value-type="string">
            <text:p>NOT NULL</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77] &amp; &quot; &quot; &amp; [.L77] &amp; &quot; &quot; &amp; [.N77] &amp; &quot; &quot; &amp; [.T77] &amp; &quot;,&quot;" office:value-type="string" office:string-value="FX_NBCABLE INTEGER NOT NULL ," calcext:value-type="string">
            <text:p>FX_NBCABLE INTEGER NOT NULL ,</text:p>
          </table:table-cell>
          <table:table-cell/>
          <table:table-cell table:style-name="ce51" office:value-type="string" calcext:value-type="string">
            <text:p>nombreCable</text:p>
          </table:table-cell>
          <table:table-cell table:number-columns-repeated="994"/>
        </table:table-row>
        <table:table-row table:style-name="ro5">
          <table:table-cell/>
          <table:table-cell table:style-name="ce40" office:value-type="string" calcext:value-type="string">
            <text:p>Pas utile si on considère qu'on gère l'association câble / Fx !? </text:p>
          </table:table-cell>
          <table:table-cell/>
          <table:table-cell table:style-name="ce50" office:value-type="string" calcext:value-type="string">
            <text:p>occupation</text:p>
          </table:table-cell>
          <table:table-cell table:style-name="ce50" office:value-type="string" calcext:value-type="string">
            <text:p>Occupation du fourreau</text:p>
          </table:table-cell>
          <table:table-cell table:style-name="ce95" office:value-type="string" calcext:value-type="string">
            <text:p>Texte</text:p>
          </table:table-cell>
          <table:table-cell table:style-name="ce128" office:value-type="string" calcext:value-type="string">
            <text:p><text:span text:style-name="T2">Suivant la classification &lt;Occupation</text:span><text:span text:style-name="T6">Type&gt;</text:span></text:p>
          </table:table-cell>
          <table:table-cell table:style-name="ce147" office:value-type="string" calcext:value-type="string">
            <text:p>obligatoire</text:p>
          </table:table-cell>
          <table:table-cell/>
          <table:table-cell table:style-name="ce3"/>
          <table:table-cell table:style-name="ce8" office:value-type="string" calcext:value-type="string">
            <text:p>FX_OCCUP</text:p>
          </table:table-cell>
          <table:table-cell table:style-name="ce95" office:value-type="string" calcext:value-type="string">
            <text:p>VARCHAR(254)</text:p>
          </table:table-cell>
          <table:table-cell table:style-name="ce95"/>
          <table:table-cell table:style-name="ce95" table:formula="of:=IF([.H78]=&quot;obligatoire&quot;;&quot;NOT NULL&quot;;&quot;&quot;)" office:value-type="string" office:string-value="NOT NULL" calcext:value-type="string">
            <text:p>NOT NULL</text:p>
          </table:table-cell>
          <table:table-cell table:style-name="ce95" table:number-columns-repeated="5"/>
          <table:table-cell table:style-name="ce172" office:value-type="string" calcext:value-type="string">
            <text:p>REFERENCES GRACE.L_OCCUPATION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78] &amp; &quot; &quot; &amp; [.L78] &amp; &quot; &quot; &amp; [.N78] &amp; &quot; &quot; &amp; [.T78] &amp; &quot;,&quot;" office:value-type="string" office:string-value="FX_OCCUP VARCHAR(254) NOT NULL REFERENCES GRACE.L_OCCUPATION_TYPE (CODE)," calcext:value-type="string">
            <text:p>FX_OCCUP VARCHAR(254) NOT NULL REFERENCES GRACE.L_OCCUPATION_TYPE (CODE),</text:p>
          </table:table-cell>
          <table:table-cell/>
          <table:table-cell table:style-name="ce50" office:value-type="string" calcext:value-type="string">
            <text:p>occupation</text:p>
          </table:table-cell>
          <table:table-cell table:number-columns-repeated="994"/>
        </table:table-row>
        <table:table-row table:style-name="ro1">
          <table:table-cell table:number-columns-repeated="3"/>
          <table:table-cell table:style-name="ce50" office:value-type="string" calcext:value-type="string">
            <text:p>dateInstallation</text:p>
          </table:table-cell>
          <table:table-cell table:style-name="ce50" office:value-type="string" calcext:value-type="string">
            <text:p>Date d'installation du fourreau</text:p>
          </table:table-cell>
          <table:table-cell table:style-name="ce95" office:value-type="string" calcext:value-type="string">
            <text:p>Date</text:p>
          </table:table-cell>
          <table:table-cell table:style-name="ce50"/>
          <table:table-cell table:style-name="ce147"/>
          <table:table-cell/>
          <table:table-cell table:style-name="ce3"/>
          <table:table-cell table:style-name="ce8" office:value-type="string" calcext:value-type="string">
            <text:p>FX_INSTAL</text:p>
          </table:table-cell>
          <table:table-cell table:style-name="ce95" office:value-type="string" calcext:value-type="string">
            <text:p>Date</text:p>
          </table:table-cell>
          <table:table-cell table:style-name="ce95"/>
          <table:table-cell table:style-name="ce95" table:formula="of:=IF([.H79]=&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79] &amp; &quot; &quot; &amp; [.L79] &amp; &quot; &quot; &amp; [.N79] &amp; &quot; &quot; &amp; [.T79] &amp; &quot;,&quot;" office:value-type="string" office:string-value="FX_INSTAL Date  ," calcext:value-type="string">
            <text:p>FX_INSTAL Date <text:s/>,</text:p>
          </table:table-cell>
          <table:table-cell/>
          <table:table-cell table:style-name="ce50" office:value-type="string" calcext:value-type="string">
            <text:p>dateInstallation</text:p>
          </table:table-cell>
          <table:table-cell table:number-columns-repeated="994"/>
        </table:table-row>
        <table:table-row table:style-name="ro1">
          <table:table-cell/>
          <table:table-cell office:value-type="string" calcext:value-type="string">
            <text:p>Intérêt ? </text:p>
          </table:table-cell>
          <table:table-cell/>
          <table:table-cell table:style-name="ce50" office:value-type="string" calcext:value-type="string">
            <text:p>dateAiguillage</text:p>
          </table:table-cell>
          <table:table-cell table:style-name="ce50" office:value-type="string" calcext:value-type="string">
            <text:p>Date de la dernière opération d'aiguillage</text:p>
          </table:table-cell>
          <table:table-cell table:style-name="ce95" office:value-type="string" calcext:value-type="string">
            <text:p>Date</text:p>
          </table:table-cell>
          <table:table-cell table:style-name="ce50"/>
          <table:table-cell table:style-name="ce147"/>
          <table:table-cell/>
          <table:table-cell table:style-name="ce3"/>
          <table:table-cell table:style-name="ce8" office:value-type="string" calcext:value-type="string">
            <text:p>FX_AIGUILL</text:p>
          </table:table-cell>
          <table:table-cell table:style-name="ce95" office:value-type="string" calcext:value-type="string">
            <text:p>Date</text:p>
          </table:table-cell>
          <table:table-cell table:style-name="ce95"/>
          <table:table-cell table:style-name="ce95" table:formula="of:=IF([.H80]=&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80] &amp; &quot; &quot; &amp; [.L80] &amp; &quot; &quot; &amp; [.N80] &amp; &quot; &quot; &amp; [.T80] &amp; &quot;,&quot;" office:value-type="string" office:string-value="FX_AIGUILL Date  ," calcext:value-type="string">
            <text:p>FX_AIGUILL Date <text:s/>,</text:p>
          </table:table-cell>
          <table:table-cell/>
          <table:table-cell table:style-name="ce50" office:value-type="string" calcext:value-type="string">
            <text:p>dateAiguillage</text:p>
          </table:table-cell>
          <table:table-cell table:number-columns-repeated="994"/>
        </table:table-row>
        <table:table-row table:style-name="ro1">
          <table:table-cell/>
          <table:table-cell office:value-type="string" calcext:value-type="string">
            <text:p>Intérêt ? </text:p>
          </table:table-cell>
          <table:table-cell/>
          <table:table-cell table:style-name="ce50" office:value-type="string" calcext:value-type="string">
            <text:p>dateMandrinage</text:p>
          </table:table-cell>
          <table:table-cell table:style-name="ce50" office:value-type="string" calcext:value-type="string">
            <text:p>Date de la dernière opération de mandrinage</text:p>
          </table:table-cell>
          <table:table-cell table:style-name="ce95" office:value-type="string" calcext:value-type="string">
            <text:p>Date</text:p>
          </table:table-cell>
          <table:table-cell table:style-name="ce50"/>
          <table:table-cell table:style-name="ce147"/>
          <table:table-cell/>
          <table:table-cell table:style-name="ce3"/>
          <table:table-cell table:style-name="ce8" office:value-type="string" calcext:value-type="string">
            <text:p>FX_MANDRI</text:p>
          </table:table-cell>
          <table:table-cell table:style-name="ce95" office:value-type="string" calcext:value-type="string">
            <text:p>Date</text:p>
          </table:table-cell>
          <table:table-cell table:style-name="ce95"/>
          <table:table-cell table:style-name="ce95" table:formula="of:=IF([.H81]=&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81] &amp; &quot; &quot; &amp; [.L81] &amp; &quot; &quot; &amp; [.N81] &amp; &quot; &quot; &amp; [.T81] &amp; &quot;,&quot;" office:value-type="string" office:string-value="FX_MANDRI Date  ," calcext:value-type="string">
            <text:p>FX_MANDRI Date <text:s/>,</text:p>
          </table:table-cell>
          <table:table-cell/>
          <table:table-cell table:style-name="ce50" office:value-type="string" calcext:value-type="string">
            <text:p>dateMandrinage</text:p>
          </table:table-cell>
          <table:table-cell table:number-columns-repeated="994"/>
        </table:table-row>
        <table:table-row table:style-name="ro5">
          <table:table-cell table:number-columns-repeated="3"/>
          <table:table-cell table:style-name="ce50" office:value-type="string" calcext:value-type="string">
            <text:p>proprietaire</text:p>
          </table:table-cell>
          <table:table-cell table:style-name="ce50" office:value-type="string" calcext:value-type="string">
            <text:p>Propriétaire du fourreau</text:p>
          </table:table-cell>
          <table:table-cell table:style-name="ce100" office:value-type="string" calcext:value-type="string">
            <text:p>Texte</text:p>
          </table:table-cell>
          <table:table-cell table:style-name="ce129" office:value-type="string" calcext:value-type="string">
            <text:p>Suivant la classification <text:s/>&lt;OrganismeCode&gt;</text:p>
          </table:table-cell>
          <table:table-cell table:style-name="ce147" office:value-type="string" calcext:value-type="string">
            <text:p>obligatoire</text:p>
          </table:table-cell>
          <table:table-cell/>
          <table:table-cell table:style-name="ce3"/>
          <table:table-cell table:style-name="ce8" office:value-type="string" calcext:value-type="string">
            <text:p>FX_PROP</text:p>
          </table:table-cell>
          <table:table-cell office:value-type="string" calcext:value-type="string">
            <text:p>VARCHAR(20)</text:p>
          </table:table-cell>
          <table:table-cell table:style-name="ce95"/>
          <table:table-cell table:style-name="ce95" table:formula="of:=IF([.H82]=&quot;obligatoire&quot;;&quot;NOT NULL&quot;;&quot;&quot;)" office:value-type="string" office:string-value="NOT NULL" calcext:value-type="string">
            <text:p>NOT NULL</text:p>
          </table:table-cell>
          <table:table-cell table:style-name="ce95"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82] &amp; &quot; &quot; &amp; [.L82] &amp; &quot; &quot; &amp; [.N82] &amp; &quot; &quot; &amp; [.T82] &amp; &quot;,&quot;" office:value-type="string" office:string-value="FX_PROP VARCHAR(20) NOT NULL REFERENCES GRACE.ORGANISME (OR_CODE)," calcext:value-type="string">
            <text:p>FX_PROP VARCHAR(20) NOT NULL REFERENCES GRACE.ORGANISME (OR_CODE),</text:p>
          </table:table-cell>
          <table:table-cell/>
          <table:table-cell table:style-name="ce50" office:value-type="string" calcext:value-type="string">
            <text:p>proprietaire</text:p>
          </table:table-cell>
          <table:table-cell table:number-columns-repeated="994"/>
        </table:table-row>
        <table:table-row table:style-name="ro5">
          <table:table-cell table:number-columns-repeated="3"/>
          <table:table-cell table:style-name="ce50" office:value-type="string" calcext:value-type="string">
            <text:p>gestionnaire</text:p>
          </table:table-cell>
          <table:table-cell table:style-name="ce50" office:value-type="string" calcext:value-type="string">
            <text:p>Gestionnaire du fourreau</text:p>
          </table:table-cell>
          <table:table-cell table:style-name="ce100" office:value-type="string" calcext:value-type="string">
            <text:p>Texte</text:p>
          </table:table-cell>
          <table:table-cell table:style-name="ce129" office:value-type="string" calcext:value-type="string">
            <text:p>Suivant la classification <text:s/>&lt;OrganismeCode&gt;</text:p>
          </table:table-cell>
          <table:table-cell table:style-name="ce100" office:value-type="string" calcext:value-type="string">
            <text:p>obligatoire</text:p>
          </table:table-cell>
          <table:table-cell/>
          <table:table-cell table:style-name="ce3"/>
          <table:table-cell table:style-name="ce8" office:value-type="string" calcext:value-type="string">
            <text:p>FX_GEST</text:p>
          </table:table-cell>
          <table:table-cell office:value-type="string" calcext:value-type="string">
            <text:p>VARCHAR(20)</text:p>
          </table:table-cell>
          <table:table-cell table:style-name="ce95"/>
          <table:table-cell table:style-name="ce95" table:formula="of:=IF([.H83]=&quot;obligatoire&quot;;&quot;NOT NULL&quot;;&quot;&quot;)" office:value-type="string" office:string-value="NOT NULL" calcext:value-type="string">
            <text:p>NOT NULL</text:p>
          </table:table-cell>
          <table:table-cell table:style-name="ce95"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83] &amp; &quot; &quot; &amp; [.L83] &amp; &quot; &quot; &amp; [.N83] &amp; &quot; &quot; &amp; [.T83] &amp; &quot;,&quot;" office:value-type="string" office:string-value="FX_GEST VARCHAR(20) NOT NULL REFERENCES GRACE.ORGANISME (OR_CODE)," calcext:value-type="string">
            <text:p>FX_GEST VARCHAR(20) NOT NULL REFERENCES GRACE.ORGANISME (OR_CODE),</text:p>
          </table:table-cell>
          <table:table-cell/>
          <table:table-cell table:style-name="ce50" office:value-type="string" calcext:value-type="string">
            <text:p>gestionnaire</text:p>
          </table:table-cell>
          <table:table-cell table:number-columns-repeated="994"/>
        </table:table-row>
        <table:table-row table:style-name="ro5">
          <table:table-cell/>
          <table:table-cell office:value-type="string" calcext:value-type="string">
            <text:p>Correspond à une notion d'affectation ?</text:p>
          </table:table-cell>
          <table:table-cell/>
          <table:table-cell table:style-name="ce50" office:value-type="string" calcext:value-type="string">
            <text:p>utilisateur</text:p>
          </table:table-cell>
          <table:table-cell table:style-name="ce50" office:value-type="string" calcext:value-type="string">
            <text:p>Utilisateur du fourreau</text:p>
          </table:table-cell>
          <table:table-cell table:style-name="ce100" office:value-type="string" calcext:value-type="string">
            <text:p>Texte</text:p>
          </table:table-cell>
          <table:table-cell table:style-name="ce129" office:value-type="string" calcext:value-type="string">
            <text:p>Suivant la classification <text:s/>&lt;OrganismeCode&gt;</text:p>
          </table:table-cell>
          <table:table-cell table:style-name="ce147"/>
          <table:table-cell/>
          <table:table-cell table:style-name="ce3"/>
          <table:table-cell table:style-name="ce8" office:value-type="string" calcext:value-type="string">
            <text:p>FX_USER</text:p>
          </table:table-cell>
          <table:table-cell office:value-type="string" calcext:value-type="string">
            <text:p>VARCHAR(20)</text:p>
          </table:table-cell>
          <table:table-cell table:style-name="ce95"/>
          <table:table-cell table:style-name="ce95" table:formula="of:=IF([.H84]=&quot;obligatoire&quot;;&quot;NOT NULL&quot;;&quot;&quot;)">
            <text:p/>
          </table:table-cell>
          <table:table-cell table:style-name="ce95"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84] &amp; &quot; &quot; &amp; [.L84] &amp; &quot; &quot; &amp; [.N84] &amp; &quot; &quot; &amp; [.T84] &amp; &quot;,&quot;" office:value-type="string" office:string-value="FX_USER VARCHAR(20)  REFERENCES GRACE.ORGANISME (OR_CODE)," calcext:value-type="string">
            <text:p>FX_USER VARCHAR(20) <text:s/>REFERENCES GRACE.ORGANISME (OR_CODE),</text:p>
          </table:table-cell>
          <table:table-cell/>
          <table:table-cell table:style-name="ce50" office:value-type="string" calcext:value-type="string">
            <text:p>utilisateur</text:p>
          </table:table-cell>
          <table:table-cell table:number-columns-repeated="994"/>
        </table:table-row>
        <table:table-row table:style-name="ro1">
          <table:table-cell table:number-columns-repeated="3"/>
          <table:table-cell table:style-name="ce50" office:value-type="string" calcext:value-type="string">
            <text:p>commentaire</text:p>
          </table:table-cell>
          <table:table-cell table:style-name="ce50" office:value-type="string" calcext:value-type="string">
            <text:p>Commentaires</text:p>
          </table:table-cell>
          <table:table-cell table:style-name="ce95" office:value-type="string" calcext:value-type="string">
            <text:p>Texte</text:p>
          </table:table-cell>
          <table:table-cell table:style-name="ce50"/>
          <table:table-cell table:style-name="ce147"/>
          <table:table-cell/>
          <table:table-cell table:style-name="ce3"/>
          <table:table-cell table:style-name="ce8" office:value-type="string" calcext:value-type="string">
            <text:p>FX_COMMENT</text:p>
          </table:table-cell>
          <table:table-cell table:style-name="ce95" office:value-type="string" calcext:value-type="string">
            <text:p>VARCHAR(254)</text:p>
          </table:table-cell>
          <table:table-cell table:style-name="ce95"/>
          <table:table-cell table:style-name="ce95" table:formula="of:=IF([.H85]=&quot;obligatoire&quot;;&quot;NOT NULL&quot;;&quot;&quot;)">
            <text:p/>
          </table:table-cell>
          <table:table-cell table:style-name="ce9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85] &amp; &quot; &quot; &amp; [.L85] &amp; &quot; &quot; &amp; [.N85] &amp; &quot; &quot; &amp; [.T85] &amp; &quot;,&quot;" office:value-type="string" office:string-value="FX_COMMENT VARCHAR(254)  ," calcext:value-type="string">
            <text:p>FX_COMMENT VARCHAR(254) <text:s/>,</text:p>
          </table:table-cell>
          <table:table-cell/>
          <table:table-cell table:style-name="ce50" office:value-type="string" calcext:value-type="string">
            <text:p>commentaire</text:p>
          </table:table-cell>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FX_CREADAT</text:p>
          </table:table-cell>
          <table:table-cell table:style-name="ce96" office:value-type="string" calcext:value-type="string">
            <text:p>DATE</text:p>
          </table:table-cell>
          <table:table-cell table:style-name="ce96"/>
          <table:table-cell table:style-name="ce96" table:formula="of:=IF([.H86]=&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86] &amp; &quot; &quot; &amp; [.L86] &amp; &quot; &quot; &amp; [.N86] &amp; &quot; &quot; &amp; [.T86] &amp; &quot;,&quot;" office:value-type="string" office:string-value="FX_CREADAT DATE  ," calcext:value-type="string">
            <text:p>FX_CREADAT DATE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MAJ</text:p>
          </table:table-cell>
          <table:table-cell table:style-name="ce48" office:value-type="string" calcext:value-type="string">
            <text:p>Date de la mise à jour (peut être calculé)</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FX_MAJDATE</text:p>
          </table:table-cell>
          <table:table-cell table:style-name="ce96" office:value-type="string" calcext:value-type="string">
            <text:p>DATE</text:p>
          </table:table-cell>
          <table:table-cell table:style-name="ce96"/>
          <table:table-cell table:style-name="ce93" table:formula="of:=IF([.H87]=&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87] &amp; &quot; &quot; &amp; [.L87] &amp; &quot; &quot; &amp; [.N87] &amp; &quot; &quot; &amp; [.T87] &amp; &quot;,&quot;" office:value-type="string" office:string-value="FX_MAJDATE DATE  ," calcext:value-type="string">
            <text:p>FX_MAJDATE DATE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sourceMAJ</text:p>
          </table:table-cell>
          <table:table-cell table:style-name="ce48" office:value-type="string" calcext:value-type="string">
            <text:p>Source utilisée pour la mise à jour</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FX_MAJSRC</text:p>
          </table:table-cell>
          <table:table-cell table:style-name="ce96" office:value-type="string" calcext:value-type="string">
            <text:p>VARCHAR(254)</text:p>
          </table:table-cell>
          <table:table-cell table:style-name="ce96"/>
          <table:table-cell table:style-name="ce93" table:formula="of:=IF([.H88]=&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88] &amp; &quot; &quot; &amp; [.L88] &amp; &quot; &quot; &amp; [.N88] &amp; &quot; &quot; &amp; [.T88] &amp; &quot;,&quot;" office:value-type="string" office:string-value="FX_MAJSRC VARCHAR(254)  ," calcext:value-type="string">
            <text:p>FX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FX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89] &amp; &quot; &quot; &amp; [.L89] &amp; &quot; &quot; &amp; [.N89] &amp; &quot; &quot; &amp; [.T89] &amp; &quot;,&quot;" office:value-type="string" office:string-value="FX_ABDDATE DATE  ," calcext:value-type="string">
            <text:p>FX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FX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90] &amp; &quot; &quot; &amp; [.L90] &amp; &quot; &quot; &amp; [.N90] &amp; &quot; &quot; &amp; [.T90] &amp; &quot;,&quot;" office:value-type="string" office:string-value="FX_ABDSRC VARCHAR(254)  ," calcext:value-type="string">
            <text:p>FX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3" table:number-columns-repeated="2"/>
          <table:table-cell table:number-columns-repeated="2"/>
          <table:table-cell table:formula="of:=IF([.H91]=&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65] &amp; &quot;);&quot;" office:value-type="string" office:string-value="CONSTRAINT &quot;FOURREAU_PK&quot; PRIMARY KEY (FX_ID));" calcext:value-type="string">
            <text:p>CONSTRAINT "FOURREAU_PK" PRIMARY KEY (FX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table-cell table:style-name="ce90" table:formula="of:=IF([.H92]=&quot;obligatoire&quot;;&quot;NOT NULL&quot;;&quot;&quot;)">
            <text:p/>
          </table:table-cell>
          <table:table-cell table:style-name="ce9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4">
          <table:table-cell office:value-type="string" calcext:value-type="string">
            <text:p>A priori avis favorable. De plus cette classe est assez décriée. Sous-tubage beaucoup moins utile de nos jours. </text:p>
          </table:table-cell>
          <table:table-cell table:style-name="ce41" office:value-type="string" calcext:value-type="string">
            <text:p>Fusionner avec Fourreau ? Ou alors la renommer en tubage et l'utiliser pour référencer les relations câbles/fourreau et fourreau/fourreau ?</text:p>
          </table:table-cell>
          <table:table-cell table:style-name="ce3" office:value-type="string" calcext:value-type="string">
            <text:p>SOUS-TUBAGE</text:p>
          </table:table-cell>
          <table:table-cell table:style-name="ce56" office:value-type="string" calcext:value-type="string">
            <text:p>id</text:p>
          </table:table-cell>
          <table:table-cell table:style-name="ce64" office:value-type="string" calcext:value-type="string">
            <text:p>Identifiant généré automatiquement</text:p>
          </table:table-cell>
          <table:table-cell table:style-name="ce101" office:value-type="string" calcext:value-type="string">
            <text:p>INTEGER automatique</text:p>
          </table:table-cell>
          <table:table-cell table:style-name="ce132"/>
          <table:table-cell table:style-name="ce101" office:value-type="string" calcext:value-type="string">
            <text:p>Propre à chaque base</text:p>
          </table:table-cell>
          <table:table-cell/>
          <table:table-cell table:style-name="ce3" office:value-type="string" calcext:value-type="string">
            <text:p>SOUSTUBAGE</text:p>
          </table:table-cell>
          <table:table-cell table:style-name="ce56" office:value-type="string" calcext:value-type="string">
            <text:p>TU_ID</text:p>
          </table:table-cell>
          <table:table-cell table:style-name="ce101" office:value-type="string" calcext:value-type="string">
            <text:p>INTEGER</text:p>
          </table:table-cell>
          <table:table-cell table:style-name="ce101"/>
          <table:table-cell table:style-name="ce101" table:formula="of:=IF([.H93]=&quot;obligatoire&quot;;&quot;NOT NULL&quot;;&quot;&quot;)">
            <text:p/>
          </table:table-cell>
          <table:table-cell table:style-name="ce101"/>
          <table:table-cell table:style-name="ce125" table:formula="of:= &quot;CONSTRAINT &quot;&quot;&quot; &amp; [.J93] &amp; &quot;_PK&quot;&quot; PRIMARY KEY (&quot; &amp; [.K93] &amp; &quot;)&quot;" office:value-type="string" office:string-value="CONSTRAINT &quot;SOUSTUBAGE_PK&quot; PRIMARY KEY (TU_ID)" calcext:value-type="string">
            <text:p>CONSTRAINT "SOUSTUBAGE_PK" PRIMARY KEY (TU_ID)</text:p>
          </table:table-cell>
          <table:table-cell table:style-name="ce10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93] &amp; &quot;(&quot;" office:value-type="string" office:string-value="CREATE TABLE SOUSTUBAGE(" calcext:value-type="string">
            <text:p>CREATE TABLE SOUSTUBAGE(</text:p>
          </table:table-cell>
          <table:table-cell table:style-name="ce185" table:formula="of:=[.K93] &amp; &quot; &quot; &amp; [.L93] &amp; &quot; &quot; &amp; [.N93] &amp; &quot; &quot; &amp; [.T93] &amp; &quot;,&quot;" office:value-type="string" office:string-value="TU_ID INTEGER  ," calcext:value-type="string">
            <text:p>TU_ID INTEGER <text:s/>,</text:p>
          </table:table-cell>
          <table:table-cell/>
          <table:table-cell table:style-name="ce176"/>
          <table:table-cell table:number-columns-repeated="994"/>
        </table:table-row>
        <table:table-row table:style-name="ro1">
          <table:table-cell table:number-columns-repeated="2"/>
          <table:table-cell table:style-name="ce3"/>
          <table:table-cell table:style-name="ce55" office:value-type="string" calcext:value-type="string">
            <text:p>codeSt</text:p>
          </table:table-cell>
          <table:table-cell table:style-name="ce77" office:value-type="string" calcext:value-type="string">
            <text:p>Code fourreau sous-tubé</text:p>
          </table:table-cell>
          <table:table-cell table:style-name="ce102" office:value-type="string" calcext:value-type="string">
            <text:p>TEXTE</text:p>
          </table:table-cell>
          <table:table-cell table:style-name="ce133"/>
          <table:table-cell table:style-name="ce102" office:value-type="string" calcext:value-type="string">
            <text:p>obligatoire</text:p>
          </table:table-cell>
          <table:table-cell/>
          <table:table-cell table:style-name="ce3"/>
          <table:table-cell table:style-name="ce55" office:value-type="string" calcext:value-type="string">
            <text:p>TU_CODE</text:p>
          </table:table-cell>
          <table:table-cell table:style-name="ce102" office:value-type="string" calcext:value-type="string">
            <text:p>VARCHAR(254)</text:p>
          </table:table-cell>
          <table:table-cell table:style-name="ce102"/>
          <table:table-cell table:style-name="ce102" table:formula="of:=IF([.H94]=&quot;obligatoire&quot;;&quot;NOT NULL&quot;;&quot;&quot;)" office:value-type="string" office:string-value="NOT NULL" calcext:value-type="string">
            <text:p>NOT NULL</text:p>
          </table:table-cell>
          <table:table-cell table:style-name="ce102"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94] &amp; &quot; &quot; &amp; [.L94] &amp; &quot; &quot; &amp; [.N94] &amp; &quot; &quot; &amp; [.T94] &amp; &quot;,&quot;" office:value-type="string" office:string-value="TU_CODE VARCHAR(254) NOT NULL ," calcext:value-type="string">
            <text:p>TU_CODE VARCHAR(254) NOT NULL ,</text:p>
          </table:table-cell>
          <table:table-cell/>
          <table:table-cell table:style-name="ce176"/>
          <table:table-cell table:number-columns-repeated="994"/>
        </table:table-row>
        <table:table-row table:style-name="ro1">
          <table:table-cell table:number-columns-repeated="3"/>
          <table:table-cell table:style-name="ce57" office:value-type="string" calcext:value-type="string">
            <text:p>codeFourreau</text:p>
          </table:table-cell>
          <table:table-cell table:style-name="ce57" office:value-type="string" calcext:value-type="string">
            <text:p>Code du fourreau tubé</text:p>
          </table:table-cell>
          <table:table-cell table:style-name="ce103" office:value-type="string" calcext:value-type="string">
            <text:p>Texte</text:p>
          </table:table-cell>
          <table:table-cell table:style-name="ce134"/>
          <table:table-cell table:style-name="ce103" office:value-type="string" calcext:value-type="string">
            <text:p>obligatoire</text:p>
          </table:table-cell>
          <table:table-cell/>
          <table:table-cell table:style-name="ce3"/>
          <table:table-cell table:style-name="ce44" office:value-type="string" calcext:value-type="string">
            <text:p>TU_FX_CODE</text:p>
          </table:table-cell>
          <table:table-cell table:style-name="ce103" office:value-type="string" calcext:value-type="string">
            <text:p>VARCHAR(254)</text:p>
          </table:table-cell>
          <table:table-cell table:style-name="ce103"/>
          <table:table-cell table:style-name="ce103" table:formula="of:=IF([.H95]=&quot;obligatoire&quot;;&quot;NOT NULL&quot;;&quot;&quot;)" office:value-type="string" office:string-value="NOT NULL" calcext:value-type="string">
            <text:p>NOT NULL</text:p>
          </table:table-cell>
          <table:table-cell table:style-name="ce10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95] &amp; &quot; &quot; &amp; [.L95] &amp; &quot; &quot; &amp; [.N95] &amp; &quot; &quot; &amp; [.T95] &amp; &quot;,&quot;" office:value-type="string" office:string-value="TU_FX_CODE VARCHAR(254) NOT NULL ," calcext:value-type="string">
            <text:p>TU_FX_CODE VARCHAR(254) NOT NULL ,</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codeFourreau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TU_CODEEXT</text:p>
          </table:table-cell>
          <table:table-cell table:style-name="ce93" office:value-type="string" calcext:value-type="string">
            <text:p>Varchar(254)</text:p>
          </table:table-cell>
          <table:table-cell table:style-name="ce93"/>
          <table:table-cell table:style-name="ce93" table:formula="of:=IF([.H96]=&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96] &amp; &quot; &quot; &amp; [.L96] &amp; &quot; &quot; &amp; [.N96] &amp; &quot; &quot; &amp; [.T96] &amp; &quot;,&quot;" office:value-type="string" office:string-value="TU_CODEEXT Varchar(254)  ," calcext:value-type="string">
            <text:p>TU_CODEEXT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etiquette</text:p>
          </table:table-cell>
          <table:table-cell table:style-name="ce48"/>
          <table:table-cell table:style-name="ce93"/>
          <table:table-cell table:style-name="ce48"/>
          <table:table-cell table:style-name="ce143"/>
          <table:table-cell/>
          <table:table-cell table:style-name="ce3"/>
          <table:table-cell table:style-name="ce55" office:value-type="string" calcext:value-type="string">
            <text:p>TU_ETIQUET</text:p>
          </table:table-cell>
          <table:table-cell table:style-name="ce93" office:value-type="string" calcext:value-type="string">
            <text:p>VARCHAR(254)</text:p>
          </table:table-cell>
          <table:table-cell table:style-name="ce93"/>
          <table:table-cell table:style-name="ce93" table:formula="of:=IF([.H97]=&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97] &amp; &quot; &quot; &amp; [.L97] &amp; &quot; &quot; &amp; [.N97] &amp; &quot; &quot; &amp; [.T97] &amp; &quot;,&quot;" office:value-type="string" office:string-value="TU_ETIQUET VARCHAR(254)  ," calcext:value-type="string">
            <text:p>TU_ETIQUET VARCHAR(254) <text:s/>,</text:p>
          </table:table-cell>
          <table:table-cell/>
          <table:table-cell table:style-name="ce176"/>
          <table:table-cell table:number-columns-repeated="994"/>
        </table:table-row>
        <table:table-row table:style-name="ro5">
          <table:table-cell table:number-columns-repeated="3"/>
          <table:table-cell table:style-name="ce14" office:value-type="string" calcext:value-type="string">
            <text:p>type</text:p>
          </table:table-cell>
          <table:table-cell table:style-name="ce14" office:value-type="string" calcext:value-type="string">
            <text:p>Type du fourreau</text:p>
          </table:table-cell>
          <table:table-cell table:style-name="ce104" office:value-type="string" calcext:value-type="string">
            <text:p>Texte</text:p>
          </table:table-cell>
          <table:table-cell table:style-name="ce15" office:value-type="string" calcext:value-type="string">
            <text:p><text:span text:style-name="T9">Suivant la classification &lt;Fourreau</text:span><text:span text:style-name="T10">Type&gt;</text:span></text:p>
          </table:table-cell>
          <table:table-cell table:style-name="ce104" office:value-type="string" calcext:value-type="string">
            <text:p>obligatoire</text:p>
          </table:table-cell>
          <table:table-cell/>
          <table:table-cell table:style-name="ce3"/>
          <table:table-cell table:style-name="ce8" office:value-type="string" calcext:value-type="string">
            <text:p>TU_TYPE</text:p>
          </table:table-cell>
          <table:table-cell table:style-name="ce104" office:value-type="string" calcext:value-type="string">
            <text:p>VARCHAR(254)</text:p>
          </table:table-cell>
          <table:table-cell table:style-name="ce104"/>
          <table:table-cell table:style-name="ce104" table:formula="of:=IF([.H98]=&quot;obligatoire&quot;;&quot;NOT NULL&quot;;&quot;&quot;)" office:value-type="string" office:string-value="NOT NULL" calcext:value-type="string">
            <text:p>NOT NULL</text:p>
          </table:table-cell>
          <table:table-cell table:style-name="ce104" table:number-columns-repeated="5"/>
          <table:table-cell table:style-name="ce172" office:value-type="string" calcext:value-type="string">
            <text:p>REFERENCES GRACE.L_FX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98] &amp; &quot; &quot; &amp; [.L98] &amp; &quot; &quot; &amp; [.N98] &amp; &quot; &quot; &amp; [.T98] &amp; &quot;,&quot;" office:value-type="string" office:string-value="TU_TYPE VARCHAR(254) NOT NULL REFERENCES GRACE.L_FX_TYPE (CODE)," calcext:value-type="string">
            <text:p>TU_TYPE VARCHAR(254) NOT NULL REFERENCES GRACE.L_FX_TYPE (CODE),</text:p>
          </table:table-cell>
          <table:table-cell/>
          <table:table-cell table:style-name="ce14" office:value-type="string" calcext:value-type="string">
            <text:p>type</text:p>
          </table:table-cell>
          <table:table-cell table:number-columns-repeated="994"/>
        </table:table-row>
        <table:table-row table:style-name="ro5">
          <table:table-cell table:number-columns-repeated="3"/>
          <table:table-cell table:style-name="ce14" office:value-type="string" calcext:value-type="string">
            <text:p>etat</text:p>
          </table:table-cell>
          <table:table-cell table:style-name="ce14" office:value-type="string" calcext:value-type="string">
            <text:p>État du fourreau</text:p>
          </table:table-cell>
          <table:table-cell table:style-name="ce104" office:value-type="string" calcext:value-type="string">
            <text:p>Texte</text:p>
          </table:table-cell>
          <table:table-cell table:style-name="ce15" office:value-type="string" calcext:value-type="string">
            <text:p><text:span text:style-name="T9">Suivant la classification &lt;Etat</text:span><text:span text:style-name="T10">Type&gt;</text:span></text:p>
          </table:table-cell>
          <table:table-cell table:style-name="ce104" office:value-type="string" calcext:value-type="string">
            <text:p>obligatoire</text:p>
          </table:table-cell>
          <table:table-cell/>
          <table:table-cell table:style-name="ce3"/>
          <table:table-cell table:style-name="ce8" office:value-type="string" calcext:value-type="string">
            <text:p>TU_ETAT</text:p>
          </table:table-cell>
          <table:table-cell table:style-name="ce104" office:value-type="string" calcext:value-type="string">
            <text:p>VARCHAR(254)</text:p>
          </table:table-cell>
          <table:table-cell table:style-name="ce104"/>
          <table:table-cell table:style-name="ce104" table:formula="of:=IF([.H99]=&quot;obligatoire&quot;;&quot;NOT NULL&quot;;&quot;&quot;)" office:value-type="string" office:string-value="NOT NULL" calcext:value-type="string">
            <text:p>NOT NULL</text:p>
          </table:table-cell>
          <table:table-cell table:style-name="ce104" table:number-columns-repeated="5"/>
          <table:table-cell table:style-name="ce172" office:value-type="string" calcext:value-type="string">
            <text:p>REFERENCES GRACE.L_ETAT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99] &amp; &quot; &quot; &amp; [.L99] &amp; &quot; &quot; &amp; [.N99] &amp; &quot; &quot; &amp; [.T99] &amp; &quot;,&quot;" office:value-type="string" office:string-value="TU_ETAT VARCHAR(254) NOT NULL REFERENCES GRACE.L_ETAT_TYPE (CODE)," calcext:value-type="string">
            <text:p>TU_ETAT VARCHAR(254) NOT NULL REFERENCES GRACE.L_ETAT_TYPE (CODE),</text:p>
          </table:table-cell>
          <table:table-cell/>
          <table:table-cell table:style-name="ce14" office:value-type="string" calcext:value-type="string">
            <text:p>etat</text:p>
          </table:table-cell>
          <table:table-cell table:number-columns-repeated="994"/>
        </table:table-row>
        <table:table-row table:style-name="ro1">
          <table:table-cell table:number-columns-repeated="3"/>
          <table:table-cell table:style-name="ce14" office:value-type="string" calcext:value-type="string">
            <text:p>numero</text:p>
          </table:table-cell>
          <table:table-cell table:style-name="ce14" office:value-type="string" calcext:value-type="string">
            <text:p>Numéro de série du fourreau</text:p>
          </table:table-cell>
          <table:table-cell table:style-name="ce104" office:value-type="string" calcext:value-type="string">
            <text:p>Texte</text:p>
          </table:table-cell>
          <table:table-cell table:style-name="ce14"/>
          <table:table-cell table:style-name="ce104"/>
          <table:table-cell/>
          <table:table-cell table:style-name="ce3"/>
          <table:table-cell table:style-name="ce8" office:value-type="string" calcext:value-type="string">
            <text:p>TU_NUMSERI</text:p>
          </table:table-cell>
          <table:table-cell table:style-name="ce104" office:value-type="string" calcext:value-type="string">
            <text:p>VARCHAR(254)</text:p>
          </table:table-cell>
          <table:table-cell table:style-name="ce104"/>
          <table:table-cell table:style-name="ce104" table:formula="of:=IF([.H100]=&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00] &amp; &quot; &quot; &amp; [.L100] &amp; &quot; &quot; &amp; [.N100] &amp; &quot; &quot; &amp; [.T100] &amp; &quot;,&quot;" office:value-type="string" office:string-value="TU_NUMSERI VARCHAR(254)  ," calcext:value-type="string">
            <text:p>TU_NUMSERI VARCHAR(254) <text:s/>,</text:p>
          </table:table-cell>
          <table:table-cell/>
          <table:table-cell table:style-name="ce14" office:value-type="string" calcext:value-type="string">
            <text:p>numero</text:p>
          </table:table-cell>
          <table:table-cell table:number-columns-repeated="994"/>
        </table:table-row>
        <table:table-row table:style-name="ro1">
          <table:table-cell table:number-columns-repeated="3"/>
          <table:table-cell table:style-name="ce14" office:value-type="string" calcext:value-type="string">
            <text:p>diametre_int </text:p>
          </table:table-cell>
          <table:table-cell table:style-name="ce14" office:value-type="string" calcext:value-type="string">
            <text:p>Diamètre intérieur du fourreau en mm</text:p>
          </table:table-cell>
          <table:table-cell table:style-name="ce104" office:value-type="string" calcext:value-type="string">
            <text:p>Entier</text:p>
          </table:table-cell>
          <table:table-cell table:style-name="ce14"/>
          <table:table-cell table:style-name="ce104" office:value-type="string" calcext:value-type="string">
            <text:p>obligatoire</text:p>
          </table:table-cell>
          <table:table-cell/>
          <table:table-cell table:style-name="ce3"/>
          <table:table-cell table:style-name="ce8" office:value-type="string" calcext:value-type="string">
            <text:p>TU_DIA_INT</text:p>
          </table:table-cell>
          <table:table-cell table:style-name="ce104" office:value-type="string" calcext:value-type="string">
            <text:p>NUMERIC</text:p>
          </table:table-cell>
          <table:table-cell table:style-name="ce104"/>
          <table:table-cell table:style-name="ce104" table:formula="of:=IF([.H101]=&quot;obligatoire&quot;;&quot;NOT NULL&quot;;&quot;&quot;)" office:value-type="string" office:string-value="NOT NULL" calcext:value-type="string">
            <text:p>NOT NULL</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01] &amp; &quot; &quot; &amp; [.L101] &amp; &quot; &quot; &amp; [.N101] &amp; &quot; &quot; &amp; [.T101] &amp; &quot;,&quot;" office:value-type="string" office:string-value="TU_DIA_INT NUMERIC NOT NULL ," calcext:value-type="string">
            <text:p>TU_DIA_INT NUMERIC NOT NULL ,</text:p>
          </table:table-cell>
          <table:table-cell/>
          <table:table-cell table:style-name="ce14" office:value-type="string" calcext:value-type="string">
            <text:p>diametre_int </text:p>
          </table:table-cell>
          <table:table-cell table:number-columns-repeated="994"/>
        </table:table-row>
        <table:table-row table:style-name="ro1">
          <table:table-cell table:number-columns-repeated="3"/>
          <table:table-cell table:style-name="ce14" office:value-type="string" calcext:value-type="string">
            <text:p>diametre_ext</text:p>
          </table:table-cell>
          <table:table-cell table:style-name="ce14" office:value-type="string" calcext:value-type="string">
            <text:p>Diamètre extérieur du fourreau en mm</text:p>
          </table:table-cell>
          <table:table-cell table:style-name="ce104" office:value-type="string" calcext:value-type="string">
            <text:p>Entier</text:p>
          </table:table-cell>
          <table:table-cell table:style-name="ce14"/>
          <table:table-cell table:style-name="ce104" office:value-type="string" calcext:value-type="string">
            <text:p>obligatoire</text:p>
          </table:table-cell>
          <table:table-cell/>
          <table:table-cell table:style-name="ce3"/>
          <table:table-cell table:style-name="ce8" office:value-type="string" calcext:value-type="string">
            <text:p>TU_DIA_EXT</text:p>
          </table:table-cell>
          <table:table-cell table:style-name="ce104" office:value-type="string" calcext:value-type="string">
            <text:p>NUMERIC</text:p>
          </table:table-cell>
          <table:table-cell table:style-name="ce104"/>
          <table:table-cell table:style-name="ce104" table:formula="of:=IF([.H102]=&quot;obligatoire&quot;;&quot;NOT NULL&quot;;&quot;&quot;)" office:value-type="string" office:string-value="NOT NULL" calcext:value-type="string">
            <text:p>NOT NULL</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02] &amp; &quot; &quot; &amp; [.L102] &amp; &quot; &quot; &amp; [.N102] &amp; &quot; &quot; &amp; [.T102] &amp; &quot;,&quot;" office:value-type="string" office:string-value="TU_DIA_EXT NUMERIC NOT NULL ," calcext:value-type="string">
            <text:p>TU_DIA_EXT NUMERIC NOT NULL ,</text:p>
          </table:table-cell>
          <table:table-cell/>
          <table:table-cell table:style-name="ce14" office:value-type="string" calcext:value-type="string">
            <text:p>diametre_ext</text:p>
          </table:table-cell>
          <table:table-cell table:number-columns-repeated="994"/>
        </table:table-row>
        <table:table-row table:style-name="ro1">
          <table:table-cell table:number-columns-repeated="3"/>
          <table:table-cell table:style-name="ce14" office:value-type="string" calcext:value-type="string">
            <text:p>couleur</text:p>
          </table:table-cell>
          <table:table-cell table:style-name="ce14" office:value-type="string" calcext:value-type="string">
            <text:p>Couleur du fourreau</text:p>
          </table:table-cell>
          <table:table-cell table:style-name="ce104" office:value-type="string" calcext:value-type="string">
            <text:p>Texte</text:p>
          </table:table-cell>
          <table:table-cell table:style-name="ce14"/>
          <table:table-cell table:style-name="ce104"/>
          <table:table-cell/>
          <table:table-cell table:style-name="ce3"/>
          <table:table-cell table:style-name="ce8" office:value-type="string" calcext:value-type="string">
            <text:p>TU_COLOR</text:p>
          </table:table-cell>
          <table:table-cell table:style-name="ce104" office:value-type="string" calcext:value-type="string">
            <text:p>VARCHAR(254)</text:p>
          </table:table-cell>
          <table:table-cell table:style-name="ce104"/>
          <table:table-cell table:style-name="ce104" table:formula="of:=IF([.H103]=&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03] &amp; &quot; &quot; &amp; [.L103] &amp; &quot; &quot; &amp; [.N103] &amp; &quot; &quot; &amp; [.T103] &amp; &quot;,&quot;" office:value-type="string" office:string-value="TU_COLOR VARCHAR(254)  ," calcext:value-type="string">
            <text:p>TU_COLOR VARCHAR(254) <text:s/>,</text:p>
          </table:table-cell>
          <table:table-cell/>
          <table:table-cell table:style-name="ce14" office:value-type="string" calcext:value-type="string">
            <text:p>couleur</text:p>
          </table:table-cell>
          <table:table-cell table:number-columns-repeated="994"/>
        </table:table-row>
        <table:table-row table:style-name="ro5">
          <table:table-cell table:number-columns-repeated="3"/>
          <table:table-cell table:style-name="ce14" office:value-type="string" calcext:value-type="string">
            <text:p>occupation</text:p>
          </table:table-cell>
          <table:table-cell table:style-name="ce14" office:value-type="string" calcext:value-type="string">
            <text:p>Occupation du fourreau</text:p>
          </table:table-cell>
          <table:table-cell table:style-name="ce104" office:value-type="string" calcext:value-type="string">
            <text:p>Texte</text:p>
          </table:table-cell>
          <table:table-cell table:style-name="ce15" office:value-type="string" calcext:value-type="string">
            <text:p><text:span text:style-name="T9">Suivant la classification &lt;Occupation</text:span><text:span text:style-name="T10">Type&gt;</text:span></text:p>
          </table:table-cell>
          <table:table-cell table:style-name="ce104" office:value-type="string" calcext:value-type="string">
            <text:p>obligatoire</text:p>
          </table:table-cell>
          <table:table-cell/>
          <table:table-cell table:style-name="ce3"/>
          <table:table-cell table:style-name="ce8" office:value-type="string" calcext:value-type="string">
            <text:p>TU_OCCUP</text:p>
          </table:table-cell>
          <table:table-cell table:style-name="ce104" office:value-type="string" calcext:value-type="string">
            <text:p>VARCHAR(254)</text:p>
          </table:table-cell>
          <table:table-cell table:style-name="ce104"/>
          <table:table-cell table:style-name="ce104" table:formula="of:=IF([.H104]=&quot;obligatoire&quot;;&quot;NOT NULL&quot;;&quot;&quot;)" office:value-type="string" office:string-value="NOT NULL" calcext:value-type="string">
            <text:p>NOT NULL</text:p>
          </table:table-cell>
          <table:table-cell table:style-name="ce104" table:number-columns-repeated="5"/>
          <table:table-cell table:style-name="ce172" office:value-type="string" calcext:value-type="string">
            <text:p>REFERENCES GRACE.L_OCCUPATION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04] &amp; &quot; &quot; &amp; [.L104] &amp; &quot; &quot; &amp; [.N104] &amp; &quot; &quot; &amp; [.T104] &amp; &quot;,&quot;" office:value-type="string" office:string-value="TU_OCCUP VARCHAR(254) NOT NULL REFERENCES GRACE.L_OCCUPATION_TYPE (CODE)," calcext:value-type="string">
            <text:p>TU_OCCUP VARCHAR(254) NOT NULL REFERENCES GRACE.L_OCCUPATION_TYPE (CODE),</text:p>
          </table:table-cell>
          <table:table-cell/>
          <table:table-cell table:style-name="ce14" office:value-type="string" calcext:value-type="string">
            <text:p>occupation</text:p>
          </table:table-cell>
          <table:table-cell table:number-columns-repeated="994"/>
        </table:table-row>
        <table:table-row table:style-name="ro1">
          <table:table-cell table:number-columns-repeated="3"/>
          <table:table-cell table:style-name="ce14" office:value-type="string" calcext:value-type="string">
            <text:p>dateInstallation</text:p>
          </table:table-cell>
          <table:table-cell table:style-name="ce14" office:value-type="string" calcext:value-type="string">
            <text:p>Date d'installation du fourreau</text:p>
          </table:table-cell>
          <table:table-cell table:style-name="ce104" office:value-type="string" calcext:value-type="string">
            <text:p>Date</text:p>
          </table:table-cell>
          <table:table-cell table:style-name="ce14"/>
          <table:table-cell table:style-name="ce104"/>
          <table:table-cell/>
          <table:table-cell table:style-name="ce3"/>
          <table:table-cell table:style-name="ce8" office:value-type="string" calcext:value-type="string">
            <text:p>TU_INSTAL</text:p>
          </table:table-cell>
          <table:table-cell table:style-name="ce104" office:value-type="string" calcext:value-type="string">
            <text:p>Date</text:p>
          </table:table-cell>
          <table:table-cell table:style-name="ce104"/>
          <table:table-cell table:style-name="ce104" table:formula="of:=IF([.H105]=&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05] &amp; &quot; &quot; &amp; [.L105] &amp; &quot; &quot; &amp; [.N105] &amp; &quot; &quot; &amp; [.T105] &amp; &quot;,&quot;" office:value-type="string" office:string-value="TU_INSTAL Date  ," calcext:value-type="string">
            <text:p>TU_INSTAL Date <text:s/>,</text:p>
          </table:table-cell>
          <table:table-cell/>
          <table:table-cell table:style-name="ce14" office:value-type="string" calcext:value-type="string">
            <text:p>dateInstallation</text:p>
          </table:table-cell>
          <table:table-cell table:number-columns-repeated="994"/>
        </table:table-row>
        <table:table-row table:style-name="ro5">
          <table:table-cell table:number-columns-repeated="3"/>
          <table:table-cell table:style-name="ce14" office:value-type="string" calcext:value-type="string">
            <text:p>proprietaire</text:p>
          </table:table-cell>
          <table:table-cell table:style-name="ce14" office:value-type="string" calcext:value-type="string">
            <text:p>Propriétaire du fourreau</text:p>
          </table:table-cell>
          <table:table-cell table:style-name="ce100" office:value-type="string" calcext:value-type="string">
            <text:p>Texte</text:p>
          </table:table-cell>
          <table:table-cell table:style-name="ce129" office:value-type="string" calcext:value-type="string">
            <text:p>Suivant la classification <text:s/>&lt;OrganismeCode&gt;</text:p>
          </table:table-cell>
          <table:table-cell table:style-name="ce104" office:value-type="string" calcext:value-type="string">
            <text:p>obligatoire</text:p>
          </table:table-cell>
          <table:table-cell/>
          <table:table-cell table:style-name="ce3"/>
          <table:table-cell table:style-name="ce8" office:value-type="string" calcext:value-type="string">
            <text:p>TU_PROP</text:p>
          </table:table-cell>
          <table:table-cell table:style-name="ce100" office:value-type="string" calcext:value-type="string">
            <text:p>VARCHAR(254)</text:p>
          </table:table-cell>
          <table:table-cell table:style-name="ce100"/>
          <table:table-cell table:style-name="ce100" table:formula="of:=IF([.H106]=&quot;obligatoire&quot;;&quot;NOT NULL&quot;;&quot;&quot;)" office:value-type="string" office:string-value="NOT NULL" calcext:value-type="string">
            <text:p>NOT NULL</text:p>
          </table:table-cell>
          <table:table-cell table:style-name="ce100"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06] &amp; &quot; &quot; &amp; [.L106] &amp; &quot; &quot; &amp; [.N106] &amp; &quot; &quot; &amp; [.T106] &amp; &quot;,&quot;" office:value-type="string" office:string-value="TU_PROP VARCHAR(254) NOT NULL REFERENCES GRACE.ORGANISME (OR_CODE)," calcext:value-type="string">
            <text:p>TU_PROP VARCHAR(254) NOT NULL REFERENCES GRACE.ORGANISME (OR_CODE),</text:p>
          </table:table-cell>
          <table:table-cell/>
          <table:table-cell table:style-name="ce14" office:value-type="string" calcext:value-type="string">
            <text:p>proprietaire</text:p>
          </table:table-cell>
          <table:table-cell table:number-columns-repeated="994"/>
        </table:table-row>
        <table:table-row table:style-name="ro5">
          <table:table-cell table:number-columns-repeated="3"/>
          <table:table-cell table:style-name="ce14" office:value-type="string" calcext:value-type="string">
            <text:p>gestionnaire</text:p>
          </table:table-cell>
          <table:table-cell table:style-name="ce14" office:value-type="string" calcext:value-type="string">
            <text:p>Gestionnaire du fourreau</text:p>
          </table:table-cell>
          <table:table-cell table:style-name="ce100" office:value-type="string" calcext:value-type="string">
            <text:p>Texte</text:p>
          </table:table-cell>
          <table:table-cell table:style-name="ce129" office:value-type="string" calcext:value-type="string">
            <text:p>Suivant la classification <text:s/>&lt;OrganismeCode&gt;</text:p>
          </table:table-cell>
          <table:table-cell table:style-name="ce100" office:value-type="string" calcext:value-type="string">
            <text:p>obligatoire</text:p>
          </table:table-cell>
          <table:table-cell/>
          <table:table-cell table:style-name="ce3"/>
          <table:table-cell table:style-name="ce8" office:value-type="string" calcext:value-type="string">
            <text:p>TU_GEST</text:p>
          </table:table-cell>
          <table:table-cell table:style-name="ce100" office:value-type="string" calcext:value-type="string">
            <text:p>VARCHAR(254)</text:p>
          </table:table-cell>
          <table:table-cell table:style-name="ce100"/>
          <table:table-cell table:style-name="ce100" table:formula="of:=IF([.H107]=&quot;obligatoire&quot;;&quot;NOT NULL&quot;;&quot;&quot;)" office:value-type="string" office:string-value="NOT NULL" calcext:value-type="string">
            <text:p>NOT NULL</text:p>
          </table:table-cell>
          <table:table-cell table:style-name="ce100"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07] &amp; &quot; &quot; &amp; [.L107] &amp; &quot; &quot; &amp; [.N107] &amp; &quot; &quot; &amp; [.T107] &amp; &quot;,&quot;" office:value-type="string" office:string-value="TU_GEST VARCHAR(254) NOT NULL REFERENCES GRACE.ORGANISME (OR_CODE)," calcext:value-type="string">
            <text:p>TU_GEST VARCHAR(254) NOT NULL REFERENCES GRACE.ORGANISME (OR_CODE),</text:p>
          </table:table-cell>
          <table:table-cell/>
          <table:table-cell table:style-name="ce14" office:value-type="string" calcext:value-type="string">
            <text:p>gestionnaire</text:p>
          </table:table-cell>
          <table:table-cell table:number-columns-repeated="994"/>
        </table:table-row>
        <table:table-row table:style-name="ro5">
          <table:table-cell table:number-columns-repeated="3"/>
          <table:table-cell table:style-name="ce14" office:value-type="string" calcext:value-type="string">
            <text:p>utilisateur</text:p>
          </table:table-cell>
          <table:table-cell table:style-name="ce14" office:value-type="string" calcext:value-type="string">
            <text:p>Utilisateur du fourreau</text:p>
          </table:table-cell>
          <table:table-cell table:style-name="ce100" office:value-type="string" calcext:value-type="string">
            <text:p>Texte</text:p>
          </table:table-cell>
          <table:table-cell table:style-name="ce129" office:value-type="string" calcext:value-type="string">
            <text:p>Suivant la classification <text:s/>&lt;OrganismeCode&gt;</text:p>
          </table:table-cell>
          <table:table-cell table:style-name="ce104"/>
          <table:table-cell/>
          <table:table-cell table:style-name="ce3"/>
          <table:table-cell table:style-name="ce8" office:value-type="string" calcext:value-type="string">
            <text:p>TU_USER</text:p>
          </table:table-cell>
          <table:table-cell table:style-name="ce100" office:value-type="string" calcext:value-type="string">
            <text:p>VARCHAR(254)</text:p>
          </table:table-cell>
          <table:table-cell table:style-name="ce100"/>
          <table:table-cell table:style-name="ce100" table:formula="of:=IF([.H108]=&quot;obligatoire&quot;;&quot;NOT NULL&quot;;&quot;&quot;)">
            <text:p/>
          </table:table-cell>
          <table:table-cell table:style-name="ce100"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08] &amp; &quot; &quot; &amp; [.L108] &amp; &quot; &quot; &amp; [.N108] &amp; &quot; &quot; &amp; [.T108] &amp; &quot;,&quot;" office:value-type="string" office:string-value="TU_USER VARCHAR(254)  REFERENCES GRACE.ORGANISME (OR_CODE)," calcext:value-type="string">
            <text:p>TU_USER VARCHAR(254) <text:s/>REFERENCES GRACE.ORGANISME (OR_CODE),</text:p>
          </table:table-cell>
          <table:table-cell/>
          <table:table-cell table:style-name="ce14" office:value-type="string" calcext:value-type="string">
            <text:p>utilisateur</text:p>
          </table:table-cell>
          <table:table-cell table:number-columns-repeated="994"/>
        </table:table-row>
        <table:table-row table:style-name="ro1">
          <table:table-cell table:number-columns-repeated="3"/>
          <table:table-cell table:style-name="ce14" office:value-type="string" calcext:value-type="string">
            <text:p>commentaire</text:p>
          </table:table-cell>
          <table:table-cell table:style-name="ce14" office:value-type="string" calcext:value-type="string">
            <text:p>Commentaires</text:p>
          </table:table-cell>
          <table:table-cell table:style-name="ce104" office:value-type="string" calcext:value-type="string">
            <text:p>Texte</text:p>
          </table:table-cell>
          <table:table-cell table:style-name="ce14"/>
          <table:table-cell table:style-name="ce104"/>
          <table:table-cell/>
          <table:table-cell table:style-name="ce3"/>
          <table:table-cell table:style-name="ce8" office:value-type="string" calcext:value-type="string">
            <text:p>TU_COMMENT</text:p>
          </table:table-cell>
          <table:table-cell table:style-name="ce104" office:value-type="string" calcext:value-type="string">
            <text:p>VARCHAR(254)</text:p>
          </table:table-cell>
          <table:table-cell table:style-name="ce104"/>
          <table:table-cell table:style-name="ce104" table:formula="of:=IF([.H109]=&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09] &amp; &quot; &quot; &amp; [.L109] &amp; &quot; &quot; &amp; [.N109] &amp; &quot; &quot; &amp; [.T109] &amp; &quot;,&quot;" office:value-type="string" office:string-value="TU_COMMENT VARCHAR(254)  ," calcext:value-type="string">
            <text:p>TU_COMMENT VARCHAR(254) <text:s/>,</text:p>
          </table:table-cell>
          <table:table-cell/>
          <table:table-cell table:style-name="ce14" office:value-type="string" calcext:value-type="string">
            <text:p>commentaire</text:p>
          </table:table-cell>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TU_CREADAT</text:p>
          </table:table-cell>
          <table:table-cell table:style-name="ce96" office:value-type="string" calcext:value-type="string">
            <text:p>DATE</text:p>
          </table:table-cell>
          <table:table-cell table:style-name="ce96"/>
          <table:table-cell table:style-name="ce96" table:formula="of:=IF([.H110]=&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10] &amp; &quot; &quot; &amp; [.L110] &amp; &quot; &quot; &amp; [.N110] &amp; &quot; &quot; &amp; [.T110] &amp; &quot;,&quot;" office:value-type="string" office:string-value="TU_CREADAT DATE  ," calcext:value-type="string">
            <text:p>TU_CREADAT DATE <text:s/>,</text:p>
          </table:table-cell>
          <table:table-cell/>
          <table:table-cell table:style-name="ce176"/>
          <table:table-cell table:number-columns-repeated="994"/>
        </table:table-row>
        <table:table-row table:style-name="ro1">
          <table:table-cell table:number-columns-repeated="3"/>
          <table:table-cell table:style-name="ce55" office:value-type="string" calcext:value-type="string">
            <text:p>dateMAJ</text:p>
          </table:table-cell>
          <table:table-cell table:style-name="ce55" office:value-type="string" calcext:value-type="string">
            <text:p>Date de la mise à jour (peut être calculé)</text:p>
          </table:table-cell>
          <table:table-cell table:style-name="ce99" office:value-type="string" calcext:value-type="string">
            <text:p>DATE</text:p>
          </table:table-cell>
          <table:table-cell table:style-name="ce55"/>
          <table:table-cell table:style-name="ce99"/>
          <table:table-cell/>
          <table:table-cell table:style-name="ce3"/>
          <table:table-cell table:style-name="ce11" office:value-type="string" calcext:value-type="string">
            <text:p>TU_MAJDATE</text:p>
          </table:table-cell>
          <table:table-cell table:style-name="ce96" office:value-type="string" calcext:value-type="string">
            <text:p>DATE</text:p>
          </table:table-cell>
          <table:table-cell table:style-name="ce96"/>
          <table:table-cell table:style-name="ce99" table:formula="of:=IF([.H111]=&quot;obligatoire&quot;;&quot;NOT NULL&quot;;&quot;&quot;)">
            <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11] &amp; &quot; &quot; &amp; [.L111] &amp; &quot; &quot; &amp; [.N111] &amp; &quot; &quot; &amp; [.T111] &amp; &quot;,&quot;" office:value-type="string" office:string-value="TU_MAJDATE DATE  ," calcext:value-type="string">
            <text:p>TU_MAJDATE DATE <text:s/>,</text:p>
          </table:table-cell>
          <table:table-cell/>
          <table:table-cell table:style-name="ce176"/>
          <table:table-cell table:number-columns-repeated="994"/>
        </table:table-row>
        <table:table-row table:style-name="ro1">
          <table:table-cell table:number-columns-repeated="3"/>
          <table:table-cell table:style-name="ce55" office:value-type="string" calcext:value-type="string">
            <text:p>sourceMAJ</text:p>
          </table:table-cell>
          <table:table-cell table:style-name="ce55" office:value-type="string" calcext:value-type="string">
            <text:p>Source utilisée pour la mise à jour</text:p>
          </table:table-cell>
          <table:table-cell table:style-name="ce99" office:value-type="string" calcext:value-type="string">
            <text:p>Texte</text:p>
          </table:table-cell>
          <table:table-cell table:style-name="ce55"/>
          <table:table-cell table:style-name="ce99"/>
          <table:table-cell/>
          <table:table-cell table:style-name="ce3"/>
          <table:table-cell table:style-name="ce11" office:value-type="string" calcext:value-type="string">
            <text:p>TU_MAJSRC</text:p>
          </table:table-cell>
          <table:table-cell table:style-name="ce96" office:value-type="string" calcext:value-type="string">
            <text:p>VARCHAR(254)</text:p>
          </table:table-cell>
          <table:table-cell table:style-name="ce96"/>
          <table:table-cell table:style-name="ce99" table:formula="of:=IF([.H112]=&quot;obligatoire&quot;;&quot;NOT NULL&quot;;&quot;&quot;)">
            <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12] &amp; &quot; &quot; &amp; [.L112] &amp; &quot; &quot; &amp; [.N112] &amp; &quot; &quot; &amp; [.T112] &amp; &quot;,&quot;" office:value-type="string" office:string-value="TU_MAJSRC VARCHAR(254)  ," calcext:value-type="string">
            <text:p>TU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TU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13] &amp; &quot; &quot; &amp; [.L113] &amp; &quot; &quot; &amp; [.N113] &amp; &quot; &quot; &amp; [.T113] &amp; &quot;,&quot;" office:value-type="string" office:string-value="TU_ABDDATE DATE  ," calcext:value-type="string">
            <text:p>TU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TU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14] &amp; &quot; &quot; &amp; [.L114] &amp; &quot; &quot; &amp; [.N114] &amp; &quot; &quot; &amp; [.T114] &amp; &quot;,&quot;" office:value-type="string" office:string-value="TU_ABDSRC VARCHAR(254)  ," calcext:value-type="string">
            <text:p>TU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5">
          <table:table-cell table:number-columns-repeated="9"/>
          <table:table-cell table:style-name="ce3" table:number-columns-repeated="2"/>
          <table:table-cell table:number-columns-repeated="2"/>
          <table:table-cell table:formula="of:=IF([.H115]=&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93] &amp; &quot;);&quot;" office:value-type="string" office:string-value="CONSTRAINT &quot;SOUSTUBAGE_PK&quot; PRIMARY KEY (TU_ID));" calcext:value-type="string">
            <text:p>CONSTRAINT "SOUSTUBAGE_PK" PRIMARY KEY (TU_ID));</text:p>
          </table:table-cell>
          <table:table-cell table:style-name="ce185"/>
          <table:table-cell/>
          <table:table-cell table:style-name="ce176"/>
          <table:table-cell table:number-columns-repeated="994"/>
        </table:table-row>
        <table:table-row table:style-name="ro12">
          <table:table-cell/>
          <table:table-cell table:style-name="ce40" office:value-type="string" calcext:value-type="string">
            <text:p>Voir les FOA. </text:p>
          </table:table-cell>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table-cell table:style-name="ce90" table:formula="of:=IF([.H116]=&quot;obligatoire&quot;;&quot;NOT NULL&quot;;&quot;&quot;)">
            <text:p/>
          </table:table-cell>
          <table:table-cell table:style-name="ce9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4">
          <table:table-cell/>
          <table:table-cell office:value-type="string" calcext:value-type="string">
            <text:p>Pas de code ?</text:p>
          </table:table-cell>
          <table:table-cell table:style-name="ce3" office:value-type="string" calcext:value-type="string">
            <text:p>MASQUE</text:p>
          </table:table-cell>
          <table:table-cell table:style-name="ce3" office:value-type="string" calcext:value-type="string">
            <text:p>masq_id</text:p>
          </table:table-cell>
          <table:table-cell table:style-name="ce3" office:value-type="string" calcext:value-type="string">
            <text:p>Identifiant unique auto-incrémenté (selon plages d'identitifiants)</text:p>
          </table:table-cell>
          <table:table-cell table:style-name="ce23" office:value-type="string" calcext:value-type="string">
            <text:p>INTEGER</text:p>
          </table:table-cell>
          <table:table-cell table:style-name="ce3"/>
          <table:table-cell table:style-name="ce23" office:value-type="string" calcext:value-type="string">
            <text:p>obligatoire</text:p>
          </table:table-cell>
          <table:table-cell/>
          <table:table-cell table:style-name="ce3" office:value-type="string" calcext:value-type="string">
            <text:p>MASQUE</text:p>
          </table:table-cell>
          <table:table-cell table:style-name="ce74" office:value-type="string" calcext:value-type="string">
            <text:p>MQ_ID</text:p>
          </table:table-cell>
          <table:table-cell table:style-name="ce125" office:value-type="string" calcext:value-type="string">
            <text:p>INTEGER</text:p>
          </table:table-cell>
          <table:table-cell table:style-name="ce125"/>
          <table:table-cell table:style-name="ce99" table:formula="of:=IF([.H117]=&quot;obligatoire&quot;;&quot;NOT NULL&quot;;&quot;&quot;)" office:value-type="string" office:string-value="NOT NULL" calcext:value-type="string">
            <text:p>NOT NULL</text:p>
          </table:table-cell>
          <table:table-cell table:style-name="ce125"/>
          <table:table-cell table:style-name="ce125" table:formula="of:= &quot;CONSTRAINT &quot;&quot;&quot; &amp; [.J117] &amp; &quot;_PK&quot;&quot; PRIMARY KEY (&quot; &amp; [.K117] &amp; &quot;)&quot;" office:value-type="string" office:string-value="CONSTRAINT &quot;MASQUE_PK&quot; PRIMARY KEY (MQ_ID)" calcext:value-type="string">
            <text:p>CONSTRAINT "MASQUE_PK" PRIMARY KEY (MQ_ID)</text:p>
          </table:table-cell>
          <table:table-cell table:style-name="ce125"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117] &amp; &quot;(&quot;" office:value-type="string" office:string-value="CREATE TABLE MASQUE(" calcext:value-type="string">
            <text:p>CREATE TABLE MASQUE(</text:p>
          </table:table-cell>
          <table:table-cell table:style-name="ce185" table:formula="of:=[.K117] &amp; &quot; &quot; &amp; [.L117] &amp; &quot; &quot; &amp; [.N117] &amp; &quot; &quot; &amp; [.T117] &amp; &quot;,&quot;" office:value-type="string" office:string-value="MQ_ID INTEGER NOT NULL ," calcext:value-type="string">
            <text:p>MQ_ID INTEGER NOT NULL ,</text:p>
          </table:table-cell>
          <table:table-cell/>
          <table:table-cell table:style-name="ce176"/>
          <table:table-cell table:number-columns-repeated="2"/>
          <table:table-cell office:value-type="string" calcext:value-type="string">
            <text:p>masq_id</text:p>
          </table:table-cell>
          <table:table-cell table:number-columns-repeated="991"/>
        </table:table-row>
        <table:table-row table:style-name="ro5">
          <table:table-cell table:number-columns-repeated="3"/>
          <table:table-cell table:style-name="ce3" office:value-type="string" calcext:value-type="string">
            <text:p>masq_chb</text:p>
          </table:table-cell>
          <table:table-cell table:style-name="ce12" office:value-type="string" calcext:value-type="string">
            <text:p>Code de la chambre à laquelle appartient le masque</text:p>
          </table:table-cell>
          <table:table-cell table:style-name="ce23" office:value-type="string" calcext:value-type="string">
            <text:p>INTEGER</text:p>
          </table:table-cell>
          <table:table-cell table:style-name="ce3"/>
          <table:table-cell table:style-name="ce23"/>
          <table:table-cell/>
          <table:table-cell table:style-name="ce3"/>
          <table:table-cell table:style-name="ce3" office:value-type="string" calcext:value-type="string">
            <text:p>MQ_PT_CODE</text:p>
          </table:table-cell>
          <table:table-cell table:style-name="ce23" office:value-type="string" calcext:value-type="string">
            <text:p>VARCHAR(254)</text:p>
          </table:table-cell>
          <table:table-cell table:style-name="ce23"/>
          <table:table-cell table:style-name="ce99" table:formula="of:=IF([.H118]=&quot;obligatoire&quot;;&quot;NOT NULL&quot;;&quot;&quot;)">
            <text:p/>
          </table:table-cell>
          <table:table-cell table:style-name="ce23" table:number-columns-repeated="5"/>
          <table:table-cell table:style-name="ce23" office:value-type="string" calcext:value-type="string">
            <text:p>REFERENCES GRACE.PTECH (PT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18] &amp; &quot; &quot; &amp; [.L118] &amp; &quot; &quot; &amp; [.N118] &amp; &quot; &quot; &amp; [.T118] &amp; &quot;,&quot;" office:value-type="string" office:string-value="MQ_PT_CODE VARCHAR(254)  REFERENCES GRACE.PTECH (PT_CODE)," calcext:value-type="string">
            <text:p>MQ_PT_CODE VARCHAR(254) <text:s/>REFERENCES GRACE.PTECH (PT_CODE),</text:p>
          </table:table-cell>
          <table:table-cell/>
          <table:table-cell table:style-name="ce176"/>
          <table:table-cell table:number-columns-repeated="2"/>
          <table:table-cell office:value-type="string" calcext:value-type="string">
            <text:p>masq_chb</text:p>
          </table:table-cell>
          <table:table-cell table:number-columns-repeated="991"/>
        </table:table-row>
        <table:table-row table:style-name="ro5">
          <table:table-cell table:number-columns-repeated="3"/>
          <table:table-cell table:style-name="ce3" office:value-type="string" calcext:value-type="string">
            <text:p>masq_face</text:p>
          </table:table-cell>
          <table:table-cell table:style-name="ce58" office:value-type="string" calcext:value-type="string">
            <text:p>Identifiant unique du masque physique de la chambre. Voir table de contrôle CTRL_MASQUE_FACE</text:p>
          </table:table-cell>
          <table:table-cell table:style-name="ce23" office:value-type="string" calcext:value-type="string">
            <text:p>INTEGER</text:p>
          </table:table-cell>
          <table:table-cell table:style-name="ce3"/>
          <table:table-cell table:style-name="ce23" office:value-type="string" calcext:value-type="string">
            <text:p>obligatoire</text:p>
          </table:table-cell>
          <table:table-cell/>
          <table:table-cell table:style-name="ce3"/>
          <table:table-cell table:style-name="ce3" office:value-type="string" calcext:value-type="string">
            <text:p>MQ_FACE</text:p>
          </table:table-cell>
          <table:table-cell table:style-name="ce23" office:value-type="string" calcext:value-type="string">
            <text:p>VARCHAR(1)</text:p>
          </table:table-cell>
          <table:table-cell table:style-name="ce23"/>
          <table:table-cell table:style-name="ce99" table:formula="of:=IF([.H119]=&quot;obligatoire&quot;;&quot;NOT NULL&quot;;&quot;&quot;)" office:value-type="string" office:string-value="NOT NULL" calcext:value-type="string">
            <text:p>NOT NULL</text:p>
          </table:table-cell>
          <table:table-cell table:style-name="ce23" table:number-columns-repeated="5"/>
          <table:table-cell table:style-name="ce172" office:value-type="string" calcext:value-type="string">
            <text:p>REFERENCES GRACE.L_MASQUE_FAC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19] &amp; &quot; &quot; &amp; [.L119] &amp; &quot; &quot; &amp; [.N119] &amp; &quot; &quot; &amp; [.T119] &amp; &quot;,&quot;" office:value-type="string" office:string-value="MQ_FACE VARCHAR(1) NOT NULL REFERENCES GRACE.L_MASQUE_FACE (CODE)," calcext:value-type="string">
            <text:p>MQ_FACE VARCHAR(1) NOT NULL REFERENCES GRACE.L_MASQUE_FACE (CODE),</text:p>
          </table:table-cell>
          <table:table-cell/>
          <table:table-cell table:style-name="ce176"/>
          <table:table-cell table:number-columns-repeated="2"/>
          <table:table-cell office:value-type="string" calcext:value-type="string">
            <text:p>masq_face</text:p>
          </table:table-cell>
          <table:table-cell table:number-columns-repeated="991"/>
        </table:table-row>
        <table:table-row table:style-name="ro1">
          <table:table-cell table:number-columns-repeated="3"/>
          <table:table-cell table:style-name="ce3" office:value-type="string" calcext:value-type="string">
            <text:p>masq_col</text:p>
          </table:table-cell>
          <table:table-cell table:style-name="ce3" office:value-type="string" calcext:value-type="string">
            <text:p>Numéro de colonne de l'alvéole concernée</text:p>
          </table:table-cell>
          <table:table-cell table:style-name="ce105" office:value-type="string" calcext:value-type="string">
            <text:p>INTEGER</text:p>
          </table:table-cell>
          <table:table-cell table:style-name="ce3"/>
          <table:table-cell table:style-name="ce23"/>
          <table:table-cell/>
          <table:table-cell table:style-name="ce3"/>
          <table:table-cell table:style-name="ce3" office:value-type="string" calcext:value-type="string">
            <text:p>MQ_COL</text:p>
          </table:table-cell>
          <table:table-cell table:style-name="ce105" office:value-type="string" calcext:value-type="string">
            <text:p>INTEGER</text:p>
          </table:table-cell>
          <table:table-cell table:style-name="ce105"/>
          <table:table-cell table:style-name="ce99" table:formula="of:=IF([.H120]=&quot;obligatoire&quot;;&quot;NOT NULL&quot;;&quot;&quot;)">
            <text:p/>
          </table:table-cell>
          <table:table-cell table:style-name="ce23" table:number-columns-repeated="6"/>
          <table:table-cell table:style-name="ce176"/>
          <table:table-cell table:style-name="ce23" table:number-columns-repeated="2"/>
          <table:table-cell table:style-name="ce3"/>
          <table:table-cell table:style-name="ce23"/>
          <table:table-cell/>
          <table:table-cell table:style-name="ce185"/>
          <table:table-cell table:style-name="ce185" table:formula="of:=[.K120] &amp; &quot; &quot; &amp; [.L120] &amp; &quot; &quot; &amp; [.N120] &amp; &quot; &quot; &amp; [.T120] &amp; &quot;,&quot;" office:value-type="string" office:string-value="MQ_COL INTEGER  ," calcext:value-type="string">
            <text:p>MQ_COL INTEGER <text:s/>,</text:p>
          </table:table-cell>
          <table:table-cell/>
          <table:table-cell table:style-name="ce176"/>
          <table:table-cell table:number-columns-repeated="2"/>
          <table:table-cell office:value-type="string" calcext:value-type="string">
            <text:p>masq_col</text:p>
          </table:table-cell>
          <table:table-cell table:number-columns-repeated="991"/>
        </table:table-row>
        <table:table-row table:style-name="ro1">
          <table:table-cell table:number-columns-repeated="3"/>
          <table:table-cell table:style-name="ce3" office:value-type="string" calcext:value-type="string">
            <text:p>masq_ligne</text:p>
          </table:table-cell>
          <table:table-cell table:style-name="ce3" office:value-type="string" calcext:value-type="string">
            <text:p>Numéro de ligne de l'alvéole concernée</text:p>
          </table:table-cell>
          <table:table-cell table:style-name="ce105" office:value-type="string" calcext:value-type="string">
            <text:p>INTEGER</text:p>
          </table:table-cell>
          <table:table-cell table:style-name="ce3"/>
          <table:table-cell table:style-name="ce23"/>
          <table:table-cell/>
          <table:table-cell table:style-name="ce3"/>
          <table:table-cell table:style-name="ce3" office:value-type="string" calcext:value-type="string">
            <text:p>MQ_LIGNE</text:p>
          </table:table-cell>
          <table:table-cell table:style-name="ce105" office:value-type="string" calcext:value-type="string">
            <text:p>INTEGER</text:p>
          </table:table-cell>
          <table:table-cell table:style-name="ce105"/>
          <table:table-cell table:style-name="ce99" table:formula="of:=IF([.H121]=&quot;obligatoire&quot;;&quot;NOT NULL&quot;;&quot;&quot;)">
            <text:p/>
          </table:table-cell>
          <table:table-cell table:style-name="ce23" table:number-columns-repeated="6"/>
          <table:table-cell table:style-name="ce176"/>
          <table:table-cell table:style-name="ce23" table:number-columns-repeated="2"/>
          <table:table-cell table:style-name="ce3"/>
          <table:table-cell table:style-name="ce23"/>
          <table:table-cell/>
          <table:table-cell table:style-name="ce185"/>
          <table:table-cell table:style-name="ce185" table:formula="of:=[.K121] &amp; &quot; &quot; &amp; [.L121] &amp; &quot; &quot; &amp; [.N121] &amp; &quot; &quot; &amp; [.T121] &amp; &quot;,&quot;" office:value-type="string" office:string-value="MQ_LIGNE INTEGER  ," calcext:value-type="string">
            <text:p>MQ_LIGNE INTEGER <text:s/>,</text:p>
          </table:table-cell>
          <table:table-cell/>
          <table:table-cell table:style-name="ce176"/>
          <table:table-cell table:number-columns-repeated="2"/>
          <table:table-cell office:value-type="string" calcext:value-type="string">
            <text:p>masq_ligne</text:p>
          </table:table-cell>
          <table:table-cell table:number-columns-repeated="991"/>
        </table:table-row>
        <table:table-row table:style-name="ro5">
          <table:table-cell/>
          <table:table-cell table:style-name="ce39" office:value-type="string" calcext:value-type="string">
            <text:p>Comment on fait avec le sous-tubage ? On peut avoir plusieurs enregistrements pour un même masque ?</text:p>
          </table:table-cell>
          <table:table-cell/>
          <table:table-cell table:style-name="ce3" office:value-type="string" calcext:value-type="string">
            <text:p>masq_lgfx</text:p>
          </table:table-cell>
          <table:table-cell table:style-name="ce12" office:value-type="string" calcext:value-type="string">
            <text:p>Code du fourreau attaché à l'alvéole du masque. </text:p>
          </table:table-cell>
          <table:table-cell table:style-name="ce23" office:value-type="string" calcext:value-type="string">
            <text:p>INTEGER</text:p>
          </table:table-cell>
          <table:table-cell table:style-name="ce3"/>
          <table:table-cell table:style-name="ce23"/>
          <table:table-cell/>
          <table:table-cell table:style-name="ce3"/>
          <table:table-cell table:style-name="ce3" office:value-type="string" calcext:value-type="string">
            <text:p>MQ_FX_CODE</text:p>
          </table:table-cell>
          <table:table-cell table:style-name="ce23" office:value-type="string" calcext:value-type="string">
            <text:p>VARCHAR(254)</text:p>
          </table:table-cell>
          <table:table-cell table:style-name="ce23"/>
          <table:table-cell table:style-name="ce99" table:formula="of:=IF([.H122]=&quot;obligatoire&quot;;&quot;NOT NULL&quot;;&quot;&quot;)">
            <text:p/>
          </table:table-cell>
          <table:table-cell table:style-name="ce23" table:number-columns-repeated="5"/>
          <table:table-cell table:style-name="ce23" office:value-type="string" calcext:value-type="string">
            <text:p>REFERENCES GRACE.FOURREAU (FX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22] &amp; &quot; &quot; &amp; [.L122] &amp; &quot; &quot; &amp; [.N122] &amp; &quot; &quot; &amp; [.T122] &amp; &quot;,&quot;" office:value-type="string" office:string-value="MQ_FX_CODE VARCHAR(254)  REFERENCES GRACE.FOURREAU (FX_CODE)," calcext:value-type="string">
            <text:p>MQ_FX_CODE VARCHAR(254) <text:s/>REFERENCES GRACE.FOURREAU (FX_CODE),</text:p>
          </table:table-cell>
          <table:table-cell/>
          <table:table-cell table:style-name="ce176"/>
          <table:table-cell table:number-columns-repeated="2"/>
          <table:table-cell office:value-type="string" calcext:value-type="string">
            <text:p>masq_lgfx</text:p>
          </table:table-cell>
          <table:table-cell table:number-columns-repeated="991"/>
        </table:table-row>
        <table:table-row table:style-name="ro5">
          <table:table-cell/>
          <table:table-cell table:style-name="ce39" office:value-type="string" calcext:value-type="string">
            <text:p>Pour TEST : associer un code câble au masque pour faire la relation entre câble et fourreau. </text:p>
          </table:table-cell>
          <table:table-cell/>
          <table:table-cell table:style-name="ce58"/>
          <table:table-cell table:style-name="ce58" office:value-type="string" calcext:value-type="string">
            <text:p>Code du câble attaché à l'alvéole (et donc au fourreau)</text:p>
          </table:table-cell>
          <table:table-cell table:style-name="ce106" office:value-type="string" calcext:value-type="string">
            <text:p>TEXTE</text:p>
          </table:table-cell>
          <table:table-cell table:style-name="ce58"/>
          <table:table-cell table:style-name="ce106"/>
          <table:table-cell/>
          <table:table-cell table:style-name="ce3"/>
          <table:table-cell table:style-name="ce58" office:value-type="string" calcext:value-type="string">
            <text:p>MQ_CB_CODE</text:p>
          </table:table-cell>
          <table:table-cell table:style-name="ce106" office:value-type="string" calcext:value-type="string">
            <text:p>VARCHAR(254)</text:p>
          </table:table-cell>
          <table:table-cell table:style-name="ce106"/>
          <table:table-cell table:style-name="ce170"/>
          <table:table-cell table:style-name="ce106" table:number-columns-repeated="5"/>
          <table:table-cell table:style-name="ce23" office:value-type="string" calcext:value-type="string">
            <text:p>REFERENCES GRACE.CABLE (CB_CODE)</text:p>
          </table:table-cell>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MQ_CREADAT</text:p>
          </table:table-cell>
          <table:table-cell table:style-name="ce96" office:value-type="string" calcext:value-type="string">
            <text:p>DATE</text:p>
          </table:table-cell>
          <table:table-cell table:style-name="ce96"/>
          <table:table-cell table:style-name="ce99" table:formula="of:=IF([.H124]=&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24] &amp; &quot; &quot; &amp; [.L124] &amp; &quot; &quot; &amp; [.N124] &amp; &quot; &quot; &amp; [.T124] &amp; &quot;,&quot;" office:value-type="string" office:string-value="MQ_CREADAT DATE  ," calcext:value-type="string">
            <text:p>MQ_CREADAT DATE <text:s/>,</text:p>
          </table:table-cell>
          <table:table-cell/>
          <table:table-cell table:style-name="ce176"/>
          <table:table-cell table:number-columns-repeated="994"/>
        </table:table-row>
        <table:table-row table:style-name="ro1">
          <table:table-cell table:number-columns-repeated="3"/>
          <table:table-cell table:style-name="ce55" office:value-type="string" calcext:value-type="string">
            <text:p>dateMAJ</text:p>
          </table:table-cell>
          <table:table-cell table:style-name="ce55" office:value-type="string" calcext:value-type="string">
            <text:p>Date de la mise à jour (peut être calculé)</text:p>
          </table:table-cell>
          <table:table-cell table:style-name="ce99" office:value-type="string" calcext:value-type="string">
            <text:p>DATE</text:p>
          </table:table-cell>
          <table:table-cell table:style-name="ce55"/>
          <table:table-cell table:style-name="ce99" office:value-type="string" calcext:value-type="string">
            <text:p>obligatoire</text:p>
          </table:table-cell>
          <table:table-cell/>
          <table:table-cell table:style-name="ce3"/>
          <table:table-cell table:style-name="ce11" office:value-type="string" calcext:value-type="string">
            <text:p>MQ_MAJDATE</text:p>
          </table:table-cell>
          <table:table-cell table:style-name="ce96" office:value-type="string" calcext:value-type="string">
            <text:p>DATE</text:p>
          </table:table-cell>
          <table:table-cell table:style-name="ce96"/>
          <table:table-cell table:style-name="ce99" table:formula="of:=IF([.H125]=&quot;obligatoire&quot;;&quot;NOT NULL&quot;;&quot;&quot;)" office:value-type="string" office:string-value="NOT NULL" calcext:value-type="string">
            <text:p>NOT NULL</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25] &amp; &quot; &quot; &amp; [.L125] &amp; &quot; &quot; &amp; [.N125] &amp; &quot; &quot; &amp; [.T125] &amp; &quot;,&quot;" office:value-type="string" office:string-value="MQ_MAJDATE DATE NOT NULL ," calcext:value-type="string">
            <text:p>MQ_MAJDATE DATE NOT NULL ,</text:p>
          </table:table-cell>
          <table:table-cell/>
          <table:table-cell table:style-name="ce176"/>
          <table:table-cell table:number-columns-repeated="994"/>
        </table:table-row>
        <table:table-row table:style-name="ro1">
          <table:table-cell table:number-columns-repeated="3"/>
          <table:table-cell table:style-name="ce55" office:value-type="string" calcext:value-type="string">
            <text:p>sourceMAJ</text:p>
          </table:table-cell>
          <table:table-cell table:style-name="ce55" office:value-type="string" calcext:value-type="string">
            <text:p>Source utilisée pour la mise à jour</text:p>
          </table:table-cell>
          <table:table-cell table:style-name="ce99" office:value-type="string" calcext:value-type="string">
            <text:p>Texte</text:p>
          </table:table-cell>
          <table:table-cell table:style-name="ce55"/>
          <table:table-cell table:style-name="ce99"/>
          <table:table-cell/>
          <table:table-cell table:style-name="ce3"/>
          <table:table-cell table:style-name="ce11" office:value-type="string" calcext:value-type="string">
            <text:p>MQ_MAJSRC</text:p>
          </table:table-cell>
          <table:table-cell table:style-name="ce96" office:value-type="string" calcext:value-type="string">
            <text:p>VARCHAR(254)</text:p>
          </table:table-cell>
          <table:table-cell table:style-name="ce96"/>
          <table:table-cell table:style-name="ce99" table:formula="of:=IF([.H126]=&quot;obligatoire&quot;;&quot;NOT NULL&quot;;&quot;&quot;)">
            <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26] &amp; &quot; &quot; &amp; [.L126] &amp; &quot; &quot; &amp; [.N126] &amp; &quot; &quot; &amp; [.T126] &amp; &quot;,&quot;" office:value-type="string" office:string-value="MQ_MAJSRC VARCHAR(254)  ," calcext:value-type="string">
            <text:p>MQ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MQ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27] &amp; &quot; &quot; &amp; [.L127] &amp; &quot; &quot; &amp; [.N127] &amp; &quot; &quot; &amp; [.T127] &amp; &quot;,&quot;" office:value-type="string" office:string-value="MQ_ABDDATE DATE  ," calcext:value-type="string">
            <text:p>MQ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MQ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28] &amp; &quot; &quot; &amp; [.L128] &amp; &quot; &quot; &amp; [.N128] &amp; &quot; &quot; &amp; [.T128] &amp; &quot;,&quot;" office:value-type="string" office:string-value="MQ_ABDSRC VARCHAR(254)  ," calcext:value-type="string">
            <text:p>MQ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5">
          <table:table-cell/>
          <table:table-cell table:style-name="ce40" office:value-type="string" calcext:value-type="string">
            <text:p>Prévoir un attribut pour identifier la fiabilité du modèle de masque ? A minima Relevé ou Fictif. </text:p>
          </table:table-cell>
          <table:table-cell table:number-columns-repeated="7"/>
          <table:table-cell table:style-name="ce3" table:number-columns-repeated="2"/>
          <table:table-cell table:number-columns-repeated="8"/>
          <table:table-cell table:style-name="ce23"/>
          <table:table-cell table:style-name="ce176"/>
          <table:table-cell table:style-name="ce23" table:number-columns-repeated="2"/>
          <table:table-cell table:style-name="ce3"/>
          <table:table-cell table:style-name="ce23"/>
          <table:table-cell/>
          <table:table-cell table:style-name="ce185" table:formula="of:=[.P117] &amp; &quot;);&quot;" office:value-type="string" office:string-value="CONSTRAINT &quot;MASQUE_PK&quot; PRIMARY KEY (MQ_ID));" calcext:value-type="string">
            <text:p>CONSTRAINT "MASQUE_PK" PRIMARY KEY (MQ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table-cell table:style-name="ce90" table:formula="of:=IF([.H130]=&quot;obligatoire&quot;;&quot;NOT NULL&quot;;&quot;&quot;)">
            <text:p/>
          </table:table-cell>
          <table:table-cell table:style-name="ce9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2"/>
          <table:table-cell table:style-name="ce3" office:value-type="string" calcext:value-type="string">
            <text:p>CABLE</text:p>
          </table:table-cell>
          <table:table-cell table:style-name="ce56" office:value-type="string" calcext:value-type="string">
            <text:p>id</text:p>
          </table:table-cell>
          <table:table-cell table:style-name="ce64" office:value-type="string" calcext:value-type="string">
            <text:p>Identifiant généré automatiquement</text:p>
          </table:table-cell>
          <table:table-cell table:style-name="ce101" office:value-type="string" calcext:value-type="string">
            <text:p>INTEGER automatique</text:p>
          </table:table-cell>
          <table:table-cell table:style-name="ce132"/>
          <table:table-cell table:style-name="ce101" office:value-type="string" calcext:value-type="string">
            <text:p>Propre à chaque base</text:p>
          </table:table-cell>
          <table:table-cell/>
          <table:table-cell table:style-name="ce3" office:value-type="string" calcext:value-type="string">
            <text:p>CABLE</text:p>
          </table:table-cell>
          <table:table-cell table:style-name="ce56" office:value-type="string" calcext:value-type="string">
            <text:p>CB_ID</text:p>
          </table:table-cell>
          <table:table-cell table:style-name="ce101" office:value-type="string" calcext:value-type="string">
            <text:p>INTEGER</text:p>
          </table:table-cell>
          <table:table-cell table:style-name="ce101"/>
          <table:table-cell table:style-name="ce101" table:formula="of:=IF([.H131]=&quot;obligatoire&quot;;&quot;NOT NULL&quot;;&quot;&quot;)">
            <text:p/>
          </table:table-cell>
          <table:table-cell table:style-name="ce101"/>
          <table:table-cell table:style-name="ce125" table:formula="of:= &quot;CONSTRAINT &quot;&quot;&quot; &amp; [.J131] &amp; &quot;_PK&quot;&quot; PRIMARY KEY (&quot; &amp; [.K131] &amp; &quot;)&quot;" office:value-type="string" office:string-value="CONSTRAINT &quot;CABLE_PK&quot; PRIMARY KEY (CB_ID)" calcext:value-type="string">
            <text:p>CONSTRAINT "CABLE_PK" PRIMARY KEY (CB_ID)</text:p>
          </table:table-cell>
          <table:table-cell table:style-name="ce10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131] &amp; &quot;(&quot;" office:value-type="string" office:string-value="CREATE TABLE CABLE(" calcext:value-type="string">
            <text:p>CREATE TABLE CABLE(</text:p>
          </table:table-cell>
          <table:table-cell table:style-name="ce185" table:formula="of:=[.K131] &amp; &quot; &quot; &amp; [.L131] &amp; &quot; &quot; &amp; [.N131] &amp; &quot; &quot; &amp; [.T131] &amp; &quot;,&quot;" office:value-type="string" office:string-value="CB_ID INTEGER  ," calcext:value-type="string">
            <text:p>CB_ID INTEGER <text:s/>,</text:p>
          </table:table-cell>
          <table:table-cell/>
          <table:table-cell table:style-name="ce176"/>
          <table:table-cell table:number-columns-repeated="994"/>
        </table:table-row>
        <table:table-row table:style-name="ro10">
          <table:table-cell table:number-columns-repeated="3"/>
          <table:table-cell table:style-name="ce47" office:value-type="string" calcext:value-type="string">
            <text:p>geom</text:p>
          </table:table-cell>
          <table:table-cell table:style-name="ce47" office:value-type="string" calcext:value-type="string">
            <text:p>Ligne</text:p>
          </table:table-cell>
          <table:table-cell table:style-name="ce92" office:value-type="string" calcext:value-type="string">
            <text:p>Linestring</text:p>
          </table:table-cell>
          <table:table-cell table:style-name="ce47"/>
          <table:table-cell table:style-name="ce142" office:value-type="string" calcext:value-type="string">
            <text:p>obligatoire</text:p>
          </table:table-cell>
          <table:table-cell/>
          <table:table-cell table:style-name="ce3"/>
          <table:table-cell table:style-name="ce56" office:value-type="string" calcext:value-type="string">
            <text:p>GEOM</text:p>
          </table:table-cell>
          <table:table-cell table:style-name="ce92" office:value-type="string" calcext:value-type="string">
            <text:p>Geometry(Linestring,2154)</text:p>
          </table:table-cell>
          <table:table-cell table:style-name="ce92"/>
          <table:table-cell table:style-name="ce92" table:formula="of:=IF([.H132]=&quot;obligatoire&quot;;&quot;NOT NULL&quot;;&quot;&quot;)" office:value-type="string" office:string-value="NOT NULL" calcext:value-type="string">
            <text:p>NOT NULL</text:p>
          </table:table-cell>
          <table:table-cell table:style-name="ce92" table:number-columns-repeated="5"/>
          <table:table-cell table:style-name="ce23"/>
          <table:table-cell table:style-name="ce177" office:value-type="string" calcext:value-type="string">
            <text:p>SELECT AddGeometryColumn('', 'ARTERE','GEOM',2154,'LINESTRING',2); </text:p>
          </table:table-cell>
          <table:table-cell table:style-name="ce23" table:number-columns-repeated="2"/>
          <table:table-cell table:style-name="ce3"/>
          <table:table-cell table:style-name="ce23"/>
          <table:table-cell/>
          <table:table-cell table:style-name="ce185"/>
          <table:table-cell table:style-name="ce185" table:formula="of:=[.K132] &amp; &quot; &quot; &amp; [.L132] &amp; &quot; &quot; &amp; [.N132] &amp; &quot; &quot; &amp; [.T132] &amp; &quot;,&quot;" office:value-type="string" office:string-value="GEOM Geometry(Linestring,2154) NOT NULL ," calcext:value-type="string">
            <text:p>GEOM Geometry(Linestring,2154) NOT NULL ,</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Cable</text:p>
          </table:table-cell>
          <table:table-cell table:style-name="ce48" office:value-type="string" calcext:value-type="string">
            <text:p>Code câble</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CB_CODE</text:p>
          </table:table-cell>
          <table:table-cell table:style-name="ce93" office:value-type="string" calcext:value-type="string">
            <text:p>VARCHAR(254)</text:p>
          </table:table-cell>
          <table:table-cell table:style-name="ce93"/>
          <table:table-cell table:style-name="ce93" table:formula="of:=IF([.H133]=&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33] &amp; &quot; &quot; &amp; [.L133] &amp; &quot; &quot; &amp; [.N133] &amp; &quot; &quot; &amp; [.T133] &amp; &quot;,&quot;" office:value-type="string" office:string-value="CB_CODE VARCHAR(254) NOT NULL ," calcext:value-type="string">
            <text:p>CB_CODE VARCHAR(254) NOT NULL ,</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codeExterne</text:p>
          </table:table-cell>
          <table:table-cell table:style-name="ce52" office:value-type="string" calcext:value-type="string">
            <text:p>Code chez un tiers ou dans une autre base de données. </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CB_CODEEXT</text:p>
          </table:table-cell>
          <table:table-cell table:style-name="ce96" office:value-type="string" calcext:value-type="string">
            <text:p>VARCHAR(254)</text:p>
          </table:table-cell>
          <table:table-cell table:style-name="ce96"/>
          <table:table-cell table:style-name="ce96" table:formula="of:=IF([.H134]=&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34] &amp; &quot; &quot; &amp; [.L134] &amp; &quot; &quot; &amp; [.N134] &amp; &quot; &quot; &amp; [.T134] &amp; &quot;,&quot;" office:value-type="string" office:string-value="CB_CODEEXT VARCHAR(254)  ," calcext:value-type="string">
            <text:p>CB_CODEEXT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etiquette</text:p>
          </table:table-cell>
          <table:table-cell table:style-name="ce48"/>
          <table:table-cell table:style-name="ce93"/>
          <table:table-cell table:style-name="ce48"/>
          <table:table-cell table:style-name="ce143"/>
          <table:table-cell/>
          <table:table-cell table:style-name="ce3"/>
          <table:table-cell table:style-name="ce55" office:value-type="string" calcext:value-type="string">
            <text:p>CB_ETIQUET</text:p>
          </table:table-cell>
          <table:table-cell table:style-name="ce93" office:value-type="string" calcext:value-type="string">
            <text:p>VARCHAR(254)</text:p>
          </table:table-cell>
          <table:table-cell table:style-name="ce93"/>
          <table:table-cell table:style-name="ce93" table:formula="of:=IF([.H135]=&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35] &amp; &quot; &quot; &amp; [.L135] &amp; &quot; &quot; &amp; [.N135] &amp; &quot; &quot; &amp; [.T135] &amp; &quot;,&quot;" office:value-type="string" office:string-value="CB_ETIQUET VARCHAR(254)  ," calcext:value-type="string">
            <text:p>CB_ETIQUET VARCHAR(254) <text:s/>,</text:p>
          </table:table-cell>
          <table:table-cell/>
          <table:table-cell table:style-name="ce176"/>
          <table:table-cell table:number-columns-repeated="994"/>
        </table:table-row>
        <table:table-row table:style-name="ro5">
          <table:table-cell table:number-columns-repeated="3"/>
          <table:table-cell table:style-name="ce48" office:value-type="string" calcext:value-type="string">
            <text:p>codeArtere</text:p>
          </table:table-cell>
          <table:table-cell table:style-name="ce48" office:value-type="string" calcext:value-type="string">
            <text:p>Code de l'artère dans laquelle se trouve le câble (si hors fourreau)</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CB_AR_CODE</text:p>
          </table:table-cell>
          <table:table-cell table:style-name="ce93" office:value-type="string" calcext:value-type="string">
            <text:p>VARCHAR(254)</text:p>
          </table:table-cell>
          <table:table-cell table:style-name="ce93"/>
          <table:table-cell table:style-name="ce93" table:formula="of:=IF([.H136]=&quot;obligatoire&quot;;&quot;NOT NULL&quot;;&quot;&quot;)">
            <text:p/>
          </table:table-cell>
          <table:table-cell table:style-name="ce93" table:number-columns-repeated="5"/>
          <table:table-cell table:style-name="ce23" office:value-type="string" calcext:value-type="string">
            <text:p>REFERENCES GRACE.ARTERE (A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36] &amp; &quot; &quot; &amp; [.L136] &amp; &quot; &quot; &amp; [.N136] &amp; &quot; &quot; &amp; [.T136] &amp; &quot;,&quot;" office:value-type="string" office:string-value="CB_AR_CODE VARCHAR(254)  REFERENCES GRACE.ARTERE (AR_CODE)," calcext:value-type="string">
            <text:p>CB_AR_CODE VARCHAR(254) <text:s/>REFERENCES GRACE.ARTERE (AR_CODE),</text:p>
          </table:table-cell>
          <table:table-cell/>
          <table:table-cell table:style-name="ce176"/>
          <table:table-cell table:number-columns-repeated="994"/>
        </table:table-row>
        <table:table-row table:style-name="ro5">
          <table:table-cell table:number-columns-repeated="3"/>
          <table:table-cell table:style-name="ce48" office:value-type="string" calcext:value-type="string">
            <text:p>codeFourreau</text:p>
          </table:table-cell>
          <table:table-cell table:style-name="ce48" office:value-type="string" calcext:value-type="string">
            <text:p>Code du fourreau dans lequel se trouve le câble.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CB_FX_CODE</text:p>
          </table:table-cell>
          <table:table-cell table:style-name="ce93" office:value-type="string" calcext:value-type="string">
            <text:p>VARCHAR(254)</text:p>
          </table:table-cell>
          <table:table-cell table:style-name="ce93"/>
          <table:table-cell table:style-name="ce93" table:formula="of:=IF([.H137]=&quot;obligatoire&quot;;&quot;NOT NULL&quot;;&quot;&quot;)">
            <text:p/>
          </table:table-cell>
          <table:table-cell table:style-name="ce93" table:number-columns-repeated="5"/>
          <table:table-cell table:style-name="ce23" office:value-type="string" calcext:value-type="string">
            <text:p>REFERENCES GRACE.FOURREAU (FX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37] &amp; &quot; &quot; &amp; [.L137] &amp; &quot; &quot; &amp; [.N137] &amp; &quot; &quot; &amp; [.T137] &amp; &quot;,&quot;" office:value-type="string" office:string-value="CB_FX_CODE VARCHAR(254)  REFERENCES GRACE.FOURREAU (FX_CODE)," calcext:value-type="string">
            <text:p>CB_FX_CODE VARCHAR(254) <text:s/>REFERENCES GRACE.FOURREAU (FX_CODE),</text:p>
          </table:table-cell>
          <table:table-cell/>
          <table:table-cell table:style-name="ce176"/>
          <table:table-cell table:number-columns-repeated="994"/>
        </table:table-row>
        <table:table-row table:style-name="ro5">
          <table:table-cell/>
          <table:table-cell table:style-name="ce41" office:value-type="string" calcext:value-type="string">
            <text:p>A supprimer si on fusionne soustubage et fourreau</text:p>
          </table:table-cell>
          <table:table-cell/>
          <table:table-cell table:style-name="ce59" office:value-type="string" calcext:value-type="string">
            <text:p>codeSt</text:p>
          </table:table-cell>
          <table:table-cell table:style-name="ce59" office:value-type="string" calcext:value-type="string">
            <text:p>Code de sous-tubage</text:p>
          </table:table-cell>
          <table:table-cell table:style-name="ce107" office:value-type="string" calcext:value-type="string">
            <text:p>Texte</text:p>
          </table:table-cell>
          <table:table-cell table:style-name="ce59"/>
          <table:table-cell table:style-name="ce150"/>
          <table:table-cell/>
          <table:table-cell table:style-name="ce3"/>
          <table:table-cell table:style-name="ce55" office:value-type="string" calcext:value-type="string">
            <text:p>CB_TU_CODE</text:p>
          </table:table-cell>
          <table:table-cell table:style-name="ce93" office:value-type="string" calcext:value-type="string">
            <text:p>VARCHAR(254)</text:p>
          </table:table-cell>
          <table:table-cell table:style-name="ce93"/>
          <table:table-cell table:style-name="ce93" table:formula="of:=IF([.H138]=&quot;obligatoire&quot;;&quot;NOT NULL&quot;;&quot;&quot;)">
            <text:p/>
          </table:table-cell>
          <table:table-cell table:style-name="ce93" table:number-columns-repeated="5"/>
          <table:table-cell table:style-name="ce23" office:value-type="string" calcext:value-type="string">
            <text:p>REFERENCES GRACE.SOUSTUBAGE (TU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38] &amp; &quot; &quot; &amp; [.L138] &amp; &quot; &quot; &amp; [.N138] &amp; &quot; &quot; &amp; [.T138] &amp; &quot;,&quot;" office:value-type="string" office:string-value="CB_TU_CODE VARCHAR(254)  REFERENCES GRACE.SOUSTUBAGE (TU_CODE)," calcext:value-type="string">
            <text:p>CB_TU_CODE VARCHAR(254) <text:s/>REFERENCES GRACE.SOUSTUBAGE (TU_CODE),</text:p>
          </table:table-cell>
          <table:table-cell/>
          <table:table-cell table:style-name="ce176"/>
          <table:table-cell table:number-columns-repeated="994"/>
        </table:table-row>
        <table:table-row table:style-name="ro7">
          <table:table-cell/>
          <table:table-cell office:value-type="string" calcext:value-type="string">
            <text:p>Si câble rattaché au masque, ça peut être calculé voire optionnel</text:p>
          </table:table-cell>
          <table:table-cell/>
          <table:table-cell table:style-name="ce48" office:value-type="string" calcext:value-type="string">
            <text:p>code_ep_a</text:p>
          </table:table-cell>
          <table:table-cell table:style-name="ce48" office:value-type="string" calcext:value-type="string">
            <text:p>Code de l'élément de branchement passif Amont</text:p>
          </table:table-cell>
          <table:table-cell table:style-name="ce93" office:value-type="string" calcext:value-type="string">
            <text:p>Texte</text:p>
          </table:table-cell>
          <table:table-cell table:style-name="ce48"/>
          <table:table-cell table:style-name="ce143" office:value-type="string" calcext:value-type="string">
            <text:p>obligatoire</text:p>
          </table:table-cell>
          <table:table-cell/>
          <table:table-cell table:style-name="ce3"/>
          <table:table-cell table:style-name="ce55" office:value-type="string" calcext:value-type="string">
            <text:p>CB_BP_AMON</text:p>
          </table:table-cell>
          <table:table-cell table:style-name="ce93" office:value-type="string" calcext:value-type="string">
            <text:p>VARCHAR(254)</text:p>
          </table:table-cell>
          <table:table-cell table:style-name="ce93"/>
          <table:table-cell table:style-name="ce93" table:formula="of:=IF([.H139]=&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39] &amp; &quot; &quot; &amp; [.L139] &amp; &quot; &quot; &amp; [.N139] &amp; &quot; &quot; &amp; [.T139] &amp; &quot;,&quot;" office:value-type="string" office:string-value="CB_BP_AMON VARCHAR(254) NOT NULL ," calcext:value-type="string">
            <text:p>CB_BP_AMON VARCHAR(254) NOT NULL ,</text:p>
          </table:table-cell>
          <table:table-cell/>
          <table:table-cell table:style-name="ce176"/>
          <table:table-cell table:number-columns-repeated="994"/>
        </table:table-row>
        <table:table-row table:style-name="ro3">
          <table:table-cell/>
          <table:table-cell office:value-type="string" calcext:value-type="string">
            <text:p>Si câble rattaché au masque, ça peut être calculé voire optionnel</text:p>
          </table:table-cell>
          <table:table-cell/>
          <table:table-cell table:style-name="ce48" office:value-type="string" calcext:value-type="string">
            <text:p>code_ep_b</text:p>
          </table:table-cell>
          <table:table-cell table:style-name="ce48" office:value-type="string" calcext:value-type="string">
            <text:p>Code de l'élément de branchement passif Aval</text:p>
          </table:table-cell>
          <table:table-cell table:style-name="ce93" office:value-type="string" calcext:value-type="string">
            <text:p>Texte</text:p>
          </table:table-cell>
          <table:table-cell table:style-name="ce48"/>
          <table:table-cell table:style-name="ce143" office:value-type="string" calcext:value-type="string">
            <text:p>obligatoire</text:p>
          </table:table-cell>
          <table:table-cell/>
          <table:table-cell table:style-name="ce3"/>
          <table:table-cell table:style-name="ce55" office:value-type="string" calcext:value-type="string">
            <text:p>CB_BP_AVAL</text:p>
          </table:table-cell>
          <table:table-cell table:style-name="ce93" office:value-type="string" calcext:value-type="string">
            <text:p>VARCHAR(254)</text:p>
          </table:table-cell>
          <table:table-cell table:style-name="ce93"/>
          <table:table-cell table:style-name="ce93" table:formula="of:=IF([.H140]=&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40] &amp; &quot; &quot; &amp; [.L140] &amp; &quot; &quot; &amp; [.N140] &amp; &quot; &quot; &amp; [.T140] &amp; &quot;,&quot;" office:value-type="string" office:string-value="CB_BP_AVAL VARCHAR(254) NOT NULL ," calcext:value-type="string">
            <text:p>CB_BP_AVAL VARCHAR(254) NOT NULL ,</text:p>
          </table:table-cell>
          <table:table-cell/>
          <table:table-cell table:style-name="ce176"/>
          <table:table-cell table:number-columns-repeated="994"/>
        </table:table-row>
        <table:table-row table:style-name="ro1">
          <table:table-cell table:number-columns-repeated="3"/>
          <table:table-cell table:style-name="ce14" office:value-type="string" calcext:value-type="string">
            <text:p>type</text:p>
          </table:table-cell>
          <table:table-cell table:style-name="ce14" office:value-type="string" calcext:value-type="string">
            <text:p>Type du câble</text:p>
          </table:table-cell>
          <table:table-cell table:style-name="ce104" office:value-type="string" calcext:value-type="string">
            <text:p>Texte</text:p>
          </table:table-cell>
          <table:table-cell table:style-name="ce14" office:value-type="string" calcext:value-type="string">
            <text:p>Ex : <text:s/>72FO</text:p>
          </table:table-cell>
          <table:table-cell table:style-name="ce104" office:value-type="string" calcext:value-type="string">
            <text:p>obligatoire</text:p>
          </table:table-cell>
          <table:table-cell/>
          <table:table-cell table:style-name="ce3"/>
          <table:table-cell table:style-name="ce3" office:value-type="string" calcext:value-type="string">
            <text:p>CB_TYPE</text:p>
          </table:table-cell>
          <table:table-cell table:style-name="ce104" office:value-type="string" calcext:value-type="string">
            <text:p>VARCHAR(254)</text:p>
          </table:table-cell>
          <table:table-cell table:style-name="ce104"/>
          <table:table-cell table:style-name="ce104" table:formula="of:=IF([.H141]=&quot;obligatoire&quot;;&quot;NOT NULL&quot;;&quot;&quot;)" office:value-type="string" office:string-value="NOT NULL" calcext:value-type="string">
            <text:p>NOT NULL</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41] &amp; &quot; &quot; &amp; [.L141] &amp; &quot; &quot; &amp; [.N141] &amp; &quot; &quot; &amp; [.T141] &amp; &quot;,&quot;" office:value-type="string" office:string-value="CB_TYPE VARCHAR(254) NOT NULL ," calcext:value-type="string">
            <text:p>CB_TYPE VARCHAR(254) NOT NULL ,</text:p>
          </table:table-cell>
          <table:table-cell/>
          <table:table-cell table:style-name="ce14" office:value-type="string" calcext:value-type="string">
            <text:p>type</text:p>
          </table:table-cell>
          <table:table-cell/>
          <table:table-cell office:value-type="string" calcext:value-type="string">
            <text:p>TYPE_CABLE</text:p>
          </table:table-cell>
          <table:table-cell table:number-columns-repeated="992"/>
        </table:table-row>
        <table:table-row table:style-name="ro3">
          <table:table-cell/>
          <table:table-cell table:style-name="ce39" office:value-type="string" calcext:value-type="string">
            <text:p>Pb avec l'énumération</text:p>
          </table:table-cell>
          <table:table-cell/>
          <table:table-cell table:style-name="ce14" office:value-type="string" calcext:value-type="string">
            <text:p>etat</text:p>
          </table:table-cell>
          <table:table-cell table:style-name="ce14" office:value-type="string" calcext:value-type="string">
            <text:p>Etat du câble</text:p>
          </table:table-cell>
          <table:table-cell table:style-name="ce104" office:value-type="string" calcext:value-type="string">
            <text:p>Texte</text:p>
          </table:table-cell>
          <table:table-cell table:style-name="ce135" office:value-type="string" calcext:value-type="string">
            <text:p><text:span text:style-name="T9">Suivant la classification &lt;Technologie</text:span><text:span text:style-name="T10">Type&gt;</text:span></text:p>
          </table:table-cell>
          <table:table-cell table:style-name="ce104" office:value-type="string" calcext:value-type="string">
            <text:p>obligatoire</text:p>
          </table:table-cell>
          <table:table-cell/>
          <table:table-cell table:style-name="ce3"/>
          <table:table-cell table:style-name="ce158" office:value-type="string" calcext:value-type="string">
            <text:p>CB_ETAT</text:p>
          </table:table-cell>
          <table:table-cell table:style-name="ce104" office:value-type="string" calcext:value-type="string">
            <text:p>VARCHAR(254)</text:p>
          </table:table-cell>
          <table:table-cell table:style-name="ce104"/>
          <table:table-cell table:style-name="ce104" table:formula="of:=IF([.H142]=&quot;obligatoire&quot;;&quot;NOT NULL&quot;;&quot;&quot;)" office:value-type="string" office:string-value="NOT NULL" calcext:value-type="string">
            <text:p>NOT NULL</text:p>
          </table:table-cell>
          <table:table-cell table:style-name="ce104" table:number-columns-repeated="5"/>
          <table:table-cell table:style-name="ce173" office:value-type="string" calcext:value-type="string">
            <text:p>REFERENCES GRACE.L_ETA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42] &amp; &quot; &quot; &amp; [.L142] &amp; &quot; &quot; &amp; [.N142] &amp; &quot; &quot; &amp; [.T142] &amp; &quot;,&quot;" office:value-type="string" office:string-value="CB_ETAT VARCHAR(254) NOT NULL REFERENCES GRACE.L_ETAT (CODE)," calcext:value-type="string">
            <text:p>CB_ETAT VARCHAR(254) NOT NULL REFERENCES GRACE.L_ETAT (CODE),</text:p>
          </table:table-cell>
          <table:table-cell/>
          <table:table-cell table:style-name="ce14" office:value-type="string" calcext:value-type="string">
            <text:p>etat</text:p>
          </table:table-cell>
          <table:table-cell/>
          <table:table-cell table:style-name="ce158" office:value-type="string" calcext:value-type="string">
            <text:p>ETAT_CABLE</text:p>
          </table:table-cell>
          <table:table-cell table:number-columns-repeated="992"/>
        </table:table-row>
        <table:table-row table:style-name="ro3">
          <table:table-cell table:number-columns-repeated="3"/>
          <table:table-cell table:style-name="ce14" office:value-type="string" calcext:value-type="string">
            <text:p>longueur</text:p>
          </table:table-cell>
          <table:table-cell table:style-name="ce14" office:value-type="string" calcext:value-type="string">
            <text:p>Longueur totale du câble (somme de la longueur de l'ensemble des tronçons)</text:p>
          </table:table-cell>
          <table:table-cell table:style-name="ce104" office:value-type="string" calcext:value-type="string">
            <text:p>Entier</text:p>
          </table:table-cell>
          <table:table-cell table:style-name="ce14"/>
          <table:table-cell table:style-name="ce104" office:value-type="string" calcext:value-type="string">
            <text:p>obligatoire</text:p>
          </table:table-cell>
          <table:table-cell/>
          <table:table-cell table:style-name="ce3"/>
          <table:table-cell table:style-name="ce3" office:value-type="string" calcext:value-type="string">
            <text:p>CB_LONG</text:p>
          </table:table-cell>
          <table:table-cell table:style-name="ce104" office:value-type="string" calcext:value-type="string">
            <text:p>NUMERIC</text:p>
          </table:table-cell>
          <table:table-cell table:style-name="ce104"/>
          <table:table-cell table:style-name="ce104" table:formula="of:=IF([.H143]=&quot;obligatoire&quot;;&quot;NOT NULL&quot;;&quot;&quot;)" office:value-type="string" office:string-value="NOT NULL" calcext:value-type="string">
            <text:p>NOT NULL</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43] &amp; &quot; &quot; &amp; [.L143] &amp; &quot; &quot; &amp; [.N143] &amp; &quot; &quot; &amp; [.T143] &amp; &quot;,&quot;" office:value-type="string" office:string-value="CB_LONG NUMERIC NOT NULL ," calcext:value-type="string">
            <text:p>CB_LONG NUMERIC NOT NULL ,</text:p>
          </table:table-cell>
          <table:table-cell/>
          <table:table-cell table:style-name="ce14" office:value-type="string" calcext:value-type="string">
            <text:p>longueur</text:p>
          </table:table-cell>
          <table:table-cell table:number-columns-repeated="994"/>
        </table:table-row>
        <table:table-row table:style-name="ro1">
          <table:table-cell table:number-columns-repeated="3"/>
          <table:table-cell table:style-name="ce57" office:value-type="string" calcext:value-type="string">
            <text:p>longueurReelle</text:p>
          </table:table-cell>
          <table:table-cell table:style-name="ce57" office:value-type="string" calcext:value-type="string">
            <text:p>Longueur réelle du câble en mètres (selon retours terrain)</text:p>
          </table:table-cell>
          <table:table-cell table:style-name="ce103" office:value-type="string" calcext:value-type="string">
            <text:p>numeric</text:p>
          </table:table-cell>
          <table:table-cell table:style-name="ce57"/>
          <table:table-cell table:style-name="ce103"/>
          <table:table-cell/>
          <table:table-cell table:style-name="ce3"/>
          <table:table-cell table:style-name="ce44" office:value-type="string" calcext:value-type="string">
            <text:p>CB_LGREEL</text:p>
          </table:table-cell>
          <table:table-cell table:style-name="ce103" office:value-type="string" calcext:value-type="string">
            <text:p>NUMERIC</text:p>
          </table:table-cell>
          <table:table-cell table:style-name="ce103"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44] &amp; &quot; &quot; &amp; [.L144] &amp; &quot; &quot; &amp; [.N144] &amp; &quot; &quot; &amp; [.T144] &amp; &quot;,&quot;" office:value-type="string" office:string-value="CB_LGREEL NUMERIC  ," calcext:value-type="string">
            <text:p>CB_LGREEL NUMERIC <text:s/>,</text:p>
          </table:table-cell>
          <table:table-cell/>
          <table:table-cell table:style-name="ce14"/>
          <table:table-cell table:number-columns-repeated="994"/>
        </table:table-row>
        <table:table-row table:style-name="ro1">
          <table:table-cell table:number-columns-repeated="3"/>
          <table:table-cell table:style-name="ce14" office:value-type="string" calcext:value-type="string">
            <text:p>diamètre</text:p>
          </table:table-cell>
          <table:table-cell table:style-name="ce14" office:value-type="string" calcext:value-type="string">
            <text:p>Diamètre du câble en millimètres </text:p>
          </table:table-cell>
          <table:table-cell table:style-name="ce104" office:value-type="string" calcext:value-type="string">
            <text:p>Entier</text:p>
          </table:table-cell>
          <table:table-cell table:style-name="ce14"/>
          <table:table-cell table:style-name="ce104" office:value-type="string" calcext:value-type="string">
            <text:p>obligatoire</text:p>
          </table:table-cell>
          <table:table-cell/>
          <table:table-cell table:style-name="ce3"/>
          <table:table-cell table:style-name="ce3" office:value-type="string" calcext:value-type="string">
            <text:p>CB_DIAM</text:p>
          </table:table-cell>
          <table:table-cell table:style-name="ce104" office:value-type="string" calcext:value-type="string">
            <text:p>NUMERIC</text:p>
          </table:table-cell>
          <table:table-cell table:style-name="ce104"/>
          <table:table-cell table:style-name="ce104" table:formula="of:=IF([.H145]=&quot;obligatoire&quot;;&quot;NOT NULL&quot;;&quot;&quot;)" office:value-type="string" office:string-value="NOT NULL" calcext:value-type="string">
            <text:p>NOT NULL</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45] &amp; &quot; &quot; &amp; [.L145] &amp; &quot; &quot; &amp; [.N145] &amp; &quot; &quot; &amp; [.T145] &amp; &quot;,&quot;" office:value-type="string" office:string-value="CB_DIAM NUMERIC NOT NULL ," calcext:value-type="string">
            <text:p>CB_DIAM NUMERIC NOT NULL ,</text:p>
          </table:table-cell>
          <table:table-cell/>
          <table:table-cell table:style-name="ce14" office:value-type="string" calcext:value-type="string">
            <text:p>diamètre</text:p>
          </table:table-cell>
          <table:table-cell/>
          <table:table-cell office:value-type="string" calcext:value-type="string">
            <text:p>DIAM_CABLE</text:p>
          </table:table-cell>
          <table:table-cell table:number-columns-repeated="992"/>
        </table:table-row>
        <table:table-row table:style-name="ro1">
          <table:table-cell table:number-columns-repeated="3"/>
          <table:table-cell table:style-name="ce14" office:value-type="string" calcext:value-type="string">
            <text:p>couleur</text:p>
          </table:table-cell>
          <table:table-cell table:style-name="ce14" office:value-type="string" calcext:value-type="string">
            <text:p>Couleur du câble</text:p>
          </table:table-cell>
          <table:table-cell table:style-name="ce104" office:value-type="string" calcext:value-type="string">
            <text:p>Texte</text:p>
          </table:table-cell>
          <table:table-cell table:style-name="ce14"/>
          <table:table-cell table:style-name="ce104"/>
          <table:table-cell/>
          <table:table-cell table:style-name="ce3"/>
          <table:table-cell table:style-name="ce3" office:value-type="string" calcext:value-type="string">
            <text:p>CB_COLOR</text:p>
          </table:table-cell>
          <table:table-cell table:style-name="ce104" office:value-type="string" calcext:value-type="string">
            <text:p>VARCHAR(254)</text:p>
          </table:table-cell>
          <table:table-cell table:style-name="ce104"/>
          <table:table-cell table:style-name="ce104" table:formula="of:=IF([.H146]=&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46] &amp; &quot; &quot; &amp; [.L146] &amp; &quot; &quot; &amp; [.N146] &amp; &quot; &quot; &amp; [.T146] &amp; &quot;,&quot;" office:value-type="string" office:string-value="CB_COLOR VARCHAR(254)  ," calcext:value-type="string">
            <text:p>CB_COLOR VARCHAR(254) <text:s/>,</text:p>
          </table:table-cell>
          <table:table-cell/>
          <table:table-cell table:style-name="ce14" office:value-type="string" calcext:value-type="string">
            <text:p>couleur</text:p>
          </table:table-cell>
          <table:table-cell table:number-columns-repeated="994"/>
        </table:table-row>
        <table:table-row table:style-name="ro5">
          <table:table-cell table:number-columns-repeated="3"/>
          <table:table-cell table:style-name="ce14" office:value-type="string" calcext:value-type="string">
            <text:p>technologie</text:p>
          </table:table-cell>
          <table:table-cell table:style-name="ce14" office:value-type="string" calcext:value-type="string">
            <text:p>Technologie du câble</text:p>
          </table:table-cell>
          <table:table-cell table:style-name="ce104" office:value-type="string" calcext:value-type="string">
            <text:p>Texte</text:p>
          </table:table-cell>
          <table:table-cell table:style-name="ce15" office:value-type="string" calcext:value-type="string">
            <text:p><text:span text:style-name="T9">Suivant la classification &lt;Technologie</text:span><text:span text:style-name="T10">Type&gt;</text:span></text:p>
          </table:table-cell>
          <table:table-cell table:style-name="ce104" office:value-type="string" calcext:value-type="string">
            <text:p>obligatoire</text:p>
          </table:table-cell>
          <table:table-cell/>
          <table:table-cell table:style-name="ce3"/>
          <table:table-cell table:style-name="ce158" office:value-type="string" calcext:value-type="string">
            <text:p>CB_TECH</text:p>
          </table:table-cell>
          <table:table-cell table:style-name="ce104" office:value-type="string" calcext:value-type="string">
            <text:p>VARCHAR(254)</text:p>
          </table:table-cell>
          <table:table-cell table:style-name="ce104"/>
          <table:table-cell table:style-name="ce104" table:formula="of:=IF([.H147]=&quot;obligatoire&quot;;&quot;NOT NULL&quot;;&quot;&quot;)" office:value-type="string" office:string-value="NOT NULL" calcext:value-type="string">
            <text:p>NOT NULL</text:p>
          </table:table-cell>
          <table:table-cell table:style-name="ce104" table:number-columns-repeated="5"/>
          <table:table-cell table:style-name="ce172" office:value-type="string" calcext:value-type="string">
            <text:p>REFERENCES GRACE.L_TECHNOLOGIE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47] &amp; &quot; &quot; &amp; [.L147] &amp; &quot; &quot; &amp; [.N147] &amp; &quot; &quot; &amp; [.T147] &amp; &quot;,&quot;" office:value-type="string" office:string-value="CB_TECH VARCHAR(254) NOT NULL REFERENCES GRACE.L_TECHNOLOGIE_TYPE (CODE)," calcext:value-type="string">
            <text:p>CB_TECH VARCHAR(254) NOT NULL REFERENCES GRACE.L_TECHNOLOGIE_TYPE (CODE),</text:p>
          </table:table-cell>
          <table:table-cell/>
          <table:table-cell table:style-name="ce14" office:value-type="string" calcext:value-type="string">
            <text:p>technologie</text:p>
          </table:table-cell>
          <table:table-cell/>
          <table:table-cell table:style-name="ce158" office:value-type="string" calcext:value-type="string">
            <text:p>TECH_CABLE</text:p>
          </table:table-cell>
          <table:table-cell table:number-columns-repeated="992"/>
        </table:table-row>
        <table:table-row table:style-name="ro5">
          <table:table-cell/>
          <table:table-cell table:style-name="ce40" office:value-type="string" calcext:value-type="string">
            <text:p>Table référence ?</text:p>
          </table:table-cell>
          <table:table-cell/>
          <table:table-cell table:style-name="ce57" office:value-type="string" calcext:value-type="string">
            <text:p>fabricant</text:p>
          </table:table-cell>
          <table:table-cell table:style-name="ce57" office:value-type="string" calcext:value-type="string">
            <text:p>Fabricant du câble</text:p>
          </table:table-cell>
          <table:table-cell table:style-name="ce103" office:value-type="string" calcext:value-type="string">
            <text:p>Texte</text:p>
          </table:table-cell>
          <table:table-cell table:style-name="ce134" office:value-type="string" calcext:value-type="string">
            <text:p>&lt;ORGANISME&gt;</text:p>
          </table:table-cell>
          <table:table-cell table:style-name="ce103"/>
          <table:table-cell/>
          <table:table-cell table:style-name="ce3"/>
          <table:table-cell table:style-name="ce159" office:value-type="string" calcext:value-type="string">
            <text:p>CB_FABRIC</text:p>
          </table:table-cell>
          <table:table-cell table:style-name="ce103" office:value-type="string" calcext:value-type="string">
            <text:p>VARCHAR(254)</text:p>
          </table:table-cell>
          <table:table-cell table:style-name="ce103"/>
          <table:table-cell table:style-name="ce103" table:formula="of:=IF([.H148]=&quot;obligatoire&quot;;&quot;NOT NULL&quot;;&quot;&quot;)">
            <text:p/>
          </table:table-cell>
          <table:table-cell table:style-name="ce103"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48] &amp; &quot; &quot; &amp; [.L148] &amp; &quot; &quot; &amp; [.N148] &amp; &quot; &quot; &amp; [.T148] &amp; &quot;,&quot;" office:value-type="string" office:string-value="CB_FABRIC VARCHAR(254)  REFERENCES GRACE.ORGANISME (OR_CODE)," calcext:value-type="string">
            <text:p>CB_FABRIC VARCHAR(254) <text:s/>REFERENCES GRACE.ORGANISME (OR_CODE),</text:p>
          </table:table-cell>
          <table:table-cell/>
          <table:table-cell table:style-name="ce57" office:value-type="string" calcext:value-type="string">
            <text:p>fabricant</text:p>
          </table:table-cell>
          <table:table-cell/>
          <table:table-cell table:style-name="ce159"/>
          <table:table-cell table:number-columns-repeated="992"/>
        </table:table-row>
        <table:table-row table:style-name="ro1">
          <table:table-cell/>
          <table:table-cell table:style-name="ce40" office:value-type="string" calcext:value-type="string">
            <text:p>Table référence ?</text:p>
          </table:table-cell>
          <table:table-cell/>
          <table:table-cell table:style-name="ce57" office:value-type="string" calcext:value-type="string">
            <text:p>reference</text:p>
          </table:table-cell>
          <table:table-cell table:style-name="ce57" office:value-type="string" calcext:value-type="string">
            <text:p>Référence du câble</text:p>
          </table:table-cell>
          <table:table-cell table:style-name="ce103" office:value-type="string" calcext:value-type="string">
            <text:p>Texte</text:p>
          </table:table-cell>
          <table:table-cell table:style-name="ce134"/>
          <table:table-cell table:style-name="ce103"/>
          <table:table-cell/>
          <table:table-cell table:style-name="ce3"/>
          <table:table-cell table:style-name="ce159" office:value-type="string" calcext:value-type="string">
            <text:p>CB_REF</text:p>
          </table:table-cell>
          <table:table-cell table:style-name="ce103" office:value-type="string" calcext:value-type="string">
            <text:p>VARCHAR(254)</text:p>
          </table:table-cell>
          <table:table-cell table:style-name="ce103"/>
          <table:table-cell table:style-name="ce103" table:formula="of:=IF([.H149]=&quot;obligatoire&quot;;&quot;NOT NULL&quot;;&quot;&quot;)">
            <text:p/>
          </table:table-cell>
          <table:table-cell table:style-name="ce10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49] &amp; &quot; &quot; &amp; [.L149] &amp; &quot; &quot; &amp; [.N149] &amp; &quot; &quot; &amp; [.T149] &amp; &quot;,&quot;" office:value-type="string" office:string-value="CB_REF VARCHAR(254)  ," calcext:value-type="string">
            <text:p>CB_REF VARCHAR(254) <text:s/>,</text:p>
          </table:table-cell>
          <table:table-cell/>
          <table:table-cell table:style-name="ce57" office:value-type="string" calcext:value-type="string">
            <text:p>reference</text:p>
          </table:table-cell>
          <table:table-cell/>
          <table:table-cell table:style-name="ce159"/>
          <table:table-cell table:number-columns-repeated="992"/>
        </table:table-row>
        <table:table-row table:style-name="ro1">
          <table:table-cell table:number-columns-repeated="3"/>
          <table:table-cell table:style-name="ce14" office:value-type="string" calcext:value-type="string">
            <text:p>nombreFibre</text:p>
          </table:table-cell>
          <table:table-cell table:style-name="ce14" office:value-type="string" calcext:value-type="string">
            <text:p>Nombre total de fibres présentes dans le câble</text:p>
          </table:table-cell>
          <table:table-cell table:style-name="ce104" office:value-type="string" calcext:value-type="string">
            <text:p>INTEGER</text:p>
          </table:table-cell>
          <table:table-cell table:style-name="ce14"/>
          <table:table-cell table:style-name="ce104" office:value-type="string" calcext:value-type="string">
            <text:p>Pour la FO</text:p>
          </table:table-cell>
          <table:table-cell/>
          <table:table-cell table:style-name="ce3"/>
          <table:table-cell table:style-name="ce3" office:value-type="string" calcext:value-type="string">
            <text:p>CB_NBFO</text:p>
          </table:table-cell>
          <table:table-cell table:style-name="ce104" office:value-type="string" calcext:value-type="string">
            <text:p>INTEGER</text:p>
          </table:table-cell>
          <table:table-cell table:style-name="ce104"/>
          <table:table-cell table:style-name="ce104" table:formula="of:=IF([.H150]=&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50] &amp; &quot; &quot; &amp; [.L150] &amp; &quot; &quot; &amp; [.N150] &amp; &quot; &quot; &amp; [.T150] &amp; &quot;,&quot;" office:value-type="string" office:string-value="CB_NBFO INTEGER  ," calcext:value-type="string">
            <text:p>CB_NBFO INTEGER <text:s/>,</text:p>
          </table:table-cell>
          <table:table-cell/>
          <table:table-cell table:style-name="ce14" office:value-type="string" calcext:value-type="string">
            <text:p>nombreFibre</text:p>
          </table:table-cell>
          <table:table-cell table:number-columns-repeated="994"/>
        </table:table-row>
        <table:table-row table:style-name="ro3">
          <table:table-cell/>
          <table:table-cell table:style-name="ce41" office:value-type="string" calcext:value-type="string">
            <text:p>Peut être calculé à partir du modèle. </text:p>
          </table:table-cell>
          <table:table-cell/>
          <table:table-cell table:style-name="ce60" office:value-type="string" calcext:value-type="string">
            <text:p>nombreFibreUtilise</text:p>
          </table:table-cell>
          <table:table-cell table:style-name="ce60" office:value-type="string" calcext:value-type="string">
            <text:p>Nombre de fibres présentes dans le câble et déjà utilisées</text:p>
          </table:table-cell>
          <table:table-cell table:style-name="ce108" office:value-type="string" calcext:value-type="string">
            <text:p>INTEGER</text:p>
          </table:table-cell>
          <table:table-cell table:style-name="ce60"/>
          <table:table-cell table:style-name="ce108" office:value-type="string" calcext:value-type="string">
            <text:p>Pour la FO</text:p>
          </table:table-cell>
          <table:table-cell/>
          <table:table-cell table:style-name="ce3"/>
          <table:table-cell table:style-name="ce3" office:value-type="string" calcext:value-type="string">
            <text:p>CB_FO_UTIL</text:p>
          </table:table-cell>
          <table:table-cell table:style-name="ce104" office:value-type="string" calcext:value-type="string">
            <text:p>INTEGER</text:p>
          </table:table-cell>
          <table:table-cell table:style-name="ce104"/>
          <table:table-cell table:style-name="ce104" table:formula="of:=IF([.H151]=&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51] &amp; &quot; &quot; &amp; [.L151] &amp; &quot; &quot; &amp; [.N151] &amp; &quot; &quot; &amp; [.T151] &amp; &quot;,&quot;" office:value-type="string" office:string-value="CB_FO_UTIL INTEGER  ," calcext:value-type="string">
            <text:p>CB_FO_UTIL INTEGER <text:s/>,</text:p>
          </table:table-cell>
          <table:table-cell/>
          <table:table-cell table:style-name="ce60" office:value-type="string" calcext:value-type="string">
            <text:p>nombreFibreUtilise</text:p>
          </table:table-cell>
          <table:table-cell table:number-columns-repeated="994"/>
        </table:table-row>
        <table:table-row table:style-name="ro14">
          <table:table-cell/>
          <table:table-cell table:style-name="ce42" office:value-type="string" calcext:value-type="string">
            <text:p>Peut être calculé à partir du modèle. Toutefois c'est une info qui peut être intéressante d'échanger et de requêter régulièrement, donc intéressante à stocker (plus que « utilisées »). Prendre en compte les fibres réservées et les fibres HS pour le nbr disponibles. </text:p>
          </table:table-cell>
          <table:table-cell/>
          <table:table-cell table:style-name="ce17" office:value-type="string" calcext:value-type="string">
            <text:p>nombreFibreDisponible</text:p>
          </table:table-cell>
          <table:table-cell table:style-name="ce14" office:value-type="string" calcext:value-type="string">
            <text:p>Nombre de fibres présentes dans le câble et encore disponibles (différence entre le nombre total de fibres et le nombre de fibres utilisées) </text:p>
          </table:table-cell>
          <table:table-cell table:style-name="ce104" office:value-type="string" calcext:value-type="string">
            <text:p>INTEGER</text:p>
          </table:table-cell>
          <table:table-cell table:style-name="ce14"/>
          <table:table-cell table:style-name="ce104" office:value-type="string" calcext:value-type="string">
            <text:p>Pour la FO</text:p>
          </table:table-cell>
          <table:table-cell/>
          <table:table-cell table:style-name="ce3"/>
          <table:table-cell table:style-name="ce3" office:value-type="string" calcext:value-type="string">
            <text:p>CB_FO_DISP</text:p>
          </table:table-cell>
          <table:table-cell table:style-name="ce104" office:value-type="string" calcext:value-type="string">
            <text:p>INTEGER</text:p>
          </table:table-cell>
          <table:table-cell table:style-name="ce104"/>
          <table:table-cell table:style-name="ce104" table:formula="of:=IF([.H152]=&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52] &amp; &quot; &quot; &amp; [.L152] &amp; &quot; &quot; &amp; [.N152] &amp; &quot; &quot; &amp; [.T152] &amp; &quot;,&quot;" office:value-type="string" office:string-value="CB_FO_DISP INTEGER  ," calcext:value-type="string">
            <text:p>CB_FO_DISP INTEGER <text:s/>,</text:p>
          </table:table-cell>
          <table:table-cell/>
          <table:table-cell table:style-name="ce17" office:value-type="string" calcext:value-type="string">
            <text:p>nombreFibreDisponible</text:p>
          </table:table-cell>
          <table:table-cell table:number-columns-repeated="994"/>
        </table:table-row>
        <table:table-row table:style-name="ro5">
          <table:table-cell table:number-columns-repeated="3"/>
          <table:table-cell table:style-name="ce14" office:value-type="string" calcext:value-type="string">
            <text:p>propriétaire</text:p>
          </table:table-cell>
          <table:table-cell table:style-name="ce14" office:value-type="string" calcext:value-type="string">
            <text:p>Propriétaire du câble</text:p>
          </table:table-cell>
          <table:table-cell table:style-name="ce100" office:value-type="string" calcext:value-type="string">
            <text:p>Texte</text:p>
          </table:table-cell>
          <table:table-cell table:style-name="ce129" office:value-type="string" calcext:value-type="string">
            <text:p>Suivant la classification <text:s/>&lt;OraganismeCode&gt;</text:p>
          </table:table-cell>
          <table:table-cell table:style-name="ce104" office:value-type="string" calcext:value-type="string">
            <text:p>obligatoire</text:p>
          </table:table-cell>
          <table:table-cell/>
          <table:table-cell table:style-name="ce3"/>
          <table:table-cell table:style-name="ce3" office:value-type="string" calcext:value-type="string">
            <text:p>CB_PROP</text:p>
          </table:table-cell>
          <table:table-cell table:style-name="ce100" office:value-type="string" calcext:value-type="string">
            <text:p>VARCHAR(254)</text:p>
          </table:table-cell>
          <table:table-cell table:style-name="ce100"/>
          <table:table-cell table:style-name="ce100" table:formula="of:=IF([.H153]=&quot;obligatoire&quot;;&quot;NOT NULL&quot;;&quot;&quot;)" office:value-type="string" office:string-value="NOT NULL" calcext:value-type="string">
            <text:p>NOT NULL</text:p>
          </table:table-cell>
          <table:table-cell table:style-name="ce100"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53] &amp; &quot; &quot; &amp; [.L153] &amp; &quot; &quot; &amp; [.N153] &amp; &quot; &quot; &amp; [.T153] &amp; &quot;,&quot;" office:value-type="string" office:string-value="CB_PROP VARCHAR(254) NOT NULL REFERENCES GRACE.ORGANISME (OR_CODE)," calcext:value-type="string">
            <text:p>CB_PROP VARCHAR(254) NOT NULL REFERENCES GRACE.ORGANISME (OR_CODE),</text:p>
          </table:table-cell>
          <table:table-cell/>
          <table:table-cell table:style-name="ce14" office:value-type="string" calcext:value-type="string">
            <text:p>propriétaire</text:p>
          </table:table-cell>
          <table:table-cell/>
          <table:table-cell office:value-type="string" calcext:value-type="string">
            <text:p>PRO_CABLE</text:p>
          </table:table-cell>
          <table:table-cell table:number-columns-repeated="992"/>
        </table:table-row>
        <table:table-row table:style-name="ro5">
          <table:table-cell table:number-columns-repeated="3"/>
          <table:table-cell table:style-name="ce14" office:value-type="string" calcext:value-type="string">
            <text:p>gestionnaire</text:p>
          </table:table-cell>
          <table:table-cell table:style-name="ce14" office:value-type="string" calcext:value-type="string">
            <text:p>Gestionnaire du câble</text:p>
          </table:table-cell>
          <table:table-cell table:style-name="ce100" office:value-type="string" calcext:value-type="string">
            <text:p>Texte</text:p>
          </table:table-cell>
          <table:table-cell table:style-name="ce129" office:value-type="string" calcext:value-type="string">
            <text:p>Suivant la classification <text:s/>&lt;OraganismeCode&gt;</text:p>
          </table:table-cell>
          <table:table-cell table:style-name="ce100" office:value-type="string" calcext:value-type="string">
            <text:p>obligatoire</text:p>
          </table:table-cell>
          <table:table-cell/>
          <table:table-cell table:style-name="ce3"/>
          <table:table-cell table:style-name="ce3" office:value-type="string" calcext:value-type="string">
            <text:p>CB_GEST</text:p>
          </table:table-cell>
          <table:table-cell table:style-name="ce100" office:value-type="string" calcext:value-type="string">
            <text:p>VARCHAR(254)</text:p>
          </table:table-cell>
          <table:table-cell table:style-name="ce100"/>
          <table:table-cell table:style-name="ce100" table:formula="of:=IF([.H154]=&quot;obligatoire&quot;;&quot;NOT NULL&quot;;&quot;&quot;)" office:value-type="string" office:string-value="NOT NULL" calcext:value-type="string">
            <text:p>NOT NULL</text:p>
          </table:table-cell>
          <table:table-cell table:style-name="ce100"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54] &amp; &quot; &quot; &amp; [.L154] &amp; &quot; &quot; &amp; [.N154] &amp; &quot; &quot; &amp; [.T154] &amp; &quot;,&quot;" office:value-type="string" office:string-value="CB_GEST VARCHAR(254) NOT NULL REFERENCES GRACE.ORGANISME (OR_CODE)," calcext:value-type="string">
            <text:p>CB_GEST VARCHAR(254) NOT NULL REFERENCES GRACE.ORGANISME (OR_CODE),</text:p>
          </table:table-cell>
          <table:table-cell/>
          <table:table-cell table:style-name="ce14" office:value-type="string" calcext:value-type="string">
            <text:p>gestionnaire</text:p>
          </table:table-cell>
          <table:table-cell/>
          <table:table-cell office:value-type="string" calcext:value-type="string">
            <text:p>GEST_CABLE</text:p>
          </table:table-cell>
          <table:table-cell table:number-columns-repeated="992"/>
        </table:table-row>
        <table:table-row table:style-name="ro5">
          <table:table-cell/>
          <table:table-cell table:style-name="ce40" office:value-type="string" calcext:value-type="string">
            <text:p>A étudier</text:p>
          </table:table-cell>
          <table:table-cell/>
          <table:table-cell table:style-name="ce14" office:value-type="string" calcext:value-type="string">
            <text:p>utilisateur</text:p>
          </table:table-cell>
          <table:table-cell table:style-name="ce14" office:value-type="string" calcext:value-type="string">
            <text:p>Utilisateur du câble</text:p>
          </table:table-cell>
          <table:table-cell table:style-name="ce100" office:value-type="string" calcext:value-type="string">
            <text:p>Texte</text:p>
          </table:table-cell>
          <table:table-cell table:style-name="ce129" office:value-type="string" calcext:value-type="string">
            <text:p>Suivant la classification <text:s/>&lt;OraganismeCode&gt;</text:p>
          </table:table-cell>
          <table:table-cell table:style-name="ce104"/>
          <table:table-cell/>
          <table:table-cell table:style-name="ce3"/>
          <table:table-cell table:style-name="ce3" office:value-type="string" calcext:value-type="string">
            <text:p>CB_UTIL</text:p>
          </table:table-cell>
          <table:table-cell table:style-name="ce100" office:value-type="string" calcext:value-type="string">
            <text:p>VARCHAR(254)</text:p>
          </table:table-cell>
          <table:table-cell table:style-name="ce100"/>
          <table:table-cell table:style-name="ce100" table:formula="of:=IF([.H155]=&quot;obligatoire&quot;;&quot;NOT NULL&quot;;&quot;&quot;)">
            <text:p/>
          </table:table-cell>
          <table:table-cell table:style-name="ce100"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55] &amp; &quot; &quot; &amp; [.L155] &amp; &quot; &quot; &amp; [.N155] &amp; &quot; &quot; &amp; [.T155] &amp; &quot;,&quot;" office:value-type="string" office:string-value="CB_UTIL VARCHAR(254)  REFERENCES GRACE.ORGANISME (OR_CODE)," calcext:value-type="string">
            <text:p>CB_UTIL VARCHAR(254) <text:s/>REFERENCES GRACE.ORGANISME (OR_CODE),</text:p>
          </table:table-cell>
          <table:table-cell/>
          <table:table-cell table:style-name="ce14" office:value-type="string" calcext:value-type="string">
            <text:p>utilisateur</text:p>
          </table:table-cell>
          <table:table-cell/>
          <table:table-cell office:value-type="string" calcext:value-type="string">
            <text:p>UTIL_CABLE</text:p>
          </table:table-cell>
          <table:table-cell table:number-columns-repeated="992"/>
        </table:table-row>
        <table:table-row table:style-name="ro1">
          <table:table-cell table:number-columns-repeated="3"/>
          <table:table-cell table:style-name="ce57" office:value-type="string" calcext:value-type="string">
            <text:p>datepose</text:p>
          </table:table-cell>
          <table:table-cell table:style-name="ce57" office:value-type="string" calcext:value-type="string">
            <text:p>Date de pose du câble</text:p>
          </table:table-cell>
          <table:table-cell table:style-name="ce103" office:value-type="string" calcext:value-type="string">
            <text:p>date</text:p>
          </table:table-cell>
          <table:table-cell table:style-name="ce57"/>
          <table:table-cell table:style-name="ce103"/>
          <table:table-cell/>
          <table:table-cell table:style-name="ce3"/>
          <table:table-cell table:style-name="ce57" office:value-type="string" calcext:value-type="string">
            <text:p>CB_DATEPOS</text:p>
          </table:table-cell>
          <table:table-cell table:style-name="ce103" office:value-type="string" calcext:value-type="string">
            <text:p>DATE</text:p>
          </table:table-cell>
          <table:table-cell table:style-name="ce103"/>
          <table:table-cell table:style-name="ce103" table:formula="of:=IF([.H156]=&quot;obligatoire&quot;;&quot;NOT NULL&quot;;&quot;&quot;)">
            <text:p/>
          </table:table-cell>
          <table:table-cell table:style-name="ce10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56] &amp; &quot; &quot; &amp; [.L156] &amp; &quot; &quot; &amp; [.N156] &amp; &quot; &quot; &amp; [.T156] &amp; &quot;,&quot;" office:value-type="string" office:string-value="CB_DATEPOS DATE  ," calcext:value-type="string">
            <text:p>CB_DATEPOS DATE <text:s/>,</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Statut</text:p>
          </table:table-cell>
          <table:table-cell table:style-name="ce48" office:value-type="string" calcext:value-type="string">
            <text:p>Phase d'avancement (SI, APS, APD, DOE)</text:p>
          </table:table-cell>
          <table:table-cell table:style-name="ce93" office:value-type="string" calcext:value-type="string">
            <text:p>Texte</text:p>
          </table:table-cell>
          <table:table-cell table:style-name="ce48" office:value-type="string" calcext:value-type="string">
            <text:p>Suivant la classification</text:p>
            <text:p>&lt;Statut&gt;</text:p>
          </table:table-cell>
          <table:table-cell table:style-name="ce143" office:value-type="string" calcext:value-type="string">
            <text:p>obligatoire</text:p>
          </table:table-cell>
          <table:table-cell/>
          <table:table-cell table:style-name="ce3"/>
          <table:table-cell table:style-name="ce55" office:value-type="string" calcext:value-type="string">
            <text:p>CB_STATUT</text:p>
          </table:table-cell>
          <table:table-cell table:style-name="ce93" office:value-type="string" calcext:value-type="string">
            <text:p>VARCHAR(254)</text:p>
          </table:table-cell>
          <table:table-cell table:style-name="ce93"/>
          <table:table-cell table:style-name="ce93" table:formula="of:=IF([.H157]=&quot;obligatoire&quot;;&quot;NOT NULL&quot;;&quot;&quot;)" office:value-type="string" office:string-value="NOT NULL" calcext:value-type="string">
            <text:p>NOT NULL</text:p>
          </table:table-cell>
          <table:table-cell table:style-name="ce93" table:number-columns-repeated="5"/>
          <table:table-cell table:style-name="ce172" office:value-type="string" calcext:value-type="string">
            <text:p>REFERENCES GRACE.L_STATU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57] &amp; &quot; &quot; &amp; [.L157] &amp; &quot; &quot; &amp; [.N157] &amp; &quot; &quot; &amp; [.T157] &amp; &quot;,&quot;" office:value-type="string" office:string-value="CB_STATUT VARCHAR(254) NOT NULL REFERENCES GRACE.L_STATUT (CODE)," calcext:value-type="string">
            <text:p>CB_STATUT VARCHAR(254) NOT NULL REFERENCES GRACE.L_STATUT (CODE),</text:p>
          </table:table-cell>
          <table:table-cell/>
          <table:table-cell table:style-name="ce176"/>
          <table:table-cell table:number-columns-repeated="994"/>
        </table:table-row>
        <table:table-row table:style-name="ro4">
          <table:table-cell/>
          <table:table-cell table:style-name="ce40" office:value-type="string" calcext:value-type="string">
            <text:p>Attention redondant ! On garde notion d'avancement ? </text:p>
          </table:table-cell>
          <table:table-cell/>
          <table:table-cell table:style-name="ce49" office:value-type="string" calcext:value-type="string">
            <text:p>avancement</text:p>
          </table:table-cell>
          <table:table-cell table:style-name="ce49" office:value-type="string" calcext:value-type="string">
            <text:p>Existant, A créer, Travaux, En service, Hors service, Abandonné</text:p>
          </table:table-cell>
          <table:table-cell table:style-name="ce94" office:value-type="string" calcext:value-type="string">
            <text:p>Type Complexe</text:p>
            <text:p>avancement</text:p>
          </table:table-cell>
          <table:table-cell table:style-name="ce49" office:value-type="string" calcext:value-type="string">
            <text:p>Suivant la classification</text:p>
            <text:p>&lt;avancement&gt;</text:p>
          </table:table-cell>
          <table:table-cell table:style-name="ce144" office:value-type="string" calcext:value-type="string">
            <text:p>obligatoire</text:p>
          </table:table-cell>
          <table:table-cell/>
          <table:table-cell table:style-name="ce3"/>
          <table:table-cell table:style-name="ce155" office:value-type="string" calcext:value-type="string">
            <text:p>CB_AVCMT</text:p>
          </table:table-cell>
          <table:table-cell table:style-name="ce94" office:value-type="string" calcext:value-type="string">
            <text:p>VARCHAR(254)</text:p>
          </table:table-cell>
          <table:table-cell table:style-name="ce94"/>
          <table:table-cell table:style-name="ce94" table:formula="of:=IF([.H158]=&quot;obligatoire&quot;;&quot;NOT NULL&quot;;&quot;&quot;)" office:value-type="string" office:string-value="NOT NULL" calcext:value-type="string">
            <text:p>NOT NULL</text:p>
          </table:table-cell>
          <table:table-cell table:style-name="ce94" table:number-columns-repeated="5"/>
          <table:table-cell table:style-name="ce106"/>
          <table:table-cell table:style-name="ce176"/>
          <table:table-cell table:style-name="ce23" table:number-columns-repeated="2"/>
          <table:table-cell table:style-name="ce3"/>
          <table:table-cell table:style-name="ce23"/>
          <table:table-cell/>
          <table:table-cell table:style-name="ce185"/>
          <table:table-cell table:style-name="ce185" table:formula="of:=[.K158] &amp; &quot; &quot; &amp; [.L158] &amp; &quot; &quot; &amp; [.N158] &amp; &quot; &quot; &amp; [.T158] &amp; &quot;,&quot;" office:value-type="string" office:string-value="CB_AVCMT VARCHAR(254) NOT NULL ," calcext:value-type="string">
            <text:p>CB_AVCMT VARCHAR(254) NOT NULL ,</text:p>
          </table:table-cell>
          <table:table-cell/>
          <table:table-cell table:style-name="ce176"/>
          <table:table-cell table:number-columns-repeated="994"/>
        </table:table-row>
        <table:table-row table:style-name="ro1">
          <table:table-cell table:number-columns-repeated="3"/>
          <table:table-cell table:number-columns-repeated="2" table:style-name="ce14" office:value-type="string" calcext:value-type="string">
            <text:p>commentaire</text:p>
          </table:table-cell>
          <table:table-cell table:style-name="ce104" office:value-type="string" calcext:value-type="string">
            <text:p>Texte</text:p>
          </table:table-cell>
          <table:table-cell table:style-name="ce14"/>
          <table:table-cell table:style-name="ce104"/>
          <table:table-cell/>
          <table:table-cell table:style-name="ce3"/>
          <table:table-cell table:style-name="ce3" office:value-type="string" calcext:value-type="string">
            <text:p>CB_COMMENT</text:p>
          </table:table-cell>
          <table:table-cell table:style-name="ce104" office:value-type="string" calcext:value-type="string">
            <text:p>VARCHAR(254)</text:p>
          </table:table-cell>
          <table:table-cell table:style-name="ce104"/>
          <table:table-cell table:style-name="ce104" table:formula="of:=IF([.H159]=&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59] &amp; &quot; &quot; &amp; [.L159] &amp; &quot; &quot; &amp; [.N159] &amp; &quot; &quot; &amp; [.T159] &amp; &quot;,&quot;" office:value-type="string" office:string-value="CB_COMMENT VARCHAR(254)  ," calcext:value-type="string">
            <text:p>CB_COMMENT VARCHAR(254) <text:s/>,</text:p>
          </table:table-cell>
          <table:table-cell/>
          <table:table-cell table:style-name="ce176" office:value-type="string" calcext:value-type="string">
            <text:p>commentaire</text:p>
          </table:table-cell>
          <table:table-cell/>
          <table:table-cell office:value-type="string" calcext:value-type="string">
            <text:p>COMMENT</text:p>
          </table:table-cell>
          <table:table-cell table:number-columns-repeated="992"/>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CB_CREADAT</text:p>
          </table:table-cell>
          <table:table-cell table:style-name="ce96" office:value-type="string" calcext:value-type="string">
            <text:p>DATE</text:p>
          </table:table-cell>
          <table:table-cell table:style-name="ce96"/>
          <table:table-cell table:style-name="ce96" table:formula="of:=IF([.H160]=&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60] &amp; &quot; &quot; &amp; [.L160] &amp; &quot; &quot; &amp; [.N160] &amp; &quot; &quot; &amp; [.T160] &amp; &quot;,&quot;" office:value-type="string" office:string-value="CB_CREADAT DATE  ," calcext:value-type="string">
            <text:p>CB_CREADAT DATE <text:s/>,</text:p>
          </table:table-cell>
          <table:table-cell/>
          <table:table-cell table:style-name="ce176"/>
          <table:table-cell table:number-columns-repeated="994"/>
        </table:table-row>
        <table:table-row table:style-name="ro1">
          <table:table-cell table:number-columns-repeated="3"/>
          <table:table-cell table:style-name="ce55" office:value-type="string" calcext:value-type="string">
            <text:p>dateMAJ</text:p>
          </table:table-cell>
          <table:table-cell table:style-name="ce55" office:value-type="string" calcext:value-type="string">
            <text:p>Date de la mise à jour (peut être calculé)</text:p>
          </table:table-cell>
          <table:table-cell table:style-name="ce99" office:value-type="string" calcext:value-type="string">
            <text:p>date</text:p>
          </table:table-cell>
          <table:table-cell table:style-name="ce55"/>
          <table:table-cell table:style-name="ce99"/>
          <table:table-cell/>
          <table:table-cell table:style-name="ce3"/>
          <table:table-cell table:style-name="ce11" office:value-type="string" calcext:value-type="string">
            <text:p>CB_MAJDATE</text:p>
          </table:table-cell>
          <table:table-cell table:style-name="ce96" office:value-type="string" calcext:value-type="string">
            <text:p>DATE</text:p>
          </table:table-cell>
          <table:table-cell table:style-name="ce96"/>
          <table:table-cell table:style-name="ce99" table:formula="of:=IF([.H161]=&quot;obligatoire&quot;;&quot;NOT NULL&quot;;&quot;&quot;)">
            <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61] &amp; &quot; &quot; &amp; [.L161] &amp; &quot; &quot; &amp; [.N161] &amp; &quot; &quot; &amp; [.T161] &amp; &quot;,&quot;" office:value-type="string" office:string-value="CB_MAJDATE DATE  ," calcext:value-type="string">
            <text:p>CB_MAJDATE DATE <text:s/>,</text:p>
          </table:table-cell>
          <table:table-cell/>
          <table:table-cell table:style-name="ce176"/>
          <table:table-cell table:number-columns-repeated="994"/>
        </table:table-row>
        <table:table-row table:style-name="ro1">
          <table:table-cell table:number-columns-repeated="3"/>
          <table:table-cell table:style-name="ce55" office:value-type="string" calcext:value-type="string">
            <text:p>sourceMAJ</text:p>
          </table:table-cell>
          <table:table-cell table:style-name="ce55" office:value-type="string" calcext:value-type="string">
            <text:p>Source utilisée pour la mise à jour</text:p>
          </table:table-cell>
          <table:table-cell table:style-name="ce99" office:value-type="string" calcext:value-type="string">
            <text:p>Texte</text:p>
          </table:table-cell>
          <table:table-cell table:style-name="ce55"/>
          <table:table-cell table:style-name="ce99"/>
          <table:table-cell/>
          <table:table-cell table:style-name="ce3"/>
          <table:table-cell table:style-name="ce11" office:value-type="string" calcext:value-type="string">
            <text:p>CB_MAJSRC</text:p>
          </table:table-cell>
          <table:table-cell table:style-name="ce96" office:value-type="string" calcext:value-type="string">
            <text:p>VARCHAR(254)</text:p>
          </table:table-cell>
          <table:table-cell table:style-name="ce96"/>
          <table:table-cell table:style-name="ce99" table:formula="of:=IF([.H162]=&quot;obligatoire&quot;;&quot;NOT NULL&quot;;&quot;&quot;)">
            <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62] &amp; &quot; &quot; &amp; [.L162] &amp; &quot; &quot; &amp; [.N162] &amp; &quot; &quot; &amp; [.T162] &amp; &quot;,&quot;" office:value-type="string" office:string-value="CB_MAJSRC VARCHAR(254)  ," calcext:value-type="string">
            <text:p>CB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CB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63] &amp; &quot; &quot; &amp; [.L163] &amp; &quot; &quot; &amp; [.N163] &amp; &quot; &quot; &amp; [.T163] &amp; &quot;,&quot;" office:value-type="string" office:string-value="CB_ABDDATE DATE  ," calcext:value-type="string">
            <text:p>CB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CB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64] &amp; &quot; &quot; &amp; [.L164] &amp; &quot; &quot; &amp; [.N164] &amp; &quot; &quot; &amp; [.T164] &amp; &quot;,&quot;" office:value-type="string" office:string-value="CB_ABDSRC VARCHAR(254)  ," calcext:value-type="string">
            <text:p>CB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table-cell office:value-type="string" calcext:value-type="string">
            <text:p>aérien (CREDO P86)</text:p>
          </table:table-cell>
          <table:table-cell table:number-columns-repeated="7"/>
          <table:table-cell table:style-name="ce3" table:number-columns-repeated="2"/>
          <table:table-cell table:number-columns-repeated="2"/>
          <table:table-cell table:formula="of:=IF([.H165]=&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131] &amp; &quot;);&quot;" office:value-type="string" office:string-value="CONSTRAINT &quot;CABLE_PK&quot; PRIMARY KEY (CB_ID));" calcext:value-type="string">
            <text:p>CONSTRAINT "CABLE_PK" PRIMARY KEY (CB_ID));</text:p>
          </table:table-cell>
          <table:table-cell table:style-name="ce185"/>
          <table:table-cell/>
          <table:table-cell table:style-name="ce176"/>
          <table:table-cell table:number-columns-repeated="994"/>
        </table:table-row>
        <table:table-row table:style-name="ro5">
          <table:table-cell/>
          <table:table-cell office:value-type="string" calcext:value-type="string">
            <text:p>Cette est justifiée par le fait que le love n'est pas forcément dans les chambres amont/aval mais en passage. </text:p>
          </table:table-cell>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166]=&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table-cell table:style-name="ce40" office:value-type="string" calcext:value-type="string">
            <text:p>La plupart des SI stockent le love sur le cable sans différencier par nœud. </text:p>
          </table:table-cell>
          <table:table-cell table:style-name="ce3" office:value-type="string" calcext:value-type="string">
            <text:p>LOVE</text:p>
          </table:table-cell>
          <table:table-cell table:style-name="ce61" office:value-type="string" calcext:value-type="string">
            <text:p>LOV_ID</text:p>
          </table:table-cell>
          <table:table-cell table:style-name="ce61" office:value-type="string" calcext:value-type="string">
            <text:p>Identifiant unique auto-incrémenté (selon plages d'identitifiants)</text:p>
          </table:table-cell>
          <table:table-cell table:style-name="ce110" office:value-type="string" calcext:value-type="string">
            <text:p>INTEGER</text:p>
          </table:table-cell>
          <table:table-cell table:style-name="ce61"/>
          <table:table-cell table:style-name="ce61" office:value-type="string" calcext:value-type="string">
            <text:p>obligatoire</text:p>
          </table:table-cell>
          <table:table-cell/>
          <table:table-cell table:style-name="ce3" office:value-type="string" calcext:value-type="string">
            <text:p>LOVE</text:p>
          </table:table-cell>
          <table:table-cell table:style-name="ce74" office:value-type="string" calcext:value-type="string">
            <text:p>LO_ID</text:p>
          </table:table-cell>
          <table:table-cell table:style-name="ce125" office:value-type="string" calcext:value-type="string">
            <text:p>INTEGER</text:p>
          </table:table-cell>
          <table:table-cell table:style-name="ce125"/>
          <table:table-cell table:style-name="ce125" table:formula="of:=IF([.H167]=&quot;obligatoire&quot;;&quot;NOT NULL&quot;;&quot;&quot;)" office:value-type="string" office:string-value="NOT NULL" calcext:value-type="string">
            <text:p>NOT NULL</text:p>
          </table:table-cell>
          <table:table-cell table:style-name="ce74"/>
          <table:table-cell table:style-name="ce125" table:formula="of:= &quot;CONSTRAINT &quot;&quot;&quot; &amp; [.J167] &amp; &quot;_PK&quot;&quot; PRIMARY KEY (&quot; &amp; [.K167] &amp; &quot;)&quot;" office:value-type="string" office:string-value="CONSTRAINT &quot;LOVE_PK&quot; PRIMARY KEY (LO_ID)" calcext:value-type="string">
            <text:p>CONSTRAINT "LOVE_PK" PRIMARY KEY (LO_ID)</text:p>
          </table:table-cell>
          <table:table-cell table:style-name="ce74"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167] &amp; &quot;(&quot;" office:value-type="string" office:string-value="CREATE TABLE LOVE(" calcext:value-type="string">
            <text:p>CREATE TABLE LOVE(</text:p>
          </table:table-cell>
          <table:table-cell table:style-name="ce185" table:formula="of:=[.K167] &amp; &quot; &quot; &amp; [.L167] &amp; &quot; &quot; &amp; [.N167] &amp; &quot; &quot; &amp; [.T167] &amp; &quot;,&quot;" office:value-type="string" office:string-value="LO_ID INTEGER NOT NULL ," calcext:value-type="string">
            <text:p>LO_ID INTEGER NOT NULL ,</text:p>
          </table:table-cell>
          <table:table-cell/>
          <table:table-cell table:style-name="ce176"/>
          <table:table-cell table:number-columns-repeated="2"/>
          <table:table-cell table:style-name="ce61" office:value-type="string" calcext:value-type="string">
            <text:p>LOV_ID</text:p>
          </table:table-cell>
          <table:table-cell table:number-columns-repeated="991"/>
        </table:table-row>
        <table:table-row table:style-name="ro1">
          <table:table-cell table:number-columns-repeated="3"/>
          <table:table-cell table:style-name="ce4" office:value-type="string" calcext:value-type="string">
            <text:p>LOV_CABLE</text:p>
          </table:table-cell>
          <table:table-cell table:style-name="ce3" office:value-type="string" calcext:value-type="string">
            <text:p>Code du câble</text:p>
          </table:table-cell>
          <table:table-cell table:style-name="ce23" office:value-type="string" calcext:value-type="string">
            <text:p>INTEGER</text:p>
          </table:table-cell>
          <table:table-cell table:style-name="ce3"/>
          <table:table-cell table:style-name="ce3" office:value-type="string" calcext:value-type="string">
            <text:p>obligatoire</text:p>
          </table:table-cell>
          <table:table-cell/>
          <table:table-cell table:style-name="ce3"/>
          <table:table-cell table:style-name="ce3" office:value-type="string" calcext:value-type="string">
            <text:p>LO_CB_CODE</text:p>
          </table:table-cell>
          <table:table-cell table:style-name="ce23" office:value-type="string" calcext:value-type="string">
            <text:p>INTEGER</text:p>
          </table:table-cell>
          <table:table-cell table:style-name="ce23"/>
          <table:table-cell table:style-name="ce23" table:formula="of:=IF([.H168]=&quot;obligatoire&quot;;&quot;NOT NULL&quot;;&quot;&quot;)" office:value-type="string" office:string-value="NOT NULL" calcext:value-type="string">
            <text:p>NOT NULL</text:p>
          </table:table-cell>
          <table:table-cell table:style-name="ce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68] &amp; &quot; &quot; &amp; [.L168] &amp; &quot; &quot; &amp; [.N168] &amp; &quot; &quot; &amp; [.T168] &amp; &quot;,&quot;" office:value-type="string" office:string-value="LO_CB_CODE INTEGER NOT NULL ," calcext:value-type="string">
            <text:p>LO_CB_CODE INTEGER NOT NULL ,</text:p>
          </table:table-cell>
          <table:table-cell/>
          <table:table-cell table:style-name="ce176"/>
          <table:table-cell table:number-columns-repeated="2"/>
          <table:table-cell table:style-name="ce4" office:value-type="string" calcext:value-type="string">
            <text:p>LOV_CABLE</text:p>
          </table:table-cell>
          <table:table-cell table:number-columns-repeated="991"/>
        </table:table-row>
        <table:table-row table:style-name="ro3">
          <table:table-cell/>
          <table:table-cell office:value-type="string" calcext:value-type="string">
            <text:p>Noeud permet de lover dans autre chose que des chambres ou poteaux. </text:p>
          </table:table-cell>
          <table:table-cell/>
          <table:table-cell table:style-name="ce4" office:value-type="string" calcext:value-type="string">
            <text:p>LOV_NPS</text:p>
          </table:table-cell>
          <table:table-cell table:style-name="ce3" office:value-type="string" calcext:value-type="string">
            <text:p>Code du nœud dans lequel est positionné ce love</text:p>
          </table:table-cell>
          <table:table-cell table:style-name="ce23" office:value-type="string" calcext:value-type="string">
            <text:p>INTEGER</text:p>
          </table:table-cell>
          <table:table-cell table:style-name="ce3"/>
          <table:table-cell table:style-name="ce3" office:value-type="string" calcext:value-type="string">
            <text:p>obligatoire</text:p>
          </table:table-cell>
          <table:table-cell/>
          <table:table-cell table:style-name="ce3"/>
          <table:table-cell table:style-name="ce3" office:value-type="string" calcext:value-type="string">
            <text:p>LO_NO_CODE</text:p>
          </table:table-cell>
          <table:table-cell table:style-name="ce23" office:value-type="string" calcext:value-type="string">
            <text:p>INTEGER</text:p>
          </table:table-cell>
          <table:table-cell table:style-name="ce23"/>
          <table:table-cell table:style-name="ce23" table:formula="of:=IF([.H169]=&quot;obligatoire&quot;;&quot;NOT NULL&quot;;&quot;&quot;)" office:value-type="string" office:string-value="NOT NULL" calcext:value-type="string">
            <text:p>NOT NULL</text:p>
          </table:table-cell>
          <table:table-cell table:style-name="ce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69] &amp; &quot; &quot; &amp; [.L169] &amp; &quot; &quot; &amp; [.N169] &amp; &quot; &quot; &amp; [.T169] &amp; &quot;,&quot;" office:value-type="string" office:string-value="LO_NO_CODE INTEGER NOT NULL ," calcext:value-type="string">
            <text:p>LO_NO_CODE INTEGER NOT NULL ,</text:p>
          </table:table-cell>
          <table:table-cell/>
          <table:table-cell table:style-name="ce176"/>
          <table:table-cell table:number-columns-repeated="2"/>
          <table:table-cell table:style-name="ce4" office:value-type="string" calcext:value-type="string">
            <text:p>LOV_NPS</text:p>
          </table:table-cell>
          <table:table-cell table:number-columns-repeated="991"/>
        </table:table-row>
        <table:table-row table:style-name="ro1">
          <table:table-cell table:number-columns-repeated="3"/>
          <table:table-cell table:style-name="ce4" office:value-type="string" calcext:value-type="string">
            <text:p>LOV_METRE</text:p>
          </table:table-cell>
          <table:table-cell table:style-name="ce12" office:value-type="string" calcext:value-type="string">
            <text:p>longueur du love du câble dans le nœud en mètre</text:p>
          </table:table-cell>
          <table:table-cell table:style-name="ce23" office:value-type="string" calcext:value-type="string">
            <text:p>INTEGER</text:p>
          </table:table-cell>
          <table:table-cell table:style-name="ce3" table:number-columns-repeated="2"/>
          <table:table-cell/>
          <table:table-cell table:style-name="ce3"/>
          <table:table-cell table:style-name="ce3" office:value-type="string" calcext:value-type="string">
            <text:p>LO_LONG</text:p>
          </table:table-cell>
          <table:table-cell table:style-name="ce23" office:value-type="string" calcext:value-type="string">
            <text:p>INTEGER</text:p>
          </table:table-cell>
          <table:table-cell table:style-name="ce23"/>
          <table:table-cell table:style-name="ce23" table:formula="of:=IF([.H170]=&quot;obligatoire&quot;;&quot;NOT NULL&quot;;&quot;&quot;)">
            <text:p/>
          </table:table-cell>
          <table:table-cell table:style-name="ce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70] &amp; &quot; &quot; &amp; [.L170] &amp; &quot; &quot; &amp; [.N170] &amp; &quot; &quot; &amp; [.T170] &amp; &quot;,&quot;" office:value-type="string" office:string-value="LO_LONG INTEGER  ," calcext:value-type="string">
            <text:p>LO_LONG INTEGER <text:s/>,</text:p>
          </table:table-cell>
          <table:table-cell/>
          <table:table-cell table:style-name="ce176"/>
          <table:table-cell table:number-columns-repeated="2"/>
          <table:table-cell table:style-name="ce4" office:value-type="string" calcext:value-type="string">
            <text:p>LOV_METRE</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LO_CREADAT</text:p>
          </table:table-cell>
          <table:table-cell table:style-name="ce96" office:value-type="string" calcext:value-type="string">
            <text:p>DATE</text:p>
          </table:table-cell>
          <table:table-cell table:style-name="ce96"/>
          <table:table-cell table:style-name="ce96" table:formula="of:=IF([.H171]=&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71] &amp; &quot; &quot; &amp; [.L171] &amp; &quot; &quot; &amp; [.N171] &amp; &quot; &quot; &amp; [.T171] &amp; &quot;,&quot;" office:value-type="string" office:string-value="LO_CREADAT DATE  ," calcext:value-type="string">
            <text:p>LO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LO_MAJDATE</text:p>
          </table:table-cell>
          <table:table-cell table:style-name="ce96" office:value-type="string" calcext:value-type="string">
            <text:p>DATE</text:p>
          </table:table-cell>
          <table:table-cell table:style-name="ce96"/>
          <table:table-cell table:style-name="ce96" table:formula="of:=IF([.H172]=&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72] &amp; &quot; &quot; &amp; [.L172] &amp; &quot; &quot; &amp; [.N172] &amp; &quot; &quot; &amp; [.T172] &amp; &quot;,&quot;" office:value-type="string" office:string-value="LO_MAJDATE DATE  ," calcext:value-type="string">
            <text:p>LO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LO_MAJSRC</text:p>
          </table:table-cell>
          <table:table-cell table:style-name="ce96" office:value-type="string" calcext:value-type="string">
            <text:p>VARCHAR(254)</text:p>
          </table:table-cell>
          <table:table-cell table:style-name="ce96"/>
          <table:table-cell table:style-name="ce96" table:formula="of:=IF([.H173]=&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73] &amp; &quot; &quot; &amp; [.L173] &amp; &quot; &quot; &amp; [.N173] &amp; &quot; &quot; &amp; [.T173] &amp; &quot;,&quot;" office:value-type="string" office:string-value="LO_MAJSRC VARCHAR(254)  ," calcext:value-type="string">
            <text:p>LO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LO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74] &amp; &quot; &quot; &amp; [.L174] &amp; &quot; &quot; &amp; [.N174] &amp; &quot; &quot; &amp; [.T174] &amp; &quot;,&quot;" office:value-type="string" office:string-value="LO_ABDDATE DATE  ," calcext:value-type="string">
            <text:p>LO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LO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75] &amp; &quot; &quot; &amp; [.L175] &amp; &quot; &quot; &amp; [.N175] &amp; &quot; &quot; &amp; [.T175] &amp; &quot;,&quot;" office:value-type="string" office:string-value="LO_ABDSRC VARCHAR(254)  ," calcext:value-type="string">
            <text:p>LO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26" table:number-columns-repeated="2"/>
          <table:table-cell table:number-columns-repeated="2"/>
          <table:table-cell table:formula="of:=IF([.H176]=&quot;obligatoire&quot;;&quot;NOT NULL&quot;;&quot;&quot;)">
            <text:p/>
          </table:table-cell>
          <table:table-cell table:number-columns-repeated="5"/>
          <table:table-cell table:style-name="ce174"/>
          <table:table-cell table:style-name="ce179"/>
          <table:table-cell table:style-name="ce174" table:number-columns-repeated="2"/>
          <table:table-cell table:style-name="ce26"/>
          <table:table-cell table:style-name="ce174"/>
          <table:table-cell/>
          <table:table-cell table:style-name="ce185" table:formula="of:=[.P167] &amp; &quot;);&quot;" office:value-type="string" office:string-value="CONSTRAINT &quot;LOVE_PK&quot; PRIMARY KEY (LO_ID));" calcext:value-type="string">
            <text:p>CONSTRAINT "LOVE_PK" PRIMARY KEY (LO_ID));</text:p>
          </table:table-cell>
          <table:table-cell table:style-name="ce185"/>
          <table:table-cell/>
          <table:table-cell table:style-name="ce179"/>
          <table:table-cell table:style-name="ce26" table:number-columns-repeated="3"/>
          <table:table-cell table:number-columns-repeated="991"/>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177]=&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table-cell table:style-name="ce39" office:value-type="string" calcext:value-type="string">
            <text:p>Est-ce qu'on passe les fibres avec un code ou un simple INTEGER ?</text:p>
          </table:table-cell>
          <table:table-cell table:style-name="ce44" office:value-type="string" calcext:value-type="string">
            <text:p>FIBRE</text:p>
          </table:table-cell>
          <table:table-cell table:style-name="ce47" office:value-type="string" calcext:value-type="string">
            <text:p>FIB_ID</text:p>
          </table:table-cell>
          <table:table-cell table:style-name="ce46" office:value-type="string" calcext:value-type="string">
            <text:p>Identifiant unique auto-incrémenté (suivant plages d'identifiants)</text:p>
          </table:table-cell>
          <table:table-cell table:style-name="ce91" office:value-type="string" calcext:value-type="string">
            <text:p>INTEGER</text:p>
          </table:table-cell>
          <table:table-cell table:style-name="ce127"/>
          <table:table-cell table:style-name="ce141"/>
          <table:table-cell/>
          <table:table-cell table:style-name="ce3" office:value-type="string" calcext:value-type="string">
            <text:p>FIBRE</text:p>
          </table:table-cell>
          <table:table-cell table:style-name="ce56" office:value-type="string" calcext:value-type="string">
            <text:p>FO_ID</text:p>
          </table:table-cell>
          <table:table-cell table:style-name="ce91" office:value-type="string" calcext:value-type="string">
            <text:p>INTEGER</text:p>
          </table:table-cell>
          <table:table-cell table:style-name="ce91"/>
          <table:table-cell table:style-name="ce91" table:formula="of:=IF([.H178]=&quot;obligatoire&quot;;&quot;NOT NULL&quot;;&quot;&quot;)">
            <text:p/>
          </table:table-cell>
          <table:table-cell table:style-name="ce91"/>
          <table:table-cell table:style-name="ce125" table:formula="of:= &quot;CONSTRAINT &quot;&quot;&quot; &amp; [.J178] &amp; &quot;_PK&quot;&quot; PRIMARY KEY (&quot; &amp; [.K178] &amp; &quot;)&quot;" office:value-type="string" office:string-value="CONSTRAINT &quot;FIBRE_PK&quot; PRIMARY KEY (FO_ID)" calcext:value-type="string">
            <text:p>CONSTRAINT "FIBRE_PK" PRIMARY KEY (FO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178] &amp; &quot;(&quot;" office:value-type="string" office:string-value="CREATE TABLE FIBRE(" calcext:value-type="string">
            <text:p>CREATE TABLE FIBRE(</text:p>
          </table:table-cell>
          <table:table-cell table:style-name="ce185" table:formula="of:=[.K178] &amp; &quot; &quot; &amp; [.L178] &amp; &quot; &quot; &amp; [.N178] &amp; &quot; &quot; &amp; [.T178] &amp; &quot;,&quot;" office:value-type="string" office:string-value="FO_ID INTEGER  ," calcext:value-type="string">
            <text:p>FO_ID INTEGER <text:s/>,</text:p>
          </table:table-cell>
          <table:table-cell/>
          <table:table-cell table:style-name="ce176"/>
          <table:table-cell table:number-columns-repeated="2"/>
          <table:table-cell office:value-type="string" calcext:value-type="string">
            <text:p>fib_id</text:p>
          </table:table-cell>
          <table:table-cell table:number-columns-repeated="991"/>
        </table:table-row>
        <table:table-row table:style-name="ro1">
          <table:table-cell table:number-columns-repeated="3"/>
          <table:table-cell table:style-name="ce12" office:value-type="string" calcext:value-type="string">
            <text:p>codeFibre</text:p>
          </table:table-cell>
          <table:table-cell table:style-name="ce12" office:value-type="string" calcext:value-type="string">
            <text:p>Identifiant unique de la fibre</text:p>
          </table:table-cell>
          <table:table-cell table:style-name="ce105" office:value-type="string" calcext:value-type="string">
            <text:p>Texte</text:p>
          </table:table-cell>
          <table:table-cell table:style-name="ce12"/>
          <table:table-cell table:style-name="ce105" office:value-type="string" calcext:value-type="string">
            <text:p>obligatoire</text:p>
          </table:table-cell>
          <table:table-cell/>
          <table:table-cell table:style-name="ce3"/>
          <table:table-cell table:style-name="ce12" office:value-type="string" calcext:value-type="string">
            <text:p>FO_CODE</text:p>
          </table:table-cell>
          <table:table-cell table:style-name="ce105" office:value-type="string" calcext:value-type="string">
            <text:p>VARCHAR(254)</text:p>
          </table:table-cell>
          <table:table-cell table:style-name="ce105"/>
          <table:table-cell table:style-name="ce105" table:formula="of:=IF([.H179]=&quot;obligatoire&quot;;&quot;NOT NULL&quot;;&quot;&quot;)" office:value-type="string" office:string-value="NOT NULL" calcext:value-type="string">
            <text:p>NOT NULL</text:p>
          </table:table-cell>
          <table:table-cell table:style-name="ce10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79] &amp; &quot; &quot; &amp; [.L179] &amp; &quot; &quot; &amp; [.N179] &amp; &quot; &quot; &amp; [.T179] &amp; &quot;,&quot;" office:value-type="string" office:string-value="FO_CODE VARCHAR(254) NOT NULL ," calcext:value-type="string">
            <text:p>FO_CODE VARCHAR(254) NOT NULL ,</text:p>
          </table:table-cell>
          <table:table-cell/>
          <table:table-cell table:style-name="ce176"/>
          <table:table-cell table:number-columns-repeated="2"/>
          <table:table-cell office:value-type="string" calcext:value-type="string">
            <text:p>fib_objet</text:p>
          </table:table-cell>
          <table:table-cell table:number-columns-repeated="991"/>
        </table:table-row>
        <table:table-row table:style-name="ro1">
          <table:table-cell table:number-columns-repeated="3"/>
          <table:table-cell table:style-name="ce12" office:value-type="string" calcext:value-type="string">
            <text:p>codeFibreExterne</text:p>
          </table:table-cell>
          <table:table-cell table:style-name="ce52" office:value-type="string" calcext:value-type="string">
            <text:p>Code chez un tiers ou dans une autre base de données. </text:p>
          </table:table-cell>
          <table:table-cell table:style-name="ce105" office:value-type="string" calcext:value-type="string">
            <text:p>Texte</text:p>
          </table:table-cell>
          <table:table-cell table:style-name="ce12"/>
          <table:table-cell table:style-name="ce105"/>
          <table:table-cell/>
          <table:table-cell table:style-name="ce3"/>
          <table:table-cell table:style-name="ce12" office:value-type="string" calcext:value-type="string">
            <text:p>FO_CODE_EXT</text:p>
          </table:table-cell>
          <table:table-cell table:style-name="ce105" office:value-type="string" calcext:value-type="string">
            <text:p>VARCHAR(254)</text:p>
          </table:table-cell>
          <table:table-cell table:style-name="ce105"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80] &amp; &quot; &quot; &amp; [.L180] &amp; &quot; &quot; &amp; [.N180] &amp; &quot; &quot; &amp; [.T180] &amp; &quot;,&quot;" office:value-type="string" office:string-value="FO_CODE_EXT VARCHAR(254)  ," calcext:value-type="string">
            <text:p>FO_CODE_EXT VARCHAR(254) <text:s/>,</text:p>
          </table:table-cell>
          <table:table-cell/>
          <table:table-cell table:style-name="ce176"/>
          <table:table-cell table:number-columns-repeated="994"/>
        </table:table-row>
        <table:table-row table:style-name="ro3">
          <table:table-cell table:number-columns-repeated="3"/>
          <table:table-cell table:style-name="ce12" office:value-type="string" calcext:value-type="string">
            <text:p>codeCable</text:p>
          </table:table-cell>
          <table:table-cell table:style-name="ce44" office:value-type="string" calcext:value-type="string">
            <text:p>Identifiant unique du câble ou de la jarretière auquel la fibre appartient</text:p>
          </table:table-cell>
          <table:table-cell table:style-name="ce105" office:value-type="string" calcext:value-type="string">
            <text:p>Texte</text:p>
          </table:table-cell>
          <table:table-cell table:style-name="ce44"/>
          <table:table-cell table:style-name="ce111" office:value-type="string" calcext:value-type="string">
            <text:p>obligatoire</text:p>
          </table:table-cell>
          <table:table-cell/>
          <table:table-cell table:style-name="ce3"/>
          <table:table-cell table:style-name="ce12" office:value-type="string" calcext:value-type="string">
            <text:p>FO_CA_CODE</text:p>
          </table:table-cell>
          <table:table-cell table:style-name="ce105" office:value-type="string" calcext:value-type="string">
            <text:p>VARCHAR(254)</text:p>
          </table:table-cell>
          <table:table-cell table:style-name="ce111"/>
          <table:table-cell table:style-name="ce111" table:formula="of:=IF([.H181]=&quot;obligatoire&quot;;&quot;NOT NULL&quot;;&quot;&quot;)" office:value-type="string" office:string-value="NOT NULL" calcext:value-type="string">
            <text:p>NOT NULL</text:p>
          </table:table-cell>
          <table:table-cell table:style-name="ce111" table:number-columns-repeated="5"/>
          <table:table-cell table:style-name="ce23" office:value-type="string" calcext:value-type="string">
            <text:p>REFERENCES GRACE.CABLE (CA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81] &amp; &quot; &quot; &amp; [.L181] &amp; &quot; &quot; &amp; [.N181] &amp; &quot; &quot; &amp; [.T181] &amp; &quot;,&quot;" office:value-type="string" office:string-value="FO_CA_CODE VARCHAR(254) NOT NULL REFERENCES GRACE.CABLE (CA_CODE)," calcext:value-type="string">
            <text:p>FO_CA_CODE VARCHAR(254) NOT NULL REFERENCES GRACE.CABLE (CA_CODE),</text:p>
          </table:table-cell>
          <table:table-cell/>
          <table:table-cell table:style-name="ce176"/>
          <table:table-cell table:number-columns-repeated="2"/>
          <table:table-cell office:value-type="string" calcext:value-type="string">
            <text:p>fib_objet</text:p>
          </table:table-cell>
          <table:table-cell table:number-columns-repeated="991"/>
        </table:table-row>
        <table:table-row table:style-name="ro1">
          <table:table-cell table:number-columns-repeated="3"/>
          <table:table-cell table:style-name="ce44" office:value-type="string" calcext:value-type="string">
            <text:p>NumeroFibreDansCable</text:p>
          </table:table-cell>
          <table:table-cell table:style-name="ce44" office:value-type="string" calcext:value-type="string">
            <text:p>Numéro de fibre dans le câble</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FO_NINCAB</text:p>
          </table:table-cell>
          <table:table-cell table:style-name="ce111" office:value-type="string" calcext:value-type="string">
            <text:p>INTEGER</text:p>
          </table:table-cell>
          <table:table-cell table:style-name="ce111"/>
          <table:table-cell table:style-name="ce111" table:formula="of:=IF([.H182]=&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82] &amp; &quot; &quot; &amp; [.L182] &amp; &quot; &quot; &amp; [.N182] &amp; &quot; &quot; &amp; [.T182] &amp; &quot;,&quot;" office:value-type="string" office:string-value="FO_NINCAB INTEGER  ," calcext:value-type="string">
            <text:p>FO_NINCAB INTEGER <text:s/>,</text:p>
          </table:table-cell>
          <table:table-cell/>
          <table:table-cell table:style-name="ce176"/>
          <table:table-cell table:number-columns-repeated="2"/>
          <table:table-cell office:value-type="string" calcext:value-type="string">
            <text:p>FIB_NINCAB</text:p>
          </table:table-cell>
          <table:table-cell table:number-columns-repeated="991"/>
        </table:table-row>
        <table:table-row table:style-name="ro1">
          <table:table-cell table:number-columns-repeated="3"/>
          <table:table-cell table:style-name="ce44" office:value-type="string" calcext:value-type="string">
            <text:p>NumeroTube</text:p>
          </table:table-cell>
          <table:table-cell table:style-name="ce44" office:value-type="string" calcext:value-type="string">
            <text:p>Numéro du tube auquel appartient la fibre</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FO_NUMTUB</text:p>
          </table:table-cell>
          <table:table-cell table:style-name="ce111" office:value-type="string" calcext:value-type="string">
            <text:p>INTEGER</text:p>
          </table:table-cell>
          <table:table-cell table:style-name="ce111"/>
          <table:table-cell table:style-name="ce111" table:formula="of:=IF([.H183]=&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83] &amp; &quot; &quot; &amp; [.L183] &amp; &quot; &quot; &amp; [.N183] &amp; &quot; &quot; &amp; [.T183] &amp; &quot;,&quot;" office:value-type="string" office:string-value="FO_NUMTUB INTEGER  ," calcext:value-type="string">
            <text:p>FO_NUMTUB INTEGER <text:s/>,</text:p>
          </table:table-cell>
          <table:table-cell/>
          <table:table-cell table:style-name="ce176"/>
          <table:table-cell table:number-columns-repeated="2"/>
          <table:table-cell office:value-type="string" calcext:value-type="string">
            <text:p>FIB_NUMTUB</text:p>
          </table:table-cell>
          <table:table-cell table:number-columns-repeated="991"/>
        </table:table-row>
        <table:table-row table:style-name="ro1">
          <table:table-cell table:number-columns-repeated="3"/>
          <table:table-cell table:style-name="ce44" office:value-type="string" calcext:value-type="string">
            <text:p>NumeroFibreDansTube</text:p>
          </table:table-cell>
          <table:table-cell table:style-name="ce44" office:value-type="string" calcext:value-type="string">
            <text:p>Numéro de la fibre dans le tube (1 à 12, …)</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FO_NINTUB</text:p>
          </table:table-cell>
          <table:table-cell table:style-name="ce111" office:value-type="string" calcext:value-type="string">
            <text:p>INTEGER</text:p>
          </table:table-cell>
          <table:table-cell table:style-name="ce111"/>
          <table:table-cell table:style-name="ce111" table:formula="of:=IF([.H184]=&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84] &amp; &quot; &quot; &amp; [.L184] &amp; &quot; &quot; &amp; [.N184] &amp; &quot; &quot; &amp; [.T184] &amp; &quot;,&quot;" office:value-type="string" office:string-value="FO_NINTUB INTEGER  ," calcext:value-type="string">
            <text:p>FO_NINTUB INTEGER <text:s/>,</text:p>
          </table:table-cell>
          <table:table-cell/>
          <table:table-cell table:style-name="ce176"/>
          <table:table-cell table:number-columns-repeated="2"/>
          <table:table-cell office:value-type="string" calcext:value-type="string">
            <text:p>FIB_NINTUB</text:p>
          </table:table-cell>
          <table:table-cell table:number-columns-repeated="991"/>
        </table:table-row>
        <table:table-row table:style-name="ro5">
          <table:table-cell table:number-columns-repeated="3"/>
          <table:table-cell table:style-name="ce44" office:value-type="string" calcext:value-type="string">
            <text:p>Etat</text:p>
          </table:table-cell>
          <table:table-cell table:style-name="ce44" office:value-type="string" calcext:value-type="string">
            <text:p>Etat de fonctionnement de la fibre (FONCTIONNELLE, HS, …). </text:p>
          </table:table-cell>
          <table:table-cell table:style-name="ce111" office:value-type="string" calcext:value-type="string">
            <text:p>INTEGER</text:p>
          </table:table-cell>
          <table:table-cell table:style-name="ce44" office:value-type="string" calcext:value-type="string">
            <text:p>selon CTRL_FIBRE_ETAT</text:p>
          </table:table-cell>
          <table:table-cell table:style-name="ce111"/>
          <table:table-cell/>
          <table:table-cell table:style-name="ce3"/>
          <table:table-cell table:style-name="ce44" office:value-type="string" calcext:value-type="string">
            <text:p>FO_ETAT</text:p>
          </table:table-cell>
          <table:table-cell table:style-name="ce105" office:value-type="string" calcext:value-type="string">
            <text:p>VARCHAR(2)</text:p>
          </table:table-cell>
          <table:table-cell table:style-name="ce111"/>
          <table:table-cell table:style-name="ce111" table:formula="of:=IF([.H185]=&quot;obligatoire&quot;;&quot;NOT NULL&quot;;&quot;&quot;)">
            <text:p/>
          </table:table-cell>
          <table:table-cell table:style-name="ce111" table:number-columns-repeated="5"/>
          <table:table-cell table:style-name="ce172" office:value-type="string" calcext:value-type="string">
            <text:p>REFERENCES GRACE.L_FIBRE_ETA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85] &amp; &quot; &quot; &amp; [.L185] &amp; &quot; &quot; &amp; [.N185] &amp; &quot; &quot; &amp; [.T185] &amp; &quot;,&quot;" office:value-type="string" office:string-value="FO_ETAT VARCHAR(2)  REFERENCES GRACE.L_FIBRE_ETAT (CODE)," calcext:value-type="string">
            <text:p>FO_ETAT VARCHAR(2) <text:s/>REFERENCES GRACE.L_FIBRE_ETAT (CODE),</text:p>
          </table:table-cell>
          <table:table-cell/>
          <table:table-cell table:style-name="ce176"/>
          <table:table-cell table:number-columns-repeated="2"/>
          <table:table-cell office:value-type="string" calcext:value-type="string">
            <text:p>FIB_ETAT</text:p>
          </table:table-cell>
          <table:table-cell table:number-columns-repeated="991"/>
        </table:table-row>
        <table:table-row table:style-name="ro5">
          <table:table-cell/>
          <table:table-cell table:style-name="ce40" office:value-type="string" calcext:value-type="string">
            <text:p>Vérifier sur le code hexa convient à l'usage. PAS DE RELATION SUR CTRL_COLOR ?</text:p>
          </table:table-cell>
          <table:table-cell/>
          <table:table-cell table:style-name="ce44" office:value-type="string" calcext:value-type="string">
            <text:p>Couleur</text:p>
          </table:table-cell>
          <table:table-cell table:style-name="ce12" office:value-type="string" calcext:value-type="string">
            <text:p>Code couleur de la fibre (liste des codes couleurs fournie)</text:p>
          </table:table-cell>
          <table:table-cell table:style-name="ce111" office:value-type="string" calcext:value-type="string">
            <text:p>VARCHAR(7)</text:p>
          </table:table-cell>
          <table:table-cell table:style-name="ce58"/>
          <table:table-cell table:style-name="ce111"/>
          <table:table-cell/>
          <table:table-cell table:style-name="ce3"/>
          <table:table-cell table:style-name="ce44" office:value-type="string" calcext:value-type="string">
            <text:p>FO_COLOR</text:p>
          </table:table-cell>
          <table:table-cell table:style-name="ce111" office:value-type="string" calcext:value-type="string">
            <text:p>VARCHAR(7)</text:p>
          </table:table-cell>
          <table:table-cell table:style-name="ce111"/>
          <table:table-cell table:style-name="ce111" table:formula="of:=IF([.H186]=&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86] &amp; &quot; &quot; &amp; [.L186] &amp; &quot; &quot; &amp; [.N186] &amp; &quot; &quot; &amp; [.T186] &amp; &quot;,&quot;" office:value-type="string" office:string-value="FO_COLOR VARCHAR(7)  ," calcext:value-type="string">
            <text:p>FO_COLOR VARCHAR(7) <text:s/>,</text:p>
          </table:table-cell>
          <table:table-cell/>
          <table:table-cell table:style-name="ce176"/>
          <table:table-cell table:number-columns-repeated="2"/>
          <table:table-cell office:value-type="string" calcext:value-type="string">
            <text:p>FIB_COLOR</text:p>
          </table:table-cell>
          <table:table-cell table:number-columns-repeated="991"/>
        </table:table-row>
        <table:table-row table:style-name="ro5">
          <table:table-cell table:number-columns-repeated="3"/>
          <table:table-cell table:style-name="ce44" office:value-type="string" calcext:value-type="string">
            <text:p>ReperageTube</text:p>
          </table:table-cell>
          <table:table-cell table:style-name="ce44" office:value-type="string" calcext:value-type="string">
            <text:p>Repérage du tube </text:p>
          </table:table-cell>
          <table:table-cell table:style-name="ce111" office:value-type="string" calcext:value-type="string">
            <text:p>INTEGER</text:p>
          </table:table-cell>
          <table:table-cell table:style-name="ce44" office:value-type="string" calcext:value-type="string">
            <text:p>selon CTRL_TUBE</text:p>
          </table:table-cell>
          <table:table-cell table:style-name="ce111"/>
          <table:table-cell/>
          <table:table-cell table:style-name="ce3"/>
          <table:table-cell table:style-name="ce44" office:value-type="string" calcext:value-type="string">
            <text:p>FO_REPER</text:p>
          </table:table-cell>
          <table:table-cell table:style-name="ce105" office:value-type="string" calcext:value-type="string">
            <text:p>VARCHAR(5)</text:p>
          </table:table-cell>
          <table:table-cell table:style-name="ce111"/>
          <table:table-cell table:style-name="ce111" table:formula="of:=IF([.H187]=&quot;obligatoire&quot;;&quot;NOT NULL&quot;;&quot;&quot;)">
            <text:p/>
          </table:table-cell>
          <table:table-cell table:style-name="ce111" table:number-columns-repeated="5"/>
          <table:table-cell table:style-name="ce23" office:value-type="string" calcext:value-type="string">
            <text:p>REFERENCES GRACE.L_TUBE (TUBE_ID)</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87] &amp; &quot; &quot; &amp; [.L187] &amp; &quot; &quot; &amp; [.N187] &amp; &quot; &quot; &amp; [.T187] &amp; &quot;,&quot;" office:value-type="string" office:string-value="FO_REPER VARCHAR(5)  REFERENCES GRACE.L_TUBE (TUBE_ID)," calcext:value-type="string">
            <text:p>FO_REPER VARCHAR(5) <text:s/>REFERENCES GRACE.L_TUBE (TUBE_ID),</text:p>
          </table:table-cell>
          <table:table-cell/>
          <table:table-cell table:style-name="ce176"/>
          <table:table-cell table:number-columns-repeated="2"/>
          <table:table-cell office:value-type="string" calcext:value-type="string">
            <text:p>FIB_REPER</text:p>
          </table:table-cell>
          <table:table-cell table:number-columns-repeated="991"/>
        </table:table-row>
        <table:table-row table:style-name="ro3">
          <table:table-cell/>
          <table:table-cell table:style-name="ce41" office:value-type="string" calcext:value-type="string">
            <text:p>Est-ce utile vu qu'on a l'ID_FIBRE dans ROPT ?</text:p>
          </table:table-cell>
          <table:table-cell/>
          <table:table-cell table:style-name="ce44" office:value-type="string" calcext:value-type="string">
            <text:p>RouteOptique</text:p>
          </table:table-cell>
          <table:table-cell table:style-name="ce44" office:value-type="string" calcext:value-type="string">
            <text:p>Affectation de la route optique (suivant règle de nommage)</text:p>
          </table:table-cell>
          <table:table-cell table:style-name="ce111" office:value-type="string" calcext:value-type="string">
            <text:p>VARCHAR(100)</text:p>
          </table:table-cell>
          <table:table-cell table:style-name="ce44"/>
          <table:table-cell table:style-name="ce111"/>
          <table:table-cell/>
          <table:table-cell table:style-name="ce3"/>
          <table:table-cell table:style-name="ce44" office:value-type="string" calcext:value-type="string">
            <text:p>FO_ROPT</text:p>
          </table:table-cell>
          <table:table-cell table:style-name="ce111" office:value-type="string" calcext:value-type="string">
            <text:p>VARCHAR(100)</text:p>
          </table:table-cell>
          <table:table-cell table:style-name="ce111"/>
          <table:table-cell table:style-name="ce111" table:formula="of:=IF([.H188]=&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88] &amp; &quot; &quot; &amp; [.L188] &amp; &quot; &quot; &amp; [.N188] &amp; &quot; &quot; &amp; [.T188] &amp; &quot;,&quot;" office:value-type="string" office:string-value="FO_ROPT VARCHAR(100)  ," calcext:value-type="string">
            <text:p>FO_ROPT VARCHAR(100) <text:s/>,</text:p>
          </table:table-cell>
          <table:table-cell/>
          <table:table-cell table:style-name="ce176"/>
          <table:table-cell table:number-columns-repeated="2"/>
          <table:table-cell office:value-type="string" calcext:value-type="string">
            <text:p>FIB_ROPT</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FO_CREADAT</text:p>
          </table:table-cell>
          <table:table-cell table:style-name="ce96" office:value-type="string" calcext:value-type="string">
            <text:p>DATE</text:p>
          </table:table-cell>
          <table:table-cell table:style-name="ce96"/>
          <table:table-cell table:style-name="ce96" table:formula="of:=IF([.H189]=&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89] &amp; &quot; &quot; &amp; [.L189] &amp; &quot; &quot; &amp; [.N189] &amp; &quot; &quot; &amp; [.T189] &amp; &quot;,&quot;" office:value-type="string" office:string-value="FO_CREADAT DATE  ," calcext:value-type="string">
            <text:p>FO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FO_MAJDATE</text:p>
          </table:table-cell>
          <table:table-cell table:style-name="ce96" office:value-type="string" calcext:value-type="string">
            <text:p>date</text:p>
          </table:table-cell>
          <table:table-cell table:style-name="ce96"/>
          <table:table-cell table:style-name="ce96" table:formula="of:=IF([.H190]=&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90] &amp; &quot; &quot; &amp; [.L190] &amp; &quot; &quot; &amp; [.N190] &amp; &quot; &quot; &amp; [.T190] &amp; &quot;,&quot;" office:value-type="string" office:string-value="FO_MAJDATE date  ," calcext:value-type="string">
            <text:p>FO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FO_MAJSRC</text:p>
          </table:table-cell>
          <table:table-cell table:style-name="ce96" office:value-type="string" calcext:value-type="string">
            <text:p>VARCHAR(254)</text:p>
          </table:table-cell>
          <table:table-cell table:style-name="ce96"/>
          <table:table-cell table:style-name="ce96" table:formula="of:=IF([.H191]=&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91] &amp; &quot; &quot; &amp; [.L191] &amp; &quot; &quot; &amp; [.N191] &amp; &quot; &quot; &amp; [.T191] &amp; &quot;,&quot;" office:value-type="string" office:string-value="FO_MAJSRC VARCHAR(254)  ," calcext:value-type="string">
            <text:p>FO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FO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92] &amp; &quot; &quot; &amp; [.L192] &amp; &quot; &quot; &amp; [.N192] &amp; &quot; &quot; &amp; [.T192] &amp; &quot;,&quot;" office:value-type="string" office:string-value="FO_ABDDATE DATE  ," calcext:value-type="string">
            <text:p>FO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FO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93] &amp; &quot; &quot; &amp; [.L193] &amp; &quot; &quot; &amp; [.N193] &amp; &quot; &quot; &amp; [.T193] &amp; &quot;,&quot;" office:value-type="string" office:string-value="FO_ABDSRC VARCHAR(254)  ," calcext:value-type="string">
            <text:p>FO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table-cell office:value-type="string" calcext:value-type="string">
            <text:p>Type de fibre ? G652, G655, G657 A1, G657 A2/B2, G657 B3</text:p>
          </table:table-cell>
          <table:table-cell table:number-columns-repeated="7"/>
          <table:table-cell table:style-name="ce3" table:number-columns-repeated="2"/>
          <table:table-cell table:number-columns-repeated="2"/>
          <table:table-cell table:formula="of:=IF([.H194]=&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178] &amp; &quot;);&quot;" office:value-type="string" office:string-value="CONSTRAINT &quot;FIBRE_PK&quot; PRIMARY KEY (FO_ID));" calcext:value-type="string">
            <text:p>CONSTRAINT "FIBRE_PK" PRIMARY KEY (FO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195]=&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4">
          <table:table-cell table:number-columns-repeated="2"/>
          <table:table-cell table:style-name="ce44" office:value-type="string" calcext:value-type="string">
            <text:p>POSITION</text:p>
          </table:table-cell>
          <table:table-cell table:style-name="ce47" office:value-type="string" calcext:value-type="string">
            <text:p>POS_ID</text:p>
          </table:table-cell>
          <table:table-cell table:style-name="ce46" office:value-type="string" calcext:value-type="string">
            <text:p>Identifiant unique auto-incrémenté (suivant plages d'identifiants)</text:p>
          </table:table-cell>
          <table:table-cell table:style-name="ce91" office:value-type="string" calcext:value-type="string">
            <text:p>INTEGER</text:p>
          </table:table-cell>
          <table:table-cell table:style-name="ce127"/>
          <table:table-cell table:style-name="ce141"/>
          <table:table-cell/>
          <table:table-cell table:style-name="ce3" office:value-type="string" calcext:value-type="string">
            <text:p>POSITION</text:p>
          </table:table-cell>
          <table:table-cell table:style-name="ce56" office:value-type="string" calcext:value-type="string">
            <text:p>PO_ID</text:p>
          </table:table-cell>
          <table:table-cell table:style-name="ce91" office:value-type="string" calcext:value-type="string">
            <text:p>INTEGER</text:p>
          </table:table-cell>
          <table:table-cell table:style-name="ce91"/>
          <table:table-cell table:style-name="ce91" table:formula="of:=IF([.H196]=&quot;obligatoire&quot;;&quot;NOT NULL&quot;;&quot;&quot;)">
            <text:p/>
          </table:table-cell>
          <table:table-cell table:style-name="ce91"/>
          <table:table-cell table:style-name="ce125" table:formula="of:= &quot;CONSTRAINT &quot;&quot;&quot; &amp; [.J196] &amp; &quot;_PK&quot;&quot; PRIMARY KEY (&quot; &amp; [.K196] &amp; &quot;)&quot;" office:value-type="string" office:string-value="CONSTRAINT &quot;POSITION_PK&quot; PRIMARY KEY (PO_ID)" calcext:value-type="string">
            <text:p>CONSTRAINT "POSITION_PK" PRIMARY KEY (PO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196] &amp; &quot;(&quot;" office:value-type="string" office:string-value="CREATE TABLE POSITION(" calcext:value-type="string">
            <text:p>CREATE TABLE POSITION(</text:p>
          </table:table-cell>
          <table:table-cell table:style-name="ce185" table:formula="of:=[.K196] &amp; &quot; &quot; &amp; [.L196] &amp; &quot; &quot; &amp; [.N196] &amp; &quot; &quot; &amp; [.T196] &amp; &quot;,&quot;" office:value-type="string" office:string-value="PO_ID INTEGER  ," calcext:value-type="string">
            <text:p>PO_ID INTEGER <text:s/>,</text:p>
          </table:table-cell>
          <table:table-cell/>
          <table:table-cell table:style-name="ce176"/>
          <table:table-cell table:number-columns-repeated="2"/>
          <table:table-cell table:style-name="ce56" office:value-type="string" calcext:value-type="string">
            <text:p>POS_ID</text:p>
          </table:table-cell>
          <table:table-cell table:number-columns-repeated="991"/>
        </table:table-row>
        <table:table-row table:style-name="ro1">
          <table:table-cell table:number-columns-repeated="3"/>
          <table:table-cell table:style-name="ce44" office:value-type="string" calcext:value-type="string">
            <text:p>POS_NUMERO</text:p>
          </table:table-cell>
          <table:table-cell table:style-name="ce44" office:value-type="string" calcext:value-type="string">
            <text:p>Position (numéro de compartiment) du smoove ou du connecteur</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PO_NUMERO</text:p>
          </table:table-cell>
          <table:table-cell table:style-name="ce111" office:value-type="string" calcext:value-type="string">
            <text:p>INTEGER</text:p>
          </table:table-cell>
          <table:table-cell table:style-name="ce111"/>
          <table:table-cell table:style-name="ce111" table:formula="of:=IF([.H197]=&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197] &amp; &quot; &quot; &amp; [.L197] &amp; &quot; &quot; &amp; [.N197] &amp; &quot; &quot; &amp; [.T197] &amp; &quot;,&quot;" office:value-type="string" office:string-value="PO_NUMERO INTEGER  ," calcext:value-type="string">
            <text:p>PO_NUMERO INTEGER <text:s/>,</text:p>
          </table:table-cell>
          <table:table-cell/>
          <table:table-cell table:style-name="ce176"/>
          <table:table-cell table:number-columns-repeated="2"/>
          <table:table-cell table:style-name="ce44" office:value-type="string" calcext:value-type="string">
            <text:p>POS_NUMERO</text:p>
          </table:table-cell>
          <table:table-cell table:number-columns-repeated="991"/>
        </table:table-row>
        <table:table-row table:style-name="ro5">
          <table:table-cell table:number-columns-repeated="3"/>
          <table:table-cell table:style-name="ce44" office:value-type="string" calcext:value-type="string">
            <text:p>POS_FONCT</text:p>
          </table:table-cell>
          <table:table-cell table:style-name="ce44" office:value-type="string" calcext:value-type="string">
            <text:p>Type de connectorisation (Connecteur, epissure, pigtail, ….) </text:p>
          </table:table-cell>
          <table:table-cell table:style-name="ce111" office:value-type="string" calcext:value-type="string">
            <text:p>INTEGER</text:p>
          </table:table-cell>
          <table:table-cell table:style-name="ce44" office:value-type="string" calcext:value-type="string">
            <text:p>selon CTRL_POSITION_FONCTION</text:p>
          </table:table-cell>
          <table:table-cell table:style-name="ce111"/>
          <table:table-cell/>
          <table:table-cell table:style-name="ce3"/>
          <table:table-cell table:style-name="ce44" office:value-type="string" calcext:value-type="string">
            <text:p>PO_FONCT</text:p>
          </table:table-cell>
          <table:table-cell table:style-name="ce105" office:value-type="string" calcext:value-type="string">
            <text:p>VARCHAR(3)</text:p>
          </table:table-cell>
          <table:table-cell table:style-name="ce111"/>
          <table:table-cell table:style-name="ce111" table:formula="of:=IF([.H198]=&quot;obligatoire&quot;;&quot;NOT NULL&quot;;&quot;&quot;)">
            <text:p/>
          </table:table-cell>
          <table:table-cell table:style-name="ce111" table:number-columns-repeated="5"/>
          <table:table-cell table:style-name="ce172" office:value-type="string" calcext:value-type="string">
            <text:p>REFERENCES GRACE.L_POSITION_FONCTION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98] &amp; &quot; &quot; &amp; [.L198] &amp; &quot; &quot; &amp; [.N198] &amp; &quot; &quot; &amp; [.T198] &amp; &quot;,&quot;" office:value-type="string" office:string-value="PO_FONCT VARCHAR(3)  REFERENCES GRACE.L_POSITION_FONCTION (CODE)," calcext:value-type="string">
            <text:p>PO_FONCT VARCHAR(3) <text:s/>REFERENCES GRACE.L_POSITION_FONCTION (CODE),</text:p>
          </table:table-cell>
          <table:table-cell/>
          <table:table-cell table:style-name="ce176"/>
          <table:table-cell table:number-columns-repeated="2"/>
          <table:table-cell table:style-name="ce44" office:value-type="string" calcext:value-type="string">
            <text:p>POS_FONCT</text:p>
          </table:table-cell>
          <table:table-cell table:number-columns-repeated="991"/>
        </table:table-row>
        <table:table-row table:style-name="ro3">
          <table:table-cell/>
          <table:table-cell table:style-name="ce40" office:value-type="string" calcext:value-type="string">
            <text:p>FO_ID ou FO_CODE ?</text:p>
          </table:table-cell>
          <table:table-cell/>
          <table:table-cell table:style-name="ce44" office:value-type="string" calcext:value-type="string">
            <text:p>POS_AMONT</text:p>
          </table:table-cell>
          <table:table-cell table:style-name="ce44" office:value-type="string" calcext:value-type="string">
            <text:p>Identifiant unique d'une fibre de la table FIBRE. (pour continuité route optique)</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PO_AMONT</text:p>
          </table:table-cell>
          <table:table-cell table:style-name="ce111" office:value-type="string" calcext:value-type="string">
            <text:p>INTEGER</text:p>
          </table:table-cell>
          <table:table-cell table:style-name="ce111"/>
          <table:table-cell table:style-name="ce111" table:formula="of:=IF([.H199]=&quot;obligatoire&quot;;&quot;NOT NULL&quot;;&quot;&quot;)">
            <text:p/>
          </table:table-cell>
          <table:table-cell table:style-name="ce111" table:number-columns-repeated="5"/>
          <table:table-cell table:style-name="ce23" office:value-type="string" calcext:value-type="string">
            <text:p>REFERENCES GRACE.FIBRE (FO_ID)</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199] &amp; &quot; &quot; &amp; [.L199] &amp; &quot; &quot; &amp; [.N199] &amp; &quot; &quot; &amp; [.T199] &amp; &quot;,&quot;" office:value-type="string" office:string-value="PO_AMONT INTEGER  REFERENCES GRACE.FIBRE (FO_ID)," calcext:value-type="string">
            <text:p>PO_AMONT INTEGER <text:s/>REFERENCES GRACE.FIBRE (FO_ID),</text:p>
          </table:table-cell>
          <table:table-cell/>
          <table:table-cell table:style-name="ce176"/>
          <table:table-cell table:number-columns-repeated="2"/>
          <table:table-cell table:style-name="ce44" office:value-type="string" calcext:value-type="string">
            <text:p>POS_AMONT</text:p>
          </table:table-cell>
          <table:table-cell table:number-columns-repeated="991"/>
        </table:table-row>
        <table:table-row table:style-name="ro3">
          <table:table-cell/>
          <table:table-cell table:style-name="ce40" office:value-type="string" calcext:value-type="string">
            <text:p>FO_ID ou FO_CODE ?</text:p>
          </table:table-cell>
          <table:table-cell/>
          <table:table-cell table:style-name="ce44" office:value-type="string" calcext:value-type="string">
            <text:p>POS_AVAL</text:p>
          </table:table-cell>
          <table:table-cell table:style-name="ce44" office:value-type="string" calcext:value-type="string">
            <text:p>Identifiant unique d'une fibre de la table FIBRE. (pour continuité route optique)</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PO_AVAL</text:p>
          </table:table-cell>
          <table:table-cell table:style-name="ce111" office:value-type="string" calcext:value-type="string">
            <text:p>INTEGER</text:p>
          </table:table-cell>
          <table:table-cell table:style-name="ce111"/>
          <table:table-cell table:style-name="ce111" table:formula="of:=IF([.H200]=&quot;obligatoire&quot;;&quot;NOT NULL&quot;;&quot;&quot;)">
            <text:p/>
          </table:table-cell>
          <table:table-cell table:style-name="ce111" table:number-columns-repeated="5"/>
          <table:table-cell table:style-name="ce23" office:value-type="string" calcext:value-type="string">
            <text:p>REFERENCES GRACE.FIBRE (FO_ID)</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00] &amp; &quot; &quot; &amp; [.L200] &amp; &quot; &quot; &amp; [.N200] &amp; &quot; &quot; &amp; [.T200] &amp; &quot;,&quot;" office:value-type="string" office:string-value="PO_AVAL INTEGER  REFERENCES GRACE.FIBRE (FO_ID)," calcext:value-type="string">
            <text:p>PO_AVAL INTEGER <text:s/>REFERENCES GRACE.FIBRE (FO_ID),</text:p>
          </table:table-cell>
          <table:table-cell/>
          <table:table-cell table:style-name="ce176"/>
          <table:table-cell table:number-columns-repeated="2"/>
          <table:table-cell table:style-name="ce44" office:value-type="string" calcext:value-type="string">
            <text:p>POS_AVAL</text:p>
          </table:table-cell>
          <table:table-cell table:number-columns-repeated="991"/>
        </table:table-row>
        <table:table-row table:style-name="ro7">
          <table:table-cell/>
          <table:table-cell office:value-type="string" calcext:value-type="string">
            <text:p>Pas de code ?</text:p>
          </table:table-cell>
          <table:table-cell/>
          <table:table-cell table:style-name="ce44" office:value-type="string" calcext:value-type="string">
            <text:p>POS_CASSET</text:p>
          </table:table-cell>
          <table:table-cell table:style-name="ce44" office:value-type="string" calcext:value-type="string">
            <text:p>Identifiant unique de la CASSETTE à laquelle appartient la position. (le cas échéant)</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12" office:value-type="string" calcext:value-type="string">
            <text:p>PO_CA_ID</text:p>
          </table:table-cell>
          <table:table-cell table:style-name="ce111" office:value-type="string" calcext:value-type="string">
            <text:p>INTEGER</text:p>
          </table:table-cell>
          <table:table-cell table:style-name="ce111"/>
          <table:table-cell table:style-name="ce111" table:formula="of:=IF([.H201]=&quot;obligatoire&quot;;&quot;NOT NULL&quot;;&quot;&quot;)">
            <text:p/>
          </table:table-cell>
          <table:table-cell table:style-name="ce111" table:number-columns-repeated="5"/>
          <table:table-cell table:style-name="ce23" office:value-type="string" calcext:value-type="string">
            <text:p>REFERENCES GRACE.CASSETTE (CS_ID)</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01] &amp; &quot; &quot; &amp; [.L201] &amp; &quot; &quot; &amp; [.N201] &amp; &quot; &quot; &amp; [.T201] &amp; &quot;,&quot;" office:value-type="string" office:string-value="PO_CA_ID INTEGER  REFERENCES GRACE.CASSETTE (CS_ID)," calcext:value-type="string">
            <text:p>PO_CA_ID INTEGER <text:s/>REFERENCES GRACE.CASSETTE (CS_ID),</text:p>
          </table:table-cell>
          <table:table-cell/>
          <table:table-cell table:style-name="ce176"/>
          <table:table-cell table:number-columns-repeated="2"/>
          <table:table-cell table:style-name="ce44" office:value-type="string" calcext:value-type="string">
            <text:p>POS_CASSET</text:p>
          </table:table-cell>
          <table:table-cell table:number-columns-repeated="991"/>
        </table:table-row>
        <table:table-row table:style-name="ro3">
          <table:table-cell/>
          <table:table-cell office:value-type="string" calcext:value-type="string">
            <text:p>Avec code ?</text:p>
          </table:table-cell>
          <table:table-cell/>
          <table:table-cell table:style-name="ce44" office:value-type="string" calcext:value-type="string">
            <text:p>POS_TIROIR</text:p>
          </table:table-cell>
          <table:table-cell table:style-name="ce44" office:value-type="string" calcext:value-type="string">
            <text:p>Identifiant unique du TIROIR / de la TCOP à laquelle appartient la position. (cas échéant)</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12" office:value-type="string" calcext:value-type="string">
            <text:p>PO_TI_CODE</text:p>
          </table:table-cell>
          <table:table-cell table:style-name="ce105" office:value-type="string" calcext:value-type="string">
            <text:p>VARCHAR(254)</text:p>
          </table:table-cell>
          <table:table-cell table:style-name="ce111"/>
          <table:table-cell table:style-name="ce111" table:formula="of:=IF([.H202]=&quot;obligatoire&quot;;&quot;NOT NULL&quot;;&quot;&quot;)">
            <text:p/>
          </table:table-cell>
          <table:table-cell table:style-name="ce111" table:number-columns-repeated="5"/>
          <table:table-cell table:style-name="ce23" office:value-type="string" calcext:value-type="string">
            <text:p>REFERENCES GRACE.TIROIR (TI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02] &amp; &quot; &quot; &amp; [.L202] &amp; &quot; &quot; &amp; [.N202] &amp; &quot; &quot; &amp; [.T202] &amp; &quot;,&quot;" office:value-type="string" office:string-value="PO_TI_CODE VARCHAR(254)  REFERENCES GRACE.TIROIR (TI_CODE)," calcext:value-type="string">
            <text:p>PO_TI_CODE VARCHAR(254) <text:s/>REFERENCES GRACE.TIROIR (TI_CODE),</text:p>
          </table:table-cell>
          <table:table-cell/>
          <table:table-cell table:style-name="ce176"/>
          <table:table-cell table:number-columns-repeated="2"/>
          <table:table-cell table:style-name="ce44" office:value-type="string" calcext:value-type="string">
            <text:p>POS_TIROIR</text:p>
          </table:table-cell>
          <table:table-cell table:number-columns-repeated="991"/>
        </table:table-row>
        <table:table-row table:style-name="ro5">
          <table:table-cell table:number-columns-repeated="3"/>
          <table:table-cell table:style-name="ce44" office:value-type="string" calcext:value-type="string">
            <text:p>POS_TYPE</text:p>
          </table:table-cell>
          <table:table-cell table:style-name="ce44" office:value-type="string" calcext:value-type="string">
            <text:p>Type de connecteur / soudure (SC, EC, FC, APC, fusion, méca, …) </text:p>
          </table:table-cell>
          <table:table-cell table:style-name="ce111" office:value-type="string" calcext:value-type="string">
            <text:p>INTEGER</text:p>
          </table:table-cell>
          <table:table-cell table:style-name="ce44" office:value-type="string" calcext:value-type="string">
            <text:p>selon CTRL_POSITION_TYPE</text:p>
          </table:table-cell>
          <table:table-cell table:style-name="ce111"/>
          <table:table-cell/>
          <table:table-cell table:style-name="ce3"/>
          <table:table-cell table:style-name="ce44" office:value-type="string" calcext:value-type="string">
            <text:p>PO_TYPE</text:p>
          </table:table-cell>
          <table:table-cell table:style-name="ce105" office:value-type="string" calcext:value-type="string">
            <text:p>VARCHAR(10)</text:p>
          </table:table-cell>
          <table:table-cell table:style-name="ce111"/>
          <table:table-cell table:style-name="ce111" table:formula="of:=IF([.H203]=&quot;obligatoire&quot;;&quot;NOT NULL&quot;;&quot;&quot;)">
            <text:p/>
          </table:table-cell>
          <table:table-cell table:style-name="ce111" table:number-columns-repeated="5"/>
          <table:table-cell table:style-name="ce172" office:value-type="string" calcext:value-type="string">
            <text:p>REFERENCES GRACE.L_POSITION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03] &amp; &quot; &quot; &amp; [.L203] &amp; &quot; &quot; &amp; [.N203] &amp; &quot; &quot; &amp; [.T203] &amp; &quot;,&quot;" office:value-type="string" office:string-value="PO_TYPE VARCHAR(10)  REFERENCES GRACE.L_POSITION_TYPE (CODE)," calcext:value-type="string">
            <text:p>PO_TYPE VARCHAR(10) <text:s/>REFERENCES GRACE.L_POSITION_TYPE (CODE),</text:p>
          </table:table-cell>
          <table:table-cell/>
          <table:table-cell table:style-name="ce176"/>
          <table:table-cell table:number-columns-repeated="2"/>
          <table:table-cell table:style-name="ce44" office:value-type="string" calcext:value-type="string">
            <text:p>POS_TYPE</text:p>
          </table:table-cell>
          <table:table-cell table:number-columns-repeated="991"/>
        </table:table-row>
        <table:table-row table:style-name="ro5">
          <table:table-cell table:number-columns-repeated="3"/>
          <table:table-cell table:style-name="ce44" office:value-type="string" calcext:value-type="string">
            <text:p>POS_ETAT</text:p>
          </table:table-cell>
          <table:table-cell table:style-name="ce44" office:value-type="string" calcext:value-type="string">
            <text:p>Etat de fonctionnement de la position / du corps de traversée, </text:p>
          </table:table-cell>
          <table:table-cell table:style-name="ce111" office:value-type="string" calcext:value-type="string">
            <text:p>INTEGER</text:p>
          </table:table-cell>
          <table:table-cell table:style-name="ce44" office:value-type="string" calcext:value-type="string">
            <text:p>selon CTRL_POSITION_ETAT</text:p>
          </table:table-cell>
          <table:table-cell table:style-name="ce111"/>
          <table:table-cell/>
          <table:table-cell table:style-name="ce3"/>
          <table:table-cell table:style-name="ce44" office:value-type="string" calcext:value-type="string">
            <text:p>PO_ETAT</text:p>
          </table:table-cell>
          <table:table-cell table:style-name="ce105" office:value-type="string" calcext:value-type="string">
            <text:p>VARCHAR(2)</text:p>
          </table:table-cell>
          <table:table-cell table:style-name="ce111"/>
          <table:table-cell table:style-name="ce111" table:formula="of:=IF([.H204]=&quot;obligatoire&quot;;&quot;NOT NULL&quot;;&quot;&quot;)">
            <text:p/>
          </table:table-cell>
          <table:table-cell table:style-name="ce111" table:number-columns-repeated="5"/>
          <table:table-cell table:style-name="ce172" office:value-type="string" calcext:value-type="string">
            <text:p>REFERENCES GRACE.L_POSITION_ETA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04] &amp; &quot; &quot; &amp; [.L204] &amp; &quot; &quot; &amp; [.N204] &amp; &quot; &quot; &amp; [.T204] &amp; &quot;,&quot;" office:value-type="string" office:string-value="PO_ETAT VARCHAR(2)  REFERENCES GRACE.L_POSITION_ETAT (CODE)," calcext:value-type="string">
            <text:p>PO_ETAT VARCHAR(2) <text:s/>REFERENCES GRACE.L_POSITION_ETAT (CODE),</text:p>
          </table:table-cell>
          <table:table-cell/>
          <table:table-cell table:style-name="ce176"/>
          <table:table-cell table:number-columns-repeated="2"/>
          <table:table-cell table:style-name="ce44" office:value-type="string" calcext:value-type="string">
            <text:p>POS_ETAT</text:p>
          </table:table-cell>
          <table:table-cell table:number-columns-repeated="991"/>
        </table:table-row>
        <table:table-row table:style-name="ro5">
          <table:table-cell/>
          <table:table-cell table:style-name="ce40" office:value-type="string" calcext:value-type="string">
            <text:p>Pas compris le principe de saisir 2 câbles tel que demandé P36 dans CCTP desserte</text:p>
          </table:table-cell>
          <table:table-cell/>
          <table:table-cell table:style-name="ce12" office:value-type="string" calcext:value-type="string">
            <text:p>POS_PREAFF</text:p>
          </table:table-cell>
          <table:table-cell table:style-name="ce44" office:value-type="string" calcext:value-type="string">
            <text:p>Pré-affectation de la route optique au SUF de l'IP, ou de l'IPE ou à l'Infrastructure d'Imbrication.</text:p>
          </table:table-cell>
          <table:table-cell table:style-name="ce111" office:value-type="string" calcext:value-type="string">
            <text:p>VARCHAR(50)</text:p>
          </table:table-cell>
          <table:table-cell table:style-name="ce44"/>
          <table:table-cell table:style-name="ce111"/>
          <table:table-cell/>
          <table:table-cell table:style-name="ce3"/>
          <table:table-cell table:style-name="ce12" office:value-type="string" calcext:value-type="string">
            <text:p>PO_PREAFF</text:p>
          </table:table-cell>
          <table:table-cell table:style-name="ce111" office:value-type="string" calcext:value-type="string">
            <text:p>VARCHAR(50)</text:p>
          </table:table-cell>
          <table:table-cell table:style-name="ce111"/>
          <table:table-cell table:style-name="ce111" table:formula="of:=IF([.H205]=&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05] &amp; &quot; &quot; &amp; [.L205] &amp; &quot; &quot; &amp; [.N205] &amp; &quot; &quot; &amp; [.T205] &amp; &quot;,&quot;" office:value-type="string" office:string-value="PO_PREAFF VARCHAR(50)  ," calcext:value-type="string">
            <text:p>PO_PREAFF VARCHAR(50) <text:s/>,</text:p>
          </table:table-cell>
          <table:table-cell/>
          <table:table-cell table:style-name="ce176"/>
          <table:table-cell table:number-columns-repeated="2"/>
          <table:table-cell table:style-name="ce12" office:value-type="string" calcext:value-type="string">
            <text:p>POS_PREAFFECT</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PO_CREADAT</text:p>
          </table:table-cell>
          <table:table-cell table:style-name="ce96" office:value-type="string" calcext:value-type="string">
            <text:p>DATE</text:p>
          </table:table-cell>
          <table:table-cell table:style-name="ce96"/>
          <table:table-cell table:style-name="ce96" table:formula="of:=IF([.H206]=&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06] &amp; &quot; &quot; &amp; [.L206] &amp; &quot; &quot; &amp; [.N206] &amp; &quot; &quot; &amp; [.T206] &amp; &quot;,&quot;" office:value-type="string" office:string-value="PO_CREADAT DATE  ," calcext:value-type="string">
            <text:p>PO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PO_MAJDATE</text:p>
          </table:table-cell>
          <table:table-cell table:style-name="ce96" office:value-type="string" calcext:value-type="string">
            <text:p>DATE</text:p>
          </table:table-cell>
          <table:table-cell table:style-name="ce96"/>
          <table:table-cell table:style-name="ce96" table:formula="of:=IF([.H207]=&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07] &amp; &quot; &quot; &amp; [.L207] &amp; &quot; &quot; &amp; [.N207] &amp; &quot; &quot; &amp; [.T207] &amp; &quot;,&quot;" office:value-type="string" office:string-value="PO_MAJDATE DATE  ," calcext:value-type="string">
            <text:p>PO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PO_MAJSRC</text:p>
          </table:table-cell>
          <table:table-cell table:style-name="ce96" office:value-type="string" calcext:value-type="string">
            <text:p>VARCHAR(254)</text:p>
          </table:table-cell>
          <table:table-cell table:style-name="ce96"/>
          <table:table-cell table:style-name="ce96" table:formula="of:=IF([.H208]=&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08] &amp; &quot; &quot; &amp; [.L208] &amp; &quot; &quot; &amp; [.N208] &amp; &quot; &quot; &amp; [.T208] &amp; &quot;,&quot;" office:value-type="string" office:string-value="PO_MAJSRC VARCHAR(254)  ," calcext:value-type="string">
            <text:p>PO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PO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09] &amp; &quot; &quot; &amp; [.L209] &amp; &quot; &quot; &amp; [.N209] &amp; &quot; &quot; &amp; [.T209] &amp; &quot;,&quot;" office:value-type="string" office:string-value="PO_ABDDATE DATE  ," calcext:value-type="string">
            <text:p>PO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PO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10] &amp; &quot; &quot; &amp; [.L210] &amp; &quot; &quot; &amp; [.N210] &amp; &quot; &quot; &amp; [.T210] &amp; &quot;,&quot;" office:value-type="string" office:string-value="PO_ABDSRC VARCHAR(254)  ," calcext:value-type="string">
            <text:p>PO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table-cell office:value-type="string" calcext:value-type="string">
            <text:p>Prévoir des attributs pour l'avancement ?</text:p>
          </table:table-cell>
          <table:table-cell table:number-columns-repeated="7"/>
          <table:table-cell table:style-name="ce3" table:number-columns-repeated="2"/>
          <table:table-cell table:number-columns-repeated="2"/>
          <table:table-cell table:formula="of:=IF([.H211]=&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196] &amp; &quot;);&quot;" office:value-type="string" office:string-value="CONSTRAINT &quot;POSITION_PK&quot; PRIMARY KEY (PO_ID));" calcext:value-type="string">
            <text:p>CONSTRAINT "POSITION_PK" PRIMARY KEY (PO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212]=&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2"/>
          <table:table-cell table:style-name="ce4" office:value-type="string" calcext:value-type="string">
            <text:p>RouteOptique</text:p>
          </table:table-cell>
          <table:table-cell table:style-name="ce3" office:value-type="string" calcext:value-type="string">
            <text:p>ROP_ID</text:p>
          </table:table-cell>
          <table:table-cell table:style-name="ce3" office:value-type="string" calcext:value-type="string">
            <text:p>Identifiant unique auto-incrémenté</text:p>
          </table:table-cell>
          <table:table-cell table:style-name="ce23" office:value-type="string" calcext:value-type="string">
            <text:p>INTEGER</text:p>
          </table:table-cell>
          <table:table-cell table:style-name="ce132"/>
          <table:table-cell table:style-name="ce101" office:value-type="string" calcext:value-type="string">
            <text:p>Propre à chaque base</text:p>
          </table:table-cell>
          <table:table-cell/>
          <table:table-cell table:style-name="ce3" office:value-type="string" calcext:value-type="string">
            <text:p>ROPT</text:p>
          </table:table-cell>
          <table:table-cell table:style-name="ce56" office:value-type="string" calcext:value-type="string">
            <text:p>RO_ID</text:p>
          </table:table-cell>
          <table:table-cell table:style-name="ce91" office:value-type="string" calcext:value-type="string">
            <text:p>INTEGER</text:p>
          </table:table-cell>
          <table:table-cell table:style-name="ce91"/>
          <table:table-cell table:style-name="ce91" table:formula="of:=IF([.H213]=&quot;obligatoire&quot;;&quot;NOT NULL&quot;;&quot;&quot;)">
            <text:p/>
          </table:table-cell>
          <table:table-cell table:style-name="ce91"/>
          <table:table-cell table:style-name="ce125" table:formula="of:= &quot;CONSTRAINT &quot;&quot;&quot; &amp; [.J213] &amp; &quot;_PK&quot;&quot; PRIMARY KEY (&quot; &amp; [.K213] &amp; &quot;)&quot;" office:value-type="string" office:string-value="CONSTRAINT &quot;ROPT_PK&quot; PRIMARY KEY (RO_ID)" calcext:value-type="string">
            <text:p>CONSTRAINT "ROPT_PK" PRIMARY KEY (RO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213] &amp; &quot;(&quot;" office:value-type="string" office:string-value="CREATE TABLE ROPT(" calcext:value-type="string">
            <text:p>CREATE TABLE ROPT(</text:p>
          </table:table-cell>
          <table:table-cell table:style-name="ce185" table:formula="of:=[.K213] &amp; &quot; &quot; &amp; [.L213] &amp; &quot; &quot; &amp; [.N213] &amp; &quot; &quot; &amp; [.T213] &amp; &quot;,&quot;" office:value-type="string" office:string-value="RO_ID INTEGER  ," calcext:value-type="string">
            <text:p>RO_ID INTEGER <text:s/>,</text:p>
          </table:table-cell>
          <table:table-cell/>
          <table:table-cell table:style-name="ce176"/>
          <table:table-cell table:number-columns-repeated="2"/>
          <table:table-cell office:value-type="string" calcext:value-type="string">
            <text:p>ROP_ID</text:p>
          </table:table-cell>
          <table:table-cell table:number-columns-repeated="991"/>
        </table:table-row>
        <table:table-row table:style-name="ro3">
          <table:table-cell table:number-columns-repeated="3"/>
          <table:table-cell table:style-name="ce3" office:value-type="string" calcext:value-type="string">
            <text:p>codeRouteOptique</text:p>
          </table:table-cell>
          <table:table-cell table:style-name="ce3" office:value-type="string" calcext:value-type="string">
            <text:p>Nom de la route optique. Se conformer aux règles de nommage. </text:p>
          </table:table-cell>
          <table:table-cell table:style-name="ce23" office:value-type="string" calcext:value-type="string">
            <text:p>VARCHAR(254)</text:p>
          </table:table-cell>
          <table:table-cell table:style-name="ce3"/>
          <table:table-cell table:style-name="ce23"/>
          <table:table-cell/>
          <table:table-cell table:style-name="ce3"/>
          <table:table-cell table:style-name="ce3" office:value-type="string" calcext:value-type="string">
            <text:p>RO_CODE</text:p>
          </table:table-cell>
          <table:table-cell table:style-name="ce23" office:value-type="string" calcext:value-type="string">
            <text:p>VARCHAR(254)</text:p>
          </table:table-cell>
          <table:table-cell table:style-name="ce23" table:number-columns-repeated="8"/>
          <table:table-cell table:style-name="ce176"/>
          <table:table-cell table:style-name="ce23" table:number-columns-repeated="2"/>
          <table:table-cell table:style-name="ce3"/>
          <table:table-cell table:style-name="ce23"/>
          <table:table-cell/>
          <table:table-cell table:style-name="ce185"/>
          <table:table-cell table:style-name="ce185" table:formula="of:=[.K214] &amp; &quot; &quot; &amp; [.L214] &amp; &quot; &quot; &amp; [.N214] &amp; &quot; &quot; &amp; [.T214] &amp; &quot;,&quot;" office:value-type="string" office:string-value="RO_CODE VARCHAR(254)  ," calcext:value-type="string">
            <text:p>RO_CODE VARCHAR(254) <text:s/>,</text:p>
          </table:table-cell>
          <table:table-cell/>
          <table:table-cell table:style-name="ce176"/>
          <table:table-cell table:number-columns-repeated="2"/>
          <table:table-cell office:value-type="string" calcext:value-type="string">
            <text:p>ROP_NOM</text:p>
          </table:table-cell>
          <table:table-cell table:number-columns-repeated="991"/>
        </table:table-row>
        <table:table-row table:style-name="ro3">
          <table:table-cell table:number-columns-repeated="3"/>
          <table:table-cell table:style-name="ce44" office:value-type="string" calcext:value-type="string">
            <text:p>codeExterneRouteOptique</text:p>
          </table:table-cell>
          <table:table-cell table:style-name="ce44" office:value-type="string" calcext:value-type="string">
            <text:p>Nom de la route optique dans un système d'information externe. </text:p>
          </table:table-cell>
          <table:table-cell table:style-name="ce111" office:value-type="string" calcext:value-type="string">
            <text:p>VARCHAR(254)</text:p>
          </table:table-cell>
          <table:table-cell table:style-name="ce44"/>
          <table:table-cell table:style-name="ce111"/>
          <table:table-cell/>
          <table:table-cell table:style-name="ce3"/>
          <table:table-cell table:style-name="ce44" office:value-type="string" calcext:value-type="string">
            <text:p>RO_CODE_EXT</text:p>
          </table:table-cell>
          <table:table-cell table:style-name="ce111" office:value-type="string" calcext:value-type="string">
            <text:p>VARCHAR(254)</text:p>
          </table:table-cell>
          <table:table-cell table:style-name="ce111"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15] &amp; &quot; &quot; &amp; [.L215] &amp; &quot; &quot; &amp; [.N215] &amp; &quot; &quot; &amp; [.T215] &amp; &quot;,&quot;" office:value-type="string" office:string-value="RO_CODE_EXT VARCHAR(254)  ," calcext:value-type="string">
            <text:p>RO_CODE_EXT VARCHAR(254) <text:s/>,</text:p>
          </table:table-cell>
          <table:table-cell/>
          <table:table-cell table:style-name="ce176"/>
          <table:table-cell table:number-columns-repeated="994"/>
        </table:table-row>
        <table:table-row table:style-name="ro5">
          <table:table-cell/>
          <table:table-cell office:value-type="string" calcext:value-type="string">
            <text:p>Une même fibre peut être utilisée pour pour plusieurs ROP (coupleurs), donc ce qui compte c'est ROP_NOM. </text:p>
          </table:table-cell>
          <table:table-cell/>
          <table:table-cell table:style-name="ce3" office:value-type="string" calcext:value-type="string">
            <text:p>identifiantFibre</text:p>
          </table:table-cell>
          <table:table-cell table:style-name="ce3" office:value-type="string" calcext:value-type="string">
            <text:p>Identifiant de la fibre. </text:p>
          </table:table-cell>
          <table:table-cell table:style-name="ce23" office:value-type="string" calcext:value-type="string">
            <text:p>INTEGER</text:p>
          </table:table-cell>
          <table:table-cell table:style-name="ce3"/>
          <table:table-cell table:style-name="ce23" office:value-type="string" calcext:value-type="string">
            <text:p>obligatoire</text:p>
          </table:table-cell>
          <table:table-cell/>
          <table:table-cell table:style-name="ce3"/>
          <table:table-cell table:style-name="ce3" office:value-type="string" calcext:value-type="string">
            <text:p>RO_FO_ID</text:p>
          </table:table-cell>
          <table:table-cell table:style-name="ce23" office:value-type="string" calcext:value-type="string">
            <text:p>INTEGER</text:p>
          </table:table-cell>
          <table:table-cell table:style-name="ce23" table:number-columns-repeated="7"/>
          <table:table-cell table:style-name="ce23" office:value-type="string" calcext:value-type="string">
            <text:p>REFERENCES GRACE.FIBRE (FO_ID)</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16] &amp; &quot; &quot; &amp; [.L216] &amp; &quot; &quot; &amp; [.N216] &amp; &quot; &quot; &amp; [.T216] &amp; &quot;,&quot;" office:value-type="string" office:string-value="RO_FO_ID INTEGER  REFERENCES GRACE.FIBRE (FO_ID)," calcext:value-type="string">
            <text:p>RO_FO_ID INTEGER <text:s/>REFERENCES GRACE.FIBRE (FO_ID),</text:p>
          </table:table-cell>
          <table:table-cell/>
          <table:table-cell table:style-name="ce176"/>
          <table:table-cell table:number-columns-repeated="2"/>
          <table:table-cell office:value-type="string" calcext:value-type="string">
            <text:p>ROP_FIBRE</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RO_CREADAT</text:p>
          </table:table-cell>
          <table:table-cell table:style-name="ce96" office:value-type="string" calcext:value-type="string">
            <text:p>DATE</text:p>
          </table:table-cell>
          <table:table-cell table:style-name="ce96"/>
          <table:table-cell table:style-name="ce96" table:formula="of:=IF([.H217]=&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17] &amp; &quot; &quot; &amp; [.L217] &amp; &quot; &quot; &amp; [.N217] &amp; &quot; &quot; &amp; [.T217] &amp; &quot;,&quot;" office:value-type="string" office:string-value="RO_CREADAT DATE  ," calcext:value-type="string">
            <text:p>RO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RO_MAJDATE</text:p>
          </table:table-cell>
          <table:table-cell table:style-name="ce96" office:value-type="string" calcext:value-type="string">
            <text:p>DATE</text:p>
          </table:table-cell>
          <table:table-cell table:style-name="ce96"/>
          <table:table-cell table:style-name="ce96" table:formula="of:=IF([.H218]=&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18] &amp; &quot; &quot; &amp; [.L218] &amp; &quot; &quot; &amp; [.N218] &amp; &quot; &quot; &amp; [.T218] &amp; &quot;,&quot;" office:value-type="string" office:string-value="RO_MAJDATE DATE  ," calcext:value-type="string">
            <text:p>RO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RO_MAJSRC</text:p>
          </table:table-cell>
          <table:table-cell table:style-name="ce96" office:value-type="string" calcext:value-type="string">
            <text:p>VARCHAR(254)</text:p>
          </table:table-cell>
          <table:table-cell table:style-name="ce96"/>
          <table:table-cell table:style-name="ce96" table:formula="of:=IF([.H219]=&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19] &amp; &quot; &quot; &amp; [.L219] &amp; &quot; &quot; &amp; [.N219] &amp; &quot; &quot; &amp; [.T219] &amp; &quot;,&quot;" office:value-type="string" office:string-value="RO_MAJSRC VARCHAR(254)  ," calcext:value-type="string">
            <text:p>RO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RO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20] &amp; &quot; &quot; &amp; [.L220] &amp; &quot; &quot; &amp; [.N220] &amp; &quot; &quot; &amp; [.T220] &amp; &quot;,&quot;" office:value-type="string" office:string-value="RO_ABDDATE DATE  ," calcext:value-type="string">
            <text:p>RO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RO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21] &amp; &quot; &quot; &amp; [.L221] &amp; &quot; &quot; &amp; [.N221] &amp; &quot; &quot; &amp; [.T221] &amp; &quot;,&quot;" office:value-type="string" office:string-value="RO_ABDSRC VARCHAR(254)  ," calcext:value-type="string">
            <text:p>RO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5">
          <table:table-cell/>
          <table:table-cell office:value-type="string" calcext:value-type="string">
            <text:p>- Prévoir des attributs pour l'avancement ?</text:p>
            <text:p>- Coupleurs (CREDO P98)</text:p>
          </table:table-cell>
          <table:table-cell table:number-columns-repeated="7"/>
          <table:table-cell table:style-name="ce3" table:number-columns-repeated="2"/>
          <table:table-cell table:number-columns-repeated="8"/>
          <table:table-cell table:style-name="ce23"/>
          <table:table-cell table:style-name="ce176"/>
          <table:table-cell table:style-name="ce23" table:number-columns-repeated="2"/>
          <table:table-cell table:style-name="ce3"/>
          <table:table-cell table:style-name="ce23"/>
          <table:table-cell/>
          <table:table-cell table:style-name="ce185" table:formula="of:=[.P213] &amp; &quot;);&quot;" office:value-type="string" office:string-value="CONSTRAINT &quot;ROPT_PK&quot; PRIMARY KEY (RO_ID));" calcext:value-type="string">
            <text:p>CONSTRAINT "ROPT_PK" PRIMARY KEY (RO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223]=&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16">
          <table:table-cell table:number-columns-repeated="2"/>
          <table:table-cell table:style-name="ce4" office:value-type="string" calcext:value-type="string">
            <text:p>NOEUD</text:p>
          </table:table-cell>
          <table:table-cell table:style-name="ce47" office:value-type="string" calcext:value-type="string">
            <text:p>id</text:p>
          </table:table-cell>
          <table:table-cell table:style-name="ce46" office:value-type="string" calcext:value-type="string">
            <text:p>Identifiant unique auto-incrémenté (suivant plages d'identifiants)</text:p>
          </table:table-cell>
          <table:table-cell table:style-name="ce91" office:value-type="string" calcext:value-type="string">
            <text:p>INTEGER</text:p>
          </table:table-cell>
          <table:table-cell table:style-name="ce127"/>
          <table:table-cell table:style-name="ce101" office:value-type="string" calcext:value-type="string">
            <text:p>Propre à chaque base</text:p>
          </table:table-cell>
          <table:table-cell/>
          <table:table-cell table:style-name="ce3" office:value-type="string" calcext:value-type="string">
            <text:p>NOEUD</text:p>
          </table:table-cell>
          <table:table-cell table:style-name="ce56" office:value-type="string" calcext:value-type="string">
            <text:p>ID</text:p>
          </table:table-cell>
          <table:table-cell table:style-name="ce91" office:value-type="string" calcext:value-type="string">
            <text:p>INTEGER</text:p>
          </table:table-cell>
          <table:table-cell table:style-name="ce91"/>
          <table:table-cell table:style-name="ce91" table:formula="of:=IF([.H224]=&quot;obligatoire&quot;;&quot;NOT NULL&quot;;&quot;&quot;)">
            <text:p/>
          </table:table-cell>
          <table:table-cell table:style-name="ce91"/>
          <table:table-cell table:style-name="ce125" table:formula="of:= &quot;CONSTRAINT &quot;&quot;&quot; &amp; [.J224] &amp; &quot;_PK&quot;&quot; PRIMARY KEY (&quot; &amp; [.K224] &amp; &quot;)&quot;" office:value-type="string" office:string-value="CONSTRAINT &quot;NOEUD_PK&quot; PRIMARY KEY (ID)" calcext:value-type="string">
            <text:p>CONSTRAINT "NOEUD_PK" PRIMARY KEY (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224] &amp; &quot;(&quot;" office:value-type="string" office:string-value="CREATE TABLE NOEUD(" calcext:value-type="string">
            <text:p>CREATE TABLE NOEUD(</text:p>
          </table:table-cell>
          <table:table-cell table:style-name="ce185" table:formula="of:=[.K224] &amp; &quot; &quot; &amp; [.L224] &amp; &quot; &quot; &amp; [.N224] &amp; &quot; &quot; &amp; [.T224] &amp; &quot;,&quot;" office:value-type="string" office:string-value="ID INTEGER  ," calcext:value-type="string">
            <text:p>ID INTEGER <text:s/>,</text:p>
          </table:table-cell>
          <table:table-cell/>
          <table:table-cell table:style-name="ce176"/>
          <table:table-cell table:number-columns-repeated="994"/>
        </table:table-row>
        <table:table-row table:style-name="ro7">
          <table:table-cell table:number-columns-repeated="3"/>
          <table:table-cell table:style-name="ce56" office:value-type="string" calcext:value-type="string">
            <text:p>geom</text:p>
          </table:table-cell>
          <table:table-cell table:style-name="ce56" office:value-type="string" calcext:value-type="string">
            <text:p>Point abstrait</text:p>
          </table:table-cell>
          <table:table-cell table:style-name="ce112" office:value-type="string" calcext:value-type="string">
            <text:p>Point</text:p>
          </table:table-cell>
          <table:table-cell table:style-name="ce56"/>
          <table:table-cell table:style-name="ce112" office:value-type="string" calcext:value-type="string">
            <text:p>obligatoire</text:p>
          </table:table-cell>
          <table:table-cell/>
          <table:table-cell table:style-name="ce3"/>
          <table:table-cell table:style-name="ce56" office:value-type="string" calcext:value-type="string">
            <text:p>GEOM</text:p>
          </table:table-cell>
          <table:table-cell table:style-name="ce92" office:value-type="string" calcext:value-type="string">
            <text:p>Geometry(Point,2154)</text:p>
          </table:table-cell>
          <table:table-cell table:style-name="ce92"/>
          <table:table-cell table:style-name="ce112" table:formula="of:=IF([.H225]=&quot;obligatoire&quot;;&quot;NOT NULL&quot;;&quot;&quot;)" office:value-type="string" office:string-value="NOT NULL" calcext:value-type="string">
            <text:p>NOT NULL</text:p>
          </table:table-cell>
          <table:table-cell table:style-name="ce112" table:number-columns-repeated="5"/>
          <table:table-cell table:style-name="ce23"/>
          <table:table-cell table:style-name="ce177" office:value-type="string" calcext:value-type="string">
            <text:p>SELECT AddGeometryColumn('', 'NOEUD','GEOM',2154,'POINT',2); </text:p>
          </table:table-cell>
          <table:table-cell table:style-name="ce23" table:number-columns-repeated="2"/>
          <table:table-cell table:style-name="ce3"/>
          <table:table-cell table:style-name="ce23"/>
          <table:table-cell/>
          <table:table-cell table:style-name="ce185"/>
          <table:table-cell table:style-name="ce185" table:formula="of:=[.K225] &amp; &quot; &quot; &amp; [.L225] &amp; &quot; &quot; &amp; [.N225] &amp; &quot; &quot; &amp; [.T225] &amp; &quot;,&quot;" office:value-type="string" office:string-value="GEOM Geometry(Point,2154) NOT NULL ," calcext:value-type="string">
            <text:p>GEOM Geometry(Point,2154) NOT NULL ,</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Noeud</text:p>
          </table:table-cell>
          <table:table-cell table:style-name="ce48" office:value-type="string" calcext:value-type="string">
            <text:p>Code noeud</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NO_CODE</text:p>
          </table:table-cell>
          <table:table-cell table:style-name="ce93" office:value-type="string" calcext:value-type="string">
            <text:p>VARCHAR(254)</text:p>
          </table:table-cell>
          <table:table-cell table:style-name="ce93"/>
          <table:table-cell table:style-name="ce93" table:formula="of:=IF([.H226]=&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26] &amp; &quot; &quot; &amp; [.L226] &amp; &quot; &quot; &amp; [.N226] &amp; &quot; &quot; &amp; [.T226] &amp; &quot;,&quot;" office:value-type="string" office:string-value="NO_CODE VARCHAR(254) NOT NULL ," calcext:value-type="string">
            <text:p>NO_CODE VARCHAR(254) NOT NULL ,</text:p>
          </table:table-cell>
          <table:table-cell/>
          <table:table-cell table:style-name="ce48" office:value-type="string" calcext:value-type="string">
            <text:p>codeNoeud</text:p>
          </table:table-cell>
          <table:table-cell/>
          <table:table-cell table:style-name="ce55" office:value-type="string" calcext:value-type="string">
            <text:p>NO_CODE</text:p>
          </table:table-cell>
          <table:table-cell table:number-columns-repeated="992"/>
        </table:table-row>
        <table:table-row table:style-name="ro1">
          <table:table-cell table:number-columns-repeated="3"/>
          <table:table-cell table:style-name="ce52" office:value-type="string" calcext:value-type="string">
            <text:p>codeExterne</text:p>
          </table:table-cell>
          <table:table-cell table:style-name="ce52" office:value-type="string" calcext:value-type="string">
            <text:p>Code chez un tiers ou dans une autre base de données. </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NO_CODEEXT</text:p>
          </table:table-cell>
          <table:table-cell table:style-name="ce96" office:value-type="string" calcext:value-type="string">
            <text:p>VARCHAR(254)</text:p>
          </table:table-cell>
          <table:table-cell table:style-name="ce96"/>
          <table:table-cell table:style-name="ce96" table:formula="of:=IF([.H227]=&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27] &amp; &quot; &quot; &amp; [.L227] &amp; &quot; &quot; &amp; [.N227] &amp; &quot; &quot; &amp; [.T227] &amp; &quot;,&quot;" office:value-type="string" office:string-value="NO_CODEEXT VARCHAR(254)  ," calcext:value-type="string">
            <text:p>NO_CODEEXT VARCHAR(254) <text:s/>,</text:p>
          </table:table-cell>
          <table:table-cell/>
          <table:table-cell table:style-name="ce176"/>
          <table:table-cell table:number-columns-repeated="994"/>
        </table:table-row>
        <table:table-row table:style-name="ro1">
          <table:table-cell/>
          <table:table-cell table:style-name="ce40" office:value-type="string" calcext:value-type="string">
            <text:p>Doublon codeExterne ?</text:p>
          </table:table-cell>
          <table:table-cell/>
          <table:table-cell table:style-name="ce62" office:value-type="string" calcext:value-type="string">
            <text:p>nom</text:p>
          </table:table-cell>
          <table:table-cell table:style-name="ce14" office:value-type="string" calcext:value-type="string">
            <text:p>Nom du nœud (reprendre celui dans la base l'opérateur si il existe)</text:p>
          </table:table-cell>
          <table:table-cell table:style-name="ce104" office:value-type="string" calcext:value-type="string">
            <text:p>Texte</text:p>
          </table:table-cell>
          <table:table-cell table:style-name="ce14" office:value-type="string" calcext:value-type="string">
            <text:p>école xxx, carrefour xxx</text:p>
          </table:table-cell>
          <table:table-cell table:style-name="ce104"/>
          <table:table-cell/>
          <table:table-cell table:style-name="ce3"/>
          <table:table-cell table:style-name="ce3" office:value-type="string" calcext:value-type="string">
            <text:p>NO_NOM</text:p>
          </table:table-cell>
          <table:table-cell table:style-name="ce104" office:value-type="string" calcext:value-type="string">
            <text:p>VARCHAR(254)</text:p>
          </table:table-cell>
          <table:table-cell table:style-name="ce104"/>
          <table:table-cell table:style-name="ce104" table:formula="of:=IF([.H228]=&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28] &amp; &quot; &quot; &amp; [.L228] &amp; &quot; &quot; &amp; [.N228] &amp; &quot; &quot; &amp; [.T228] &amp; &quot;,&quot;" office:value-type="string" office:string-value="NO_NOM VARCHAR(254)  ," calcext:value-type="string">
            <text:p>NO_NOM VARCHAR(254) <text:s/>,</text:p>
          </table:table-cell>
          <table:table-cell/>
          <table:table-cell table:style-name="ce62" office:value-type="string" calcext:value-type="string">
            <text:p>nom</text:p>
          </table:table-cell>
          <table:table-cell/>
          <table:table-cell office:value-type="string" calcext:value-type="string">
            <text:p>NO_NOM</text:p>
          </table:table-cell>
          <table:table-cell table:number-columns-repeated="992"/>
        </table:table-row>
        <table:table-row table:style-name="ro5">
          <table:table-cell/>
          <table:table-cell table:style-name="ce39" office:value-type="string" calcext:value-type="string">
            <text:p>Laisser aux tables de spécialisation. </text:p>
          </table:table-cell>
          <table:table-cell/>
          <table:table-cell table:style-name="ce14" office:value-type="string" calcext:value-type="string">
            <text:p>adresseVoie</text:p>
          </table:table-cell>
          <table:table-cell table:style-name="ce14" office:value-type="string" calcext:value-type="string">
            <text:p>Adresse de la voie dans laquelle est implantée le nœud (notion utilisée pour la dénomination du nœud et non pour sa géolocalisation)</text:p>
          </table:table-cell>
          <table:table-cell table:style-name="ce104" office:value-type="string" calcext:value-type="string">
            <text:p>Texte</text:p>
          </table:table-cell>
          <table:table-cell table:style-name="ce14" office:value-type="string" calcext:value-type="string">
            <text:p>nom et repère de la voie</text:p>
          </table:table-cell>
          <table:table-cell table:style-name="ce104"/>
          <table:table-cell/>
          <table:table-cell table:style-name="ce3"/>
          <table:table-cell table:style-name="ce3" office:value-type="string" calcext:value-type="string">
            <text:p>NO_VOIE</text:p>
          </table:table-cell>
          <table:table-cell table:style-name="ce104" office:value-type="string" calcext:value-type="string">
            <text:p>VARCHAR(254)</text:p>
          </table:table-cell>
          <table:table-cell table:style-name="ce104"/>
          <table:table-cell table:style-name="ce104" table:formula="of:=IF([.H229]=&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29] &amp; &quot; &quot; &amp; [.L229] &amp; &quot; &quot; &amp; [.N229] &amp; &quot; &quot; &amp; [.T229] &amp; &quot;,&quot;" office:value-type="string" office:string-value="NO_VOIE VARCHAR(254)  ," calcext:value-type="string">
            <text:p>NO_VOIE VARCHAR(254) <text:s/>,</text:p>
          </table:table-cell>
          <table:table-cell/>
          <table:table-cell table:style-name="ce14" office:value-type="string" calcext:value-type="string">
            <text:p>adresseVoie</text:p>
          </table:table-cell>
          <table:table-cell/>
          <table:table-cell office:value-type="string" calcext:value-type="string">
            <text:p>NO_VOIE</text:p>
          </table:table-cell>
          <table:table-cell table:number-columns-repeated="992"/>
        </table:table-row>
        <table:table-row table:style-name="ro1">
          <table:table-cell/>
          <table:table-cell table:style-name="ce39" office:value-type="string" calcext:value-type="string">
            <text:p>Laisser aux tables de spécialisation. </text:p>
          </table:table-cell>
          <table:table-cell/>
          <table:table-cell table:style-name="ce14" office:value-type="string" calcext:value-type="string">
            <text:p>CodeCommune</text:p>
          </table:table-cell>
          <table:table-cell table:style-name="ce14" office:value-type="string" calcext:value-type="string">
            <text:p>Code INSEE de la commune sur laquelle se trouve le nœud</text:p>
          </table:table-cell>
          <table:table-cell table:style-name="ce104" office:value-type="string" calcext:value-type="string">
            <text:p>Texte</text:p>
          </table:table-cell>
          <table:table-cell table:style-name="ce14" office:value-type="string" calcext:value-type="string">
            <text:p>5 caractères numériques</text:p>
          </table:table-cell>
          <table:table-cell table:style-name="ce104"/>
          <table:table-cell/>
          <table:table-cell table:style-name="ce3"/>
          <table:table-cell table:style-name="ce3" office:value-type="string" calcext:value-type="string">
            <text:p>NO_C_INSEE</text:p>
          </table:table-cell>
          <table:table-cell table:style-name="ce100" office:value-type="string" calcext:value-type="string">
            <text:p>VARCHAR(6)</text:p>
          </table:table-cell>
          <table:table-cell table:style-name="ce104"/>
          <table:table-cell table:style-name="ce104" table:formula="of:=IF([.H230]=&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30] &amp; &quot; &quot; &amp; [.L230] &amp; &quot; &quot; &amp; [.N230] &amp; &quot; &quot; &amp; [.T230] &amp; &quot;,&quot;" office:value-type="string" office:string-value="NO_C_INSEE VARCHAR(6)  ," calcext:value-type="string">
            <text:p>NO_C_INSEE VARCHAR(6) <text:s/>,</text:p>
          </table:table-cell>
          <table:table-cell/>
          <table:table-cell table:style-name="ce14" office:value-type="string" calcext:value-type="string">
            <text:p>CodeCommune</text:p>
          </table:table-cell>
          <table:table-cell table:number-columns-repeated="994"/>
        </table:table-row>
        <table:table-row table:style-name="ro3">
          <table:table-cell/>
          <table:table-cell table:style-name="ce39" office:value-type="string" calcext:value-type="string">
            <text:p>Prévoir une liste. Inclure nœuds spécifiques Syane. </text:p>
          </table:table-cell>
          <table:table-cell/>
          <table:table-cell table:style-name="ce17" office:value-type="string" calcext:value-type="string">
            <text:p>type</text:p>
          </table:table-cell>
          <table:table-cell table:style-name="ce14" office:value-type="string" calcext:value-type="string">
            <text:p>Type du nœud (se déduit de la relation d'héritage)</text:p>
          </table:table-cell>
          <table:table-cell table:style-name="ce104" office:value-type="string" calcext:value-type="string">
            <text:p>Texte</text:p>
          </table:table-cell>
          <table:table-cell table:style-name="ce14" office:value-type="string" calcext:value-type="string">
            <text:p>- Point technique <text:s/>- Site d'émission - Site technique</text:p>
          </table:table-cell>
          <table:table-cell table:style-name="ce104"/>
          <table:table-cell/>
          <table:table-cell table:style-name="ce3"/>
          <table:table-cell table:style-name="ce3" office:value-type="string" calcext:value-type="string">
            <text:p>NO_TYPE</text:p>
          </table:table-cell>
          <table:table-cell table:style-name="ce104" office:value-type="string" calcext:value-type="string">
            <text:p>VARCHAR(254)</text:p>
          </table:table-cell>
          <table:table-cell table:style-name="ce104"/>
          <table:table-cell table:style-name="ce104" table:formula="of:=IF([.H231]=&quot;obligatoire&quot;;&quot;NOT NULL&quot;;&quot;&quot;)">
            <text:p/>
          </table:table-cell>
          <table:table-cell table:style-name="ce104" table:number-columns-repeated="5"/>
          <table:table-cell table:style-name="ce106"/>
          <table:table-cell table:style-name="ce176"/>
          <table:table-cell table:style-name="ce23" table:number-columns-repeated="2"/>
          <table:table-cell table:style-name="ce3"/>
          <table:table-cell table:style-name="ce23"/>
          <table:table-cell/>
          <table:table-cell table:style-name="ce185"/>
          <table:table-cell table:style-name="ce185" table:formula="of:=[.K231] &amp; &quot; &quot; &amp; [.L231] &amp; &quot; &quot; &amp; [.N231] &amp; &quot; &quot; &amp; [.T231] &amp; &quot;,&quot;" office:value-type="string" office:string-value="NO_TYPE VARCHAR(254)  ," calcext:value-type="string">
            <text:p>NO_TYPE VARCHAR(254) <text:s/>,</text:p>
          </table:table-cell>
          <table:table-cell/>
          <table:table-cell table:style-name="ce17" office:value-type="string" calcext:value-type="string">
            <text:p>type</text:p>
          </table:table-cell>
          <table:table-cell/>
          <table:table-cell office:value-type="string" calcext:value-type="string">
            <text:p>NO_TYPE</text:p>
          </table:table-cell>
          <table:table-cell table:style-name="Default" office:value-type="string" calcext:value-type="string">
            <text:p>NPS_TYPE</text:p>
          </table:table-cell>
          <table:table-cell table:number-columns-repeated="991"/>
        </table:table-row>
        <table:table-row table:style-name="ro5">
          <table:table-cell/>
          <table:table-cell table:style-name="ce39" office:value-type="string" calcext:value-type="string">
            <text:p>Laisser aux tables de spécialisation. </text:p>
          </table:table-cell>
          <table:table-cell/>
          <table:table-cell table:style-name="ce14" office:value-type="string" calcext:value-type="string">
            <text:p>etat</text:p>
          </table:table-cell>
          <table:table-cell table:style-name="ce14" office:value-type="string" calcext:value-type="string">
            <text:p>État du nœud</text:p>
          </table:table-cell>
          <table:table-cell table:style-name="ce104" office:value-type="string" calcext:value-type="string">
            <text:p>Texte</text:p>
          </table:table-cell>
          <table:table-cell table:style-name="ce15" office:value-type="string" calcext:value-type="string">
            <text:p><text:span text:style-name="T9">Suivant la classification &lt;Etat</text:span><text:span text:style-name="T10">Type&gt;</text:span></text:p>
          </table:table-cell>
          <table:table-cell table:style-name="ce104" office:value-type="string" calcext:value-type="string">
            <text:p>obligatoire</text:p>
          </table:table-cell>
          <table:table-cell/>
          <table:table-cell table:style-name="ce3"/>
          <table:table-cell table:style-name="ce3" office:value-type="string" calcext:value-type="string">
            <text:p>NO_ETAT</text:p>
          </table:table-cell>
          <table:table-cell table:style-name="ce113" office:value-type="string" calcext:value-type="string">
            <text:p>VARCHAR(254)</text:p>
          </table:table-cell>
          <table:table-cell table:style-name="ce104"/>
          <table:table-cell table:style-name="ce104" table:formula="of:=IF([.H232]=&quot;obligatoire&quot;;&quot;NOT NULL&quot;;&quot;&quot;)" office:value-type="string" office:string-value="NOT NULL" calcext:value-type="string">
            <text:p>NOT NULL</text:p>
          </table:table-cell>
          <table:table-cell table:style-name="ce104" table:number-columns-repeated="5"/>
          <table:table-cell table:style-name="ce173" office:value-type="string" calcext:value-type="string">
            <text:p>REFERENCES GRACE.L_ETAT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32] &amp; &quot; &quot; &amp; [.L232] &amp; &quot; &quot; &amp; [.N232] &amp; &quot; &quot; &amp; [.T232] &amp; &quot;,&quot;" office:value-type="string" office:string-value="NO_ETAT VARCHAR(254) NOT NULL REFERENCES GRACE.L_ETAT_TYPE (CODE)," calcext:value-type="string">
            <text:p>NO_ETAT VARCHAR(254) NOT NULL REFERENCES GRACE.L_ETAT_TYPE (CODE),</text:p>
          </table:table-cell>
          <table:table-cell/>
          <table:table-cell table:style-name="ce14" office:value-type="string" calcext:value-type="string">
            <text:p>etat</text:p>
          </table:table-cell>
          <table:table-cell/>
          <table:table-cell office:value-type="string" calcext:value-type="string">
            <text:p>NO_ETAT</text:p>
          </table:table-cell>
          <table:table-cell office:value-type="string" calcext:value-type="string">
            <text:p>NPS_ETAT</text:p>
          </table:table-cell>
          <table:table-cell table:number-columns-repeated="991"/>
        </table:table-row>
        <table:table-row table:style-name="ro5">
          <table:table-cell/>
          <table:table-cell table:style-name="ce41" office:value-type="string" calcext:value-type="string">
            <text:p>Supprimer ? </text:p>
          </table:table-cell>
          <table:table-cell/>
          <table:table-cell table:style-name="ce14" office:value-type="string" calcext:value-type="string">
            <text:p>occupation</text:p>
          </table:table-cell>
          <table:table-cell table:style-name="ce14" office:value-type="string" calcext:value-type="string">
            <text:p>Occupation du nœud</text:p>
          </table:table-cell>
          <table:table-cell table:style-name="ce104" office:value-type="string" calcext:value-type="string">
            <text:p>Texte</text:p>
          </table:table-cell>
          <table:table-cell table:style-name="ce15" office:value-type="string" calcext:value-type="string">
            <text:p><text:span text:style-name="T9">Suivant la classification &lt;Occupation</text:span><text:span text:style-name="T10">Type&gt;</text:span></text:p>
          </table:table-cell>
          <table:table-cell table:style-name="ce104"/>
          <table:table-cell/>
          <table:table-cell table:style-name="ce3"/>
          <table:table-cell table:style-name="ce3" office:value-type="string" calcext:value-type="string">
            <text:p>NO_OCCP</text:p>
          </table:table-cell>
          <table:table-cell table:style-name="ce113" office:value-type="string" calcext:value-type="string">
            <text:p>VARCHAR(254)</text:p>
          </table:table-cell>
          <table:table-cell table:style-name="ce104"/>
          <table:table-cell table:style-name="ce104" table:formula="of:=IF([.H233]=&quot;obligatoire&quot;;&quot;NOT NULL&quot;;&quot;&quot;)">
            <text:p/>
          </table:table-cell>
          <table:table-cell table:style-name="ce104" table:number-columns-repeated="5"/>
          <table:table-cell table:style-name="ce173" office:value-type="string" calcext:value-type="string">
            <text:p>REFERENCES GRACE.L_OCCUPATION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33] &amp; &quot; &quot; &amp; [.L233] &amp; &quot; &quot; &amp; [.N233] &amp; &quot; &quot; &amp; [.T233] &amp; &quot;,&quot;" office:value-type="string" office:string-value="NO_OCCP VARCHAR(254)  REFERENCES GRACE.L_OCCUPATION_TYPE (CODE)," calcext:value-type="string">
            <text:p>NO_OCCP VARCHAR(254) <text:s/>REFERENCES GRACE.L_OCCUPATION_TYPE (CODE),</text:p>
          </table:table-cell>
          <table:table-cell/>
          <table:table-cell table:style-name="ce14" office:value-type="string" calcext:value-type="string">
            <text:p>occupation</text:p>
          </table:table-cell>
          <table:table-cell/>
          <table:table-cell office:value-type="string" calcext:value-type="string">
            <text:p>NO_OCCP</text:p>
          </table:table-cell>
          <table:table-cell table:number-columns-repeated="992"/>
        </table:table-row>
        <table:table-row table:style-name="ro4">
          <table:table-cell/>
          <table:table-cell table:style-name="ce41" office:value-type="string" calcext:value-type="string">
            <text:p>On supprime ? Si quelqu'un a besoin de ça, il peut faire une vue. </text:p>
          </table:table-cell>
          <table:table-cell/>
          <table:table-cell table:style-name="ce17" office:value-type="string" calcext:value-type="string">
            <text:p>typeLogique</text:p>
          </table:table-cell>
          <table:table-cell table:style-name="ce14" office:value-type="string" calcext:value-type="string">
            <text:p>Type logique du nœud (calculé)</text:p>
            <text:p>usage pour une chambre</text:p>
            <text:p>type pour un local technique</text:p>
            <text:p>système pour un site d'émission</text:p>
          </table:table-cell>
          <table:table-cell table:style-name="ce104" office:value-type="string" calcext:value-type="string">
            <text:p>Texte</text:p>
          </table:table-cell>
          <table:table-cell table:style-name="ce14"/>
          <table:table-cell table:style-name="ce104"/>
          <table:table-cell/>
          <table:table-cell table:style-name="ce3"/>
          <table:table-cell table:style-name="ce3" office:value-type="string" calcext:value-type="string">
            <text:p>NO_TYPE_LQ</text:p>
          </table:table-cell>
          <table:table-cell table:style-name="ce104" office:value-type="string" calcext:value-type="string">
            <text:p>VARCHAR(254)</text:p>
          </table:table-cell>
          <table:table-cell table:style-name="ce104"/>
          <table:table-cell table:style-name="ce104" table:formula="of:=IF([.H234]=&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34] &amp; &quot; &quot; &amp; [.L234] &amp; &quot; &quot; &amp; [.N234] &amp; &quot; &quot; &amp; [.T234] &amp; &quot;,&quot;" office:value-type="string" office:string-value="NO_TYPE_LQ VARCHAR(254)  ," calcext:value-type="string">
            <text:p>NO_TYPE_LQ VARCHAR(254) <text:s/>,</text:p>
          </table:table-cell>
          <table:table-cell/>
          <table:table-cell table:style-name="ce17" office:value-type="string" calcext:value-type="string">
            <text:p>typeLogique</text:p>
          </table:table-cell>
          <table:table-cell/>
          <table:table-cell office:value-type="string" calcext:value-type="string">
            <text:p>NO_TYPE_LQ</text:p>
          </table:table-cell>
          <table:table-cell table:number-columns-repeated="992"/>
        </table:table-row>
        <table:table-row table:style-name="ro4">
          <table:table-cell/>
          <table:table-cell table:style-name="ce41" office:value-type="string" calcext:value-type="string">
            <text:p>On supprime ? Si quelqu'un a besoin de ça, il peut faire une vue. </text:p>
          </table:table-cell>
          <table:table-cell/>
          <table:table-cell table:style-name="ce17" office:value-type="string" calcext:value-type="string">
            <text:p>typePhysique</text:p>
          </table:table-cell>
          <table:table-cell table:style-name="ce14" office:value-type="string" calcext:value-type="string">
            <text:p>Type physique du nœud (calculé)</text:p>
            <text:p>type pour une chambre</text:p>
            <text:p>hébergement pour un local technique</text:p>
            <text:p>code ANFR pour  un site d'émission</text:p>
          </table:table-cell>
          <table:table-cell table:style-name="ce104" office:value-type="string" calcext:value-type="string">
            <text:p>Texte</text:p>
          </table:table-cell>
          <table:table-cell table:style-name="ce14"/>
          <table:table-cell table:style-name="ce104"/>
          <table:table-cell/>
          <table:table-cell table:style-name="ce3"/>
          <table:table-cell table:style-name="ce3" office:value-type="string" calcext:value-type="string">
            <text:p>NO_TYPE_PH</text:p>
          </table:table-cell>
          <table:table-cell table:style-name="ce104" office:value-type="string" calcext:value-type="string">
            <text:p>VARCHAR(254)</text:p>
          </table:table-cell>
          <table:table-cell table:style-name="ce104"/>
          <table:table-cell table:style-name="ce104" table:formula="of:=IF([.H235]=&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35] &amp; &quot; &quot; &amp; [.L235] &amp; &quot; &quot; &amp; [.N235] &amp; &quot; &quot; &amp; [.T235] &amp; &quot;,&quot;" office:value-type="string" office:string-value="NO_TYPE_PH VARCHAR(254)  ," calcext:value-type="string">
            <text:p>NO_TYPE_PH VARCHAR(254) <text:s/>,</text:p>
          </table:table-cell>
          <table:table-cell/>
          <table:table-cell table:style-name="ce17" office:value-type="string" calcext:value-type="string">
            <text:p>typePhysique</text:p>
          </table:table-cell>
          <table:table-cell/>
          <table:table-cell office:value-type="string" calcext:value-type="string">
            <text:p>NO_TYPE_PH</text:p>
          </table:table-cell>
          <table:table-cell table:number-columns-repeated="992"/>
        </table:table-row>
        <table:table-row table:style-name="ro5">
          <table:table-cell/>
          <table:table-cell table:style-name="ce39" office:value-type="string" calcext:value-type="string">
            <text:p>Laisser aux tables de spécialisation. Remplacer par un booléen verrouillé O/N ? </text:p>
          </table:table-cell>
          <table:table-cell/>
          <table:table-cell table:style-name="ce14" office:value-type="string" calcext:value-type="string">
            <text:p>accessibilité</text:p>
          </table:table-cell>
          <table:table-cell table:style-name="ce14" office:value-type="string" calcext:value-type="string">
            <text:p>Accessibilité du nœud</text:p>
          </table:table-cell>
          <table:table-cell table:style-name="ce104" office:value-type="string" calcext:value-type="string">
            <text:p>Texte</text:p>
          </table:table-cell>
          <table:table-cell table:style-name="ce15" office:value-type="string" calcext:value-type="string">
            <text:p><text:span text:style-name="T9">Suivant la classification &lt;Accessibilite</text:span><text:span text:style-name="T10">Type&gt;</text:span></text:p>
          </table:table-cell>
          <table:table-cell table:style-name="ce104"/>
          <table:table-cell/>
          <table:table-cell table:style-name="ce3"/>
          <table:table-cell table:style-name="ce3" office:value-type="string" calcext:value-type="string">
            <text:p>NO_ACCESS</text:p>
          </table:table-cell>
          <table:table-cell table:style-name="ce104" office:value-type="string" calcext:value-type="string">
            <text:p>VARCHAR(10)</text:p>
          </table:table-cell>
          <table:table-cell table:style-name="ce104"/>
          <table:table-cell table:style-name="ce104" table:formula="of:=IF([.H236]=&quot;obligatoire&quot;;&quot;NOT NULL&quot;;&quot;&quot;)">
            <text:p/>
          </table:table-cell>
          <table:table-cell table:style-name="ce104" table:number-columns-repeated="5"/>
          <table:table-cell table:style-name="ce172" office:value-type="string" calcext:value-type="string">
            <text:p>REFERENCES GRACE.L_ACCESSIBILITE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36] &amp; &quot; &quot; &amp; [.L236] &amp; &quot; &quot; &amp; [.N236] &amp; &quot; &quot; &amp; [.T236] &amp; &quot;,&quot;" office:value-type="string" office:string-value="NO_ACCESS VARCHAR(10)  REFERENCES GRACE.L_ACCESSIBILITE_TYPE (CODE)," calcext:value-type="string">
            <text:p>NO_ACCESS VARCHAR(10) <text:s/>REFERENCES GRACE.L_ACCESSIBILITE_TYPE (CODE),</text:p>
          </table:table-cell>
          <table:table-cell/>
          <table:table-cell table:style-name="ce14" office:value-type="string" calcext:value-type="string">
            <text:p>accessibilité</text:p>
          </table:table-cell>
          <table:table-cell/>
          <table:table-cell office:value-type="string" calcext:value-type="string">
            <text:p>NO_ACCESS</text:p>
          </table:table-cell>
          <table:table-cell table:number-columns-repeated="992"/>
        </table:table-row>
        <table:table-row table:style-name="ro3">
          <table:table-cell/>
          <table:table-cell table:style-name="ce39" office:value-type="string" calcext:value-type="string">
            <text:p>Laisser aux tables de spécialisation. </text:p>
          </table:table-cell>
          <table:table-cell/>
          <table:table-cell table:style-name="ce14" office:value-type="string" calcext:value-type="string">
            <text:p>hauteur</text:p>
          </table:table-cell>
          <table:table-cell table:style-name="ce14" office:value-type="string" calcext:value-type="string">
            <text:p>Hauteur du nœud en mètre entre le sol et la base de l'infrastructure (réseau en façade ou aérien) </text:p>
          </table:table-cell>
          <table:table-cell table:style-name="ce104" office:value-type="string" calcext:value-type="string">
            <text:p>Entier</text:p>
          </table:table-cell>
          <table:table-cell table:style-name="ce14"/>
          <table:table-cell table:style-name="ce104"/>
          <table:table-cell/>
          <table:table-cell table:style-name="ce3"/>
          <table:table-cell table:style-name="ce3" office:value-type="string" calcext:value-type="string">
            <text:p>NO_HAUT</text:p>
          </table:table-cell>
          <table:table-cell table:style-name="ce104" office:value-type="string" calcext:value-type="string">
            <text:p>NUMERIC</text:p>
          </table:table-cell>
          <table:table-cell table:style-name="ce104"/>
          <table:table-cell table:style-name="ce104" table:formula="of:=IF([.H237]=&quot;obligatoire&quot;;&quot;NOT NULL&quot;;&quot;&quot;)">
            <text:p/>
          </table:table-cell>
          <table:table-cell table:style-name="ce104" table:number-columns-repeated="5"/>
          <table:table-cell table:style-name="ce175"/>
          <table:table-cell table:style-name="ce176"/>
          <table:table-cell table:style-name="ce23" table:number-columns-repeated="2"/>
          <table:table-cell table:style-name="ce3"/>
          <table:table-cell table:style-name="ce23"/>
          <table:table-cell/>
          <table:table-cell table:style-name="ce185"/>
          <table:table-cell table:style-name="ce185" table:formula="of:=[.K237] &amp; &quot; &quot; &amp; [.L237] &amp; &quot; &quot; &amp; [.N237] &amp; &quot; &quot; &amp; [.T237] &amp; &quot;,&quot;" office:value-type="string" office:string-value="NO_HAUT NUMERIC  ," calcext:value-type="string">
            <text:p>NO_HAUT NUMERIC <text:s/>,</text:p>
          </table:table-cell>
          <table:table-cell/>
          <table:table-cell table:style-name="ce14" office:value-type="string" calcext:value-type="string">
            <text:p>hauteur</text:p>
          </table:table-cell>
          <table:table-cell/>
          <table:table-cell office:value-type="string" calcext:value-type="string">
            <text:p>NO_HAUT</text:p>
          </table:table-cell>
          <table:table-cell table:number-columns-repeated="992"/>
        </table:table-row>
        <table:table-row table:style-name="ro3">
          <table:table-cell/>
          <table:table-cell table:style-name="ce39" office:value-type="string" calcext:value-type="string">
            <text:p>Laisser aux tables de spécialisation. </text:p>
          </table:table-cell>
          <table:table-cell/>
          <table:table-cell table:style-name="ce48" office:value-type="string" calcext:value-type="string">
            <text:p>detection</text:p>
          </table:table-cell>
          <table:table-cell table:style-name="ce48" office:value-type="string" calcext:value-type="string">
            <text:p>Technologie de detection si utilisée (fil traceur émettant un signal électromagnétique, ...). </text:p>
          </table:table-cell>
          <table:table-cell table:style-name="ce93" office:value-type="string" calcext:value-type="string">
            <text:p>Texte</text:p>
          </table:table-cell>
          <table:table-cell table:style-name="ce48" office:value-type="string" calcext:value-type="string">
            <text:p>Suivant la classification</text:p>
            <text:p>&lt;Detection&gt; </text:p>
          </table:table-cell>
          <table:table-cell table:style-name="ce143"/>
          <table:table-cell/>
          <table:table-cell table:style-name="ce3"/>
          <table:table-cell table:style-name="ce55" office:value-type="string" calcext:value-type="string">
            <text:p>NO_DETECTION</text:p>
          </table:table-cell>
          <table:table-cell table:style-name="ce93" office:value-type="string" calcext:value-type="string">
            <text:p>VARCHAR(254)</text:p>
          </table:table-cell>
          <table:table-cell table:style-name="ce93"/>
          <table:table-cell table:style-name="ce93" table:formula="of:=IF([.H238]=&quot;obligatoire&quot;;&quot;NOT NULL&quot;;&quot;&quot;)">
            <text:p/>
          </table:table-cell>
          <table:table-cell table:style-name="ce93" table:number-columns-repeated="5"/>
          <table:table-cell table:style-name="ce106"/>
          <table:table-cell table:style-name="ce176"/>
          <table:table-cell table:style-name="ce23" table:number-columns-repeated="2"/>
          <table:table-cell table:style-name="ce3"/>
          <table:table-cell table:style-name="ce23"/>
          <table:table-cell/>
          <table:table-cell table:style-name="ce185"/>
          <table:table-cell table:style-name="ce185" table:formula="of:=[.K238] &amp; &quot; &quot; &amp; [.L238] &amp; &quot; &quot; &amp; [.N238] &amp; &quot; &quot; &amp; [.T238] &amp; &quot;,&quot;" office:value-type="string" office:string-value="NO_DETECTION VARCHAR(254)  ," calcext:value-type="string">
            <text:p>NO_DETECTION VARCHAR(254) <text:s/>,</text:p>
          </table:table-cell>
          <table:table-cell/>
          <table:table-cell table:style-name="ce48"/>
          <table:table-cell/>
          <table:table-cell table:style-name="ce55"/>
          <table:table-cell table:number-columns-repeated="992"/>
        </table:table-row>
        <table:table-row table:style-name="ro5">
          <table:table-cell table:number-columns-repeated="3"/>
          <table:table-cell table:style-name="ce14" office:value-type="string" calcext:value-type="string">
            <text:p>technologiePresente</text:p>
          </table:table-cell>
          <table:table-cell table:style-name="ce14" office:value-type="string" calcext:value-type="string">
            <text:p>Liste des technologies présentes</text:p>
            <text:p>(1 à 5 occurrences)</text:p>
          </table:table-cell>
          <table:table-cell table:style-name="ce104" office:value-type="string" calcext:value-type="string">
            <text:p>Liste (1..5)</text:p>
          </table:table-cell>
          <table:table-cell table:style-name="ce15" office:value-type="string" calcext:value-type="string">
            <text:p><text:span text:style-name="T9">Suivant la classification &lt;Technologie</text:span><text:span text:style-name="T10">Type&gt;</text:span></text:p>
          </table:table-cell>
          <table:table-cell table:style-name="ce104"/>
          <table:table-cell/>
          <table:table-cell table:style-name="ce3"/>
          <table:table-cell table:style-name="ce3" office:value-type="string" calcext:value-type="string">
            <text:p>NO_TYPE_EP</text:p>
          </table:table-cell>
          <table:table-cell table:style-name="ce104" office:value-type="string" calcext:value-type="string">
            <text:p>VARCHAR (10)</text:p>
          </table:table-cell>
          <table:table-cell table:style-name="ce104"/>
          <table:table-cell table:style-name="ce104" table:formula="of:=IF([.H239]=&quot;obligatoire&quot;;&quot;NOT NULL&quot;;&quot;&quot;)">
            <text:p/>
          </table:table-cell>
          <table:table-cell table:style-name="ce104" table:number-columns-repeated="5"/>
          <table:table-cell table:style-name="ce173" office:value-type="string" calcext:value-type="string">
            <text:p>REFERENCES GRACE.L_TECHNOLOGIE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39] &amp; &quot; &quot; &amp; [.L239] &amp; &quot; &quot; &amp; [.N239] &amp; &quot; &quot; &amp; [.T239] &amp; &quot;,&quot;" office:value-type="string" office:string-value="NO_TYPE_EP VARCHAR (10)  REFERENCES GRACE.L_TECHNOLOGIE_TYPE (CODE)," calcext:value-type="string">
            <text:p>NO_TYPE_EP VARCHAR (10) <text:s/>REFERENCES GRACE.L_TECHNOLOGIE_TYPE (CODE),</text:p>
          </table:table-cell>
          <table:table-cell/>
          <table:table-cell table:style-name="ce14" office:value-type="string" calcext:value-type="string">
            <text:p>technologiePresente</text:p>
          </table:table-cell>
          <table:table-cell/>
          <table:table-cell office:value-type="string" calcext:value-type="string">
            <text:p>TYPE_EP</text:p>
          </table:table-cell>
          <table:table-cell table:number-columns-repeated="992"/>
        </table:table-row>
        <table:table-row table:style-name="ro1">
          <table:table-cell/>
          <table:table-cell table:style-name="ce39" office:value-type="string" calcext:value-type="string">
            <text:p>Laisser aux tables de spécialisation. </text:p>
          </table:table-cell>
          <table:table-cell/>
          <table:table-cell table:style-name="ce14" office:value-type="string" calcext:value-type="string">
            <text:p>dateInstallation</text:p>
          </table:table-cell>
          <table:table-cell table:style-name="ce14" office:value-type="string" calcext:value-type="string">
            <text:p>Date d'installation du nœud </text:p>
          </table:table-cell>
          <table:table-cell table:style-name="ce104" office:value-type="string" calcext:value-type="string">
            <text:p>Date</text:p>
          </table:table-cell>
          <table:table-cell table:style-name="ce14"/>
          <table:table-cell table:style-name="ce104"/>
          <table:table-cell/>
          <table:table-cell table:style-name="ce3"/>
          <table:table-cell table:style-name="ce3" office:value-type="string" calcext:value-type="string">
            <text:p>NO_DATEINS</text:p>
          </table:table-cell>
          <table:table-cell table:style-name="ce104" office:value-type="string" calcext:value-type="string">
            <text:p>DATE</text:p>
          </table:table-cell>
          <table:table-cell table:style-name="ce104"/>
          <table:table-cell table:style-name="ce104" table:formula="of:=IF([.H240]=&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40] &amp; &quot; &quot; &amp; [.L240] &amp; &quot; &quot; &amp; [.N240] &amp; &quot; &quot; &amp; [.T240] &amp; &quot;,&quot;" office:value-type="string" office:string-value="NO_DATEINS DATE  ," calcext:value-type="string">
            <text:p>NO_DATEINS DATE <text:s/>,</text:p>
          </table:table-cell>
          <table:table-cell/>
          <table:table-cell table:style-name="ce14" office:value-type="string" calcext:value-type="string">
            <text:p>dateInstallation</text:p>
          </table:table-cell>
          <table:table-cell/>
          <table:table-cell office:value-type="string" calcext:value-type="string">
            <text:p>DATE_INST</text:p>
          </table:table-cell>
          <table:table-cell table:number-columns-repeated="992"/>
        </table:table-row>
        <table:table-row table:style-name="ro16">
          <table:table-cell/>
          <table:table-cell table:style-name="ce39" office:value-type="string" calcext:value-type="string">
            <text:p>Laisser aux tables de spécialisation. </text:p>
          </table:table-cell>
          <table:table-cell/>
          <table:table-cell table:style-name="ce14" office:value-type="string" calcext:value-type="string">
            <text:p>proprietaire</text:p>
          </table:table-cell>
          <table:table-cell table:style-name="ce14" office:value-type="string" calcext:value-type="string">
            <text:p>Propriétaire du noeud</text:p>
          </table:table-cell>
          <table:table-cell table:style-name="ce100" office:value-type="string" calcext:value-type="string">
            <text:p>Texte</text:p>
          </table:table-cell>
          <table:table-cell table:style-name="ce129" office:value-type="string" calcext:value-type="string">
            <text:p>Suivant la classification <text:s/>&lt;OrganismeCode&gt;</text:p>
          </table:table-cell>
          <table:table-cell table:style-name="ce104" office:value-type="string" calcext:value-type="string">
            <text:p>obligatoire</text:p>
          </table:table-cell>
          <table:table-cell/>
          <table:table-cell table:style-name="ce3"/>
          <table:table-cell table:style-name="ce3" office:value-type="string" calcext:value-type="string">
            <text:p>NO_PRO</text:p>
          </table:table-cell>
          <table:table-cell office:value-type="string" calcext:value-type="string">
            <text:p>VARCHAR(20)</text:p>
          </table:table-cell>
          <table:table-cell table:style-name="ce100"/>
          <table:table-cell table:style-name="ce100" table:formula="of:=IF([.H241]=&quot;obligatoire&quot;;&quot;NOT NULL&quot;;&quot;&quot;)" office:value-type="string" office:string-value="NOT NULL" calcext:value-type="string">
            <text:p>NOT NULL</text:p>
          </table:table-cell>
          <table:table-cell table:style-name="ce100"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41] &amp; &quot; &quot; &amp; [.L241] &amp; &quot; &quot; &amp; [.N241] &amp; &quot; &quot; &amp; [.T241] &amp; &quot;,&quot;" office:value-type="string" office:string-value="NO_PRO VARCHAR(20) NOT NULL REFERENCES GRACE.ORGANISME (OR_CODE)," calcext:value-type="string">
            <text:p>NO_PRO VARCHAR(20) NOT NULL REFERENCES GRACE.ORGANISME (OR_CODE),</text:p>
          </table:table-cell>
          <table:table-cell/>
          <table:table-cell table:style-name="ce14" office:value-type="string" calcext:value-type="string">
            <text:p>proprietaire</text:p>
          </table:table-cell>
          <table:table-cell/>
          <table:table-cell office:value-type="string" calcext:value-type="string">
            <text:p>NO_PRO</text:p>
          </table:table-cell>
          <table:table-cell office:value-type="string" calcext:value-type="string">
            <text:p>NPS_PROP</text:p>
          </table:table-cell>
          <table:table-cell table:number-columns-repeated="991"/>
        </table:table-row>
        <table:table-row table:style-name="ro16">
          <table:table-cell/>
          <table:table-cell table:style-name="ce39" office:value-type="string" calcext:value-type="string">
            <text:p>Laisser aux tables de spécialisation. </text:p>
          </table:table-cell>
          <table:table-cell/>
          <table:table-cell table:style-name="ce14" office:value-type="string" calcext:value-type="string">
            <text:p>gestionnaire</text:p>
          </table:table-cell>
          <table:table-cell table:style-name="ce14" office:value-type="string" calcext:value-type="string">
            <text:p>Gestionnaire du noeud</text:p>
          </table:table-cell>
          <table:table-cell table:style-name="ce100" office:value-type="string" calcext:value-type="string">
            <text:p>Texte</text:p>
          </table:table-cell>
          <table:table-cell table:style-name="ce129" office:value-type="string" calcext:value-type="string">
            <text:p>Suivant la classification <text:s/>&lt;OrganismeCode&gt;</text:p>
          </table:table-cell>
          <table:table-cell table:style-name="ce100" office:value-type="string" calcext:value-type="string">
            <text:p>obligatoire</text:p>
          </table:table-cell>
          <table:table-cell/>
          <table:table-cell table:style-name="ce3"/>
          <table:table-cell table:style-name="ce3" office:value-type="string" calcext:value-type="string">
            <text:p>NO_GEST</text:p>
          </table:table-cell>
          <table:table-cell office:value-type="string" calcext:value-type="string">
            <text:p>VARCHAR(20)</text:p>
          </table:table-cell>
          <table:table-cell table:style-name="ce100"/>
          <table:table-cell table:style-name="ce100" table:formula="of:=IF([.H242]=&quot;obligatoire&quot;;&quot;NOT NULL&quot;;&quot;&quot;)" office:value-type="string" office:string-value="NOT NULL" calcext:value-type="string">
            <text:p>NOT NULL</text:p>
          </table:table-cell>
          <table:table-cell table:style-name="ce100"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42] &amp; &quot; &quot; &amp; [.L242] &amp; &quot; &quot; &amp; [.N242] &amp; &quot; &quot; &amp; [.T242] &amp; &quot;,&quot;" office:value-type="string" office:string-value="NO_GEST VARCHAR(20) NOT NULL REFERENCES GRACE.ORGANISME (OR_CODE)," calcext:value-type="string">
            <text:p>NO_GEST VARCHAR(20) NOT NULL REFERENCES GRACE.ORGANISME (OR_CODE),</text:p>
          </table:table-cell>
          <table:table-cell/>
          <table:table-cell table:style-name="ce14" office:value-type="string" calcext:value-type="string">
            <text:p>gestionnaire</text:p>
          </table:table-cell>
          <table:table-cell/>
          <table:table-cell office:value-type="string" calcext:value-type="string">
            <text:p>NO_GEST</text:p>
          </table:table-cell>
          <table:table-cell office:value-type="string" calcext:value-type="string">
            <text:p>NPS_GEST</text:p>
          </table:table-cell>
          <table:table-cell table:number-columns-repeated="991"/>
        </table:table-row>
        <table:table-row table:style-name="ro16">
          <table:table-cell/>
          <table:table-cell table:style-name="ce39" office:value-type="string" calcext:value-type="string">
            <text:p>Laisser aux tables de spécialisation. </text:p>
          </table:table-cell>
          <table:table-cell/>
          <table:table-cell table:style-name="ce14" office:value-type="string" calcext:value-type="string">
            <text:p>utilisateur</text:p>
          </table:table-cell>
          <table:table-cell table:style-name="ce14" office:value-type="string" calcext:value-type="string">
            <text:p>Utilisateur du fourreau</text:p>
          </table:table-cell>
          <table:table-cell table:style-name="ce100" office:value-type="string" calcext:value-type="string">
            <text:p>Texte</text:p>
          </table:table-cell>
          <table:table-cell table:style-name="ce129" office:value-type="string" calcext:value-type="string">
            <text:p>Suivant la classification <text:s/>&lt;OrganismeCode&gt;</text:p>
          </table:table-cell>
          <table:table-cell table:style-name="ce104"/>
          <table:table-cell/>
          <table:table-cell table:style-name="ce3"/>
          <table:table-cell table:style-name="ce3" office:value-type="string" calcext:value-type="string">
            <text:p>NO_USER</text:p>
          </table:table-cell>
          <table:table-cell table:style-name="ce100" office:value-type="string" calcext:value-type="string">
            <text:p>VARCHAR(254)</text:p>
          </table:table-cell>
          <table:table-cell table:style-name="ce100"/>
          <table:table-cell table:style-name="ce100" table:formula="of:=IF([.H243]=&quot;obligatoire&quot;;&quot;NOT NULL&quot;;&quot;&quot;)">
            <text:p/>
          </table:table-cell>
          <table:table-cell table:style-name="ce100"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43] &amp; &quot; &quot; &amp; [.L243] &amp; &quot; &quot; &amp; [.N243] &amp; &quot; &quot; &amp; [.T243] &amp; &quot;,&quot;" office:value-type="string" office:string-value="NO_USER VARCHAR(254)  REFERENCES GRACE.ORGANISME (OR_CODE)," calcext:value-type="string">
            <text:p>NO_USER VARCHAR(254) <text:s/>REFERENCES GRACE.ORGANISME (OR_CODE),</text:p>
          </table:table-cell>
          <table:table-cell/>
          <table:table-cell table:style-name="ce14" office:value-type="string" calcext:value-type="string">
            <text:p>utilisateur</text:p>
          </table:table-cell>
          <table:table-cell table:number-columns-repeated="994"/>
        </table:table-row>
        <table:table-row table:style-name="ro1">
          <table:table-cell table:number-columns-repeated="3"/>
          <table:table-cell table:style-name="ce14" office:value-type="string" calcext:value-type="string">
            <text:p>commentaire</text:p>
          </table:table-cell>
          <table:table-cell table:style-name="ce14" office:value-type="string" calcext:value-type="string">
            <text:p>Commentaires</text:p>
          </table:table-cell>
          <table:table-cell table:style-name="ce104" office:value-type="string" calcext:value-type="string">
            <text:p>Texte</text:p>
          </table:table-cell>
          <table:table-cell table:style-name="ce14"/>
          <table:table-cell table:style-name="ce104"/>
          <table:table-cell/>
          <table:table-cell table:style-name="ce3"/>
          <table:table-cell table:style-name="ce3" office:value-type="string" calcext:value-type="string">
            <text:p>NO_COMMENT</text:p>
          </table:table-cell>
          <table:table-cell table:style-name="ce104" office:value-type="string" calcext:value-type="string">
            <text:p>VARCHAR(254)</text:p>
          </table:table-cell>
          <table:table-cell table:style-name="ce104"/>
          <table:table-cell table:style-name="ce104" table:formula="of:=IF([.H244]=&quot;obligatoire&quot;;&quot;NOT NULL&quot;;&quot;&quot;)">
            <text:p/>
          </table:table-cell>
          <table:table-cell table:style-name="ce10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44] &amp; &quot; &quot; &amp; [.L244] &amp; &quot; &quot; &amp; [.N244] &amp; &quot; &quot; &amp; [.T244] &amp; &quot;,&quot;" office:value-type="string" office:string-value="NO_COMMENT VARCHAR(254)  ," calcext:value-type="string">
            <text:p>NO_COMMENT VARCHAR(254) <text:s/>,</text:p>
          </table:table-cell>
          <table:table-cell/>
          <table:table-cell table:style-name="ce14" office:value-type="string" calcext:value-type="string">
            <text:p>commentaire</text:p>
          </table:table-cell>
          <table:table-cell/>
          <table:table-cell office:value-type="string" calcext:value-type="string">
            <text:p>COMMENT</text:p>
          </table:table-cell>
          <table:table-cell table:number-columns-repeated="992"/>
        </table:table-row>
        <table:table-row table:style-name="ro3">
          <table:table-cell/>
          <table:table-cell table:style-name="ce41" office:value-type="string" calcext:value-type="string">
            <text:p>A renvoyer vers la table Document ?</text:p>
          </table:table-cell>
          <table:table-cell/>
          <table:table-cell table:style-name="ce63" office:value-type="string" calcext:value-type="string">
            <text:p>refPhoto</text:p>
          </table:table-cell>
          <table:table-cell table:style-name="ce63" office:value-type="string" calcext:value-type="string">
            <text:p>Référence du fichier ou du répertoire contenant la/les photos du nœud</text:p>
          </table:table-cell>
          <table:table-cell table:style-name="ce113" office:value-type="string" calcext:value-type="string">
            <text:p>Texte</text:p>
          </table:table-cell>
          <table:table-cell table:style-name="ce63"/>
          <table:table-cell table:style-name="ce113"/>
          <table:table-cell/>
          <table:table-cell table:style-name="ce3"/>
          <table:table-cell table:style-name="ce3" office:value-type="string" calcext:value-type="string">
            <text:p>NO_PHOTO</text:p>
          </table:table-cell>
          <table:table-cell table:style-name="ce113" office:value-type="string" calcext:value-type="string">
            <text:p>VARCHAR(254)</text:p>
          </table:table-cell>
          <table:table-cell table:style-name="ce113"/>
          <table:table-cell table:style-name="ce113" table:formula="of:=IF([.H245]=&quot;obligatoire&quot;;&quot;NOT NULL&quot;;&quot;&quot;)">
            <text:p/>
          </table:table-cell>
          <table:table-cell table:style-name="ce11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45] &amp; &quot; &quot; &amp; [.L245] &amp; &quot; &quot; &amp; [.N245] &amp; &quot; &quot; &amp; [.T245] &amp; &quot;,&quot;" office:value-type="string" office:string-value="NO_PHOTO VARCHAR(254)  ," calcext:value-type="string">
            <text:p>NO_PHOTO VARCHAR(254) <text:s/>,</text:p>
          </table:table-cell>
          <table:table-cell/>
          <table:table-cell table:style-name="ce63" office:value-type="string" calcext:value-type="string">
            <text:p>refPhoto</text:p>
          </table:table-cell>
          <table:table-cell/>
          <table:table-cell office:value-type="string" calcext:value-type="string">
            <text:p>NO_PHOTO</text:p>
          </table:table-cell>
          <table:table-cell table:number-columns-repeated="992"/>
        </table:table-row>
        <table:table-row table:style-name="ro3">
          <table:table-cell/>
          <table:table-cell table:style-name="ce39" office:value-type="string" calcext:value-type="string">
            <text:p>Laisser aux tables de spécialisation. </text:p>
          </table:table-cell>
          <table:table-cell/>
          <table:table-cell table:style-name="ce55" office:value-type="string" calcext:value-type="string">
            <text:p>Statut</text:p>
          </table:table-cell>
          <table:table-cell table:style-name="ce55" office:value-type="string" calcext:value-type="string">
            <text:p>Phase d'avancement (SI, APS, APD, DOE)</text:p>
          </table:table-cell>
          <table:table-cell table:style-name="ce99" office:value-type="string" calcext:value-type="string">
            <text:p>Texte</text:p>
          </table:table-cell>
          <table:table-cell table:style-name="ce11" office:value-type="string" calcext:value-type="string">
            <text:p>Suivant la classification</text:p>
            <text:p>&lt;Statut&gt;</text:p>
          </table:table-cell>
          <table:table-cell table:style-name="ce99" office:value-type="string" calcext:value-type="string">
            <text:p>obligatoire</text:p>
          </table:table-cell>
          <table:table-cell/>
          <table:table-cell table:style-name="ce3"/>
          <table:table-cell table:style-name="ce55" office:value-type="string" calcext:value-type="string">
            <text:p>NO_STATUT</text:p>
          </table:table-cell>
          <table:table-cell table:style-name="ce99" office:value-type="string" calcext:value-type="string">
            <text:p>VARCHAR(254)</text:p>
          </table:table-cell>
          <table:table-cell table:style-name="ce99"/>
          <table:table-cell table:style-name="ce99" table:formula="of:=IF([.H246]=&quot;obligatoire&quot;;&quot;NOT NULL&quot;;&quot;&quot;)" office:value-type="string" office:string-value="NOT NULL" calcext:value-type="string">
            <text:p>NOT NULL</text:p>
          </table:table-cell>
          <table:table-cell table:style-name="ce99" table:number-columns-repeated="5"/>
          <table:table-cell table:style-name="ce118" office:value-type="string" calcext:value-type="string">
            <text:p>REFERENCES GRACE.L_STATU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46] &amp; &quot; &quot; &amp; [.L246] &amp; &quot; &quot; &amp; [.N246] &amp; &quot; &quot; &amp; [.T246] &amp; &quot;,&quot;" office:value-type="string" office:string-value="NO_STATUT VARCHAR(254) NOT NULL REFERENCES GRACE.L_STATUT (CODE)," calcext:value-type="string">
            <text:p>NO_STATUT VARCHAR(254) NOT NULL REFERENCES GRACE.L_STATUT (CODE),</text:p>
          </table:table-cell>
          <table:table-cell/>
          <table:table-cell table:style-name="ce176"/>
          <table:table-cell table:number-columns-repeated="2"/>
          <table:table-cell office:value-type="string" calcext:value-type="string">
            <text:p>NPS_STATUT</text:p>
          </table:table-cell>
          <table:table-cell table:number-columns-repeated="991"/>
        </table:table-row>
        <table:table-row table:style-name="ro5">
          <table:table-cell/>
          <table:table-cell table:style-name="ce40" office:value-type="string" calcext:value-type="string">
            <text:p>Fusion avec ETAT ?</text:p>
          </table:table-cell>
          <table:table-cell/>
          <table:table-cell table:style-name="ce55" office:value-type="string" calcext:value-type="string">
            <text:p>avancement</text:p>
          </table:table-cell>
          <table:table-cell table:style-name="ce55" office:value-type="string" calcext:value-type="string">
            <text:p>Existant, A créer, Travaux, En service, Hors service, Abandonné</text:p>
          </table:table-cell>
          <table:table-cell table:style-name="ce99" office:value-type="string" calcext:value-type="string">
            <text:p>Texte</text:p>
          </table:table-cell>
          <table:table-cell table:style-name="ce55" office:value-type="string" calcext:value-type="string">
            <text:p>Suivant la classification</text:p>
            <text:p>&lt;Avancement&gt;</text:p>
            <text:p/>
          </table:table-cell>
          <table:table-cell table:style-name="ce99" office:value-type="string" calcext:value-type="string">
            <text:p>obligatoire</text:p>
          </table:table-cell>
          <table:table-cell/>
          <table:table-cell table:style-name="ce3"/>
          <table:table-cell table:style-name="ce55" office:value-type="string" calcext:value-type="string">
            <text:p>NO_AVCMNT</text:p>
          </table:table-cell>
          <table:table-cell table:style-name="ce99" office:value-type="string" calcext:value-type="string">
            <text:p>VARCHAR(254)</text:p>
          </table:table-cell>
          <table:table-cell table:style-name="ce99"/>
          <table:table-cell table:style-name="ce99" table:formula="of:=IF([.H247]=&quot;obligatoire&quot;;&quot;NOT NULL&quot;;&quot;&quot;)" office:value-type="string" office:string-value="NOT NULL" calcext:value-type="string">
            <text:p>NOT NULL</text:p>
          </table:table-cell>
          <table:table-cell table:style-name="ce99" table:number-columns-repeated="5"/>
          <table:table-cell table:style-name="ce106"/>
          <table:table-cell table:style-name="ce176"/>
          <table:table-cell table:style-name="ce23" table:number-columns-repeated="2"/>
          <table:table-cell table:style-name="ce3"/>
          <table:table-cell table:style-name="ce23"/>
          <table:table-cell/>
          <table:table-cell table:style-name="ce185"/>
          <table:table-cell table:style-name="ce185" table:formula="of:=[.K247] &amp; &quot; &quot; &amp; [.L247] &amp; &quot; &quot; &amp; [.N247] &amp; &quot; &quot; &amp; [.T247] &amp; &quot;,&quot;" office:value-type="string" office:string-value="NO_AVCMNT VARCHAR(254) NOT NULL ," calcext:value-type="string">
            <text:p>NO_AVCMNT VARCHAR(254) NOT NULL ,</text:p>
          </table:table-cell>
          <table:table-cell/>
          <table:table-cell table:style-name="ce176"/>
          <table:table-cell table:number-columns-repeated="994"/>
        </table:table-row>
        <table:table-row table:style-name="ro1">
          <table:table-cell/>
          <table:table-cell table:style-name="ce39" office:value-type="string" calcext:value-type="string">
            <text:p>Laisser aux tables de spécialisation. </text:p>
          </table:table-cell>
          <table:table-cell/>
          <table:table-cell table:style-name="ce48" office:value-type="string" calcext:value-type="string">
            <text:p>dateMS</text:p>
          </table:table-cell>
          <table:table-cell table:style-name="ce48" office:value-type="string" calcext:value-type="string">
            <text:p>Date de mise en service</text:p>
          </table:table-cell>
          <table:table-cell table:style-name="ce93" office:value-type="string" calcext:value-type="string">
            <text:p>Date</text:p>
          </table:table-cell>
          <table:table-cell table:style-name="ce48"/>
          <table:table-cell table:style-name="ce143"/>
          <table:table-cell/>
          <table:table-cell table:style-name="ce3"/>
          <table:table-cell table:style-name="ce55" office:value-type="string" calcext:value-type="string">
            <text:p>NO_DATEMS</text:p>
          </table:table-cell>
          <table:table-cell table:style-name="ce93" office:value-type="string" calcext:value-type="string">
            <text:p>Date</text:p>
          </table:table-cell>
          <table:table-cell table:style-name="ce93"/>
          <table:table-cell table:style-name="ce93" table:formula="of:=IF([.H248]=&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48] &amp; &quot; &quot; &amp; [.L248] &amp; &quot; &quot; &amp; [.N248] &amp; &quot; &quot; &amp; [.T248] &amp; &quot;,&quot;" office:value-type="string" office:string-value="NO_DATEMS Date  ," calcext:value-type="string">
            <text:p>NO_DATEMS Date <text:s/>,</text:p>
          </table:table-cell>
          <table:table-cell/>
          <table:table-cell table:style-name="ce176"/>
          <table:table-cell table:number-columns-repeated="994"/>
        </table:table-row>
        <table:table-row table:style-name="ro5">
          <table:table-cell table:number-columns-repeated="3"/>
          <table:table-cell table:style-name="ce11" office:value-type="string" calcext:value-type="string">
            <text:p>qualiteGeolocalisation</text:p>
          </table:table-cell>
          <table:table-cell table:style-name="ce55" office:value-type="string" calcext:value-type="string">
            <text:p>Qualité de la géolocalisation</text:p>
          </table:table-cell>
          <table:table-cell table:style-name="ce99" office:value-type="string" calcext:value-type="string">
            <text:p>Texte</text:p>
          </table:table-cell>
          <table:table-cell table:style-name="ce55" office:value-type="string" calcext:value-type="string">
            <text:p>Suivant classification QualiteGeolocalisationType</text:p>
          </table:table-cell>
          <table:table-cell table:style-name="ce99" office:value-type="string" calcext:value-type="string">
            <text:p>obligatoire</text:p>
          </table:table-cell>
          <table:table-cell/>
          <table:table-cell table:style-name="ce3"/>
          <table:table-cell table:style-name="ce11" office:value-type="string" calcext:value-type="string">
            <text:p>NO_QLTGEOL</text:p>
          </table:table-cell>
          <table:table-cell table:style-name="ce99" office:value-type="string" calcext:value-type="string">
            <text:p>VARCHAR(254)</text:p>
          </table:table-cell>
          <table:table-cell table:style-name="ce99"/>
          <table:table-cell table:style-name="ce99" table:formula="of:=IF([.H249]=&quot;obligatoire&quot;;&quot;NOT NULL&quot;;&quot;&quot;)" office:value-type="string" office:string-value="NOT NULL" calcext:value-type="string">
            <text:p>NOT NULL</text:p>
          </table:table-cell>
          <table:table-cell table:style-name="ce99" table:number-columns-repeated="5"/>
          <table:table-cell table:style-name="ce106"/>
          <table:table-cell table:style-name="ce176"/>
          <table:table-cell table:style-name="ce23" table:number-columns-repeated="2"/>
          <table:table-cell table:style-name="ce3"/>
          <table:table-cell table:style-name="ce23"/>
          <table:table-cell/>
          <table:table-cell table:style-name="ce185"/>
          <table:table-cell table:style-name="ce185" table:formula="of:=[.K249] &amp; &quot; &quot; &amp; [.L249] &amp; &quot; &quot; &amp; [.N249] &amp; &quot; &quot; &amp; [.T249] &amp; &quot;,&quot;" office:value-type="string" office:string-value="NO_QLTGEOL VARCHAR(254) NOT NULL ," calcext:value-type="string">
            <text:p>NO_QLTGEOL VARCHAR(254) NOT NULL ,</text:p>
          </table:table-cell>
          <table:table-cell/>
          <table:table-cell table:style-name="ce176"/>
          <table:table-cell table:number-columns-repeated="994"/>
        </table:table-row>
        <table:table-row table:style-name="ro1">
          <table:table-cell table:number-columns-repeated="3"/>
          <table:table-cell table:style-name="ce11" office:value-type="string" calcext:value-type="string">
            <text:p>sourceGeolocalisation</text:p>
          </table:table-cell>
          <table:table-cell table:style-name="ce55" office:value-type="string" calcext:value-type="string">
            <text:p>Source de la géolocalisation</text:p>
          </table:table-cell>
          <table:table-cell table:style-name="ce99" office:value-type="string" calcext:value-type="string">
            <text:p>Texte</text:p>
          </table:table-cell>
          <table:table-cell table:style-name="ce55"/>
          <table:table-cell table:style-name="ce99" office:value-type="string" calcext:value-type="string">
            <text:p>obligatoire</text:p>
          </table:table-cell>
          <table:table-cell/>
          <table:table-cell table:style-name="ce3"/>
          <table:table-cell table:style-name="ce11" office:value-type="string" calcext:value-type="string">
            <text:p>NO_SRCGEOL</text:p>
          </table:table-cell>
          <table:table-cell table:style-name="ce99" office:value-type="string" calcext:value-type="string">
            <text:p>VARCHAR(254)</text:p>
          </table:table-cell>
          <table:table-cell table:style-name="ce99"/>
          <table:table-cell table:style-name="ce99" table:formula="of:=IF([.H250]=&quot;obligatoire&quot;;&quot;NOT NULL&quot;;&quot;&quot;)" office:value-type="string" office:string-value="NOT NULL" calcext:value-type="string">
            <text:p>NOT NULL</text:p>
          </table:table-cell>
          <table:table-cell table:style-name="ce9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50] &amp; &quot; &quot; &amp; [.L250] &amp; &quot; &quot; &amp; [.N250] &amp; &quot; &quot; &amp; [.T250] &amp; &quot;,&quot;" office:value-type="string" office:string-value="NO_SRCGEOL VARCHAR(254) NOT NULL ," calcext:value-type="string">
            <text:p>NO_SRCGEOL VARCHAR(254) NOT NULL ,</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NO_CREADAT</text:p>
          </table:table-cell>
          <table:table-cell table:style-name="ce96" office:value-type="string" calcext:value-type="string">
            <text:p>DATE</text:p>
          </table:table-cell>
          <table:table-cell table:style-name="ce96"/>
          <table:table-cell table:style-name="ce96" table:formula="of:=IF([.H251]=&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51] &amp; &quot; &quot; &amp; [.L251] &amp; &quot; &quot; &amp; [.N251] &amp; &quot; &quot; &amp; [.T251] &amp; &quot;,&quot;" office:value-type="string" office:string-value="NO_CREADAT DATE  ," calcext:value-type="string">
            <text:p>NO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NO_MAJDATE</text:p>
          </table:table-cell>
          <table:table-cell table:style-name="ce96" office:value-type="string" calcext:value-type="string">
            <text:p>DATE</text:p>
          </table:table-cell>
          <table:table-cell table:style-name="ce96"/>
          <table:table-cell table:style-name="ce96" table:formula="of:=IF([.H252]=&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52] &amp; &quot; &quot; &amp; [.L252] &amp; &quot; &quot; &amp; [.N252] &amp; &quot; &quot; &amp; [.T252] &amp; &quot;,&quot;" office:value-type="string" office:string-value="NO_MAJDATE DATE  ," calcext:value-type="string">
            <text:p>NO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NO_MAJSRC</text:p>
          </table:table-cell>
          <table:table-cell table:style-name="ce96" office:value-type="string" calcext:value-type="string">
            <text:p>VARCHAR(254)</text:p>
          </table:table-cell>
          <table:table-cell table:style-name="ce96"/>
          <table:table-cell table:style-name="ce96" table:formula="of:=IF([.H253]=&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53] &amp; &quot; &quot; &amp; [.L253] &amp; &quot; &quot; &amp; [.N253] &amp; &quot; &quot; &amp; [.T253] &amp; &quot;,&quot;" office:value-type="string" office:string-value="NO_MAJSRC VARCHAR(254)  ," calcext:value-type="string">
            <text:p>NO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NO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54] &amp; &quot; &quot; &amp; [.L254] &amp; &quot; &quot; &amp; [.N254] &amp; &quot; &quot; &amp; [.T254] &amp; &quot;,&quot;" office:value-type="string" office:string-value="NO_ABDDATE DATE  ," calcext:value-type="string">
            <text:p>NO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NO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55] &amp; &quot; &quot; &amp; [.L255] &amp; &quot; &quot; &amp; [.N255] &amp; &quot; &quot; &amp; [.T255] &amp; &quot;,&quot;" office:value-type="string" office:string-value="NO_ABDSRC VARCHAR(254)  ," calcext:value-type="string">
            <text:p>NO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3" table:number-columns-repeated="2"/>
          <table:table-cell table:number-columns-repeated="2"/>
          <table:table-cell table:formula="of:=IF([.H256]=&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224] &amp; &quot;);&quot;" office:value-type="string" office:string-value="CONSTRAINT &quot;NOEUD_PK&quot; PRIMARY KEY (ID));" calcext:value-type="string">
            <text:p>CONSTRAINT "NOEUD_PK" PRIMARY KEY (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table-cell table:style-name="ce90" table:formula="of:=IF([.H257]=&quot;obligatoire&quot;;&quot;NOT NULL&quot;;&quot;&quot;)">
            <text:p/>
          </table:table-cell>
          <table:table-cell table:style-name="ce9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table-cell office:value-type="string" calcext:value-type="string">
            <text:p>Largeur intérieure, long int, haut int (dans L_PTECHTYPE?)</text:p>
          </table:table-cell>
          <table:table-cell table:style-name="ce3" office:value-type="string" calcext:value-type="string">
            <text:p>PointTechnique</text:p>
          </table:table-cell>
          <table:table-cell table:style-name="ce64" office:value-type="string" calcext:value-type="string">
            <text:p>id</text:p>
          </table:table-cell>
          <table:table-cell table:style-name="ce64" office:value-type="string" calcext:value-type="string">
            <text:p>Identifiant généré automatiquement</text:p>
          </table:table-cell>
          <table:table-cell table:style-name="ce101" office:value-type="string" calcext:value-type="string">
            <text:p>INTEGER automatique</text:p>
          </table:table-cell>
          <table:table-cell table:style-name="ce132"/>
          <table:table-cell table:style-name="ce101" office:value-type="string" calcext:value-type="string">
            <text:p>Propre à chaque base</text:p>
          </table:table-cell>
          <table:table-cell/>
          <table:table-cell table:style-name="ce3" office:value-type="string" calcext:value-type="string">
            <text:p>PTECH</text:p>
          </table:table-cell>
          <table:table-cell table:style-name="ce64" office:value-type="string" calcext:value-type="string">
            <text:p>PT_ID</text:p>
          </table:table-cell>
          <table:table-cell table:style-name="ce101" office:value-type="string" calcext:value-type="string">
            <text:p>INTEGER</text:p>
          </table:table-cell>
          <table:table-cell table:style-name="ce101"/>
          <table:table-cell table:style-name="ce101" table:formula="of:=IF([.H258]=&quot;obligatoire&quot;;&quot;NOT NULL&quot;;&quot;&quot;)">
            <text:p/>
          </table:table-cell>
          <table:table-cell table:style-name="ce101"/>
          <table:table-cell table:style-name="ce125" table:formula="of:= &quot;CONSTRAINT &quot;&quot;&quot; &amp; [.J258] &amp; &quot;_PK&quot;&quot; PRIMARY KEY (&quot; &amp; [.K258] &amp; &quot;)&quot;" office:value-type="string" office:string-value="CONSTRAINT &quot;PTECH_PK&quot; PRIMARY KEY (PT_ID)" calcext:value-type="string">
            <text:p>CONSTRAINT "PTECH_PK" PRIMARY KEY (PT_ID)</text:p>
          </table:table-cell>
          <table:table-cell table:style-name="ce10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258] &amp; &quot;(&quot;" office:value-type="string" office:string-value="CREATE TABLE PTECH(" calcext:value-type="string">
            <text:p>CREATE TABLE PTECH(</text:p>
          </table:table-cell>
          <table:table-cell table:style-name="ce185" table:formula="of:=[.K258] &amp; &quot; &quot; &amp; [.L258] &amp; &quot; &quot; &amp; [.N258] &amp; &quot; &quot; &amp; [.T258] &amp; &quot;,&quot;" office:value-type="string" office:string-value="PT_ID INTEGER  ," calcext:value-type="string">
            <text:p>PT_ID INTEGER <text:s/>,</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PointTechnique</text:p>
          </table:table-cell>
          <table:table-cell table:style-name="ce48" office:value-type="string" calcext:value-type="string">
            <text:p>Code du point technique</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PT_CODE</text:p>
          </table:table-cell>
          <table:table-cell table:style-name="ce93" office:value-type="string" calcext:value-type="string">
            <text:p>VARCHAR(254)</text:p>
          </table:table-cell>
          <table:table-cell table:style-name="ce93"/>
          <table:table-cell table:style-name="ce93" table:formula="of:=IF([.H259]=&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59] &amp; &quot; &quot; &amp; [.L259] &amp; &quot; &quot; &amp; [.N259] &amp; &quot; &quot; &amp; [.T259] &amp; &quot;,&quot;" office:value-type="string" office:string-value="PT_CODE VARCHAR(254) NOT NULL ," calcext:value-type="string">
            <text:p>PT_CODE VARCHAR(254) NOT NULL ,</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codePointTechnique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PT_CODEEXT</text:p>
          </table:table-cell>
          <table:table-cell table:style-name="ce93" office:value-type="string" calcext:value-type="string">
            <text:p>Varchar(254)</text:p>
          </table:table-cell>
          <table:table-cell table:style-name="ce93"/>
          <table:table-cell table:style-name="ce93" table:formula="of:=IF([.H260]=&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60] &amp; &quot; &quot; &amp; [.L260] &amp; &quot; &quot; &amp; [.N260] &amp; &quot; &quot; &amp; [.T260] &amp; &quot;,&quot;" office:value-type="string" office:string-value="PT_CODEEXT Varchar(254)  ," calcext:value-type="string">
            <text:p>PT_CODEEXT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etiquette</text:p>
          </table:table-cell>
          <table:table-cell table:style-name="ce48"/>
          <table:table-cell table:style-name="ce93"/>
          <table:table-cell table:style-name="ce48"/>
          <table:table-cell table:style-name="ce143"/>
          <table:table-cell/>
          <table:table-cell table:style-name="ce3"/>
          <table:table-cell table:style-name="ce55" office:value-type="string" calcext:value-type="string">
            <text:p>PT_ETIQUET</text:p>
          </table:table-cell>
          <table:table-cell table:style-name="ce93" office:value-type="string" calcext:value-type="string">
            <text:p>VARCHAR(254)</text:p>
          </table:table-cell>
          <table:table-cell table:style-name="ce93"/>
          <table:table-cell table:style-name="ce93" table:formula="of:=IF([.H261]=&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61] &amp; &quot; &quot; &amp; [.L261] &amp; &quot; &quot; &amp; [.N261] &amp; &quot; &quot; &amp; [.T261] &amp; &quot;,&quot;" office:value-type="string" office:string-value="PT_ETIQUET VARCHAR(254)  ," calcext:value-type="string">
            <text:p>PT_ETIQUET VARCHAR(254) <text:s/>,</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Noeud</text:p>
          </table:table-cell>
          <table:table-cell table:style-name="ce48" office:value-type="string" calcext:value-type="string">
            <text:p>Code noeud</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PT_NO_CODE</text:p>
          </table:table-cell>
          <table:table-cell table:style-name="ce93" office:value-type="string" calcext:value-type="string">
            <text:p>VARCHAR(254)</text:p>
          </table:table-cell>
          <table:table-cell table:style-name="ce93"/>
          <table:table-cell table:style-name="ce93" table:formula="of:=IF([.H262]=&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62] &amp; &quot; &quot; &amp; [.L262] &amp; &quot; &quot; &amp; [.N262] &amp; &quot; &quot; &amp; [.T262] &amp; &quot;,&quot;" office:value-type="string" office:string-value="PT_NO_CODE VARCHAR(254) NOT NULL ," calcext:value-type="string">
            <text:p>PT_NO_CODE VARCHAR(254) NOT NULL ,</text:p>
          </table:table-cell>
          <table:table-cell/>
          <table:table-cell table:style-name="ce176"/>
          <table:table-cell table:number-columns-repeated="994"/>
        </table:table-row>
        <table:table-row table:style-name="ro11">
          <table:table-cell table:number-columns-repeated="3"/>
          <table:table-cell table:style-name="ce65" office:value-type="string" calcext:value-type="string">
            <text:p>usage</text:p>
          </table:table-cell>
          <table:table-cell table:style-name="ce65" office:value-type="string" calcext:value-type="string">
            <text:p>Usage du point technique</text:p>
          </table:table-cell>
          <table:table-cell table:style-name="ce114" office:value-type="string" calcext:value-type="string">
            <text:p>Texte</text:p>
          </table:table-cell>
          <table:table-cell table:style-name="ce136" office:value-type="string" calcext:value-type="string">
            <text:p><text:span text:style-name="T7">Suivant la classification &lt;UsagePtech</text:span><text:span text:style-name="T8">Type&gt;</text:span></text:p>
          </table:table-cell>
          <table:table-cell table:style-name="ce114" office:value-type="string" calcext:value-type="string">
            <text:p>obligatoire</text:p>
          </table:table-cell>
          <table:table-cell/>
          <table:table-cell table:style-name="ce3"/>
          <table:table-cell table:style-name="ce12" office:value-type="string" calcext:value-type="string">
            <text:p>PT_USAGE</text:p>
          </table:table-cell>
          <table:table-cell table:style-name="ce114" office:value-type="string" calcext:value-type="string">
            <text:p>VARCHAR(1)</text:p>
          </table:table-cell>
          <table:table-cell table:style-name="ce114"/>
          <table:table-cell table:style-name="ce114" table:formula="of:=IF([.H263]=&quot;obligatoire&quot;;&quot;NOT NULL&quot;;&quot;&quot;)" office:value-type="string" office:string-value="NOT NULL" calcext:value-type="string">
            <text:p>NOT NULL</text:p>
          </table:table-cell>
          <table:table-cell table:style-name="ce114" table:number-columns-repeated="5"/>
          <table:table-cell table:style-name="ce173" office:value-type="string" calcext:value-type="string">
            <text:p>REFERENCES GRACE.L_PTECH_USAGE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63] &amp; &quot; &quot; &amp; [.L263] &amp; &quot; &quot; &amp; [.N263] &amp; &quot; &quot; &amp; [.T263] &amp; &quot;,&quot;" office:value-type="string" office:string-value="PT_USAGE VARCHAR(1) NOT NULL REFERENCES GRACE.L_PTECH_USAGE_TYPE (CODE)," calcext:value-type="string">
            <text:p>PT_USAGE VARCHAR(1) NOT NULL REFERENCES GRACE.L_PTECH_USAGE_TYPE (CODE),</text:p>
          </table:table-cell>
          <table:table-cell/>
          <table:table-cell table:style-name="ce176"/>
          <table:table-cell table:number-columns-repeated="994"/>
        </table:table-row>
        <table:table-row table:style-name="ro11">
          <table:table-cell table:number-columns-repeated="3"/>
          <table:table-cell table:style-name="ce65" office:value-type="string" calcext:value-type="string">
            <text:p>type</text:p>
          </table:table-cell>
          <table:table-cell table:style-name="ce65" office:value-type="string" calcext:value-type="string">
            <text:p>Type de point technique</text:p>
          </table:table-cell>
          <table:table-cell table:style-name="ce114" office:value-type="string" calcext:value-type="string">
            <text:p>Texte</text:p>
          </table:table-cell>
          <table:table-cell table:style-name="ce136" office:value-type="string" calcext:value-type="string">
            <text:p><text:span text:style-name="T7">Suivant la classification &lt;Ptech</text:span><text:span text:style-name="T8">Type&gt;</text:span></text:p>
          </table:table-cell>
          <table:table-cell table:style-name="ce114" office:value-type="string" calcext:value-type="string">
            <text:p>obligatoire</text:p>
          </table:table-cell>
          <table:table-cell/>
          <table:table-cell table:style-name="ce3"/>
          <table:table-cell table:style-name="ce12" office:value-type="string" calcext:value-type="string">
            <text:p>PT_TYPE</text:p>
          </table:table-cell>
          <table:table-cell table:style-name="ce114" office:value-type="string" calcext:value-type="string">
            <text:p>VARCHAR(20)</text:p>
          </table:table-cell>
          <table:table-cell table:style-name="ce114"/>
          <table:table-cell table:style-name="ce114" table:formula="of:=IF([.H264]=&quot;obligatoire&quot;;&quot;NOT NULL&quot;;&quot;&quot;)" office:value-type="string" office:string-value="NOT NULL" calcext:value-type="string">
            <text:p>NOT NULL</text:p>
          </table:table-cell>
          <table:table-cell table:style-name="ce114" table:number-columns-repeated="5"/>
          <table:table-cell table:style-name="ce173" office:value-type="string" calcext:value-type="string">
            <text:p>REFERENCES GRACE.L_PTECH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64] &amp; &quot; &quot; &amp; [.L264] &amp; &quot; &quot; &amp; [.N264] &amp; &quot; &quot; &amp; [.T264] &amp; &quot;,&quot;" office:value-type="string" office:string-value="PT_TYPE VARCHAR(20) NOT NULL REFERENCES GRACE.L_PTECH_TYPE (CODE)," calcext:value-type="string">
            <text:p>PT_TYPE VARCHAR(20) NOT NULL REFERENCES GRACE.L_PTECH_TYPE (CODE),</text:p>
          </table:table-cell>
          <table:table-cell/>
          <table:table-cell table:style-name="ce176"/>
          <table:table-cell table:number-columns-repeated="994"/>
        </table:table-row>
        <table:table-row table:style-name="ro1">
          <table:table-cell table:number-columns-repeated="3"/>
          <table:table-cell table:style-name="ce65" office:value-type="string" calcext:value-type="string">
            <text:p>securise</text:p>
          </table:table-cell>
          <table:table-cell table:style-name="ce65" office:value-type="string" calcext:value-type="string">
            <text:p>Le point technique est-il sécurisé ? </text:p>
          </table:table-cell>
          <table:table-cell table:style-name="ce114" office:value-type="string" calcext:value-type="string">
            <text:p>BOOLEAN</text:p>
          </table:table-cell>
          <table:table-cell table:style-name="ce136"/>
          <table:table-cell table:style-name="ce114"/>
          <table:table-cell/>
          <table:table-cell table:style-name="ce3"/>
          <table:table-cell table:style-name="ce12" office:value-type="string" calcext:value-type="string">
            <text:p>PT_SECU</text:p>
          </table:table-cell>
          <table:table-cell table:style-name="ce114" office:value-type="string" calcext:value-type="string">
            <text:p>BOOLEAN</text:p>
          </table:table-cell>
          <table:table-cell table:style-name="ce114"/>
          <table:table-cell table:style-name="ce114" table:formula="of:=IF([.H265]=&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65] &amp; &quot; &quot; &amp; [.L265] &amp; &quot; &quot; &amp; [.N265] &amp; &quot; &quot; &amp; [.T265] &amp; &quot;,&quot;" office:value-type="string" office:string-value="PT_SECU BOOLEAN  ," calcext:value-type="string">
            <text:p>PT_SECU BOOLEAN <text:s/>,</text:p>
          </table:table-cell>
          <table:table-cell/>
          <table:table-cell table:style-name="ce176"/>
          <table:table-cell table:number-columns-repeated="994"/>
        </table:table-row>
        <table:table-row table:style-name="ro1">
          <table:table-cell/>
          <table:table-cell table:style-name="ce40" office:value-type="string" calcext:value-type="string">
            <text:p>A revoir</text:p>
          </table:table-cell>
          <table:table-cell/>
          <table:table-cell table:style-name="ce65" office:value-type="string" calcext:value-type="string">
            <text:p>capaciteLignes</text:p>
          </table:table-cell>
          <table:table-cell table:style-name="ce65" office:value-type="string" calcext:value-type="string">
            <text:p>Capacité en nombre de lignes dans le cas d'un PBO</text:p>
          </table:table-cell>
          <table:table-cell table:style-name="ce114"/>
          <table:table-cell table:style-name="ce136"/>
          <table:table-cell table:style-name="ce114"/>
          <table:table-cell/>
          <table:table-cell table:style-name="ce3"/>
          <table:table-cell table:style-name="ce12" office:value-type="string" calcext:value-type="string">
            <text:p>PT_LIGNES</text:p>
          </table:table-cell>
          <table:table-cell table:style-name="ce114" office:value-type="string" calcext:value-type="string">
            <text:p>INTEGER</text:p>
          </table:table-cell>
          <table:table-cell table:style-name="ce114"/>
          <table:table-cell table:style-name="ce114" table:formula="of:=IF([.H266]=&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66] &amp; &quot; &quot; &amp; [.L266] &amp; &quot; &quot; &amp; [.N266] &amp; &quot; &quot; &amp; [.T266] &amp; &quot;,&quot;" office:value-type="string" office:string-value="PT_LIGNES INTEGER  ," calcext:value-type="string">
            <text:p>PT_LIGNES INTEGER <text:s/>,</text:p>
          </table:table-cell>
          <table:table-cell/>
          <table:table-cell table:style-name="ce176"/>
          <table:table-cell table:number-columns-repeated="994"/>
        </table:table-row>
        <table:table-row table:style-name="ro3">
          <table:table-cell/>
          <table:table-cell table:style-name="ce41" office:value-type="string" calcext:value-type="string">
            <text:p>A renvoyer vers la table Document ? CLE : Document</text:p>
          </table:table-cell>
          <table:table-cell/>
          <table:table-cell table:style-name="ce65" office:value-type="string" calcext:value-type="string">
            <text:p>refPhoto</text:p>
          </table:table-cell>
          <table:table-cell table:style-name="ce65" office:value-type="string" calcext:value-type="string">
            <text:p>Référence du fichier ou du répertoire contenant la/les photos de l'élément de branchement passif</text:p>
          </table:table-cell>
          <table:table-cell table:style-name="ce114" office:value-type="string" calcext:value-type="string">
            <text:p>Texte</text:p>
          </table:table-cell>
          <table:table-cell table:style-name="ce136"/>
          <table:table-cell table:style-name="ce114"/>
          <table:table-cell/>
          <table:table-cell table:style-name="ce3"/>
          <table:table-cell table:style-name="ce12" office:value-type="string" calcext:value-type="string">
            <text:p>PT_PHOTO</text:p>
          </table:table-cell>
          <table:table-cell table:style-name="ce114" office:value-type="string" calcext:value-type="string">
            <text:p>VARCHAR(254)</text:p>
          </table:table-cell>
          <table:table-cell table:style-name="ce114"/>
          <table:table-cell table:style-name="ce114" table:formula="of:=IF([.H267]=&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67] &amp; &quot; &quot; &amp; [.L267] &amp; &quot; &quot; &amp; [.N267] &amp; &quot; &quot; &amp; [.T267] &amp; &quot;,&quot;" office:value-type="string" office:string-value="PT_PHOTO VARCHAR(254)  ," calcext:value-type="string">
            <text:p>PT_PHOTO VARCHAR(254) <text:s/>,</text:p>
          </table:table-cell>
          <table:table-cell/>
          <table:table-cell table:style-name="ce176"/>
          <table:table-cell table:number-columns-repeated="994"/>
        </table:table-row>
        <table:table-row table:style-name="ro3">
          <table:table-cell/>
          <table:table-cell office:value-type="string" calcext:value-type="string">
            <text:p>Ajout suite COPIL</text:p>
          </table:table-cell>
          <table:table-cell/>
          <table:table-cell table:style-name="ce66" office:value-type="string" calcext:value-type="string">
            <text:p>rotation</text:p>
          </table:table-cell>
          <table:table-cell table:style-name="ce79" office:value-type="string" calcext:value-type="string">
            <text:p>Angle en degrés dans le sens retrograde (aiguilles d'une montre) à partir du Nord. </text:p>
          </table:table-cell>
          <table:table-cell table:style-name="ce115" office:value-type="string" calcext:value-type="string">
            <text:p>numeric</text:p>
          </table:table-cell>
          <table:table-cell table:style-name="ce137"/>
          <table:table-cell table:style-name="ce115"/>
          <table:table-cell/>
          <table:table-cell table:style-name="ce3"/>
          <table:table-cell table:style-name="ce44" office:value-type="string" calcext:value-type="string">
            <text:p>PT_ROTATIO</text:p>
          </table:table-cell>
          <table:table-cell table:style-name="ce115" office:value-type="string" calcext:value-type="string">
            <text:p>NUMERIC(5,2)</text:p>
          </table:table-cell>
          <table:table-cell table:style-name="ce115"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68] &amp; &quot; &quot; &amp; [.L268] &amp; &quot; &quot; &amp; [.N268] &amp; &quot; &quot; &amp; [.T268] &amp; &quot;,&quot;" office:value-type="string" office:string-value="PT_ROTATIO NUMERIC(5,2)  ," calcext:value-type="string">
            <text:p>PT_ROTATIO NUMERIC(5,2) <text:s/>,</text:p>
          </table:table-cell>
          <table:table-cell/>
          <table:table-cell table:style-name="ce176"/>
          <table:table-cell table:number-columns-repeated="2"/>
          <table:table-cell table:style-name="ce65"/>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PT_CREADAT</text:p>
          </table:table-cell>
          <table:table-cell table:style-name="ce96" office:value-type="string" calcext:value-type="string">
            <text:p>DATE</text:p>
          </table:table-cell>
          <table:table-cell table:style-name="ce96"/>
          <table:table-cell table:style-name="ce96" table:formula="of:=IF([.H269]=&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69] &amp; &quot; &quot; &amp; [.L269] &amp; &quot; &quot; &amp; [.N269] &amp; &quot; &quot; &amp; [.T269] &amp; &quot;,&quot;" office:value-type="string" office:string-value="PT_CREADAT DATE  ," calcext:value-type="string">
            <text:p>PT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PT_MAJDATE</text:p>
          </table:table-cell>
          <table:table-cell table:style-name="ce96" office:value-type="string" calcext:value-type="string">
            <text:p>DATE</text:p>
          </table:table-cell>
          <table:table-cell table:style-name="ce96"/>
          <table:table-cell table:style-name="ce96" table:formula="of:=IF([.H270]=&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70] &amp; &quot; &quot; &amp; [.L270] &amp; &quot; &quot; &amp; [.N270] &amp; &quot; &quot; &amp; [.T270] &amp; &quot;,&quot;" office:value-type="string" office:string-value="PT_MAJDATE DATE  ," calcext:value-type="string">
            <text:p>PT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PT_MAJSRC</text:p>
          </table:table-cell>
          <table:table-cell table:style-name="ce96" office:value-type="string" calcext:value-type="string">
            <text:p>VARCHAR(254)</text:p>
          </table:table-cell>
          <table:table-cell table:style-name="ce96"/>
          <table:table-cell table:style-name="ce96" table:formula="of:=IF([.H271]=&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71] &amp; &quot; &quot; &amp; [.L271] &amp; &quot; &quot; &amp; [.N271] &amp; &quot; &quot; &amp; [.T271] &amp; &quot;,&quot;" office:value-type="string" office:string-value="PT_MAJSRC VARCHAR(254)  ," calcext:value-type="string">
            <text:p>PT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PT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72] &amp; &quot; &quot; &amp; [.L272] &amp; &quot; &quot; &amp; [.N272] &amp; &quot; &quot; &amp; [.T272] &amp; &quot;,&quot;" office:value-type="string" office:string-value="PT_ABDDATE DATE  ," calcext:value-type="string">
            <text:p>PT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PT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73] &amp; &quot; &quot; &amp; [.L273] &amp; &quot; &quot; &amp; [.N273] &amp; &quot; &quot; &amp; [.T273] &amp; &quot;,&quot;" office:value-type="string" office:string-value="PT_ABDSRC VARCHAR(254)  ," calcext:value-type="string">
            <text:p>PT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3" table:number-columns-repeated="2"/>
          <table:table-cell table:number-columns-repeated="2"/>
          <table:table-cell table:formula="of:=IF([.H274]=&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258] &amp; &quot;);&quot;" office:value-type="string" office:string-value="CONSTRAINT &quot;PTECH_PK&quot; PRIMARY KEY (PT_ID));" calcext:value-type="string">
            <text:p>CONSTRAINT "PTECH_PK" PRIMARY KEY (PT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table-cell table:style-name="ce90" table:formula="of:=IF([.H275]=&quot;obligatoire&quot;;&quot;NOT NULL&quot;;&quot;&quot;)">
            <text:p/>
          </table:table-cell>
          <table:table-cell table:style-name="ce9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2"/>
          <table:table-cell table:style-name="ce3" office:value-type="string" calcext:value-type="string">
            <text:p>ElementBranchementPassif</text:p>
          </table:table-cell>
          <table:table-cell table:style-name="ce64" office:value-type="string" calcext:value-type="string">
            <text:p>id</text:p>
          </table:table-cell>
          <table:table-cell table:style-name="ce64" office:value-type="string" calcext:value-type="string">
            <text:p>Identifiant généré automatiquement</text:p>
          </table:table-cell>
          <table:table-cell table:style-name="ce101" office:value-type="string" calcext:value-type="string">
            <text:p>INTEGER automatique</text:p>
          </table:table-cell>
          <table:table-cell table:style-name="ce132"/>
          <table:table-cell table:style-name="ce101" office:value-type="string" calcext:value-type="string">
            <text:p>Propre à chaque base</text:p>
          </table:table-cell>
          <table:table-cell/>
          <table:table-cell table:style-name="ce3" office:value-type="string" calcext:value-type="string">
            <text:p>EBP</text:p>
          </table:table-cell>
          <table:table-cell table:style-name="ce64" office:value-type="string" calcext:value-type="string">
            <text:p>BP_ID</text:p>
          </table:table-cell>
          <table:table-cell table:style-name="ce101" office:value-type="string" calcext:value-type="string">
            <text:p>INTEGER</text:p>
          </table:table-cell>
          <table:table-cell table:style-name="ce101"/>
          <table:table-cell table:style-name="ce101" table:formula="of:=IF([.H276]=&quot;obligatoire&quot;;&quot;NOT NULL&quot;;&quot;&quot;)">
            <text:p/>
          </table:table-cell>
          <table:table-cell table:style-name="ce101"/>
          <table:table-cell table:style-name="ce125" table:formula="of:= &quot;CONSTRAINT &quot;&quot;&quot; &amp; [.J276] &amp; &quot;_PK&quot;&quot; PRIMARY KEY (&quot; &amp; [.K276] &amp; &quot;)&quot;" office:value-type="string" office:string-value="CONSTRAINT &quot;EBP_PK&quot; PRIMARY KEY (BP_ID)" calcext:value-type="string">
            <text:p>CONSTRAINT "EBP_PK" PRIMARY KEY (BP_ID)</text:p>
          </table:table-cell>
          <table:table-cell table:style-name="ce10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276] &amp; &quot;(&quot;" office:value-type="string" office:string-value="CREATE TABLE EBP(" calcext:value-type="string">
            <text:p>CREATE TABLE EBP(</text:p>
          </table:table-cell>
          <table:table-cell table:style-name="ce185" table:formula="of:=[.K276] &amp; &quot; &quot; &amp; [.L276] &amp; &quot; &quot; &amp; [.N276] &amp; &quot; &quot; &amp; [.T276] &amp; &quot;,&quot;" office:value-type="string" office:string-value="BP_ID INTEGER  ," calcext:value-type="string">
            <text:p>BP_ID INTEGER <text:s/>,</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BPE</text:p>
          </table:table-cell>
          <table:table-cell table:style-name="ce48" office:value-type="string" calcext:value-type="string">
            <text:p>Code de la BPE, etc. </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BP_CODE</text:p>
          </table:table-cell>
          <table:table-cell table:style-name="ce93" office:value-type="string" calcext:value-type="string">
            <text:p>VARCHAR(254)</text:p>
          </table:table-cell>
          <table:table-cell table:style-name="ce93"/>
          <table:table-cell table:style-name="ce93" table:formula="of:=IF([.H277]=&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77] &amp; &quot; &quot; &amp; [.L277] &amp; &quot; &quot; &amp; [.N277] &amp; &quot; &quot; &amp; [.T277] &amp; &quot;,&quot;" office:value-type="string" office:string-value="BP_CODE VARCHAR(254) NOT NULL ," calcext:value-type="string">
            <text:p>BP_CODE VARCHAR(254) NOT NULL ,</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etiquette</text:p>
          </table:table-cell>
          <table:table-cell table:style-name="ce48"/>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BP_ETIQUET</text:p>
          </table:table-cell>
          <table:table-cell table:style-name="ce93" office:value-type="string" calcext:value-type="string">
            <text:p>VARCHAR(254)</text:p>
          </table:table-cell>
          <table:table-cell table:style-name="ce93"/>
          <table:table-cell table:style-name="ce93" table:formula="of:=IF([.H278]=&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78] &amp; &quot; &quot; &amp; [.L278] &amp; &quot; &quot; &amp; [.N278] &amp; &quot; &quot; &amp; [.T278] &amp; &quot;,&quot;" office:value-type="string" office:string-value="BP_ETIQUET VARCHAR(254)  ," calcext:value-type="string">
            <text:p>BP_ETIQUET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code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BP_CODEEXT</text:p>
          </table:table-cell>
          <table:table-cell table:style-name="ce93" office:value-type="string" calcext:value-type="string">
            <text:p>VARCHAR(254)</text:p>
          </table:table-cell>
          <table:table-cell table:style-name="ce93"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79] &amp; &quot; &quot; &amp; [.L279] &amp; &quot; &quot; &amp; [.N279] &amp; &quot; &quot; &amp; [.T279] &amp; &quot;,&quot;" office:value-type="string" office:string-value="BP_CODEEXT VARCHAR(254)  ," calcext:value-type="string">
            <text:p>BP_CODEEXT VARCHAR(254) <text:s/>,</text:p>
          </table:table-cell>
          <table:table-cell/>
          <table:table-cell table:style-name="ce176"/>
          <table:table-cell table:number-columns-repeated="994"/>
        </table:table-row>
        <table:table-row table:style-name="ro3">
          <table:table-cell table:number-columns-repeated="3"/>
          <table:table-cell table:style-name="ce48" office:value-type="string" calcext:value-type="string">
            <text:p>codePointTechnique</text:p>
          </table:table-cell>
          <table:table-cell table:style-name="ce48" office:value-type="string" calcext:value-type="string">
            <text:p>Code noeud</text:p>
          </table:table-cell>
          <table:table-cell table:style-name="ce93" office:value-type="string" calcext:value-type="string">
            <text:p>Texte</text:p>
          </table:table-cell>
          <table:table-cell table:style-name="ce48" office:value-type="string" calcext:value-type="string">
            <text:p>Selon les règles de nommage. </text:p>
          </table:table-cell>
          <table:table-cell table:style-name="ce143" office:value-type="string" calcext:value-type="string">
            <text:p>obligatoire</text:p>
          </table:table-cell>
          <table:table-cell/>
          <table:table-cell table:style-name="ce3"/>
          <table:table-cell table:style-name="ce55" office:value-type="string" calcext:value-type="string">
            <text:p>BP_PT_CODE</text:p>
          </table:table-cell>
          <table:table-cell table:style-name="ce93" office:value-type="string" calcext:value-type="string">
            <text:p>VARCHAR(254)</text:p>
          </table:table-cell>
          <table:table-cell table:style-name="ce93"/>
          <table:table-cell table:style-name="ce93" table:formula="of:=IF([.H280]=&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80] &amp; &quot; &quot; &amp; [.L280] &amp; &quot; &quot; &amp; [.N280] &amp; &quot; &quot; &amp; [.T280] &amp; &quot;,&quot;" office:value-type="string" office:string-value="BP_PT_CODE VARCHAR(254) NOT NULL ," calcext:value-type="string">
            <text:p>BP_PT_CODE VARCHAR(254) NOT NULL ,</text:p>
          </table:table-cell>
          <table:table-cell/>
          <table:table-cell table:style-name="ce176"/>
          <table:table-cell table:number-columns-repeated="994"/>
        </table:table-row>
        <table:table-row table:style-name="ro7">
          <table:table-cell/>
          <table:table-cell table:style-name="ce40" office:value-type="string" calcext:value-type="string">
            <text:p>Doublon Noeud. Relation ADRESSE ?</text:p>
          </table:table-cell>
          <table:table-cell/>
          <table:table-cell table:style-name="ce65" office:value-type="string" calcext:value-type="string">
            <text:p>adresseVoie</text:p>
          </table:table-cell>
          <table:table-cell table:style-name="ce80" office:value-type="string" calcext:value-type="string">
            <text:p><text:span text:style-name="T2">Adresse de la voie dans laquelle se trouve le </text:span><text:span text:style-name="T5">nœud</text:span><text:span text:style-name="T2"> correspondant  (calculé à partir de l'objet &lt;noeud&gt; correspondant).</text:span></text:p>
          </table:table-cell>
          <table:table-cell table:style-name="ce114" office:value-type="string" calcext:value-type="string">
            <text:p>Texte</text:p>
          </table:table-cell>
          <table:table-cell table:style-name="ce65" office:value-type="string" calcext:value-type="string">
            <text:p>Nom et repère dans la voie</text:p>
          </table:table-cell>
          <table:table-cell table:style-name="ce114"/>
          <table:table-cell/>
          <table:table-cell table:style-name="ce3"/>
          <table:table-cell table:style-name="ce58" office:value-type="string" calcext:value-type="string">
            <text:p>BP_VOIE</text:p>
          </table:table-cell>
          <table:table-cell table:style-name="ce114" office:value-type="string" calcext:value-type="string">
            <text:p>VARCHAR(254)</text:p>
          </table:table-cell>
          <table:table-cell table:style-name="ce114"/>
          <table:table-cell table:style-name="ce114" table:formula="of:=IF([.H281]=&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81] &amp; &quot; &quot; &amp; [.L281] &amp; &quot; &quot; &amp; [.N281] &amp; &quot; &quot; &amp; [.T281] &amp; &quot;,&quot;" office:value-type="string" office:string-value="BP_VOIE VARCHAR(254)  ," calcext:value-type="string">
            <text:p>BP_VOIE VARCHAR(254) <text:s/>,</text:p>
          </table:table-cell>
          <table:table-cell/>
          <table:table-cell table:style-name="ce65" office:value-type="string" calcext:value-type="string">
            <text:p>adresseVoie</text:p>
          </table:table-cell>
          <table:table-cell table:number-columns-repeated="994"/>
        </table:table-row>
        <table:table-row table:style-name="ro11">
          <table:table-cell table:number-columns-repeated="3"/>
          <table:table-cell table:style-name="ce65" office:value-type="string" calcext:value-type="string">
            <text:p>type</text:p>
          </table:table-cell>
          <table:table-cell table:style-name="ce65" office:value-type="string" calcext:value-type="string">
            <text:p>Type de l'élément</text:p>
          </table:table-cell>
          <table:table-cell table:style-name="ce114" office:value-type="string" calcext:value-type="string">
            <text:p>Texte</text:p>
          </table:table-cell>
          <table:table-cell table:style-name="ce65" office:value-type="string" calcext:value-type="string">
            <text:p>Suivant classification</text:p>
            <text:p>ElementBranchementPassifType</text:p>
          </table:table-cell>
          <table:table-cell table:style-name="ce114" office:value-type="string" calcext:value-type="string">
            <text:p>obligatoire</text:p>
          </table:table-cell>
          <table:table-cell/>
          <table:table-cell table:style-name="ce3"/>
          <table:table-cell table:style-name="ce58" office:value-type="string" calcext:value-type="string">
            <text:p>BP_TYPE</text:p>
          </table:table-cell>
          <table:table-cell table:style-name="ce114" office:value-type="string" calcext:value-type="string">
            <text:p>VARCHAR(10)</text:p>
          </table:table-cell>
          <table:table-cell table:style-name="ce114"/>
          <table:table-cell table:style-name="ce114" table:formula="of:=IF([.H282]=&quot;obligatoire&quot;;&quot;NOT NULL&quot;;&quot;&quot;)" office:value-type="string" office:string-value="NOT NULL" calcext:value-type="string">
            <text:p>NOT NULL</text:p>
          </table:table-cell>
          <table:table-cell table:style-name="ce114" table:number-columns-repeated="5"/>
          <table:table-cell table:style-name="ce173" office:value-type="string" calcext:value-type="string">
            <text:p>REFERENCES GRACE.L_BP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82] &amp; &quot; &quot; &amp; [.L282] &amp; &quot; &quot; &amp; [.N282] &amp; &quot; &quot; &amp; [.T282] &amp; &quot;,&quot;" office:value-type="string" office:string-value="BP_TYPE VARCHAR(10) NOT NULL REFERENCES GRACE.L_BP_TYPE (CODE)," calcext:value-type="string">
            <text:p>BP_TYPE VARCHAR(10) NOT NULL REFERENCES GRACE.L_BP_TYPE (CODE),</text:p>
          </table:table-cell>
          <table:table-cell/>
          <table:table-cell table:style-name="ce65" office:value-type="string" calcext:value-type="string">
            <text:p>type</text:p>
          </table:table-cell>
          <table:table-cell table:number-columns-repeated="994"/>
        </table:table-row>
        <table:table-row table:style-name="ro11">
          <table:table-cell table:number-columns-repeated="3"/>
          <table:table-cell table:style-name="ce65" office:value-type="string" calcext:value-type="string">
            <text:p>etat</text:p>
          </table:table-cell>
          <table:table-cell table:style-name="ce65" office:value-type="string" calcext:value-type="string">
            <text:p>Etat de l'élément</text:p>
          </table:table-cell>
          <table:table-cell table:style-name="ce114" office:value-type="string" calcext:value-type="string">
            <text:p>Texte </text:p>
          </table:table-cell>
          <table:table-cell table:style-name="ce65" office:value-type="string" calcext:value-type="string">
            <text:p>Suivant classification</text:p>
            <text:p>EtatType</text:p>
          </table:table-cell>
          <table:table-cell table:style-name="ce114" office:value-type="string" calcext:value-type="string">
            <text:p>obligatoire</text:p>
          </table:table-cell>
          <table:table-cell/>
          <table:table-cell table:style-name="ce3"/>
          <table:table-cell table:style-name="ce58" office:value-type="string" calcext:value-type="string">
            <text:p>BP_ETAT</text:p>
          </table:table-cell>
          <table:table-cell table:style-name="ce114" office:value-type="string" calcext:value-type="string">
            <text:p>VARCHAR(3) </text:p>
          </table:table-cell>
          <table:table-cell table:style-name="ce114"/>
          <table:table-cell table:style-name="ce114" table:formula="of:=IF([.H283]=&quot;obligatoire&quot;;&quot;NOT NULL&quot;;&quot;&quot;)" office:value-type="string" office:string-value="NOT NULL" calcext:value-type="string">
            <text:p>NOT NULL</text:p>
          </table:table-cell>
          <table:table-cell table:style-name="ce114" table:number-columns-repeated="5"/>
          <table:table-cell table:style-name="ce173" office:value-type="string" calcext:value-type="string">
            <text:p>REFERENCES GRACE.L_ETAT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83] &amp; &quot; &quot; &amp; [.L283] &amp; &quot; &quot; &amp; [.N283] &amp; &quot; &quot; &amp; [.T283] &amp; &quot;,&quot;" office:value-type="string" office:string-value="BP_ETAT VARCHAR(3)  NOT NULL REFERENCES GRACE.L_ETAT_TYPE (CODE)," calcext:value-type="string">
            <text:p>BP_ETAT VARCHAR(3) <text:s/>NOT NULL REFERENCES GRACE.L_ETAT_TYPE (CODE),</text:p>
          </table:table-cell>
          <table:table-cell/>
          <table:table-cell table:style-name="ce65" office:value-type="string" calcext:value-type="string">
            <text:p>etat</text:p>
          </table:table-cell>
          <table:table-cell table:number-columns-repeated="994"/>
        </table:table-row>
        <table:table-row table:style-name="ro3">
          <table:table-cell/>
          <table:table-cell table:style-name="ce40" office:value-type="string" calcext:value-type="string">
            <text:p>A revoir</text:p>
          </table:table-cell>
          <table:table-cell/>
          <table:table-cell table:style-name="ce67" office:value-type="string" calcext:value-type="string">
            <text:p>hébergementPhysique</text:p>
          </table:table-cell>
          <table:table-cell table:style-name="ce65" office:value-type="string" calcext:value-type="string">
            <text:p>Type physique du nœud correspondant</text:p>
          </table:table-cell>
          <table:table-cell table:style-name="ce114" office:value-type="string" calcext:value-type="string">
            <text:p>Texte</text:p>
          </table:table-cell>
          <table:table-cell table:style-name="ce65" office:value-type="string" calcext:value-type="string">
            <text:p>Déduit de l'objet &lt;noeud&gt; correspondant</text:p>
          </table:table-cell>
          <table:table-cell table:style-name="ce114"/>
          <table:table-cell/>
          <table:table-cell table:style-name="ce3"/>
          <table:table-cell table:style-name="ce58" office:value-type="string" calcext:value-type="string">
            <text:p>BP_TYPEPHY</text:p>
          </table:table-cell>
          <table:table-cell table:style-name="ce114" office:value-type="string" calcext:value-type="string">
            <text:p>VARCHAR(254)</text:p>
          </table:table-cell>
          <table:table-cell table:style-name="ce114"/>
          <table:table-cell table:style-name="ce114" table:formula="of:=IF([.H284]=&quot;obligatoire&quot;;&quot;NOT NULL&quot;;&quot;&quot;)">
            <text:p/>
          </table:table-cell>
          <table:table-cell table:style-name="ce114" table:number-columns-repeated="5"/>
          <table:table-cell table:style-name="ce175"/>
          <table:table-cell table:style-name="ce176"/>
          <table:table-cell table:style-name="ce23" table:number-columns-repeated="2"/>
          <table:table-cell table:style-name="ce3"/>
          <table:table-cell table:style-name="ce23"/>
          <table:table-cell/>
          <table:table-cell table:style-name="ce185"/>
          <table:table-cell table:style-name="ce185" table:formula="of:=[.K284] &amp; &quot; &quot; &amp; [.L284] &amp; &quot; &quot; &amp; [.N284] &amp; &quot; &quot; &amp; [.T284] &amp; &quot;,&quot;" office:value-type="string" office:string-value="BP_TYPEPHY VARCHAR(254)  ," calcext:value-type="string">
            <text:p>BP_TYPEPHY VARCHAR(254) <text:s/>,</text:p>
          </table:table-cell>
          <table:table-cell/>
          <table:table-cell table:style-name="ce67" office:value-type="string" calcext:value-type="string">
            <text:p>hébergementPhysique</text:p>
          </table:table-cell>
          <table:table-cell table:number-columns-repeated="994"/>
        </table:table-row>
        <table:table-row table:style-name="ro11">
          <table:table-cell/>
          <table:table-cell table:style-name="ce40" office:value-type="string" calcext:value-type="string">
            <text:p>A revoir</text:p>
          </table:table-cell>
          <table:table-cell/>
          <table:table-cell table:number-columns-repeated="2" table:style-name="ce65" office:value-type="string" calcext:value-type="string">
            <text:p>occupation</text:p>
          </table:table-cell>
          <table:table-cell table:style-name="ce114" office:value-type="string" calcext:value-type="string">
            <text:p>Texte</text:p>
          </table:table-cell>
          <table:table-cell table:style-name="ce65" office:value-type="string" calcext:value-type="string">
            <text:p>Suivant classification</text:p>
            <text:p>OccupationType</text:p>
          </table:table-cell>
          <table:table-cell table:style-name="ce114" office:value-type="string" calcext:value-type="string">
            <text:p>obligatoire</text:p>
          </table:table-cell>
          <table:table-cell/>
          <table:table-cell table:style-name="ce3"/>
          <table:table-cell table:style-name="ce58" office:value-type="string" calcext:value-type="string">
            <text:p>BP_OCCUP</text:p>
          </table:table-cell>
          <table:table-cell table:style-name="ce114" office:value-type="string" calcext:value-type="string">
            <text:p>VARCHAR(10)</text:p>
          </table:table-cell>
          <table:table-cell table:style-name="ce114"/>
          <table:table-cell table:style-name="ce114" table:formula="of:=IF([.H285]=&quot;obligatoire&quot;;&quot;NOT NULL&quot;;&quot;&quot;)" office:value-type="string" office:string-value="NOT NULL" calcext:value-type="string">
            <text:p>NOT NULL</text:p>
          </table:table-cell>
          <table:table-cell table:style-name="ce114" table:number-columns-repeated="5"/>
          <table:table-cell table:style-name="ce173" office:value-type="string" calcext:value-type="string">
            <text:p>REFERENCES GRACE.L_OCCUPATION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85] &amp; &quot; &quot; &amp; [.L285] &amp; &quot; &quot; &amp; [.N285] &amp; &quot; &quot; &amp; [.T285] &amp; &quot;,&quot;" office:value-type="string" office:string-value="BP_OCCUP VARCHAR(10) NOT NULL REFERENCES GRACE.L_OCCUPATION_TYPE (CODE)," calcext:value-type="string">
            <text:p>BP_OCCUP VARCHAR(10) NOT NULL REFERENCES GRACE.L_OCCUPATION_TYPE (CODE),</text:p>
          </table:table-cell>
          <table:table-cell/>
          <table:table-cell table:style-name="ce65" office:value-type="string" calcext:value-type="string">
            <text:p>occupation</text:p>
          </table:table-cell>
          <table:table-cell table:number-columns-repeated="994"/>
        </table:table-row>
        <table:table-row table:style-name="ro1">
          <table:table-cell table:number-columns-repeated="3"/>
          <table:table-cell table:style-name="ce65" office:value-type="string" calcext:value-type="string">
            <text:p>dateInstallation</text:p>
          </table:table-cell>
          <table:table-cell table:style-name="ce65" office:value-type="string" calcext:value-type="string">
            <text:p>Date d'installation de l'équipement</text:p>
          </table:table-cell>
          <table:table-cell table:style-name="ce114" office:value-type="string" calcext:value-type="string">
            <text:p>Date</text:p>
          </table:table-cell>
          <table:table-cell table:style-name="ce65"/>
          <table:table-cell table:style-name="ce114"/>
          <table:table-cell/>
          <table:table-cell table:style-name="ce3"/>
          <table:table-cell table:style-name="ce58" office:value-type="string" calcext:value-type="string">
            <text:p>BP_DATEINS</text:p>
          </table:table-cell>
          <table:table-cell table:style-name="ce114" office:value-type="string" calcext:value-type="string">
            <text:p>DATE</text:p>
          </table:table-cell>
          <table:table-cell table:style-name="ce114"/>
          <table:table-cell table:style-name="ce114" table:formula="of:=IF([.H286]=&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86] &amp; &quot; &quot; &amp; [.L286] &amp; &quot; &quot; &amp; [.N286] &amp; &quot; &quot; &amp; [.T286] &amp; &quot;,&quot;" office:value-type="string" office:string-value="BP_DATEINS DATE  ," calcext:value-type="string">
            <text:p>BP_DATEINS DATE <text:s/>,</text:p>
          </table:table-cell>
          <table:table-cell/>
          <table:table-cell table:style-name="ce65" office:value-type="string" calcext:value-type="string">
            <text:p>dateInstallation</text:p>
          </table:table-cell>
          <table:table-cell table:number-columns-repeated="994"/>
        </table:table-row>
        <table:table-row table:style-name="ro5">
          <table:table-cell table:number-columns-repeated="3"/>
          <table:table-cell table:style-name="ce65" office:value-type="string" calcext:value-type="string">
            <text:p>proprietaire</text:p>
          </table:table-cell>
          <table:table-cell table:style-name="ce65" office:value-type="string" calcext:value-type="string">
            <text:p>Propriétaire de l'élément</text:p>
          </table:table-cell>
          <table:table-cell table:style-name="ce116" office:value-type="string" calcext:value-type="string">
            <text:p>Type Complexe</text:p>
            <text:p>Organisme</text:p>
          </table:table-cell>
          <table:table-cell table:style-name="ce65"/>
          <table:table-cell table:style-name="ce114" office:value-type="string" calcext:value-type="string">
            <text:p>obligatoire</text:p>
          </table:table-cell>
          <table:table-cell/>
          <table:table-cell table:style-name="ce3"/>
          <table:table-cell table:style-name="ce58" office:value-type="string" calcext:value-type="string">
            <text:p>BP_PROP</text:p>
          </table:table-cell>
          <table:table-cell table:style-name="ce105" office:value-type="string" calcext:value-type="string">
            <text:p>VARCHAR(20)</text:p>
          </table:table-cell>
          <table:table-cell table:style-name="ce116"/>
          <table:table-cell table:style-name="ce114" table:formula="of:=IF([.H287]=&quot;obligatoire&quot;;&quot;NOT NULL&quot;;&quot;&quot;)" office:value-type="string" office:string-value="NOT NULL" calcext:value-type="string">
            <text:p>NOT NULL</text:p>
          </table:table-cell>
          <table:table-cell table:style-name="ce114"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87] &amp; &quot; &quot; &amp; [.L287] &amp; &quot; &quot; &amp; [.N287] &amp; &quot; &quot; &amp; [.T287] &amp; &quot;,&quot;" office:value-type="string" office:string-value="BP_PROP VARCHAR(20) NOT NULL REFERENCES GRACE.ORGANISME (OR_CODE)," calcext:value-type="string">
            <text:p>BP_PROP VARCHAR(20) NOT NULL REFERENCES GRACE.ORGANISME (OR_CODE),</text:p>
          </table:table-cell>
          <table:table-cell/>
          <table:table-cell table:style-name="ce65" office:value-type="string" calcext:value-type="string">
            <text:p>proprietaire</text:p>
          </table:table-cell>
          <table:table-cell table:number-columns-repeated="994"/>
        </table:table-row>
        <table:table-row table:style-name="ro5">
          <table:table-cell table:number-columns-repeated="3"/>
          <table:table-cell table:style-name="ce65" office:value-type="string" calcext:value-type="string">
            <text:p>gestionnaire</text:p>
          </table:table-cell>
          <table:table-cell table:style-name="ce65" office:value-type="string" calcext:value-type="string">
            <text:p>Gestionnaire de l'élément</text:p>
          </table:table-cell>
          <table:table-cell table:style-name="ce116" office:value-type="string" calcext:value-type="string">
            <text:p>Type Complexe</text:p>
            <text:p>Organisme</text:p>
          </table:table-cell>
          <table:table-cell table:style-name="ce65"/>
          <table:table-cell table:style-name="ce114"/>
          <table:table-cell/>
          <table:table-cell table:style-name="ce3"/>
          <table:table-cell table:style-name="ce58" office:value-type="string" calcext:value-type="string">
            <text:p>BP_GEST</text:p>
          </table:table-cell>
          <table:table-cell table:style-name="ce105" office:value-type="string" calcext:value-type="string">
            <text:p>VARCHAR(20)</text:p>
          </table:table-cell>
          <table:table-cell table:style-name="ce116"/>
          <table:table-cell table:style-name="ce114" table:formula="of:=IF([.H288]=&quot;obligatoire&quot;;&quot;NOT NULL&quot;;&quot;&quot;)">
            <text:p/>
          </table:table-cell>
          <table:table-cell table:style-name="ce114"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88] &amp; &quot; &quot; &amp; [.L288] &amp; &quot; &quot; &amp; [.N288] &amp; &quot; &quot; &amp; [.T288] &amp; &quot;,&quot;" office:value-type="string" office:string-value="BP_GEST VARCHAR(20)  REFERENCES GRACE.ORGANISME (OR_CODE)," calcext:value-type="string">
            <text:p>BP_GEST VARCHAR(20) <text:s/>REFERENCES GRACE.ORGANISME (OR_CODE),</text:p>
          </table:table-cell>
          <table:table-cell/>
          <table:table-cell table:style-name="ce65" office:value-type="string" calcext:value-type="string">
            <text:p>gestionnaire</text:p>
          </table:table-cell>
          <table:table-cell table:number-columns-repeated="994"/>
        </table:table-row>
        <table:table-row table:style-name="ro5">
          <table:table-cell table:number-columns-repeated="3"/>
          <table:table-cell table:style-name="ce65" office:value-type="string" calcext:value-type="string">
            <text:p>utilisateur</text:p>
          </table:table-cell>
          <table:table-cell table:style-name="ce65" office:value-type="string" calcext:value-type="string">
            <text:p>Utilisateur de l'élément</text:p>
          </table:table-cell>
          <table:table-cell table:style-name="ce116" office:value-type="string" calcext:value-type="string">
            <text:p>Type Complexe</text:p>
            <text:p>Organisme</text:p>
          </table:table-cell>
          <table:table-cell table:style-name="ce65"/>
          <table:table-cell table:style-name="ce114"/>
          <table:table-cell/>
          <table:table-cell table:style-name="ce3"/>
          <table:table-cell table:style-name="ce58" office:value-type="string" calcext:value-type="string">
            <text:p>BP_UTIL</text:p>
          </table:table-cell>
          <table:table-cell table:style-name="ce105" office:value-type="string" calcext:value-type="string">
            <text:p>VARCHAR(20)</text:p>
          </table:table-cell>
          <table:table-cell table:style-name="ce116"/>
          <table:table-cell table:style-name="ce114" table:formula="of:=IF([.H289]=&quot;obligatoire&quot;;&quot;NOT NULL&quot;;&quot;&quot;)">
            <text:p/>
          </table:table-cell>
          <table:table-cell table:style-name="ce114"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89] &amp; &quot; &quot; &amp; [.L289] &amp; &quot; &quot; &amp; [.N289] &amp; &quot; &quot; &amp; [.T289] &amp; &quot;,&quot;" office:value-type="string" office:string-value="BP_UTIL VARCHAR(20)  REFERENCES GRACE.ORGANISME (OR_CODE)," calcext:value-type="string">
            <text:p>BP_UTIL VARCHAR(20) <text:s/>REFERENCES GRACE.ORGANISME (OR_CODE),</text:p>
          </table:table-cell>
          <table:table-cell/>
          <table:table-cell table:style-name="ce65" office:value-type="string" calcext:value-type="string">
            <text:p>utilisateur</text:p>
          </table:table-cell>
          <table:table-cell table:number-columns-repeated="994"/>
        </table:table-row>
        <table:table-row table:style-name="ro3">
          <table:table-cell/>
          <table:table-cell table:style-name="ce41" office:value-type="string" calcext:value-type="string">
            <text:p>A renvoyer vers la table Document ?</text:p>
          </table:table-cell>
          <table:table-cell/>
          <table:table-cell table:style-name="ce65" office:value-type="string" calcext:value-type="string">
            <text:p>refPhoto</text:p>
          </table:table-cell>
          <table:table-cell table:style-name="ce65" office:value-type="string" calcext:value-type="string">
            <text:p>Référence du fichier ou du répertoire contenant la/les photos de l'élément de branchement passif</text:p>
          </table:table-cell>
          <table:table-cell table:style-name="ce114" office:value-type="string" calcext:value-type="string">
            <text:p>Texte</text:p>
          </table:table-cell>
          <table:table-cell table:style-name="ce65"/>
          <table:table-cell table:style-name="ce114"/>
          <table:table-cell/>
          <table:table-cell table:style-name="ce3"/>
          <table:table-cell table:style-name="ce58" office:value-type="string" calcext:value-type="string">
            <text:p>BP_PHOTO</text:p>
          </table:table-cell>
          <table:table-cell table:style-name="ce114" office:value-type="string" calcext:value-type="string">
            <text:p>VARCHAR(254)</text:p>
          </table:table-cell>
          <table:table-cell table:style-name="ce114"/>
          <table:table-cell table:style-name="ce114" table:formula="of:=IF([.H290]=&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90] &amp; &quot; &quot; &amp; [.L290] &amp; &quot; &quot; &amp; [.N290] &amp; &quot; &quot; &amp; [.T290] &amp; &quot;,&quot;" office:value-type="string" office:string-value="BP_PHOTO VARCHAR(254)  ," calcext:value-type="string">
            <text:p>BP_PHOTO VARCHAR(254) <text:s/>,</text:p>
          </table:table-cell>
          <table:table-cell/>
          <table:table-cell table:style-name="ce65" office:value-type="string" calcext:value-type="string">
            <text:p>refPhoto</text:p>
          </table:table-cell>
          <table:table-cell table:number-columns-repeated="994"/>
        </table:table-row>
        <table:table-row table:style-name="ro7">
          <table:table-cell/>
          <table:table-cell table:style-name="ce40" office:value-type="string" calcext:value-type="string">
            <text:p>A étudier</text:p>
          </table:table-cell>
          <table:table-cell/>
          <table:table-cell table:style-name="ce65" office:value-type="string" calcext:value-type="string">
            <text:p>BPE_SUF</text:p>
          </table:table-cell>
          <table:table-cell table:style-name="ce81" office:value-type="string" calcext:value-type="string">
            <text:p>Identifiant unique du SUF dans lequel est installée la PTO. Cas d'une PTO uniquement</text:p>
          </table:table-cell>
          <table:table-cell table:style-name="ce114"/>
          <table:table-cell table:style-name="ce136"/>
          <table:table-cell table:style-name="ce114"/>
          <table:table-cell/>
          <table:table-cell table:style-name="ce3"/>
          <table:table-cell table:style-name="ce12" office:value-type="string" calcext:value-type="string">
            <text:p>BP_SUF</text:p>
          </table:table-cell>
          <table:table-cell table:style-name="ce114" office:value-type="string" calcext:value-type="string">
            <text:p>VARCHAR(50)</text:p>
          </table:table-cell>
          <table:table-cell table:style-name="ce114" table:number-columns-repeated="7"/>
          <table:table-cell table:style-name="ce23" office:value-type="string" calcext:value-type="string">
            <text:p>REFERENCES GRACE.SUF(SF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291] &amp; &quot; &quot; &amp; [.L291] &amp; &quot; &quot; &amp; [.N291] &amp; &quot; &quot; &amp; [.T291] &amp; &quot;,&quot;" office:value-type="string" office:string-value="BP_SUF VARCHAR(50)  REFERENCES GRACE.SUF(SF_CODE)," calcext:value-type="string">
            <text:p>BP_SUF VARCHAR(50) <text:s/>REFERENCES GRACE.SUF(SF_CODE),</text:p>
          </table:table-cell>
          <table:table-cell/>
          <table:table-cell table:style-name="ce176"/>
          <table:table-cell table:number-columns-repeated="2"/>
          <table:table-cell table:style-name="ce65" office:value-type="string" calcext:value-type="string">
            <text:p>BPE_SUF</text:p>
          </table:table-cell>
          <table:table-cell table:number-columns-repeated="991"/>
        </table:table-row>
        <table:table-row table:style-name="ro1">
          <table:table-cell table:number-columns-repeated="3"/>
          <table:table-cell table:style-name="ce65" office:value-type="string" calcext:value-type="string">
            <text:p>commentaire</text:p>
          </table:table-cell>
          <table:table-cell table:style-name="ce65" office:value-type="string" calcext:value-type="string">
            <text:p>commentaires</text:p>
          </table:table-cell>
          <table:table-cell table:style-name="ce114" office:value-type="string" calcext:value-type="string">
            <text:p>Texte</text:p>
          </table:table-cell>
          <table:table-cell table:style-name="ce65"/>
          <table:table-cell table:style-name="ce114"/>
          <table:table-cell/>
          <table:table-cell table:style-name="ce3"/>
          <table:table-cell table:style-name="ce58" office:value-type="string" calcext:value-type="string">
            <text:p>BP_COMMENT</text:p>
          </table:table-cell>
          <table:table-cell table:style-name="ce114" office:value-type="string" calcext:value-type="string">
            <text:p>VARCHAR(254)</text:p>
          </table:table-cell>
          <table:table-cell table:style-name="ce114"/>
          <table:table-cell table:style-name="ce114" table:formula="of:=IF([.H292]=&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92] &amp; &quot; &quot; &amp; [.L292] &amp; &quot; &quot; &amp; [.N292] &amp; &quot; &quot; &amp; [.T292] &amp; &quot;,&quot;" office:value-type="string" office:string-value="BP_COMMENT VARCHAR(254)  ," calcext:value-type="string">
            <text:p>BP_COMMENT VARCHAR(254) <text:s/>,</text:p>
          </table:table-cell>
          <table:table-cell/>
          <table:table-cell table:style-name="ce65" office:value-type="string" calcext:value-type="string">
            <text:p>commentaire</text:p>
          </table:table-cell>
          <table:table-cell table:number-columns-repeated="994"/>
        </table:table-row>
        <table:table-row table:style-name="ro1">
          <table:table-cell/>
          <table:table-cell office:value-type="string" calcext:value-type="string">
            <text:p>Ajout suite COPIL</text:p>
          </table:table-cell>
          <table:table-cell/>
          <table:table-cell table:style-name="ce66" office:value-type="string" calcext:value-type="string">
            <text:p>nombreEntrées</text:p>
          </table:table-cell>
          <table:table-cell table:style-name="ce66" office:value-type="string" calcext:value-type="string">
            <text:p>Nombre d'entrées de câbles. </text:p>
          </table:table-cell>
          <table:table-cell table:style-name="ce115" office:value-type="string" calcext:value-type="string">
            <text:p>INTEGER</text:p>
          </table:table-cell>
          <table:table-cell table:style-name="ce66"/>
          <table:table-cell table:style-name="ce115"/>
          <table:table-cell/>
          <table:table-cell table:style-name="ce3"/>
          <table:table-cell table:style-name="ce44" office:value-type="string" calcext:value-type="string">
            <text:p>BP_ENTREES</text:p>
          </table:table-cell>
          <table:table-cell table:style-name="ce115" office:value-type="string" calcext:value-type="string">
            <text:p>INTEGER</text:p>
          </table:table-cell>
          <table:table-cell table:style-name="ce115"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93] &amp; &quot; &quot; &amp; [.L293] &amp; &quot; &quot; &amp; [.N293] &amp; &quot; &quot; &amp; [.T293] &amp; &quot;,&quot;" office:value-type="string" office:string-value="BP_ENTREES INTEGER  ," calcext:value-type="string">
            <text:p>BP_ENTREES INTEGER <text:s/>,</text:p>
          </table:table-cell>
          <table:table-cell/>
          <table:table-cell table:style-name="ce65"/>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BP_CREADAT</text:p>
          </table:table-cell>
          <table:table-cell table:style-name="ce96" office:value-type="string" calcext:value-type="string">
            <text:p>DATE</text:p>
          </table:table-cell>
          <table:table-cell table:style-name="ce96"/>
          <table:table-cell table:style-name="ce96" table:formula="of:=IF([.H294]=&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94] &amp; &quot; &quot; &amp; [.L294] &amp; &quot; &quot; &amp; [.N294] &amp; &quot; &quot; &amp; [.T294] &amp; &quot;,&quot;" office:value-type="string" office:string-value="BP_CREADAT DATE  ," calcext:value-type="string">
            <text:p>BP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BP_MAJDATE</text:p>
          </table:table-cell>
          <table:table-cell table:style-name="ce96" office:value-type="string" calcext:value-type="string">
            <text:p>DATE</text:p>
          </table:table-cell>
          <table:table-cell table:style-name="ce96"/>
          <table:table-cell table:style-name="ce96" table:formula="of:=IF([.H295]=&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95] &amp; &quot; &quot; &amp; [.L295] &amp; &quot; &quot; &amp; [.N295] &amp; &quot; &quot; &amp; [.T295] &amp; &quot;,&quot;" office:value-type="string" office:string-value="BP_MAJDATE DATE  ," calcext:value-type="string">
            <text:p>BP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BP_MAJSRC</text:p>
          </table:table-cell>
          <table:table-cell table:style-name="ce96" office:value-type="string" calcext:value-type="string">
            <text:p>VARCHAR(254)</text:p>
          </table:table-cell>
          <table:table-cell table:style-name="ce96"/>
          <table:table-cell table:style-name="ce96" table:formula="of:=IF([.H296]=&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96] &amp; &quot; &quot; &amp; [.L296] &amp; &quot; &quot; &amp; [.N296] &amp; &quot; &quot; &amp; [.T296] &amp; &quot;,&quot;" office:value-type="string" office:string-value="BP_MAJSRC VARCHAR(254)  ," calcext:value-type="string">
            <text:p>BP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BP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97] &amp; &quot; &quot; &amp; [.L297] &amp; &quot; &quot; &amp; [.N297] &amp; &quot; &quot; &amp; [.T297] &amp; &quot;,&quot;" office:value-type="string" office:string-value="BP_ABDDATE DATE  ," calcext:value-type="string">
            <text:p>BP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BP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298] &amp; &quot; &quot; &amp; [.L298] &amp; &quot; &quot; &amp; [.N298] &amp; &quot; &quot; &amp; [.T298] &amp; &quot;,&quot;" office:value-type="string" office:string-value="BP_ABDSRC VARCHAR(254)  ," calcext:value-type="string">
            <text:p>BP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5">
          <table:table-cell/>
          <table:table-cell office:value-type="string" calcext:value-type="string">
            <text:p>Un coupleur est un EBP, prévoir un att pour les types de coupleurs ou simplement dans le type existant ? </text:p>
          </table:table-cell>
          <table:table-cell table:number-columns-repeated="7"/>
          <table:table-cell table:style-name="ce26" table:number-columns-repeated="2"/>
          <table:table-cell table:number-columns-repeated="2"/>
          <table:table-cell table:formula="of:=IF([.H299]=&quot;obligatoire&quot;;&quot;NOT NULL&quot;;&quot;&quot;)">
            <text:p/>
          </table:table-cell>
          <table:table-cell table:number-columns-repeated="5"/>
          <table:table-cell table:style-name="ce174"/>
          <table:table-cell table:style-name="ce179"/>
          <table:table-cell table:style-name="ce174" table:number-columns-repeated="2"/>
          <table:table-cell table:style-name="ce26"/>
          <table:table-cell table:style-name="ce174"/>
          <table:table-cell/>
          <table:table-cell table:style-name="ce185" table:formula="of:=[.P276] &amp; &quot;);&quot;" office:value-type="string" office:string-value="CONSTRAINT &quot;EBP_PK&quot; PRIMARY KEY (BP_ID));" calcext:value-type="string">
            <text:p>CONSTRAINT "EBP_PK" PRIMARY KEY (BP_ID));</text:p>
          </table:table-cell>
          <table:table-cell table:style-name="ce187"/>
          <table:table-cell/>
          <table:table-cell table:style-name="ce179"/>
          <table:table-cell table:style-name="ce26" table:number-columns-repeated="3"/>
          <table:table-cell table:number-columns-repeated="991"/>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300]=&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2"/>
          <table:table-cell table:style-name="ce44" office:value-type="string" calcext:value-type="string">
            <text:p>CASSETTE</text:p>
          </table:table-cell>
          <table:table-cell table:style-name="ce47" office:value-type="string" calcext:value-type="string">
            <text:p>CAS_ID</text:p>
          </table:table-cell>
          <table:table-cell table:style-name="ce46" office:value-type="string" calcext:value-type="string">
            <text:p>Identifiant unique auto-incrémenté (suivant plages d'identifiants)</text:p>
          </table:table-cell>
          <table:table-cell table:style-name="ce91" office:value-type="string" calcext:value-type="string">
            <text:p>INTEGER</text:p>
          </table:table-cell>
          <table:table-cell table:style-name="ce127"/>
          <table:table-cell table:style-name="ce141"/>
          <table:table-cell/>
          <table:table-cell table:style-name="ce3" office:value-type="string" calcext:value-type="string">
            <text:p>CASSETTE</text:p>
          </table:table-cell>
          <table:table-cell table:style-name="ce56" office:value-type="string" calcext:value-type="string">
            <text:p>CS_ID</text:p>
          </table:table-cell>
          <table:table-cell table:style-name="ce91" office:value-type="string" calcext:value-type="string">
            <text:p>INTEGER</text:p>
          </table:table-cell>
          <table:table-cell table:style-name="ce91"/>
          <table:table-cell table:style-name="ce91" table:formula="of:=IF([.H301]=&quot;obligatoire&quot;;&quot;NOT NULL&quot;;&quot;&quot;)">
            <text:p/>
          </table:table-cell>
          <table:table-cell table:style-name="ce91"/>
          <table:table-cell table:style-name="ce125" table:formula="of:= &quot;CONSTRAINT &quot;&quot;&quot; &amp; [.J301] &amp; &quot;_PK&quot;&quot; PRIMARY KEY (&quot; &amp; [.K301] &amp; &quot;)&quot;" office:value-type="string" office:string-value="CONSTRAINT &quot;CASSETTE_PK&quot; PRIMARY KEY (CS_ID)" calcext:value-type="string">
            <text:p>CONSTRAINT "CASSETTE_PK" PRIMARY KEY (CS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301] &amp; &quot;(&quot;" office:value-type="string" office:string-value="CREATE TABLE CASSETTE(" calcext:value-type="string">
            <text:p>CREATE TABLE CASSETTE(</text:p>
          </table:table-cell>
          <table:table-cell table:style-name="ce185" table:formula="of:=[.K301] &amp; &quot; &quot; &amp; [.L301] &amp; &quot; &quot; &amp; [.N301] &amp; &quot; &quot; &amp; [.T301] &amp; &quot;,&quot;" office:value-type="string" office:string-value="CS_ID INTEGER  ," calcext:value-type="string">
            <text:p>CS_ID INTEGER <text:s/>,</text:p>
          </table:table-cell>
          <table:table-cell/>
          <table:table-cell table:style-name="ce176"/>
          <table:table-cell table:number-columns-repeated="2"/>
          <table:table-cell table:style-name="ce56" office:value-type="string" calcext:value-type="string">
            <text:p>CAS_ID</text:p>
          </table:table-cell>
          <table:table-cell table:number-columns-repeated="991"/>
        </table:table-row>
        <table:table-row table:style-name="ro3">
          <table:table-cell table:number-columns-repeated="3"/>
          <table:table-cell table:style-name="ce44" office:value-type="string" calcext:value-type="string">
            <text:p>CAS_NB_PAS</text:p>
          </table:table-cell>
          <table:table-cell table:style-name="ce44" office:value-type="string" calcext:value-type="string">
            <text:p>Taille de la cassette lorsqu'elle est placée dans un BPE (en nombre de pas)</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CS_NB_PAS</text:p>
          </table:table-cell>
          <table:table-cell table:style-name="ce111" office:value-type="string" calcext:value-type="string">
            <text:p>NUMERIC</text:p>
          </table:table-cell>
          <table:table-cell table:style-name="ce111"/>
          <table:table-cell table:style-name="ce111" table:formula="of:=IF([.H302]=&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02] &amp; &quot; &quot; &amp; [.L302] &amp; &quot; &quot; &amp; [.N302] &amp; &quot; &quot; &amp; [.T302] &amp; &quot;,&quot;" office:value-type="string" office:string-value="CS_NB_PAS NUMERIC  ," calcext:value-type="string">
            <text:p>CS_NB_PAS NUMERIC <text:s/>,</text:p>
          </table:table-cell>
          <table:table-cell/>
          <table:table-cell table:style-name="ce176"/>
          <table:table-cell table:number-columns-repeated="2"/>
          <table:table-cell table:style-name="ce44" office:value-type="string" calcext:value-type="string">
            <text:p>CAS_NB_PAS</text:p>
          </table:table-cell>
          <table:table-cell table:number-columns-repeated="991"/>
        </table:table-row>
        <table:table-row table:style-name="ro17">
          <table:table-cell table:number-columns-repeated="3"/>
          <table:table-cell table:style-name="ce12" office:value-type="string" calcext:value-type="string">
            <text:p>codeBpe</text:p>
          </table:table-cell>
          <table:table-cell table:style-name="ce12" office:value-type="string" calcext:value-type="string">
            <text:p>Identifiant unique du BPE à laquelle appartient la cassette</text:p>
          </table:table-cell>
          <table:table-cell table:style-name="ce105" office:value-type="string" calcext:value-type="string">
            <text:p>INTEGER</text:p>
          </table:table-cell>
          <table:table-cell table:style-name="ce12"/>
          <table:table-cell table:style-name="ce105" office:value-type="string" calcext:value-type="string">
            <text:p>obligatoire</text:p>
          </table:table-cell>
          <table:table-cell/>
          <table:table-cell table:style-name="ce3"/>
          <table:table-cell table:style-name="ce12" office:value-type="string" calcext:value-type="string">
            <text:p>CS_BP_CODE</text:p>
          </table:table-cell>
          <table:table-cell table:style-name="ce105" office:value-type="string" calcext:value-type="string">
            <text:p>VARCHAR(254)</text:p>
          </table:table-cell>
          <table:table-cell table:style-name="ce105"/>
          <table:table-cell table:style-name="ce105" table:formula="of:=IF([.H303]=&quot;obligatoire&quot;;&quot;NOT NULL&quot;;&quot;&quot;)" office:value-type="string" office:string-value="NOT NULL" calcext:value-type="string">
            <text:p>NOT NULL</text:p>
          </table:table-cell>
          <table:table-cell table:style-name="ce105" table:number-columns-repeated="5"/>
          <table:table-cell table:style-name="ce23" office:value-type="string" calcext:value-type="string">
            <text:p>REFERENCES GRACE.BPE (BP_CODE)</text:p>
          </table:table-cell>
          <table:table-cell table:style-name="ce176"/>
          <table:table-cell table:style-name="ce23" table:number-columns-repeated="2"/>
          <table:table-cell table:style-name="ce3"/>
          <table:table-cell table:style-name="ce23" table:formula="of:=&quot;CREATE INDEX ON CASSETTE(&quot; &amp; [.K303] &amp; &quot;)&quot;" office:value-type="string" office:string-value="CREATE INDEX ON CASSETTE(CS_BP_CODE)" calcext:value-type="string">
            <text:p>CREATE INDEX ON CASSETTE(CS_BP_CODE)</text:p>
          </table:table-cell>
          <table:table-cell/>
          <table:table-cell table:style-name="ce185"/>
          <table:table-cell table:style-name="ce185" table:formula="of:=[.K303] &amp; &quot; &quot; &amp; [.L303] &amp; &quot; &quot; &amp; [.N303] &amp; &quot; &quot; &amp; [.T303] &amp; &quot;,&quot;" office:value-type="string" office:string-value="CS_BP_CODE VARCHAR(254) NOT NULL REFERENCES GRACE.BPE (BP_CODE)," calcext:value-type="string">
            <text:p>CS_BP_CODE VARCHAR(254) NOT NULL REFERENCES GRACE.BPE (BP_CODE),</text:p>
          </table:table-cell>
          <table:table-cell/>
          <table:table-cell table:style-name="ce176"/>
          <table:table-cell table:number-columns-repeated="2"/>
          <table:table-cell table:style-name="ce12"/>
          <table:table-cell table:number-columns-repeated="991"/>
        </table:table-row>
        <table:table-row table:style-name="ro1">
          <table:table-cell table:number-columns-repeated="3"/>
          <table:table-cell table:style-name="ce44" office:value-type="string" calcext:value-type="string">
            <text:p>CAS_NUM</text:p>
          </table:table-cell>
          <table:table-cell table:style-name="ce44" office:value-type="string" calcext:value-type="string">
            <text:p>Numéro de la cassette dans l'organiseur de la BPE.</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CS_NUM</text:p>
          </table:table-cell>
          <table:table-cell table:style-name="ce111" office:value-type="string" calcext:value-type="string">
            <text:p>NUMERIC</text:p>
          </table:table-cell>
          <table:table-cell table:style-name="ce111"/>
          <table:table-cell table:style-name="ce111" table:formula="of:=IF([.H304]=&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04] &amp; &quot; &quot; &amp; [.L304] &amp; &quot; &quot; &amp; [.N304] &amp; &quot; &quot; &amp; [.T304] &amp; &quot;,&quot;" office:value-type="string" office:string-value="CS_NUM NUMERIC  ," calcext:value-type="string">
            <text:p>CS_NUM NUMERIC <text:s/>,</text:p>
          </table:table-cell>
          <table:table-cell/>
          <table:table-cell table:style-name="ce176"/>
          <table:table-cell table:number-columns-repeated="2"/>
          <table:table-cell table:style-name="ce44" office:value-type="string" calcext:value-type="string">
            <text:p>CAS_NUM</text:p>
          </table:table-cell>
          <table:table-cell table:number-columns-repeated="991"/>
        </table:table-row>
        <table:table-row table:style-name="ro4">
          <table:table-cell table:number-columns-repeated="3"/>
          <table:table-cell table:style-name="ce44" office:value-type="string" calcext:value-type="string">
            <text:p>CAS_TYPE</text:p>
          </table:table-cell>
          <table:table-cell table:style-name="ce44" office:value-type="string" calcext:value-type="string">
            <text:p>Type de cassette (SOUDURE, LOVAGE, SPLITTER, CONNECTEUR, …) </text:p>
          </table:table-cell>
          <table:table-cell table:style-name="ce111" office:value-type="string" calcext:value-type="string">
            <text:p>INTEGER</text:p>
          </table:table-cell>
          <table:table-cell table:style-name="ce44" office:value-type="string" calcext:value-type="string">
            <text:p>selon CTRL_CASSETTE_TYPE</text:p>
          </table:table-cell>
          <table:table-cell table:style-name="ce111"/>
          <table:table-cell/>
          <table:table-cell table:style-name="ce3"/>
          <table:table-cell table:style-name="ce44" office:value-type="string" calcext:value-type="string">
            <text:p>CS_TYPE</text:p>
          </table:table-cell>
          <table:table-cell table:style-name="ce105" office:value-type="string" calcext:value-type="string">
            <text:p>VARCHAR(10)</text:p>
          </table:table-cell>
          <table:table-cell table:style-name="ce111"/>
          <table:table-cell table:style-name="ce111" table:formula="of:=IF([.H305]=&quot;obligatoire&quot;;&quot;NOT NULL&quot;;&quot;&quot;)">
            <text:p/>
          </table:table-cell>
          <table:table-cell table:style-name="ce111" table:number-columns-repeated="5"/>
          <table:table-cell table:style-name="ce172" office:value-type="string" calcext:value-type="string">
            <text:p>REFERENCES GRACE.L_CASSETTE_TYPE (CODE)</text:p>
          </table:table-cell>
          <table:table-cell table:style-name="ce176"/>
          <table:table-cell table:style-name="ce23" table:number-columns-repeated="2"/>
          <table:table-cell table:style-name="ce3"/>
          <table:table-cell table:style-name="ce23" table:formula="of:=&quot;CREATE INDEX ON CASSETTE(&quot; &amp; [.K305] &amp; &quot;)&quot;" office:value-type="string" office:string-value="CREATE INDEX ON CASSETTE(CS_TYPE)" calcext:value-type="string">
            <text:p>CREATE INDEX ON CASSETTE(CS_TYPE)</text:p>
          </table:table-cell>
          <table:table-cell/>
          <table:table-cell table:style-name="ce185"/>
          <table:table-cell table:style-name="ce185" table:formula="of:=[.K305] &amp; &quot; &quot; &amp; [.L305] &amp; &quot; &quot; &amp; [.N305] &amp; &quot; &quot; &amp; [.T305] &amp; &quot;,&quot;" office:value-type="string" office:string-value="CS_TYPE VARCHAR(10)  REFERENCES GRACE.L_CASSETTE_TYPE (CODE)," calcext:value-type="string">
            <text:p>CS_TYPE VARCHAR(10) <text:s/>REFERENCES GRACE.L_CASSETTE_TYPE (CODE),</text:p>
          </table:table-cell>
          <table:table-cell/>
          <table:table-cell table:style-name="ce176"/>
          <table:table-cell table:number-columns-repeated="2"/>
          <table:table-cell table:style-name="ce44" office:value-type="string" calcext:value-type="string">
            <text:p>CAS_TYPE</text:p>
          </table:table-cell>
          <table:table-cell table:number-columns-repeated="991"/>
        </table:table-row>
        <table:table-row table:style-name="ro3">
          <table:table-cell table:number-columns-repeated="3"/>
          <table:table-cell table:style-name="ce44" office:value-type="string" calcext:value-type="string">
            <text:p>CAS_FACE</text:p>
          </table:table-cell>
          <table:table-cell table:style-name="ce44" office:value-type="string" calcext:value-type="string">
            <text:p>Face du BPE sur laquelle est enfichée la cassette (défaut = Face A)</text:p>
          </table:table-cell>
          <table:table-cell table:style-name="ce111" office:value-type="string" calcext:value-type="string">
            <text:p>VARCHAR(20)</text:p>
          </table:table-cell>
          <table:table-cell table:style-name="ce44"/>
          <table:table-cell table:style-name="ce111"/>
          <table:table-cell/>
          <table:table-cell table:style-name="ce3"/>
          <table:table-cell table:style-name="ce44" office:value-type="string" calcext:value-type="string">
            <text:p>CS_FACE</text:p>
          </table:table-cell>
          <table:table-cell table:style-name="ce111" office:value-type="string" calcext:value-type="string">
            <text:p>VARCHAR(20)</text:p>
          </table:table-cell>
          <table:table-cell table:style-name="ce111"/>
          <table:table-cell table:style-name="ce111" table:formula="of:=IF([.H306]=&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06] &amp; &quot; &quot; &amp; [.L306] &amp; &quot; &quot; &amp; [.N306] &amp; &quot; &quot; &amp; [.T306] &amp; &quot;,&quot;" office:value-type="string" office:string-value="CS_FACE VARCHAR(20)  ," calcext:value-type="string">
            <text:p>CS_FACE VARCHAR(20) <text:s/>,</text:p>
          </table:table-cell>
          <table:table-cell/>
          <table:table-cell table:style-name="ce176"/>
          <table:table-cell table:number-columns-repeated="2"/>
          <table:table-cell table:style-name="ce44" office:value-type="string" calcext:value-type="string">
            <text:p>CAS_FACE</text:p>
          </table:table-cell>
          <table:table-cell table:number-columns-repeated="991"/>
        </table:table-row>
        <table:table-row table:style-name="ro4">
          <table:table-cell/>
          <table:table-cell table:style-name="ce40" office:value-type="string" calcext:value-type="string">
            <text:p>Voir pour la table REFERENCE du SYANE ? INTEGER</text:p>
          </table:table-cell>
          <table:table-cell/>
          <table:table-cell table:style-name="ce44" office:value-type="string" calcext:value-type="string">
            <text:p>CAS_REF</text:p>
          </table:table-cell>
          <table:table-cell table:style-name="ce44" office:value-type="string" calcext:value-type="string">
            <text:p>Juxtaposition du fabricant et de la référence fabricant</text:p>
          </table:table-cell>
          <table:table-cell table:style-name="ce106"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CS_REF</text:p>
          </table:table-cell>
          <table:table-cell table:style-name="ce106" office:value-type="string" calcext:value-type="string">
            <text:p>INTEGER</text:p>
          </table:table-cell>
          <table:table-cell table:style-name="ce111"/>
          <table:table-cell table:style-name="ce111" table:formula="of:=IF([.H307]=&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formula="of:=&quot;CREATE INDEX ON CASSETTE(&quot; &amp; [.K307] &amp; &quot;)&quot;" office:value-type="string" office:string-value="CREATE INDEX ON CASSETTE(CS_REF)" calcext:value-type="string">
            <text:p>CREATE INDEX ON CASSETTE(CS_REF)</text:p>
          </table:table-cell>
          <table:table-cell/>
          <table:table-cell table:style-name="ce185"/>
          <table:table-cell table:style-name="ce185" table:formula="of:=[.K307] &amp; &quot; &quot; &amp; [.L307] &amp; &quot; &quot; &amp; [.N307] &amp; &quot; &quot; &amp; [.T307] &amp; &quot;,&quot;" office:value-type="string" office:string-value="CS_REF INTEGER  ," calcext:value-type="string">
            <text:p>CS_REF INTEGER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CS_CREADAT</text:p>
          </table:table-cell>
          <table:table-cell table:style-name="ce96" office:value-type="string" calcext:value-type="string">
            <text:p>DATE</text:p>
          </table:table-cell>
          <table:table-cell table:style-name="ce96"/>
          <table:table-cell table:style-name="ce96" table:formula="of:=IF([.H308]=&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08] &amp; &quot; &quot; &amp; [.L308] &amp; &quot; &quot; &amp; [.N308] &amp; &quot; &quot; &amp; [.T308] &amp; &quot;,&quot;" office:value-type="string" office:string-value="CS_CREADAT DATE  ," calcext:value-type="string">
            <text:p>CS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CS_MAJDATE</text:p>
          </table:table-cell>
          <table:table-cell table:style-name="ce96" office:value-type="string" calcext:value-type="string">
            <text:p>DATE</text:p>
          </table:table-cell>
          <table:table-cell table:style-name="ce96"/>
          <table:table-cell table:style-name="ce96" table:formula="of:=IF([.H309]=&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09] &amp; &quot; &quot; &amp; [.L309] &amp; &quot; &quot; &amp; [.N309] &amp; &quot; &quot; &amp; [.T309] &amp; &quot;,&quot;" office:value-type="string" office:string-value="CS_MAJDATE DATE  ," calcext:value-type="string">
            <text:p>CS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CS_MAJSRC</text:p>
          </table:table-cell>
          <table:table-cell table:style-name="ce96" office:value-type="string" calcext:value-type="string">
            <text:p>VARCHAR(254)</text:p>
          </table:table-cell>
          <table:table-cell table:style-name="ce96"/>
          <table:table-cell table:style-name="ce96" table:formula="of:=IF([.H310]=&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10] &amp; &quot; &quot; &amp; [.L310] &amp; &quot; &quot; &amp; [.N310] &amp; &quot; &quot; &amp; [.T310] &amp; &quot;,&quot;" office:value-type="string" office:string-value="CS_MAJSRC VARCHAR(254)  ," calcext:value-type="string">
            <text:p>CS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CS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11] &amp; &quot; &quot; &amp; [.L311] &amp; &quot; &quot; &amp; [.N311] &amp; &quot; &quot; &amp; [.T311] &amp; &quot;,&quot;" office:value-type="string" office:string-value="CS_ABDDATE DATE  ," calcext:value-type="string">
            <text:p>CS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CS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12] &amp; &quot; &quot; &amp; [.L312] &amp; &quot; &quot; &amp; [.N312] &amp; &quot; &quot; &amp; [.T312] &amp; &quot;,&quot;" office:value-type="string" office:string-value="CS_ABDSRC VARCHAR(254)  ," calcext:value-type="string">
            <text:p>CS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26" table:number-columns-repeated="2"/>
          <table:table-cell table:number-columns-repeated="2"/>
          <table:table-cell table:formula="of:=IF([.H313]=&quot;obligatoire&quot;;&quot;NOT NULL&quot;;&quot;&quot;)">
            <text:p/>
          </table:table-cell>
          <table:table-cell table:number-columns-repeated="5"/>
          <table:table-cell table:style-name="ce174"/>
          <table:table-cell table:style-name="ce179"/>
          <table:table-cell table:style-name="ce174" table:number-columns-repeated="2"/>
          <table:table-cell table:style-name="ce26"/>
          <table:table-cell table:style-name="ce174"/>
          <table:table-cell/>
          <table:table-cell table:style-name="ce185" table:formula="of:=[.P301] &amp; &quot;);&quot;" office:value-type="string" office:string-value="CONSTRAINT &quot;CASSETTE_PK&quot; PRIMARY KEY (CS_ID));" calcext:value-type="string">
            <text:p>CONSTRAINT "CASSETTE_PK" PRIMARY KEY (CS_ID));</text:p>
          </table:table-cell>
          <table:table-cell table:style-name="ce187"/>
          <table:table-cell/>
          <table:table-cell table:style-name="ce179"/>
          <table:table-cell table:style-name="ce26" table:number-columns-repeated="3"/>
          <table:table-cell table:number-columns-repeated="991"/>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314]=&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table-cell office:value-type="string" calcext:value-type="string">
            <text:p>Faut-il une table de lignes ? En ZMD pas utile car une fibre, mais en ZTD ? </text:p>
          </table:table-cell>
          <table:table-cell table:style-name="ce12" office:value-type="string" calcext:value-type="string">
            <text:p>SiteUtilisateurFinal</text:p>
          </table:table-cell>
          <table:table-cell table:style-name="ce47" office:value-type="string" calcext:value-type="string">
            <text:p>SUF_ID</text:p>
          </table:table-cell>
          <table:table-cell table:style-name="ce46" office:value-type="string" calcext:value-type="string">
            <text:p>Identifiant unique auto-incrémenté (selon plages d'identifiants)</text:p>
          </table:table-cell>
          <table:table-cell table:style-name="ce91" office:value-type="string" calcext:value-type="string">
            <text:p>INTEGER</text:p>
          </table:table-cell>
          <table:table-cell table:style-name="ce127"/>
          <table:table-cell table:style-name="ce141"/>
          <table:table-cell/>
          <table:table-cell table:style-name="ce3" office:value-type="string" calcext:value-type="string">
            <text:p>SUF</text:p>
          </table:table-cell>
          <table:table-cell table:style-name="ce56" office:value-type="string" calcext:value-type="string">
            <text:p>SF_ID</text:p>
          </table:table-cell>
          <table:table-cell table:style-name="ce91" office:value-type="string" calcext:value-type="string">
            <text:p>INTEGER</text:p>
          </table:table-cell>
          <table:table-cell table:style-name="ce91"/>
          <table:table-cell table:style-name="ce91" table:formula="of:=IF([.H315]=&quot;obligatoire&quot;;&quot;NOT NULL&quot;;&quot;&quot;)">
            <text:p/>
          </table:table-cell>
          <table:table-cell table:style-name="ce91"/>
          <table:table-cell table:style-name="ce125" table:formula="of:= &quot;CONSTRAINT &quot;&quot;&quot; &amp; [.J315] &amp; &quot;_PK&quot;&quot; PRIMARY KEY (&quot; &amp; [.K315] &amp; &quot;)&quot;" office:value-type="string" office:string-value="CONSTRAINT &quot;SUF_PK&quot; PRIMARY KEY (SF_ID)" calcext:value-type="string">
            <text:p>CONSTRAINT "SUF_PK" PRIMARY KEY (SF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315] &amp; &quot;(&quot;" office:value-type="string" office:string-value="CREATE TABLE SUF(" calcext:value-type="string">
            <text:p>CREATE TABLE SUF(</text:p>
          </table:table-cell>
          <table:table-cell table:style-name="ce185" table:formula="of:=[.K315] &amp; &quot; &quot; &amp; [.L315] &amp; &quot; &quot; &amp; [.N315] &amp; &quot; &quot; &amp; [.T315] &amp; &quot;,&quot;" office:value-type="string" office:string-value="SF_ID INTEGER  ," calcext:value-type="string">
            <text:p>SF_ID INTEGER <text:s/>,</text:p>
          </table:table-cell>
          <table:table-cell/>
          <table:table-cell table:style-name="ce176"/>
          <table:table-cell table:number-columns-repeated="2"/>
          <table:table-cell table:style-name="ce56" office:value-type="string" calcext:value-type="string">
            <text:p>SUF_ID</text:p>
          </table:table-cell>
          <table:table-cell table:number-columns-repeated="991"/>
        </table:table-row>
        <table:table-row table:style-name="ro1">
          <table:table-cell table:number-columns-repeated="3"/>
          <table:table-cell table:style-name="ce68" office:value-type="string" calcext:value-type="string">
            <text:p>codeSiteUtilisateurFinal</text:p>
          </table:table-cell>
          <table:table-cell table:style-name="ce68" office:value-type="string" calcext:value-type="string">
            <text:p>Code du SUF. </text:p>
          </table:table-cell>
          <table:table-cell table:style-name="ce117" office:value-type="string" calcext:value-type="string">
            <text:p>text</text:p>
          </table:table-cell>
          <table:table-cell table:style-name="ce68"/>
          <table:table-cell table:style-name="ce151"/>
          <table:table-cell/>
          <table:table-cell table:style-name="ce3"/>
          <table:table-cell table:style-name="ce11" office:value-type="string" calcext:value-type="string">
            <text:p>SF_CODE</text:p>
          </table:table-cell>
          <table:table-cell table:style-name="ce124" office:value-type="string" calcext:value-type="string">
            <text:p>VARCHAR(50)</text:p>
          </table:table-cell>
          <table:table-cell table:style-name="ce124"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16] &amp; &quot; &quot; &amp; [.L316] &amp; &quot; &quot; &amp; [.N316] &amp; &quot; &quot; &amp; [.T316] &amp; &quot;,&quot;" office:value-type="string" office:string-value="SF_CODE VARCHAR(50)  ," calcext:value-type="string">
            <text:p>SF_CODE VARCHAR(50) <text:s/>,</text:p>
          </table:table-cell>
          <table:table-cell/>
          <table:table-cell table:style-name="ce176"/>
          <table:table-cell table:number-columns-repeated="2"/>
          <table:table-cell table:style-name="ce56"/>
          <table:table-cell table:number-columns-repeated="991"/>
        </table:table-row>
        <table:table-row table:style-name="ro5">
          <table:table-cell/>
          <table:table-cell table:style-name="ce40" office:value-type="string" calcext:value-type="string">
            <text:p>Ne fonctionne qu'en zone peu dense ?</text:p>
          </table:table-cell>
          <table:table-cell/>
          <table:table-cell table:style-name="ce44" office:value-type="string" calcext:value-type="string">
            <text:p>SUF_OPER</text:p>
          </table:table-cell>
          <table:table-cell table:style-name="ce44" office:value-type="string" calcext:value-type="string">
            <text:p>Identifiant unique de l'opérateur fournissant le service au SUF. </text:p>
          </table:table-cell>
          <table:table-cell table:style-name="ce118" office:value-type="string" calcext:value-type="string">
            <text:p>text</text:p>
          </table:table-cell>
          <table:table-cell table:style-name="ce44" office:value-type="string" calcext:value-type="string">
            <text:p>&lt;ORGANISME&gt;</text:p>
          </table:table-cell>
          <table:table-cell table:style-name="ce111" office:value-type="string" calcext:value-type="string">
            <text:p>obligatoire</text:p>
          </table:table-cell>
          <table:table-cell/>
          <table:table-cell table:style-name="ce3"/>
          <table:table-cell table:style-name="ce44" office:value-type="string" calcext:value-type="string">
            <text:p>SF_OPER</text:p>
          </table:table-cell>
          <table:table-cell table:style-name="ce105" office:value-type="string" calcext:value-type="string">
            <text:p>VARCHAR(20)</text:p>
          </table:table-cell>
          <table:table-cell table:style-name="ce118"/>
          <table:table-cell table:style-name="ce118" table:formula="of:=IF([.H317]=&quot;obligatoire&quot;;&quot;NOT NULL&quot;;&quot;&quot;)" office:value-type="string" office:string-value="NOT NULL" calcext:value-type="string">
            <text:p>NOT NULL</text:p>
          </table:table-cell>
          <table:table-cell table:style-name="ce118"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17] &amp; &quot; &quot; &amp; [.L317] &amp; &quot; &quot; &amp; [.N317] &amp; &quot; &quot; &amp; [.T317] &amp; &quot;,&quot;" office:value-type="string" office:string-value="SF_OPER VARCHAR(20) NOT NULL REFERENCES GRACE.ORGANISME (OR_CODE)," calcext:value-type="string">
            <text:p>SF_OPER VARCHAR(20) NOT NULL REFERENCES GRACE.ORGANISME (OR_CODE),</text:p>
          </table:table-cell>
          <table:table-cell/>
          <table:table-cell table:style-name="ce176"/>
          <table:table-cell table:number-columns-repeated="2"/>
          <table:table-cell table:style-name="ce44" office:value-type="string" calcext:value-type="string">
            <text:p>SUF_OPER</text:p>
          </table:table-cell>
          <table:table-cell table:number-columns-repeated="991"/>
        </table:table-row>
        <table:table-row table:style-name="ro4">
          <table:table-cell/>
          <table:table-cell table:style-name="ce40" office:value-type="string" calcext:value-type="string">
            <text:p>ECLAIRCIR LE MODELE DU SYANE : un SUF est-t-il systématiquement un site (spécialisation) ? Ou un SUF a-t-il un rattachement un à un site (NRO/PM) ? </text:p>
          </table:table-cell>
          <table:table-cell/>
          <table:table-cell table:style-name="ce44" office:value-type="string" calcext:value-type="string">
            <text:p>SUF_SITE</text:p>
          </table:table-cell>
          <table:table-cell table:style-name="ce44" office:value-type="string" calcext:value-type="string">
            <text:p>Identifiant unique contenu dans la table SITE</text:p>
          </table:table-cell>
          <table:table-cell table:style-name="ce119" office:value-type="string" calcext:value-type="string">
            <text:p>text</text:p>
          </table:table-cell>
          <table:table-cell table:style-name="ce12"/>
          <table:table-cell table:style-name="ce111"/>
          <table:table-cell/>
          <table:table-cell table:style-name="ce3"/>
          <table:table-cell table:style-name="ce12" office:value-type="string" calcext:value-type="string">
            <text:p>ST_CODE</text:p>
          </table:table-cell>
          <table:table-cell table:style-name="ce119" office:value-type="string" calcext:value-type="string">
            <text:p>VARCHAR(254)</text:p>
          </table:table-cell>
          <table:table-cell table:style-name="ce119"/>
          <table:table-cell table:style-name="ce119" table:formula="of:=IF([.H318]=&quot;obligatoire&quot;;&quot;NOT NULL&quot;;&quot;&quot;)">
            <text:p/>
          </table:table-cell>
          <table:table-cell table:style-name="ce119" table:number-columns-repeated="5"/>
          <table:table-cell table:style-name="ce23" office:value-type="string" calcext:value-type="string">
            <text:p>REFERENCES GRACE.SITETECH (ST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18] &amp; &quot; &quot; &amp; [.L318] &amp; &quot; &quot; &amp; [.N318] &amp; &quot; &quot; &amp; [.T318] &amp; &quot;,&quot;" office:value-type="string" office:string-value="ST_CODE VARCHAR(254)  REFERENCES GRACE.SITETECH (ST_CODE)," calcext:value-type="string">
            <text:p>ST_CODE VARCHAR(254) <text:s/>REFERENCES GRACE.SITETECH (ST_CODE),</text:p>
          </table:table-cell>
          <table:table-cell/>
          <table:table-cell table:style-name="ce176"/>
          <table:table-cell table:number-columns-repeated="2"/>
          <table:table-cell table:style-name="ce44" office:value-type="string" calcext:value-type="string">
            <text:p>SUF_SITE</text:p>
          </table:table-cell>
          <table:table-cell table:number-columns-repeated="991"/>
        </table:table-row>
        <table:table-row table:style-name="ro3">
          <table:table-cell/>
          <table:table-cell table:style-name="ce40" office:value-type="string" calcext:value-type="string">
            <text:p>Etiquette ? Code ?</text:p>
          </table:table-cell>
          <table:table-cell/>
          <table:table-cell table:style-name="ce44" office:value-type="string" calcext:value-type="string">
            <text:p>SUF_NOM</text:p>
          </table:table-cell>
          <table:table-cell table:style-name="ce44" office:value-type="string" calcext:value-type="string">
            <text:p>Nom du SUF tel qu'étiqueté sur le terrain (selon règles et plages de nommage)</text:p>
          </table:table-cell>
          <table:table-cell table:style-name="ce118" office:value-type="string" calcext:value-type="string">
            <text:p>VARCHAR (30)</text:p>
          </table:table-cell>
          <table:table-cell table:style-name="ce44"/>
          <table:table-cell table:style-name="ce111"/>
          <table:table-cell/>
          <table:table-cell table:style-name="ce3"/>
          <table:table-cell table:style-name="ce44" office:value-type="string" calcext:value-type="string">
            <text:p>SF_NOM</text:p>
          </table:table-cell>
          <table:table-cell table:style-name="ce165" office:value-type="string" calcext:value-type="string">
            <text:p>VARCHAR (30)</text:p>
          </table:table-cell>
          <table:table-cell table:style-name="ce118"/>
          <table:table-cell table:style-name="ce118" table:formula="of:=IF([.H319]=&quot;obligatoire&quot;;&quot;NOT NULL&quot;;&quot;&quot;)">
            <text:p/>
          </table:table-cell>
          <table:table-cell table:style-name="ce118"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19] &amp; &quot; &quot; &amp; [.L319] &amp; &quot; &quot; &amp; [.N319] &amp; &quot; &quot; &amp; [.T319] &amp; &quot;,&quot;" office:value-type="string" office:string-value="SF_NOM VARCHAR (30)  ," calcext:value-type="string">
            <text:p>SF_NOM VARCHAR (30) <text:s/>,</text:p>
          </table:table-cell>
          <table:table-cell/>
          <table:table-cell table:style-name="ce176"/>
          <table:table-cell table:number-columns-repeated="2"/>
          <table:table-cell table:style-name="ce44" office:value-type="string" calcext:value-type="string">
            <text:p>SUF_NOM</text:p>
          </table:table-cell>
          <table:table-cell table:number-columns-repeated="991"/>
        </table:table-row>
        <table:table-row table:style-name="ro5">
          <table:table-cell table:number-columns-repeated="3"/>
          <table:table-cell table:style-name="ce44" office:value-type="string" calcext:value-type="string">
            <text:p>SUF_TYPE</text:p>
          </table:table-cell>
          <table:table-cell table:style-name="ce44" office:value-type="string" calcext:value-type="string">
            <text:p>Type de Site Utilisateur Final. </text:p>
          </table:table-cell>
          <table:table-cell table:style-name="ce118" office:value-type="string" calcext:value-type="string">
            <text:p>INTEGER</text:p>
          </table:table-cell>
          <table:table-cell table:style-name="ce44" office:value-type="string" calcext:value-type="string">
            <text:p>Voir table de contrôle CTRL_SUF_TYPE</text:p>
          </table:table-cell>
          <table:table-cell table:style-name="ce111" office:value-type="string" calcext:value-type="string">
            <text:p>obligatoire</text:p>
          </table:table-cell>
          <table:table-cell/>
          <table:table-cell table:style-name="ce3"/>
          <table:table-cell table:style-name="ce44" office:value-type="string" calcext:value-type="string">
            <text:p>SF_TYPE</text:p>
          </table:table-cell>
          <table:table-cell table:style-name="ce166" office:value-type="string" calcext:value-type="string">
            <text:p>VARCHAR(1)</text:p>
          </table:table-cell>
          <table:table-cell table:style-name="ce118"/>
          <table:table-cell table:style-name="ce118" table:formula="of:=IF([.H320]=&quot;obligatoire&quot;;&quot;NOT NULL&quot;;&quot;&quot;)" office:value-type="string" office:string-value="NOT NULL" calcext:value-type="string">
            <text:p>NOT NULL</text:p>
          </table:table-cell>
          <table:table-cell table:style-name="ce118" table:number-columns-repeated="5"/>
          <table:table-cell table:style-name="ce172" office:value-type="string" calcext:value-type="string">
            <text:p>REFERENCES GRACE.L_SUF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20] &amp; &quot; &quot; &amp; [.L320] &amp; &quot; &quot; &amp; [.N320] &amp; &quot; &quot; &amp; [.T320] &amp; &quot;,&quot;" office:value-type="string" office:string-value="SF_TYPE VARCHAR(1) NOT NULL REFERENCES GRACE.L_SUF_TYPE (CODE)," calcext:value-type="string">
            <text:p>SF_TYPE VARCHAR(1) NOT NULL REFERENCES GRACE.L_SUF_TYPE (CODE),</text:p>
          </table:table-cell>
          <table:table-cell/>
          <table:table-cell table:style-name="ce176"/>
          <table:table-cell table:number-columns-repeated="2"/>
          <table:table-cell table:style-name="ce44" office:value-type="string" calcext:value-type="string">
            <text:p>SUF_TYPE</text:p>
          </table:table-cell>
          <table:table-cell table:number-columns-repeated="991"/>
        </table:table-row>
        <table:table-row table:style-name="ro5">
          <table:table-cell table:number-columns-repeated="3"/>
          <table:table-cell table:style-name="ce44" office:value-type="string" calcext:value-type="string">
            <text:p>SUF_TBATI</text:p>
          </table:table-cell>
          <table:table-cell table:style-name="ce44" office:value-type="string" calcext:value-type="string">
            <text:p>Type de bâti du SUF (MonoSUF ou MultiSUF). </text:p>
          </table:table-cell>
          <table:table-cell table:style-name="ce118" office:value-type="string" calcext:value-type="string">
            <text:p>INTEGER</text:p>
          </table:table-cell>
          <table:table-cell table:style-name="ce44" office:value-type="string" calcext:value-type="string">
            <text:p>Voir table de contrôle CTRL_TYPE_BATI</text:p>
          </table:table-cell>
          <table:table-cell table:style-name="ce111" office:value-type="string" calcext:value-type="string">
            <text:p>obligatoire</text:p>
          </table:table-cell>
          <table:table-cell/>
          <table:table-cell table:style-name="ce3"/>
          <table:table-cell table:style-name="ce44" office:value-type="string" calcext:value-type="string">
            <text:p>SF_TBATI</text:p>
          </table:table-cell>
          <table:table-cell table:style-name="ce166" office:value-type="string" calcext:value-type="string">
            <text:p>VARCHAR(1)</text:p>
          </table:table-cell>
          <table:table-cell table:style-name="ce118"/>
          <table:table-cell table:style-name="ce118" table:formula="of:=IF([.H321]=&quot;obligatoire&quot;;&quot;NOT NULL&quot;;&quot;&quot;)" office:value-type="string" office:string-value="NOT NULL" calcext:value-type="string">
            <text:p>NOT NULL</text:p>
          </table:table-cell>
          <table:table-cell table:style-name="ce118" table:number-columns-repeated="5"/>
          <table:table-cell table:style-name="ce172" office:value-type="string" calcext:value-type="string">
            <text:p>REFERENCES GRACE.L_TYPE_BATI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21] &amp; &quot; &quot; &amp; [.L321] &amp; &quot; &quot; &amp; [.N321] &amp; &quot; &quot; &amp; [.T321] &amp; &quot;,&quot;" office:value-type="string" office:string-value="SF_TBATI VARCHAR(1) NOT NULL REFERENCES GRACE.L_TYPE_BATI (CODE)," calcext:value-type="string">
            <text:p>SF_TBATI VARCHAR(1) NOT NULL REFERENCES GRACE.L_TYPE_BATI (CODE),</text:p>
          </table:table-cell>
          <table:table-cell/>
          <table:table-cell table:style-name="ce176"/>
          <table:table-cell table:number-columns-repeated="2"/>
          <table:table-cell table:style-name="ce44" office:value-type="string" calcext:value-type="string">
            <text:p>SUF_TBATI</text:p>
          </table:table-cell>
          <table:table-cell table:number-columns-repeated="991"/>
        </table:table-row>
        <table:table-row table:style-name="ro3">
          <table:table-cell table:number-columns-repeated="3"/>
          <table:table-cell table:style-name="ce44" office:value-type="string" calcext:value-type="string">
            <text:p>id_point_adresse</text:p>
          </table:table-cell>
          <table:table-cell table:style-name="ce44" office:value-type="string" calcext:value-type="string">
            <text:p>Identifiant unique de la table ADRESSE (adresse postale du bâti)</text:p>
          </table:table-cell>
          <table:table-cell table:style-name="ce118"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SF_AD_ID</text:p>
          </table:table-cell>
          <table:table-cell table:style-name="ce118" office:value-type="string" calcext:value-type="string">
            <text:p>INTEGER</text:p>
          </table:table-cell>
          <table:table-cell table:style-name="ce118"/>
          <table:table-cell table:style-name="ce118" table:formula="of:=IF([.H322]=&quot;obligatoire&quot;;&quot;NOT NULL&quot;;&quot;&quot;)">
            <text:p/>
          </table:table-cell>
          <table:table-cell table:style-name="ce118" table:number-columns-repeated="5"/>
          <table:table-cell table:style-name="ce23" office:value-type="string" calcext:value-type="string">
            <text:p>REFERENCES GRACE.ADRESSE (AD_ID)</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22] &amp; &quot; &quot; &amp; [.L322] &amp; &quot; &quot; &amp; [.N322] &amp; &quot; &quot; &amp; [.T322] &amp; &quot;,&quot;" office:value-type="string" office:string-value="SF_AD_ID INTEGER  REFERENCES GRACE.ADRESSE (AD_ID)," calcext:value-type="string">
            <text:p>SF_AD_ID INTEGER <text:s/>REFERENCES GRACE.ADRESSE (AD_ID),</text:p>
          </table:table-cell>
          <table:table-cell/>
          <table:table-cell table:style-name="ce176"/>
          <table:table-cell table:number-columns-repeated="2"/>
          <table:table-cell table:style-name="ce44" office:value-type="string" calcext:value-type="string">
            <text:p>SUF_ADRESS</text:p>
          </table:table-cell>
          <table:table-cell table:number-columns-repeated="991"/>
        </table:table-row>
        <table:table-row table:style-name="ro3">
          <table:table-cell table:number-columns-repeated="3"/>
          <table:table-cell table:style-name="ce44" office:value-type="string" calcext:value-type="string">
            <text:p>SUF_PR_NOM</text:p>
          </table:table-cell>
          <table:table-cell table:style-name="ce44" office:value-type="string" calcext:value-type="string">
            <text:p>Nom et prénom du propriétaire du site. (Permet de vérifier les autorisations d'installation d'une PTO)</text:p>
          </table:table-cell>
          <table:table-cell table:style-name="ce118" office:value-type="string" calcext:value-type="string">
            <text:p>VARCHAR (30)</text:p>
          </table:table-cell>
          <table:table-cell table:style-name="ce44"/>
          <table:table-cell table:style-name="ce111"/>
          <table:table-cell/>
          <table:table-cell table:style-name="ce3"/>
          <table:table-cell table:style-name="ce44" office:value-type="string" calcext:value-type="string">
            <text:p>SF_PR_NOM</text:p>
          </table:table-cell>
          <table:table-cell table:style-name="ce165" office:value-type="string" calcext:value-type="string">
            <text:p>VARCHAR (30)</text:p>
          </table:table-cell>
          <table:table-cell table:style-name="ce118"/>
          <table:table-cell table:style-name="ce118" table:formula="of:=IF([.H323]=&quot;obligatoire&quot;;&quot;NOT NULL&quot;;&quot;&quot;)">
            <text:p/>
          </table:table-cell>
          <table:table-cell table:style-name="ce118"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23] &amp; &quot; &quot; &amp; [.L323] &amp; &quot; &quot; &amp; [.N323] &amp; &quot; &quot; &amp; [.T323] &amp; &quot;,&quot;" office:value-type="string" office:string-value="SF_PR_NOM VARCHAR (30)  ," calcext:value-type="string">
            <text:p>SF_PR_NOM VARCHAR (30) <text:s/>,</text:p>
          </table:table-cell>
          <table:table-cell/>
          <table:table-cell table:style-name="ce176"/>
          <table:table-cell table:number-columns-repeated="2"/>
          <table:table-cell table:style-name="ce44" office:value-type="string" calcext:value-type="string">
            <text:p>SUF_PR_NOM</text:p>
          </table:table-cell>
          <table:table-cell table:number-columns-repeated="991"/>
        </table:table-row>
        <table:table-row table:style-name="ro3">
          <table:table-cell table:number-columns-repeated="3"/>
          <table:table-cell table:style-name="ce44" office:value-type="string" calcext:value-type="string">
            <text:p>SUF_PR_TEL</text:p>
          </table:table-cell>
          <table:table-cell table:style-name="ce44" office:value-type="string" calcext:value-type="string">
            <text:p>Teléphone du propriétaire du site</text:p>
          </table:table-cell>
          <table:table-cell table:style-name="ce118" office:value-type="string" calcext:value-type="string">
            <text:p>VARCHAR (20)</text:p>
          </table:table-cell>
          <table:table-cell table:style-name="ce44"/>
          <table:table-cell table:style-name="ce111"/>
          <table:table-cell/>
          <table:table-cell table:style-name="ce3"/>
          <table:table-cell table:style-name="ce44" office:value-type="string" calcext:value-type="string">
            <text:p>SF_PR_TEL</text:p>
          </table:table-cell>
          <table:table-cell table:style-name="ce165" office:value-type="string" calcext:value-type="string">
            <text:p>VARCHAR (20)</text:p>
          </table:table-cell>
          <table:table-cell table:style-name="ce118"/>
          <table:table-cell table:style-name="ce118" table:formula="of:=IF([.H324]=&quot;obligatoire&quot;;&quot;NOT NULL&quot;;&quot;&quot;)">
            <text:p/>
          </table:table-cell>
          <table:table-cell table:style-name="ce118"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24] &amp; &quot; &quot; &amp; [.L324] &amp; &quot; &quot; &amp; [.N324] &amp; &quot; &quot; &amp; [.T324] &amp; &quot;,&quot;" office:value-type="string" office:string-value="SF_PR_TEL VARCHAR (20)  ," calcext:value-type="string">
            <text:p>SF_PR_TEL VARCHAR (20) <text:s/>,</text:p>
          </table:table-cell>
          <table:table-cell/>
          <table:table-cell table:style-name="ce176"/>
          <table:table-cell table:number-columns-repeated="2"/>
          <table:table-cell table:style-name="ce44" office:value-type="string" calcext:value-type="string">
            <text:p>SUF_PR_TEL</text:p>
          </table:table-cell>
          <table:table-cell table:number-columns-repeated="991"/>
        </table:table-row>
        <table:table-row table:style-name="ro3">
          <table:table-cell table:number-columns-repeated="3"/>
          <table:table-cell table:style-name="ce44" office:value-type="string" calcext:value-type="string">
            <text:p>SUF_PR_MAIL</text:p>
          </table:table-cell>
          <table:table-cell table:style-name="ce44" office:value-type="string" calcext:value-type="string">
            <text:p>Adresse mail du propriétaire du site</text:p>
          </table:table-cell>
          <table:table-cell table:style-name="ce118" office:value-type="string" calcext:value-type="string">
            <text:p>VARCHAR (30)</text:p>
          </table:table-cell>
          <table:table-cell table:style-name="ce44"/>
          <table:table-cell table:style-name="ce111"/>
          <table:table-cell/>
          <table:table-cell table:style-name="ce3"/>
          <table:table-cell table:style-name="ce44" office:value-type="string" calcext:value-type="string">
            <text:p>SF_PR_MAIL</text:p>
          </table:table-cell>
          <table:table-cell table:style-name="ce165" office:value-type="string" calcext:value-type="string">
            <text:p>VARCHAR (30)</text:p>
          </table:table-cell>
          <table:table-cell table:style-name="ce118"/>
          <table:table-cell table:style-name="ce118" table:formula="of:=IF([.H325]=&quot;obligatoire&quot;;&quot;NOT NULL&quot;;&quot;&quot;)">
            <text:p/>
          </table:table-cell>
          <table:table-cell table:style-name="ce118"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25] &amp; &quot; &quot; &amp; [.L325] &amp; &quot; &quot; &amp; [.N325] &amp; &quot; &quot; &amp; [.T325] &amp; &quot;,&quot;" office:value-type="string" office:string-value="SF_PR_MAIL VARCHAR (30)  ," calcext:value-type="string">
            <text:p>SF_PR_MAIL VARCHAR (30) <text:s/>,</text:p>
          </table:table-cell>
          <table:table-cell/>
          <table:table-cell table:style-name="ce176"/>
          <table:table-cell table:number-columns-repeated="2"/>
          <table:table-cell table:style-name="ce44" office:value-type="string" calcext:value-type="string">
            <text:p>SUF_PR_MAIL</text:p>
          </table:table-cell>
          <table:table-cell table:number-columns-repeated="991"/>
        </table:table-row>
        <table:table-row table:style-name="ro3">
          <table:table-cell table:number-columns-repeated="3"/>
          <table:table-cell table:style-name="ce69" office:value-type="string" calcext:value-type="string">
            <text:p>SUF_PR_ADR</text:p>
          </table:table-cell>
          <table:table-cell table:style-name="ce69" office:value-type="string" calcext:value-type="string">
            <text:p>Identifiant unique de la table ADRESSE. adresse postal du propriétaire du site SUF</text:p>
          </table:table-cell>
          <table:table-cell table:style-name="ce120" office:value-type="string" calcext:value-type="string">
            <text:p>VARCHAR (255)</text:p>
          </table:table-cell>
          <table:table-cell table:style-name="ce69"/>
          <table:table-cell table:style-name="ce152"/>
          <table:table-cell/>
          <table:table-cell table:style-name="ce3"/>
          <table:table-cell table:style-name="ce44" office:value-type="string" calcext:value-type="string">
            <text:p>SF_PR_ADR</text:p>
          </table:table-cell>
          <table:table-cell table:style-name="ce167" office:value-type="string" calcext:value-type="string">
            <text:p>VARCHAR (254)</text:p>
          </table:table-cell>
          <table:table-cell table:style-name="ce120"/>
          <table:table-cell table:style-name="ce120" table:formula="of:=IF([.H326]=&quot;obligatoire&quot;;&quot;NOT NULL&quot;;&quot;&quot;)">
            <text:p/>
          </table:table-cell>
          <table:table-cell table:style-name="ce12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26] &amp; &quot; &quot; &amp; [.L326] &amp; &quot; &quot; &amp; [.N326] &amp; &quot; &quot; &amp; [.T326] &amp; &quot;,&quot;" office:value-type="string" office:string-value="SF_PR_ADR VARCHAR (254)  ," calcext:value-type="string">
            <text:p>SF_PR_ADR VARCHAR (254) <text:s/>,</text:p>
          </table:table-cell>
          <table:table-cell/>
          <table:table-cell table:style-name="ce176"/>
          <table:table-cell table:number-columns-repeated="2"/>
          <table:table-cell table:style-name="ce69" office:value-type="string" calcext:value-type="string">
            <text:p>SUF_PR_ADR</text:p>
          </table:table-cell>
          <table:table-cell table:number-columns-repeated="991"/>
        </table:table-row>
        <table:table-row table:style-name="ro3">
          <table:table-cell/>
          <table:table-cell table:style-name="ce40" office:value-type="string" calcext:value-type="string">
            <text:p>Information personnelle</text:p>
          </table:table-cell>
          <table:table-cell/>
          <table:table-cell table:style-name="ce69" office:value-type="string" calcext:value-type="string">
            <text:p>SUF_RESID</text:p>
          </table:table-cell>
          <table:table-cell table:style-name="ce69" office:value-type="string" calcext:value-type="string">
            <text:p>Nom et prénom de l'habitant du titulaire du contrat d'abonnement du SUF</text:p>
          </table:table-cell>
          <table:table-cell table:style-name="ce120" office:value-type="string" calcext:value-type="string">
            <text:p>VARCHAR (100)</text:p>
          </table:table-cell>
          <table:table-cell table:style-name="ce69"/>
          <table:table-cell table:style-name="ce152"/>
          <table:table-cell/>
          <table:table-cell table:style-name="ce3"/>
          <table:table-cell table:style-name="ce69" office:value-type="string" calcext:value-type="string">
            <text:p>SF_RESID</text:p>
          </table:table-cell>
          <table:table-cell table:style-name="ce167" office:value-type="string" calcext:value-type="string">
            <text:p>VARCHAR (100)</text:p>
          </table:table-cell>
          <table:table-cell table:style-name="ce120"/>
          <table:table-cell table:style-name="ce120" table:formula="of:=IF([.H327]=&quot;obligatoire&quot;;&quot;NOT NULL&quot;;&quot;&quot;)">
            <text:p/>
          </table:table-cell>
          <table:table-cell table:style-name="ce12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27] &amp; &quot; &quot; &amp; [.L327] &amp; &quot; &quot; &amp; [.N327] &amp; &quot; &quot; &amp; [.T327] &amp; &quot;,&quot;" office:value-type="string" office:string-value="SF_RESID VARCHAR (100)  ," calcext:value-type="string">
            <text:p>SF_RESID VARCHAR (100) <text:s/>,</text:p>
          </table:table-cell>
          <table:table-cell/>
          <table:table-cell table:style-name="ce176"/>
          <table:table-cell table:number-columns-repeated="2"/>
          <table:table-cell table:style-name="ce69" office:value-type="string" calcext:value-type="string">
            <text:p>SUF_RESID</text:p>
          </table:table-cell>
          <table:table-cell table:number-columns-repeated="991"/>
        </table:table-row>
        <table:table-row table:style-name="ro3">
          <table:table-cell table:number-columns-repeated="3"/>
          <table:table-cell table:style-name="ce69" office:value-type="string" calcext:value-type="string">
            <text:p>SUF_LOCAL</text:p>
          </table:table-cell>
          <table:table-cell table:style-name="ce69" office:value-type="string" calcext:value-type="string">
            <text:p>Informations de localisation du Site Utilisateur Final. Champ libre.</text:p>
          </table:table-cell>
          <table:table-cell table:style-name="ce120" office:value-type="string" calcext:value-type="string">
            <text:p>VARCHAR (100)</text:p>
          </table:table-cell>
          <table:table-cell table:style-name="ce69"/>
          <table:table-cell table:style-name="ce152"/>
          <table:table-cell/>
          <table:table-cell table:style-name="ce3"/>
          <table:table-cell table:style-name="ce69" office:value-type="string" calcext:value-type="string">
            <text:p>SF_LOCAL</text:p>
          </table:table-cell>
          <table:table-cell table:style-name="ce167" office:value-type="string" calcext:value-type="string">
            <text:p>VARCHAR (100)</text:p>
          </table:table-cell>
          <table:table-cell table:style-name="ce120"/>
          <table:table-cell table:style-name="ce120" table:formula="of:=IF([.H328]=&quot;obligatoire&quot;;&quot;NOT NULL&quot;;&quot;&quot;)">
            <text:p/>
          </table:table-cell>
          <table:table-cell table:style-name="ce120"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28] &amp; &quot; &quot; &amp; [.L328] &amp; &quot; &quot; &amp; [.N328] &amp; &quot; &quot; &amp; [.T328] &amp; &quot;,&quot;" office:value-type="string" office:string-value="SF_LOCAL VARCHAR (100)  ," calcext:value-type="string">
            <text:p>SF_LOCAL VARCHAR (100) <text:s/>,</text:p>
          </table:table-cell>
          <table:table-cell/>
          <table:table-cell table:style-name="ce176"/>
          <table:table-cell table:number-columns-repeated="2"/>
          <table:table-cell table:style-name="ce69" office:value-type="string" calcext:value-type="string">
            <text:p>SUF_LOCAL</text:p>
          </table:table-cell>
          <table:table-cell table:number-columns-repeated="991"/>
        </table:table-row>
        <table:table-row table:style-name="ro5">
          <table:table-cell/>
          <table:table-cell table:style-name="ce40" office:value-type="string" calcext:value-type="string">
            <text:p>A étudier. Conserver les estimées pour avoir une trace ou ne garder que le nbr de prises ? </text:p>
          </table:table-cell>
          <table:table-cell/>
          <table:table-cell table:style-name="ce70" office:value-type="string" calcext:value-type="string">
            <text:p>Nbr_prises_estimees</text:p>
          </table:table-cell>
          <table:table-cell table:style-name="ce82" office:value-type="string" calcext:value-type="string">
            <text:p>Evaluation du nombre de prises à raccorder sur ce site</text:p>
          </table:table-cell>
          <table:table-cell table:style-name="ce121" office:value-type="string" calcext:value-type="string">
            <text:p>INTEGER</text:p>
          </table:table-cell>
          <table:table-cell table:style-name="ce69"/>
          <table:table-cell table:style-name="ce152"/>
          <table:table-cell/>
          <table:table-cell table:style-name="ce3"/>
          <table:table-cell table:style-name="ce160" office:value-type="string" calcext:value-type="string">
            <text:p>SF_NB_PR</text:p>
          </table:table-cell>
          <table:table-cell table:style-name="ce121" office:value-type="string" calcext:value-type="string">
            <text:p>INTEGER</text:p>
          </table:table-cell>
          <table:table-cell table:style-name="ce121"/>
          <table:table-cell table:style-name="ce121" table:formula="of:=IF([.H329]=&quot;obligatoire&quot;;&quot;NOT NULL&quot;;&quot;&quot;)">
            <text:p/>
          </table:table-cell>
          <table:table-cell table:style-name="ce12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29] &amp; &quot; &quot; &amp; [.L329] &amp; &quot; &quot; &amp; [.N329] &amp; &quot; &quot; &amp; [.T329] &amp; &quot;,&quot;" office:value-type="string" office:string-value="SF_NB_PR INTEGER  ," calcext:value-type="string">
            <text:p>SF_NB_PR INTEGER <text:s/>,</text:p>
          </table:table-cell>
          <table:table-cell/>
          <table:table-cell table:style-name="ce176"/>
          <table:table-cell table:number-columns-repeated="2"/>
          <table:table-cell table:style-name="ce162"/>
          <table:table-cell table:number-columns-repeated="991"/>
        </table:table-row>
        <table:table-row table:style-name="ro18">
          <table:table-cell/>
          <table:table-cell table:style-name="ce40" office:value-type="string" calcext:value-type="string">
            <text:p>A étudier. Renommer ISOLE ?</text:p>
          </table:table-cell>
          <table:table-cell/>
          <table:table-cell table:style-name="ce71" office:value-type="string" calcext:value-type="string">
            <text:p>Proximite</text:p>
          </table:table-cell>
          <table:table-cell table:style-name="ce83" office:value-type="string" calcext:value-type="string">
            <text:p>Pour habitat seulement : préciser si habitat isolé ou contigü</text:p>
          </table:table-cell>
          <table:table-cell table:style-name="ce122" office:value-type="string" calcext:value-type="string">
            <text:p>CHAR(1)</text:p>
          </table:table-cell>
          <table:table-cell table:style-name="ce69"/>
          <table:table-cell table:style-name="ce152"/>
          <table:table-cell/>
          <table:table-cell table:style-name="ce3"/>
          <table:table-cell table:style-name="ce161" office:value-type="string" calcext:value-type="string">
            <text:p>SF_PROXI</text:p>
          </table:table-cell>
          <table:table-cell table:style-name="ce122" office:value-type="string" calcext:value-type="string">
            <text:p>CHAR(1)</text:p>
          </table:table-cell>
          <table:table-cell table:style-name="ce122"/>
          <table:table-cell table:style-name="ce122" table:formula="of:=IF([.H330]=&quot;obligatoire&quot;;&quot;NOT NULL&quot;;&quot;&quot;)">
            <text:p/>
          </table:table-cell>
          <table:table-cell table:style-name="ce122"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0] &amp; &quot; &quot; &amp; [.L330] &amp; &quot; &quot; &amp; [.N330] &amp; &quot; &quot; &amp; [.T330] &amp; &quot;,&quot;" office:value-type="string" office:string-value="SF_PROXI CHAR(1)  ," calcext:value-type="string">
            <text:p>SF_PROXI CHAR(1) <text:s/>,</text:p>
          </table:table-cell>
          <table:table-cell/>
          <table:table-cell table:style-name="ce176"/>
          <table:table-cell table:number-columns-repeated="2"/>
          <table:table-cell table:style-name="ce189"/>
          <table:table-cell table:number-columns-repeated="991"/>
        </table:table-row>
        <table:table-row table:style-name="ro3">
          <table:table-cell/>
          <table:table-cell table:style-name="ce40" office:value-type="string" calcext:value-type="string">
            <text:p>A étudier. Mettre en lien avec Organisme ?</text:p>
          </table:table-cell>
          <table:table-cell/>
          <table:table-cell table:style-name="ce70" office:value-type="string" calcext:value-type="string">
            <text:p>Id_gestion_site</text:p>
          </table:table-cell>
          <table:table-cell table:style-name="ce82" office:value-type="string" calcext:value-type="string">
            <text:p>Nom du gestionnaire du site</text:p>
          </table:table-cell>
          <table:table-cell table:style-name="ce121" office:value-type="string" calcext:value-type="string">
            <text:p>CHAR(25)</text:p>
          </table:table-cell>
          <table:table-cell table:style-name="ce69"/>
          <table:table-cell table:style-name="ce152"/>
          <table:table-cell/>
          <table:table-cell table:style-name="ce3"/>
          <table:table-cell table:style-name="ce160" office:value-type="string" calcext:value-type="string">
            <text:p>SF_GEST</text:p>
          </table:table-cell>
          <table:table-cell table:style-name="ce121" office:value-type="string" calcext:value-type="string">
            <text:p>CHAR(25)</text:p>
          </table:table-cell>
          <table:table-cell table:style-name="ce121"/>
          <table:table-cell table:style-name="ce121" table:formula="of:=IF([.H331]=&quot;obligatoire&quot;;&quot;NOT NULL&quot;;&quot;&quot;)">
            <text:p/>
          </table:table-cell>
          <table:table-cell table:style-name="ce12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1] &amp; &quot; &quot; &amp; [.L331] &amp; &quot; &quot; &amp; [.N331] &amp; &quot; &quot; &amp; [.T331] &amp; &quot;,&quot;" office:value-type="string" office:string-value="SF_GEST CHAR(25)  ," calcext:value-type="string">
            <text:p>SF_GEST CHAR(25) <text:s/>,</text:p>
          </table:table-cell>
          <table:table-cell/>
          <table:table-cell table:style-name="ce176"/>
          <table:table-cell table:number-columns-repeated="2"/>
          <table:table-cell table:style-name="ce162"/>
          <table:table-cell table:number-columns-repeated="991"/>
        </table:table-row>
        <table:table-row table:style-name="ro18">
          <table:table-cell/>
          <table:table-cell table:style-name="ce40" office:value-type="string" calcext:value-type="string">
            <text:p>A étudier. Renommer en « Prive » ?</text:p>
          </table:table-cell>
          <table:table-cell/>
          <table:table-cell table:style-name="ce70" office:value-type="string" calcext:value-type="string">
            <text:p>Nature_site</text:p>
          </table:table-cell>
          <table:table-cell table:style-name="ce82" office:value-type="string" calcext:value-type="string">
            <text:p>Préciser si le site est public ou privé</text:p>
          </table:table-cell>
          <table:table-cell table:style-name="ce121" office:value-type="string" calcext:value-type="string">
            <text:p>CHAR(1)</text:p>
          </table:table-cell>
          <table:table-cell table:style-name="ce69"/>
          <table:table-cell table:style-name="ce152"/>
          <table:table-cell/>
          <table:table-cell table:style-name="ce3"/>
          <table:table-cell table:style-name="ce160" office:value-type="string" calcext:value-type="string">
            <text:p>SF_NAT</text:p>
          </table:table-cell>
          <table:table-cell table:style-name="ce121" office:value-type="string" calcext:value-type="string">
            <text:p>CHAR(1)</text:p>
          </table:table-cell>
          <table:table-cell table:style-name="ce121"/>
          <table:table-cell table:style-name="ce121" table:formula="of:=IF([.H332]=&quot;obligatoire&quot;;&quot;NOT NULL&quot;;&quot;&quot;)">
            <text:p/>
          </table:table-cell>
          <table:table-cell table:style-name="ce12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2] &amp; &quot; &quot; &amp; [.L332] &amp; &quot; &quot; &amp; [.N332] &amp; &quot; &quot; &amp; [.T332] &amp; &quot;,&quot;" office:value-type="string" office:string-value="SF_NAT CHAR(1)  ," calcext:value-type="string">
            <text:p>SF_NAT CHAR(1) <text:s/>,</text:p>
          </table:table-cell>
          <table:table-cell/>
          <table:table-cell table:style-name="ce176"/>
          <table:table-cell table:number-columns-repeated="2"/>
          <table:table-cell table:style-name="ce162"/>
          <table:table-cell table:number-columns-repeated="991"/>
        </table:table-row>
        <table:table-row table:style-name="ro3">
          <table:table-cell/>
          <table:table-cell table:style-name="ce40" office:value-type="string" calcext:value-type="string">
            <text:p>A étudier. Déduit du modèle de données ? Voir Interop. </text:p>
          </table:table-cell>
          <table:table-cell/>
          <table:table-cell table:style-name="ce70" office:value-type="string" calcext:value-type="string">
            <text:p>Adduction_site</text:p>
          </table:table-cell>
          <table:table-cell table:style-name="ce82" office:value-type="string" calcext:value-type="string">
            <text:p>Préciser si le site est raccordé en FO ou pas encore</text:p>
          </table:table-cell>
          <table:table-cell table:style-name="ce121" office:value-type="string" calcext:value-type="string">
            <text:p>CHAR(3)</text:p>
          </table:table-cell>
          <table:table-cell table:style-name="ce69"/>
          <table:table-cell table:style-name="ce152"/>
          <table:table-cell/>
          <table:table-cell table:style-name="ce3"/>
          <table:table-cell table:style-name="ce160" office:value-type="string" calcext:value-type="string">
            <text:p>SF_ADDUC</text:p>
          </table:table-cell>
          <table:table-cell table:style-name="ce121" office:value-type="string" calcext:value-type="string">
            <text:p>CHAR(3)</text:p>
          </table:table-cell>
          <table:table-cell table:style-name="ce121"/>
          <table:table-cell table:style-name="ce121" table:formula="of:=IF([.H333]=&quot;obligatoire&quot;;&quot;NOT NULL&quot;;&quot;&quot;)">
            <text:p/>
          </table:table-cell>
          <table:table-cell table:style-name="ce12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3] &amp; &quot; &quot; &amp; [.L333] &amp; &quot; &quot; &amp; [.N333] &amp; &quot; &quot; &amp; [.T333] &amp; &quot;,&quot;" office:value-type="string" office:string-value="SF_ADDUC CHAR(3)  ," calcext:value-type="string">
            <text:p>SF_ADDUC CHAR(3) <text:s/>,</text:p>
          </table:table-cell>
          <table:table-cell/>
          <table:table-cell table:style-name="ce176"/>
          <table:table-cell table:number-columns-repeated="2"/>
          <table:table-cell table:style-name="ce162"/>
          <table:table-cell table:number-columns-repeated="991"/>
        </table:table-row>
        <table:table-row table:style-name="ro18">
          <table:table-cell/>
          <table:table-cell table:style-name="ce40" office:value-type="string" calcext:value-type="string">
            <text:p>A étudier</text:p>
          </table:table-cell>
          <table:table-cell/>
          <table:table-cell table:style-name="ce70" office:value-type="string" calcext:value-type="string">
            <text:p>Raccordement_site</text:p>
          </table:table-cell>
          <table:table-cell table:style-name="ce82" office:value-type="string" calcext:value-type="string">
            <text:p>Type de raccordement du site</text:p>
          </table:table-cell>
          <table:table-cell table:style-name="ce121" office:value-type="string" calcext:value-type="string">
            <text:p>CHAR(1)</text:p>
          </table:table-cell>
          <table:table-cell table:style-name="ce69"/>
          <table:table-cell table:style-name="ce152"/>
          <table:table-cell/>
          <table:table-cell table:style-name="ce3"/>
          <table:table-cell table:style-name="ce160" office:value-type="string" calcext:value-type="string">
            <text:p>SF_RACC</text:p>
          </table:table-cell>
          <table:table-cell table:style-name="ce121" office:value-type="string" calcext:value-type="string">
            <text:p>CHAR(1)</text:p>
          </table:table-cell>
          <table:table-cell table:style-name="ce121"/>
          <table:table-cell table:style-name="ce121" table:formula="of:=IF([.H334]=&quot;obligatoire&quot;;&quot;NOT NULL&quot;;&quot;&quot;)">
            <text:p/>
          </table:table-cell>
          <table:table-cell table:style-name="ce12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4] &amp; &quot; &quot; &amp; [.L334] &amp; &quot; &quot; &amp; [.N334] &amp; &quot; &quot; &amp; [.T334] &amp; &quot;,&quot;" office:value-type="string" office:string-value="SF_RACC CHAR(1)  ," calcext:value-type="string">
            <text:p>SF_RACC CHAR(1) <text:s/>,</text:p>
          </table:table-cell>
          <table:table-cell/>
          <table:table-cell table:style-name="ce176"/>
          <table:table-cell table:number-columns-repeated="2"/>
          <table:table-cell table:style-name="ce162"/>
          <table:table-cell table:number-columns-repeated="991"/>
        </table:table-row>
        <table:table-row table:style-name="ro18">
          <table:table-cell/>
          <table:table-cell table:style-name="ce40" office:value-type="string" calcext:value-type="string">
            <text:p>A étudier</text:p>
          </table:table-cell>
          <table:table-cell/>
          <table:table-cell table:style-name="ce70" office:value-type="string" calcext:value-type="string">
            <text:p>Site_prioritaire</text:p>
          </table:table-cell>
          <table:table-cell table:style-name="ce82" office:value-type="string" calcext:value-type="string">
            <text:p>Le raccordement du site est-il prioritaire ?</text:p>
          </table:table-cell>
          <table:table-cell table:style-name="ce121" office:value-type="string" calcext:value-type="string">
            <text:p>CHAR(1)</text:p>
          </table:table-cell>
          <table:table-cell table:style-name="ce69"/>
          <table:table-cell table:style-name="ce152"/>
          <table:table-cell/>
          <table:table-cell table:style-name="ce3"/>
          <table:table-cell table:style-name="ce160" office:value-type="string" calcext:value-type="string">
            <text:p>SF_PRIO</text:p>
          </table:table-cell>
          <table:table-cell table:style-name="ce121" office:value-type="string" calcext:value-type="string">
            <text:p>CHAR(1)</text:p>
          </table:table-cell>
          <table:table-cell table:style-name="ce121"/>
          <table:table-cell table:style-name="ce121" table:formula="of:=IF([.H335]=&quot;obligatoire&quot;;&quot;NOT NULL&quot;;&quot;&quot;)">
            <text:p/>
          </table:table-cell>
          <table:table-cell table:style-name="ce12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5] &amp; &quot; &quot; &amp; [.L335] &amp; &quot; &quot; &amp; [.N335] &amp; &quot; &quot; &amp; [.T335] &amp; &quot;,&quot;" office:value-type="string" office:string-value="SF_PRIO CHAR(1)  ," calcext:value-type="string">
            <text:p>SF_PRIO CHAR(1) <text:s/>,</text:p>
          </table:table-cell>
          <table:table-cell/>
          <table:table-cell table:style-name="ce176"/>
          <table:table-cell table:number-columns-repeated="2"/>
          <table:table-cell table:style-name="ce162"/>
          <table:table-cell table:number-columns-repeated="991"/>
        </table:table-row>
        <table:table-row table:style-name="ro19">
          <table:table-cell table:number-columns-repeated="3"/>
          <table:table-cell table:style-name="ce72" office:value-type="string" calcext:value-type="string">
            <text:p>Commentaire</text:p>
          </table:table-cell>
          <table:table-cell table:style-name="ce82" office:value-type="string" calcext:value-type="string">
            <text:p>Commentaire</text:p>
          </table:table-cell>
          <table:table-cell table:style-name="ce121" office:value-type="string" calcext:value-type="string">
            <text:p>VARCHAR(254)</text:p>
          </table:table-cell>
          <table:table-cell table:style-name="ce69"/>
          <table:table-cell table:style-name="ce152"/>
          <table:table-cell/>
          <table:table-cell table:style-name="ce3"/>
          <table:table-cell table:style-name="ce162" office:value-type="string" calcext:value-type="string">
            <text:p>SF_COMMENT</text:p>
          </table:table-cell>
          <table:table-cell table:style-name="ce121" office:value-type="string" calcext:value-type="string">
            <text:p>VARCHAR(254)</text:p>
          </table:table-cell>
          <table:table-cell table:style-name="ce121"/>
          <table:table-cell table:style-name="ce121" table:formula="of:=IF([.H336]=&quot;obligatoire&quot;;&quot;NOT NULL&quot;;&quot;&quot;)">
            <text:p/>
          </table:table-cell>
          <table:table-cell table:style-name="ce12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6] &amp; &quot; &quot; &amp; [.L336] &amp; &quot; &quot; &amp; [.N336] &amp; &quot; &quot; &amp; [.T336] &amp; &quot;,&quot;" office:value-type="string" office:string-value="SF_COMMENT VARCHAR(254)  ," calcext:value-type="string">
            <text:p>SF_COMMENT VARCHAR(254) <text:s/>,</text:p>
          </table:table-cell>
          <table:table-cell/>
          <table:table-cell table:style-name="ce176"/>
          <table:table-cell table:number-columns-repeated="2"/>
          <table:table-cell table:style-name="ce162"/>
          <table:table-cell table:number-columns-repeated="991"/>
        </table:table-row>
        <table:table-row table:style-name="ro1">
          <table:table-cell/>
          <table:table-cell table:style-name="ce40" office:value-type="string" calcext:value-type="string">
            <text:p>A étudier</text:p>
          </table:table-cell>
          <table:table-cell/>
          <table:table-cell table:style-name="ce68" office:value-type="string" calcext:value-type="string">
            <text:p>nbr_prises</text:p>
          </table:table-cell>
          <table:table-cell table:style-name="ce68" office:value-type="string" calcext:value-type="string">
            <text:p>Nombre de prises</text:p>
          </table:table-cell>
          <table:table-cell table:style-name="ce117" office:value-type="string" calcext:value-type="string">
            <text:p>INTEGER</text:p>
          </table:table-cell>
          <table:table-cell table:style-name="ce68"/>
          <table:table-cell table:style-name="ce151"/>
          <table:table-cell/>
          <table:table-cell table:style-name="ce3"/>
          <table:table-cell table:style-name="ce68" office:value-type="string" calcext:value-type="string">
            <text:p>SF_NBPRISE</text:p>
          </table:table-cell>
          <table:table-cell table:style-name="ce117" office:value-type="string" calcext:value-type="string">
            <text:p>INTEGER</text:p>
          </table:table-cell>
          <table:table-cell table:style-name="ce117"/>
          <table:table-cell table:style-name="ce117" table:formula="of:=IF([.H337]=&quot;obligatoire&quot;;&quot;NOT NULL&quot;;&quot;&quot;)">
            <text:p/>
          </table:table-cell>
          <table:table-cell table:style-name="ce117"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7] &amp; &quot; &quot; &amp; [.L337] &amp; &quot; &quot; &amp; [.N337] &amp; &quot; &quot; &amp; [.T337] &amp; &quot;,&quot;" office:value-type="string" office:string-value="SF_NBPRISE INTEGER  ," calcext:value-type="string">
            <text:p>SF_NBPRISE INTEGER <text:s/>,</text:p>
          </table:table-cell>
          <table:table-cell/>
          <table:table-cell table:style-name="ce176"/>
          <table:table-cell table:number-columns-repeated="994"/>
        </table:table-row>
        <table:table-row table:style-name="ro5">
          <table:table-cell/>
          <table:table-cell table:style-name="ce40" office:value-type="string" calcext:value-type="string">
            <text:p>Non concerné si pas de géométrie sur les SUF.</text:p>
          </table:table-cell>
          <table:table-cell/>
          <table:table-cell table:style-name="ce52" office:value-type="string" calcext:value-type="string">
            <text:p>qualiteGeolocalisation</text:p>
          </table:table-cell>
          <table:table-cell table:style-name="ce48" office:value-type="string" calcext:value-type="string">
            <text:p>Qualité de la géolocalisation</text:p>
          </table:table-cell>
          <table:table-cell table:style-name="ce93" office:value-type="string" calcext:value-type="string">
            <text:p>Texte</text:p>
          </table:table-cell>
          <table:table-cell table:style-name="ce48" office:value-type="string" calcext:value-type="string">
            <text:p>Suivant classification QualiteGeolocalisationType</text:p>
          </table:table-cell>
          <table:table-cell table:style-name="ce143" office:value-type="string" calcext:value-type="string">
            <text:p>obligatoire</text:p>
          </table:table-cell>
          <table:table-cell/>
          <table:table-cell table:style-name="ce3"/>
          <table:table-cell table:style-name="ce11" office:value-type="string" calcext:value-type="string">
            <text:p>SF_SRC_GEO</text:p>
          </table:table-cell>
          <table:table-cell table:style-name="ce93" office:value-type="string" calcext:value-type="string">
            <text:p>VARCHAR(254)</text:p>
          </table:table-cell>
          <table:table-cell table:style-name="ce93"/>
          <table:table-cell table:style-name="ce93" table:formula="of:=IF([.H338]=&quot;obligatoire&quot;;&quot;NOT NULL&quot;;&quot;&quot;)" office:value-type="string" office:string-value="NOT NULL" calcext:value-type="string">
            <text:p>NOT NULL</text:p>
          </table:table-cell>
          <table:table-cell table:style-name="ce93" table:number-columns-repeated="5"/>
          <table:table-cell table:style-name="ce106"/>
          <table:table-cell table:style-name="ce176"/>
          <table:table-cell table:style-name="ce23" table:number-columns-repeated="2"/>
          <table:table-cell table:style-name="ce3"/>
          <table:table-cell table:style-name="ce23"/>
          <table:table-cell/>
          <table:table-cell table:style-name="ce185"/>
          <table:table-cell table:style-name="ce185" table:formula="of:=[.K338] &amp; &quot; &quot; &amp; [.L338] &amp; &quot; &quot; &amp; [.N338] &amp; &quot; &quot; &amp; [.T338] &amp; &quot;,&quot;" office:value-type="string" office:string-value="SF_SRC_GEO VARCHAR(254) NOT NULL ," calcext:value-type="string">
            <text:p>SF_SRC_GEO VARCHAR(254) NOT NULL ,</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Geolocalisation</text:p>
          </table:table-cell>
          <table:table-cell table:style-name="ce48" office:value-type="string" calcext:value-type="string">
            <text:p>Source de la géolocalisation</text:p>
          </table:table-cell>
          <table:table-cell table:style-name="ce93" office:value-type="string" calcext:value-type="string">
            <text:p>Texte</text:p>
          </table:table-cell>
          <table:table-cell table:style-name="ce48"/>
          <table:table-cell table:style-name="ce143" office:value-type="string" calcext:value-type="string">
            <text:p>obligatoire</text:p>
          </table:table-cell>
          <table:table-cell/>
          <table:table-cell table:style-name="ce3"/>
          <table:table-cell table:style-name="ce11" office:value-type="string" calcext:value-type="string">
            <text:p>SF_QLT_GEO</text:p>
          </table:table-cell>
          <table:table-cell table:style-name="ce93" office:value-type="string" calcext:value-type="string">
            <text:p>VARCHAR(254)</text:p>
          </table:table-cell>
          <table:table-cell table:style-name="ce93"/>
          <table:table-cell table:style-name="ce93" table:formula="of:=IF([.H339]=&quot;obligatoire&quot;;&quot;NOT NULL&quot;;&quot;&quot;)" office:value-type="string" office:string-value="NOT NULL" calcext:value-type="string">
            <text:p>NOT NULL</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39] &amp; &quot; &quot; &amp; [.L339] &amp; &quot; &quot; &amp; [.N339] &amp; &quot; &quot; &amp; [.T339] &amp; &quot;,&quot;" office:value-type="string" office:string-value="SF_QLT_GEO VARCHAR(254) NOT NULL ," calcext:value-type="string">
            <text:p>SF_QLT_GEO VARCHAR(254) NOT NULL ,</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SF_CREADAT</text:p>
          </table:table-cell>
          <table:table-cell table:style-name="ce96" office:value-type="string" calcext:value-type="string">
            <text:p>DATE</text:p>
          </table:table-cell>
          <table:table-cell table:style-name="ce96"/>
          <table:table-cell table:style-name="ce96" table:formula="of:=IF([.H340]=&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40] &amp; &quot; &quot; &amp; [.L340] &amp; &quot; &quot; &amp; [.N340] &amp; &quot; &quot; &amp; [.T340] &amp; &quot;,&quot;" office:value-type="string" office:string-value="SF_CREADAT DATE  ," calcext:value-type="string">
            <text:p>SF_CREADAT DATE <text:s/>,</text:p>
          </table:table-cell>
          <table:table-cell/>
          <table:table-cell table:style-name="ce176"/>
          <table:table-cell table:number-columns-repeated="994"/>
        </table:table-row>
        <table:table-row table:style-name="ro1">
          <table:table-cell table:number-columns-repeated="3"/>
          <table:table-cell table:style-name="ce73" office:value-type="string" calcext:value-type="string">
            <text:p>dateMAJ</text:p>
          </table:table-cell>
          <table:table-cell table:style-name="ce73" office:value-type="string" calcext:value-type="string">
            <text:p>Date de la mise à jour (peut être calculé)</text:p>
          </table:table-cell>
          <table:table-cell table:style-name="ce123" office:value-type="string" calcext:value-type="string">
            <text:p>date</text:p>
          </table:table-cell>
          <table:table-cell table:style-name="ce73"/>
          <table:table-cell table:style-name="ce153"/>
          <table:table-cell/>
          <table:table-cell table:style-name="ce3"/>
          <table:table-cell table:style-name="ce11" office:value-type="string" calcext:value-type="string">
            <text:p>SF_MAJDATE</text:p>
          </table:table-cell>
          <table:table-cell table:style-name="ce96" office:value-type="string" calcext:value-type="string">
            <text:p>DATE</text:p>
          </table:table-cell>
          <table:table-cell table:style-name="ce96"/>
          <table:table-cell table:style-name="ce123" table:formula="of:=IF([.H341]=&quot;obligatoire&quot;;&quot;NOT NULL&quot;;&quot;&quot;)">
            <text:p/>
          </table:table-cell>
          <table:table-cell table:style-name="ce12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41] &amp; &quot; &quot; &amp; [.L341] &amp; &quot; &quot; &amp; [.N341] &amp; &quot; &quot; &amp; [.T341] &amp; &quot;,&quot;" office:value-type="string" office:string-value="SF_MAJDATE DATE  ," calcext:value-type="string">
            <text:p>SF_MAJDATE DATE <text:s/>,</text:p>
          </table:table-cell>
          <table:table-cell/>
          <table:table-cell table:style-name="ce176"/>
          <table:table-cell table:number-columns-repeated="994"/>
        </table:table-row>
        <table:table-row table:style-name="ro1">
          <table:table-cell table:number-columns-repeated="3"/>
          <table:table-cell table:style-name="ce73" office:value-type="string" calcext:value-type="string">
            <text:p>sourceMAJ</text:p>
          </table:table-cell>
          <table:table-cell table:style-name="ce73" office:value-type="string" calcext:value-type="string">
            <text:p>Source utilisée pour la mise à jour</text:p>
          </table:table-cell>
          <table:table-cell table:style-name="ce123" office:value-type="string" calcext:value-type="string">
            <text:p>Texte</text:p>
          </table:table-cell>
          <table:table-cell table:style-name="ce73"/>
          <table:table-cell table:style-name="ce153"/>
          <table:table-cell/>
          <table:table-cell table:style-name="ce3"/>
          <table:table-cell table:style-name="ce11" office:value-type="string" calcext:value-type="string">
            <text:p>SF_MAJSRC</text:p>
          </table:table-cell>
          <table:table-cell table:style-name="ce96" office:value-type="string" calcext:value-type="string">
            <text:p>VARCHAR(254)</text:p>
          </table:table-cell>
          <table:table-cell table:style-name="ce96"/>
          <table:table-cell table:style-name="ce123" table:formula="of:=IF([.H342]=&quot;obligatoire&quot;;&quot;NOT NULL&quot;;&quot;&quot;)">
            <text:p/>
          </table:table-cell>
          <table:table-cell table:style-name="ce12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42] &amp; &quot; &quot; &amp; [.L342] &amp; &quot; &quot; &amp; [.N342] &amp; &quot; &quot; &amp; [.T342] &amp; &quot;,&quot;" office:value-type="string" office:string-value="SF_MAJSRC VARCHAR(254)  ," calcext:value-type="string">
            <text:p>SF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SF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43] &amp; &quot; &quot; &amp; [.L343] &amp; &quot; &quot; &amp; [.N343] &amp; &quot; &quot; &amp; [.T343] &amp; &quot;,&quot;" office:value-type="string" office:string-value="SF_ABDDATE DATE  ," calcext:value-type="string">
            <text:p>SF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SF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44] &amp; &quot; &quot; &amp; [.L344] &amp; &quot; &quot; &amp; [.N344] &amp; &quot; &quot; &amp; [.T344] &amp; &quot;,&quot;" office:value-type="string" office:string-value="SF_ABDSRC VARCHAR(254)  ," calcext:value-type="string">
            <text:p>SF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3" table:number-columns-repeated="2"/>
          <table:table-cell table:number-columns-repeated="2"/>
          <table:table-cell table:formula="of:=IF([.H345]=&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315] &amp; &quot;);&quot;" office:value-type="string" office:string-value="CONSTRAINT &quot;SUF_PK&quot; PRIMARY KEY (SF_ID));" calcext:value-type="string">
            <text:p>CONSTRAINT "SUF_PK" PRIMARY KEY (SF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346]=&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2"/>
          <table:table-cell table:style-name="ce44" office:value-type="string" calcext:value-type="string">
            <text:p>ADRESSE</text:p>
          </table:table-cell>
          <table:table-cell table:style-name="ce47" office:value-type="string" calcext:value-type="string">
            <text:p>ADR_ID</text:p>
          </table:table-cell>
          <table:table-cell table:style-name="ce46" office:value-type="string" calcext:value-type="string">
            <text:p>Identifiant unique auto-incrémenté (selon plages d'identifiants)</text:p>
          </table:table-cell>
          <table:table-cell table:style-name="ce91" office:value-type="string" calcext:value-type="string">
            <text:p>INTEGER</text:p>
          </table:table-cell>
          <table:table-cell table:style-name="ce127"/>
          <table:table-cell table:style-name="ce141"/>
          <table:table-cell/>
          <table:table-cell table:style-name="ce3" office:value-type="string" calcext:value-type="string">
            <text:p>ADRESSE</text:p>
          </table:table-cell>
          <table:table-cell table:style-name="ce56" office:value-type="string" calcext:value-type="string">
            <text:p>AD_ID</text:p>
          </table:table-cell>
          <table:table-cell table:style-name="ce91" office:value-type="string" calcext:value-type="string">
            <text:p>INTEGER</text:p>
          </table:table-cell>
          <table:table-cell table:style-name="ce91"/>
          <table:table-cell table:style-name="ce91" table:formula="of:=IF([.H347]=&quot;obligatoire&quot;;&quot;NOT NULL&quot;;&quot;&quot;)">
            <text:p/>
          </table:table-cell>
          <table:table-cell table:style-name="ce91"/>
          <table:table-cell table:style-name="ce125" table:formula="of:= &quot;CONSTRAINT &quot;&quot;&quot; &amp; [.J347] &amp; &quot;_PK&quot;&quot; PRIMARY KEY (&quot; &amp; [.K347] &amp; &quot;)&quot;" office:value-type="string" office:string-value="CONSTRAINT &quot;ADRESSE_PK&quot; PRIMARY KEY (AD_ID)" calcext:value-type="string">
            <text:p>CONSTRAINT "ADRESSE_PK" PRIMARY KEY (AD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347] &amp; &quot;(&quot;" office:value-type="string" office:string-value="CREATE TABLE ADRESSE(" calcext:value-type="string">
            <text:p>CREATE TABLE ADRESSE(</text:p>
          </table:table-cell>
          <table:table-cell table:style-name="ce185" table:formula="of:=[.K347] &amp; &quot; &quot; &amp; [.L347] &amp; &quot; &quot; &amp; [.N347] &amp; &quot; &quot; &amp; [.T347] &amp; &quot;,&quot;" office:value-type="string" office:string-value="AD_ID INTEGER  ," calcext:value-type="string">
            <text:p>AD_ID INTEGER <text:s/>,</text:p>
          </table:table-cell>
          <table:table-cell/>
          <table:table-cell table:style-name="ce176"/>
          <table:table-cell table:number-columns-repeated="2"/>
          <table:table-cell table:style-name="ce56" office:value-type="string" calcext:value-type="string">
            <text:p>ADR_ID</text:p>
          </table:table-cell>
          <table:table-cell table:number-columns-repeated="991"/>
        </table:table-row>
        <table:table-row table:style-name="ro3">
          <table:table-cell table:number-columns-repeated="3"/>
          <table:table-cell table:style-name="ce44" office:value-type="string" calcext:value-type="string">
            <text:p>ADR_VILLE</text:p>
          </table:table-cell>
          <table:table-cell table:style-name="ce44" office:value-type="string" calcext:value-type="string">
            <text:p>Champs explicite</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VILLE</text:p>
          </table:table-cell>
          <table:table-cell table:style-name="ce111" office:value-type="string" calcext:value-type="string">
            <text:p>VARCHAR (254)</text:p>
          </table:table-cell>
          <table:table-cell table:style-name="ce111"/>
          <table:table-cell table:style-name="ce111" table:formula="of:=IF([.H348]=&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48] &amp; &quot; &quot; &amp; [.L348] &amp; &quot; &quot; &amp; [.N348] &amp; &quot; &quot; &amp; [.T348] &amp; &quot;,&quot;" office:value-type="string" office:string-value="AD_VILLE VARCHAR (254)  ," calcext:value-type="string">
            <text:p>AD_VILLE VARCHAR (254) <text:s/>,</text:p>
          </table:table-cell>
          <table:table-cell/>
          <table:table-cell table:style-name="ce176"/>
          <table:table-cell table:number-columns-repeated="2"/>
          <table:table-cell table:style-name="ce44" office:value-type="string" calcext:value-type="string">
            <text:p>ADR_VILLE</text:p>
          </table:table-cell>
          <table:table-cell table:number-columns-repeated="991"/>
        </table:table-row>
        <table:table-row table:style-name="ro1">
          <table:table-cell table:number-columns-repeated="3"/>
          <table:table-cell table:style-name="ce44" office:value-type="string" calcext:value-type="string">
            <text:p>ADR_POSTAL</text:p>
          </table:table-cell>
          <table:table-cell table:style-name="ce44" office:value-type="string" calcext:value-type="string">
            <text:p>Champs explicite</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AD_POSTAL</text:p>
          </table:table-cell>
          <table:table-cell table:style-name="ce111" office:value-type="string" calcext:value-type="string">
            <text:p>INTEGER</text:p>
          </table:table-cell>
          <table:table-cell table:style-name="ce111"/>
          <table:table-cell table:style-name="ce111" table:formula="of:=IF([.H349]=&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49] &amp; &quot; &quot; &amp; [.L349] &amp; &quot; &quot; &amp; [.N349] &amp; &quot; &quot; &amp; [.T349] &amp; &quot;,&quot;" office:value-type="string" office:string-value="AD_POSTAL INTEGER  ," calcext:value-type="string">
            <text:p>AD_POSTAL INTEGER <text:s/>,</text:p>
          </table:table-cell>
          <table:table-cell/>
          <table:table-cell table:style-name="ce176"/>
          <table:table-cell table:number-columns-repeated="2"/>
          <table:table-cell table:style-name="ce44" office:value-type="string" calcext:value-type="string">
            <text:p>ADR_POSTAL</text:p>
          </table:table-cell>
          <table:table-cell table:number-columns-repeated="991"/>
        </table:table-row>
        <table:table-row table:style-name="ro1">
          <table:table-cell table:number-columns-repeated="3"/>
          <table:table-cell table:style-name="ce44" office:value-type="string" calcext:value-type="string">
            <text:p>ADR_INSEE</text:p>
          </table:table-cell>
          <table:table-cell table:style-name="ce44" office:value-type="string" calcext:value-type="string">
            <text:p>Champs explicite</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AD_INSEE</text:p>
          </table:table-cell>
          <table:table-cell table:style-name="ce111" office:value-type="string" calcext:value-type="string">
            <text:p>INTEGER</text:p>
          </table:table-cell>
          <table:table-cell table:style-name="ce111"/>
          <table:table-cell table:style-name="ce111" table:formula="of:=IF([.H350]=&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50] &amp; &quot; &quot; &amp; [.L350] &amp; &quot; &quot; &amp; [.N350] &amp; &quot; &quot; &amp; [.T350] &amp; &quot;,&quot;" office:value-type="string" office:string-value="AD_INSEE INTEGER  ," calcext:value-type="string">
            <text:p>AD_INSEE INTEGER <text:s/>,</text:p>
          </table:table-cell>
          <table:table-cell/>
          <table:table-cell table:style-name="ce176"/>
          <table:table-cell table:number-columns-repeated="2"/>
          <table:table-cell table:style-name="ce44" office:value-type="string" calcext:value-type="string">
            <text:p>ADR_INSEE</text:p>
          </table:table-cell>
          <table:table-cell table:number-columns-repeated="991"/>
        </table:table-row>
        <table:table-row table:style-name="ro3">
          <table:table-cell table:number-columns-repeated="3"/>
          <table:table-cell table:style-name="ce44" office:value-type="string" calcext:value-type="string">
            <text:p>ADR_RIVOLI</text:p>
          </table:table-cell>
          <table:table-cell table:style-name="ce44" office:value-type="string" calcext:value-type="string">
            <text:p>Champs explicite</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RIVOLI</text:p>
          </table:table-cell>
          <table:table-cell table:style-name="ce111" office:value-type="string" calcext:value-type="string">
            <text:p>VARCHAR (254)</text:p>
          </table:table-cell>
          <table:table-cell table:style-name="ce111"/>
          <table:table-cell table:style-name="ce111" table:formula="of:=IF([.H351]=&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51] &amp; &quot; &quot; &amp; [.L351] &amp; &quot; &quot; &amp; [.N351] &amp; &quot; &quot; &amp; [.T351] &amp; &quot;,&quot;" office:value-type="string" office:string-value="AD_RIVOLI VARCHAR (254)  ," calcext:value-type="string">
            <text:p>AD_RIVOLI VARCHAR (254) <text:s/>,</text:p>
          </table:table-cell>
          <table:table-cell/>
          <table:table-cell table:style-name="ce176"/>
          <table:table-cell table:number-columns-repeated="2"/>
          <table:table-cell table:style-name="ce44" office:value-type="string" calcext:value-type="string">
            <text:p>ADR_RIVOLI</text:p>
          </table:table-cell>
          <table:table-cell table:number-columns-repeated="991"/>
        </table:table-row>
        <table:table-row table:style-name="ro1">
          <table:table-cell table:number-columns-repeated="3"/>
          <table:table-cell table:style-name="ce44" office:value-type="string" calcext:value-type="string">
            <text:p>ADR_NUM</text:p>
          </table:table-cell>
          <table:table-cell table:style-name="ce44" office:value-type="string" calcext:value-type="string">
            <text:p>Champs explicite</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AD_NUM</text:p>
          </table:table-cell>
          <table:table-cell table:style-name="ce111" office:value-type="string" calcext:value-type="string">
            <text:p>INTEGER</text:p>
          </table:table-cell>
          <table:table-cell table:style-name="ce111"/>
          <table:table-cell table:style-name="ce111" table:formula="of:=IF([.H352]=&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52] &amp; &quot; &quot; &amp; [.L352] &amp; &quot; &quot; &amp; [.N352] &amp; &quot; &quot; &amp; [.T352] &amp; &quot;,&quot;" office:value-type="string" office:string-value="AD_NUM INTEGER  ," calcext:value-type="string">
            <text:p>AD_NUM INTEGER <text:s/>,</text:p>
          </table:table-cell>
          <table:table-cell/>
          <table:table-cell table:style-name="ce176"/>
          <table:table-cell table:number-columns-repeated="2"/>
          <table:table-cell table:style-name="ce44" office:value-type="string" calcext:value-type="string">
            <text:p>ADR_NUM</text:p>
          </table:table-cell>
          <table:table-cell table:number-columns-repeated="991"/>
        </table:table-row>
        <table:table-row table:style-name="ro3">
          <table:table-cell table:number-columns-repeated="3"/>
          <table:table-cell table:style-name="ce44" office:value-type="string" calcext:value-type="string">
            <text:p>ADR_CPMT</text:p>
          </table:table-cell>
          <table:table-cell table:style-name="ce44" office:value-type="string" calcext:value-type="string">
            <text:p>Complément d'adresse</text:p>
          </table:table-cell>
          <table:table-cell table:style-name="ce111" office:value-type="string" calcext:value-type="string">
            <text:p>VARCHAR (3)</text:p>
          </table:table-cell>
          <table:table-cell table:style-name="ce44"/>
          <table:table-cell table:style-name="ce111"/>
          <table:table-cell/>
          <table:table-cell table:style-name="ce3"/>
          <table:table-cell table:style-name="ce44" office:value-type="string" calcext:value-type="string">
            <text:p>AD_CPMT</text:p>
          </table:table-cell>
          <table:table-cell table:style-name="ce111" office:value-type="string" calcext:value-type="string">
            <text:p>VARCHAR (3)</text:p>
          </table:table-cell>
          <table:table-cell table:style-name="ce111"/>
          <table:table-cell table:style-name="ce111" table:formula="of:=IF([.H353]=&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53] &amp; &quot; &quot; &amp; [.L353] &amp; &quot; &quot; &amp; [.N353] &amp; &quot; &quot; &amp; [.T353] &amp; &quot;,&quot;" office:value-type="string" office:string-value="AD_CPMT VARCHAR (3)  ," calcext:value-type="string">
            <text:p>AD_CPMT VARCHAR (3) <text:s/>,</text:p>
          </table:table-cell>
          <table:table-cell/>
          <table:table-cell table:style-name="ce176"/>
          <table:table-cell table:number-columns-repeated="2"/>
          <table:table-cell table:style-name="ce44" office:value-type="string" calcext:value-type="string">
            <text:p>ADR_CPMT</text:p>
          </table:table-cell>
          <table:table-cell table:number-columns-repeated="991"/>
        </table:table-row>
        <table:table-row table:style-name="ro5">
          <table:table-cell table:number-columns-repeated="3"/>
          <table:table-cell table:style-name="ce44" office:value-type="string" calcext:value-type="string">
            <text:p>ADR_TYPE</text:p>
          </table:table-cell>
          <table:table-cell table:style-name="ce44" office:value-type="string" calcext:value-type="string">
            <text:p>Type de voie selon liste de choix</text:p>
          </table:table-cell>
          <table:table-cell table:style-name="ce111" office:value-type="string" calcext:value-type="string">
            <text:p>VARCHAR (10)</text:p>
          </table:table-cell>
          <table:table-cell table:style-name="ce44" office:value-type="string" calcext:value-type="string">
            <text:p>selon CTRL_ADRESS_TYPE</text:p>
          </table:table-cell>
          <table:table-cell table:style-name="ce111"/>
          <table:table-cell/>
          <table:table-cell table:style-name="ce3"/>
          <table:table-cell table:style-name="ce44" office:value-type="string" calcext:value-type="string">
            <text:p>AD_TYPE</text:p>
          </table:table-cell>
          <table:table-cell table:style-name="ce111" office:value-type="string" calcext:value-type="string">
            <text:p>VARCHAR (10)</text:p>
          </table:table-cell>
          <table:table-cell table:style-name="ce111"/>
          <table:table-cell table:style-name="ce111" table:formula="of:=IF([.H354]=&quot;obligatoire&quot;;&quot;NOT NULL&quot;;&quot;&quot;)">
            <text:p/>
          </table:table-cell>
          <table:table-cell table:style-name="ce111" table:number-columns-repeated="5"/>
          <table:table-cell table:style-name="ce172" office:value-type="string" calcext:value-type="string">
            <text:p>REFERENCES GRACE.L_ADRESS_ETAT(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54] &amp; &quot; &quot; &amp; [.L354] &amp; &quot; &quot; &amp; [.N354] &amp; &quot; &quot; &amp; [.T354] &amp; &quot;,&quot;" office:value-type="string" office:string-value="AD_TYPE VARCHAR (10)  REFERENCES GRACE.L_ADRESS_ETAT(CODE)," calcext:value-type="string">
            <text:p>AD_TYPE VARCHAR (10) <text:s/>REFERENCES GRACE.L_ADRESS_ETAT(CODE),</text:p>
          </table:table-cell>
          <table:table-cell/>
          <table:table-cell table:style-name="ce176"/>
          <table:table-cell table:number-columns-repeated="2"/>
          <table:table-cell table:style-name="ce44" office:value-type="string" calcext:value-type="string">
            <text:p>ADR_TYPE</text:p>
          </table:table-cell>
          <table:table-cell table:number-columns-repeated="991"/>
        </table:table-row>
        <table:table-row table:style-name="ro3">
          <table:table-cell table:number-columns-repeated="3"/>
          <table:table-cell table:style-name="ce44" office:value-type="string" calcext:value-type="string">
            <text:p>ADR_LIBEL</text:p>
          </table:table-cell>
          <table:table-cell table:style-name="ce44" office:value-type="string" calcext:value-type="string">
            <text:p>Nom de la voie</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LIBEL</text:p>
          </table:table-cell>
          <table:table-cell table:style-name="ce111" office:value-type="string" calcext:value-type="string">
            <text:p>VARCHAR (254)</text:p>
          </table:table-cell>
          <table:table-cell table:style-name="ce111"/>
          <table:table-cell table:style-name="ce111" table:formula="of:=IF([.H355]=&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55] &amp; &quot; &quot; &amp; [.L355] &amp; &quot; &quot; &amp; [.N355] &amp; &quot; &quot; &amp; [.T355] &amp; &quot;,&quot;" office:value-type="string" office:string-value="AD_LIBEL VARCHAR (254)  ," calcext:value-type="string">
            <text:p>AD_LIBEL VARCHAR (254) <text:s/>,</text:p>
          </table:table-cell>
          <table:table-cell/>
          <table:table-cell table:style-name="ce176"/>
          <table:table-cell table:number-columns-repeated="2"/>
          <table:table-cell table:style-name="ce44" office:value-type="string" calcext:value-type="string">
            <text:p>ADR_LIBEL</text:p>
          </table:table-cell>
          <table:table-cell table:number-columns-repeated="991"/>
        </table:table-row>
        <table:table-row table:style-name="ro1">
          <table:table-cell table:number-columns-repeated="3"/>
          <table:table-cell table:style-name="ce44" table:number-columns-repeated="2"/>
          <table:table-cell table:style-name="ce111"/>
          <table:table-cell table:style-name="ce44"/>
          <table:table-cell table:style-name="ce111"/>
          <table:table-cell/>
          <table:table-cell table:style-name="ce3"/>
          <table:table-cell table:style-name="ce44" office:value-type="string" calcext:value-type="string">
            <text:p>AD_ID_BAN</text:p>
          </table:table-cell>
          <table:table-cell table:style-name="ce111" office:value-type="string" calcext:value-type="string">
            <text:p>VARCHAR (254)</text:p>
          </table:table-cell>
          <table:table-cell table:style-name="ce111"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2"/>
          <table:table-cell table:style-name="ce44"/>
          <table:table-cell table:number-columns-repeated="2"/>
          <table:table-cell office:value-type="string" calcext:value-type="string">
            <text:p>x</text:p>
          </table:table-cell>
          <table:table-cell table:number-columns-repeated="988"/>
        </table:table-row>
        <table:table-row table:style-name="ro3">
          <table:table-cell table:number-columns-repeated="3"/>
          <table:table-cell table:style-name="ce44" office:value-type="string" calcext:value-type="string">
            <text:p>ADR_HEXACL</text:p>
          </table:table-cell>
          <table:table-cell table:style-name="ce44" office:value-type="string" calcext:value-type="string">
            <text:p>Champs explicite</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HEXACL</text:p>
          </table:table-cell>
          <table:table-cell table:style-name="ce111" office:value-type="string" calcext:value-type="string">
            <text:p>VARCHAR (254)</text:p>
          </table:table-cell>
          <table:table-cell table:style-name="ce111"/>
          <table:table-cell table:style-name="ce111" table:formula="of:=IF([.H357]=&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57] &amp; &quot; &quot; &amp; [.L357] &amp; &quot; &quot; &amp; [.N357] &amp; &quot; &quot; &amp; [.T357] &amp; &quot;,&quot;" office:value-type="string" office:string-value="AD_HEXACL VARCHAR (254)  ," calcext:value-type="string">
            <text:p>AD_HEXACL VARCHAR (254) <text:s/>,</text:p>
          </table:table-cell>
          <table:table-cell/>
          <table:table-cell table:style-name="ce176"/>
          <table:table-cell table:number-columns-repeated="2"/>
          <table:table-cell table:style-name="ce44" office:value-type="string" calcext:value-type="string">
            <text:p>ADR_HEXACL</text:p>
          </table:table-cell>
          <table:table-cell table:number-columns-repeated="991"/>
        </table:table-row>
        <table:table-row table:style-name="ro3">
          <table:table-cell table:number-columns-repeated="3"/>
          <table:table-cell table:style-name="ce44" office:value-type="string" calcext:value-type="string">
            <text:p>ADR_BATI</text:p>
          </table:table-cell>
          <table:table-cell table:style-name="ce44" office:value-type="string" calcext:value-type="string">
            <text:p>Identifiant du bâtiment / montée d'esc. (si plusieurs batiment à la même adresse uniquement)</text:p>
          </table:table-cell>
          <table:table-cell table:style-name="ce111" office:value-type="string" calcext:value-type="string">
            <text:p>VARCHAR (20)</text:p>
          </table:table-cell>
          <table:table-cell table:style-name="ce44"/>
          <table:table-cell table:style-name="ce111"/>
          <table:table-cell/>
          <table:table-cell table:style-name="ce3"/>
          <table:table-cell table:style-name="ce44" office:value-type="string" calcext:value-type="string">
            <text:p>AD_BATI</text:p>
          </table:table-cell>
          <table:table-cell table:style-name="ce111" office:value-type="string" calcext:value-type="string">
            <text:p>VARCHAR (20)</text:p>
          </table:table-cell>
          <table:table-cell table:style-name="ce111"/>
          <table:table-cell table:style-name="ce111" table:formula="of:=IF([.H358]=&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58] &amp; &quot; &quot; &amp; [.L358] &amp; &quot; &quot; &amp; [.N358] &amp; &quot; &quot; &amp; [.T358] &amp; &quot;,&quot;" office:value-type="string" office:string-value="AD_BATI VARCHAR (20)  ," calcext:value-type="string">
            <text:p>AD_BATI VARCHAR (20) <text:s/>,</text:p>
          </table:table-cell>
          <table:table-cell/>
          <table:table-cell table:style-name="ce176"/>
          <table:table-cell table:number-columns-repeated="2"/>
          <table:table-cell table:style-name="ce44" office:value-type="string" calcext:value-type="string">
            <text:p>ADR_BATI</text:p>
          </table:table-cell>
          <table:table-cell table:number-columns-repeated="991"/>
        </table:table-row>
        <table:table-row table:style-name="ro3">
          <table:table-cell table:number-columns-repeated="3"/>
          <table:table-cell table:style-name="ce44" office:value-type="string" calcext:value-type="string">
            <text:p>ADR_ESCAL</text:p>
          </table:table-cell>
          <table:table-cell table:style-name="ce44" office:value-type="string" calcext:value-type="string">
            <text:p>Champs explicite</text:p>
          </table:table-cell>
          <table:table-cell table:style-name="ce111" office:value-type="string" calcext:value-type="string">
            <text:p>VARCHAR (20)</text:p>
          </table:table-cell>
          <table:table-cell table:style-name="ce44"/>
          <table:table-cell table:style-name="ce111"/>
          <table:table-cell/>
          <table:table-cell table:style-name="ce3"/>
          <table:table-cell table:style-name="ce44" office:value-type="string" calcext:value-type="string">
            <text:p>AD_ESCAL</text:p>
          </table:table-cell>
          <table:table-cell table:style-name="ce111" office:value-type="string" calcext:value-type="string">
            <text:p>VARCHAR (20)</text:p>
          </table:table-cell>
          <table:table-cell table:style-name="ce111"/>
          <table:table-cell table:style-name="ce111" table:formula="of:=IF([.H359]=&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59] &amp; &quot; &quot; &amp; [.L359] &amp; &quot; &quot; &amp; [.N359] &amp; &quot; &quot; &amp; [.T359] &amp; &quot;,&quot;" office:value-type="string" office:string-value="AD_ESCAL VARCHAR (20)  ," calcext:value-type="string">
            <text:p>AD_ESCAL VARCHAR (20) <text:s/>,</text:p>
          </table:table-cell>
          <table:table-cell/>
          <table:table-cell table:style-name="ce176"/>
          <table:table-cell table:number-columns-repeated="2"/>
          <table:table-cell table:style-name="ce44" office:value-type="string" calcext:value-type="string">
            <text:p>ADR_ESCAL</text:p>
          </table:table-cell>
          <table:table-cell table:number-columns-repeated="991"/>
        </table:table-row>
        <table:table-row table:style-name="ro3">
          <table:table-cell table:number-columns-repeated="3"/>
          <table:table-cell table:style-name="ce44" office:value-type="string" calcext:value-type="string">
            <text:p>ADR_ETAGE</text:p>
          </table:table-cell>
          <table:table-cell table:style-name="ce44" office:value-type="string" calcext:value-type="string">
            <text:p>Champs explicite</text:p>
          </table:table-cell>
          <table:table-cell table:style-name="ce111" office:value-type="string" calcext:value-type="string">
            <text:p>VARCHAR (20)</text:p>
          </table:table-cell>
          <table:table-cell table:style-name="ce44"/>
          <table:table-cell table:style-name="ce111"/>
          <table:table-cell/>
          <table:table-cell table:style-name="ce3"/>
          <table:table-cell table:style-name="ce44" office:value-type="string" calcext:value-type="string">
            <text:p>AD_ETAGE</text:p>
          </table:table-cell>
          <table:table-cell table:style-name="ce111" office:value-type="string" calcext:value-type="string">
            <text:p>VARCHAR (20)</text:p>
          </table:table-cell>
          <table:table-cell table:style-name="ce111"/>
          <table:table-cell table:style-name="ce111" table:formula="of:=IF([.H360]=&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0] &amp; &quot; &quot; &amp; [.L360] &amp; &quot; &quot; &amp; [.N360] &amp; &quot; &quot; &amp; [.T360] &amp; &quot;,&quot;" office:value-type="string" office:string-value="AD_ETAGE VARCHAR (20)  ," calcext:value-type="string">
            <text:p>AD_ETAGE VARCHAR (20) <text:s/>,</text:p>
          </table:table-cell>
          <table:table-cell/>
          <table:table-cell table:style-name="ce176"/>
          <table:table-cell table:number-columns-repeated="2"/>
          <table:table-cell table:style-name="ce44" office:value-type="string" calcext:value-type="string">
            <text:p>ADR_ETAGE</text:p>
          </table:table-cell>
          <table:table-cell table:number-columns-repeated="991"/>
        </table:table-row>
        <table:table-row table:style-name="ro3">
          <table:table-cell table:number-columns-repeated="3"/>
          <table:table-cell table:style-name="ce44" office:value-type="string" calcext:value-type="string">
            <text:p>ADR_OBSERV</text:p>
          </table:table-cell>
          <table:table-cell table:style-name="ce44" office:value-type="string" calcext:value-type="string">
            <text:p>Voir fichier IPE préconisation ARCEP</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OBSERV</text:p>
          </table:table-cell>
          <table:table-cell table:style-name="ce111" office:value-type="string" calcext:value-type="string">
            <text:p>VARCHAR (254)</text:p>
          </table:table-cell>
          <table:table-cell table:style-name="ce111"/>
          <table:table-cell table:style-name="ce111" table:formula="of:=IF([.H361]=&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1] &amp; &quot; &quot; &amp; [.L361] &amp; &quot; &quot; &amp; [.N361] &amp; &quot; &quot; &amp; [.T361] &amp; &quot;,&quot;" office:value-type="string" office:string-value="AD_OBSERV VARCHAR (254)  ," calcext:value-type="string">
            <text:p>AD_OBSERV VARCHAR (254) <text:s/>,</text:p>
          </table:table-cell>
          <table:table-cell/>
          <table:table-cell table:style-name="ce176"/>
          <table:table-cell table:number-columns-repeated="2"/>
          <table:table-cell table:style-name="ce44" office:value-type="string" calcext:value-type="string">
            <text:p>ADR_OBSERV</text:p>
          </table:table-cell>
          <table:table-cell table:number-columns-repeated="991"/>
        </table:table-row>
        <table:table-row table:style-name="ro1">
          <table:table-cell table:number-columns-repeated="3"/>
          <table:table-cell table:style-name="ce44" office:value-type="string" calcext:value-type="string">
            <text:p>ADR_ETAT</text:p>
          </table:table-cell>
          <table:table-cell table:style-name="ce44" office:value-type="string" calcext:value-type="string">
            <text:p>Voir fichier IPE préconisation ARCEP</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AD_ETAT</text:p>
          </table:table-cell>
          <table:table-cell table:style-name="ce111" office:value-type="string" calcext:value-type="string">
            <text:p>INTEGER</text:p>
          </table:table-cell>
          <table:table-cell table:style-name="ce111"/>
          <table:table-cell table:style-name="ce111" table:formula="of:=IF([.H362]=&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2] &amp; &quot; &quot; &amp; [.L362] &amp; &quot; &quot; &amp; [.N362] &amp; &quot; &quot; &amp; [.T362] &amp; &quot;,&quot;" office:value-type="string" office:string-value="AD_ETAT INTEGER  ," calcext:value-type="string">
            <text:p>AD_ETAT INTEGER <text:s/>,</text:p>
          </table:table-cell>
          <table:table-cell/>
          <table:table-cell table:style-name="ce176"/>
          <table:table-cell table:number-columns-repeated="2"/>
          <table:table-cell table:style-name="ce44" office:value-type="string" calcext:value-type="string">
            <text:p>ADR_ETAT</text:p>
          </table:table-cell>
          <table:table-cell table:number-columns-repeated="991"/>
        </table:table-row>
        <table:table-row table:style-name="ro3">
          <table:table-cell table:number-columns-repeated="3"/>
          <table:table-cell table:style-name="ce44" office:value-type="string" calcext:value-type="string">
            <text:p>ADR_AUTR01</text:p>
          </table:table-cell>
          <table:table-cell table:style-name="ce44" office:value-type="string" calcext:value-type="string">
            <text:p>Voir fichier IPE préconisation ARCEP</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AUTR01</text:p>
          </table:table-cell>
          <table:table-cell table:style-name="ce111" office:value-type="string" calcext:value-type="string">
            <text:p>VARCHAR (254)</text:p>
          </table:table-cell>
          <table:table-cell table:style-name="ce111"/>
          <table:table-cell table:style-name="ce111" table:formula="of:=IF([.H363]=&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3] &amp; &quot; &quot; &amp; [.L363] &amp; &quot; &quot; &amp; [.N363] &amp; &quot; &quot; &amp; [.T363] &amp; &quot;,&quot;" office:value-type="string" office:string-value="AD_AUTR01 VARCHAR (254)  ," calcext:value-type="string">
            <text:p>AD_AUTR01 VARCHAR (254) <text:s/>,</text:p>
          </table:table-cell>
          <table:table-cell/>
          <table:table-cell table:style-name="ce176"/>
          <table:table-cell table:number-columns-repeated="2"/>
          <table:table-cell table:style-name="ce44" office:value-type="string" calcext:value-type="string">
            <text:p>ADR_AUTR01</text:p>
          </table:table-cell>
          <table:table-cell table:number-columns-repeated="991"/>
        </table:table-row>
        <table:table-row table:style-name="ro3">
          <table:table-cell table:number-columns-repeated="3"/>
          <table:table-cell table:style-name="ce44" office:value-type="string" calcext:value-type="string">
            <text:p>ADR_AUTR02</text:p>
          </table:table-cell>
          <table:table-cell table:style-name="ce44" office:value-type="string" calcext:value-type="string">
            <text:p>Voir fichier IPE préconisation ARCEP</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AUTR02</text:p>
          </table:table-cell>
          <table:table-cell table:style-name="ce111" office:value-type="string" calcext:value-type="string">
            <text:p>VARCHAR (254)</text:p>
          </table:table-cell>
          <table:table-cell table:style-name="ce111"/>
          <table:table-cell table:style-name="ce111" table:formula="of:=IF([.H364]=&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4] &amp; &quot; &quot; &amp; [.L364] &amp; &quot; &quot; &amp; [.N364] &amp; &quot; &quot; &amp; [.T364] &amp; &quot;,&quot;" office:value-type="string" office:string-value="AD_AUTR02 VARCHAR (254)  ," calcext:value-type="string">
            <text:p>AD_AUTR02 VARCHAR (254) <text:s/>,</text:p>
          </table:table-cell>
          <table:table-cell/>
          <table:table-cell table:style-name="ce176"/>
          <table:table-cell table:number-columns-repeated="2"/>
          <table:table-cell table:style-name="ce44" office:value-type="string" calcext:value-type="string">
            <text:p>ADR_AUTR02</text:p>
          </table:table-cell>
          <table:table-cell table:number-columns-repeated="991"/>
        </table:table-row>
        <table:table-row table:style-name="ro3">
          <table:table-cell table:number-columns-repeated="3"/>
          <table:table-cell table:style-name="ce44" office:value-type="string" calcext:value-type="string">
            <text:p>ADR_AUTR03</text:p>
          </table:table-cell>
          <table:table-cell table:style-name="ce44" office:value-type="string" calcext:value-type="string">
            <text:p>Voir fichier IPE préconisation ARCEP</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AUTR03</text:p>
          </table:table-cell>
          <table:table-cell table:style-name="ce111" office:value-type="string" calcext:value-type="string">
            <text:p>VARCHAR (254)</text:p>
          </table:table-cell>
          <table:table-cell table:style-name="ce111"/>
          <table:table-cell table:style-name="ce111" table:formula="of:=IF([.H365]=&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5] &amp; &quot; &quot; &amp; [.L365] &amp; &quot; &quot; &amp; [.N365] &amp; &quot; &quot; &amp; [.T365] &amp; &quot;,&quot;" office:value-type="string" office:string-value="AD_AUTR03 VARCHAR (254)  ," calcext:value-type="string">
            <text:p>AD_AUTR03 VARCHAR (254) <text:s/>,</text:p>
          </table:table-cell>
          <table:table-cell/>
          <table:table-cell table:style-name="ce176"/>
          <table:table-cell table:number-columns-repeated="2"/>
          <table:table-cell table:style-name="ce44" office:value-type="string" calcext:value-type="string">
            <text:p>ADR_AUTR03</text:p>
          </table:table-cell>
          <table:table-cell table:number-columns-repeated="991"/>
        </table:table-row>
        <table:table-row table:style-name="ro3">
          <table:table-cell table:number-columns-repeated="3"/>
          <table:table-cell table:style-name="ce44" office:value-type="string" calcext:value-type="string">
            <text:p>ADR_AUTR04</text:p>
          </table:table-cell>
          <table:table-cell table:style-name="ce44" office:value-type="string" calcext:value-type="string">
            <text:p>Voir fichier IPE préconisation ARCEP</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AUTR04</text:p>
          </table:table-cell>
          <table:table-cell table:style-name="ce111" office:value-type="string" calcext:value-type="string">
            <text:p>VARCHAR (254)</text:p>
          </table:table-cell>
          <table:table-cell table:style-name="ce111"/>
          <table:table-cell table:style-name="ce111" table:formula="of:=IF([.H366]=&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6] &amp; &quot; &quot; &amp; [.L366] &amp; &quot; &quot; &amp; [.N366] &amp; &quot; &quot; &amp; [.T366] &amp; &quot;,&quot;" office:value-type="string" office:string-value="AD_AUTR04 VARCHAR (254)  ," calcext:value-type="string">
            <text:p>AD_AUTR04 VARCHAR (254) <text:s/>,</text:p>
          </table:table-cell>
          <table:table-cell/>
          <table:table-cell table:style-name="ce176"/>
          <table:table-cell table:number-columns-repeated="2"/>
          <table:table-cell table:style-name="ce44" office:value-type="string" calcext:value-type="string">
            <text:p>ADR_AUTR04</text:p>
          </table:table-cell>
          <table:table-cell table:number-columns-repeated="991"/>
        </table:table-row>
        <table:table-row table:style-name="ro3">
          <table:table-cell table:number-columns-repeated="3"/>
          <table:table-cell table:style-name="ce44" office:value-type="string" calcext:value-type="string">
            <text:p>ADR_AUTR05</text:p>
          </table:table-cell>
          <table:table-cell table:style-name="ce44" office:value-type="string" calcext:value-type="string">
            <text:p>Voir fichier IPE préconisation ARCEP</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AUTR05</text:p>
          </table:table-cell>
          <table:table-cell table:style-name="ce111" office:value-type="string" calcext:value-type="string">
            <text:p>VARCHAR (254)</text:p>
          </table:table-cell>
          <table:table-cell table:style-name="ce111"/>
          <table:table-cell table:style-name="ce111" table:formula="of:=IF([.H367]=&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7] &amp; &quot; &quot; &amp; [.L367] &amp; &quot; &quot; &amp; [.N367] &amp; &quot; &quot; &amp; [.T367] &amp; &quot;,&quot;" office:value-type="string" office:string-value="AD_AUTR05 VARCHAR (254)  ," calcext:value-type="string">
            <text:p>AD_AUTR05 VARCHAR (254) <text:s/>,</text:p>
          </table:table-cell>
          <table:table-cell/>
          <table:table-cell table:style-name="ce176"/>
          <table:table-cell table:number-columns-repeated="2"/>
          <table:table-cell table:style-name="ce44" office:value-type="string" calcext:value-type="string">
            <text:p>ADR_AUTR05</text:p>
          </table:table-cell>
          <table:table-cell table:number-columns-repeated="991"/>
        </table:table-row>
        <table:table-row table:style-name="ro3">
          <table:table-cell table:number-columns-repeated="3"/>
          <table:table-cell table:style-name="ce44" office:value-type="string" calcext:value-type="string">
            <text:p>ADR_AUTR06</text:p>
          </table:table-cell>
          <table:table-cell table:style-name="ce44" office:value-type="string" calcext:value-type="string">
            <text:p>Voir fichier IPE préconisation ARCEP</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AD_AUTR06</text:p>
          </table:table-cell>
          <table:table-cell table:style-name="ce111" office:value-type="string" calcext:value-type="string">
            <text:p>VARCHAR (254)</text:p>
          </table:table-cell>
          <table:table-cell table:style-name="ce111"/>
          <table:table-cell table:style-name="ce111" table:formula="of:=IF([.H368]=&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8] &amp; &quot; &quot; &amp; [.L368] &amp; &quot; &quot; &amp; [.N368] &amp; &quot; &quot; &amp; [.T368] &amp; &quot;,&quot;" office:value-type="string" office:string-value="AD_AUTR06 VARCHAR (254)  ," calcext:value-type="string">
            <text:p>AD_AUTR06 VARCHAR (254) <text:s/>,</text:p>
          </table:table-cell>
          <table:table-cell/>
          <table:table-cell table:style-name="ce176"/>
          <table:table-cell table:number-columns-repeated="2"/>
          <table:table-cell table:style-name="ce44" office:value-type="string" calcext:value-type="string">
            <text:p>ADR_AUTR06</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AD_CREADAT</text:p>
          </table:table-cell>
          <table:table-cell table:style-name="ce96" office:value-type="string" calcext:value-type="string">
            <text:p>DATE</text:p>
          </table:table-cell>
          <table:table-cell table:style-name="ce96"/>
          <table:table-cell table:style-name="ce96" table:formula="of:=IF([.H369]=&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69] &amp; &quot; &quot; &amp; [.L369] &amp; &quot; &quot; &amp; [.N369] &amp; &quot; &quot; &amp; [.T369] &amp; &quot;,&quot;" office:value-type="string" office:string-value="AD_CREADAT DATE  ," calcext:value-type="string">
            <text:p>AD_CREADAT DATE <text:s/>,</text:p>
          </table:table-cell>
          <table:table-cell/>
          <table:table-cell table:style-name="ce176"/>
          <table:table-cell table:number-columns-repeated="994"/>
        </table:table-row>
        <table:table-row table:style-name="ro1">
          <table:table-cell table:number-columns-repeated="3"/>
          <table:table-cell table:style-name="ce11" office:value-type="string" calcext:value-type="string">
            <text:p>dateMAJ</text:p>
          </table:table-cell>
          <table:table-cell table:style-name="ce11" office:value-type="string" calcext:value-type="string">
            <text:p>Date de la mise à jour (peut être calculé)</text:p>
          </table:table-cell>
          <table:table-cell table:style-name="ce124" office:value-type="string" calcext:value-type="string">
            <text:p>date</text:p>
          </table:table-cell>
          <table:table-cell table:style-name="ce11"/>
          <table:table-cell table:style-name="ce124"/>
          <table:table-cell/>
          <table:table-cell table:style-name="ce3"/>
          <table:table-cell table:style-name="ce11" office:value-type="string" calcext:value-type="string">
            <text:p>AD_MAJDATE</text:p>
          </table:table-cell>
          <table:table-cell table:style-name="ce96" office:value-type="string" calcext:value-type="string">
            <text:p>DATE</text:p>
          </table:table-cell>
          <table:table-cell table:style-name="ce96"/>
          <table:table-cell table:style-name="ce124" table:formula="of:=IF([.H370]=&quot;obligatoire&quot;;&quot;NOT NULL&quot;;&quot;&quot;)">
            <text:p/>
          </table:table-cell>
          <table:table-cell table:style-name="ce12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70] &amp; &quot; &quot; &amp; [.L370] &amp; &quot; &quot; &amp; [.N370] &amp; &quot; &quot; &amp; [.T370] &amp; &quot;,&quot;" office:value-type="string" office:string-value="AD_MAJDATE DATE  ," calcext:value-type="string">
            <text:p>AD_MAJDATE DATE <text:s/>,</text:p>
          </table:table-cell>
          <table:table-cell/>
          <table:table-cell table:style-name="ce176"/>
          <table:table-cell table:number-columns-repeated="994"/>
        </table:table-row>
        <table:table-row table:style-name="ro1">
          <table:table-cell table:number-columns-repeated="3"/>
          <table:table-cell table:style-name="ce11" office:value-type="string" calcext:value-type="string">
            <text:p>sourceMAJ</text:p>
          </table:table-cell>
          <table:table-cell table:style-name="ce11" office:value-type="string" calcext:value-type="string">
            <text:p>Source utilisée pour la mise à jour</text:p>
          </table:table-cell>
          <table:table-cell table:style-name="ce124" office:value-type="string" calcext:value-type="string">
            <text:p>Texte</text:p>
          </table:table-cell>
          <table:table-cell table:style-name="ce11"/>
          <table:table-cell table:style-name="ce124"/>
          <table:table-cell/>
          <table:table-cell table:style-name="ce3"/>
          <table:table-cell table:style-name="ce11" office:value-type="string" calcext:value-type="string">
            <text:p>AD_MAJSRC</text:p>
          </table:table-cell>
          <table:table-cell table:style-name="ce96" office:value-type="string" calcext:value-type="string">
            <text:p>VARCHAR(254)</text:p>
          </table:table-cell>
          <table:table-cell table:style-name="ce96"/>
          <table:table-cell table:style-name="ce124" table:formula="of:=IF([.H371]=&quot;obligatoire&quot;;&quot;NOT NULL&quot;;&quot;&quot;)">
            <text:p/>
          </table:table-cell>
          <table:table-cell table:style-name="ce12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71] &amp; &quot; &quot; &amp; [.L371] &amp; &quot; &quot; &amp; [.N371] &amp; &quot; &quot; &amp; [.T371] &amp; &quot;,&quot;" office:value-type="string" office:string-value="AD_MAJSRC VARCHAR(254)  ," calcext:value-type="string">
            <text:p>AD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AD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72] &amp; &quot; &quot; &amp; [.L372] &amp; &quot; &quot; &amp; [.N372] &amp; &quot; &quot; &amp; [.T372] &amp; &quot;,&quot;" office:value-type="string" office:string-value="AD_ABDDATE DATE  ," calcext:value-type="string">
            <text:p>AD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AD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73] &amp; &quot; &quot; &amp; [.L373] &amp; &quot; &quot; &amp; [.N373] &amp; &quot; &quot; &amp; [.T373] &amp; &quot;,&quot;" office:value-type="string" office:string-value="AD_ABDSRC VARCHAR(254)  ," calcext:value-type="string">
            <text:p>AD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3" table:number-columns-repeated="2"/>
          <table:table-cell table:number-columns-repeated="2"/>
          <table:table-cell table:formula="of:=IF([.H374]=&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347] &amp; &quot;);&quot;" office:value-type="string" office:string-value="CONSTRAINT &quot;ADRESSE_PK&quot; PRIMARY KEY (AD_ID));" calcext:value-type="string">
            <text:p>CONSTRAINT "ADRESSE_PK" PRIMARY KEY (AD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375]=&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20">
          <table:table-cell/>
          <table:table-cell office:value-type="string" calcext:value-type="string">
            <text:p>Attributs possibles : longueur extérieure mm, largeur extérieure mm, hauteur extérieure hors tout en mm, surface au sol extérieure, longueur intérieure, largeur intérieure, hauteur intérieure utile, surface au sol intérieur, volume intérieur, poids à vide estimatif en tonnes, charge au sol en kg/m². </text:p>
          </table:table-cell>
          <table:table-cell table:style-name="ce44" office:value-type="string" calcext:value-type="string">
            <text:p>SITE_TECHNIQUE</text:p>
          </table:table-cell>
          <table:table-cell table:style-name="ce74" office:value-type="string" calcext:value-type="string">
            <text:p>ptst_id</text:p>
          </table:table-cell>
          <table:table-cell table:style-name="ce74" office:value-type="string" calcext:value-type="string">
            <text:p>Identifiant unique auto-incrémenté (selon plages d'identitifiants)</text:p>
          </table:table-cell>
          <table:table-cell table:style-name="ce125" office:value-type="string" calcext:value-type="string">
            <text:p>INTEGER</text:p>
          </table:table-cell>
          <table:table-cell table:style-name="ce74"/>
          <table:table-cell table:style-name="ce125"/>
          <table:table-cell/>
          <table:table-cell table:style-name="ce3" office:value-type="string" calcext:value-type="string">
            <text:p>SITETECH</text:p>
          </table:table-cell>
          <table:table-cell table:style-name="ce74" office:value-type="string" calcext:value-type="string">
            <text:p>ST_ID</text:p>
          </table:table-cell>
          <table:table-cell table:style-name="ce125" office:value-type="string" calcext:value-type="string">
            <text:p>INTEGER</text:p>
          </table:table-cell>
          <table:table-cell table:style-name="ce125"/>
          <table:table-cell table:style-name="ce125" table:formula="of:=IF([.H376]=&quot;obligatoire&quot;;&quot;NOT NULL&quot;;&quot;&quot;)">
            <text:p/>
          </table:table-cell>
          <table:table-cell table:style-name="ce125"/>
          <table:table-cell table:style-name="ce125" table:formula="of:= &quot;CONSTRAINT &quot;&quot;&quot; &amp; [.J376] &amp; &quot;_PK&quot;&quot; PRIMARY KEY (&quot; &amp; [.K376] &amp; &quot;)&quot;" office:value-type="string" office:string-value="CONSTRAINT &quot;SITETECH_PK&quot; PRIMARY KEY (ST_ID)" calcext:value-type="string">
            <text:p>CONSTRAINT "SITETECH_PK" PRIMARY KEY (ST_ID)</text:p>
          </table:table-cell>
          <table:table-cell table:style-name="ce125"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376] &amp; &quot;(&quot;" office:value-type="string" office:string-value="CREATE TABLE SITETECH(" calcext:value-type="string">
            <text:p>CREATE TABLE SITETECH(</text:p>
          </table:table-cell>
          <table:table-cell table:style-name="ce185" table:formula="of:=[.K376] &amp; &quot; &quot; &amp; [.L376] &amp; &quot; &quot; &amp; [.N376] &amp; &quot; &quot; &amp; [.T376] &amp; &quot;,&quot;" office:value-type="string" office:string-value="ST_ID INTEGER  ," calcext:value-type="string">
            <text:p>ST_ID INTEGER <text:s/>,</text:p>
          </table:table-cell>
          <table:table-cell/>
          <table:table-cell table:style-name="ce176"/>
          <table:table-cell table:number-columns-repeated="2"/>
          <table:table-cell table:style-name="ce74" office:value-type="string" calcext:value-type="string">
            <text:p>ptst_id</text:p>
          </table:table-cell>
          <table:table-cell table:number-columns-repeated="991"/>
        </table:table-row>
        <table:table-row table:style-name="ro3">
          <table:table-cell table:number-columns-repeated="3"/>
          <table:table-cell table:style-name="ce52" office:value-type="string" calcext:value-type="string">
            <text:p>codeSiteTechnique</text:p>
          </table:table-cell>
          <table:table-cell table:style-name="ce52" office:value-type="string" calcext:value-type="string">
            <text:p>Code du site</text:p>
          </table:table-cell>
          <table:table-cell table:style-name="ce96" office:value-type="string" calcext:value-type="string">
            <text:p>Texte</text:p>
          </table:table-cell>
          <table:table-cell table:style-name="ce52" office:value-type="string" calcext:value-type="string">
            <text:p>Selon les règles de nommage. </text:p>
          </table:table-cell>
          <table:table-cell table:style-name="ce145" office:value-type="string" calcext:value-type="string">
            <text:p>obligatoire</text:p>
          </table:table-cell>
          <table:table-cell/>
          <table:table-cell table:style-name="ce3"/>
          <table:table-cell table:style-name="ce11" office:value-type="string" calcext:value-type="string">
            <text:p>ST_CODE</text:p>
          </table:table-cell>
          <table:table-cell table:style-name="ce96" office:value-type="string" calcext:value-type="string">
            <text:p>VARCHAR(254)</text:p>
          </table:table-cell>
          <table:table-cell table:style-name="ce96"/>
          <table:table-cell table:style-name="ce96" table:formula="of:=IF([.H377]=&quot;obligatoire&quot;;&quot;NOT NULL&quot;;&quot;&quot;)" office:value-type="string" office:string-value="NOT NULL" calcext:value-type="string">
            <text:p>NOT NULL</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77] &amp; &quot; &quot; &amp; [.L377] &amp; &quot; &quot; &amp; [.N377] &amp; &quot; &quot; &amp; [.T377] &amp; &quot;,&quot;" office:value-type="string" office:string-value="ST_CODE VARCHAR(254) NOT NULL ," calcext:value-type="string">
            <text:p>ST_CODE VARCHAR(254) NOT NULL ,</text:p>
          </table:table-cell>
          <table:table-cell/>
          <table:table-cell table:style-name="ce176"/>
          <table:table-cell table:number-columns-repeated="2"/>
          <table:table-cell table:style-name="ce11" office:value-type="string" calcext:value-type="string">
            <text:p>ptst_code</text:p>
          </table:table-cell>
          <table:table-cell table:number-columns-repeated="991"/>
        </table:table-row>
        <table:table-row table:style-name="ro1">
          <table:table-cell table:number-columns-repeated="3"/>
          <table:table-cell table:style-name="ce12" office:value-type="string" calcext:value-type="string">
            <text:p>codeNoeud</text:p>
          </table:table-cell>
          <table:table-cell table:style-name="ce12" office:value-type="string" calcext:value-type="string">
            <text:p>Identifiant unique contenu dans la table Noeud</text:p>
          </table:table-cell>
          <table:table-cell table:style-name="ce105" office:value-type="string" calcext:value-type="string">
            <text:p>Texte</text:p>
          </table:table-cell>
          <table:table-cell table:style-name="ce12"/>
          <table:table-cell table:style-name="ce105" office:value-type="string" calcext:value-type="string">
            <text:p>obligatoire</text:p>
          </table:table-cell>
          <table:table-cell/>
          <table:table-cell table:style-name="ce3"/>
          <table:table-cell table:style-name="ce12" office:value-type="string" calcext:value-type="string">
            <text:p>ST_NO_CODE</text:p>
          </table:table-cell>
          <table:table-cell table:style-name="ce105" office:value-type="string" calcext:value-type="string">
            <text:p>VARCHAR(254)</text:p>
          </table:table-cell>
          <table:table-cell table:style-name="ce105"/>
          <table:table-cell table:style-name="ce105" table:formula="of:=IF([.H378]=&quot;obligatoire&quot;;&quot;NOT NULL&quot;;&quot;&quot;)" office:value-type="string" office:string-value="NOT NULL" calcext:value-type="string">
            <text:p>NOT NULL</text:p>
          </table:table-cell>
          <table:table-cell table:style-name="ce10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78] &amp; &quot; &quot; &amp; [.L378] &amp; &quot; &quot; &amp; [.N378] &amp; &quot; &quot; &amp; [.T378] &amp; &quot;,&quot;" office:value-type="string" office:string-value="ST_NO_CODE VARCHAR(254) NOT NULL ," calcext:value-type="string">
            <text:p>ST_NO_CODE VARCHAR(254) NOT NULL ,</text:p>
          </table:table-cell>
          <table:table-cell/>
          <table:table-cell table:style-name="ce176"/>
          <table:table-cell table:number-columns-repeated="2"/>
          <table:table-cell table:style-name="ce12" office:value-type="string" calcext:value-type="string">
            <text:p>ptst_objet</text:p>
          </table:table-cell>
          <table:table-cell table:number-columns-repeated="991"/>
        </table:table-row>
        <table:table-row table:style-name="ro1">
          <table:table-cell table:number-columns-repeated="3"/>
          <table:table-cell table:style-name="ce48" office:value-type="string" calcext:value-type="string">
            <text:p>codeSite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ST_CODEEXT</text:p>
          </table:table-cell>
          <table:table-cell table:style-name="ce93" office:value-type="string" calcext:value-type="string">
            <text:p>Varchar(254)</text:p>
          </table:table-cell>
          <table:table-cell table:style-name="ce93"/>
          <table:table-cell table:style-name="ce93" table:formula="of:=IF([.H379]=&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79] &amp; &quot; &quot; &amp; [.L379] &amp; &quot; &quot; &amp; [.N379] &amp; &quot; &quot; &amp; [.T379] &amp; &quot;,&quot;" office:value-type="string" office:string-value="ST_CODEEXT Varchar(254)  ," calcext:value-type="string">
            <text:p>ST_CODEEXT Varchar(254) <text:s/>,</text:p>
          </table:table-cell>
          <table:table-cell/>
          <table:table-cell table:style-name="ce176"/>
          <table:table-cell table:number-columns-repeated="994"/>
        </table:table-row>
        <table:table-row table:style-name="ro3">
          <table:table-cell table:number-columns-repeated="3"/>
          <table:table-cell table:style-name="ce44" office:value-type="string" calcext:value-type="string">
            <text:p>ptst_nom</text:p>
          </table:table-cell>
          <table:table-cell table:style-name="ce12" office:value-type="string" calcext:value-type="string">
            <text:p>Nom du site. </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ST_NOM</text:p>
          </table:table-cell>
          <table:table-cell table:style-name="ce111" office:value-type="string" calcext:value-type="string">
            <text:p>VARCHAR (254)</text:p>
          </table:table-cell>
          <table:table-cell table:style-name="ce111"/>
          <table:table-cell table:style-name="ce111" table:formula="of:=IF([.H380]=&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80] &amp; &quot; &quot; &amp; [.L380] &amp; &quot; &quot; &amp; [.N380] &amp; &quot; &quot; &amp; [.T380] &amp; &quot;,&quot;" office:value-type="string" office:string-value="ST_NOM VARCHAR (254)  ," calcext:value-type="string">
            <text:p>ST_NOM VARCHAR (254) <text:s/>,</text:p>
          </table:table-cell>
          <table:table-cell/>
          <table:table-cell table:style-name="ce176"/>
          <table:table-cell table:number-columns-repeated="2"/>
          <table:table-cell table:style-name="ce44" office:value-type="string" calcext:value-type="string">
            <text:p>ptst_nom</text:p>
          </table:table-cell>
          <table:table-cell table:number-columns-repeated="991"/>
        </table:table-row>
        <table:table-row table:style-name="ro5">
          <table:table-cell table:number-columns-repeated="3"/>
          <table:table-cell table:style-name="ce44" office:value-type="string" calcext:value-type="string">
            <text:p>ptst_type</text:p>
          </table:table-cell>
          <table:table-cell table:style-name="ce44" office:value-type="string" calcext:value-type="string">
            <text:p>Type structurel du site (shelter, armoire de rue, bâti). </text:p>
          </table:table-cell>
          <table:table-cell table:style-name="ce111" office:value-type="string" calcext:value-type="string">
            <text:p>INTEGER</text:p>
          </table:table-cell>
          <table:table-cell table:style-name="ce44" office:value-type="string" calcext:value-type="string">
            <text:p>Voir table de contrôle CTRL_SITE_TYPE_STRUCTUREL</text:p>
          </table:table-cell>
          <table:table-cell table:style-name="ce111" office:value-type="string" calcext:value-type="string">
            <text:p>obligatoire</text:p>
          </table:table-cell>
          <table:table-cell/>
          <table:table-cell table:style-name="ce3"/>
          <table:table-cell table:style-name="ce44" office:value-type="string" calcext:value-type="string">
            <text:p>ST_TYPE</text:p>
          </table:table-cell>
          <table:table-cell table:style-name="ce111" office:value-type="string" calcext:value-type="string">
            <text:p>INTEGER</text:p>
          </table:table-cell>
          <table:table-cell table:style-name="ce111"/>
          <table:table-cell table:style-name="ce111" table:formula="of:=IF([.H381]=&quot;obligatoire&quot;;&quot;NOT NULL&quot;;&quot;&quot;)" office:value-type="string" office:string-value="NOT NULL" calcext:value-type="string">
            <text:p>NOT NULL</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81] &amp; &quot; &quot; &amp; [.L381] &amp; &quot; &quot; &amp; [.N381] &amp; &quot; &quot; &amp; [.T381] &amp; &quot;,&quot;" office:value-type="string" office:string-value="ST_TYPE INTEGER NOT NULL ," calcext:value-type="string">
            <text:p>ST_TYPE INTEGER NOT NULL ,</text:p>
          </table:table-cell>
          <table:table-cell/>
          <table:table-cell table:style-name="ce176"/>
          <table:table-cell table:number-columns-repeated="2"/>
          <table:table-cell table:style-name="ce44" office:value-type="string" calcext:value-type="string">
            <text:p>ptst_type</text:p>
          </table:table-cell>
          <table:table-cell table:number-columns-repeated="991"/>
        </table:table-row>
        <table:table-row table:style-name="ro1">
          <table:table-cell table:number-columns-repeated="3"/>
          <table:table-cell table:style-name="ce44" office:value-type="string" calcext:value-type="string">
            <text:p>ptst_nbpr</text:p>
          </table:table-cell>
          <table:table-cell table:style-name="ce44" office:value-type="string" calcext:value-type="string">
            <text:p>Nombre de prises du Site</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ST_NBPR</text:p>
          </table:table-cell>
          <table:table-cell table:style-name="ce111" office:value-type="string" calcext:value-type="string">
            <text:p>INTEGER</text:p>
          </table:table-cell>
          <table:table-cell table:style-name="ce111"/>
          <table:table-cell table:style-name="ce111" table:formula="of:=IF([.H382]=&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82] &amp; &quot; &quot; &amp; [.L382] &amp; &quot; &quot; &amp; [.N382] &amp; &quot; &quot; &amp; [.T382] &amp; &quot;,&quot;" office:value-type="string" office:string-value="ST_NBPR INTEGER  ," calcext:value-type="string">
            <text:p>ST_NBPR INTEGER <text:s/>,</text:p>
          </table:table-cell>
          <table:table-cell/>
          <table:table-cell table:style-name="ce176"/>
          <table:table-cell table:number-columns-repeated="2"/>
          <table:table-cell table:style-name="ce44" office:value-type="string" calcext:value-type="string">
            <text:p>ptst_nbpr</text:p>
          </table:table-cell>
          <table:table-cell table:number-columns-repeated="991"/>
        </table:table-row>
        <table:table-row table:style-name="ro1">
          <table:table-cell table:number-columns-repeated="3"/>
          <table:table-cell table:style-name="ce44" office:value-type="string" calcext:value-type="string">
            <text:p>ptst_adres</text:p>
          </table:table-cell>
          <table:table-cell table:style-name="ce44" office:value-type="string" calcext:value-type="string">
            <text:p>Identifiant unique contenu dans la table ADRESSE</text:p>
          </table:table-cell>
          <table:table-cell table:style-name="ce111" office:value-type="string" calcext:value-type="string">
            <text:p>text</text:p>
          </table:table-cell>
          <table:table-cell table:style-name="ce44"/>
          <table:table-cell table:style-name="ce111"/>
          <table:table-cell/>
          <table:table-cell table:style-name="ce3"/>
          <table:table-cell table:style-name="ce44" office:value-type="string" calcext:value-type="string">
            <text:p>ST_ADRES</text:p>
          </table:table-cell>
          <table:table-cell table:style-name="ce111" office:value-type="string" calcext:value-type="string">
            <text:p>VARCHAR(254)</text:p>
          </table:table-cell>
          <table:table-cell table:style-name="ce111"/>
          <table:table-cell table:style-name="ce111" table:formula="of:=IF([.H383]=&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83] &amp; &quot; &quot; &amp; [.L383] &amp; &quot; &quot; &amp; [.N383] &amp; &quot; &quot; &amp; [.T383] &amp; &quot;,&quot;" office:value-type="string" office:string-value="ST_ADRES VARCHAR(254)  ," calcext:value-type="string">
            <text:p>ST_ADRES VARCHAR(254) <text:s/>,</text:p>
          </table:table-cell>
          <table:table-cell/>
          <table:table-cell table:style-name="ce176"/>
          <table:table-cell table:number-columns-repeated="2"/>
          <table:table-cell table:style-name="ce44" office:value-type="string" calcext:value-type="string">
            <text:p>ptst_adres</text:p>
          </table:table-cell>
          <table:table-cell table:number-columns-repeated="991"/>
        </table:table-row>
        <table:table-row table:style-name="ro1">
          <table:table-cell table:number-columns-repeated="3"/>
          <table:table-cell table:style-name="ce44" office:value-type="string" calcext:value-type="string">
            <text:p>ptst_cp</text:p>
          </table:table-cell>
          <table:table-cell table:style-name="ce44" office:value-type="string" calcext:value-type="string">
            <text:p>Code postal du site</text:p>
          </table:table-cell>
          <table:table-cell table:style-name="ce111" office:value-type="string" calcext:value-type="string">
            <text:p>text</text:p>
          </table:table-cell>
          <table:table-cell table:style-name="ce44"/>
          <table:table-cell table:style-name="ce111"/>
          <table:table-cell/>
          <table:table-cell table:style-name="ce3"/>
          <table:table-cell table:style-name="ce44" office:value-type="string" calcext:value-type="string">
            <text:p>ST_CP</text:p>
          </table:table-cell>
          <table:table-cell table:style-name="ce111" office:value-type="string" calcext:value-type="string">
            <text:p>VARCHAR(254)</text:p>
          </table:table-cell>
          <table:table-cell table:style-name="ce111"/>
          <table:table-cell table:style-name="ce111" table:formula="of:=IF([.H384]=&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84] &amp; &quot; &quot; &amp; [.L384] &amp; &quot; &quot; &amp; [.N384] &amp; &quot; &quot; &amp; [.T384] &amp; &quot;,&quot;" office:value-type="string" office:string-value="ST_CP VARCHAR(254)  ," calcext:value-type="string">
            <text:p>ST_CP VARCHAR(254) <text:s/>,</text:p>
          </table:table-cell>
          <table:table-cell/>
          <table:table-cell table:style-name="ce176"/>
          <table:table-cell table:number-columns-repeated="2"/>
          <table:table-cell table:style-name="ce44" office:value-type="string" calcext:value-type="string">
            <text:p>ptst_cp</text:p>
          </table:table-cell>
          <table:table-cell table:number-columns-repeated="991"/>
        </table:table-row>
        <table:table-row table:style-name="ro1">
          <table:table-cell table:number-columns-repeated="3"/>
          <table:table-cell table:style-name="ce44" office:value-type="string" calcext:value-type="string">
            <text:p>ptst_ville</text:p>
          </table:table-cell>
          <table:table-cell table:style-name="ce44" office:value-type="string" calcext:value-type="string">
            <text:p>champs explicite</text:p>
          </table:table-cell>
          <table:table-cell table:style-name="ce111" office:value-type="string" calcext:value-type="string">
            <text:p>text</text:p>
          </table:table-cell>
          <table:table-cell table:style-name="ce44"/>
          <table:table-cell table:style-name="ce111"/>
          <table:table-cell/>
          <table:table-cell table:style-name="ce3"/>
          <table:table-cell table:style-name="ce44" office:value-type="string" calcext:value-type="string">
            <text:p>ST_VILLE</text:p>
          </table:table-cell>
          <table:table-cell table:style-name="ce111" office:value-type="string" calcext:value-type="string">
            <text:p>VARCHAR(254)</text:p>
          </table:table-cell>
          <table:table-cell table:style-name="ce111"/>
          <table:table-cell table:style-name="ce111" table:formula="of:=IF([.H385]=&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85] &amp; &quot; &quot; &amp; [.L385] &amp; &quot; &quot; &amp; [.N385] &amp; &quot; &quot; &amp; [.T385] &amp; &quot;,&quot;" office:value-type="string" office:string-value="ST_VILLE VARCHAR(254)  ," calcext:value-type="string">
            <text:p>ST_VILLE VARCHAR(254) <text:s/>,</text:p>
          </table:table-cell>
          <table:table-cell/>
          <table:table-cell table:style-name="ce176"/>
          <table:table-cell table:number-columns-repeated="2"/>
          <table:table-cell table:style-name="ce44" office:value-type="string" calcext:value-type="string">
            <text:p>ptst_ville</text:p>
          </table:table-cell>
          <table:table-cell table:number-columns-repeated="991"/>
        </table:table-row>
        <table:table-row table:style-name="ro5">
          <table:table-cell table:number-columns-repeated="3"/>
          <table:table-cell table:style-name="ce44" office:value-type="string" calcext:value-type="string">
            <text:p>ptst_prop</text:p>
          </table:table-cell>
          <table:table-cell table:style-name="ce44" office:value-type="string" calcext:value-type="string">
            <text:p>Identifiant unique du gestionnaire. </text:p>
          </table:table-cell>
          <table:table-cell table:style-name="ce111" office:value-type="string" calcext:value-type="string">
            <text:p>INTEGER</text:p>
          </table:table-cell>
          <table:table-cell table:style-name="ce44" office:value-type="string" calcext:value-type="string">
            <text:p>Voir table de contrôle CTRL_GESTIONNAIRE</text:p>
          </table:table-cell>
          <table:table-cell table:style-name="ce111" office:value-type="string" calcext:value-type="string">
            <text:p>obligatoire</text:p>
          </table:table-cell>
          <table:table-cell/>
          <table:table-cell table:style-name="ce3"/>
          <table:table-cell table:style-name="ce44" office:value-type="string" calcext:value-type="string">
            <text:p>ST_PROP</text:p>
          </table:table-cell>
          <table:table-cell table:style-name="ce105" office:value-type="string" calcext:value-type="string">
            <text:p>VARCHAR(20)</text:p>
          </table:table-cell>
          <table:table-cell table:style-name="ce111"/>
          <table:table-cell table:style-name="ce111" table:formula="of:=IF([.H386]=&quot;obligatoire&quot;;&quot;NOT NULL&quot;;&quot;&quot;)" office:value-type="string" office:string-value="NOT NULL" calcext:value-type="string">
            <text:p>NOT NULL</text:p>
          </table:table-cell>
          <table:table-cell table:style-name="ce111"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86] &amp; &quot; &quot; &amp; [.L386] &amp; &quot; &quot; &amp; [.N386] &amp; &quot; &quot; &amp; [.T386] &amp; &quot;,&quot;" office:value-type="string" office:string-value="ST_PROP VARCHAR(20) NOT NULL REFERENCES GRACE.ORGANISME (OR_CODE)," calcext:value-type="string">
            <text:p>ST_PROP VARCHAR(20) NOT NULL REFERENCES GRACE.ORGANISME (OR_CODE),</text:p>
          </table:table-cell>
          <table:table-cell/>
          <table:table-cell table:style-name="ce176"/>
          <table:table-cell table:number-columns-repeated="2"/>
          <table:table-cell table:style-name="ce44" office:value-type="string" calcext:value-type="string">
            <text:p>ptst_prop</text:p>
          </table:table-cell>
          <table:table-cell table:number-columns-repeated="991"/>
        </table:table-row>
        <table:table-row table:style-name="ro5">
          <table:table-cell table:number-columns-repeated="3"/>
          <table:table-cell table:style-name="ce44" office:value-type="string" calcext:value-type="string">
            <text:p>ptst_gest</text:p>
          </table:table-cell>
          <table:table-cell table:style-name="ce44" office:value-type="string" calcext:value-type="string">
            <text:p>Identifiant du propriétaire du site. </text:p>
          </table:table-cell>
          <table:table-cell table:style-name="ce111" office:value-type="string" calcext:value-type="string">
            <text:p>INTEGER</text:p>
          </table:table-cell>
          <table:table-cell table:style-name="ce44" office:value-type="string" calcext:value-type="string">
            <text:p>Voir table de contrôle CTRL_PROPRIETAIRE</text:p>
          </table:table-cell>
          <table:table-cell table:style-name="ce111" office:value-type="string" calcext:value-type="string">
            <text:p>obligatoire</text:p>
          </table:table-cell>
          <table:table-cell/>
          <table:table-cell table:style-name="ce3"/>
          <table:table-cell table:style-name="ce44" office:value-type="string" calcext:value-type="string">
            <text:p>ST_GEST</text:p>
          </table:table-cell>
          <table:table-cell table:style-name="ce105" office:value-type="string" calcext:value-type="string">
            <text:p>VARCHAR(20)</text:p>
          </table:table-cell>
          <table:table-cell table:style-name="ce111"/>
          <table:table-cell table:style-name="ce111" table:formula="of:=IF([.H387]=&quot;obligatoire&quot;;&quot;NOT NULL&quot;;&quot;&quot;)" office:value-type="string" office:string-value="NOT NULL" calcext:value-type="string">
            <text:p>NOT NULL</text:p>
          </table:table-cell>
          <table:table-cell table:style-name="ce111"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87] &amp; &quot; &quot; &amp; [.L387] &amp; &quot; &quot; &amp; [.N387] &amp; &quot; &quot; &amp; [.T387] &amp; &quot;,&quot;" office:value-type="string" office:string-value="ST_GEST VARCHAR(20) NOT NULL REFERENCES GRACE.ORGANISME (OR_CODE)," calcext:value-type="string">
            <text:p>ST_GEST VARCHAR(20) NOT NULL REFERENCES GRACE.ORGANISME (OR_CODE),</text:p>
          </table:table-cell>
          <table:table-cell/>
          <table:table-cell table:style-name="ce176"/>
          <table:table-cell table:number-columns-repeated="2"/>
          <table:table-cell table:style-name="ce44" office:value-type="string" calcext:value-type="string">
            <text:p>ptst_gest</text:p>
          </table:table-cell>
          <table:table-cell table:number-columns-repeated="991"/>
        </table:table-row>
        <table:table-row table:style-name="ro1">
          <table:table-cell table:number-columns-repeated="3"/>
          <table:table-cell table:style-name="ce44" office:value-type="string" calcext:value-type="string">
            <text:p>ptst_dt_ms</text:p>
          </table:table-cell>
          <table:table-cell table:style-name="ce44" office:value-type="string" calcext:value-type="string">
            <text:p>Date de mise en service du local technique</text:p>
          </table:table-cell>
          <table:table-cell table:style-name="ce111" office:value-type="string" calcext:value-type="string">
            <text:p>DATE</text:p>
          </table:table-cell>
          <table:table-cell table:style-name="ce44"/>
          <table:table-cell table:style-name="ce111"/>
          <table:table-cell/>
          <table:table-cell table:style-name="ce3"/>
          <table:table-cell table:style-name="ce44" office:value-type="string" calcext:value-type="string">
            <text:p>ST_DT_MS</text:p>
          </table:table-cell>
          <table:table-cell table:style-name="ce111" office:value-type="string" calcext:value-type="string">
            <text:p>DATE</text:p>
          </table:table-cell>
          <table:table-cell table:style-name="ce111"/>
          <table:table-cell table:style-name="ce111" table:formula="of:=IF([.H388]=&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88] &amp; &quot; &quot; &amp; [.L388] &amp; &quot; &quot; &amp; [.N388] &amp; &quot; &quot; &amp; [.T388] &amp; &quot;,&quot;" office:value-type="string" office:string-value="ST_DT_MS DATE  ," calcext:value-type="string">
            <text:p>ST_DT_MS DATE <text:s/>,</text:p>
          </table:table-cell>
          <table:table-cell/>
          <table:table-cell table:style-name="ce176"/>
          <table:table-cell table:number-columns-repeated="2"/>
          <table:table-cell table:style-name="ce44" office:value-type="string" calcext:value-type="string">
            <text:p>ptst_dt_ms</text:p>
          </table:table-cell>
          <table:table-cell table:number-columns-repeated="991"/>
        </table:table-row>
        <table:table-row table:style-name="ro5">
          <table:table-cell table:number-columns-repeated="3"/>
          <table:table-cell table:style-name="ce44" office:value-type="string" calcext:value-type="string">
            <text:p>ptst_etat</text:p>
          </table:table-cell>
          <table:table-cell table:style-name="ce44" office:value-type="string" calcext:value-type="string">
            <text:p>Etat d'existence du site (existant, à créer, …). </text:p>
          </table:table-cell>
          <table:table-cell table:style-name="ce111" office:value-type="string" calcext:value-type="string">
            <text:p>INTEGER</text:p>
          </table:table-cell>
          <table:table-cell table:style-name="ce44" office:value-type="string" calcext:value-type="string">
            <text:p>Voir table de contrôle CTRL_ETAT</text:p>
          </table:table-cell>
          <table:table-cell table:style-name="ce111" office:value-type="string" calcext:value-type="string">
            <text:p>obligatoire</text:p>
          </table:table-cell>
          <table:table-cell/>
          <table:table-cell table:style-name="ce3"/>
          <table:table-cell table:style-name="ce44" office:value-type="string" calcext:value-type="string">
            <text:p>ST_ETAT</text:p>
          </table:table-cell>
          <table:table-cell table:style-name="ce105" office:value-type="string" calcext:value-type="string">
            <text:p>VARCHAR(3)</text:p>
          </table:table-cell>
          <table:table-cell table:style-name="ce111"/>
          <table:table-cell table:style-name="ce111" table:formula="of:=IF([.H389]=&quot;obligatoire&quot;;&quot;NOT NULL&quot;;&quot;&quot;)" office:value-type="string" office:string-value="NOT NULL" calcext:value-type="string">
            <text:p>NOT NULL</text:p>
          </table:table-cell>
          <table:table-cell table:style-name="ce111" table:number-columns-repeated="5"/>
          <table:table-cell table:style-name="ce172" office:value-type="string" calcext:value-type="string">
            <text:p>REFERENCES GRACE.L_ETAT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89] &amp; &quot; &quot; &amp; [.L389] &amp; &quot; &quot; &amp; [.N389] &amp; &quot; &quot; &amp; [.T389] &amp; &quot;,&quot;" office:value-type="string" office:string-value="ST_ETAT VARCHAR(3) NOT NULL REFERENCES GRACE.L_ETAT_TYPE (CODE)," calcext:value-type="string">
            <text:p>ST_ETAT VARCHAR(3) NOT NULL REFERENCES GRACE.L_ETAT_TYPE (CODE),</text:p>
          </table:table-cell>
          <table:table-cell/>
          <table:table-cell table:style-name="ce176"/>
          <table:table-cell table:number-columns-repeated="2"/>
          <table:table-cell table:style-name="ce44" office:value-type="string" calcext:value-type="string">
            <text:p>ptst_etat</text:p>
          </table:table-cell>
          <table:table-cell table:number-columns-repeated="991"/>
        </table:table-row>
        <table:table-row table:style-name="ro3">
          <table:table-cell table:number-columns-repeated="3"/>
          <table:table-cell table:style-name="ce44" office:value-type="string" calcext:value-type="string">
            <text:p>ptst_stat</text:p>
          </table:table-cell>
          <table:table-cell table:style-name="ce44" office:value-type="string" calcext:value-type="string">
            <text:p>Identifiant unique du statut de déploiement. </text:p>
          </table:table-cell>
          <table:table-cell table:style-name="ce111" office:value-type="string" calcext:value-type="string">
            <text:p>INTEGER</text:p>
          </table:table-cell>
          <table:table-cell table:style-name="ce44" office:value-type="string" calcext:value-type="string">
            <text:p>Voir table contrôle CTRL_STATUT</text:p>
          </table:table-cell>
          <table:table-cell table:style-name="ce111" office:value-type="string" calcext:value-type="string">
            <text:p>obligatoire</text:p>
          </table:table-cell>
          <table:table-cell/>
          <table:table-cell table:style-name="ce3"/>
          <table:table-cell table:style-name="ce44" office:value-type="string" calcext:value-type="string">
            <text:p>ST_STAT</text:p>
          </table:table-cell>
          <table:table-cell table:style-name="ce105" office:value-type="string" calcext:value-type="string">
            <text:p>VARCHAR(3)</text:p>
          </table:table-cell>
          <table:table-cell table:style-name="ce111"/>
          <table:table-cell table:style-name="ce111" table:formula="of:=IF([.H390]=&quot;obligatoire&quot;;&quot;NOT NULL&quot;;&quot;&quot;)" office:value-type="string" office:string-value="NOT NULL" calcext:value-type="string">
            <text:p>NOT NULL</text:p>
          </table:table-cell>
          <table:table-cell table:style-name="ce111" table:number-columns-repeated="5"/>
          <table:table-cell table:style-name="ce172" office:value-type="string" calcext:value-type="string">
            <text:p>REFERENCES GRACE.L_STATU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390] &amp; &quot; &quot; &amp; [.L390] &amp; &quot; &quot; &amp; [.N390] &amp; &quot; &quot; &amp; [.T390] &amp; &quot;,&quot;" office:value-type="string" office:string-value="ST_STAT VARCHAR(3) NOT NULL REFERENCES GRACE.L_STATUT (CODE)," calcext:value-type="string">
            <text:p>ST_STAT VARCHAR(3) NOT NULL REFERENCES GRACE.L_STATUT (CODE),</text:p>
          </table:table-cell>
          <table:table-cell/>
          <table:table-cell table:style-name="ce176"/>
          <table:table-cell table:number-columns-repeated="2"/>
          <table:table-cell table:style-name="ce44" office:value-type="string" calcext:value-type="string">
            <text:p>ptst_stat</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ST_CREADAT</text:p>
          </table:table-cell>
          <table:table-cell table:style-name="ce96" office:value-type="string" calcext:value-type="string">
            <text:p>DATE</text:p>
          </table:table-cell>
          <table:table-cell table:style-name="ce96"/>
          <table:table-cell table:style-name="ce96" table:formula="of:=IF([.H391]=&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91] &amp; &quot; &quot; &amp; [.L391] &amp; &quot; &quot; &amp; [.N391] &amp; &quot; &quot; &amp; [.T391] &amp; &quot;,&quot;" office:value-type="string" office:string-value="ST_CREADAT DATE  ," calcext:value-type="string">
            <text:p>ST_CREADAT DATE <text:s/>,</text:p>
          </table:table-cell>
          <table:table-cell/>
          <table:table-cell table:style-name="ce176"/>
          <table:table-cell table:number-columns-repeated="994"/>
        </table:table-row>
        <table:table-row table:style-name="ro1">
          <table:table-cell table:number-columns-repeated="3"/>
          <table:table-cell table:style-name="ce11" office:value-type="string" calcext:value-type="string">
            <text:p>dateMAJ</text:p>
          </table:table-cell>
          <table:table-cell table:style-name="ce11" office:value-type="string" calcext:value-type="string">
            <text:p>Date de la mise à jour (peut être calculé)</text:p>
          </table:table-cell>
          <table:table-cell table:style-name="ce124" office:value-type="string" calcext:value-type="string">
            <text:p>date</text:p>
          </table:table-cell>
          <table:table-cell table:style-name="ce11"/>
          <table:table-cell table:style-name="ce124"/>
          <table:table-cell/>
          <table:table-cell table:style-name="ce3"/>
          <table:table-cell table:style-name="ce11" office:value-type="string" calcext:value-type="string">
            <text:p>ST_MAJDATE</text:p>
          </table:table-cell>
          <table:table-cell table:style-name="ce96" office:value-type="string" calcext:value-type="string">
            <text:p>DATE</text:p>
          </table:table-cell>
          <table:table-cell table:style-name="ce96"/>
          <table:table-cell table:style-name="ce124" table:formula="of:=IF([.H392]=&quot;obligatoire&quot;;&quot;NOT NULL&quot;;&quot;&quot;)">
            <text:p/>
          </table:table-cell>
          <table:table-cell table:style-name="ce12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92] &amp; &quot; &quot; &amp; [.L392] &amp; &quot; &quot; &amp; [.N392] &amp; &quot; &quot; &amp; [.T392] &amp; &quot;,&quot;" office:value-type="string" office:string-value="ST_MAJDATE DATE  ," calcext:value-type="string">
            <text:p>ST_MAJDATE DATE <text:s/>,</text:p>
          </table:table-cell>
          <table:table-cell/>
          <table:table-cell table:style-name="ce176"/>
          <table:table-cell table:number-columns-repeated="994"/>
        </table:table-row>
        <table:table-row table:style-name="ro1">
          <table:table-cell table:number-columns-repeated="3"/>
          <table:table-cell table:style-name="ce11" office:value-type="string" calcext:value-type="string">
            <text:p>sourceMAJ</text:p>
          </table:table-cell>
          <table:table-cell table:style-name="ce11" office:value-type="string" calcext:value-type="string">
            <text:p>Source utilisée pour la mise à jour</text:p>
          </table:table-cell>
          <table:table-cell table:style-name="ce124" office:value-type="string" calcext:value-type="string">
            <text:p>Texte</text:p>
          </table:table-cell>
          <table:table-cell table:style-name="ce11"/>
          <table:table-cell table:style-name="ce124"/>
          <table:table-cell/>
          <table:table-cell table:style-name="ce3"/>
          <table:table-cell table:style-name="ce11" office:value-type="string" calcext:value-type="string">
            <text:p>ST_MAJSRC</text:p>
          </table:table-cell>
          <table:table-cell table:style-name="ce96" office:value-type="string" calcext:value-type="string">
            <text:p>VARCHAR(254)</text:p>
          </table:table-cell>
          <table:table-cell table:style-name="ce96"/>
          <table:table-cell table:style-name="ce124" table:formula="of:=IF([.H393]=&quot;obligatoire&quot;;&quot;NOT NULL&quot;;&quot;&quot;)">
            <text:p/>
          </table:table-cell>
          <table:table-cell table:style-name="ce12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93] &amp; &quot; &quot; &amp; [.L393] &amp; &quot; &quot; &amp; [.N393] &amp; &quot; &quot; &amp; [.T393] &amp; &quot;,&quot;" office:value-type="string" office:string-value="ST_MAJSRC VARCHAR(254)  ," calcext:value-type="string">
            <text:p>ST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ST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94] &amp; &quot; &quot; &amp; [.L394] &amp; &quot; &quot; &amp; [.N394] &amp; &quot; &quot; &amp; [.T394] &amp; &quot;,&quot;" office:value-type="string" office:string-value="ST_ABDDATE DATE  ," calcext:value-type="string">
            <text:p>ST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ST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95] &amp; &quot; &quot; &amp; [.L395] &amp; &quot; &quot; &amp; [.N395] &amp; &quot; &quot; &amp; [.T395] &amp; &quot;,&quot;" office:value-type="string" office:string-value="ST_ABDSRC VARCHAR(254)  ," calcext:value-type="string">
            <text:p>ST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3" table:number-columns-repeated="2"/>
          <table:table-cell table:number-columns-repeated="2"/>
          <table:table-cell table:formula="of:=IF([.H396]=&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376] &amp; &quot;);&quot;" office:value-type="string" office:string-value="CONSTRAINT &quot;SITETECH_PK&quot; PRIMARY KEY (ST_ID));" calcext:value-type="string">
            <text:p>CONSTRAINT "SITETECH_PK" PRIMARY KEY (ST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397]=&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table-cell office:value-type="string" calcext:value-type="string">
            <text:p>Clim, élect, etc. </text:p>
          </table:table-cell>
          <table:table-cell table:style-name="ce44" office:value-type="string" calcext:value-type="string">
            <text:p>LOCAL_TECHNIQUE</text:p>
          </table:table-cell>
          <table:table-cell table:style-name="ce47" office:value-type="string" calcext:value-type="string">
            <text:p>LTE_ID</text:p>
          </table:table-cell>
          <table:table-cell table:style-name="ce46" office:value-type="string" calcext:value-type="string">
            <text:p>Identifiant unique auto-incrémenté (selon plages d'identitifiants)</text:p>
          </table:table-cell>
          <table:table-cell table:style-name="ce91" office:value-type="string" calcext:value-type="string">
            <text:p>INTEGER</text:p>
          </table:table-cell>
          <table:table-cell table:style-name="ce127"/>
          <table:table-cell table:style-name="ce141" office:value-type="string" calcext:value-type="string">
            <text:p>obligatoire</text:p>
          </table:table-cell>
          <table:table-cell/>
          <table:table-cell table:style-name="ce3" office:value-type="string" calcext:value-type="string">
            <text:p>LTECH</text:p>
          </table:table-cell>
          <table:table-cell table:style-name="ce56" office:value-type="string" calcext:value-type="string">
            <text:p>LT_ID</text:p>
          </table:table-cell>
          <table:table-cell table:style-name="ce91" office:value-type="string" calcext:value-type="string">
            <text:p>INTEGER</text:p>
          </table:table-cell>
          <table:table-cell table:style-name="ce91"/>
          <table:table-cell table:style-name="ce91" table:formula="of:=IF([.H398]=&quot;obligatoire&quot;;&quot;NOT NULL&quot;;&quot;&quot;)" office:value-type="string" office:string-value="NOT NULL" calcext:value-type="string">
            <text:p>NOT NULL</text:p>
          </table:table-cell>
          <table:table-cell table:style-name="ce91"/>
          <table:table-cell table:style-name="ce125" table:formula="of:= &quot;CONSTRAINT &quot;&quot;&quot; &amp; [.J398] &amp; &quot;_PK&quot;&quot; PRIMARY KEY (&quot; &amp; [.K398] &amp; &quot;)&quot;" office:value-type="string" office:string-value="CONSTRAINT &quot;LTECH_PK&quot; PRIMARY KEY (LT_ID)" calcext:value-type="string">
            <text:p>CONSTRAINT "LTECH_PK" PRIMARY KEY (LT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398] &amp; &quot;(&quot;" office:value-type="string" office:string-value="CREATE TABLE LTECH(" calcext:value-type="string">
            <text:p>CREATE TABLE LTECH(</text:p>
          </table:table-cell>
          <table:table-cell table:style-name="ce185" table:formula="of:=[.K398] &amp; &quot; &quot; &amp; [.L398] &amp; &quot; &quot; &amp; [.N398] &amp; &quot; &quot; &amp; [.T398] &amp; &quot;,&quot;" office:value-type="string" office:string-value="LT_ID INTEGER NOT NULL ," calcext:value-type="string">
            <text:p>LT_ID INTEGER NOT NULL ,</text:p>
          </table:table-cell>
          <table:table-cell/>
          <table:table-cell table:style-name="ce176"/>
          <table:table-cell table:number-columns-repeated="994"/>
        </table:table-row>
        <table:table-row table:style-name="ro3">
          <table:table-cell table:number-columns-repeated="3"/>
          <table:table-cell table:style-name="ce52" office:value-type="string" calcext:value-type="string">
            <text:p>codeLocalTechnique</text:p>
          </table:table-cell>
          <table:table-cell table:style-name="ce84" office:value-type="string" calcext:value-type="string">
            <text:p>Code local technique</text:p>
          </table:table-cell>
          <table:table-cell table:style-name="ce96" office:value-type="string" calcext:value-type="string">
            <text:p>Texte</text:p>
          </table:table-cell>
          <table:table-cell table:style-name="ce52" office:value-type="string" calcext:value-type="string">
            <text:p>Selon les règles de nommage. </text:p>
          </table:table-cell>
          <table:table-cell table:style-name="ce145" office:value-type="string" calcext:value-type="string">
            <text:p>obligatoire</text:p>
          </table:table-cell>
          <table:table-cell/>
          <table:table-cell table:style-name="ce3"/>
          <table:table-cell table:style-name="ce11" office:value-type="string" calcext:value-type="string">
            <text:p>LT_CODE</text:p>
          </table:table-cell>
          <table:table-cell table:style-name="ce96" office:value-type="string" calcext:value-type="string">
            <text:p>VARCHAR(254)</text:p>
          </table:table-cell>
          <table:table-cell table:style-name="ce96"/>
          <table:table-cell table:style-name="ce96" table:formula="of:=IF([.H399]=&quot;obligatoire&quot;;&quot;NOT NULL&quot;;&quot;&quot;)" office:value-type="string" office:string-value="NOT NULL" calcext:value-type="string">
            <text:p>NOT NULL</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399] &amp; &quot; &quot; &amp; [.L399] &amp; &quot; &quot; &amp; [.N399] &amp; &quot; &quot; &amp; [.T399] &amp; &quot;,&quot;" office:value-type="string" office:string-value="LT_CODE VARCHAR(254) NOT NULL ," calcext:value-type="string">
            <text:p>LT_CODE VARCHAR(254) NOT NULL ,</text:p>
          </table:table-cell>
          <table:table-cell/>
          <table:table-cell table:style-name="ce176"/>
          <table:table-cell table:number-columns-repeated="2"/>
          <table:table-cell table:style-name="ce56" office:value-type="string" calcext:value-type="string">
            <text:p>LTE_ID</text:p>
          </table:table-cell>
          <table:table-cell table:number-columns-repeated="991"/>
        </table:table-row>
        <table:table-row table:style-name="ro1">
          <table:table-cell table:number-columns-repeated="3"/>
          <table:table-cell table:style-name="ce48" office:value-type="string" calcext:value-type="string">
            <text:p>codeLocal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LT_CODEEXT</text:p>
          </table:table-cell>
          <table:table-cell table:style-name="ce93" office:value-type="string" calcext:value-type="string">
            <text:p>VARCHAR(254)</text:p>
          </table:table-cell>
          <table:table-cell table:style-name="ce93"/>
          <table:table-cell table:style-name="ce93" table:formula="of:=IF([.H400]=&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00] &amp; &quot; &quot; &amp; [.L400] &amp; &quot; &quot; &amp; [.N400] &amp; &quot; &quot; &amp; [.T400] &amp; &quot;,&quot;" office:value-type="string" office:string-value="LT_CODEEXT VARCHAR(254)  ," calcext:value-type="string">
            <text:p>LT_CODEEXT VARCHAR(254) <text:s/>,</text:p>
          </table:table-cell>
          <table:table-cell/>
          <table:table-cell table:style-name="ce176"/>
          <table:table-cell table:number-columns-repeated="994"/>
        </table:table-row>
        <table:table-row table:style-name="ro5">
          <table:table-cell table:number-columns-repeated="3"/>
          <table:table-cell table:style-name="ce12" office:value-type="string" calcext:value-type="string">
            <text:p>codeSiteTechnique</text:p>
          </table:table-cell>
          <table:table-cell table:style-name="ce44" office:value-type="string" calcext:value-type="string">
            <text:p>Identifiant unique contenu dans la table SITE_TECHNIQUE</text:p>
          </table:table-cell>
          <table:table-cell table:style-name="ce111" office:value-type="string" calcext:value-type="string">
            <text:p>INTEGER</text:p>
          </table:table-cell>
          <table:table-cell table:style-name="ce44"/>
          <table:table-cell table:style-name="ce111" office:value-type="string" calcext:value-type="string">
            <text:p>obligatoire</text:p>
          </table:table-cell>
          <table:table-cell/>
          <table:table-cell table:style-name="ce3"/>
          <table:table-cell table:style-name="ce12" office:value-type="string" calcext:value-type="string">
            <text:p>LT_ST_CODE</text:p>
          </table:table-cell>
          <table:table-cell table:style-name="ce105" office:value-type="string" calcext:value-type="string">
            <text:p>VARCHAR(254)</text:p>
          </table:table-cell>
          <table:table-cell table:style-name="ce111"/>
          <table:table-cell table:style-name="ce111" table:formula="of:=IF([.H401]=&quot;obligatoire&quot;;&quot;NOT NULL&quot;;&quot;&quot;)" office:value-type="string" office:string-value="NOT NULL" calcext:value-type="string">
            <text:p>NOT NULL</text:p>
          </table:table-cell>
          <table:table-cell table:style-name="ce111" table:number-columns-repeated="5"/>
          <table:table-cell table:style-name="ce23" office:value-type="string" calcext:value-type="string">
            <text:p>REFERENCES GRACE.SITETECH (ST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01] &amp; &quot; &quot; &amp; [.L401] &amp; &quot; &quot; &amp; [.N401] &amp; &quot; &quot; &amp; [.T401] &amp; &quot;,&quot;" office:value-type="string" office:string-value="LT_ST_CODE VARCHAR(254) NOT NULL REFERENCES GRACE.SITETECH (ST_CODE)," calcext:value-type="string">
            <text:p>LT_ST_CODE VARCHAR(254) NOT NULL REFERENCES GRACE.SITETECH (ST_CODE),</text:p>
          </table:table-cell>
          <table:table-cell/>
          <table:table-cell table:style-name="ce176"/>
          <table:table-cell table:number-columns-repeated="2"/>
          <table:table-cell table:style-name="ce11" office:value-type="string" calcext:value-type="string">
            <text:p>lte_code</text:p>
          </table:table-cell>
          <table:table-cell table:number-columns-repeated="991"/>
        </table:table-row>
        <table:table-row table:style-name="ro3">
          <table:table-cell table:number-columns-repeated="3"/>
          <table:table-cell table:style-name="ce44" office:value-type="string" calcext:value-type="string">
            <text:p>LTE_NOM</text:p>
          </table:table-cell>
          <table:table-cell table:style-name="ce44" office:value-type="string" calcext:value-type="string">
            <text:p>Nom du local technique tel qu'étiqueté sur le terrain (selon règles et plages de nommage)</text:p>
          </table:table-cell>
          <table:table-cell table:style-name="ce111" office:value-type="string" calcext:value-type="string">
            <text:p>VARCHAR(20)</text:p>
          </table:table-cell>
          <table:table-cell table:style-name="ce44"/>
          <table:table-cell table:style-name="ce111"/>
          <table:table-cell/>
          <table:table-cell table:style-name="ce3"/>
          <table:table-cell table:style-name="ce44" office:value-type="string" calcext:value-type="string">
            <text:p>LT_NOM</text:p>
          </table:table-cell>
          <table:table-cell table:style-name="ce111" office:value-type="string" calcext:value-type="string">
            <text:p>VARCHAR(20)</text:p>
          </table:table-cell>
          <table:table-cell table:style-name="ce111"/>
          <table:table-cell table:style-name="ce111" table:formula="of:=IF([.H402]=&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02] &amp; &quot; &quot; &amp; [.L402] &amp; &quot; &quot; &amp; [.N402] &amp; &quot; &quot; &amp; [.T402] &amp; &quot;,&quot;" office:value-type="string" office:string-value="LT_NOM VARCHAR(20)  ," calcext:value-type="string">
            <text:p>LT_NOM VARCHAR(20) <text:s/>,</text:p>
          </table:table-cell>
          <table:table-cell/>
          <table:table-cell table:style-name="ce176"/>
          <table:table-cell table:number-columns-repeated="2"/>
          <table:table-cell table:style-name="ce12" office:value-type="string" calcext:value-type="string">
            <text:p>pst_code</text:p>
          </table:table-cell>
          <table:table-cell table:number-columns-repeated="991"/>
        </table:table-row>
        <table:table-row table:style-name="ro3">
          <table:table-cell table:number-columns-repeated="3"/>
          <table:table-cell table:style-name="ce44" office:value-type="string" calcext:value-type="string">
            <text:p>LTE_LOCAL</text:p>
          </table:table-cell>
          <table:table-cell table:style-name="ce44" office:value-type="string" calcext:value-type="string">
            <text:p>Informations de localisation du boitier (en chambre, garage 26 au 3ème sous-sol,,..)</text:p>
          </table:table-cell>
          <table:table-cell table:style-name="ce111" office:value-type="string" calcext:value-type="string">
            <text:p>VARCHAR (255)</text:p>
          </table:table-cell>
          <table:table-cell table:style-name="ce44"/>
          <table:table-cell table:style-name="ce111"/>
          <table:table-cell/>
          <table:table-cell table:style-name="ce3"/>
          <table:table-cell table:style-name="ce44" office:value-type="string" calcext:value-type="string">
            <text:p>LT_LOCAL</text:p>
          </table:table-cell>
          <table:table-cell table:style-name="ce111" office:value-type="string" calcext:value-type="string">
            <text:p>VARCHAR (254)</text:p>
          </table:table-cell>
          <table:table-cell table:style-name="ce111"/>
          <table:table-cell table:style-name="ce111" table:formula="of:=IF([.H403]=&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03] &amp; &quot; &quot; &amp; [.L403] &amp; &quot; &quot; &amp; [.N403] &amp; &quot; &quot; &amp; [.T403] &amp; &quot;,&quot;" office:value-type="string" office:string-value="LT_LOCAL VARCHAR (254)  ," calcext:value-type="string">
            <text:p>LT_LOCAL VARCHAR (254) <text:s/>,</text:p>
          </table:table-cell>
          <table:table-cell/>
          <table:table-cell table:style-name="ce176"/>
          <table:table-cell table:number-columns-repeated="2"/>
          <table:table-cell table:style-name="ce44" office:value-type="string" calcext:value-type="string">
            <text:p>LTE_NOM</text:p>
          </table:table-cell>
          <table:table-cell table:number-columns-repeated="991"/>
        </table:table-row>
        <table:table-row table:style-name="ro5">
          <table:table-cell table:number-columns-repeated="3"/>
          <table:table-cell table:style-name="ce44" office:value-type="string" calcext:value-type="string">
            <text:p>LTE_PROP</text:p>
          </table:table-cell>
          <table:table-cell table:style-name="ce44" office:value-type="string" calcext:value-type="string">
            <text:p>Identifiant du propriétaire du local technique. </text:p>
          </table:table-cell>
          <table:table-cell table:style-name="ce111" office:value-type="string" calcext:value-type="string">
            <text:p>INTEGER</text:p>
          </table:table-cell>
          <table:table-cell table:style-name="ce44" office:value-type="string" calcext:value-type="string">
            <text:p>Voir table de contrôle CTRL_PROPRIETAIRE</text:p>
          </table:table-cell>
          <table:table-cell table:style-name="ce111" office:value-type="string" calcext:value-type="string">
            <text:p>obligatoire</text:p>
          </table:table-cell>
          <table:table-cell/>
          <table:table-cell table:style-name="ce3"/>
          <table:table-cell table:style-name="ce44" office:value-type="string" calcext:value-type="string">
            <text:p>LT_PROP</text:p>
          </table:table-cell>
          <table:table-cell table:style-name="ce105" office:value-type="string" calcext:value-type="string">
            <text:p>VARCHAR(20)</text:p>
          </table:table-cell>
          <table:table-cell table:style-name="ce111"/>
          <table:table-cell table:style-name="ce111" table:formula="of:=IF([.H404]=&quot;obligatoire&quot;;&quot;NOT NULL&quot;;&quot;&quot;)" office:value-type="string" office:string-value="NOT NULL" calcext:value-type="string">
            <text:p>NOT NULL</text:p>
          </table:table-cell>
          <table:table-cell table:style-name="ce111"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04] &amp; &quot; &quot; &amp; [.L404] &amp; &quot; &quot; &amp; [.N404] &amp; &quot; &quot; &amp; [.T404] &amp; &quot;,&quot;" office:value-type="string" office:string-value="LT_PROP VARCHAR(20) NOT NULL REFERENCES GRACE.ORGANISME (OR_CODE)," calcext:value-type="string">
            <text:p>LT_PROP VARCHAR(20) NOT NULL REFERENCES GRACE.ORGANISME (OR_CODE),</text:p>
          </table:table-cell>
          <table:table-cell/>
          <table:table-cell table:style-name="ce176"/>
          <table:table-cell table:number-columns-repeated="2"/>
          <table:table-cell table:style-name="ce44" office:value-type="string" calcext:value-type="string">
            <text:p>LTE_LOCAL</text:p>
          </table:table-cell>
          <table:table-cell table:number-columns-repeated="991"/>
        </table:table-row>
        <table:table-row table:style-name="ro5">
          <table:table-cell table:number-columns-repeated="3"/>
          <table:table-cell table:style-name="ce44" office:value-type="string" calcext:value-type="string">
            <text:p>LTE_GEST</text:p>
          </table:table-cell>
          <table:table-cell table:style-name="ce44" office:value-type="string" calcext:value-type="string">
            <text:p>Identifiant unique du gestionnaire. </text:p>
          </table:table-cell>
          <table:table-cell table:style-name="ce111" office:value-type="string" calcext:value-type="string">
            <text:p>INTEGER</text:p>
          </table:table-cell>
          <table:table-cell table:style-name="ce44" office:value-type="string" calcext:value-type="string">
            <text:p>Voir table de contrôle CTRL_GESTIONNAIRE</text:p>
          </table:table-cell>
          <table:table-cell table:style-name="ce111" office:value-type="string" calcext:value-type="string">
            <text:p>obligatoire</text:p>
          </table:table-cell>
          <table:table-cell/>
          <table:table-cell table:style-name="ce3"/>
          <table:table-cell table:style-name="ce44" office:value-type="string" calcext:value-type="string">
            <text:p>LT_GEST</text:p>
          </table:table-cell>
          <table:table-cell table:style-name="ce105" office:value-type="string" calcext:value-type="string">
            <text:p>VARCHAR(20)</text:p>
          </table:table-cell>
          <table:table-cell table:style-name="ce111"/>
          <table:table-cell table:style-name="ce111" table:formula="of:=IF([.H405]=&quot;obligatoire&quot;;&quot;NOT NULL&quot;;&quot;&quot;)" office:value-type="string" office:string-value="NOT NULL" calcext:value-type="string">
            <text:p>NOT NULL</text:p>
          </table:table-cell>
          <table:table-cell table:style-name="ce111"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05] &amp; &quot; &quot; &amp; [.L405] &amp; &quot; &quot; &amp; [.N405] &amp; &quot; &quot; &amp; [.T405] &amp; &quot;,&quot;" office:value-type="string" office:string-value="LT_GEST VARCHAR(20) NOT NULL REFERENCES GRACE.ORGANISME (OR_CODE)," calcext:value-type="string">
            <text:p>LT_GEST VARCHAR(20) NOT NULL REFERENCES GRACE.ORGANISME (OR_CODE),</text:p>
          </table:table-cell>
          <table:table-cell/>
          <table:table-cell table:style-name="ce176"/>
          <table:table-cell table:number-columns-repeated="2"/>
          <table:table-cell table:style-name="ce44" office:value-type="string" calcext:value-type="string">
            <text:p>LTE_PROP</text:p>
          </table:table-cell>
          <table:table-cell table:number-columns-repeated="991"/>
        </table:table-row>
        <table:table-row table:style-name="ro1">
          <table:table-cell table:number-columns-repeated="3"/>
          <table:table-cell table:style-name="ce44" office:value-type="string" calcext:value-type="string">
            <text:p>LTE_DT_MS</text:p>
          </table:table-cell>
          <table:table-cell table:style-name="ce44" office:value-type="string" calcext:value-type="string">
            <text:p>Date de mise en service du local technique</text:p>
          </table:table-cell>
          <table:table-cell table:style-name="ce111" office:value-type="string" calcext:value-type="string">
            <text:p>DATE</text:p>
          </table:table-cell>
          <table:table-cell table:style-name="ce44"/>
          <table:table-cell table:style-name="ce111"/>
          <table:table-cell/>
          <table:table-cell table:style-name="ce3"/>
          <table:table-cell table:style-name="ce44" office:value-type="string" calcext:value-type="string">
            <text:p>LT_DT_MS</text:p>
          </table:table-cell>
          <table:table-cell table:style-name="ce111" office:value-type="string" calcext:value-type="string">
            <text:p>DATE</text:p>
          </table:table-cell>
          <table:table-cell table:style-name="ce111"/>
          <table:table-cell table:style-name="ce111" table:formula="of:=IF([.H406]=&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06] &amp; &quot; &quot; &amp; [.L406] &amp; &quot; &quot; &amp; [.N406] &amp; &quot; &quot; &amp; [.T406] &amp; &quot;,&quot;" office:value-type="string" office:string-value="LT_DT_MS DATE  ," calcext:value-type="string">
            <text:p>LT_DT_MS DATE <text:s/>,</text:p>
          </table:table-cell>
          <table:table-cell/>
          <table:table-cell table:style-name="ce176"/>
          <table:table-cell table:number-columns-repeated="2"/>
          <table:table-cell table:style-name="ce44" office:value-type="string" calcext:value-type="string">
            <text:p>LTE_GEST</text:p>
          </table:table-cell>
          <table:table-cell table:number-columns-repeated="991"/>
        </table:table-row>
        <table:table-row table:style-name="ro5">
          <table:table-cell table:number-columns-repeated="3"/>
          <table:table-cell table:style-name="ce44" office:value-type="string" calcext:value-type="string">
            <text:p>LTE_ETAT</text:p>
          </table:table-cell>
          <table:table-cell table:style-name="ce44" office:value-type="string" calcext:value-type="string">
            <text:p>Etat d'existence du local technique (existant, à créer, …). </text:p>
          </table:table-cell>
          <table:table-cell table:style-name="ce111" office:value-type="string" calcext:value-type="string">
            <text:p>INTEGER</text:p>
          </table:table-cell>
          <table:table-cell table:style-name="ce44" office:value-type="string" calcext:value-type="string">
            <text:p>Voir table de contrôle CTRL_ETAT</text:p>
          </table:table-cell>
          <table:table-cell table:style-name="ce111" office:value-type="string" calcext:value-type="string">
            <text:p>obligatoire</text:p>
          </table:table-cell>
          <table:table-cell/>
          <table:table-cell table:style-name="ce3"/>
          <table:table-cell table:style-name="ce44" office:value-type="string" calcext:value-type="string">
            <text:p>LT_ETAT</text:p>
          </table:table-cell>
          <table:table-cell table:style-name="ce105" office:value-type="string" calcext:value-type="string">
            <text:p>VARCHAR(3)</text:p>
          </table:table-cell>
          <table:table-cell table:style-name="ce111"/>
          <table:table-cell table:style-name="ce111" table:formula="of:=IF([.H407]=&quot;obligatoire&quot;;&quot;NOT NULL&quot;;&quot;&quot;)" office:value-type="string" office:string-value="NOT NULL" calcext:value-type="string">
            <text:p>NOT NULL</text:p>
          </table:table-cell>
          <table:table-cell table:style-name="ce111" table:number-columns-repeated="5"/>
          <table:table-cell table:style-name="ce172" office:value-type="string" calcext:value-type="string">
            <text:p>REFERENCES GRACE.L_ETAT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07] &amp; &quot; &quot; &amp; [.L407] &amp; &quot; &quot; &amp; [.N407] &amp; &quot; &quot; &amp; [.T407] &amp; &quot;,&quot;" office:value-type="string" office:string-value="LT_ETAT VARCHAR(3) NOT NULL REFERENCES GRACE.L_ETAT_TYPE (CODE)," calcext:value-type="string">
            <text:p>LT_ETAT VARCHAR(3) NOT NULL REFERENCES GRACE.L_ETAT_TYPE (CODE),</text:p>
          </table:table-cell>
          <table:table-cell/>
          <table:table-cell table:style-name="ce176"/>
          <table:table-cell table:number-columns-repeated="2"/>
          <table:table-cell table:style-name="ce44" office:value-type="string" calcext:value-type="string">
            <text:p>LTE_DT_MS</text:p>
          </table:table-cell>
          <table:table-cell table:number-columns-repeated="991"/>
        </table:table-row>
        <table:table-row table:style-name="ro3">
          <table:table-cell table:number-columns-repeated="3"/>
          <table:table-cell table:style-name="ce44" office:value-type="string" calcext:value-type="string">
            <text:p>LTE_STAT</text:p>
          </table:table-cell>
          <table:table-cell table:style-name="ce44" office:value-type="string" calcext:value-type="string">
            <text:p>Identifiant unique du statut de déploiement. </text:p>
          </table:table-cell>
          <table:table-cell table:style-name="ce111" office:value-type="string" calcext:value-type="string">
            <text:p>INTEGER</text:p>
          </table:table-cell>
          <table:table-cell table:style-name="ce44" office:value-type="string" calcext:value-type="string">
            <text:p>Voir table contrôle CTRL_STATUT</text:p>
          </table:table-cell>
          <table:table-cell table:style-name="ce111" office:value-type="string" calcext:value-type="string">
            <text:p>obligatoire</text:p>
          </table:table-cell>
          <table:table-cell/>
          <table:table-cell table:style-name="ce3"/>
          <table:table-cell table:style-name="ce44" office:value-type="string" calcext:value-type="string">
            <text:p>LT_STAT</text:p>
          </table:table-cell>
          <table:table-cell table:style-name="ce105" office:value-type="string" calcext:value-type="string">
            <text:p>VARCHAR(3)</text:p>
          </table:table-cell>
          <table:table-cell table:style-name="ce111"/>
          <table:table-cell table:style-name="ce111" table:formula="of:=IF([.H408]=&quot;obligatoire&quot;;&quot;NOT NULL&quot;;&quot;&quot;)" office:value-type="string" office:string-value="NOT NULL" calcext:value-type="string">
            <text:p>NOT NULL</text:p>
          </table:table-cell>
          <table:table-cell table:style-name="ce111" table:number-columns-repeated="5"/>
          <table:table-cell table:style-name="ce172" office:value-type="string" calcext:value-type="string">
            <text:p>REFERENCES GRACE.L_STATU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08] &amp; &quot; &quot; &amp; [.L408] &amp; &quot; &quot; &amp; [.N408] &amp; &quot; &quot; &amp; [.T408] &amp; &quot;,&quot;" office:value-type="string" office:string-value="LT_STAT VARCHAR(3) NOT NULL REFERENCES GRACE.L_STATUT (CODE)," calcext:value-type="string">
            <text:p>LT_STAT VARCHAR(3) NOT NULL REFERENCES GRACE.L_STATUT (CODE),</text:p>
          </table:table-cell>
          <table:table-cell/>
          <table:table-cell table:style-name="ce176"/>
          <table:table-cell table:number-columns-repeated="2"/>
          <table:table-cell table:style-name="ce44" office:value-type="string" calcext:value-type="string">
            <text:p>LTE_ETAT</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LT_CREADAT</text:p>
          </table:table-cell>
          <table:table-cell table:style-name="ce96" office:value-type="string" calcext:value-type="string">
            <text:p>DATE</text:p>
          </table:table-cell>
          <table:table-cell table:style-name="ce96"/>
          <table:table-cell table:style-name="ce96" table:formula="of:=IF([.H409]=&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09] &amp; &quot; &quot; &amp; [.L409] &amp; &quot; &quot; &amp; [.N409] &amp; &quot; &quot; &amp; [.T409] &amp; &quot;,&quot;" office:value-type="string" office:string-value="LT_CREADAT DATE  ," calcext:value-type="string">
            <text:p>LT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LT_MAJDATE</text:p>
          </table:table-cell>
          <table:table-cell table:style-name="ce96" office:value-type="string" calcext:value-type="string">
            <text:p>DATE</text:p>
          </table:table-cell>
          <table:table-cell table:style-name="ce96"/>
          <table:table-cell table:style-name="ce96" table:formula="of:=IF([.H410]=&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10] &amp; &quot; &quot; &amp; [.L410] &amp; &quot; &quot; &amp; [.N410] &amp; &quot; &quot; &amp; [.T410] &amp; &quot;,&quot;" office:value-type="string" office:string-value="LT_MAJDATE DATE  ," calcext:value-type="string">
            <text:p>LT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LT_MAJSRC</text:p>
          </table:table-cell>
          <table:table-cell table:style-name="ce96" office:value-type="string" calcext:value-type="string">
            <text:p>VARCHAR(254)</text:p>
          </table:table-cell>
          <table:table-cell table:style-name="ce96"/>
          <table:table-cell table:style-name="ce96" table:formula="of:=IF([.H411]=&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11] &amp; &quot; &quot; &amp; [.L411] &amp; &quot; &quot; &amp; [.N411] &amp; &quot; &quot; &amp; [.T411] &amp; &quot;,&quot;" office:value-type="string" office:string-value="LT_MAJSRC VARCHAR(254)  ," calcext:value-type="string">
            <text:p>LT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LT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12] &amp; &quot; &quot; &amp; [.L412] &amp; &quot; &quot; &amp; [.N412] &amp; &quot; &quot; &amp; [.T412] &amp; &quot;,&quot;" office:value-type="string" office:string-value="LT_ABDDATE DATE  ," calcext:value-type="string">
            <text:p>LT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LT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13] &amp; &quot; &quot; &amp; [.L413] &amp; &quot; &quot; &amp; [.N413] &amp; &quot; &quot; &amp; [.T413] &amp; &quot;,&quot;" office:value-type="string" office:string-value="LT_ABDSRC VARCHAR(254)  ," calcext:value-type="string">
            <text:p>LT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3" table:number-columns-repeated="2"/>
          <table:table-cell table:number-columns-repeated="2"/>
          <table:table-cell table:formula="of:=IF([.H414]=&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398] &amp; &quot;);&quot;" office:value-type="string" office:string-value="CONSTRAINT &quot;LTECH_PK&quot; PRIMARY KEY (LT_ID));" calcext:value-type="string">
            <text:p>CONSTRAINT "LTECH_PK" PRIMARY KEY (LT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415]=&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2"/>
          <table:table-cell table:style-name="ce44" office:value-type="string" calcext:value-type="string">
            <text:p>BAIE</text:p>
          </table:table-cell>
          <table:table-cell table:style-name="ce47" office:value-type="string" calcext:value-type="string">
            <text:p>BAIE_ID</text:p>
          </table:table-cell>
          <table:table-cell table:style-name="ce46" office:value-type="string" calcext:value-type="string">
            <text:p>Identifiant unique auto-incrémenté (selon plages d'identitifiants)</text:p>
          </table:table-cell>
          <table:table-cell table:style-name="ce91" office:value-type="string" calcext:value-type="string">
            <text:p>INTEGER</text:p>
          </table:table-cell>
          <table:table-cell table:style-name="ce127"/>
          <table:table-cell table:style-name="ce141" office:value-type="string" calcext:value-type="string">
            <text:p>obligatoire</text:p>
          </table:table-cell>
          <table:table-cell/>
          <table:table-cell table:style-name="ce3" office:value-type="string" calcext:value-type="string">
            <text:p>BAIE</text:p>
          </table:table-cell>
          <table:table-cell table:style-name="ce56" office:value-type="string" calcext:value-type="string">
            <text:p>BA_ID</text:p>
          </table:table-cell>
          <table:table-cell table:style-name="ce91" office:value-type="string" calcext:value-type="string">
            <text:p>INTEGER</text:p>
          </table:table-cell>
          <table:table-cell table:style-name="ce91"/>
          <table:table-cell table:style-name="ce91" table:formula="of:=IF([.H416]=&quot;obligatoire&quot;;&quot;NOT NULL&quot;;&quot;&quot;)" office:value-type="string" office:string-value="NOT NULL" calcext:value-type="string">
            <text:p>NOT NULL</text:p>
          </table:table-cell>
          <table:table-cell table:style-name="ce91"/>
          <table:table-cell table:style-name="ce125" table:formula="of:= &quot;CONSTRAINT &quot;&quot;&quot; &amp; [.J416] &amp; &quot;_PK&quot;&quot; PRIMARY KEY (&quot; &amp; [.K416] &amp; &quot;)&quot;" office:value-type="string" office:string-value="CONSTRAINT &quot;BAIE_PK&quot; PRIMARY KEY (BA_ID)" calcext:value-type="string">
            <text:p>CONSTRAINT "BAIE_PK" PRIMARY KEY (BA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416] &amp; &quot;(&quot;" office:value-type="string" office:string-value="CREATE TABLE BAIE(" calcext:value-type="string">
            <text:p>CREATE TABLE BAIE(</text:p>
          </table:table-cell>
          <table:table-cell table:style-name="ce185" table:formula="of:=[.K416] &amp; &quot; &quot; &amp; [.L416] &amp; &quot; &quot; &amp; [.N416] &amp; &quot; &quot; &amp; [.T416] &amp; &quot;,&quot;" office:value-type="string" office:string-value="BA_ID INTEGER NOT NULL ," calcext:value-type="string">
            <text:p>BA_ID INTEGER NOT NULL ,</text:p>
          </table:table-cell>
          <table:table-cell/>
          <table:table-cell table:style-name="ce176"/>
          <table:table-cell table:number-columns-repeated="2"/>
          <table:table-cell table:style-name="ce56" office:value-type="string" calcext:value-type="string">
            <text:p>BAIE_ID</text:p>
          </table:table-cell>
          <table:table-cell table:number-columns-repeated="991"/>
        </table:table-row>
        <table:table-row table:style-name="ro3">
          <table:table-cell table:number-columns-repeated="3"/>
          <table:table-cell table:style-name="ce52" office:value-type="string" calcext:value-type="string">
            <text:p>codeBaie</text:p>
          </table:table-cell>
          <table:table-cell table:style-name="ce84" office:value-type="string" calcext:value-type="string">
            <text:p>Code baie ou ferme</text:p>
          </table:table-cell>
          <table:table-cell table:style-name="ce96" office:value-type="string" calcext:value-type="string">
            <text:p>Texte</text:p>
          </table:table-cell>
          <table:table-cell table:style-name="ce52" office:value-type="string" calcext:value-type="string">
            <text:p>Selon les règles de nommage. </text:p>
          </table:table-cell>
          <table:table-cell table:style-name="ce145" office:value-type="string" calcext:value-type="string">
            <text:p>obligatoire</text:p>
          </table:table-cell>
          <table:table-cell/>
          <table:table-cell table:style-name="ce3"/>
          <table:table-cell table:style-name="ce11" office:value-type="string" calcext:value-type="string">
            <text:p>BA_CODE</text:p>
          </table:table-cell>
          <table:table-cell table:style-name="ce96" office:value-type="string" calcext:value-type="string">
            <text:p>VARCHAR(254)</text:p>
          </table:table-cell>
          <table:table-cell table:style-name="ce96"/>
          <table:table-cell table:style-name="ce96" table:formula="of:=IF([.H417]=&quot;obligatoire&quot;;&quot;NOT NULL&quot;;&quot;&quot;)" office:value-type="string" office:string-value="NOT NULL" calcext:value-type="string">
            <text:p>NOT NULL</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17] &amp; &quot; &quot; &amp; [.L417] &amp; &quot; &quot; &amp; [.N417] &amp; &quot; &quot; &amp; [.T417] &amp; &quot;,&quot;" office:value-type="string" office:string-value="BA_CODE VARCHAR(254) NOT NULL ," calcext:value-type="string">
            <text:p>BA_CODE VARCHAR(254) NOT NULL ,</text:p>
          </table:table-cell>
          <table:table-cell/>
          <table:table-cell table:style-name="ce176"/>
          <table:table-cell table:number-columns-repeated="2"/>
          <table:table-cell table:style-name="ce11" office:value-type="string" calcext:value-type="string">
            <text:p>baie_code</text:p>
          </table:table-cell>
          <table:table-cell table:number-columns-repeated="991"/>
        </table:table-row>
        <table:table-row table:style-name="ro1">
          <table:table-cell table:number-columns-repeated="3"/>
          <table:table-cell table:style-name="ce48" office:value-type="string" calcext:value-type="string">
            <text:p>codeBaie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BA_CODEEXT</text:p>
          </table:table-cell>
          <table:table-cell table:style-name="ce93" office:value-type="string" calcext:value-type="string">
            <text:p>VARCHAR(254)</text:p>
          </table:table-cell>
          <table:table-cell table:style-name="ce93"/>
          <table:table-cell table:style-name="ce93" table:formula="of:=IF([.H418]=&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18] &amp; &quot; &quot; &amp; [.L418] &amp; &quot; &quot; &amp; [.N418] &amp; &quot; &quot; &amp; [.T418] &amp; &quot;,&quot;" office:value-type="string" office:string-value="BA_CODEEXT VARCHAR(254)  ," calcext:value-type="string">
            <text:p>BA_CODEEXT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etiquette</text:p>
          </table:table-cell>
          <table:table-cell table:style-name="ce48"/>
          <table:table-cell table:style-name="ce93"/>
          <table:table-cell table:style-name="ce48"/>
          <table:table-cell table:style-name="ce143"/>
          <table:table-cell/>
          <table:table-cell table:style-name="ce3"/>
          <table:table-cell table:style-name="ce55" office:value-type="string" calcext:value-type="string">
            <text:p>BA_ETIQUET</text:p>
          </table:table-cell>
          <table:table-cell table:style-name="ce93" office:value-type="string" calcext:value-type="string">
            <text:p>VARCHAR(254)</text:p>
          </table:table-cell>
          <table:table-cell table:style-name="ce93"/>
          <table:table-cell table:style-name="ce93" table:formula="of:=IF([.H419]=&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19] &amp; &quot; &quot; &amp; [.L419] &amp; &quot; &quot; &amp; [.N419] &amp; &quot; &quot; &amp; [.T419] &amp; &quot;,&quot;" office:value-type="string" office:string-value="BA_ETIQUET VARCHAR(254)  ," calcext:value-type="string">
            <text:p>BA_ETIQUET VARCHAR(254) <text:s/>,</text:p>
          </table:table-cell>
          <table:table-cell/>
          <table:table-cell table:style-name="ce176"/>
          <table:table-cell table:number-columns-repeated="994"/>
        </table:table-row>
        <table:table-row table:style-name="ro3">
          <table:table-cell table:number-columns-repeated="3"/>
          <table:table-cell table:style-name="ce12" office:value-type="string" calcext:value-type="string">
            <text:p>codeLocalTechnique</text:p>
          </table:table-cell>
          <table:table-cell table:style-name="ce85" office:value-type="string" calcext:value-type="string">
            <text:p>Code du local technique</text:p>
          </table:table-cell>
          <table:table-cell table:style-name="ce105" office:value-type="string" calcext:value-type="string">
            <text:p>Texte</text:p>
          </table:table-cell>
          <table:table-cell table:style-name="ce138" office:value-type="string" calcext:value-type="string">
            <text:p>Selon les règles de nommage. </text:p>
          </table:table-cell>
          <table:table-cell table:style-name="ce105" office:value-type="string" calcext:value-type="string">
            <text:p>obligatoire</text:p>
          </table:table-cell>
          <table:table-cell/>
          <table:table-cell table:style-name="ce3"/>
          <table:table-cell table:style-name="ce12" office:value-type="string" calcext:value-type="string">
            <text:p>BA_LT_CODE</text:p>
          </table:table-cell>
          <table:table-cell table:style-name="ce105" office:value-type="string" calcext:value-type="string">
            <text:p>VARCHAR(254)</text:p>
          </table:table-cell>
          <table:table-cell table:style-name="ce105"/>
          <table:table-cell table:style-name="ce105" table:formula="of:=IF([.H420]=&quot;obligatoire&quot;;&quot;NOT NULL&quot;;&quot;&quot;)" office:value-type="string" office:string-value="NOT NULL" calcext:value-type="string">
            <text:p>NOT NULL</text:p>
          </table:table-cell>
          <table:table-cell table:style-name="ce105" table:number-columns-repeated="5"/>
          <table:table-cell table:style-name="ce23" office:value-type="string" calcext:value-type="string">
            <text:p>REFERENCES GRACE.LTECH (LT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20] &amp; &quot; &quot; &amp; [.L420] &amp; &quot; &quot; &amp; [.N420] &amp; &quot; &quot; &amp; [.T420] &amp; &quot;,&quot;" office:value-type="string" office:string-value="BA_LT_CODE VARCHAR(254) NOT NULL REFERENCES GRACE.LTECH (LT_CODE)," calcext:value-type="string">
            <text:p>BA_LT_CODE VARCHAR(254) NOT NULL REFERENCES GRACE.LTECH (LT_CODE),</text:p>
          </table:table-cell>
          <table:table-cell/>
          <table:table-cell table:style-name="ce176"/>
          <table:table-cell table:number-columns-repeated="2"/>
          <table:table-cell table:style-name="ce12" office:value-type="string" calcext:value-type="string">
            <text:p>lte_code</text:p>
          </table:table-cell>
          <table:table-cell table:number-columns-repeated="991"/>
        </table:table-row>
        <table:table-row table:style-name="ro3">
          <table:table-cell table:number-columns-repeated="3"/>
          <table:table-cell table:style-name="ce44" office:value-type="string" calcext:value-type="string">
            <text:p>BAIE_NOM</text:p>
          </table:table-cell>
          <table:table-cell table:style-name="ce12" office:value-type="string" calcext:value-type="string">
            <text:p>Nom de la baie. </text:p>
          </table:table-cell>
          <table:table-cell table:style-name="ce111" office:value-type="string" calcext:value-type="string">
            <text:p>VARCHAR(20)</text:p>
          </table:table-cell>
          <table:table-cell table:style-name="ce44"/>
          <table:table-cell table:style-name="ce111"/>
          <table:table-cell/>
          <table:table-cell table:style-name="ce3"/>
          <table:table-cell table:style-name="ce44" office:value-type="string" calcext:value-type="string">
            <text:p>BA_NOM</text:p>
          </table:table-cell>
          <table:table-cell table:style-name="ce111" office:value-type="string" calcext:value-type="string">
            <text:p>VARCHAR(20)</text:p>
          </table:table-cell>
          <table:table-cell table:style-name="ce111"/>
          <table:table-cell table:style-name="ce111" table:formula="of:=IF([.H421]=&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21] &amp; &quot; &quot; &amp; [.L421] &amp; &quot; &quot; &amp; [.N421] &amp; &quot; &quot; &amp; [.T421] &amp; &quot;,&quot;" office:value-type="string" office:string-value="BA_NOM VARCHAR(20)  ," calcext:value-type="string">
            <text:p>BA_NOM VARCHAR(20) <text:s/>,</text:p>
          </table:table-cell>
          <table:table-cell/>
          <table:table-cell table:style-name="ce176"/>
          <table:table-cell table:number-columns-repeated="2"/>
          <table:table-cell table:style-name="ce44" office:value-type="string" calcext:value-type="string">
            <text:p>BAIE_NOM</text:p>
          </table:table-cell>
          <table:table-cell table:number-columns-repeated="991"/>
        </table:table-row>
        <table:table-row table:style-name="ro1">
          <table:table-cell table:number-columns-repeated="3"/>
          <table:table-cell table:style-name="ce44" office:value-type="string" calcext:value-type="string">
            <text:p>BAIE_NB_U</text:p>
          </table:table-cell>
          <table:table-cell table:style-name="ce44" office:value-type="string" calcext:value-type="string">
            <text:p>Taille de la baie en nombre de U</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BA_NB_U</text:p>
          </table:table-cell>
          <table:table-cell table:style-name="ce111" office:value-type="string" calcext:value-type="string">
            <text:p>NUMERIC</text:p>
          </table:table-cell>
          <table:table-cell table:style-name="ce111"/>
          <table:table-cell table:style-name="ce111" table:formula="of:=IF([.H422]=&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22] &amp; &quot; &quot; &amp; [.L422] &amp; &quot; &quot; &amp; [.N422] &amp; &quot; &quot; &amp; [.T422] &amp; &quot;,&quot;" office:value-type="string" office:string-value="BA_NB_U NUMERIC  ," calcext:value-type="string">
            <text:p>BA_NB_U NUMERIC <text:s/>,</text:p>
          </table:table-cell>
          <table:table-cell/>
          <table:table-cell table:style-name="ce176"/>
          <table:table-cell table:number-columns-repeated="2"/>
          <table:table-cell table:style-name="ce44" office:value-type="string" calcext:value-type="string">
            <text:p>BAIE_NB_U</text:p>
          </table:table-cell>
          <table:table-cell table:number-columns-repeated="991"/>
        </table:table-row>
        <table:table-row table:style-name="ro1">
          <table:table-cell table:number-columns-repeated="3"/>
          <table:table-cell table:style-name="ce44" office:value-type="string" calcext:value-type="string">
            <text:p>BAIE_HAUT</text:p>
          </table:table-cell>
          <table:table-cell table:style-name="ce44" office:value-type="string" calcext:value-type="string">
            <text:p>champs explicite</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BA_HAUT</text:p>
          </table:table-cell>
          <table:table-cell table:style-name="ce111" office:value-type="string" calcext:value-type="string">
            <text:p>NUMERIC</text:p>
          </table:table-cell>
          <table:table-cell table:style-name="ce111"/>
          <table:table-cell table:style-name="ce111" table:formula="of:=IF([.H423]=&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23] &amp; &quot; &quot; &amp; [.L423] &amp; &quot; &quot; &amp; [.N423] &amp; &quot; &quot; &amp; [.T423] &amp; &quot;,&quot;" office:value-type="string" office:string-value="BA_HAUT NUMERIC  ," calcext:value-type="string">
            <text:p>BA_HAUT NUMERIC <text:s/>,</text:p>
          </table:table-cell>
          <table:table-cell/>
          <table:table-cell table:style-name="ce176"/>
          <table:table-cell table:number-columns-repeated="2"/>
          <table:table-cell table:style-name="ce44" office:value-type="string" calcext:value-type="string">
            <text:p>BAIE_HAUT</text:p>
          </table:table-cell>
          <table:table-cell table:number-columns-repeated="991"/>
        </table:table-row>
        <table:table-row table:style-name="ro1">
          <table:table-cell table:number-columns-repeated="3"/>
          <table:table-cell table:style-name="ce44" office:value-type="string" calcext:value-type="string">
            <text:p>BAIE_LARG</text:p>
          </table:table-cell>
          <table:table-cell table:style-name="ce44" office:value-type="string" calcext:value-type="string">
            <text:p>champs explicite</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BA_LARG</text:p>
          </table:table-cell>
          <table:table-cell table:style-name="ce111" office:value-type="string" calcext:value-type="string">
            <text:p>NUMERIC</text:p>
          </table:table-cell>
          <table:table-cell table:style-name="ce111"/>
          <table:table-cell table:style-name="ce111" table:formula="of:=IF([.H424]=&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24] &amp; &quot; &quot; &amp; [.L424] &amp; &quot; &quot; &amp; [.N424] &amp; &quot; &quot; &amp; [.T424] &amp; &quot;,&quot;" office:value-type="string" office:string-value="BA_LARG NUMERIC  ," calcext:value-type="string">
            <text:p>BA_LARG NUMERIC <text:s/>,</text:p>
          </table:table-cell>
          <table:table-cell/>
          <table:table-cell table:style-name="ce176"/>
          <table:table-cell table:number-columns-repeated="2"/>
          <table:table-cell table:style-name="ce44" office:value-type="string" calcext:value-type="string">
            <text:p>BAIE_LARG</text:p>
          </table:table-cell>
          <table:table-cell table:number-columns-repeated="991"/>
        </table:table-row>
        <table:table-row table:style-name="ro1">
          <table:table-cell table:number-columns-repeated="3"/>
          <table:table-cell table:style-name="ce44" office:value-type="string" calcext:value-type="string">
            <text:p>BAIE_PROF</text:p>
          </table:table-cell>
          <table:table-cell table:style-name="ce44" office:value-type="string" calcext:value-type="string">
            <text:p>champs explicite</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BA_PROF</text:p>
          </table:table-cell>
          <table:table-cell table:style-name="ce111" office:value-type="string" calcext:value-type="string">
            <text:p>NUMERIC</text:p>
          </table:table-cell>
          <table:table-cell table:style-name="ce111"/>
          <table:table-cell table:style-name="ce111" table:formula="of:=IF([.H425]=&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25] &amp; &quot; &quot; &amp; [.L425] &amp; &quot; &quot; &amp; [.N425] &amp; &quot; &quot; &amp; [.T425] &amp; &quot;,&quot;" office:value-type="string" office:string-value="BA_PROF NUMERIC  ," calcext:value-type="string">
            <text:p>BA_PROF NUMERIC <text:s/>,</text:p>
          </table:table-cell>
          <table:table-cell/>
          <table:table-cell table:style-name="ce176"/>
          <table:table-cell table:number-columns-repeated="2"/>
          <table:table-cell table:style-name="ce44" office:value-type="string" calcext:value-type="string">
            <text:p>BAIE_PROF</text:p>
          </table:table-cell>
          <table:table-cell table:number-columns-repeated="991"/>
        </table:table-row>
        <table:table-row table:style-name="ro5">
          <table:table-cell table:number-columns-repeated="3"/>
          <table:table-cell table:style-name="ce44" office:value-type="string" calcext:value-type="string">
            <text:p>BAIE_PROP</text:p>
          </table:table-cell>
          <table:table-cell table:style-name="ce44" office:value-type="string" calcext:value-type="string">
            <text:p>Identifiant du propriétaire du tiroir. </text:p>
          </table:table-cell>
          <table:table-cell table:style-name="ce111" office:value-type="string" calcext:value-type="string">
            <text:p>INTEGER</text:p>
          </table:table-cell>
          <table:table-cell table:style-name="ce44" office:value-type="string" calcext:value-type="string">
            <text:p>Voir table de contrôle CTRL_PROPRIETAIRE</text:p>
          </table:table-cell>
          <table:table-cell table:style-name="ce111"/>
          <table:table-cell/>
          <table:table-cell table:style-name="ce3"/>
          <table:table-cell table:style-name="ce44" office:value-type="string" calcext:value-type="string">
            <text:p>BA_PROP</text:p>
          </table:table-cell>
          <table:table-cell table:style-name="ce105" office:value-type="string" calcext:value-type="string">
            <text:p>VARCHAR(20)</text:p>
          </table:table-cell>
          <table:table-cell table:style-name="ce111"/>
          <table:table-cell table:style-name="ce111" table:formula="of:=IF([.H426]=&quot;obligatoire&quot;;&quot;NOT NULL&quot;;&quot;&quot;)">
            <text:p/>
          </table:table-cell>
          <table:table-cell table:style-name="ce111"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26] &amp; &quot; &quot; &amp; [.L426] &amp; &quot; &quot; &amp; [.N426] &amp; &quot; &quot; &amp; [.T426] &amp; &quot;,&quot;" office:value-type="string" office:string-value="BA_PROP VARCHAR(20)  REFERENCES GRACE.ORGANISME (OR_CODE)," calcext:value-type="string">
            <text:p>BA_PROP VARCHAR(20) <text:s/>REFERENCES GRACE.ORGANISME (OR_CODE),</text:p>
          </table:table-cell>
          <table:table-cell/>
          <table:table-cell table:style-name="ce176"/>
          <table:table-cell table:number-columns-repeated="2"/>
          <table:table-cell table:style-name="ce44" office:value-type="string" calcext:value-type="string">
            <text:p>BAIE_PROP</text:p>
          </table:table-cell>
          <table:table-cell table:number-columns-repeated="991"/>
        </table:table-row>
        <table:table-row table:style-name="ro5">
          <table:table-cell table:number-columns-repeated="3"/>
          <table:table-cell table:style-name="ce44" office:value-type="string" calcext:value-type="string">
            <text:p>BAIE_GEST</text:p>
          </table:table-cell>
          <table:table-cell table:style-name="ce44" office:value-type="string" calcext:value-type="string">
            <text:p>Identifiant unique du gestionnaire. </text:p>
          </table:table-cell>
          <table:table-cell table:style-name="ce111" office:value-type="string" calcext:value-type="string">
            <text:p>INTEGER</text:p>
          </table:table-cell>
          <table:table-cell table:style-name="ce44" office:value-type="string" calcext:value-type="string">
            <text:p>Voir table de contrôle CTRL_GESTIONNAIRE</text:p>
          </table:table-cell>
          <table:table-cell table:style-name="ce111"/>
          <table:table-cell/>
          <table:table-cell table:style-name="ce3"/>
          <table:table-cell table:style-name="ce44" office:value-type="string" calcext:value-type="string">
            <text:p>BA_GEST</text:p>
          </table:table-cell>
          <table:table-cell table:style-name="ce105" office:value-type="string" calcext:value-type="string">
            <text:p>VARCHAR(20)</text:p>
          </table:table-cell>
          <table:table-cell table:style-name="ce111"/>
          <table:table-cell table:style-name="ce111" table:formula="of:=IF([.H427]=&quot;obligatoire&quot;;&quot;NOT NULL&quot;;&quot;&quot;)">
            <text:p/>
          </table:table-cell>
          <table:table-cell table:style-name="ce111"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27] &amp; &quot; &quot; &amp; [.L427] &amp; &quot; &quot; &amp; [.N427] &amp; &quot; &quot; &amp; [.T427] &amp; &quot;,&quot;" office:value-type="string" office:string-value="BA_GEST VARCHAR(20)  REFERENCES GRACE.ORGANISME (OR_CODE)," calcext:value-type="string">
            <text:p>BA_GEST VARCHAR(20) <text:s/>REFERENCES GRACE.ORGANISME (OR_CODE),</text:p>
          </table:table-cell>
          <table:table-cell/>
          <table:table-cell table:style-name="ce176"/>
          <table:table-cell table:number-columns-repeated="2"/>
          <table:table-cell table:style-name="ce44" office:value-type="string" calcext:value-type="string">
            <text:p>BAIE_GEST</text:p>
          </table:table-cell>
          <table:table-cell table:number-columns-repeated="991"/>
        </table:table-row>
        <table:table-row table:style-name="ro5">
          <table:table-cell table:number-columns-repeated="3"/>
          <table:table-cell table:style-name="ce44" office:value-type="string" calcext:value-type="string">
            <text:p>BAIE_ETAT</text:p>
          </table:table-cell>
          <table:table-cell table:style-name="ce44" office:value-type="string" calcext:value-type="string">
            <text:p>Etat d'existence de la BAIE (existant, à créer, …).</text:p>
          </table:table-cell>
          <table:table-cell table:style-name="ce111" office:value-type="string" calcext:value-type="string">
            <text:p>INTEGER</text:p>
          </table:table-cell>
          <table:table-cell table:style-name="ce44" office:value-type="string" calcext:value-type="string">
            <text:p><text:s/>Voir table de contrôle CTRL_ETAT</text:p>
          </table:table-cell>
          <table:table-cell table:style-name="ce111"/>
          <table:table-cell/>
          <table:table-cell table:style-name="ce3"/>
          <table:table-cell table:style-name="ce44" office:value-type="string" calcext:value-type="string">
            <text:p>BA_ETAT</text:p>
          </table:table-cell>
          <table:table-cell table:style-name="ce105" office:value-type="string" calcext:value-type="string">
            <text:p>VARCHAR(3)</text:p>
          </table:table-cell>
          <table:table-cell table:style-name="ce111"/>
          <table:table-cell table:style-name="ce111" table:formula="of:=IF([.H428]=&quot;obligatoire&quot;;&quot;NOT NULL&quot;;&quot;&quot;)">
            <text:p/>
          </table:table-cell>
          <table:table-cell table:style-name="ce111" table:number-columns-repeated="5"/>
          <table:table-cell table:style-name="ce172" office:value-type="string" calcext:value-type="string">
            <text:p>REFERENCES GRACE.L_ETAT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28] &amp; &quot; &quot; &amp; [.L428] &amp; &quot; &quot; &amp; [.N428] &amp; &quot; &quot; &amp; [.T428] &amp; &quot;,&quot;" office:value-type="string" office:string-value="BA_ETAT VARCHAR(3)  REFERENCES GRACE.L_ETAT_TYPE (CODE)," calcext:value-type="string">
            <text:p>BA_ETAT VARCHAR(3) <text:s/>REFERENCES GRACE.L_ETAT_TYPE (CODE),</text:p>
          </table:table-cell>
          <table:table-cell/>
          <table:table-cell table:style-name="ce176"/>
          <table:table-cell table:number-columns-repeated="2"/>
          <table:table-cell table:style-name="ce44" office:value-type="string" calcext:value-type="string">
            <text:p>BAIE_ETAT</text:p>
          </table:table-cell>
          <table:table-cell table:number-columns-repeated="991"/>
        </table:table-row>
        <table:table-row table:style-name="ro3">
          <table:table-cell table:number-columns-repeated="3"/>
          <table:table-cell table:style-name="ce44" office:value-type="string" calcext:value-type="string">
            <text:p>BAIE_STAT</text:p>
          </table:table-cell>
          <table:table-cell table:style-name="ce44" office:value-type="string" calcext:value-type="string">
            <text:p>Identifiant unique du statut de déploiement. Voir table contrôle </text:p>
          </table:table-cell>
          <table:table-cell table:style-name="ce111" office:value-type="string" calcext:value-type="string">
            <text:p>INTEGER</text:p>
          </table:table-cell>
          <table:table-cell table:style-name="ce44" office:value-type="string" calcext:value-type="string">
            <text:p>CTRL_STATUT</text:p>
          </table:table-cell>
          <table:table-cell table:style-name="ce111"/>
          <table:table-cell/>
          <table:table-cell table:style-name="ce3"/>
          <table:table-cell table:style-name="ce44" office:value-type="string" calcext:value-type="string">
            <text:p>BA_STAT</text:p>
          </table:table-cell>
          <table:table-cell table:style-name="ce105" office:value-type="string" calcext:value-type="string">
            <text:p>VARCHAR(3)</text:p>
          </table:table-cell>
          <table:table-cell table:style-name="ce111"/>
          <table:table-cell table:style-name="ce111" table:formula="of:=IF([.H429]=&quot;obligatoire&quot;;&quot;NOT NULL&quot;;&quot;&quot;)">
            <text:p/>
          </table:table-cell>
          <table:table-cell table:style-name="ce111" table:number-columns-repeated="5"/>
          <table:table-cell table:style-name="ce172" office:value-type="string" calcext:value-type="string">
            <text:p>REFERENCES GRACE.L_STATU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29] &amp; &quot; &quot; &amp; [.L429] &amp; &quot; &quot; &amp; [.N429] &amp; &quot; &quot; &amp; [.T429] &amp; &quot;,&quot;" office:value-type="string" office:string-value="BA_STAT VARCHAR(3)  REFERENCES GRACE.L_STATUT (CODE)," calcext:value-type="string">
            <text:p>BA_STAT VARCHAR(3) <text:s/>REFERENCES GRACE.L_STATUT (CODE),</text:p>
          </table:table-cell>
          <table:table-cell/>
          <table:table-cell table:style-name="ce176"/>
          <table:table-cell table:number-columns-repeated="2"/>
          <table:table-cell table:style-name="ce44" office:value-type="string" calcext:value-type="string">
            <text:p>BAIE_STAT</text:p>
          </table:table-cell>
          <table:table-cell table:number-columns-repeated="991"/>
        </table:table-row>
        <table:table-row table:style-name="ro5">
          <table:table-cell/>
          <table:table-cell table:style-name="ce40" office:value-type="string" calcext:value-type="string">
            <text:p>ATTENTION la table référence n'est pas dans le modèle pour l'instant !</text:p>
          </table:table-cell>
          <table:table-cell/>
          <table:table-cell table:style-name="ce44" office:value-type="string" calcext:value-type="string">
            <text:p>BAIE_REF</text:p>
          </table:table-cell>
          <table:table-cell table:style-name="ce44" office:value-type="string" calcext:value-type="string">
            <text:p>Juxtaposition du fabricant et de la référence fabricant</text:p>
          </table:table-cell>
          <table:table-cell table:style-name="ce106"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BA_REF</text:p>
          </table:table-cell>
          <table:table-cell table:style-name="ce106" office:value-type="string" calcext:value-type="string">
            <text:p>INTEGER</text:p>
          </table:table-cell>
          <table:table-cell table:style-name="ce111"/>
          <table:table-cell table:style-name="ce111" table:formula="of:=IF([.H430]=&quot;obligatoire&quot;;&quot;NOT NULL&quot;;&quot;&quot;)">
            <text:p/>
          </table:table-cell>
          <table:table-cell table:style-name="ce111" table:number-columns-repeated="5"/>
          <table:table-cell table:style-name="ce106" office:value-type="string" calcext:value-type="string">
            <text:p>REFERENCES GRACE.REFERENCE (RF_ID)</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30] &amp; &quot; &quot; &amp; [.L430] &amp; &quot; &quot; &amp; [.N430] &amp; &quot; &quot; &amp; [.T430] &amp; &quot;,&quot;" office:value-type="string" office:string-value="BA_REF INTEGER  REFERENCES GRACE.REFERENCE (RF_ID)," calcext:value-type="string">
            <text:p>BA_REF INTEGER <text:s/>REFERENCES GRACE.REFERENCE (RF_ID),</text:p>
          </table:table-cell>
          <table:table-cell/>
          <table:table-cell table:style-name="ce176"/>
          <table:table-cell table:number-columns-repeated="2"/>
          <table:table-cell table:style-name="ce44" office:value-type="string" calcext:value-type="string">
            <text:p>BAIE_REF</text:p>
          </table:table-cell>
          <table:table-cell table:number-columns-repeated="991"/>
        </table:table-row>
        <table:table-row table:style-name="ro5">
          <table:table-cell table:number-columns-repeated="3"/>
          <table:table-cell table:style-name="ce44" office:value-type="string" calcext:value-type="string">
            <text:p>BAIE_TYPE</text:p>
          </table:table-cell>
          <table:table-cell table:style-name="ce44" office:value-type="string" calcext:value-type="string">
            <text:p>Type du contenant selon qu'il s'agisse d'une BAIE ou d'une FERME. Voir liste de choix </text:p>
          </table:table-cell>
          <table:table-cell table:style-name="ce111" office:value-type="string" calcext:value-type="string">
            <text:p>INTEGER</text:p>
          </table:table-cell>
          <table:table-cell table:style-name="ce44" office:value-type="string" calcext:value-type="string">
            <text:p>CTRL_BAIE_TYPE</text:p>
          </table:table-cell>
          <table:table-cell table:style-name="ce111"/>
          <table:table-cell/>
          <table:table-cell table:style-name="ce3"/>
          <table:table-cell table:style-name="ce44" office:value-type="string" calcext:value-type="string">
            <text:p>BA_TYPE</text:p>
          </table:table-cell>
          <table:table-cell table:style-name="ce105" office:value-type="string" calcext:value-type="string">
            <text:p>VARCHAR(10)</text:p>
          </table:table-cell>
          <table:table-cell table:style-name="ce111"/>
          <table:table-cell table:style-name="ce111" table:formula="of:=IF([.H431]=&quot;obligatoire&quot;;&quot;NOT NULL&quot;;&quot;&quot;)">
            <text:p/>
          </table:table-cell>
          <table:table-cell table:style-name="ce111" table:number-columns-repeated="5"/>
          <table:table-cell table:style-name="ce172" office:value-type="string" calcext:value-type="string">
            <text:p>REFERENCES GRACE.L_BAIE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31] &amp; &quot; &quot; &amp; [.L431] &amp; &quot; &quot; &amp; [.N431] &amp; &quot; &quot; &amp; [.T431] &amp; &quot;,&quot;" office:value-type="string" office:string-value="BA_TYPE VARCHAR(10)  REFERENCES GRACE.L_BAIE_TYPE (CODE)," calcext:value-type="string">
            <text:p>BA_TYPE VARCHAR(10) <text:s/>REFERENCES GRACE.L_BAIE_TYPE (CODE),</text:p>
          </table:table-cell>
          <table:table-cell/>
          <table:table-cell table:style-name="ce176"/>
          <table:table-cell table:number-columns-repeated="2"/>
          <table:table-cell table:style-name="ce44" office:value-type="string" calcext:value-type="string">
            <text:p>BAIE_TYPE</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BA_CREADAT</text:p>
          </table:table-cell>
          <table:table-cell table:style-name="ce96" office:value-type="string" calcext:value-type="string">
            <text:p>DATE</text:p>
          </table:table-cell>
          <table:table-cell table:style-name="ce96"/>
          <table:table-cell table:style-name="ce96" table:formula="of:=IF([.H432]=&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32] &amp; &quot; &quot; &amp; [.L432] &amp; &quot; &quot; &amp; [.N432] &amp; &quot; &quot; &amp; [.T432] &amp; &quot;,&quot;" office:value-type="string" office:string-value="BA_CREADAT DATE  ," calcext:value-type="string">
            <text:p>BA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BA_MAJDATE</text:p>
          </table:table-cell>
          <table:table-cell table:style-name="ce96" office:value-type="string" calcext:value-type="string">
            <text:p>DATE</text:p>
          </table:table-cell>
          <table:table-cell table:style-name="ce96"/>
          <table:table-cell table:style-name="ce96" table:formula="of:=IF([.H433]=&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33] &amp; &quot; &quot; &amp; [.L433] &amp; &quot; &quot; &amp; [.N433] &amp; &quot; &quot; &amp; [.T433] &amp; &quot;,&quot;" office:value-type="string" office:string-value="BA_MAJDATE DATE  ," calcext:value-type="string">
            <text:p>BA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BA_MAJSRC</text:p>
          </table:table-cell>
          <table:table-cell table:style-name="ce96" office:value-type="string" calcext:value-type="string">
            <text:p>VARCHAR(254)</text:p>
          </table:table-cell>
          <table:table-cell table:style-name="ce96"/>
          <table:table-cell table:style-name="ce96" table:formula="of:=IF([.H434]=&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34] &amp; &quot; &quot; &amp; [.L434] &amp; &quot; &quot; &amp; [.N434] &amp; &quot; &quot; &amp; [.T434] &amp; &quot;,&quot;" office:value-type="string" office:string-value="BA_MAJSRC VARCHAR(254)  ," calcext:value-type="string">
            <text:p>BA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BA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35] &amp; &quot; &quot; &amp; [.L435] &amp; &quot; &quot; &amp; [.N435] &amp; &quot; &quot; &amp; [.T435] &amp; &quot;,&quot;" office:value-type="string" office:string-value="BA_ABDDATE DATE  ," calcext:value-type="string">
            <text:p>BA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BA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36] &amp; &quot; &quot; &amp; [.L436] &amp; &quot; &quot; &amp; [.N436] &amp; &quot; &quot; &amp; [.T436] &amp; &quot;,&quot;" office:value-type="string" office:string-value="BA_ABDSRC VARCHAR(254)  ," calcext:value-type="string">
            <text:p>BA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7">
          <table:table-cell table:number-columns-repeated="9"/>
          <table:table-cell table:style-name="ce3" table:number-columns-repeated="2"/>
          <table:table-cell table:number-columns-repeated="2"/>
          <table:table-cell table:formula="of:=IF([.H437]=&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416] &amp; &quot;);&quot;" office:value-type="string" office:string-value="CONSTRAINT &quot;BAIE_PK&quot; PRIMARY KEY (BA_ID));" calcext:value-type="string">
            <text:p>CONSTRAINT "BAIE_PK" PRIMARY KEY (BA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438]=&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2"/>
          <table:table-cell table:style-name="ce44" office:value-type="string" calcext:value-type="string">
            <text:p>TIROIR</text:p>
          </table:table-cell>
          <table:table-cell table:style-name="ce47" office:value-type="string" calcext:value-type="string">
            <text:p>TIR_ID</text:p>
          </table:table-cell>
          <table:table-cell table:style-name="ce46" office:value-type="string" calcext:value-type="string">
            <text:p>Identifiant unique auto-incrémenté (selon plages d'identitifiants)</text:p>
          </table:table-cell>
          <table:table-cell table:style-name="ce91" office:value-type="string" calcext:value-type="string">
            <text:p>INTEGER</text:p>
          </table:table-cell>
          <table:table-cell table:style-name="ce127"/>
          <table:table-cell table:style-name="ce141" office:value-type="string" calcext:value-type="string">
            <text:p>obligatoire</text:p>
          </table:table-cell>
          <table:table-cell/>
          <table:table-cell table:style-name="ce3" office:value-type="string" calcext:value-type="string">
            <text:p>TIROIR</text:p>
          </table:table-cell>
          <table:table-cell table:style-name="ce56" office:value-type="string" calcext:value-type="string">
            <text:p>TI_ID</text:p>
          </table:table-cell>
          <table:table-cell table:style-name="ce91" office:value-type="string" calcext:value-type="string">
            <text:p>INTEGER</text:p>
          </table:table-cell>
          <table:table-cell table:style-name="ce91"/>
          <table:table-cell table:style-name="ce91" table:formula="of:=IF([.H439]=&quot;obligatoire&quot;;&quot;NOT NULL&quot;;&quot;&quot;)" office:value-type="string" office:string-value="NOT NULL" calcext:value-type="string">
            <text:p>NOT NULL</text:p>
          </table:table-cell>
          <table:table-cell table:style-name="ce91"/>
          <table:table-cell table:style-name="ce125" table:formula="of:= &quot;CONSTRAINT &quot;&quot;&quot; &amp; [.J439] &amp; &quot;_PK&quot;&quot; PRIMARY KEY (&quot; &amp; [.K439] &amp; &quot;)&quot;" office:value-type="string" office:string-value="CONSTRAINT &quot;TIROIR_PK&quot; PRIMARY KEY (TI_ID)" calcext:value-type="string">
            <text:p>CONSTRAINT "TIROIR_PK" PRIMARY KEY (TI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439] &amp; &quot;(&quot;" office:value-type="string" office:string-value="CREATE TABLE TIROIR(" calcext:value-type="string">
            <text:p>CREATE TABLE TIROIR(</text:p>
          </table:table-cell>
          <table:table-cell table:style-name="ce185" table:formula="of:=[.K439] &amp; &quot; &quot; &amp; [.L439] &amp; &quot; &quot; &amp; [.N439] &amp; &quot; &quot; &amp; [.T439] &amp; &quot;,&quot;" office:value-type="string" office:string-value="TI_ID INTEGER NOT NULL ," calcext:value-type="string">
            <text:p>TI_ID INTEGER NOT NULL ,</text:p>
          </table:table-cell>
          <table:table-cell/>
          <table:table-cell table:style-name="ce176"/>
          <table:table-cell table:number-columns-repeated="2"/>
          <table:table-cell table:style-name="ce56" office:value-type="string" calcext:value-type="string">
            <text:p>TIR_ID</text:p>
          </table:table-cell>
          <table:table-cell table:number-columns-repeated="991"/>
        </table:table-row>
        <table:table-row table:style-name="ro3">
          <table:table-cell table:number-columns-repeated="3"/>
          <table:table-cell table:style-name="ce52" office:value-type="string" calcext:value-type="string">
            <text:p>codeTiroir</text:p>
          </table:table-cell>
          <table:table-cell table:style-name="ce86" office:value-type="string" calcext:value-type="string">
            <text:p>Code du tiroir optique</text:p>
          </table:table-cell>
          <table:table-cell table:style-name="ce96" office:value-type="string" calcext:value-type="string">
            <text:p>Texte</text:p>
          </table:table-cell>
          <table:table-cell table:style-name="ce52" office:value-type="string" calcext:value-type="string">
            <text:p>Selon les règles de nommage. </text:p>
          </table:table-cell>
          <table:table-cell table:style-name="ce145" office:value-type="string" calcext:value-type="string">
            <text:p>obligatoire</text:p>
          </table:table-cell>
          <table:table-cell/>
          <table:table-cell table:style-name="ce3"/>
          <table:table-cell table:style-name="ce11" office:value-type="string" calcext:value-type="string">
            <text:p>TI_CODE</text:p>
          </table:table-cell>
          <table:table-cell table:style-name="ce96" office:value-type="string" calcext:value-type="string">
            <text:p>VARCHAR(254)</text:p>
          </table:table-cell>
          <table:table-cell table:style-name="ce96"/>
          <table:table-cell table:style-name="ce96" table:formula="of:=IF([.H440]=&quot;obligatoire&quot;;&quot;NOT NULL&quot;;&quot;&quot;)" office:value-type="string" office:string-value="NOT NULL" calcext:value-type="string">
            <text:p>NOT NULL</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40] &amp; &quot; &quot; &amp; [.L440] &amp; &quot; &quot; &amp; [.N440] &amp; &quot; &quot; &amp; [.T440] &amp; &quot;,&quot;" office:value-type="string" office:string-value="TI_CODE VARCHAR(254) NOT NULL ," calcext:value-type="string">
            <text:p>TI_CODE VARCHAR(254) NOT NULL ,</text:p>
          </table:table-cell>
          <table:table-cell/>
          <table:table-cell table:style-name="ce176"/>
          <table:table-cell table:number-columns-repeated="2"/>
          <table:table-cell table:style-name="ce11" office:value-type="string" calcext:value-type="string">
            <text:p>tir_code</text:p>
          </table:table-cell>
          <table:table-cell table:number-columns-repeated="991"/>
        </table:table-row>
        <table:table-row table:style-name="ro1">
          <table:table-cell table:number-columns-repeated="3"/>
          <table:table-cell table:style-name="ce48" office:value-type="string" calcext:value-type="string">
            <text:p>codeTiroir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TI_CODEEXT</text:p>
          </table:table-cell>
          <table:table-cell table:style-name="ce93" office:value-type="string" calcext:value-type="string">
            <text:p>VARCHAR(254)</text:p>
          </table:table-cell>
          <table:table-cell table:style-name="ce93"/>
          <table:table-cell table:style-name="ce93" table:formula="of:=IF([.H441]=&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41] &amp; &quot; &quot; &amp; [.L441] &amp; &quot; &quot; &amp; [.N441] &amp; &quot; &quot; &amp; [.T441] &amp; &quot;,&quot;" office:value-type="string" office:string-value="TI_CODEEXT VARCHAR(254)  ," calcext:value-type="string">
            <text:p>TI_CODEEXT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etiquette</text:p>
          </table:table-cell>
          <table:table-cell table:style-name="ce48"/>
          <table:table-cell table:style-name="ce93"/>
          <table:table-cell table:style-name="ce48"/>
          <table:table-cell table:style-name="ce143"/>
          <table:table-cell/>
          <table:table-cell table:style-name="ce3"/>
          <table:table-cell table:style-name="ce55" office:value-type="string" calcext:value-type="string">
            <text:p>TI_ETIQUET</text:p>
          </table:table-cell>
          <table:table-cell table:style-name="ce93" office:value-type="string" calcext:value-type="string">
            <text:p>VARCHAR(254)</text:p>
          </table:table-cell>
          <table:table-cell table:style-name="ce93"/>
          <table:table-cell table:style-name="ce93" table:formula="of:=IF([.H442]=&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42] &amp; &quot; &quot; &amp; [.L442] &amp; &quot; &quot; &amp; [.N442] &amp; &quot; &quot; &amp; [.T442] &amp; &quot;,&quot;" office:value-type="string" office:string-value="TI_ETIQUET VARCHAR(254)  ," calcext:value-type="string">
            <text:p>TI_ETIQUET VARCHAR(254) <text:s/>,</text:p>
          </table:table-cell>
          <table:table-cell/>
          <table:table-cell table:style-name="ce176"/>
          <table:table-cell table:number-columns-repeated="994"/>
        </table:table-row>
        <table:table-row table:style-name="ro3">
          <table:table-cell table:number-columns-repeated="3"/>
          <table:table-cell table:style-name="ce52" office:value-type="string" calcext:value-type="string">
            <text:p>codeBaie</text:p>
          </table:table-cell>
          <table:table-cell table:style-name="ce12" office:value-type="string" calcext:value-type="string">
            <text:p>Identifiant unique contenu dans la table BAIE</text:p>
          </table:table-cell>
          <table:table-cell table:style-name="ce105" office:value-type="string" calcext:value-type="string">
            <text:p>Texte</text:p>
          </table:table-cell>
          <table:table-cell table:style-name="ce12"/>
          <table:table-cell table:style-name="ce105" office:value-type="string" calcext:value-type="string">
            <text:p>obligatoire</text:p>
          </table:table-cell>
          <table:table-cell/>
          <table:table-cell table:style-name="ce3"/>
          <table:table-cell table:style-name="ce11" office:value-type="string" calcext:value-type="string">
            <text:p>TI_BA_CODE</text:p>
          </table:table-cell>
          <table:table-cell table:style-name="ce105" office:value-type="string" calcext:value-type="string">
            <text:p>VARCHAR(254)</text:p>
          </table:table-cell>
          <table:table-cell table:style-name="ce105"/>
          <table:table-cell table:style-name="ce105" table:formula="of:=IF([.H443]=&quot;obligatoire&quot;;&quot;NOT NULL&quot;;&quot;&quot;)" office:value-type="string" office:string-value="NOT NULL" calcext:value-type="string">
            <text:p>NOT NULL</text:p>
          </table:table-cell>
          <table:table-cell table:style-name="ce105" table:number-columns-repeated="5"/>
          <table:table-cell table:style-name="ce23" office:value-type="string" calcext:value-type="string">
            <text:p>REFERENCES GRACE.BAIE (BA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43] &amp; &quot; &quot; &amp; [.L443] &amp; &quot; &quot; &amp; [.N443] &amp; &quot; &quot; &amp; [.T443] &amp; &quot;,&quot;" office:value-type="string" office:string-value="TI_BA_CODE VARCHAR(254) NOT NULL REFERENCES GRACE.BAIE (BA_CODE)," calcext:value-type="string">
            <text:p>TI_BA_CODE VARCHAR(254) NOT NULL REFERENCES GRACE.BAIE (BA_CODE),</text:p>
          </table:table-cell>
          <table:table-cell/>
          <table:table-cell table:style-name="ce176"/>
          <table:table-cell table:number-columns-repeated="2"/>
          <table:table-cell table:style-name="ce11" office:value-type="string" calcext:value-type="string">
            <text:p>baie_code</text:p>
          </table:table-cell>
          <table:table-cell table:number-columns-repeated="991"/>
        </table:table-row>
        <table:table-row table:style-name="ro3">
          <table:table-cell table:number-columns-repeated="3"/>
          <table:table-cell table:style-name="ce44" office:value-type="string" calcext:value-type="string">
            <text:p>TIR_LOCAL</text:p>
          </table:table-cell>
          <table:table-cell table:style-name="ce44" office:value-type="string" calcext:value-type="string">
            <text:p>Informations de localisation du tiroir</text:p>
          </table:table-cell>
          <table:table-cell table:style-name="ce111" office:value-type="string" calcext:value-type="string">
            <text:p>VARCHAR(255)</text:p>
          </table:table-cell>
          <table:table-cell table:style-name="ce44"/>
          <table:table-cell table:style-name="ce111"/>
          <table:table-cell/>
          <table:table-cell table:style-name="ce3"/>
          <table:table-cell table:style-name="ce44" office:value-type="string" calcext:value-type="string">
            <text:p>TI_LOCAL</text:p>
          </table:table-cell>
          <table:table-cell table:style-name="ce111" office:value-type="string" calcext:value-type="string">
            <text:p>VARCHAR(254)</text:p>
          </table:table-cell>
          <table:table-cell table:style-name="ce111"/>
          <table:table-cell table:style-name="ce111" table:formula="of:=IF([.H444]=&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44] &amp; &quot; &quot; &amp; [.L444] &amp; &quot; &quot; &amp; [.N444] &amp; &quot; &quot; &amp; [.T444] &amp; &quot;,&quot;" office:value-type="string" office:string-value="TI_LOCAL VARCHAR(254)  ," calcext:value-type="string">
            <text:p>TI_LOCAL VARCHAR(254) <text:s/>,</text:p>
          </table:table-cell>
          <table:table-cell/>
          <table:table-cell table:style-name="ce176"/>
          <table:table-cell table:number-columns-repeated="2"/>
          <table:table-cell table:style-name="ce44" office:value-type="string" calcext:value-type="string">
            <text:p>TIR_LOCAL</text:p>
          </table:table-cell>
          <table:table-cell table:number-columns-repeated="991"/>
        </table:table-row>
        <table:table-row table:style-name="ro3">
          <table:table-cell table:number-columns-repeated="3"/>
          <table:table-cell table:style-name="ce44" office:value-type="string" calcext:value-type="string">
            <text:p>TIR_PLACEM</text:p>
          </table:table-cell>
          <table:table-cell table:style-name="ce44" office:value-type="string" calcext:value-type="string">
            <text:p>Position du tiroir en "nombre de U" (Le U numéro 1 est situé en bas de la BAIE)</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TI_PLACEM</text:p>
          </table:table-cell>
          <table:table-cell table:style-name="ce111" office:value-type="string" calcext:value-type="string">
            <text:p>NUMERIC</text:p>
          </table:table-cell>
          <table:table-cell table:style-name="ce111"/>
          <table:table-cell table:style-name="ce111" table:formula="of:=IF([.H445]=&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45] &amp; &quot; &quot; &amp; [.L445] &amp; &quot; &quot; &amp; [.N445] &amp; &quot; &quot; &amp; [.T445] &amp; &quot;,&quot;" office:value-type="string" office:string-value="TI_PLACEM NUMERIC  ," calcext:value-type="string">
            <text:p>TI_PLACEM NUMERIC <text:s/>,</text:p>
          </table:table-cell>
          <table:table-cell/>
          <table:table-cell table:style-name="ce176"/>
          <table:table-cell table:number-columns-repeated="2"/>
          <table:table-cell table:style-name="ce44" office:value-type="string" calcext:value-type="string">
            <text:p>TIR_PLACEM</text:p>
          </table:table-cell>
          <table:table-cell table:number-columns-repeated="991"/>
        </table:table-row>
        <table:table-row table:style-name="ro1">
          <table:table-cell table:number-columns-repeated="3"/>
          <table:table-cell table:style-name="ce44" office:value-type="string" calcext:value-type="string">
            <text:p>TIR_TAILLE</text:p>
          </table:table-cell>
          <table:table-cell table:style-name="ce44" office:value-type="string" calcext:value-type="string">
            <text:p>Taille du tiroir en nombre de U</text:p>
          </table:table-cell>
          <table:table-cell table:style-name="ce111" office:value-type="string" calcext:value-type="string">
            <text:p>Entier</text:p>
          </table:table-cell>
          <table:table-cell table:style-name="ce44"/>
          <table:table-cell table:style-name="ce111"/>
          <table:table-cell/>
          <table:table-cell table:style-name="ce3"/>
          <table:table-cell table:style-name="ce44" office:value-type="string" calcext:value-type="string">
            <text:p>TI_TAILLE</text:p>
          </table:table-cell>
          <table:table-cell table:style-name="ce111" office:value-type="string" calcext:value-type="string">
            <text:p>NUMERIC</text:p>
          </table:table-cell>
          <table:table-cell table:style-name="ce111"/>
          <table:table-cell table:style-name="ce111" table:formula="of:=IF([.H446]=&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46] &amp; &quot; &quot; &amp; [.L446] &amp; &quot; &quot; &amp; [.N446] &amp; &quot; &quot; &amp; [.T446] &amp; &quot;,&quot;" office:value-type="string" office:string-value="TI_TAILLE NUMERIC  ," calcext:value-type="string">
            <text:p>TI_TAILLE NUMERIC <text:s/>,</text:p>
          </table:table-cell>
          <table:table-cell/>
          <table:table-cell table:style-name="ce176"/>
          <table:table-cell table:number-columns-repeated="2"/>
          <table:table-cell table:style-name="ce44" office:value-type="string" calcext:value-type="string">
            <text:p>TIR_TAILLE</text:p>
          </table:table-cell>
          <table:table-cell table:number-columns-repeated="991"/>
        </table:table-row>
        <table:table-row table:style-name="ro5">
          <table:table-cell table:number-columns-repeated="3"/>
          <table:table-cell table:style-name="ce44" office:value-type="string" calcext:value-type="string">
            <text:p>TIR_PROP</text:p>
          </table:table-cell>
          <table:table-cell table:style-name="ce44" office:value-type="string" calcext:value-type="string">
            <text:p>Identifiant du propriétaire du tiroir. Voir table de contrôle CTRL_PROPRIETAIRE</text:p>
          </table:table-cell>
          <table:table-cell table:style-name="ce111" office:value-type="string" calcext:value-type="string">
            <text:p>INTEGER</text:p>
          </table:table-cell>
          <table:table-cell table:style-name="ce44" office:value-type="string" calcext:value-type="string">
            <text:p>Voir table de contrôle CTRL_PROPRIETAIRE</text:p>
          </table:table-cell>
          <table:table-cell table:style-name="ce111"/>
          <table:table-cell/>
          <table:table-cell table:style-name="ce3"/>
          <table:table-cell table:style-name="ce44" office:value-type="string" calcext:value-type="string">
            <text:p>TI_PROP</text:p>
          </table:table-cell>
          <table:table-cell table:style-name="ce105" office:value-type="string" calcext:value-type="string">
            <text:p>VARCHAR(20)</text:p>
          </table:table-cell>
          <table:table-cell table:style-name="ce111"/>
          <table:table-cell table:style-name="ce111" table:formula="of:=IF([.H447]=&quot;obligatoire&quot;;&quot;NOT NULL&quot;;&quot;&quot;)">
            <text:p/>
          </table:table-cell>
          <table:table-cell table:style-name="ce111"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47] &amp; &quot; &quot; &amp; [.L447] &amp; &quot; &quot; &amp; [.N447] &amp; &quot; &quot; &amp; [.T447] &amp; &quot;,&quot;" office:value-type="string" office:string-value="TI_PROP VARCHAR(20)  REFERENCES GRACE.ORGANISME (OR_CODE)," calcext:value-type="string">
            <text:p>TI_PROP VARCHAR(20) <text:s/>REFERENCES GRACE.ORGANISME (OR_CODE),</text:p>
          </table:table-cell>
          <table:table-cell/>
          <table:table-cell table:style-name="ce176"/>
          <table:table-cell table:number-columns-repeated="2"/>
          <table:table-cell table:style-name="ce44" office:value-type="string" calcext:value-type="string">
            <text:p>TIR_PROP</text:p>
          </table:table-cell>
          <table:table-cell table:number-columns-repeated="991"/>
        </table:table-row>
        <table:table-row table:style-name="ro16">
          <table:table-cell/>
          <table:table-cell table:style-name="ce40" office:value-type="string" calcext:value-type="string">
            <text:p>ATTENTION la table référence n'est pas dans le modèle pour l'instant !</text:p>
          </table:table-cell>
          <table:table-cell/>
          <table:table-cell table:style-name="ce44" office:value-type="string" calcext:value-type="string">
            <text:p>TIR_REF</text:p>
          </table:table-cell>
          <table:table-cell table:style-name="ce44" office:value-type="string" calcext:value-type="string">
            <text:p>Juxtaposition du fabricant et de la référence fabricant</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TI_REF</text:p>
          </table:table-cell>
          <table:table-cell table:style-name="ce111" office:value-type="string" calcext:value-type="string">
            <text:p>INTEGER</text:p>
          </table:table-cell>
          <table:table-cell table:style-name="ce111"/>
          <table:table-cell table:style-name="ce111" table:formula="of:=IF([.H448]=&quot;obligatoire&quot;;&quot;NOT NULL&quot;;&quot;&quot;)">
            <text:p/>
          </table:table-cell>
          <table:table-cell table:style-name="ce111" table:number-columns-repeated="5"/>
          <table:table-cell table:style-name="ce106" office:value-type="string" calcext:value-type="string">
            <text:p>REFERENCES GRACE.REFERENCE (RF_ID)</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48] &amp; &quot; &quot; &amp; [.L448] &amp; &quot; &quot; &amp; [.N448] &amp; &quot; &quot; &amp; [.T448] &amp; &quot;,&quot;" office:value-type="string" office:string-value="TI_REF INTEGER  REFERENCES GRACE.REFERENCE (RF_ID)," calcext:value-type="string">
            <text:p>TI_REF INTEGER <text:s/>REFERENCES GRACE.REFERENCE (RF_ID),</text:p>
          </table:table-cell>
          <table:table-cell/>
          <table:table-cell table:style-name="ce176"/>
          <table:table-cell table:number-columns-repeated="2"/>
          <table:table-cell table:style-name="ce44" office:value-type="string" calcext:value-type="string">
            <text:p>TIR_REF</text:p>
          </table:table-cell>
          <table:table-cell table:number-columns-repeated="991"/>
        </table:table-row>
        <table:table-row table:style-name="ro3">
          <table:table-cell table:number-columns-repeated="3"/>
          <table:table-cell table:style-name="ce44" office:value-type="string" calcext:value-type="string">
            <text:p>TIR_ETAT</text:p>
          </table:table-cell>
          <table:table-cell table:style-name="ce44" office:value-type="string" calcext:value-type="string">
            <text:p>Etat d'existence du TIROIR (existant, à créer, …). </text:p>
          </table:table-cell>
          <table:table-cell table:style-name="ce111" office:value-type="string" calcext:value-type="string">
            <text:p>INTEGER</text:p>
          </table:table-cell>
          <table:table-cell table:style-name="ce44" office:value-type="string" calcext:value-type="string">
            <text:p>Voir table de contrôle CTRL_ETAT</text:p>
          </table:table-cell>
          <table:table-cell table:style-name="ce111"/>
          <table:table-cell/>
          <table:table-cell table:style-name="ce3"/>
          <table:table-cell table:style-name="ce44" office:value-type="string" calcext:value-type="string">
            <text:p>TI_ETAT</text:p>
          </table:table-cell>
          <table:table-cell table:style-name="ce105" office:value-type="string" calcext:value-type="string">
            <text:p>VARCHAR(3)</text:p>
          </table:table-cell>
          <table:table-cell table:style-name="ce111"/>
          <table:table-cell table:style-name="ce111" table:formula="of:=IF([.H449]=&quot;obligatoire&quot;;&quot;NOT NULL&quot;;&quot;&quot;)">
            <text:p/>
          </table:table-cell>
          <table:table-cell table:style-name="ce111" table:number-columns-repeated="5"/>
          <table:table-cell table:style-name="ce172" office:value-type="string" calcext:value-type="string">
            <text:p>REFERENCES GRACE.L_ETA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49] &amp; &quot; &quot; &amp; [.L449] &amp; &quot; &quot; &amp; [.N449] &amp; &quot; &quot; &amp; [.T449] &amp; &quot;,&quot;" office:value-type="string" office:string-value="TI_ETAT VARCHAR(3)  REFERENCES GRACE.L_ETAT (CODE)," calcext:value-type="string">
            <text:p>TI_ETAT VARCHAR(3) <text:s/>REFERENCES GRACE.L_ETAT (CODE),</text:p>
          </table:table-cell>
          <table:table-cell/>
          <table:table-cell table:style-name="ce176"/>
          <table:table-cell table:number-columns-repeated="2"/>
          <table:table-cell table:style-name="ce44" office:value-type="string" calcext:value-type="string">
            <text:p>TIR_ETAT</text:p>
          </table:table-cell>
          <table:table-cell table:number-columns-repeated="991"/>
        </table:table-row>
        <table:table-row table:style-name="ro5">
          <table:table-cell table:number-columns-repeated="3"/>
          <table:table-cell table:style-name="ce44" office:value-type="string" calcext:value-type="string">
            <text:p>TIR_TYPE</text:p>
          </table:table-cell>
          <table:table-cell table:style-name="ce44" office:value-type="string" calcext:value-type="string">
            <text:p>Type du contenant selon qu'il s'agisse d'un TIROIR ou d'une TETE DE CABLE. </text:p>
          </table:table-cell>
          <table:table-cell table:style-name="ce111" office:value-type="string" calcext:value-type="string">
            <text:p>INTEGER</text:p>
          </table:table-cell>
          <table:table-cell table:style-name="ce44" office:value-type="string" calcext:value-type="string">
            <text:p>Voir liste de choix CTRL_TIROIR_TYPE</text:p>
          </table:table-cell>
          <table:table-cell table:style-name="ce111"/>
          <table:table-cell/>
          <table:table-cell table:style-name="ce3"/>
          <table:table-cell table:style-name="ce44" office:value-type="string" calcext:value-type="string">
            <text:p>TI_TYPE</text:p>
          </table:table-cell>
          <table:table-cell table:style-name="ce105" office:value-type="string" calcext:value-type="string">
            <text:p>VARCHAR(10)</text:p>
          </table:table-cell>
          <table:table-cell table:style-name="ce111"/>
          <table:table-cell table:style-name="ce111" table:formula="of:=IF([.H450]=&quot;obligatoire&quot;;&quot;NOT NULL&quot;;&quot;&quot;)">
            <text:p/>
          </table:table-cell>
          <table:table-cell table:style-name="ce111" table:number-columns-repeated="5"/>
          <table:table-cell table:style-name="ce172" office:value-type="string" calcext:value-type="string">
            <text:p>REFERENCES GRACE.L_TIROIR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50] &amp; &quot; &quot; &amp; [.L450] &amp; &quot; &quot; &amp; [.N450] &amp; &quot; &quot; &amp; [.T450] &amp; &quot;,&quot;" office:value-type="string" office:string-value="TI_TYPE VARCHAR(10)  REFERENCES GRACE.L_TIROIR_TYPE (CODE)," calcext:value-type="string">
            <text:p>TI_TYPE VARCHAR(10) <text:s/>REFERENCES GRACE.L_TIROIR_TYPE (CODE),</text:p>
          </table:table-cell>
          <table:table-cell/>
          <table:table-cell table:style-name="ce176"/>
          <table:table-cell table:number-columns-repeated="2"/>
          <table:table-cell table:style-name="ce44" office:value-type="string" calcext:value-type="string">
            <text:p>TIR_TYPE</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TI_CREADAT</text:p>
          </table:table-cell>
          <table:table-cell table:style-name="ce96" office:value-type="string" calcext:value-type="string">
            <text:p>DATE</text:p>
          </table:table-cell>
          <table:table-cell table:style-name="ce96"/>
          <table:table-cell table:style-name="ce96" table:formula="of:=IF([.H451]=&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51] &amp; &quot; &quot; &amp; [.L451] &amp; &quot; &quot; &amp; [.N451] &amp; &quot; &quot; &amp; [.T451] &amp; &quot;,&quot;" office:value-type="string" office:string-value="TI_CREADAT DATE  ," calcext:value-type="string">
            <text:p>TI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TI_MAJDATE</text:p>
          </table:table-cell>
          <table:table-cell table:style-name="ce96" office:value-type="string" calcext:value-type="string">
            <text:p>DATE</text:p>
          </table:table-cell>
          <table:table-cell table:style-name="ce96"/>
          <table:table-cell table:style-name="ce96" table:formula="of:=IF([.H452]=&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52] &amp; &quot; &quot; &amp; [.L452] &amp; &quot; &quot; &amp; [.N452] &amp; &quot; &quot; &amp; [.T452] &amp; &quot;,&quot;" office:value-type="string" office:string-value="TI_MAJDATE DATE  ," calcext:value-type="string">
            <text:p>TI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TI_MAJSRC</text:p>
          </table:table-cell>
          <table:table-cell table:style-name="ce96" office:value-type="string" calcext:value-type="string">
            <text:p>VARCHAR(254)</text:p>
          </table:table-cell>
          <table:table-cell table:style-name="ce96"/>
          <table:table-cell table:style-name="ce96" table:formula="of:=IF([.H453]=&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53] &amp; &quot; &quot; &amp; [.L453] &amp; &quot; &quot; &amp; [.N453] &amp; &quot; &quot; &amp; [.T453] &amp; &quot;,&quot;" office:value-type="string" office:string-value="TI_MAJSRC VARCHAR(254)  ," calcext:value-type="string">
            <text:p>TI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TI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54] &amp; &quot; &quot; &amp; [.L454] &amp; &quot; &quot; &amp; [.N454] &amp; &quot; &quot; &amp; [.T454] &amp; &quot;,&quot;" office:value-type="string" office:string-value="TI_ABDDATE DATE  ," calcext:value-type="string">
            <text:p>TI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TI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55] &amp; &quot; &quot; &amp; [.L455] &amp; &quot; &quot; &amp; [.N455] &amp; &quot; &quot; &amp; [.T455] &amp; &quot;,&quot;" office:value-type="string" office:string-value="TI_ABDSRC VARCHAR(254)  ," calcext:value-type="string">
            <text:p>TI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9"/>
          <table:table-cell table:style-name="ce3" table:number-columns-repeated="2"/>
          <table:table-cell table:number-columns-repeated="2"/>
          <table:table-cell table:formula="of:=IF([.H456]=&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439] &amp; &quot;);&quot;" office:value-type="string" office:string-value="CONSTRAINT &quot;TIROIR_PK&quot; PRIMARY KEY (TI_ID));" calcext:value-type="string">
            <text:p>CONSTRAINT "TIROIR_PK" PRIMARY KEY (TI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457]=&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4">
          <table:table-cell table:number-columns-repeated="2"/>
          <table:table-cell table:style-name="ce44" office:value-type="string" calcext:value-type="string">
            <text:p>EQUIPEMENT</text:p>
          </table:table-cell>
          <table:table-cell table:style-name="ce47" office:value-type="string" calcext:value-type="string">
            <text:p>EQT_ID</text:p>
          </table:table-cell>
          <table:table-cell table:style-name="ce46" office:value-type="string" calcext:value-type="string">
            <text:p>Identifiant unique auto-incrémenté (selon plages d'identifiants)</text:p>
          </table:table-cell>
          <table:table-cell table:style-name="ce91" office:value-type="string" calcext:value-type="string">
            <text:p>INTEGER</text:p>
          </table:table-cell>
          <table:table-cell table:style-name="ce127"/>
          <table:table-cell table:style-name="ce141" office:value-type="string" calcext:value-type="string">
            <text:p>obligatoire</text:p>
          </table:table-cell>
          <table:table-cell/>
          <table:table-cell table:style-name="ce3" office:value-type="string" calcext:value-type="string">
            <text:p>EQUIPEMENT</text:p>
          </table:table-cell>
          <table:table-cell table:style-name="ce56" office:value-type="string" calcext:value-type="string">
            <text:p>EQ_ID</text:p>
          </table:table-cell>
          <table:table-cell table:style-name="ce91" office:value-type="string" calcext:value-type="string">
            <text:p>INTEGER</text:p>
          </table:table-cell>
          <table:table-cell table:style-name="ce91"/>
          <table:table-cell table:style-name="ce91" table:formula="of:=IF([.H458]=&quot;obligatoire&quot;;&quot;NOT NULL&quot;;&quot;&quot;)" office:value-type="string" office:string-value="NOT NULL" calcext:value-type="string">
            <text:p>NOT NULL</text:p>
          </table:table-cell>
          <table:table-cell table:style-name="ce91"/>
          <table:table-cell table:style-name="ce125" table:formula="of:= &quot;CONSTRAINT &quot;&quot;&quot; &amp; [.J458] &amp; &quot;_PK&quot;&quot; PRIMARY KEY (&quot; &amp; [.K458] &amp; &quot;)&quot;" office:value-type="string" office:string-value="CONSTRAINT &quot;EQUIPEMENT_PK&quot; PRIMARY KEY (EQ_ID)" calcext:value-type="string">
            <text:p>CONSTRAINT "EQUIPEMENT_PK" PRIMARY KEY (EQ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458] &amp; &quot;(&quot;" office:value-type="string" office:string-value="CREATE TABLE EQUIPEMENT(" calcext:value-type="string">
            <text:p>CREATE TABLE EQUIPEMENT(</text:p>
          </table:table-cell>
          <table:table-cell table:style-name="ce185" table:formula="of:=[.K458] &amp; &quot; &quot; &amp; [.L458] &amp; &quot; &quot; &amp; [.N458] &amp; &quot; &quot; &amp; [.T458] &amp; &quot;,&quot;" office:value-type="string" office:string-value="EQ_ID INTEGER NOT NULL ," calcext:value-type="string">
            <text:p>EQ_ID INTEGER NOT NULL ,</text:p>
          </table:table-cell>
          <table:table-cell/>
          <table:table-cell table:style-name="ce176"/>
          <table:table-cell table:number-columns-repeated="994"/>
        </table:table-row>
        <table:table-row table:style-name="ro3">
          <table:table-cell table:number-columns-repeated="3"/>
          <table:table-cell table:style-name="ce52" office:value-type="string" calcext:value-type="string">
            <text:p>codeEquipement</text:p>
          </table:table-cell>
          <table:table-cell table:style-name="ce86" office:value-type="string" calcext:value-type="string">
            <text:p>Code de l'équipement actif</text:p>
          </table:table-cell>
          <table:table-cell table:style-name="ce96" office:value-type="string" calcext:value-type="string">
            <text:p>Texte</text:p>
          </table:table-cell>
          <table:table-cell table:style-name="ce52" office:value-type="string" calcext:value-type="string">
            <text:p>Selon les règles de nommage. </text:p>
          </table:table-cell>
          <table:table-cell table:style-name="ce145" office:value-type="string" calcext:value-type="string">
            <text:p>obligatoire</text:p>
          </table:table-cell>
          <table:table-cell/>
          <table:table-cell table:style-name="ce3"/>
          <table:table-cell table:style-name="ce11" office:value-type="string" calcext:value-type="string">
            <text:p>EQ_CODE</text:p>
          </table:table-cell>
          <table:table-cell table:style-name="ce96" office:value-type="string" calcext:value-type="string">
            <text:p>VARCHAR(254)</text:p>
          </table:table-cell>
          <table:table-cell table:style-name="ce96"/>
          <table:table-cell table:style-name="ce96" table:formula="of:=IF([.H459]=&quot;obligatoire&quot;;&quot;NOT NULL&quot;;&quot;&quot;)" office:value-type="string" office:string-value="NOT NULL" calcext:value-type="string">
            <text:p>NOT NULL</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59] &amp; &quot; &quot; &amp; [.L459] &amp; &quot; &quot; &amp; [.N459] &amp; &quot; &quot; &amp; [.T459] &amp; &quot;,&quot;" office:value-type="string" office:string-value="EQ_CODE VARCHAR(254) NOT NULL ," calcext:value-type="string">
            <text:p>EQ_CODE VARCHAR(254) NOT NULL ,</text:p>
          </table:table-cell>
          <table:table-cell/>
          <table:table-cell table:style-name="ce176"/>
          <table:table-cell table:number-columns-repeated="2"/>
          <table:table-cell table:style-name="ce11"/>
          <table:table-cell table:number-columns-repeated="991"/>
        </table:table-row>
        <table:table-row table:style-name="ro1">
          <table:table-cell table:number-columns-repeated="3"/>
          <table:table-cell table:style-name="ce48" office:value-type="string" calcext:value-type="string">
            <text:p>codeEquipement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8"/>
          <table:table-cell table:style-name="ce143"/>
          <table:table-cell/>
          <table:table-cell table:style-name="ce3"/>
          <table:table-cell table:style-name="ce55" office:value-type="string" calcext:value-type="string">
            <text:p>EQ_CODEEXT</text:p>
          </table:table-cell>
          <table:table-cell table:style-name="ce93" office:value-type="string" calcext:value-type="string">
            <text:p>VARCHAR(254)</text:p>
          </table:table-cell>
          <table:table-cell table:style-name="ce93"/>
          <table:table-cell table:style-name="ce93" table:formula="of:=IF([.H460]=&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60] &amp; &quot; &quot; &amp; [.L460] &amp; &quot; &quot; &amp; [.N460] &amp; &quot; &quot; &amp; [.T460] &amp; &quot;,&quot;" office:value-type="string" office:string-value="EQ_CODEEXT VARCHAR(254)  ," calcext:value-type="string">
            <text:p>EQ_CODEEXT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etiquette</text:p>
          </table:table-cell>
          <table:table-cell table:style-name="ce48"/>
          <table:table-cell table:style-name="ce93"/>
          <table:table-cell table:style-name="ce48"/>
          <table:table-cell table:style-name="ce143"/>
          <table:table-cell/>
          <table:table-cell table:style-name="ce3"/>
          <table:table-cell table:style-name="ce55" office:value-type="string" calcext:value-type="string">
            <text:p>EQ_ETIQUET</text:p>
          </table:table-cell>
          <table:table-cell table:style-name="ce93" office:value-type="string" calcext:value-type="string">
            <text:p>VARCHAR(254)</text:p>
          </table:table-cell>
          <table:table-cell table:style-name="ce93"/>
          <table:table-cell table:style-name="ce93" table:formula="of:=IF([.H461]=&quot;obligatoire&quot;;&quot;NOT NULL&quot;;&quot;&quot;)">
            <text:p/>
          </table:table-cell>
          <table:table-cell table:style-name="ce93"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61] &amp; &quot; &quot; &amp; [.L461] &amp; &quot; &quot; &amp; [.N461] &amp; &quot; &quot; &amp; [.T461] &amp; &quot;,&quot;" office:value-type="string" office:string-value="EQ_ETIQUET VARCHAR(254)  ," calcext:value-type="string">
            <text:p>EQ_ETIQUET VARCHAR(254)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codeTiroir</text:p>
          </table:table-cell>
          <table:table-cell table:style-name="ce12" office:value-type="string" calcext:value-type="string">
            <text:p>Identifiant unique contenu dans la table TIROIR</text:p>
          </table:table-cell>
          <table:table-cell table:style-name="ce105" office:value-type="string" calcext:value-type="string">
            <text:p>Texte</text:p>
          </table:table-cell>
          <table:table-cell table:style-name="ce12"/>
          <table:table-cell table:style-name="ce105" office:value-type="string" calcext:value-type="string">
            <text:p>obligatoire</text:p>
          </table:table-cell>
          <table:table-cell/>
          <table:table-cell table:style-name="ce3"/>
          <table:table-cell table:style-name="ce11" office:value-type="string" calcext:value-type="string">
            <text:p>EQ_TI_CODE</text:p>
          </table:table-cell>
          <table:table-cell table:style-name="ce105" office:value-type="string" calcext:value-type="string">
            <text:p>VARCHAR(254)</text:p>
          </table:table-cell>
          <table:table-cell table:style-name="ce105"/>
          <table:table-cell table:style-name="ce105" table:formula="of:=IF([.H462]=&quot;obligatoire&quot;;&quot;NOT NULL&quot;;&quot;&quot;)" office:value-type="string" office:string-value="NOT NULL" calcext:value-type="string">
            <text:p>NOT NULL</text:p>
          </table:table-cell>
          <table:table-cell table:style-name="ce10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62] &amp; &quot; &quot; &amp; [.L462] &amp; &quot; &quot; &amp; [.N462] &amp; &quot; &quot; &amp; [.T462] &amp; &quot;,&quot;" office:value-type="string" office:string-value="EQ_TI_CODE VARCHAR(254) NOT NULL ," calcext:value-type="string">
            <text:p>EQ_TI_CODE VARCHAR(254) NOT NULL ,</text:p>
          </table:table-cell>
          <table:table-cell/>
          <table:table-cell table:style-name="ce176"/>
          <table:table-cell table:number-columns-repeated="2"/>
          <table:table-cell table:style-name="ce11"/>
          <table:table-cell table:number-columns-repeated="991"/>
        </table:table-row>
        <table:table-row table:style-name="ro3">
          <table:table-cell table:number-columns-repeated="3"/>
          <table:table-cell table:style-name="ce44" office:value-type="string" calcext:value-type="string">
            <text:p>EQT_OBJET</text:p>
          </table:table-cell>
          <table:table-cell table:style-name="ce44" office:value-type="string" calcext:value-type="string">
            <text:p>Identifiant unique de la BAIE contenant l'équipement</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EQ_OBJET</text:p>
          </table:table-cell>
          <table:table-cell table:style-name="ce105" office:value-type="string" calcext:value-type="string">
            <text:p>VARCHAR(254)</text:p>
          </table:table-cell>
          <table:table-cell table:style-name="ce111"/>
          <table:table-cell table:style-name="ce111" office:value-type="string" calcext:value-type="string">
            <text:p>NOT NULL</text:p>
          </table:table-cell>
          <table:table-cell table:style-name="ce111" table:number-columns-repeated="5"/>
          <table:table-cell table:style-name="ce23" office:value-type="string" calcext:value-type="string">
            <text:p>REFERENCES GRACE.BAIE (BA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63] &amp; &quot; &quot; &amp; [.L463] &amp; &quot; &quot; &amp; [.N463] &amp; &quot; &quot; &amp; [.T463] &amp; &quot;,&quot;" office:value-type="string" office:string-value="EQ_OBJET VARCHAR(254) NOT NULL REFERENCES GRACE.BAIE (BA_CODE)," calcext:value-type="string">
            <text:p>EQ_OBJET VARCHAR(254) NOT NULL REFERENCES GRACE.BAIE (BA_CODE),</text:p>
          </table:table-cell>
          <table:table-cell/>
          <table:table-cell table:style-name="ce176"/>
          <table:table-cell table:number-columns-repeated="2"/>
          <table:table-cell table:style-name="ce44" office:value-type="string" calcext:value-type="string">
            <text:p>EQT_OBJET</text:p>
          </table:table-cell>
          <table:table-cell table:number-columns-repeated="991"/>
        </table:table-row>
        <table:table-row table:style-name="ro3">
          <table:table-cell table:number-columns-repeated="3"/>
          <table:table-cell table:style-name="ce44" office:value-type="string" calcext:value-type="string">
            <text:p>EQT_NOM</text:p>
          </table:table-cell>
          <table:table-cell table:style-name="ce44" office:value-type="string" calcext:value-type="string">
            <text:p>Nom de l'équipement tel qu'étiqueté sur le terrain, selon les règles de nommage</text:p>
          </table:table-cell>
          <table:table-cell table:style-name="ce111" office:value-type="string" calcext:value-type="string">
            <text:p>VARCHAR(20)</text:p>
          </table:table-cell>
          <table:table-cell table:style-name="ce44"/>
          <table:table-cell table:style-name="ce111"/>
          <table:table-cell/>
          <table:table-cell table:style-name="ce3"/>
          <table:table-cell table:style-name="ce44" office:value-type="string" calcext:value-type="string">
            <text:p>EQ_NOM</text:p>
          </table:table-cell>
          <table:table-cell table:style-name="ce111" office:value-type="string" calcext:value-type="string">
            <text:p>VARCHAR(20)</text:p>
          </table:table-cell>
          <table:table-cell table:style-name="ce111"/>
          <table:table-cell table:style-name="ce111" table:formula="of:=IF([.H464]=&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64] &amp; &quot; &quot; &amp; [.L464] &amp; &quot; &quot; &amp; [.N464] &amp; &quot; &quot; &amp; [.T464] &amp; &quot;,&quot;" office:value-type="string" office:string-value="EQ_NOM VARCHAR(20)  ," calcext:value-type="string">
            <text:p>EQ_NOM VARCHAR(20) <text:s/>,</text:p>
          </table:table-cell>
          <table:table-cell/>
          <table:table-cell table:style-name="ce176"/>
          <table:table-cell table:number-columns-repeated="2"/>
          <table:table-cell table:style-name="ce44" office:value-type="string" calcext:value-type="string">
            <text:p>EQT_NOM</text:p>
          </table:table-cell>
          <table:table-cell table:number-columns-repeated="991"/>
        </table:table-row>
        <table:table-row table:style-name="ro5">
          <table:table-cell table:number-columns-repeated="3"/>
          <table:table-cell table:style-name="ce44" office:value-type="string" calcext:value-type="string">
            <text:p>EQT_PROP</text:p>
          </table:table-cell>
          <table:table-cell table:style-name="ce44" office:value-type="string" calcext:value-type="string">
            <text:p>Identifiant unique du propriétaire de l'équipement, </text:p>
          </table:table-cell>
          <table:table-cell table:style-name="ce111" office:value-type="string" calcext:value-type="string">
            <text:p>INTEGER</text:p>
          </table:table-cell>
          <table:table-cell table:style-name="ce44" office:value-type="string" calcext:value-type="string">
            <text:p>selon CTRL_PROPRIETAIRE</text:p>
          </table:table-cell>
          <table:table-cell table:style-name="ce111"/>
          <table:table-cell/>
          <table:table-cell table:style-name="ce3"/>
          <table:table-cell table:style-name="ce44" office:value-type="string" calcext:value-type="string">
            <text:p>EQ_PROP</text:p>
          </table:table-cell>
          <table:table-cell table:style-name="ce111" office:value-type="string" calcext:value-type="string">
            <text:p>VARCHAR(20)</text:p>
          </table:table-cell>
          <table:table-cell table:style-name="ce111"/>
          <table:table-cell table:style-name="ce111" table:formula="of:=IF([.H465]=&quot;obligatoire&quot;;&quot;NOT NULL&quot;;&quot;&quot;)">
            <text:p/>
          </table:table-cell>
          <table:table-cell table:style-name="ce111" table:number-columns-repeated="5"/>
          <table:table-cell table:style-name="ce23" office:value-type="string" calcext:value-type="string">
            <text:p>REFERENCES GRACE.ORGANISME (OR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65] &amp; &quot; &quot; &amp; [.L465] &amp; &quot; &quot; &amp; [.N465] &amp; &quot; &quot; &amp; [.T465] &amp; &quot;,&quot;" office:value-type="string" office:string-value="EQ_PROP VARCHAR(20)  REFERENCES GRACE.ORGANISME (OR_CODE)," calcext:value-type="string">
            <text:p>EQ_PROP VARCHAR(20) <text:s/>REFERENCES GRACE.ORGANISME (OR_CODE),</text:p>
          </table:table-cell>
          <table:table-cell/>
          <table:table-cell table:style-name="ce176"/>
          <table:table-cell table:number-columns-repeated="2"/>
          <table:table-cell table:style-name="ce44" office:value-type="string" calcext:value-type="string">
            <text:p>EQT_PROP</text:p>
          </table:table-cell>
          <table:table-cell table:number-columns-repeated="991"/>
        </table:table-row>
        <table:table-row table:style-name="ro1">
          <table:table-cell table:number-columns-repeated="3"/>
          <table:table-cell table:style-name="ce44" office:value-type="string" calcext:value-type="string">
            <text:p>EQT_DT_PS</text:p>
          </table:table-cell>
          <table:table-cell table:style-name="ce44" office:value-type="string" calcext:value-type="string">
            <text:p>Date de pose de l'équipement</text:p>
          </table:table-cell>
          <table:table-cell table:style-name="ce111" office:value-type="string" calcext:value-type="string">
            <text:p>DATE</text:p>
          </table:table-cell>
          <table:table-cell table:style-name="ce44"/>
          <table:table-cell table:style-name="ce111"/>
          <table:table-cell/>
          <table:table-cell table:style-name="ce3"/>
          <table:table-cell table:style-name="ce44" office:value-type="string" calcext:value-type="string">
            <text:p>EQ_DT_PS</text:p>
          </table:table-cell>
          <table:table-cell table:style-name="ce111" office:value-type="string" calcext:value-type="string">
            <text:p>DATE</text:p>
          </table:table-cell>
          <table:table-cell table:style-name="ce111"/>
          <table:table-cell table:style-name="ce111" table:formula="of:=IF([.H466]=&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66] &amp; &quot; &quot; &amp; [.L466] &amp; &quot; &quot; &amp; [.N466] &amp; &quot; &quot; &amp; [.T466] &amp; &quot;,&quot;" office:value-type="string" office:string-value="EQ_DT_PS DATE  ," calcext:value-type="string">
            <text:p>EQ_DT_PS DATE <text:s/>,</text:p>
          </table:table-cell>
          <table:table-cell/>
          <table:table-cell table:style-name="ce176"/>
          <table:table-cell table:number-columns-repeated="2"/>
          <table:table-cell table:style-name="ce44" office:value-type="string" calcext:value-type="string">
            <text:p>EQT_DT_PS</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EQ_CREADAT</text:p>
          </table:table-cell>
          <table:table-cell table:style-name="ce96" office:value-type="string" calcext:value-type="string">
            <text:p>DATE</text:p>
          </table:table-cell>
          <table:table-cell table:style-name="ce96"/>
          <table:table-cell table:style-name="ce96" table:formula="of:=IF([.H467]=&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67] &amp; &quot; &quot; &amp; [.L467] &amp; &quot; &quot; &amp; [.N467] &amp; &quot; &quot; &amp; [.T467] &amp; &quot;,&quot;" office:value-type="string" office:string-value="EQ_CREADAT DATE  ," calcext:value-type="string">
            <text:p>EQ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EQ_MAJDATE</text:p>
          </table:table-cell>
          <table:table-cell table:style-name="ce96" office:value-type="string" calcext:value-type="string">
            <text:p>DATE</text:p>
          </table:table-cell>
          <table:table-cell table:style-name="ce96"/>
          <table:table-cell table:style-name="ce96" table:formula="of:=IF([.H468]=&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68] &amp; &quot; &quot; &amp; [.L468] &amp; &quot; &quot; &amp; [.N468] &amp; &quot; &quot; &amp; [.T468] &amp; &quot;,&quot;" office:value-type="string" office:string-value="EQ_MAJDATE DATE  ," calcext:value-type="string">
            <text:p>EQ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EQ_MAJSRC</text:p>
          </table:table-cell>
          <table:table-cell table:style-name="ce96" office:value-type="string" calcext:value-type="string">
            <text:p>VARCHAR(254)</text:p>
          </table:table-cell>
          <table:table-cell table:style-name="ce96"/>
          <table:table-cell table:style-name="ce96" table:formula="of:=IF([.H469]=&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69] &amp; &quot; &quot; &amp; [.L469] &amp; &quot; &quot; &amp; [.N469] &amp; &quot; &quot; &amp; [.T469] &amp; &quot;,&quot;" office:value-type="string" office:string-value="EQ_MAJSRC VARCHAR(254)  ," calcext:value-type="string">
            <text:p>EQ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EQ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70] &amp; &quot; &quot; &amp; [.L470] &amp; &quot; &quot; &amp; [.N470] &amp; &quot; &quot; &amp; [.T470] &amp; &quot;,&quot;" office:value-type="string" office:string-value="EQ_ABDDATE DATE  ," calcext:value-type="string">
            <text:p>EQ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EQ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71] &amp; &quot; &quot; &amp; [.L471] &amp; &quot; &quot; &amp; [.N471] &amp; &quot; &quot; &amp; [.T471] &amp; &quot;,&quot;" office:value-type="string" office:string-value="EQ_ABDSRC VARCHAR(254)  ," calcext:value-type="string">
            <text:p>EQ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5">
          <table:table-cell table:number-columns-repeated="9"/>
          <table:table-cell table:style-name="ce3" table:number-columns-repeated="2"/>
          <table:table-cell table:number-columns-repeated="2"/>
          <table:table-cell table:formula="of:=IF([.H472]=&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458] &amp; &quot;);&quot;" office:value-type="string" office:string-value="CONSTRAINT &quot;EQUIPEMENT_PK&quot; PRIMARY KEY (EQ_ID));" calcext:value-type="string">
            <text:p>CONSTRAINT "EQUIPEMENT_PK" PRIMARY KEY (EQ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Att_ANT.H473]=&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16">
          <table:table-cell table:number-columns-repeated="2"/>
          <table:table-cell table:style-name="ce12" office:value-type="string" calcext:value-type="string">
            <text:p>SITE_EMISSION</text:p>
          </table:table-cell>
          <table:table-cell table:style-name="ce47" office:value-type="string" calcext:value-type="string">
            <text:p>id</text:p>
          </table:table-cell>
          <table:table-cell table:style-name="ce46" office:value-type="string" calcext:value-type="string">
            <text:p>Identifiant généré automatiquement</text:p>
          </table:table-cell>
          <table:table-cell table:style-name="ce91" office:value-type="string" calcext:value-type="string">
            <text:p>INTEGER automatique</text:p>
          </table:table-cell>
          <table:table-cell table:style-name="ce127"/>
          <table:table-cell table:style-name="ce141" office:value-type="string" calcext:value-type="string">
            <text:p>obligatoire</text:p>
          </table:table-cell>
          <table:table-cell/>
          <table:table-cell table:style-name="ce3" office:value-type="string" calcext:value-type="string">
            <text:p>SITEEMISSION</text:p>
          </table:table-cell>
          <table:table-cell table:style-name="ce56" office:value-type="string" calcext:value-type="string">
            <text:p>SE_ID</text:p>
          </table:table-cell>
          <table:table-cell table:style-name="ce91" office:value-type="string" calcext:value-type="string">
            <text:p>INTEGER</text:p>
          </table:table-cell>
          <table:table-cell table:style-name="ce91"/>
          <table:table-cell table:style-name="ce91" table:formula="of:=IF([Att_ANT.H474]=&quot;obligatoire&quot;;&quot;NOT NULL&quot;;&quot;&quot;)" office:value-type="string" office:string-value="NOT NULL" calcext:value-type="string">
            <text:p>NOT NULL</text:p>
          </table:table-cell>
          <table:table-cell table:style-name="ce91"/>
          <table:table-cell table:style-name="ce125" table:formula="of:= &quot;CONSTRAINT &quot;&quot;&quot; &amp; [Att_ANT.J474] &amp; &quot;_PK&quot;&quot; PRIMARY KEY (&quot; &amp; [Att_ANT.K474] &amp; &quot;)&quot;" office:value-type="string" office:string-value="CONSTRAINT &quot;SITEEMISSION_PK&quot; PRIMARY KEY (SE_ID)" calcext:value-type="string">
            <text:p>CONSTRAINT "SITEEMISSION_PK" PRIMARY KEY (SE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Att_ANT.J474] &amp; &quot;(&quot;" office:value-type="string" office:string-value="CREATE TABLE SITEEMISSION(" calcext:value-type="string">
            <text:p>CREATE TABLE SITEEMISSION(</text:p>
          </table:table-cell>
          <table:table-cell table:style-name="ce185" table:formula="of:=[Att_ANT.K474] &amp; &quot; &quot; &amp; [Att_ANT.L474] &amp; &quot; &quot; &amp; [Att_ANT.N474] &amp; &quot; &quot; &amp; [Att_ANT.T474] &amp; &quot;,&quot;" office:value-type="string" office:string-value="SE_ID INTEGER NOT NULL ," calcext:value-type="string">
            <text:p>SE_ID INTEGER NOT NULL ,</text:p>
          </table:table-cell>
          <table:table-cell/>
          <table:table-cell table:style-name="ce176"/>
          <table:table-cell table:number-columns-repeated="994"/>
        </table:table-row>
        <table:table-row table:style-name="ro1">
          <table:table-cell table:number-columns-repeated="3"/>
          <table:table-cell table:style-name="ce75" office:value-type="string" calcext:value-type="string">
            <text:p>codeNoeud</text:p>
          </table:table-cell>
          <table:table-cell table:style-name="ce75" office:value-type="string" calcext:value-type="string">
            <text:p>Code du noeud</text:p>
          </table:table-cell>
          <table:table-cell table:style-name="ce98" office:value-type="string" calcext:value-type="string">
            <text:p>Texte</text:p>
          </table:table-cell>
          <table:table-cell table:style-name="ce75"/>
          <table:table-cell table:style-name="ce149" office:value-type="string" calcext:value-type="string">
            <text:p>obligatoire</text:p>
          </table:table-cell>
          <table:table-cell/>
          <table:table-cell table:style-name="ce3"/>
          <table:table-cell table:style-name="ce11" office:value-type="string" calcext:value-type="string">
            <text:p>SE_ANFR</text:p>
          </table:table-cell>
          <table:table-cell table:style-name="ce98" office:value-type="string" calcext:value-type="string">
            <text:p>VARCHAR(50)</text:p>
          </table:table-cell>
          <table:table-cell table:style-name="ce98"/>
          <table:table-cell table:style-name="ce98" table:formula="of:=IF([Att_ANT.H475]=&quot;obligatoire&quot;;&quot;NOT NULL&quot;;&quot;&quot;)" office:value-type="string" office:string-value="NOT NULL" calcext:value-type="string">
            <text:p>NOT NULL</text:p>
          </table:table-cell>
          <table:table-cell table:style-name="ce98" table:number-columns-repeated="5"/>
          <table:table-cell table:style-name="ce176" table:number-columns-repeated="2"/>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5">
          <table:table-cell table:number-columns-repeated="3"/>
          <table:table-cell table:style-name="ce75" office:value-type="string" calcext:value-type="string">
            <text:p>codeANFR</text:p>
          </table:table-cell>
          <table:table-cell table:style-name="ce75" office:value-type="string" calcext:value-type="string">
            <text:p>Code délivré par l'ANFR</text:p>
          </table:table-cell>
          <table:table-cell table:style-name="ce98" office:value-type="string" calcext:value-type="string">
            <text:p>Texte</text:p>
          </table:table-cell>
          <table:table-cell table:style-name="ce75" office:value-type="string" calcext:value-type="string">
            <text:p>Code interne selon règles de nommage</text:p>
          </table:table-cell>
          <table:table-cell table:style-name="ce149"/>
          <table:table-cell/>
          <table:table-cell table:style-name="ce3"/>
          <table:table-cell table:style-name="ce11" office:value-type="string" calcext:value-type="string">
            <text:p>SE_NO_CODE</text:p>
          </table:table-cell>
          <table:table-cell table:style-name="ce98" office:value-type="string" calcext:value-type="string">
            <text:p>VARCHAR(50)</text:p>
          </table:table-cell>
          <table:table-cell table:style-name="ce98"/>
          <table:table-cell table:style-name="ce98" table:formula="of:=IF([Att_ANT.H476]=&quot;obligatoire&quot;;&quot;NOT NULL&quot;;&quot;&quot;)">
            <text:p/>
          </table:table-cell>
          <table:table-cell table:style-name="ce98" table:number-columns-repeated="5"/>
          <table:table-cell table:style-name="ce23" office:value-type="string" calcext:value-type="string">
            <text:p>REFERENCES GRACE.NOEUD (NO_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Att_ANT.K476] &amp; &quot; &quot; &amp; [Att_ANT.L476] &amp; &quot; &quot; &amp; [Att_ANT.N476] &amp; &quot; &quot; &amp; [Att_ANT.T476] &amp; &quot;,&quot;" office:value-type="string" office:string-value="SE_NO_CODE VARCHAR(50)  REFERENCES GRACE.NOEUD (NO_CODE)," calcext:value-type="string">
            <text:p>SE_NO_CODE VARCHAR(50) <text:s/>REFERENCES GRACE.NOEUD (NO_CODE),</text:p>
          </table:table-cell>
          <table:table-cell/>
          <table:table-cell table:style-name="ce176"/>
          <table:table-cell table:number-columns-repeated="994"/>
        </table:table-row>
        <table:table-row table:style-name="ro5">
          <table:table-cell table:number-columns-repeated="3"/>
          <table:table-cell table:style-name="ce14" office:value-type="string" calcext:value-type="string">
            <text:p>système</text:p>
          </table:table-cell>
          <table:table-cell table:style-name="ce14" office:value-type="string" calcext:value-type="string">
            <text:p>Type du site d'émission</text:p>
          </table:table-cell>
          <table:table-cell table:style-name="ce104" office:value-type="string" calcext:value-type="string">
            <text:p>Texte</text:p>
          </table:table-cell>
          <table:table-cell table:style-name="ce15" office:value-type="string" calcext:value-type="string">
            <text:p><text:span text:style-name="T9">Suivant la classification &lt;SiteEmissionType</text:span><text:span text:style-name="T10">&gt;</text:span></text:p>
          </table:table-cell>
          <table:table-cell table:style-name="ce104" office:value-type="string" calcext:value-type="string">
            <text:p>obligatoire</text:p>
          </table:table-cell>
          <table:table-cell/>
          <table:table-cell table:style-name="ce3"/>
          <table:table-cell table:style-name="ce12" office:value-type="string" calcext:value-type="string">
            <text:p>SE_TYPE</text:p>
          </table:table-cell>
          <table:table-cell table:style-name="ce104" office:value-type="string" calcext:value-type="string">
            <text:p>VARCHAR(254)</text:p>
          </table:table-cell>
          <table:table-cell table:style-name="ce104"/>
          <table:table-cell table:style-name="ce104" table:formula="of:=IF([.H477]=&quot;obligatoire&quot;;&quot;NOT NULL&quot;;&quot;&quot;)" office:value-type="string" office:string-value="NOT NULL" calcext:value-type="string">
            <text:p>NOT NULL</text:p>
          </table:table-cell>
          <table:table-cell table:style-name="ce104" table:number-columns-repeated="5"/>
          <table:table-cell table:style-name="ce172" office:value-type="string" calcext:value-type="string">
            <text:p>REFERENCES GRACE.L_SITE_EMISSION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77] &amp; &quot; &quot; &amp; [.L477] &amp; &quot; &quot; &amp; [.N477] &amp; &quot; &quot; &amp; [.T477] &amp; &quot;,&quot;" office:value-type="string" office:string-value="SE_TYPE VARCHAR(254) NOT NULL REFERENCES GRACE.L_SITE_EMISSION_TYPE (CODE)," calcext:value-type="string">
            <text:p>SE_TYPE VARCHAR(254) NOT NULL REFERENCES GRACE.L_SITE_EMISSION_TYPE (CODE),</text:p>
          </table:table-cell>
          <table:table-cell/>
          <table:table-cell table:style-name="ce14" office:value-type="string" calcext:value-type="string">
            <text:p>accessibilité</text:p>
          </table:table-cell>
          <table:table-cell/>
          <table:table-cell office:value-type="string" calcext:value-type="string">
            <text:p>NO_ACCESS</text:p>
          </table:table-cell>
          <table:table-cell table:number-columns-repeated="992"/>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SE_CREADAT</text:p>
          </table:table-cell>
          <table:table-cell table:style-name="ce96" office:value-type="string" calcext:value-type="string">
            <text:p>DATE</text:p>
          </table:table-cell>
          <table:table-cell table:style-name="ce96"/>
          <table:table-cell table:style-name="ce96" table:formula="of:=IF([.H478]=&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78] &amp; &quot; &quot; &amp; [.L478] &amp; &quot; &quot; &amp; [.N478] &amp; &quot; &quot; &amp; [.T478] &amp; &quot;,&quot;" office:value-type="string" office:string-value="SE_CREADAT DATE  ," calcext:value-type="string">
            <text:p>SE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SE_MAJDATE</text:p>
          </table:table-cell>
          <table:table-cell table:style-name="ce96" office:value-type="string" calcext:value-type="string">
            <text:p>DATE</text:p>
          </table:table-cell>
          <table:table-cell table:style-name="ce96"/>
          <table:table-cell table:style-name="ce96" table:formula="of:=IF([.H479]=&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79] &amp; &quot; &quot; &amp; [.L479] &amp; &quot; &quot; &amp; [.N479] &amp; &quot; &quot; &amp; [.T479] &amp; &quot;,&quot;" office:value-type="string" office:string-value="SE_MAJDATE DATE  ," calcext:value-type="string">
            <text:p>SE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SE_MAJSRC</text:p>
          </table:table-cell>
          <table:table-cell table:style-name="ce96" office:value-type="string" calcext:value-type="string">
            <text:p>VARCHAR(254)</text:p>
          </table:table-cell>
          <table:table-cell table:style-name="ce96"/>
          <table:table-cell table:style-name="ce96" table:formula="of:=IF([.H480]=&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80] &amp; &quot; &quot; &amp; [.L480] &amp; &quot; &quot; &amp; [.N480] &amp; &quot; &quot; &amp; [.T480] &amp; &quot;,&quot;" office:value-type="string" office:string-value="SE_MAJSRC VARCHAR(254)  ," calcext:value-type="string">
            <text:p>SE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SE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81] &amp; &quot; &quot; &amp; [.L481] &amp; &quot; &quot; &amp; [.N481] &amp; &quot; &quot; &amp; [.T481] &amp; &quot;,&quot;" office:value-type="string" office:string-value="SE_ABDDATE DATE  ," calcext:value-type="string">
            <text:p>SE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SE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82] &amp; &quot; &quot; &amp; [.L482] &amp; &quot; &quot; &amp; [.N482] &amp; &quot; &quot; &amp; [.T482] &amp; &quot;,&quot;" office:value-type="string" office:string-value="SE_ABDSRC VARCHAR(254)  ," calcext:value-type="string">
            <text:p>SE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5">
          <table:table-cell table:style-name="Default" table:number-columns-repeated="26"/>
          <table:table-cell table:style-name="ce185" table:formula="of:=[.P474] &amp; &quot;);&quot;" office:value-type="string" office:string-value="CONSTRAINT &quot;SITEEMISSION_PK&quot; PRIMARY KEY (SE_ID));" calcext:value-type="string">
            <text:p>CONSTRAINT "SITEEMISSION_PK" PRIMARY KEY (SE_ID));</text:p>
          </table:table-cell>
          <table:table-cell table:style-name="ce185"/>
          <table:table-cell table:style-name="Default"/>
          <table:table-cell table:style-name="ce176"/>
          <table:table-cell table:number-columns-repeated="3"/>
          <table:table-cell table:style-name="Default" table:number-columns-repeated="991"/>
        </table:table-row>
        <table:table-row table:style-name="ro21">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484]=&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4">
          <table:table-cell table:number-columns-repeated="2"/>
          <table:table-cell table:style-name="ce44" office:value-type="string" calcext:value-type="string">
            <text:p>ZONE_DESSERTE</text:p>
          </table:table-cell>
          <table:table-cell table:style-name="ce47" office:value-type="string" calcext:value-type="string">
            <text:p>id</text:p>
          </table:table-cell>
          <table:table-cell table:style-name="ce46" office:value-type="string" calcext:value-type="string">
            <text:p>Identifiant généré automatiquement</text:p>
          </table:table-cell>
          <table:table-cell table:style-name="ce91" office:value-type="string" calcext:value-type="string">
            <text:p>INTEGER automatique</text:p>
          </table:table-cell>
          <table:table-cell table:style-name="ce127"/>
          <table:table-cell table:style-name="ce141" office:value-type="string" calcext:value-type="string">
            <text:p>Propre à chaque base</text:p>
          </table:table-cell>
          <table:table-cell/>
          <table:table-cell table:style-name="ce3" office:value-type="string" calcext:value-type="string">
            <text:p>ZONEDESSERTE</text:p>
          </table:table-cell>
          <table:table-cell table:style-name="ce56" office:value-type="string" calcext:value-type="string">
            <text:p>ZD_ID</text:p>
          </table:table-cell>
          <table:table-cell table:style-name="ce91" office:value-type="string" calcext:value-type="string">
            <text:p>INTEGER</text:p>
          </table:table-cell>
          <table:table-cell table:style-name="ce91"/>
          <table:table-cell table:style-name="ce91" table:formula="of:=IF([.H485]=&quot;obligatoire&quot;;&quot;NOT NULL&quot;;&quot;&quot;)">
            <text:p/>
          </table:table-cell>
          <table:table-cell table:style-name="ce91"/>
          <table:table-cell table:style-name="ce125" table:formula="of:= &quot;CONSTRAINT &quot;&quot;&quot; &amp; [.J485] &amp; &quot;_PK&quot;&quot; PRIMARY KEY (&quot; &amp; [.K485] &amp; &quot;)&quot;" office:value-type="string" office:string-value="CONSTRAINT &quot;ZONEDESSERTE_PK&quot; PRIMARY KEY (ZD_ID)" calcext:value-type="string">
            <text:p>CONSTRAINT "ZONEDESSERTE_PK" PRIMARY KEY (ZD_ID)</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485] &amp; &quot;(&quot;" office:value-type="string" office:string-value="CREATE TABLE ZONEDESSERTE(" calcext:value-type="string">
            <text:p>CREATE TABLE ZONEDESSERTE(</text:p>
          </table:table-cell>
          <table:table-cell table:style-name="ce185" table:formula="of:=[.K485] &amp; &quot; &quot; &amp; [.L485] &amp; &quot; &quot; &amp; [.N485] &amp; &quot; &quot; &amp; [.T485] &amp; &quot;,&quot;" office:value-type="string" office:string-value="ZD_ID INTEGER  ," calcext:value-type="string">
            <text:p>ZD_ID INTEGER <text:s/>,</text:p>
          </table:table-cell>
          <table:table-cell/>
          <table:table-cell table:style-name="ce176"/>
          <table:table-cell table:number-columns-repeated="994"/>
        </table:table-row>
        <table:table-row table:style-name="ro16">
          <table:table-cell table:number-columns-repeated="3"/>
          <table:table-cell table:style-name="ce47" office:value-type="string" calcext:value-type="string">
            <text:p>geom</text:p>
          </table:table-cell>
          <table:table-cell table:style-name="ce46" office:value-type="string" calcext:value-type="string">
            <text:p>Surface de couverture</text:p>
          </table:table-cell>
          <table:table-cell table:style-name="ce91" office:value-type="string" calcext:value-type="string">
            <text:p>Polygon</text:p>
          </table:table-cell>
          <table:table-cell table:style-name="ce127"/>
          <table:table-cell table:style-name="ce141"/>
          <table:table-cell/>
          <table:table-cell table:style-name="ce3"/>
          <table:table-cell table:style-name="ce56" office:value-type="string" calcext:value-type="string">
            <text:p>GEOM</text:p>
          </table:table-cell>
          <table:table-cell table:style-name="ce91" office:value-type="string" calcext:value-type="string">
            <text:p>MultiPolygon</text:p>
          </table:table-cell>
          <table:table-cell table:style-name="ce91"/>
          <table:table-cell table:style-name="ce91" table:formula="of:=IF([.H486]=&quot;obligatoire&quot;;&quot;NOT NULL&quot;;&quot;&quot;)">
            <text:p/>
          </table:table-cell>
          <table:table-cell table:style-name="ce91" table:number-columns-repeated="5"/>
          <table:table-cell table:style-name="ce23"/>
          <table:table-cell table:style-name="ce177" office:value-type="string" calcext:value-type="string">
            <text:p>SELECT AddGeometryColumn('', 'ZONEDESSERTE','GEOM',2154,'MULTIPOLYGON',2); </text:p>
          </table:table-cell>
          <table:table-cell table:style-name="ce23" table:number-columns-repeated="2"/>
          <table:table-cell table:style-name="ce3"/>
          <table:table-cell table:style-name="ce23"/>
          <table:table-cell/>
          <table:table-cell table:style-name="ce185"/>
          <table:table-cell table:style-name="ce185" table:formula="of:=[.K486] &amp; &quot; &quot; &amp; [.L486] &amp; &quot; &quot; &amp; [.N486] &amp; &quot; &quot; &amp; [.T486] &amp; &quot;,&quot;" office:value-type="string" office:string-value="GEOM MultiPolygon  ," calcext:value-type="string">
            <text:p>GEOM MultiPolygon <text:s/>,</text:p>
          </table:table-cell>
          <table:table-cell/>
          <table:table-cell table:style-name="ce176"/>
          <table:table-cell table:number-columns-repeated="994"/>
        </table:table-row>
        <table:table-row table:style-name="ro7">
          <table:table-cell/>
          <table:table-cell office:value-type="string" calcext:value-type="string">
            <text:p>MODIFIER SI ON PASSE 1TBL ZD par spécialisation de nœud. </text:p>
          </table:table-cell>
          <table:table-cell/>
          <table:table-cell table:style-name="ce52" office:value-type="string" calcext:value-type="string">
            <text:p>codeNoeud</text:p>
          </table:table-cell>
          <table:table-cell table:style-name="ce52" office:value-type="string" calcext:value-type="string">
            <text:p>Code interne hérité du Noeud</text:p>
          </table:table-cell>
          <table:table-cell table:style-name="ce96" office:value-type="string" calcext:value-type="string">
            <text:p>TEXT</text:p>
          </table:table-cell>
          <table:table-cell table:style-name="ce52" office:value-type="string" calcext:value-type="string">
            <text:p>Code interne selon règles de nommage</text:p>
          </table:table-cell>
          <table:table-cell table:style-name="ce145" office:value-type="string" calcext:value-type="string">
            <text:p>obligatoire</text:p>
          </table:table-cell>
          <table:table-cell/>
          <table:table-cell table:style-name="ce3"/>
          <table:table-cell table:style-name="ce11" office:value-type="string" calcext:value-type="string">
            <text:p>ZD_NO_CODE</text:p>
          </table:table-cell>
          <table:table-cell table:style-name="ce96" office:value-type="string" calcext:value-type="string">
            <text:p>VARCHAR(254)</text:p>
          </table:table-cell>
          <table:table-cell table:style-name="ce96"/>
          <table:table-cell table:style-name="ce96" table:formula="of:=IF([.H487]=&quot;obligatoire&quot;;&quot;NOT NULL&quot;;&quot;&quot;)" office:value-type="string" office:string-value="NOT NULL" calcext:value-type="string">
            <text:p>NOT NULL</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87] &amp; &quot; &quot; &amp; [.L487] &amp; &quot; &quot; &amp; [.N487] &amp; &quot; &quot; &amp; [.T487] &amp; &quot;,&quot;" office:value-type="string" office:string-value="ZD_NO_CODE VARCHAR(254) NOT NULL ," calcext:value-type="string">
            <text:p>ZD_NO_CODE VARCHAR(254) NOT NULL ,</text:p>
          </table:table-cell>
          <table:table-cell/>
          <table:table-cell table:style-name="ce176"/>
          <table:table-cell table:number-columns-repeated="994"/>
        </table:table-row>
        <table:table-row table:style-name="ro5">
          <table:table-cell table:number-columns-repeated="3"/>
          <table:table-cell table:style-name="ce52" office:value-type="string" calcext:value-type="string">
            <text:p>typeZoneDesserte</text:p>
          </table:table-cell>
          <table:table-cell table:style-name="ce52" office:value-type="string" calcext:value-type="string">
            <text:p>Type de zone de desserte (ZANRO, ZASRO, ZAPBO, …)</text:p>
          </table:table-cell>
          <table:table-cell table:style-name="ce96" office:value-type="string" calcext:value-type="string">
            <text:p>TEXT</text:p>
          </table:table-cell>
          <table:table-cell table:style-name="ce52" office:value-type="string" calcext:value-type="string">
            <text:p>Suivant classficiation &lt;ZoneDesserteType&gt;</text:p>
          </table:table-cell>
          <table:table-cell table:style-name="ce145" office:value-type="string" calcext:value-type="string">
            <text:p>obligatoire</text:p>
          </table:table-cell>
          <table:table-cell/>
          <table:table-cell table:style-name="ce3"/>
          <table:table-cell table:style-name="ce11" office:value-type="string" calcext:value-type="string">
            <text:p>ZD_TYPE</text:p>
          </table:table-cell>
          <table:table-cell table:style-name="ce96" office:value-type="string" calcext:value-type="string">
            <text:p>VARCHAR(254)</text:p>
          </table:table-cell>
          <table:table-cell table:style-name="ce96"/>
          <table:table-cell table:style-name="ce96" table:formula="of:=IF([.H488]=&quot;obligatoire&quot;;&quot;NOT NULL&quot;;&quot;&quot;)" office:value-type="string" office:string-value="NOT NULL" calcext:value-type="string">
            <text:p>NOT NULL</text:p>
          </table:table-cell>
          <table:table-cell table:style-name="ce96" table:number-columns-repeated="5"/>
          <table:table-cell table:style-name="ce106" office:value-type="string" calcext:value-type="string">
            <text:p>REFERENCES GRACE.L_ZD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88] &amp; &quot; &quot; &amp; [.L488] &amp; &quot; &quot; &amp; [.N488] &amp; &quot; &quot; &amp; [.T488] &amp; &quot;,&quot;" office:value-type="string" office:string-value="ZD_TYPE VARCHAR(254) NOT NULL REFERENCES GRACE.L_ZD_TYPE (CODE)," calcext:value-type="string">
            <text:p>ZD_TYPE VARCHAR(254) NOT NULL REFERENCES GRACE.L_ZD_TYPE (CODE),</text:p>
          </table:table-cell>
          <table:table-cell/>
          <table:table-cell table:style-name="ce176"/>
          <table:table-cell table:number-columns-repeated="994"/>
        </table:table-row>
        <table:table-row table:style-name="ro5">
          <table:table-cell table:number-columns-repeated="3"/>
          <table:table-cell table:style-name="ce44" office:value-type="string" calcext:value-type="string">
            <text:p>etatZoneDesserte</text:p>
          </table:table-cell>
          <table:table-cell table:style-name="ce87" office:value-type="string" calcext:value-type="string">
            <text:p>Etat d'existence de la zone de desserte (existant, à créer, …).</text:p>
          </table:table-cell>
          <table:table-cell table:style-name="ce111" office:value-type="string" calcext:value-type="string">
            <text:p>INTEGER</text:p>
          </table:table-cell>
          <table:table-cell table:style-name="ce44" office:value-type="string" calcext:value-type="string">
            <text:p><text:s/>Voir table de contrôle CTRL_ETAT</text:p>
          </table:table-cell>
          <table:table-cell table:style-name="ce111"/>
          <table:table-cell/>
          <table:table-cell table:style-name="ce3"/>
          <table:table-cell table:style-name="ce44" office:value-type="string" calcext:value-type="string">
            <text:p>ZD_ETAT</text:p>
          </table:table-cell>
          <table:table-cell table:style-name="ce105" office:value-type="string" calcext:value-type="string">
            <text:p>VARCHAR(3)</text:p>
          </table:table-cell>
          <table:table-cell table:style-name="ce111"/>
          <table:table-cell table:style-name="ce111" table:formula="of:=IF([.H489]=&quot;obligatoire&quot;;&quot;NOT NULL&quot;;&quot;&quot;)">
            <text:p/>
          </table:table-cell>
          <table:table-cell table:style-name="ce111" table:number-columns-repeated="5"/>
          <table:table-cell table:style-name="ce172" office:value-type="string" calcext:value-type="string">
            <text:p>REFERENCES GRACE.L_ETAT_TYPE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89] &amp; &quot; &quot; &amp; [.L489] &amp; &quot; &quot; &amp; [.N489] &amp; &quot; &quot; &amp; [.T489] &amp; &quot;,&quot;" office:value-type="string" office:string-value="ZD_ETAT VARCHAR(3)  REFERENCES GRACE.L_ETAT_TYPE (CODE)," calcext:value-type="string">
            <text:p>ZD_ETAT VARCHAR(3) <text:s/>REFERENCES GRACE.L_ETAT_TYPE (CODE),</text:p>
          </table:table-cell>
          <table:table-cell/>
          <table:table-cell table:style-name="ce176"/>
          <table:table-cell table:number-columns-repeated="994"/>
        </table:table-row>
        <table:table-row table:style-name="ro3">
          <table:table-cell table:number-columns-repeated="3"/>
          <table:table-cell table:style-name="ce44" office:value-type="string" calcext:value-type="string">
            <text:p>statutZoneDesserte</text:p>
          </table:table-cell>
          <table:table-cell table:style-name="ce44" office:value-type="string" calcext:value-type="string">
            <text:p>Identifiant unique du statut de déploiement. Voir table contrôle </text:p>
          </table:table-cell>
          <table:table-cell table:style-name="ce111" office:value-type="string" calcext:value-type="string">
            <text:p>INTEGER</text:p>
          </table:table-cell>
          <table:table-cell table:style-name="ce44" office:value-type="string" calcext:value-type="string">
            <text:p>CTRL_STATUT</text:p>
          </table:table-cell>
          <table:table-cell table:style-name="ce111"/>
          <table:table-cell/>
          <table:table-cell table:style-name="ce3"/>
          <table:table-cell table:style-name="ce44" office:value-type="string" calcext:value-type="string">
            <text:p>ZD_STATUT</text:p>
          </table:table-cell>
          <table:table-cell table:style-name="ce105" office:value-type="string" calcext:value-type="string">
            <text:p>VARCHAR(3)</text:p>
          </table:table-cell>
          <table:table-cell table:style-name="ce111"/>
          <table:table-cell table:style-name="ce111" table:formula="of:=IF([.H490]=&quot;obligatoire&quot;;&quot;NOT NULL&quot;;&quot;&quot;)">
            <text:p/>
          </table:table-cell>
          <table:table-cell table:style-name="ce111" table:number-columns-repeated="5"/>
          <table:table-cell table:style-name="ce172" office:value-type="string" calcext:value-type="string">
            <text:p>REFERENCES GRACE.L_STATUT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490] &amp; &quot; &quot; &amp; [.L490] &amp; &quot; &quot; &amp; [.N490] &amp; &quot; &quot; &amp; [.T490] &amp; &quot;,&quot;" office:value-type="string" office:string-value="ZD_STATUT VARCHAR(3)  REFERENCES GRACE.L_STATUT (CODE)," calcext:value-type="string">
            <text:p>ZD_STATUT VARCHAR(3) <text:s/>REFERENCES GRACE.L_STATUT (CODE),</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ZD_CREADAT</text:p>
          </table:table-cell>
          <table:table-cell table:style-name="ce96" office:value-type="string" calcext:value-type="string">
            <text:p>DATE</text:p>
          </table:table-cell>
          <table:table-cell table:style-name="ce96"/>
          <table:table-cell table:style-name="ce96" table:formula="of:=IF([.H491]=&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91] &amp; &quot; &quot; &amp; [.L491] &amp; &quot; &quot; &amp; [.N491] &amp; &quot; &quot; &amp; [.T491] &amp; &quot;,&quot;" office:value-type="string" office:string-value="ZD_CREADAT DATE  ," calcext:value-type="string">
            <text:p>ZD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ZD_MAJDATE</text:p>
          </table:table-cell>
          <table:table-cell table:style-name="ce96" office:value-type="string" calcext:value-type="string">
            <text:p>DATE</text:p>
          </table:table-cell>
          <table:table-cell table:style-name="ce96"/>
          <table:table-cell table:style-name="ce96" table:formula="of:=IF([.H492]=&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92] &amp; &quot; &quot; &amp; [.L492] &amp; &quot; &quot; &amp; [.N492] &amp; &quot; &quot; &amp; [.T492] &amp; &quot;,&quot;" office:value-type="string" office:string-value="ZD_MAJDATE DATE  ," calcext:value-type="string">
            <text:p>ZD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ZD_MAJSRC</text:p>
          </table:table-cell>
          <table:table-cell table:style-name="ce96" office:value-type="string" calcext:value-type="string">
            <text:p>VARCHAR(254)</text:p>
          </table:table-cell>
          <table:table-cell table:style-name="ce96"/>
          <table:table-cell table:style-name="ce96" table:formula="of:=IF([.H493]=&quot;obligatoire&quot;;&quot;NOT NULL&quot;;&quot;&quot;)">
            <text:p/>
          </table:table-cell>
          <table:table-cell table:style-name="ce96"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93] &amp; &quot; &quot; &amp; [.L493] &amp; &quot; &quot; &amp; [.N493] &amp; &quot; &quot; &amp; [.T493] &amp; &quot;,&quot;" office:value-type="string" office:string-value="ZD_MAJSRC VARCHAR(254)  ," calcext:value-type="string">
            <text:p>ZD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ZD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94] &amp; &quot; &quot; &amp; [.L494] &amp; &quot; &quot; &amp; [.N494] &amp; &quot; &quot; &amp; [.T494] &amp; &quot;,&quot;" office:value-type="string" office:string-value="ZD_ABDDATE DATE  ," calcext:value-type="string">
            <text:p>ZD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ZD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95] &amp; &quot; &quot; &amp; [.L495] &amp; &quot; &quot; &amp; [.N495] &amp; &quot; &quot; &amp; [.T495] &amp; &quot;,&quot;" office:value-type="string" office:string-value="ZD_ABDSRC VARCHAR(254)  ," calcext:value-type="string">
            <text:p>ZD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5">
          <table:table-cell table:number-columns-repeated="9"/>
          <table:table-cell table:style-name="ce3" table:number-columns-repeated="2"/>
          <table:table-cell table:number-columns-repeated="2"/>
          <table:table-cell table:formula="of:=IF([.H496]=&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485] &amp; &quot;);&quot;" office:value-type="string" office:string-value="CONSTRAINT &quot;ZONEDESSERTE_PK&quot; PRIMARY KEY (ZD_ID));" calcext:value-type="string">
            <text:p>CONSTRAINT "ZONEDESSERTE_PK" PRIMARY KEY (ZD_ID));</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497]=&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4">
          <table:table-cell table:number-columns-repeated="2"/>
          <table:table-cell table:style-name="ce12" office:value-type="string" calcext:value-type="string">
            <text:p>ORGANISME</text:p>
          </table:table-cell>
          <table:table-cell table:style-name="ce47" office:value-type="string" calcext:value-type="string">
            <text:p>codeOrganisme</text:p>
          </table:table-cell>
          <table:table-cell table:style-name="ce46" office:value-type="string" calcext:value-type="string">
            <text:p>Code de l'organisme</text:p>
          </table:table-cell>
          <table:table-cell table:style-name="ce91" office:value-type="string" calcext:value-type="string">
            <text:p>TEXTE</text:p>
          </table:table-cell>
          <table:table-cell table:style-name="ce139"/>
          <table:table-cell table:style-name="ce141" office:value-type="string" calcext:value-type="string">
            <text:p>obligaroire</text:p>
          </table:table-cell>
          <table:table-cell/>
          <table:table-cell table:style-name="ce3" office:value-type="string" calcext:value-type="string">
            <text:p>ORGANISME</text:p>
          </table:table-cell>
          <table:table-cell table:style-name="ce56" office:value-type="string" calcext:value-type="string">
            <text:p>OR_CODE</text:p>
          </table:table-cell>
          <table:table-cell table:style-name="ce168" office:value-type="string" calcext:value-type="string">
            <text:p>VARCHAR (20)</text:p>
          </table:table-cell>
          <table:table-cell table:style-name="ce168"/>
          <table:table-cell table:style-name="ce91" table:formula="of:=IF([.H498]=&quot;obligatoire&quot;;&quot;NOT NULL&quot;;&quot;&quot;)">
            <text:p/>
          </table:table-cell>
          <table:table-cell table:style-name="ce91"/>
          <table:table-cell table:style-name="ce125" table:formula="of:= &quot;CONSTRAINT &quot;&quot;&quot; &amp; [.J498] &amp; &quot;_PK&quot;&quot; PRIMARY KEY (&quot; &amp; [.K498] &amp; &quot;)&quot;" office:value-type="string" office:string-value="CONSTRAINT &quot;ORGANISME_PK&quot; PRIMARY KEY (OR_CODE)" calcext:value-type="string">
            <text:p>CONSTRAINT "ORGANISME_PK" PRIMARY KEY (OR_CODE)</text:p>
          </table:table-cell>
          <table:table-cell table:style-name="ce91"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498] &amp; &quot;(&quot;" office:value-type="string" office:string-value="CREATE TABLE ORGANISME(" calcext:value-type="string">
            <text:p>CREATE TABLE ORGANISME(</text:p>
          </table:table-cell>
          <table:table-cell table:style-name="ce185" table:formula="of:=[.K498] &amp; &quot; &quot; &amp; [.L498] &amp; &quot; &quot; &amp; [.N498] &amp; &quot; &quot; &amp; [.T498] &amp; &quot;,&quot;" office:value-type="string" office:string-value="OR_CODE VARCHAR (20)  ," calcext:value-type="string">
            <text:p>OR_CODE VARCHAR (20) <text:s/>,</text:p>
          </table:table-cell>
          <table:table-cell/>
          <table:table-cell table:style-name="ce176"/>
          <table:table-cell table:number-columns-repeated="994"/>
        </table:table-row>
        <table:table-row table:style-name="ro5">
          <table:table-cell table:number-columns-repeated="3"/>
          <table:table-cell table:style-name="ce65" office:value-type="string" calcext:value-type="string">
            <text:p>SIREN</text:p>
          </table:table-cell>
          <table:table-cell table:style-name="ce88" office:value-type="string" calcext:value-type="string">
            <text:p>numéro SIREN de l'opérateur, de la collectivité, …</text:p>
          </table:table-cell>
          <table:table-cell table:style-name="ce114" office:value-type="string" calcext:value-type="string">
            <text:p>Texte</text:p>
          </table:table-cell>
          <table:table-cell table:style-name="ce65"/>
          <table:table-cell table:style-name="ce114" office:value-type="string" calcext:value-type="string">
            <text:p>obligatoire 9 caractères numériques</text:p>
          </table:table-cell>
          <table:table-cell/>
          <table:table-cell table:style-name="ce3"/>
          <table:table-cell table:style-name="ce3" office:value-type="string" calcext:value-type="string">
            <text:p>OR_SIREN</text:p>
          </table:table-cell>
          <table:table-cell table:style-name="ce114" office:value-type="string" calcext:value-type="string">
            <text:p>VARCHAR(9)</text:p>
          </table:table-cell>
          <table:table-cell table:style-name="ce114"/>
          <table:table-cell table:style-name="ce114" table:formula="of:=IF([.H499]=&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499] &amp; &quot; &quot; &amp; [.L499] &amp; &quot; &quot; &amp; [.N499] &amp; &quot; &quot; &amp; [.T499] &amp; &quot;,&quot;" office:value-type="string" office:string-value="OR_SIREN VARCHAR(9)  ," calcext:value-type="string">
            <text:p>OR_SIREN VARCHAR(9) <text:s/>,</text:p>
          </table:table-cell>
          <table:table-cell/>
          <table:table-cell table:style-name="ce176"/>
          <table:table-cell table:number-columns-repeated="994"/>
        </table:table-row>
        <table:table-row table:style-name="ro1">
          <table:table-cell table:number-columns-repeated="3"/>
          <table:table-cell table:style-name="ce65" office:value-type="string" calcext:value-type="string">
            <text:p>nomOrganisme</text:p>
          </table:table-cell>
          <table:table-cell table:style-name="ce65" office:value-type="string" calcext:value-type="string">
            <text:p>Nom de l'opérateur, de la collectivité, de l'entreprise, etc.</text:p>
          </table:table-cell>
          <table:table-cell table:style-name="ce114" office:value-type="string" calcext:value-type="string">
            <text:p>Texte</text:p>
          </table:table-cell>
          <table:table-cell table:style-name="ce65"/>
          <table:table-cell table:style-name="ce114" office:value-type="string" calcext:value-type="string">
            <text:p>obligatoire</text:p>
          </table:table-cell>
          <table:table-cell/>
          <table:table-cell table:style-name="ce3"/>
          <table:table-cell table:style-name="ce3" office:value-type="string" calcext:value-type="string">
            <text:p>OR_NOM</text:p>
          </table:table-cell>
          <table:table-cell table:style-name="ce114" office:value-type="string" calcext:value-type="string">
            <text:p>VARCHAR(254)</text:p>
          </table:table-cell>
          <table:table-cell table:style-name="ce114"/>
          <table:table-cell table:style-name="ce114" table:formula="of:=IF([.H500]=&quot;obligatoire&quot;;&quot;NOT NULL&quot;;&quot;&quot;)" office:value-type="string" office:string-value="NOT NULL" calcext:value-type="string">
            <text:p>NOT NULL</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0] &amp; &quot; &quot; &amp; [.L500] &amp; &quot; &quot; &amp; [.N500] &amp; &quot; &quot; &amp; [.T500] &amp; &quot;,&quot;" office:value-type="string" office:string-value="OR_NOM VARCHAR(254) NOT NULL ," calcext:value-type="string">
            <text:p>OR_NOM VARCHAR(254) NOT NULL ,</text:p>
          </table:table-cell>
          <table:table-cell/>
          <table:table-cell table:style-name="ce176"/>
          <table:table-cell table:number-columns-repeated="994"/>
        </table:table-row>
        <table:table-row table:style-name="ro3">
          <table:table-cell/>
          <table:table-cell table:style-name="ce40" office:value-type="string" calcext:value-type="string">
            <text:p>Récupérer la classification de la base SIRENE ?</text:p>
          </table:table-cell>
          <table:table-cell/>
          <table:table-cell table:style-name="ce66" office:value-type="string" calcext:value-type="string">
            <text:p>typeOrganisme</text:p>
          </table:table-cell>
          <table:table-cell table:style-name="ce66" office:value-type="string" calcext:value-type="string">
            <text:p>Classification INSEE</text:p>
          </table:table-cell>
          <table:table-cell table:style-name="ce115" office:value-type="string" calcext:value-type="string">
            <text:p>Texte</text:p>
          </table:table-cell>
          <table:table-cell table:style-name="ce66" office:value-type="string" calcext:value-type="string">
            <text:p>Suivant classficiation &lt;OrganismeType&gt;</text:p>
          </table:table-cell>
          <table:table-cell table:style-name="ce115"/>
          <table:table-cell/>
          <table:table-cell table:style-name="ce3"/>
          <table:table-cell table:style-name="ce3" office:value-type="string" calcext:value-type="string">
            <text:p>OR_TYPE</text:p>
          </table:table-cell>
          <table:table-cell table:style-name="ce114" office:value-type="string" calcext:value-type="string">
            <text:p>VARCHAR(254)</text:p>
          </table:table-cell>
          <table:table-cell table:style-name="ce114"/>
          <table:table-cell table:style-name="ce114" table:formula="of:=IF([.H501]=&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1] &amp; &quot; &quot; &amp; [.L501] &amp; &quot; &quot; &amp; [.N501] &amp; &quot; &quot; &amp; [.T501] &amp; &quot;,&quot;" office:value-type="string" office:string-value="OR_TYPE VARCHAR(254)  ," calcext:value-type="string">
            <text:p>OR_TYPE VARCHAR(254) <text:s/>,</text:p>
          </table:table-cell>
          <table:table-cell/>
          <table:table-cell table:style-name="ce176"/>
          <table:table-cell table:number-columns-repeated="994"/>
        </table:table-row>
        <table:table-row table:style-name="ro3">
          <table:table-cell table:number-columns-repeated="3"/>
          <table:table-cell table:style-name="ce66" office:value-type="string" calcext:value-type="string">
            <text:p>codeL331</text:p>
          </table:table-cell>
          <table:table-cell table:style-name="ce89" office:value-type="string" calcext:value-type="string">
            <text:p>Code court selon liste opérateurs L33-1 téléchargeable sur le site de l'ARCEP</text:p>
          </table:table-cell>
          <table:table-cell table:style-name="ce115" office:value-type="string" calcext:value-type="string">
            <text:p>Texte</text:p>
          </table:table-cell>
          <table:table-cell table:style-name="ce66" office:value-type="string" calcext:value-type="string">
            <text:p>Suivant classification &lt;codesOperateursArcep&gt;</text:p>
          </table:table-cell>
          <table:table-cell table:style-name="ce115"/>
          <table:table-cell/>
          <table:table-cell table:style-name="ce3"/>
          <table:table-cell table:style-name="ce3" office:value-type="string" calcext:value-type="string">
            <text:p>OR_L331</text:p>
          </table:table-cell>
          <table:table-cell table:style-name="ce115" office:value-type="string" calcext:value-type="string">
            <text:p>VARCHAR(254)</text:p>
          </table:table-cell>
          <table:table-cell table:style-name="ce115"/>
          <table:table-cell table:style-name="ce115" table:formula="of:=IF([.H502]=&quot;obligatoire&quot;;&quot;NOT NULL&quot;;&quot;&quot;)">
            <text:p/>
          </table:table-cell>
          <table:table-cell table:style-name="ce115"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2] &amp; &quot; &quot; &amp; [.L502] &amp; &quot; &quot; &amp; [.N502] &amp; &quot; &quot; &amp; [.T502] &amp; &quot;,&quot;" office:value-type="string" office:string-value="OR_L331 VARCHAR(254)  ," calcext:value-type="string">
            <text:p>OR_L331 VARCHAR(254) <text:s/>,</text:p>
          </table:table-cell>
          <table:table-cell/>
          <table:table-cell table:style-name="ce176"/>
          <table:table-cell table:number-columns-repeated="994"/>
        </table:table-row>
        <table:table-row table:style-name="ro3">
          <table:table-cell/>
          <table:table-cell table:style-name="ce40" office:value-type="string" calcext:value-type="string">
            <text:p>Pas normalisé : établissement</text:p>
          </table:table-cell>
          <table:table-cell/>
          <table:table-cell table:style-name="ce65" office:value-type="string" calcext:value-type="string">
            <text:p>SIRET</text:p>
          </table:table-cell>
          <table:table-cell table:style-name="ce65" office:value-type="string" calcext:value-type="string">
            <text:p>numéro SIRET dans le cas d'un établissement (sens INSEE, base SIRENE)</text:p>
          </table:table-cell>
          <table:table-cell table:style-name="ce114" office:value-type="string" calcext:value-type="string">
            <text:p>Texte</text:p>
          </table:table-cell>
          <table:table-cell table:style-name="ce65"/>
          <table:table-cell table:style-name="ce114"/>
          <table:table-cell/>
          <table:table-cell table:style-name="ce3"/>
          <table:table-cell table:style-name="ce3" office:value-type="string" calcext:value-type="string">
            <text:p>OR_SIRET</text:p>
          </table:table-cell>
          <table:table-cell table:style-name="ce114" office:value-type="string" calcext:value-type="string">
            <text:p>VARCHAR(254)</text:p>
          </table:table-cell>
          <table:table-cell table:style-name="ce114"/>
          <table:table-cell table:style-name="ce114" table:formula="of:=IF([.H503]=&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3] &amp; &quot; &quot; &amp; [.L503] &amp; &quot; &quot; &amp; [.N503] &amp; &quot; &quot; &amp; [.T503] &amp; &quot;,&quot;" office:value-type="string" office:string-value="OR_SIRET VARCHAR(254)  ," calcext:value-type="string">
            <text:p>OR_SIRET VARCHAR(254) <text:s/>,</text:p>
          </table:table-cell>
          <table:table-cell/>
          <table:table-cell table:style-name="ce176"/>
          <table:table-cell table:number-columns-repeated="994"/>
        </table:table-row>
        <table:table-row table:style-name="ro1">
          <table:table-cell/>
          <table:table-cell table:style-name="ce40" office:value-type="string" calcext:value-type="string">
            <text:p>Pas normalisé : établissement</text:p>
          </table:table-cell>
          <table:table-cell/>
          <table:table-cell table:style-name="ce65" office:value-type="string" calcext:value-type="string">
            <text:p>nomEtablissement</text:p>
          </table:table-cell>
          <table:table-cell table:style-name="ce65" office:value-type="string" calcext:value-type="string">
            <text:p>Nom de l'établissement, de l'agence (sens INSEE, base SIRENE)</text:p>
          </table:table-cell>
          <table:table-cell table:style-name="ce114" office:value-type="string" calcext:value-type="string">
            <text:p>Texte</text:p>
          </table:table-cell>
          <table:table-cell table:style-name="ce65"/>
          <table:table-cell table:style-name="ce114"/>
          <table:table-cell/>
          <table:table-cell table:style-name="ce3"/>
          <table:table-cell table:style-name="ce3" office:value-type="string" calcext:value-type="string">
            <text:p>OR_NOMETAB</text:p>
          </table:table-cell>
          <table:table-cell table:style-name="ce114" office:value-type="string" calcext:value-type="string">
            <text:p>VARCHAR(254)</text:p>
          </table:table-cell>
          <table:table-cell table:style-name="ce114"/>
          <table:table-cell table:style-name="ce114" table:formula="of:=IF([.H504]=&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4] &amp; &quot; &quot; &amp; [.L504] &amp; &quot; &quot; &amp; [.N504] &amp; &quot; &quot; &amp; [.T504] &amp; &quot;,&quot;" office:value-type="string" office:string-value="OR_NOMETAB VARCHAR(254)  ," calcext:value-type="string">
            <text:p>OR_NOMETAB VARCHAR(254) <text:s/>,</text:p>
          </table:table-cell>
          <table:table-cell/>
          <table:table-cell table:style-name="ce176"/>
          <table:table-cell table:number-columns-repeated="994"/>
        </table:table-row>
        <table:table-row table:style-name="ro1">
          <table:table-cell table:number-columns-repeated="3"/>
          <table:table-cell table:style-name="ce65" office:value-type="string" calcext:value-type="string">
            <text:p>adresse</text:p>
          </table:table-cell>
          <table:table-cell table:style-name="ce65" office:value-type="string" calcext:value-type="string">
            <text:p>adresse complète. </text:p>
          </table:table-cell>
          <table:table-cell table:style-name="ce114" office:value-type="string" calcext:value-type="string">
            <text:p>Texte</text:p>
          </table:table-cell>
          <table:table-cell table:style-name="ce65"/>
          <table:table-cell table:style-name="ce114"/>
          <table:table-cell/>
          <table:table-cell table:style-name="ce3"/>
          <table:table-cell table:style-name="ce3" office:value-type="string" calcext:value-type="string">
            <text:p>OR_ADRESSE</text:p>
          </table:table-cell>
          <table:table-cell table:style-name="ce114" office:value-type="string" calcext:value-type="string">
            <text:p>VARCHAR(254)</text:p>
          </table:table-cell>
          <table:table-cell table:style-name="ce114"/>
          <table:table-cell table:style-name="ce114" table:formula="of:=IF([.H505]=&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5] &amp; &quot; &quot; &amp; [.L505] &amp; &quot; &quot; &amp; [.N505] &amp; &quot; &quot; &amp; [.T505] &amp; &quot;,&quot;" office:value-type="string" office:string-value="OR_ADRESSE VARCHAR(254)  ," calcext:value-type="string">
            <text:p>OR_ADRESSE VARCHAR(254) <text:s/>,</text:p>
          </table:table-cell>
          <table:table-cell/>
          <table:table-cell table:style-name="ce176"/>
          <table:table-cell table:number-columns-repeated="994"/>
        </table:table-row>
        <table:table-row table:style-name="ro1">
          <table:table-cell/>
          <table:table-cell office:value-type="string" calcext:value-type="string">
            <text:p>Pertinence ?</text:p>
          </table:table-cell>
          <table:table-cell/>
          <table:table-cell table:style-name="ce65" office:value-type="string" calcext:value-type="string">
            <text:p>fixe</text:p>
          </table:table-cell>
          <table:table-cell table:style-name="ce65" office:value-type="string" calcext:value-type="string">
            <text:p>Téléphone fixe</text:p>
          </table:table-cell>
          <table:table-cell table:style-name="ce114" office:value-type="string" calcext:value-type="string">
            <text:p>Texte</text:p>
          </table:table-cell>
          <table:table-cell table:style-name="ce65"/>
          <table:table-cell table:style-name="ce114"/>
          <table:table-cell/>
          <table:table-cell table:style-name="ce3"/>
          <table:table-cell table:style-name="ce3" office:value-type="string" calcext:value-type="string">
            <text:p>OR_TELFIXE</text:p>
          </table:table-cell>
          <table:table-cell table:style-name="ce114" office:value-type="string" calcext:value-type="string">
            <text:p>VARCHAR(254)</text:p>
          </table:table-cell>
          <table:table-cell table:style-name="ce114"/>
          <table:table-cell table:style-name="ce114" table:formula="of:=IF([.H506]=&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6] &amp; &quot; &quot; &amp; [.L506] &amp; &quot; &quot; &amp; [.N506] &amp; &quot; &quot; &amp; [.T506] &amp; &quot;,&quot;" office:value-type="string" office:string-value="OR_TELFIXE VARCHAR(254)  ," calcext:value-type="string">
            <text:p>OR_TELFIXE VARCHAR(254) <text:s/>,</text:p>
          </table:table-cell>
          <table:table-cell/>
          <table:table-cell table:style-name="ce176"/>
          <table:table-cell table:number-columns-repeated="994"/>
        </table:table-row>
        <table:table-row table:style-name="ro1">
          <table:table-cell/>
          <table:table-cell office:value-type="string" calcext:value-type="string">
            <text:p>Pertinence ?</text:p>
          </table:table-cell>
          <table:table-cell/>
          <table:table-cell table:style-name="ce65" office:value-type="string" calcext:value-type="string">
            <text:p>mail</text:p>
          </table:table-cell>
          <table:table-cell table:style-name="ce65" office:value-type="string" calcext:value-type="string">
            <text:p>Mail de contact générique</text:p>
          </table:table-cell>
          <table:table-cell table:style-name="ce114" office:value-type="string" calcext:value-type="string">
            <text:p>Texte</text:p>
          </table:table-cell>
          <table:table-cell table:style-name="ce65"/>
          <table:table-cell table:style-name="ce114"/>
          <table:table-cell/>
          <table:table-cell table:style-name="ce3"/>
          <table:table-cell table:style-name="ce3" office:value-type="string" calcext:value-type="string">
            <text:p>OR_MAIL</text:p>
          </table:table-cell>
          <table:table-cell table:style-name="ce114" office:value-type="string" calcext:value-type="string">
            <text:p>VARCHAR(254)</text:p>
          </table:table-cell>
          <table:table-cell table:style-name="ce114"/>
          <table:table-cell table:style-name="ce114" table:formula="of:=IF([.H507]=&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7] &amp; &quot; &quot; &amp; [.L507] &amp; &quot; &quot; &amp; [.N507] &amp; &quot; &quot; &amp; [.T507] &amp; &quot;,&quot;" office:value-type="string" office:string-value="OR_MAIL VARCHAR(254)  ," calcext:value-type="string">
            <text:p>OR_MAIL VARCHAR(254)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OR_CREADAT</text:p>
          </table:table-cell>
          <table:table-cell table:style-name="ce96" office:value-type="string" calcext:value-type="string">
            <text:p>DATE</text:p>
          </table:table-cell>
          <table:table-cell table:style-name="ce96"/>
          <table:table-cell table:style-name="ce114" table:formula="of:=IF([.H508]=&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8] &amp; &quot; &quot; &amp; [.L508] &amp; &quot; &quot; &amp; [.N508] &amp; &quot; &quot; &amp; [.T508] &amp; &quot;,&quot;" office:value-type="string" office:string-value="OR_CREADAT DATE  ," calcext:value-type="string">
            <text:p>OR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OR_MAJDATE</text:p>
          </table:table-cell>
          <table:table-cell table:style-name="ce96" office:value-type="string" calcext:value-type="string">
            <text:p>DATE</text:p>
          </table:table-cell>
          <table:table-cell table:style-name="ce96"/>
          <table:table-cell table:style-name="ce114" table:formula="of:=IF([.H509]=&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09] &amp; &quot; &quot; &amp; [.L509] &amp; &quot; &quot; &amp; [.N509] &amp; &quot; &quot; &amp; [.T509] &amp; &quot;,&quot;" office:value-type="string" office:string-value="OR_MAJDATE DATE  ," calcext:value-type="string">
            <text:p>OR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OR_MAJSRC</text:p>
          </table:table-cell>
          <table:table-cell table:style-name="ce96" office:value-type="string" calcext:value-type="string">
            <text:p>VARCHAR(254)</text:p>
          </table:table-cell>
          <table:table-cell table:style-name="ce96"/>
          <table:table-cell table:style-name="ce114" table:formula="of:=IF([.H510]=&quot;obligatoire&quot;;&quot;NOT NULL&quot;;&quot;&quot;)">
            <text:p/>
          </table:table-cell>
          <table:table-cell table:style-name="ce114"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10] &amp; &quot; &quot; &amp; [.L510] &amp; &quot; &quot; &amp; [.N510] &amp; &quot; &quot; &amp; [.T510] &amp; &quot;,&quot;" office:value-type="string" office:string-value="OR_MAJSRC VARCHAR(254)  ," calcext:value-type="string">
            <text:p>OR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OR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11] &amp; &quot; &quot; &amp; [.L511] &amp; &quot; &quot; &amp; [.N511] &amp; &quot; &quot; &amp; [.T511] &amp; &quot;,&quot;" office:value-type="string" office:string-value="OR_ABDDATE DATE  ," calcext:value-type="string">
            <text:p>OR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OR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12] &amp; &quot; &quot; &amp; [.L512] &amp; &quot; &quot; &amp; [.N512] &amp; &quot; &quot; &amp; [.T512] &amp; &quot;,&quot;" office:value-type="string" office:string-value="OR_ABDSRC VARCHAR(254)  ," calcext:value-type="string">
            <text:p>OR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5">
          <table:table-cell table:number-columns-repeated="9"/>
          <table:table-cell table:style-name="ce3" table:number-columns-repeated="2"/>
          <table:table-cell table:number-columns-repeated="2"/>
          <table:table-cell table:formula="of:=IF([.H513]=&quot;obligatoire&quot;;&quot;NOT NULL&quot;;&quot;&quot;)">
            <text:p/>
          </table:table-cell>
          <table:table-cell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formula="of:=[.P498] &amp; &quot;);&quot;" office:value-type="string" office:string-value="CONSTRAINT &quot;ORGANISME_PK&quot; PRIMARY KEY (OR_CODE));" calcext:value-type="string">
            <text:p>CONSTRAINT "ORGANISME_PK" PRIMARY KEY (OR_CODE));</text:p>
          </table:table-cell>
          <table:table-cell table:style-name="ce185"/>
          <table:table-cell/>
          <table:table-cell table:style-name="ce176"/>
          <table:table-cell table:number-columns-repeated="994"/>
        </table:table-row>
        <table:table-row table:style-name="ro12">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514]=&quot;obligatoire&quot;;&quot;NOT NULL&quot;;&quot;&quot;)">
            <text:p/>
          </table:table-cell>
          <table:table-cell table:style-name="ce109"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number-columns-repeated="2"/>
          <table:table-cell/>
          <table:table-cell table:style-name="ce176"/>
          <table:table-cell table:number-columns-repeated="994"/>
        </table:table-row>
        <table:table-row table:style-name="ro4">
          <table:table-cell table:number-columns-repeated="2"/>
          <table:table-cell table:style-name="ce3" office:value-type="string" calcext:value-type="string">
            <text:p>DOCUMENT</text:p>
          </table:table-cell>
          <table:table-cell table:style-name="ce44" office:value-type="string" calcext:value-type="string">
            <text:p>ged_id</text:p>
          </table:table-cell>
          <table:table-cell table:style-name="ce44" office:value-type="string" calcext:value-type="string">
            <text:p>Identifiant unique auto-incrémenté (selon plages d'identifiants)</text:p>
          </table:table-cell>
          <table:table-cell table:style-name="ce111" office:value-type="string" calcext:value-type="string">
            <text:p>INTEGER</text:p>
          </table:table-cell>
          <table:table-cell table:style-name="ce44"/>
          <table:table-cell table:style-name="ce111" office:value-type="string" calcext:value-type="string">
            <text:p>obligatoire</text:p>
          </table:table-cell>
          <table:table-cell/>
          <table:table-cell table:style-name="ce3" office:value-type="string" calcext:value-type="string">
            <text:p>DOCUMENT</text:p>
          </table:table-cell>
          <table:table-cell table:style-name="ce74" office:value-type="string" calcext:value-type="string">
            <text:p>DO_ID</text:p>
          </table:table-cell>
          <table:table-cell table:style-name="ce125" office:value-type="string" calcext:value-type="string">
            <text:p>INTEGER</text:p>
          </table:table-cell>
          <table:table-cell table:style-name="ce125"/>
          <table:table-cell table:style-name="ce125" table:formula="of:=IF([.H515]=&quot;obligatoire&quot;;&quot;NOT NULL&quot;;&quot;&quot;)" office:value-type="string" office:string-value="NOT NULL" calcext:value-type="string">
            <text:p>NOT NULL</text:p>
          </table:table-cell>
          <table:table-cell table:style-name="ce125"/>
          <table:table-cell table:style-name="ce125" table:formula="of:= &quot;CONSTRAINT &quot;&quot;&quot; &amp; [.J515] &amp; &quot;_PK&quot;&quot; PRIMARY KEY (&quot; &amp; [.K515] &amp; &quot;)&quot;" office:value-type="string" office:string-value="CONSTRAINT &quot;DOCUMENT_PK&quot; PRIMARY KEY (DO_ID)" calcext:value-type="string">
            <text:p>CONSTRAINT "DOCUMENT_PK" PRIMARY KEY (DO_ID)</text:p>
          </table:table-cell>
          <table:table-cell table:style-name="ce125" table:number-columns-repeated="3"/>
          <table:table-cell table:style-name="ce23"/>
          <table:table-cell table:style-name="ce176"/>
          <table:table-cell table:style-name="ce23" table:number-columns-repeated="2"/>
          <table:table-cell table:style-name="ce3"/>
          <table:table-cell table:style-name="ce23"/>
          <table:table-cell/>
          <table:table-cell table:style-name="ce185" table:formula="of:=&quot;CREATE TABLE &quot; &amp; [.J515] &amp; &quot;(&quot;" office:value-type="string" office:string-value="CREATE TABLE DOCUMENT(" calcext:value-type="string">
            <text:p>CREATE TABLE DOCUMENT(</text:p>
          </table:table-cell>
          <table:table-cell table:style-name="ce185" table:formula="of:=[.K515] &amp; &quot; &quot; &amp; [.L515] &amp; &quot; &quot; &amp; [.N515] &amp; &quot; &quot; &amp; [.T515] &amp; &quot;,&quot;" office:value-type="string" office:string-value="DO_ID INTEGER NOT NULL ," calcext:value-type="string">
            <text:p>DO_ID INTEGER NOT NULL ,</text:p>
          </table:table-cell>
          <table:table-cell/>
          <table:table-cell table:style-name="ce176"/>
          <table:table-cell table:number-columns-repeated="2"/>
          <table:table-cell office:value-type="string" calcext:value-type="string">
            <text:p>GED_ID</text:p>
          </table:table-cell>
          <table:table-cell table:number-columns-repeated="991"/>
        </table:table-row>
        <table:table-row table:style-name="ro3">
          <table:table-cell table:number-columns-repeated="3"/>
          <table:table-cell table:style-name="ce44" office:value-type="string" calcext:value-type="string">
            <text:p>ged_document</text:p>
          </table:table-cell>
          <table:table-cell table:style-name="ce44" office:value-type="string" calcext:value-type="string">
            <text:p>Nom du document</text:p>
          </table:table-cell>
          <table:table-cell table:style-name="ce111" office:value-type="string" calcext:value-type="string">
            <text:p>VARCHAR(255)</text:p>
          </table:table-cell>
          <table:table-cell table:style-name="ce44"/>
          <table:table-cell table:style-name="ce111"/>
          <table:table-cell/>
          <table:table-cell table:style-name="ce3"/>
          <table:table-cell table:style-name="ce44" office:value-type="string" calcext:value-type="string">
            <text:p>DO_CODE</text:p>
          </table:table-cell>
          <table:table-cell table:style-name="ce111" office:value-type="string" calcext:value-type="string">
            <text:p>VARCHAR(254)</text:p>
          </table:table-cell>
          <table:table-cell table:style-name="ce111"/>
          <table:table-cell table:style-name="ce111" table:formula="of:=IF([.H516]=&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16] &amp; &quot; &quot; &amp; [.L516] &amp; &quot; &quot; &amp; [.N516] &amp; &quot; &quot; &amp; [.T516] &amp; &quot;,&quot;" office:value-type="string" office:string-value="DO_CODE VARCHAR(254)  ," calcext:value-type="string">
            <text:p>DO_CODE VARCHAR(254) <text:s/>,</text:p>
          </table:table-cell>
          <table:table-cell/>
          <table:table-cell table:style-name="ce176"/>
          <table:table-cell table:number-columns-repeated="2"/>
          <table:table-cell office:value-type="string" calcext:value-type="string">
            <text:p>GED_DOCUMENT</text:p>
          </table:table-cell>
          <table:table-cell table:number-columns-repeated="991"/>
        </table:table-row>
        <table:table-row table:style-name="ro1">
          <table:table-cell table:number-columns-repeated="3"/>
          <table:table-cell table:style-name="ce44" office:value-type="string" calcext:value-type="string">
            <text:p>documentCodeExterne</text:p>
          </table:table-cell>
          <table:table-cell table:style-name="ce48" office:value-type="string" calcext:value-type="string">
            <text:p>Code chez un tiers ou dans une autre base de données. </text:p>
          </table:table-cell>
          <table:table-cell table:style-name="ce93" office:value-type="string" calcext:value-type="string">
            <text:p>Texte</text:p>
          </table:table-cell>
          <table:table-cell table:style-name="ce44"/>
          <table:table-cell table:style-name="ce111"/>
          <table:table-cell/>
          <table:table-cell table:style-name="ce3"/>
          <table:table-cell table:style-name="ce44" office:value-type="string" calcext:value-type="string">
            <text:p>DO_CODEEXT</text:p>
          </table:table-cell>
          <table:table-cell table:style-name="ce111" office:value-type="string" calcext:value-type="string">
            <text:p>VARCHAR(254)</text:p>
          </table:table-cell>
          <table:table-cell table:style-name="ce111" table:number-columns-repeated="7"/>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17] &amp; &quot; &quot; &amp; [.L517] &amp; &quot; &quot; &amp; [.N517] &amp; &quot; &quot; &amp; [.T517] &amp; &quot;,&quot;" office:value-type="string" office:string-value="DO_CODEEXT VARCHAR(254)  ," calcext:value-type="string">
            <text:p>DO_CODEEXT VARCHAR(254) <text:s/>,</text:p>
          </table:table-cell>
          <table:table-cell/>
          <table:table-cell table:style-name="ce176"/>
          <table:table-cell table:number-columns-repeated="994"/>
        </table:table-row>
        <table:table-row table:style-name="ro11">
          <table:table-cell table:number-columns-repeated="3"/>
          <table:table-cell table:style-name="ce44" office:value-type="string" calcext:value-type="string">
            <text:p>ged_table_type</text:p>
          </table:table-cell>
          <table:table-cell table:style-name="ce44" office:value-type="string" calcext:value-type="string">
            <text:p>Identifiant unique du type d'objets auxquels sont rattachés des documents. Voir table de contrôle CTRL_GED_TABLE</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DO_TBLTYPE</text:p>
          </table:table-cell>
          <table:table-cell table:style-name="ce111" office:value-type="string" calcext:value-type="string">
            <text:p>VARCHAR(10)</text:p>
          </table:table-cell>
          <table:table-cell table:style-name="ce111"/>
          <table:table-cell table:style-name="ce111" table:formula="of:=IF([.H518]=&quot;obligatoire&quot;;&quot;NOT NULL&quot;;&quot;&quot;)">
            <text:p/>
          </table:table-cell>
          <table:table-cell table:style-name="ce111" table:number-columns-repeated="5"/>
          <table:table-cell table:style-name="ce172" office:value-type="string" calcext:value-type="string">
            <text:p>REFERENCES GRACE.L_DOC_TAB (CODE)</text:p>
          </table:table-cell>
          <table:table-cell table:style-name="ce176"/>
          <table:table-cell table:style-name="ce23" table:number-columns-repeated="2"/>
          <table:table-cell table:style-name="ce3"/>
          <table:table-cell table:style-name="ce23"/>
          <table:table-cell/>
          <table:table-cell table:style-name="ce185"/>
          <table:table-cell table:style-name="ce185" table:formula="of:=[.K518] &amp; &quot; &quot; &amp; [.L518] &amp; &quot; &quot; &amp; [.N518] &amp; &quot; &quot; &amp; [.T518] &amp; &quot;,&quot;" office:value-type="string" office:string-value="DO_TBLTYPE VARCHAR(10)  REFERENCES GRACE.L_DOC_TAB (CODE)," calcext:value-type="string">
            <text:p>DO_TBLTYPE VARCHAR(10) <text:s/>REFERENCES GRACE.L_DOC_TAB (CODE),</text:p>
          </table:table-cell>
          <table:table-cell/>
          <table:table-cell table:style-name="ce176"/>
          <table:table-cell table:number-columns-repeated="2"/>
          <table:table-cell office:value-type="string" calcext:value-type="string">
            <text:p>GED_TABLE_TYPE</text:p>
          </table:table-cell>
          <table:table-cell table:number-columns-repeated="991"/>
        </table:table-row>
        <table:table-row table:style-name="ro7">
          <table:table-cell/>
          <table:table-cell table:style-name="ce40" office:value-type="string" calcext:value-type="string">
            <text:p>A étudier</text:p>
          </table:table-cell>
          <table:table-cell/>
          <table:table-cell table:style-name="ce44" office:value-type="string" calcext:value-type="string">
            <text:p>ged_objet</text:p>
          </table:table-cell>
          <table:table-cell table:style-name="ce12" office:value-type="string" calcext:value-type="string">
            <text:p>Identifiant faisant référence aux identifiants des objets Cable, fourreau, chambre, …</text:p>
          </table:table-cell>
          <table:table-cell table:style-name="ce111" office:value-type="string" calcext:value-type="string">
            <text:p>INTEGER</text:p>
          </table:table-cell>
          <table:table-cell table:style-name="ce44"/>
          <table:table-cell table:style-name="ce111"/>
          <table:table-cell/>
          <table:table-cell table:style-name="ce3"/>
          <table:table-cell table:style-name="ce44" office:value-type="string" calcext:value-type="string">
            <text:p>DO_CODEOBJ</text:p>
          </table:table-cell>
          <table:table-cell table:style-name="ce111" office:value-type="string" calcext:value-type="string">
            <text:p>INTEGER</text:p>
          </table:table-cell>
          <table:table-cell table:style-name="ce111"/>
          <table:table-cell table:style-name="ce111" table:formula="of:=IF([.H519]=&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19] &amp; &quot; &quot; &amp; [.L519] &amp; &quot; &quot; &amp; [.N519] &amp; &quot; &quot; &amp; [.T519] &amp; &quot;,&quot;" office:value-type="string" office:string-value="DO_CODEOBJ INTEGER  ," calcext:value-type="string">
            <text:p>DO_CODEOBJ INTEGER <text:s/>,</text:p>
          </table:table-cell>
          <table:table-cell/>
          <table:table-cell table:style-name="ce176"/>
          <table:table-cell table:number-columns-repeated="2"/>
          <table:table-cell office:value-type="string" calcext:value-type="string">
            <text:p>GED_OBJET</text:p>
          </table:table-cell>
          <table:table-cell table:number-columns-repeated="991"/>
        </table:table-row>
        <table:table-row table:style-name="ro7">
          <table:table-cell/>
          <table:table-cell table:style-name="ce40" office:value-type="string" calcext:value-type="string">
            <text:p>A étudier</text:p>
          </table:table-cell>
          <table:table-cell/>
          <table:table-cell table:style-name="ce44" office:value-type="string" calcext:value-type="string">
            <text:p>ged_budg</text:p>
          </table:table-cell>
          <table:table-cell table:style-name="ce44" office:value-type="string" calcext:value-type="string">
            <text:p>Affectation budgétaire (Investissement, fonctionnement, …)</text:p>
          </table:table-cell>
          <table:table-cell table:style-name="ce111" office:value-type="string" calcext:value-type="string">
            <text:p>VARCHAR(50)</text:p>
          </table:table-cell>
          <table:table-cell table:style-name="ce44"/>
          <table:table-cell table:style-name="ce111"/>
          <table:table-cell/>
          <table:table-cell table:style-name="ce3"/>
          <table:table-cell table:style-name="ce44" office:value-type="string" calcext:value-type="string">
            <text:p>DO_BUDG</text:p>
          </table:table-cell>
          <table:table-cell table:style-name="ce111" office:value-type="string" calcext:value-type="string">
            <text:p>VARCHAR(50)</text:p>
          </table:table-cell>
          <table:table-cell table:style-name="ce111"/>
          <table:table-cell table:style-name="ce111" table:formula="of:=IF([.H520]=&quot;obligatoire&quot;;&quot;NOT NULL&quot;;&quot;&quot;)">
            <text:p/>
          </table:table-cell>
          <table:table-cell table:style-name="ce111" table:number-columns-repeated="5"/>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20] &amp; &quot; &quot; &amp; [.L520] &amp; &quot; &quot; &amp; [.N520] &amp; &quot; &quot; &amp; [.T520] &amp; &quot;,&quot;" office:value-type="string" office:string-value="DO_BUDG VARCHAR(50)  ," calcext:value-type="string">
            <text:p>DO_BUDG VARCHAR(50) <text:s/>,</text:p>
          </table:table-cell>
          <table:table-cell/>
          <table:table-cell table:style-name="ce176"/>
          <table:table-cell table:number-columns-repeated="2"/>
          <table:table-cell office:value-type="string" calcext:value-type="string">
            <text:p>GED_BUDG</text:p>
          </table:table-cell>
          <table:table-cell table:number-columns-repeated="991"/>
        </table:table-row>
        <table:table-row table:style-name="ro1">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DO_CREADAT</text:p>
          </table:table-cell>
          <table:table-cell table:style-name="ce96" office:value-type="string" calcext:value-type="string">
            <text:p>DATE</text:p>
          </table:table-cell>
          <table:table-cell table:style-name="ce96"/>
          <table:table-cell table:style-name="ce111"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21] &amp; &quot; &quot; &amp; [.L521] &amp; &quot; &quot; &amp; [.N521] &amp; &quot; &quot; &amp; [.T521] &amp; &quot;,&quot;" office:value-type="string" office:string-value="DO_CREADAT DATE  ," calcext:value-type="string">
            <text:p>DO_CREADAT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table-cell table:style-name="ce3"/>
          <table:table-cell table:style-name="ce11" office:value-type="string" calcext:value-type="string">
            <text:p>DO_MAJDATE</text:p>
          </table:table-cell>
          <table:table-cell table:style-name="ce96" office:value-type="string" calcext:value-type="string">
            <text:p>DATE</text:p>
          </table:table-cell>
          <table:table-cell table:style-name="ce96"/>
          <table:table-cell table:style-name="ce111"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22] &amp; &quot; &quot; &amp; [.L522] &amp; &quot; &quot; &amp; [.N522] &amp; &quot; &quot; &amp; [.T522] &amp; &quot;,&quot;" office:value-type="string" office:string-value="DO_MAJDATE DATE  ," calcext:value-type="string">
            <text:p>DO_MAJDATE DATE <text:s/>,</text:p>
          </table:table-cell>
          <table:table-cell/>
          <table:table-cell table:style-name="ce176"/>
          <table:table-cell table:number-columns-repeated="994"/>
        </table:table-row>
        <table:table-row table:style-name="ro1">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table-cell table:style-name="ce3"/>
          <table:table-cell table:style-name="ce11" office:value-type="string" calcext:value-type="string">
            <text:p>DO_MAJSRC</text:p>
          </table:table-cell>
          <table:table-cell table:style-name="ce96" office:value-type="string" calcext:value-type="string">
            <text:p>VARCHAR(254)</text:p>
          </table:table-cell>
          <table:table-cell table:style-name="ce96"/>
          <table:table-cell table:style-name="ce111"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23] &amp; &quot; &quot; &amp; [.L523] &amp; &quot; &quot; &amp; [.N523] &amp; &quot; &quot; &amp; [.T523] &amp; &quot;,&quot;" office:value-type="string" office:string-value="DO_MAJSRC VARCHAR(254)  ," calcext:value-type="string">
            <text:p>DO_MAJSRC VARCHAR(254) <text:s/>,</text:p>
          </table:table-cell>
          <table:table-cell/>
          <table:table-cell table:style-name="ce176"/>
          <table:table-cell table:number-columns-repeated="994"/>
        </table:table-row>
        <table:table-row table:style-name="ro1">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table-cell table:style-name="ce3"/>
          <table:table-cell table:style-name="ce11" office:value-type="string" calcext:value-type="string">
            <text:p>DO_ABDDATE</text:p>
          </table:table-cell>
          <table:table-cell table:style-name="ce96" office:value-type="string" calcext:value-type="string">
            <text:p>DATE</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24] &amp; &quot; &quot; &amp; [.L524] &amp; &quot; &quot; &amp; [.N524] &amp; &quot; &quot; &amp; [.T524] &amp; &quot;,&quot;" office:value-type="string" office:string-value="DO_ABDDATE DATE  ," calcext:value-type="string">
            <text:p>DO_ABDDATE DATE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1">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table-cell table:style-name="ce3"/>
          <table:table-cell table:style-name="ce11" office:value-type="string" calcext:value-type="string">
            <text:p>DO_ABDSRC</text:p>
          </table:table-cell>
          <table:table-cell table:style-name="ce96" office:value-type="string" calcext:value-type="string">
            <text:p>VARCHAR(254)</text:p>
          </table:table-cell>
          <table:table-cell table:style-name="ce96"/>
          <table:table-cell table:style-name="ce93" table:number-columns-repeated="6"/>
          <table:table-cell table:style-name="ce23"/>
          <table:table-cell table:style-name="ce176"/>
          <table:table-cell table:style-name="ce23" table:number-columns-repeated="2"/>
          <table:table-cell table:style-name="ce3"/>
          <table:table-cell table:style-name="ce23"/>
          <table:table-cell/>
          <table:table-cell table:style-name="ce185"/>
          <table:table-cell table:style-name="ce185" table:formula="of:=[.K525] &amp; &quot; &quot; &amp; [.L525] &amp; &quot; &quot; &amp; [.N525] &amp; &quot; &quot; &amp; [.T525] &amp; &quot;,&quot;" office:value-type="string" office:string-value="DO_ABDSRC VARCHAR(254)  ," calcext:value-type="string">
            <text:p>DO_ABDSRC VARCHAR(254) <text:s/>,</text:p>
          </table:table-cell>
          <table:table-cell/>
          <table:table-cell table:style-name="ce176"/>
          <table:table-cell table:number-columns-repeated="5"/>
          <table:table-cell office:value-type="string" calcext:value-type="string">
            <text:p>x</text:p>
          </table:table-cell>
          <table:table-cell table:number-columns-repeated="988"/>
        </table:table-row>
        <table:table-row table:style-name="ro3">
          <table:table-cell table:number-columns-repeated="26"/>
          <table:table-cell table:style-name="ce185" table:formula="of:=[.P515] &amp; &quot;);&quot;" office:value-type="string" office:string-value="CONSTRAINT &quot;DOCUMENT_PK&quot; PRIMARY KEY (DO_ID));" calcext:value-type="string">
            <text:p>CONSTRAINT "DOCUMENT_PK" PRIMARY KEY (DO_ID));</text:p>
          </table:table-cell>
          <table:table-cell table:style-name="ce185"/>
          <table:table-cell/>
          <table:table-cell table:style-name="ce176"/>
          <table:table-cell table:number-columns-repeated="994"/>
        </table:table-row>
        <table:table-row table:style-name="ro8">
          <table:table-cell table:number-columns-repeated="29"/>
          <table:table-cell table:style-name="ce176"/>
          <table:table-cell table:number-columns-repeated="994"/>
        </table:table-row>
        <table:table-row table:style-name="ro8" table:number-rows-repeated="2">
          <table:table-cell table:style-name="ce38" table:number-columns-repeated="5"/>
          <table:table-cell table:style-name="ce126"/>
          <table:table-cell table:style-name="ce38"/>
          <table:table-cell table:style-name="ce126"/>
          <table:table-cell table:style-name="ce38" table:number-columns-repeated="3"/>
          <table:table-cell table:style-name="ce126" table:number-columns-repeated="9"/>
          <table:table-cell table:style-name="ce181"/>
          <table:table-cell table:style-name="ce126" table:number-columns-repeated="2"/>
          <table:table-cell table:style-name="ce38"/>
          <table:table-cell table:style-name="ce126"/>
          <table:table-cell table:style-name="ce38"/>
          <table:table-cell table:style-name="ce186" table:number-columns-repeated="2"/>
          <table:table-cell table:style-name="ce38"/>
          <table:table-cell table:style-name="ce188"/>
          <table:table-cell table:style-name="ce186" table:number-columns-repeated="3"/>
          <table:table-cell table:style-name="ce38" table:number-columns-repeated="991"/>
        </table:table-row>
        <table:table-row table:style-name="ro8">
          <table:table-cell table:number-columns-repeated="29"/>
          <table:table-cell table:style-name="ce176"/>
          <table:table-cell table:number-columns-repeated="994"/>
        </table:table-row>
        <table:table-row table:style-name="ro5">
          <table:table-cell/>
          <table:table-cell office:value-type="string" calcext:value-type="string">
            <text:p>Les codes de référencement de l'infrastructure ? Intégrés dans les règles de nommage ou prévoir à part ? </text:p>
          </table:table-cell>
          <table:table-cell table:number-columns-repeated="27"/>
          <table:table-cell table:style-name="ce176"/>
          <table:table-cell table:number-columns-repeated="994"/>
        </table:table-row>
        <table:table-row table:style-name="ro3">
          <table:table-cell/>
          <table:table-cell office:value-type="string" calcext:value-type="string">
            <text:p>Ajouter les codes externes (pour les reprises d'infra, etc.)</text:p>
          </table:table-cell>
          <table:table-cell table:number-columns-repeated="27"/>
          <table:table-cell table:style-name="ce176"/>
          <table:table-cell table:number-columns-repeated="994"/>
        </table:table-row>
        <table:table-row table:style-name="ro22">
          <table:table-cell/>
          <table:table-cell office:value-type="string" calcext:value-type="string">
            <text:p>Prévoir de stocker les étiquettes ? <text:s/>Utile également pour les reprises d'infra ou les infras plus anciennes que les règles de nommage. </text:p>
          </table:table-cell>
          <table:table-cell table:number-columns-repeated="27"/>
          <table:table-cell table:style-name="ce176"/>
          <table:table-cell table:number-columns-repeated="994"/>
        </table:table-row>
        <table:table-row table:style-name="ro8" table:number-rows-repeated="1047995">
          <table:table-cell table:number-columns-repeated="1024"/>
        </table:table-row>
        <table:table-row table:style-name="ro9" table:number-rows-repeated="47">
          <table:table-cell table:number-columns-repeated="1024"/>
        </table:table-row>
        <table:table-row table:style-name="ro9">
          <table:table-cell table:number-columns-repeated="1024"/>
        </table:table-row>
      </table:table>
      <table:table table:name="Att_Internes" table:style-name="ta1">
        <office:forms form:automatic-focus="false" form:apply-design-mode="false"/>
        <table:table-column table:style-name="co40" table:number-columns-repeated="3" table:default-cell-style-name="Default"/>
        <table:table-column table:style-name="co41" table:default-cell-style-name="Default"/>
        <table:table-column table:style-name="co42" table:default-cell-style-name="Default"/>
        <table:table-column table:style-name="co43" table:default-cell-style-name="Default"/>
        <table:table-column table:style-name="co9" table:number-columns-repeated="5" table:default-cell-style-name="Default"/>
        <table:table-column table:style-name="co44" table:default-cell-style-name="Default"/>
        <table:table-column table:style-name="co9" table:number-columns-repeated="1012" table:default-cell-style-name="Default"/>
        <table:table-row table:style-name="ro23">
          <table:table-cell table:style-name="ce1" office:value-type="string" calcext:value-type="string">
            <text:p>NOTES Communauté</text:p>
          </table:table-cell>
          <table:table-cell table:style-name="ce1" office:value-type="string" calcext:value-type="string">
            <text:p>NOTES Groupement</text:p>
          </table:table-cell>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style-name="ce5"/>
          <table:table-cell table:style-name="ce154" office:value-type="string" calcext:value-type="string">
            <text:p>TABLE</text:p>
          </table:table-cell>
          <table:table-cell table:style-name="ce154" office:value-type="string" calcext:value-type="string">
            <text:p>Nom court de l'attribut</text:p>
          </table:table-cell>
          <table:table-cell table:style-name="ce163" office:value-type="string" calcext:value-type="string">
            <text:p>TypeSQL (Postgres)</text:p>
          </table:table-cell>
          <table:table-cell table:style-name="ce163" office:value-type="string" calcext:value-type="string">
            <text:p>notnull</text:p>
          </table:table-cell>
          <table:table-cell table:style-name="ce163" office:value-type="string" calcext:value-type="string">
            <text:p>dflt_value</text:p>
          </table:table-cell>
          <table:table-cell table:style-name="ce163" office:value-type="string" calcext:value-type="string">
            <text:p>pk</text:p>
          </table:table-cell>
          <table:table-cell table:style-name="ce163" office:value-type="string" calcext:value-type="string">
            <text:p>unique</text:p>
          </table:table-cell>
          <table:table-cell table:style-name="ce163" office:value-type="string" calcext:value-type="string">
            <text:p>check (Postgres)</text:p>
          </table:table-cell>
          <table:table-cell table:style-name="ce163" office:value-type="string" calcext:value-type="string">
            <text:p>check (Spatialite)</text:p>
          </table:table-cell>
          <table:table-cell table:style-name="ce171" office:value-type="string" calcext:value-type="string">
            <text:p>fk</text:p>
          </table:table-cell>
          <table:table-cell table:style-name="ce183" office:value-type="string" calcext:value-type="string">
            <text:p>Trigger / update</text:p>
          </table:table-cell>
          <table:table-cell table:style-name="ce171" office:value-type="string" calcext:value-type="string">
            <text:p>Index</text:p>
          </table:table-cell>
          <table:table-cell table:style-name="ce5"/>
          <table:table-cell table:style-name="ce28" office:value-type="string" calcext:value-type="string">
            <text:p>SQL CREATE TABLE</text:p>
          </table:table-cell>
          <table:table-cell table:style-name="ce28" office:value-type="string" calcext:value-type="string">
            <text:p>SQL ATT</text:p>
          </table:table-cell>
          <table:table-cell table:style-name="ce5"/>
          <table:table-cell table:style-name="ce125" office:value-type="string" calcext:value-type="string">
            <text:p>Geostandard 1 partie B</text:p>
          </table:table-cell>
          <table:table-cell table:style-name="ce125" office:value-type="string" calcext:value-type="string">
            <text:p>GracePostGIS</text:p>
          </table:table-cell>
          <table:table-cell table:style-name="ce125" office:value-type="string" calcext:value-type="string">
            <text:p>GraceLivrable</text:p>
          </table:table-cell>
          <table:table-cell table:style-name="ce125" office:value-type="string" calcext:value-type="string">
            <text:p>Syane</text:p>
          </table:table-cell>
          <table:table-cell table:style-name="ce5" table:number-columns-repeated="995"/>
        </table:table-row>
        <table:table-row table:style-name="ro6">
          <table:table-cell table:style-name="ce5"/>
          <table:table-cell/>
          <table:table-cell table:style-name="ce12" office:value-type="string" calcext:value-type="string">
            <text:p>PERSONNE</text:p>
          </table:table-cell>
          <table:table-cell table:style-name="ce47" office:value-type="string" calcext:value-type="string">
            <text:p>id</text:p>
          </table:table-cell>
          <table:table-cell table:style-name="ce46" office:value-type="string" calcext:value-type="string">
            <text:p>Identifiant généré automatiquement</text:p>
          </table:table-cell>
          <table:table-cell table:style-name="ce91" office:value-type="string" calcext:value-type="string">
            <text:p>Entier automatique</text:p>
          </table:table-cell>
          <table:table-cell table:style-name="ce127"/>
          <table:table-cell table:style-name="ce141" office:value-type="string" calcext:value-type="string">
            <text:p>Propre à chaque base</text:p>
          </table:table-cell>
          <table:table-cell/>
          <table:table-cell table:style-name="ce5" table:number-columns-repeated="2"/>
          <table:table-cell table:style-name="ce47" office:value-type="string" calcext:value-type="string">
            <text:p>id</text:p>
          </table:table-cell>
          <table:table-cell table:style-name="ce5" table:number-columns-repeated="1012"/>
        </table:table-row>
        <table:table-row table:style-name="ro16">
          <table:table-cell table:style-name="ce5"/>
          <table:table-cell/>
          <table:table-cell table:style-name="ce5"/>
          <table:table-cell table:style-name="ce66" office:value-type="string" calcext:value-type="string">
            <text:p>idOrganisme</text:p>
          </table:table-cell>
          <table:table-cell table:style-name="ce66" office:value-type="string" calcext:value-type="string">
            <text:p>Identifiant de l'organisation à laquelle appartient la personne. </text:p>
          </table:table-cell>
          <table:table-cell table:style-name="ce115" office:value-type="string" calcext:value-type="string">
            <text:p>Entier</text:p>
          </table:table-cell>
          <table:table-cell table:style-name="ce66"/>
          <table:table-cell table:style-name="ce115"/>
          <table:table-cell/>
          <table:table-cell table:style-name="ce5" table:number-columns-repeated="2"/>
          <table:table-cell table:style-name="ce44" office:value-type="string" calcext:value-type="string">
            <text:p>id_org</text:p>
          </table:table-cell>
          <table:table-cell table:style-name="ce5" table:number-columns-repeated="1012"/>
        </table:table-row>
        <table:table-row table:style-name="ro1">
          <table:table-cell table:style-name="ce5"/>
          <table:table-cell/>
          <table:table-cell table:style-name="ce5"/>
          <table:table-cell table:style-name="ce66" office:value-type="string" calcext:value-type="string">
            <text:p>nom</text:p>
          </table:table-cell>
          <table:table-cell table:style-name="ce66" office:value-type="string" calcext:value-type="string">
            <text:p>Nom de la personne</text:p>
          </table:table-cell>
          <table:table-cell table:style-name="ce115" office:value-type="string" calcext:value-type="string">
            <text:p>Texte</text:p>
          </table:table-cell>
          <table:table-cell table:style-name="ce66"/>
          <table:table-cell table:style-name="ce115" office:value-type="string" calcext:value-type="string">
            <text:p>obligatoire</text:p>
          </table:table-cell>
          <table:table-cell/>
          <table:table-cell table:style-name="ce5" table:number-columns-repeated="2"/>
          <table:table-cell table:style-name="ce44" office:value-type="string" calcext:value-type="string">
            <text:p>NOM</text:p>
          </table:table-cell>
          <table:table-cell table:style-name="ce5" table:number-columns-repeated="1012"/>
        </table:table-row>
        <table:table-row table:style-name="ro1">
          <table:table-cell table:style-name="ce5"/>
          <table:table-cell/>
          <table:table-cell table:style-name="ce5"/>
          <table:table-cell table:style-name="ce66" office:value-type="string" calcext:value-type="string">
            <text:p>prenom</text:p>
          </table:table-cell>
          <table:table-cell table:style-name="ce66" office:value-type="string" calcext:value-type="string">
            <text:p>Prénom de la personne</text:p>
          </table:table-cell>
          <table:table-cell table:style-name="ce115" office:value-type="string" calcext:value-type="string">
            <text:p>Texte</text:p>
          </table:table-cell>
          <table:table-cell table:style-name="ce66"/>
          <table:table-cell table:style-name="ce115" office:value-type="string" calcext:value-type="string">
            <text:p>obligatoire</text:p>
          </table:table-cell>
          <table:table-cell/>
          <table:table-cell table:style-name="ce5" table:number-columns-repeated="2"/>
          <table:table-cell table:style-name="ce44" office:value-type="string" calcext:value-type="string">
            <text:p>PRENOM</text:p>
          </table:table-cell>
          <table:table-cell table:style-name="ce5" table:number-columns-repeated="1012"/>
        </table:table-row>
        <table:table-row table:style-name="ro1">
          <table:table-cell table:style-name="ce5"/>
          <table:table-cell/>
          <table:table-cell table:style-name="ce5"/>
          <table:table-cell table:style-name="ce66" office:value-type="string" calcext:value-type="string">
            <text:p>fonction</text:p>
          </table:table-cell>
          <table:table-cell table:style-name="ce66" office:value-type="string" calcext:value-type="string">
            <text:p>Fonction de la personne</text:p>
          </table:table-cell>
          <table:table-cell table:style-name="ce115" office:value-type="string" calcext:value-type="string">
            <text:p>Texte</text:p>
          </table:table-cell>
          <table:table-cell table:style-name="ce66"/>
          <table:table-cell table:style-name="ce115" office:value-type="string" calcext:value-type="string">
            <text:p>obligatoire</text:p>
          </table:table-cell>
          <table:table-cell/>
          <table:table-cell table:style-name="ce5" table:number-columns-repeated="2"/>
          <table:table-cell table:style-name="ce44" office:value-type="string" calcext:value-type="string">
            <text:p>FONCTION</text:p>
          </table:table-cell>
          <table:table-cell table:style-name="ce5" table:number-columns-repeated="1012"/>
        </table:table-row>
        <table:table-row table:style-name="ro1">
          <table:table-cell table:style-name="ce5"/>
          <table:table-cell/>
          <table:table-cell table:style-name="ce5"/>
          <table:table-cell table:style-name="ce66" office:value-type="string" calcext:value-type="string">
            <text:p>fixe</text:p>
          </table:table-cell>
          <table:table-cell table:style-name="ce66" office:value-type="string" calcext:value-type="string">
            <text:p>Téléphone fixe</text:p>
          </table:table-cell>
          <table:table-cell table:style-name="ce115" office:value-type="string" calcext:value-type="string">
            <text:p>Texte</text:p>
          </table:table-cell>
          <table:table-cell table:style-name="ce66"/>
          <table:table-cell table:style-name="ce115"/>
          <table:table-cell/>
          <table:table-cell table:style-name="ce5" table:number-columns-repeated="2"/>
          <table:table-cell table:style-name="ce44" office:value-type="string" calcext:value-type="string">
            <text:p>FIXE</text:p>
          </table:table-cell>
          <table:table-cell table:style-name="ce5" table:number-columns-repeated="1012"/>
        </table:table-row>
        <table:table-row table:style-name="ro1">
          <table:table-cell table:style-name="ce5"/>
          <table:table-cell/>
          <table:table-cell table:style-name="ce5"/>
          <table:table-cell table:style-name="ce66" office:value-type="string" calcext:value-type="string">
            <text:p>mobile</text:p>
          </table:table-cell>
          <table:table-cell table:style-name="ce66" office:value-type="string" calcext:value-type="string">
            <text:p>Téléphone mobile</text:p>
          </table:table-cell>
          <table:table-cell table:style-name="ce115" office:value-type="string" calcext:value-type="string">
            <text:p>Texte</text:p>
          </table:table-cell>
          <table:table-cell table:style-name="ce66"/>
          <table:table-cell table:style-name="ce115"/>
          <table:table-cell/>
          <table:table-cell table:style-name="ce5" table:number-columns-repeated="2"/>
          <table:table-cell table:style-name="ce44" office:value-type="string" calcext:value-type="string">
            <text:p>MOBILE</text:p>
          </table:table-cell>
          <table:table-cell table:style-name="ce5" table:number-columns-repeated="1012"/>
        </table:table-row>
        <table:table-row table:style-name="ro1">
          <table:table-cell table:style-name="ce5"/>
          <table:table-cell/>
          <table:table-cell table:style-name="ce5"/>
          <table:table-cell table:style-name="ce66" office:value-type="string" calcext:value-type="string">
            <text:p>mail</text:p>
          </table:table-cell>
          <table:table-cell table:style-name="ce66" office:value-type="string" calcext:value-type="string">
            <text:p>Mail de contact générique</text:p>
          </table:table-cell>
          <table:table-cell table:style-name="ce115" office:value-type="string" calcext:value-type="string">
            <text:p>Texte</text:p>
          </table:table-cell>
          <table:table-cell table:style-name="ce66"/>
          <table:table-cell table:style-name="ce115"/>
          <table:table-cell/>
          <table:table-cell table:style-name="ce5" table:number-columns-repeated="2"/>
          <table:table-cell table:style-name="ce44" office:value-type="string" calcext:value-type="string">
            <text:p>MAIL</text:p>
          </table:table-cell>
          <table:table-cell table:style-name="ce5" table:number-columns-repeated="1012"/>
        </table:table-row>
        <table:table-row table:style-name="ro7">
          <table:table-cell table:style-name="ce5"/>
          <table:table-cell/>
          <table:table-cell table:style-name="ce5"/>
          <table:table-cell table:style-name="ce66" office:value-type="string" calcext:value-type="string">
            <text:p>idInterne</text:p>
          </table:table-cell>
          <table:table-cell table:style-name="ce66" office:value-type="string" calcext:value-type="string">
            <text:p>Identifiant dans le SI interne (LDAP, etc.)</text:p>
          </table:table-cell>
          <table:table-cell table:style-name="ce115" office:value-type="string" calcext:value-type="string">
            <text:p>Texte</text:p>
          </table:table-cell>
          <table:table-cell table:style-name="ce66"/>
          <table:table-cell table:style-name="ce115"/>
          <table:table-cell/>
          <table:table-cell table:style-name="ce5" table:number-columns-repeated="2"/>
          <table:table-cell table:style-name="ce44" office:value-type="string" calcext:value-type="string">
            <text:p>id_interne</text:p>
          </table:table-cell>
          <table:table-cell table:style-name="ce5" table:number-columns-repeated="1012"/>
        </table:table-row>
        <table:table-row table:style-name="ro7">
          <table:table-cell table:style-name="ce5"/>
          <table:table-cell/>
          <table:table-cell table:style-name="ce5"/>
          <table:table-cell table:style-name="ce66" office:value-type="string" calcext:value-type="string">
            <text:p>dateMAJ</text:p>
          </table:table-cell>
          <table:table-cell table:style-name="ce66" office:value-type="string" calcext:value-type="string">
            <text:p>Date de mise à jour de l'information</text:p>
          </table:table-cell>
          <table:table-cell table:style-name="ce115" office:value-type="string" calcext:value-type="string">
            <text:p>Date</text:p>
          </table:table-cell>
          <table:table-cell table:style-name="ce66"/>
          <table:table-cell table:style-name="ce115" office:value-type="string" calcext:value-type="string">
            <text:p>obligatoire</text:p>
          </table:table-cell>
          <table:table-cell/>
          <table:table-cell table:style-name="ce5" table:number-columns-repeated="2"/>
          <table:table-cell table:style-name="ce66" office:value-type="string" calcext:value-type="string">
            <text:p>dateMAJ</text:p>
          </table:table-cell>
          <table:table-cell table:style-name="ce5" table:number-columns-repeated="1012"/>
        </table:table-row>
        <table:table-row table:style-name="ro7">
          <table:table-cell table:style-name="ce5"/>
          <table:table-cell/>
          <table:table-cell table:style-name="ce5"/>
          <table:table-cell table:style-name="ce66" office:value-type="string" calcext:value-type="string">
            <text:p>sourceMAJ</text:p>
          </table:table-cell>
          <table:table-cell table:style-name="ce66" office:value-type="string" calcext:value-type="string">
            <text:p>Source de la mise à jour de l'information</text:p>
          </table:table-cell>
          <table:table-cell table:style-name="ce115" office:value-type="string" calcext:value-type="string">
            <text:p>Texte</text:p>
          </table:table-cell>
          <table:table-cell table:style-name="ce66"/>
          <table:table-cell table:style-name="ce115" office:value-type="string" calcext:value-type="string">
            <text:p>obligatoire</text:p>
          </table:table-cell>
          <table:table-cell/>
          <table:table-cell table:style-name="ce5" table:number-columns-repeated="2"/>
          <table:table-cell table:style-name="ce66" office:value-type="string" calcext:value-type="string">
            <text:p>sourceMAJ</text:p>
          </table:table-cell>
          <table:table-cell table:style-name="ce5" table:number-columns-repeated="1012"/>
        </table:table-row>
        <table:table-row table:style-name="ro8">
          <table:table-cell table:number-columns-repeated="1024"/>
        </table:table-row>
        <table:table-row table:style-name="ro21">
          <table:table-cell table:style-name="ce5"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1">
          <table:table-cell table:number-columns-repeated="2"/>
          <table:table-cell table:style-name="ce12" office:value-type="string" calcext:value-type="string">
            <text:p>TRANCHEE</text:p>
          </table:table-cell>
          <table:table-cell table:style-name="ce47" table:number-columns-repeated="2"/>
          <table:table-cell table:style-name="ce46"/>
          <table:table-cell table:style-name="ce91"/>
          <table:table-cell table:style-name="ce127"/>
          <table:table-cell table:style-name="ce141"/>
          <table:table-cell table:number-columns-repeated="1015"/>
        </table:table-row>
        <table:table-row table:style-name="ro16">
          <table:table-cell table:style-name="ce5"/>
          <table:table-cell table:style-name="ce5" office:value-type="string" calcext:value-type="string">
            <text:p>A soumettre. </text:p>
          </table:table-cell>
          <table:table-cell table:style-name="ce5"/>
          <table:table-cell table:style-name="ce48" office:value-type="string" calcext:value-type="string">
            <text:p>itemBordereau</text:p>
          </table:table-cell>
          <table:table-cell table:style-name="ce48"/>
          <table:table-cell table:style-name="ce93" office:value-type="string" calcext:value-type="string">
            <text:p>Type Complexe</text:p>
          </table:table-cell>
          <table:table-cell table:style-name="ce48" office:value-type="string" calcext:value-type="string">
            <text:p>Liste libre</text:p>
            <text:p>&lt;ItemBordereau&gt;</text:p>
          </table:table-cell>
          <table:table-cell table:style-name="ce143"/>
          <table:table-cell table:style-name="ce5"/>
          <table:table-cell table:style-name="ce3"/>
          <table:table-cell table:style-name="ce44" office:value-type="string" calcext:value-type="string">
            <text:p>TR_BORDER</text:p>
          </table:table-cell>
          <table:table-cell table:style-name="ce95"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24">
          <table:table-cell table:style-name="ce5"/>
          <table:table-cell table:style-name="ce5" office:value-type="string" calcext:value-type="string">
            <text:p>Nominatif, non souhaitable pour un format d'échange, mais pour modèle interne. </text:p>
          </table:table-cell>
          <table:table-cell table:style-name="ce5"/>
          <table:table-cell table:style-name="ce59" office:value-type="string" calcext:value-type="string">
            <text:p>validateur</text:p>
          </table:table-cell>
          <table:table-cell table:style-name="ce59" office:value-type="string" calcext:value-type="string">
            <text:p>Propriétaire de la métadonnées (validateur)</text:p>
          </table:table-cell>
          <table:table-cell table:style-name="ce107" office:value-type="string" calcext:value-type="string">
            <text:p>Type Complexe Acteur</text:p>
          </table:table-cell>
          <table:table-cell table:style-name="ce59"/>
          <table:table-cell table:style-name="ce150" office:value-type="string" calcext:value-type="string">
            <text:p>obligatoire</text:p>
          </table:table-cell>
          <table:table-cell table:style-name="ce5"/>
          <table:table-cell table:style-name="ce3"/>
          <table:table-cell table:style-name="ce11" office:value-type="string" calcext:value-type="string">
            <text:p>validateur</text:p>
          </table:table-cell>
          <table:table-cell/>
          <table:table-cell table:style-name="ce93" table:number-columns-repeated="6"/>
          <table:table-cell table:style-name="ce93" office:value-type="string" calcext:value-type="string">
            <text:p>Organisme</text:p>
          </table:table-cell>
          <table:table-cell table:style-name="ce93" table:number-columns-repeated="2"/>
          <table:table-cell table:style-name="ce5" table:number-columns-repeated="2"/>
          <table:table-cell table:style-name="ce5" table:formula="of:=[.K17] &amp; &quot; &quot; &amp; [.L17] &amp; &quot;,&quot;" office:value-type="string" office:string-value="validateur ," calcext:value-type="string">
            <text:p>validateur ,</text:p>
          </table:table-cell>
          <table:table-cell table:style-name="ce5"/>
          <table:table-cell table:style-name="ce176"/>
          <table:table-cell table:style-name="ce3" table:number-columns-repeated="3"/>
          <table:table-cell table:style-name="ce5" table:number-columns-repeated="995"/>
        </table:table-row>
        <table:table-row table:style-name="ro7">
          <table:table-cell table:style-name="ce5"/>
          <table:table-cell table:style-name="ce5" office:value-type="string" calcext:value-type="string">
            <text:p>Nominatif → interne</text:p>
          </table:table-cell>
          <table:table-cell table:style-name="ce5"/>
          <table:table-cell table:style-name="ce59" office:value-type="string" calcext:value-type="string">
            <text:p>auteurMAJ</text:p>
          </table:table-cell>
          <table:table-cell table:style-name="ce59" office:value-type="string" calcext:value-type="string">
            <text:p>Auteur de la mise à jour (peut être calculé)</text:p>
          </table:table-cell>
          <table:table-cell table:style-name="ce107" office:value-type="string" calcext:value-type="string">
            <text:p>Texte</text:p>
          </table:table-cell>
          <table:table-cell table:style-name="ce59"/>
          <table:table-cell table:style-name="ce150" office:value-type="string" calcext:value-type="string">
            <text:p>obligatoire</text:p>
          </table:table-cell>
          <table:table-cell table:style-name="ce5"/>
          <table:table-cell table:style-name="ce3"/>
          <table:table-cell table:style-name="ce190" office:value-type="string" calcext:value-type="string">
            <text:p>auteurMAJ</text:p>
          </table:table-cell>
          <table:table-cell table:style-name="ce107" office:value-type="string" calcext:value-type="string">
            <text:p>Texte</text:p>
          </table:table-cell>
          <table:table-cell table:style-name="ce107" table:number-columns-repeated="6"/>
          <table:table-cell table:style-name="ce23"/>
          <table:table-cell table:style-name="ce3"/>
          <table:table-cell table:style-name="ce23"/>
          <table:table-cell table:style-name="ce5" table:number-columns-repeated="2"/>
          <table:table-cell table:style-name="ce5" table:formula="of:=[.K18] &amp; &quot; &quot; &amp; [.L18] &amp; &quot;,&quot;" office:value-type="string" office:string-value="auteurMAJ Texte," calcext:value-type="string">
            <text:p>auteurMAJ Texte,</text:p>
          </table:table-cell>
          <table:table-cell table:style-name="ce5"/>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21">
          <table:table-cell table:style-name="ce5"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number-columns-repeated="6"/>
          <table:table-cell/>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4"/>
        </table:table-row>
        <table:table-row table:style-name="ro7">
          <table:table-cell table:style-name="ce5" table:number-columns-repeated="2"/>
          <table:table-cell table:style-name="ce5" office:value-type="string" calcext:value-type="string">
            <text:p>ARTERE</text:p>
          </table:table-cell>
          <table:table-cell table:style-name="ce46" table:number-columns-repeated="2"/>
          <table:table-cell table:style-name="ce91"/>
          <table:table-cell table:style-name="ce127"/>
          <table:table-cell table:style-name="ce141"/>
          <table:table-cell table:style-name="ce5"/>
          <table:table-cell table:style-name="ce3"/>
          <table:table-cell table:style-name="ce64"/>
          <table:table-cell table:style-name="ce91" table:number-columns-repeated="7"/>
          <table:table-cell/>
          <table:table-cell table:style-name="ce23"/>
          <table:table-cell table:style-name="ce3"/>
          <table:table-cell table:style-name="ce23"/>
          <table:table-cell table:style-name="ce5"/>
          <table:table-cell table:style-name="ce5" table:formula="of:=&quot;CREATE TABLE &quot; &amp; [.J21] &amp; &quot;(&quot;" office:value-type="string" office:string-value="CREATE TABLE (" calcext:value-type="string">
            <text:p>CREATE TABLE (</text:p>
          </table:table-cell>
          <table:table-cell table:style-name="ce5" table:number-columns-repeated="2"/>
          <table:table-cell table:style-name="ce176"/>
          <table:table-cell table:style-name="ce3" table:number-columns-repeated="3"/>
          <table:table-cell table:style-name="ce5" table:number-columns-repeated="994"/>
        </table:table-row>
        <table:table-row table:style-name="ro5">
          <table:table-cell table:style-name="ce5" office:value-type="string" calcext:value-type="string">
            <text:p>Intitulé à modifier</text:p>
          </table:table-cell>
          <table:table-cell table:style-name="ce5" table:number-columns-repeated="2"/>
          <table:table-cell table:style-name="ce11" office:value-type="string" calcext:value-type="string">
            <text:p>validateur</text:p>
          </table:table-cell>
          <table:table-cell table:style-name="ce55" office:value-type="string" calcext:value-type="string">
            <text:p>Propriétaire de la métadonnées (validateur)</text:p>
          </table:table-cell>
          <table:table-cell table:style-name="ce99" office:value-type="string" calcext:value-type="string">
            <text:p>Type Complexe Acteur</text:p>
          </table:table-cell>
          <table:table-cell table:style-name="ce55"/>
          <table:table-cell table:style-name="ce99" office:value-type="string" calcext:value-type="string">
            <text:p>obligatoire</text:p>
          </table:table-cell>
          <table:table-cell table:style-name="ce5"/>
          <table:table-cell table:style-name="ce3"/>
          <table:table-cell table:style-name="ce11"/>
          <table:table-cell table:style-name="ce99" office:value-type="string" calcext:value-type="string">
            <text:p>Type Complexe Acteur</text:p>
          </table:table-cell>
          <table:table-cell table:style-name="ce9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7">
          <table:table-cell table:style-name="ce5" table:number-columns-repeated="3"/>
          <table:table-cell table:style-name="ce55" office:value-type="string" calcext:value-type="string">
            <text:p>auteurMAJ</text:p>
          </table:table-cell>
          <table:table-cell table:style-name="ce55" office:value-type="string" calcext:value-type="string">
            <text:p>Auteur de la mise à jour (peut être calculé)</text:p>
          </table:table-cell>
          <table:table-cell table:style-name="ce99" office:value-type="string" calcext:value-type="string">
            <text:p>Texte</text:p>
          </table:table-cell>
          <table:table-cell table:style-name="ce55"/>
          <table:table-cell table:style-name="ce99" office:value-type="string" calcext:value-type="string">
            <text:p>obligatoire</text:p>
          </table:table-cell>
          <table:table-cell table:style-name="ce5"/>
          <table:table-cell table:style-name="ce3"/>
          <table:table-cell table:style-name="ce55" office:value-type="string" calcext:value-type="string">
            <text:p>auteurMAJ</text:p>
          </table:table-cell>
          <table:table-cell table:style-name="ce99" office:value-type="string" calcext:value-type="string">
            <text:p>Texte</text:p>
          </table:table-cell>
          <table:table-cell table:style-name="ce99" table:number-columns-repeated="6"/>
          <table:table-cell/>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4"/>
        </table:table-row>
        <table:table-row table:style-name="ro8">
          <table:table-cell table:number-columns-repeated="1024"/>
        </table:table-row>
        <table:table-row table:style-name="ro21">
          <table:table-cell table:style-name="ce5"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number-columns-repeated="6"/>
          <table:table-cell/>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4"/>
        </table:table-row>
        <table:table-row table:style-name="ro1">
          <table:table-cell table:style-name="ce5" table:number-columns-repeated="2"/>
          <table:table-cell table:style-name="ce5" office:value-type="string" calcext:value-type="string">
            <text:p>FOURREAU</text:p>
          </table:table-cell>
          <table:table-cell table:style-name="ce47"/>
          <table:table-cell table:style-name="ce46"/>
          <table:table-cell table:style-name="ce91"/>
          <table:table-cell table:style-name="ce127"/>
          <table:table-cell table:style-name="ce141"/>
          <table:table-cell table:style-name="ce5"/>
          <table:table-cell table:style-name="ce3"/>
          <table:table-cell table:style-name="ce56"/>
          <table:table-cell table:style-name="ce91" table:number-columns-repeated="7"/>
          <table:table-cell/>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4"/>
        </table:table-row>
        <table:table-row table:style-name="ro16">
          <table:table-cell table:style-name="ce5" office:value-type="string" calcext:value-type="string">
            <text:p>Intitulé à modifier</text:p>
          </table:table-cell>
          <table:table-cell table:style-name="ce5" table:number-columns-repeated="2"/>
          <table:table-cell table:style-name="ce52" office:value-type="string" calcext:value-type="string">
            <text:p>validateur</text:p>
          </table:table-cell>
          <table:table-cell table:style-name="ce48" office:value-type="string" calcext:value-type="string">
            <text:p>Propriétaire de la métadonnées (validateur)</text:p>
          </table:table-cell>
          <table:table-cell table:style-name="ce93" office:value-type="string" calcext:value-type="string">
            <text:p>Type Complexe Acteur</text:p>
          </table:table-cell>
          <table:table-cell table:style-name="ce48"/>
          <table:table-cell table:style-name="ce143" office:value-type="string" calcext:value-type="string">
            <text:p>obligatoire</text:p>
          </table:table-cell>
          <table:table-cell table:style-name="ce5"/>
          <table:table-cell table:style-name="ce3"/>
          <table:table-cell table:style-name="ce11"/>
          <table:table-cell table:style-name="ce93" office:value-type="string" calcext:value-type="string">
            <text:p>Type Complexe Acteur</text:p>
          </table:table-cell>
          <table:table-cell table:style-name="ce93" table:number-columns-repeated="6"/>
          <table:table-cell/>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4"/>
        </table:table-row>
        <table:table-row table:style-name="ro3">
          <table:table-cell table:style-name="ce5" table:number-columns-repeated="3"/>
          <table:table-cell table:style-name="ce55" office:value-type="string" calcext:value-type="string">
            <text:p>auteurMAJ</text:p>
          </table:table-cell>
          <table:table-cell table:style-name="ce55" office:value-type="string" calcext:value-type="string">
            <text:p>Auteur de la mise à jour (peut être calculé)</text:p>
          </table:table-cell>
          <table:table-cell table:style-name="ce99" office:value-type="string" calcext:value-type="string">
            <text:p>Texte</text:p>
          </table:table-cell>
          <table:table-cell table:style-name="ce55"/>
          <table:table-cell table:style-name="ce99" office:value-type="string" calcext:value-type="string">
            <text:p>obligatoire</text:p>
          </table:table-cell>
          <table:table-cell table:style-name="ce5"/>
          <table:table-cell table:style-name="ce3"/>
          <table:table-cell table:style-name="ce55" office:value-type="string" calcext:value-type="string">
            <text:p>auteurMAJ</text:p>
          </table:table-cell>
          <table:table-cell table:style-name="ce99" office:value-type="string" calcext:value-type="string">
            <text:p>Texte</text:p>
          </table:table-cell>
          <table:table-cell table:style-name="ce9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1">
          <table:table-cell table:style-name="ce5" table:number-columns-repeated="2"/>
          <table:table-cell table:style-name="ce3" office:value-type="string" calcext:value-type="string">
            <text:p>SOUS-TUBAGE</text:p>
          </table:table-cell>
          <table:table-cell table:style-name="ce56"/>
          <table:table-cell table:style-name="ce64"/>
          <table:table-cell table:style-name="ce101"/>
          <table:table-cell table:style-name="ce132"/>
          <table:table-cell table:style-name="ce101"/>
          <table:table-cell table:style-name="ce5"/>
          <table:table-cell table:style-name="ce3"/>
          <table:table-cell table:style-name="ce56"/>
          <table:table-cell table:style-name="ce101"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3"/>
          <table:table-cell table:style-name="ce55" office:value-type="string" calcext:value-type="string">
            <text:p>auteurMAJ</text:p>
          </table:table-cell>
          <table:table-cell table:style-name="ce55" office:value-type="string" calcext:value-type="string">
            <text:p>Auteur de la mise à jour (peut être calculé)</text:p>
          </table:table-cell>
          <table:table-cell table:style-name="ce99" office:value-type="string" calcext:value-type="string">
            <text:p>Texte</text:p>
          </table:table-cell>
          <table:table-cell table:style-name="ce55"/>
          <table:table-cell table:style-name="ce99" office:value-type="string" calcext:value-type="string">
            <text:p>obligatoire</text:p>
          </table:table-cell>
          <table:table-cell table:style-name="ce5"/>
          <table:table-cell table:style-name="ce3"/>
          <table:table-cell table:style-name="ce55" office:value-type="string" calcext:value-type="string">
            <text:p>auteurMAJ</text:p>
          </table:table-cell>
          <table:table-cell table:style-name="ce99" office:value-type="string" calcext:value-type="string">
            <text:p>Texte</text:p>
          </table:table-cell>
          <table:table-cell table:style-name="ce9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1">
          <table:table-cell table:style-name="ce5" table:number-columns-repeated="2"/>
          <table:table-cell table:style-name="ce3" office:value-type="string" calcext:value-type="string">
            <text:p>CABLE</text:p>
          </table:table-cell>
          <table:table-cell table:style-name="ce56"/>
          <table:table-cell table:style-name="ce64"/>
          <table:table-cell table:style-name="ce101"/>
          <table:table-cell table:style-name="ce132"/>
          <table:table-cell table:style-name="ce101"/>
          <table:table-cell table:style-name="ce5"/>
          <table:table-cell table:style-name="ce3"/>
          <table:table-cell table:style-name="ce56"/>
          <table:table-cell table:style-name="ce101"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3"/>
          <table:table-cell table:style-name="ce55" office:value-type="string" calcext:value-type="string">
            <text:p>auteurMAJ</text:p>
          </table:table-cell>
          <table:table-cell table:style-name="ce55" office:value-type="string" calcext:value-type="string">
            <text:p>Auteur de la mise à jour (peut être calculé)</text:p>
          </table:table-cell>
          <table:table-cell table:style-name="ce99" office:value-type="string" calcext:value-type="string">
            <text:p>Texte</text:p>
          </table:table-cell>
          <table:table-cell table:style-name="ce55"/>
          <table:table-cell table:style-name="ce99" office:value-type="string" calcext:value-type="string">
            <text:p>obligatoire</text:p>
          </table:table-cell>
          <table:table-cell table:style-name="ce5"/>
          <table:table-cell table:style-name="ce3"/>
          <table:table-cell table:style-name="ce55" office:value-type="string" calcext:value-type="string">
            <text:p>auteurMAJ</text:p>
          </table:table-cell>
          <table:table-cell table:style-name="ce99" office:value-type="string" calcext:value-type="string">
            <text:p>Texte</text:p>
          </table:table-cell>
          <table:table-cell table:style-name="ce9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1">
          <table:table-cell table:style-name="ce5" table:number-columns-repeated="2"/>
          <table:table-cell table:style-name="ce44" office:value-type="string" calcext:value-type="string">
            <text:p>FIBRE</text:p>
          </table:table-cell>
          <table:table-cell table:style-name="ce47"/>
          <table:table-cell table:style-name="ce46"/>
          <table:table-cell table:style-name="ce91"/>
          <table:table-cell table:style-name="ce127"/>
          <table:table-cell table:style-name="ce141"/>
          <table:table-cell table:style-name="ce5"/>
          <table:table-cell table:style-name="ce3"/>
          <table:table-cell table:style-name="ce56"/>
          <table:table-cell table:style-name="ce91"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5">
          <table:table-cell table:style-name="ce5" table:number-columns-repeated="3"/>
          <table:table-cell table:style-name="ce52" office:value-type="string" calcext:value-type="string">
            <text:p>auteurMAJ</text:p>
          </table:table-cell>
          <table:table-cell table:style-name="ce52" office:value-type="string" calcext:value-type="string">
            <text:p>Auteur de la mise à jour (peut être calculé)</text:p>
          </table:table-cell>
          <table:table-cell table:style-name="ce96" office:value-type="string" calcext:value-type="string">
            <text:p>Texte</text:p>
          </table:table-cell>
          <table:table-cell table:style-name="ce52" office:value-type="string" calcext:value-type="string">
            <text:p>Suivant classification Personne</text:p>
          </table:table-cell>
          <table:table-cell table:style-name="ce145" office:value-type="string" calcext:value-type="string">
            <text:p>obligatoire</text:p>
          </table:table-cell>
          <table:table-cell table:style-name="ce5"/>
          <table:table-cell table:style-name="ce3"/>
          <table:table-cell table:style-name="ce11" office:value-type="string" calcext:value-type="string">
            <text:p>auteurMAJ</text:p>
          </table:table-cell>
          <table:table-cell table:style-name="ce96" office:value-type="string" calcext:value-type="string">
            <text:p>Texte</text:p>
          </table:table-cell>
          <table:table-cell table:style-name="ce96"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1">
          <table:table-cell table:style-name="ce5" table:number-columns-repeated="2"/>
          <table:table-cell table:style-name="ce44" office:value-type="string" calcext:value-type="string">
            <text:p>CASSETTE</text:p>
          </table:table-cell>
          <table:table-cell table:style-name="ce47"/>
          <table:table-cell table:style-name="ce46"/>
          <table:table-cell table:style-name="ce91"/>
          <table:table-cell table:style-name="ce127"/>
          <table:table-cell table:style-name="ce141"/>
          <table:table-cell table:style-name="ce5"/>
          <table:table-cell table:style-name="ce3"/>
          <table:table-cell table:style-name="ce56"/>
          <table:table-cell table:style-name="ce91"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3"/>
          <table:table-cell table:style-name="ce52" office:value-type="string" calcext:value-type="string">
            <text:p>auteurMAJ</text:p>
          </table:table-cell>
          <table:table-cell table:style-name="ce52" office:value-type="string" calcext:value-type="string">
            <text:p>Auteur de la mise à jour (peut être calculé)</text:p>
          </table:table-cell>
          <table:table-cell table:style-name="ce96" office:value-type="string" calcext:value-type="string">
            <text:p>Texte</text:p>
          </table:table-cell>
          <table:table-cell table:style-name="ce52"/>
          <table:table-cell table:style-name="ce145" office:value-type="string" calcext:value-type="string">
            <text:p>obligatoire</text:p>
          </table:table-cell>
          <table:table-cell table:style-name="ce5"/>
          <table:table-cell table:style-name="ce3"/>
          <table:table-cell table:style-name="ce11" office:value-type="string" calcext:value-type="string">
            <text:p>auteurMAJ</text:p>
          </table:table-cell>
          <table:table-cell table:style-name="ce96" office:value-type="string" calcext:value-type="string">
            <text:p>Texte</text:p>
          </table:table-cell>
          <table:table-cell table:style-name="ce96"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1">
          <table:table-cell table:style-name="ce5" table:number-columns-repeated="2"/>
          <table:table-cell table:style-name="ce44" office:value-type="string" calcext:value-type="string">
            <text:p>POSITION</text:p>
          </table:table-cell>
          <table:table-cell table:style-name="ce47"/>
          <table:table-cell table:style-name="ce46"/>
          <table:table-cell table:style-name="ce91"/>
          <table:table-cell table:style-name="ce127"/>
          <table:table-cell table:style-name="ce141"/>
          <table:table-cell table:style-name="ce5"/>
          <table:table-cell table:style-name="ce3"/>
          <table:table-cell table:style-name="ce56"/>
          <table:table-cell table:style-name="ce91"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3"/>
          <table:table-cell table:style-name="ce52" office:value-type="string" calcext:value-type="string">
            <text:p>auteurMAJ</text:p>
          </table:table-cell>
          <table:table-cell table:style-name="ce52" office:value-type="string" calcext:value-type="string">
            <text:p>Auteur de la mise à jour (peut être calculé)</text:p>
          </table:table-cell>
          <table:table-cell table:style-name="ce96" office:value-type="string" calcext:value-type="string">
            <text:p>Texte</text:p>
          </table:table-cell>
          <table:table-cell table:style-name="ce52"/>
          <table:table-cell table:style-name="ce145" office:value-type="string" calcext:value-type="string">
            <text:p>obligatoire</text:p>
          </table:table-cell>
          <table:table-cell table:style-name="ce5"/>
          <table:table-cell table:style-name="ce3"/>
          <table:table-cell table:style-name="ce11" office:value-type="string" calcext:value-type="string">
            <text:p>auteurMAJ</text:p>
          </table:table-cell>
          <table:table-cell table:style-name="ce96" office:value-type="string" calcext:value-type="string">
            <text:p>Texte</text:p>
          </table:table-cell>
          <table:table-cell table:style-name="ce96"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1">
          <table:table-cell table:style-name="ce5" table:number-columns-repeated="2"/>
          <table:table-cell table:style-name="ce4" office:value-type="string" calcext:value-type="string">
            <text:p>NOEUD</text:p>
          </table:table-cell>
          <table:table-cell table:style-name="ce47"/>
          <table:table-cell table:style-name="ce46"/>
          <table:table-cell table:style-name="ce91"/>
          <table:table-cell table:style-name="ce127"/>
          <table:table-cell table:style-name="ce101"/>
          <table:table-cell table:style-name="ce5"/>
          <table:table-cell table:style-name="ce3"/>
          <table:table-cell table:style-name="ce56"/>
          <table:table-cell table:style-name="ce91"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5">
          <table:table-cell table:style-name="ce5" table:number-columns-repeated="3"/>
          <table:table-cell table:style-name="ce11" office:value-type="string" calcext:value-type="string">
            <text:p>validateur</text:p>
          </table:table-cell>
          <table:table-cell table:style-name="ce55" office:value-type="string" calcext:value-type="string">
            <text:p>Propriétaire de la métadonnées (validateur)</text:p>
          </table:table-cell>
          <table:table-cell table:style-name="ce99" office:value-type="string" calcext:value-type="string">
            <text:p>Type Complexe Acteur</text:p>
          </table:table-cell>
          <table:table-cell table:style-name="ce55"/>
          <table:table-cell table:style-name="ce99" office:value-type="string" calcext:value-type="string">
            <text:p>obligatoire</text:p>
          </table:table-cell>
          <table:table-cell table:style-name="ce5"/>
          <table:table-cell table:style-name="ce3"/>
          <table:table-cell table:style-name="ce11"/>
          <table:table-cell table:style-name="ce99" office:value-type="string" calcext:value-type="string">
            <text:p>Type Complexe Acteur</text:p>
          </table:table-cell>
          <table:table-cell table:style-name="ce9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3"/>
          <table:table-cell table:style-name="ce52" office:value-type="string" calcext:value-type="string">
            <text:p>auteurMAJ</text:p>
          </table:table-cell>
          <table:table-cell table:style-name="ce52" office:value-type="string" calcext:value-type="string">
            <text:p>Auteur de la mise à jour (peut être calculé)</text:p>
          </table:table-cell>
          <table:table-cell table:style-name="ce96" office:value-type="string" calcext:value-type="string">
            <text:p>Texte</text:p>
          </table:table-cell>
          <table:table-cell table:style-name="ce52"/>
          <table:table-cell table:style-name="ce145" office:value-type="string" calcext:value-type="string">
            <text:p>obligatoire</text:p>
          </table:table-cell>
          <table:table-cell table:style-name="ce5"/>
          <table:table-cell table:style-name="ce3"/>
          <table:table-cell table:style-name="ce11" office:value-type="string" calcext:value-type="string">
            <text:p>auteurMAJ</text:p>
          </table:table-cell>
          <table:table-cell table:style-name="ce96" office:value-type="string" calcext:value-type="string">
            <text:p>Texte</text:p>
          </table:table-cell>
          <table:table-cell table:style-name="ce96"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5">
          <table:table-cell table:style-name="ce5" table:number-columns-repeated="2"/>
          <table:table-cell table:style-name="ce3" office:value-type="string" calcext:value-type="string">
            <text:p>PointTechnique</text:p>
          </table:table-cell>
          <table:table-cell table:style-name="ce64" office:value-type="string" calcext:value-type="string">
            <text:p>id</text:p>
          </table:table-cell>
          <table:table-cell table:style-name="ce64" office:value-type="string" calcext:value-type="string">
            <text:p>Identifiant généré automatiquement</text:p>
          </table:table-cell>
          <table:table-cell table:style-name="ce101" office:value-type="string" calcext:value-type="string">
            <text:p>Entier automatique</text:p>
          </table:table-cell>
          <table:table-cell table:style-name="ce132"/>
          <table:table-cell table:style-name="ce101" office:value-type="string" calcext:value-type="string">
            <text:p>Propre à chaque base</text:p>
          </table:table-cell>
          <table:table-cell table:style-name="ce5"/>
          <table:table-cell table:style-name="ce3" office:value-type="string" calcext:value-type="string">
            <text:p>ptech</text:p>
          </table:table-cell>
          <table:table-cell table:style-name="ce64" office:value-type="string" calcext:value-type="string">
            <text:p>id</text:p>
          </table:table-cell>
          <table:table-cell table:style-name="ce101" office:value-type="string" calcext:value-type="string">
            <text:p>Entier automatique</text:p>
          </table:table-cell>
          <table:table-cell table:style-name="ce101"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3"/>
          <table:table-cell table:style-name="ce52" office:value-type="string" calcext:value-type="string">
            <text:p>auteurMAJ</text:p>
          </table:table-cell>
          <table:table-cell table:style-name="ce52" office:value-type="string" calcext:value-type="string">
            <text:p>Auteur de la mise à jour (peut être calculé)</text:p>
          </table:table-cell>
          <table:table-cell table:style-name="ce96" office:value-type="string" calcext:value-type="string">
            <text:p>Texte</text:p>
          </table:table-cell>
          <table:table-cell table:style-name="ce52"/>
          <table:table-cell table:style-name="ce145" office:value-type="string" calcext:value-type="string">
            <text:p>obligatoire</text:p>
          </table:table-cell>
          <table:table-cell table:style-name="ce5"/>
          <table:table-cell table:style-name="ce3"/>
          <table:table-cell table:style-name="ce11" office:value-type="string" calcext:value-type="string">
            <text:p>auteurMAJ</text:p>
          </table:table-cell>
          <table:table-cell table:style-name="ce96" office:value-type="string" calcext:value-type="string">
            <text:p>Texte</text:p>
          </table:table-cell>
          <table:table-cell table:style-name="ce96"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2"/>
          <table:table-cell table:style-name="ce3" office:value-type="string" calcext:value-type="string">
            <text:p>ElementBranchementPassif</text:p>
          </table:table-cell>
          <table:table-cell table:style-name="ce64" table:number-columns-repeated="2"/>
          <table:table-cell table:style-name="ce101"/>
          <table:table-cell table:style-name="ce132"/>
          <table:table-cell table:style-name="ce101"/>
          <table:table-cell table:style-name="ce5"/>
          <table:table-cell table:style-name="ce3"/>
          <table:table-cell table:style-name="ce64"/>
          <table:table-cell table:style-name="ce101"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3"/>
          <table:table-cell table:style-name="ce52" office:value-type="string" calcext:value-type="string">
            <text:p>auteurMAJ</text:p>
          </table:table-cell>
          <table:table-cell table:style-name="ce52" office:value-type="string" calcext:value-type="string">
            <text:p>Auteur de la mise à jour (peut être calculé)</text:p>
          </table:table-cell>
          <table:table-cell table:style-name="ce96" office:value-type="string" calcext:value-type="string">
            <text:p>Texte</text:p>
          </table:table-cell>
          <table:table-cell table:style-name="ce52"/>
          <table:table-cell table:style-name="ce145" office:value-type="string" calcext:value-type="string">
            <text:p>obligatoire</text:p>
          </table:table-cell>
          <table:table-cell table:style-name="ce5"/>
          <table:table-cell table:style-name="ce3"/>
          <table:table-cell table:style-name="ce11" office:value-type="string" calcext:value-type="string">
            <text:p>auteurMAJ</text:p>
          </table:table-cell>
          <table:table-cell table:style-name="ce96" office:value-type="string" calcext:value-type="string">
            <text:p>Texte</text:p>
          </table:table-cell>
          <table:table-cell table:style-name="ce96"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2"/>
          <table:table-cell table:style-name="ce12" office:value-type="string" calcext:value-type="string">
            <text:p>SiteUtilisateurFinal</text:p>
          </table:table-cell>
          <table:table-cell table:style-name="ce47"/>
          <table:table-cell table:style-name="ce46"/>
          <table:table-cell table:style-name="ce91"/>
          <table:table-cell table:style-name="ce127"/>
          <table:table-cell table:style-name="ce141"/>
          <table:table-cell table:style-name="ce5"/>
          <table:table-cell table:style-name="ce3"/>
          <table:table-cell table:style-name="ce56"/>
          <table:table-cell table:style-name="ce91"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2"/>
          <table:table-cell table:style-name="ce56"/>
          <table:table-cell table:style-name="ce5" table:number-columns-repeated="995"/>
        </table:table-row>
        <table:table-row table:style-name="ro3">
          <table:table-cell table:style-name="ce5" table:number-columns-repeated="3"/>
          <table:table-cell table:style-name="ce73" office:value-type="string" calcext:value-type="string">
            <text:p>auteurMAJ</text:p>
          </table:table-cell>
          <table:table-cell table:style-name="ce73" office:value-type="string" calcext:value-type="string">
            <text:p>Auteur de la mise à jour (peut être calculé)</text:p>
          </table:table-cell>
          <table:table-cell table:style-name="ce123" office:value-type="string" calcext:value-type="string">
            <text:p>Texte</text:p>
          </table:table-cell>
          <table:table-cell table:style-name="ce73"/>
          <table:table-cell table:style-name="ce153" office:value-type="string" calcext:value-type="string">
            <text:p>obligatoire</text:p>
          </table:table-cell>
          <table:table-cell table:style-name="ce5"/>
          <table:table-cell table:style-name="ce3"/>
          <table:table-cell table:style-name="ce191" office:value-type="string" calcext:value-type="string">
            <text:p>auteurMAJ</text:p>
          </table:table-cell>
          <table:table-cell table:style-name="ce123" office:value-type="string" calcext:value-type="string">
            <text:p>Texte</text:p>
          </table:table-cell>
          <table:table-cell table:style-name="ce123" table:number-columns-repeated="6"/>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formula="of:=IF([.H67]=&quot;obligatoire&quot;;&quot;NOT NULL&quot;;&quot;&quot;)">
            <text:p/>
          </table:table-cell>
          <table:table-cell table:style-name="ce109" table:number-columns-repeated="5"/>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1">
          <table:table-cell table:style-name="ce5" table:number-columns-repeated="2"/>
          <table:table-cell table:style-name="ce44" office:value-type="string" calcext:value-type="string">
            <text:p>ADRESSE</text:p>
          </table:table-cell>
          <table:table-cell table:style-name="ce47"/>
          <table:table-cell table:style-name="ce46"/>
          <table:table-cell table:style-name="ce91"/>
          <table:table-cell table:style-name="ce127"/>
          <table:table-cell table:style-name="ce141"/>
          <table:table-cell table:style-name="ce5"/>
          <table:table-cell table:style-name="ce3"/>
          <table:table-cell table:style-name="ce56"/>
          <table:table-cell table:style-name="ce91"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2"/>
          <table:table-cell table:style-name="ce56"/>
          <table:table-cell table:style-name="ce5" table:number-columns-repeated="995"/>
        </table:table-row>
        <table:table-row table:style-name="ro3">
          <table:table-cell table:style-name="ce5" table:number-columns-repeated="3"/>
          <table:table-cell table:style-name="ce11" office:value-type="string" calcext:value-type="string">
            <text:p>auteurMAJ</text:p>
          </table:table-cell>
          <table:table-cell table:style-name="ce11" office:value-type="string" calcext:value-type="string">
            <text:p>Auteur de la mise à jour (peut être calculé)</text:p>
          </table:table-cell>
          <table:table-cell table:style-name="ce124" office:value-type="string" calcext:value-type="string">
            <text:p>Texte</text:p>
          </table:table-cell>
          <table:table-cell table:style-name="ce11"/>
          <table:table-cell table:style-name="ce124" office:value-type="string" calcext:value-type="string">
            <text:p>obligatoire</text:p>
          </table:table-cell>
          <table:table-cell table:style-name="ce5"/>
          <table:table-cell table:style-name="ce3"/>
          <table:table-cell table:style-name="ce11" office:value-type="string" calcext:value-type="string">
            <text:p>auteurMAJ</text:p>
          </table:table-cell>
          <table:table-cell table:style-name="ce124" office:value-type="string" calcext:value-type="string">
            <text:p>Texte</text:p>
          </table:table-cell>
          <table:table-cell table:style-name="ce124" table:formula="of:=IF([Att_Internes.H69]=&quot;obligatoire&quot;;&quot;NOT NULL&quot;;&quot;&quot;)" office:value-type="string" office:string-value="NOT NULL" calcext:value-type="string">
            <text:p>NOT NULL</text:p>
          </table:table-cell>
          <table:table-cell table:style-name="ce124" table:number-columns-repeated="5"/>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table-cell table:number-columns-repeated="1024"/>
        </table:table-row>
        <table:table-row table:style-name="ro12">
          <table:table-cell table:style-name="ce5"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style-name="ce5"/>
          <table:table-cell table:style-name="ce3"/>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formula="of:=IF([.H71]=&quot;obligatoire&quot;;&quot;NOT NULL&quot;;&quot;&quot;)">
            <text:p/>
          </table:table-cell>
          <table:table-cell table:style-name="ce109" table:number-columns-repeated="5"/>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3">
          <table:table-cell table:style-name="ce5" table:number-columns-repeated="2"/>
          <table:table-cell table:style-name="ce44" office:value-type="string" calcext:value-type="string">
            <text:p>SITE_TECHNIQUE</text:p>
          </table:table-cell>
          <table:table-cell table:style-name="ce74" table:number-columns-repeated="2"/>
          <table:table-cell table:style-name="ce125"/>
          <table:table-cell table:style-name="ce74"/>
          <table:table-cell table:style-name="ce125"/>
          <table:table-cell table:style-name="ce5"/>
          <table:table-cell table:style-name="ce3"/>
          <table:table-cell table:style-name="ce74"/>
          <table:table-cell table:style-name="ce125" table:number-columns-repeated="7"/>
          <table:table-cell table:style-name="ce23"/>
          <table:table-cell table:style-name="ce3"/>
          <table:table-cell table:style-name="ce23"/>
          <table:table-cell table:style-name="ce5" table:number-columns-repeated="4"/>
          <table:table-cell table:style-name="ce176"/>
          <table:table-cell table:style-name="ce3" table:number-columns-repeated="2"/>
          <table:table-cell table:style-name="ce74"/>
          <table:table-cell table:style-name="ce5" table:number-columns-repeated="995"/>
        </table:table-row>
        <table:table-row table:style-name="ro3">
          <table:table-cell table:style-name="ce5" table:number-columns-repeated="3"/>
          <table:table-cell table:style-name="ce11" office:value-type="string" calcext:value-type="string">
            <text:p>auteurMAJ</text:p>
          </table:table-cell>
          <table:table-cell table:style-name="ce11" office:value-type="string" calcext:value-type="string">
            <text:p>Auteur de la mise à jour (peut être calculé)</text:p>
          </table:table-cell>
          <table:table-cell table:style-name="ce124" office:value-type="string" calcext:value-type="string">
            <text:p>Texte</text:p>
          </table:table-cell>
          <table:table-cell table:style-name="ce11"/>
          <table:table-cell table:style-name="ce124" office:value-type="string" calcext:value-type="string">
            <text:p>obligatoire</text:p>
          </table:table-cell>
          <table:table-cell table:style-name="ce5"/>
          <table:table-cell table:style-name="ce3"/>
          <table:table-cell table:style-name="ce11" office:value-type="string" calcext:value-type="string">
            <text:p>auteurMAJ</text:p>
          </table:table-cell>
          <table:table-cell table:style-name="ce124" office:value-type="string" calcext:value-type="string">
            <text:p>Texte</text:p>
          </table:table-cell>
          <table:table-cell table:style-name="ce124" table:formula="of:=IF([Att_Internes.H73]=&quot;obligatoire&quot;;&quot;NOT NULL&quot;;&quot;&quot;)" office:value-type="string" office:string-value="NOT NULL" calcext:value-type="string">
            <text:p>NOT NULL</text:p>
          </table:table-cell>
          <table:table-cell table:style-name="ce124" table:number-columns-repeated="5"/>
          <table:table-cell table:style-name="ce23"/>
          <table:table-cell table:style-name="ce3"/>
          <table:table-cell table:style-name="ce23"/>
          <table:table-cell table:style-name="ce5" table:number-columns-repeated="4"/>
          <table:table-cell table:style-name="ce176"/>
          <table:table-cell table:style-name="ce3" table:number-columns-repeated="3"/>
          <table:table-cell table:style-name="ce5" table:number-columns-repeated="995"/>
        </table:table-row>
        <table:table-row table:style-name="ro8" table:number-rows-repeated="1048500">
          <table:table-cell table:number-columns-repeated="1024"/>
        </table:table-row>
        <table:table-row table:style-name="ro8">
          <table:table-cell table:number-columns-repeated="1024"/>
        </table:table-row>
      </table:table>
      <table:table table:name="Att_abd" table:style-name="ta1">
        <office:forms form:automatic-focus="false" form:apply-design-mode="false"/>
        <table:table-column table:style-name="co45" table:default-cell-style-name="ce5"/>
        <table:table-column table:style-name="co46" table:default-cell-style-name="ce5"/>
        <table:table-column table:style-name="co9" table:default-cell-style-name="ce5"/>
        <table:table-column table:style-name="co9" table:default-cell-style-name="ce44"/>
        <table:table-column table:style-name="co47" table:default-cell-style-name="ce44"/>
        <table:table-column table:style-name="co9" table:default-cell-style-name="ce111"/>
        <table:table-column table:style-name="co48" table:default-cell-style-name="ce44"/>
        <table:table-column table:style-name="co9" table:default-cell-style-name="ce111"/>
        <table:table-column table:style-name="co9" table:default-cell-style-name="ce5"/>
        <table:table-column table:style-name="co9" table:default-cell-style-name="ce3"/>
        <table:table-column table:style-name="co9" table:default-cell-style-name="ce44"/>
        <table:table-column table:style-name="co9" table:number-columns-repeated="8" table:default-cell-style-name="ce111"/>
        <table:table-column table:style-name="co9" table:default-cell-style-name="ce23"/>
        <table:table-column table:style-name="co9" table:default-cell-style-name="ce176"/>
        <table:table-column table:style-name="co9" table:number-columns-repeated="2" table:default-cell-style-name="ce23"/>
        <table:table-column table:style-name="co9" table:default-cell-style-name="ce3"/>
        <table:table-column table:style-name="co9" table:default-cell-style-name="ce23"/>
        <table:table-column table:style-name="co49" table:default-cell-style-name="ce5"/>
        <table:table-column table:style-name="co26" table:default-cell-style-name="ce185"/>
        <table:table-column table:style-name="co50" table:default-cell-style-name="ce185"/>
        <table:table-column table:style-name="co51" table:default-cell-style-name="ce5"/>
        <table:table-column table:style-name="co9" table:default-cell-style-name="ce176"/>
        <table:table-column table:style-name="co9" table:number-columns-repeated="3" table:default-cell-style-name="ce3"/>
        <table:table-column table:style-name="co9" table:number-columns-repeated="991" table:default-cell-style-name="ce5"/>
        <table:table-row table:style-name="ro25">
          <table:table-cell office:value-type="string" calcext:value-type="string">
            <text:p>NOTES COMMUNAUTE</text:p>
          </table:table-cell>
          <table:table-cell table:style-name="ce1" office:value-type="string" calcext:value-type="string">
            <text:p>NOTES GROUPEMENT</text:p>
          </table:table-cell>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table-cell table:style-name="ce154" office:value-type="string" calcext:value-type="string">
            <text:p>TABLE</text:p>
          </table:table-cell>
          <table:table-cell table:style-name="ce154" office:value-type="string" calcext:value-type="string">
            <text:p>Nom court de l'attribut</text:p>
          </table:table-cell>
          <table:table-cell table:style-name="ce163" office:value-type="string" calcext:value-type="string">
            <text:p>TypeSQL (Postgres)</text:p>
          </table:table-cell>
          <table:table-cell table:style-name="ce163" office:value-type="string" calcext:value-type="string">
            <text:p>AUTOINCREMENT</text:p>
          </table:table-cell>
          <table:table-cell table:style-name="ce163" office:value-type="string" calcext:value-type="string">
            <text:p>notnull</text:p>
          </table:table-cell>
          <table:table-cell table:style-name="ce163" office:value-type="string" calcext:value-type="string">
            <text:p>dflt_value</text:p>
          </table:table-cell>
          <table:table-cell table:style-name="ce163" office:value-type="string" calcext:value-type="string">
            <text:p>pk</text:p>
          </table:table-cell>
          <table:table-cell table:style-name="ce163" office:value-type="string" calcext:value-type="string">
            <text:p>unique</text:p>
          </table:table-cell>
          <table:table-cell table:style-name="ce163" office:value-type="string" calcext:value-type="string">
            <text:p>check (Postgres)</text:p>
          </table:table-cell>
          <table:table-cell table:style-name="ce163" office:value-type="string" calcext:value-type="string">
            <text:p>check (Spatialite)</text:p>
          </table:table-cell>
          <table:table-cell table:style-name="ce171" office:value-type="string" calcext:value-type="string">
            <text:p>fk</text:p>
          </table:table-cell>
          <table:table-cell table:style-name="ce171" office:value-type="string" calcext:value-type="string">
            <text:p>Geometry (Spatialite )</text:p>
          </table:table-cell>
          <table:table-cell table:style-name="ce171" office:value-type="string" calcext:value-type="string">
            <text:p>Index spatial (Postgres)</text:p>
          </table:table-cell>
          <table:table-cell table:style-name="ce171" office:value-type="string" calcext:value-type="string">
            <text:p>Index spatial (Spatialite)</text:p>
          </table:table-cell>
          <table:table-cell table:style-name="ce183" office:value-type="string" calcext:value-type="string">
            <text:p>Trigger / update</text:p>
          </table:table-cell>
          <table:table-cell table:style-name="ce171" office:value-type="string" calcext:value-type="string">
            <text:p>Index</text:p>
          </table:table-cell>
          <table:table-cell/>
          <table:table-cell table:style-name="ce184" office:value-type="string" calcext:value-type="string">
            <text:p>SQL CREATE TABLE (pg)</text:p>
          </table:table-cell>
          <table:table-cell table:style-name="ce184" office:value-type="string" calcext:value-type="string">
            <text:p>SQL ATT (pg)</text:p>
          </table:table-cell>
          <table:table-cell/>
          <table:table-cell table:style-name="ce125" office:value-type="string" calcext:value-type="string">
            <text:p>Geostandard 1 partie B</text:p>
          </table:table-cell>
          <table:table-cell table:style-name="ce125" office:value-type="string" calcext:value-type="string">
            <text:p>GracePostGIS</text:p>
          </table:table-cell>
          <table:table-cell table:style-name="ce125" office:value-type="string" calcext:value-type="string">
            <text:p>GraceLivrable</text:p>
          </table:table-cell>
          <table:table-cell table:style-name="ce125" office:value-type="string" calcext:value-type="string">
            <text:p>Syane</text:p>
          </table:table-cell>
          <table:table-cell table:style-name="ce125" office:value-type="string" calcext:value-type="string">
            <text:p>SMOTHD</text:p>
          </table:table-cell>
          <table:table-cell table:style-name="ce125" office:value-type="string" calcext:value-type="string">
            <text:p>ALSACE</text:p>
          </table:table-cell>
          <table:table-cell table:style-name="ce125" office:value-type="string" calcext:value-type="string">
            <text:p>CADaGEO</text:p>
          </table:table-cell>
          <table:table-cell table:number-columns-repeated="988"/>
        </table:table-row>
        <table:table-row table:style-name="ro8">
          <table:table-cell table:style-name="ce31"/>
          <table:table-cell table:style-name="ce192"/>
          <table:table-cell table:style-name="ce193" office:value-type="string" calcext:value-type="string">
            <text:p>TRANCHEE</text:p>
          </table:table-cell>
          <table:table-cell table:style-name="ce194"/>
          <table:table-cell table:style-name="ce197"/>
          <table:table-cell table:style-name="ce198"/>
          <table:table-cell table:style-name="ce197"/>
          <table:table-cell table:style-name="ce200"/>
          <table:table-cell table:style-name="ce31"/>
          <table:table-cell table:style-name="ce193" table:number-columns-repeated="2"/>
          <table:table-cell table:style-name="ce198" table:number-columns-repeated="8"/>
          <table:table-cell table:style-name="ce202" table:number-columns-repeated="4"/>
          <table:table-cell table:style-name="ce204"/>
          <table:table-cell table:style-name="ce202"/>
          <table:table-cell table:style-name="ce31"/>
          <table:table-cell table:style-name="ce205" table:number-columns-repeated="2"/>
          <table:table-cell table:style-name="ce31"/>
          <table:table-cell table:style-name="ce175" table:number-columns-repeated="7"/>
          <table:table-cell table:style-name="ce31" table:number-columns-repeated="988"/>
        </table:table-row>
        <table:table-row table:style-name="ro5">
          <table:table-cell/>
          <table:table-cell table:style-name="ce41" office:value-type="string" calcext:value-type="string">
            <text:p>Post-traitement préférable ?</text:p>
          </table:table-cell>
          <table:table-cell/>
          <table:table-cell table:style-name="ce59" office:value-type="string" calcext:value-type="string">
            <text:p>CodeCommune</text:p>
          </table:table-cell>
          <table:table-cell table:style-name="ce59" office:value-type="string" calcext:value-type="string">
            <text:p>Code INSEE de la commune sur laquelle se trouve le nœud</text:p>
          </table:table-cell>
          <table:table-cell table:style-name="ce107" office:value-type="string" calcext:value-type="string">
            <text:p>Texte</text:p>
          </table:table-cell>
          <table:table-cell table:style-name="ce59" office:value-type="string" calcext:value-type="string">
            <text:p>5 caractères numériques</text:p>
          </table:table-cell>
          <table:table-cell table:style-name="ce150" office:value-type="string" calcext:value-type="string">
            <text:p>obligatoire</text:p>
          </table:table-cell>
          <table:table-cell/>
          <table:table-cell table:style-name="ce6"/>
          <table:table-cell table:style-name="ce190" office:value-type="string" calcext:value-type="string">
            <text:p>TR_C_INSEE</text:p>
          </table:table-cell>
          <table:table-cell table:style-name="ce96" office:value-type="string" calcext:value-type="string">
            <text:p>VARCHAR(6)</text:p>
          </table:table-cell>
          <table:table-cell table:style-name="ce107"/>
          <table:table-cell table:style-name="ce107" table:formula="of:=IF([.H3]=&quot;obligatoire&quot;;&quot;NOT NULL&quot;;&quot;&quot;)" office:value-type="string" office:string-value="NOT NULL" calcext:value-type="string">
            <text:p>NOT NULL</text:p>
          </table:table-cell>
          <table:table-cell table:style-name="ce107" table:number-columns-repeated="5"/>
          <table:table-cell table:style-name="ce25"/>
          <table:table-cell table:style-name="ce203"/>
          <table:table-cell table:style-name="ce25" table:number-columns-repeated="2"/>
          <table:table-cell table:style-name="ce6"/>
          <table:table-cell table:style-name="ce25"/>
          <table:table-cell table:number-columns-repeated="2"/>
          <table:table-cell table:formula="of:=[.K3] &amp; &quot; &quot; &amp; [.L3] &amp; &quot; &quot; &amp; [.N3] &amp; &quot; &quot; &amp; [.T3] &amp; &quot;,&quot;" office:value-type="string" office:string-value="TR_C_INSEE VARCHAR(6) NOT NULL ," calcext:value-type="string">
            <text:p>TR_C_INSEE VARCHAR(6) NOT NULL ,</text:p>
          </table:table-cell>
          <table:table-cell table:number-columns-repeated="2"/>
          <table:table-cell office:value-type="string" calcext:value-type="string">
            <text:p>Id_com_insee</text:p>
          </table:table-cell>
          <table:table-cell table:style-name="ce8" office:value-type="string" calcext:value-type="string">
            <text:p>ID_INSEE</text:p>
          </table:table-cell>
          <table:table-cell table:number-columns-repeated="992"/>
        </table:table-row>
        <table:table-row table:style-name="ro26">
          <table:table-cell/>
          <table:table-cell table:style-name="ce41" office:value-type="string" calcext:value-type="string">
            <text:p>CLE : règle 30cm minimum au dessus de la botte de fourreau. Obligatoire, donc inutile de stocker en base. Réalité : profondeur pas constante. Risque si on fournit cette information à un tiers qui va être erroné. Pas dans modèle d'échange. </text:p>
          </table:table-cell>
          <table:table-cell/>
          <table:table-cell table:style-name="ce59" office:value-type="string" calcext:value-type="string">
            <text:p>hauteurGrillage</text:p>
          </table:table-cell>
          <table:table-cell table:style-name="ce59" office:value-type="string" calcext:value-type="string">
            <text:p>Profondeur du grillage en mètre</text:p>
          </table:table-cell>
          <table:table-cell table:style-name="ce107" office:value-type="string" calcext:value-type="string">
            <text:p>Entier</text:p>
          </table:table-cell>
          <table:table-cell table:style-name="ce59"/>
          <table:table-cell table:style-name="ce150"/>
          <table:table-cell table:number-columns-repeated="2"/>
          <table:table-cell table:style-name="ce201" office:value-type="string" calcext:value-type="string">
            <text:p>TR_GRILLAG</text:p>
          </table:table-cell>
          <table:table-cell table:style-name="ce107" office:value-type="string" calcext:value-type="string">
            <text:p>NUMERIC(5,2)</text:p>
          </table:table-cell>
          <table:table-cell table:style-name="ce107"/>
          <table:table-cell table:style-name="ce107" table:formula="of:=IF([Att_abd.H4]=&quot;obligatoire&quot;;&quot;NOT NULL&quot;;&quot;&quot;)">
            <text:p/>
          </table:table-cell>
          <table:table-cell table:style-name="ce107" table:number-columns-repeated="5"/>
          <table:table-cell table:number-columns-repeated="8"/>
          <table:table-cell table:formula="of:=[Att_abd.K4] &amp; &quot; &quot; &amp; [Att_abd.L4] &amp; &quot; &quot; &amp; [Att_abd.N4] &amp; &quot; &quot; &amp; [Att_abd.T4] &amp; &quot;,&quot;" office:value-type="string" office:string-value="TR_GRILLAG NUMERIC(5,2)  ," calcext:value-type="string">
            <text:p>TR_GRILLAG NUMERIC(5,2) <text:s/>,</text:p>
          </table:table-cell>
          <table:table-cell table:number-columns-repeated="2"/>
          <table:table-cell office:value-type="string" calcext:value-type="string">
            <text:p>Haut_grillage_tranchee</text:p>
          </table:table-cell>
          <table:table-cell table:style-name="ce156" office:value-type="string" calcext:value-type="string">
            <text:p>TR_GRILLAG</text:p>
          </table:table-cell>
          <table:table-cell table:number-columns-repeated="992"/>
        </table:table-row>
        <table:table-row table:style-name="ro5">
          <table:table-cell/>
          <table:table-cell table:style-name="ce41" office:value-type="string" calcext:value-type="string">
            <text:p>Table document / ged</text:p>
          </table:table-cell>
          <table:table-cell/>
          <table:table-cell table:style-name="ce59" office:value-type="string" calcext:value-type="string">
            <text:p>refSchema</text:p>
          </table:table-cell>
          <table:table-cell table:style-name="ce59" office:value-type="string" calcext:value-type="string">
            <text:p>Référence au schéma propre au projet de génie civil</text:p>
          </table:table-cell>
          <table:table-cell table:style-name="ce107" office:value-type="string" calcext:value-type="string">
            <text:p>Texte</text:p>
          </table:table-cell>
          <table:table-cell table:style-name="ce59" office:value-type="string" calcext:value-type="string">
            <text:p>Selon les règles de gestion documentaire. </text:p>
          </table:table-cell>
          <table:table-cell table:style-name="ce150"/>
          <table:table-cell/>
          <table:table-cell table:style-name="ce6"/>
          <table:table-cell table:style-name="ce6" office:value-type="string" calcext:value-type="string">
            <text:p>TR_SCHEMA</text:p>
          </table:table-cell>
          <table:table-cell table:style-name="ce107" office:value-type="string" calcext:value-type="string">
            <text:p>VARCHAR(254)</text:p>
          </table:table-cell>
          <table:table-cell table:style-name="ce107"/>
          <table:table-cell table:style-name="ce107" table:formula="of:=IF([Att_abd.H5]=&quot;obligatoire&quot;;&quot;NOT NULL&quot;;&quot;&quot;)">
            <text:p/>
          </table:table-cell>
          <table:table-cell table:style-name="ce107" table:number-columns-repeated="5"/>
          <table:table-cell table:number-columns-repeated="8"/>
          <table:table-cell table:formula="of:=[Att_abd.K5] &amp; &quot; &quot; &amp; [Att_abd.L5] &amp; &quot; &quot; &amp; [Att_abd.N5] &amp; &quot; &quot; &amp; [Att_abd.T5] &amp; &quot;,&quot;" office:value-type="string" office:string-value="TR_SCHEMA VARCHAR(254)  ," calcext:value-type="string">
            <text:p>TR_SCHEMA VARCHAR(254) <text:s/>,</text:p>
          </table:table-cell>
          <table:table-cell table:number-columns-repeated="2"/>
          <table:table-cell office:value-type="string" calcext:value-type="string">
            <text:p>Schema_tranchee</text:p>
          </table:table-cell>
          <table:table-cell office:value-type="string" calcext:value-type="string">
            <text:p>SCHEMA</text:p>
          </table:table-cell>
          <table:table-cell table:number-columns-repeated="992"/>
        </table:table-row>
        <table:table-row table:style-name="ro8">
          <table:table-cell table:style-name="ce31"/>
          <table:table-cell table:style-name="ce192"/>
          <table:table-cell table:style-name="ce193"/>
          <table:table-cell table:style-name="ce194"/>
          <table:table-cell table:style-name="ce197"/>
          <table:table-cell table:style-name="ce198"/>
          <table:table-cell table:style-name="ce197"/>
          <table:table-cell table:style-name="ce200"/>
          <table:table-cell table:style-name="ce31"/>
          <table:table-cell table:style-name="ce193" table:number-columns-repeated="2"/>
          <table:table-cell table:style-name="ce198" table:number-columns-repeated="8"/>
          <table:table-cell table:style-name="ce202" table:number-columns-repeated="4"/>
          <table:table-cell table:style-name="ce204"/>
          <table:table-cell table:style-name="ce202"/>
          <table:table-cell table:style-name="ce31"/>
          <table:table-cell table:style-name="ce205" table:number-columns-repeated="2"/>
          <table:table-cell table:style-name="ce31"/>
          <table:table-cell table:style-name="ce175" table:number-columns-repeated="7"/>
          <table:table-cell table:style-name="ce31" table:number-columns-repeated="988"/>
        </table:table-row>
        <table:table-row table:style-name="ro25">
          <table:table-cell table:number-columns-repeated="2"/>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number-columns-repeated="2"/>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table-cell table:style-name="ce90" table:formula="of:=IF([.H7]=&quot;obligatoire&quot;;&quot;NOT NULL&quot;;&quot;&quot;)">
            <text:p/>
          </table:table-cell>
          <table:table-cell table:style-name="ce90" table:number-columns-repeated="5"/>
          <table:table-cell table:number-columns-repeated="1005"/>
        </table:table-row>
        <table:table-row table:style-name="ro1">
          <table:table-cell table:style-name="Default" table:number-columns-repeated="2"/>
          <table:table-cell office:value-type="string" calcext:value-type="string">
            <text:p>ARTERE</text:p>
          </table:table-cell>
          <table:table-cell table:style-name="ce46" table:number-columns-repeated="2"/>
          <table:table-cell table:style-name="ce91"/>
          <table:table-cell table:style-name="ce127"/>
          <table:table-cell table:style-name="ce141"/>
          <table:table-cell table:number-columns-repeated="2"/>
          <table:table-cell table:style-name="ce64"/>
          <table:table-cell table:style-name="ce91" table:number-columns-repeated="7"/>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formula="of:=&quot;CREATE TABLE &quot; &amp; [.J8] &amp; &quot;(&quot;" office:value-type="string" office:string-value="CREATE TABLE (" calcext:value-type="string">
            <text:p>CREATE TABLE (</text:p>
          </table:table-cell>
          <table:table-cell table:style-name="ce5"/>
          <table:table-cell table:style-name="Default"/>
          <table:table-cell table:number-columns-repeated="4"/>
          <table:table-cell table:style-name="Default" table:number-columns-repeated="3"/>
          <table:table-cell/>
          <table:table-cell table:style-name="Default" table:number-columns-repeated="987"/>
        </table:table-row>
        <table:table-row table:style-name="ro7">
          <table:table-cell/>
          <table:table-cell office:value-type="string" calcext:value-type="string">
            <text:p>Proposition alpha1 non retenue</text:p>
          </table:table-cell>
          <table:table-cell/>
          <table:table-cell table:style-name="ce48" office:value-type="string" calcext:value-type="string">
            <text:p>hexavia</text:p>
          </table:table-cell>
          <table:table-cell table:style-name="ce48" office:value-type="string" calcext:value-type="string">
            <text:p>Code Hexavia de la voie</text:p>
          </table:table-cell>
          <table:table-cell table:style-name="ce93" office:value-type="string" calcext:value-type="string">
            <text:p>Texte</text:p>
          </table:table-cell>
          <table:table-cell table:style-name="ce48" office:value-type="string" calcext:value-type="string">
            <text:p>cf. Base Hexavia</text:p>
          </table:table-cell>
          <table:table-cell table:style-name="ce143"/>
          <table:table-cell table:number-columns-repeated="2"/>
          <table:table-cell table:style-name="ce55" office:value-type="string" calcext:value-type="string">
            <text:p>hexavia</text:p>
          </table:table-cell>
          <table:table-cell table:style-name="ce93" office:value-type="string" calcext:value-type="string">
            <text:p>Texte</text:p>
          </table:table-cell>
          <table:table-cell table:style-name="ce93" table:number-columns-repeated="6"/>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number-columns-repeated="5"/>
          <table:table-cell table:style-name="Default"/>
          <table:table-cell/>
          <table:table-cell office:value-type="string" calcext:value-type="string">
            <text:p>v2Alpha1</text:p>
          </table:table-cell>
          <table:table-cell table:number-columns-repeated="987"/>
        </table:table-row>
        <table:table-row table:style-name="ro7">
          <table:table-cell/>
          <table:table-cell office:value-type="string" calcext:value-type="string">
            <text:p>Proposition alpha1 non retenue</text:p>
          </table:table-cell>
          <table:table-cell/>
          <table:table-cell table:style-name="ce48" office:value-type="string" calcext:value-type="string">
            <text:p>rivoli</text:p>
          </table:table-cell>
          <table:table-cell table:style-name="ce48" office:value-type="string" calcext:value-type="string">
            <text:p>Clé Rivoli de la voie</text:p>
          </table:table-cell>
          <table:table-cell table:style-name="ce93" office:value-type="string" calcext:value-type="string">
            <text:p>Texte</text:p>
          </table:table-cell>
          <table:table-cell table:style-name="ce48" office:value-type="string" calcext:value-type="string">
            <text:p>cf. Base Fantoir</text:p>
          </table:table-cell>
          <table:table-cell table:style-name="ce143"/>
          <table:table-cell table:number-columns-repeated="2"/>
          <table:table-cell table:style-name="ce55" office:value-type="string" calcext:value-type="string">
            <text:p>rivoli</text:p>
          </table:table-cell>
          <table:table-cell table:style-name="ce93" office:value-type="string" calcext:value-type="string">
            <text:p>Texte</text:p>
          </table:table-cell>
          <table:table-cell table:style-name="ce93" table:number-columns-repeated="6"/>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number-columns-repeated="5"/>
          <table:table-cell table:style-name="Default"/>
          <table:table-cell/>
          <table:table-cell office:value-type="string" calcext:value-type="string">
            <text:p>v2Alpha1</text:p>
          </table:table-cell>
          <table:table-cell table:number-columns-repeated="987"/>
        </table:table-row>
        <table:table-row table:style-name="ro7">
          <table:table-cell office:value-type="string" calcext:value-type="string">
            <text:p>Nom (GC) et usage décriés</text:p>
          </table:table-cell>
          <table:table-cell table:number-columns-repeated="2"/>
          <table:table-cell table:style-name="ce48" office:value-type="string" calcext:value-type="string">
            <text:p>longueurgc</text:p>
          </table:table-cell>
          <table:table-cell table:style-name="ce48" office:value-type="string" calcext:value-type="string">
            <text:p>Longueur de la tranchée en mètres mesurée sur le terrain. </text:p>
          </table:table-cell>
          <table:table-cell table:style-name="ce93" office:value-type="string" calcext:value-type="string">
            <text:p>Entier</text:p>
          </table:table-cell>
          <table:table-cell table:style-name="ce48"/>
          <table:table-cell table:style-name="ce143"/>
          <table:table-cell table:number-columns-repeated="2"/>
          <table:table-cell table:style-name="ce55" office:value-type="string" calcext:value-type="string">
            <text:p>ar_longgc</text:p>
          </table:table-cell>
          <table:table-cell table:style-name="ce93" office:value-type="string" calcext:value-type="string">
            <text:p>NUMERIC</text:p>
          </table:table-cell>
          <table:table-cell table:style-name="ce93"/>
          <table:table-cell table:style-name="ce93" table:formula="of:=IF([.I11]=&quot;obligatoire&quot;;&quot;NOT NULL&quot;;&quot;&quot;)">
            <text:p/>
          </table:table-cell>
          <table:table-cell table:style-name="ce93" table:number-columns-repeated="4"/>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style-name="ce48" office:value-type="string" calcext:value-type="string">
            <text:p>longueurgc</text:p>
          </table:table-cell>
          <table:table-cell/>
          <table:table-cell table:style-name="ce55" office:value-type="string" calcext:value-type="string">
            <text:p>AR_LONGGC</text:p>
          </table:table-cell>
          <table:table-cell table:number-columns-repeated="2"/>
          <table:table-cell table:style-name="Default"/>
          <table:table-cell/>
          <table:table-cell office:value-type="string" calcext:value-type="string">
            <text:p>v2Alpha1</text:p>
          </table:table-cell>
          <table:table-cell table:number-columns-repeated="987"/>
        </table:table-row>
        <table:table-row table:style-name="ro27">
          <table:table-cell/>
          <table:table-cell office:value-type="string" calcext:value-type="string">
            <text:p>Peut être calculé par une requête spatiale. Une artère n'est pas coupée aux limites administratives</text:p>
          </table:table-cell>
          <table:table-cell/>
          <table:table-cell table:style-name="ce59" office:value-type="string" calcext:value-type="string">
            <text:p>CodeCommune</text:p>
          </table:table-cell>
          <table:table-cell table:style-name="ce59" office:value-type="string" calcext:value-type="string">
            <text:p>Code INSEE de la commune sur laquelle se trouve l'artère</text:p>
          </table:table-cell>
          <table:table-cell table:style-name="ce107" office:value-type="string" calcext:value-type="string">
            <text:p>Texte</text:p>
          </table:table-cell>
          <table:table-cell table:style-name="ce59" office:value-type="string" calcext:value-type="string">
            <text:p>5 caractères numériques</text:p>
          </table:table-cell>
          <table:table-cell table:style-name="ce150" office:value-type="string" calcext:value-type="string">
            <text:p>obligatoire</text:p>
          </table:table-cell>
          <table:table-cell table:number-columns-repeated="2"/>
          <table:table-cell table:style-name="ce8" office:value-type="string" calcext:value-type="string">
            <text:p>id_insee</text:p>
          </table:table-cell>
          <table:table-cell table:style-name="ce95" office:value-type="string" calcext:value-type="string">
            <text:p>VARCHAR(254)</text:p>
          </table:table-cell>
          <table:table-cell table:style-name="ce95"/>
          <table:table-cell table:style-name="ce95" table:formula="of:=IF([.I12]=&quot;obligatoire&quot;;&quot;NOT NULL&quot;;&quot;&quot;)">
            <text:p/>
          </table:table-cell>
          <table:table-cell table:style-name="ce95" table:number-columns-repeated="4"/>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style-name="ce59" office:value-type="string" calcext:value-type="string">
            <text:p>CodeCommune</text:p>
          </table:table-cell>
          <table:table-cell/>
          <table:table-cell table:style-name="ce8" office:value-type="string" calcext:value-type="string">
            <text:p>ID_INSEE</text:p>
          </table:table-cell>
          <table:table-cell table:number-columns-repeated="2"/>
          <table:table-cell table:style-name="Default"/>
          <table:table-cell/>
          <table:table-cell office:value-type="string" calcext:value-type="string">
            <text:p>v1</text:p>
          </table:table-cell>
          <table:table-cell table:number-columns-repeated="987"/>
        </table:table-row>
        <table:table-row table:style-name="ro16">
          <table:table-cell/>
          <table:table-cell office:value-type="string" calcext:value-type="string">
            <text:p>Attribut décrié et non présent dans quasi totalité des bases de données autres que Grace. </text:p>
          </table:table-cell>
          <table:table-cell/>
          <table:table-cell table:style-name="ce59" office:value-type="string" calcext:value-type="string">
            <text:p>CodeCommune2</text:p>
          </table:table-cell>
          <table:table-cell table:style-name="ce59" office:value-type="string" calcext:value-type="string">
            <text:p>Code INSEE de la commune sur laquelle se trouve l'artère (pour une artère sur 2 communes)</text:p>
          </table:table-cell>
          <table:table-cell table:style-name="ce107" office:value-type="string" calcext:value-type="string">
            <text:p>Texte</text:p>
          </table:table-cell>
          <table:table-cell table:style-name="ce59" office:value-type="string" calcext:value-type="string">
            <text:p>5 caractères numériques</text:p>
          </table:table-cell>
          <table:table-cell table:style-name="ce150"/>
          <table:table-cell table:number-columns-repeated="2"/>
          <table:table-cell table:style-name="ce8"/>
          <table:table-cell table:style-name="ce95" office:value-type="string" calcext:value-type="string">
            <text:p>VARCHAR(254)</text:p>
          </table:table-cell>
          <table:table-cell table:style-name="ce95"/>
          <table:table-cell table:style-name="ce95" table:formula="of:=IF([.I13]=&quot;obligatoire&quot;;&quot;NOT NULL&quot;;&quot;&quot;)">
            <text:p/>
          </table:table-cell>
          <table:table-cell table:style-name="ce95" table:number-columns-repeated="4"/>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style-name="ce59" office:value-type="string" calcext:value-type="string">
            <text:p>CodeCommune2</text:p>
          </table:table-cell>
          <table:table-cell/>
          <table:table-cell table:style-name="ce8"/>
          <table:table-cell table:number-columns-repeated="2"/>
          <table:table-cell table:style-name="Default"/>
          <table:table-cell/>
          <table:table-cell office:value-type="string" calcext:value-type="string">
            <text:p>v1</text:p>
          </table:table-cell>
          <table:table-cell table:number-columns-repeated="987"/>
        </table:table-row>
        <table:table-row table:style-name="ro6">
          <table:table-cell/>
          <table:table-cell office:value-type="string" calcext:value-type="string">
            <text:p>Calculable, donc une vue peut le faire si besoin. </text:p>
          </table:table-cell>
          <table:table-cell/>
          <table:table-cell table:style-name="ce195" office:value-type="string" calcext:value-type="string">
            <text:p>nombreCable</text:p>
          </table:table-cell>
          <table:table-cell table:style-name="ce59" office:value-type="string" calcext:value-type="string">
            <text:p>Nombre de câbles disposés dans l'artère (déduit à partir des données Cable) </text:p>
          </table:table-cell>
          <table:table-cell table:style-name="ce107" office:value-type="string" calcext:value-type="string">
            <text:p>INTEGER</text:p>
          </table:table-cell>
          <table:table-cell table:style-name="ce59"/>
          <table:table-cell table:style-name="ce150" office:value-type="string" calcext:value-type="string">
            <text:p>obligatoire (A-S-F)</text:p>
          </table:table-cell>
          <table:table-cell table:number-columns-repeated="2"/>
          <table:table-cell table:style-name="ce157" office:value-type="string" calcext:value-type="string">
            <text:p>nb_cable</text:p>
          </table:table-cell>
          <table:table-cell table:style-name="ce95" office:value-type="string" calcext:value-type="string">
            <text:p>INTEGER</text:p>
          </table:table-cell>
          <table:table-cell table:style-name="ce95"/>
          <table:table-cell table:style-name="ce95" table:formula="of:=IF([.I14]=&quot;obligatoire&quot;;&quot;NOT NULL&quot;;&quot;&quot;)">
            <text:p/>
          </table:table-cell>
          <table:table-cell table:style-name="ce95" table:number-columns-repeated="4"/>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style-name="ce195" office:value-type="string" calcext:value-type="string">
            <text:p>nombreCable</text:p>
          </table:table-cell>
          <table:table-cell/>
          <table:table-cell table:style-name="ce157" office:value-type="string" calcext:value-type="string">
            <text:p>NB_CABLE</text:p>
          </table:table-cell>
          <table:table-cell table:number-columns-repeated="2"/>
          <table:table-cell table:style-name="Default"/>
          <table:table-cell/>
          <table:table-cell office:value-type="string" calcext:value-type="string">
            <text:p>v1</text:p>
          </table:table-cell>
          <table:table-cell table:number-columns-repeated="987"/>
        </table:table-row>
        <table:table-row table:style-name="ro11">
          <table:table-cell/>
          <table:table-cell office:value-type="string" calcext:value-type="string">
            <text:p>Calculable, donc une vue peut le faire si besoin. </text:p>
          </table:table-cell>
          <table:table-cell/>
          <table:table-cell table:style-name="ce195" office:value-type="string" calcext:value-type="string">
            <text:p>nombreCableHorsFourreau</text:p>
          </table:table-cell>
          <table:table-cell table:style-name="ce59" office:value-type="string" calcext:value-type="string">
            <text:p>Nombre de câbles disposés directement dans l'artère (déduit à partir des données &lt;Cable&gt; et &lt;Fourreau&gt;) </text:p>
          </table:table-cell>
          <table:table-cell table:style-name="ce107" office:value-type="string" calcext:value-type="string">
            <text:p>INTEGER</text:p>
          </table:table-cell>
          <table:table-cell table:style-name="ce59"/>
          <table:table-cell table:style-name="ce150" office:value-type="string" calcext:value-type="string">
            <text:p>obligatoire (A-S-F)</text:p>
          </table:table-cell>
          <table:table-cell table:number-columns-repeated="2"/>
          <table:table-cell table:style-name="ce157"/>
          <table:table-cell table:style-name="ce95" office:value-type="string" calcext:value-type="string">
            <text:p>INTEGER</text:p>
          </table:table-cell>
          <table:table-cell table:style-name="ce95"/>
          <table:table-cell table:style-name="ce95" table:formula="of:=IF([.I15]=&quot;obligatoire&quot;;&quot;NOT NULL&quot;;&quot;&quot;)">
            <text:p/>
          </table:table-cell>
          <table:table-cell table:style-name="ce95" table:number-columns-repeated="4"/>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style-name="ce195" office:value-type="string" calcext:value-type="string">
            <text:p>nombreCableHorsFourreau</text:p>
          </table:table-cell>
          <table:table-cell/>
          <table:table-cell table:style-name="ce157"/>
          <table:table-cell table:number-columns-repeated="2"/>
          <table:table-cell table:style-name="Default"/>
          <table:table-cell/>
          <table:table-cell office:value-type="string" calcext:value-type="string">
            <text:p>v1</text:p>
          </table:table-cell>
          <table:table-cell table:number-columns-repeated="987"/>
        </table:table-row>
        <table:table-row table:style-name="ro7">
          <table:table-cell/>
          <table:table-cell office:value-type="string" calcext:value-type="string">
            <text:p>Calculable, donc une vue peut le faire si besoin. </text:p>
          </table:table-cell>
          <table:table-cell/>
          <table:table-cell table:style-name="ce195" office:value-type="string" calcext:value-type="string">
            <text:p>nombreTube</text:p>
          </table:table-cell>
          <table:table-cell table:style-name="ce59" office:value-type="string" calcext:value-type="string">
            <text:p>Nombre de tubes présents dans l'artère (déduit à partir des données de sous-tubage)</text:p>
          </table:table-cell>
          <table:table-cell table:style-name="ce107" office:value-type="string" calcext:value-type="string">
            <text:p>INTEGER</text:p>
          </table:table-cell>
          <table:table-cell table:style-name="ce59"/>
          <table:table-cell table:style-name="ce150" office:value-type="string" calcext:value-type="string">
            <text:p>obligatoire (S)</text:p>
          </table:table-cell>
          <table:table-cell table:number-columns-repeated="2"/>
          <table:table-cell table:style-name="ce157" office:value-type="string" calcext:value-type="string">
            <text:p>nb_fibre</text:p>
          </table:table-cell>
          <table:table-cell table:style-name="ce95" office:value-type="string" calcext:value-type="string">
            <text:p>INTEGER</text:p>
          </table:table-cell>
          <table:table-cell table:style-name="ce95"/>
          <table:table-cell table:style-name="ce95" table:formula="of:=IF([.I16]=&quot;obligatoire&quot;;&quot;NOT NULL&quot;;&quot;&quot;)">
            <text:p/>
          </table:table-cell>
          <table:table-cell table:style-name="ce95" table:number-columns-repeated="4"/>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style-name="ce195" office:value-type="string" calcext:value-type="string">
            <text:p>nombreTube</text:p>
          </table:table-cell>
          <table:table-cell/>
          <table:table-cell table:style-name="ce157" office:value-type="string" calcext:value-type="string">
            <text:p>NB_FIBRE</text:p>
          </table:table-cell>
          <table:table-cell table:number-columns-repeated="2"/>
          <table:table-cell table:style-name="Default"/>
          <table:table-cell/>
          <table:table-cell office:value-type="string" calcext:value-type="string">
            <text:p>v1</text:p>
          </table:table-cell>
          <table:table-cell table:number-columns-repeated="987"/>
        </table:table-row>
        <table:table-row table:style-name="ro6">
          <table:table-cell/>
          <table:table-cell office:value-type="string" calcext:value-type="string">
            <text:p>Calculable, donc une vue peut le faire si besoin. </text:p>
          </table:table-cell>
          <table:table-cell/>
          <table:table-cell table:style-name="ce195" office:value-type="string" calcext:value-type="string">
            <text:p>nombreUtilisateur</text:p>
          </table:table-cell>
          <table:table-cell table:style-name="ce59" office:value-type="string" calcext:value-type="string">
            <text:p>Nombre d'utilisateurs de l'artère(déduit à partir des données &lt;Cable&gt; et &lt;Fourreau&gt;) </text:p>
          </table:table-cell>
          <table:table-cell table:style-name="ce107" office:value-type="string" calcext:value-type="string">
            <text:p>INTEGER</text:p>
          </table:table-cell>
          <table:table-cell table:style-name="ce59"/>
          <table:table-cell table:style-name="ce150" office:value-type="string" calcext:value-type="string">
            <text:p>Obligatoire (A-S-F)</text:p>
          </table:table-cell>
          <table:table-cell table:number-columns-repeated="2"/>
          <table:table-cell table:style-name="ce157" office:value-type="string" calcext:value-type="string">
            <text:p>nb_util</text:p>
          </table:table-cell>
          <table:table-cell table:style-name="ce95" office:value-type="string" calcext:value-type="string">
            <text:p>INTEGER</text:p>
          </table:table-cell>
          <table:table-cell table:style-name="ce95"/>
          <table:table-cell table:style-name="ce95" table:formula="of:=IF([.I17]=&quot;obligatoire&quot;;&quot;NOT NULL&quot;;&quot;&quot;)">
            <text:p/>
          </table:table-cell>
          <table:table-cell table:style-name="ce95" table:number-columns-repeated="4"/>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style-name="ce195" office:value-type="string" calcext:value-type="string">
            <text:p>nombreUtilisateur</text:p>
          </table:table-cell>
          <table:table-cell/>
          <table:table-cell table:style-name="ce157" office:value-type="string" calcext:value-type="string">
            <text:p>NB_UTIL</text:p>
          </table:table-cell>
          <table:table-cell table:number-columns-repeated="2"/>
          <table:table-cell table:style-name="Default"/>
          <table:table-cell/>
          <table:table-cell office:value-type="string" calcext:value-type="string">
            <text:p>v1</text:p>
          </table:table-cell>
          <table:table-cell table:number-columns-repeated="987"/>
        </table:table-row>
        <table:table-row table:style-name="ro24">
          <table:table-cell/>
          <table:table-cell table:style-name="ce31" office:value-type="string" calcext:value-type="string">
            <text:p>Utilité (Vide, Non vide exploitable, Non vide non exploitable, Saturée) ? Fx disponibles n'est-il pas suffisant ? <text:s/>nbrFx – nbrFxDispo = nbrFxHS</text:p>
          </table:table-cell>
          <table:table-cell table:style-name="ce31"/>
          <table:table-cell table:style-name="ce59" office:value-type="string" calcext:value-type="string">
            <text:p>occupation</text:p>
          </table:table-cell>
          <table:table-cell table:style-name="ce59" office:value-type="string" calcext:value-type="string">
            <text:p>Occupation de l'artère</text:p>
          </table:table-cell>
          <table:table-cell table:style-name="ce107" office:value-type="string" calcext:value-type="string">
            <text:p>Texte</text:p>
          </table:table-cell>
          <table:table-cell table:style-name="ce199" office:value-type="string" calcext:value-type="string">
            <text:p><text:span text:style-name="T2">Suivant la classification &lt;Occupation</text:span><text:span text:style-name="T6">Type&gt;</text:span></text:p>
          </table:table-cell>
          <table:table-cell table:style-name="ce150" office:value-type="string" calcext:value-type="string">
            <text:p>obligatoire</text:p>
          </table:table-cell>
          <table:table-cell table:number-columns-repeated="2"/>
          <table:table-cell table:style-name="ce8" office:value-type="string" calcext:value-type="string">
            <text:p>ar_occp</text:p>
          </table:table-cell>
          <table:table-cell table:style-name="ce95" office:value-type="string" calcext:value-type="string">
            <text:p>VARCHAR(254)</text:p>
          </table:table-cell>
          <table:table-cell table:style-name="ce95"/>
          <table:table-cell table:style-name="ce95" table:formula="of:=IF([Att_abd.I18]=&quot;obligatoire&quot;;&quot;NOT NULL&quot;;&quot;&quot;)">
            <text:p/>
          </table:table-cell>
          <table:table-cell table:style-name="ce95" table:number-columns-repeated="4"/>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table-cell table:style-name="ce5" table:formula="of:=[Att_abd.K18] &amp; &quot; &quot; &amp; [Att_abd.L18] &amp; &quot;,&quot;" office:value-type="string" office:string-value="ar_occp VARCHAR(254)," calcext:value-type="string">
            <text:p>ar_occp VARCHAR(254),</text:p>
          </table:table-cell>
          <table:table-cell table:style-name="Default"/>
          <table:table-cell table:style-name="ce50" office:value-type="string" calcext:value-type="string">
            <text:p>occupation</text:p>
          </table:table-cell>
          <table:table-cell/>
          <table:table-cell table:style-name="ce8" office:value-type="string" calcext:value-type="string">
            <text:p>AR_OCCP</text:p>
          </table:table-cell>
          <table:table-cell table:number-columns-repeated="2"/>
          <table:table-cell table:style-name="Default"/>
          <table:table-cell/>
          <table:table-cell office:value-type="string" calcext:value-type="string">
            <text:p>v1</text:p>
          </table:table-cell>
          <table:table-cell table:number-columns-repeated="987"/>
        </table:table-row>
        <table:table-row table:style-name="ro8">
          <table:table-cell/>
          <table:table-cell table:style-name="ce31" table:number-columns-repeated="2"/>
          <table:table-cell table:style-name="ce59" table:number-columns-repeated="2"/>
          <table:table-cell table:style-name="ce107"/>
          <table:table-cell table:style-name="ce199"/>
          <table:table-cell table:style-name="ce150"/>
          <table:table-cell table:number-columns-repeated="2"/>
          <table:table-cell table:style-name="ce8"/>
          <table:table-cell table:style-name="ce95" table:number-columns-repeated="7"/>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style-name="ce50"/>
          <table:table-cell/>
          <table:table-cell table:style-name="ce8"/>
          <table:table-cell table:number-columns-repeated="2"/>
          <table:table-cell table:style-name="Default"/>
          <table:table-cell table:number-columns-repeated="989"/>
        </table:table-row>
        <table:table-row table:style-name="ro8">
          <table:table-cell/>
          <table:table-cell table:style-name="Default" table:number-columns-repeated="32"/>
          <table:table-cell/>
          <table:table-cell table:style-name="Default"/>
          <table:table-cell table:number-columns-repeated="989"/>
        </table:table-row>
        <table:table-row table:style-name="ro21">
          <table:table-cell/>
          <table:table-cell table:style-name="Default"/>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style-name="Default" table:number-columns-repeated="25"/>
          <table:table-cell/>
          <table:table-cell table:style-name="Default"/>
          <table:table-cell table:number-columns-repeated="989"/>
        </table:table-row>
        <table:table-row table:style-name="ro1">
          <table:table-cell/>
          <table:table-cell table:style-name="Default"/>
          <table:table-cell office:value-type="string" calcext:value-type="string">
            <text:p>FOURREAU</text:p>
          </table:table-cell>
          <table:table-cell table:style-name="ce46" table:number-columns-repeated="2"/>
          <table:table-cell table:style-name="ce91"/>
          <table:table-cell table:style-name="ce127"/>
          <table:table-cell table:style-name="ce141"/>
          <table:table-cell table:number-columns-repeated="2"/>
          <table:table-cell table:style-name="ce64"/>
          <table:table-cell table:style-name="ce91" table:number-columns-repeated="7"/>
          <table:table-cell table:style-name="ce23"/>
          <table:table-cell table:style-name="ce3"/>
          <table:table-cell table:style-name="ce23"/>
          <table:table-cell table:style-name="Default" table:number-columns-repeated="12"/>
          <table:table-cell/>
          <table:table-cell table:style-name="Default"/>
          <table:table-cell table:number-columns-repeated="989"/>
        </table:table-row>
        <table:table-row table:style-name="ro16">
          <table:table-cell table:number-columns-repeated="3"/>
          <table:table-cell table:style-name="ce52" office:value-type="string" calcext:value-type="string">
            <text:p>qualiteGeolocalisation</text:p>
          </table:table-cell>
          <table:table-cell table:style-name="ce48" office:value-type="string" calcext:value-type="string">
            <text:p>Qualité de la géolocalisation</text:p>
          </table:table-cell>
          <table:table-cell table:style-name="ce93" office:value-type="string" calcext:value-type="string">
            <text:p>Texte</text:p>
          </table:table-cell>
          <table:table-cell table:style-name="ce48" office:value-type="string" calcext:value-type="string">
            <text:p>Suivant classification QualiteGeolocalisationType</text:p>
          </table:table-cell>
          <table:table-cell table:style-name="ce143" office:value-type="string" calcext:value-type="string">
            <text:p>obligatoire</text:p>
          </table:table-cell>
          <table:table-cell table:number-columns-repeated="2"/>
          <table:table-cell table:style-name="ce11"/>
          <table:table-cell table:style-name="ce93" office:value-type="string" calcext:value-type="string">
            <text:p>VARCHAR(254)</text:p>
          </table:table-cell>
          <table:table-cell table:style-name="ce93"/>
          <table:table-cell table:style-name="ce93" table:formula="of:=IF([.I23]=&quot;obligatoire&quot;;&quot;NOT NULL&quot;;&quot;&quot;)">
            <text:p/>
          </table:table-cell>
          <table:table-cell table:style-name="ce93" table:number-columns-repeated="4"/>
          <table:table-cell table:style-name="ce23"/>
          <table:table-cell/>
          <table:table-cell table:style-name="ce23"/>
          <table:table-cell table:style-name="ce3"/>
          <table:table-cell table:style-name="Default" table:number-columns-repeated="2"/>
          <table:table-cell table:style-name="ce5"/>
          <table:table-cell table:style-name="Default"/>
          <table:table-cell table:style-name="ce23"/>
          <table:table-cell table:style-name="ce5"/>
          <table:table-cell table:style-name="Default"/>
          <table:table-cell table:style-name="ce5" table:formula="of:=[.K23] &amp; &quot; &quot; &amp; [.L23] &amp; &quot;,&quot;" office:value-type="string" office:string-value=" VARCHAR(254)," calcext:value-type="string">
            <text:p><text:s/>VARCHAR(254),</text:p>
          </table:table-cell>
          <table:table-cell table:style-name="ce5"/>
          <table:table-cell table:style-name="Default"/>
          <table:table-cell table:style-name="ce52" office:value-type="string" calcext:value-type="string">
            <text:p>qualiteGeolocalisation</text:p>
          </table:table-cell>
          <table:table-cell table:style-name="ce3"/>
          <table:table-cell table:style-name="Default"/>
          <table:table-cell/>
          <table:table-cell table:style-name="ce3"/>
          <table:table-cell table:number-columns-repeated="987"/>
        </table:table-row>
        <table:table-row table:style-name="ro16">
          <table:table-cell table:number-columns-repeated="3"/>
          <table:table-cell table:style-name="ce52" office:value-type="string" calcext:value-type="string">
            <text:p>sourceGeolocalisation</text:p>
          </table:table-cell>
          <table:table-cell table:style-name="ce48" office:value-type="string" calcext:value-type="string">
            <text:p>Source de la géolocalisation</text:p>
          </table:table-cell>
          <table:table-cell table:style-name="ce93" office:value-type="string" calcext:value-type="string">
            <text:p>Texte</text:p>
          </table:table-cell>
          <table:table-cell table:style-name="ce48"/>
          <table:table-cell table:style-name="ce143" office:value-type="string" calcext:value-type="string">
            <text:p>obligatoire</text:p>
          </table:table-cell>
          <table:table-cell table:number-columns-repeated="2"/>
          <table:table-cell table:style-name="ce11"/>
          <table:table-cell table:style-name="ce93" office:value-type="string" calcext:value-type="string">
            <text:p>VARCHAR(254)</text:p>
          </table:table-cell>
          <table:table-cell table:style-name="ce93"/>
          <table:table-cell table:style-name="ce93" table:formula="of:=IF([.I24]=&quot;obligatoire&quot;;&quot;NOT NULL&quot;;&quot;&quot;)">
            <text:p/>
          </table:table-cell>
          <table:table-cell table:style-name="ce93" table:number-columns-repeated="4"/>
          <table:table-cell table:style-name="ce23"/>
          <table:table-cell/>
          <table:table-cell table:style-name="ce23"/>
          <table:table-cell table:style-name="ce3"/>
          <table:table-cell table:style-name="Default" table:number-columns-repeated="2"/>
          <table:table-cell table:style-name="ce5"/>
          <table:table-cell table:style-name="Default"/>
          <table:table-cell table:style-name="ce23"/>
          <table:table-cell table:style-name="ce5"/>
          <table:table-cell table:style-name="Default"/>
          <table:table-cell table:style-name="ce5" table:formula="of:=[.K24] &amp; &quot; &quot; &amp; [.L24] &amp; &quot;,&quot;" office:value-type="string" office:string-value=" VARCHAR(254)," calcext:value-type="string">
            <text:p><text:s/>VARCHAR(254),</text:p>
          </table:table-cell>
          <table:table-cell table:style-name="ce5"/>
          <table:table-cell table:style-name="Default"/>
          <table:table-cell table:style-name="ce52" office:value-type="string" calcext:value-type="string">
            <text:p>sourceGeolocalisation</text:p>
          </table:table-cell>
          <table:table-cell table:style-name="ce3"/>
          <table:table-cell table:style-name="Default"/>
          <table:table-cell/>
          <table:table-cell table:style-name="ce3"/>
          <table:table-cell table:number-columns-repeated="987"/>
        </table:table-row>
        <table:table-row table:style-name="ro8">
          <table:table-cell/>
          <table:table-cell table:style-name="Default" table:number-columns-repeated="32"/>
          <table:table-cell/>
          <table:table-cell table:style-name="Default"/>
          <table:table-cell table:number-columns-repeated="989"/>
        </table:table-row>
        <table:table-row table:style-name="ro21">
          <table:table-cell table:style-name="Default"/>
          <table:table-cell/>
          <table:table-cell table:style-name="ce43" office:value-type="string" calcext:value-type="string">
            <text:p>CLASSE D'OBJET</text:p>
          </table:table-cell>
          <table:table-cell table:style-name="ce45" office:value-type="string" calcext:value-type="string">
            <text:p>Nom de l'attribut</text:p>
          </table:table-cell>
          <table:table-cell table:style-name="ce76" office:value-type="string" calcext:value-type="string">
            <text:p>Définition</text:p>
          </table:table-cell>
          <table:table-cell table:style-name="ce90" office:value-type="string" calcext:value-type="string">
            <text:p>Type de valeurs</text:p>
          </table:table-cell>
          <table:table-cell table:style-name="ce76" office:value-type="string" calcext:value-type="string">
            <text:p>Valeurs possibles</text:p>
          </table:table-cell>
          <table:table-cell table:style-name="ce140" office:value-type="string" calcext:value-type="string">
            <text:p>Contraintes sur l’attribut</text:p>
          </table:table-cell>
          <table:table-cell table:number-columns-repeated="2"/>
          <table:table-cell table:style-name="ce43" office:value-type="string" calcext:value-type="string">
            <text:p>Nom court de l'attribut</text:p>
          </table:table-cell>
          <table:table-cell table:style-name="ce90" office:value-type="string" calcext:value-type="string">
            <text:p>Type de valeurs</text:p>
          </table:table-cell>
          <table:table-cell table:style-name="ce90" table:number-columns-repeated="6"/>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number-columns-repeated="4"/>
          <table:table-cell table:style-name="Default" table:number-columns-repeated="991"/>
        </table:table-row>
        <table:table-row table:style-name="ro1">
          <table:table-cell table:style-name="Default"/>
          <table:table-cell/>
          <table:table-cell table:style-name="ce3" office:value-type="string" calcext:value-type="string">
            <text:p>CABLE</text:p>
          </table:table-cell>
          <table:table-cell table:style-name="ce56"/>
          <table:table-cell table:style-name="ce64"/>
          <table:table-cell table:style-name="ce101"/>
          <table:table-cell table:style-name="ce132"/>
          <table:table-cell table:style-name="ce101"/>
          <table:table-cell table:number-columns-repeated="2"/>
          <table:table-cell table:style-name="ce56"/>
          <table:table-cell table:style-name="ce101" table:number-columns-repeated="7"/>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number-columns-repeated="4"/>
          <table:table-cell table:style-name="Default" table:number-columns-repeated="991"/>
        </table:table-row>
        <table:table-row table:style-name="ro1">
          <table:table-cell/>
          <table:table-cell table:style-name="ce41" office:value-type="string" calcext:value-type="string">
            <text:p>Ne suffit pas. </text:p>
          </table:table-cell>
          <table:table-cell/>
          <table:table-cell table:style-name="ce60" office:value-type="string" calcext:value-type="string">
            <text:p>love</text:p>
          </table:table-cell>
          <table:table-cell table:style-name="ce60" office:value-type="string" calcext:value-type="string">
            <text:p>Longueur de love en mètres</text:p>
          </table:table-cell>
          <table:table-cell table:style-name="ce108" office:value-type="string" calcext:value-type="string">
            <text:p>Décimal</text:p>
          </table:table-cell>
          <table:table-cell table:style-name="ce60"/>
          <table:table-cell table:style-name="ce108" office:value-type="string" calcext:value-type="string">
            <text:p>Obligatoire</text:p>
          </table:table-cell>
          <table:table-cell table:number-columns-repeated="2"/>
          <table:table-cell office:value-type="string" calcext:value-type="string">
            <text:p>LOVE</text:p>
          </table:table-cell>
          <table:table-cell table:style-name="ce103" office:value-type="string" calcext:value-type="string">
            <text:p>Décimal</text:p>
          </table:table-cell>
          <table:table-cell table:style-name="ce103" table:number-columns-repeated="6"/>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number-columns-repeated="5"/>
          <table:table-cell table:style-name="Default"/>
          <table:table-cell/>
          <table:table-cell office:value-type="string" calcext:value-type="string">
            <text:p>v2Alpha1</text:p>
          </table:table-cell>
          <table:table-cell table:number-columns-repeated="987"/>
        </table:table-row>
        <table:table-row table:style-name="ro8" table:number-rows-repeated="2">
          <table:table-cell/>
          <table:table-cell table:style-name="Default" table:number-columns-repeated="32"/>
          <table:table-cell/>
          <table:table-cell table:style-name="Default"/>
          <table:table-cell table:number-columns-repeated="989"/>
        </table:table-row>
        <table:table-row table:style-name="ro21">
          <table:table-cell table:style-name="Default"/>
          <table:table-cell/>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number-columns-repeated="2"/>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number-columns-repeated="6"/>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number-columns-repeated="4"/>
          <table:table-cell table:style-name="Default" table:number-columns-repeated="991"/>
        </table:table-row>
        <table:table-row table:style-name="ro7">
          <table:table-cell table:style-name="Default"/>
          <table:table-cell/>
          <table:table-cell table:style-name="ce12" office:value-type="string" calcext:value-type="string">
            <text:p>SiteUtilisateurFinal</text:p>
          </table:table-cell>
          <table:table-cell table:style-name="ce47" office:value-type="string" calcext:value-type="string">
            <text:p>SUF_ID</text:p>
          </table:table-cell>
          <table:table-cell table:style-name="ce46" office:value-type="string" calcext:value-type="string">
            <text:p>Identifiant unique auto-incrémenté (selon plages d'identifiants)</text:p>
          </table:table-cell>
          <table:table-cell table:style-name="ce91" office:value-type="string" calcext:value-type="string">
            <text:p>INTEGER</text:p>
          </table:table-cell>
          <table:table-cell table:style-name="ce127"/>
          <table:table-cell table:style-name="ce141"/>
          <table:table-cell/>
          <table:table-cell office:value-type="string" calcext:value-type="string">
            <text:p>suf</text:p>
          </table:table-cell>
          <table:table-cell table:style-name="ce56" office:value-type="string" calcext:value-type="string">
            <text:p>sf_id</text:p>
          </table:table-cell>
          <table:table-cell table:style-name="ce91" office:value-type="string" calcext:value-type="string">
            <text:p>INTEGER</text:p>
          </table:table-cell>
          <table:table-cell table:style-name="ce91" table:number-columns-repeated="6"/>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number-columns-repeated="3"/>
          <table:table-cell table:style-name="ce56"/>
          <table:table-cell table:style-name="Default" table:number-columns-repeated="991"/>
        </table:table-row>
        <table:table-row table:style-name="ro3">
          <table:table-cell/>
          <table:table-cell table:style-name="ce40" office:value-type="string" calcext:value-type="string">
            <text:p>Pas géométrie sur les SUF ?</text:p>
          </table:table-cell>
          <table:table-cell/>
          <table:table-cell table:style-name="ce56" office:value-type="string" calcext:value-type="string">
            <text:p>geom</text:p>
          </table:table-cell>
          <table:table-cell table:style-name="ce56" office:value-type="string" calcext:value-type="string">
            <text:p>Point</text:p>
          </table:table-cell>
          <table:table-cell table:style-name="ce112" office:value-type="string" calcext:value-type="string">
            <text:p>Point</text:p>
          </table:table-cell>
          <table:table-cell table:style-name="ce56"/>
          <table:table-cell table:style-name="ce112" office:value-type="string" calcext:value-type="string">
            <text:p>Optionnel si codeNoeud</text:p>
          </table:table-cell>
          <table:table-cell table:number-columns-repeated="2"/>
          <table:table-cell table:style-name="ce56" office:value-type="string" calcext:value-type="string">
            <text:p>geom</text:p>
          </table:table-cell>
          <table:table-cell table:style-name="ce112" office:value-type="string" calcext:value-type="string">
            <text:p>Point</text:p>
          </table:table-cell>
          <table:table-cell table:style-name="ce112"/>
          <table:table-cell table:style-name="ce112" table:formula="of:=IF([.I33]=&quot;obligatoire&quot;;&quot;NOT NULL&quot;;&quot;&quot;)">
            <text:p/>
          </table:table-cell>
          <table:table-cell table:style-name="ce112" table:number-columns-repeated="4"/>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table-cell table:style-name="ce5" table:formula="of:=[.K33] &amp; &quot; &quot; &amp; [.M33] &amp; &quot; &quot; &amp; [.L33] &amp; &quot; &quot; &amp; [.S33] &amp; &quot;,&quot;" office:value-type="string" office:string-value="geom  Point ," calcext:value-type="string">
            <text:p>geom <text:s/>Point ,</text:p>
          </table:table-cell>
          <table:table-cell table:style-name="Default"/>
          <table:table-cell table:number-columns-repeated="3"/>
          <table:table-cell table:style-name="ce56" office:value-type="string" calcext:value-type="string">
            <text:p>geom</text:p>
          </table:table-cell>
          <table:table-cell/>
          <table:table-cell table:style-name="Default"/>
          <table:table-cell/>
          <table:table-cell office:value-type="string" calcext:value-type="string">
            <text:p>v2Alpha1</text:p>
          </table:table-cell>
          <table:table-cell table:number-columns-repeated="987"/>
        </table:table-row>
        <table:table-row table:style-name="ro19">
          <table:table-cell/>
          <table:table-cell table:style-name="ce40" office:value-type="string" calcext:value-type="string">
            <text:p>A étudier. Utilité si on a déjà le nombre de prises ?</text:p>
          </table:table-cell>
          <table:table-cell/>
          <table:table-cell table:style-name="ce83" office:value-type="string" calcext:value-type="string">
            <text:p>Individuel_collectif</text:p>
          </table:table-cell>
          <table:table-cell table:style-name="ce83" office:value-type="string" calcext:value-type="string">
            <text:p>Pour habitat seulement : préciser si habitat individuel (nb prises estimées &lt;= 2) ou collectif (&gt;=3)</text:p>
          </table:table-cell>
          <table:table-cell table:style-name="ce122" office:value-type="string" calcext:value-type="string">
            <text:p>CHAR(1)</text:p>
          </table:table-cell>
          <table:table-cell table:style-name="ce69"/>
          <table:table-cell table:style-name="ce152"/>
          <table:table-cell table:number-columns-repeated="2"/>
          <table:table-cell table:style-name="ce189" office:value-type="string" calcext:value-type="string">
            <text:p>si_indcoll</text:p>
          </table:table-cell>
          <table:table-cell table:style-name="ce122" office:value-type="string" calcext:value-type="string">
            <text:p>CHAR(1)</text:p>
          </table:table-cell>
          <table:table-cell table:style-name="ce122" table:number-columns-repeated="6"/>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number-columns-repeated="3"/>
          <table:table-cell table:style-name="ce189"/>
          <table:table-cell/>
          <table:table-cell table:style-name="Default"/>
          <table:table-cell/>
          <table:table-cell office:value-type="string" calcext:value-type="string">
            <text:p>alsace ?</text:p>
          </table:table-cell>
          <table:table-cell table:number-columns-repeated="987"/>
        </table:table-row>
        <table:table-row table:style-name="ro8">
          <table:table-cell/>
          <table:table-cell table:style-name="Default" table:number-columns-repeated="32"/>
          <table:table-cell/>
          <table:table-cell table:style-name="Default"/>
          <table:table-cell table:number-columns-repeated="989"/>
        </table:table-row>
        <table:table-row table:style-name="ro21">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number-columns-repeated="2"/>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formula="of:=IF([.H36]=&quot;obligatoire&quot;;&quot;NOT NULL&quot;;&quot;&quot;)">
            <text:p/>
          </table:table-cell>
          <table:table-cell table:style-name="ce109" table:number-columns-repeated="5"/>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number-columns-repeated="2"/>
          <table:table-cell table:style-name="Default"/>
          <table:table-cell table:number-columns-repeated="5"/>
          <table:table-cell table:style-name="Default"/>
          <table:table-cell table:number-columns-repeated="989"/>
        </table:table-row>
        <table:table-row table:style-name="ro1">
          <table:table-cell table:style-name="Default"/>
          <table:table-cell/>
          <table:table-cell table:style-name="ce12" office:value-type="string" calcext:value-type="string">
            <text:p>NOEUD</text:p>
          </table:table-cell>
          <table:table-cell table:style-name="ce47"/>
          <table:table-cell table:style-name="ce46"/>
          <table:table-cell table:style-name="ce91"/>
          <table:table-cell table:style-name="ce127"/>
          <table:table-cell table:style-name="ce141"/>
          <table:table-cell table:number-columns-repeated="2"/>
          <table:table-cell table:style-name="ce56"/>
          <table:table-cell table:style-name="ce91"/>
          <table:table-cell table:style-name="ce91" table:formula="of:=IF([.H37]=&quot;obligatoire&quot;;&quot;NOT NULL&quot;;&quot;&quot;)">
            <text:p/>
          </table:table-cell>
          <table:table-cell table:style-name="ce91" table:number-columns-repeated="5"/>
          <table:table-cell table:style-name="ce23"/>
          <table:table-cell table:style-name="ce3"/>
          <table:table-cell table:style-name="ce23"/>
          <table:table-cell table:style-name="ce5"/>
          <table:table-cell table:style-name="Default" table:number-columns-repeated="2"/>
          <table:table-cell table:style-name="ce5"/>
          <table:table-cell table:style-name="Default"/>
          <table:table-cell table:style-name="ce5" table:formula="of:=&quot;CREATE TABLE &quot; &amp; [.J37] &amp; &quot;(&quot;" office:value-type="string" office:string-value="CREATE TABLE (" calcext:value-type="string">
            <text:p>CREATE TABLE (</text:p>
          </table:table-cell>
          <table:table-cell table:style-name="ce5" table:formula="of:=[.K37] &amp; &quot; &quot; &amp; [.M37] &amp; &quot; &quot; &amp; [.L37] &amp; &quot; &quot; &amp; [.S37] &amp; &quot;,&quot;" office:value-type="string" office:string-value="   ," calcext:value-type="string">
            <text:p><text:s text:c="3"/>,</text:p>
          </table:table-cell>
          <table:table-cell table:style-name="Default"/>
          <table:table-cell table:number-columns-repeated="3"/>
          <table:table-cell table:style-name="ce56" office:value-type="string" calcext:value-type="string">
            <text:p>SUF_ID</text:p>
          </table:table-cell>
          <table:table-cell table:style-name="Default" table:number-columns-repeated="991"/>
        </table:table-row>
        <table:table-row table:style-name="ro11">
          <table:table-cell/>
          <table:table-cell table:style-name="ce41" office:value-type="string" calcext:value-type="string">
            <text:p>Pas utile dans modèle d'échange</text:p>
          </table:table-cell>
          <table:table-cell/>
          <table:table-cell table:style-name="ce196" office:value-type="string" calcext:value-type="string">
            <text:p>nombreEquipementPassif</text:p>
          </table:table-cell>
          <table:table-cell table:style-name="ce60" office:value-type="string" calcext:value-type="string">
            <text:p>Nombre d'équipements passifs présents dans le nœud <text:s/>(calculé)</text:p>
          </table:table-cell>
          <table:table-cell table:style-name="ce108" office:value-type="string" calcext:value-type="string">
            <text:p>INTEGER</text:p>
          </table:table-cell>
          <table:table-cell table:style-name="ce60"/>
          <table:table-cell table:style-name="ce108" office:value-type="string" calcext:value-type="string">
            <text:p>obligatoire</text:p>
          </table:table-cell>
          <table:table-cell table:number-columns-repeated="2"/>
          <table:table-cell table:style-name="ce12" office:value-type="string" calcext:value-type="string">
            <text:p>NO_NB_EP</text:p>
          </table:table-cell>
          <table:table-cell table:style-name="ce104" office:value-type="string" calcext:value-type="string">
            <text:p>INTEGER</text:p>
          </table:table-cell>
          <table:table-cell table:style-name="ce104"/>
          <table:table-cell table:style-name="ce104" table:formula="of:=IF([Att_abd.H38]=&quot;obligatoire&quot;;&quot;NOT NULL&quot;;&quot;&quot;)" office:value-type="string" office:string-value="NOT NULL" calcext:value-type="string">
            <text:p>NOT NULL</text:p>
          </table:table-cell>
          <table:table-cell table:style-name="ce104" table:number-columns-repeated="5"/>
          <table:table-cell/>
          <table:table-cell table:style-name="ce23"/>
          <table:table-cell table:number-columns-repeated="6"/>
          <table:table-cell table:formula="of:=[Att_abd.K38] &amp; &quot; &quot; &amp; [Att_abd.L38] &amp; &quot; &quot; &amp; [Att_abd.N38] &amp; &quot; &quot; &amp; [Att_abd.T38] &amp; &quot;,&quot;" office:value-type="string" office:string-value="NO_NB_EP INTEGER NOT NULL ," calcext:value-type="string">
            <text:p>NO_NB_EP INTEGER NOT NULL ,</text:p>
          </table:table-cell>
          <table:table-cell/>
          <table:table-cell table:style-name="ce17" office:value-type="string" calcext:value-type="string">
            <text:p>nombreEquipementPassif</text:p>
          </table:table-cell>
          <table:table-cell/>
          <table:table-cell office:value-type="string" calcext:value-type="string">
            <text:p>NB_EP</text:p>
          </table:table-cell>
          <table:table-cell table:number-columns-repeated="2"/>
          <table:table-cell table:style-name="Default"/>
          <table:table-cell table:number-columns-repeated="989"/>
        </table:table-row>
        <table:table-row table:style-name="ro9">
          <table:table-cell table:style-name="Default" table:number-columns-repeated="1024"/>
        </table:table-row>
        <table:table-row table:style-name="ro25">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number-columns-repeated="2"/>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H40]=&quot;obligatoire&quot;;&quot;NOT NULL&quot;;&quot;&quot;)">
            <text:p/>
          </table:table-cell>
          <table:table-cell table:style-name="ce109" table:number-columns-repeated="5"/>
          <table:table-cell table:number-columns-repeated="1005"/>
        </table:table-row>
        <table:table-row table:style-name="ro3">
          <table:table-cell table:number-columns-repeated="2"/>
          <table:table-cell table:style-name="ce44" office:value-type="string" calcext:value-type="string">
            <text:p>TIROIR</text:p>
          </table:table-cell>
          <table:table-cell table:style-name="ce47"/>
          <table:table-cell table:style-name="ce46"/>
          <table:table-cell table:style-name="ce91"/>
          <table:table-cell table:style-name="ce127"/>
          <table:table-cell table:style-name="ce141"/>
          <table:table-cell table:number-columns-repeated="2"/>
          <table:table-cell table:style-name="ce56"/>
          <table:table-cell table:style-name="ce91" table:number-columns-repeated="4"/>
          <table:table-cell table:style-name="ce125"/>
          <table:table-cell table:style-name="ce91" table:number-columns-repeated="3"/>
          <table:table-cell table:number-columns-repeated="7"/>
          <table:table-cell table:formula="of:=&quot;CREATE TABLE &quot; &amp; [.J41] &amp; &quot;(&quot;" office:value-type="string" office:string-value="CREATE TABLE (" calcext:value-type="string">
            <text:p>CREATE TABLE (</text:p>
          </table:table-cell>
          <table:table-cell table:formula="of:=[.K41] &amp; &quot; &quot; &amp; [.L41] &amp; &quot; &quot; &amp; [.N41] &amp; &quot; &quot; &amp; [.T41] &amp; &quot;,&quot;" office:value-type="string" office:string-value="   ," calcext:value-type="string">
            <text:p><text:s text:c="3"/>,</text:p>
          </table:table-cell>
          <table:table-cell table:number-columns-repeated="4"/>
          <table:table-cell table:style-name="ce56" office:value-type="string" calcext:value-type="string">
            <text:p>TIR_ID</text:p>
          </table:table-cell>
          <table:table-cell table:number-columns-repeated="991"/>
        </table:table-row>
        <table:table-row table:style-name="ro5">
          <table:table-cell/>
          <table:table-cell table:style-name="ce41" office:value-type="string" calcext:value-type="string">
            <text:p>TI_ETIQUET prend la place. </text:p>
          </table:table-cell>
          <table:table-cell/>
          <table:table-cell table:style-name="ce6" office:value-type="string" calcext:value-type="string">
            <text:p>TIR_NOM</text:p>
          </table:table-cell>
          <table:table-cell table:style-name="ce6" office:value-type="string" calcext:value-type="string">
            <text:p>Nom du TIROIR tel qu'étiqueté sur le terrain (selon règles et plages de nommage)</text:p>
          </table:table-cell>
          <table:table-cell table:style-name="ce25" office:value-type="string" calcext:value-type="string">
            <text:p>VARCHAR(20)</text:p>
          </table:table-cell>
          <table:table-cell table:style-name="ce6"/>
          <table:table-cell table:style-name="ce25" office:value-type="string" calcext:value-type="string">
            <text:p>obligatoire</text:p>
          </table:table-cell>
          <table:table-cell table:number-columns-repeated="2"/>
          <table:table-cell table:style-name="ce6" office:value-type="string" calcext:value-type="string">
            <text:p>TI_NOM</text:p>
          </table:table-cell>
          <table:table-cell table:style-name="ce25" office:value-type="string" calcext:value-type="string">
            <text:p>VARCHAR(20)</text:p>
          </table:table-cell>
          <table:table-cell table:style-name="ce25"/>
          <table:table-cell table:style-name="ce25" table:formula="of:=IF([Att_abd.H42]=&quot;obligatoire&quot;;&quot;NOT NULL&quot;;&quot;&quot;)" office:value-type="string" office:string-value="NOT NULL" calcext:value-type="string">
            <text:p>NOT NULL</text:p>
          </table:table-cell>
          <table:table-cell table:style-name="ce25" table:number-columns-repeated="5"/>
          <table:table-cell table:number-columns-repeated="8"/>
          <table:table-cell table:formula="of:=[Att_abd.K42] &amp; &quot; &quot; &amp; [Att_abd.L42] &amp; &quot; &quot; &amp; [Att_abd.N42] &amp; &quot; &quot; &amp; [Att_abd.T42] &amp; &quot;,&quot;" office:value-type="string" office:string-value="TI_NOM VARCHAR(20) NOT NULL ," calcext:value-type="string">
            <text:p>TI_NOM VARCHAR(20) NOT NULL ,</text:p>
          </table:table-cell>
          <table:table-cell table:number-columns-repeated="4"/>
          <table:table-cell table:style-name="ce44" office:value-type="string" calcext:value-type="string">
            <text:p>TIR_NOM</text:p>
          </table:table-cell>
          <table:table-cell table:number-columns-repeated="991"/>
        </table:table-row>
        <table:table-row table:style-name="ro9" table:number-rows-repeated="3">
          <table:table-cell table:style-name="Default" table:number-columns-repeated="1024"/>
        </table:table-row>
        <table:table-row table:style-name="ro25">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number-columns-repeated="2"/>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Att_abd.H46]=&quot;obligatoire&quot;;&quot;NOT NULL&quot;;&quot;&quot;)">
            <text:p/>
          </table:table-cell>
          <table:table-cell table:style-name="ce109" table:number-columns-repeated="5"/>
          <table:table-cell table:number-columns-repeated="1005"/>
        </table:table-row>
        <table:table-row table:style-name="ro14">
          <table:table-cell table:number-columns-repeated="2"/>
          <table:table-cell table:style-name="ce12" office:value-type="string" calcext:value-type="string">
            <text:p>SITE_RADIO</text:p>
          </table:table-cell>
          <table:table-cell table:style-name="ce47" office:value-type="string" calcext:value-type="string">
            <text:p>id</text:p>
          </table:table-cell>
          <table:table-cell table:style-name="ce46" office:value-type="string" calcext:value-type="string">
            <text:p>Identifiant généré automatiquement</text:p>
          </table:table-cell>
          <table:table-cell table:style-name="ce91" office:value-type="string" calcext:value-type="string">
            <text:p>INTEGER automatique</text:p>
          </table:table-cell>
          <table:table-cell table:style-name="ce127"/>
          <table:table-cell table:style-name="ce141" office:value-type="string" calcext:value-type="string">
            <text:p>obligatoire</text:p>
          </table:table-cell>
          <table:table-cell/>
          <table:table-cell office:value-type="string" calcext:value-type="string">
            <text:p>SITERADIO</text:p>
          </table:table-cell>
          <table:table-cell table:style-name="ce56" office:value-type="string" calcext:value-type="string">
            <text:p>SR_ID</text:p>
          </table:table-cell>
          <table:table-cell table:style-name="ce91" office:value-type="string" calcext:value-type="string">
            <text:p>INTEGER</text:p>
          </table:table-cell>
          <table:table-cell table:style-name="ce91"/>
          <table:table-cell table:style-name="ce91" table:formula="of:=IF([Att_abd.H47]=&quot;obligatoire&quot;;&quot;NOT NULL&quot;;&quot;&quot;)" office:value-type="string" office:string-value="NOT NULL" calcext:value-type="string">
            <text:p>NOT NULL</text:p>
          </table:table-cell>
          <table:table-cell table:style-name="ce91"/>
          <table:table-cell table:style-name="ce125" table:formula="of:= &quot;CONSTRAINT &quot;&quot;&quot; &amp; [Att_abd.J47] &amp; &quot;_PK&quot;&quot; PRIMARY KEY (&quot; &amp; [Att_abd.K47] &amp; &quot;)&quot;" office:value-type="string" office:string-value="CONSTRAINT &quot;SITERADIO_PK&quot; PRIMARY KEY (SR_ID)" calcext:value-type="string">
            <text:p>CONSTRAINT "SITERADIO_PK" PRIMARY KEY (SR_ID)</text:p>
          </table:table-cell>
          <table:table-cell table:style-name="ce91" table:number-columns-repeated="3"/>
          <table:table-cell table:number-columns-repeated="7"/>
          <table:table-cell table:formula="of:=&quot;CREATE TABLE &quot; &amp; [Att_abd.J47] &amp; &quot;(&quot;" office:value-type="string" office:string-value="CREATE TABLE SITERADIO(" calcext:value-type="string">
            <text:p>CREATE TABLE SITERADIO(</text:p>
          </table:table-cell>
          <table:table-cell table:formula="of:=[Att_abd.K47] &amp; &quot; &quot; &amp; [Att_abd.L47] &amp; &quot; &quot; &amp; [Att_abd.N47] &amp; &quot; &quot; &amp; [Att_abd.T47] &amp; &quot;,&quot;" office:value-type="string" office:string-value="SR_ID INTEGER NOT NULL ," calcext:value-type="string">
            <text:p>SR_ID INTEGER NOT NULL ,</text:p>
          </table:table-cell>
          <table:table-cell table:number-columns-repeated="996"/>
        </table:table-row>
        <table:table-row table:style-name="ro5">
          <table:table-cell table:number-columns-repeated="3"/>
          <table:table-cell table:style-name="ce52" office:value-type="string" calcext:value-type="string">
            <text:p>codeSiteRadio</text:p>
          </table:table-cell>
          <table:table-cell table:style-name="ce52" office:value-type="string" calcext:value-type="string">
            <text:p>Code interne</text:p>
          </table:table-cell>
          <table:table-cell table:style-name="ce96" office:value-type="string" calcext:value-type="string">
            <text:p>TEXT</text:p>
          </table:table-cell>
          <table:table-cell table:style-name="ce52" office:value-type="string" calcext:value-type="string">
            <text:p>Code interne selon règles de nommage</text:p>
          </table:table-cell>
          <table:table-cell table:style-name="ce145" office:value-type="string" calcext:value-type="string">
            <text:p>obligatoire</text:p>
          </table:table-cell>
          <table:table-cell table:number-columns-repeated="2"/>
          <table:table-cell table:style-name="ce11" office:value-type="string" calcext:value-type="string">
            <text:p>SR_CODE</text:p>
          </table:table-cell>
          <table:table-cell table:style-name="ce96" office:value-type="string" calcext:value-type="string">
            <text:p>VARCHAR(254)</text:p>
          </table:table-cell>
          <table:table-cell table:style-name="ce96"/>
          <table:table-cell table:style-name="ce96" table:formula="of:=IF([Att_abd.H48]=&quot;obligatoire&quot;;&quot;NOT NULL&quot;;&quot;&quot;)" office:value-type="string" office:string-value="NOT NULL" calcext:value-type="string">
            <text:p>NOT NULL</text:p>
          </table:table-cell>
          <table:table-cell table:style-name="ce96" table:number-columns-repeated="5"/>
          <table:table-cell table:number-columns-repeated="8"/>
          <table:table-cell table:formula="of:=[Att_abd.K48] &amp; &quot; &quot; &amp; [Att_abd.L48] &amp; &quot; &quot; &amp; [Att_abd.N48] &amp; &quot; &quot; &amp; [Att_abd.T48] &amp; &quot;,&quot;" office:value-type="string" office:string-value="SR_CODE VARCHAR(254) NOT NULL ," calcext:value-type="string">
            <text:p>SR_CODE VARCHAR(254) NOT NULL ,</text:p>
          </table:table-cell>
          <table:table-cell table:number-columns-repeated="996"/>
        </table:table-row>
        <table:table-row table:style-name="ro5">
          <table:table-cell table:number-columns-repeated="3"/>
          <table:table-cell table:style-name="ce52" office:value-type="string" calcext:value-type="string">
            <text:p>nomSiteRadio</text:p>
          </table:table-cell>
          <table:table-cell table:style-name="ce52" office:value-type="string" calcext:value-type="string">
            <text:p>Nom du site radio</text:p>
          </table:table-cell>
          <table:table-cell table:style-name="ce96" office:value-type="string" calcext:value-type="string">
            <text:p>TEXT</text:p>
          </table:table-cell>
          <table:table-cell table:style-name="ce52"/>
          <table:table-cell table:style-name="ce145"/>
          <table:table-cell table:number-columns-repeated="2"/>
          <table:table-cell table:style-name="ce11" office:value-type="string" calcext:value-type="string">
            <text:p>SR_NOM</text:p>
          </table:table-cell>
          <table:table-cell table:style-name="ce96" office:value-type="string" calcext:value-type="string">
            <text:p>VARCHAR(254)</text:p>
          </table:table-cell>
          <table:table-cell table:style-name="ce96"/>
          <table:table-cell table:style-name="ce96" table:formula="of:=IF([Att_abd.H49]=&quot;obligatoire&quot;;&quot;NOT NULL&quot;;&quot;&quot;)">
            <text:p/>
          </table:table-cell>
          <table:table-cell table:style-name="ce96" table:number-columns-repeated="5"/>
          <table:table-cell table:number-columns-repeated="8"/>
          <table:table-cell table:formula="of:=[Att_abd.K49] &amp; &quot; &quot; &amp; [Att_abd.L49] &amp; &quot; &quot; &amp; [Att_abd.N49] &amp; &quot; &quot; &amp; [Att_abd.T49] &amp; &quot;,&quot;" office:value-type="string" office:string-value="SR_NOM VARCHAR(254)  ," calcext:value-type="string">
            <text:p>SR_NOM VARCHAR(254) <text:s/>,</text:p>
          </table:table-cell>
          <table:table-cell table:number-columns-repeated="996"/>
        </table:table-row>
        <table:table-row table:style-name="ro5">
          <table:table-cell table:number-columns-repeated="3"/>
          <table:table-cell office:value-type="string" calcext:value-type="string">
            <text:p>numeroCartoradio</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R_NUM</text:p>
          </table:table-cell>
          <table:table-cell office:value-type="string" calcext:value-type="string">
            <text:p>VARCHAR(254)</text:p>
          </table:table-cell>
          <table:table-cell/>
          <table:table-cell table:formula="of:=IF([Att_abd.H50]=&quot;obligatoire&quot;;&quot;NOT NULL&quot;;&quot;&quot;)">
            <text:p/>
          </table:table-cell>
          <table:table-cell table:number-columns-repeated="13"/>
          <table:table-cell table:formula="of:=[Att_abd.K50] &amp; &quot; &quot; &amp; [Att_abd.L50] &amp; &quot; &quot; &amp; [Att_abd.N50] &amp; &quot; &quot; &amp; [Att_abd.T50] &amp; &quot;,&quot;" office:value-type="string" office:string-value="SR_NUM VARCHAR(254)  ," calcext:value-type="string">
            <text:p>SR_NUM VARCHAR(254) <text:s/>,</text:p>
          </table:table-cell>
          <table:table-cell table:number-columns-repeated="996"/>
        </table:table-row>
        <table:table-row table:style-name="ro5">
          <table:table-cell table:number-columns-repeated="3"/>
          <table:table-cell office:value-type="string" calcext:value-type="string">
            <text:p>dateAccordImplantation</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R_DATEIMP</text:p>
          </table:table-cell>
          <table:table-cell office:value-type="string" calcext:value-type="string">
            <text:p>VARCHAR(254)</text:p>
          </table:table-cell>
          <table:table-cell/>
          <table:table-cell table:formula="of:=IF([Att_abd.H51]=&quot;obligatoire&quot;;&quot;NOT NULL&quot;;&quot;&quot;)">
            <text:p/>
          </table:table-cell>
          <table:table-cell table:number-columns-repeated="13"/>
          <table:table-cell table:formula="of:=[Att_abd.K51] &amp; &quot; &quot; &amp; [Att_abd.L51] &amp; &quot; &quot; &amp; [Att_abd.N51] &amp; &quot; &quot; &amp; [Att_abd.T51] &amp; &quot;,&quot;" office:value-type="string" office:string-value="SR_DATEIMP VARCHAR(254)  ," calcext:value-type="string">
            <text:p>SR_DATEIMP VARCHAR(254) <text:s/>,</text:p>
          </table:table-cell>
          <table:table-cell table:number-columns-repeated="996"/>
        </table:table-row>
        <table:table-row table:style-name="ro5">
          <table:table-cell table:number-columns-repeated="3"/>
          <table:table-cell office:value-type="string" calcext:value-type="string">
            <text:p>dateAccordModification</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R_DATEMOD</text:p>
          </table:table-cell>
          <table:table-cell office:value-type="string" calcext:value-type="string">
            <text:p>VARCHAR(254)</text:p>
          </table:table-cell>
          <table:table-cell/>
          <table:table-cell table:formula="of:=IF([Att_abd.H52]=&quot;obligatoire&quot;;&quot;NOT NULL&quot;;&quot;&quot;)">
            <text:p/>
          </table:table-cell>
          <table:table-cell table:number-columns-repeated="13"/>
          <table:table-cell table:formula="of:=[Att_abd.K52] &amp; &quot; &quot; &amp; [Att_abd.L52] &amp; &quot; &quot; &amp; [Att_abd.N52] &amp; &quot; &quot; &amp; [Att_abd.T52] &amp; &quot;,&quot;" office:value-type="string" office:string-value="SR_DATEMOD VARCHAR(254)  ," calcext:value-type="string">
            <text:p>SR_DATEMOD VARCHAR(254) <text:s/>,</text:p>
          </table:table-cell>
          <table:table-cell table:number-columns-repeated="996"/>
        </table:table-row>
        <table:table-row table:style-name="ro3">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number-columns-repeated="2"/>
          <table:table-cell table:style-name="ce11" office:value-type="string" calcext:value-type="string">
            <text:p>SR_CREADAT</text:p>
          </table:table-cell>
          <table:table-cell table:style-name="ce96" office:value-type="string" calcext:value-type="string">
            <text:p>DATE</text:p>
          </table:table-cell>
          <table:table-cell table:style-name="ce96"/>
          <table:table-cell table:style-name="ce96" table:formula="of:=IF([Att_abd.H53]=&quot;obligatoire&quot;;&quot;NOT NULL&quot;;&quot;&quot;)">
            <text:p/>
          </table:table-cell>
          <table:table-cell table:style-name="ce96" table:number-columns-repeated="5"/>
          <table:table-cell table:number-columns-repeated="8"/>
          <table:table-cell table:formula="of:=[Att_abd.K53] &amp; &quot; &quot; &amp; [Att_abd.L53] &amp; &quot; &quot; &amp; [Att_abd.N53] &amp; &quot; &quot; &amp; [Att_abd.T53] &amp; &quot;,&quot;" office:value-type="string" office:string-value="SR_CREADAT DATE  ," calcext:value-type="string">
            <text:p>SR_CREADAT DATE <text:s/>,</text:p>
          </table:table-cell>
          <table:table-cell table:number-columns-repeated="996"/>
        </table:table-row>
        <table:table-row table:style-name="ro5">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office:value-type="string" calcext:value-type="string">
            <text:p>obligatoire</text:p>
          </table:table-cell>
          <table:table-cell table:number-columns-repeated="2"/>
          <table:table-cell table:style-name="ce11" office:value-type="string" calcext:value-type="string">
            <text:p>SR_MAJDATE</text:p>
          </table:table-cell>
          <table:table-cell table:style-name="ce96" office:value-type="string" calcext:value-type="string">
            <text:p>DATE</text:p>
          </table:table-cell>
          <table:table-cell table:style-name="ce96"/>
          <table:table-cell table:style-name="ce96" table:formula="of:=IF([Att_abd.H54]=&quot;obligatoire&quot;;&quot;NOT NULL&quot;;&quot;&quot;)" office:value-type="string" office:string-value="NOT NULL" calcext:value-type="string">
            <text:p>NOT NULL</text:p>
          </table:table-cell>
          <table:table-cell table:style-name="ce96" table:number-columns-repeated="5"/>
          <table:table-cell table:number-columns-repeated="8"/>
          <table:table-cell table:formula="of:=[Att_abd.K54] &amp; &quot; &quot; &amp; [Att_abd.L54] &amp; &quot; &quot; &amp; [Att_abd.N54] &amp; &quot; &quot; &amp; [Att_abd.T54] &amp; &quot;,&quot;" office:value-type="string" office:string-value="SR_MAJDATE DATE NOT NULL ," calcext:value-type="string">
            <text:p>SR_MAJDATE DATE NOT NULL ,</text:p>
          </table:table-cell>
          <table:table-cell table:number-columns-repeated="996"/>
        </table:table-row>
        <table:table-row table:style-name="ro5">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number-columns-repeated="2"/>
          <table:table-cell table:style-name="ce11" office:value-type="string" calcext:value-type="string">
            <text:p>SR_MAJSRC</text:p>
          </table:table-cell>
          <table:table-cell table:style-name="ce96" office:value-type="string" calcext:value-type="string">
            <text:p>VARCHAR(254)</text:p>
          </table:table-cell>
          <table:table-cell table:style-name="ce96"/>
          <table:table-cell table:style-name="ce96" table:formula="of:=IF([Att_abd.H55]=&quot;obligatoire&quot;;&quot;NOT NULL&quot;;&quot;&quot;)">
            <text:p/>
          </table:table-cell>
          <table:table-cell table:style-name="ce96" table:number-columns-repeated="5"/>
          <table:table-cell table:number-columns-repeated="8"/>
          <table:table-cell table:formula="of:=[Att_abd.K55] &amp; &quot; &quot; &amp; [Att_abd.L55] &amp; &quot; &quot; &amp; [Att_abd.N55] &amp; &quot; &quot; &amp; [Att_abd.T55] &amp; &quot;,&quot;" office:value-type="string" office:string-value="SR_MAJSRC VARCHAR(254)  ," calcext:value-type="string">
            <text:p>SR_MAJSRC VARCHAR(254) <text:s/>,</text:p>
          </table:table-cell>
          <table:table-cell table:number-columns-repeated="996"/>
        </table:table-row>
        <table:table-row table:style-name="ro3">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number-columns-repeated="2"/>
          <table:table-cell table:style-name="ce11" office:value-type="string" calcext:value-type="string">
            <text:p>SR_ABDDATE</text:p>
          </table:table-cell>
          <table:table-cell table:style-name="ce96" office:value-type="string" calcext:value-type="string">
            <text:p>DATE</text:p>
          </table:table-cell>
          <table:table-cell table:style-name="ce96"/>
          <table:table-cell table:style-name="ce93" table:number-columns-repeated="6"/>
          <table:table-cell table:number-columns-repeated="8"/>
          <table:table-cell table:formula="of:=[Att_abd.K56] &amp; &quot; &quot; &amp; [Att_abd.L56] &amp; &quot; &quot; &amp; [Att_abd.N56] &amp; &quot; &quot; &amp; [Att_abd.T56] &amp; &quot;,&quot;" office:value-type="string" office:string-value="SR_ABDDATE DATE  ," calcext:value-type="string">
            <text:p>SR_ABDDATE DATE <text:s/>,</text:p>
          </table:table-cell>
          <table:table-cell table:number-columns-repeated="7"/>
          <table:table-cell office:value-type="string" calcext:value-type="string">
            <text:p>x</text:p>
          </table:table-cell>
          <table:table-cell table:number-columns-repeated="988"/>
        </table:table-row>
        <table:table-row table:style-name="ro5">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number-columns-repeated="2"/>
          <table:table-cell table:style-name="ce11" office:value-type="string" calcext:value-type="string">
            <text:p>SR_ABDSRC</text:p>
          </table:table-cell>
          <table:table-cell table:style-name="ce96" office:value-type="string" calcext:value-type="string">
            <text:p>VARCHAR(254)</text:p>
          </table:table-cell>
          <table:table-cell table:style-name="ce96"/>
          <table:table-cell table:style-name="ce93" table:number-columns-repeated="6"/>
          <table:table-cell table:number-columns-repeated="8"/>
          <table:table-cell table:formula="of:=[Att_abd.K57] &amp; &quot; &quot; &amp; [Att_abd.L57] &amp; &quot; &quot; &amp; [Att_abd.N57] &amp; &quot; &quot; &amp; [Att_abd.T57] &amp; &quot;,&quot;" office:value-type="string" office:string-value="SR_ABDSRC VARCHAR(254)  ," calcext:value-type="string">
            <text:p>SR_ABDSRC VARCHAR(254) <text:s/>,</text:p>
          </table:table-cell>
          <table:table-cell table:number-columns-repeated="7"/>
          <table:table-cell office:value-type="string" calcext:value-type="string">
            <text:p>x</text:p>
          </table:table-cell>
          <table:table-cell table:number-columns-repeated="988"/>
        </table:table-row>
        <table:table-row table:style-name="ro4">
          <table:table-cell table:number-columns-repeated="3"/>
          <table:table-cell table:style-name="ce5" table:number-columns-repeated="2"/>
          <table:table-cell table:style-name="ce1"/>
          <table:table-cell table:style-name="ce5"/>
          <table:table-cell table:style-name="ce1"/>
          <table:table-cell table:number-columns-repeated="2"/>
          <table:table-cell table:style-name="ce3"/>
          <table:table-cell table:style-name="ce1" table:number-columns-repeated="2"/>
          <table:table-cell table:style-name="ce1" table:formula="of:=IF([Att_abd.H58]=&quot;obligatoire&quot;;&quot;NOT NULL&quot;;&quot;&quot;)">
            <text:p/>
          </table:table-cell>
          <table:table-cell table:style-name="ce1" table:number-columns-repeated="5"/>
          <table:table-cell table:number-columns-repeated="7"/>
          <table:table-cell table:formula="of:=[Att_abd.P47] &amp; &quot;);&quot;" office:value-type="string" office:string-value="CONSTRAINT &quot;SITERADIO_PK&quot; PRIMARY KEY (SR_ID));" calcext:value-type="string">
            <text:p>CONSTRAINT "SITERADIO_PK" PRIMARY KEY (SR_ID));</text:p>
          </table:table-cell>
          <table:table-cell table:number-columns-repeated="997"/>
        </table:table-row>
        <table:table-row table:style-name="ro25">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number-columns-repeated="2"/>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Att_abd.H59]=&quot;obligatoire&quot;;&quot;NOT NULL&quot;;&quot;&quot;)">
            <text:p/>
          </table:table-cell>
          <table:table-cell table:style-name="ce109" table:number-columns-repeated="5"/>
          <table:table-cell table:number-columns-repeated="1005"/>
        </table:table-row>
        <table:table-row table:style-name="ro14">
          <table:table-cell table:number-columns-repeated="2"/>
          <table:table-cell table:style-name="ce12" office:value-type="string" calcext:value-type="string">
            <text:p>SUPPORT_RADIO</text:p>
          </table:table-cell>
          <table:table-cell table:style-name="ce47" office:value-type="string" calcext:value-type="string">
            <text:p>id</text:p>
          </table:table-cell>
          <table:table-cell table:style-name="ce46" office:value-type="string" calcext:value-type="string">
            <text:p>Identifiant généré automatiquement</text:p>
          </table:table-cell>
          <table:table-cell table:style-name="ce91" office:value-type="string" calcext:value-type="string">
            <text:p>INTEGER automatique</text:p>
          </table:table-cell>
          <table:table-cell table:style-name="ce127"/>
          <table:table-cell table:style-name="ce141" office:value-type="string" calcext:value-type="string">
            <text:p>Propre à chaque base</text:p>
          </table:table-cell>
          <table:table-cell/>
          <table:table-cell office:value-type="string" calcext:value-type="string">
            <text:p>SUPPORTRADIO</text:p>
          </table:table-cell>
          <table:table-cell table:style-name="ce56" office:value-type="string" calcext:value-type="string">
            <text:p>SU_ID</text:p>
          </table:table-cell>
          <table:table-cell table:style-name="ce91" office:value-type="string" calcext:value-type="string">
            <text:p>INTEGER</text:p>
          </table:table-cell>
          <table:table-cell table:style-name="ce91"/>
          <table:table-cell table:style-name="ce91" table:formula="of:=IF([Att_abd.H60]=&quot;obligatoire&quot;;&quot;NOT NULL&quot;;&quot;&quot;)">
            <text:p/>
          </table:table-cell>
          <table:table-cell table:style-name="ce91"/>
          <table:table-cell table:style-name="ce125" table:formula="of:= &quot;CONSTRAINT &quot;&quot;&quot; &amp; [Att_abd.J60] &amp; &quot;_PK&quot;&quot; PRIMARY KEY (&quot; &amp; [Att_abd.K60] &amp; &quot;)&quot;" office:value-type="string" office:string-value="CONSTRAINT &quot;SUPPORTRADIO_PK&quot; PRIMARY KEY (SU_ID)" calcext:value-type="string">
            <text:p>CONSTRAINT "SUPPORTRADIO_PK" PRIMARY KEY (SU_ID)</text:p>
          </table:table-cell>
          <table:table-cell table:style-name="ce91" table:number-columns-repeated="3"/>
          <table:table-cell table:number-columns-repeated="7"/>
          <table:table-cell table:formula="of:=&quot;CREATE TABLE &quot; &amp; [Att_abd.J60] &amp; &quot;(&quot;" office:value-type="string" office:string-value="CREATE TABLE SUPPORTRADIO(" calcext:value-type="string">
            <text:p>CREATE TABLE SUPPORTRADIO(</text:p>
          </table:table-cell>
          <table:table-cell table:formula="of:=[Att_abd.K60] &amp; &quot; &quot; &amp; [Att_abd.L60] &amp; &quot; &quot; &amp; [Att_abd.N60] &amp; &quot; &quot; &amp; [Att_abd.T60] &amp; &quot;,&quot;" office:value-type="string" office:string-value="SU_ID INTEGER  ," calcext:value-type="string">
            <text:p>SU_ID INTEGER <text:s/>,</text:p>
          </table:table-cell>
          <table:table-cell table:number-columns-repeated="996"/>
        </table:table-row>
        <table:table-row table:style-name="ro3">
          <table:table-cell table:number-columns-repeated="3"/>
          <table:table-cell table:style-name="ce47" office:value-type="string" calcext:value-type="string">
            <text:p>geom</text:p>
          </table:table-cell>
          <table:table-cell table:style-name="ce47" office:value-type="string" calcext:value-type="string">
            <text:p>Position d'un mât, pylone, …</text:p>
          </table:table-cell>
          <table:table-cell table:style-name="ce92" office:value-type="string" calcext:value-type="string">
            <text:p>Point</text:p>
          </table:table-cell>
          <table:table-cell table:style-name="ce47"/>
          <table:table-cell table:style-name="ce142" office:value-type="string" calcext:value-type="string">
            <text:p>obligatoire</text:p>
          </table:table-cell>
          <table:table-cell table:number-columns-repeated="2"/>
          <table:table-cell table:style-name="ce56" office:value-type="string" calcext:value-type="string">
            <text:p>GEOM</text:p>
          </table:table-cell>
          <table:table-cell table:style-name="ce92" office:value-type="string" calcext:value-type="string">
            <text:p>Point</text:p>
          </table:table-cell>
          <table:table-cell table:style-name="ce92"/>
          <table:table-cell table:style-name="ce92" table:formula="of:=IF([Att_abd.H61]=&quot;obligatoire&quot;;&quot;NOT NULL&quot;;&quot;&quot;)" office:value-type="string" office:string-value="NOT NULL" calcext:value-type="string">
            <text:p>NOT NULL</text:p>
          </table:table-cell>
          <table:table-cell table:style-name="ce92" table:number-columns-repeated="5"/>
          <table:table-cell table:number-columns-repeated="8"/>
          <table:table-cell table:formula="of:=[Att_abd.K61] &amp; &quot; &quot; &amp; [Att_abd.L61] &amp; &quot; &quot; &amp; [Att_abd.N61] &amp; &quot; &quot; &amp; [Att_abd.T61] &amp; &quot;,&quot;" office:value-type="string" office:string-value="GEOM Point NOT NULL ," calcext:value-type="string">
            <text:p>GEOM Point NOT NULL ,</text:p>
          </table:table-cell>
          <table:table-cell table:number-columns-repeated="996"/>
        </table:table-row>
        <table:table-row table:style-name="ro5">
          <table:table-cell table:number-columns-repeated="3"/>
          <table:table-cell table:style-name="ce52" office:value-type="string" calcext:value-type="string">
            <text:p>codeSiteRadio</text:p>
          </table:table-cell>
          <table:table-cell table:style-name="ce52" office:value-type="string" calcext:value-type="string">
            <text:p>Code interne</text:p>
          </table:table-cell>
          <table:table-cell table:style-name="ce96" office:value-type="string" calcext:value-type="string">
            <text:p>TEXT</text:p>
          </table:table-cell>
          <table:table-cell table:style-name="ce52" office:value-type="string" calcext:value-type="string">
            <text:p>Code interne selon règles de nommage</text:p>
          </table:table-cell>
          <table:table-cell table:style-name="ce145" office:value-type="string" calcext:value-type="string">
            <text:p>obligatoire</text:p>
          </table:table-cell>
          <table:table-cell table:number-columns-repeated="2"/>
          <table:table-cell table:style-name="ce11" office:value-type="string" calcext:value-type="string">
            <text:p>SU_CODE</text:p>
          </table:table-cell>
          <table:table-cell table:style-name="ce96" office:value-type="string" calcext:value-type="string">
            <text:p>VARCHAR(254)</text:p>
          </table:table-cell>
          <table:table-cell table:style-name="ce96"/>
          <table:table-cell table:style-name="ce96" table:formula="of:=IF([Att_abd.H62]=&quot;obligatoire&quot;;&quot;NOT NULL&quot;;&quot;&quot;)" office:value-type="string" office:string-value="NOT NULL" calcext:value-type="string">
            <text:p>NOT NULL</text:p>
          </table:table-cell>
          <table:table-cell table:style-name="ce96" table:number-columns-repeated="5"/>
          <table:table-cell table:number-columns-repeated="8"/>
          <table:table-cell table:formula="of:=[Att_abd.K62] &amp; &quot; &quot; &amp; [Att_abd.L62] &amp; &quot; &quot; &amp; [Att_abd.N62] &amp; &quot; &quot; &amp; [Att_abd.T62] &amp; &quot;,&quot;" office:value-type="string" office:string-value="SU_CODE VARCHAR(254) NOT NULL ," calcext:value-type="string">
            <text:p>SU_CODE VARCHAR(254) NOT NULL ,</text:p>
          </table:table-cell>
          <table:table-cell table:number-columns-repeated="996"/>
        </table:table-row>
        <table:table-row table:style-name="ro5">
          <table:table-cell table:number-columns-repeated="3"/>
          <table:table-cell office:value-type="string" calcext:value-type="string">
            <text:p>numeroSupport</text:p>
          </table:table-cell>
          <table:table-cell office:value-type="string" calcext:value-type="string">
            <text:p>Champs explicite (voir CartoRadio ANFR)</text:p>
          </table:table-cell>
          <table:table-cell office:value-type="string" calcext:value-type="string">
            <text:p>TEXT</text:p>
          </table:table-cell>
          <table:table-cell office:value-type="string" calcext:value-type="string">
            <text:p>Attribution ANFR</text:p>
          </table:table-cell>
          <table:table-cell table:number-columns-repeated="3"/>
          <table:table-cell office:value-type="string" calcext:value-type="string">
            <text:p>SU_NUM</text:p>
          </table:table-cell>
          <table:table-cell office:value-type="string" calcext:value-type="string">
            <text:p>VARCHAR(254)</text:p>
          </table:table-cell>
          <table:table-cell/>
          <table:table-cell table:formula="of:=IF([Att_abd.H63]=&quot;obligatoire&quot;;&quot;NOT NULL&quot;;&quot;&quot;)">
            <text:p/>
          </table:table-cell>
          <table:table-cell table:number-columns-repeated="13"/>
          <table:table-cell table:formula="of:=[Att_abd.K63] &amp; &quot; &quot; &amp; [Att_abd.L63] &amp; &quot; &quot; &amp; [Att_abd.N63] &amp; &quot; &quot; &amp; [Att_abd.T63] &amp; &quot;,&quot;" office:value-type="string" office:string-value="SU_NUM VARCHAR(254)  ," calcext:value-type="string">
            <text:p>SU_NUM VARCHAR(254) <text:s/>,</text:p>
          </table:table-cell>
          <table:table-cell table:number-columns-repeated="996"/>
        </table:table-row>
        <table:table-row table:style-name="ro3">
          <table:table-cell table:number-columns-repeated="3"/>
          <table:table-cell office:value-type="string" calcext:value-type="string">
            <text:p>longitude</text:p>
          </table:table-cell>
          <table:table-cell office:value-type="string" calcext:value-type="string">
            <text:p>Champs explicite (voir CartoRadio ANFR)</text:p>
          </table:table-cell>
          <table:table-cell office:value-type="string" calcext:value-type="string">
            <text:p>DOUBLE</text:p>
          </table:table-cell>
          <table:table-cell table:number-columns-repeated="4"/>
          <table:table-cell office:value-type="string" calcext:value-type="string">
            <text:p>SU_LONGITU</text:p>
          </table:table-cell>
          <table:table-cell office:value-type="string" calcext:value-type="string">
            <text:p>DOUBLE</text:p>
          </table:table-cell>
          <table:table-cell/>
          <table:table-cell table:formula="of:=IF([Att_abd.H64]=&quot;obligatoire&quot;;&quot;NOT NULL&quot;;&quot;&quot;)">
            <text:p/>
          </table:table-cell>
          <table:table-cell table:number-columns-repeated="13"/>
          <table:table-cell table:formula="of:=[Att_abd.K64] &amp; &quot; &quot; &amp; [Att_abd.L64] &amp; &quot; &quot; &amp; [Att_abd.N64] &amp; &quot; &quot; &amp; [Att_abd.T64] &amp; &quot;,&quot;" office:value-type="string" office:string-value="SU_LONGITU DOUBLE  ," calcext:value-type="string">
            <text:p>SU_LONGITU DOUBLE <text:s/>,</text:p>
          </table:table-cell>
          <table:table-cell table:number-columns-repeated="996"/>
        </table:table-row>
        <table:table-row table:style-name="ro3">
          <table:table-cell table:number-columns-repeated="3"/>
          <table:table-cell office:value-type="string" calcext:value-type="string">
            <text:p>latitude</text:p>
          </table:table-cell>
          <table:table-cell office:value-type="string" calcext:value-type="string">
            <text:p>Champs explicite (voir CartoRadio ANFR)</text:p>
          </table:table-cell>
          <table:table-cell office:value-type="string" calcext:value-type="string">
            <text:p>DOUBLE</text:p>
          </table:table-cell>
          <table:table-cell table:number-columns-repeated="4"/>
          <table:table-cell office:value-type="string" calcext:value-type="string">
            <text:p>SU_LATITU</text:p>
          </table:table-cell>
          <table:table-cell office:value-type="string" calcext:value-type="string">
            <text:p>DOUBLE</text:p>
          </table:table-cell>
          <table:table-cell/>
          <table:table-cell table:formula="of:=IF([Att_abd.H65]=&quot;obligatoire&quot;;&quot;NOT NULL&quot;;&quot;&quot;)">
            <text:p/>
          </table:table-cell>
          <table:table-cell table:number-columns-repeated="13"/>
          <table:table-cell table:formula="of:=[Att_abd.K65] &amp; &quot; &quot; &amp; [Att_abd.L65] &amp; &quot; &quot; &amp; [Att_abd.N65] &amp; &quot; &quot; &amp; [Att_abd.T65] &amp; &quot;,&quot;" office:value-type="string" office:string-value="SU_LATITU DOUBLE  ," calcext:value-type="string">
            <text:p>SU_LATITU DOUBLE <text:s/>,</text:p>
          </table:table-cell>
          <table:table-cell table:number-columns-repeated="996"/>
        </table:table-row>
        <table:table-row table:style-name="ro5">
          <table:table-cell table:number-columns-repeated="3"/>
          <table:table-cell office:value-type="string" calcext:value-type="string">
            <text:p>position</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U_POSITIO</text:p>
          </table:table-cell>
          <table:table-cell office:value-type="string" calcext:value-type="string">
            <text:p>VARCHAR(254)</text:p>
          </table:table-cell>
          <table:table-cell/>
          <table:table-cell table:formula="of:=IF([Att_abd.H66]=&quot;obligatoire&quot;;&quot;NOT NULL&quot;;&quot;&quot;)">
            <text:p/>
          </table:table-cell>
          <table:table-cell table:number-columns-repeated="13"/>
          <table:table-cell table:formula="of:=[Att_abd.K66] &amp; &quot; &quot; &amp; [Att_abd.L66] &amp; &quot; &quot; &amp; [Att_abd.N66] &amp; &quot; &quot; &amp; [Att_abd.T66] &amp; &quot;,&quot;" office:value-type="string" office:string-value="SU_POSITIO VARCHAR(254)  ," calcext:value-type="string">
            <text:p>SU_POSITIO VARCHAR(254) <text:s/>,</text:p>
          </table:table-cell>
          <table:table-cell table:number-columns-repeated="996"/>
        </table:table-row>
        <table:table-row table:style-name="ro5">
          <table:table-cell table:number-columns-repeated="3"/>
          <table:table-cell office:value-type="string" calcext:value-type="string">
            <text:p>insee</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U_INSEE</text:p>
          </table:table-cell>
          <table:table-cell office:value-type="string" calcext:value-type="string">
            <text:p>VARCHAR(254)</text:p>
          </table:table-cell>
          <table:table-cell/>
          <table:table-cell table:formula="of:=IF([Att_abd.H67]=&quot;obligatoire&quot;;&quot;NOT NULL&quot;;&quot;&quot;)">
            <text:p/>
          </table:table-cell>
          <table:table-cell table:number-columns-repeated="13"/>
          <table:table-cell table:formula="of:=[Att_abd.K67] &amp; &quot; &quot; &amp; [Att_abd.L67] &amp; &quot; &quot; &amp; [Att_abd.N67] &amp; &quot; &quot; &amp; [Att_abd.T67] &amp; &quot;,&quot;" office:value-type="string" office:string-value="SU_INSEE VARCHAR(254)  ," calcext:value-type="string">
            <text:p>SU_INSEE VARCHAR(254) <text:s/>,</text:p>
          </table:table-cell>
          <table:table-cell table:number-columns-repeated="996"/>
        </table:table-row>
        <table:table-row table:style-name="ro5">
          <table:table-cell table:number-columns-repeated="3"/>
          <table:table-cell office:value-type="string" calcext:value-type="string">
            <text:p>lieudit</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U_LIEUDIT</text:p>
          </table:table-cell>
          <table:table-cell office:value-type="string" calcext:value-type="string">
            <text:p>VARCHAR(254)</text:p>
          </table:table-cell>
          <table:table-cell/>
          <table:table-cell table:formula="of:=IF([Att_abd.H68]=&quot;obligatoire&quot;;&quot;NOT NULL&quot;;&quot;&quot;)">
            <text:p/>
          </table:table-cell>
          <table:table-cell table:number-columns-repeated="13"/>
          <table:table-cell table:formula="of:=[Att_abd.K68] &amp; &quot; &quot; &amp; [Att_abd.L68] &amp; &quot; &quot; &amp; [Att_abd.N68] &amp; &quot; &quot; &amp; [Att_abd.T68] &amp; &quot;,&quot;" office:value-type="string" office:string-value="SU_LIEUDIT VARCHAR(254)  ," calcext:value-type="string">
            <text:p>SU_LIEUDIT VARCHAR(254) <text:s/>,</text:p>
          </table:table-cell>
          <table:table-cell table:number-columns-repeated="996"/>
        </table:table-row>
        <table:table-row table:style-name="ro5">
          <table:table-cell table:number-columns-repeated="3"/>
          <table:table-cell office:value-type="string" calcext:value-type="string">
            <text:p>adresse</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U_ADRESSE</text:p>
          </table:table-cell>
          <table:table-cell office:value-type="string" calcext:value-type="string">
            <text:p>VARCHAR(254)</text:p>
          </table:table-cell>
          <table:table-cell/>
          <table:table-cell table:formula="of:=IF([Att_abd.H69]=&quot;obligatoire&quot;;&quot;NOT NULL&quot;;&quot;&quot;)">
            <text:p/>
          </table:table-cell>
          <table:table-cell table:number-columns-repeated="13"/>
          <table:table-cell table:formula="of:=[Att_abd.K69] &amp; &quot; &quot; &amp; [Att_abd.L69] &amp; &quot; &quot; &amp; [Att_abd.N69] &amp; &quot; &quot; &amp; [Att_abd.T69] &amp; &quot;,&quot;" office:value-type="string" office:string-value="SU_ADRESSE VARCHAR(254)  ," calcext:value-type="string">
            <text:p>SU_ADRESSE VARCHAR(254) <text:s/>,</text:p>
          </table:table-cell>
          <table:table-cell table:number-columns-repeated="996"/>
        </table:table-row>
        <table:table-row table:style-name="ro5">
          <table:table-cell table:number-columns-repeated="3"/>
          <table:table-cell office:value-type="string" calcext:value-type="string">
            <text:p>codePostal</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U_CODEPOS</text:p>
          </table:table-cell>
          <table:table-cell office:value-type="string" calcext:value-type="string">
            <text:p>VARCHAR(254)</text:p>
          </table:table-cell>
          <table:table-cell/>
          <table:table-cell table:formula="of:=IF([Att_abd.H70]=&quot;obligatoire&quot;;&quot;NOT NULL&quot;;&quot;&quot;)">
            <text:p/>
          </table:table-cell>
          <table:table-cell table:number-columns-repeated="13"/>
          <table:table-cell table:formula="of:=[Att_abd.K70] &amp; &quot; &quot; &amp; [Att_abd.L70] &amp; &quot; &quot; &amp; [Att_abd.N70] &amp; &quot; &quot; &amp; [Att_abd.T70] &amp; &quot;,&quot;" office:value-type="string" office:string-value="SU_CODEPOS VARCHAR(254)  ," calcext:value-type="string">
            <text:p>SU_CODEPOS VARCHAR(254) <text:s/>,</text:p>
          </table:table-cell>
          <table:table-cell table:number-columns-repeated="996"/>
        </table:table-row>
        <table:table-row table:style-name="ro4">
          <table:table-cell table:number-columns-repeated="3"/>
          <table:table-cell office:value-type="string" calcext:value-type="string">
            <text:p>commune</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U_COMMUNE</text:p>
          </table:table-cell>
          <table:table-cell office:value-type="string" calcext:value-type="string">
            <text:p>VARCHAR(254)</text:p>
          </table:table-cell>
          <table:table-cell/>
          <table:table-cell table:formula="of:=IF([Att_abd.H71]=&quot;obligatoire&quot;;&quot;NOT NULL&quot;;&quot;&quot;)">
            <text:p/>
          </table:table-cell>
          <table:table-cell table:number-columns-repeated="13"/>
          <table:table-cell table:formula="of:=[Att_abd.K71] &amp; &quot; &quot; &amp; [Att_abd.L71] &amp; &quot; &quot; &amp; [Att_abd.N71] &amp; &quot; &quot; &amp; [Att_abd.T71] &amp; &quot;,&quot;" office:value-type="string" office:string-value="SU_COMMUNE VARCHAR(254)  ," calcext:value-type="string">
            <text:p>SU_COMMUNE VARCHAR(254) <text:s/>,</text:p>
          </table:table-cell>
          <table:table-cell table:number-columns-repeated="996"/>
        </table:table-row>
        <table:table-row table:style-name="ro5">
          <table:table-cell table:number-columns-repeated="3"/>
          <table:table-cell office:value-type="string" calcext:value-type="string">
            <text:p>natureSupport</text:p>
          </table:table-cell>
          <table:table-cell office:value-type="string" calcext:value-type="string">
            <text:p>Champs explicite (voir CartoRadio ANFR)</text:p>
          </table:table-cell>
          <table:table-cell office:value-type="string" calcext:value-type="string">
            <text:p>TEXT</text:p>
          </table:table-cell>
          <table:table-cell office:value-type="string" calcext:value-type="string">
            <text:p>Suivant classification &lt;natureSupportRadio&gt;</text:p>
          </table:table-cell>
          <table:table-cell table:number-columns-repeated="3"/>
          <table:table-cell office:value-type="string" calcext:value-type="string">
            <text:p>SU_NATURE</text:p>
          </table:table-cell>
          <table:table-cell office:value-type="string" calcext:value-type="string">
            <text:p>VARCHAR(254)</text:p>
          </table:table-cell>
          <table:table-cell/>
          <table:table-cell table:formula="of:=IF([Att_abd.H72]=&quot;obligatoire&quot;;&quot;NOT NULL&quot;;&quot;&quot;)">
            <text:p/>
          </table:table-cell>
          <table:table-cell table:number-columns-repeated="13"/>
          <table:table-cell table:formula="of:=[Att_abd.K72] &amp; &quot; &quot; &amp; [Att_abd.L72] &amp; &quot; &quot; &amp; [Att_abd.N72] &amp; &quot; &quot; &amp; [Att_abd.T72] &amp; &quot;,&quot;" office:value-type="string" office:string-value="SU_NATURE VARCHAR(254)  ," calcext:value-type="string">
            <text:p>SU_NATURE VARCHAR(254) <text:s/>,</text:p>
          </table:table-cell>
          <table:table-cell table:number-columns-repeated="996"/>
        </table:table-row>
        <table:table-row table:style-name="ro5">
          <table:table-cell table:number-columns-repeated="3"/>
          <table:table-cell office:value-type="string" calcext:value-type="string">
            <text:p>hauteur_metres</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U_HAUTEUR</text:p>
          </table:table-cell>
          <table:table-cell office:value-type="string" calcext:value-type="string">
            <text:p>VARCHAR(254)</text:p>
          </table:table-cell>
          <table:table-cell/>
          <table:table-cell table:formula="of:=IF([Att_abd.H73]=&quot;obligatoire&quot;;&quot;NOT NULL&quot;;&quot;&quot;)">
            <text:p/>
          </table:table-cell>
          <table:table-cell table:number-columns-repeated="13"/>
          <table:table-cell table:formula="of:=[Att_abd.K73] &amp; &quot; &quot; &amp; [Att_abd.L73] &amp; &quot; &quot; &amp; [Att_abd.N73] &amp; &quot; &quot; &amp; [Att_abd.T73] &amp; &quot;,&quot;" office:value-type="string" office:string-value="SU_HAUTEUR VARCHAR(254)  ," calcext:value-type="string">
            <text:p>SU_HAUTEUR VARCHAR(254) <text:s/>,</text:p>
          </table:table-cell>
          <table:table-cell table:number-columns-repeated="996"/>
        </table:table-row>
        <table:table-row table:style-name="ro5">
          <table:table-cell table:number-columns-repeated="3"/>
          <table:table-cell office:value-type="string" calcext:value-type="string">
            <text:p>Propriétaire</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SU_PROP</text:p>
          </table:table-cell>
          <table:table-cell office:value-type="string" calcext:value-type="string">
            <text:p>VARCHAR(254)</text:p>
          </table:table-cell>
          <table:table-cell/>
          <table:table-cell table:formula="of:=IF([Att_abd.H74]=&quot;obligatoire&quot;;&quot;NOT NULL&quot;;&quot;&quot;)">
            <text:p/>
          </table:table-cell>
          <table:table-cell table:number-columns-repeated="13"/>
          <table:table-cell table:formula="of:=[Att_abd.K74] &amp; &quot; &quot; &amp; [Att_abd.L74] &amp; &quot; &quot; &amp; [Att_abd.N74] &amp; &quot; &quot; &amp; [Att_abd.T74] &amp; &quot;,&quot;" office:value-type="string" office:string-value="SU_PROP VARCHAR(254)  ," calcext:value-type="string">
            <text:p>SU_PROP VARCHAR(254) <text:s/>,</text:p>
          </table:table-cell>
          <table:table-cell table:number-columns-repeated="996"/>
        </table:table-row>
        <table:table-row table:style-name="ro3">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number-columns-repeated="2"/>
          <table:table-cell table:style-name="ce11" office:value-type="string" calcext:value-type="string">
            <text:p>SU_CREADAT</text:p>
          </table:table-cell>
          <table:table-cell table:style-name="ce96" office:value-type="string" calcext:value-type="string">
            <text:p>DATE</text:p>
          </table:table-cell>
          <table:table-cell table:style-name="ce96"/>
          <table:table-cell table:style-name="ce96" table:formula="of:=IF([Att_abd.H75]=&quot;obligatoire&quot;;&quot;NOT NULL&quot;;&quot;&quot;)">
            <text:p/>
          </table:table-cell>
          <table:table-cell table:style-name="ce96" table:number-columns-repeated="5"/>
          <table:table-cell table:number-columns-repeated="8"/>
          <table:table-cell table:formula="of:=[Att_abd.K75] &amp; &quot; &quot; &amp; [Att_abd.L75] &amp; &quot; &quot; &amp; [Att_abd.N75] &amp; &quot; &quot; &amp; [Att_abd.T75] &amp; &quot;,&quot;" office:value-type="string" office:string-value="SU_CREADAT DATE  ," calcext:value-type="string">
            <text:p>SU_CREADAT DATE <text:s/>,</text:p>
          </table:table-cell>
          <table:table-cell table:number-columns-repeated="996"/>
        </table:table-row>
        <table:table-row table:style-name="ro3">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number-columns-repeated="2"/>
          <table:table-cell table:style-name="ce11" office:value-type="string" calcext:value-type="string">
            <text:p>SU_MAJDATE</text:p>
          </table:table-cell>
          <table:table-cell table:style-name="ce96" office:value-type="string" calcext:value-type="string">
            <text:p>DATE</text:p>
          </table:table-cell>
          <table:table-cell table:style-name="ce96"/>
          <table:table-cell table:style-name="ce96" table:formula="of:=IF([Att_abd.H76]=&quot;obligatoire&quot;;&quot;NOT NULL&quot;;&quot;&quot;)">
            <text:p/>
          </table:table-cell>
          <table:table-cell table:style-name="ce96" table:number-columns-repeated="5"/>
          <table:table-cell table:number-columns-repeated="8"/>
          <table:table-cell table:formula="of:=[Att_abd.K76] &amp; &quot; &quot; &amp; [Att_abd.L76] &amp; &quot; &quot; &amp; [Att_abd.N76] &amp; &quot; &quot; &amp; [Att_abd.T76] &amp; &quot;,&quot;" office:value-type="string" office:string-value="SU_MAJDATE DATE  ," calcext:value-type="string">
            <text:p>SU_MAJDATE DATE <text:s/>,</text:p>
          </table:table-cell>
          <table:table-cell table:number-columns-repeated="996"/>
        </table:table-row>
        <table:table-row table:style-name="ro5">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number-columns-repeated="2"/>
          <table:table-cell table:style-name="ce11" office:value-type="string" calcext:value-type="string">
            <text:p>SU_MAJSRC</text:p>
          </table:table-cell>
          <table:table-cell table:style-name="ce96" office:value-type="string" calcext:value-type="string">
            <text:p>VARCHAR(254)</text:p>
          </table:table-cell>
          <table:table-cell table:style-name="ce96"/>
          <table:table-cell table:style-name="ce96" table:formula="of:=IF([Att_abd.H77]=&quot;obligatoire&quot;;&quot;NOT NULL&quot;;&quot;&quot;)">
            <text:p/>
          </table:table-cell>
          <table:table-cell table:style-name="ce96" table:number-columns-repeated="5"/>
          <table:table-cell table:number-columns-repeated="8"/>
          <table:table-cell table:formula="of:=[Att_abd.K77] &amp; &quot; &quot; &amp; [Att_abd.L77] &amp; &quot; &quot; &amp; [Att_abd.N77] &amp; &quot; &quot; &amp; [Att_abd.T77] &amp; &quot;,&quot;" office:value-type="string" office:string-value="SU_MAJSRC VARCHAR(254)  ," calcext:value-type="string">
            <text:p>SU_MAJSRC VARCHAR(254) <text:s/>,</text:p>
          </table:table-cell>
          <table:table-cell table:number-columns-repeated="996"/>
        </table:table-row>
        <table:table-row table:style-name="ro3">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number-columns-repeated="2"/>
          <table:table-cell table:style-name="ce11" office:value-type="string" calcext:value-type="string">
            <text:p>SU_ABDDATE</text:p>
          </table:table-cell>
          <table:table-cell table:style-name="ce96" office:value-type="string" calcext:value-type="string">
            <text:p>DATE</text:p>
          </table:table-cell>
          <table:table-cell table:style-name="ce96"/>
          <table:table-cell table:style-name="ce93" table:number-columns-repeated="6"/>
          <table:table-cell table:number-columns-repeated="8"/>
          <table:table-cell table:formula="of:=[Att_abd.K78] &amp; &quot; &quot; &amp; [Att_abd.L78] &amp; &quot; &quot; &amp; [Att_abd.N78] &amp; &quot; &quot; &amp; [Att_abd.T78] &amp; &quot;,&quot;" office:value-type="string" office:string-value="SU_ABDDATE DATE  ," calcext:value-type="string">
            <text:p>SU_ABDDATE DATE <text:s/>,</text:p>
          </table:table-cell>
          <table:table-cell table:number-columns-repeated="7"/>
          <table:table-cell office:value-type="string" calcext:value-type="string">
            <text:p>x</text:p>
          </table:table-cell>
          <table:table-cell table:number-columns-repeated="988"/>
        </table:table-row>
        <table:table-row table:style-name="ro5">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number-columns-repeated="2"/>
          <table:table-cell table:style-name="ce11" office:value-type="string" calcext:value-type="string">
            <text:p>SU_ABDSRC</text:p>
          </table:table-cell>
          <table:table-cell table:style-name="ce96" office:value-type="string" calcext:value-type="string">
            <text:p>VARCHAR(254)</text:p>
          </table:table-cell>
          <table:table-cell table:style-name="ce96"/>
          <table:table-cell table:style-name="ce93" table:number-columns-repeated="6"/>
          <table:table-cell table:number-columns-repeated="8"/>
          <table:table-cell table:formula="of:=[Att_abd.K79] &amp; &quot; &quot; &amp; [Att_abd.L79] &amp; &quot; &quot; &amp; [Att_abd.N79] &amp; &quot; &quot; &amp; [Att_abd.T79] &amp; &quot;,&quot;" office:value-type="string" office:string-value="SU_ABDSRC VARCHAR(254)  ," calcext:value-type="string">
            <text:p>SU_ABDSRC VARCHAR(254) <text:s/>,</text:p>
          </table:table-cell>
          <table:table-cell table:number-columns-repeated="7"/>
          <table:table-cell office:value-type="string" calcext:value-type="string">
            <text:p>x</text:p>
          </table:table-cell>
          <table:table-cell table:number-columns-repeated="988"/>
        </table:table-row>
        <table:table-row table:style-name="ro4">
          <table:table-cell table:number-columns-repeated="3"/>
          <table:table-cell table:style-name="ce5" table:number-columns-repeated="2"/>
          <table:table-cell table:style-name="ce1"/>
          <table:table-cell table:style-name="ce5"/>
          <table:table-cell table:style-name="ce1"/>
          <table:table-cell table:number-columns-repeated="2"/>
          <table:table-cell table:style-name="ce3"/>
          <table:table-cell table:style-name="ce1" table:number-columns-repeated="2"/>
          <table:table-cell table:style-name="ce1" table:formula="of:=IF([Att_abd.H80]=&quot;obligatoire&quot;;&quot;NOT NULL&quot;;&quot;&quot;)">
            <text:p/>
          </table:table-cell>
          <table:table-cell table:style-name="ce1" table:number-columns-repeated="5"/>
          <table:table-cell table:number-columns-repeated="7"/>
          <table:table-cell office:value-type="string" calcext:value-type="string">
            <text:p>CONSTRAINT "DOCUMENT_PK" PRIMARY KEY (DO_ID));</text:p>
          </table:table-cell>
          <table:table-cell table:number-columns-repeated="997"/>
        </table:table-row>
        <table:table-row table:style-name="ro25">
          <table:table-cell table:number-columns-repeated="2"/>
          <table:table-cell table:style-name="ce43" office:value-type="string" calcext:value-type="string">
            <text:p>CLASSE D'OBJET</text:p>
          </table:table-cell>
          <table:table-cell table:style-name="ce43" office:value-type="string" calcext:value-type="string">
            <text:p>Nom de l'attribut</text:p>
          </table:table-cell>
          <table:table-cell table:style-name="ce78" office:value-type="string" calcext:value-type="string">
            <text:p>Définition</text:p>
          </table:table-cell>
          <table:table-cell table:style-name="ce109" office:value-type="string" calcext:value-type="string">
            <text:p>Type de valeurs</text:p>
          </table:table-cell>
          <table:table-cell table:style-name="ce78" office:value-type="string" calcext:value-type="string">
            <text:p>Valeurs possibles</text:p>
          </table:table-cell>
          <table:table-cell table:style-name="ce109" office:value-type="string" calcext:value-type="string">
            <text:p>Contraintes sur l’attribut</text:p>
          </table:table-cell>
          <table:table-cell table:number-columns-repeated="2"/>
          <table:table-cell table:style-name="ce43" office:value-type="string" calcext:value-type="string">
            <text:p>NOM COURT DE L'ATTRIBUT</text:p>
          </table:table-cell>
          <table:table-cell table:style-name="ce109" office:value-type="string" calcext:value-type="string">
            <text:p>Type de valeurs</text:p>
          </table:table-cell>
          <table:table-cell table:style-name="ce109"/>
          <table:table-cell table:style-name="ce109" table:formula="of:=IF([Att_abd.H81]=&quot;obligatoire&quot;;&quot;NOT NULL&quot;;&quot;&quot;)">
            <text:p/>
          </table:table-cell>
          <table:table-cell table:style-name="ce109" table:number-columns-repeated="5"/>
          <table:table-cell table:number-columns-repeated="1005"/>
        </table:table-row>
        <table:table-row table:style-name="ro14">
          <table:table-cell table:number-columns-repeated="2"/>
          <table:table-cell table:style-name="ce44" office:value-type="string" calcext:value-type="string">
            <text:p>ANTENNE</text:p>
          </table:table-cell>
          <table:table-cell table:style-name="ce47" office:value-type="string" calcext:value-type="string">
            <text:p>id</text:p>
          </table:table-cell>
          <table:table-cell table:style-name="ce46" office:value-type="string" calcext:value-type="string">
            <text:p>Identifiant généré automatiquement</text:p>
          </table:table-cell>
          <table:table-cell table:style-name="ce91" office:value-type="string" calcext:value-type="string">
            <text:p>INTEGER automatique</text:p>
          </table:table-cell>
          <table:table-cell table:style-name="ce127"/>
          <table:table-cell table:style-name="ce141" office:value-type="string" calcext:value-type="string">
            <text:p>Propre à chaque base</text:p>
          </table:table-cell>
          <table:table-cell/>
          <table:table-cell office:value-type="string" calcext:value-type="string">
            <text:p>ANTENNE</text:p>
          </table:table-cell>
          <table:table-cell table:style-name="ce56" office:value-type="string" calcext:value-type="string">
            <text:p>AN_ID</text:p>
          </table:table-cell>
          <table:table-cell table:style-name="ce91" office:value-type="string" calcext:value-type="string">
            <text:p>INTEGER</text:p>
          </table:table-cell>
          <table:table-cell table:style-name="ce91"/>
          <table:table-cell table:style-name="ce91" table:formula="of:=IF([Att_abd.H82]=&quot;obligatoire&quot;;&quot;NOT NULL&quot;;&quot;&quot;)">
            <text:p/>
          </table:table-cell>
          <table:table-cell table:style-name="ce91"/>
          <table:table-cell table:style-name="ce125" table:formula="of:= &quot;CONSTRAINT &quot;&quot;&quot; &amp; [Att_abd.J82] &amp; &quot;_PK&quot;&quot; PRIMARY KEY (&quot; &amp; [Att_abd.K82] &amp; &quot;)&quot;" office:value-type="string" office:string-value="CONSTRAINT &quot;ANTENNE_PK&quot; PRIMARY KEY (AN_ID)" calcext:value-type="string">
            <text:p>CONSTRAINT "ANTENNE_PK" PRIMARY KEY (AN_ID)</text:p>
          </table:table-cell>
          <table:table-cell table:style-name="ce91" table:number-columns-repeated="3"/>
          <table:table-cell table:number-columns-repeated="7"/>
          <table:table-cell table:formula="of:=&quot;CREATE TABLE &quot; &amp; [Att_abd.J82] &amp; &quot;(&quot;" office:value-type="string" office:string-value="CREATE TABLE ANTENNE(" calcext:value-type="string">
            <text:p>CREATE TABLE ANTENNE(</text:p>
          </table:table-cell>
          <table:table-cell table:formula="of:=[Att_abd.K82] &amp; &quot; &quot; &amp; [Att_abd.L82] &amp; &quot; &quot; &amp; [Att_abd.N82] &amp; &quot; &quot; &amp; [Att_abd.T82] &amp; &quot;,&quot;" office:value-type="string" office:string-value="AN_ID INTEGER  ," calcext:value-type="string">
            <text:p>AN_ID INTEGER <text:s/>,</text:p>
          </table:table-cell>
          <table:table-cell table:number-columns-repeated="996"/>
        </table:table-row>
        <table:table-row table:style-name="ro5">
          <table:table-cell table:number-columns-repeated="3"/>
          <table:table-cell office:value-type="string" calcext:value-type="string">
            <text:p>numeroSupport</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AN_SU_NUM</text:p>
          </table:table-cell>
          <table:table-cell office:value-type="string" calcext:value-type="string">
            <text:p>VARCHAR(254)</text:p>
          </table:table-cell>
          <table:table-cell/>
          <table:table-cell table:formula="of:=IF([Att_abd.H83]=&quot;obligatoire&quot;;&quot;NOT NULL&quot;;&quot;&quot;)">
            <text:p/>
          </table:table-cell>
          <table:table-cell table:number-columns-repeated="13"/>
          <table:table-cell table:formula="of:=[Att_abd.K83] &amp; &quot; &quot; &amp; [Att_abd.L83] &amp; &quot; &quot; &amp; [Att_abd.N83] &amp; &quot; &quot; &amp; [Att_abd.T83] &amp; &quot;,&quot;" office:value-type="string" office:string-value="AN_SU_NUM VARCHAR(254)  ," calcext:value-type="string">
            <text:p>AN_SU_NUM VARCHAR(254) <text:s/>,</text:p>
          </table:table-cell>
          <table:table-cell table:number-columns-repeated="996"/>
        </table:table-row>
        <table:table-row table:style-name="ro5">
          <table:table-cell table:number-columns-repeated="3"/>
          <table:table-cell office:value-type="string" calcext:value-type="string">
            <text:p>numeroCartoradio</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AN_CARTORA</text:p>
          </table:table-cell>
          <table:table-cell office:value-type="string" calcext:value-type="string">
            <text:p>VARCHAR(254)</text:p>
          </table:table-cell>
          <table:table-cell/>
          <table:table-cell table:formula="of:=IF([Att_abd.H84]=&quot;obligatoire&quot;;&quot;NOT NULL&quot;;&quot;&quot;)">
            <text:p/>
          </table:table-cell>
          <table:table-cell table:number-columns-repeated="13"/>
          <table:table-cell table:formula="of:=[Att_abd.K84] &amp; &quot; &quot; &amp; [Att_abd.L84] &amp; &quot; &quot; &amp; [Att_abd.N84] &amp; &quot; &quot; &amp; [Att_abd.T84] &amp; &quot;,&quot;" office:value-type="string" office:string-value="AN_CARTORA VARCHAR(254)  ," calcext:value-type="string">
            <text:p>AN_CARTORA VARCHAR(254) <text:s/>,</text:p>
          </table:table-cell>
          <table:table-cell table:number-columns-repeated="996"/>
        </table:table-row>
        <table:table-row table:style-name="ro5">
          <table:table-cell table:number-columns-repeated="3"/>
          <table:table-cell office:value-type="string" calcext:value-type="string">
            <text:p>Exploitant</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AN_EXPLOIT</text:p>
          </table:table-cell>
          <table:table-cell office:value-type="string" calcext:value-type="string">
            <text:p>VARCHAR(254)</text:p>
          </table:table-cell>
          <table:table-cell/>
          <table:table-cell table:formula="of:=IF([Att_abd.H85]=&quot;obligatoire&quot;;&quot;NOT NULL&quot;;&quot;&quot;)">
            <text:p/>
          </table:table-cell>
          <table:table-cell table:number-columns-repeated="13"/>
          <table:table-cell table:formula="of:=[Att_abd.K85] &amp; &quot; &quot; &amp; [Att_abd.L85] &amp; &quot; &quot; &amp; [Att_abd.N85] &amp; &quot; &quot; &amp; [Att_abd.T85] &amp; &quot;,&quot;" office:value-type="string" office:string-value="AN_EXPLOIT VARCHAR(254)  ," calcext:value-type="string">
            <text:p>AN_EXPLOIT VARCHAR(254) <text:s/>,</text:p>
          </table:table-cell>
          <table:table-cell table:number-columns-repeated="996"/>
        </table:table-row>
        <table:table-row table:style-name="ro5">
          <table:table-cell table:number-columns-repeated="3"/>
          <table:table-cell office:value-type="string" calcext:value-type="string">
            <text:p>typeAntenne</text:p>
          </table:table-cell>
          <table:table-cell office:value-type="string" calcext:value-type="string">
            <text:p>Champs explicite (voir CartoRadio ANFR)</text:p>
          </table:table-cell>
          <table:table-cell office:value-type="string" calcext:value-type="string">
            <text:p>TEXT</text:p>
          </table:table-cell>
          <table:table-cell office:value-type="string" calcext:value-type="string">
            <text:p>Suivant classification &lt;TypeAntenne&gt;</text:p>
          </table:table-cell>
          <table:table-cell table:number-columns-repeated="3"/>
          <table:table-cell office:value-type="string" calcext:value-type="string">
            <text:p>AN_TYPE</text:p>
          </table:table-cell>
          <table:table-cell office:value-type="string" calcext:value-type="string">
            <text:p>VARCHAR(254)</text:p>
          </table:table-cell>
          <table:table-cell/>
          <table:table-cell table:formula="of:=IF([Att_abd.H86]=&quot;obligatoire&quot;;&quot;NOT NULL&quot;;&quot;&quot;)">
            <text:p/>
          </table:table-cell>
          <table:table-cell table:number-columns-repeated="13"/>
          <table:table-cell table:formula="of:=[Att_abd.K86] &amp; &quot; &quot; &amp; [Att_abd.L86] &amp; &quot; &quot; &amp; [Att_abd.N86] &amp; &quot; &quot; &amp; [Att_abd.T86] &amp; &quot;,&quot;" office:value-type="string" office:string-value="AN_TYPE VARCHAR(254)  ," calcext:value-type="string">
            <text:p>AN_TYPE VARCHAR(254) <text:s/>,</text:p>
          </table:table-cell>
          <table:table-cell table:number-columns-repeated="996"/>
        </table:table-row>
        <table:table-row table:style-name="ro5">
          <table:table-cell table:number-columns-repeated="3"/>
          <table:table-cell office:value-type="string" calcext:value-type="string">
            <text:p>numeroAntenne</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AN_NUM</text:p>
          </table:table-cell>
          <table:table-cell office:value-type="string" calcext:value-type="string">
            <text:p>VARCHAR(254)</text:p>
          </table:table-cell>
          <table:table-cell/>
          <table:table-cell table:formula="of:=IF([Att_abd.H87]=&quot;obligatoire&quot;;&quot;NOT NULL&quot;;&quot;&quot;)">
            <text:p/>
          </table:table-cell>
          <table:table-cell table:number-columns-repeated="13"/>
          <table:table-cell table:formula="of:=[Att_abd.K87] &amp; &quot; &quot; &amp; [Att_abd.L87] &amp; &quot; &quot; &amp; [Att_abd.N87] &amp; &quot; &quot; &amp; [Att_abd.T87] &amp; &quot;,&quot;" office:value-type="string" office:string-value="AN_NUM VARCHAR(254)  ," calcext:value-type="string">
            <text:p>AN_NUM VARCHAR(254) <text:s/>,</text:p>
          </table:table-cell>
          <table:table-cell table:number-columns-repeated="996"/>
        </table:table-row>
        <table:table-row table:style-name="ro3">
          <table:table-cell table:number-columns-repeated="3"/>
          <table:table-cell office:value-type="string" calcext:value-type="string">
            <text:p>dimensionAntenne</text:p>
          </table:table-cell>
          <table:table-cell office:value-type="string" calcext:value-type="string">
            <text:p>Champs explicite (voir CartoRadio ANFR)</text:p>
          </table:table-cell>
          <table:table-cell office:value-type="string" calcext:value-type="string">
            <text:p>DOUBLE</text:p>
          </table:table-cell>
          <table:table-cell table:number-columns-repeated="4"/>
          <table:table-cell office:value-type="string" calcext:value-type="string">
            <text:p>AN_DIMENS</text:p>
          </table:table-cell>
          <table:table-cell office:value-type="string" calcext:value-type="string">
            <text:p>DOUBLE</text:p>
          </table:table-cell>
          <table:table-cell/>
          <table:table-cell table:formula="of:=IF([Att_abd.H88]=&quot;obligatoire&quot;;&quot;NOT NULL&quot;;&quot;&quot;)">
            <text:p/>
          </table:table-cell>
          <table:table-cell table:number-columns-repeated="13"/>
          <table:table-cell table:formula="of:=[Att_abd.K88] &amp; &quot; &quot; &amp; [Att_abd.L88] &amp; &quot; &quot; &amp; [Att_abd.N88] &amp; &quot; &quot; &amp; [Att_abd.T88] &amp; &quot;,&quot;" office:value-type="string" office:string-value="AN_DIMENS DOUBLE  ," calcext:value-type="string">
            <text:p>AN_DIMENS DOUBLE <text:s/>,</text:p>
          </table:table-cell>
          <table:table-cell table:number-columns-repeated="996"/>
        </table:table-row>
        <table:table-row table:style-name="ro5">
          <table:table-cell table:number-columns-repeated="3"/>
          <table:table-cell office:value-type="string" calcext:value-type="string">
            <text:p>directiviteAntenne</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AN_DIRECTI</text:p>
          </table:table-cell>
          <table:table-cell office:value-type="string" calcext:value-type="string">
            <text:p>VARCHAR(254)</text:p>
          </table:table-cell>
          <table:table-cell/>
          <table:table-cell table:formula="of:=IF([Att_abd.H89]=&quot;obligatoire&quot;;&quot;NOT NULL&quot;;&quot;&quot;)">
            <text:p/>
          </table:table-cell>
          <table:table-cell table:number-columns-repeated="13"/>
          <table:table-cell table:formula="of:=[Att_abd.K89] &amp; &quot; &quot; &amp; [Att_abd.L89] &amp; &quot; &quot; &amp; [Att_abd.N89] &amp; &quot; &quot; &amp; [Att_abd.T89] &amp; &quot;,&quot;" office:value-type="string" office:string-value="AN_DIRECTI VARCHAR(254)  ," calcext:value-type="string">
            <text:p>AN_DIRECTI VARCHAR(254) <text:s/>,</text:p>
          </table:table-cell>
          <table:table-cell table:number-columns-repeated="996"/>
        </table:table-row>
        <table:table-row table:style-name="ro3">
          <table:table-cell table:number-columns-repeated="3"/>
          <table:table-cell office:value-type="string" calcext:value-type="string">
            <text:p>azimutAntenne</text:p>
          </table:table-cell>
          <table:table-cell office:value-type="string" calcext:value-type="string">
            <text:p>Champs explicite (voir CartoRadio ANFR)</text:p>
          </table:table-cell>
          <table:table-cell office:value-type="string" calcext:value-type="string">
            <text:p>DOUBLE</text:p>
          </table:table-cell>
          <table:table-cell table:number-columns-repeated="4"/>
          <table:table-cell office:value-type="string" calcext:value-type="string">
            <text:p>AN_AZIMUT</text:p>
          </table:table-cell>
          <table:table-cell office:value-type="string" calcext:value-type="string">
            <text:p>DOUBLE</text:p>
          </table:table-cell>
          <table:table-cell/>
          <table:table-cell table:formula="of:=IF([Att_abd.H90]=&quot;obligatoire&quot;;&quot;NOT NULL&quot;;&quot;&quot;)">
            <text:p/>
          </table:table-cell>
          <table:table-cell table:number-columns-repeated="13"/>
          <table:table-cell table:formula="of:=[Att_abd.K90] &amp; &quot; &quot; &amp; [Att_abd.L90] &amp; &quot; &quot; &amp; [Att_abd.N90] &amp; &quot; &quot; &amp; [Att_abd.T90] &amp; &quot;,&quot;" office:value-type="string" office:string-value="AN_AZIMUT DOUBLE  ," calcext:value-type="string">
            <text:p>AN_AZIMUT DOUBLE <text:s/>,</text:p>
          </table:table-cell>
          <table:table-cell table:number-columns-repeated="996"/>
        </table:table-row>
        <table:table-row table:style-name="ro3">
          <table:table-cell table:number-columns-repeated="3"/>
          <table:table-cell office:value-type="string" calcext:value-type="string">
            <text:p>hauteurSol</text:p>
          </table:table-cell>
          <table:table-cell office:value-type="string" calcext:value-type="string">
            <text:p>Champs explicite (voir CartoRadio ANFR)</text:p>
          </table:table-cell>
          <table:table-cell office:value-type="string" calcext:value-type="string">
            <text:p>DOUBLE</text:p>
          </table:table-cell>
          <table:table-cell table:number-columns-repeated="4"/>
          <table:table-cell office:value-type="string" calcext:value-type="string">
            <text:p>AN_HAUTEUR</text:p>
          </table:table-cell>
          <table:table-cell office:value-type="string" calcext:value-type="string">
            <text:p>DOUBLE</text:p>
          </table:table-cell>
          <table:table-cell/>
          <table:table-cell table:formula="of:=IF([Att_abd.H91]=&quot;obligatoire&quot;;&quot;NOT NULL&quot;;&quot;&quot;)">
            <text:p/>
          </table:table-cell>
          <table:table-cell table:number-columns-repeated="13"/>
          <table:table-cell table:formula="of:=[Att_abd.K91] &amp; &quot; &quot; &amp; [Att_abd.L91] &amp; &quot; &quot; &amp; [Att_abd.N91] &amp; &quot; &quot; &amp; [Att_abd.T91] &amp; &quot;,&quot;" office:value-type="string" office:string-value="AN_HAUTEUR DOUBLE  ," calcext:value-type="string">
            <text:p>AN_HAUTEUR DOUBLE <text:s/>,</text:p>
          </table:table-cell>
          <table:table-cell table:number-columns-repeated="996"/>
        </table:table-row>
        <table:table-row table:style-name="ro5">
          <table:table-cell table:number-columns-repeated="3"/>
          <table:table-cell office:value-type="string" calcext:value-type="string">
            <text:p>systemeAntenne</text:p>
          </table:table-cell>
          <table:table-cell office:value-type="string" calcext:value-type="string">
            <text:p>Champs explicite (voir CartoRadio ANFR)</text:p>
          </table:table-cell>
          <table:table-cell office:value-type="string" calcext:value-type="string">
            <text:p>TEXT</text:p>
          </table:table-cell>
          <table:table-cell office:value-type="string" calcext:value-type="string">
            <text:p>Suivant classification &lt;SystemeAntenne&gt;</text:p>
          </table:table-cell>
          <table:table-cell table:number-columns-repeated="3"/>
          <table:table-cell office:value-type="string" calcext:value-type="string">
            <text:p>AN_SYSTEM</text:p>
          </table:table-cell>
          <table:table-cell office:value-type="string" calcext:value-type="string">
            <text:p>VARCHAR(254)</text:p>
          </table:table-cell>
          <table:table-cell/>
          <table:table-cell table:formula="of:=IF([Att_abd.H92]=&quot;obligatoire&quot;;&quot;NOT NULL&quot;;&quot;&quot;)">
            <text:p/>
          </table:table-cell>
          <table:table-cell table:number-columns-repeated="13"/>
          <table:table-cell table:formula="of:=[Att_abd.K92] &amp; &quot; &quot; &amp; [Att_abd.L92] &amp; &quot; &quot; &amp; [Att_abd.N92] &amp; &quot; &quot; &amp; [Att_abd.T92] &amp; &quot;,&quot;" office:value-type="string" office:string-value="AN_SYSTEM VARCHAR(254)  ," calcext:value-type="string">
            <text:p>AN_SYSTEM VARCHAR(254) <text:s/>,</text:p>
          </table:table-cell>
          <table:table-cell table:number-columns-repeated="996"/>
        </table:table-row>
        <table:table-row table:style-name="ro3">
          <table:table-cell table:number-columns-repeated="3"/>
          <table:table-cell office:value-type="string" calcext:value-type="string">
            <text:p>debut</text:p>
          </table:table-cell>
          <table:table-cell office:value-type="string" calcext:value-type="string">
            <text:p>Champs explicite (voir CartoRadio ANFR)</text:p>
          </table:table-cell>
          <table:table-cell office:value-type="string" calcext:value-type="string">
            <text:p>DOUBLE</text:p>
          </table:table-cell>
          <table:table-cell table:number-columns-repeated="4"/>
          <table:table-cell office:value-type="string" calcext:value-type="string">
            <text:p>AN_DEBUT</text:p>
          </table:table-cell>
          <table:table-cell office:value-type="string" calcext:value-type="string">
            <text:p>DOUBLE</text:p>
          </table:table-cell>
          <table:table-cell/>
          <table:table-cell table:formula="of:=IF([Att_abd.H93]=&quot;obligatoire&quot;;&quot;NOT NULL&quot;;&quot;&quot;)">
            <text:p/>
          </table:table-cell>
          <table:table-cell table:number-columns-repeated="13"/>
          <table:table-cell table:formula="of:=[Att_abd.K93] &amp; &quot; &quot; &amp; [Att_abd.L93] &amp; &quot; &quot; &amp; [Att_abd.N93] &amp; &quot; &quot; &amp; [Att_abd.T93] &amp; &quot;,&quot;" office:value-type="string" office:string-value="AN_DEBUT DOUBLE  ," calcext:value-type="string">
            <text:p>AN_DEBUT DOUBLE <text:s/>,</text:p>
          </table:table-cell>
          <table:table-cell table:number-columns-repeated="996"/>
        </table:table-row>
        <table:table-row table:style-name="ro3">
          <table:table-cell table:number-columns-repeated="3"/>
          <table:table-cell office:value-type="string" calcext:value-type="string">
            <text:p>Fin</text:p>
          </table:table-cell>
          <table:table-cell office:value-type="string" calcext:value-type="string">
            <text:p>Champs explicite (voir CartoRadio ANFR)</text:p>
          </table:table-cell>
          <table:table-cell office:value-type="string" calcext:value-type="string">
            <text:p>DOUBLE</text:p>
          </table:table-cell>
          <table:table-cell table:number-columns-repeated="4"/>
          <table:table-cell office:value-type="string" calcext:value-type="string">
            <text:p>AN_FIN</text:p>
          </table:table-cell>
          <table:table-cell office:value-type="string" calcext:value-type="string">
            <text:p>DOUBLE</text:p>
          </table:table-cell>
          <table:table-cell/>
          <table:table-cell table:formula="of:=IF([Att_abd.H94]=&quot;obligatoire&quot;;&quot;NOT NULL&quot;;&quot;&quot;)">
            <text:p/>
          </table:table-cell>
          <table:table-cell table:number-columns-repeated="13"/>
          <table:table-cell table:formula="of:=[Att_abd.K94] &amp; &quot; &quot; &amp; [Att_abd.L94] &amp; &quot; &quot; &amp; [Att_abd.N94] &amp; &quot; &quot; &amp; [Att_abd.T94] &amp; &quot;,&quot;" office:value-type="string" office:string-value="AN_FIN DOUBLE  ," calcext:value-type="string">
            <text:p>AN_FIN DOUBLE <text:s/>,</text:p>
          </table:table-cell>
          <table:table-cell table:number-columns-repeated="996"/>
        </table:table-row>
        <table:table-row table:style-name="ro5">
          <table:table-cell table:number-columns-repeated="3"/>
          <table:table-cell office:value-type="string" calcext:value-type="string">
            <text:p>unite</text:p>
          </table:table-cell>
          <table:table-cell office:value-type="string" calcext:value-type="string">
            <text:p>Champs explicite (voir CartoRadio ANFR)</text:p>
          </table:table-cell>
          <table:table-cell office:value-type="string" calcext:value-type="string">
            <text:p>TEXT</text:p>
          </table:table-cell>
          <table:table-cell table:number-columns-repeated="4"/>
          <table:table-cell office:value-type="string" calcext:value-type="string">
            <text:p>AN_UNITE</text:p>
          </table:table-cell>
          <table:table-cell office:value-type="string" calcext:value-type="string">
            <text:p>VARCHAR(254)</text:p>
          </table:table-cell>
          <table:table-cell/>
          <table:table-cell table:formula="of:=IF([Att_abd.H95]=&quot;obligatoire&quot;;&quot;NOT NULL&quot;;&quot;&quot;)">
            <text:p/>
          </table:table-cell>
          <table:table-cell table:number-columns-repeated="13"/>
          <table:table-cell table:formula="of:=[Att_abd.K95] &amp; &quot; &quot; &amp; [Att_abd.L95] &amp; &quot; &quot; &amp; [Att_abd.N95] &amp; &quot; &quot; &amp; [Att_abd.T95] &amp; &quot;,&quot;" office:value-type="string" office:string-value="AN_UNITE VARCHAR(254)  ," calcext:value-type="string">
            <text:p>AN_UNITE VARCHAR(254) <text:s/>,</text:p>
          </table:table-cell>
          <table:table-cell table:number-columns-repeated="996"/>
        </table:table-row>
        <table:table-row table:style-name="ro3">
          <table:table-cell table:number-columns-repeated="3"/>
          <table:table-cell table:style-name="ce52" office:value-type="string" calcext:value-type="string">
            <text:p>dateCreation</text:p>
          </table:table-cell>
          <table:table-cell table:style-name="ce52" office:value-type="string" calcext:value-type="string">
            <text:p>Date de création (peut être calculé)</text:p>
          </table:table-cell>
          <table:table-cell table:style-name="ce96" office:value-type="string" calcext:value-type="string">
            <text:p>DATE</text:p>
          </table:table-cell>
          <table:table-cell table:style-name="ce52"/>
          <table:table-cell table:style-name="ce145"/>
          <table:table-cell table:number-columns-repeated="2"/>
          <table:table-cell table:style-name="ce11" office:value-type="string" calcext:value-type="string">
            <text:p>AN_CREADAT</text:p>
          </table:table-cell>
          <table:table-cell table:style-name="ce96" office:value-type="string" calcext:value-type="string">
            <text:p>DATE</text:p>
          </table:table-cell>
          <table:table-cell table:style-name="ce96"/>
          <table:table-cell table:style-name="ce96" table:formula="of:=IF([Att_abd.H96]=&quot;obligatoire&quot;;&quot;NOT NULL&quot;;&quot;&quot;)">
            <text:p/>
          </table:table-cell>
          <table:table-cell table:style-name="ce96" table:number-columns-repeated="5"/>
          <table:table-cell table:number-columns-repeated="8"/>
          <table:table-cell table:formula="of:=[Att_abd.K96] &amp; &quot; &quot; &amp; [Att_abd.L96] &amp; &quot; &quot; &amp; [Att_abd.N96] &amp; &quot; &quot; &amp; [Att_abd.T96] &amp; &quot;,&quot;" office:value-type="string" office:string-value="AN_CREADAT DATE  ," calcext:value-type="string">
            <text:p>AN_CREADAT DATE <text:s/>,</text:p>
          </table:table-cell>
          <table:table-cell table:number-columns-repeated="996"/>
        </table:table-row>
        <table:table-row table:style-name="ro3">
          <table:table-cell table:number-columns-repeated="3"/>
          <table:table-cell table:style-name="ce52" office:value-type="string" calcext:value-type="string">
            <text:p>dateMAJ</text:p>
          </table:table-cell>
          <table:table-cell table:style-name="ce52" office:value-type="string" calcext:value-type="string">
            <text:p>Date de la mise à jour (peut être calculé)</text:p>
          </table:table-cell>
          <table:table-cell table:style-name="ce96" office:value-type="string" calcext:value-type="string">
            <text:p>date</text:p>
          </table:table-cell>
          <table:table-cell table:style-name="ce52"/>
          <table:table-cell table:style-name="ce145"/>
          <table:table-cell table:number-columns-repeated="2"/>
          <table:table-cell table:style-name="ce11" office:value-type="string" calcext:value-type="string">
            <text:p>AN_MAJDATE</text:p>
          </table:table-cell>
          <table:table-cell table:style-name="ce96" office:value-type="string" calcext:value-type="string">
            <text:p>DATE</text:p>
          </table:table-cell>
          <table:table-cell table:style-name="ce96"/>
          <table:table-cell table:style-name="ce96" table:formula="of:=IF([Att_abd.H97]=&quot;obligatoire&quot;;&quot;NOT NULL&quot;;&quot;&quot;)">
            <text:p/>
          </table:table-cell>
          <table:table-cell table:style-name="ce96" table:number-columns-repeated="5"/>
          <table:table-cell table:number-columns-repeated="8"/>
          <table:table-cell table:formula="of:=[Att_abd.K97] &amp; &quot; &quot; &amp; [Att_abd.L97] &amp; &quot; &quot; &amp; [Att_abd.N97] &amp; &quot; &quot; &amp; [Att_abd.T97] &amp; &quot;,&quot;" office:value-type="string" office:string-value="AN_MAJDATE DATE  ," calcext:value-type="string">
            <text:p>AN_MAJDATE DATE <text:s/>,</text:p>
          </table:table-cell>
          <table:table-cell table:number-columns-repeated="996"/>
        </table:table-row>
        <table:table-row table:style-name="ro5">
          <table:table-cell table:number-columns-repeated="3"/>
          <table:table-cell table:style-name="ce52" office:value-type="string" calcext:value-type="string">
            <text:p>sourceMAJ</text:p>
          </table:table-cell>
          <table:table-cell table:style-name="ce52" office:value-type="string" calcext:value-type="string">
            <text:p>Source utilisée pour la mise à jour</text:p>
          </table:table-cell>
          <table:table-cell table:style-name="ce96" office:value-type="string" calcext:value-type="string">
            <text:p>Texte</text:p>
          </table:table-cell>
          <table:table-cell table:style-name="ce52"/>
          <table:table-cell table:style-name="ce145"/>
          <table:table-cell table:number-columns-repeated="2"/>
          <table:table-cell table:style-name="ce11" office:value-type="string" calcext:value-type="string">
            <text:p>AN_MAJSRC</text:p>
          </table:table-cell>
          <table:table-cell table:style-name="ce96" office:value-type="string" calcext:value-type="string">
            <text:p>VARCHAR(254)</text:p>
          </table:table-cell>
          <table:table-cell table:style-name="ce96"/>
          <table:table-cell table:style-name="ce96" table:formula="of:=IF([Att_abd.H98]=&quot;obligatoire&quot;;&quot;NOT NULL&quot;;&quot;&quot;)">
            <text:p/>
          </table:table-cell>
          <table:table-cell table:style-name="ce96" table:number-columns-repeated="5"/>
          <table:table-cell table:number-columns-repeated="8"/>
          <table:table-cell table:formula="of:=[Att_abd.K98] &amp; &quot; &quot; &amp; [Att_abd.L98] &amp; &quot; &quot; &amp; [Att_abd.N98] &amp; &quot; &quot; &amp; [Att_abd.T98] &amp; &quot;,&quot;" office:value-type="string" office:string-value="AN_MAJSRC VARCHAR(254)  ," calcext:value-type="string">
            <text:p>AN_MAJSRC VARCHAR(254) <text:s/>,</text:p>
          </table:table-cell>
          <table:table-cell table:number-columns-repeated="996"/>
        </table:table-row>
        <table:table-row table:style-name="ro3">
          <table:table-cell table:number-columns-repeated="3"/>
          <table:table-cell table:style-name="ce48" office:value-type="string" calcext:value-type="string">
            <text:p>dateAbandon</text:p>
          </table:table-cell>
          <table:table-cell table:style-name="ce48" office:value-type="string" calcext:value-type="string">
            <text:p>Date d'abandon de l'objet</text:p>
          </table:table-cell>
          <table:table-cell table:style-name="ce93" office:value-type="string" calcext:value-type="string">
            <text:p>date</text:p>
          </table:table-cell>
          <table:table-cell table:style-name="ce48"/>
          <table:table-cell table:style-name="ce143"/>
          <table:table-cell table:number-columns-repeated="2"/>
          <table:table-cell table:style-name="ce11" office:value-type="string" calcext:value-type="string">
            <text:p>AN_ABDDATE</text:p>
          </table:table-cell>
          <table:table-cell table:style-name="ce96" office:value-type="string" calcext:value-type="string">
            <text:p>DATE</text:p>
          </table:table-cell>
          <table:table-cell table:style-name="ce96"/>
          <table:table-cell table:style-name="ce93" table:number-columns-repeated="6"/>
          <table:table-cell table:number-columns-repeated="8"/>
          <table:table-cell table:formula="of:=[Att_abd.K99] &amp; &quot; &quot; &amp; [Att_abd.L99] &amp; &quot; &quot; &amp; [Att_abd.N99] &amp; &quot; &quot; &amp; [Att_abd.T99] &amp; &quot;,&quot;" office:value-type="string" office:string-value="AN_ABDDATE DATE  ," calcext:value-type="string">
            <text:p>AN_ABDDATE DATE <text:s/>,</text:p>
          </table:table-cell>
          <table:table-cell table:number-columns-repeated="7"/>
          <table:table-cell office:value-type="string" calcext:value-type="string">
            <text:p>x</text:p>
          </table:table-cell>
          <table:table-cell table:number-columns-repeated="988"/>
        </table:table-row>
        <table:table-row table:style-name="ro5">
          <table:table-cell table:number-columns-repeated="3"/>
          <table:table-cell table:style-name="ce48" office:value-type="string" calcext:value-type="string">
            <text:p>sourceAbandon</text:p>
          </table:table-cell>
          <table:table-cell table:style-name="ce48" office:value-type="string" calcext:value-type="string">
            <text:p>Cause de l'abandon de l'objet</text:p>
          </table:table-cell>
          <table:table-cell table:style-name="ce93" office:value-type="string" calcext:value-type="string">
            <text:p>Texte</text:p>
          </table:table-cell>
          <table:table-cell table:style-name="ce48"/>
          <table:table-cell table:style-name="ce143"/>
          <table:table-cell table:number-columns-repeated="2"/>
          <table:table-cell table:style-name="ce11" office:value-type="string" calcext:value-type="string">
            <text:p>AN_ABDSRC</text:p>
          </table:table-cell>
          <table:table-cell table:style-name="ce96" office:value-type="string" calcext:value-type="string">
            <text:p>VARCHAR(254)</text:p>
          </table:table-cell>
          <table:table-cell table:style-name="ce96"/>
          <table:table-cell table:style-name="ce93" table:number-columns-repeated="6"/>
          <table:table-cell table:number-columns-repeated="8"/>
          <table:table-cell table:formula="of:=[Att_abd.K100] &amp; &quot; &quot; &amp; [Att_abd.L100] &amp; &quot; &quot; &amp; [Att_abd.N100] &amp; &quot; &quot; &amp; [Att_abd.T100] &amp; &quot;,&quot;" office:value-type="string" office:string-value="AN_ABDSRC VARCHAR(254)  ," calcext:value-type="string">
            <text:p>AN_ABDSRC VARCHAR(254) <text:s/>,</text:p>
          </table:table-cell>
          <table:table-cell table:number-columns-repeated="7"/>
          <table:table-cell office:value-type="string" calcext:value-type="string">
            <text:p>x</text:p>
          </table:table-cell>
          <table:table-cell table:number-columns-repeated="988"/>
        </table:table-row>
      </table:table>
      <table:table table:name="Listes" table:style-name="ta1">
        <office:forms form:automatic-focus="false" form:apply-design-mode="false"/>
        <table:table-column table:style-name="co52" table:number-columns-repeated="2" table:default-cell-style-name="ce5"/>
        <table:table-column table:style-name="co53" table:default-cell-style-name="ce5"/>
        <table:table-column table:style-name="co54" table:number-columns-repeated="2" table:default-cell-style-name="ce5"/>
        <table:table-column table:style-name="co9" table:number-columns-repeated="3" table:default-cell-style-name="ce5"/>
        <table:table-column table:style-name="co27" table:default-cell-style-name="ce5"/>
        <table:table-column table:style-name="co55" table:default-cell-style-name="ce5"/>
        <table:table-column table:style-name="co56" table:default-cell-style-name="ce5"/>
        <table:table-column table:style-name="co9" table:default-cell-style-name="Default"/>
        <table:table-column table:style-name="co57" table:default-cell-style-name="ce5"/>
        <table:table-column table:style-name="co58" table:default-cell-style-name="ce5"/>
        <table:table-column table:style-name="co9" table:default-cell-style-name="ce5"/>
        <table:table-column table:style-name="co59" table:default-cell-style-name="ce5"/>
        <table:table-column table:style-name="co60" table:default-cell-style-name="ce5"/>
        <table:table-column table:style-name="co61" table:default-cell-style-name="ce5"/>
        <table:table-column table:style-name="co62" table:default-cell-style-name="ce5"/>
        <table:table-column table:style-name="co63" table:default-cell-style-name="ce5"/>
        <table:table-column table:style-name="co9" table:number-columns-repeated="1004" table:default-cell-style-name="ce5"/>
        <table:table-row table:style-name="ro12">
          <table:table-cell table:style-name="ce1" office:value-type="string" calcext:value-type="string">
            <text:p>NOTES Communauté</text:p>
          </table:table-cell>
          <table:table-cell table:style-name="ce1" office:value-type="string" calcext:value-type="string">
            <text:p>NOTES Groupement</text:p>
          </table:table-cell>
          <table:table-cell table:style-name="ce109" office:value-type="string" calcext:value-type="string">
            <text:p>TABLE</text:p>
          </table:table-cell>
          <table:table-cell table:style-name="ce109" office:value-type="string" calcext:value-type="string">
            <text:p>Nom de l'énumération</text:p>
          </table:table-cell>
          <table:table-cell table:style-name="ce109" office:value-type="string" calcext:value-type="string">
            <text:p>Définition</text:p>
          </table:table-cell>
          <table:table-cell table:style-name="ce109" office:value-type="string" calcext:value-type="string">
            <text:p>Source principale</text:p>
          </table:table-cell>
          <table:table-cell table:style-name="ce192" office:value-type="string" calcext:value-type="string">
            <text:p>Enum / List</text:p>
          </table:table-cell>
          <table:table-cell table:style-name="ce1" office:value-type="string" calcext:value-type="string">
            <text:p>LONG</text:p>
          </table:table-cell>
          <table:table-cell table:style-name="ce154" office:value-type="string" calcext:value-type="string">
            <text:p>CODE</text:p>
          </table:table-cell>
          <table:table-cell table:style-name="ce154" office:value-type="string" calcext:value-type="string">
            <text:p>DESC</text:p>
          </table:table-cell>
          <table:table-cell table:style-name="ce154" office:value-type="string" calcext:value-type="string">
            <text:p>PK</text:p>
          </table:table-cell>
          <table:table-cell/>
          <table:table-cell table:style-name="ce184" office:value-type="string" calcext:value-type="string">
            <text:p>SQL DROP TABLE</text:p>
          </table:table-cell>
          <table:table-cell table:style-name="ce184" office:value-type="string" calcext:value-type="string">
            <text:p>SQL CREATE TABLE</text:p>
          </table:table-cell>
          <table:table-cell/>
          <table:table-cell table:style-name="ce125" office:value-type="string" calcext:value-type="string">
            <text:p>Geostandard 1 partie B</text:p>
          </table:table-cell>
          <table:table-cell table:style-name="ce125" office:value-type="string" calcext:value-type="string">
            <text:p>GracePostGIS</text:p>
          </table:table-cell>
          <table:table-cell table:style-name="ce125" office:value-type="string" calcext:value-type="string">
            <text:p>GraceLivrable</text:p>
          </table:table-cell>
          <table:table-cell table:style-name="ce125" office:value-type="string" calcext:value-type="string">
            <text:p>Syane</text:p>
          </table:table-cell>
          <table:table-cell table:style-name="ce125" office:value-type="string" calcext:value-type="string">
            <text:p>Oise</text:p>
          </table:table-cell>
          <table:table-cell table:number-columns-repeated="1004"/>
        </table:table-row>
        <table:table-row table:style-name="ro7">
          <table:table-cell table:number-columns-repeated="2"/>
          <table:table-cell table:style-name="ce208" office:value-type="string" calcext:value-type="string">
            <text:p>L_ACCESSIBILITE_TYPE</text:p>
          </table:table-cell>
          <table:table-cell table:number-columns-repeated="3"/>
          <table:table-cell table:style-name="ce208" office:value-type="string" calcext:value-type="string">
            <text:p>enum</text:p>
          </table:table-cell>
          <table:table-cell office:value-type="float" office:value="10" calcext:value-type="float">
            <text:p>10</text:p>
          </table:table-cell>
          <table:table-cell table:formula="of:=&quot;VARCHAR(&quot; &amp; [.H2]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2] &amp; &quot;_PK&quot;&quot; PRIMARY KEY (&quot; &amp; [.$I$1] &amp; &quot;)&quot;" office:value-type="string" office:string-value="CONSTRAINT &quot;L_ACCESSIBILITE_TYPE_PK&quot; PRIMARY KEY (CODE)" calcext:value-type="string">
            <text:p>CONSTRAINT "L_ACCESSIBILITE_TYPE_PK" PRIMARY KEY (CODE)</text:p>
          </table:table-cell>
          <table:table-cell/>
          <table:table-cell table:style-name="ce185" table:formula="of:=&quot;DROP TABLE IF EXISTS &quot; &amp; [.C2] &amp; &quot;;&quot;" office:value-type="string" office:string-value="DROP TABLE IF EXISTS L_ACCESSIBILITE_TYPE;" calcext:value-type="string">
            <text:p>DROP TABLE IF EXISTS L_ACCESSIBILITE_TYPE;</text:p>
          </table:table-cell>
          <table:table-cell table:style-name="ce185" table:formula="of:= &quot;CREATE TABLE &quot; &amp; [.C2] &amp; &quot;(&quot; &amp; [.$I$1] &amp; &quot; &quot; &amp; [.I2] &amp; &quot;, &quot; &amp; [.$J$1] &amp; &quot; &quot; &amp; [.J2] &amp; &quot;, &quot; &amp; [.K2] &amp; &quot;);&quot;" office:value-type="string" office:string-value="CREATE TABLE L_ACCESSIBILITE_TYPE(CODE VARCHAR(10), DESC VARCHAR(254), CONSTRAINT &quot;L_ACCESSIBILITE_TYPE_PK&quot; PRIMARY KEY (CODE));" calcext:value-type="string">
            <text:p>CREATE TABLE L_ACCESSIBILITE_TYPE(CODE VARCHAR(10), DESC VARCHAR(254), CONSTRAINT "L_ACCESSIBILITE_TYPE_PK" PRIMARY KEY (CODE));</text:p>
          </table:table-cell>
          <table:table-cell/>
          <table:table-cell table:style-name="ce208" office:value-type="string" calcext:value-type="string">
            <text:p>AccessibiliteType</text:p>
          </table:table-cell>
          <table:table-cell table:number-columns-repeated="1008"/>
        </table:table-row>
        <table:table-row table:style-name="ro7">
          <table:table-cell table:number-columns-repeated="2"/>
          <table:table-cell office:value-type="string" calcext:value-type="string">
            <text:p>L_ADRESS_ETAT</text:p>
          </table:table-cell>
          <table:table-cell table:number-columns-repeated="3"/>
          <table:table-cell office:value-type="string" calcext:value-type="string">
            <text:p>enum</text:p>
          </table:table-cell>
          <table:table-cell office:value-type="float" office:value="10" calcext:value-type="float">
            <text:p>10</text:p>
          </table:table-cell>
          <table:table-cell table:formula="of:=&quot;VARCHAR(&quot; &amp; [.H3]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3] &amp; &quot;_PK&quot;&quot; PRIMARY KEY (&quot; &amp; [.$I$1] &amp; &quot;)&quot;" office:value-type="string" office:string-value="CONSTRAINT &quot;L_ADRESS_ETAT_PK&quot; PRIMARY KEY (CODE)" calcext:value-type="string">
            <text:p>CONSTRAINT "L_ADRESS_ETAT_PK" PRIMARY KEY (CODE)</text:p>
          </table:table-cell>
          <table:table-cell/>
          <table:table-cell table:style-name="ce185" table:formula="of:=&quot;DROP TABLE IF EXISTS &quot; &amp; [.C3] &amp; &quot;;&quot;" office:value-type="string" office:string-value="DROP TABLE IF EXISTS L_ADRESS_ETAT;" calcext:value-type="string">
            <text:p>DROP TABLE IF EXISTS L_ADRESS_ETAT;</text:p>
          </table:table-cell>
          <table:table-cell table:style-name="ce185" table:formula="of:= &quot;CREATE TABLE &quot; &amp; [.C3] &amp; &quot;(&quot; &amp; [.$I$1] &amp; &quot; &quot; &amp; [.I3] &amp; &quot;, &quot; &amp; [.$J$1] &amp; &quot; &quot; &amp; [.J3] &amp; &quot;, &quot; &amp; [.K3] &amp; &quot;);&quot;" office:value-type="string" office:string-value="CREATE TABLE L_ADRESS_ETAT(CODE VARCHAR(10), DESC VARCHAR(254), CONSTRAINT &quot;L_ADRESS_ETAT_PK&quot; PRIMARY KEY (CODE));" calcext:value-type="string">
            <text:p>CREATE TABLE L_ADRESS_ETAT(CODE VARCHAR(10), DESC VARCHAR(254), CONSTRAINT "L_ADRESS_ETAT_PK" PRIMARY KEY (CODE));</text:p>
          </table:table-cell>
          <table:table-cell table:number-columns-repeated="4"/>
          <table:table-cell office:value-type="string" calcext:value-type="string">
            <text:p>CTRL_ADRESS_ETAT</text:p>
          </table:table-cell>
          <table:table-cell table:number-columns-repeated="1005"/>
        </table:table-row>
        <table:table-row table:style-name="ro7">
          <table:table-cell table:number-columns-repeated="2"/>
          <table:table-cell office:value-type="string" calcext:value-type="string">
            <text:p>L_ADRESS_TYPE</text:p>
          </table:table-cell>
          <table:table-cell table:number-columns-repeated="3"/>
          <table:table-cell office:value-type="string" calcext:value-type="string">
            <text:p>list (complexe)</text:p>
          </table:table-cell>
          <table:table-cell office:value-type="float" office:value="10" calcext:value-type="float">
            <text:p>10</text:p>
          </table:table-cell>
          <table:table-cell table:formula="of:=&quot;VARCHAR(&quot; &amp; [.H4]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4] &amp; &quot;_PK&quot;&quot; PRIMARY KEY (&quot; &amp; [.$I$1] &amp; &quot;)&quot;" office:value-type="string" office:string-value="CONSTRAINT &quot;L_ADRESS_TYPE_PK&quot; PRIMARY KEY (CODE)" calcext:value-type="string">
            <text:p>CONSTRAINT "L_ADRESS_TYPE_PK" PRIMARY KEY (CODE)</text:p>
          </table:table-cell>
          <table:table-cell/>
          <table:table-cell table:style-name="ce185" table:formula="of:=&quot;DROP TABLE IF EXISTS &quot; &amp; [.C4] &amp; &quot;;&quot;" office:value-type="string" office:string-value="DROP TABLE IF EXISTS L_ADRESS_TYPE;" calcext:value-type="string">
            <text:p>DROP TABLE IF EXISTS L_ADRESS_TYPE;</text:p>
          </table:table-cell>
          <table:table-cell table:style-name="ce185" table:formula="of:= &quot;CREATE TABLE &quot; &amp; [.C4] &amp; &quot;(&quot; &amp; [.$I$1] &amp; &quot; &quot; &amp; [.I4] &amp; &quot;, &quot; &amp; [.$J$1] &amp; &quot; &quot; &amp; [.J4] &amp; &quot;, &quot; &amp; [.K4] &amp; &quot;);&quot;" office:value-type="string" office:string-value="CREATE TABLE L_ADRESS_TYPE(CODE VARCHAR(10), DESC VARCHAR(254), CONSTRAINT &quot;L_ADRESS_TYPE_PK&quot; PRIMARY KEY (CODE));" calcext:value-type="string">
            <text:p>CREATE TABLE L_ADRESS_TYPE(CODE VARCHAR(10), DESC VARCHAR(254), CONSTRAINT "L_ADRESS_TYPE_PK" PRIMARY KEY (CODE));</text:p>
          </table:table-cell>
          <table:table-cell table:number-columns-repeated="4"/>
          <table:table-cell office:value-type="string" calcext:value-type="string">
            <text:p>CTRL_ADRESS_TYPE</text:p>
          </table:table-cell>
          <table:table-cell table:number-columns-repeated="1005"/>
        </table:table-row>
        <table:table-row table:style-name="ro3">
          <table:table-cell table:number-columns-repeated="2"/>
          <table:table-cell table:style-name="ce208" office:value-type="string" calcext:value-type="string">
            <text:p>L_ARTERE_IMPLANTATION_TYPE</text:p>
          </table:table-cell>
          <table:table-cell table:number-columns-repeated="3"/>
          <table:table-cell table:style-name="ce208" office:value-type="string" calcext:value-type="string">
            <text:p>enum</text:p>
          </table:table-cell>
          <table:table-cell office:value-type="float" office:value="2" calcext:value-type="float">
            <text:p>2</text:p>
          </table:table-cell>
          <table:table-cell table:formula="of:=&quot;VARCHAR(&quot; &amp; [.H5] &amp; &quot;)&quot;" office:value-type="string" office:string-value="VARCHAR(2)" calcext:value-type="string">
            <text:p>VARCHAR(2)</text:p>
          </table:table-cell>
          <table:table-cell office:value-type="string" calcext:value-type="string">
            <text:p>VARCHAR(254)</text:p>
          </table:table-cell>
          <table:table-cell table:formula="of:= &quot;CONSTRAINT &quot;&quot;&quot; &amp; [.C5] &amp; &quot;_PK&quot;&quot; PRIMARY KEY (&quot; &amp; [.$I$1] &amp; &quot;)&quot;" office:value-type="string" office:string-value="CONSTRAINT &quot;L_ARTERE_IMPLANTATION_TYPE_PK&quot; PRIMARY KEY (CODE)" calcext:value-type="string">
            <text:p>CONSTRAINT "L_ARTERE_IMPLANTATION_TYPE_PK" PRIMARY KEY (CODE)</text:p>
          </table:table-cell>
          <table:table-cell/>
          <table:table-cell table:style-name="ce185" table:formula="of:=&quot;DROP TABLE IF EXISTS &quot; &amp; [.C5] &amp; &quot;;&quot;" office:value-type="string" office:string-value="DROP TABLE IF EXISTS L_ARTERE_IMPLANTATION_TYPE;" calcext:value-type="string">
            <text:p>DROP TABLE IF EXISTS L_ARTERE_IMPLANTATION_TYPE;</text:p>
          </table:table-cell>
          <table:table-cell table:style-name="ce185" table:formula="of:= &quot;CREATE TABLE &quot; &amp; [.C5] &amp; &quot;(&quot; &amp; [.$I$1] &amp; &quot; &quot; &amp; [.I5] &amp; &quot;, &quot; &amp; [.$J$1] &amp; &quot; &quot; &amp; [.J5] &amp; &quot;, &quot; &amp; [.K5] &amp; &quot;);&quot;" office:value-type="string" office:string-value="CREATE TABLE L_ARTERE_IMPLANTATION_TYPE(CODE VARCHAR(2), DESC VARCHAR(254), CONSTRAINT &quot;L_ARTERE_IMPLANTATION_TYPE_PK&quot; PRIMARY KEY (CODE));" calcext:value-type="string">
            <text:p>CREATE TABLE L_ARTERE_IMPLANTATION_TYPE(CODE VARCHAR(2), DESC VARCHAR(254), CONSTRAINT "L_ARTERE_IMPLANTATION_TYPE_PK" PRIMARY KEY (CODE));</text:p>
          </table:table-cell>
          <table:table-cell/>
          <table:table-cell table:style-name="ce208" office:value-type="string" calcext:value-type="string">
            <text:p>ArtereImplantationType</text:p>
          </table:table-cell>
          <table:table-cell table:number-columns-repeated="1008"/>
        </table:table-row>
        <table:table-row table:style-name="ro3">
          <table:table-cell table:number-columns-repeated="2"/>
          <table:table-cell table:style-name="ce208" office:value-type="string" calcext:value-type="string">
            <text:p>L_ARTERE_NATURE</text:p>
          </table:table-cell>
          <table:table-cell table:number-columns-repeated="3"/>
          <table:table-cell table:style-name="ce208" office:value-type="string" calcext:value-type="string">
            <text:p>enum</text:p>
          </table:table-cell>
          <table:table-cell office:value-type="float" office:value="3" calcext:value-type="float">
            <text:p>3</text:p>
          </table:table-cell>
          <table:table-cell table:formula="of:=&quot;VARCHAR(&quot; &amp; [.H6] &amp; &quot;)&quot;" office:value-type="string" office:string-value="VARCHAR(3)" calcext:value-type="string">
            <text:p>VARCHAR(3)</text:p>
          </table:table-cell>
          <table:table-cell office:value-type="string" calcext:value-type="string">
            <text:p>VARCHAR(254)</text:p>
          </table:table-cell>
          <table:table-cell table:formula="of:= &quot;CONSTRAINT &quot;&quot;&quot; &amp; [.C6] &amp; &quot;_PK&quot;&quot; PRIMARY KEY (&quot; &amp; [.$I$1] &amp; &quot;)&quot;" office:value-type="string" office:string-value="CONSTRAINT &quot;L_ARTERE_NATURE_PK&quot; PRIMARY KEY (CODE)" calcext:value-type="string">
            <text:p>CONSTRAINT "L_ARTERE_NATURE_PK" PRIMARY KEY (CODE)</text:p>
          </table:table-cell>
          <table:table-cell/>
          <table:table-cell table:style-name="ce185" table:formula="of:=&quot;DROP TABLE IF EXISTS &quot; &amp; [.C6] &amp; &quot;;&quot;" office:value-type="string" office:string-value="DROP TABLE IF EXISTS L_ARTERE_NATURE;" calcext:value-type="string">
            <text:p>DROP TABLE IF EXISTS L_ARTERE_NATURE;</text:p>
          </table:table-cell>
          <table:table-cell table:style-name="ce185" table:formula="of:= &quot;CREATE TABLE &quot; &amp; [.C6] &amp; &quot;(&quot; &amp; [.$I$1] &amp; &quot; &quot; &amp; [.I6] &amp; &quot;, &quot; &amp; [.$J$1] &amp; &quot; &quot; &amp; [.J6] &amp; &quot;, &quot; &amp; [.K6] &amp; &quot;);&quot;" office:value-type="string" office:string-value="CREATE TABLE L_ARTERE_NATURE(CODE VARCHAR(3), DESC VARCHAR(254), CONSTRAINT &quot;L_ARTERE_NATURE_PK&quot; PRIMARY KEY (CODE));" calcext:value-type="string">
            <text:p>CREATE TABLE L_ARTERE_NATURE(CODE VARCHAR(3), DESC VARCHAR(254), CONSTRAINT "L_ARTERE_NATURE_PK" PRIMARY KEY (CODE));</text:p>
          </table:table-cell>
          <table:table-cell/>
          <table:table-cell table:style-name="ce208"/>
          <table:table-cell table:number-columns-repeated="3"/>
          <table:table-cell office:value-type="string" calcext:value-type="string">
            <text:p>t_grace_enum_ArtereNature</text:p>
          </table:table-cell>
          <table:table-cell table:number-columns-repeated="1004"/>
        </table:table-row>
        <table:table-row table:style-name="ro3">
          <table:table-cell table:number-columns-repeated="2"/>
          <table:table-cell table:style-name="ce208" office:value-type="string" calcext:value-type="string">
            <text:p>L_ARTERE_TYPE</text:p>
          </table:table-cell>
          <table:table-cell table:number-columns-repeated="3"/>
          <table:table-cell table:style-name="ce208" office:value-type="string" calcext:value-type="string">
            <text:p>enum</text:p>
          </table:table-cell>
          <table:table-cell office:value-type="float" office:value="2" calcext:value-type="float">
            <text:p>2</text:p>
          </table:table-cell>
          <table:table-cell table:formula="of:=&quot;VARCHAR(&quot; &amp; [.H7] &amp; &quot;)&quot;" office:value-type="string" office:string-value="VARCHAR(2)" calcext:value-type="string">
            <text:p>VARCHAR(2)</text:p>
          </table:table-cell>
          <table:table-cell office:value-type="string" calcext:value-type="string">
            <text:p>VARCHAR(254)</text:p>
          </table:table-cell>
          <table:table-cell table:formula="of:= &quot;CONSTRAINT &quot;&quot;&quot; &amp; [.C7] &amp; &quot;_PK&quot;&quot; PRIMARY KEY (&quot; &amp; [.$I$1] &amp; &quot;)&quot;" office:value-type="string" office:string-value="CONSTRAINT &quot;L_ARTERE_TYPE_PK&quot; PRIMARY KEY (CODE)" calcext:value-type="string">
            <text:p>CONSTRAINT "L_ARTERE_TYPE_PK" PRIMARY KEY (CODE)</text:p>
          </table:table-cell>
          <table:table-cell/>
          <table:table-cell table:style-name="ce185" table:formula="of:=&quot;DROP TABLE IF EXISTS &quot; &amp; [.C7] &amp; &quot;;&quot;" office:value-type="string" office:string-value="DROP TABLE IF EXISTS L_ARTERE_TYPE;" calcext:value-type="string">
            <text:p>DROP TABLE IF EXISTS L_ARTERE_TYPE;</text:p>
          </table:table-cell>
          <table:table-cell table:style-name="ce185" table:formula="of:= &quot;CREATE TABLE &quot; &amp; [.C7] &amp; &quot;(&quot; &amp; [.$I$1] &amp; &quot; &quot; &amp; [.I7] &amp; &quot;, &quot; &amp; [.$J$1] &amp; &quot; &quot; &amp; [.J7] &amp; &quot;, &quot; &amp; [.K7] &amp; &quot;);&quot;" office:value-type="string" office:string-value="CREATE TABLE L_ARTERE_TYPE(CODE VARCHAR(2), DESC VARCHAR(254), CONSTRAINT &quot;L_ARTERE_TYPE_PK&quot; PRIMARY KEY (CODE));" calcext:value-type="string">
            <text:p>CREATE TABLE L_ARTERE_TYPE(CODE VARCHAR(2), DESC VARCHAR(254), CONSTRAINT "L_ARTERE_TYPE_PK" PRIMARY KEY (CODE));</text:p>
          </table:table-cell>
          <table:table-cell/>
          <table:table-cell table:style-name="ce208" office:value-type="string" calcext:value-type="string">
            <text:p>ArtereType</text:p>
          </table:table-cell>
          <table:table-cell table:number-columns-repeated="1008"/>
        </table:table-row>
        <table:table-row table:style-name="ro3">
          <table:table-cell table:number-columns-repeated="2"/>
          <table:table-cell office:value-type="string" calcext:value-type="string">
            <text:p>L_BAIE_TYPE</text:p>
          </table:table-cell>
          <table:table-cell table:number-columns-repeated="3"/>
          <table:table-cell office:value-type="string" calcext:value-type="string">
            <text:p>enum</text:p>
          </table:table-cell>
          <table:table-cell office:value-type="float" office:value="10" calcext:value-type="float">
            <text:p>10</text:p>
          </table:table-cell>
          <table:table-cell table:formula="of:=&quot;VARCHAR(&quot; &amp; [.H8]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8] &amp; &quot;_PK&quot;&quot; PRIMARY KEY (&quot; &amp; [.$I$1] &amp; &quot;)&quot;" office:value-type="string" office:string-value="CONSTRAINT &quot;L_BAIE_TYPE_PK&quot; PRIMARY KEY (CODE)" calcext:value-type="string">
            <text:p>CONSTRAINT "L_BAIE_TYPE_PK" PRIMARY KEY (CODE)</text:p>
          </table:table-cell>
          <table:table-cell/>
          <table:table-cell table:style-name="ce185" table:formula="of:=&quot;DROP TABLE IF EXISTS &quot; &amp; [.C8] &amp; &quot;;&quot;" office:value-type="string" office:string-value="DROP TABLE IF EXISTS L_BAIE_TYPE;" calcext:value-type="string">
            <text:p>DROP TABLE IF EXISTS L_BAIE_TYPE;</text:p>
          </table:table-cell>
          <table:table-cell table:style-name="ce185" table:formula="of:= &quot;CREATE TABLE &quot; &amp; [.C8] &amp; &quot;(&quot; &amp; [.$I$1] &amp; &quot; &quot; &amp; [.I8] &amp; &quot;, &quot; &amp; [.$J$1] &amp; &quot; &quot; &amp; [.J8] &amp; &quot;, &quot; &amp; [.K8] &amp; &quot;);&quot;" office:value-type="string" office:string-value="CREATE TABLE L_BAIE_TYPE(CODE VARCHAR(10), DESC VARCHAR(254), CONSTRAINT &quot;L_BAIE_TYPE_PK&quot; PRIMARY KEY (CODE));" calcext:value-type="string">
            <text:p>CREATE TABLE L_BAIE_TYPE(CODE VARCHAR(10), DESC VARCHAR(254), CONSTRAINT "L_BAIE_TYPE_PK" PRIMARY KEY (CODE));</text:p>
          </table:table-cell>
          <table:table-cell table:number-columns-repeated="4"/>
          <table:table-cell office:value-type="string" calcext:value-type="string">
            <text:p>CTRL_BAIE_TYPE</text:p>
          </table:table-cell>
          <table:table-cell table:number-columns-repeated="1005"/>
        </table:table-row>
        <table:table-row table:style-name="ro7">
          <table:table-cell table:number-columns-repeated="2"/>
          <table:table-cell table:style-name="ce209" office:value-type="string" calcext:value-type="string">
            <text:p>L_BP_LOCALISATION</text:p>
          </table:table-cell>
          <table:table-cell table:number-columns-repeated="3"/>
          <table:table-cell office:value-type="string" calcext:value-type="string">
            <text:p>enum</text:p>
          </table:table-cell>
          <table:table-cell office:value-type="float" office:value="10" calcext:value-type="float">
            <text:p>10</text:p>
          </table:table-cell>
          <table:table-cell table:formula="of:=&quot;VARCHAR(&quot; &amp; [.H9]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9] &amp; &quot;_PK&quot;&quot; PRIMARY KEY (&quot; &amp; [.$I$1] &amp; &quot;)&quot;" office:value-type="string" office:string-value="CONSTRAINT &quot;L_BP_LOCALISATION_PK&quot; PRIMARY KEY (CODE)" calcext:value-type="string">
            <text:p>CONSTRAINT "L_BP_LOCALISATION_PK" PRIMARY KEY (CODE)</text:p>
          </table:table-cell>
          <table:table-cell/>
          <table:table-cell table:style-name="ce185" table:formula="of:=&quot;DROP TABLE IF EXISTS &quot; &amp; [.C9] &amp; &quot;;&quot;" office:value-type="string" office:string-value="DROP TABLE IF EXISTS L_BP_LOCALISATION;" calcext:value-type="string">
            <text:p>DROP TABLE IF EXISTS L_BP_LOCALISATION;</text:p>
          </table:table-cell>
          <table:table-cell table:style-name="ce185" table:formula="of:= &quot;CREATE TABLE &quot; &amp; [.C9] &amp; &quot;(&quot; &amp; [.$I$1] &amp; &quot; &quot; &amp; [.I9] &amp; &quot;, &quot; &amp; [.$J$1] &amp; &quot; &quot; &amp; [.J9] &amp; &quot;, &quot; &amp; [.K9] &amp; &quot;);&quot;" office:value-type="string" office:string-value="CREATE TABLE L_BP_LOCALISATION(CODE VARCHAR(10), DESC VARCHAR(254), CONSTRAINT &quot;L_BP_LOCALISATION_PK&quot; PRIMARY KEY (CODE));" calcext:value-type="string">
            <text:p>CREATE TABLE L_BP_LOCALISATION(CODE VARCHAR(10), DESC VARCHAR(254), CONSTRAINT "L_BP_LOCALISATION_PK" PRIMARY KEY (CODE));</text:p>
          </table:table-cell>
          <table:table-cell table:number-columns-repeated="4"/>
          <table:table-cell office:value-type="string" calcext:value-type="string">
            <text:p>CTRL_BPE_LOCALISATION</text:p>
          </table:table-cell>
          <table:table-cell table:number-columns-repeated="1005"/>
        </table:table-row>
        <table:table-row table:style-name="ro7">
          <table:table-cell table:number-columns-repeated="2"/>
          <table:table-cell table:style-name="ce209" office:value-type="string" calcext:value-type="string">
            <text:p>L_BP_RACCO</text:p>
          </table:table-cell>
          <table:table-cell table:number-columns-repeated="3"/>
          <table:table-cell office:value-type="string" calcext:value-type="string">
            <text:p>list (complexe)</text:p>
          </table:table-cell>
          <table:table-cell office:value-type="float" office:value="10" calcext:value-type="float">
            <text:p>10</text:p>
          </table:table-cell>
          <table:table-cell table:formula="of:=&quot;VARCHAR(&quot; &amp; [.H10]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10] &amp; &quot;_PK&quot;&quot; PRIMARY KEY (&quot; &amp; [.$I$1] &amp; &quot;)&quot;" office:value-type="string" office:string-value="CONSTRAINT &quot;L_BP_RACCO_PK&quot; PRIMARY KEY (CODE)" calcext:value-type="string">
            <text:p>CONSTRAINT "L_BP_RACCO_PK" PRIMARY KEY (CODE)</text:p>
          </table:table-cell>
          <table:table-cell/>
          <table:table-cell table:style-name="ce185" table:formula="of:=&quot;DROP TABLE IF EXISTS &quot; &amp; [.C10] &amp; &quot;;&quot;" office:value-type="string" office:string-value="DROP TABLE IF EXISTS L_BP_RACCO;" calcext:value-type="string">
            <text:p>DROP TABLE IF EXISTS L_BP_RACCO;</text:p>
          </table:table-cell>
          <table:table-cell table:style-name="ce185" table:formula="of:= &quot;CREATE TABLE &quot; &amp; [.C10] &amp; &quot;(&quot; &amp; [.$I$1] &amp; &quot; &quot; &amp; [.I10] &amp; &quot;, &quot; &amp; [.$J$1] &amp; &quot; &quot; &amp; [.J10] &amp; &quot;, &quot; &amp; [.K10] &amp; &quot;);&quot;" office:value-type="string" office:string-value="CREATE TABLE L_BP_RACCO(CODE VARCHAR(10), DESC VARCHAR(254), CONSTRAINT &quot;L_BP_RACCO_PK&quot; PRIMARY KEY (CODE));" calcext:value-type="string">
            <text:p>CREATE TABLE L_BP_RACCO(CODE VARCHAR(10), DESC VARCHAR(254), CONSTRAINT "L_BP_RACCO_PK" PRIMARY KEY (CODE));</text:p>
          </table:table-cell>
          <table:table-cell table:number-columns-repeated="4"/>
          <table:table-cell office:value-type="string" calcext:value-type="string">
            <text:p>CTRL_BPE_RACCO</text:p>
          </table:table-cell>
          <table:table-cell table:number-columns-repeated="1005"/>
        </table:table-row>
        <table:table-row table:style-name="ro3">
          <table:table-cell/>
          <table:table-cell table:style-name="ce40" office:value-type="string" calcext:value-type="string">
            <text:p>Fusion Covadis / Syane</text:p>
          </table:table-cell>
          <table:table-cell table:style-name="ce210" office:value-type="string" calcext:value-type="string">
            <text:p>L_BP_TYPE</text:p>
          </table:table-cell>
          <table:table-cell table:number-columns-repeated="3"/>
          <table:table-cell table:style-name="ce208" office:value-type="string" calcext:value-type="string">
            <text:p>list</text:p>
          </table:table-cell>
          <table:table-cell office:value-type="float" office:value="10" calcext:value-type="float">
            <text:p>10</text:p>
          </table:table-cell>
          <table:table-cell table:formula="of:=&quot;VARCHAR(&quot; &amp; [.H11]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11] &amp; &quot;_PK&quot;&quot; PRIMARY KEY (&quot; &amp; [.$I$1] &amp; &quot;)&quot;" office:value-type="string" office:string-value="CONSTRAINT &quot;L_BP_TYPE_PK&quot; PRIMARY KEY (CODE)" calcext:value-type="string">
            <text:p>CONSTRAINT "L_BP_TYPE_PK" PRIMARY KEY (CODE)</text:p>
          </table:table-cell>
          <table:table-cell/>
          <table:table-cell table:style-name="ce185" table:formula="of:=&quot;DROP TABLE IF EXISTS &quot; &amp; [.C11] &amp; &quot;;&quot;" office:value-type="string" office:string-value="DROP TABLE IF EXISTS L_BP_TYPE;" calcext:value-type="string">
            <text:p>DROP TABLE IF EXISTS L_BP_TYPE;</text:p>
          </table:table-cell>
          <table:table-cell table:style-name="ce185" table:formula="of:= &quot;CREATE TABLE &quot; &amp; [.C11] &amp; &quot;(&quot; &amp; [.$I$1] &amp; &quot; &quot; &amp; [.I11] &amp; &quot;, &quot; &amp; [.$J$1] &amp; &quot; &quot; &amp; [.J11] &amp; &quot;, &quot; &amp; [.K11] &amp; &quot;);&quot;" office:value-type="string" office:string-value="CREATE TABLE L_BP_TYPE(CODE VARCHAR(10), DESC VARCHAR(254), CONSTRAINT &quot;L_BP_TYPE_PK&quot; PRIMARY KEY (CODE));" calcext:value-type="string">
            <text:p>CREATE TABLE L_BP_TYPE(CODE VARCHAR(10), DESC VARCHAR(254), CONSTRAINT "L_BP_TYPE_PK" PRIMARY KEY (CODE));</text:p>
          </table:table-cell>
          <table:table-cell/>
          <table:table-cell table:style-name="ce208" office:value-type="string" calcext:value-type="string">
            <text:p>ElementBranchementPassifType</text:p>
          </table:table-cell>
          <table:table-cell table:number-columns-repeated="2"/>
          <table:table-cell office:value-type="string" calcext:value-type="string">
            <text:p>CTRL_BPE_TYPE</text:p>
          </table:table-cell>
          <table:table-cell table:number-columns-repeated="1005"/>
        </table:table-row>
        <table:table-row table:style-name="ro3">
          <table:table-cell/>
          <table:table-cell table:style-name="ce207" office:value-type="string" calcext:value-type="string">
            <text:p>PB distinction câble / jarretière</text:p>
          </table:table-cell>
          <table:table-cell table:style-name="ce63" office:value-type="string" calcext:value-type="string">
            <text:p>L_CABLE_TYPE</text:p>
          </table:table-cell>
          <table:table-cell table:number-columns-repeated="3"/>
          <table:table-cell office:value-type="string" calcext:value-type="string">
            <text:p>enum</text:p>
          </table:table-cell>
          <table:table-cell office:value-type="float" office:value="10" calcext:value-type="float">
            <text:p>10</text:p>
          </table:table-cell>
          <table:table-cell table:formula="of:=&quot;VARCHAR(&quot; &amp; [.H12]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12] &amp; &quot;_PK&quot;&quot; PRIMARY KEY (&quot; &amp; [.$I$1] &amp; &quot;)&quot;" office:value-type="string" office:string-value="CONSTRAINT &quot;L_CABLE_TYPE_PK&quot; PRIMARY KEY (CODE)" calcext:value-type="string">
            <text:p>CONSTRAINT "L_CABLE_TYPE_PK" PRIMARY KEY (CODE)</text:p>
          </table:table-cell>
          <table:table-cell/>
          <table:table-cell table:style-name="ce185" table:formula="of:=&quot;DROP TABLE IF EXISTS &quot; &amp; [.C12] &amp; &quot;;&quot;" office:value-type="string" office:string-value="DROP TABLE IF EXISTS L_CABLE_TYPE;" calcext:value-type="string">
            <text:p>DROP TABLE IF EXISTS L_CABLE_TYPE;</text:p>
          </table:table-cell>
          <table:table-cell table:style-name="ce185" table:formula="of:= &quot;CREATE TABLE &quot; &amp; [.C12] &amp; &quot;(&quot; &amp; [.$I$1] &amp; &quot; &quot; &amp; [.I12] &amp; &quot;, &quot; &amp; [.$J$1] &amp; &quot; &quot; &amp; [.J12] &amp; &quot;, &quot; &amp; [.K12] &amp; &quot;);&quot;" office:value-type="string" office:string-value="CREATE TABLE L_CABLE_TYPE(CODE VARCHAR(10), DESC VARCHAR(254), CONSTRAINT &quot;L_CABLE_TYPE_PK&quot; PRIMARY KEY (CODE));" calcext:value-type="string">
            <text:p>CREATE TABLE L_CABLE_TYPE(CODE VARCHAR(10), DESC VARCHAR(254), CONSTRAINT "L_CABLE_TYPE_PK" PRIMARY KEY (CODE));</text:p>
          </table:table-cell>
          <table:table-cell table:number-columns-repeated="4"/>
          <table:table-cell table:style-name="Default" office:value-type="string" calcext:value-type="string">
            <text:p>CTRL_CABLE_TYPE</text:p>
          </table:table-cell>
          <table:table-cell table:number-columns-repeated="1005"/>
        </table:table-row>
        <table:table-row table:style-name="ro3">
          <table:table-cell table:number-columns-repeated="2"/>
          <table:table-cell office:value-type="string" calcext:value-type="string">
            <text:p>L_CASSETTE_TYPE</text:p>
          </table:table-cell>
          <table:table-cell table:number-columns-repeated="3"/>
          <table:table-cell office:value-type="string" calcext:value-type="string">
            <text:p>enum</text:p>
          </table:table-cell>
          <table:table-cell office:value-type="float" office:value="10" calcext:value-type="float">
            <text:p>10</text:p>
          </table:table-cell>
          <table:table-cell table:formula="of:=&quot;VARCHAR(&quot; &amp; [.H13]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13] &amp; &quot;_PK&quot;&quot; PRIMARY KEY (&quot; &amp; [.$I$1] &amp; &quot;)&quot;" office:value-type="string" office:string-value="CONSTRAINT &quot;L_CASSETTE_TYPE_PK&quot; PRIMARY KEY (CODE)" calcext:value-type="string">
            <text:p>CONSTRAINT "L_CASSETTE_TYPE_PK" PRIMARY KEY (CODE)</text:p>
          </table:table-cell>
          <table:table-cell/>
          <table:table-cell table:style-name="ce185" table:formula="of:=&quot;DROP TABLE IF EXISTS &quot; &amp; [.C13] &amp; &quot;;&quot;" office:value-type="string" office:string-value="DROP TABLE IF EXISTS L_CASSETTE_TYPE;" calcext:value-type="string">
            <text:p>DROP TABLE IF EXISTS L_CASSETTE_TYPE;</text:p>
          </table:table-cell>
          <table:table-cell table:style-name="ce185" table:formula="of:= &quot;CREATE TABLE &quot; &amp; [.C13] &amp; &quot;(&quot; &amp; [.$I$1] &amp; &quot; &quot; &amp; [.I13] &amp; &quot;, &quot; &amp; [.$J$1] &amp; &quot; &quot; &amp; [.J13] &amp; &quot;, &quot; &amp; [.K13] &amp; &quot;);&quot;" office:value-type="string" office:string-value="CREATE TABLE L_CASSETTE_TYPE(CODE VARCHAR(10), DESC VARCHAR(254), CONSTRAINT &quot;L_CASSETTE_TYPE_PK&quot; PRIMARY KEY (CODE));" calcext:value-type="string">
            <text:p>CREATE TABLE L_CASSETTE_TYPE(CODE VARCHAR(10), DESC VARCHAR(254), CONSTRAINT "L_CASSETTE_TYPE_PK" PRIMARY KEY (CODE));</text:p>
          </table:table-cell>
          <table:table-cell table:number-columns-repeated="4"/>
          <table:table-cell office:value-type="string" calcext:value-type="string">
            <text:p>CTRL_CASSETTE_TYPE</text:p>
          </table:table-cell>
          <table:table-cell table:number-columns-repeated="1005"/>
        </table:table-row>
        <table:table-row table:style-name="ro3">
          <table:table-cell table:number-columns-repeated="2"/>
          <table:table-cell office:value-type="string" calcext:value-type="string">
            <text:p>L_CLIM_TYPE</text:p>
          </table:table-cell>
          <table:table-cell table:number-columns-repeated="3"/>
          <table:table-cell table:style-name="ce208" office:value-type="string" calcext:value-type="string">
            <text:p>enum</text:p>
          </table:table-cell>
          <table:table-cell office:value-type="float" office:value="10" calcext:value-type="float">
            <text:p>10</text:p>
          </table:table-cell>
          <table:table-cell table:formula="of:=&quot;VARCHAR(&quot; &amp; [.H14]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14] &amp; &quot;_PK&quot;&quot; PRIMARY KEY (&quot; &amp; [.$I$1] &amp; &quot;)&quot;" office:value-type="string" office:string-value="CONSTRAINT &quot;L_CLIM_TYPE_PK&quot; PRIMARY KEY (CODE)" calcext:value-type="string">
            <text:p>CONSTRAINT "L_CLIM_TYPE_PK" PRIMARY KEY (CODE)</text:p>
          </table:table-cell>
          <table:table-cell/>
          <table:table-cell table:style-name="ce185" table:formula="of:=&quot;DROP TABLE IF EXISTS &quot; &amp; [.C14] &amp; &quot;;&quot;" office:value-type="string" office:string-value="DROP TABLE IF EXISTS L_CLIM_TYPE;" calcext:value-type="string">
            <text:p>DROP TABLE IF EXISTS L_CLIM_TYPE;</text:p>
          </table:table-cell>
          <table:table-cell table:style-name="ce185" table:formula="of:= &quot;CREATE TABLE &quot; &amp; [.C14] &amp; &quot;(&quot; &amp; [.$I$1] &amp; &quot; &quot; &amp; [.I14] &amp; &quot;, &quot; &amp; [.$J$1] &amp; &quot; &quot; &amp; [.J14] &amp; &quot;, &quot; &amp; [.K14] &amp; &quot;);&quot;" office:value-type="string" office:string-value="CREATE TABLE L_CLIM_TYPE(CODE VARCHAR(10), DESC VARCHAR(254), CONSTRAINT &quot;L_CLIM_TYPE_PK&quot; PRIMARY KEY (CODE));" calcext:value-type="string">
            <text:p>CREATE TABLE L_CLIM_TYPE(CODE VARCHAR(10), DESC VARCHAR(254), CONSTRAINT "L_CLIM_TYPE_PK" PRIMARY KEY (CODE));</text:p>
          </table:table-cell>
          <table:table-cell/>
          <table:table-cell table:style-name="ce208" office:value-type="string" calcext:value-type="string">
            <text:p>SystemeClimatisationType</text:p>
          </table:table-cell>
          <table:table-cell table:number-columns-repeated="1008"/>
        </table:table-row>
        <table:table-row table:style-name="ro3">
          <table:table-cell table:number-columns-repeated="2"/>
          <table:table-cell office:value-type="string" calcext:value-type="string">
            <text:p>L_COLOR</text:p>
          </table:table-cell>
          <table:table-cell table:number-columns-repeated="4"/>
          <table:table-cell office:value-type="float" office:value="10" calcext:value-type="float">
            <text:p>10</text:p>
          </table:table-cell>
          <table:table-cell table:formula="of:=&quot;VARCHAR(&quot; &amp; [.H15]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15] &amp; &quot;_PK&quot;&quot; PRIMARY KEY (&quot; &amp; [.$I$1] &amp; &quot;)&quot;" office:value-type="string" office:string-value="CONSTRAINT &quot;L_COLOR_PK&quot; PRIMARY KEY (CODE)" calcext:value-type="string">
            <text:p>CONSTRAINT "L_COLOR_PK" PRIMARY KEY (CODE)</text:p>
          </table:table-cell>
          <table:table-cell/>
          <table:table-cell table:style-name="ce185" table:formula="of:=&quot;DROP TABLE IF EXISTS &quot; &amp; [.C15] &amp; &quot;;&quot;" office:value-type="string" office:string-value="DROP TABLE IF EXISTS L_COLOR;" calcext:value-type="string">
            <text:p>DROP TABLE IF EXISTS L_COLOR;</text:p>
          </table:table-cell>
          <table:table-cell table:style-name="ce185" table:formula="of:= &quot;CREATE TABLE &quot; &amp; [.C15] &amp; &quot;(&quot; &amp; [.$I$1] &amp; &quot; &quot; &amp; [.I15] &amp; &quot;, &quot; &amp; [.$J$1] &amp; &quot; &quot; &amp; [.J15] &amp; &quot;, &quot; &amp; [.K15] &amp; &quot;);&quot;" office:value-type="string" office:string-value="CREATE TABLE L_COLOR(CODE VARCHAR(10), DESC VARCHAR(254), CONSTRAINT &quot;L_COLOR_PK&quot; PRIMARY KEY (CODE));" calcext:value-type="string">
            <text:p>CREATE TABLE L_COLOR(CODE VARCHAR(10), DESC VARCHAR(254), CONSTRAINT "L_COLOR_PK" PRIMARY KEY (CODE));</text:p>
          </table:table-cell>
          <table:table-cell table:number-columns-repeated="4"/>
          <table:table-cell office:value-type="string" calcext:value-type="string">
            <text:p>CTRL_COLOR</text:p>
          </table:table-cell>
          <table:table-cell table:number-columns-repeated="1005"/>
        </table:table-row>
        <table:table-row table:style-name="ro3">
          <table:table-cell table:number-columns-repeated="2"/>
          <table:table-cell table:style-name="ce208" office:value-type="string" calcext:value-type="string">
            <text:p>L_CONNEXION_TYPE</text:p>
          </table:table-cell>
          <table:table-cell table:number-columns-repeated="3"/>
          <table:table-cell table:style-name="ce208" office:value-type="string" calcext:value-type="string">
            <text:p>enum</text:p>
          </table:table-cell>
          <table:table-cell office:value-type="float" office:value="2" calcext:value-type="float">
            <text:p>2</text:p>
          </table:table-cell>
          <table:table-cell table:formula="of:=&quot;VARCHAR(&quot; &amp; [.H16] &amp; &quot;)&quot;" office:value-type="string" office:string-value="VARCHAR(2)" calcext:value-type="string">
            <text:p>VARCHAR(2)</text:p>
          </table:table-cell>
          <table:table-cell office:value-type="string" calcext:value-type="string">
            <text:p>VARCHAR(254)</text:p>
          </table:table-cell>
          <table:table-cell table:formula="of:= &quot;CONSTRAINT &quot;&quot;&quot; &amp; [.C16] &amp; &quot;_PK&quot;&quot; PRIMARY KEY (&quot; &amp; [.$I$1] &amp; &quot;)&quot;" office:value-type="string" office:string-value="CONSTRAINT &quot;L_CONNEXION_TYPE_PK&quot; PRIMARY KEY (CODE)" calcext:value-type="string">
            <text:p>CONSTRAINT "L_CONNEXION_TYPE_PK" PRIMARY KEY (CODE)</text:p>
          </table:table-cell>
          <table:table-cell/>
          <table:table-cell table:style-name="ce185" table:formula="of:=&quot;DROP TABLE IF EXISTS &quot; &amp; [.C16] &amp; &quot;;&quot;" office:value-type="string" office:string-value="DROP TABLE IF EXISTS L_CONNEXION_TYPE;" calcext:value-type="string">
            <text:p>DROP TABLE IF EXISTS L_CONNEXION_TYPE;</text:p>
          </table:table-cell>
          <table:table-cell table:style-name="ce185" table:formula="of:= &quot;CREATE TABLE &quot; &amp; [.C16] &amp; &quot;(&quot; &amp; [.$I$1] &amp; &quot; &quot; &amp; [.I16] &amp; &quot;, &quot; &amp; [.$J$1] &amp; &quot; &quot; &amp; [.J16] &amp; &quot;, &quot; &amp; [.K16] &amp; &quot;);&quot;" office:value-type="string" office:string-value="CREATE TABLE L_CONNEXION_TYPE(CODE VARCHAR(2), DESC VARCHAR(254), CONSTRAINT &quot;L_CONNEXION_TYPE_PK&quot; PRIMARY KEY (CODE));" calcext:value-type="string">
            <text:p>CREATE TABLE L_CONNEXION_TYPE(CODE VARCHAR(2), DESC VARCHAR(254), CONSTRAINT "L_CONNEXION_TYPE_PK" PRIMARY KEY (CODE));</text:p>
          </table:table-cell>
          <table:table-cell/>
          <table:table-cell table:style-name="ce208" office:value-type="string" calcext:value-type="string">
            <text:p>ConnexionType</text:p>
          </table:table-cell>
          <table:table-cell table:number-columns-repeated="1008"/>
        </table:table-row>
        <table:table-row table:style-name="ro3">
          <table:table-cell table:number-columns-repeated="2"/>
          <table:table-cell table:style-name="ce209" office:value-type="string" calcext:value-type="string">
            <text:p>L_DOC_TAB</text:p>
          </table:table-cell>
          <table:table-cell table:number-columns-repeated="4"/>
          <table:table-cell office:value-type="float" office:value="10" calcext:value-type="float">
            <text:p>10</text:p>
          </table:table-cell>
          <table:table-cell table:formula="of:=&quot;VARCHAR(&quot; &amp; [.H17]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17] &amp; &quot;_PK&quot;&quot; PRIMARY KEY (&quot; &amp; [.$I$1] &amp; &quot;)&quot;" office:value-type="string" office:string-value="CONSTRAINT &quot;L_DOC_TAB_PK&quot; PRIMARY KEY (CODE)" calcext:value-type="string">
            <text:p>CONSTRAINT "L_DOC_TAB_PK" PRIMARY KEY (CODE)</text:p>
          </table:table-cell>
          <table:table-cell/>
          <table:table-cell table:style-name="ce185" table:formula="of:=&quot;DROP TABLE IF EXISTS &quot; &amp; [.C17] &amp; &quot;;&quot;" office:value-type="string" office:string-value="DROP TABLE IF EXISTS L_DOC_TAB;" calcext:value-type="string">
            <text:p>DROP TABLE IF EXISTS L_DOC_TAB;</text:p>
          </table:table-cell>
          <table:table-cell table:style-name="ce185" table:formula="of:= &quot;CREATE TABLE &quot; &amp; [.C17] &amp; &quot;(&quot; &amp; [.$I$1] &amp; &quot; &quot; &amp; [.I17] &amp; &quot;, &quot; &amp; [.$J$1] &amp; &quot; &quot; &amp; [.J17] &amp; &quot;, &quot; &amp; [.K17] &amp; &quot;);&quot;" office:value-type="string" office:string-value="CREATE TABLE L_DOC_TAB(CODE VARCHAR(10), DESC VARCHAR(254), CONSTRAINT &quot;L_DOC_TAB_PK&quot; PRIMARY KEY (CODE));" calcext:value-type="string">
            <text:p>CREATE TABLE L_DOC_TAB(CODE VARCHAR(10), DESC VARCHAR(254), CONSTRAINT "L_DOC_TAB_PK" PRIMARY KEY (CODE));</text:p>
          </table:table-cell>
          <table:table-cell table:number-columns-repeated="4"/>
          <table:table-cell office:value-type="string" calcext:value-type="string">
            <text:p>CTRL_GED_TAB</text:p>
          </table:table-cell>
          <table:table-cell table:number-columns-repeated="1005"/>
        </table:table-row>
        <table:table-row table:style-name="ro7">
          <table:table-cell/>
          <table:table-cell table:style-name="ce42" office:value-type="string" calcext:value-type="string">
            <text:p>Fusionné avec L_ETAT</text:p>
          </table:table-cell>
          <table:table-cell table:style-name="ce208" office:value-type="string" calcext:value-type="string">
            <text:p>L_ETAT_TYPE</text:p>
          </table:table-cell>
          <table:table-cell table:number-columns-repeated="3"/>
          <table:table-cell table:style-name="ce208" office:value-type="string" calcext:value-type="string">
            <text:p>enum</text:p>
          </table:table-cell>
          <table:table-cell office:value-type="float" office:value="3" calcext:value-type="float">
            <text:p>3</text:p>
          </table:table-cell>
          <table:table-cell table:formula="of:=&quot;VARCHAR(&quot; &amp; [.H18] &amp; &quot;)&quot;" office:value-type="string" office:string-value="VARCHAR(3)" calcext:value-type="string">
            <text:p>VARCHAR(3)</text:p>
          </table:table-cell>
          <table:table-cell office:value-type="string" calcext:value-type="string">
            <text:p>VARCHAR(254)</text:p>
          </table:table-cell>
          <table:table-cell table:formula="of:= &quot;CONSTRAINT &quot;&quot;&quot; &amp; [.C18] &amp; &quot;_PK&quot;&quot; PRIMARY KEY (&quot; &amp; [.$I$1] &amp; &quot;)&quot;" office:value-type="string" office:string-value="CONSTRAINT &quot;L_ETAT_TYPE_PK&quot; PRIMARY KEY (CODE)" calcext:value-type="string">
            <text:p>CONSTRAINT "L_ETAT_TYPE_PK" PRIMARY KEY (CODE)</text:p>
          </table:table-cell>
          <table:table-cell/>
          <table:table-cell table:style-name="ce185" table:formula="of:=&quot;DROP TABLE IF EXISTS &quot; &amp; [.C18] &amp; &quot;;&quot;" office:value-type="string" office:string-value="DROP TABLE IF EXISTS L_ETAT_TYPE;" calcext:value-type="string">
            <text:p>DROP TABLE IF EXISTS L_ETAT_TYPE;</text:p>
          </table:table-cell>
          <table:table-cell table:style-name="ce185" table:formula="of:= &quot;CREATE TABLE &quot; &amp; [.C18] &amp; &quot;(&quot; &amp; [.$I$1] &amp; &quot; &quot; &amp; [.I18] &amp; &quot;, &quot; &amp; [.$J$1] &amp; &quot; &quot; &amp; [.J18] &amp; &quot;, &quot; &amp; [.K18] &amp; &quot;);&quot;" office:value-type="string" office:string-value="CREATE TABLE L_ETAT_TYPE(CODE VARCHAR(3), DESC VARCHAR(254), CONSTRAINT &quot;L_ETAT_TYPE_PK&quot; PRIMARY KEY (CODE));" calcext:value-type="string">
            <text:p>CREATE TABLE L_ETAT_TYPE(CODE VARCHAR(3), DESC VARCHAR(254), CONSTRAINT "L_ETAT_TYPE_PK" PRIMARY KEY (CODE));</text:p>
          </table:table-cell>
          <table:table-cell/>
          <table:table-cell table:style-name="ce208" office:value-type="string" calcext:value-type="string">
            <text:p>EtatType</text:p>
          </table:table-cell>
          <table:table-cell table:number-columns-repeated="2"/>
          <table:table-cell office:value-type="string" calcext:value-type="string">
            <text:p>CTRL_ETAT</text:p>
          </table:table-cell>
          <table:table-cell table:number-columns-repeated="1005"/>
        </table:table-row>
        <table:table-row table:style-name="ro3">
          <table:table-cell table:number-columns-repeated="2"/>
          <table:table-cell office:value-type="string" calcext:value-type="string">
            <text:p>L_FIBRE_ETAT</text:p>
          </table:table-cell>
          <table:table-cell table:number-columns-repeated="3"/>
          <table:table-cell office:value-type="string" calcext:value-type="string">
            <text:p>enum</text:p>
          </table:table-cell>
          <table:table-cell office:value-type="float" office:value="2" calcext:value-type="float">
            <text:p>2</text:p>
          </table:table-cell>
          <table:table-cell table:formula="of:=&quot;VARCHAR(&quot; &amp; [.H19] &amp; &quot;)&quot;" office:value-type="string" office:string-value="VARCHAR(2)" calcext:value-type="string">
            <text:p>VARCHAR(2)</text:p>
          </table:table-cell>
          <table:table-cell office:value-type="string" calcext:value-type="string">
            <text:p>VARCHAR(254)</text:p>
          </table:table-cell>
          <table:table-cell table:formula="of:= &quot;CONSTRAINT &quot;&quot;&quot; &amp; [.C19] &amp; &quot;_PK&quot;&quot; PRIMARY KEY (&quot; &amp; [.$I$1] &amp; &quot;)&quot;" office:value-type="string" office:string-value="CONSTRAINT &quot;L_FIBRE_ETAT_PK&quot; PRIMARY KEY (CODE)" calcext:value-type="string">
            <text:p>CONSTRAINT "L_FIBRE_ETAT_PK" PRIMARY KEY (CODE)</text:p>
          </table:table-cell>
          <table:table-cell/>
          <table:table-cell table:style-name="ce185" table:formula="of:=&quot;DROP TABLE IF EXISTS &quot; &amp; [.C19] &amp; &quot;;&quot;" office:value-type="string" office:string-value="DROP TABLE IF EXISTS L_FIBRE_ETAT;" calcext:value-type="string">
            <text:p>DROP TABLE IF EXISTS L_FIBRE_ETAT;</text:p>
          </table:table-cell>
          <table:table-cell table:style-name="ce185" table:formula="of:= &quot;CREATE TABLE &quot; &amp; [.C19] &amp; &quot;(&quot; &amp; [.$I$1] &amp; &quot; &quot; &amp; [.I19] &amp; &quot;, &quot; &amp; [.$J$1] &amp; &quot; &quot; &amp; [.J19] &amp; &quot;, &quot; &amp; [.K19] &amp; &quot;);&quot;" office:value-type="string" office:string-value="CREATE TABLE L_FIBRE_ETAT(CODE VARCHAR(2), DESC VARCHAR(254), CONSTRAINT &quot;L_FIBRE_ETAT_PK&quot; PRIMARY KEY (CODE));" calcext:value-type="string">
            <text:p>CREATE TABLE L_FIBRE_ETAT(CODE VARCHAR(2), DESC VARCHAR(254), CONSTRAINT "L_FIBRE_ETAT_PK" PRIMARY KEY (CODE));</text:p>
          </table:table-cell>
          <table:table-cell table:number-columns-repeated="4"/>
          <table:table-cell office:value-type="string" calcext:value-type="string">
            <text:p>CTRL_FIBRE_ETAT</text:p>
          </table:table-cell>
          <table:table-cell table:number-columns-repeated="1005"/>
        </table:table-row>
        <table:table-row table:style-name="ro3">
          <table:table-cell table:number-columns-repeated="2"/>
          <table:table-cell table:style-name="ce209" office:value-type="string" calcext:value-type="string">
            <text:p>L_FX_NATURE</text:p>
          </table:table-cell>
          <table:table-cell table:number-columns-repeated="3"/>
          <table:table-cell office:value-type="string" calcext:value-type="string">
            <text:p>enum</text:p>
          </table:table-cell>
          <table:table-cell office:value-type="float" office:value="10" calcext:value-type="float">
            <text:p>10</text:p>
          </table:table-cell>
          <table:table-cell table:formula="of:=&quot;VARCHAR(&quot; &amp; [.H20]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20] &amp; &quot;_PK&quot;&quot; PRIMARY KEY (&quot; &amp; [.$I$1] &amp; &quot;)&quot;" office:value-type="string" office:string-value="CONSTRAINT &quot;L_FX_NATURE_PK&quot; PRIMARY KEY (CODE)" calcext:value-type="string">
            <text:p>CONSTRAINT "L_FX_NATURE_PK" PRIMARY KEY (CODE)</text:p>
          </table:table-cell>
          <table:table-cell/>
          <table:table-cell table:style-name="ce185" table:formula="of:=&quot;DROP TABLE IF EXISTS &quot; &amp; [.C20] &amp; &quot;;&quot;" office:value-type="string" office:string-value="DROP TABLE IF EXISTS L_FX_NATURE;" calcext:value-type="string">
            <text:p>DROP TABLE IF EXISTS L_FX_NATURE;</text:p>
          </table:table-cell>
          <table:table-cell table:style-name="ce185" table:formula="of:= &quot;CREATE TABLE &quot; &amp; [.C20] &amp; &quot;(&quot; &amp; [.$I$1] &amp; &quot; &quot; &amp; [.I20] &amp; &quot;, &quot; &amp; [.$J$1] &amp; &quot; &quot; &amp; [.J20] &amp; &quot;, &quot; &amp; [.K20] &amp; &quot;);&quot;" office:value-type="string" office:string-value="CREATE TABLE L_FX_NATURE(CODE VARCHAR(10), DESC VARCHAR(254), CONSTRAINT &quot;L_FX_NATURE_PK&quot; PRIMARY KEY (CODE));" calcext:value-type="string">
            <text:p>CREATE TABLE L_FX_NATURE(CODE VARCHAR(10), DESC VARCHAR(254), CONSTRAINT "L_FX_NATURE_PK" PRIMARY KEY (CODE));</text:p>
          </table:table-cell>
          <table:table-cell table:number-columns-repeated="4"/>
          <table:table-cell office:value-type="string" calcext:value-type="string">
            <text:p>CTRL_LGFX_NATURE</text:p>
          </table:table-cell>
          <table:table-cell table:number-columns-repeated="1005"/>
        </table:table-row>
        <table:table-row table:style-name="ro3">
          <table:table-cell table:number-columns-repeated="2"/>
          <table:table-cell table:style-name="ce209" office:value-type="string" calcext:value-type="string">
            <text:p>L_FX_TYPE</text:p>
          </table:table-cell>
          <table:table-cell table:number-columns-repeated="3"/>
          <table:table-cell office:value-type="string" calcext:value-type="string">
            <text:p>enum</text:p>
          </table:table-cell>
          <table:table-cell office:value-type="float" office:value="10" calcext:value-type="float">
            <text:p>10</text:p>
          </table:table-cell>
          <table:table-cell table:formula="of:=&quot;VARCHAR(&quot; &amp; [.H21]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21] &amp; &quot;_PK&quot;&quot; PRIMARY KEY (&quot; &amp; [.$I$1] &amp; &quot;)&quot;" office:value-type="string" office:string-value="CONSTRAINT &quot;L_FX_TYPE_PK&quot; PRIMARY KEY (CODE)" calcext:value-type="string">
            <text:p>CONSTRAINT "L_FX_TYPE_PK" PRIMARY KEY (CODE)</text:p>
          </table:table-cell>
          <table:table-cell/>
          <table:table-cell table:style-name="ce185" table:formula="of:=&quot;DROP TABLE IF EXISTS &quot; &amp; [.C21] &amp; &quot;;&quot;" office:value-type="string" office:string-value="DROP TABLE IF EXISTS L_FX_TYPE;" calcext:value-type="string">
            <text:p>DROP TABLE IF EXISTS L_FX_TYPE;</text:p>
          </table:table-cell>
          <table:table-cell table:style-name="ce185" table:formula="of:= &quot;CREATE TABLE &quot; &amp; [.C21] &amp; &quot;(&quot; &amp; [.$I$1] &amp; &quot; &quot; &amp; [.I21] &amp; &quot;, &quot; &amp; [.$J$1] &amp; &quot; &quot; &amp; [.J21] &amp; &quot;, &quot; &amp; [.K21] &amp; &quot;);&quot;" office:value-type="string" office:string-value="CREATE TABLE L_FX_TYPE(CODE VARCHAR(10), DESC VARCHAR(254), CONSTRAINT &quot;L_FX_TYPE_PK&quot; PRIMARY KEY (CODE));" calcext:value-type="string">
            <text:p>CREATE TABLE L_FX_TYPE(CODE VARCHAR(10), DESC VARCHAR(254), CONSTRAINT "L_FX_TYPE_PK" PRIMARY KEY (CODE));</text:p>
          </table:table-cell>
          <table:table-cell table:number-columns-repeated="5"/>
          <table:table-cell office:value-type="string" calcext:value-type="string">
            <text:p>t_grace_enum_TypeFourreau</text:p>
          </table:table-cell>
          <table:table-cell table:number-columns-repeated="1004"/>
        </table:table-row>
        <table:table-row table:style-name="ro3">
          <table:table-cell/>
          <table:table-cell table:style-name="ce39" office:value-type="string" calcext:value-type="string">
            <text:p>A fusionner</text:p>
          </table:table-cell>
          <table:table-cell table:style-name="ce39" office:value-type="string" calcext:value-type="string">
            <text:p>L_LGAU_TYPE</text:p>
          </table:table-cell>
          <table:table-cell table:number-columns-repeated="3"/>
          <table:table-cell office:value-type="string" calcext:value-type="string">
            <text:p>enum</text:p>
          </table:table-cell>
          <table:table-cell office:value-type="float" office:value="20" calcext:value-type="float">
            <text:p>20</text:p>
          </table:table-cell>
          <table:table-cell table:formula="of:=&quot;VARCHAR(&quot; &amp; [.H22] &amp; &quot;)&quot;" office:value-type="string" office:string-value="VARCHAR(20)" calcext:value-type="string">
            <text:p>VARCHAR(20)</text:p>
          </table:table-cell>
          <table:table-cell office:value-type="string" calcext:value-type="string">
            <text:p>VARCHAR(254)</text:p>
          </table:table-cell>
          <table:table-cell table:formula="of:= &quot;CONSTRAINT &quot;&quot;&quot; &amp; [.C22] &amp; &quot;_PK&quot;&quot; PRIMARY KEY (&quot; &amp; [.$I$1] &amp; &quot;)&quot;" office:value-type="string" office:string-value="CONSTRAINT &quot;L_LGAU_TYPE_PK&quot; PRIMARY KEY (CODE)" calcext:value-type="string">
            <text:p>CONSTRAINT "L_LGAU_TYPE_PK" PRIMARY KEY (CODE)</text:p>
          </table:table-cell>
          <table:table-cell/>
          <table:table-cell table:style-name="ce185" table:formula="of:=&quot;DROP TABLE IF EXISTS &quot; &amp; [.C22] &amp; &quot;;&quot;" office:value-type="string" office:string-value="DROP TABLE IF EXISTS L_LGAU_TYPE;" calcext:value-type="string">
            <text:p>DROP TABLE IF EXISTS L_LGAU_TYPE;</text:p>
          </table:table-cell>
          <table:table-cell table:style-name="ce185" table:formula="of:= &quot;CREATE TABLE &quot; &amp; [.C22] &amp; &quot;(&quot; &amp; [.$I$1] &amp; &quot; &quot; &amp; [.I22] &amp; &quot;, &quot; &amp; [.$J$1] &amp; &quot; &quot; &amp; [.J22] &amp; &quot;, &quot; &amp; [.K22] &amp; &quot;);&quot;" office:value-type="string" office:string-value="CREATE TABLE L_LGAU_TYPE(CODE VARCHAR(20), DESC VARCHAR(254), CONSTRAINT &quot;L_LGAU_TYPE_PK&quot; PRIMARY KEY (CODE));" calcext:value-type="string">
            <text:p>CREATE TABLE L_LGAU_TYPE(CODE VARCHAR(20), DESC VARCHAR(254), CONSTRAINT "L_LGAU_TYPE_PK" PRIMARY KEY (CODE));</text:p>
          </table:table-cell>
          <table:table-cell table:number-columns-repeated="4"/>
          <table:table-cell office:value-type="string" calcext:value-type="string">
            <text:p>CTRL_LGAU_TYPE</text:p>
          </table:table-cell>
          <table:table-cell table:number-columns-repeated="1005"/>
        </table:table-row>
        <table:table-row table:style-name="ro3">
          <table:table-cell table:number-columns-repeated="2"/>
          <table:table-cell office:value-type="string" calcext:value-type="string">
            <text:p>L_MASQUE_FACE</text:p>
          </table:table-cell>
          <table:table-cell table:number-columns-repeated="4"/>
          <table:table-cell office:value-type="float" office:value="2" calcext:value-type="float">
            <text:p>2</text:p>
          </table:table-cell>
          <table:table-cell table:formula="of:=&quot;VARCHAR(&quot; &amp; [.H23] &amp; &quot;)&quot;" office:value-type="string" office:string-value="VARCHAR(2)" calcext:value-type="string">
            <text:p>VARCHAR(2)</text:p>
          </table:table-cell>
          <table:table-cell office:value-type="string" calcext:value-type="string">
            <text:p>VARCHAR(254)</text:p>
          </table:table-cell>
          <table:table-cell table:formula="of:= &quot;CONSTRAINT &quot;&quot;&quot; &amp; [.C23] &amp; &quot;_PK&quot;&quot; PRIMARY KEY (&quot; &amp; [.$I$1] &amp; &quot;)&quot;" office:value-type="string" office:string-value="CONSTRAINT &quot;L_MASQUE_FACE_PK&quot; PRIMARY KEY (CODE)" calcext:value-type="string">
            <text:p>CONSTRAINT "L_MASQUE_FACE_PK" PRIMARY KEY (CODE)</text:p>
          </table:table-cell>
          <table:table-cell/>
          <table:table-cell table:style-name="ce185" table:formula="of:=&quot;DROP TABLE IF EXISTS &quot; &amp; [.C23] &amp; &quot;;&quot;" office:value-type="string" office:string-value="DROP TABLE IF EXISTS L_MASQUE_FACE;" calcext:value-type="string">
            <text:p>DROP TABLE IF EXISTS L_MASQUE_FACE;</text:p>
          </table:table-cell>
          <table:table-cell table:style-name="ce185" table:formula="of:= &quot;CREATE TABLE &quot; &amp; [.C23] &amp; &quot;(&quot; &amp; [.$I$1] &amp; &quot; &quot; &amp; [.I23] &amp; &quot;, &quot; &amp; [.$J$1] &amp; &quot; &quot; &amp; [.J23] &amp; &quot;, &quot; &amp; [.K23] &amp; &quot;);&quot;" office:value-type="string" office:string-value="CREATE TABLE L_MASQUE_FACE(CODE VARCHAR(2), DESC VARCHAR(254), CONSTRAINT &quot;L_MASQUE_FACE_PK&quot; PRIMARY KEY (CODE));" calcext:value-type="string">
            <text:p>CREATE TABLE L_MASQUE_FACE(CODE VARCHAR(2), DESC VARCHAR(254), CONSTRAINT "L_MASQUE_FACE_PK" PRIMARY KEY (CODE));</text:p>
          </table:table-cell>
          <table:table-cell table:number-columns-repeated="4"/>
          <table:table-cell office:value-type="string" calcext:value-type="string">
            <text:p>CTRL_MASQUE_FACE</text:p>
          </table:table-cell>
          <table:table-cell table:number-columns-repeated="1005"/>
        </table:table-row>
        <table:table-row table:style-name="ro3">
          <table:table-cell table:number-columns-repeated="2"/>
          <table:table-cell office:value-type="string" calcext:value-type="string">
            <text:p>L_NOEUD_TYPE</text:p>
          </table:table-cell>
          <table:table-cell table:number-columns-repeated="4"/>
          <table:table-cell office:value-type="float" office:value="2" calcext:value-type="float">
            <text:p>2</text:p>
          </table:table-cell>
          <table:table-cell table:formula="of:=&quot;VARCHAR(&quot; &amp; [.H24] &amp; &quot;)&quot;" office:value-type="string" office:string-value="VARCHAR(2)" calcext:value-type="string">
            <text:p>VARCHAR(2)</text:p>
          </table:table-cell>
          <table:table-cell office:value-type="string" calcext:value-type="string">
            <text:p>VARCHAR(254)</text:p>
          </table:table-cell>
          <table:table-cell table:formula="of:= &quot;CONSTRAINT &quot;&quot;&quot; &amp; [.C24] &amp; &quot;_PK&quot;&quot; PRIMARY KEY (&quot; &amp; [.$I$1] &amp; &quot;)&quot;" office:value-type="string" office:string-value="CONSTRAINT &quot;L_NOEUD_TYPE_PK&quot; PRIMARY KEY (CODE)" calcext:value-type="string">
            <text:p>CONSTRAINT "L_NOEUD_TYPE_PK" PRIMARY KEY (CODE)</text:p>
          </table:table-cell>
          <table:table-cell/>
          <table:table-cell table:style-name="ce185" table:formula="of:=&quot;DROP TABLE IF EXISTS &quot; &amp; [.C24] &amp; &quot;;&quot;" office:value-type="string" office:string-value="DROP TABLE IF EXISTS L_NOEUD_TYPE;" calcext:value-type="string">
            <text:p>DROP TABLE IF EXISTS L_NOEUD_TYPE;</text:p>
          </table:table-cell>
          <table:table-cell table:style-name="ce185" table:formula="of:= &quot;CREATE TABLE &quot; &amp; [.C24] &amp; &quot;(&quot; &amp; [.$I$1] &amp; &quot; &quot; &amp; [.I24] &amp; &quot;, &quot; &amp; [.$J$1] &amp; &quot; &quot; &amp; [.J24] &amp; &quot;, &quot; &amp; [.K24] &amp; &quot;);&quot;" office:value-type="string" office:string-value="CREATE TABLE L_NOEUD_TYPE(CODE VARCHAR(2), DESC VARCHAR(254), CONSTRAINT &quot;L_NOEUD_TYPE_PK&quot; PRIMARY KEY (CODE));" calcext:value-type="string">
            <text:p>CREATE TABLE L_NOEUD_TYPE(CODE VARCHAR(2), DESC VARCHAR(254), CONSTRAINT "L_NOEUD_TYPE_PK" PRIMARY KEY (CODE));</text:p>
          </table:table-cell>
          <table:table-cell table:number-columns-repeated="4"/>
          <table:table-cell office:value-type="string" calcext:value-type="string">
            <text:p>CTRL_TYPE</text:p>
          </table:table-cell>
          <table:table-cell table:number-columns-repeated="1005"/>
        </table:table-row>
        <table:table-row table:style-name="ro7">
          <table:table-cell table:number-columns-repeated="2"/>
          <table:table-cell table:style-name="ce208" office:value-type="string" calcext:value-type="string">
            <text:p>L_OCCUPATION_TYPE</text:p>
          </table:table-cell>
          <table:table-cell table:number-columns-repeated="3"/>
          <table:table-cell table:style-name="ce208" office:value-type="string" calcext:value-type="string">
            <text:p>enum</text:p>
          </table:table-cell>
          <table:table-cell office:value-type="float" office:value="10" calcext:value-type="float">
            <text:p>10</text:p>
          </table:table-cell>
          <table:table-cell table:formula="of:=&quot;VARCHAR(&quot; &amp; [.H25]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25] &amp; &quot;_PK&quot;&quot; PRIMARY KEY (&quot; &amp; [.$I$1] &amp; &quot;)&quot;" office:value-type="string" office:string-value="CONSTRAINT &quot;L_OCCUPATION_TYPE_PK&quot; PRIMARY KEY (CODE)" calcext:value-type="string">
            <text:p>CONSTRAINT "L_OCCUPATION_TYPE_PK" PRIMARY KEY (CODE)</text:p>
          </table:table-cell>
          <table:table-cell/>
          <table:table-cell table:style-name="ce185" table:formula="of:=&quot;DROP TABLE IF EXISTS &quot; &amp; [.C25] &amp; &quot;;&quot;" office:value-type="string" office:string-value="DROP TABLE IF EXISTS L_OCCUPATION_TYPE;" calcext:value-type="string">
            <text:p>DROP TABLE IF EXISTS L_OCCUPATION_TYPE;</text:p>
          </table:table-cell>
          <table:table-cell table:style-name="ce185" table:formula="of:= &quot;CREATE TABLE &quot; &amp; [.C25] &amp; &quot;(&quot; &amp; [.$I$1] &amp; &quot; &quot; &amp; [.I25] &amp; &quot;, &quot; &amp; [.$J$1] &amp; &quot; &quot; &amp; [.J25] &amp; &quot;, &quot; &amp; [.K25] &amp; &quot;);&quot;" office:value-type="string" office:string-value="CREATE TABLE L_OCCUPATION_TYPE(CODE VARCHAR(10), DESC VARCHAR(254), CONSTRAINT &quot;L_OCCUPATION_TYPE_PK&quot; PRIMARY KEY (CODE));" calcext:value-type="string">
            <text:p>CREATE TABLE L_OCCUPATION_TYPE(CODE VARCHAR(10), DESC VARCHAR(254), CONSTRAINT "L_OCCUPATION_TYPE_PK" PRIMARY KEY (CODE));</text:p>
          </table:table-cell>
          <table:table-cell/>
          <table:table-cell table:style-name="ce208" office:value-type="string" calcext:value-type="string">
            <text:p>OccupationType</text:p>
          </table:table-cell>
          <table:table-cell table:number-columns-repeated="3"/>
          <table:table-cell table:style-name="ce206" table:number-columns-repeated="1005"/>
        </table:table-row>
        <table:table-row table:style-name="ro3">
          <table:table-cell table:number-columns-repeated="2"/>
          <table:table-cell office:value-type="string" calcext:value-type="string">
            <text:p>L_POSITION_ETAT</text:p>
          </table:table-cell>
          <table:table-cell table:number-columns-repeated="4"/>
          <table:table-cell office:value-type="float" office:value="2" calcext:value-type="float">
            <text:p>2</text:p>
          </table:table-cell>
          <table:table-cell table:formula="of:=&quot;VARCHAR(&quot; &amp; [.H26] &amp; &quot;)&quot;" office:value-type="string" office:string-value="VARCHAR(2)" calcext:value-type="string">
            <text:p>VARCHAR(2)</text:p>
          </table:table-cell>
          <table:table-cell office:value-type="string" calcext:value-type="string">
            <text:p>VARCHAR(254)</text:p>
          </table:table-cell>
          <table:table-cell table:formula="of:= &quot;CONSTRAINT &quot;&quot;&quot; &amp; [.C26] &amp; &quot;_PK&quot;&quot; PRIMARY KEY (&quot; &amp; [.$I$1] &amp; &quot;)&quot;" office:value-type="string" office:string-value="CONSTRAINT &quot;L_POSITION_ETAT_PK&quot; PRIMARY KEY (CODE)" calcext:value-type="string">
            <text:p>CONSTRAINT "L_POSITION_ETAT_PK" PRIMARY KEY (CODE)</text:p>
          </table:table-cell>
          <table:table-cell/>
          <table:table-cell table:style-name="ce185" table:formula="of:=&quot;DROP TABLE IF EXISTS &quot; &amp; [.C26] &amp; &quot;;&quot;" office:value-type="string" office:string-value="DROP TABLE IF EXISTS L_POSITION_ETAT;" calcext:value-type="string">
            <text:p>DROP TABLE IF EXISTS L_POSITION_ETAT;</text:p>
          </table:table-cell>
          <table:table-cell table:style-name="ce185" table:formula="of:= &quot;CREATE TABLE &quot; &amp; [.C26] &amp; &quot;(&quot; &amp; [.$I$1] &amp; &quot; &quot; &amp; [.I26] &amp; &quot;, &quot; &amp; [.$J$1] &amp; &quot; &quot; &amp; [.J26] &amp; &quot;, &quot; &amp; [.K26] &amp; &quot;);&quot;" office:value-type="string" office:string-value="CREATE TABLE L_POSITION_ETAT(CODE VARCHAR(2), DESC VARCHAR(254), CONSTRAINT &quot;L_POSITION_ETAT_PK&quot; PRIMARY KEY (CODE));" calcext:value-type="string">
            <text:p>CREATE TABLE L_POSITION_ETAT(CODE VARCHAR(2), DESC VARCHAR(254), CONSTRAINT "L_POSITION_ETAT_PK" PRIMARY KEY (CODE));</text:p>
          </table:table-cell>
          <table:table-cell table:number-columns-repeated="4"/>
          <table:table-cell office:value-type="string" calcext:value-type="string">
            <text:p>CTRL_POSITION_ETAT</text:p>
          </table:table-cell>
          <table:table-cell table:number-columns-repeated="1005"/>
        </table:table-row>
        <table:table-row table:style-name="ro3">
          <table:table-cell table:number-columns-repeated="2"/>
          <table:table-cell office:value-type="string" calcext:value-type="string">
            <text:p>L_POSITION_FONCTION</text:p>
          </table:table-cell>
          <table:table-cell table:number-columns-repeated="4"/>
          <table:table-cell office:value-type="float" office:value="3" calcext:value-type="float">
            <text:p>3</text:p>
          </table:table-cell>
          <table:table-cell table:formula="of:=&quot;VARCHAR(&quot; &amp; [.H27] &amp; &quot;)&quot;" office:value-type="string" office:string-value="VARCHAR(3)" calcext:value-type="string">
            <text:p>VARCHAR(3)</text:p>
          </table:table-cell>
          <table:table-cell office:value-type="string" calcext:value-type="string">
            <text:p>VARCHAR(254)</text:p>
          </table:table-cell>
          <table:table-cell table:formula="of:= &quot;CONSTRAINT &quot;&quot;&quot; &amp; [.C27] &amp; &quot;_PK&quot;&quot; PRIMARY KEY (&quot; &amp; [.$I$1] &amp; &quot;)&quot;" office:value-type="string" office:string-value="CONSTRAINT &quot;L_POSITION_FONCTION_PK&quot; PRIMARY KEY (CODE)" calcext:value-type="string">
            <text:p>CONSTRAINT "L_POSITION_FONCTION_PK" PRIMARY KEY (CODE)</text:p>
          </table:table-cell>
          <table:table-cell/>
          <table:table-cell table:style-name="ce185" table:formula="of:=&quot;DROP TABLE IF EXISTS &quot; &amp; [.C27] &amp; &quot;;&quot;" office:value-type="string" office:string-value="DROP TABLE IF EXISTS L_POSITION_FONCTION;" calcext:value-type="string">
            <text:p>DROP TABLE IF EXISTS L_POSITION_FONCTION;</text:p>
          </table:table-cell>
          <table:table-cell table:style-name="ce185" table:formula="of:= &quot;CREATE TABLE &quot; &amp; [.C27] &amp; &quot;(&quot; &amp; [.$I$1] &amp; &quot; &quot; &amp; [.I27] &amp; &quot;, &quot; &amp; [.$J$1] &amp; &quot; &quot; &amp; [.J27] &amp; &quot;, &quot; &amp; [.K27] &amp; &quot;);&quot;" office:value-type="string" office:string-value="CREATE TABLE L_POSITION_FONCTION(CODE VARCHAR(3), DESC VARCHAR(254), CONSTRAINT &quot;L_POSITION_FONCTION_PK&quot; PRIMARY KEY (CODE));" calcext:value-type="string">
            <text:p>CREATE TABLE L_POSITION_FONCTION(CODE VARCHAR(3), DESC VARCHAR(254), CONSTRAINT "L_POSITION_FONCTION_PK" PRIMARY KEY (CODE));</text:p>
          </table:table-cell>
          <table:table-cell table:number-columns-repeated="4"/>
          <table:table-cell office:value-type="string" calcext:value-type="string">
            <text:p>CTRL_POSITION_FONCTION</text:p>
          </table:table-cell>
          <table:table-cell table:number-columns-repeated="1005"/>
        </table:table-row>
        <table:table-row table:style-name="ro3">
          <table:table-cell table:number-columns-repeated="2"/>
          <table:table-cell office:value-type="string" calcext:value-type="string">
            <text:p>L_POSITION_TYPE</text:p>
          </table:table-cell>
          <table:table-cell table:number-columns-repeated="3"/>
          <table:table-cell office:value-type="string" calcext:value-type="string">
            <text:p>list (complexe)</text:p>
          </table:table-cell>
          <table:table-cell office:value-type="float" office:value="10" calcext:value-type="float">
            <text:p>10</text:p>
          </table:table-cell>
          <table:table-cell table:formula="of:=&quot;VARCHAR(&quot; &amp; [.H28]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28] &amp; &quot;_PK&quot;&quot; PRIMARY KEY (&quot; &amp; [.$I$1] &amp; &quot;)&quot;" office:value-type="string" office:string-value="CONSTRAINT &quot;L_POSITION_TYPE_PK&quot; PRIMARY KEY (CODE)" calcext:value-type="string">
            <text:p>CONSTRAINT "L_POSITION_TYPE_PK" PRIMARY KEY (CODE)</text:p>
          </table:table-cell>
          <table:table-cell/>
          <table:table-cell table:style-name="ce185" table:formula="of:=&quot;DROP TABLE IF EXISTS &quot; &amp; [.C28] &amp; &quot;;&quot;" office:value-type="string" office:string-value="DROP TABLE IF EXISTS L_POSITION_TYPE;" calcext:value-type="string">
            <text:p>DROP TABLE IF EXISTS L_POSITION_TYPE;</text:p>
          </table:table-cell>
          <table:table-cell table:style-name="ce185" table:formula="of:= &quot;CREATE TABLE &quot; &amp; [.C28] &amp; &quot;(&quot; &amp; [.$I$1] &amp; &quot; &quot; &amp; [.I28] &amp; &quot;, &quot; &amp; [.$J$1] &amp; &quot; &quot; &amp; [.J28] &amp; &quot;, &quot; &amp; [.K28] &amp; &quot;);&quot;" office:value-type="string" office:string-value="CREATE TABLE L_POSITION_TYPE(CODE VARCHAR(10), DESC VARCHAR(254), CONSTRAINT &quot;L_POSITION_TYPE_PK&quot; PRIMARY KEY (CODE));" calcext:value-type="string">
            <text:p>CREATE TABLE L_POSITION_TYPE(CODE VARCHAR(10), DESC VARCHAR(254), CONSTRAINT "L_POSITION_TYPE_PK" PRIMARY KEY (CODE));</text:p>
          </table:table-cell>
          <table:table-cell table:number-columns-repeated="4"/>
          <table:table-cell office:value-type="string" calcext:value-type="string">
            <text:p>CTRL_POSITION_TYPE</text:p>
          </table:table-cell>
          <table:table-cell table:number-columns-repeated="1005"/>
        </table:table-row>
        <table:table-row table:style-name="ro7">
          <table:table-cell table:number-columns-repeated="2"/>
          <table:table-cell table:style-name="ce209" office:value-type="string" calcext:value-type="string">
            <text:p>L_PTECH_TYPE</text:p>
          </table:table-cell>
          <table:table-cell table:number-columns-repeated="3"/>
          <table:table-cell table:style-name="ce208" office:value-type="string" calcext:value-type="string">
            <text:p>list</text:p>
          </table:table-cell>
          <table:table-cell office:value-type="float" office:value="20" calcext:value-type="float">
            <text:p>20</text:p>
          </table:table-cell>
          <table:table-cell table:formula="of:=&quot;VARCHAR(&quot; &amp; [.H29] &amp; &quot;)&quot;" office:value-type="string" office:string-value="VARCHAR(20)" calcext:value-type="string">
            <text:p>VARCHAR(20)</text:p>
          </table:table-cell>
          <table:table-cell office:value-type="string" calcext:value-type="string">
            <text:p>VARCHAR(254)</text:p>
          </table:table-cell>
          <table:table-cell table:formula="of:= &quot;CONSTRAINT &quot;&quot;&quot; &amp; [.C29] &amp; &quot;_PK&quot;&quot; PRIMARY KEY (&quot; &amp; [.$I$1] &amp; &quot;)&quot;" office:value-type="string" office:string-value="CONSTRAINT &quot;L_PTECH_TYPE_PK&quot; PRIMARY KEY (CODE)" calcext:value-type="string">
            <text:p>CONSTRAINT "L_PTECH_TYPE_PK" PRIMARY KEY (CODE)</text:p>
          </table:table-cell>
          <table:table-cell/>
          <table:table-cell table:style-name="ce185" table:formula="of:=&quot;DROP TABLE IF EXISTS &quot; &amp; [.C29] &amp; &quot;;&quot;" office:value-type="string" office:string-value="DROP TABLE IF EXISTS L_PTECH_TYPE;" calcext:value-type="string">
            <text:p>DROP TABLE IF EXISTS L_PTECH_TYPE;</text:p>
          </table:table-cell>
          <table:table-cell table:style-name="ce185" table:formula="of:= &quot;CREATE TABLE &quot; &amp; [.C29] &amp; &quot;(&quot; &amp; [.$I$1] &amp; &quot; &quot; &amp; [.I29] &amp; &quot;, &quot; &amp; [.$J$1] &amp; &quot; &quot; &amp; [.J29] &amp; &quot;, &quot; &amp; [.K29] &amp; &quot;);&quot;" office:value-type="string" office:string-value="CREATE TABLE L_PTECH_TYPE(CODE VARCHAR(20), DESC VARCHAR(254), CONSTRAINT &quot;L_PTECH_TYPE_PK&quot; PRIMARY KEY (CODE));" calcext:value-type="string">
            <text:p>CREATE TABLE L_PTECH_TYPE(CODE VARCHAR(20), DESC VARCHAR(254), CONSTRAINT "L_PTECH_TYPE_PK" PRIMARY KEY (CODE));</text:p>
          </table:table-cell>
          <table:table-cell/>
          <table:table-cell table:style-name="ce208" office:value-type="string" calcext:value-type="string">
            <text:p>ChambreType</text:p>
          </table:table-cell>
          <table:table-cell table:number-columns-repeated="2"/>
          <table:table-cell office:value-type="string" calcext:value-type="string">
            <text:p>CTRL_CHAMBRE_TYPE ; CTRL_PTAUTRE_TYPE</text:p>
          </table:table-cell>
          <table:table-cell table:number-columns-repeated="1005"/>
        </table:table-row>
        <table:table-row table:style-name="ro7">
          <table:table-cell table:number-columns-repeated="2"/>
          <table:table-cell table:style-name="ce31" office:value-type="string" calcext:value-type="string">
            <text:p>L_PTECH_USAGE_TYPE</text:p>
          </table:table-cell>
          <table:table-cell table:number-columns-repeated="3"/>
          <table:table-cell table:style-name="ce208" office:value-type="string" calcext:value-type="string">
            <text:p>list</text:p>
          </table:table-cell>
          <table:table-cell office:value-type="float" office:value="1" calcext:value-type="float">
            <text:p>1</text:p>
          </table:table-cell>
          <table:table-cell table:formula="of:=&quot;VARCHAR(&quot; &amp; [.H30] &amp; &quot;)&quot;" office:value-type="string" office:string-value="VARCHAR(1)" calcext:value-type="string">
            <text:p>VARCHAR(1)</text:p>
          </table:table-cell>
          <table:table-cell office:value-type="string" calcext:value-type="string">
            <text:p>VARCHAR(254)</text:p>
          </table:table-cell>
          <table:table-cell table:formula="of:= &quot;CONSTRAINT &quot;&quot;&quot; &amp; [.C30] &amp; &quot;_PK&quot;&quot; PRIMARY KEY (&quot; &amp; [.$I$1] &amp; &quot;)&quot;" office:value-type="string" office:string-value="CONSTRAINT &quot;L_PTECH_USAGE_TYPE_PK&quot; PRIMARY KEY (CODE)" calcext:value-type="string">
            <text:p>CONSTRAINT "L_PTECH_USAGE_TYPE_PK" PRIMARY KEY (CODE)</text:p>
          </table:table-cell>
          <table:table-cell/>
          <table:table-cell table:style-name="ce185" table:formula="of:=&quot;DROP TABLE IF EXISTS &quot; &amp; [.C30] &amp; &quot;;&quot;" office:value-type="string" office:string-value="DROP TABLE IF EXISTS L_PTECH_USAGE_TYPE;" calcext:value-type="string">
            <text:p>DROP TABLE IF EXISTS L_PTECH_USAGE_TYPE;</text:p>
          </table:table-cell>
          <table:table-cell table:style-name="ce185" table:formula="of:= &quot;CREATE TABLE &quot; &amp; [.C30] &amp; &quot;(&quot; &amp; [.$I$1] &amp; &quot; &quot; &amp; [.I30] &amp; &quot;, &quot; &amp; [.$J$1] &amp; &quot; &quot; &amp; [.J30] &amp; &quot;, &quot; &amp; [.K30] &amp; &quot;);&quot;" office:value-type="string" office:string-value="CREATE TABLE L_PTECH_USAGE_TYPE(CODE VARCHAR(1), DESC VARCHAR(254), CONSTRAINT &quot;L_PTECH_USAGE_TYPE_PK&quot; PRIMARY KEY (CODE));" calcext:value-type="string">
            <text:p>CREATE TABLE L_PTECH_USAGE_TYPE(CODE VARCHAR(1), DESC VARCHAR(254), CONSTRAINT "L_PTECH_USAGE_TYPE_PK" PRIMARY KEY (CODE));</text:p>
          </table:table-cell>
          <table:table-cell/>
          <table:table-cell table:style-name="ce208" office:value-type="string" calcext:value-type="string">
            <text:p>UsageChambreType</text:p>
          </table:table-cell>
          <table:table-cell table:number-columns-repeated="1008"/>
        </table:table-row>
        <table:table-row table:style-name="ro3">
          <table:table-cell table:number-columns-repeated="2"/>
          <table:table-cell table:style-name="ce208" office:value-type="string" calcext:value-type="string">
            <text:p>L_QUALITEGEOLOCALISATION</text:p>
          </table:table-cell>
          <table:table-cell table:number-columns-repeated="3"/>
          <table:table-cell table:style-name="ce208" office:value-type="string" calcext:value-type="string">
            <text:p>enum</text:p>
          </table:table-cell>
          <table:table-cell office:value-type="float" office:value="2" calcext:value-type="float">
            <text:p>2</text:p>
          </table:table-cell>
          <table:table-cell table:formula="of:=&quot;VARCHAR(&quot; &amp; [.H31] &amp; &quot;)&quot;" office:value-type="string" office:string-value="VARCHAR(2)" calcext:value-type="string">
            <text:p>VARCHAR(2)</text:p>
          </table:table-cell>
          <table:table-cell office:value-type="string" calcext:value-type="string">
            <text:p>VARCHAR(254)</text:p>
          </table:table-cell>
          <table:table-cell table:formula="of:= &quot;CONSTRAINT &quot;&quot;&quot; &amp; [.C31] &amp; &quot;_PK&quot;&quot; PRIMARY KEY (&quot; &amp; [.$I$1] &amp; &quot;)&quot;" office:value-type="string" office:string-value="CONSTRAINT &quot;L_QUALITEGEOLOCALISATION_PK&quot; PRIMARY KEY (CODE)" calcext:value-type="string">
            <text:p>CONSTRAINT "L_QUALITEGEOLOCALISATION_PK" PRIMARY KEY (CODE)</text:p>
          </table:table-cell>
          <table:table-cell/>
          <table:table-cell table:style-name="ce185" table:formula="of:=&quot;DROP TABLE IF EXISTS &quot; &amp; [.C31] &amp; &quot;;&quot;" office:value-type="string" office:string-value="DROP TABLE IF EXISTS L_QUALITEGEOLOCALISATION;" calcext:value-type="string">
            <text:p>DROP TABLE IF EXISTS L_QUALITEGEOLOCALISATION;</text:p>
          </table:table-cell>
          <table:table-cell table:style-name="ce185" table:formula="of:= &quot;CREATE TABLE &quot; &amp; [.C31] &amp; &quot;(&quot; &amp; [.$I$1] &amp; &quot; &quot; &amp; [.I31] &amp; &quot;, &quot; &amp; [.$J$1] &amp; &quot; &quot; &amp; [.J31] &amp; &quot;, &quot; &amp; [.K31] &amp; &quot;);&quot;" office:value-type="string" office:string-value="CREATE TABLE L_QUALITEGEOLOCALISATION(CODE VARCHAR(2), DESC VARCHAR(254), CONSTRAINT &quot;L_QUALITEGEOLOCALISATION_PK&quot; PRIMARY KEY (CODE));" calcext:value-type="string">
            <text:p>CREATE TABLE L_QUALITEGEOLOCALISATION(CODE VARCHAR(2), DESC VARCHAR(254), CONSTRAINT "L_QUALITEGEOLOCALISATION_PK" PRIMARY KEY (CODE));</text:p>
          </table:table-cell>
          <table:table-cell/>
          <table:table-cell table:style-name="ce208" office:value-type="string" calcext:value-type="string">
            <text:p>QualiteGeolocalisation</text:p>
          </table:table-cell>
          <table:table-cell table:number-columns-repeated="1008"/>
        </table:table-row>
        <table:table-row table:style-name="ro3">
          <table:table-cell/>
          <table:table-cell table:style-name="ce39" office:value-type="string" calcext:value-type="string">
            <text:p>Ajouter la table REFERENCE ?</text:p>
          </table:table-cell>
          <table:table-cell table:style-name="ce39" office:value-type="string" calcext:value-type="string">
            <text:p>L_REFERENCE_ETAT</text:p>
          </table:table-cell>
          <table:table-cell table:number-columns-repeated="4"/>
          <table:table-cell office:value-type="float" office:value="2" calcext:value-type="float">
            <text:p>2</text:p>
          </table:table-cell>
          <table:table-cell table:formula="of:=&quot;VARCHAR(&quot; &amp; [.H32] &amp; &quot;)&quot;" office:value-type="string" office:string-value="VARCHAR(2)" calcext:value-type="string">
            <text:p>VARCHAR(2)</text:p>
          </table:table-cell>
          <table:table-cell office:value-type="string" calcext:value-type="string">
            <text:p>VARCHAR(254)</text:p>
          </table:table-cell>
          <table:table-cell table:formula="of:= &quot;CONSTRAINT &quot;&quot;&quot; &amp; [.C32] &amp; &quot;_PK&quot;&quot; PRIMARY KEY (&quot; &amp; [.$I$1] &amp; &quot;)&quot;" office:value-type="string" office:string-value="CONSTRAINT &quot;L_REFERENCE_ETAT_PK&quot; PRIMARY KEY (CODE)" calcext:value-type="string">
            <text:p>CONSTRAINT "L_REFERENCE_ETAT_PK" PRIMARY KEY (CODE)</text:p>
          </table:table-cell>
          <table:table-cell/>
          <table:table-cell table:style-name="ce185" table:formula="of:=&quot;DROP TABLE IF EXISTS &quot; &amp; [.C32] &amp; &quot;;&quot;" office:value-type="string" office:string-value="DROP TABLE IF EXISTS L_REFERENCE_ETAT;" calcext:value-type="string">
            <text:p>DROP TABLE IF EXISTS L_REFERENCE_ETAT;</text:p>
          </table:table-cell>
          <table:table-cell table:style-name="ce185" table:formula="of:= &quot;CREATE TABLE &quot; &amp; [.C32] &amp; &quot;(&quot; &amp; [.$I$1] &amp; &quot; &quot; &amp; [.I32] &amp; &quot;, &quot; &amp; [.$J$1] &amp; &quot; &quot; &amp; [.J32] &amp; &quot;, &quot; &amp; [.K32] &amp; &quot;);&quot;" office:value-type="string" office:string-value="CREATE TABLE L_REFERENCE_ETAT(CODE VARCHAR(2), DESC VARCHAR(254), CONSTRAINT &quot;L_REFERENCE_ETAT_PK&quot; PRIMARY KEY (CODE));" calcext:value-type="string">
            <text:p>CREATE TABLE L_REFERENCE_ETAT(CODE VARCHAR(2), DESC VARCHAR(254), CONSTRAINT "L_REFERENCE_ETAT_PK" PRIMARY KEY (CODE));</text:p>
          </table:table-cell>
          <table:table-cell table:number-columns-repeated="4"/>
          <table:table-cell office:value-type="string" calcext:value-type="string">
            <text:p>CTRL_REFERENCE_ETAT</text:p>
          </table:table-cell>
          <table:table-cell table:number-columns-repeated="1005"/>
        </table:table-row>
        <table:table-row table:style-name="ro3">
          <table:table-cell/>
          <table:table-cell table:style-name="ce39" office:value-type="string" calcext:value-type="string">
            <text:p>Ajouter la table REFERENCE ?</text:p>
          </table:table-cell>
          <table:table-cell table:style-name="ce39" office:value-type="string" calcext:value-type="string">
            <text:p>L_REFERENCE_TYPE</text:p>
          </table:table-cell>
          <table:table-cell table:number-columns-repeated="4"/>
          <table:table-cell office:value-type="float" office:value="2" calcext:value-type="float">
            <text:p>2</text:p>
          </table:table-cell>
          <table:table-cell table:formula="of:=&quot;VARCHAR(&quot; &amp; [.H33] &amp; &quot;)&quot;" office:value-type="string" office:string-value="VARCHAR(2)" calcext:value-type="string">
            <text:p>VARCHAR(2)</text:p>
          </table:table-cell>
          <table:table-cell office:value-type="string" calcext:value-type="string">
            <text:p>VARCHAR(254)</text:p>
          </table:table-cell>
          <table:table-cell table:formula="of:= &quot;CONSTRAINT &quot;&quot;&quot; &amp; [.C33] &amp; &quot;_PK&quot;&quot; PRIMARY KEY (&quot; &amp; [.$I$1] &amp; &quot;)&quot;" office:value-type="string" office:string-value="CONSTRAINT &quot;L_REFERENCE_TYPE_PK&quot; PRIMARY KEY (CODE)" calcext:value-type="string">
            <text:p>CONSTRAINT "L_REFERENCE_TYPE_PK" PRIMARY KEY (CODE)</text:p>
          </table:table-cell>
          <table:table-cell/>
          <table:table-cell table:style-name="ce185" table:formula="of:=&quot;DROP TABLE IF EXISTS &quot; &amp; [.C33] &amp; &quot;;&quot;" office:value-type="string" office:string-value="DROP TABLE IF EXISTS L_REFERENCE_TYPE;" calcext:value-type="string">
            <text:p>DROP TABLE IF EXISTS L_REFERENCE_TYPE;</text:p>
          </table:table-cell>
          <table:table-cell table:style-name="ce185" table:formula="of:= &quot;CREATE TABLE &quot; &amp; [.C33] &amp; &quot;(&quot; &amp; [.$I$1] &amp; &quot; &quot; &amp; [.I33] &amp; &quot;, &quot; &amp; [.$J$1] &amp; &quot; &quot; &amp; [.J33] &amp; &quot;, &quot; &amp; [.K33] &amp; &quot;);&quot;" office:value-type="string" office:string-value="CREATE TABLE L_REFERENCE_TYPE(CODE VARCHAR(2), DESC VARCHAR(254), CONSTRAINT &quot;L_REFERENCE_TYPE_PK&quot; PRIMARY KEY (CODE));" calcext:value-type="string">
            <text:p>CREATE TABLE L_REFERENCE_TYPE(CODE VARCHAR(2), DESC VARCHAR(254), CONSTRAINT "L_REFERENCE_TYPE_PK" PRIMARY KEY (CODE));</text:p>
          </table:table-cell>
          <table:table-cell table:number-columns-repeated="4"/>
          <table:table-cell office:value-type="string" calcext:value-type="string">
            <text:p>CTRL_REFERENCE_TYPE</text:p>
          </table:table-cell>
          <table:table-cell table:number-columns-repeated="1005"/>
        </table:table-row>
        <table:table-row table:style-name="ro3">
          <table:table-cell table:number-columns-repeated="2"/>
          <table:table-cell table:style-name="ce208" office:value-type="string" calcext:value-type="string">
            <text:p>L_SITE_EMISSION_TYPE</text:p>
          </table:table-cell>
          <table:table-cell table:number-columns-repeated="3"/>
          <table:table-cell table:style-name="ce208" office:value-type="string" calcext:value-type="string">
            <text:p>list</text:p>
          </table:table-cell>
          <table:table-cell office:value-type="float" office:value="10" calcext:value-type="float">
            <text:p>10</text:p>
          </table:table-cell>
          <table:table-cell table:formula="of:=&quot;VARCHAR(&quot; &amp; [.H34]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34] &amp; &quot;_PK&quot;&quot; PRIMARY KEY (&quot; &amp; [.$I$1] &amp; &quot;)&quot;" office:value-type="string" office:string-value="CONSTRAINT &quot;L_SITE_EMISSION_TYPE_PK&quot; PRIMARY KEY (CODE)" calcext:value-type="string">
            <text:p>CONSTRAINT "L_SITE_EMISSION_TYPE_PK" PRIMARY KEY (CODE)</text:p>
          </table:table-cell>
          <table:table-cell/>
          <table:table-cell table:style-name="ce185" table:formula="of:=&quot;DROP TABLE IF EXISTS &quot; &amp; [.C34] &amp; &quot;;&quot;" office:value-type="string" office:string-value="DROP TABLE IF EXISTS L_SITE_EMISSION_TYPE;" calcext:value-type="string">
            <text:p>DROP TABLE IF EXISTS L_SITE_EMISSION_TYPE;</text:p>
          </table:table-cell>
          <table:table-cell table:style-name="ce185" table:formula="of:= &quot;CREATE TABLE &quot; &amp; [.C34] &amp; &quot;(&quot; &amp; [.$I$1] &amp; &quot; &quot; &amp; [.I34] &amp; &quot;, &quot; &amp; [.$J$1] &amp; &quot; &quot; &amp; [.J34] &amp; &quot;, &quot; &amp; [.K34] &amp; &quot;);&quot;" office:value-type="string" office:string-value="CREATE TABLE L_SITE_EMISSION_TYPE(CODE VARCHAR(10), DESC VARCHAR(254), CONSTRAINT &quot;L_SITE_EMISSION_TYPE_PK&quot; PRIMARY KEY (CODE));" calcext:value-type="string">
            <text:p>CREATE TABLE L_SITE_EMISSION_TYPE(CODE VARCHAR(10), DESC VARCHAR(254), CONSTRAINT "L_SITE_EMISSION_TYPE_PK" PRIMARY KEY (CODE));</text:p>
          </table:table-cell>
          <table:table-cell/>
          <table:table-cell table:style-name="ce208" office:value-type="string" calcext:value-type="string">
            <text:p>SiteEmissionType</text:p>
          </table:table-cell>
          <table:table-cell table:number-columns-repeated="1008"/>
        </table:table-row>
        <table:table-row table:style-name="ro3">
          <table:table-cell table:style-name="ce206" table:number-columns-repeated="2"/>
          <table:table-cell table:style-name="ce206" office:value-type="string" calcext:value-type="string">
            <text:p>L_SITE_TYPE</text:p>
          </table:table-cell>
          <table:table-cell table:style-name="ce206" table:number-columns-repeated="3"/>
          <table:table-cell table:style-name="ce212" office:value-type="string" calcext:value-type="string">
            <text:p>list</text:p>
          </table:table-cell>
          <table:table-cell table:style-name="ce206" office:value-type="float" office:value="10" calcext:value-type="float">
            <text:p>10</text:p>
          </table:table-cell>
          <table:table-cell table:formula="of:=&quot;VARCHAR(&quot; &amp; [.H35] &amp; &quot;)&quot;" office:value-type="string" office:string-value="VARCHAR(10)" calcext:value-type="string">
            <text:p>VARCHAR(10)</text:p>
          </table:table-cell>
          <table:table-cell table:style-name="ce206" office:value-type="string" calcext:value-type="string">
            <text:p>VARCHAR(254)</text:p>
          </table:table-cell>
          <table:table-cell table:style-name="ce206" table:formula="of:= &quot;CONSTRAINT &quot;&quot;&quot; &amp; [.C35] &amp; &quot;_PK&quot;&quot; PRIMARY KEY (&quot; &amp; [.$I$1] &amp; &quot;)&quot;" office:value-type="string" office:string-value="CONSTRAINT &quot;L_SITE_TYPE_PK&quot; PRIMARY KEY (CODE)" calcext:value-type="string">
            <text:p>CONSTRAINT "L_SITE_TYPE_PK" PRIMARY KEY (CODE)</text:p>
          </table:table-cell>
          <table:table-cell/>
          <table:table-cell table:style-name="ce213" table:formula="of:=&quot;DROP TABLE IF EXISTS &quot; &amp; [.C35] &amp; &quot;;&quot;" office:value-type="string" office:string-value="DROP TABLE IF EXISTS L_SITE_TYPE;" calcext:value-type="string">
            <text:p>DROP TABLE IF EXISTS L_SITE_TYPE;</text:p>
          </table:table-cell>
          <table:table-cell table:style-name="ce213" table:formula="of:= &quot;CREATE TABLE &quot; &amp; [.C35] &amp; &quot;(&quot; &amp; [.$I$1] &amp; &quot; &quot; &amp; [.I35] &amp; &quot;, &quot; &amp; [.$J$1] &amp; &quot; &quot; &amp; [.J35] &amp; &quot;, &quot; &amp; [.K35] &amp; &quot;);&quot;" office:value-type="string" office:string-value="CREATE TABLE L_SITE_TYPE(CODE VARCHAR(10), DESC VARCHAR(254), CONSTRAINT &quot;L_SITE_TYPE_PK&quot; PRIMARY KEY (CODE));" calcext:value-type="string">
            <text:p>CREATE TABLE L_SITE_TYPE(CODE VARCHAR(10), DESC VARCHAR(254), CONSTRAINT "L_SITE_TYPE_PK" PRIMARY KEY (CODE));</text:p>
          </table:table-cell>
          <table:table-cell table:style-name="ce206"/>
          <table:table-cell table:style-name="ce212" office:value-type="string" calcext:value-type="string">
            <text:p>LocalTechniqueType</text:p>
          </table:table-cell>
          <table:table-cell table:style-name="ce206" table:number-columns-repeated="3"/>
          <table:table-cell table:number-columns-repeated="1005"/>
        </table:table-row>
        <table:table-row table:style-name="ro3">
          <table:table-cell table:number-columns-repeated="2"/>
          <table:table-cell office:value-type="string" calcext:value-type="string">
            <text:p>L_SITE_TYPE_STRUCTUREL</text:p>
          </table:table-cell>
          <table:table-cell table:number-columns-repeated="3"/>
          <table:table-cell table:style-name="ce208" office:value-type="string" calcext:value-type="string">
            <text:p>list</text:p>
          </table:table-cell>
          <table:table-cell office:value-type="float" office:value="3" calcext:value-type="float">
            <text:p>3</text:p>
          </table:table-cell>
          <table:table-cell table:formula="of:=&quot;VARCHAR(&quot; &amp; [.H36] &amp; &quot;)&quot;" office:value-type="string" office:string-value="VARCHAR(3)" calcext:value-type="string">
            <text:p>VARCHAR(3)</text:p>
          </table:table-cell>
          <table:table-cell office:value-type="string" calcext:value-type="string">
            <text:p>VARCHAR(254)</text:p>
          </table:table-cell>
          <table:table-cell table:formula="of:= &quot;CONSTRAINT &quot;&quot;&quot; &amp; [.C36] &amp; &quot;_PK&quot;&quot; PRIMARY KEY (&quot; &amp; [.$I$1] &amp; &quot;)&quot;" office:value-type="string" office:string-value="CONSTRAINT &quot;L_SITE_TYPE_STRUCTUREL_PK&quot; PRIMARY KEY (CODE)" calcext:value-type="string">
            <text:p>CONSTRAINT "L_SITE_TYPE_STRUCTUREL_PK" PRIMARY KEY (CODE)</text:p>
          </table:table-cell>
          <table:table-cell/>
          <table:table-cell table:style-name="ce185" table:formula="of:=&quot;DROP TABLE IF EXISTS &quot; &amp; [.C36] &amp; &quot;;&quot;" office:value-type="string" office:string-value="DROP TABLE IF EXISTS L_SITE_TYPE_STRUCTUREL;" calcext:value-type="string">
            <text:p>DROP TABLE IF EXISTS L_SITE_TYPE_STRUCTUREL;</text:p>
          </table:table-cell>
          <table:table-cell table:style-name="ce185" table:formula="of:= &quot;CREATE TABLE &quot; &amp; [.C36] &amp; &quot;(&quot; &amp; [.$I$1] &amp; &quot; &quot; &amp; [.I36] &amp; &quot;, &quot; &amp; [.$J$1] &amp; &quot; &quot; &amp; [.J36] &amp; &quot;, &quot; &amp; [.K36] &amp; &quot;);&quot;" office:value-type="string" office:string-value="CREATE TABLE L_SITE_TYPE_STRUCTUREL(CODE VARCHAR(3), DESC VARCHAR(254), CONSTRAINT &quot;L_SITE_TYPE_STRUCTUREL_PK&quot; PRIMARY KEY (CODE));" calcext:value-type="string">
            <text:p>CREATE TABLE L_SITE_TYPE_STRUCTUREL(CODE VARCHAR(3), DESC VARCHAR(254), CONSTRAINT "L_SITE_TYPE_STRUCTUREL_PK" PRIMARY KEY (CODE));</text:p>
          </table:table-cell>
          <table:table-cell/>
          <table:table-cell table:style-name="ce208" office:value-type="string" calcext:value-type="string">
            <text:p>HebergementLocalTechniqueType</text:p>
          </table:table-cell>
          <table:table-cell table:number-columns-repeated="2"/>
          <table:table-cell office:value-type="string" calcext:value-type="string">
            <text:p>CTRL_SITE_TYPE_STRUCTUREL</text:p>
          </table:table-cell>
          <table:table-cell table:number-columns-repeated="1005"/>
        </table:table-row>
        <table:table-row table:style-name="ro3">
          <table:table-cell/>
          <table:table-cell office:value-type="string" calcext:value-type="string">
            <text:p>Phase devenu Statut (uniformisation)</text:p>
          </table:table-cell>
          <table:table-cell office:value-type="string" calcext:value-type="string">
            <text:p>L_STATUT</text:p>
          </table:table-cell>
          <table:table-cell table:number-columns-repeated="4"/>
          <table:table-cell office:value-type="float" office:value="3" calcext:value-type="float">
            <text:p>3</text:p>
          </table:table-cell>
          <table:table-cell table:formula="of:=&quot;VARCHAR(&quot; &amp; [.H37] &amp; &quot;)&quot;" office:value-type="string" office:string-value="VARCHAR(3)" calcext:value-type="string">
            <text:p>VARCHAR(3)</text:p>
          </table:table-cell>
          <table:table-cell office:value-type="string" calcext:value-type="string">
            <text:p>VARCHAR(254)</text:p>
          </table:table-cell>
          <table:table-cell table:formula="of:= &quot;CONSTRAINT &quot;&quot;&quot; &amp; [.C37] &amp; &quot;_PK&quot;&quot; PRIMARY KEY (&quot; &amp; [.$I$1] &amp; &quot;)&quot;" office:value-type="string" office:string-value="CONSTRAINT &quot;L_STATUT_PK&quot; PRIMARY KEY (CODE)" calcext:value-type="string">
            <text:p>CONSTRAINT "L_STATUT_PK" PRIMARY KEY (CODE)</text:p>
          </table:table-cell>
          <table:table-cell/>
          <table:table-cell table:style-name="ce185" table:formula="of:=&quot;DROP TABLE IF EXISTS &quot; &amp; [.C37] &amp; &quot;;&quot;" office:value-type="string" office:string-value="DROP TABLE IF EXISTS L_STATUT;" calcext:value-type="string">
            <text:p>DROP TABLE IF EXISTS L_STATUT;</text:p>
          </table:table-cell>
          <table:table-cell table:style-name="ce185" table:formula="of:= &quot;CREATE TABLE &quot; &amp; [.C37] &amp; &quot;(&quot; &amp; [.$I$1] &amp; &quot; &quot; &amp; [.I37] &amp; &quot;, &quot; &amp; [.$J$1] &amp; &quot; &quot; &amp; [.J37] &amp; &quot;, &quot; &amp; [.K37] &amp; &quot;);&quot;" office:value-type="string" office:string-value="CREATE TABLE L_STATUT(CODE VARCHAR(3), DESC VARCHAR(254), CONSTRAINT &quot;L_STATUT_PK&quot; PRIMARY KEY (CODE));" calcext:value-type="string">
            <text:p>CREATE TABLE L_STATUT(CODE VARCHAR(3), DESC VARCHAR(254), CONSTRAINT "L_STATUT_PK" PRIMARY KEY (CODE));</text:p>
          </table:table-cell>
          <table:table-cell table:number-columns-repeated="4"/>
          <table:table-cell office:value-type="string" calcext:value-type="string">
            <text:p>CTRL_STATUT</text:p>
          </table:table-cell>
          <table:table-cell table:number-columns-repeated="1005"/>
        </table:table-row>
        <table:table-row table:style-name="ro3">
          <table:table-cell table:number-columns-repeated="2"/>
          <table:table-cell office:value-type="string" calcext:value-type="string">
            <text:p>L_SUF_TYPE</text:p>
          </table:table-cell>
          <table:table-cell table:number-columns-repeated="4"/>
          <table:table-cell office:value-type="float" office:value="1" calcext:value-type="float">
            <text:p>1</text:p>
          </table:table-cell>
          <table:table-cell table:formula="of:=&quot;VARCHAR(&quot; &amp; [.H38] &amp; &quot;)&quot;" office:value-type="string" office:string-value="VARCHAR(1)" calcext:value-type="string">
            <text:p>VARCHAR(1)</text:p>
          </table:table-cell>
          <table:table-cell office:value-type="string" calcext:value-type="string">
            <text:p>VARCHAR(254)</text:p>
          </table:table-cell>
          <table:table-cell table:formula="of:= &quot;CONSTRAINT &quot;&quot;&quot; &amp; [.C38] &amp; &quot;_PK&quot;&quot; PRIMARY KEY (&quot; &amp; [.$I$1] &amp; &quot;)&quot;" office:value-type="string" office:string-value="CONSTRAINT &quot;L_SUF_TYPE_PK&quot; PRIMARY KEY (CODE)" calcext:value-type="string">
            <text:p>CONSTRAINT "L_SUF_TYPE_PK" PRIMARY KEY (CODE)</text:p>
          </table:table-cell>
          <table:table-cell/>
          <table:table-cell table:style-name="ce185" table:formula="of:=&quot;DROP TABLE IF EXISTS &quot; &amp; [.C38] &amp; &quot;;&quot;" office:value-type="string" office:string-value="DROP TABLE IF EXISTS L_SUF_TYPE;" calcext:value-type="string">
            <text:p>DROP TABLE IF EXISTS L_SUF_TYPE;</text:p>
          </table:table-cell>
          <table:table-cell table:style-name="ce185" table:formula="of:= &quot;CREATE TABLE &quot; &amp; [.C38] &amp; &quot;(&quot; &amp; [.$I$1] &amp; &quot; &quot; &amp; [.I38] &amp; &quot;, &quot; &amp; [.$J$1] &amp; &quot; &quot; &amp; [.J38] &amp; &quot;, &quot; &amp; [.K38] &amp; &quot;);&quot;" office:value-type="string" office:string-value="CREATE TABLE L_SUF_TYPE(CODE VARCHAR(1), DESC VARCHAR(254), CONSTRAINT &quot;L_SUF_TYPE_PK&quot; PRIMARY KEY (CODE));" calcext:value-type="string">
            <text:p>CREATE TABLE L_SUF_TYPE(CODE VARCHAR(1), DESC VARCHAR(254), CONSTRAINT "L_SUF_TYPE_PK" PRIMARY KEY (CODE));</text:p>
          </table:table-cell>
          <table:table-cell table:number-columns-repeated="4"/>
          <table:table-cell office:value-type="string" calcext:value-type="string">
            <text:p>CTRL_SUF_TYPE</text:p>
          </table:table-cell>
          <table:table-cell table:number-columns-repeated="1005"/>
        </table:table-row>
        <table:table-row table:style-name="ro3">
          <table:table-cell table:number-columns-repeated="2"/>
          <table:table-cell table:style-name="ce208" office:value-type="string" calcext:value-type="string">
            <text:p>L_TECHNOLOGIE_CABLE_TYPE</text:p>
          </table:table-cell>
          <table:table-cell table:number-columns-repeated="3"/>
          <table:table-cell table:style-name="ce208" office:value-type="string" calcext:value-type="string">
            <text:p>enum</text:p>
          </table:table-cell>
          <table:table-cell office:value-type="float" office:value="2" calcext:value-type="float">
            <text:p>2</text:p>
          </table:table-cell>
          <table:table-cell table:formula="of:=&quot;VARCHAR(&quot; &amp; [.H39] &amp; &quot;)&quot;" office:value-type="string" office:string-value="VARCHAR(2)" calcext:value-type="string">
            <text:p>VARCHAR(2)</text:p>
          </table:table-cell>
          <table:table-cell office:value-type="string" calcext:value-type="string">
            <text:p>VARCHAR(254)</text:p>
          </table:table-cell>
          <table:table-cell table:formula="of:= &quot;CONSTRAINT &quot;&quot;&quot; &amp; [.C39] &amp; &quot;_PK&quot;&quot; PRIMARY KEY (&quot; &amp; [.$I$1] &amp; &quot;)&quot;" office:value-type="string" office:string-value="CONSTRAINT &quot;L_TECHNOLOGIE_CABLE_TYPE_PK&quot; PRIMARY KEY (CODE)" calcext:value-type="string">
            <text:p>CONSTRAINT "L_TECHNOLOGIE_CABLE_TYPE_PK" PRIMARY KEY (CODE)</text:p>
          </table:table-cell>
          <table:table-cell/>
          <table:table-cell table:style-name="ce185" table:formula="of:=&quot;DROP TABLE IF EXISTS &quot; &amp; [.C39] &amp; &quot;;&quot;" office:value-type="string" office:string-value="DROP TABLE IF EXISTS L_TECHNOLOGIE_CABLE_TYPE;" calcext:value-type="string">
            <text:p>DROP TABLE IF EXISTS L_TECHNOLOGIE_CABLE_TYPE;</text:p>
          </table:table-cell>
          <table:table-cell table:style-name="ce185" table:formula="of:= &quot;CREATE TABLE &quot; &amp; [.C39] &amp; &quot;(&quot; &amp; [.$I$1] &amp; &quot; &quot; &amp; [.I39] &amp; &quot;, &quot; &amp; [.$J$1] &amp; &quot; &quot; &amp; [.J39] &amp; &quot;, &quot; &amp; [.K39] &amp; &quot;);&quot;" office:value-type="string" office:string-value="CREATE TABLE L_TECHNOLOGIE_CABLE_TYPE(CODE VARCHAR(2), DESC VARCHAR(254), CONSTRAINT &quot;L_TECHNOLOGIE_CABLE_TYPE_PK&quot; PRIMARY KEY (CODE));" calcext:value-type="string">
            <text:p>CREATE TABLE L_TECHNOLOGIE_CABLE_TYPE(CODE VARCHAR(2), DESC VARCHAR(254), CONSTRAINT "L_TECHNOLOGIE_CABLE_TYPE_PK" PRIMARY KEY (CODE));</text:p>
          </table:table-cell>
          <table:table-cell/>
          <table:table-cell table:style-name="ce208" office:value-type="string" calcext:value-type="string">
            <text:p>TechnologieCableType</text:p>
          </table:table-cell>
          <table:table-cell table:number-columns-repeated="1008"/>
        </table:table-row>
        <table:table-row table:style-name="ro7">
          <table:table-cell table:number-columns-repeated="2"/>
          <table:table-cell table:style-name="ce208" office:value-type="string" calcext:value-type="string">
            <text:p>L_TECHNOLOGIE_TYPE</text:p>
          </table:table-cell>
          <table:table-cell table:number-columns-repeated="3"/>
          <table:table-cell table:style-name="ce208" office:value-type="string" calcext:value-type="string">
            <text:p>enum</text:p>
          </table:table-cell>
          <table:table-cell office:value-type="float" office:value="10" calcext:value-type="float">
            <text:p>10</text:p>
          </table:table-cell>
          <table:table-cell table:formula="of:=&quot;VARCHAR(&quot; &amp; [.H40]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40] &amp; &quot;_PK&quot;&quot; PRIMARY KEY (&quot; &amp; [.$I$1] &amp; &quot;)&quot;" office:value-type="string" office:string-value="CONSTRAINT &quot;L_TECHNOLOGIE_TYPE_PK&quot; PRIMARY KEY (CODE)" calcext:value-type="string">
            <text:p>CONSTRAINT "L_TECHNOLOGIE_TYPE_PK" PRIMARY KEY (CODE)</text:p>
          </table:table-cell>
          <table:table-cell/>
          <table:table-cell table:style-name="ce185" table:formula="of:=&quot;DROP TABLE IF EXISTS &quot; &amp; [.C40] &amp; &quot;;&quot;" office:value-type="string" office:string-value="DROP TABLE IF EXISTS L_TECHNOLOGIE_TYPE;" calcext:value-type="string">
            <text:p>DROP TABLE IF EXISTS L_TECHNOLOGIE_TYPE;</text:p>
          </table:table-cell>
          <table:table-cell table:style-name="ce185" table:formula="of:= &quot;CREATE TABLE &quot; &amp; [.C40] &amp; &quot;(&quot; &amp; [.$I$1] &amp; &quot; &quot; &amp; [.I40] &amp; &quot;, &quot; &amp; [.$J$1] &amp; &quot; &quot; &amp; [.J40] &amp; &quot;, &quot; &amp; [.K40] &amp; &quot;);&quot;" office:value-type="string" office:string-value="CREATE TABLE L_TECHNOLOGIE_TYPE(CODE VARCHAR(10), DESC VARCHAR(254), CONSTRAINT &quot;L_TECHNOLOGIE_TYPE_PK&quot; PRIMARY KEY (CODE));" calcext:value-type="string">
            <text:p>CREATE TABLE L_TECHNOLOGIE_TYPE(CODE VARCHAR(10), DESC VARCHAR(254), CONSTRAINT "L_TECHNOLOGIE_TYPE_PK" PRIMARY KEY (CODE));</text:p>
          </table:table-cell>
          <table:table-cell/>
          <table:table-cell table:style-name="ce208" office:value-type="string" calcext:value-type="string">
            <text:p>TechnologieType</text:p>
          </table:table-cell>
          <table:table-cell table:number-columns-repeated="1008"/>
        </table:table-row>
        <table:table-row table:style-name="ro3">
          <table:table-cell table:number-columns-repeated="2"/>
          <table:table-cell office:value-type="string" calcext:value-type="string">
            <text:p>L_TIROIR_TYPE</text:p>
          </table:table-cell>
          <table:table-cell table:number-columns-repeated="4"/>
          <table:table-cell office:value-type="float" office:value="10" calcext:value-type="float">
            <text:p>10</text:p>
          </table:table-cell>
          <table:table-cell table:formula="of:=&quot;VARCHAR(&quot; &amp; [.H41]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41] &amp; &quot;_PK&quot;&quot; PRIMARY KEY (&quot; &amp; [.$I$1] &amp; &quot;)&quot;" office:value-type="string" office:string-value="CONSTRAINT &quot;L_TIROIR_TYPE_PK&quot; PRIMARY KEY (CODE)" calcext:value-type="string">
            <text:p>CONSTRAINT "L_TIROIR_TYPE_PK" PRIMARY KEY (CODE)</text:p>
          </table:table-cell>
          <table:table-cell/>
          <table:table-cell table:style-name="ce185" table:formula="of:=&quot;DROP TABLE IF EXISTS &quot; &amp; [.C41] &amp; &quot;;&quot;" office:value-type="string" office:string-value="DROP TABLE IF EXISTS L_TIROIR_TYPE;" calcext:value-type="string">
            <text:p>DROP TABLE IF EXISTS L_TIROIR_TYPE;</text:p>
          </table:table-cell>
          <table:table-cell table:style-name="ce185" table:formula="of:= &quot;CREATE TABLE &quot; &amp; [.C41] &amp; &quot;(&quot; &amp; [.$I$1] &amp; &quot; &quot; &amp; [.I41] &amp; &quot;, &quot; &amp; [.$J$1] &amp; &quot; &quot; &amp; [.J41] &amp; &quot;, &quot; &amp; [.K41] &amp; &quot;);&quot;" office:value-type="string" office:string-value="CREATE TABLE L_TIROIR_TYPE(CODE VARCHAR(10), DESC VARCHAR(254), CONSTRAINT &quot;L_TIROIR_TYPE_PK&quot; PRIMARY KEY (CODE));" calcext:value-type="string">
            <text:p>CREATE TABLE L_TIROIR_TYPE(CODE VARCHAR(10), DESC VARCHAR(254), CONSTRAINT "L_TIROIR_TYPE_PK" PRIMARY KEY (CODE));</text:p>
          </table:table-cell>
          <table:table-cell table:number-columns-repeated="4"/>
          <table:table-cell office:value-type="string" calcext:value-type="string">
            <text:p>CTRL_TIROIR_TYPE</text:p>
          </table:table-cell>
          <table:table-cell table:number-columns-repeated="1005"/>
        </table:table-row>
        <table:table-row table:style-name="ro3">
          <table:table-cell table:number-columns-repeated="2"/>
          <table:table-cell table:style-name="ce39" office:value-type="string" calcext:value-type="string">
            <text:p>L_TRANCHEE_IMPLANTATION_TYPE</text:p>
          </table:table-cell>
          <table:table-cell table:number-columns-repeated="3"/>
          <table:table-cell table:style-name="ce208" office:value-type="string" calcext:value-type="string">
            <text:p>list</text:p>
          </table:table-cell>
          <table:table-cell office:value-type="float" office:value="10" calcext:value-type="float">
            <text:p>10</text:p>
          </table:table-cell>
          <table:table-cell table:formula="of:=&quot;VARCHAR(&quot; &amp; [.H42]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42] &amp; &quot;_PK&quot;&quot; PRIMARY KEY (&quot; &amp; [.$I$1] &amp; &quot;)&quot;" office:value-type="string" office:string-value="CONSTRAINT &quot;L_TRANCHEE_IMPLANTATION_TYPE_PK&quot; PRIMARY KEY (CODE)" calcext:value-type="string">
            <text:p>CONSTRAINT "L_TRANCHEE_IMPLANTATION_TYPE_PK" PRIMARY KEY (CODE)</text:p>
          </table:table-cell>
          <table:table-cell/>
          <table:table-cell table:style-name="ce185" table:formula="of:=&quot;DROP TABLE IF EXISTS &quot; &amp; [.C42] &amp; &quot;;&quot;" office:value-type="string" office:string-value="DROP TABLE IF EXISTS L_TRANCHEE_IMPLANTATION_TYPE;" calcext:value-type="string">
            <text:p>DROP TABLE IF EXISTS L_TRANCHEE_IMPLANTATION_TYPE;</text:p>
          </table:table-cell>
          <table:table-cell table:style-name="ce185" table:formula="of:= &quot;CREATE TABLE &quot; &amp; [.C42] &amp; &quot;(&quot; &amp; [.$I$1] &amp; &quot; &quot; &amp; [.I42] &amp; &quot;, &quot; &amp; [.$J$1] &amp; &quot; &quot; &amp; [.J42] &amp; &quot;, &quot; &amp; [.K42] &amp; &quot;);&quot;" office:value-type="string" office:string-value="CREATE TABLE L_TRANCHEE_IMPLANTATION_TYPE(CODE VARCHAR(10), DESC VARCHAR(254), CONSTRAINT &quot;L_TRANCHEE_IMPLANTATION_TYPE_PK&quot; PRIMARY KEY (CODE));" calcext:value-type="string">
            <text:p>CREATE TABLE L_TRANCHEE_IMPLANTATION_TYPE(CODE VARCHAR(10), DESC VARCHAR(254), CONSTRAINT "L_TRANCHEE_IMPLANTATION_TYPE_PK" PRIMARY KEY (CODE));</text:p>
          </table:table-cell>
          <table:table-cell/>
          <table:table-cell table:style-name="ce208" office:value-type="string" calcext:value-type="string">
            <text:p>TrancheeImplantationType</text:p>
          </table:table-cell>
          <table:table-cell table:number-columns-repeated="1008"/>
        </table:table-row>
        <table:table-row table:style-name="ro3">
          <table:table-cell table:number-columns-repeated="2"/>
          <table:table-cell table:style-name="ce39" office:value-type="string" calcext:value-type="string">
            <text:p>L_TRANCHEE_POSE_TYPE</text:p>
          </table:table-cell>
          <table:table-cell table:number-columns-repeated="3"/>
          <table:table-cell table:style-name="ce208" office:value-type="string" calcext:value-type="string">
            <text:p>list</text:p>
          </table:table-cell>
          <table:table-cell office:value-type="float" office:value="20" calcext:value-type="float">
            <text:p>20</text:p>
          </table:table-cell>
          <table:table-cell table:formula="of:=&quot;VARCHAR(&quot; &amp; [.H43] &amp; &quot;)&quot;" office:value-type="string" office:string-value="VARCHAR(20)" calcext:value-type="string">
            <text:p>VARCHAR(20)</text:p>
          </table:table-cell>
          <table:table-cell office:value-type="string" calcext:value-type="string">
            <text:p>VARCHAR(254)</text:p>
          </table:table-cell>
          <table:table-cell table:formula="of:= &quot;CONSTRAINT &quot;&quot;&quot; &amp; [.C43] &amp; &quot;_PK&quot;&quot; PRIMARY KEY (&quot; &amp; [.$I$1] &amp; &quot;)&quot;" office:value-type="string" office:string-value="CONSTRAINT &quot;L_TRANCHEE_POSE_TYPE_PK&quot; PRIMARY KEY (CODE)" calcext:value-type="string">
            <text:p>CONSTRAINT "L_TRANCHEE_POSE_TYPE_PK" PRIMARY KEY (CODE)</text:p>
          </table:table-cell>
          <table:table-cell/>
          <table:table-cell table:style-name="ce185" table:formula="of:=&quot;DROP TABLE IF EXISTS &quot; &amp; [.C43] &amp; &quot;;&quot;" office:value-type="string" office:string-value="DROP TABLE IF EXISTS L_TRANCHEE_POSE_TYPE;" calcext:value-type="string">
            <text:p>DROP TABLE IF EXISTS L_TRANCHEE_POSE_TYPE;</text:p>
          </table:table-cell>
          <table:table-cell table:style-name="ce185" table:formula="of:= &quot;CREATE TABLE &quot; &amp; [.C43] &amp; &quot;(&quot; &amp; [.$I$1] &amp; &quot; &quot; &amp; [.I43] &amp; &quot;, &quot; &amp; [.$J$1] &amp; &quot; &quot; &amp; [.J43] &amp; &quot;, &quot; &amp; [.K43] &amp; &quot;);&quot;" office:value-type="string" office:string-value="CREATE TABLE L_TRANCHEE_POSE_TYPE(CODE VARCHAR(20), DESC VARCHAR(254), CONSTRAINT &quot;L_TRANCHEE_POSE_TYPE_PK&quot; PRIMARY KEY (CODE));" calcext:value-type="string">
            <text:p>CREATE TABLE L_TRANCHEE_POSE_TYPE(CODE VARCHAR(20), DESC VARCHAR(254), CONSTRAINT "L_TRANCHEE_POSE_TYPE_PK" PRIMARY KEY (CODE));</text:p>
          </table:table-cell>
          <table:table-cell/>
          <table:table-cell table:style-name="ce208" office:value-type="string" calcext:value-type="string">
            <text:p>TranchePoseType</text:p>
          </table:table-cell>
          <table:table-cell table:number-columns-repeated="1008"/>
        </table:table-row>
        <table:table-row table:style-name="ro3">
          <table:table-cell table:number-columns-repeated="2"/>
          <table:table-cell table:style-name="ce39" office:value-type="string" calcext:value-type="string">
            <text:p>L_TRANCHEE_TYPE</text:p>
          </table:table-cell>
          <table:table-cell table:number-columns-repeated="3"/>
          <table:table-cell office:value-type="string" calcext:value-type="string">
            <text:p>list (complexe)</text:p>
          </table:table-cell>
          <table:table-cell office:value-type="float" office:value="5" calcext:value-type="float">
            <text:p>5</text:p>
          </table:table-cell>
          <table:table-cell table:formula="of:=&quot;VARCHAR(&quot; &amp; [.H44] &amp; &quot;)&quot;" office:value-type="string" office:string-value="VARCHAR(5)" calcext:value-type="string">
            <text:p>VARCHAR(5)</text:p>
          </table:table-cell>
          <table:table-cell office:value-type="string" calcext:value-type="string">
            <text:p>VARCHAR(254)</text:p>
          </table:table-cell>
          <table:table-cell table:formula="of:= &quot;CONSTRAINT &quot;&quot;&quot; &amp; [.C44] &amp; &quot;_PK&quot;&quot; PRIMARY KEY (&quot; &amp; [.$I$1] &amp; &quot;)&quot;" office:value-type="string" office:string-value="CONSTRAINT &quot;L_TRANCHEE_TYPE_PK&quot; PRIMARY KEY (CODE)" calcext:value-type="string">
            <text:p>CONSTRAINT "L_TRANCHEE_TYPE_PK" PRIMARY KEY (CODE)</text:p>
          </table:table-cell>
          <table:table-cell/>
          <table:table-cell table:style-name="ce185" table:formula="of:=&quot;DROP TABLE IF EXISTS &quot; &amp; [.C44] &amp; &quot;;&quot;" office:value-type="string" office:string-value="DROP TABLE IF EXISTS L_TRANCHEE_TYPE;" calcext:value-type="string">
            <text:p>DROP TABLE IF EXISTS L_TRANCHEE_TYPE;</text:p>
          </table:table-cell>
          <table:table-cell table:style-name="ce185" table:formula="of:= &quot;CREATE TABLE &quot; &amp; [.C44] &amp; &quot;(&quot; &amp; [.$I$1] &amp; &quot; &quot; &amp; [.I44] &amp; &quot;, &quot; &amp; [.$J$1] &amp; &quot; &quot; &amp; [.J44] &amp; &quot;, &quot; &amp; [.K44] &amp; &quot;);&quot;" office:value-type="string" office:string-value="CREATE TABLE L_TRANCHEE_TYPE(CODE VARCHAR(5), DESC VARCHAR(254), CONSTRAINT &quot;L_TRANCHEE_TYPE_PK&quot; PRIMARY KEY (CODE));" calcext:value-type="string">
            <text:p>CREATE TABLE L_TRANCHEE_TYPE(CODE VARCHAR(5), DESC VARCHAR(254), CONSTRAINT "L_TRANCHEE_TYPE_PK" PRIMARY KEY (CODE));</text:p>
          </table:table-cell>
          <table:table-cell table:number-columns-repeated="4"/>
          <table:table-cell office:value-type="string" calcext:value-type="string">
            <text:p>CTRL_TRANCHEE_TYPE</text:p>
          </table:table-cell>
          <table:table-cell table:number-columns-repeated="1005"/>
        </table:table-row>
        <table:table-row table:style-name="ro3">
          <table:table-cell table:number-columns-repeated="2"/>
          <table:table-cell office:value-type="string" calcext:value-type="string">
            <text:p>L_TUBE</text:p>
          </table:table-cell>
          <table:table-cell table:number-columns-repeated="4"/>
          <table:table-cell office:value-type="float" office:value="5" calcext:value-type="float">
            <text:p>5</text:p>
          </table:table-cell>
          <table:table-cell table:formula="of:=&quot;VARCHAR(&quot; &amp; [.H45] &amp; &quot;)&quot;" office:value-type="string" office:string-value="VARCHAR(5)" calcext:value-type="string">
            <text:p>VARCHAR(5)</text:p>
          </table:table-cell>
          <table:table-cell office:value-type="string" calcext:value-type="string">
            <text:p>VARCHAR(254)</text:p>
          </table:table-cell>
          <table:table-cell table:formula="of:= &quot;CONSTRAINT &quot;&quot;&quot; &amp; [.C45] &amp; &quot;_PK&quot;&quot; PRIMARY KEY (&quot; &amp; [.$I$1] &amp; &quot;)&quot;" office:value-type="string" office:string-value="CONSTRAINT &quot;L_TUBE_PK&quot; PRIMARY KEY (CODE)" calcext:value-type="string">
            <text:p>CONSTRAINT "L_TUBE_PK" PRIMARY KEY (CODE)</text:p>
          </table:table-cell>
          <table:table-cell/>
          <table:table-cell table:style-name="ce185" table:formula="of:=&quot;DROP TABLE IF EXISTS &quot; &amp; [.C45] &amp; &quot;;&quot;" office:value-type="string" office:string-value="DROP TABLE IF EXISTS L_TUBE;" calcext:value-type="string">
            <text:p>DROP TABLE IF EXISTS L_TUBE;</text:p>
          </table:table-cell>
          <table:table-cell table:style-name="ce185" table:formula="of:= &quot;CREATE TABLE &quot; &amp; [.C45] &amp; &quot;(&quot; &amp; [.$I$1] &amp; &quot; &quot; &amp; [.I45] &amp; &quot;, &quot; &amp; [.$J$1] &amp; &quot; &quot; &amp; [.J45] &amp; &quot;, &quot; &amp; [.K45] &amp; &quot;);&quot;" office:value-type="string" office:string-value="CREATE TABLE L_TUBE(CODE VARCHAR(5), DESC VARCHAR(254), CONSTRAINT &quot;L_TUBE_PK&quot; PRIMARY KEY (CODE));" calcext:value-type="string">
            <text:p>CREATE TABLE L_TUBE(CODE VARCHAR(5), DESC VARCHAR(254), CONSTRAINT "L_TUBE_PK" PRIMARY KEY (CODE));</text:p>
          </table:table-cell>
          <table:table-cell table:number-columns-repeated="4"/>
          <table:table-cell office:value-type="string" calcext:value-type="string">
            <text:p>CTRL_TUBE</text:p>
          </table:table-cell>
          <table:table-cell table:number-columns-repeated="1005"/>
        </table:table-row>
        <table:table-row table:style-name="ro3">
          <table:table-cell table:number-columns-repeated="2"/>
          <table:table-cell office:value-type="string" calcext:value-type="string">
            <text:p>L_TYPE_BATI</text:p>
          </table:table-cell>
          <table:table-cell table:number-columns-repeated="4"/>
          <table:table-cell office:value-type="float" office:value="1" calcext:value-type="float">
            <text:p>1</text:p>
          </table:table-cell>
          <table:table-cell table:formula="of:=&quot;VARCHAR(&quot; &amp; [.H46] &amp; &quot;)&quot;" office:value-type="string" office:string-value="VARCHAR(1)" calcext:value-type="string">
            <text:p>VARCHAR(1)</text:p>
          </table:table-cell>
          <table:table-cell office:value-type="string" calcext:value-type="string">
            <text:p>VARCHAR(254)</text:p>
          </table:table-cell>
          <table:table-cell table:formula="of:= &quot;CONSTRAINT &quot;&quot;&quot; &amp; [.C46] &amp; &quot;_PK&quot;&quot; PRIMARY KEY (&quot; &amp; [.$I$1] &amp; &quot;)&quot;" office:value-type="string" office:string-value="CONSTRAINT &quot;L_TYPE_BATI_PK&quot; PRIMARY KEY (CODE)" calcext:value-type="string">
            <text:p>CONSTRAINT "L_TYPE_BATI_PK" PRIMARY KEY (CODE)</text:p>
          </table:table-cell>
          <table:table-cell/>
          <table:table-cell table:style-name="ce185" table:formula="of:=&quot;DROP TABLE IF EXISTS &quot; &amp; [.C46] &amp; &quot;;&quot;" office:value-type="string" office:string-value="DROP TABLE IF EXISTS L_TYPE_BATI;" calcext:value-type="string">
            <text:p>DROP TABLE IF EXISTS L_TYPE_BATI;</text:p>
          </table:table-cell>
          <table:table-cell table:style-name="ce185" table:formula="of:= &quot;CREATE TABLE &quot; &amp; [.C46] &amp; &quot;(&quot; &amp; [.$I$1] &amp; &quot; &quot; &amp; [.I46] &amp; &quot;, &quot; &amp; [.$J$1] &amp; &quot; &quot; &amp; [.J46] &amp; &quot;, &quot; &amp; [.K46] &amp; &quot;);&quot;" office:value-type="string" office:string-value="CREATE TABLE L_TYPE_BATI(CODE VARCHAR(1), DESC VARCHAR(254), CONSTRAINT &quot;L_TYPE_BATI_PK&quot; PRIMARY KEY (CODE));" calcext:value-type="string">
            <text:p>CREATE TABLE L_TYPE_BATI(CODE VARCHAR(1), DESC VARCHAR(254), CONSTRAINT "L_TYPE_BATI_PK" PRIMARY KEY (CODE));</text:p>
          </table:table-cell>
          <table:table-cell table:number-columns-repeated="4"/>
          <table:table-cell office:value-type="string" calcext:value-type="string">
            <text:p>CTRL_TYPE_BATI</text:p>
          </table:table-cell>
          <table:table-cell table:number-columns-repeated="1005"/>
        </table:table-row>
        <table:table-row table:style-name="ro3">
          <table:table-cell table:number-columns-repeated="2"/>
          <table:table-cell table:style-name="ce211" office:value-type="string" calcext:value-type="string">
            <text:p>L_ZD_TYPE</text:p>
          </table:table-cell>
          <table:table-cell table:number-columns-repeated="3"/>
          <table:table-cell table:style-name="ce208" office:value-type="string" calcext:value-type="string">
            <text:p>list</text:p>
          </table:table-cell>
          <table:table-cell office:value-type="float" office:value="10" calcext:value-type="float">
            <text:p>10</text:p>
          </table:table-cell>
          <table:table-cell table:formula="of:=&quot;VARCHAR(&quot; &amp; [.H47] &amp; &quot;)&quot;" office:value-type="string" office:string-value="VARCHAR(10)" calcext:value-type="string">
            <text:p>VARCHAR(10)</text:p>
          </table:table-cell>
          <table:table-cell office:value-type="string" calcext:value-type="string">
            <text:p>VARCHAR(254)</text:p>
          </table:table-cell>
          <table:table-cell table:formula="of:= &quot;CONSTRAINT &quot;&quot;&quot; &amp; [.C47] &amp; &quot;_PK&quot;&quot; PRIMARY KEY (&quot; &amp; [.$I$1] &amp; &quot;)&quot;" office:value-type="string" office:string-value="CONSTRAINT &quot;L_ZD_TYPE_PK&quot; PRIMARY KEY (CODE)" calcext:value-type="string">
            <text:p>CONSTRAINT "L_ZD_TYPE_PK" PRIMARY KEY (CODE)</text:p>
          </table:table-cell>
          <table:table-cell/>
          <table:table-cell table:style-name="ce185" table:formula="of:=&quot;DROP TABLE IF EXISTS &quot; &amp; [.C47] &amp; &quot;;&quot;" office:value-type="string" office:string-value="DROP TABLE IF EXISTS L_ZD_TYPE;" calcext:value-type="string">
            <text:p>DROP TABLE IF EXISTS L_ZD_TYPE;</text:p>
          </table:table-cell>
          <table:table-cell table:style-name="ce185" table:formula="of:= &quot;CREATE TABLE &quot; &amp; [.C47] &amp; &quot;(&quot; &amp; [.$I$1] &amp; &quot; &quot; &amp; [.I47] &amp; &quot;, &quot; &amp; [.$J$1] &amp; &quot; &quot; &amp; [.J47] &amp; &quot;, &quot; &amp; [.K47] &amp; &quot;);&quot;" office:value-type="string" office:string-value="CREATE TABLE L_ZD_TYPE(CODE VARCHAR(10), DESC VARCHAR(254), CONSTRAINT &quot;L_ZD_TYPE_PK&quot; PRIMARY KEY (CODE));" calcext:value-type="string">
            <text:p>CREATE TABLE L_ZD_TYPE(CODE VARCHAR(10), DESC VARCHAR(254), CONSTRAINT "L_ZD_TYPE_PK" PRIMARY KEY (CODE));</text:p>
          </table:table-cell>
          <table:table-cell/>
          <table:table-cell table:style-name="ce208"/>
          <table:table-cell table:number-columns-repeated="1008"/>
        </table:table-row>
        <table:table-row table:style-name="ro8" table:number-rows-repeated="2">
          <table:table-cell table:style-name="ce38" table:number-columns-repeated="11"/>
          <table:table-cell/>
          <table:table-cell table:style-name="ce38" table:number-columns-repeated="1008"/>
          <table:table-cell table:number-columns-repeated="4"/>
        </table:table-row>
        <table:table-row table:style-name="ro3">
          <table:table-cell/>
          <table:table-cell office:value-type="string" calcext:value-type="string">
            <text:p>Risque d'empiéter sur la gestion de projet. </text:p>
          </table:table-cell>
          <table:table-cell office:value-type="string" calcext:value-type="string">
            <text:p>L_AVANCEMENT</text:p>
          </table:table-cell>
          <table:table-cell table:number-columns-repeated="3"/>
          <table:table-cell office:value-type="string" calcext:value-type="string">
            <text:p>list</text:p>
          </table:table-cell>
          <table:table-cell table:number-columns-repeated="1017"/>
        </table:table-row>
        <table:table-row table:style-name="ro7">
          <table:table-cell/>
          <table:table-cell office:value-type="string" calcext:value-type="string">
            <text:p>Attention, detection devenu TR_FILDETEC booléen</text:p>
          </table:table-cell>
          <table:table-cell office:value-type="string" calcext:value-type="string">
            <text:p>L_DETECTION</text:p>
          </table:table-cell>
          <table:table-cell table:number-columns-repeated="3"/>
          <table:table-cell office:value-type="string" calcext:value-type="string">
            <text:p>list</text:p>
          </table:table-cell>
          <table:table-cell table:number-columns-repeated="1017"/>
        </table:table-row>
        <table:table-row table:style-name="ro16">
          <table:table-cell/>
          <table:table-cell office:value-type="string" calcext:value-type="string">
            <text:p>Type de propriété : location, IRU, cession, déploiement</text:p>
          </table:table-cell>
          <table:table-cell office:value-type="string" calcext:value-type="string">
            <text:p>L_PROPRIETE_TYPE</text:p>
          </table:table-cell>
          <table:table-cell/>
          <table:table-cell table:style-name="ce182" office:value-type="string" calcext:value-type="string">
            <text:p>ORIGINE : IRU, location, cession, rachat, déploiement, prêt </text:p>
          </table:table-cell>
          <table:table-cell/>
          <table:table-cell office:value-type="string" calcext:value-type="string">
            <text:p>enum</text:p>
          </table:table-cell>
          <table:table-cell table:number-columns-repeated="1017"/>
        </table:table-row>
        <table:table-row table:style-name="ro8">
          <table:table-cell table:number-columns-repeated="4"/>
          <table:table-cell table:style-name="ce182"/>
          <table:table-cell table:number-columns-repeated="1019"/>
        </table:table-row>
        <table:table-row table:style-name="ro8" table:number-rows-repeated="1048517">
          <table:table-cell table:number-columns-repeated="1024"/>
        </table:table-row>
        <table:table-row table:style-name="ro9" table:number-rows-repeated="5">
          <table:table-cell table:number-columns-repeated="1024"/>
        </table:table-row>
        <table:table-row table:style-name="ro9">
          <table:table-cell table:number-columns-repeated="1024"/>
        </table:table-row>
      </table:table>
      <table:table table:name="Listes_abd" table:style-name="ta1">
        <office:forms form:automatic-focus="false" form:apply-design-mode="false"/>
        <table:table-column table:style-name="co31" table:default-cell-style-name="ce5"/>
        <table:table-column table:style-name="co64" table:default-cell-style-name="ce5"/>
        <table:table-column table:style-name="co9" table:default-cell-style-name="ce5"/>
        <table:table-column table:style-name="co65" table:default-cell-style-name="ce5"/>
        <table:table-column table:style-name="co9" table:number-columns-repeated="3" table:default-cell-style-name="ce5"/>
        <table:table-column table:style-name="co66" table:default-cell-style-name="ce5"/>
        <table:table-column table:style-name="co9" table:number-columns-repeated="6" table:default-cell-style-name="ce5"/>
        <table:table-column table:style-name="co67" table:default-cell-style-name="ce5"/>
        <table:table-column table:style-name="co9" table:number-columns-repeated="1009" table:default-cell-style-name="ce5"/>
        <table:table-row table:style-name="ro5">
          <table:table-cell office:value-type="string" calcext:value-type="string">
            <text:p>NOTES COMMUNAUTE</text:p>
          </table:table-cell>
          <table:table-cell table:style-name="ce1" office:value-type="string" calcext:value-type="string">
            <text:p>NOTES Groupement</text:p>
          </table:table-cell>
          <table:table-cell table:style-name="ce1" office:value-type="string" calcext:value-type="string">
            <text:p>Tables concernées</text:p>
          </table:table-cell>
          <table:table-cell table:style-name="ce109" office:value-type="string" calcext:value-type="string">
            <text:p>TABLE</text:p>
          </table:table-cell>
          <table:table-cell table:style-name="ce109" office:value-type="string" calcext:value-type="string">
            <text:p>ID (TYPE)</text:p>
          </table:table-cell>
          <table:table-cell table:style-name="ce109" office:value-type="string" calcext:value-type="string">
            <text:p>CODE</text:p>
          </table:table-cell>
          <table:table-cell table:style-name="ce109" office:value-type="string" calcext:value-type="string">
            <text:p>DESC (VALEUR)</text:p>
          </table:table-cell>
          <table:table-cell table:style-name="ce109" office:value-type="string" calcext:value-type="string">
            <text:p>Définition</text:p>
          </table:table-cell>
          <table:table-cell/>
          <table:table-cell table:style-name="ce217" office:value-type="string" calcext:value-type="string">
            <text:p>Source</text:p>
          </table:table-cell>
          <table:table-cell office:value-type="string" calcext:value-type="string">
            <text:p>MAJUSCULES</text:p>
          </table:table-cell>
          <table:table-cell table:style-name="ce28" office:value-type="string" calcext:value-type="string">
            <text:p>SQL</text:p>
          </table:table-cell>
          <table:table-cell table:number-columns-repeated="2"/>
          <table:table-cell table:style-name="ce125" office:value-type="string" calcext:value-type="string">
            <text:p>Geostandard 1 partie B</text:p>
          </table:table-cell>
          <table:table-cell table:style-name="ce125" office:value-type="string" calcext:value-type="string">
            <text:p>GracePostGIS_CLE</text:p>
          </table:table-cell>
          <table:table-cell table:style-name="ce125" office:value-type="string" calcext:value-type="string">
            <text:p>GraceLivrable</text:p>
          </table:table-cell>
          <table:table-cell table:style-name="ce125" office:value-type="string" calcext:value-type="string">
            <text:p>Syane_TBL</text:p>
          </table:table-cell>
          <table:table-cell table:style-name="ce125" office:value-type="string" calcext:value-type="string">
            <text:p>Syane_CLE</text:p>
          </table:table-cell>
          <table:table-cell table:number-columns-repeated="1005"/>
        </table:table-row>
        <table:table-row table:style-name="ro5">
          <table:table-cell table:style-name="ce41"/>
          <table:table-cell table:style-name="ce41" office:value-type="string" calcext:value-type="string">
            <text:p>Remplacer par CTRL_SITE_TYPE_STRUCTUREL ?</text:p>
          </table:table-cell>
          <table:table-cell table:style-name="ce41"/>
          <table:table-cell table:style-name="ce214" office:value-type="string" calcext:value-type="string">
            <text:p>HebergementLocalTechniqueType</text:p>
          </table:table-cell>
          <table:table-cell table:style-name="ce214" office:value-type="float" office:value="68" calcext:value-type="float">
            <text:p>68</text:p>
          </table:table-cell>
          <table:table-cell table:style-name="ce215"/>
          <table:table-cell table:style-name="ce214" office:value-type="string" calcext:value-type="string">
            <text:p>Armoire</text:p>
          </table:table-cell>
          <table:table-cell table:style-name="ce214" office:value-type="string" calcext:value-type="string">
            <text:p>local non visitable, donc adapté aux interventions peu fréquentes et de courte durée, utilisation pour l'hébergement d'équipements de petite taille ou peu nombreux</text:p>
          </table:table-cell>
          <table:table-cell table:style-name="ce216" office:value-type="string" calcext:value-type="string">
            <text:p>list</text:p>
          </table:table-cell>
          <table:table-cell table:style-name="ce216" office:value-type="string" calcext:value-type="string">
            <text:p>Covadis</text:p>
          </table:table-cell>
          <table:table-cell table:style-name="ce41" table:formula="of:=UPPER([Listes_abd.G2])" office:value-type="string" office:string-value="ARMOIRE" calcext:value-type="string">
            <text:p>ARMOIRE</text:p>
          </table:table-cell>
          <table:table-cell table:style-name="ce41" table:number-columns-repeated="3"/>
          <table:table-cell table:style-name="ce214" office:value-type="string" calcext:value-type="string">
            <text:p>HebergementLocalTechniqueType</text:p>
          </table:table-cell>
          <table:table-cell table:style-name="ce214" office:value-type="float" office:value="68" calcext:value-type="float">
            <text:p>68</text:p>
          </table:table-cell>
          <table:table-cell table:style-name="ce41" table:number-columns-repeated="1008"/>
        </table:table-row>
        <table:table-row table:style-name="ro5">
          <table:table-cell table:style-name="ce41"/>
          <table:table-cell table:style-name="ce41" office:value-type="string" calcext:value-type="string">
            <text:p>Remplacer par CTRL_SITE_TYPE_STRUCTUREL ?</text:p>
          </table:table-cell>
          <table:table-cell table:style-name="ce41"/>
          <table:table-cell table:style-name="ce214" office:value-type="string" calcext:value-type="string">
            <text:p>HebergementLocalTechniqueType</text:p>
          </table:table-cell>
          <table:table-cell table:style-name="ce214" office:value-type="float" office:value="69" calcext:value-type="float">
            <text:p>69</text:p>
          </table:table-cell>
          <table:table-cell table:style-name="ce215"/>
          <table:table-cell table:style-name="ce214" office:value-type="string" calcext:value-type="string">
            <text:p>Shelter</text:p>
          </table:table-cell>
          <table:table-cell table:style-name="ce214" office:value-type="string" calcext:value-type="string">
            <text:p>petit local technique de quelques m², permettant des interventions fréquentes et longues avec un bon niveau de confort d'intervention</text:p>
          </table:table-cell>
          <table:table-cell table:style-name="ce216" office:value-type="string" calcext:value-type="string">
            <text:p>list</text:p>
          </table:table-cell>
          <table:table-cell table:style-name="ce216" office:value-type="string" calcext:value-type="string">
            <text:p>Covadis</text:p>
          </table:table-cell>
          <table:table-cell table:style-name="ce41" table:formula="of:=UPPER([Listes_abd.G3])" office:value-type="string" office:string-value="SHELTER" calcext:value-type="string">
            <text:p>SHELTER</text:p>
          </table:table-cell>
          <table:table-cell table:style-name="ce41" table:number-columns-repeated="3"/>
          <table:table-cell table:style-name="ce214" office:value-type="string" calcext:value-type="string">
            <text:p>HebergementLocalTechniqueType</text:p>
          </table:table-cell>
          <table:table-cell table:style-name="ce214" office:value-type="float" office:value="69" calcext:value-type="float">
            <text:p>69</text:p>
          </table:table-cell>
          <table:table-cell table:style-name="ce41" table:number-columns-repeated="1008"/>
        </table:table-row>
        <table:table-row table:style-name="ro5">
          <table:table-cell table:style-name="ce41"/>
          <table:table-cell table:style-name="ce41" office:value-type="string" calcext:value-type="string">
            <text:p>Remplacer par CTRL_SITE_TYPE_STRUCTUREL ?</text:p>
          </table:table-cell>
          <table:table-cell table:style-name="ce41"/>
          <table:table-cell table:style-name="ce214" office:value-type="string" calcext:value-type="string">
            <text:p>HebergementLocalTechniqueType</text:p>
          </table:table-cell>
          <table:table-cell table:style-name="ce214" office:value-type="float" office:value="70" calcext:value-type="float">
            <text:p>70</text:p>
          </table:table-cell>
          <table:table-cell table:style-name="ce215"/>
          <table:table-cell table:style-name="ce214" office:value-type="string" calcext:value-type="string">
            <text:p>Bâtiment</text:p>
          </table:table-cell>
          <table:table-cell table:style-name="ce214"/>
          <table:table-cell table:style-name="ce216" office:value-type="string" calcext:value-type="string">
            <text:p>list</text:p>
          </table:table-cell>
          <table:table-cell table:style-name="ce216" office:value-type="string" calcext:value-type="string">
            <text:p>Covadis</text:p>
          </table:table-cell>
          <table:table-cell table:style-name="ce41" table:formula="of:=UPPER([Listes_abd.G4])" office:value-type="string" office:string-value="BÂTIMENT" calcext:value-type="string">
            <text:p>BÂTIMENT</text:p>
          </table:table-cell>
          <table:table-cell table:style-name="ce41" table:number-columns-repeated="3"/>
          <table:table-cell table:style-name="ce214" office:value-type="string" calcext:value-type="string">
            <text:p>HebergementLocalTechniqueType</text:p>
          </table:table-cell>
          <table:table-cell table:style-name="ce214" office:value-type="float" office:value="70" calcext:value-type="float">
            <text:p>70</text:p>
          </table:table-cell>
          <table:table-cell table:style-name="ce41" table:number-columns-repeated="1008"/>
        </table:table-row>
        <table:table-row table:style-name="ro8" table:number-rows-repeated="1048571">
          <table:table-cell table:number-columns-repeated="1024"/>
        </table:table-row>
        <table:table-row table:style-name="ro8">
          <table:table-cell table:number-columns-repeated="1024"/>
        </table:table-row>
      </table:table>
      <table:table table:name="Val_ANT" table:style-name="ta1">
        <office:forms form:automatic-focus="false" form:apply-design-mode="false"/>
        <table:table-column table:style-name="co68" table:default-cell-style-name="ce5"/>
        <table:table-column table:style-name="co69" table:default-cell-style-name="ce5"/>
        <table:table-column table:style-name="co70" table:default-cell-style-name="ce5"/>
        <table:table-column table:style-name="co71" table:default-cell-style-name="ce5"/>
        <table:table-column table:style-name="co9" table:default-cell-style-name="ce5"/>
        <table:table-column table:style-name="co72" table:number-columns-repeated="2" table:default-cell-style-name="ce5"/>
        <table:table-column table:style-name="co73" table:default-cell-style-name="ce5"/>
        <table:table-column table:style-name="co9" table:default-cell-style-name="ce5"/>
        <table:table-column table:style-name="co33" table:default-cell-style-name="ce5"/>
        <table:table-column table:style-name="co74" table:default-cell-style-name="ce5"/>
        <table:table-column table:style-name="co75" table:default-cell-style-name="ce5"/>
        <table:table-column table:style-name="co76" table:default-cell-style-name="ce5"/>
        <table:table-column table:style-name="co9" table:number-columns-repeated="2" table:default-cell-style-name="ce5"/>
        <table:table-column table:style-name="co77" table:default-cell-style-name="ce5"/>
        <table:table-column table:style-name="co78" table:default-cell-style-name="ce5"/>
        <table:table-column table:style-name="co79" table:default-cell-style-name="ce5"/>
        <table:table-column table:style-name="co80" table:default-cell-style-name="ce5"/>
        <table:table-column table:style-name="co81" table:default-cell-style-name="ce5"/>
        <table:table-column table:style-name="co82" table:default-cell-style-name="ce5"/>
        <table:table-column table:style-name="co25" table:default-cell-style-name="ce5"/>
        <table:table-column table:style-name="co9" table:number-columns-repeated="1001" table:default-cell-style-name="ce5"/>
        <table:table-row table:style-name="ro1">
          <table:table-cell office:value-type="string" calcext:value-type="string">
            <text:p>NOTES COMMUNAUTE</text:p>
          </table:table-cell>
          <table:table-cell table:style-name="ce1" office:value-type="string" calcext:value-type="string">
            <text:p>NOTES Groupement</text:p>
          </table:table-cell>
          <table:table-cell table:style-name="ce1" office:value-type="string" calcext:value-type="string">
            <text:p>Tables concernées</text:p>
          </table:table-cell>
          <table:table-cell table:style-name="ce109" office:value-type="string" calcext:value-type="string">
            <text:p>TABLE</text:p>
          </table:table-cell>
          <table:table-cell table:style-name="ce109" office:value-type="string" calcext:value-type="string">
            <text:p>ID (TYPE)</text:p>
          </table:table-cell>
          <table:table-cell table:style-name="ce109" office:value-type="string" calcext:value-type="string">
            <text:p>CODE</text:p>
          </table:table-cell>
          <table:table-cell table:style-name="ce109" office:value-type="string" calcext:value-type="string">
            <text:p>DESC (VALEUR)</text:p>
          </table:table-cell>
          <table:table-cell table:style-name="ce109" office:value-type="string" calcext:value-type="string">
            <text:p>Définition</text:p>
          </table:table-cell>
          <table:table-cell/>
          <table:table-cell table:style-name="ce217" office:value-type="string" calcext:value-type="string">
            <text:p>Source</text:p>
          </table:table-cell>
          <table:table-cell office:value-type="string" calcext:value-type="string">
            <text:p>MAJUSCULES</text:p>
          </table:table-cell>
          <table:table-cell office:value-type="string" calcext:value-type="string">
            <text:p>NBCAR</text:p>
          </table:table-cell>
          <table:table-cell table:style-name="ce28" office:value-type="string" calcext:value-type="string">
            <text:p>SQL</text:p>
          </table:table-cell>
          <table:table-cell table:number-columns-repeated="2"/>
          <table:table-cell table:style-name="ce125" office:value-type="string" calcext:value-type="string">
            <text:p>Geostandard 1 partie B</text:p>
          </table:table-cell>
          <table:table-cell table:style-name="ce125" office:value-type="string" calcext:value-type="string">
            <text:p>GracePostGIS_CLE</text:p>
          </table:table-cell>
          <table:table-cell table:style-name="ce125" office:value-type="string" calcext:value-type="string">
            <text:p>GraceLivrable</text:p>
          </table:table-cell>
          <table:table-cell table:style-name="ce125" office:value-type="string" calcext:value-type="string">
            <text:p>Syane_TBL</text:p>
          </table:table-cell>
          <table:table-cell table:style-name="ce125" office:value-type="string" calcext:value-type="string">
            <text:p>Syane_CLE</text:p>
          </table:table-cell>
          <table:table-cell table:style-name="ce125" office:value-type="string" calcext:value-type="string">
            <text:p>Oise_TBL</text:p>
          </table:table-cell>
          <table:table-cell table:style-name="ce125" office:value-type="string" calcext:value-type="string">
            <text:p>Oise_CLE</text:p>
          </table:table-cell>
          <table:table-cell table:number-columns-repeated="1001"/>
        </table:table-row>
        <table:table-row table:style-name="ro7">
          <table:table-cell/>
          <table:table-cell table:style-name="ce40" office:value-type="string" calcext:value-type="string">
            <text:p>Remplacer par un booléen verrouillé : O/N ?</text:p>
          </table:table-cell>
          <table:table-cell office:value-type="string" calcext:value-type="string">
            <text:p>NOEUD</text:p>
          </table:table-cell>
          <table:table-cell table:style-name="ce218" office:value-type="string" calcext:value-type="string">
            <text:p>L_ACCESSIBILITE_TYPE</text:p>
          </table:table-cell>
          <table:table-cell table:style-name="ce218" office:value-type="float" office:value="10" calcext:value-type="float">
            <text:p>10</text:p>
          </table:table-cell>
          <table:table-cell table:style-name="ce227" office:value-type="string" calcext:value-type="string">
            <text:p>Restreint</text:p>
          </table:table-cell>
          <table:table-cell table:style-name="ce218" office:value-type="string" calcext:value-type="string">
            <text:p>Verrouillee</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2])" office:value-type="string" office:string-value="VERROUILLEE" calcext:value-type="string">
            <text:p>VERROUILLEE</text:p>
          </table:table-cell>
          <table:table-cell table:formula="of:=LEN([.F2])" office:value-type="float" office:value="9" calcext:value-type="float">
            <text:p>9</text:p>
          </table:table-cell>
          <table:table-cell table:style-name="ce29" table:formula="of:=&quot;INSERT INTO &quot; &amp; [.D2] &amp; &quot; VALUES ('&quot; &amp; [.F2] &amp; &quot;', '&quot; &amp;[.G2]&amp;&quot;');&quot;" office:value-type="string" office:string-value="INSERT INTO L_ACCESSIBILITE_TYPE VALUES ('Restreint', 'Verrouillee');" calcext:value-type="string">
            <text:p>INSERT INTO L_ACCESSIBILITE_TYPE VALUES ('Restreint', 'Verrouillee');</text:p>
          </table:table-cell>
          <table:table-cell table:number-columns-repeated="2"/>
          <table:table-cell table:style-name="ce218" office:value-type="string" calcext:value-type="string">
            <text:p>AccessibiliteType</text:p>
          </table:table-cell>
          <table:table-cell table:style-name="ce218" office:value-type="float" office:value="10" calcext:value-type="float">
            <text:p>10</text:p>
          </table:table-cell>
          <table:table-cell table:number-columns-repeated="1006"/>
        </table:table-row>
        <table:table-row table:style-name="ro3">
          <table:table-cell/>
          <table:table-cell table:style-name="ce40" office:value-type="string" calcext:value-type="string">
            <text:p>Remplacer par un booléen verrouillé : O/N ?</text:p>
          </table:table-cell>
          <table:table-cell office:value-type="string" calcext:value-type="string">
            <text:p>NOEUD</text:p>
          </table:table-cell>
          <table:table-cell table:style-name="ce218" office:value-type="string" calcext:value-type="string">
            <text:p>L_ACCESSIBILITE_TYPE</text:p>
          </table:table-cell>
          <table:table-cell table:style-name="ce218" office:value-type="float" office:value="11" calcext:value-type="float">
            <text:p>11</text:p>
          </table:table-cell>
          <table:table-cell table:style-name="ce227" office:value-type="string" calcext:value-type="string">
            <text:p>Libre</text:p>
          </table:table-cell>
          <table:table-cell table:style-name="ce218" office:value-type="string" calcext:value-type="string">
            <text:p>Non verrouillée</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3])" office:value-type="string" office:string-value="NON VERROUILLÉE" calcext:value-type="string">
            <text:p>NON VERROUILLÉE</text:p>
          </table:table-cell>
          <table:table-cell table:formula="of:=LEN([.F3])" office:value-type="float" office:value="5" calcext:value-type="float">
            <text:p>5</text:p>
          </table:table-cell>
          <table:table-cell table:style-name="ce29" table:formula="of:=&quot;INSERT INTO &quot; &amp; [.D3] &amp; &quot; VALUES ('&quot; &amp; [.F3] &amp; &quot;', '&quot; &amp;[.G3]&amp;&quot;');&quot;" office:value-type="string" office:string-value="INSERT INTO L_ACCESSIBILITE_TYPE VALUES ('Libre', 'Non verrouillée');" calcext:value-type="string">
            <text:p>INSERT INTO L_ACCESSIBILITE_TYPE VALUES ('Libre', 'Non verrouillée');</text:p>
          </table:table-cell>
          <table:table-cell table:number-columns-repeated="2"/>
          <table:table-cell table:style-name="ce218" office:value-type="string" calcext:value-type="string">
            <text:p>AccessibiliteType</text:p>
          </table:table-cell>
          <table:table-cell table:style-name="ce218" office:value-type="float" office:value="11" calcext:value-type="float">
            <text:p>11</text:p>
          </table:table-cell>
          <table:table-cell table:number-columns-repeated="1006"/>
        </table:table-row>
        <table:table-row table:style-name="ro7">
          <table:table-cell/>
          <table:table-cell table:style-name="ce39" office:value-type="string" calcext:value-type="string">
            <text:p>Remplacer par métadonnées cycle de vie ?</text:p>
          </table:table-cell>
          <table:table-cell/>
          <table:table-cell table:style-name="ce14" office:value-type="string" calcext:value-type="string">
            <text:p>L_ADRESS_ETAT</text:p>
          </table:table-cell>
          <table:table-cell table:style-name="ce3" office:value-type="float" office:value="1" calcext:value-type="float">
            <text:p>1</text:p>
          </table:table-cell>
          <table:table-cell table:style-name="ce44" office:value-type="string" calcext:value-type="string">
            <text:p>EXI</text:p>
          </table:table-cell>
          <table:table-cell table:style-name="ce3" office:value-type="string" calcext:value-type="string">
            <text:p>EXISTANTE</text:p>
          </table:table-cell>
          <table:table-cell table:style-name="ce3"/>
          <table:table-cell/>
          <table:table-cell office:value-type="string" calcext:value-type="string">
            <text:p>Syane</text:p>
          </table:table-cell>
          <table:table-cell/>
          <table:table-cell table:formula="of:=LEN([.F4])" office:value-type="float" office:value="3" calcext:value-type="float">
            <text:p>3</text:p>
          </table:table-cell>
          <table:table-cell table:style-name="ce29" table:formula="of:=&quot;INSERT INTO &quot; &amp; [.D4] &amp; &quot; VALUES ('&quot; &amp; [.F4] &amp; &quot;', '&quot; &amp;[.G4]&amp;&quot;');&quot;" office:value-type="string" office:string-value="INSERT INTO L_ADRESS_ETAT VALUES ('EXI', 'EXISTANTE');" calcext:value-type="string">
            <text:p>INSERT INTO L_ADRESS_ETAT VALUES ('EXI', 'EXISTANTE');</text:p>
          </table:table-cell>
          <table:table-cell table:number-columns-repeated="5"/>
          <table:table-cell table:style-name="ce248" office:value-type="string" calcext:value-type="string">
            <text:p>CTRL_ADRESS_ETAT</text:p>
          </table:table-cell>
          <table:table-cell table:style-name="ce3" office:value-type="float" office:value="1" calcext:value-type="float">
            <text:p>1</text:p>
          </table:table-cell>
          <table:table-cell table:number-columns-repeated="1003"/>
        </table:table-row>
        <table:table-row table:style-name="ro7">
          <table:table-cell/>
          <table:table-cell table:style-name="ce39" office:value-type="string" calcext:value-type="string">
            <text:p>Remplacer par métadonnées cycle de vie ?</text:p>
          </table:table-cell>
          <table:table-cell/>
          <table:table-cell table:style-name="ce14" office:value-type="string" calcext:value-type="string">
            <text:p>L_ADRESS_ETAT</text:p>
          </table:table-cell>
          <table:table-cell table:style-name="ce3" office:value-type="float" office:value="2" calcext:value-type="float">
            <text:p>2</text:p>
          </table:table-cell>
          <table:table-cell table:style-name="ce44" office:value-type="string" calcext:value-type="string">
            <text:p>CRE</text:p>
          </table:table-cell>
          <table:table-cell table:style-name="ce3" office:value-type="string" calcext:value-type="string">
            <text:p>A CREER</text:p>
          </table:table-cell>
          <table:table-cell table:style-name="ce3"/>
          <table:table-cell/>
          <table:table-cell office:value-type="string" calcext:value-type="string">
            <text:p>Syane</text:p>
          </table:table-cell>
          <table:table-cell/>
          <table:table-cell table:formula="of:=LEN([.F5])" office:value-type="float" office:value="3" calcext:value-type="float">
            <text:p>3</text:p>
          </table:table-cell>
          <table:table-cell table:style-name="ce29" table:formula="of:=&quot;INSERT INTO &quot; &amp; [.D5] &amp; &quot; VALUES ('&quot; &amp; [.F5] &amp; &quot;', '&quot; &amp;[.G5]&amp;&quot;');&quot;" office:value-type="string" office:string-value="INSERT INTO L_ADRESS_ETAT VALUES ('CRE', 'A CREER');" calcext:value-type="string">
            <text:p>INSERT INTO L_ADRESS_ETAT VALUES ('CRE', 'A CREER');</text:p>
          </table:table-cell>
          <table:table-cell table:number-columns-repeated="5"/>
          <table:table-cell table:style-name="ce248" office:value-type="string" calcext:value-type="string">
            <text:p>CTRL_ADRESS_ETAT</text:p>
          </table:table-cell>
          <table:table-cell table:style-name="ce3" office:value-type="float" office:value="2" calcext:value-type="float">
            <text:p>2</text:p>
          </table:table-cell>
          <table:table-cell table:number-columns-repeated="1003"/>
        </table:table-row>
        <table:table-row table:style-name="ro7">
          <table:table-cell/>
          <table:table-cell table:style-name="ce39" office:value-type="string" calcext:value-type="string">
            <text:p>Remplacer par métadonnées cycle de vie ?</text:p>
          </table:table-cell>
          <table:table-cell/>
          <table:table-cell table:style-name="ce14" office:value-type="string" calcext:value-type="string">
            <text:p>L_ADRESS_ETAT</text:p>
          </table:table-cell>
          <table:table-cell table:style-name="ce3" office:value-type="float" office:value="3" calcext:value-type="float">
            <text:p>3</text:p>
          </table:table-cell>
          <table:table-cell table:style-name="ce44" office:value-type="string" calcext:value-type="string">
            <text:p>ASU</text:p>
          </table:table-cell>
          <table:table-cell table:style-name="ce3" office:value-type="string" calcext:value-type="string">
            <text:p>A SUPPRIMER</text:p>
          </table:table-cell>
          <table:table-cell table:style-name="ce3"/>
          <table:table-cell/>
          <table:table-cell office:value-type="string" calcext:value-type="string">
            <text:p>Syane</text:p>
          </table:table-cell>
          <table:table-cell/>
          <table:table-cell table:formula="of:=LEN([.F6])" office:value-type="float" office:value="3" calcext:value-type="float">
            <text:p>3</text:p>
          </table:table-cell>
          <table:table-cell table:style-name="ce29" table:formula="of:=&quot;INSERT INTO &quot; &amp; [.D6] &amp; &quot; VALUES ('&quot; &amp; [.F6] &amp; &quot;', '&quot; &amp;[.G6]&amp;&quot;');&quot;" office:value-type="string" office:string-value="INSERT INTO L_ADRESS_ETAT VALUES ('ASU', 'A SUPPRIMER');" calcext:value-type="string">
            <text:p>INSERT INTO L_ADRESS_ETAT VALUES ('ASU', 'A SUPPRIMER');</text:p>
          </table:table-cell>
          <table:table-cell table:number-columns-repeated="5"/>
          <table:table-cell table:style-name="ce248" office:value-type="string" calcext:value-type="string">
            <text:p>CTRL_ADRESS_ETAT</text:p>
          </table:table-cell>
          <table:table-cell table:style-name="ce3" office:value-type="float" office:value="3" calcext:value-type="float">
            <text:p>3</text:p>
          </table:table-cell>
          <table:table-cell table:number-columns-repeated="1003"/>
        </table:table-row>
        <table:table-row table:style-name="ro7">
          <table:table-cell/>
          <table:table-cell table:style-name="ce39" office:value-type="string" calcext:value-type="string">
            <text:p>Remplacer par métadonnées cycle de vie ?</text:p>
          </table:table-cell>
          <table:table-cell/>
          <table:table-cell table:style-name="ce14" office:value-type="string" calcext:value-type="string">
            <text:p>L_ADRESS_ETAT</text:p>
          </table:table-cell>
          <table:table-cell table:style-name="ce3" office:value-type="float" office:value="4" calcext:value-type="float">
            <text:p>4</text:p>
          </table:table-cell>
          <table:table-cell table:style-name="ce44" office:value-type="string" calcext:value-type="string">
            <text:p>SUP</text:p>
          </table:table-cell>
          <table:table-cell table:style-name="ce3" office:value-type="string" calcext:value-type="string">
            <text:p>SUPPRIMEE</text:p>
          </table:table-cell>
          <table:table-cell table:style-name="ce3"/>
          <table:table-cell/>
          <table:table-cell office:value-type="string" calcext:value-type="string">
            <text:p>Syane</text:p>
          </table:table-cell>
          <table:table-cell/>
          <table:table-cell table:formula="of:=LEN([.F7])" office:value-type="float" office:value="3" calcext:value-type="float">
            <text:p>3</text:p>
          </table:table-cell>
          <table:table-cell table:style-name="ce29" table:formula="of:=&quot;INSERT INTO &quot; &amp; [.D7] &amp; &quot; VALUES ('&quot; &amp; [.F7] &amp; &quot;', '&quot; &amp;[.G7]&amp;&quot;');&quot;" office:value-type="string" office:string-value="INSERT INTO L_ADRESS_ETAT VALUES ('SUP', 'SUPPRIMEE');" calcext:value-type="string">
            <text:p>INSERT INTO L_ADRESS_ETAT VALUES ('SUP', 'SUPPRIMEE');</text:p>
          </table:table-cell>
          <table:table-cell table:number-columns-repeated="5"/>
          <table:table-cell table:style-name="ce248" office:value-type="string" calcext:value-type="string">
            <text:p>CTRL_ADRESS_ETAT</text:p>
          </table:table-cell>
          <table:table-cell table:style-name="ce3" office:value-type="float" office:value="4" calcext:value-type="float">
            <text:p>4</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 calcext:value-type="float">
            <text:p>1</text:p>
          </table:table-cell>
          <table:table-cell table:style-name="ce3" office:value-type="string" calcext:value-type="string">
            <text:p>R</text:p>
          </table:table-cell>
          <table:table-cell table:style-name="ce3" office:value-type="string" calcext:value-type="string">
            <text:p>RUE</text:p>
          </table:table-cell>
          <table:table-cell table:style-name="ce3"/>
          <table:table-cell/>
          <table:table-cell office:value-type="string" calcext:value-type="string">
            <text:p>Syane</text:p>
          </table:table-cell>
          <table:table-cell/>
          <table:table-cell table:formula="of:=LEN([.F8])" office:value-type="float" office:value="1" calcext:value-type="float">
            <text:p>1</text:p>
          </table:table-cell>
          <table:table-cell table:style-name="ce29" table:formula="of:=&quot;INSERT INTO &quot; &amp; [.D8] &amp; &quot; VALUES ('&quot; &amp; [.F8] &amp; &quot;', '&quot; &amp;[.G8]&amp;&quot;');&quot;" office:value-type="string" office:string-value="INSERT INTO L_ADRESS_TYPE VALUES ('R', 'RUE');" calcext:value-type="string">
            <text:p>INSERT INTO L_ADRESS_TYPE VALUES ('R', 'RUE');</text:p>
          </table:table-cell>
          <table:table-cell table:number-columns-repeated="5"/>
          <table:table-cell table:style-name="ce3" office:value-type="string" calcext:value-type="string">
            <text:p>CTRL_ADRESS_TYPE</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2" calcext:value-type="float">
            <text:p>2</text:p>
          </table:table-cell>
          <table:table-cell table:style-name="ce3" office:value-type="string" calcext:value-type="string">
            <text:p>AV</text:p>
          </table:table-cell>
          <table:table-cell table:style-name="ce3" office:value-type="string" calcext:value-type="string">
            <text:p>AVENUE</text:p>
          </table:table-cell>
          <table:table-cell table:style-name="ce3"/>
          <table:table-cell/>
          <table:table-cell office:value-type="string" calcext:value-type="string">
            <text:p>Syane</text:p>
          </table:table-cell>
          <table:table-cell/>
          <table:table-cell table:formula="of:=LEN([.F9])" office:value-type="float" office:value="2" calcext:value-type="float">
            <text:p>2</text:p>
          </table:table-cell>
          <table:table-cell table:style-name="ce29" table:formula="of:=&quot;INSERT INTO &quot; &amp; [.D9] &amp; &quot; VALUES ('&quot; &amp; [.F9] &amp; &quot;', '&quot; &amp;[.G9]&amp;&quot;');&quot;" office:value-type="string" office:string-value="INSERT INTO L_ADRESS_TYPE VALUES ('AV', 'AVENUE');" calcext:value-type="string">
            <text:p>INSERT INTO L_ADRESS_TYPE VALUES ('AV', 'AVENUE');</text:p>
          </table:table-cell>
          <table:table-cell table:number-columns-repeated="5"/>
          <table:table-cell table:style-name="ce3" office:value-type="string" calcext:value-type="string">
            <text:p>CTRL_ADRESS_TYPE</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3" calcext:value-type="float">
            <text:p>3</text:p>
          </table:table-cell>
          <table:table-cell table:style-name="ce3" office:value-type="string" calcext:value-type="string">
            <text:p>IMP</text:p>
          </table:table-cell>
          <table:table-cell table:style-name="ce3" office:value-type="string" calcext:value-type="string">
            <text:p>IMPASSE</text:p>
          </table:table-cell>
          <table:table-cell table:style-name="ce3"/>
          <table:table-cell/>
          <table:table-cell office:value-type="string" calcext:value-type="string">
            <text:p>Syane</text:p>
          </table:table-cell>
          <table:table-cell/>
          <table:table-cell table:formula="of:=LEN([.F10])" office:value-type="float" office:value="3" calcext:value-type="float">
            <text:p>3</text:p>
          </table:table-cell>
          <table:table-cell table:style-name="ce29" table:formula="of:=&quot;INSERT INTO &quot; &amp; [.D10] &amp; &quot; VALUES ('&quot; &amp; [.F10] &amp; &quot;', '&quot; &amp;[.G10]&amp;&quot;');&quot;" office:value-type="string" office:string-value="INSERT INTO L_ADRESS_TYPE VALUES ('IMP', 'IMPASSE');" calcext:value-type="string">
            <text:p>INSERT INTO L_ADRESS_TYPE VALUES ('IMP', 'IMPASSE');</text:p>
          </table:table-cell>
          <table:table-cell table:number-columns-repeated="5"/>
          <table:table-cell table:style-name="ce3" office:value-type="string" calcext:value-type="string">
            <text:p>CTRL_ADRESS_TYPE</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4" calcext:value-type="float">
            <text:p>4</text:p>
          </table:table-cell>
          <table:table-cell table:style-name="ce3" office:value-type="string" calcext:value-type="string">
            <text:p>CHE</text:p>
          </table:table-cell>
          <table:table-cell table:style-name="ce3" office:value-type="string" calcext:value-type="string">
            <text:p>CHEMIN</text:p>
          </table:table-cell>
          <table:table-cell table:style-name="ce3"/>
          <table:table-cell/>
          <table:table-cell office:value-type="string" calcext:value-type="string">
            <text:p>Syane</text:p>
          </table:table-cell>
          <table:table-cell/>
          <table:table-cell table:formula="of:=LEN([.F11])" office:value-type="float" office:value="3" calcext:value-type="float">
            <text:p>3</text:p>
          </table:table-cell>
          <table:table-cell table:style-name="ce29" table:formula="of:=&quot;INSERT INTO &quot; &amp; [.D11] &amp; &quot; VALUES ('&quot; &amp; [.F11] &amp; &quot;', '&quot; &amp;[.G11]&amp;&quot;');&quot;" office:value-type="string" office:string-value="INSERT INTO L_ADRESS_TYPE VALUES ('CHE', 'CHEMIN');" calcext:value-type="string">
            <text:p>INSERT INTO L_ADRESS_TYPE VALUES ('CHE', 'CHEMIN');</text:p>
          </table:table-cell>
          <table:table-cell table:number-columns-repeated="5"/>
          <table:table-cell table:style-name="ce3" office:value-type="string" calcext:value-type="string">
            <text:p>CTRL_ADRESS_TYPE</text:p>
          </table:table-cell>
          <table:table-cell table:style-name="ce3" office:value-type="float" office:value="4" calcext:value-type="float">
            <text:p>4</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5" calcext:value-type="float">
            <text:p>5</text:p>
          </table:table-cell>
          <table:table-cell table:style-name="ce3" office:value-type="string" calcext:value-type="string">
            <text:p>BD</text:p>
          </table:table-cell>
          <table:table-cell table:style-name="ce3" office:value-type="string" calcext:value-type="string">
            <text:p>BOULEVARD</text:p>
          </table:table-cell>
          <table:table-cell table:style-name="ce3"/>
          <table:table-cell/>
          <table:table-cell office:value-type="string" calcext:value-type="string">
            <text:p>Syane</text:p>
          </table:table-cell>
          <table:table-cell/>
          <table:table-cell table:formula="of:=LEN([.F12])" office:value-type="float" office:value="2" calcext:value-type="float">
            <text:p>2</text:p>
          </table:table-cell>
          <table:table-cell table:style-name="ce29" table:formula="of:=&quot;INSERT INTO &quot; &amp; [.D12] &amp; &quot; VALUES ('&quot; &amp; [.F12] &amp; &quot;', '&quot; &amp;[.G12]&amp;&quot;');&quot;" office:value-type="string" office:string-value="INSERT INTO L_ADRESS_TYPE VALUES ('BD', 'BOULEVARD');" calcext:value-type="string">
            <text:p>INSERT INTO L_ADRESS_TYPE VALUES ('BD', 'BOULEVARD');</text:p>
          </table:table-cell>
          <table:table-cell table:number-columns-repeated="5"/>
          <table:table-cell table:style-name="ce3" office:value-type="string" calcext:value-type="string">
            <text:p>CTRL_ADRESS_TYPE</text:p>
          </table:table-cell>
          <table:table-cell table:style-name="ce3" office:value-type="float" office:value="5" calcext:value-type="float">
            <text:p>5</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6" calcext:value-type="float">
            <text:p>6</text:p>
          </table:table-cell>
          <table:table-cell table:style-name="ce3" office:value-type="string" calcext:value-type="string">
            <text:p>RTE</text:p>
          </table:table-cell>
          <table:table-cell table:style-name="ce3" office:value-type="string" calcext:value-type="string">
            <text:p>ROUTE</text:p>
          </table:table-cell>
          <table:table-cell table:style-name="ce3"/>
          <table:table-cell/>
          <table:table-cell office:value-type="string" calcext:value-type="string">
            <text:p>Syane</text:p>
          </table:table-cell>
          <table:table-cell/>
          <table:table-cell table:formula="of:=LEN([.F13])" office:value-type="float" office:value="3" calcext:value-type="float">
            <text:p>3</text:p>
          </table:table-cell>
          <table:table-cell table:style-name="ce29" table:formula="of:=&quot;INSERT INTO &quot; &amp; [.D13] &amp; &quot; VALUES ('&quot; &amp; [.F13] &amp; &quot;', '&quot; &amp;[.G13]&amp;&quot;');&quot;" office:value-type="string" office:string-value="INSERT INTO L_ADRESS_TYPE VALUES ('RTE', 'ROUTE');" calcext:value-type="string">
            <text:p>INSERT INTO L_ADRESS_TYPE VALUES ('RTE', 'ROUTE');</text:p>
          </table:table-cell>
          <table:table-cell table:number-columns-repeated="5"/>
          <table:table-cell table:style-name="ce3" office:value-type="string" calcext:value-type="string">
            <text:p>CTRL_ADRESS_TYPE</text:p>
          </table:table-cell>
          <table:table-cell table:style-name="ce3" office:value-type="float" office:value="6" calcext:value-type="float">
            <text:p>6</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7" calcext:value-type="float">
            <text:p>7</text:p>
          </table:table-cell>
          <table:table-cell table:style-name="ce3" office:value-type="string" calcext:value-type="string">
            <text:p>LOT</text:p>
          </table:table-cell>
          <table:table-cell table:style-name="ce3" office:value-type="string" calcext:value-type="string">
            <text:p>LOTISSEMENT</text:p>
          </table:table-cell>
          <table:table-cell table:style-name="ce3"/>
          <table:table-cell/>
          <table:table-cell office:value-type="string" calcext:value-type="string">
            <text:p>Syane</text:p>
          </table:table-cell>
          <table:table-cell/>
          <table:table-cell table:formula="of:=LEN([.F14])" office:value-type="float" office:value="3" calcext:value-type="float">
            <text:p>3</text:p>
          </table:table-cell>
          <table:table-cell table:style-name="ce29" table:formula="of:=&quot;INSERT INTO &quot; &amp; [.D14] &amp; &quot; VALUES ('&quot; &amp; [.F14] &amp; &quot;', '&quot; &amp;[.G14]&amp;&quot;');&quot;" office:value-type="string" office:string-value="INSERT INTO L_ADRESS_TYPE VALUES ('LOT', 'LOTISSEMENT');" calcext:value-type="string">
            <text:p>INSERT INTO L_ADRESS_TYPE VALUES ('LOT', 'LOTISSEMENT');</text:p>
          </table:table-cell>
          <table:table-cell table:number-columns-repeated="5"/>
          <table:table-cell table:style-name="ce3" office:value-type="string" calcext:value-type="string">
            <text:p>CTRL_ADRESS_TYPE</text:p>
          </table:table-cell>
          <table:table-cell table:style-name="ce3" office:value-type="float" office:value="7" calcext:value-type="float">
            <text:p>7</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8" calcext:value-type="float">
            <text:p>8</text:p>
          </table:table-cell>
          <table:table-cell table:style-name="ce3" office:value-type="string" calcext:value-type="string">
            <text:p>CH</text:p>
          </table:table-cell>
          <table:table-cell table:style-name="ce3" office:value-type="string" calcext:value-type="string">
            <text:p>CHAUSSEE</text:p>
          </table:table-cell>
          <table:table-cell table:style-name="ce3"/>
          <table:table-cell/>
          <table:table-cell office:value-type="string" calcext:value-type="string">
            <text:p>Syane</text:p>
          </table:table-cell>
          <table:table-cell/>
          <table:table-cell table:formula="of:=LEN([.F15])" office:value-type="float" office:value="2" calcext:value-type="float">
            <text:p>2</text:p>
          </table:table-cell>
          <table:table-cell table:style-name="ce29" table:formula="of:=&quot;INSERT INTO &quot; &amp; [.D15] &amp; &quot; VALUES ('&quot; &amp; [.F15] &amp; &quot;', '&quot; &amp;[.G15]&amp;&quot;');&quot;" office:value-type="string" office:string-value="INSERT INTO L_ADRESS_TYPE VALUES ('CH', 'CHAUSSEE');" calcext:value-type="string">
            <text:p>INSERT INTO L_ADRESS_TYPE VALUES ('CH', 'CHAUSSEE');</text:p>
          </table:table-cell>
          <table:table-cell table:number-columns-repeated="5"/>
          <table:table-cell table:style-name="ce3" office:value-type="string" calcext:value-type="string">
            <text:p>CTRL_ADRESS_TYPE</text:p>
          </table:table-cell>
          <table:table-cell table:style-name="ce3" office:value-type="float" office:value="8" calcext:value-type="float">
            <text:p>8</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9" calcext:value-type="float">
            <text:p>9</text:p>
          </table:table-cell>
          <table:table-cell table:number-columns-repeated="2" table:style-name="ce3" office:value-type="string" calcext:value-type="string">
            <text:p>VOIE</text:p>
          </table:table-cell>
          <table:table-cell table:style-name="ce3"/>
          <table:table-cell/>
          <table:table-cell office:value-type="string" calcext:value-type="string">
            <text:p>Syane</text:p>
          </table:table-cell>
          <table:table-cell/>
          <table:table-cell table:formula="of:=LEN([.F16])" office:value-type="float" office:value="4" calcext:value-type="float">
            <text:p>4</text:p>
          </table:table-cell>
          <table:table-cell table:style-name="ce29" table:formula="of:=&quot;INSERT INTO &quot; &amp; [.D16] &amp; &quot; VALUES ('&quot; &amp; [.F16] &amp; &quot;', '&quot; &amp;[.G16]&amp;&quot;');&quot;" office:value-type="string" office:string-value="INSERT INTO L_ADRESS_TYPE VALUES ('VOIE', 'VOIE');" calcext:value-type="string">
            <text:p>INSERT INTO L_ADRESS_TYPE VALUES ('VOIE', 'VOIE');</text:p>
          </table:table-cell>
          <table:table-cell table:number-columns-repeated="5"/>
          <table:table-cell table:style-name="ce3" office:value-type="string" calcext:value-type="string">
            <text:p>CTRL_ADRESS_TYPE</text:p>
          </table:table-cell>
          <table:table-cell table:style-name="ce3" office:value-type="float" office:value="9" calcext:value-type="float">
            <text:p>9</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0" calcext:value-type="float">
            <text:p>10</text:p>
          </table:table-cell>
          <table:table-cell table:number-columns-repeated="2" table:style-name="ce3" office:value-type="string" calcext:value-type="string">
            <text:p>COURS</text:p>
          </table:table-cell>
          <table:table-cell table:style-name="ce3"/>
          <table:table-cell/>
          <table:table-cell office:value-type="string" calcext:value-type="string">
            <text:p>Syane</text:p>
          </table:table-cell>
          <table:table-cell/>
          <table:table-cell table:formula="of:=LEN([.F17])" office:value-type="float" office:value="5" calcext:value-type="float">
            <text:p>5</text:p>
          </table:table-cell>
          <table:table-cell table:style-name="ce29" table:formula="of:=&quot;INSERT INTO &quot; &amp; [.D17] &amp; &quot; VALUES ('&quot; &amp; [.F17] &amp; &quot;', '&quot; &amp;[.G17]&amp;&quot;');&quot;" office:value-type="string" office:string-value="INSERT INTO L_ADRESS_TYPE VALUES ('COURS', 'COURS');" calcext:value-type="string">
            <text:p>INSERT INTO L_ADRESS_TYPE VALUES ('COURS', 'COURS');</text:p>
          </table:table-cell>
          <table:table-cell table:number-columns-repeated="5"/>
          <table:table-cell table:style-name="ce3" office:value-type="string" calcext:value-type="string">
            <text:p>CTRL_ADRESS_TYPE</text:p>
          </table:table-cell>
          <table:table-cell table:style-name="ce3" office:value-type="float" office:value="10" calcext:value-type="float">
            <text:p>10</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1" calcext:value-type="float">
            <text:p>11</text:p>
          </table:table-cell>
          <table:table-cell table:style-name="ce3" office:value-type="string" calcext:value-type="string">
            <text:p>ALL</text:p>
          </table:table-cell>
          <table:table-cell table:style-name="ce3" office:value-type="string" calcext:value-type="string">
            <text:p>ALLEE</text:p>
          </table:table-cell>
          <table:table-cell table:style-name="ce3"/>
          <table:table-cell/>
          <table:table-cell office:value-type="string" calcext:value-type="string">
            <text:p>Syane</text:p>
          </table:table-cell>
          <table:table-cell/>
          <table:table-cell table:formula="of:=LEN([.F18])" office:value-type="float" office:value="3" calcext:value-type="float">
            <text:p>3</text:p>
          </table:table-cell>
          <table:table-cell table:style-name="ce29" table:formula="of:=&quot;INSERT INTO &quot; &amp; [.D18] &amp; &quot; VALUES ('&quot; &amp; [.F18] &amp; &quot;', '&quot; &amp;[.G18]&amp;&quot;');&quot;" office:value-type="string" office:string-value="INSERT INTO L_ADRESS_TYPE VALUES ('ALL', 'ALLEE');" calcext:value-type="string">
            <text:p>INSERT INTO L_ADRESS_TYPE VALUES ('ALL', 'ALLEE');</text:p>
          </table:table-cell>
          <table:table-cell table:number-columns-repeated="5"/>
          <table:table-cell table:style-name="ce3" office:value-type="string" calcext:value-type="string">
            <text:p>CTRL_ADRESS_TYPE</text:p>
          </table:table-cell>
          <table:table-cell table:style-name="ce3" office:value-type="float" office:value="11" calcext:value-type="float">
            <text:p>11</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2" calcext:value-type="float">
            <text:p>12</text:p>
          </table:table-cell>
          <table:table-cell table:number-columns-repeated="2" table:style-name="ce3" office:value-type="string" calcext:value-type="string">
            <text:p>CLOS</text:p>
          </table:table-cell>
          <table:table-cell table:style-name="ce3"/>
          <table:table-cell/>
          <table:table-cell office:value-type="string" calcext:value-type="string">
            <text:p>Syane</text:p>
          </table:table-cell>
          <table:table-cell/>
          <table:table-cell table:formula="of:=LEN([.F19])" office:value-type="float" office:value="4" calcext:value-type="float">
            <text:p>4</text:p>
          </table:table-cell>
          <table:table-cell table:style-name="ce29" table:formula="of:=&quot;INSERT INTO &quot; &amp; [.D19] &amp; &quot; VALUES ('&quot; &amp; [.F19] &amp; &quot;', '&quot; &amp;[.G19]&amp;&quot;');&quot;" office:value-type="string" office:string-value="INSERT INTO L_ADRESS_TYPE VALUES ('CLOS', 'CLOS');" calcext:value-type="string">
            <text:p>INSERT INTO L_ADRESS_TYPE VALUES ('CLOS', 'CLOS');</text:p>
          </table:table-cell>
          <table:table-cell table:number-columns-repeated="5"/>
          <table:table-cell table:style-name="ce3" office:value-type="string" calcext:value-type="string">
            <text:p>CTRL_ADRESS_TYPE</text:p>
          </table:table-cell>
          <table:table-cell table:style-name="ce3" office:value-type="float" office:value="12" calcext:value-type="float">
            <text:p>12</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3" calcext:value-type="float">
            <text:p>13</text:p>
          </table:table-cell>
          <table:table-cell table:style-name="ce3" office:value-type="string" calcext:value-type="string">
            <text:p>MTE</text:p>
          </table:table-cell>
          <table:table-cell table:style-name="ce3" office:value-type="string" calcext:value-type="string">
            <text:p>MONTEE</text:p>
          </table:table-cell>
          <table:table-cell table:style-name="ce3"/>
          <table:table-cell/>
          <table:table-cell office:value-type="string" calcext:value-type="string">
            <text:p>Syane</text:p>
          </table:table-cell>
          <table:table-cell/>
          <table:table-cell table:formula="of:=LEN([.F20])" office:value-type="float" office:value="3" calcext:value-type="float">
            <text:p>3</text:p>
          </table:table-cell>
          <table:table-cell table:style-name="ce29" table:formula="of:=&quot;INSERT INTO &quot; &amp; [.D20] &amp; &quot; VALUES ('&quot; &amp; [.F20] &amp; &quot;', '&quot; &amp;[.G20]&amp;&quot;');&quot;" office:value-type="string" office:string-value="INSERT INTO L_ADRESS_TYPE VALUES ('MTE', 'MONTEE');" calcext:value-type="string">
            <text:p>INSERT INTO L_ADRESS_TYPE VALUES ('MTE', 'MONTEE');</text:p>
          </table:table-cell>
          <table:table-cell table:number-columns-repeated="5"/>
          <table:table-cell table:style-name="ce3" office:value-type="string" calcext:value-type="string">
            <text:p>CTRL_ADRESS_TYPE</text:p>
          </table:table-cell>
          <table:table-cell table:style-name="ce3" office:value-type="float" office:value="13" calcext:value-type="float">
            <text:p>13</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4" calcext:value-type="float">
            <text:p>14</text:p>
          </table:table-cell>
          <table:table-cell table:style-name="ce3" office:value-type="string" calcext:value-type="string">
            <text:p>HAM</text:p>
          </table:table-cell>
          <table:table-cell table:style-name="ce3" office:value-type="string" calcext:value-type="string">
            <text:p>HAMEAU</text:p>
          </table:table-cell>
          <table:table-cell table:style-name="ce3"/>
          <table:table-cell/>
          <table:table-cell office:value-type="string" calcext:value-type="string">
            <text:p>Syane</text:p>
          </table:table-cell>
          <table:table-cell/>
          <table:table-cell table:formula="of:=LEN([.F21])" office:value-type="float" office:value="3" calcext:value-type="float">
            <text:p>3</text:p>
          </table:table-cell>
          <table:table-cell table:style-name="ce29" table:formula="of:=&quot;INSERT INTO &quot; &amp; [.D21] &amp; &quot; VALUES ('&quot; &amp; [.F21] &amp; &quot;', '&quot; &amp;[.G21]&amp;&quot;');&quot;" office:value-type="string" office:string-value="INSERT INTO L_ADRESS_TYPE VALUES ('HAM', 'HAMEAU');" calcext:value-type="string">
            <text:p>INSERT INTO L_ADRESS_TYPE VALUES ('HAM', 'HAMEAU');</text:p>
          </table:table-cell>
          <table:table-cell table:number-columns-repeated="5"/>
          <table:table-cell table:style-name="ce3" office:value-type="string" calcext:value-type="string">
            <text:p>CTRL_ADRESS_TYPE</text:p>
          </table:table-cell>
          <table:table-cell table:style-name="ce3" office:value-type="float" office:value="14" calcext:value-type="float">
            <text:p>14</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5" calcext:value-type="float">
            <text:p>15</text:p>
          </table:table-cell>
          <table:table-cell table:style-name="ce3" office:value-type="string" calcext:value-type="string">
            <text:p>PL</text:p>
          </table:table-cell>
          <table:table-cell table:style-name="ce3" office:value-type="string" calcext:value-type="string">
            <text:p>PLACE</text:p>
          </table:table-cell>
          <table:table-cell table:style-name="ce3"/>
          <table:table-cell/>
          <table:table-cell office:value-type="string" calcext:value-type="string">
            <text:p>Syane</text:p>
          </table:table-cell>
          <table:table-cell/>
          <table:table-cell table:formula="of:=LEN([.F22])" office:value-type="float" office:value="2" calcext:value-type="float">
            <text:p>2</text:p>
          </table:table-cell>
          <table:table-cell table:style-name="ce29" table:formula="of:=&quot;INSERT INTO &quot; &amp; [.D22] &amp; &quot; VALUES ('&quot; &amp; [.F22] &amp; &quot;', '&quot; &amp;[.G22]&amp;&quot;');&quot;" office:value-type="string" office:string-value="INSERT INTO L_ADRESS_TYPE VALUES ('PL', 'PLACE');" calcext:value-type="string">
            <text:p>INSERT INTO L_ADRESS_TYPE VALUES ('PL', 'PLACE');</text:p>
          </table:table-cell>
          <table:table-cell table:number-columns-repeated="5"/>
          <table:table-cell table:style-name="ce3" office:value-type="string" calcext:value-type="string">
            <text:p>CTRL_ADRESS_TYPE</text:p>
          </table:table-cell>
          <table:table-cell table:style-name="ce3" office:value-type="float" office:value="15" calcext:value-type="float">
            <text:p>15</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6" calcext:value-type="float">
            <text:p>16</text:p>
          </table:table-cell>
          <table:table-cell table:style-name="ce3" office:value-type="string" calcext:value-type="string">
            <text:p>TRA</text:p>
          </table:table-cell>
          <table:table-cell table:style-name="ce3" office:value-type="string" calcext:value-type="string">
            <text:p>TRAVERSEE</text:p>
          </table:table-cell>
          <table:table-cell table:style-name="ce3"/>
          <table:table-cell/>
          <table:table-cell office:value-type="string" calcext:value-type="string">
            <text:p>Syane</text:p>
          </table:table-cell>
          <table:table-cell/>
          <table:table-cell table:formula="of:=LEN([.F23])" office:value-type="float" office:value="3" calcext:value-type="float">
            <text:p>3</text:p>
          </table:table-cell>
          <table:table-cell table:style-name="ce29" table:formula="of:=&quot;INSERT INTO &quot; &amp; [.D23] &amp; &quot; VALUES ('&quot; &amp; [.F23] &amp; &quot;', '&quot; &amp;[.G23]&amp;&quot;');&quot;" office:value-type="string" office:string-value="INSERT INTO L_ADRESS_TYPE VALUES ('TRA', 'TRAVERSEE');" calcext:value-type="string">
            <text:p>INSERT INTO L_ADRESS_TYPE VALUES ('TRA', 'TRAVERSEE');</text:p>
          </table:table-cell>
          <table:table-cell table:number-columns-repeated="5"/>
          <table:table-cell table:style-name="ce3" office:value-type="string" calcext:value-type="string">
            <text:p>CTRL_ADRESS_TYPE</text:p>
          </table:table-cell>
          <table:table-cell table:style-name="ce3" office:value-type="float" office:value="16" calcext:value-type="float">
            <text:p>16</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7" calcext:value-type="float">
            <text:p>17</text:p>
          </table:table-cell>
          <table:table-cell table:style-name="ce3" office:value-type="string" calcext:value-type="string">
            <text:p>PAS</text:p>
          </table:table-cell>
          <table:table-cell table:style-name="ce3" office:value-type="string" calcext:value-type="string">
            <text:p>PASSAGE</text:p>
          </table:table-cell>
          <table:table-cell table:style-name="ce3"/>
          <table:table-cell/>
          <table:table-cell office:value-type="string" calcext:value-type="string">
            <text:p>Syane</text:p>
          </table:table-cell>
          <table:table-cell/>
          <table:table-cell table:formula="of:=LEN([.F24])" office:value-type="float" office:value="3" calcext:value-type="float">
            <text:p>3</text:p>
          </table:table-cell>
          <table:table-cell table:style-name="ce29" table:formula="of:=&quot;INSERT INTO &quot; &amp; [.D24] &amp; &quot; VALUES ('&quot; &amp; [.F24] &amp; &quot;', '&quot; &amp;[.G24]&amp;&quot;');&quot;" office:value-type="string" office:string-value="INSERT INTO L_ADRESS_TYPE VALUES ('PAS', 'PASSAGE');" calcext:value-type="string">
            <text:p>INSERT INTO L_ADRESS_TYPE VALUES ('PAS', 'PASSAGE');</text:p>
          </table:table-cell>
          <table:table-cell table:number-columns-repeated="5"/>
          <table:table-cell table:style-name="ce3" office:value-type="string" calcext:value-type="string">
            <text:p>CTRL_ADRESS_TYPE</text:p>
          </table:table-cell>
          <table:table-cell table:style-name="ce3" office:value-type="float" office:value="17" calcext:value-type="float">
            <text:p>17</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8" calcext:value-type="float">
            <text:p>18</text:p>
          </table:table-cell>
          <table:table-cell table:style-name="ce3" office:value-type="string" calcext:value-type="string">
            <text:p>GAL</text:p>
          </table:table-cell>
          <table:table-cell table:style-name="ce3" office:value-type="string" calcext:value-type="string">
            <text:p>GALERIE</text:p>
          </table:table-cell>
          <table:table-cell table:style-name="ce3"/>
          <table:table-cell/>
          <table:table-cell office:value-type="string" calcext:value-type="string">
            <text:p>Syane</text:p>
          </table:table-cell>
          <table:table-cell/>
          <table:table-cell table:formula="of:=LEN([.F25])" office:value-type="float" office:value="3" calcext:value-type="float">
            <text:p>3</text:p>
          </table:table-cell>
          <table:table-cell table:style-name="ce29" table:formula="of:=&quot;INSERT INTO &quot; &amp; [.D25] &amp; &quot; VALUES ('&quot; &amp; [.F25] &amp; &quot;', '&quot; &amp;[.G25]&amp;&quot;');&quot;" office:value-type="string" office:string-value="INSERT INTO L_ADRESS_TYPE VALUES ('GAL', 'GALERIE');" calcext:value-type="string">
            <text:p>INSERT INTO L_ADRESS_TYPE VALUES ('GAL', 'GALERIE');</text:p>
          </table:table-cell>
          <table:table-cell table:number-columns-repeated="5"/>
          <table:table-cell table:style-name="ce3" office:value-type="string" calcext:value-type="string">
            <text:p>CTRL_ADRESS_TYPE</text:p>
          </table:table-cell>
          <table:table-cell table:style-name="ce3" office:value-type="float" office:value="18" calcext:value-type="float">
            <text:p>18</text:p>
          </table:table-cell>
          <table:table-cell table:number-columns-repeated="1003"/>
        </table:table-row>
        <table:table-row table:style-name="ro1">
          <table:table-cell/>
          <table:table-cell office:value-type="string" calcext:value-type="string">
            <text:p>Source ? Wait BAN !</text:p>
          </table:table-cell>
          <table:table-cell/>
          <table:table-cell table:style-name="ce219" office:value-type="string" calcext:value-type="string">
            <text:p>L_ADRESS_TYPE</text:p>
          </table:table-cell>
          <table:table-cell table:style-name="ce3" office:value-type="float" office:value="19" calcext:value-type="float">
            <text:p>19</text:p>
          </table:table-cell>
          <table:table-cell table:number-columns-repeated="2" table:style-name="ce3" office:value-type="string" calcext:value-type="string">
            <text:p>VIA</text:p>
          </table:table-cell>
          <table:table-cell table:style-name="ce3"/>
          <table:table-cell/>
          <table:table-cell office:value-type="string" calcext:value-type="string">
            <text:p>Syane</text:p>
          </table:table-cell>
          <table:table-cell/>
          <table:table-cell table:formula="of:=LEN([.F26])" office:value-type="float" office:value="3" calcext:value-type="float">
            <text:p>3</text:p>
          </table:table-cell>
          <table:table-cell table:style-name="ce29" table:formula="of:=&quot;INSERT INTO &quot; &amp; [.D26] &amp; &quot; VALUES ('&quot; &amp; [.F26] &amp; &quot;', '&quot; &amp;[.G26]&amp;&quot;');&quot;" office:value-type="string" office:string-value="INSERT INTO L_ADRESS_TYPE VALUES ('VIA', 'VIA');" calcext:value-type="string">
            <text:p>INSERT INTO L_ADRESS_TYPE VALUES ('VIA', 'VIA');</text:p>
          </table:table-cell>
          <table:table-cell table:number-columns-repeated="5"/>
          <table:table-cell table:style-name="ce3" office:value-type="string" calcext:value-type="string">
            <text:p>CTRL_ADRESS_TYPE</text:p>
          </table:table-cell>
          <table:table-cell table:style-name="ce3" office:value-type="float" office:value="19" calcext:value-type="float">
            <text:p>19</text:p>
          </table:table-cell>
          <table:table-cell table:number-columns-repeated="1003"/>
        </table:table-row>
        <table:table-row table:style-name="ro1">
          <table:table-cell/>
          <table:table-cell office:value-type="string" calcext:value-type="string">
            <text:p>Voir PIT – MOD_POS</text:p>
          </table:table-cell>
          <table:table-cell/>
          <table:table-cell table:style-name="ce218" office:value-type="string" calcext:value-type="string">
            <text:p>L_ARTERE_IMPLANTATION_TYPE</text:p>
          </table:table-cell>
          <table:table-cell table:style-name="ce218" office:value-type="float" office:value="6" calcext:value-type="float">
            <text:p>6</text:p>
          </table:table-cell>
          <table:table-cell table:style-name="ce228" office:value-type="string" calcext:value-type="string">
            <text:p>0</text:p>
          </table:table-cell>
          <table:table-cell table:style-name="ce224" office:value-type="string" calcext:value-type="string">
            <text:p>AERIEN ORANGE</text:p>
          </table:table-cell>
          <table:table-cell table:style-name="ce218"/>
          <table:table-cell table:style-name="ce208" office:value-type="string" calcext:value-type="string">
            <text:p>enum</text:p>
          </table:table-cell>
          <table:table-cell table:style-name="ce208" office:value-type="string" calcext:value-type="string">
            <text:p>ORANGE/PIT</text:p>
          </table:table-cell>
          <table:table-cell table:formula="of:=UPPER([.G27])" office:value-type="string" office:string-value="AERIEN ORANGE" calcext:value-type="string">
            <text:p>AERIEN ORANGE</text:p>
          </table:table-cell>
          <table:table-cell table:formula="of:=LEN([.F27])" office:value-type="float" office:value="1" calcext:value-type="float">
            <text:p>1</text:p>
          </table:table-cell>
          <table:table-cell table:style-name="ce29" table:formula="of:=&quot;INSERT INTO &quot; &amp; [.D27] &amp; &quot; VALUES ('&quot; &amp; [.F27] &amp; &quot;', '&quot; &amp;[.G27]&amp;&quot;');&quot;" office:value-type="string" office:string-value="INSERT INTO L_ARTERE_IMPLANTATION_TYPE VALUES ('0', 'AERIEN ORANGE');" calcext:value-type="string">
            <text:p>INSERT INTO L_ARTERE_IMPLANTATION_TYPE VALUES ('0', 'AERIEN ORANGE');</text:p>
          </table:table-cell>
          <table:table-cell table:number-columns-repeated="2"/>
          <table:table-cell table:style-name="ce218" office:value-type="string" calcext:value-type="string">
            <text:p>ArtereImplantationType</text:p>
          </table:table-cell>
          <table:table-cell table:style-name="ce218" office:value-type="float" office:value="6" calcext:value-type="float">
            <text:p>6</text:p>
          </table:table-cell>
          <table:table-cell table:number-columns-repeated="1006"/>
        </table:table-row>
        <table:table-row table:style-name="ro1">
          <table:table-cell/>
          <table:table-cell office:value-type="string" calcext:value-type="string">
            <text:p>Voir PIT – MOD_POS</text:p>
          </table:table-cell>
          <table:table-cell/>
          <table:table-cell table:style-name="ce218" office:value-type="string" calcext:value-type="string">
            <text:p>L_ARTERE_IMPLANTATION_TYPE</text:p>
          </table:table-cell>
          <table:table-cell table:style-name="ce218" office:value-type="float" office:value="6" calcext:value-type="float">
            <text:p>6</text:p>
          </table:table-cell>
          <table:table-cell table:style-name="ce228" office:value-type="string" calcext:value-type="string">
            <text:p>1</text:p>
          </table:table-cell>
          <table:table-cell table:style-name="ce224" office:value-type="string" calcext:value-type="string">
            <text:p>AERIEN EDF</text:p>
          </table:table-cell>
          <table:table-cell table:style-name="ce218"/>
          <table:table-cell table:style-name="ce208" office:value-type="string" calcext:value-type="string">
            <text:p>enum</text:p>
          </table:table-cell>
          <table:table-cell table:style-name="ce208" office:value-type="string" calcext:value-type="string">
            <text:p>ORANGE/PIT</text:p>
          </table:table-cell>
          <table:table-cell table:formula="of:=UPPER([.G28])" office:value-type="string" office:string-value="AERIEN EDF" calcext:value-type="string">
            <text:p>AERIEN EDF</text:p>
          </table:table-cell>
          <table:table-cell table:formula="of:=LEN([.F28])" office:value-type="float" office:value="1" calcext:value-type="float">
            <text:p>1</text:p>
          </table:table-cell>
          <table:table-cell table:style-name="ce29" table:formula="of:=&quot;INSERT INTO &quot; &amp; [.D28] &amp; &quot; VALUES ('&quot; &amp; [.F28] &amp; &quot;', '&quot; &amp;[.G28]&amp;&quot;');&quot;" office:value-type="string" office:string-value="INSERT INTO L_ARTERE_IMPLANTATION_TYPE VALUES ('1', 'AERIEN EDF');" calcext:value-type="string">
            <text:p>INSERT INTO L_ARTERE_IMPLANTATION_TYPE VALUES ('1', 'AERIEN EDF');</text:p>
          </table:table-cell>
          <table:table-cell table:number-columns-repeated="2"/>
          <table:table-cell table:style-name="ce218" office:value-type="string" calcext:value-type="string">
            <text:p>ArtereImplantationType</text:p>
          </table:table-cell>
          <table:table-cell table:style-name="ce218" office:value-type="float" office:value="6" calcext:value-type="float">
            <text:p>6</text:p>
          </table:table-cell>
          <table:table-cell table:number-columns-repeated="1006"/>
        </table:table-row>
        <table:table-row table:style-name="ro1">
          <table:table-cell/>
          <table:table-cell office:value-type="string" calcext:value-type="string">
            <text:p>Voir PIT – MOD_POS</text:p>
          </table:table-cell>
          <table:table-cell/>
          <table:table-cell table:style-name="ce218" office:value-type="string" calcext:value-type="string">
            <text:p>L_ARTERE_IMPLANTATION_TYPE</text:p>
          </table:table-cell>
          <table:table-cell table:style-name="ce218" office:value-type="float" office:value="5" calcext:value-type="float">
            <text:p>5</text:p>
          </table:table-cell>
          <table:table-cell table:style-name="ce228" office:value-type="string" calcext:value-type="string">
            <text:p>2</text:p>
          </table:table-cell>
          <table:table-cell table:style-name="ce218" office:value-type="string" calcext:value-type="string">
            <text:p>FACADE</text:p>
          </table:table-cell>
          <table:table-cell table:style-name="ce218"/>
          <table:table-cell table:style-name="ce208" office:value-type="string" calcext:value-type="string">
            <text:p>enum</text:p>
          </table:table-cell>
          <table:table-cell table:style-name="ce208" office:value-type="string" calcext:value-type="string">
            <text:p>ORANGE/PIT</text:p>
          </table:table-cell>
          <table:table-cell table:formula="of:=UPPER([.G29])" office:value-type="string" office:string-value="FACADE" calcext:value-type="string">
            <text:p>FACADE</text:p>
          </table:table-cell>
          <table:table-cell table:formula="of:=LEN([.F29])" office:value-type="float" office:value="1" calcext:value-type="float">
            <text:p>1</text:p>
          </table:table-cell>
          <table:table-cell table:style-name="ce29" table:formula="of:=&quot;INSERT INTO &quot; &amp; [.D29] &amp; &quot; VALUES ('&quot; &amp; [.F29] &amp; &quot;', '&quot; &amp;[.G29]&amp;&quot;');&quot;" office:value-type="string" office:string-value="INSERT INTO L_ARTERE_IMPLANTATION_TYPE VALUES ('2', 'FACADE');" calcext:value-type="string">
            <text:p>INSERT INTO L_ARTERE_IMPLANTATION_TYPE VALUES ('2', 'FACADE');</text:p>
          </table:table-cell>
          <table:table-cell table:number-columns-repeated="2"/>
          <table:table-cell table:style-name="ce218" office:value-type="string" calcext:value-type="string">
            <text:p>ArtereImplantationType</text:p>
          </table:table-cell>
          <table:table-cell table:style-name="ce218" office:value-type="float" office:value="5" calcext:value-type="float">
            <text:p>5</text:p>
          </table:table-cell>
          <table:table-cell table:number-columns-repeated="1006"/>
        </table:table-row>
        <table:table-row table:style-name="ro1">
          <table:table-cell/>
          <table:table-cell office:value-type="string" calcext:value-type="string">
            <text:p>Voir PIT – MOD_POS</text:p>
          </table:table-cell>
          <table:table-cell/>
          <table:table-cell table:style-name="ce218" office:value-type="string" calcext:value-type="string">
            <text:p>L_ARTERE_IMPLANTATION_TYPE</text:p>
          </table:table-cell>
          <table:table-cell table:style-name="ce218"/>
          <table:table-cell table:style-name="ce228" office:value-type="string" calcext:value-type="string">
            <text:p>3</text:p>
          </table:table-cell>
          <table:table-cell table:style-name="ce218" office:value-type="string" calcext:value-type="string">
            <text:p>IMMEUBLE</text:p>
          </table:table-cell>
          <table:table-cell table:style-name="ce218"/>
          <table:table-cell table:style-name="ce208" office:value-type="string" calcext:value-type="string">
            <text:p>enum</text:p>
          </table:table-cell>
          <table:table-cell table:style-name="ce208" office:value-type="string" calcext:value-type="string">
            <text:p>ORANGE/PIT</text:p>
          </table:table-cell>
          <table:table-cell table:formula="of:=UPPER([.G30])" office:value-type="string" office:string-value="IMMEUBLE" calcext:value-type="string">
            <text:p>IMMEUBLE</text:p>
          </table:table-cell>
          <table:table-cell table:formula="of:=LEN([.F30])" office:value-type="float" office:value="1" calcext:value-type="float">
            <text:p>1</text:p>
          </table:table-cell>
          <table:table-cell table:style-name="ce29" table:formula="of:=&quot;INSERT INTO &quot; &amp; [.D30] &amp; &quot; VALUES ('&quot; &amp; [.F30] &amp; &quot;', '&quot; &amp;[.G30]&amp;&quot;');&quot;" office:value-type="string" office:string-value="INSERT INTO L_ARTERE_IMPLANTATION_TYPE VALUES ('3', 'IMMEUBLE');" calcext:value-type="string">
            <text:p>INSERT INTO L_ARTERE_IMPLANTATION_TYPE VALUES ('3', 'IMMEUBLE');</text:p>
          </table:table-cell>
          <table:table-cell table:number-columns-repeated="2"/>
          <table:table-cell table:style-name="ce218" office:value-type="string" calcext:value-type="string">
            <text:p>ArtereImplantationType</text:p>
          </table:table-cell>
          <table:table-cell table:style-name="ce218" office:value-type="float" office:value="6" calcext:value-type="float">
            <text:p>6</text:p>
          </table:table-cell>
          <table:table-cell table:number-columns-repeated="1006"/>
        </table:table-row>
        <table:table-row table:style-name="ro1">
          <table:table-cell/>
          <table:table-cell office:value-type="string" calcext:value-type="string">
            <text:p>Voir PIT – MOD_POS</text:p>
          </table:table-cell>
          <table:table-cell/>
          <table:table-cell table:style-name="ce218" office:value-type="string" calcext:value-type="string">
            <text:p>L_ARTERE_IMPLANTATION_TYPE</text:p>
          </table:table-cell>
          <table:table-cell table:style-name="ce218"/>
          <table:table-cell table:style-name="ce228" office:value-type="string" calcext:value-type="string">
            <text:p>4</text:p>
          </table:table-cell>
          <table:table-cell table:style-name="ce218" office:value-type="string" calcext:value-type="string">
            <text:p>PLEINE TERRE</text:p>
          </table:table-cell>
          <table:table-cell table:style-name="ce218"/>
          <table:table-cell table:style-name="ce208" office:value-type="string" calcext:value-type="string">
            <text:p>enum</text:p>
          </table:table-cell>
          <table:table-cell table:style-name="ce208" office:value-type="string" calcext:value-type="string">
            <text:p>ORANGE/PIT</text:p>
          </table:table-cell>
          <table:table-cell table:formula="of:=UPPER([.G31])" office:value-type="string" office:string-value="PLEINE TERRE" calcext:value-type="string">
            <text:p>PLEINE TERRE</text:p>
          </table:table-cell>
          <table:table-cell table:formula="of:=LEN([.F31])" office:value-type="float" office:value="1" calcext:value-type="float">
            <text:p>1</text:p>
          </table:table-cell>
          <table:table-cell table:style-name="ce29" table:formula="of:=&quot;INSERT INTO &quot; &amp; [.D31] &amp; &quot; VALUES ('&quot; &amp; [.F31] &amp; &quot;', '&quot; &amp;[.G31]&amp;&quot;');&quot;" office:value-type="string" office:string-value="INSERT INTO L_ARTERE_IMPLANTATION_TYPE VALUES ('4', 'PLEINE TERRE');" calcext:value-type="string">
            <text:p>INSERT INTO L_ARTERE_IMPLANTATION_TYPE VALUES ('4', 'PLEINE TERRE');</text:p>
          </table:table-cell>
          <table:table-cell table:number-columns-repeated="2"/>
          <table:table-cell table:style-name="ce218" office:value-type="string" calcext:value-type="string">
            <text:p>ArtereImplantationType</text:p>
          </table:table-cell>
          <table:table-cell table:style-name="ce218" office:value-type="float" office:value="6" calcext:value-type="float">
            <text:p>6</text:p>
          </table:table-cell>
          <table:table-cell table:number-columns-repeated="1006"/>
        </table:table-row>
        <table:table-row table:style-name="ro1">
          <table:table-cell/>
          <table:table-cell office:value-type="string" calcext:value-type="string">
            <text:p>Voir PIT – MOD_POS</text:p>
          </table:table-cell>
          <table:table-cell/>
          <table:table-cell table:style-name="ce218" office:value-type="string" calcext:value-type="string">
            <text:p>L_ARTERE_IMPLANTATION_TYPE</text:p>
          </table:table-cell>
          <table:table-cell table:style-name="ce218" office:value-type="float" office:value="8" calcext:value-type="float">
            <text:p>8</text:p>
          </table:table-cell>
          <table:table-cell table:style-name="ce228" office:value-type="string" calcext:value-type="string">
            <text:p>5</text:p>
          </table:table-cell>
          <table:table-cell table:style-name="ce218" office:value-type="string" calcext:value-type="string">
            <text:p>CANIVEAU</text:p>
          </table:table-cell>
          <table:table-cell table:style-name="ce218"/>
          <table:table-cell table:style-name="ce208" office:value-type="string" calcext:value-type="string">
            <text:p>enum</text:p>
          </table:table-cell>
          <table:table-cell table:style-name="ce208" office:value-type="string" calcext:value-type="string">
            <text:p>ORANGE/PIT</text:p>
          </table:table-cell>
          <table:table-cell table:formula="of:=UPPER([.G32])" office:value-type="string" office:string-value="CANIVEAU" calcext:value-type="string">
            <text:p>CANIVEAU</text:p>
          </table:table-cell>
          <table:table-cell table:formula="of:=LEN([.F32])" office:value-type="float" office:value="1" calcext:value-type="float">
            <text:p>1</text:p>
          </table:table-cell>
          <table:table-cell table:style-name="ce29" table:formula="of:=&quot;INSERT INTO &quot; &amp; [.D32] &amp; &quot; VALUES ('&quot; &amp; [.F32] &amp; &quot;', '&quot; &amp;[.G32]&amp;&quot;');&quot;" office:value-type="string" office:string-value="INSERT INTO L_ARTERE_IMPLANTATION_TYPE VALUES ('5', 'CANIVEAU');" calcext:value-type="string">
            <text:p>INSERT INTO L_ARTERE_IMPLANTATION_TYPE VALUES ('5', 'CANIVEAU');</text:p>
          </table:table-cell>
          <table:table-cell table:number-columns-repeated="2"/>
          <table:table-cell table:style-name="ce218" office:value-type="string" calcext:value-type="string">
            <text:p>ArtereImplantationType</text:p>
          </table:table-cell>
          <table:table-cell table:style-name="ce218" office:value-type="float" office:value="8" calcext:value-type="float">
            <text:p>8</text:p>
          </table:table-cell>
          <table:table-cell table:number-columns-repeated="1006"/>
        </table:table-row>
        <table:table-row table:style-name="ro1">
          <table:table-cell/>
          <table:table-cell office:value-type="string" calcext:value-type="string">
            <text:p>Voir PIT – MOD_POS</text:p>
          </table:table-cell>
          <table:table-cell/>
          <table:table-cell table:style-name="ce218" office:value-type="string" calcext:value-type="string">
            <text:p>L_ARTERE_IMPLANTATION_TYPE</text:p>
          </table:table-cell>
          <table:table-cell table:style-name="ce218"/>
          <table:table-cell table:style-name="ce228" office:value-type="string" calcext:value-type="string">
            <text:p>6</text:p>
          </table:table-cell>
          <table:table-cell table:style-name="ce220" office:value-type="string" calcext:value-type="string">
            <text:p>GALERIE</text:p>
          </table:table-cell>
          <table:table-cell table:style-name="ce218"/>
          <table:table-cell table:style-name="ce208" office:value-type="string" calcext:value-type="string">
            <text:p>enum</text:p>
          </table:table-cell>
          <table:table-cell table:style-name="ce208" office:value-type="string" calcext:value-type="string">
            <text:p>ORANGE/PIT</text:p>
          </table:table-cell>
          <table:table-cell table:formula="of:=UPPER([.G33])" office:value-type="string" office:string-value="GALERIE" calcext:value-type="string">
            <text:p>GALERIE</text:p>
          </table:table-cell>
          <table:table-cell table:formula="of:=LEN([.F33])" office:value-type="float" office:value="1" calcext:value-type="float">
            <text:p>1</text:p>
          </table:table-cell>
          <table:table-cell table:style-name="ce29" table:formula="of:=&quot;INSERT INTO &quot; &amp; [.D33] &amp; &quot; VALUES ('&quot; &amp; [.F33] &amp; &quot;', '&quot; &amp;[.G33]&amp;&quot;');&quot;" office:value-type="string" office:string-value="INSERT INTO L_ARTERE_IMPLANTATION_TYPE VALUES ('6', 'GALERIE');" calcext:value-type="string">
            <text:p>INSERT INTO L_ARTERE_IMPLANTATION_TYPE VALUES ('6', 'GALERIE');</text:p>
          </table:table-cell>
          <table:table-cell table:number-columns-repeated="2"/>
          <table:table-cell table:style-name="ce218" table:number-columns-repeated="2"/>
          <table:table-cell table:number-columns-repeated="1006"/>
        </table:table-row>
        <table:table-row table:style-name="ro1">
          <table:table-cell/>
          <table:table-cell office:value-type="string" calcext:value-type="string">
            <text:p>Voir PIT – MOD_POS</text:p>
          </table:table-cell>
          <table:table-cell/>
          <table:table-cell table:style-name="ce218" office:value-type="string" calcext:value-type="string">
            <text:p>L_ARTERE_IMPLANTATION_TYPE</text:p>
          </table:table-cell>
          <table:table-cell table:style-name="ce218" office:value-type="float" office:value="7" calcext:value-type="float">
            <text:p>7</text:p>
          </table:table-cell>
          <table:table-cell table:style-name="ce228" office:value-type="string" calcext:value-type="string">
            <text:p>7</text:p>
          </table:table-cell>
          <table:table-cell table:style-name="ce224" office:value-type="string" calcext:value-type="string">
            <text:p>CONDUITE</text:p>
          </table:table-cell>
          <table:table-cell table:style-name="ce218"/>
          <table:table-cell table:style-name="ce208" office:value-type="string" calcext:value-type="string">
            <text:p>enum</text:p>
          </table:table-cell>
          <table:table-cell table:style-name="ce208" office:value-type="string" calcext:value-type="string">
            <text:p>ORANGE/PIT</text:p>
          </table:table-cell>
          <table:table-cell table:formula="of:=UPPER([.G34])" office:value-type="string" office:string-value="CONDUITE" calcext:value-type="string">
            <text:p>CONDUITE</text:p>
          </table:table-cell>
          <table:table-cell table:formula="of:=LEN([.F34])" office:value-type="float" office:value="1" calcext:value-type="float">
            <text:p>1</text:p>
          </table:table-cell>
          <table:table-cell table:style-name="ce29" table:formula="of:=&quot;INSERT INTO &quot; &amp; [.D34] &amp; &quot; VALUES ('&quot; &amp; [.F34] &amp; &quot;', '&quot; &amp;[.G34]&amp;&quot;');&quot;" office:value-type="string" office:string-value="INSERT INTO L_ARTERE_IMPLANTATION_TYPE VALUES ('7', 'CONDUITE');" calcext:value-type="string">
            <text:p>INSERT INTO L_ARTERE_IMPLANTATION_TYPE VALUES ('7', 'CONDUITE');</text:p>
          </table:table-cell>
          <table:table-cell table:number-columns-repeated="2"/>
          <table:table-cell table:style-name="ce218" office:value-type="string" calcext:value-type="string">
            <text:p>ArtereImplantationType</text:p>
          </table:table-cell>
          <table:table-cell table:style-name="ce218" office:value-type="float" office:value="7" calcext:value-type="float">
            <text:p>7</text:p>
          </table:table-cell>
          <table:table-cell table:number-columns-repeated="1006"/>
        </table:table-row>
        <table:table-row table:style-name="ro1">
          <table:table-cell/>
          <table:table-cell office:value-type="string" calcext:value-type="string">
            <text:p>Voir PIT – MOD_POS</text:p>
          </table:table-cell>
          <table:table-cell/>
          <table:table-cell table:style-name="ce218" office:value-type="string" calcext:value-type="string">
            <text:p>L_ARTERE_IMPLANTATION_TYPE</text:p>
          </table:table-cell>
          <table:table-cell table:style-name="ce218" office:value-type="float" office:value="9" calcext:value-type="float">
            <text:p>9</text:p>
          </table:table-cell>
          <table:table-cell table:style-name="ce228" office:value-type="string" calcext:value-type="string">
            <text:p>8</text:p>
          </table:table-cell>
          <table:table-cell table:style-name="ce218" office:value-type="string" calcext:value-type="string">
            <text:p>EGOUT</text:p>
          </table:table-cell>
          <table:table-cell table:style-name="ce218"/>
          <table:table-cell table:style-name="ce208" office:value-type="string" calcext:value-type="string">
            <text:p>enum</text:p>
          </table:table-cell>
          <table:table-cell table:style-name="ce208" office:value-type="string" calcext:value-type="string">
            <text:p>ORANGE/PIT</text:p>
          </table:table-cell>
          <table:table-cell table:formula="of:=UPPER([.G35])" office:value-type="string" office:string-value="EGOUT" calcext:value-type="string">
            <text:p>EGOUT</text:p>
          </table:table-cell>
          <table:table-cell table:formula="of:=LEN([.F35])" office:value-type="float" office:value="1" calcext:value-type="float">
            <text:p>1</text:p>
          </table:table-cell>
          <table:table-cell table:style-name="ce29" table:formula="of:=&quot;INSERT INTO &quot; &amp; [.D35] &amp; &quot; VALUES ('&quot; &amp; [.F35] &amp; &quot;', '&quot; &amp;[.G35]&amp;&quot;');&quot;" office:value-type="string" office:string-value="INSERT INTO L_ARTERE_IMPLANTATION_TYPE VALUES ('8', 'EGOUT');" calcext:value-type="string">
            <text:p>INSERT INTO L_ARTERE_IMPLANTATION_TYPE VALUES ('8', 'EGOUT');</text:p>
          </table:table-cell>
          <table:table-cell table:number-columns-repeated="2"/>
          <table:table-cell table:style-name="ce218" office:value-type="string" calcext:value-type="string">
            <text:p>ArtereImplantationType</text:p>
          </table:table-cell>
          <table:table-cell table:style-name="ce218" office:value-type="float" office:value="9" calcext:value-type="float">
            <text:p>9</text:p>
          </table:table-cell>
          <table:table-cell table:number-columns-repeated="1006"/>
        </table:table-row>
        <table:table-row table:style-name="ro7">
          <table:table-cell table:number-columns-repeated="2"/>
          <table:table-cell office:value-type="string" calcext:value-type="string">
            <text:p>ARTERE</text:p>
          </table:table-cell>
          <table:table-cell office:value-type="string" calcext:value-type="string">
            <text:p>L_ARTERE_NATURE</text:p>
          </table:table-cell>
          <table:table-cell/>
          <table:table-cell table:style-name="ce42" office:value-type="string" calcext:value-type="string">
            <text:p>ASS</text:p>
          </table:table-cell>
          <table:table-cell table:style-name="ce3" office:value-type="string" calcext:value-type="string">
            <text:p>ASSAINISSEMENT</text:p>
          </table:table-cell>
          <table:table-cell table:number-columns-repeated="3"/>
          <table:table-cell table:style-name="ce31" table:formula="of:=UPPER([.G36])" office:value-type="string" office:string-value="ASSAINISSEMENT" calcext:value-type="string">
            <text:p>ASSAINISSEMENT</text:p>
          </table:table-cell>
          <table:table-cell table:formula="of:=LEN([.F36])" office:value-type="float" office:value="3" calcext:value-type="float">
            <text:p>3</text:p>
          </table:table-cell>
          <table:table-cell table:style-name="ce29" table:formula="of:=&quot;INSERT INTO &quot; &amp; [.D36] &amp; &quot; VALUES ('&quot; &amp; [.F36] &amp; &quot;', '&quot; &amp;[.G36]&amp;&quot;');&quot;" office:value-type="string" office:string-value="INSERT INTO L_ARTERE_NATURE VALUES ('ASS', 'ASSAINISSEMENT');" calcext:value-type="string">
            <text:p>INSERT INTO L_ARTERE_NATURE VALUES ('ASS', 'ASSAINISSEMENT');</text:p>
          </table:table-cell>
          <table:table-cell table:number-columns-repeated="7"/>
          <table:table-cell office:value-type="string" calcext:value-type="string">
            <text:p>t_grace_enum_ArtereNature</text:p>
          </table:table-cell>
          <table:table-cell table:style-name="ce249" office:value-type="float" office:value="4" calcext:value-type="float">
            <text:p>4</text:p>
          </table:table-cell>
          <table:table-cell table:number-columns-repeated="1001"/>
        </table:table-row>
        <table:table-row table:style-name="ro7">
          <table:table-cell table:number-columns-repeated="2"/>
          <table:table-cell office:value-type="string" calcext:value-type="string">
            <text:p>ARTERE</text:p>
          </table:table-cell>
          <table:table-cell office:value-type="string" calcext:value-type="string">
            <text:p>L_ARTERE_NATURE</text:p>
          </table:table-cell>
          <table:table-cell/>
          <table:table-cell table:style-name="ce42" office:value-type="string" calcext:value-type="string">
            <text:p>EAU</text:p>
          </table:table-cell>
          <table:table-cell table:style-name="ce3" office:value-type="string" calcext:value-type="string">
            <text:p>EAU</text:p>
          </table:table-cell>
          <table:table-cell table:number-columns-repeated="3"/>
          <table:table-cell table:style-name="ce31" table:formula="of:=UPPER([.G37])" office:value-type="string" office:string-value="EAU" calcext:value-type="string">
            <text:p>EAU</text:p>
          </table:table-cell>
          <table:table-cell table:formula="of:=LEN([.F37])" office:value-type="float" office:value="3" calcext:value-type="float">
            <text:p>3</text:p>
          </table:table-cell>
          <table:table-cell table:style-name="ce29" table:formula="of:=&quot;INSERT INTO &quot; &amp; [.D37] &amp; &quot; VALUES ('&quot; &amp; [.F37] &amp; &quot;', '&quot; &amp;[.G37]&amp;&quot;');&quot;" office:value-type="string" office:string-value="INSERT INTO L_ARTERE_NATURE VALUES ('EAU', 'EAU');" calcext:value-type="string">
            <text:p>INSERT INTO L_ARTERE_NATURE VALUES ('EAU', 'EAU');</text:p>
          </table:table-cell>
          <table:table-cell table:number-columns-repeated="7"/>
          <table:table-cell office:value-type="string" calcext:value-type="string">
            <text:p>t_grace_enum_ArtereNature</text:p>
          </table:table-cell>
          <table:table-cell table:style-name="ce250" office:value-type="float" office:value="1" calcext:value-type="float">
            <text:p>1</text:p>
          </table:table-cell>
          <table:table-cell table:number-columns-repeated="1001"/>
        </table:table-row>
        <table:table-row table:style-name="ro7">
          <table:table-cell table:number-columns-repeated="2"/>
          <table:table-cell office:value-type="string" calcext:value-type="string">
            <text:p>ARTERE</text:p>
          </table:table-cell>
          <table:table-cell office:value-type="string" calcext:value-type="string">
            <text:p>L_ARTERE_NATURE</text:p>
          </table:table-cell>
          <table:table-cell/>
          <table:table-cell table:style-name="ce42" office:value-type="string" calcext:value-type="string">
            <text:p>ELE</text:p>
          </table:table-cell>
          <table:table-cell table:style-name="ce3" office:value-type="string" calcext:value-type="string">
            <text:p>ELECTRICITÉ</text:p>
          </table:table-cell>
          <table:table-cell table:number-columns-repeated="3"/>
          <table:table-cell table:style-name="ce31" table:formula="of:=UPPER([.G38])" office:value-type="string" office:string-value="ELECTRICITÉ" calcext:value-type="string">
            <text:p>ELECTRICITÉ</text:p>
          </table:table-cell>
          <table:table-cell table:formula="of:=LEN([.F38])" office:value-type="float" office:value="3" calcext:value-type="float">
            <text:p>3</text:p>
          </table:table-cell>
          <table:table-cell table:style-name="ce29" table:formula="of:=&quot;INSERT INTO &quot; &amp; [.D38] &amp; &quot; VALUES ('&quot; &amp; [.F38] &amp; &quot;', '&quot; &amp;[.G38]&amp;&quot;');&quot;" office:value-type="string" office:string-value="INSERT INTO L_ARTERE_NATURE VALUES ('ELE', 'ELECTRICITÉ');" calcext:value-type="string">
            <text:p>INSERT INTO L_ARTERE_NATURE VALUES ('ELE', 'ELECTRICITÉ');</text:p>
          </table:table-cell>
          <table:table-cell table:number-columns-repeated="7"/>
          <table:table-cell office:value-type="string" calcext:value-type="string">
            <text:p>t_grace_enum_ArtereNature</text:p>
          </table:table-cell>
          <table:table-cell table:style-name="ce250" office:value-type="float" office:value="3" calcext:value-type="float">
            <text:p>3</text:p>
          </table:table-cell>
          <table:table-cell table:number-columns-repeated="1001"/>
        </table:table-row>
        <table:table-row table:style-name="ro7">
          <table:table-cell table:number-columns-repeated="2"/>
          <table:table-cell office:value-type="string" calcext:value-type="string">
            <text:p>ARTERE</text:p>
          </table:table-cell>
          <table:table-cell office:value-type="string" calcext:value-type="string">
            <text:p>L_ARTERE_NATURE</text:p>
          </table:table-cell>
          <table:table-cell/>
          <table:table-cell table:style-name="ce42" office:value-type="string" calcext:value-type="string">
            <text:p>GAZ</text:p>
          </table:table-cell>
          <table:table-cell table:style-name="ce3" office:value-type="string" calcext:value-type="string">
            <text:p>GAZ</text:p>
          </table:table-cell>
          <table:table-cell table:number-columns-repeated="3"/>
          <table:table-cell table:style-name="ce31" table:formula="of:=UPPER([.G39])" office:value-type="string" office:string-value="GAZ" calcext:value-type="string">
            <text:p>GAZ</text:p>
          </table:table-cell>
          <table:table-cell table:formula="of:=LEN([.F39])" office:value-type="float" office:value="3" calcext:value-type="float">
            <text:p>3</text:p>
          </table:table-cell>
          <table:table-cell table:style-name="ce29" table:formula="of:=&quot;INSERT INTO &quot; &amp; [.D39] &amp; &quot; VALUES ('&quot; &amp; [.F39] &amp; &quot;', '&quot; &amp;[.G39]&amp;&quot;');&quot;" office:value-type="string" office:string-value="INSERT INTO L_ARTERE_NATURE VALUES ('GAZ', 'GAZ');" calcext:value-type="string">
            <text:p>INSERT INTO L_ARTERE_NATURE VALUES ('GAZ', 'GAZ');</text:p>
          </table:table-cell>
          <table:table-cell table:number-columns-repeated="7"/>
          <table:table-cell office:value-type="string" calcext:value-type="string">
            <text:p>t_grace_enum_ArtereNature</text:p>
          </table:table-cell>
          <table:table-cell table:style-name="ce250" office:value-type="float" office:value="2" calcext:value-type="float">
            <text:p>2</text:p>
          </table:table-cell>
          <table:table-cell table:number-columns-repeated="1001"/>
        </table:table-row>
        <table:table-row table:style-name="ro7">
          <table:table-cell table:number-columns-repeated="2"/>
          <table:table-cell office:value-type="string" calcext:value-type="string">
            <text:p>ARTERE</text:p>
          </table:table-cell>
          <table:table-cell office:value-type="string" calcext:value-type="string">
            <text:p>L_ARTERE_NATURE</text:p>
          </table:table-cell>
          <table:table-cell/>
          <table:table-cell table:style-name="ce42" office:value-type="string" calcext:value-type="string">
            <text:p>NC</text:p>
          </table:table-cell>
          <table:table-cell table:style-name="ce3" office:value-type="string" calcext:value-type="string">
            <text:p>NC</text:p>
          </table:table-cell>
          <table:table-cell table:number-columns-repeated="3"/>
          <table:table-cell table:style-name="ce31" table:formula="of:=UPPER([.G40])" office:value-type="string" office:string-value="NC" calcext:value-type="string">
            <text:p>NC</text:p>
          </table:table-cell>
          <table:table-cell table:formula="of:=LEN([.F40])" office:value-type="float" office:value="2" calcext:value-type="float">
            <text:p>2</text:p>
          </table:table-cell>
          <table:table-cell table:style-name="ce29" table:formula="of:=&quot;INSERT INTO &quot; &amp; [.D40] &amp; &quot; VALUES ('&quot; &amp; [.F40] &amp; &quot;', '&quot; &amp;[.G40]&amp;&quot;');&quot;" office:value-type="string" office:string-value="INSERT INTO L_ARTERE_NATURE VALUES ('NC', 'NC');" calcext:value-type="string">
            <text:p>INSERT INTO L_ARTERE_NATURE VALUES ('NC', 'NC');</text:p>
          </table:table-cell>
          <table:table-cell table:number-columns-repeated="7"/>
          <table:table-cell office:value-type="string" calcext:value-type="string">
            <text:p>t_grace_enum_ArtereNature</text:p>
          </table:table-cell>
          <table:table-cell table:style-name="ce251" office:value-type="float" office:value="5" calcext:value-type="float">
            <text:p>5</text:p>
          </table:table-cell>
          <table:table-cell table:number-columns-repeated="1001"/>
        </table:table-row>
        <table:table-row table:style-name="ro7">
          <table:table-cell table:number-columns-repeated="2"/>
          <table:table-cell office:value-type="string" calcext:value-type="string">
            <text:p>ARTERE</text:p>
          </table:table-cell>
          <table:table-cell office:value-type="string" calcext:value-type="string">
            <text:p>L_ARTERE_NATURE</text:p>
          </table:table-cell>
          <table:table-cell/>
          <table:table-cell table:style-name="ce42" office:value-type="string" calcext:value-type="string">
            <text:p>TEL</text:p>
          </table:table-cell>
          <table:table-cell table:style-name="ce3" office:value-type="string" calcext:value-type="string">
            <text:p>TÉLÉCOM</text:p>
          </table:table-cell>
          <table:table-cell table:number-columns-repeated="3"/>
          <table:table-cell table:style-name="ce31" table:formula="of:=UPPER([.G41])" office:value-type="string" office:string-value="TÉLÉCOM" calcext:value-type="string">
            <text:p>TÉLÉCOM</text:p>
          </table:table-cell>
          <table:table-cell table:formula="of:=LEN([.F41])" office:value-type="float" office:value="3" calcext:value-type="float">
            <text:p>3</text:p>
          </table:table-cell>
          <table:table-cell table:style-name="ce29" table:formula="of:=&quot;INSERT INTO &quot; &amp; [.D41] &amp; &quot; VALUES ('&quot; &amp; [.F41] &amp; &quot;', '&quot; &amp;[.G41]&amp;&quot;');&quot;" office:value-type="string" office:string-value="INSERT INTO L_ARTERE_NATURE VALUES ('TEL', 'TÉLÉCOM');" calcext:value-type="string">
            <text:p>INSERT INTO L_ARTERE_NATURE VALUES ('TEL', 'TÉLÉCOM');</text:p>
          </table:table-cell>
          <table:table-cell table:number-columns-repeated="7"/>
          <table:table-cell office:value-type="string" calcext:value-type="string">
            <text:p>t_grace_enum_ArtereNature</text:p>
          </table:table-cell>
          <table:table-cell table:style-name="ce252" office:value-type="float" office:value="0" calcext:value-type="float">
            <text:p>0</text:p>
          </table:table-cell>
          <table:table-cell table:number-columns-repeated="1001"/>
        </table:table-row>
        <table:table-row table:style-name="ro1">
          <table:table-cell/>
          <table:table-cell table:style-name="ce40" office:value-type="string" calcext:value-type="string">
            <text:p>Intitulé à reprendre ?</text:p>
          </table:table-cell>
          <table:table-cell/>
          <table:table-cell table:style-name="ce218" office:value-type="string" calcext:value-type="string">
            <text:p>L_ARTERE_TYPE</text:p>
          </table:table-cell>
          <table:table-cell table:style-name="ce218" office:value-type="float" office:value="1" calcext:value-type="float">
            <text:p>1</text:p>
          </table:table-cell>
          <table:table-cell table:style-name="ce228" office:value-type="string" calcext:value-type="string">
            <text:p>CO</text:p>
          </table:table-cell>
          <table:table-cell table:style-name="ce218" office:value-type="string" calcext:value-type="string">
            <text:p>COLLECTE</text:p>
          </table:table-cell>
          <table:table-cell table:style-name="ce218" office:value-type="string" calcext:value-type="string">
            <text:p>Liaison entre les PM</text:p>
          </table:table-cell>
          <table:table-cell table:style-name="ce208" office:value-type="string" calcext:value-type="string">
            <text:p>enum</text:p>
          </table:table-cell>
          <table:table-cell table:style-name="ce208" office:value-type="string" calcext:value-type="string">
            <text:p>Covadis</text:p>
          </table:table-cell>
          <table:table-cell table:formula="of:=UPPER([.G42])" office:value-type="string" office:string-value="COLLECTE" calcext:value-type="string">
            <text:p>COLLECTE</text:p>
          </table:table-cell>
          <table:table-cell table:formula="of:=LEN([.F42])" office:value-type="float" office:value="2" calcext:value-type="float">
            <text:p>2</text:p>
          </table:table-cell>
          <table:table-cell table:style-name="ce29" table:formula="of:=&quot;INSERT INTO &quot; &amp; [.D42] &amp; &quot; VALUES ('&quot; &amp; [.F42] &amp; &quot;', '&quot; &amp;[.G42]&amp;&quot;');&quot;" office:value-type="string" office:string-value="INSERT INTO L_ARTERE_TYPE VALUES ('CO', 'COLLECTE');" calcext:value-type="string">
            <text:p>INSERT INTO L_ARTERE_TYPE VALUES ('CO', 'COLLECTE');</text:p>
          </table:table-cell>
          <table:table-cell table:number-columns-repeated="2"/>
          <table:table-cell table:style-name="ce218" office:value-type="string" calcext:value-type="string">
            <text:p>ArtereType</text:p>
          </table:table-cell>
          <table:table-cell table:style-name="ce218" office:value-type="float" office:value="1" calcext:value-type="float">
            <text:p>1</text:p>
          </table:table-cell>
          <table:table-cell table:number-columns-repeated="1006"/>
        </table:table-row>
        <table:table-row table:style-name="ro1">
          <table:table-cell/>
          <table:table-cell table:style-name="ce40" office:value-type="string" calcext:value-type="string">
            <text:p>Intitulé à reprendre ?</text:p>
          </table:table-cell>
          <table:table-cell/>
          <table:table-cell table:style-name="ce218" office:value-type="string" calcext:value-type="string">
            <text:p>L_ARTERE_TYPE</text:p>
          </table:table-cell>
          <table:table-cell table:style-name="ce218" office:value-type="float" office:value="2" calcext:value-type="float">
            <text:p>2</text:p>
          </table:table-cell>
          <table:table-cell table:style-name="ce228" office:value-type="string" calcext:value-type="string">
            <text:p>TR</text:p>
          </table:table-cell>
          <table:table-cell table:style-name="ce218" office:value-type="string" calcext:value-type="string">
            <text:p>TRANSPORT</text:p>
          </table:table-cell>
          <table:table-cell table:style-name="ce218" office:value-type="string" calcext:value-type="string">
            <text:p>&gt; 144Fo</text:p>
          </table:table-cell>
          <table:table-cell table:style-name="ce208" office:value-type="string" calcext:value-type="string">
            <text:p>enum</text:p>
          </table:table-cell>
          <table:table-cell table:style-name="ce208" office:value-type="string" calcext:value-type="string">
            <text:p>Covadis</text:p>
          </table:table-cell>
          <table:table-cell table:formula="of:=UPPER([.G43])" office:value-type="string" office:string-value="TRANSPORT" calcext:value-type="string">
            <text:p>TRANSPORT</text:p>
          </table:table-cell>
          <table:table-cell table:formula="of:=LEN([.F43])" office:value-type="float" office:value="2" calcext:value-type="float">
            <text:p>2</text:p>
          </table:table-cell>
          <table:table-cell table:style-name="ce29" table:formula="of:=&quot;INSERT INTO &quot; &amp; [.D43] &amp; &quot; VALUES ('&quot; &amp; [.F43] &amp; &quot;', '&quot; &amp;[.G43]&amp;&quot;');&quot;" office:value-type="string" office:string-value="INSERT INTO L_ARTERE_TYPE VALUES ('TR', 'TRANSPORT');" calcext:value-type="string">
            <text:p>INSERT INTO L_ARTERE_TYPE VALUES ('TR', 'TRANSPORT');</text:p>
          </table:table-cell>
          <table:table-cell table:number-columns-repeated="2"/>
          <table:table-cell table:style-name="ce218" office:value-type="string" calcext:value-type="string">
            <text:p>ArtereType</text:p>
          </table:table-cell>
          <table:table-cell table:style-name="ce218" office:value-type="float" office:value="2" calcext:value-type="float">
            <text:p>2</text:p>
          </table:table-cell>
          <table:table-cell table:number-columns-repeated="1006"/>
        </table:table-row>
        <table:table-row table:style-name="ro1">
          <table:table-cell/>
          <table:table-cell table:style-name="ce40" office:value-type="string" calcext:value-type="string">
            <text:p>Intitulé à reprendre ?</text:p>
          </table:table-cell>
          <table:table-cell/>
          <table:table-cell table:style-name="ce218" office:value-type="string" calcext:value-type="string">
            <text:p>L_ARTERE_TYPE</text:p>
          </table:table-cell>
          <table:table-cell table:style-name="ce218" office:value-type="float" office:value="3" calcext:value-type="float">
            <text:p>3</text:p>
          </table:table-cell>
          <table:table-cell table:style-name="ce228" office:value-type="string" calcext:value-type="string">
            <text:p>DI</text:p>
          </table:table-cell>
          <table:table-cell table:style-name="ce218" office:value-type="string" calcext:value-type="string">
            <text:p>DISTRIBUTION</text:p>
          </table:table-cell>
          <table:table-cell table:style-name="ce218" office:value-type="string" calcext:value-type="string">
            <text:p>&lt;= 144Fo</text:p>
          </table:table-cell>
          <table:table-cell table:style-name="ce208" office:value-type="string" calcext:value-type="string">
            <text:p>enum</text:p>
          </table:table-cell>
          <table:table-cell table:style-name="ce208" office:value-type="string" calcext:value-type="string">
            <text:p>Covadis</text:p>
          </table:table-cell>
          <table:table-cell table:formula="of:=UPPER([.G44])" office:value-type="string" office:string-value="DISTRIBUTION" calcext:value-type="string">
            <text:p>DISTRIBUTION</text:p>
          </table:table-cell>
          <table:table-cell table:formula="of:=LEN([.F44])" office:value-type="float" office:value="2" calcext:value-type="float">
            <text:p>2</text:p>
          </table:table-cell>
          <table:table-cell table:style-name="ce29" table:formula="of:=&quot;INSERT INTO &quot; &amp; [.D44] &amp; &quot; VALUES ('&quot; &amp; [.F44] &amp; &quot;', '&quot; &amp;[.G44]&amp;&quot;');&quot;" office:value-type="string" office:string-value="INSERT INTO L_ARTERE_TYPE VALUES ('DI', 'DISTRIBUTION');" calcext:value-type="string">
            <text:p>INSERT INTO L_ARTERE_TYPE VALUES ('DI', 'DISTRIBUTION');</text:p>
          </table:table-cell>
          <table:table-cell table:number-columns-repeated="2"/>
          <table:table-cell table:style-name="ce218" office:value-type="string" calcext:value-type="string">
            <text:p>ArtereType</text:p>
          </table:table-cell>
          <table:table-cell table:style-name="ce218" office:value-type="float" office:value="3" calcext:value-type="float">
            <text:p>3</text:p>
          </table:table-cell>
          <table:table-cell table:number-columns-repeated="1006"/>
        </table:table-row>
        <table:table-row table:style-name="ro1">
          <table:table-cell table:number-columns-repeated="3"/>
          <table:table-cell table:style-name="ce218" office:value-type="string" calcext:value-type="string">
            <text:p>L_ARTERE_TYPE</text:p>
          </table:table-cell>
          <table:table-cell table:style-name="ce218" office:value-type="float" office:value="4" calcext:value-type="float">
            <text:p>4</text:p>
          </table:table-cell>
          <table:table-cell table:style-name="ce228" office:value-type="string" calcext:value-type="string">
            <text:p>AD</text:p>
          </table:table-cell>
          <table:table-cell table:style-name="ce218" office:value-type="string" calcext:value-type="string">
            <text:p>ADDUCTION</text:p>
          </table:table-cell>
          <table:table-cell table:style-name="ce218" office:value-type="string" calcext:value-type="string">
            <text:p>Entre le client et la distribution</text:p>
          </table:table-cell>
          <table:table-cell table:style-name="ce208" office:value-type="string" calcext:value-type="string">
            <text:p>enum</text:p>
          </table:table-cell>
          <table:table-cell table:style-name="ce208" office:value-type="string" calcext:value-type="string">
            <text:p>Covadis</text:p>
          </table:table-cell>
          <table:table-cell table:formula="of:=UPPER([.G45])" office:value-type="string" office:string-value="ADDUCTION" calcext:value-type="string">
            <text:p>ADDUCTION</text:p>
          </table:table-cell>
          <table:table-cell table:formula="of:=LEN([.F45])" office:value-type="float" office:value="2" calcext:value-type="float">
            <text:p>2</text:p>
          </table:table-cell>
          <table:table-cell table:style-name="ce29" table:formula="of:=&quot;INSERT INTO &quot; &amp; [.D45] &amp; &quot; VALUES ('&quot; &amp; [.F45] &amp; &quot;', '&quot; &amp;[.G45]&amp;&quot;');&quot;" office:value-type="string" office:string-value="INSERT INTO L_ARTERE_TYPE VALUES ('AD', 'ADDUCTION');" calcext:value-type="string">
            <text:p>INSERT INTO L_ARTERE_TYPE VALUES ('AD', 'ADDUCTION');</text:p>
          </table:table-cell>
          <table:table-cell table:number-columns-repeated="2"/>
          <table:table-cell table:style-name="ce218" office:value-type="string" calcext:value-type="string">
            <text:p>ArtereType</text:p>
          </table:table-cell>
          <table:table-cell table:style-name="ce218" office:value-type="float" office:value="4" calcext:value-type="float">
            <text:p>4</text:p>
          </table:table-cell>
          <table:table-cell table:number-columns-repeated="1006"/>
        </table:table-row>
        <table:table-row table:style-name="ro7">
          <table:table-cell/>
          <table:table-cell office:value-type="string" calcext:value-type="string">
            <text:p>Une artère n'est pas forcément dédiée à un type unique. </text:p>
          </table:table-cell>
          <table:table-cell/>
          <table:table-cell table:style-name="ce220" office:value-type="string" calcext:value-type="string">
            <text:p>L_ARTERE_TYPE</text:p>
          </table:table-cell>
          <table:table-cell table:style-name="ce220"/>
          <table:table-cell table:style-name="ce228" office:value-type="string" calcext:value-type="string">
            <text:p>BM</text:p>
          </table:table-cell>
          <table:table-cell table:style-name="ce220" office:value-type="string" calcext:value-type="string">
            <text:p>BOUCLE METROPOLITAINE</text:p>
          </table:table-cell>
          <table:table-cell table:style-name="ce220"/>
          <table:table-cell table:style-name="ce211"/>
          <table:table-cell table:style-name="ce211" office:value-type="string" calcext:value-type="string">
            <text:p>SBY</text:p>
          </table:table-cell>
          <table:table-cell table:formula="of:=UPPER([.G46])" office:value-type="string" office:string-value="BOUCLE METROPOLITAINE" calcext:value-type="string">
            <text:p>BOUCLE METROPOLITAINE</text:p>
          </table:table-cell>
          <table:table-cell table:formula="of:=LEN([.F46])" office:value-type="float" office:value="2" calcext:value-type="float">
            <text:p>2</text:p>
          </table:table-cell>
          <table:table-cell table:style-name="ce29" table:formula="of:=&quot;INSERT INTO &quot; &amp; [.D46] &amp; &quot; VALUES ('&quot; &amp; [.F46] &amp; &quot;', '&quot; &amp;[.G46]&amp;&quot;');&quot;" office:value-type="string" office:string-value="INSERT INTO L_ARTERE_TYPE VALUES ('BM', 'BOUCLE METROPOLITAINE');" calcext:value-type="string">
            <text:p>INSERT INTO L_ARTERE_TYPE VALUES ('BM', 'BOUCLE METROPOLITAINE');</text:p>
          </table:table-cell>
          <table:table-cell table:number-columns-repeated="2"/>
          <table:table-cell table:style-name="ce218" table:number-columns-repeated="2"/>
          <table:table-cell table:number-columns-repeated="1006"/>
        </table:table-row>
        <table:table-row table:style-name="ro7">
          <table:table-cell/>
          <table:table-cell office:value-type="string" calcext:value-type="string">
            <text:p>Une artère n'est pas forcément dédiée à un type unique. </text:p>
          </table:table-cell>
          <table:table-cell/>
          <table:table-cell table:style-name="ce220" office:value-type="string" calcext:value-type="string">
            <text:p>L_ARTERE_TYPE</text:p>
          </table:table-cell>
          <table:table-cell table:style-name="ce220"/>
          <table:table-cell table:style-name="ce228" office:value-type="string" calcext:value-type="string">
            <text:p>LH</text:p>
          </table:table-cell>
          <table:table-cell table:style-name="ce220" office:value-type="string" calcext:value-type="string">
            <text:p>LONGUE DISTANCE (LONG HAUL)</text:p>
          </table:table-cell>
          <table:table-cell table:style-name="ce220"/>
          <table:table-cell table:style-name="ce211"/>
          <table:table-cell table:style-name="ce211" office:value-type="string" calcext:value-type="string">
            <text:p>SBY</text:p>
          </table:table-cell>
          <table:table-cell table:formula="of:=UPPER([.G47])" office:value-type="string" office:string-value="LONGUE DISTANCE (LONG HAUL)" calcext:value-type="string">
            <text:p>LONGUE DISTANCE (LONG HAUL)</text:p>
          </table:table-cell>
          <table:table-cell table:formula="of:=LEN([.F47])" office:value-type="float" office:value="2" calcext:value-type="float">
            <text:p>2</text:p>
          </table:table-cell>
          <table:table-cell table:style-name="ce29" table:formula="of:=&quot;INSERT INTO &quot; &amp; [.D47] &amp; &quot; VALUES ('&quot; &amp; [.F47] &amp; &quot;', '&quot; &amp;[.G47]&amp;&quot;');&quot;" office:value-type="string" office:string-value="INSERT INTO L_ARTERE_TYPE VALUES ('LH', 'LONGUE DISTANCE (LONG HAUL)');" calcext:value-type="string">
            <text:p>INSERT INTO L_ARTERE_TYPE VALUES ('LH', 'LONGUE DISTANCE (LONG HAUL)');</text:p>
          </table:table-cell>
          <table:table-cell table:number-columns-repeated="2"/>
          <table:table-cell table:style-name="ce218" table:number-columns-repeated="2"/>
          <table:table-cell table:number-columns-repeated="1006"/>
        </table:table-row>
        <table:table-row table:style-name="ro5">
          <table:table-cell/>
          <table:table-cell table:style-name="ce40" office:value-type="string" calcext:value-type="string">
            <text:p>modéliser le type de standard de la baie : 19 pouces, ETSI ou autre. </text:p>
          </table:table-cell>
          <table:table-cell/>
          <table:table-cell table:style-name="ce14" office:value-type="string" calcext:value-type="string">
            <text:p>L_BAIE_TYPE</text:p>
          </table:table-cell>
          <table:table-cell table:style-name="ce3" office:value-type="float" office:value="1" calcext:value-type="float">
            <text:p>1</text:p>
          </table:table-cell>
          <table:table-cell table:style-name="ce44" office:value-type="string" calcext:value-type="string">
            <text:p>BAIE</text:p>
          </table:table-cell>
          <table:table-cell table:style-name="ce3" office:value-type="string" calcext:value-type="string">
            <text:p>BAIE</text:p>
          </table:table-cell>
          <table:table-cell table:style-name="ce3"/>
          <table:table-cell/>
          <table:table-cell office:value-type="string" calcext:value-type="string">
            <text:p>Syane</text:p>
          </table:table-cell>
          <table:table-cell/>
          <table:table-cell table:formula="of:=LEN([.F48])" office:value-type="float" office:value="4" calcext:value-type="float">
            <text:p>4</text:p>
          </table:table-cell>
          <table:table-cell table:style-name="ce29" table:formula="of:=&quot;INSERT INTO &quot; &amp; [.D48] &amp; &quot; VALUES ('&quot; &amp; [.F48] &amp; &quot;', '&quot; &amp;[.G48]&amp;&quot;');&quot;" office:value-type="string" office:string-value="INSERT INTO L_BAIE_TYPE VALUES ('BAIE', 'BAIE');" calcext:value-type="string">
            <text:p>INSERT INTO L_BAIE_TYPE VALUES ('BAIE', 'BAIE');</text:p>
          </table:table-cell>
          <table:table-cell table:number-columns-repeated="5"/>
          <table:table-cell table:style-name="ce248" office:value-type="string" calcext:value-type="string">
            <text:p>CTRL_BAIE_TYPE</text:p>
          </table:table-cell>
          <table:table-cell table:style-name="ce3" office:value-type="float" office:value="1" calcext:value-type="float">
            <text:p>1</text:p>
          </table:table-cell>
          <table:table-cell table:number-columns-repeated="1003"/>
        </table:table-row>
        <table:table-row table:style-name="ro1">
          <table:table-cell table:number-columns-repeated="3"/>
          <table:table-cell table:style-name="ce14" office:value-type="string" calcext:value-type="string">
            <text:p>L_BAIE_TYPE</text:p>
          </table:table-cell>
          <table:table-cell table:style-name="ce3" office:value-type="float" office:value="2" calcext:value-type="float">
            <text:p>2</text:p>
          </table:table-cell>
          <table:table-cell table:style-name="ce44" office:value-type="string" calcext:value-type="string">
            <text:p>FERME</text:p>
          </table:table-cell>
          <table:table-cell table:style-name="ce3" office:value-type="string" calcext:value-type="string">
            <text:p>FERME</text:p>
          </table:table-cell>
          <table:table-cell table:style-name="ce3"/>
          <table:table-cell/>
          <table:table-cell office:value-type="string" calcext:value-type="string">
            <text:p>Syane</text:p>
          </table:table-cell>
          <table:table-cell/>
          <table:table-cell table:formula="of:=LEN([.F49])" office:value-type="float" office:value="5" calcext:value-type="float">
            <text:p>5</text:p>
          </table:table-cell>
          <table:table-cell table:style-name="ce29" table:formula="of:=&quot;INSERT INTO &quot; &amp; [.D49] &amp; &quot; VALUES ('&quot; &amp; [.F49] &amp; &quot;', '&quot; &amp;[.G49]&amp;&quot;');&quot;" office:value-type="string" office:string-value="INSERT INTO L_BAIE_TYPE VALUES ('FERME', 'FERME');" calcext:value-type="string">
            <text:p>INSERT INTO L_BAIE_TYPE VALUES ('FERME', 'FERME');</text:p>
          </table:table-cell>
          <table:table-cell table:number-columns-repeated="5"/>
          <table:table-cell table:style-name="ce248" office:value-type="string" calcext:value-type="string">
            <text:p>CTRL_BAIE_TYPE</text:p>
          </table:table-cell>
          <table:table-cell table:style-name="ce3" office:value-type="float" office:value="2" calcext:value-type="float">
            <text:p>2</text:p>
          </table:table-cell>
          <table:table-cell table:number-columns-repeated="1003"/>
        </table:table-row>
        <table:table-row table:style-name="ro1">
          <table:table-cell table:number-columns-repeated="3"/>
          <table:table-cell table:style-name="ce14" office:value-type="string" calcext:value-type="string">
            <text:p>L_BP_LOCALISATION</text:p>
          </table:table-cell>
          <table:table-cell table:style-name="ce3" office:value-type="float" office:value="1" calcext:value-type="float">
            <text:p>1</text:p>
          </table:table-cell>
          <table:table-cell table:style-name="ce44" office:value-type="string" calcext:value-type="string">
            <text:p>SITE</text:p>
          </table:table-cell>
          <table:table-cell table:style-name="ce3" office:value-type="string" calcext:value-type="string">
            <text:p>SITE</text:p>
          </table:table-cell>
          <table:table-cell table:style-name="ce3"/>
          <table:table-cell/>
          <table:table-cell office:value-type="string" calcext:value-type="string">
            <text:p>Syane</text:p>
          </table:table-cell>
          <table:table-cell/>
          <table:table-cell table:formula="of:=LEN([.F50])" office:value-type="float" office:value="4" calcext:value-type="float">
            <text:p>4</text:p>
          </table:table-cell>
          <table:table-cell table:style-name="ce29" table:formula="of:=&quot;INSERT INTO &quot; &amp; [.D50] &amp; &quot; VALUES ('&quot; &amp; [.F50] &amp; &quot;', '&quot; &amp;[.G50]&amp;&quot;');&quot;" office:value-type="string" office:string-value="INSERT INTO L_BP_LOCALISATION VALUES ('SITE', 'SITE');" calcext:value-type="string">
            <text:p>INSERT INTO L_BP_LOCALISATION VALUES ('SITE', 'SITE');</text:p>
          </table:table-cell>
          <table:table-cell table:number-columns-repeated="5"/>
          <table:table-cell table:style-name="ce248" office:value-type="string" calcext:value-type="string">
            <text:p>CTRL_BPE_LOCALISATION</text:p>
          </table:table-cell>
          <table:table-cell table:style-name="ce3" office:value-type="float" office:value="1" calcext:value-type="float">
            <text:p>1</text:p>
          </table:table-cell>
          <table:table-cell table:number-columns-repeated="1003"/>
        </table:table-row>
        <table:table-row table:style-name="ro1">
          <table:table-cell table:number-columns-repeated="3"/>
          <table:table-cell table:style-name="ce14" office:value-type="string" calcext:value-type="string">
            <text:p>L_BP_LOCALISATION</text:p>
          </table:table-cell>
          <table:table-cell table:style-name="ce3" office:value-type="float" office:value="2" calcext:value-type="float">
            <text:p>2</text:p>
          </table:table-cell>
          <table:table-cell table:style-name="ce44" office:value-type="string" calcext:value-type="string">
            <text:p>AERIEN</text:p>
          </table:table-cell>
          <table:table-cell table:style-name="ce3" office:value-type="string" calcext:value-type="string">
            <text:p>AUTRE AERIEN</text:p>
          </table:table-cell>
          <table:table-cell table:style-name="ce3"/>
          <table:table-cell/>
          <table:table-cell office:value-type="string" calcext:value-type="string">
            <text:p>Syane</text:p>
          </table:table-cell>
          <table:table-cell/>
          <table:table-cell table:formula="of:=LEN([.F51])" office:value-type="float" office:value="6" calcext:value-type="float">
            <text:p>6</text:p>
          </table:table-cell>
          <table:table-cell table:style-name="ce29" table:formula="of:=&quot;INSERT INTO &quot; &amp; [.D51] &amp; &quot; VALUES ('&quot; &amp; [.F51] &amp; &quot;', '&quot; &amp;[.G51]&amp;&quot;');&quot;" office:value-type="string" office:string-value="INSERT INTO L_BP_LOCALISATION VALUES ('AERIEN', 'AUTRE AERIEN');" calcext:value-type="string">
            <text:p>INSERT INTO L_BP_LOCALISATION VALUES ('AERIEN', 'AUTRE AERIEN');</text:p>
          </table:table-cell>
          <table:table-cell table:number-columns-repeated="5"/>
          <table:table-cell table:style-name="ce248" office:value-type="string" calcext:value-type="string">
            <text:p>CTRL_BPE_LOCALISATION</text:p>
          </table:table-cell>
          <table:table-cell table:style-name="ce3" office:value-type="float" office:value="2" calcext:value-type="float">
            <text:p>2</text:p>
          </table:table-cell>
          <table:table-cell table:number-columns-repeated="1003"/>
        </table:table-row>
        <table:table-row table:style-name="ro1">
          <table:table-cell table:number-columns-repeated="3"/>
          <table:table-cell table:style-name="ce14" office:value-type="string" calcext:value-type="string">
            <text:p>L_BP_LOCALISATION</text:p>
          </table:table-cell>
          <table:table-cell table:style-name="ce3" office:value-type="float" office:value="3" calcext:value-type="float">
            <text:p>3</text:p>
          </table:table-cell>
          <table:table-cell table:style-name="ce44" office:value-type="string" calcext:value-type="string">
            <text:p>CHAMBRE</text:p>
          </table:table-cell>
          <table:table-cell table:style-name="ce3" office:value-type="string" calcext:value-type="string">
            <text:p>CHAMBRE</text:p>
          </table:table-cell>
          <table:table-cell table:style-name="ce3"/>
          <table:table-cell/>
          <table:table-cell office:value-type="string" calcext:value-type="string">
            <text:p>Syane</text:p>
          </table:table-cell>
          <table:table-cell/>
          <table:table-cell table:formula="of:=LEN([.F52])" office:value-type="float" office:value="7" calcext:value-type="float">
            <text:p>7</text:p>
          </table:table-cell>
          <table:table-cell table:style-name="ce29" table:formula="of:=&quot;INSERT INTO &quot; &amp; [.D52] &amp; &quot; VALUES ('&quot; &amp; [.F52] &amp; &quot;', '&quot; &amp;[.G52]&amp;&quot;');&quot;" office:value-type="string" office:string-value="INSERT INTO L_BP_LOCALISATION VALUES ('CHAMBRE', 'CHAMBRE');" calcext:value-type="string">
            <text:p>INSERT INTO L_BP_LOCALISATION VALUES ('CHAMBRE', 'CHAMBRE');</text:p>
          </table:table-cell>
          <table:table-cell table:number-columns-repeated="5"/>
          <table:table-cell table:style-name="ce248" office:value-type="string" calcext:value-type="string">
            <text:p>CTRL_BPE_LOCALISATION</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 calcext:value-type="float">
            <text:p>1</text:p>
          </table:table-cell>
          <table:table-cell table:style-name="ce3" office:value-type="string" calcext:value-type="string">
            <text:p>CLI001</text:p>
          </table:table-cell>
          <table:table-cell table:style-name="ce3" table:number-columns-repeated="2"/>
          <table:table-cell/>
          <table:table-cell office:value-type="string" calcext:value-type="string">
            <text:p>Syane</text:p>
          </table:table-cell>
          <table:table-cell/>
          <table:table-cell table:formula="of:=LEN([.F53])" office:value-type="float" office:value="6" calcext:value-type="float">
            <text:p>6</text:p>
          </table:table-cell>
          <table:table-cell table:style-name="ce29" table:formula="of:=&quot;INSERT INTO &quot; &amp; [.D53] &amp; &quot; VALUES ('&quot; &amp; [.F53] &amp; &quot;', '&quot; &amp;[.G53]&amp;&quot;');&quot;" office:value-type="string" office:string-value="INSERT INTO L_BP_RACCO VALUES ('CLI001', '');" calcext:value-type="string">
            <text:p>INSERT INTO L_BP_RACCO VALUES ('CLI001', '');</text:p>
          </table:table-cell>
          <table:table-cell table:number-columns-repeated="5"/>
          <table:table-cell table:style-name="ce248" office:value-type="string" calcext:value-type="string">
            <text:p>CTRL_BPE_RACCO</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2" calcext:value-type="float">
            <text:p>2</text:p>
          </table:table-cell>
          <table:table-cell table:style-name="ce3" office:value-type="string" calcext:value-type="string">
            <text:p>CLI002</text:p>
          </table:table-cell>
          <table:table-cell table:style-name="ce3" office:value-type="string" calcext:value-type="string">
            <text:p>CLIENT INJOIGNABLE IMPOSSIBLE DE PRENDRE RDV</text:p>
          </table:table-cell>
          <table:table-cell table:style-name="ce3"/>
          <table:table-cell/>
          <table:table-cell office:value-type="string" calcext:value-type="string">
            <text:p>Syane</text:p>
          </table:table-cell>
          <table:table-cell/>
          <table:table-cell table:formula="of:=LEN([.F54])" office:value-type="float" office:value="6" calcext:value-type="float">
            <text:p>6</text:p>
          </table:table-cell>
          <table:table-cell table:style-name="ce29" table:formula="of:=&quot;INSERT INTO &quot; &amp; [.D54] &amp; &quot; VALUES ('&quot; &amp; [.F54] &amp; &quot;', '&quot; &amp;[.G54]&amp;&quot;');&quot;" office:value-type="string" office:string-value="INSERT INTO L_BP_RACCO VALUES ('CLI002', 'CLIENT INJOIGNABLE IMPOSSIBLE DE PRENDRE RDV');" calcext:value-type="string">
            <text:p>INSERT INTO L_BP_RACCO VALUES ('CLI002', 'CLIENT INJOIGNABLE IMPOSSIBLE DE PRENDRE RDV');</text:p>
          </table:table-cell>
          <table:table-cell table:number-columns-repeated="5"/>
          <table:table-cell table:style-name="ce248" office:value-type="string" calcext:value-type="string">
            <text:p>CTRL_BPE_RACCO</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3" calcext:value-type="float">
            <text:p>3</text:p>
          </table:table-cell>
          <table:table-cell table:style-name="ce3" office:value-type="string" calcext:value-type="string">
            <text:p>CLI003</text:p>
          </table:table-cell>
          <table:table-cell table:style-name="ce3" table:number-columns-repeated="2"/>
          <table:table-cell/>
          <table:table-cell office:value-type="string" calcext:value-type="string">
            <text:p>Syane</text:p>
          </table:table-cell>
          <table:table-cell/>
          <table:table-cell table:formula="of:=LEN([.F55])" office:value-type="float" office:value="6" calcext:value-type="float">
            <text:p>6</text:p>
          </table:table-cell>
          <table:table-cell table:style-name="ce29" table:formula="of:=&quot;INSERT INTO &quot; &amp; [.D55] &amp; &quot; VALUES ('&quot; &amp; [.F55] &amp; &quot;', '&quot; &amp;[.G55]&amp;&quot;');&quot;" office:value-type="string" office:string-value="INSERT INTO L_BP_RACCO VALUES ('CLI003', '');" calcext:value-type="string">
            <text:p>INSERT INTO L_BP_RACCO VALUES ('CLI003', '');</text:p>
          </table:table-cell>
          <table:table-cell table:number-columns-repeated="5"/>
          <table:table-cell table:style-name="ce248" office:value-type="string" calcext:value-type="string">
            <text:p>CTRL_BPE_RACCO</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4" calcext:value-type="float">
            <text:p>4</text:p>
          </table:table-cell>
          <table:table-cell table:style-name="ce3" office:value-type="string" calcext:value-type="string">
            <text:p>CLI004</text:p>
          </table:table-cell>
          <table:table-cell table:style-name="ce3" table:number-columns-repeated="2"/>
          <table:table-cell/>
          <table:table-cell office:value-type="string" calcext:value-type="string">
            <text:p>Syane</text:p>
          </table:table-cell>
          <table:table-cell/>
          <table:table-cell table:formula="of:=LEN([.F56])" office:value-type="float" office:value="6" calcext:value-type="float">
            <text:p>6</text:p>
          </table:table-cell>
          <table:table-cell table:style-name="ce29" table:formula="of:=&quot;INSERT INTO &quot; &amp; [.D56] &amp; &quot; VALUES ('&quot; &amp; [.F56] &amp; &quot;', '&quot; &amp;[.G56]&amp;&quot;');&quot;" office:value-type="string" office:string-value="INSERT INTO L_BP_RACCO VALUES ('CLI004', '');" calcext:value-type="string">
            <text:p>INSERT INTO L_BP_RACCO VALUES ('CLI004', '');</text:p>
          </table:table-cell>
          <table:table-cell table:number-columns-repeated="5"/>
          <table:table-cell table:style-name="ce248" office:value-type="string" calcext:value-type="string">
            <text:p>CTRL_BPE_RACCO</text:p>
          </table:table-cell>
          <table:table-cell table:style-name="ce3" office:value-type="float" office:value="4" calcext:value-type="float">
            <text:p>4</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5" calcext:value-type="float">
            <text:p>5</text:p>
          </table:table-cell>
          <table:table-cell table:style-name="ce3" office:value-type="string" calcext:value-type="string">
            <text:p>CLI005</text:p>
          </table:table-cell>
          <table:table-cell table:style-name="ce3" office:value-type="string" calcext:value-type="string">
            <text:p>CLIENT REFUS CLIENT</text:p>
          </table:table-cell>
          <table:table-cell table:style-name="ce3"/>
          <table:table-cell/>
          <table:table-cell office:value-type="string" calcext:value-type="string">
            <text:p>Syane</text:p>
          </table:table-cell>
          <table:table-cell/>
          <table:table-cell table:formula="of:=LEN([.F57])" office:value-type="float" office:value="6" calcext:value-type="float">
            <text:p>6</text:p>
          </table:table-cell>
          <table:table-cell table:style-name="ce29" table:formula="of:=&quot;INSERT INTO &quot; &amp; [.D57] &amp; &quot; VALUES ('&quot; &amp; [.F57] &amp; &quot;', '&quot; &amp;[.G57]&amp;&quot;');&quot;" office:value-type="string" office:string-value="INSERT INTO L_BP_RACCO VALUES ('CLI005', 'CLIENT REFUS CLIENT');" calcext:value-type="string">
            <text:p>INSERT INTO L_BP_RACCO VALUES ('CLI005', 'CLIENT REFUS CLIENT');</text:p>
          </table:table-cell>
          <table:table-cell table:number-columns-repeated="5"/>
          <table:table-cell table:style-name="ce248" office:value-type="string" calcext:value-type="string">
            <text:p>CTRL_BPE_RACCO</text:p>
          </table:table-cell>
          <table:table-cell table:style-name="ce3" office:value-type="float" office:value="5" calcext:value-type="float">
            <text:p>5</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6" calcext:value-type="float">
            <text:p>6</text:p>
          </table:table-cell>
          <table:table-cell table:style-name="ce3" office:value-type="string" calcext:value-type="string">
            <text:p>CLI006</text:p>
          </table:table-cell>
          <table:table-cell table:style-name="ce3" office:value-type="string" calcext:value-type="string">
            <text:p>CLIENT REFUS GESTIONNAIRE D IMMEUBLES</text:p>
          </table:table-cell>
          <table:table-cell table:style-name="ce3"/>
          <table:table-cell/>
          <table:table-cell office:value-type="string" calcext:value-type="string">
            <text:p>Syane</text:p>
          </table:table-cell>
          <table:table-cell/>
          <table:table-cell table:formula="of:=LEN([.F58])" office:value-type="float" office:value="6" calcext:value-type="float">
            <text:p>6</text:p>
          </table:table-cell>
          <table:table-cell table:style-name="ce29" table:formula="of:=&quot;INSERT INTO &quot; &amp; [.D58] &amp; &quot; VALUES ('&quot; &amp; [.F58] &amp; &quot;', '&quot; &amp;[.G58]&amp;&quot;');&quot;" office:value-type="string" office:string-value="INSERT INTO L_BP_RACCO VALUES ('CLI006', 'CLIENT REFUS GESTIONNAIRE D IMMEUBLES');" calcext:value-type="string">
            <text:p>INSERT INTO L_BP_RACCO VALUES ('CLI006', 'CLIENT REFUS GESTIONNAIRE D IMMEUBLES');</text:p>
          </table:table-cell>
          <table:table-cell table:number-columns-repeated="5"/>
          <table:table-cell table:style-name="ce248" office:value-type="string" calcext:value-type="string">
            <text:p>CTRL_BPE_RACCO</text:p>
          </table:table-cell>
          <table:table-cell table:style-name="ce3" office:value-type="float" office:value="6" calcext:value-type="float">
            <text:p>6</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7" calcext:value-type="float">
            <text:p>7</text:p>
          </table:table-cell>
          <table:table-cell table:style-name="ce3" office:value-type="string" calcext:value-type="string">
            <text:p>CLI007</text:p>
          </table:table-cell>
          <table:table-cell table:style-name="ce3" office:value-type="string" calcext:value-type="string">
            <text:p>CLIENT ABSENCE CLIENT LORS DE L INTERVENTION</text:p>
          </table:table-cell>
          <table:table-cell table:style-name="ce3"/>
          <table:table-cell/>
          <table:table-cell office:value-type="string" calcext:value-type="string">
            <text:p>Syane</text:p>
          </table:table-cell>
          <table:table-cell/>
          <table:table-cell table:formula="of:=LEN([.F59])" office:value-type="float" office:value="6" calcext:value-type="float">
            <text:p>6</text:p>
          </table:table-cell>
          <table:table-cell table:style-name="ce29" table:formula="of:=&quot;INSERT INTO &quot; &amp; [.D59] &amp; &quot; VALUES ('&quot; &amp; [.F59] &amp; &quot;', '&quot; &amp;[.G59]&amp;&quot;');&quot;" office:value-type="string" office:string-value="INSERT INTO L_BP_RACCO VALUES ('CLI007', 'CLIENT ABSENCE CLIENT LORS DE L INTERVENTION');" calcext:value-type="string">
            <text:p>INSERT INTO L_BP_RACCO VALUES ('CLI007', 'CLIENT ABSENCE CLIENT LORS DE L INTERVENTION');</text:p>
          </table:table-cell>
          <table:table-cell table:number-columns-repeated="5"/>
          <table:table-cell table:style-name="ce248" office:value-type="string" calcext:value-type="string">
            <text:p>CTRL_BPE_RACCO</text:p>
          </table:table-cell>
          <table:table-cell table:style-name="ce3" office:value-type="float" office:value="7" calcext:value-type="float">
            <text:p>7</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8" calcext:value-type="float">
            <text:p>8</text:p>
          </table:table-cell>
          <table:table-cell table:style-name="ce3" office:value-type="string" calcext:value-type="string">
            <text:p>ADR001</text:p>
          </table:table-cell>
          <table:table-cell table:style-name="ce3" table:number-columns-repeated="2"/>
          <table:table-cell/>
          <table:table-cell office:value-type="string" calcext:value-type="string">
            <text:p>Syane</text:p>
          </table:table-cell>
          <table:table-cell/>
          <table:table-cell table:formula="of:=LEN([.F60])" office:value-type="float" office:value="6" calcext:value-type="float">
            <text:p>6</text:p>
          </table:table-cell>
          <table:table-cell table:style-name="ce29" table:formula="of:=&quot;INSERT INTO &quot; &amp; [.D60] &amp; &quot; VALUES ('&quot; &amp; [.F60] &amp; &quot;', '&quot; &amp;[.G60]&amp;&quot;');&quot;" office:value-type="string" office:string-value="INSERT INTO L_BP_RACCO VALUES ('ADR001', '');" calcext:value-type="string">
            <text:p>INSERT INTO L_BP_RACCO VALUES ('ADR001', '');</text:p>
          </table:table-cell>
          <table:table-cell table:number-columns-repeated="5"/>
          <table:table-cell table:style-name="ce248" office:value-type="string" calcext:value-type="string">
            <text:p>CTRL_BPE_RACCO</text:p>
          </table:table-cell>
          <table:table-cell table:style-name="ce3" office:value-type="float" office:value="8" calcext:value-type="float">
            <text:p>8</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9" calcext:value-type="float">
            <text:p>9</text:p>
          </table:table-cell>
          <table:table-cell table:style-name="ce3" office:value-type="string" calcext:value-type="string">
            <text:p>ADR002</text:p>
          </table:table-cell>
          <table:table-cell table:style-name="ce3" table:number-columns-repeated="2"/>
          <table:table-cell/>
          <table:table-cell office:value-type="string" calcext:value-type="string">
            <text:p>Syane</text:p>
          </table:table-cell>
          <table:table-cell/>
          <table:table-cell table:formula="of:=LEN([.F61])" office:value-type="float" office:value="6" calcext:value-type="float">
            <text:p>6</text:p>
          </table:table-cell>
          <table:table-cell table:style-name="ce29" table:formula="of:=&quot;INSERT INTO &quot; &amp; [.D61] &amp; &quot; VALUES ('&quot; &amp; [.F61] &amp; &quot;', '&quot; &amp;[.G61]&amp;&quot;');&quot;" office:value-type="string" office:string-value="INSERT INTO L_BP_RACCO VALUES ('ADR002', '');" calcext:value-type="string">
            <text:p>INSERT INTO L_BP_RACCO VALUES ('ADR002', '');</text:p>
          </table:table-cell>
          <table:table-cell table:number-columns-repeated="5"/>
          <table:table-cell table:style-name="ce248" office:value-type="string" calcext:value-type="string">
            <text:p>CTRL_BPE_RACCO</text:p>
          </table:table-cell>
          <table:table-cell table:style-name="ce3" office:value-type="float" office:value="9" calcext:value-type="float">
            <text:p>9</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0" calcext:value-type="float">
            <text:p>10</text:p>
          </table:table-cell>
          <table:table-cell table:style-name="ce3" office:value-type="string" calcext:value-type="string">
            <text:p>ADR003</text:p>
          </table:table-cell>
          <table:table-cell table:style-name="ce3" table:number-columns-repeated="2"/>
          <table:table-cell/>
          <table:table-cell office:value-type="string" calcext:value-type="string">
            <text:p>Syane</text:p>
          </table:table-cell>
          <table:table-cell/>
          <table:table-cell table:formula="of:=LEN([.F62])" office:value-type="float" office:value="6" calcext:value-type="float">
            <text:p>6</text:p>
          </table:table-cell>
          <table:table-cell table:style-name="ce29" table:formula="of:=&quot;INSERT INTO &quot; &amp; [.D62] &amp; &quot; VALUES ('&quot; &amp; [.F62] &amp; &quot;', '&quot; &amp;[.G62]&amp;&quot;');&quot;" office:value-type="string" office:string-value="INSERT INTO L_BP_RACCO VALUES ('ADR003', '');" calcext:value-type="string">
            <text:p>INSERT INTO L_BP_RACCO VALUES ('ADR003', '');</text:p>
          </table:table-cell>
          <table:table-cell table:number-columns-repeated="5"/>
          <table:table-cell table:style-name="ce248" office:value-type="string" calcext:value-type="string">
            <text:p>CTRL_BPE_RACCO</text:p>
          </table:table-cell>
          <table:table-cell table:style-name="ce3" office:value-type="float" office:value="10" calcext:value-type="float">
            <text:p>10</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1" calcext:value-type="float">
            <text:p>11</text:p>
          </table:table-cell>
          <table:table-cell table:style-name="ce3" office:value-type="string" calcext:value-type="string">
            <text:p>ADR004</text:p>
          </table:table-cell>
          <table:table-cell table:style-name="ce3" table:number-columns-repeated="2"/>
          <table:table-cell/>
          <table:table-cell office:value-type="string" calcext:value-type="string">
            <text:p>Syane</text:p>
          </table:table-cell>
          <table:table-cell/>
          <table:table-cell table:formula="of:=LEN([.F63])" office:value-type="float" office:value="6" calcext:value-type="float">
            <text:p>6</text:p>
          </table:table-cell>
          <table:table-cell table:style-name="ce29" table:formula="of:=&quot;INSERT INTO &quot; &amp; [.D63] &amp; &quot; VALUES ('&quot; &amp; [.F63] &amp; &quot;', '&quot; &amp;[.G63]&amp;&quot;');&quot;" office:value-type="string" office:string-value="INSERT INTO L_BP_RACCO VALUES ('ADR004', '');" calcext:value-type="string">
            <text:p>INSERT INTO L_BP_RACCO VALUES ('ADR004', '');</text:p>
          </table:table-cell>
          <table:table-cell table:number-columns-repeated="5"/>
          <table:table-cell table:style-name="ce248" office:value-type="string" calcext:value-type="string">
            <text:p>CTRL_BPE_RACCO</text:p>
          </table:table-cell>
          <table:table-cell table:style-name="ce3" office:value-type="float" office:value="11" calcext:value-type="float">
            <text:p>11</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2" calcext:value-type="float">
            <text:p>12</text:p>
          </table:table-cell>
          <table:table-cell table:style-name="ce3" office:value-type="string" calcext:value-type="string">
            <text:p>ADR005</text:p>
          </table:table-cell>
          <table:table-cell table:style-name="ce3" table:number-columns-repeated="2"/>
          <table:table-cell/>
          <table:table-cell office:value-type="string" calcext:value-type="string">
            <text:p>Syane</text:p>
          </table:table-cell>
          <table:table-cell/>
          <table:table-cell table:formula="of:=LEN([.F64])" office:value-type="float" office:value="6" calcext:value-type="float">
            <text:p>6</text:p>
          </table:table-cell>
          <table:table-cell table:style-name="ce29" table:formula="of:=&quot;INSERT INTO &quot; &amp; [.D64] &amp; &quot; VALUES ('&quot; &amp; [.F64] &amp; &quot;', '&quot; &amp;[.G64]&amp;&quot;');&quot;" office:value-type="string" office:string-value="INSERT INTO L_BP_RACCO VALUES ('ADR005', '');" calcext:value-type="string">
            <text:p>INSERT INTO L_BP_RACCO VALUES ('ADR005', '');</text:p>
          </table:table-cell>
          <table:table-cell table:number-columns-repeated="5"/>
          <table:table-cell table:style-name="ce248" office:value-type="string" calcext:value-type="string">
            <text:p>CTRL_BPE_RACCO</text:p>
          </table:table-cell>
          <table:table-cell table:style-name="ce3" office:value-type="float" office:value="12" calcext:value-type="float">
            <text:p>12</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3" calcext:value-type="float">
            <text:p>13</text:p>
          </table:table-cell>
          <table:table-cell table:style-name="ce3" office:value-type="string" calcext:value-type="string">
            <text:p>ADR006</text:p>
          </table:table-cell>
          <table:table-cell table:style-name="ce3" table:number-columns-repeated="2"/>
          <table:table-cell/>
          <table:table-cell office:value-type="string" calcext:value-type="string">
            <text:p>Syane</text:p>
          </table:table-cell>
          <table:table-cell/>
          <table:table-cell table:formula="of:=LEN([.F65])" office:value-type="float" office:value="6" calcext:value-type="float">
            <text:p>6</text:p>
          </table:table-cell>
          <table:table-cell table:style-name="ce29" table:formula="of:=&quot;INSERT INTO &quot; &amp; [.D65] &amp; &quot; VALUES ('&quot; &amp; [.F65] &amp; &quot;', '&quot; &amp;[.G65]&amp;&quot;');&quot;" office:value-type="string" office:string-value="INSERT INTO L_BP_RACCO VALUES ('ADR006', '');" calcext:value-type="string">
            <text:p>INSERT INTO L_BP_RACCO VALUES ('ADR006', '');</text:p>
          </table:table-cell>
          <table:table-cell table:number-columns-repeated="5"/>
          <table:table-cell table:style-name="ce248" office:value-type="string" calcext:value-type="string">
            <text:p>CTRL_BPE_RACCO</text:p>
          </table:table-cell>
          <table:table-cell table:style-name="ce3" office:value-type="float" office:value="13" calcext:value-type="float">
            <text:p>13</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4" calcext:value-type="float">
            <text:p>14</text:p>
          </table:table-cell>
          <table:table-cell table:style-name="ce3" office:value-type="string" calcext:value-type="string">
            <text:p>IMP001</text:p>
          </table:table-cell>
          <table:table-cell table:style-name="ce3" table:number-columns-repeated="2"/>
          <table:table-cell/>
          <table:table-cell office:value-type="string" calcext:value-type="string">
            <text:p>Syane</text:p>
          </table:table-cell>
          <table:table-cell/>
          <table:table-cell table:formula="of:=LEN([.F66])" office:value-type="float" office:value="6" calcext:value-type="float">
            <text:p>6</text:p>
          </table:table-cell>
          <table:table-cell table:style-name="ce29" table:formula="of:=&quot;INSERT INTO &quot; &amp; [.D66] &amp; &quot; VALUES ('&quot; &amp; [.F66] &amp; &quot;', '&quot; &amp;[.G66]&amp;&quot;');&quot;" office:value-type="string" office:string-value="INSERT INTO L_BP_RACCO VALUES ('IMP001', '');" calcext:value-type="string">
            <text:p>INSERT INTO L_BP_RACCO VALUES ('IMP001', '');</text:p>
          </table:table-cell>
          <table:table-cell table:number-columns-repeated="5"/>
          <table:table-cell table:style-name="ce248" office:value-type="string" calcext:value-type="string">
            <text:p>CTRL_BPE_RACCO</text:p>
          </table:table-cell>
          <table:table-cell table:style-name="ce3" office:value-type="float" office:value="14" calcext:value-type="float">
            <text:p>14</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5" calcext:value-type="float">
            <text:p>15</text:p>
          </table:table-cell>
          <table:table-cell table:style-name="ce3" office:value-type="string" calcext:value-type="string">
            <text:p>IMP002</text:p>
          </table:table-cell>
          <table:table-cell table:style-name="ce3" office:value-type="string" calcext:value-type="string">
            <text:p>PB OU PM SATURE</text:p>
          </table:table-cell>
          <table:table-cell table:style-name="ce3"/>
          <table:table-cell/>
          <table:table-cell office:value-type="string" calcext:value-type="string">
            <text:p>Syane</text:p>
          </table:table-cell>
          <table:table-cell/>
          <table:table-cell table:formula="of:=LEN([.F67])" office:value-type="float" office:value="6" calcext:value-type="float">
            <text:p>6</text:p>
          </table:table-cell>
          <table:table-cell table:style-name="ce29" table:formula="of:=&quot;INSERT INTO &quot; &amp; [.D67] &amp; &quot; VALUES ('&quot; &amp; [.F67] &amp; &quot;', '&quot; &amp;[.G67]&amp;&quot;');&quot;" office:value-type="string" office:string-value="INSERT INTO L_BP_RACCO VALUES ('IMP002', 'PB OU PM SATURE');" calcext:value-type="string">
            <text:p>INSERT INTO L_BP_RACCO VALUES ('IMP002', 'PB OU PM SATURE');</text:p>
          </table:table-cell>
          <table:table-cell table:number-columns-repeated="5"/>
          <table:table-cell table:style-name="ce248" office:value-type="string" calcext:value-type="string">
            <text:p>CTRL_BPE_RACCO</text:p>
          </table:table-cell>
          <table:table-cell table:style-name="ce3" office:value-type="float" office:value="15" calcext:value-type="float">
            <text:p>15</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6" calcext:value-type="float">
            <text:p>16</text:p>
          </table:table-cell>
          <table:table-cell table:style-name="ce3" office:value-type="string" calcext:value-type="string">
            <text:p>IMP003</text:p>
          </table:table-cell>
          <table:table-cell table:style-name="ce3" table:number-columns-repeated="2"/>
          <table:table-cell/>
          <table:table-cell office:value-type="string" calcext:value-type="string">
            <text:p>Syane</text:p>
          </table:table-cell>
          <table:table-cell/>
          <table:table-cell table:formula="of:=LEN([.F68])" office:value-type="float" office:value="6" calcext:value-type="float">
            <text:p>6</text:p>
          </table:table-cell>
          <table:table-cell table:style-name="ce29" table:formula="of:=&quot;INSERT INTO &quot; &amp; [.D68] &amp; &quot; VALUES ('&quot; &amp; [.F68] &amp; &quot;', '&quot; &amp;[.G68]&amp;&quot;');&quot;" office:value-type="string" office:string-value="INSERT INTO L_BP_RACCO VALUES ('IMP003', '');" calcext:value-type="string">
            <text:p>INSERT INTO L_BP_RACCO VALUES ('IMP003', '');</text:p>
          </table:table-cell>
          <table:table-cell table:number-columns-repeated="5"/>
          <table:table-cell table:style-name="ce248" office:value-type="string" calcext:value-type="string">
            <text:p>CTRL_BPE_RACCO</text:p>
          </table:table-cell>
          <table:table-cell table:style-name="ce3" office:value-type="float" office:value="16" calcext:value-type="float">
            <text:p>16</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7" calcext:value-type="float">
            <text:p>17</text:p>
          </table:table-cell>
          <table:table-cell table:style-name="ce3" office:value-type="string" calcext:value-type="string">
            <text:p>IMP004</text:p>
          </table:table-cell>
          <table:table-cell table:style-name="ce3" office:value-type="string" calcext:value-type="string">
            <text:p>COMMANDE IMPOSSIBLE : <text:s/>IDENTIFIANT INTERNE OC INCONNUE</text:p>
          </table:table-cell>
          <table:table-cell table:style-name="ce3"/>
          <table:table-cell/>
          <table:table-cell office:value-type="string" calcext:value-type="string">
            <text:p>Syane</text:p>
          </table:table-cell>
          <table:table-cell/>
          <table:table-cell table:formula="of:=LEN([.F69])" office:value-type="float" office:value="6" calcext:value-type="float">
            <text:p>6</text:p>
          </table:table-cell>
          <table:table-cell table:style-name="ce29" table:formula="of:=&quot;INSERT INTO &quot; &amp; [.D69] &amp; &quot; VALUES ('&quot; &amp; [.F69] &amp; &quot;', '&quot; &amp;[.G69]&amp;&quot;');&quot;" office:value-type="string" office:string-value="INSERT INTO L_BP_RACCO VALUES ('IMP004', 'COMMANDE IMPOSSIBLE :  IDENTIFIANT INTERNE OC INCONNUE');" calcext:value-type="string">
            <text:p>INSERT INTO L_BP_RACCO VALUES ('IMP004', 'COMMANDE IMPOSSIBLE : <text:s/>IDENTIFIANT INTERNE OC INCONNUE');</text:p>
          </table:table-cell>
          <table:table-cell table:number-columns-repeated="5"/>
          <table:table-cell table:style-name="ce248" office:value-type="string" calcext:value-type="string">
            <text:p>CTRL_BPE_RACCO</text:p>
          </table:table-cell>
          <table:table-cell table:style-name="ce3" office:value-type="float" office:value="17" calcext:value-type="float">
            <text:p>17</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8" calcext:value-type="float">
            <text:p>18</text:p>
          </table:table-cell>
          <table:table-cell table:style-name="ce3" office:value-type="string" calcext:value-type="string">
            <text:p>IMP005</text:p>
          </table:table-cell>
          <table:table-cell table:style-name="ce3" office:value-type="string" calcext:value-type="string">
            <text:p>FORMAT ERRONE</text:p>
          </table:table-cell>
          <table:table-cell table:style-name="ce3"/>
          <table:table-cell/>
          <table:table-cell office:value-type="string" calcext:value-type="string">
            <text:p>Syane</text:p>
          </table:table-cell>
          <table:table-cell/>
          <table:table-cell table:formula="of:=LEN([.F70])" office:value-type="float" office:value="6" calcext:value-type="float">
            <text:p>6</text:p>
          </table:table-cell>
          <table:table-cell table:style-name="ce29" table:formula="of:=&quot;INSERT INTO &quot; &amp; [.D70] &amp; &quot; VALUES ('&quot; &amp; [.F70] &amp; &quot;', '&quot; &amp;[.G70]&amp;&quot;');&quot;" office:value-type="string" office:string-value="INSERT INTO L_BP_RACCO VALUES ('IMP005', 'FORMAT ERRONE');" calcext:value-type="string">
            <text:p>INSERT INTO L_BP_RACCO VALUES ('IMP005', 'FORMAT ERRONE');</text:p>
          </table:table-cell>
          <table:table-cell table:number-columns-repeated="5"/>
          <table:table-cell table:style-name="ce248" office:value-type="string" calcext:value-type="string">
            <text:p>CTRL_BPE_RACCO</text:p>
          </table:table-cell>
          <table:table-cell table:style-name="ce3" office:value-type="float" office:value="18" calcext:value-type="float">
            <text:p>18</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19" calcext:value-type="float">
            <text:p>19</text:p>
          </table:table-cell>
          <table:table-cell table:style-name="ce3" office:value-type="string" calcext:value-type="string">
            <text:p>IMP006</text:p>
          </table:table-cell>
          <table:table-cell table:style-name="ce3" office:value-type="string" calcext:value-type="string">
            <text:p>CHAMPS OBLIGATOIRES MANQUANTS</text:p>
          </table:table-cell>
          <table:table-cell table:style-name="ce3"/>
          <table:table-cell/>
          <table:table-cell office:value-type="string" calcext:value-type="string">
            <text:p>Syane</text:p>
          </table:table-cell>
          <table:table-cell/>
          <table:table-cell table:formula="of:=LEN([.F71])" office:value-type="float" office:value="6" calcext:value-type="float">
            <text:p>6</text:p>
          </table:table-cell>
          <table:table-cell table:style-name="ce29" table:formula="of:=&quot;INSERT INTO &quot; &amp; [.D71] &amp; &quot; VALUES ('&quot; &amp; [.F71] &amp; &quot;', '&quot; &amp;[.G71]&amp;&quot;');&quot;" office:value-type="string" office:string-value="INSERT INTO L_BP_RACCO VALUES ('IMP006', 'CHAMPS OBLIGATOIRES MANQUANTS');" calcext:value-type="string">
            <text:p>INSERT INTO L_BP_RACCO VALUES ('IMP006', 'CHAMPS OBLIGATOIRES MANQUANTS');</text:p>
          </table:table-cell>
          <table:table-cell table:number-columns-repeated="5"/>
          <table:table-cell table:style-name="ce248" office:value-type="string" calcext:value-type="string">
            <text:p>CTRL_BPE_RACCO</text:p>
          </table:table-cell>
          <table:table-cell table:style-name="ce3" office:value-type="float" office:value="19" calcext:value-type="float">
            <text:p>19</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20" calcext:value-type="float">
            <text:p>20</text:p>
          </table:table-cell>
          <table:table-cell table:style-name="ce3" office:value-type="string" calcext:value-type="string">
            <text:p>INTER001</text:p>
          </table:table-cell>
          <table:table-cell table:style-name="ce3" office:value-type="string" calcext:value-type="string">
            <text:p>HL OI : HOTLINE OI INJOIGNABLE</text:p>
          </table:table-cell>
          <table:table-cell table:style-name="ce3"/>
          <table:table-cell/>
          <table:table-cell office:value-type="string" calcext:value-type="string">
            <text:p>Syane</text:p>
          </table:table-cell>
          <table:table-cell/>
          <table:table-cell table:formula="of:=LEN([.F72])" office:value-type="float" office:value="8" calcext:value-type="float">
            <text:p>8</text:p>
          </table:table-cell>
          <table:table-cell table:style-name="ce29" table:formula="of:=&quot;INSERT INTO &quot; &amp; [.D72] &amp; &quot; VALUES ('&quot; &amp; [.F72] &amp; &quot;', '&quot; &amp;[.G72]&amp;&quot;');&quot;" office:value-type="string" office:string-value="INSERT INTO L_BP_RACCO VALUES ('INTER001', 'HL OI : HOTLINE OI INJOIGNABLE');" calcext:value-type="string">
            <text:p>INSERT INTO L_BP_RACCO VALUES ('INTER001', 'HL OI : HOTLINE OI INJOIGNABLE');</text:p>
          </table:table-cell>
          <table:table-cell table:number-columns-repeated="5"/>
          <table:table-cell table:style-name="ce248" office:value-type="string" calcext:value-type="string">
            <text:p>CTRL_BPE_RACCO</text:p>
          </table:table-cell>
          <table:table-cell table:style-name="ce3" office:value-type="float" office:value="20" calcext:value-type="float">
            <text:p>20</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21" calcext:value-type="float">
            <text:p>21</text:p>
          </table:table-cell>
          <table:table-cell table:style-name="ce3" office:value-type="string" calcext:value-type="string">
            <text:p>INTER002</text:p>
          </table:table-cell>
          <table:table-cell table:style-name="ce3" office:value-type="string" calcext:value-type="string">
            <text:p>ABSENCE DE CONTINUITE OPTIQUE</text:p>
          </table:table-cell>
          <table:table-cell table:style-name="ce3"/>
          <table:table-cell/>
          <table:table-cell office:value-type="string" calcext:value-type="string">
            <text:p>Syane</text:p>
          </table:table-cell>
          <table:table-cell/>
          <table:table-cell table:formula="of:=LEN([.F73])" office:value-type="float" office:value="8" calcext:value-type="float">
            <text:p>8</text:p>
          </table:table-cell>
          <table:table-cell table:style-name="ce29" table:formula="of:=&quot;INSERT INTO &quot; &amp; [.D73] &amp; &quot; VALUES ('&quot; &amp; [.F73] &amp; &quot;', '&quot; &amp;[.G73]&amp;&quot;');&quot;" office:value-type="string" office:string-value="INSERT INTO L_BP_RACCO VALUES ('INTER002', 'ABSENCE DE CONTINUITE OPTIQUE');" calcext:value-type="string">
            <text:p>INSERT INTO L_BP_RACCO VALUES ('INTER002', 'ABSENCE DE CONTINUITE OPTIQUE');</text:p>
          </table:table-cell>
          <table:table-cell table:number-columns-repeated="5"/>
          <table:table-cell table:style-name="ce248" office:value-type="string" calcext:value-type="string">
            <text:p>CTRL_BPE_RACCO</text:p>
          </table:table-cell>
          <table:table-cell table:style-name="ce3" office:value-type="float" office:value="21" calcext:value-type="float">
            <text:p>21</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22" calcext:value-type="float">
            <text:p>22</text:p>
          </table:table-cell>
          <table:table-cell table:style-name="ce3" office:value-type="string" calcext:value-type="string">
            <text:p>INTER003</text:p>
          </table:table-cell>
          <table:table-cell table:style-name="ce3" office:value-type="string" calcext:value-type="string">
            <text:p>AFFAIBLISSEMENT TROP IMPORTANT</text:p>
          </table:table-cell>
          <table:table-cell table:style-name="ce3"/>
          <table:table-cell/>
          <table:table-cell office:value-type="string" calcext:value-type="string">
            <text:p>Syane</text:p>
          </table:table-cell>
          <table:table-cell/>
          <table:table-cell table:formula="of:=LEN([.F74])" office:value-type="float" office:value="8" calcext:value-type="float">
            <text:p>8</text:p>
          </table:table-cell>
          <table:table-cell table:style-name="ce29" table:formula="of:=&quot;INSERT INTO &quot; &amp; [.D74] &amp; &quot; VALUES ('&quot; &amp; [.F74] &amp; &quot;', '&quot; &amp;[.G74]&amp;&quot;');&quot;" office:value-type="string" office:string-value="INSERT INTO L_BP_RACCO VALUES ('INTER003', 'AFFAIBLISSEMENT TROP IMPORTANT');" calcext:value-type="string">
            <text:p>INSERT INTO L_BP_RACCO VALUES ('INTER003', 'AFFAIBLISSEMENT TROP IMPORTANT');</text:p>
          </table:table-cell>
          <table:table-cell table:number-columns-repeated="5"/>
          <table:table-cell table:style-name="ce248" office:value-type="string" calcext:value-type="string">
            <text:p>CTRL_BPE_RACCO</text:p>
          </table:table-cell>
          <table:table-cell table:style-name="ce3" office:value-type="float" office:value="22" calcext:value-type="float">
            <text:p>22</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23" calcext:value-type="float">
            <text:p>23</text:p>
          </table:table-cell>
          <table:table-cell table:style-name="ce3" office:value-type="string" calcext:value-type="string">
            <text:p>AUT001</text:p>
          </table:table-cell>
          <table:table-cell table:style-name="ce3" office:value-type="string" calcext:value-type="string">
            <text:p>AUTRE MOTIF : COMMENTAIRES LIBRES</text:p>
          </table:table-cell>
          <table:table-cell table:style-name="ce3"/>
          <table:table-cell/>
          <table:table-cell office:value-type="string" calcext:value-type="string">
            <text:p>Syane</text:p>
          </table:table-cell>
          <table:table-cell/>
          <table:table-cell table:formula="of:=LEN([.F75])" office:value-type="float" office:value="6" calcext:value-type="float">
            <text:p>6</text:p>
          </table:table-cell>
          <table:table-cell table:style-name="ce29" table:formula="of:=&quot;INSERT INTO &quot; &amp; [.D75] &amp; &quot; VALUES ('&quot; &amp; [.F75] &amp; &quot;', '&quot; &amp;[.G75]&amp;&quot;');&quot;" office:value-type="string" office:string-value="INSERT INTO L_BP_RACCO VALUES ('AUT001', 'AUTRE MOTIF : COMMENTAIRES LIBRES');" calcext:value-type="string">
            <text:p>INSERT INTO L_BP_RACCO VALUES ('AUT001', 'AUTRE MOTIF : COMMENTAIRES LIBRES');</text:p>
          </table:table-cell>
          <table:table-cell table:number-columns-repeated="5"/>
          <table:table-cell table:style-name="ce248" office:value-type="string" calcext:value-type="string">
            <text:p>CTRL_BPE_RACCO</text:p>
          </table:table-cell>
          <table:table-cell table:style-name="ce3" office:value-type="float" office:value="23" calcext:value-type="float">
            <text:p>23</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24" calcext:value-type="float">
            <text:p>24</text:p>
          </table:table-cell>
          <table:table-cell table:style-name="ce3" office:value-type="string" calcext:value-type="string">
            <text:p>RDV01</text:p>
          </table:table-cell>
          <table:table-cell table:style-name="ce3" office:value-type="string" calcext:value-type="string">
            <text:p>NOMBRE DE MODIFICATIONS MAX DEPASSE</text:p>
          </table:table-cell>
          <table:table-cell table:style-name="ce3"/>
          <table:table-cell/>
          <table:table-cell office:value-type="string" calcext:value-type="string">
            <text:p>Syane</text:p>
          </table:table-cell>
          <table:table-cell/>
          <table:table-cell table:formula="of:=LEN([.F76])" office:value-type="float" office:value="5" calcext:value-type="float">
            <text:p>5</text:p>
          </table:table-cell>
          <table:table-cell table:style-name="ce29" table:formula="of:=&quot;INSERT INTO &quot; &amp; [.D76] &amp; &quot; VALUES ('&quot; &amp; [.F76] &amp; &quot;', '&quot; &amp;[.G76]&amp;&quot;');&quot;" office:value-type="string" office:string-value="INSERT INTO L_BP_RACCO VALUES ('RDV01', 'NOMBRE DE MODIFICATIONS MAX DEPASSE');" calcext:value-type="string">
            <text:p>INSERT INTO L_BP_RACCO VALUES ('RDV01', 'NOMBRE DE MODIFICATIONS MAX DEPASSE');</text:p>
          </table:table-cell>
          <table:table-cell table:number-columns-repeated="5"/>
          <table:table-cell table:style-name="ce248" office:value-type="string" calcext:value-type="string">
            <text:p>CTRL_BPE_RACCO</text:p>
          </table:table-cell>
          <table:table-cell table:style-name="ce3" office:value-type="float" office:value="24" calcext:value-type="float">
            <text:p>24</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25" calcext:value-type="float">
            <text:p>25</text:p>
          </table:table-cell>
          <table:table-cell table:style-name="ce3" office:value-type="string" calcext:value-type="string">
            <text:p>RDV02</text:p>
          </table:table-cell>
          <table:table-cell table:style-name="ce3" table:number-columns-repeated="2"/>
          <table:table-cell/>
          <table:table-cell office:value-type="string" calcext:value-type="string">
            <text:p>Syane</text:p>
          </table:table-cell>
          <table:table-cell/>
          <table:table-cell table:formula="of:=LEN([.F77])" office:value-type="float" office:value="5" calcext:value-type="float">
            <text:p>5</text:p>
          </table:table-cell>
          <table:table-cell table:style-name="ce29" table:formula="of:=&quot;INSERT INTO &quot; &amp; [.D77] &amp; &quot; VALUES ('&quot; &amp; [.F77] &amp; &quot;', '&quot; &amp;[.G77]&amp;&quot;');&quot;" office:value-type="string" office:string-value="INSERT INTO L_BP_RACCO VALUES ('RDV02', '');" calcext:value-type="string">
            <text:p>INSERT INTO L_BP_RACCO VALUES ('RDV02', '');</text:p>
          </table:table-cell>
          <table:table-cell table:number-columns-repeated="5"/>
          <table:table-cell table:style-name="ce248" office:value-type="string" calcext:value-type="string">
            <text:p>CTRL_BPE_RACCO</text:p>
          </table:table-cell>
          <table:table-cell table:style-name="ce3" office:value-type="float" office:value="25" calcext:value-type="float">
            <text:p>25</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26" calcext:value-type="float">
            <text:p>26</text:p>
          </table:table-cell>
          <table:table-cell table:style-name="ce3" office:value-type="string" calcext:value-type="string">
            <text:p>RDV03</text:p>
          </table:table-cell>
          <table:table-cell table:style-name="ce3" office:value-type="string" calcext:value-type="string">
            <text:p>COMMANDE GELEE</text:p>
          </table:table-cell>
          <table:table-cell table:style-name="ce3"/>
          <table:table-cell/>
          <table:table-cell office:value-type="string" calcext:value-type="string">
            <text:p>Syane</text:p>
          </table:table-cell>
          <table:table-cell/>
          <table:table-cell table:formula="of:=LEN([.F78])" office:value-type="float" office:value="5" calcext:value-type="float">
            <text:p>5</text:p>
          </table:table-cell>
          <table:table-cell table:style-name="ce29" table:formula="of:=&quot;INSERT INTO &quot; &amp; [.D78] &amp; &quot; VALUES ('&quot; &amp; [.F78] &amp; &quot;', '&quot; &amp;[.G78]&amp;&quot;');&quot;" office:value-type="string" office:string-value="INSERT INTO L_BP_RACCO VALUES ('RDV03', 'COMMANDE GELEE');" calcext:value-type="string">
            <text:p>INSERT INTO L_BP_RACCO VALUES ('RDV03', 'COMMANDE GELEE');</text:p>
          </table:table-cell>
          <table:table-cell table:number-columns-repeated="5"/>
          <table:table-cell table:style-name="ce248" office:value-type="string" calcext:value-type="string">
            <text:p>CTRL_BPE_RACCO</text:p>
          </table:table-cell>
          <table:table-cell table:style-name="ce3" office:value-type="float" office:value="26" calcext:value-type="float">
            <text:p>26</text:p>
          </table:table-cell>
          <table:table-cell table:number-columns-repeated="1003"/>
        </table:table-row>
        <table:table-row table:style-name="ro1">
          <table:table-cell/>
          <table:table-cell office:value-type="string" calcext:value-type="string">
            <text:p>INTEROP ?</text:p>
          </table:table-cell>
          <table:table-cell/>
          <table:table-cell table:style-name="ce14" office:value-type="string" calcext:value-type="string">
            <text:p>L_BP_RACCO</text:p>
          </table:table-cell>
          <table:table-cell table:style-name="ce3" office:value-type="float" office:value="27" calcext:value-type="float">
            <text:p>27</text:p>
          </table:table-cell>
          <table:table-cell table:style-name="ce3" office:value-type="string" calcext:value-type="string">
            <text:p>RACOK</text:p>
          </table:table-cell>
          <table:table-cell table:style-name="ce3" office:value-type="string" calcext:value-type="string">
            <text:p>PRISE RACCORDEE</text:p>
          </table:table-cell>
          <table:table-cell table:style-name="ce3"/>
          <table:table-cell/>
          <table:table-cell office:value-type="string" calcext:value-type="string">
            <text:p>Syane</text:p>
          </table:table-cell>
          <table:table-cell/>
          <table:table-cell table:formula="of:=LEN([.F79])" office:value-type="float" office:value="5" calcext:value-type="float">
            <text:p>5</text:p>
          </table:table-cell>
          <table:table-cell table:style-name="ce29" table:formula="of:=&quot;INSERT INTO &quot; &amp; [.D79] &amp; &quot; VALUES ('&quot; &amp; [.F79] &amp; &quot;', '&quot; &amp;[.G79]&amp;&quot;');&quot;" office:value-type="string" office:string-value="INSERT INTO L_BP_RACCO VALUES ('RACOK', 'PRISE RACCORDEE');" calcext:value-type="string">
            <text:p>INSERT INTO L_BP_RACCO VALUES ('RACOK', 'PRISE RACCORDEE');</text:p>
          </table:table-cell>
          <table:table-cell table:number-columns-repeated="5"/>
          <table:table-cell table:style-name="ce248" office:value-type="string" calcext:value-type="string">
            <text:p>CTRL_BPE_RACCO</text:p>
          </table:table-cell>
          <table:table-cell table:style-name="ce3" office:value-type="float" office:value="27" calcext:value-type="float">
            <text:p>27</text:p>
          </table:table-cell>
          <table:table-cell table:number-columns-repeated="1003"/>
        </table:table-row>
        <table:table-row table:style-name="ro7">
          <table:table-cell table:style-name="ce40"/>
          <table:table-cell table:style-name="ce40" office:value-type="string" calcext:value-type="string">
            <text:p>A REVOIR (prendre BPE SYANE?)</text:p>
          </table:table-cell>
          <table:table-cell table:style-name="ce40"/>
          <table:table-cell table:style-name="ce221" office:value-type="string" calcext:value-type="string">
            <text:p>L_BP_TYPE</text:p>
          </table:table-cell>
          <table:table-cell table:style-name="ce221" office:value-type="float" office:value="57" calcext:value-type="float">
            <text:p>57</text:p>
          </table:table-cell>
          <table:table-cell table:style-name="ce229" office:value-type="string" calcext:value-type="string">
            <text:p>BDO</text:p>
          </table:table-cell>
          <table:table-cell table:style-name="ce221" office:value-type="string" calcext:value-type="string">
            <text:p>BDO</text:p>
          </table:table-cell>
          <table:table-cell table:style-name="ce221"/>
          <table:table-cell table:style-name="ce244" office:value-type="string" calcext:value-type="string">
            <text:p>list</text:p>
          </table:table-cell>
          <table:table-cell table:style-name="ce244" office:value-type="string" calcext:value-type="string">
            <text:p>Covadis</text:p>
          </table:table-cell>
          <table:table-cell table:style-name="ce40" table:formula="of:=UPPER([.G80])" office:value-type="string" office:string-value="BDO" calcext:value-type="string">
            <text:p>BDO</text:p>
          </table:table-cell>
          <table:table-cell table:formula="of:=LEN([.F80])" office:value-type="float" office:value="3" calcext:value-type="float">
            <text:p>3</text:p>
          </table:table-cell>
          <table:table-cell table:style-name="ce29" table:formula="of:=&quot;INSERT INTO &quot; &amp; [.D80] &amp; &quot; VALUES ('&quot; &amp; [.F80] &amp; &quot;', '&quot; &amp;[.G80]&amp;&quot;');&quot;" office:value-type="string" office:string-value="INSERT INTO L_BP_TYPE VALUES ('BDO', 'BDO');" calcext:value-type="string">
            <text:p>INSERT INTO L_BP_TYPE VALUES ('BDO', 'BDO');</text:p>
          </table:table-cell>
          <table:table-cell table:style-name="ce40" table:number-columns-repeated="2"/>
          <table:table-cell table:style-name="ce221" office:value-type="string" calcext:value-type="string">
            <text:p>ElementBranchementPassifType</text:p>
          </table:table-cell>
          <table:table-cell table:style-name="ce221" office:value-type="float" office:value="57" calcext:value-type="float">
            <text:p>57</text:p>
          </table:table-cell>
          <table:table-cell table:style-name="ce40" table:number-columns-repeated="5"/>
          <table:table-cell table:number-columns-repeated="1001"/>
        </table:table-row>
        <table:table-row table:style-name="ro7">
          <table:table-cell table:style-name="ce40"/>
          <table:table-cell table:style-name="ce40" office:value-type="string" calcext:value-type="string">
            <text:p>A REVOIR (prendre BPE SYANE?)</text:p>
          </table:table-cell>
          <table:table-cell table:style-name="ce40"/>
          <table:table-cell table:style-name="ce221" office:value-type="string" calcext:value-type="string">
            <text:p>L_BP_TYPE</text:p>
          </table:table-cell>
          <table:table-cell table:style-name="ce221" office:value-type="float" office:value="58" calcext:value-type="float">
            <text:p>58</text:p>
          </table:table-cell>
          <table:table-cell table:style-name="ce229" office:value-type="string" calcext:value-type="string">
            <text:p>DROIT</text:p>
          </table:table-cell>
          <table:table-cell table:style-name="ce221" office:value-type="string" calcext:value-type="string">
            <text:p>Joint droit</text:p>
          </table:table-cell>
          <table:table-cell table:style-name="ce221"/>
          <table:table-cell table:style-name="ce244" office:value-type="string" calcext:value-type="string">
            <text:p>list</text:p>
          </table:table-cell>
          <table:table-cell table:style-name="ce244" office:value-type="string" calcext:value-type="string">
            <text:p>Covadis</text:p>
          </table:table-cell>
          <table:table-cell table:style-name="ce40" table:formula="of:=UPPER([.G81])" office:value-type="string" office:string-value="JOINT DROIT" calcext:value-type="string">
            <text:p>JOINT DROIT</text:p>
          </table:table-cell>
          <table:table-cell table:formula="of:=LEN([.F81])" office:value-type="float" office:value="5" calcext:value-type="float">
            <text:p>5</text:p>
          </table:table-cell>
          <table:table-cell table:style-name="ce29" table:formula="of:=&quot;INSERT INTO &quot; &amp; [.D81] &amp; &quot; VALUES ('&quot; &amp; [.F81] &amp; &quot;', '&quot; &amp;[.G81]&amp;&quot;');&quot;" office:value-type="string" office:string-value="INSERT INTO L_BP_TYPE VALUES ('DROIT', 'Joint droit');" calcext:value-type="string">
            <text:p>INSERT INTO L_BP_TYPE VALUES ('DROIT', 'Joint droit');</text:p>
          </table:table-cell>
          <table:table-cell table:style-name="ce40" table:number-columns-repeated="2"/>
          <table:table-cell table:style-name="ce221" office:value-type="string" calcext:value-type="string">
            <text:p>ElementBranchementPassifType</text:p>
          </table:table-cell>
          <table:table-cell table:style-name="ce221" office:value-type="float" office:value="58" calcext:value-type="float">
            <text:p>58</text:p>
          </table:table-cell>
          <table:table-cell table:style-name="ce40" table:number-columns-repeated="5"/>
          <table:table-cell table:number-columns-repeated="1001"/>
        </table:table-row>
        <table:table-row table:style-name="ro7">
          <table:table-cell table:style-name="ce40"/>
          <table:table-cell table:style-name="ce40" office:value-type="string" calcext:value-type="string">
            <text:p>A REVOIR (prendre BPE SYANE?)</text:p>
          </table:table-cell>
          <table:table-cell table:style-name="ce40"/>
          <table:table-cell table:style-name="ce221" office:value-type="string" calcext:value-type="string">
            <text:p>L_BP_TYPE</text:p>
          </table:table-cell>
          <table:table-cell table:style-name="ce221" office:value-type="float" office:value="59" calcext:value-type="float">
            <text:p>59</text:p>
          </table:table-cell>
          <table:table-cell table:style-name="ce229" office:value-type="string" calcext:value-type="string">
            <text:p>DERIV</text:p>
          </table:table-cell>
          <table:table-cell table:style-name="ce221" office:value-type="string" calcext:value-type="string">
            <text:p>Joint de dérivation</text:p>
          </table:table-cell>
          <table:table-cell table:style-name="ce221"/>
          <table:table-cell table:style-name="ce244" office:value-type="string" calcext:value-type="string">
            <text:p>list</text:p>
          </table:table-cell>
          <table:table-cell table:style-name="ce244" office:value-type="string" calcext:value-type="string">
            <text:p>Covadis</text:p>
          </table:table-cell>
          <table:table-cell table:style-name="ce40" table:formula="of:=UPPER([.G82])" office:value-type="string" office:string-value="JOINT DE DÉRIVATION" calcext:value-type="string">
            <text:p>JOINT DE DÉRIVATION</text:p>
          </table:table-cell>
          <table:table-cell table:formula="of:=LEN([.F82])" office:value-type="float" office:value="5" calcext:value-type="float">
            <text:p>5</text:p>
          </table:table-cell>
          <table:table-cell table:style-name="ce29" table:formula="of:=&quot;INSERT INTO &quot; &amp; [.D82] &amp; &quot; VALUES ('&quot; &amp; [.F82] &amp; &quot;', '&quot; &amp;[.G82]&amp;&quot;');&quot;" office:value-type="string" office:string-value="INSERT INTO L_BP_TYPE VALUES ('DERIV', 'Joint de dérivation');" calcext:value-type="string">
            <text:p>INSERT INTO L_BP_TYPE VALUES ('DERIV', 'Joint de dérivation');</text:p>
          </table:table-cell>
          <table:table-cell table:style-name="ce40" table:number-columns-repeated="2"/>
          <table:table-cell table:style-name="ce221" office:value-type="string" calcext:value-type="string">
            <text:p>ElementBranchementPassifType</text:p>
          </table:table-cell>
          <table:table-cell table:style-name="ce221" office:value-type="float" office:value="59" calcext:value-type="float">
            <text:p>59</text:p>
          </table:table-cell>
          <table:table-cell table:style-name="ce40" table:number-columns-repeated="5"/>
          <table:table-cell table:number-columns-repeated="1001"/>
        </table:table-row>
        <table:table-row table:style-name="ro7">
          <table:table-cell table:style-name="ce40"/>
          <table:table-cell table:style-name="ce40" office:value-type="string" calcext:value-type="string">
            <text:p>A REVOIR (prendre BPE SYANE?)</text:p>
          </table:table-cell>
          <table:table-cell table:style-name="ce40"/>
          <table:table-cell table:style-name="ce221" office:value-type="string" calcext:value-type="string">
            <text:p>L_BP_TYPE</text:p>
          </table:table-cell>
          <table:table-cell table:style-name="ce221" office:value-type="float" office:value="60" calcext:value-type="float">
            <text:p>60</text:p>
          </table:table-cell>
          <table:table-cell table:style-name="ce229" office:value-type="string" calcext:value-type="string">
            <text:p>PC</text:p>
          </table:table-cell>
          <table:table-cell table:style-name="ce221" office:value-type="string" calcext:value-type="string">
            <text:p>PC</text:p>
          </table:table-cell>
          <table:table-cell table:style-name="ce221"/>
          <table:table-cell table:style-name="ce244" office:value-type="string" calcext:value-type="string">
            <text:p>list</text:p>
          </table:table-cell>
          <table:table-cell table:style-name="ce244" office:value-type="string" calcext:value-type="string">
            <text:p>Covadis</text:p>
          </table:table-cell>
          <table:table-cell table:style-name="ce40" table:formula="of:=UPPER([.G83])" office:value-type="string" office:string-value="PC" calcext:value-type="string">
            <text:p>PC</text:p>
          </table:table-cell>
          <table:table-cell table:formula="of:=LEN([.F83])" office:value-type="float" office:value="2" calcext:value-type="float">
            <text:p>2</text:p>
          </table:table-cell>
          <table:table-cell table:style-name="ce29" table:formula="of:=&quot;INSERT INTO &quot; &amp; [.D83] &amp; &quot; VALUES ('&quot; &amp; [.F83] &amp; &quot;', '&quot; &amp;[.G83]&amp;&quot;');&quot;" office:value-type="string" office:string-value="INSERT INTO L_BP_TYPE VALUES ('PC', 'PC');" calcext:value-type="string">
            <text:p>INSERT INTO L_BP_TYPE VALUES ('PC', 'PC');</text:p>
          </table:table-cell>
          <table:table-cell table:style-name="ce40" table:number-columns-repeated="2"/>
          <table:table-cell table:style-name="ce221" office:value-type="string" calcext:value-type="string">
            <text:p>ElementBranchementPassifType</text:p>
          </table:table-cell>
          <table:table-cell table:style-name="ce221" office:value-type="float" office:value="60" calcext:value-type="float">
            <text:p>60</text:p>
          </table:table-cell>
          <table:table-cell table:style-name="ce40" table:number-columns-repeated="5"/>
          <table:table-cell table:number-columns-repeated="1001"/>
        </table:table-row>
        <table:table-row table:style-name="ro1">
          <table:table-cell table:style-name="ce41"/>
          <table:table-cell table:style-name="ce41" office:value-type="string" calcext:value-type="string">
            <text:p>Supprimer ?</text:p>
          </table:table-cell>
          <table:table-cell table:style-name="ce41"/>
          <table:table-cell table:style-name="ce60" office:value-type="string" calcext:value-type="string">
            <text:p>L_BP_TYPE</text:p>
          </table:table-cell>
          <table:table-cell table:style-name="ce6" office:value-type="float" office:value="1" calcext:value-type="float">
            <text:p>1</text:p>
          </table:table-cell>
          <table:table-cell table:number-columns-repeated="2" table:style-name="ce6" office:value-type="string" calcext:value-type="string">
            <text:p>BPE</text:p>
          </table:table-cell>
          <table:table-cell table:style-name="ce6"/>
          <table:table-cell table:style-name="ce41"/>
          <table:table-cell table:style-name="ce41" office:value-type="string" calcext:value-type="string">
            <text:p>Syane</text:p>
          </table:table-cell>
          <table:table-cell table:style-name="ce41"/>
          <table:table-cell table:formula="of:=LEN([.F84])" office:value-type="float" office:value="3" calcext:value-type="float">
            <text:p>3</text:p>
          </table:table-cell>
          <table:table-cell table:style-name="ce29" table:formula="of:=&quot;INSERT INTO &quot; &amp; [.D84] &amp; &quot; VALUES ('&quot; &amp; [.F84] &amp; &quot;', '&quot; &amp;[.G84]&amp;&quot;');&quot;" office:value-type="string" office:string-value="INSERT INTO L_BP_TYPE VALUES ('BPE', 'BPE');" calcext:value-type="string">
            <text:p>INSERT INTO L_BP_TYPE VALUES ('BPE', 'BPE');</text:p>
          </table:table-cell>
          <table:table-cell table:number-columns-repeated="5"/>
          <table:table-cell table:style-name="ce248" office:value-type="string" calcext:value-type="string">
            <text:p>CTRL_BPE_TYPE</text:p>
          </table:table-cell>
          <table:table-cell table:style-name="ce3" office:value-type="float" office:value="1" calcext:value-type="float">
            <text:p>1</text:p>
          </table:table-cell>
          <table:table-cell table:number-columns-repeated="1003"/>
        </table:table-row>
        <table:table-row table:style-name="ro1">
          <table:table-cell/>
          <table:table-cell table:style-name="ce40" office:value-type="string" calcext:value-type="string">
            <text:p>Compléter pour la distribution ?</text:p>
          </table:table-cell>
          <table:table-cell/>
          <table:table-cell table:style-name="ce14" office:value-type="string" calcext:value-type="string">
            <text:p>L_BP_TYPE</text:p>
          </table:table-cell>
          <table:table-cell table:style-name="ce3" office:value-type="float" office:value="2" calcext:value-type="float">
            <text:p>2</text:p>
          </table:table-cell>
          <table:table-cell table:number-columns-repeated="2" table:style-name="ce3" office:value-type="string" calcext:value-type="string">
            <text:p>PTO</text:p>
          </table:table-cell>
          <table:table-cell table:style-name="ce3"/>
          <table:table-cell/>
          <table:table-cell office:value-type="string" calcext:value-type="string">
            <text:p>Syane</text:p>
          </table:table-cell>
          <table:table-cell/>
          <table:table-cell table:formula="of:=LEN([.F85])" office:value-type="float" office:value="3" calcext:value-type="float">
            <text:p>3</text:p>
          </table:table-cell>
          <table:table-cell table:style-name="ce29" table:formula="of:=&quot;INSERT INTO &quot; &amp; [.D85] &amp; &quot; VALUES ('&quot; &amp; [.F85] &amp; &quot;', '&quot; &amp;[.G85]&amp;&quot;');&quot;" office:value-type="string" office:string-value="INSERT INTO L_BP_TYPE VALUES ('PTO', 'PTO');" calcext:value-type="string">
            <text:p>INSERT INTO L_BP_TYPE VALUES ('PTO', 'PTO');</text:p>
          </table:table-cell>
          <table:table-cell table:number-columns-repeated="5"/>
          <table:table-cell table:style-name="ce248" office:value-type="string" calcext:value-type="string">
            <text:p>CTRL_BPE_TYPE</text:p>
          </table:table-cell>
          <table:table-cell table:style-name="ce3" office:value-type="float" office:value="2" calcext:value-type="float">
            <text:p>2</text:p>
          </table:table-cell>
          <table:table-cell table:number-columns-repeated="1003"/>
        </table:table-row>
        <table:table-row table:style-name="ro1">
          <table:table-cell table:number-columns-repeated="3"/>
          <table:table-cell table:style-name="ce14" office:value-type="string" calcext:value-type="string">
            <text:p>L_CABLE_TYPE</text:p>
          </table:table-cell>
          <table:table-cell table:style-name="ce3" office:value-type="float" office:value="1" calcext:value-type="float">
            <text:p>1</text:p>
          </table:table-cell>
          <table:table-cell table:number-columns-repeated="2" table:style-name="ce3" office:value-type="string" calcext:value-type="string">
            <text:p>CABLE</text:p>
          </table:table-cell>
          <table:table-cell table:style-name="ce3"/>
          <table:table-cell/>
          <table:table-cell office:value-type="string" calcext:value-type="string">
            <text:p>Syane</text:p>
          </table:table-cell>
          <table:table-cell/>
          <table:table-cell table:formula="of:=LEN([.F86])" office:value-type="float" office:value="5" calcext:value-type="float">
            <text:p>5</text:p>
          </table:table-cell>
          <table:table-cell table:style-name="ce29" table:formula="of:=&quot;INSERT INTO &quot; &amp; [.D86] &amp; &quot; VALUES ('&quot; &amp; [.F86] &amp; &quot;', '&quot; &amp;[.G86]&amp;&quot;');&quot;" office:value-type="string" office:string-value="INSERT INTO L_CABLE_TYPE VALUES ('CABLE', 'CABLE');" calcext:value-type="string">
            <text:p>INSERT INTO L_CABLE_TYPE VALUES ('CABLE', 'CABLE');</text:p>
          </table:table-cell>
          <table:table-cell table:number-columns-repeated="5"/>
          <table:table-cell table:style-name="ce248" office:value-type="string" calcext:value-type="string">
            <text:p>CTRL_CABLE_TYPE</text:p>
          </table:table-cell>
          <table:table-cell table:style-name="ce3" office:value-type="float" office:value="1" calcext:value-type="float">
            <text:p>1</text:p>
          </table:table-cell>
          <table:table-cell table:number-columns-repeated="1003"/>
        </table:table-row>
        <table:table-row table:style-name="ro1">
          <table:table-cell/>
          <table:table-cell table:style-name="ce40" office:value-type="string" calcext:value-type="string">
            <text:p>Pas possible de les dessiner</text:p>
          </table:table-cell>
          <table:table-cell/>
          <table:table-cell table:style-name="ce14" office:value-type="string" calcext:value-type="string">
            <text:p>L_CABLE_TYPE</text:p>
          </table:table-cell>
          <table:table-cell table:style-name="ce3" office:value-type="float" office:value="2" calcext:value-type="float">
            <text:p>2</text:p>
          </table:table-cell>
          <table:table-cell table:number-columns-repeated="2" table:style-name="ce3" office:value-type="string" calcext:value-type="string">
            <text:p>JARRETIERE</text:p>
          </table:table-cell>
          <table:table-cell table:style-name="ce3"/>
          <table:table-cell/>
          <table:table-cell office:value-type="string" calcext:value-type="string">
            <text:p>Syane</text:p>
          </table:table-cell>
          <table:table-cell/>
          <table:table-cell table:formula="of:=LEN([.F87])" office:value-type="float" office:value="10" calcext:value-type="float">
            <text:p>10</text:p>
          </table:table-cell>
          <table:table-cell table:style-name="ce29" table:formula="of:=&quot;INSERT INTO &quot; &amp; [.D87] &amp; &quot; VALUES ('&quot; &amp; [.F87] &amp; &quot;', '&quot; &amp;[.G87]&amp;&quot;');&quot;" office:value-type="string" office:string-value="INSERT INTO L_CABLE_TYPE VALUES ('JARRETIERE', 'JARRETIERE');" calcext:value-type="string">
            <text:p>INSERT INTO L_CABLE_TYPE VALUES ('JARRETIERE', 'JARRETIERE');</text:p>
          </table:table-cell>
          <table:table-cell table:number-columns-repeated="5"/>
          <table:table-cell table:style-name="ce248" office:value-type="string" calcext:value-type="string">
            <text:p>CTRL_CABLE_TYPE</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CASSETTE_TYPE</text:p>
          </table:table-cell>
          <table:table-cell table:style-name="ce3" office:value-type="float" office:value="1" calcext:value-type="float">
            <text:p>1</text:p>
          </table:table-cell>
          <table:table-cell table:style-name="ce230" office:value-type="string" calcext:value-type="string">
            <text:p>PLATEAU</text:p>
          </table:table-cell>
          <table:table-cell table:style-name="ce3" office:value-type="string" calcext:value-type="string">
            <text:p>PLATEAU DE LOVAGE BPE</text:p>
          </table:table-cell>
          <table:table-cell table:style-name="ce3"/>
          <table:table-cell/>
          <table:table-cell office:value-type="string" calcext:value-type="string">
            <text:p>Syane</text:p>
          </table:table-cell>
          <table:table-cell/>
          <table:table-cell table:formula="of:=LEN([.F88])" office:value-type="float" office:value="7" calcext:value-type="float">
            <text:p>7</text:p>
          </table:table-cell>
          <table:table-cell table:style-name="ce29" table:formula="of:=&quot;INSERT INTO &quot; &amp; [.D88] &amp; &quot; VALUES ('&quot; &amp; [.F88] &amp; &quot;', '&quot; &amp;[.G88]&amp;&quot;');&quot;" office:value-type="string" office:string-value="INSERT INTO L_CASSETTE_TYPE VALUES ('PLATEAU', 'PLATEAU DE LOVAGE BPE');" calcext:value-type="string">
            <text:p>INSERT INTO L_CASSETTE_TYPE VALUES ('PLATEAU', 'PLATEAU DE LOVAGE BPE');</text:p>
          </table:table-cell>
          <table:table-cell table:number-columns-repeated="5"/>
          <table:table-cell table:style-name="ce248" office:value-type="string" calcext:value-type="string">
            <text:p>CTRL_CASSETTE_TYPE</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CASSETTE_TYPE</text:p>
          </table:table-cell>
          <table:table-cell table:style-name="ce3" office:value-type="float" office:value="2" calcext:value-type="float">
            <text:p>2</text:p>
          </table:table-cell>
          <table:table-cell table:style-name="ce44" office:value-type="string" calcext:value-type="string">
            <text:p>EPISSURE</text:p>
          </table:table-cell>
          <table:table-cell table:style-name="ce3" office:value-type="string" calcext:value-type="string">
            <text:p>EPISSURE</text:p>
          </table:table-cell>
          <table:table-cell table:style-name="ce3"/>
          <table:table-cell/>
          <table:table-cell office:value-type="string" calcext:value-type="string">
            <text:p>Syane</text:p>
          </table:table-cell>
          <table:table-cell/>
          <table:table-cell table:formula="of:=LEN([.F89])" office:value-type="float" office:value="8" calcext:value-type="float">
            <text:p>8</text:p>
          </table:table-cell>
          <table:table-cell table:style-name="ce29" table:formula="of:=&quot;INSERT INTO &quot; &amp; [.D89] &amp; &quot; VALUES ('&quot; &amp; [.F89] &amp; &quot;', '&quot; &amp;[.G89]&amp;&quot;');&quot;" office:value-type="string" office:string-value="INSERT INTO L_CASSETTE_TYPE VALUES ('EPISSURE', 'EPISSURE');" calcext:value-type="string">
            <text:p>INSERT INTO L_CASSETTE_TYPE VALUES ('EPISSURE', 'EPISSURE');</text:p>
          </table:table-cell>
          <table:table-cell table:number-columns-repeated="5"/>
          <table:table-cell table:style-name="ce248" office:value-type="string" calcext:value-type="string">
            <text:p>CTRL_CASSETTE_TYPE</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CASSETTE_TYPE</text:p>
          </table:table-cell>
          <table:table-cell table:style-name="ce3" office:value-type="float" office:value="3" calcext:value-type="float">
            <text:p>3</text:p>
          </table:table-cell>
          <table:table-cell table:style-name="ce44" office:value-type="string" calcext:value-type="string">
            <text:p>SPLITTER</text:p>
          </table:table-cell>
          <table:table-cell table:style-name="ce3" office:value-type="string" calcext:value-type="string">
            <text:p>SPLITTER</text:p>
          </table:table-cell>
          <table:table-cell table:style-name="ce3"/>
          <table:table-cell/>
          <table:table-cell office:value-type="string" calcext:value-type="string">
            <text:p>Syane</text:p>
          </table:table-cell>
          <table:table-cell/>
          <table:table-cell table:formula="of:=LEN([.F90])" office:value-type="float" office:value="8" calcext:value-type="float">
            <text:p>8</text:p>
          </table:table-cell>
          <table:table-cell table:style-name="ce29" table:formula="of:=&quot;INSERT INTO &quot; &amp; [.D90] &amp; &quot; VALUES ('&quot; &amp; [.F90] &amp; &quot;', '&quot; &amp;[.G90]&amp;&quot;');&quot;" office:value-type="string" office:string-value="INSERT INTO L_CASSETTE_TYPE VALUES ('SPLITTER', 'SPLITTER');" calcext:value-type="string">
            <text:p>INSERT INTO L_CASSETTE_TYPE VALUES ('SPLITTER', 'SPLITTER');</text:p>
          </table:table-cell>
          <table:table-cell table:number-columns-repeated="5"/>
          <table:table-cell table:style-name="ce248" office:value-type="string" calcext:value-type="string">
            <text:p>CTRL_CASSETTE_TYPE</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CASSETTE_TYPE</text:p>
          </table:table-cell>
          <table:table-cell table:style-name="ce3" office:value-type="float" office:value="4" calcext:value-type="float">
            <text:p>4</text:p>
          </table:table-cell>
          <table:table-cell table:style-name="ce44" office:value-type="string" calcext:value-type="string">
            <text:p>CONNECTEUR</text:p>
          </table:table-cell>
          <table:table-cell table:style-name="ce3" office:value-type="string" calcext:value-type="string">
            <text:p>CONNECTEUR</text:p>
          </table:table-cell>
          <table:table-cell table:style-name="ce3"/>
          <table:table-cell/>
          <table:table-cell office:value-type="string" calcext:value-type="string">
            <text:p>Syane</text:p>
          </table:table-cell>
          <table:table-cell/>
          <table:table-cell table:formula="of:=LEN([.F91])" office:value-type="float" office:value="10" calcext:value-type="float">
            <text:p>10</text:p>
          </table:table-cell>
          <table:table-cell table:style-name="ce29" table:formula="of:=&quot;INSERT INTO &quot; &amp; [.D91] &amp; &quot; VALUES ('&quot; &amp; [.F91] &amp; &quot;', '&quot; &amp;[.G91]&amp;&quot;');&quot;" office:value-type="string" office:string-value="INSERT INTO L_CASSETTE_TYPE VALUES ('CONNECTEUR', 'CONNECTEUR');" calcext:value-type="string">
            <text:p>INSERT INTO L_CASSETTE_TYPE VALUES ('CONNECTEUR', 'CONNECTEUR');</text:p>
          </table:table-cell>
          <table:table-cell table:number-columns-repeated="5"/>
          <table:table-cell table:style-name="ce248" office:value-type="string" calcext:value-type="string">
            <text:p>CTRL_CASSETTE_TYPE</text:p>
          </table:table-cell>
          <table:table-cell table:style-name="ce3" office:value-type="float" office:value="4" calcext:value-type="float">
            <text:p>4</text:p>
          </table:table-cell>
          <table:table-cell table:number-columns-repeated="1003"/>
        </table:table-row>
        <table:table-row table:style-name="ro1">
          <table:table-cell table:number-columns-repeated="3"/>
          <table:table-cell table:style-name="ce218" office:value-type="string" calcext:value-type="string">
            <text:p>L_CLIM_TYPE</text:p>
          </table:table-cell>
          <table:table-cell table:style-name="ce218" office:value-type="float" office:value="93" calcext:value-type="float">
            <text:p>93</text:p>
          </table:table-cell>
          <table:table-cell table:style-name="ce228" office:value-type="string" calcext:value-type="string">
            <text:p>SANS</text:p>
          </table:table-cell>
          <table:table-cell table:style-name="ce224" office:value-type="string" calcext:value-type="string">
            <text:p>SANS</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92])" office:value-type="string" office:string-value="SANS" calcext:value-type="string">
            <text:p>SANS</text:p>
          </table:table-cell>
          <table:table-cell table:formula="of:=LEN([.F92])" office:value-type="float" office:value="4" calcext:value-type="float">
            <text:p>4</text:p>
          </table:table-cell>
          <table:table-cell table:style-name="ce29" table:formula="of:=&quot;INSERT INTO &quot; &amp; [.D92] &amp; &quot; VALUES ('&quot; &amp; [.F92] &amp; &quot;', '&quot; &amp;[.G92]&amp;&quot;');&quot;" office:value-type="string" office:string-value="INSERT INTO L_CLIM_TYPE VALUES ('SANS', 'SANS');" calcext:value-type="string">
            <text:p>INSERT INTO L_CLIM_TYPE VALUES ('SANS', 'SANS');</text:p>
          </table:table-cell>
          <table:table-cell table:number-columns-repeated="2"/>
          <table:table-cell table:style-name="ce218" office:value-type="string" calcext:value-type="string">
            <text:p>SystemeClimatisationType</text:p>
          </table:table-cell>
          <table:table-cell table:style-name="ce218" office:value-type="float" office:value="93" calcext:value-type="float">
            <text:p>93</text:p>
          </table:table-cell>
          <table:table-cell table:number-columns-repeated="1006"/>
        </table:table-row>
        <table:table-row table:style-name="ro1">
          <table:table-cell table:number-columns-repeated="3"/>
          <table:table-cell table:style-name="ce218" office:value-type="string" calcext:value-type="string">
            <text:p>L_CLIM_TYPE</text:p>
          </table:table-cell>
          <table:table-cell table:style-name="ce218" office:value-type="float" office:value="94" calcext:value-type="float">
            <text:p>94</text:p>
          </table:table-cell>
          <table:table-cell table:style-name="ce228" office:value-type="string" calcext:value-type="string">
            <text:p>VENTIL</text:p>
          </table:table-cell>
          <table:table-cell table:style-name="ce224" office:value-type="string" calcext:value-type="string">
            <text:p>VENTILLATION</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93])" office:value-type="string" office:string-value="VENTILLATION" calcext:value-type="string">
            <text:p>VENTILLATION</text:p>
          </table:table-cell>
          <table:table-cell table:formula="of:=LEN([.F93])" office:value-type="float" office:value="6" calcext:value-type="float">
            <text:p>6</text:p>
          </table:table-cell>
          <table:table-cell table:style-name="ce29" table:formula="of:=&quot;INSERT INTO &quot; &amp; [.D93] &amp; &quot; VALUES ('&quot; &amp; [.F93] &amp; &quot;', '&quot; &amp;[.G93]&amp;&quot;');&quot;" office:value-type="string" office:string-value="INSERT INTO L_CLIM_TYPE VALUES ('VENTIL', 'VENTILLATION');" calcext:value-type="string">
            <text:p>INSERT INTO L_CLIM_TYPE VALUES ('VENTIL', 'VENTILLATION');</text:p>
          </table:table-cell>
          <table:table-cell table:number-columns-repeated="2"/>
          <table:table-cell table:style-name="ce218" office:value-type="string" calcext:value-type="string">
            <text:p>SystemeClimatisationType</text:p>
          </table:table-cell>
          <table:table-cell table:style-name="ce218" office:value-type="float" office:value="94" calcext:value-type="float">
            <text:p>94</text:p>
          </table:table-cell>
          <table:table-cell table:number-columns-repeated="1006"/>
        </table:table-row>
        <table:table-row table:style-name="ro1">
          <table:table-cell table:number-columns-repeated="3"/>
          <table:table-cell table:style-name="ce218" office:value-type="string" calcext:value-type="string">
            <text:p>L_CLIM_TYPE</text:p>
          </table:table-cell>
          <table:table-cell table:style-name="ce218" office:value-type="float" office:value="95" calcext:value-type="float">
            <text:p>95</text:p>
          </table:table-cell>
          <table:table-cell table:style-name="ce228" office:value-type="string" calcext:value-type="string">
            <text:p>CLIM</text:p>
          </table:table-cell>
          <table:table-cell table:style-name="ce224" office:value-type="string" calcext:value-type="string">
            <text:p>CLIMATISATION</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94])" office:value-type="string" office:string-value="CLIMATISATION" calcext:value-type="string">
            <text:p>CLIMATISATION</text:p>
          </table:table-cell>
          <table:table-cell table:formula="of:=LEN([.F94])" office:value-type="float" office:value="4" calcext:value-type="float">
            <text:p>4</text:p>
          </table:table-cell>
          <table:table-cell table:style-name="ce29" table:formula="of:=&quot;INSERT INTO &quot; &amp; [.D94] &amp; &quot; VALUES ('&quot; &amp; [.F94] &amp; &quot;', '&quot; &amp;[.G94]&amp;&quot;');&quot;" office:value-type="string" office:string-value="INSERT INTO L_CLIM_TYPE VALUES ('CLIM', 'CLIMATISATION');" calcext:value-type="string">
            <text:p>INSERT INTO L_CLIM_TYPE VALUES ('CLIM', 'CLIMATISATION');</text:p>
          </table:table-cell>
          <table:table-cell table:number-columns-repeated="2"/>
          <table:table-cell table:style-name="ce218" office:value-type="string" calcext:value-type="string">
            <text:p>SystemeClimatisationType</text:p>
          </table:table-cell>
          <table:table-cell table:style-name="ce218" office:value-type="float" office:value="95" calcext:value-type="float">
            <text:p>95</text:p>
          </table:table-cell>
          <table:table-cell table:number-columns-repeated="1006"/>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1" calcext:value-type="float">
            <text:p>1</text:p>
          </table:table-cell>
          <table:table-cell table:style-name="ce226" office:value-type="float" office:value="1" calcext:value-type="float">
            <text:p>1</text:p>
          </table:table-cell>
          <table:table-cell table:style-name="ce3" office:value-type="string" calcext:value-type="string">
            <text:p>#ff0000</text:p>
          </table:table-cell>
          <table:table-cell table:style-name="ce3" office:value-type="string" calcext:value-type="string">
            <text:p>rouge (R)</text:p>
          </table:table-cell>
          <table:table-cell office:value-type="string" calcext:value-type="string">
            <text:p>list</text:p>
          </table:table-cell>
          <table:table-cell office:value-type="string" calcext:value-type="string">
            <text:p>Syane</text:p>
          </table:table-cell>
          <table:table-cell/>
          <table:table-cell table:formula="of:=LEN([.F95])" office:value-type="float" office:value="1" calcext:value-type="float">
            <text:p>1</text:p>
          </table:table-cell>
          <table:table-cell table:style-name="ce29" table:formula="of:=&quot;INSERT INTO &quot; &amp; [.D95] &amp; &quot; VALUES ('&quot; &amp; [.F95] &amp; &quot;', '&quot; &amp;[.G95]&amp;&quot;');&quot;" office:value-type="string" office:string-value="INSERT INTO L_COLOR VALUES ('1', '#ff0000');" calcext:value-type="string">
            <text:p>INSERT INTO L_COLOR VALUES ('1', '#ff0000');</text:p>
          </table:table-cell>
          <table:table-cell table:number-columns-repeated="5"/>
          <table:table-cell table:style-name="ce248" office:value-type="string" calcext:value-type="string">
            <text:p>CTRL_COLOR</text:p>
          </table:table-cell>
          <table:table-cell table:style-name="ce3" office:value-type="float" office:value="1" calcext:value-type="float">
            <text:p>1</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2" calcext:value-type="float">
            <text:p>2</text:p>
          </table:table-cell>
          <table:table-cell table:style-name="ce226" office:value-type="float" office:value="2" calcext:value-type="float">
            <text:p>2</text:p>
          </table:table-cell>
          <table:table-cell table:style-name="ce3" office:value-type="string" calcext:value-type="string">
            <text:p>#0070c0</text:p>
          </table:table-cell>
          <table:table-cell table:style-name="ce4" office:value-type="string" calcext:value-type="string">
            <text:p>bleu (BL)</text:p>
          </table:table-cell>
          <table:table-cell office:value-type="string" calcext:value-type="string">
            <text:p>list</text:p>
          </table:table-cell>
          <table:table-cell office:value-type="string" calcext:value-type="string">
            <text:p>Syane</text:p>
          </table:table-cell>
          <table:table-cell/>
          <table:table-cell table:formula="of:=LEN([.F96])" office:value-type="float" office:value="1" calcext:value-type="float">
            <text:p>1</text:p>
          </table:table-cell>
          <table:table-cell table:style-name="ce29" table:formula="of:=&quot;INSERT INTO &quot; &amp; [.D96] &amp; &quot; VALUES ('&quot; &amp; [.F96] &amp; &quot;', '&quot; &amp;[.G96]&amp;&quot;');&quot;" office:value-type="string" office:string-value="INSERT INTO L_COLOR VALUES ('2', '#0070c0');" calcext:value-type="string">
            <text:p>INSERT INTO L_COLOR VALUES ('2', '#0070c0');</text:p>
          </table:table-cell>
          <table:table-cell table:number-columns-repeated="5"/>
          <table:table-cell table:style-name="ce248" office:value-type="string" calcext:value-type="string">
            <text:p>CTRL_COLOR</text:p>
          </table:table-cell>
          <table:table-cell table:style-name="ce3" office:value-type="float" office:value="2" calcext:value-type="float">
            <text:p>2</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3" calcext:value-type="float">
            <text:p>3</text:p>
          </table:table-cell>
          <table:table-cell table:style-name="ce226" office:value-type="float" office:value="3" calcext:value-type="float">
            <text:p>3</text:p>
          </table:table-cell>
          <table:table-cell table:style-name="ce3" office:value-type="string" calcext:value-type="string">
            <text:p>#92d050</text:p>
          </table:table-cell>
          <table:table-cell table:style-name="ce3" office:value-type="string" calcext:value-type="string">
            <text:p>vert (VE)</text:p>
          </table:table-cell>
          <table:table-cell office:value-type="string" calcext:value-type="string">
            <text:p>list</text:p>
          </table:table-cell>
          <table:table-cell office:value-type="string" calcext:value-type="string">
            <text:p>Syane</text:p>
          </table:table-cell>
          <table:table-cell/>
          <table:table-cell table:formula="of:=LEN([.F97])" office:value-type="float" office:value="1" calcext:value-type="float">
            <text:p>1</text:p>
          </table:table-cell>
          <table:table-cell table:style-name="ce29" table:formula="of:=&quot;INSERT INTO &quot; &amp; [.D97] &amp; &quot; VALUES ('&quot; &amp; [.F97] &amp; &quot;', '&quot; &amp;[.G97]&amp;&quot;');&quot;" office:value-type="string" office:string-value="INSERT INTO L_COLOR VALUES ('3', '#92d050');" calcext:value-type="string">
            <text:p>INSERT INTO L_COLOR VALUES ('3', '#92d050');</text:p>
          </table:table-cell>
          <table:table-cell table:number-columns-repeated="5"/>
          <table:table-cell table:style-name="ce248" office:value-type="string" calcext:value-type="string">
            <text:p>CTRL_COLOR</text:p>
          </table:table-cell>
          <table:table-cell table:style-name="ce3" office:value-type="float" office:value="3" calcext:value-type="float">
            <text:p>3</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4" calcext:value-type="float">
            <text:p>4</text:p>
          </table:table-cell>
          <table:table-cell table:style-name="ce226" office:value-type="float" office:value="4" calcext:value-type="float">
            <text:p>4</text:p>
          </table:table-cell>
          <table:table-cell table:style-name="ce3" office:value-type="string" calcext:value-type="string">
            <text:p>#ffff00</text:p>
          </table:table-cell>
          <table:table-cell table:style-name="ce3" office:value-type="string" calcext:value-type="string">
            <text:p>jaune (J)</text:p>
          </table:table-cell>
          <table:table-cell office:value-type="string" calcext:value-type="string">
            <text:p>list</text:p>
          </table:table-cell>
          <table:table-cell office:value-type="string" calcext:value-type="string">
            <text:p>Syane</text:p>
          </table:table-cell>
          <table:table-cell/>
          <table:table-cell table:formula="of:=LEN([.F98])" office:value-type="float" office:value="1" calcext:value-type="float">
            <text:p>1</text:p>
          </table:table-cell>
          <table:table-cell table:style-name="ce29" table:formula="of:=&quot;INSERT INTO &quot; &amp; [.D98] &amp; &quot; VALUES ('&quot; &amp; [.F98] &amp; &quot;', '&quot; &amp;[.G98]&amp;&quot;');&quot;" office:value-type="string" office:string-value="INSERT INTO L_COLOR VALUES ('4', '#ffff00');" calcext:value-type="string">
            <text:p>INSERT INTO L_COLOR VALUES ('4', '#ffff00');</text:p>
          </table:table-cell>
          <table:table-cell table:number-columns-repeated="5"/>
          <table:table-cell table:style-name="ce248" office:value-type="string" calcext:value-type="string">
            <text:p>CTRL_COLOR</text:p>
          </table:table-cell>
          <table:table-cell table:style-name="ce3" office:value-type="float" office:value="4" calcext:value-type="float">
            <text:p>4</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5" calcext:value-type="float">
            <text:p>5</text:p>
          </table:table-cell>
          <table:table-cell table:style-name="ce226" office:value-type="float" office:value="5" calcext:value-type="float">
            <text:p>5</text:p>
          </table:table-cell>
          <table:table-cell table:style-name="ce3" office:value-type="string" calcext:value-type="string">
            <text:p>#7638a3</text:p>
          </table:table-cell>
          <table:table-cell table:style-name="ce3" office:value-type="string" calcext:value-type="string">
            <text:p>violet (V)</text:p>
          </table:table-cell>
          <table:table-cell office:value-type="string" calcext:value-type="string">
            <text:p>list</text:p>
          </table:table-cell>
          <table:table-cell office:value-type="string" calcext:value-type="string">
            <text:p>Syane</text:p>
          </table:table-cell>
          <table:table-cell/>
          <table:table-cell table:formula="of:=LEN([.F99])" office:value-type="float" office:value="1" calcext:value-type="float">
            <text:p>1</text:p>
          </table:table-cell>
          <table:table-cell table:style-name="ce29" table:formula="of:=&quot;INSERT INTO &quot; &amp; [.D99] &amp; &quot; VALUES ('&quot; &amp; [.F99] &amp; &quot;', '&quot; &amp;[.G99]&amp;&quot;');&quot;" office:value-type="string" office:string-value="INSERT INTO L_COLOR VALUES ('5', '#7638a3');" calcext:value-type="string">
            <text:p>INSERT INTO L_COLOR VALUES ('5', '#7638a3');</text:p>
          </table:table-cell>
          <table:table-cell table:number-columns-repeated="5"/>
          <table:table-cell table:style-name="ce248" office:value-type="string" calcext:value-type="string">
            <text:p>CTRL_COLOR</text:p>
          </table:table-cell>
          <table:table-cell table:style-name="ce3" office:value-type="float" office:value="5" calcext:value-type="float">
            <text:p>5</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6" calcext:value-type="float">
            <text:p>6</text:p>
          </table:table-cell>
          <table:table-cell table:style-name="ce226" office:value-type="float" office:value="6" calcext:value-type="float">
            <text:p>6</text:p>
          </table:table-cell>
          <table:table-cell table:style-name="ce3" office:value-type="string" calcext:value-type="string">
            <text:p>#ffffff</text:p>
          </table:table-cell>
          <table:table-cell table:style-name="ce3" office:value-type="string" calcext:value-type="string">
            <text:p>blanc (B)</text:p>
          </table:table-cell>
          <table:table-cell office:value-type="string" calcext:value-type="string">
            <text:p>list</text:p>
          </table:table-cell>
          <table:table-cell office:value-type="string" calcext:value-type="string">
            <text:p>Syane</text:p>
          </table:table-cell>
          <table:table-cell/>
          <table:table-cell table:formula="of:=LEN([.F100])" office:value-type="float" office:value="1" calcext:value-type="float">
            <text:p>1</text:p>
          </table:table-cell>
          <table:table-cell table:style-name="ce29" table:formula="of:=&quot;INSERT INTO &quot; &amp; [.D100] &amp; &quot; VALUES ('&quot; &amp; [.F100] &amp; &quot;', '&quot; &amp;[.G100]&amp;&quot;');&quot;" office:value-type="string" office:string-value="INSERT INTO L_COLOR VALUES ('6', '#ffffff');" calcext:value-type="string">
            <text:p>INSERT INTO L_COLOR VALUES ('6', '#ffffff');</text:p>
          </table:table-cell>
          <table:table-cell table:number-columns-repeated="5"/>
          <table:table-cell table:style-name="ce248" office:value-type="string" calcext:value-type="string">
            <text:p>CTRL_COLOR</text:p>
          </table:table-cell>
          <table:table-cell table:style-name="ce3" office:value-type="float" office:value="6" calcext:value-type="float">
            <text:p>6</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7" calcext:value-type="float">
            <text:p>7</text:p>
          </table:table-cell>
          <table:table-cell table:style-name="ce226" office:value-type="float" office:value="7" calcext:value-type="float">
            <text:p>7</text:p>
          </table:table-cell>
          <table:table-cell table:style-name="ce3" office:value-type="string" calcext:value-type="string">
            <text:p>#ffc000</text:p>
          </table:table-cell>
          <table:table-cell table:style-name="ce3" office:value-type="string" calcext:value-type="string">
            <text:p>orange (OR)</text:p>
          </table:table-cell>
          <table:table-cell office:value-type="string" calcext:value-type="string">
            <text:p>list</text:p>
          </table:table-cell>
          <table:table-cell office:value-type="string" calcext:value-type="string">
            <text:p>Syane</text:p>
          </table:table-cell>
          <table:table-cell/>
          <table:table-cell table:formula="of:=LEN([.F101])" office:value-type="float" office:value="1" calcext:value-type="float">
            <text:p>1</text:p>
          </table:table-cell>
          <table:table-cell table:style-name="ce29" table:formula="of:=&quot;INSERT INTO &quot; &amp; [.D101] &amp; &quot; VALUES ('&quot; &amp; [.F101] &amp; &quot;', '&quot; &amp;[.G101]&amp;&quot;');&quot;" office:value-type="string" office:string-value="INSERT INTO L_COLOR VALUES ('7', '#ffc000');" calcext:value-type="string">
            <text:p>INSERT INTO L_COLOR VALUES ('7', '#ffc000');</text:p>
          </table:table-cell>
          <table:table-cell table:number-columns-repeated="5"/>
          <table:table-cell table:style-name="ce248" office:value-type="string" calcext:value-type="string">
            <text:p>CTRL_COLOR</text:p>
          </table:table-cell>
          <table:table-cell table:style-name="ce3" office:value-type="float" office:value="7" calcext:value-type="float">
            <text:p>7</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8" calcext:value-type="float">
            <text:p>8</text:p>
          </table:table-cell>
          <table:table-cell table:style-name="ce226" office:value-type="float" office:value="8" calcext:value-type="float">
            <text:p>8</text:p>
          </table:table-cell>
          <table:table-cell table:style-name="ce3" office:value-type="string" calcext:value-type="string">
            <text:p>#c1c1c1</text:p>
          </table:table-cell>
          <table:table-cell table:style-name="ce3" office:value-type="string" calcext:value-type="string">
            <text:p>gris (GR)</text:p>
          </table:table-cell>
          <table:table-cell office:value-type="string" calcext:value-type="string">
            <text:p>list</text:p>
          </table:table-cell>
          <table:table-cell office:value-type="string" calcext:value-type="string">
            <text:p>Syane</text:p>
          </table:table-cell>
          <table:table-cell/>
          <table:table-cell table:formula="of:=LEN([.F102])" office:value-type="float" office:value="1" calcext:value-type="float">
            <text:p>1</text:p>
          </table:table-cell>
          <table:table-cell table:style-name="ce29" table:formula="of:=&quot;INSERT INTO &quot; &amp; [.D102] &amp; &quot; VALUES ('&quot; &amp; [.F102] &amp; &quot;', '&quot; &amp;[.G102]&amp;&quot;');&quot;" office:value-type="string" office:string-value="INSERT INTO L_COLOR VALUES ('8', '#c1c1c1');" calcext:value-type="string">
            <text:p>INSERT INTO L_COLOR VALUES ('8', '#c1c1c1');</text:p>
          </table:table-cell>
          <table:table-cell table:number-columns-repeated="5"/>
          <table:table-cell table:style-name="ce248" office:value-type="string" calcext:value-type="string">
            <text:p>CTRL_COLOR</text:p>
          </table:table-cell>
          <table:table-cell table:style-name="ce3" office:value-type="float" office:value="8" calcext:value-type="float">
            <text:p>8</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9" calcext:value-type="float">
            <text:p>9</text:p>
          </table:table-cell>
          <table:table-cell table:style-name="ce226" office:value-type="float" office:value="9" calcext:value-type="float">
            <text:p>9</text:p>
          </table:table-cell>
          <table:table-cell table:style-name="ce3" office:value-type="string" calcext:value-type="string">
            <text:p>#993300</text:p>
          </table:table-cell>
          <table:table-cell table:style-name="ce3" office:value-type="string" calcext:value-type="string">
            <text:p>marron (BR)</text:p>
          </table:table-cell>
          <table:table-cell office:value-type="string" calcext:value-type="string">
            <text:p>list</text:p>
          </table:table-cell>
          <table:table-cell office:value-type="string" calcext:value-type="string">
            <text:p>Syane</text:p>
          </table:table-cell>
          <table:table-cell/>
          <table:table-cell table:formula="of:=LEN([.F103])" office:value-type="float" office:value="1" calcext:value-type="float">
            <text:p>1</text:p>
          </table:table-cell>
          <table:table-cell table:style-name="ce29" table:formula="of:=&quot;INSERT INTO &quot; &amp; [.D103] &amp; &quot; VALUES ('&quot; &amp; [.F103] &amp; &quot;', '&quot; &amp;[.G103]&amp;&quot;');&quot;" office:value-type="string" office:string-value="INSERT INTO L_COLOR VALUES ('9', '#993300');" calcext:value-type="string">
            <text:p>INSERT INTO L_COLOR VALUES ('9', '#993300');</text:p>
          </table:table-cell>
          <table:table-cell table:number-columns-repeated="5"/>
          <table:table-cell table:style-name="ce248" office:value-type="string" calcext:value-type="string">
            <text:p>CTRL_COLOR</text:p>
          </table:table-cell>
          <table:table-cell table:style-name="ce3" office:value-type="float" office:value="9" calcext:value-type="float">
            <text:p>9</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10" calcext:value-type="float">
            <text:p>10</text:p>
          </table:table-cell>
          <table:table-cell table:style-name="ce226" office:value-type="float" office:value="10" calcext:value-type="float">
            <text:p>10</text:p>
          </table:table-cell>
          <table:table-cell table:style-name="ce3" office:value-type="string" calcext:value-type="string">
            <text:p>#000000</text:p>
          </table:table-cell>
          <table:table-cell table:style-name="ce3" office:value-type="string" calcext:value-type="string">
            <text:p>noir (N)</text:p>
          </table:table-cell>
          <table:table-cell office:value-type="string" calcext:value-type="string">
            <text:p>list</text:p>
          </table:table-cell>
          <table:table-cell office:value-type="string" calcext:value-type="string">
            <text:p>Syane</text:p>
          </table:table-cell>
          <table:table-cell/>
          <table:table-cell table:formula="of:=LEN([.F104])" office:value-type="float" office:value="2" calcext:value-type="float">
            <text:p>2</text:p>
          </table:table-cell>
          <table:table-cell table:style-name="ce29" table:formula="of:=&quot;INSERT INTO &quot; &amp; [.D104] &amp; &quot; VALUES ('&quot; &amp; [.F104] &amp; &quot;', '&quot; &amp;[.G104]&amp;&quot;');&quot;" office:value-type="string" office:string-value="INSERT INTO L_COLOR VALUES ('10', '#000000');" calcext:value-type="string">
            <text:p>INSERT INTO L_COLOR VALUES ('10', '#000000');</text:p>
          </table:table-cell>
          <table:table-cell table:number-columns-repeated="5"/>
          <table:table-cell table:style-name="ce248" office:value-type="string" calcext:value-type="string">
            <text:p>CTRL_COLOR</text:p>
          </table:table-cell>
          <table:table-cell table:style-name="ce3" office:value-type="float" office:value="10" calcext:value-type="float">
            <text:p>10</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11" calcext:value-type="float">
            <text:p>11</text:p>
          </table:table-cell>
          <table:table-cell table:style-name="ce226" office:value-type="float" office:value="11" calcext:value-type="float">
            <text:p>11</text:p>
          </table:table-cell>
          <table:table-cell table:style-name="ce3" office:value-type="string" calcext:value-type="string">
            <text:p>#00b0f0</text:p>
          </table:table-cell>
          <table:table-cell table:style-name="ce4" office:value-type="string" calcext:value-type="string">
            <text:p>turquoise (TU)</text:p>
          </table:table-cell>
          <table:table-cell office:value-type="string" calcext:value-type="string">
            <text:p>list</text:p>
          </table:table-cell>
          <table:table-cell office:value-type="string" calcext:value-type="string">
            <text:p>Syane</text:p>
          </table:table-cell>
          <table:table-cell/>
          <table:table-cell table:formula="of:=LEN([.F105])" office:value-type="float" office:value="2" calcext:value-type="float">
            <text:p>2</text:p>
          </table:table-cell>
          <table:table-cell table:style-name="ce29" table:formula="of:=&quot;INSERT INTO &quot; &amp; [.D105] &amp; &quot; VALUES ('&quot; &amp; [.F105] &amp; &quot;', '&quot; &amp;[.G105]&amp;&quot;');&quot;" office:value-type="string" office:string-value="INSERT INTO L_COLOR VALUES ('11', '#00b0f0');" calcext:value-type="string">
            <text:p>INSERT INTO L_COLOR VALUES ('11', '#00b0f0');</text:p>
          </table:table-cell>
          <table:table-cell table:number-columns-repeated="5"/>
          <table:table-cell table:style-name="ce248" office:value-type="string" calcext:value-type="string">
            <text:p>CTRL_COLOR</text:p>
          </table:table-cell>
          <table:table-cell table:style-name="ce3" office:value-type="float" office:value="11" calcext:value-type="float">
            <text:p>11</text:p>
          </table:table-cell>
          <table:table-cell table:number-columns-repeated="1003"/>
        </table:table-row>
        <table:table-row table:style-name="ro7">
          <table:table-cell/>
          <table:table-cell office:value-type="string" calcext:value-type="string">
            <text:p>Eddy ? A adapter selon les codes couleurs choisis</text:p>
          </table:table-cell>
          <table:table-cell/>
          <table:table-cell table:style-name="ce14" office:value-type="string" calcext:value-type="string">
            <text:p>L_COLOR</text:p>
          </table:table-cell>
          <table:table-cell table:style-name="ce3" office:value-type="float" office:value="12" calcext:value-type="float">
            <text:p>12</text:p>
          </table:table-cell>
          <table:table-cell table:style-name="ce226" office:value-type="float" office:value="12" calcext:value-type="float">
            <text:p>12</text:p>
          </table:table-cell>
          <table:table-cell table:style-name="ce3" office:value-type="string" calcext:value-type="string">
            <text:p>#ff65cc</text:p>
          </table:table-cell>
          <table:table-cell table:style-name="ce3" office:value-type="string" calcext:value-type="string">
            <text:p>rose (RS)</text:p>
          </table:table-cell>
          <table:table-cell office:value-type="string" calcext:value-type="string">
            <text:p>list</text:p>
          </table:table-cell>
          <table:table-cell office:value-type="string" calcext:value-type="string">
            <text:p>Syane</text:p>
          </table:table-cell>
          <table:table-cell/>
          <table:table-cell table:formula="of:=LEN([.F106])" office:value-type="float" office:value="2" calcext:value-type="float">
            <text:p>2</text:p>
          </table:table-cell>
          <table:table-cell table:style-name="ce29" table:formula="of:=&quot;INSERT INTO &quot; &amp; [.D106] &amp; &quot; VALUES ('&quot; &amp; [.F106] &amp; &quot;', '&quot; &amp;[.G106]&amp;&quot;');&quot;" office:value-type="string" office:string-value="INSERT INTO L_COLOR VALUES ('12', '#ff65cc');" calcext:value-type="string">
            <text:p>INSERT INTO L_COLOR VALUES ('12', '#ff65cc');</text:p>
          </table:table-cell>
          <table:table-cell table:number-columns-repeated="5"/>
          <table:table-cell table:style-name="ce248" office:value-type="string" calcext:value-type="string">
            <text:p>CTRL_COLOR</text:p>
          </table:table-cell>
          <table:table-cell table:style-name="ce3" office:value-type="float" office:value="12" calcext:value-type="float">
            <text:p>12</text:p>
          </table:table-cell>
          <table:table-cell table:number-columns-repeated="1003"/>
        </table:table-row>
        <table:table-row table:style-name="ro1">
          <table:table-cell table:number-columns-repeated="3"/>
          <table:table-cell table:style-name="ce218" office:value-type="string" calcext:value-type="string">
            <text:p>L_CONNEXION_TYPE</text:p>
          </table:table-cell>
          <table:table-cell table:style-name="ce218" office:value-type="float" office:value="53" calcext:value-type="float">
            <text:p>53</text:p>
          </table:table-cell>
          <table:table-cell table:style-name="ce228" office:value-type="string" calcext:value-type="string">
            <text:p>FO</text:p>
          </table:table-cell>
          <table:table-cell table:style-name="ce218" office:value-type="string" calcext:value-type="string">
            <text:p>Fibre optique</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107])" office:value-type="string" office:string-value="FIBRE OPTIQUE" calcext:value-type="string">
            <text:p>FIBRE OPTIQUE</text:p>
          </table:table-cell>
          <table:table-cell table:formula="of:=LEN([.F107])" office:value-type="float" office:value="2" calcext:value-type="float">
            <text:p>2</text:p>
          </table:table-cell>
          <table:table-cell table:style-name="ce29" table:formula="of:=&quot;INSERT INTO &quot; &amp; [.D107] &amp; &quot; VALUES ('&quot; &amp; [.F107] &amp; &quot;', '&quot; &amp;[.G107]&amp;&quot;');&quot;" office:value-type="string" office:string-value="INSERT INTO L_CONNEXION_TYPE VALUES ('FO', 'Fibre optique');" calcext:value-type="string">
            <text:p>INSERT INTO L_CONNEXION_TYPE VALUES ('FO', 'Fibre optique');</text:p>
          </table:table-cell>
          <table:table-cell table:number-columns-repeated="2"/>
          <table:table-cell table:style-name="ce218" office:value-type="string" calcext:value-type="string">
            <text:p>ConnexionType</text:p>
          </table:table-cell>
          <table:table-cell table:style-name="ce218" office:value-type="float" office:value="53" calcext:value-type="float">
            <text:p>53</text:p>
          </table:table-cell>
          <table:table-cell table:number-columns-repeated="1006"/>
        </table:table-row>
        <table:table-row table:style-name="ro1">
          <table:table-cell table:number-columns-repeated="3"/>
          <table:table-cell table:style-name="ce218" office:value-type="string" calcext:value-type="string">
            <text:p>L_CONNEXION_TYPE</text:p>
          </table:table-cell>
          <table:table-cell table:style-name="ce218" office:value-type="float" office:value="54" calcext:value-type="float">
            <text:p>54</text:p>
          </table:table-cell>
          <table:table-cell table:style-name="ce228" office:value-type="string" calcext:value-type="string">
            <text:p>CU</text:p>
          </table:table-cell>
          <table:table-cell table:style-name="ce218" office:value-type="string" calcext:value-type="string">
            <text:p>Cuivre</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108])" office:value-type="string" office:string-value="CUIVRE" calcext:value-type="string">
            <text:p>CUIVRE</text:p>
          </table:table-cell>
          <table:table-cell table:formula="of:=LEN([.F108])" office:value-type="float" office:value="2" calcext:value-type="float">
            <text:p>2</text:p>
          </table:table-cell>
          <table:table-cell table:style-name="ce29" table:formula="of:=&quot;INSERT INTO &quot; &amp; [.D108] &amp; &quot; VALUES ('&quot; &amp; [.F108] &amp; &quot;', '&quot; &amp;[.G108]&amp;&quot;');&quot;" office:value-type="string" office:string-value="INSERT INTO L_CONNEXION_TYPE VALUES ('CU', 'Cuivre');" calcext:value-type="string">
            <text:p>INSERT INTO L_CONNEXION_TYPE VALUES ('CU', 'Cuivre');</text:p>
          </table:table-cell>
          <table:table-cell table:number-columns-repeated="2"/>
          <table:table-cell table:style-name="ce218" office:value-type="string" calcext:value-type="string">
            <text:p>ConnexionType</text:p>
          </table:table-cell>
          <table:table-cell table:style-name="ce218" office:value-type="float" office:value="54" calcext:value-type="float">
            <text:p>54</text:p>
          </table:table-cell>
          <table:table-cell table:number-columns-repeated="1006"/>
        </table:table-row>
        <table:table-row table:style-name="ro1">
          <table:table-cell table:number-columns-repeated="3"/>
          <table:table-cell table:style-name="ce218" office:value-type="string" calcext:value-type="string">
            <text:p>L_CONNEXION_TYPE</text:p>
          </table:table-cell>
          <table:table-cell table:style-name="ce218" office:value-type="float" office:value="55" calcext:value-type="float">
            <text:p>55</text:p>
          </table:table-cell>
          <table:table-cell table:style-name="ce228" office:value-type="string" calcext:value-type="string">
            <text:p>CO</text:p>
          </table:table-cell>
          <table:table-cell table:style-name="ce218" office:value-type="string" calcext:value-type="string">
            <text:p>Coaxial</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109])" office:value-type="string" office:string-value="COAXIAL" calcext:value-type="string">
            <text:p>COAXIAL</text:p>
          </table:table-cell>
          <table:table-cell table:formula="of:=LEN([.F109])" office:value-type="float" office:value="2" calcext:value-type="float">
            <text:p>2</text:p>
          </table:table-cell>
          <table:table-cell table:style-name="ce29" table:formula="of:=&quot;INSERT INTO &quot; &amp; [.D109] &amp; &quot; VALUES ('&quot; &amp; [.F109] &amp; &quot;', '&quot; &amp;[.G109]&amp;&quot;');&quot;" office:value-type="string" office:string-value="INSERT INTO L_CONNEXION_TYPE VALUES ('CO', 'Coaxial');" calcext:value-type="string">
            <text:p>INSERT INTO L_CONNEXION_TYPE VALUES ('CO', 'Coaxial');</text:p>
          </table:table-cell>
          <table:table-cell table:number-columns-repeated="2"/>
          <table:table-cell table:style-name="ce218" office:value-type="string" calcext:value-type="string">
            <text:p>ConnexionType</text:p>
          </table:table-cell>
          <table:table-cell table:style-name="ce218" office:value-type="float" office:value="55" calcext:value-type="float">
            <text:p>55</text:p>
          </table:table-cell>
          <table:table-cell table:number-columns-repeated="1006"/>
        </table:table-row>
        <table:table-row table:style-name="ro1">
          <table:table-cell table:number-columns-repeated="3"/>
          <table:table-cell table:style-name="ce218" office:value-type="string" calcext:value-type="string">
            <text:p>L_CONNEXION_TYPE</text:p>
          </table:table-cell>
          <table:table-cell table:style-name="ce218" office:value-type="float" office:value="56" calcext:value-type="float">
            <text:p>56</text:p>
          </table:table-cell>
          <table:table-cell table:style-name="ce228" office:value-type="string" calcext:value-type="string">
            <text:p>FH</text:p>
          </table:table-cell>
          <table:table-cell table:style-name="ce218" office:value-type="string" calcext:value-type="string">
            <text:p>Faisceau hertzien</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110])" office:value-type="string" office:string-value="FAISCEAU HERTZIEN" calcext:value-type="string">
            <text:p>FAISCEAU HERTZIEN</text:p>
          </table:table-cell>
          <table:table-cell table:formula="of:=LEN([.F110])" office:value-type="float" office:value="2" calcext:value-type="float">
            <text:p>2</text:p>
          </table:table-cell>
          <table:table-cell table:style-name="ce29" table:formula="of:=&quot;INSERT INTO &quot; &amp; [.D110] &amp; &quot; VALUES ('&quot; &amp; [.F110] &amp; &quot;', '&quot; &amp;[.G110]&amp;&quot;');&quot;" office:value-type="string" office:string-value="INSERT INTO L_CONNEXION_TYPE VALUES ('FH', 'Faisceau hertzien');" calcext:value-type="string">
            <text:p>INSERT INTO L_CONNEXION_TYPE VALUES ('FH', 'Faisceau hertzien');</text:p>
          </table:table-cell>
          <table:table-cell table:number-columns-repeated="2"/>
          <table:table-cell table:style-name="ce218" office:value-type="string" calcext:value-type="string">
            <text:p>ConnexionType</text:p>
          </table:table-cell>
          <table:table-cell table:style-name="ce218" office:value-type="float" office:value="56" calcext:value-type="float">
            <text:p>56</text:p>
          </table:table-cell>
          <table:table-cell table:number-columns-repeated="1006"/>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 calcext:value-type="float">
            <text:p>1</text:p>
          </table:table-cell>
          <table:table-cell table:number-columns-repeated="2" table:style-name="ce3" office:value-type="string" calcext:value-type="string">
            <text:p>CABLE</text:p>
          </table:table-cell>
          <table:table-cell table:style-name="ce3"/>
          <table:table-cell/>
          <table:table-cell office:value-type="string" calcext:value-type="string">
            <text:p>Syane</text:p>
          </table:table-cell>
          <table:table-cell/>
          <table:table-cell table:formula="of:=LEN([.F111])" office:value-type="float" office:value="5" calcext:value-type="float">
            <text:p>5</text:p>
          </table:table-cell>
          <table:table-cell table:style-name="ce29" table:formula="of:=&quot;INSERT INTO &quot; &amp; [.D111] &amp; &quot; VALUES ('&quot; &amp; [.F111] &amp; &quot;', '&quot; &amp;[.G111]&amp;&quot;');&quot;" office:value-type="string" office:string-value="INSERT INTO L_DOC_TAB VALUES ('CABLE', 'CABLE');" calcext:value-type="string">
            <text:p>INSERT INTO L_DOC_TAB VALUES ('CABLE', 'CABLE');</text:p>
          </table:table-cell>
          <table:table-cell table:number-columns-repeated="5"/>
          <table:table-cell table:style-name="ce248" office:value-type="string" calcext:value-type="string">
            <text:p>CTRL_GED_TAB</text:p>
          </table:table-cell>
          <table:table-cell table:style-name="ce3" office:value-type="float" office:value="1" calcext:value-type="float">
            <text:p>1</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2" calcext:value-type="float">
            <text:p>2</text:p>
          </table:table-cell>
          <table:table-cell table:number-columns-repeated="2" table:style-name="ce12" office:value-type="string" calcext:value-type="string">
            <text:p>FOURREAU</text:p>
          </table:table-cell>
          <table:table-cell table:style-name="ce3"/>
          <table:table-cell/>
          <table:table-cell office:value-type="string" calcext:value-type="string">
            <text:p>Syane</text:p>
          </table:table-cell>
          <table:table-cell/>
          <table:table-cell table:formula="of:=LEN([.F112])" office:value-type="float" office:value="8" calcext:value-type="float">
            <text:p>8</text:p>
          </table:table-cell>
          <table:table-cell table:style-name="ce29" table:formula="of:=&quot;INSERT INTO &quot; &amp; [.D112] &amp; &quot; VALUES ('&quot; &amp; [.F112] &amp; &quot;', '&quot; &amp;[.G112]&amp;&quot;');&quot;" office:value-type="string" office:string-value="INSERT INTO L_DOC_TAB VALUES ('FOURREAU', 'FOURREAU');" calcext:value-type="string">
            <text:p>INSERT INTO L_DOC_TAB VALUES ('FOURREAU', 'FOURREAU');</text:p>
          </table:table-cell>
          <table:table-cell table:number-columns-repeated="5"/>
          <table:table-cell table:style-name="ce248" office:value-type="string" calcext:value-type="string">
            <text:p>CTRL_GED_TAB</text:p>
          </table:table-cell>
          <table:table-cell table:style-name="ce3" office:value-type="float" office:value="2" calcext:value-type="float">
            <text:p>2</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4" calcext:value-type="float">
            <text:p>4</text:p>
          </table:table-cell>
          <table:table-cell table:style-name="ce12" office:value-type="string" calcext:value-type="string">
            <text:p>BP</text:p>
          </table:table-cell>
          <table:table-cell table:style-name="ce12" office:value-type="string" calcext:value-type="string">
            <text:p>ELEMENT BRANCHEMENT PASSIF</text:p>
          </table:table-cell>
          <table:table-cell table:style-name="ce3"/>
          <table:table-cell/>
          <table:table-cell office:value-type="string" calcext:value-type="string">
            <text:p>Syane</text:p>
          </table:table-cell>
          <table:table-cell/>
          <table:table-cell table:formula="of:=LEN([.F113])" office:value-type="float" office:value="2" calcext:value-type="float">
            <text:p>2</text:p>
          </table:table-cell>
          <table:table-cell table:style-name="ce29" table:formula="of:=&quot;INSERT INTO &quot; &amp; [.D113] &amp; &quot; VALUES ('&quot; &amp; [.F113] &amp; &quot;', '&quot; &amp;[.G113]&amp;&quot;');&quot;" office:value-type="string" office:string-value="INSERT INTO L_DOC_TAB VALUES ('BP', 'ELEMENT BRANCHEMENT PASSIF');" calcext:value-type="string">
            <text:p>INSERT INTO L_DOC_TAB VALUES ('BP', 'ELEMENT BRANCHEMENT PASSIF');</text:p>
          </table:table-cell>
          <table:table-cell table:number-columns-repeated="5"/>
          <table:table-cell table:style-name="ce248" office:value-type="string" calcext:value-type="string">
            <text:p>CTRL_GED_TAB</text:p>
          </table:table-cell>
          <table:table-cell table:style-name="ce3" office:value-type="float" office:value="4" calcext:value-type="float">
            <text:p>4</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5" calcext:value-type="float">
            <text:p>5</text:p>
          </table:table-cell>
          <table:table-cell table:number-columns-repeated="2" table:style-name="ce3" office:value-type="string" calcext:value-type="string">
            <text:p>MASQUE</text:p>
          </table:table-cell>
          <table:table-cell table:style-name="ce3"/>
          <table:table-cell/>
          <table:table-cell office:value-type="string" calcext:value-type="string">
            <text:p>Syane</text:p>
          </table:table-cell>
          <table:table-cell/>
          <table:table-cell table:formula="of:=LEN([.F114])" office:value-type="float" office:value="6" calcext:value-type="float">
            <text:p>6</text:p>
          </table:table-cell>
          <table:table-cell table:style-name="ce29" table:formula="of:=&quot;INSERT INTO &quot; &amp; [.D114] &amp; &quot; VALUES ('&quot; &amp; [.F114] &amp; &quot;', '&quot; &amp;[.G114]&amp;&quot;');&quot;" office:value-type="string" office:string-value="INSERT INTO L_DOC_TAB VALUES ('MASQUE', 'MASQUE');" calcext:value-type="string">
            <text:p>INSERT INTO L_DOC_TAB VALUES ('MASQUE', 'MASQUE');</text:p>
          </table:table-cell>
          <table:table-cell table:number-columns-repeated="5"/>
          <table:table-cell table:style-name="ce248" office:value-type="string" calcext:value-type="string">
            <text:p>CTRL_GED_TAB</text:p>
          </table:table-cell>
          <table:table-cell table:style-name="ce3" office:value-type="float" office:value="5" calcext:value-type="float">
            <text:p>5</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6" calcext:value-type="float">
            <text:p>6</text:p>
          </table:table-cell>
          <table:table-cell table:number-columns-repeated="2" table:style-name="ce12" office:value-type="string" calcext:value-type="string">
            <text:p>NOEUD</text:p>
          </table:table-cell>
          <table:table-cell table:style-name="ce3"/>
          <table:table-cell/>
          <table:table-cell office:value-type="string" calcext:value-type="string">
            <text:p>Syane</text:p>
          </table:table-cell>
          <table:table-cell/>
          <table:table-cell table:formula="of:=LEN([.F115])" office:value-type="float" office:value="5" calcext:value-type="float">
            <text:p>5</text:p>
          </table:table-cell>
          <table:table-cell table:style-name="ce29" table:formula="of:=&quot;INSERT INTO &quot; &amp; [.D115] &amp; &quot; VALUES ('&quot; &amp; [.F115] &amp; &quot;', '&quot; &amp;[.G115]&amp;&quot;');&quot;" office:value-type="string" office:string-value="INSERT INTO L_DOC_TAB VALUES ('NOEUD', 'NOEUD');" calcext:value-type="string">
            <text:p>INSERT INTO L_DOC_TAB VALUES ('NOEUD', 'NOEUD');</text:p>
          </table:table-cell>
          <table:table-cell table:number-columns-repeated="5"/>
          <table:table-cell table:style-name="ce248" office:value-type="string" calcext:value-type="string">
            <text:p>CTRL_GED_TAB</text:p>
          </table:table-cell>
          <table:table-cell table:style-name="ce3" office:value-type="float" office:value="6" calcext:value-type="float">
            <text:p>6</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7" calcext:value-type="float">
            <text:p>7</text:p>
          </table:table-cell>
          <table:table-cell table:number-columns-repeated="2" table:style-name="ce3" office:value-type="string" calcext:value-type="string">
            <text:p>TRANCHEE</text:p>
          </table:table-cell>
          <table:table-cell table:style-name="ce3"/>
          <table:table-cell/>
          <table:table-cell office:value-type="string" calcext:value-type="string">
            <text:p>Syane</text:p>
          </table:table-cell>
          <table:table-cell/>
          <table:table-cell table:formula="of:=LEN([.F116])" office:value-type="float" office:value="8" calcext:value-type="float">
            <text:p>8</text:p>
          </table:table-cell>
          <table:table-cell table:style-name="ce29" table:formula="of:=&quot;INSERT INTO &quot; &amp; [.D116] &amp; &quot; VALUES ('&quot; &amp; [.F116] &amp; &quot;', '&quot; &amp;[.G116]&amp;&quot;');&quot;" office:value-type="string" office:string-value="INSERT INTO L_DOC_TAB VALUES ('TRANCHEE', 'TRANCHEE');" calcext:value-type="string">
            <text:p>INSERT INTO L_DOC_TAB VALUES ('TRANCHEE', 'TRANCHEE');</text:p>
          </table:table-cell>
          <table:table-cell table:number-columns-repeated="5"/>
          <table:table-cell table:style-name="ce248" office:value-type="string" calcext:value-type="string">
            <text:p>CTRL_GED_TAB</text:p>
          </table:table-cell>
          <table:table-cell table:style-name="ce3" office:value-type="float" office:value="7" calcext:value-type="float">
            <text:p>7</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8" calcext:value-type="float">
            <text:p>8</text:p>
          </table:table-cell>
          <table:table-cell table:style-name="ce12" office:value-type="string" calcext:value-type="string">
            <text:p>PTECH</text:p>
          </table:table-cell>
          <table:table-cell table:style-name="ce12" office:value-type="string" calcext:value-type="string">
            <text:p>POINT TECHNIQUE</text:p>
          </table:table-cell>
          <table:table-cell table:style-name="ce3"/>
          <table:table-cell/>
          <table:table-cell office:value-type="string" calcext:value-type="string">
            <text:p>Syane</text:p>
          </table:table-cell>
          <table:table-cell/>
          <table:table-cell table:formula="of:=LEN([.F117])" office:value-type="float" office:value="5" calcext:value-type="float">
            <text:p>5</text:p>
          </table:table-cell>
          <table:table-cell table:style-name="ce29" table:formula="of:=&quot;INSERT INTO &quot; &amp; [.D117] &amp; &quot; VALUES ('&quot; &amp; [.F117] &amp; &quot;', '&quot; &amp;[.G117]&amp;&quot;');&quot;" office:value-type="string" office:string-value="INSERT INTO L_DOC_TAB VALUES ('PTECH', 'POINT TECHNIQUE');" calcext:value-type="string">
            <text:p>INSERT INTO L_DOC_TAB VALUES ('PTECH', 'POINT TECHNIQUE');</text:p>
          </table:table-cell>
          <table:table-cell table:number-columns-repeated="5"/>
          <table:table-cell table:style-name="ce248" office:value-type="string" calcext:value-type="string">
            <text:p>CTRL_GED_TAB</text:p>
          </table:table-cell>
          <table:table-cell table:style-name="ce3" office:value-type="float" office:value="8" calcext:value-type="float">
            <text:p>8</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0" calcext:value-type="float">
            <text:p>10</text:p>
          </table:table-cell>
          <table:table-cell table:style-name="ce12" office:value-type="string" calcext:value-type="string">
            <text:p>SITETECH</text:p>
          </table:table-cell>
          <table:table-cell table:style-name="ce12" office:value-type="string" calcext:value-type="string">
            <text:p>SITE TECHNIQUE</text:p>
          </table:table-cell>
          <table:table-cell table:style-name="ce3"/>
          <table:table-cell/>
          <table:table-cell office:value-type="string" calcext:value-type="string">
            <text:p>Syane</text:p>
          </table:table-cell>
          <table:table-cell/>
          <table:table-cell table:formula="of:=LEN([.F118])" office:value-type="float" office:value="8" calcext:value-type="float">
            <text:p>8</text:p>
          </table:table-cell>
          <table:table-cell table:style-name="ce29" table:formula="of:=&quot;INSERT INTO &quot; &amp; [.D118] &amp; &quot; VALUES ('&quot; &amp; [.F118] &amp; &quot;', '&quot; &amp;[.G118]&amp;&quot;');&quot;" office:value-type="string" office:string-value="INSERT INTO L_DOC_TAB VALUES ('SITETECH', 'SITE TECHNIQUE');" calcext:value-type="string">
            <text:p>INSERT INTO L_DOC_TAB VALUES ('SITETECH', 'SITE TECHNIQUE');</text:p>
          </table:table-cell>
          <table:table-cell table:number-columns-repeated="5"/>
          <table:table-cell table:style-name="ce248" office:value-type="string" calcext:value-type="string">
            <text:p>CTRL_GED_TAB</text:p>
          </table:table-cell>
          <table:table-cell table:style-name="ce3" office:value-type="float" office:value="10" calcext:value-type="float">
            <text:p>10</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1" calcext:value-type="float">
            <text:p>11</text:p>
          </table:table-cell>
          <table:table-cell table:style-name="ce3" office:value-type="string" calcext:value-type="string">
            <text:p>SUF</text:p>
          </table:table-cell>
          <table:table-cell table:style-name="ce3" office:value-type="string" calcext:value-type="string">
            <text:p>SITEUTILISATEUR FINAL</text:p>
          </table:table-cell>
          <table:table-cell table:style-name="ce3"/>
          <table:table-cell/>
          <table:table-cell office:value-type="string" calcext:value-type="string">
            <text:p>Syane</text:p>
          </table:table-cell>
          <table:table-cell/>
          <table:table-cell table:formula="of:=LEN([.F119])" office:value-type="float" office:value="3" calcext:value-type="float">
            <text:p>3</text:p>
          </table:table-cell>
          <table:table-cell table:style-name="ce29" table:formula="of:=&quot;INSERT INTO &quot; &amp; [.D119] &amp; &quot; VALUES ('&quot; &amp; [.F119] &amp; &quot;', '&quot; &amp;[.G119]&amp;&quot;');&quot;" office:value-type="string" office:string-value="INSERT INTO L_DOC_TAB VALUES ('SUF', 'SITEUTILISATEUR FINAL');" calcext:value-type="string">
            <text:p>INSERT INTO L_DOC_TAB VALUES ('SUF', 'SITEUTILISATEUR FINAL');</text:p>
          </table:table-cell>
          <table:table-cell table:number-columns-repeated="5"/>
          <table:table-cell table:style-name="ce248" office:value-type="string" calcext:value-type="string">
            <text:p>CTRL_GED_TAB</text:p>
          </table:table-cell>
          <table:table-cell table:style-name="ce3" office:value-type="float" office:value="11" calcext:value-type="float">
            <text:p>11</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2" calcext:value-type="float">
            <text:p>12</text:p>
          </table:table-cell>
          <table:table-cell table:style-name="ce3" office:value-type="string" calcext:value-type="string">
            <text:p>LTECH</text:p>
          </table:table-cell>
          <table:table-cell table:style-name="ce3" office:value-type="string" calcext:value-type="string">
            <text:p>LOCAL TECHNIQUE</text:p>
          </table:table-cell>
          <table:table-cell table:style-name="ce3"/>
          <table:table-cell/>
          <table:table-cell office:value-type="string" calcext:value-type="string">
            <text:p>Syane</text:p>
          </table:table-cell>
          <table:table-cell/>
          <table:table-cell table:formula="of:=LEN([.F120])" office:value-type="float" office:value="5" calcext:value-type="float">
            <text:p>5</text:p>
          </table:table-cell>
          <table:table-cell table:style-name="ce29" table:formula="of:=&quot;INSERT INTO &quot; &amp; [.D120] &amp; &quot; VALUES ('&quot; &amp; [.F120] &amp; &quot;', '&quot; &amp;[.G120]&amp;&quot;');&quot;" office:value-type="string" office:string-value="INSERT INTO L_DOC_TAB VALUES ('LTECH', 'LOCAL TECHNIQUE');" calcext:value-type="string">
            <text:p>INSERT INTO L_DOC_TAB VALUES ('LTECH', 'LOCAL TECHNIQUE');</text:p>
          </table:table-cell>
          <table:table-cell table:number-columns-repeated="5"/>
          <table:table-cell table:style-name="ce248" office:value-type="string" calcext:value-type="string">
            <text:p>CTRL_GED_TAB</text:p>
          </table:table-cell>
          <table:table-cell table:style-name="ce3" office:value-type="float" office:value="12" calcext:value-type="float">
            <text:p>12</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3" calcext:value-type="float">
            <text:p>13</text:p>
          </table:table-cell>
          <table:table-cell table:number-columns-repeated="2" table:style-name="ce3" office:value-type="string" calcext:value-type="string">
            <text:p>ADRESSE</text:p>
          </table:table-cell>
          <table:table-cell table:style-name="ce3"/>
          <table:table-cell/>
          <table:table-cell office:value-type="string" calcext:value-type="string">
            <text:p>Syane</text:p>
          </table:table-cell>
          <table:table-cell/>
          <table:table-cell table:formula="of:=LEN([.F121])" office:value-type="float" office:value="7" calcext:value-type="float">
            <text:p>7</text:p>
          </table:table-cell>
          <table:table-cell table:style-name="ce29" table:formula="of:=&quot;INSERT INTO &quot; &amp; [.D121] &amp; &quot; VALUES ('&quot; &amp; [.F121] &amp; &quot;', '&quot; &amp;[.G121]&amp;&quot;');&quot;" office:value-type="string" office:string-value="INSERT INTO L_DOC_TAB VALUES ('ADRESSE', 'ADRESSE');" calcext:value-type="string">
            <text:p>INSERT INTO L_DOC_TAB VALUES ('ADRESSE', 'ADRESSE');</text:p>
          </table:table-cell>
          <table:table-cell table:number-columns-repeated="5"/>
          <table:table-cell table:style-name="ce248" office:value-type="string" calcext:value-type="string">
            <text:p>CTRL_GED_TAB</text:p>
          </table:table-cell>
          <table:table-cell table:style-name="ce3" office:value-type="float" office:value="13" calcext:value-type="float">
            <text:p>13</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4" calcext:value-type="float">
            <text:p>14</text:p>
          </table:table-cell>
          <table:table-cell table:number-columns-repeated="2" table:style-name="ce3" office:value-type="string" calcext:value-type="string">
            <text:p>BAIE</text:p>
          </table:table-cell>
          <table:table-cell table:style-name="ce3"/>
          <table:table-cell/>
          <table:table-cell office:value-type="string" calcext:value-type="string">
            <text:p>Syane</text:p>
          </table:table-cell>
          <table:table-cell/>
          <table:table-cell table:formula="of:=LEN([.F122])" office:value-type="float" office:value="4" calcext:value-type="float">
            <text:p>4</text:p>
          </table:table-cell>
          <table:table-cell table:style-name="ce29" table:formula="of:=&quot;INSERT INTO &quot; &amp; [.D122] &amp; &quot; VALUES ('&quot; &amp; [.F122] &amp; &quot;', '&quot; &amp;[.G122]&amp;&quot;');&quot;" office:value-type="string" office:string-value="INSERT INTO L_DOC_TAB VALUES ('BAIE', 'BAIE');" calcext:value-type="string">
            <text:p>INSERT INTO L_DOC_TAB VALUES ('BAIE', 'BAIE');</text:p>
          </table:table-cell>
          <table:table-cell table:number-columns-repeated="5"/>
          <table:table-cell table:style-name="ce248" office:value-type="string" calcext:value-type="string">
            <text:p>CTRL_GED_TAB</text:p>
          </table:table-cell>
          <table:table-cell table:style-name="ce3" office:value-type="float" office:value="14" calcext:value-type="float">
            <text:p>14</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5" calcext:value-type="float">
            <text:p>15</text:p>
          </table:table-cell>
          <table:table-cell table:number-columns-repeated="2" table:style-name="ce3" office:value-type="string" calcext:value-type="string">
            <text:p>CASSETTE</text:p>
          </table:table-cell>
          <table:table-cell table:style-name="ce3"/>
          <table:table-cell/>
          <table:table-cell office:value-type="string" calcext:value-type="string">
            <text:p>Syane</text:p>
          </table:table-cell>
          <table:table-cell/>
          <table:table-cell table:formula="of:=LEN([.F123])" office:value-type="float" office:value="8" calcext:value-type="float">
            <text:p>8</text:p>
          </table:table-cell>
          <table:table-cell table:style-name="ce29" table:formula="of:=&quot;INSERT INTO &quot; &amp; [.D123] &amp; &quot; VALUES ('&quot; &amp; [.F123] &amp; &quot;', '&quot; &amp;[.G123]&amp;&quot;');&quot;" office:value-type="string" office:string-value="INSERT INTO L_DOC_TAB VALUES ('CASSETTE', 'CASSETTE');" calcext:value-type="string">
            <text:p>INSERT INTO L_DOC_TAB VALUES ('CASSETTE', 'CASSETTE');</text:p>
          </table:table-cell>
          <table:table-cell table:number-columns-repeated="5"/>
          <table:table-cell table:style-name="ce248" office:value-type="string" calcext:value-type="string">
            <text:p>CTRL_GED_TAB</text:p>
          </table:table-cell>
          <table:table-cell table:style-name="ce3" office:value-type="float" office:value="15" calcext:value-type="float">
            <text:p>15</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6" calcext:value-type="float">
            <text:p>16</text:p>
          </table:table-cell>
          <table:table-cell table:number-columns-repeated="2" table:style-name="ce3" office:value-type="string" calcext:value-type="string">
            <text:p>EQUIPEMENT</text:p>
          </table:table-cell>
          <table:table-cell table:style-name="ce3"/>
          <table:table-cell/>
          <table:table-cell office:value-type="string" calcext:value-type="string">
            <text:p>Syane</text:p>
          </table:table-cell>
          <table:table-cell/>
          <table:table-cell table:formula="of:=LEN([.F124])" office:value-type="float" office:value="10" calcext:value-type="float">
            <text:p>10</text:p>
          </table:table-cell>
          <table:table-cell table:style-name="ce29" table:formula="of:=&quot;INSERT INTO &quot; &amp; [.D124] &amp; &quot; VALUES ('&quot; &amp; [.F124] &amp; &quot;', '&quot; &amp;[.G124]&amp;&quot;');&quot;" office:value-type="string" office:string-value="INSERT INTO L_DOC_TAB VALUES ('EQUIPEMENT', 'EQUIPEMENT');" calcext:value-type="string">
            <text:p>INSERT INTO L_DOC_TAB VALUES ('EQUIPEMENT', 'EQUIPEMENT');</text:p>
          </table:table-cell>
          <table:table-cell table:number-columns-repeated="5"/>
          <table:table-cell table:style-name="ce248" office:value-type="string" calcext:value-type="string">
            <text:p>CTRL_GED_TAB</text:p>
          </table:table-cell>
          <table:table-cell table:style-name="ce3" office:value-type="float" office:value="16" calcext:value-type="float">
            <text:p>16</text:p>
          </table:table-cell>
          <table:table-cell table:number-columns-repeated="1003"/>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7" calcext:value-type="float">
            <text:p>17</text:p>
          </table:table-cell>
          <table:table-cell table:number-columns-repeated="2" table:style-name="ce3" office:value-type="string" calcext:value-type="string">
            <text:p>TIROIR</text:p>
          </table:table-cell>
          <table:table-cell table:style-name="ce3"/>
          <table:table-cell/>
          <table:table-cell office:value-type="string" calcext:value-type="string">
            <text:p>Syane</text:p>
          </table:table-cell>
          <table:table-cell/>
          <table:table-cell table:formula="of:=LEN([.F125])" office:value-type="float" office:value="6" calcext:value-type="float">
            <text:p>6</text:p>
          </table:table-cell>
          <table:table-cell table:style-name="ce29" table:formula="of:=&quot;INSERT INTO &quot; &amp; [.D125] &amp; &quot; VALUES ('&quot; &amp; [.F125] &amp; &quot;', '&quot; &amp;[.G125]&amp;&quot;');&quot;" office:value-type="string" office:string-value="INSERT INTO L_DOC_TAB VALUES ('TIROIR', 'TIROIR');" calcext:value-type="string">
            <text:p>INSERT INTO L_DOC_TAB VALUES ('TIROIR', 'TIROIR');</text:p>
          </table:table-cell>
          <table:table-cell table:number-columns-repeated="5"/>
          <table:table-cell table:style-name="ce248" office:value-type="string" calcext:value-type="string">
            <text:p>CTRL_GED_TAB</text:p>
          </table:table-cell>
          <table:table-cell table:style-name="ce3" office:value-type="float" office:value="17" calcext:value-type="float">
            <text:p>17</text:p>
          </table:table-cell>
          <table:table-cell table:number-columns-repeated="2"/>
          <table:table-cell table:style-name="ce38" table:number-columns-repeated="1001"/>
        </table:table-row>
        <table:table-row table:style-name="ro1">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18" calcext:value-type="float">
            <text:p>18</text:p>
          </table:table-cell>
          <table:table-cell table:number-columns-repeated="2" table:style-name="ce12" office:value-type="string" calcext:value-type="string">
            <text:p>ORGANISME</text:p>
          </table:table-cell>
          <table:table-cell table:style-name="ce3"/>
          <table:table-cell/>
          <table:table-cell office:value-type="string" calcext:value-type="string">
            <text:p>Syane</text:p>
          </table:table-cell>
          <table:table-cell/>
          <table:table-cell table:formula="of:=LEN([.F126])" office:value-type="float" office:value="9" calcext:value-type="float">
            <text:p>9</text:p>
          </table:table-cell>
          <table:table-cell table:style-name="ce29" table:formula="of:=&quot;INSERT INTO &quot; &amp; [.D126] &amp; &quot; VALUES ('&quot; &amp; [.F126] &amp; &quot;', '&quot; &amp;[.G126]&amp;&quot;');&quot;" office:value-type="string" office:string-value="INSERT INTO L_DOC_TAB VALUES ('ORGANISME', 'ORGANISME');" calcext:value-type="string">
            <text:p>INSERT INTO L_DOC_TAB VALUES ('ORGANISME', 'ORGANISME');</text:p>
          </table:table-cell>
          <table:table-cell table:number-columns-repeated="5"/>
          <table:table-cell table:style-name="ce248" office:value-type="string" calcext:value-type="string">
            <text:p>CTRL_GED_TAB</text:p>
          </table:table-cell>
          <table:table-cell table:style-name="ce3" office:value-type="float" office:value="18" calcext:value-type="float">
            <text:p>18</text:p>
          </table:table-cell>
          <table:table-cell table:number-columns-repeated="1003"/>
        </table:table-row>
        <table:table-row table:style-name="ro3">
          <table:table-cell table:style-name="Default"/>
          <table:table-cell table:style-name="ce40" office:value-type="string" calcext:value-type="string">
            <text:p>Fusionner avec L_ETAT_TYPE</text:p>
          </table:table-cell>
          <table:table-cell/>
          <table:table-cell table:style-name="ce129" office:value-type="string" calcext:value-type="string">
            <text:p>L_ETAT_TYPE</text:p>
          </table:table-cell>
          <table:table-cell table:style-name="ce3" office:value-type="float" office:value="1" calcext:value-type="float">
            <text:p>1</text:p>
          </table:table-cell>
          <table:table-cell table:style-name="ce44" office:value-type="string" calcext:value-type="string">
            <text:p>EXI</text:p>
          </table:table-cell>
          <table:table-cell table:style-name="ce3" office:value-type="string" calcext:value-type="string">
            <text:p>EXISTANT</text:p>
          </table:table-cell>
          <table:table-cell table:style-name="ce3"/>
          <table:table-cell/>
          <table:table-cell office:value-type="string" calcext:value-type="string">
            <text:p>Syane</text:p>
          </table:table-cell>
          <table:table-cell/>
          <table:table-cell table:formula="of:=LEN([.F127])" office:value-type="float" office:value="3" calcext:value-type="float">
            <text:p>3</text:p>
          </table:table-cell>
          <table:table-cell table:style-name="ce29" table:formula="of:=&quot;INSERT INTO &quot; &amp; [.D127] &amp; &quot; VALUES ('&quot; &amp; [.F127] &amp; &quot;', '&quot; &amp;[.G127]&amp;&quot;');&quot;" office:value-type="string" office:string-value="INSERT INTO L_ETAT_TYPE VALUES ('EXI', 'EXISTANT');" calcext:value-type="string">
            <text:p>INSERT INTO L_ETAT_TYPE VALUES ('EXI', 'EXISTANT');</text:p>
          </table:table-cell>
          <table:table-cell table:number-columns-repeated="5"/>
          <table:table-cell table:style-name="ce248" office:value-type="string" calcext:value-type="string">
            <text:p>CTRL_ETAT</text:p>
          </table:table-cell>
          <table:table-cell table:style-name="ce3" office:value-type="float" office:value="1" calcext:value-type="float">
            <text:p>1</text:p>
          </table:table-cell>
          <table:table-cell table:number-columns-repeated="1003"/>
        </table:table-row>
        <table:table-row table:style-name="ro3">
          <table:table-cell table:style-name="Default"/>
          <table:table-cell table:style-name="ce40" office:value-type="string" calcext:value-type="string">
            <text:p>Fusionner avec L_ETAT_TYPE</text:p>
          </table:table-cell>
          <table:table-cell/>
          <table:table-cell table:style-name="ce129" office:value-type="string" calcext:value-type="string">
            <text:p>L_ETAT_TYPE</text:p>
          </table:table-cell>
          <table:table-cell table:style-name="ce3" office:value-type="float" office:value="2" calcext:value-type="float">
            <text:p>2</text:p>
          </table:table-cell>
          <table:table-cell table:style-name="ce44" office:value-type="string" calcext:value-type="string">
            <text:p>CRE</text:p>
          </table:table-cell>
          <table:table-cell table:style-name="ce3" office:value-type="string" calcext:value-type="string">
            <text:p>A CREER</text:p>
          </table:table-cell>
          <table:table-cell table:style-name="ce3"/>
          <table:table-cell/>
          <table:table-cell office:value-type="string" calcext:value-type="string">
            <text:p>Syane</text:p>
          </table:table-cell>
          <table:table-cell/>
          <table:table-cell table:formula="of:=LEN([.F128])" office:value-type="float" office:value="3" calcext:value-type="float">
            <text:p>3</text:p>
          </table:table-cell>
          <table:table-cell table:style-name="ce29" table:formula="of:=&quot;INSERT INTO &quot; &amp; [.D128] &amp; &quot; VALUES ('&quot; &amp; [.F128] &amp; &quot;', '&quot; &amp;[.G128]&amp;&quot;');&quot;" office:value-type="string" office:string-value="INSERT INTO L_ETAT_TYPE VALUES ('CRE', 'A CREER');" calcext:value-type="string">
            <text:p>INSERT INTO L_ETAT_TYPE VALUES ('CRE', 'A CREER');</text:p>
          </table:table-cell>
          <table:table-cell table:number-columns-repeated="5"/>
          <table:table-cell table:style-name="ce248" office:value-type="string" calcext:value-type="string">
            <text:p>CTRL_ETAT</text:p>
          </table:table-cell>
          <table:table-cell table:style-name="ce3" office:value-type="float" office:value="2" calcext:value-type="float">
            <text:p>2</text:p>
          </table:table-cell>
          <table:table-cell table:number-columns-repeated="1003"/>
        </table:table-row>
        <table:table-row table:style-name="ro16">
          <table:table-cell table:number-columns-repeated="3"/>
          <table:table-cell table:style-name="ce218" office:value-type="string" calcext:value-type="string">
            <text:p>L_ETAT_TYPE</text:p>
          </table:table-cell>
          <table:table-cell table:style-name="ce218" office:value-type="float" office:value="63" calcext:value-type="float">
            <text:p>63</text:p>
          </table:table-cell>
          <table:table-cell table:style-name="ce228" office:value-type="string" calcext:value-type="string">
            <text:p>CHG</text:p>
          </table:table-cell>
          <table:table-cell table:style-name="ce218" office:value-type="string" calcext:value-type="string">
            <text:p>A CHANGER</text:p>
          </table:table-cell>
          <table:table-cell table:style-name="ce218" office:value-type="string" calcext:value-type="string">
            <text:p>L'infrastructure doit être changée car la moindre intervention peut être préjudiciable à la fourniture du service</text:p>
          </table:table-cell>
          <table:table-cell table:style-name="ce208" office:value-type="string" calcext:value-type="string">
            <text:p>enum</text:p>
          </table:table-cell>
          <table:table-cell table:style-name="ce208" office:value-type="string" calcext:value-type="string">
            <text:p>Covadis</text:p>
          </table:table-cell>
          <table:table-cell table:formula="of:=UPPER([.G129])" office:value-type="string" office:string-value="A CHANGER" calcext:value-type="string">
            <text:p>A CHANGER</text:p>
          </table:table-cell>
          <table:table-cell table:formula="of:=LEN([.F129])" office:value-type="float" office:value="3" calcext:value-type="float">
            <text:p>3</text:p>
          </table:table-cell>
          <table:table-cell table:style-name="ce29" table:formula="of:=&quot;INSERT INTO &quot; &amp; [.D129] &amp; &quot; VALUES ('&quot; &amp; [.F129] &amp; &quot;', '&quot; &amp;[.G129]&amp;&quot;');&quot;" office:value-type="string" office:string-value="INSERT INTO L_ETAT_TYPE VALUES ('CHG', 'A CHANGER');" calcext:value-type="string">
            <text:p>INSERT INTO L_ETAT_TYPE VALUES ('CHG', 'A CHANGER');</text:p>
          </table:table-cell>
          <table:table-cell table:number-columns-repeated="2"/>
          <table:table-cell table:style-name="ce218" office:value-type="string" calcext:value-type="string">
            <text:p>EtatType</text:p>
          </table:table-cell>
          <table:table-cell table:style-name="ce218" office:value-type="float" office:value="63" calcext:value-type="float">
            <text:p>63</text:p>
          </table:table-cell>
          <table:table-cell table:number-columns-repeated="1006"/>
        </table:table-row>
        <table:table-row table:style-name="ro7">
          <table:table-cell table:number-columns-repeated="3"/>
          <table:table-cell table:style-name="ce218" office:value-type="string" calcext:value-type="string">
            <text:p>L_ETAT_TYPE</text:p>
          </table:table-cell>
          <table:table-cell table:style-name="ce218" office:value-type="float" office:value="64" calcext:value-type="float">
            <text:p>64</text:p>
          </table:table-cell>
          <table:table-cell table:style-name="ce228" office:value-type="string" calcext:value-type="string">
            <text:p>BAD</text:p>
          </table:table-cell>
          <table:table-cell table:style-name="ce218" office:value-type="string" calcext:value-type="string">
            <text:p>MAUVAIS ETAT</text:p>
          </table:table-cell>
          <table:table-cell table:style-name="ce218" office:value-type="string" calcext:value-type="string">
            <text:p>Mauvais état général de l'infrastructure qui ne permet pas certaines interventions</text:p>
          </table:table-cell>
          <table:table-cell table:style-name="ce208" office:value-type="string" calcext:value-type="string">
            <text:p>enum</text:p>
          </table:table-cell>
          <table:table-cell table:style-name="ce208" office:value-type="string" calcext:value-type="string">
            <text:p>Covadis</text:p>
          </table:table-cell>
          <table:table-cell table:formula="of:=UPPER([.G130])" office:value-type="string" office:string-value="MAUVAIS ETAT" calcext:value-type="string">
            <text:p>MAUVAIS ETAT</text:p>
          </table:table-cell>
          <table:table-cell table:formula="of:=LEN([.F130])" office:value-type="float" office:value="3" calcext:value-type="float">
            <text:p>3</text:p>
          </table:table-cell>
          <table:table-cell table:style-name="ce29" table:formula="of:=&quot;INSERT INTO &quot; &amp; [.D130] &amp; &quot; VALUES ('&quot; &amp; [.F130] &amp; &quot;', '&quot; &amp;[.G130]&amp;&quot;');&quot;" office:value-type="string" office:string-value="INSERT INTO L_ETAT_TYPE VALUES ('BAD', 'MAUVAIS ETAT');" calcext:value-type="string">
            <text:p>INSERT INTO L_ETAT_TYPE VALUES ('BAD', 'MAUVAIS ETAT');</text:p>
          </table:table-cell>
          <table:table-cell table:number-columns-repeated="2"/>
          <table:table-cell table:style-name="ce218" office:value-type="string" calcext:value-type="string">
            <text:p>EtatType</text:p>
          </table:table-cell>
          <table:table-cell table:style-name="ce218" office:value-type="float" office:value="64" calcext:value-type="float">
            <text:p>64</text:p>
          </table:table-cell>
          <table:table-cell table:number-columns-repeated="1006"/>
        </table:table-row>
        <table:table-row table:style-name="ro7">
          <table:table-cell table:number-columns-repeated="3"/>
          <table:table-cell table:style-name="ce218" office:value-type="string" calcext:value-type="string">
            <text:p>L_ETAT_TYPE</text:p>
          </table:table-cell>
          <table:table-cell table:style-name="ce218" office:value-type="float" office:value="65" calcext:value-type="float">
            <text:p>65</text:p>
          </table:table-cell>
          <table:table-cell table:style-name="ce228" office:value-type="string" calcext:value-type="string">
            <text:p>BON</text:p>
          </table:table-cell>
          <table:table-cell table:style-name="ce218" office:value-type="string" calcext:value-type="string">
            <text:p>BON ETAT</text:p>
          </table:table-cell>
          <table:table-cell table:style-name="ce218" office:value-type="string" calcext:value-type="string">
            <text:p>Bon état général qui permet de réaliser toute opération de maintenance, d'exploitation ou d''évolution</text:p>
          </table:table-cell>
          <table:table-cell table:style-name="ce208" office:value-type="string" calcext:value-type="string">
            <text:p>enum</text:p>
          </table:table-cell>
          <table:table-cell table:style-name="ce208" office:value-type="string" calcext:value-type="string">
            <text:p>Covadis</text:p>
          </table:table-cell>
          <table:table-cell table:formula="of:=UPPER([.G131])" office:value-type="string" office:string-value="BON ETAT" calcext:value-type="string">
            <text:p>BON ETAT</text:p>
          </table:table-cell>
          <table:table-cell table:formula="of:=LEN([.F131])" office:value-type="float" office:value="3" calcext:value-type="float">
            <text:p>3</text:p>
          </table:table-cell>
          <table:table-cell table:style-name="ce29" table:formula="of:=&quot;INSERT INTO &quot; &amp; [.D131] &amp; &quot; VALUES ('&quot; &amp; [.F131] &amp; &quot;', '&quot; &amp;[.G131]&amp;&quot;');&quot;" office:value-type="string" office:string-value="INSERT INTO L_ETAT_TYPE VALUES ('BON', 'BON ETAT');" calcext:value-type="string">
            <text:p>INSERT INTO L_ETAT_TYPE VALUES ('BON', 'BON ETAT');</text:p>
          </table:table-cell>
          <table:table-cell table:number-columns-repeated="2"/>
          <table:table-cell table:style-name="ce218" office:value-type="string" calcext:value-type="string">
            <text:p>EtatType</text:p>
          </table:table-cell>
          <table:table-cell table:style-name="ce218" office:value-type="float" office:value="65" calcext:value-type="float">
            <text:p>65</text:p>
          </table:table-cell>
          <table:table-cell table:number-columns-repeated="1006"/>
        </table:table-row>
        <table:table-row table:style-name="ro1">
          <table:table-cell/>
          <table:table-cell office:value-type="string" calcext:value-type="string">
            <text:p>Eddy ?</text:p>
          </table:table-cell>
          <table:table-cell/>
          <table:table-cell table:style-name="ce14" office:value-type="string" calcext:value-type="string">
            <text:p>L_FIBRE_ETAT</text:p>
          </table:table-cell>
          <table:table-cell table:style-name="ce3" office:value-type="float" office:value="1" calcext:value-type="float">
            <text:p>1</text:p>
          </table:table-cell>
          <table:table-cell table:style-name="ce44" office:value-type="string" calcext:value-type="string">
            <text:p>HS</text:p>
          </table:table-cell>
          <table:table-cell table:style-name="ce3" office:value-type="string" calcext:value-type="string">
            <text:p>HS</text:p>
          </table:table-cell>
          <table:table-cell table:style-name="ce3"/>
          <table:table-cell/>
          <table:table-cell office:value-type="string" calcext:value-type="string">
            <text:p>Syane</text:p>
          </table:table-cell>
          <table:table-cell/>
          <table:table-cell table:formula="of:=LEN([.F132])" office:value-type="float" office:value="2" calcext:value-type="float">
            <text:p>2</text:p>
          </table:table-cell>
          <table:table-cell table:style-name="ce29" table:formula="of:=&quot;INSERT INTO &quot; &amp; [.D132] &amp; &quot; VALUES ('&quot; &amp; [.F132] &amp; &quot;', '&quot; &amp;[.G132]&amp;&quot;');&quot;" office:value-type="string" office:string-value="INSERT INTO L_FIBRE_ETAT VALUES ('HS', 'HS');" calcext:value-type="string">
            <text:p>INSERT INTO L_FIBRE_ETAT VALUES ('HS', 'HS');</text:p>
          </table:table-cell>
          <table:table-cell table:number-columns-repeated="5"/>
          <table:table-cell table:style-name="ce248" office:value-type="string" calcext:value-type="string">
            <text:p>CTRL_FIBRE_ETAT</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FIBRE_ETAT</text:p>
          </table:table-cell>
          <table:table-cell table:style-name="ce3" office:value-type="float" office:value="2" calcext:value-type="float">
            <text:p>2</text:p>
          </table:table-cell>
          <table:table-cell table:style-name="ce12" office:value-type="string" calcext:value-type="string">
            <text:p>OK</text:p>
          </table:table-cell>
          <table:table-cell table:style-name="ce3" office:value-type="string" calcext:value-type="string">
            <text:p>FONCTIONNELLE</text:p>
          </table:table-cell>
          <table:table-cell table:style-name="ce3"/>
          <table:table-cell/>
          <table:table-cell office:value-type="string" calcext:value-type="string">
            <text:p>Syane</text:p>
          </table:table-cell>
          <table:table-cell/>
          <table:table-cell table:formula="of:=LEN([.F133])" office:value-type="float" office:value="2" calcext:value-type="float">
            <text:p>2</text:p>
          </table:table-cell>
          <table:table-cell table:style-name="ce29" table:formula="of:=&quot;INSERT INTO &quot; &amp; [.D133] &amp; &quot; VALUES ('&quot; &amp; [.F133] &amp; &quot;', '&quot; &amp;[.G133]&amp;&quot;');&quot;" office:value-type="string" office:string-value="INSERT INTO L_FIBRE_ETAT VALUES ('OK', 'FONCTIONNELLE');" calcext:value-type="string">
            <text:p>INSERT INTO L_FIBRE_ETAT VALUES ('OK', 'FONCTIONNELLE');</text:p>
          </table:table-cell>
          <table:table-cell table:number-columns-repeated="5"/>
          <table:table-cell table:style-name="ce248" office:value-type="string" calcext:value-type="string">
            <text:p>CTRL_FIBRE_ETAT</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OK</text:p>
          </table:table-cell>
          <table:table-cell/>
          <table:table-cell table:style-name="ce14" office:value-type="string" calcext:value-type="string">
            <text:p>L_FX_NATURE</text:p>
          </table:table-cell>
          <table:table-cell table:style-name="ce3" office:value-type="float" office:value="1" calcext:value-type="float">
            <text:p>1</text:p>
          </table:table-cell>
          <table:table-cell table:style-name="ce44" office:value-type="string" calcext:value-type="string">
            <text:p>PEHD</text:p>
          </table:table-cell>
          <table:table-cell table:style-name="ce3" office:value-type="string" calcext:value-type="string">
            <text:p>PEHD</text:p>
          </table:table-cell>
          <table:table-cell table:style-name="ce3"/>
          <table:table-cell/>
          <table:table-cell office:value-type="string" calcext:value-type="string">
            <text:p>Syane</text:p>
          </table:table-cell>
          <table:table-cell/>
          <table:table-cell table:formula="of:=LEN([.F134])" office:value-type="float" office:value="4" calcext:value-type="float">
            <text:p>4</text:p>
          </table:table-cell>
          <table:table-cell table:style-name="ce29" table:formula="of:=&quot;INSERT INTO &quot; &amp; [.D134] &amp; &quot; VALUES ('&quot; &amp; [.F134] &amp; &quot;', '&quot; &amp;[.G134]&amp;&quot;');&quot;" office:value-type="string" office:string-value="INSERT INTO L_FX_NATURE VALUES ('PEHD', 'PEHD');" calcext:value-type="string">
            <text:p>INSERT INTO L_FX_NATURE VALUES ('PEHD', 'PEHD');</text:p>
          </table:table-cell>
          <table:table-cell table:number-columns-repeated="5"/>
          <table:table-cell table:style-name="ce248" office:value-type="string" calcext:value-type="string">
            <text:p>CTRL_LGFX_NATURE</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OK</text:p>
          </table:table-cell>
          <table:table-cell/>
          <table:table-cell table:style-name="ce14" office:value-type="string" calcext:value-type="string">
            <text:p>L_FX_NATURE</text:p>
          </table:table-cell>
          <table:table-cell table:style-name="ce3" office:value-type="float" office:value="2" calcext:value-type="float">
            <text:p>2</text:p>
          </table:table-cell>
          <table:table-cell table:style-name="ce44" office:value-type="string" calcext:value-type="string">
            <text:p>PVC</text:p>
          </table:table-cell>
          <table:table-cell table:style-name="ce3" office:value-type="string" calcext:value-type="string">
            <text:p>PVC</text:p>
          </table:table-cell>
          <table:table-cell table:style-name="ce3"/>
          <table:table-cell/>
          <table:table-cell office:value-type="string" calcext:value-type="string">
            <text:p>Syane</text:p>
          </table:table-cell>
          <table:table-cell/>
          <table:table-cell table:formula="of:=LEN([.F135])" office:value-type="float" office:value="3" calcext:value-type="float">
            <text:p>3</text:p>
          </table:table-cell>
          <table:table-cell table:style-name="ce29" table:formula="of:=&quot;INSERT INTO &quot; &amp; [.D135] &amp; &quot; VALUES ('&quot; &amp; [.F135] &amp; &quot;', '&quot; &amp;[.G135]&amp;&quot;');&quot;" office:value-type="string" office:string-value="INSERT INTO L_FX_NATURE VALUES ('PVC', 'PVC');" calcext:value-type="string">
            <text:p>INSERT INTO L_FX_NATURE VALUES ('PVC', 'PVC');</text:p>
          </table:table-cell>
          <table:table-cell table:number-columns-repeated="5"/>
          <table:table-cell table:style-name="ce248" office:value-type="string" calcext:value-type="string">
            <text:p>CTRL_LGFX_NATURE</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OK</text:p>
          </table:table-cell>
          <table:table-cell/>
          <table:table-cell table:style-name="ce14" office:value-type="string" calcext:value-type="string">
            <text:p>L_FX_NATURE</text:p>
          </table:table-cell>
          <table:table-cell table:style-name="ce3" office:value-type="float" office:value="3" calcext:value-type="float">
            <text:p>3</text:p>
          </table:table-cell>
          <table:table-cell table:style-name="ce44" office:value-type="string" calcext:value-type="string">
            <text:p>AUTRE</text:p>
          </table:table-cell>
          <table:table-cell table:style-name="ce3" office:value-type="string" calcext:value-type="string">
            <text:p>AUTRE</text:p>
          </table:table-cell>
          <table:table-cell table:style-name="ce3"/>
          <table:table-cell/>
          <table:table-cell office:value-type="string" calcext:value-type="string">
            <text:p>Syane</text:p>
          </table:table-cell>
          <table:table-cell/>
          <table:table-cell table:formula="of:=LEN([.F136])" office:value-type="float" office:value="5" calcext:value-type="float">
            <text:p>5</text:p>
          </table:table-cell>
          <table:table-cell table:style-name="ce29" table:formula="of:=&quot;INSERT INTO &quot; &amp; [.D136] &amp; &quot; VALUES ('&quot; &amp; [.F136] &amp; &quot;', '&quot; &amp;[.G136]&amp;&quot;');&quot;" office:value-type="string" office:string-value="INSERT INTO L_FX_NATURE VALUES ('AUTRE', 'AUTRE');" calcext:value-type="string">
            <text:p>INSERT INTO L_FX_NATURE VALUES ('AUTRE', 'AUTRE');</text:p>
          </table:table-cell>
          <table:table-cell table:number-columns-repeated="5"/>
          <table:table-cell table:style-name="ce248" office:value-type="string" calcext:value-type="string">
            <text:p>CTRL_LGFX_NATURE</text:p>
          </table:table-cell>
          <table:table-cell table:style-name="ce3" office:value-type="float" office:value="3" calcext:value-type="float">
            <text:p>3</text:p>
          </table:table-cell>
          <table:table-cell table:number-columns-repeated="1003"/>
        </table:table-row>
        <table:table-row table:style-name="ro7">
          <table:table-cell table:number-columns-repeated="2"/>
          <table:table-cell office:value-type="string" calcext:value-type="string">
            <text:p>FOURREAU</text:p>
          </table:table-cell>
          <table:table-cell office:value-type="string" calcext:value-type="string">
            <text:p>L_FX_TYPE</text:p>
          </table:table-cell>
          <table:table-cell/>
          <table:table-cell table:style-name="ce44" office:value-type="string" calcext:value-type="string">
            <text:p>AUTRE</text:p>
          </table:table-cell>
          <table:table-cell table:style-name="ce3" office:value-type="string" calcext:value-type="string">
            <text:p>Autre</text:p>
          </table:table-cell>
          <table:table-cell table:number-columns-repeated="3"/>
          <table:table-cell table:style-name="ce31" table:formula="of:=UPPER([.G137])" office:value-type="string" office:string-value="AUTRE" calcext:value-type="string">
            <text:p>AUTRE</text:p>
          </table:table-cell>
          <table:table-cell table:formula="of:=LEN([.F137])" office:value-type="float" office:value="5" calcext:value-type="float">
            <text:p>5</text:p>
          </table:table-cell>
          <table:table-cell table:style-name="ce29" table:formula="of:=&quot;INSERT INTO &quot; &amp; [.D137] &amp; &quot; VALUES ('&quot; &amp; [.F137] &amp; &quot;', '&quot; &amp;[.G137]&amp;&quot;');&quot;" office:value-type="string" office:string-value="INSERT INTO L_FX_TYPE VALUES ('AUTRE', 'Autre');" calcext:value-type="string">
            <text:p>INSERT INTO L_FX_TYPE VALUES ('AUTRE', 'Autre');</text:p>
          </table:table-cell>
          <table:table-cell table:number-columns-repeated="7"/>
          <table:table-cell office:value-type="string" calcext:value-type="string">
            <text:p>t_grace_enum_TypeFourreau</text:p>
          </table:table-cell>
          <table:table-cell table:style-name="ce253" office:value-type="string" calcext:value-type="string">
            <text:p>AUTRE</text:p>
          </table:table-cell>
          <table:table-cell table:number-columns-repeated="1001"/>
        </table:table-row>
        <table:table-row table:style-name="ro7">
          <table:table-cell table:number-columns-repeated="2"/>
          <table:table-cell office:value-type="string" calcext:value-type="string">
            <text:p>FOURREAU</text:p>
          </table:table-cell>
          <table:table-cell office:value-type="string" calcext:value-type="string">
            <text:p>L_FX_TYPE</text:p>
          </table:table-cell>
          <table:table-cell/>
          <table:table-cell table:style-name="ce44" office:value-type="string" calcext:value-type="string">
            <text:p>CUC</text:p>
          </table:table-cell>
          <table:table-cell table:style-name="ce3" office:value-type="string" calcext:value-type="string">
            <text:p>Conduite Unitaire Ciment</text:p>
          </table:table-cell>
          <table:table-cell table:number-columns-repeated="3"/>
          <table:table-cell table:style-name="ce31" table:formula="of:=UPPER([.G138])" office:value-type="string" office:string-value="CONDUITE UNITAIRE CIMENT" calcext:value-type="string">
            <text:p>CONDUITE UNITAIRE CIMENT</text:p>
          </table:table-cell>
          <table:table-cell table:formula="of:=LEN([.F138])" office:value-type="float" office:value="3" calcext:value-type="float">
            <text:p>3</text:p>
          </table:table-cell>
          <table:table-cell table:style-name="ce29" table:formula="of:=&quot;INSERT INTO &quot; &amp; [.D138] &amp; &quot; VALUES ('&quot; &amp; [.F138] &amp; &quot;', '&quot; &amp;[.G138]&amp;&quot;');&quot;" office:value-type="string" office:string-value="INSERT INTO L_FX_TYPE VALUES ('CUC', 'Conduite Unitaire Ciment');" calcext:value-type="string">
            <text:p>INSERT INTO L_FX_TYPE VALUES ('CUC', 'Conduite Unitaire Ciment');</text:p>
          </table:table-cell>
          <table:table-cell table:number-columns-repeated="7"/>
          <table:table-cell office:value-type="string" calcext:value-type="string">
            <text:p>t_grace_enum_TypeFourreau</text:p>
          </table:table-cell>
          <table:table-cell table:style-name="ce254" office:value-type="string" calcext:value-type="string">
            <text:p>CUC</text:p>
          </table:table-cell>
          <table:table-cell table:number-columns-repeated="1001"/>
        </table:table-row>
        <table:table-row table:style-name="ro7">
          <table:table-cell table:number-columns-repeated="2"/>
          <table:table-cell office:value-type="string" calcext:value-type="string">
            <text:p>FOURREAU</text:p>
          </table:table-cell>
          <table:table-cell office:value-type="string" calcext:value-type="string">
            <text:p>L_FX_TYPE</text:p>
          </table:table-cell>
          <table:table-cell/>
          <table:table-cell table:style-name="ce44" office:value-type="string" calcext:value-type="string">
            <text:p>NC</text:p>
          </table:table-cell>
          <table:table-cell table:style-name="ce3" office:value-type="string" calcext:value-type="string">
            <text:p>Non communiqué</text:p>
          </table:table-cell>
          <table:table-cell table:number-columns-repeated="3"/>
          <table:table-cell table:style-name="ce31" table:formula="of:=UPPER([.G139])" office:value-type="string" office:string-value="NON COMMUNIQUÉ" calcext:value-type="string">
            <text:p>NON COMMUNIQUÉ</text:p>
          </table:table-cell>
          <table:table-cell table:formula="of:=LEN([.F139])" office:value-type="float" office:value="2" calcext:value-type="float">
            <text:p>2</text:p>
          </table:table-cell>
          <table:table-cell table:style-name="ce29" table:formula="of:=&quot;INSERT INTO &quot; &amp; [.D139] &amp; &quot; VALUES ('&quot; &amp; [.F139] &amp; &quot;', '&quot; &amp;[.G139]&amp;&quot;');&quot;" office:value-type="string" office:string-value="INSERT INTO L_FX_TYPE VALUES ('NC', 'Non communiqué');" calcext:value-type="string">
            <text:p>INSERT INTO L_FX_TYPE VALUES ('NC', 'Non communiqué');</text:p>
          </table:table-cell>
          <table:table-cell table:number-columns-repeated="7"/>
          <table:table-cell office:value-type="string" calcext:value-type="string">
            <text:p>t_grace_enum_TypeFourreau</text:p>
          </table:table-cell>
          <table:table-cell table:style-name="ce253" office:value-type="string" calcext:value-type="string">
            <text:p>NC</text:p>
          </table:table-cell>
          <table:table-cell table:number-columns-repeated="1001"/>
        </table:table-row>
        <table:table-row table:style-name="ro7">
          <table:table-cell table:number-columns-repeated="2"/>
          <table:table-cell office:value-type="string" calcext:value-type="string">
            <text:p>FOURREAU</text:p>
          </table:table-cell>
          <table:table-cell office:value-type="string" calcext:value-type="string">
            <text:p>L_FX_TYPE</text:p>
          </table:table-cell>
          <table:table-cell/>
          <table:table-cell table:style-name="ce44" office:value-type="string" calcext:value-type="string">
            <text:p>PEHD</text:p>
          </table:table-cell>
          <table:table-cell table:style-name="ce3" office:value-type="string" calcext:value-type="string">
            <text:p>PEHD</text:p>
          </table:table-cell>
          <table:table-cell table:number-columns-repeated="3"/>
          <table:table-cell table:style-name="ce31" table:formula="of:=UPPER([.G140])" office:value-type="string" office:string-value="PEHD" calcext:value-type="string">
            <text:p>PEHD</text:p>
          </table:table-cell>
          <table:table-cell table:formula="of:=LEN([.F140])" office:value-type="float" office:value="4" calcext:value-type="float">
            <text:p>4</text:p>
          </table:table-cell>
          <table:table-cell table:style-name="ce29" table:formula="of:=&quot;INSERT INTO &quot; &amp; [.D140] &amp; &quot; VALUES ('&quot; &amp; [.F140] &amp; &quot;', '&quot; &amp;[.G140]&amp;&quot;');&quot;" office:value-type="string" office:string-value="INSERT INTO L_FX_TYPE VALUES ('PEHD', 'PEHD');" calcext:value-type="string">
            <text:p>INSERT INTO L_FX_TYPE VALUES ('PEHD', 'PEHD');</text:p>
          </table:table-cell>
          <table:table-cell table:number-columns-repeated="7"/>
          <table:table-cell office:value-type="string" calcext:value-type="string">
            <text:p>t_grace_enum_TypeFourreau</text:p>
          </table:table-cell>
          <table:table-cell table:style-name="ce254" office:value-type="string" calcext:value-type="string">
            <text:p>PEHD</text:p>
          </table:table-cell>
          <table:table-cell table:number-columns-repeated="1001"/>
        </table:table-row>
        <table:table-row table:style-name="ro7">
          <table:table-cell table:number-columns-repeated="2"/>
          <table:table-cell office:value-type="string" calcext:value-type="string">
            <text:p>FOURREAU</text:p>
          </table:table-cell>
          <table:table-cell office:value-type="string" calcext:value-type="string">
            <text:p>L_FX_TYPE</text:p>
          </table:table-cell>
          <table:table-cell/>
          <table:table-cell table:style-name="ce44" office:value-type="string" calcext:value-type="string">
            <text:p>PVC</text:p>
          </table:table-cell>
          <table:table-cell table:style-name="ce3" office:value-type="string" calcext:value-type="string">
            <text:p>PVC</text:p>
          </table:table-cell>
          <table:table-cell table:number-columns-repeated="3"/>
          <table:table-cell table:style-name="ce31" table:formula="of:=UPPER([.G141])" office:value-type="string" office:string-value="PVC" calcext:value-type="string">
            <text:p>PVC</text:p>
          </table:table-cell>
          <table:table-cell table:formula="of:=LEN([.F141])" office:value-type="float" office:value="3" calcext:value-type="float">
            <text:p>3</text:p>
          </table:table-cell>
          <table:table-cell table:style-name="ce29" table:formula="of:=&quot;INSERT INTO &quot; &amp; [.D141] &amp; &quot; VALUES ('&quot; &amp; [.F141] &amp; &quot;', '&quot; &amp;[.G141]&amp;&quot;');&quot;" office:value-type="string" office:string-value="INSERT INTO L_FX_TYPE VALUES ('PVC', 'PVC');" calcext:value-type="string">
            <text:p>INSERT INTO L_FX_TYPE VALUES ('PVC', 'PVC');</text:p>
          </table:table-cell>
          <table:table-cell table:number-columns-repeated="7"/>
          <table:table-cell office:value-type="string" calcext:value-type="string">
            <text:p>t_grace_enum_TypeFourreau</text:p>
          </table:table-cell>
          <table:table-cell table:style-name="ce255" office:value-type="string" calcext:value-type="string">
            <text:p>PVC</text:p>
          </table:table-cell>
          <table:table-cell table:number-columns-repeated="1001"/>
        </table:table-row>
        <table:table-row table:style-name="ro7">
          <table:table-cell table:number-columns-repeated="2"/>
          <table:table-cell office:value-type="string" calcext:value-type="string">
            <text:p>FOURREAU</text:p>
          </table:table-cell>
          <table:table-cell office:value-type="string" calcext:value-type="string">
            <text:p>L_FX_TYPE</text:p>
          </table:table-cell>
          <table:table-cell/>
          <table:table-cell table:style-name="ce44" office:value-type="string" calcext:value-type="string">
            <text:p>TPC</text:p>
          </table:table-cell>
          <table:table-cell table:style-name="ce3" office:value-type="string" calcext:value-type="string">
            <text:p>TPC</text:p>
          </table:table-cell>
          <table:table-cell table:number-columns-repeated="3"/>
          <table:table-cell table:style-name="ce31" table:formula="of:=UPPER([.G142])" office:value-type="string" office:string-value="TPC" calcext:value-type="string">
            <text:p>TPC</text:p>
          </table:table-cell>
          <table:table-cell table:formula="of:=LEN([.F142])" office:value-type="float" office:value="3" calcext:value-type="float">
            <text:p>3</text:p>
          </table:table-cell>
          <table:table-cell table:style-name="ce29" table:formula="of:=&quot;INSERT INTO &quot; &amp; [.D142] &amp; &quot; VALUES ('&quot; &amp; [.F142] &amp; &quot;', '&quot; &amp;[.G142]&amp;&quot;');&quot;" office:value-type="string" office:string-value="INSERT INTO L_FX_TYPE VALUES ('TPC', 'TPC');" calcext:value-type="string">
            <text:p>INSERT INTO L_FX_TYPE VALUES ('TPC', 'TPC');</text:p>
          </table:table-cell>
          <table:table-cell table:number-columns-repeated="7"/>
          <table:table-cell office:value-type="string" calcext:value-type="string">
            <text:p>t_grace_enum_TypeFourreau</text:p>
          </table:table-cell>
          <table:table-cell table:style-name="ce254" office:value-type="string" calcext:value-type="string">
            <text:p>TPC</text:p>
          </table:table-cell>
          <table:table-cell table:number-columns-repeated="1001"/>
        </table:table-row>
        <table:table-row table:style-name="ro1">
          <table:table-cell/>
          <table:table-cell table:style-name="ce39" office:value-type="string" calcext:value-type="string">
            <text:p>A travailler</text:p>
          </table:table-cell>
          <table:table-cell/>
          <table:table-cell table:style-name="ce63" office:value-type="string" calcext:value-type="string">
            <text:p>L_LGAU_TYPE</text:p>
          </table:table-cell>
          <table:table-cell table:style-name="ce3" office:value-type="float" office:value="1" calcext:value-type="float">
            <text:p>1</text:p>
          </table:table-cell>
          <table:table-cell table:style-name="ce58" office:value-type="string" calcext:value-type="string">
            <text:p>CHAMBRE</text:p>
          </table:table-cell>
          <table:table-cell table:style-name="ce3" office:value-type="string" calcext:value-type="string">
            <text:p>CHAMBRE</text:p>
          </table:table-cell>
          <table:table-cell table:style-name="ce3"/>
          <table:table-cell/>
          <table:table-cell office:value-type="string" calcext:value-type="string">
            <text:p>Syane</text:p>
          </table:table-cell>
          <table:table-cell/>
          <table:table-cell table:formula="of:=LEN([.F143])" office:value-type="float" office:value="7" calcext:value-type="float">
            <text:p>7</text:p>
          </table:table-cell>
          <table:table-cell table:style-name="ce29" table:formula="of:=&quot;INSERT INTO &quot; &amp; [.D143] &amp; &quot; VALUES ('&quot; &amp; [.F143] &amp; &quot;', '&quot; &amp;[.G143]&amp;&quot;');&quot;" office:value-type="string" office:string-value="INSERT INTO L_LGAU_TYPE VALUES ('CHAMBRE', 'CHAMBRE');" calcext:value-type="string">
            <text:p>INSERT INTO L_LGAU_TYPE VALUES ('CHAMBRE', 'CHAMBRE');</text:p>
          </table:table-cell>
          <table:table-cell table:number-columns-repeated="5"/>
          <table:table-cell table:style-name="ce248" office:value-type="string" calcext:value-type="string">
            <text:p>CTRL_LGAU_TYPE</text:p>
          </table:table-cell>
          <table:table-cell table:style-name="ce3" office:value-type="float" office:value="1" calcext:value-type="float">
            <text:p>1</text:p>
          </table:table-cell>
          <table:table-cell table:number-columns-repeated="1003"/>
        </table:table-row>
        <table:table-row table:style-name="ro1">
          <table:table-cell/>
          <table:table-cell table:style-name="ce39" office:value-type="string" calcext:value-type="string">
            <text:p>A travailler</text:p>
          </table:table-cell>
          <table:table-cell/>
          <table:table-cell table:style-name="ce63" office:value-type="string" calcext:value-type="string">
            <text:p>L_LGAU_TYPE</text:p>
          </table:table-cell>
          <table:table-cell table:style-name="ce3" office:value-type="float" office:value="2" calcext:value-type="float">
            <text:p>2</text:p>
          </table:table-cell>
          <table:table-cell table:style-name="ce58" office:value-type="string" calcext:value-type="string">
            <text:p>AERIEN</text:p>
          </table:table-cell>
          <table:table-cell table:style-name="ce3" office:value-type="string" calcext:value-type="string">
            <text:p>AERIEN</text:p>
          </table:table-cell>
          <table:table-cell table:style-name="ce3"/>
          <table:table-cell/>
          <table:table-cell office:value-type="string" calcext:value-type="string">
            <text:p>Syane</text:p>
          </table:table-cell>
          <table:table-cell/>
          <table:table-cell table:formula="of:=LEN([.F144])" office:value-type="float" office:value="6" calcext:value-type="float">
            <text:p>6</text:p>
          </table:table-cell>
          <table:table-cell table:style-name="ce29" table:formula="of:=&quot;INSERT INTO &quot; &amp; [.D144] &amp; &quot; VALUES ('&quot; &amp; [.F144] &amp; &quot;', '&quot; &amp;[.G144]&amp;&quot;');&quot;" office:value-type="string" office:string-value="INSERT INTO L_LGAU_TYPE VALUES ('AERIEN', 'AERIEN');" calcext:value-type="string">
            <text:p>INSERT INTO L_LGAU_TYPE VALUES ('AERIEN', 'AERIEN');</text:p>
          </table:table-cell>
          <table:table-cell table:number-columns-repeated="5"/>
          <table:table-cell table:style-name="ce248" office:value-type="string" calcext:value-type="string">
            <text:p>CTRL_LGAU_TYPE</text:p>
          </table:table-cell>
          <table:table-cell table:style-name="ce3" office:value-type="float" office:value="2" calcext:value-type="float">
            <text:p>2</text:p>
          </table:table-cell>
          <table:table-cell table:number-columns-repeated="1003"/>
        </table:table-row>
        <table:table-row table:style-name="ro1">
          <table:table-cell/>
          <table:table-cell table:style-name="ce39" office:value-type="string" calcext:value-type="string">
            <text:p>A travailler</text:p>
          </table:table-cell>
          <table:table-cell/>
          <table:table-cell table:style-name="ce63" office:value-type="string" calcext:value-type="string">
            <text:p>L_LGAU_TYPE</text:p>
          </table:table-cell>
          <table:table-cell table:style-name="ce3" office:value-type="float" office:value="3" calcext:value-type="float">
            <text:p>3</text:p>
          </table:table-cell>
          <table:table-cell table:style-name="ce58" office:value-type="string" calcext:value-type="string">
            <text:p>FACADE</text:p>
          </table:table-cell>
          <table:table-cell table:style-name="ce3" office:value-type="string" calcext:value-type="string">
            <text:p>FACADE</text:p>
          </table:table-cell>
          <table:table-cell table:style-name="ce3"/>
          <table:table-cell/>
          <table:table-cell office:value-type="string" calcext:value-type="string">
            <text:p>Syane</text:p>
          </table:table-cell>
          <table:table-cell/>
          <table:table-cell table:formula="of:=LEN([.F145])" office:value-type="float" office:value="6" calcext:value-type="float">
            <text:p>6</text:p>
          </table:table-cell>
          <table:table-cell table:style-name="ce29" table:formula="of:=&quot;INSERT INTO &quot; &amp; [.D145] &amp; &quot; VALUES ('&quot; &amp; [.F145] &amp; &quot;', '&quot; &amp;[.G145]&amp;&quot;');&quot;" office:value-type="string" office:string-value="INSERT INTO L_LGAU_TYPE VALUES ('FACADE', 'FACADE');" calcext:value-type="string">
            <text:p>INSERT INTO L_LGAU_TYPE VALUES ('FACADE', 'FACADE');</text:p>
          </table:table-cell>
          <table:table-cell table:number-columns-repeated="5"/>
          <table:table-cell table:style-name="ce248" office:value-type="string" calcext:value-type="string">
            <text:p>CTRL_LGAU_TYPE</text:p>
          </table:table-cell>
          <table:table-cell table:style-name="ce3" office:value-type="float" office:value="3" calcext:value-type="float">
            <text:p>3</text:p>
          </table:table-cell>
          <table:table-cell table:number-columns-repeated="1003"/>
        </table:table-row>
        <table:table-row table:style-name="ro1">
          <table:table-cell/>
          <table:table-cell table:style-name="ce39" office:value-type="string" calcext:value-type="string">
            <text:p>A travailler</text:p>
          </table:table-cell>
          <table:table-cell/>
          <table:table-cell table:style-name="ce63" office:value-type="string" calcext:value-type="string">
            <text:p>L_LGAU_TYPE</text:p>
          </table:table-cell>
          <table:table-cell table:style-name="ce3" office:value-type="float" office:value="4" calcext:value-type="float">
            <text:p>4</text:p>
          </table:table-cell>
          <table:table-cell table:style-name="ce58" office:value-type="string" calcext:value-type="string">
            <text:p>SPECIFIQUE</text:p>
          </table:table-cell>
          <table:table-cell table:style-name="ce3" office:value-type="string" calcext:value-type="string">
            <text:p>SPECIFIQUE</text:p>
          </table:table-cell>
          <table:table-cell table:style-name="ce3"/>
          <table:table-cell/>
          <table:table-cell office:value-type="string" calcext:value-type="string">
            <text:p>Syane</text:p>
          </table:table-cell>
          <table:table-cell/>
          <table:table-cell table:formula="of:=LEN([.F146])" office:value-type="float" office:value="10" calcext:value-type="float">
            <text:p>10</text:p>
          </table:table-cell>
          <table:table-cell table:style-name="ce29" table:formula="of:=&quot;INSERT INTO &quot; &amp; [.D146] &amp; &quot; VALUES ('&quot; &amp; [.F146] &amp; &quot;', '&quot; &amp;[.G146]&amp;&quot;');&quot;" office:value-type="string" office:string-value="INSERT INTO L_LGAU_TYPE VALUES ('SPECIFIQUE', 'SPECIFIQUE');" calcext:value-type="string">
            <text:p>INSERT INTO L_LGAU_TYPE VALUES ('SPECIFIQUE', 'SPECIFIQUE');</text:p>
          </table:table-cell>
          <table:table-cell table:number-columns-repeated="5"/>
          <table:table-cell table:style-name="ce248" office:value-type="string" calcext:value-type="string">
            <text:p>CTRL_LGAU_TYPE</text:p>
          </table:table-cell>
          <table:table-cell table:style-name="ce3" office:value-type="float" office:value="4" calcext:value-type="float">
            <text:p>4</text:p>
          </table:table-cell>
          <table:table-cell table:number-columns-repeated="1003"/>
        </table:table-row>
        <table:table-row table:style-name="ro1">
          <table:table-cell/>
          <table:table-cell table:style-name="ce39" office:value-type="string" calcext:value-type="string">
            <text:p>A travailler</text:p>
          </table:table-cell>
          <table:table-cell/>
          <table:table-cell table:style-name="ce63" office:value-type="string" calcext:value-type="string">
            <text:p>L_LGAU_TYPE</text:p>
          </table:table-cell>
          <table:table-cell table:style-name="ce3" office:value-type="float" office:value="5" calcext:value-type="float">
            <text:p>5</text:p>
          </table:table-cell>
          <table:table-cell table:style-name="ce58" office:value-type="string" calcext:value-type="string">
            <text:p>EGOUT</text:p>
          </table:table-cell>
          <table:table-cell table:style-name="ce3" office:value-type="string" calcext:value-type="string">
            <text:p>EGOUT</text:p>
          </table:table-cell>
          <table:table-cell table:style-name="ce3"/>
          <table:table-cell/>
          <table:table-cell office:value-type="string" calcext:value-type="string">
            <text:p>Syane</text:p>
          </table:table-cell>
          <table:table-cell/>
          <table:table-cell table:formula="of:=LEN([.F147])" office:value-type="float" office:value="5" calcext:value-type="float">
            <text:p>5</text:p>
          </table:table-cell>
          <table:table-cell table:style-name="ce29" table:formula="of:=&quot;INSERT INTO &quot; &amp; [.D147] &amp; &quot; VALUES ('&quot; &amp; [.F147] &amp; &quot;', '&quot; &amp;[.G147]&amp;&quot;');&quot;" office:value-type="string" office:string-value="INSERT INTO L_LGAU_TYPE VALUES ('EGOUT', 'EGOUT');" calcext:value-type="string">
            <text:p>INSERT INTO L_LGAU_TYPE VALUES ('EGOUT', 'EGOUT');</text:p>
          </table:table-cell>
          <table:table-cell table:number-columns-repeated="5"/>
          <table:table-cell table:style-name="ce248" office:value-type="string" calcext:value-type="string">
            <text:p>CTRL_LGAU_TYPE</text:p>
          </table:table-cell>
          <table:table-cell table:style-name="ce3" office:value-type="float" office:value="5" calcext:value-type="float">
            <text:p>5</text:p>
          </table:table-cell>
          <table:table-cell table:number-columns-repeated="1003"/>
        </table:table-row>
        <table:table-row table:style-name="ro1">
          <table:table-cell/>
          <table:table-cell table:style-name="ce39" office:value-type="string" calcext:value-type="string">
            <text:p>A travailler</text:p>
          </table:table-cell>
          <table:table-cell/>
          <table:table-cell table:style-name="ce63" office:value-type="string" calcext:value-type="string">
            <text:p>L_LGAU_TYPE</text:p>
          </table:table-cell>
          <table:table-cell table:style-name="ce3" office:value-type="float" office:value="6" calcext:value-type="float">
            <text:p>6</text:p>
          </table:table-cell>
          <table:table-cell table:style-name="ce58" office:value-type="string" calcext:value-type="string">
            <text:p>ENCORBELLEMENT</text:p>
          </table:table-cell>
          <table:table-cell table:style-name="ce3" office:value-type="string" calcext:value-type="string">
            <text:p>ENCORBELLEMENT</text:p>
          </table:table-cell>
          <table:table-cell table:style-name="ce3"/>
          <table:table-cell/>
          <table:table-cell office:value-type="string" calcext:value-type="string">
            <text:p>Syane</text:p>
          </table:table-cell>
          <table:table-cell/>
          <table:table-cell table:formula="of:=LEN([.F148])" office:value-type="float" office:value="14" calcext:value-type="float">
            <text:p>14</text:p>
          </table:table-cell>
          <table:table-cell table:style-name="ce29" table:formula="of:=&quot;INSERT INTO &quot; &amp; [.D148] &amp; &quot; VALUES ('&quot; &amp; [.F148] &amp; &quot;', '&quot; &amp;[.G148]&amp;&quot;');&quot;" office:value-type="string" office:string-value="INSERT INTO L_LGAU_TYPE VALUES ('ENCORBELLEMENT', 'ENCORBELLEMENT');" calcext:value-type="string">
            <text:p>INSERT INTO L_LGAU_TYPE VALUES ('ENCORBELLEMENT', 'ENCORBELLEMENT');</text:p>
          </table:table-cell>
          <table:table-cell table:number-columns-repeated="5"/>
          <table:table-cell table:style-name="ce248" office:value-type="string" calcext:value-type="string">
            <text:p>CTRL_LGAU_TYPE</text:p>
          </table:table-cell>
          <table:table-cell table:style-name="ce3" office:value-type="float" office:value="6" calcext:value-type="float">
            <text:p>6</text:p>
          </table:table-cell>
          <table:table-cell table:number-columns-repeated="1003"/>
        </table:table-row>
        <table:table-row table:style-name="ro1">
          <table:table-cell/>
          <table:table-cell office:value-type="string" calcext:value-type="string">
            <text:p>OK</text:p>
          </table:table-cell>
          <table:table-cell/>
          <table:table-cell table:style-name="ce14" office:value-type="string" calcext:value-type="string">
            <text:p>L_MASQUE_FACE</text:p>
          </table:table-cell>
          <table:table-cell table:style-name="ce3" office:value-type="float" office:value="1" calcext:value-type="float">
            <text:p>1</text:p>
          </table:table-cell>
          <table:table-cell table:style-name="ce44" office:value-type="string" calcext:value-type="string">
            <text:p>A</text:p>
          </table:table-cell>
          <table:table-cell table:style-name="ce3" office:value-type="string" calcext:value-type="string">
            <text:p>A</text:p>
          </table:table-cell>
          <table:table-cell table:style-name="ce3"/>
          <table:table-cell/>
          <table:table-cell office:value-type="string" calcext:value-type="string">
            <text:p>Syane</text:p>
          </table:table-cell>
          <table:table-cell/>
          <table:table-cell table:formula="of:=LEN([.F149])" office:value-type="float" office:value="1" calcext:value-type="float">
            <text:p>1</text:p>
          </table:table-cell>
          <table:table-cell table:style-name="ce29" table:formula="of:=&quot;INSERT INTO &quot; &amp; [.D149] &amp; &quot; VALUES ('&quot; &amp; [.F149] &amp; &quot;', '&quot; &amp;[.G149]&amp;&quot;');&quot;" office:value-type="string" office:string-value="INSERT INTO L_MASQUE_FACE VALUES ('A', 'A');" calcext:value-type="string">
            <text:p>INSERT INTO L_MASQUE_FACE VALUES ('A', 'A');</text:p>
          </table:table-cell>
          <table:table-cell table:number-columns-repeated="5"/>
          <table:table-cell table:style-name="ce248" office:value-type="string" calcext:value-type="string">
            <text:p>CTRL_MASQUE_FACE</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OK</text:p>
          </table:table-cell>
          <table:table-cell/>
          <table:table-cell table:style-name="ce14" office:value-type="string" calcext:value-type="string">
            <text:p>L_MASQUE_FACE</text:p>
          </table:table-cell>
          <table:table-cell table:style-name="ce3" office:value-type="float" office:value="2" calcext:value-type="float">
            <text:p>2</text:p>
          </table:table-cell>
          <table:table-cell table:style-name="ce44" office:value-type="string" calcext:value-type="string">
            <text:p>B</text:p>
          </table:table-cell>
          <table:table-cell table:style-name="ce3" office:value-type="string" calcext:value-type="string">
            <text:p>B</text:p>
          </table:table-cell>
          <table:table-cell table:style-name="ce3"/>
          <table:table-cell/>
          <table:table-cell office:value-type="string" calcext:value-type="string">
            <text:p>Syane</text:p>
          </table:table-cell>
          <table:table-cell/>
          <table:table-cell table:formula="of:=LEN([.F150])" office:value-type="float" office:value="1" calcext:value-type="float">
            <text:p>1</text:p>
          </table:table-cell>
          <table:table-cell table:style-name="ce29" table:formula="of:=&quot;INSERT INTO &quot; &amp; [.D150] &amp; &quot; VALUES ('&quot; &amp; [.F150] &amp; &quot;', '&quot; &amp;[.G150]&amp;&quot;');&quot;" office:value-type="string" office:string-value="INSERT INTO L_MASQUE_FACE VALUES ('B', 'B');" calcext:value-type="string">
            <text:p>INSERT INTO L_MASQUE_FACE VALUES ('B', 'B');</text:p>
          </table:table-cell>
          <table:table-cell table:number-columns-repeated="5"/>
          <table:table-cell table:style-name="ce248" office:value-type="string" calcext:value-type="string">
            <text:p>CTRL_MASQUE_FACE</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OK</text:p>
          </table:table-cell>
          <table:table-cell/>
          <table:table-cell table:style-name="ce14" office:value-type="string" calcext:value-type="string">
            <text:p>L_MASQUE_FACE</text:p>
          </table:table-cell>
          <table:table-cell table:style-name="ce3" office:value-type="float" office:value="3" calcext:value-type="float">
            <text:p>3</text:p>
          </table:table-cell>
          <table:table-cell table:style-name="ce44" office:value-type="string" calcext:value-type="string">
            <text:p>C</text:p>
          </table:table-cell>
          <table:table-cell table:style-name="ce3" office:value-type="string" calcext:value-type="string">
            <text:p>C</text:p>
          </table:table-cell>
          <table:table-cell table:style-name="ce3"/>
          <table:table-cell/>
          <table:table-cell office:value-type="string" calcext:value-type="string">
            <text:p>Syane</text:p>
          </table:table-cell>
          <table:table-cell/>
          <table:table-cell table:formula="of:=LEN([.F151])" office:value-type="float" office:value="1" calcext:value-type="float">
            <text:p>1</text:p>
          </table:table-cell>
          <table:table-cell table:style-name="ce29" table:formula="of:=&quot;INSERT INTO &quot; &amp; [.D151] &amp; &quot; VALUES ('&quot; &amp; [.F151] &amp; &quot;', '&quot; &amp;[.G151]&amp;&quot;');&quot;" office:value-type="string" office:string-value="INSERT INTO L_MASQUE_FACE VALUES ('C', 'C');" calcext:value-type="string">
            <text:p>INSERT INTO L_MASQUE_FACE VALUES ('C', 'C');</text:p>
          </table:table-cell>
          <table:table-cell table:number-columns-repeated="5"/>
          <table:table-cell table:style-name="ce248" office:value-type="string" calcext:value-type="string">
            <text:p>CTRL_MASQUE_FACE</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OK</text:p>
          </table:table-cell>
          <table:table-cell/>
          <table:table-cell table:style-name="ce14" office:value-type="string" calcext:value-type="string">
            <text:p>L_MASQUE_FACE</text:p>
          </table:table-cell>
          <table:table-cell table:style-name="ce3" office:value-type="float" office:value="4" calcext:value-type="float">
            <text:p>4</text:p>
          </table:table-cell>
          <table:table-cell table:style-name="ce44" office:value-type="string" calcext:value-type="string">
            <text:p>D</text:p>
          </table:table-cell>
          <table:table-cell table:style-name="ce3" office:value-type="string" calcext:value-type="string">
            <text:p>D</text:p>
          </table:table-cell>
          <table:table-cell table:style-name="ce3"/>
          <table:table-cell/>
          <table:table-cell office:value-type="string" calcext:value-type="string">
            <text:p>Syane</text:p>
          </table:table-cell>
          <table:table-cell/>
          <table:table-cell table:formula="of:=LEN([.F152])" office:value-type="float" office:value="1" calcext:value-type="float">
            <text:p>1</text:p>
          </table:table-cell>
          <table:table-cell table:style-name="ce29" table:formula="of:=&quot;INSERT INTO &quot; &amp; [.D152] &amp; &quot; VALUES ('&quot; &amp; [.F152] &amp; &quot;', '&quot; &amp;[.G152]&amp;&quot;');&quot;" office:value-type="string" office:string-value="INSERT INTO L_MASQUE_FACE VALUES ('D', 'D');" calcext:value-type="string">
            <text:p>INSERT INTO L_MASQUE_FACE VALUES ('D', 'D');</text:p>
          </table:table-cell>
          <table:table-cell table:number-columns-repeated="5"/>
          <table:table-cell table:style-name="ce248" office:value-type="string" calcext:value-type="string">
            <text:p>CTRL_MASQUE_FACE</text:p>
          </table:table-cell>
          <table:table-cell table:style-name="ce3" office:value-type="float" office:value="4" calcext:value-type="float">
            <text:p>4</text:p>
          </table:table-cell>
          <table:table-cell table:number-columns-repeated="1003"/>
        </table:table-row>
        <table:table-row table:style-name="ro1">
          <table:table-cell/>
          <table:table-cell office:value-type="string" calcext:value-type="string">
            <text:p>OK (Tant que ça ?)</text:p>
          </table:table-cell>
          <table:table-cell/>
          <table:table-cell table:style-name="ce14" office:value-type="string" calcext:value-type="string">
            <text:p>L_MASQUE_FACE</text:p>
          </table:table-cell>
          <table:table-cell table:style-name="ce3" office:value-type="float" office:value="5" calcext:value-type="float">
            <text:p>5</text:p>
          </table:table-cell>
          <table:table-cell table:style-name="ce44" office:value-type="string" calcext:value-type="string">
            <text:p>E</text:p>
          </table:table-cell>
          <table:table-cell table:style-name="ce3" office:value-type="string" calcext:value-type="string">
            <text:p>E</text:p>
          </table:table-cell>
          <table:table-cell table:style-name="ce3"/>
          <table:table-cell/>
          <table:table-cell office:value-type="string" calcext:value-type="string">
            <text:p>Syane</text:p>
          </table:table-cell>
          <table:table-cell/>
          <table:table-cell table:formula="of:=LEN([.F153])" office:value-type="float" office:value="1" calcext:value-type="float">
            <text:p>1</text:p>
          </table:table-cell>
          <table:table-cell table:style-name="ce29" table:formula="of:=&quot;INSERT INTO &quot; &amp; [.D153] &amp; &quot; VALUES ('&quot; &amp; [.F153] &amp; &quot;', '&quot; &amp;[.G153]&amp;&quot;');&quot;" office:value-type="string" office:string-value="INSERT INTO L_MASQUE_FACE VALUES ('E', 'E');" calcext:value-type="string">
            <text:p>INSERT INTO L_MASQUE_FACE VALUES ('E', 'E');</text:p>
          </table:table-cell>
          <table:table-cell table:number-columns-repeated="5"/>
          <table:table-cell table:style-name="ce248" office:value-type="string" calcext:value-type="string">
            <text:p>CTRL_MASQUE_FACE</text:p>
          </table:table-cell>
          <table:table-cell table:style-name="ce3" office:value-type="float" office:value="5" calcext:value-type="float">
            <text:p>5</text:p>
          </table:table-cell>
          <table:table-cell table:number-columns-repeated="1003"/>
        </table:table-row>
        <table:table-row table:style-name="ro1">
          <table:table-cell/>
          <table:table-cell office:value-type="string" calcext:value-type="string">
            <text:p>OK (Tant que ça ?)</text:p>
          </table:table-cell>
          <table:table-cell/>
          <table:table-cell table:style-name="ce14" office:value-type="string" calcext:value-type="string">
            <text:p>L_MASQUE_FACE</text:p>
          </table:table-cell>
          <table:table-cell table:style-name="ce3" office:value-type="float" office:value="6" calcext:value-type="float">
            <text:p>6</text:p>
          </table:table-cell>
          <table:table-cell table:style-name="ce44" office:value-type="string" calcext:value-type="string">
            <text:p>F</text:p>
          </table:table-cell>
          <table:table-cell table:style-name="ce3" office:value-type="string" calcext:value-type="string">
            <text:p>F</text:p>
          </table:table-cell>
          <table:table-cell table:style-name="ce3"/>
          <table:table-cell/>
          <table:table-cell office:value-type="string" calcext:value-type="string">
            <text:p>Syane</text:p>
          </table:table-cell>
          <table:table-cell/>
          <table:table-cell table:formula="of:=LEN([.F154])" office:value-type="float" office:value="1" calcext:value-type="float">
            <text:p>1</text:p>
          </table:table-cell>
          <table:table-cell table:style-name="ce29" table:formula="of:=&quot;INSERT INTO &quot; &amp; [.D154] &amp; &quot; VALUES ('&quot; &amp; [.F154] &amp; &quot;', '&quot; &amp;[.G154]&amp;&quot;');&quot;" office:value-type="string" office:string-value="INSERT INTO L_MASQUE_FACE VALUES ('F', 'F');" calcext:value-type="string">
            <text:p>INSERT INTO L_MASQUE_FACE VALUES ('F', 'F');</text:p>
          </table:table-cell>
          <table:table-cell table:number-columns-repeated="5"/>
          <table:table-cell table:style-name="ce248" office:value-type="string" calcext:value-type="string">
            <text:p>CTRL_MASQUE_FACE</text:p>
          </table:table-cell>
          <table:table-cell table:style-name="ce3" office:value-type="float" office:value="6" calcext:value-type="float">
            <text:p>6</text:p>
          </table:table-cell>
          <table:table-cell table:number-columns-repeated="1003"/>
        </table:table-row>
        <table:table-row table:style-name="ro1">
          <table:table-cell/>
          <table:table-cell office:value-type="string" calcext:value-type="string">
            <text:p>OK (Tant que ça ?)</text:p>
          </table:table-cell>
          <table:table-cell/>
          <table:table-cell table:style-name="ce14" office:value-type="string" calcext:value-type="string">
            <text:p>L_MASQUE_FACE</text:p>
          </table:table-cell>
          <table:table-cell table:style-name="ce3" office:value-type="float" office:value="7" calcext:value-type="float">
            <text:p>7</text:p>
          </table:table-cell>
          <table:table-cell table:style-name="ce44" office:value-type="string" calcext:value-type="string">
            <text:p>G</text:p>
          </table:table-cell>
          <table:table-cell table:style-name="ce3" office:value-type="string" calcext:value-type="string">
            <text:p>G</text:p>
          </table:table-cell>
          <table:table-cell table:style-name="ce3"/>
          <table:table-cell/>
          <table:table-cell office:value-type="string" calcext:value-type="string">
            <text:p>Syane</text:p>
          </table:table-cell>
          <table:table-cell/>
          <table:table-cell table:formula="of:=LEN([.F155])" office:value-type="float" office:value="1" calcext:value-type="float">
            <text:p>1</text:p>
          </table:table-cell>
          <table:table-cell table:style-name="ce29" table:formula="of:=&quot;INSERT INTO &quot; &amp; [.D155] &amp; &quot; VALUES ('&quot; &amp; [.F155] &amp; &quot;', '&quot; &amp;[.G155]&amp;&quot;');&quot;" office:value-type="string" office:string-value="INSERT INTO L_MASQUE_FACE VALUES ('G', 'G');" calcext:value-type="string">
            <text:p>INSERT INTO L_MASQUE_FACE VALUES ('G', 'G');</text:p>
          </table:table-cell>
          <table:table-cell table:number-columns-repeated="5"/>
          <table:table-cell table:style-name="ce248" office:value-type="string" calcext:value-type="string">
            <text:p>CTRL_MASQUE_FACE</text:p>
          </table:table-cell>
          <table:table-cell table:style-name="ce3" office:value-type="float" office:value="7" calcext:value-type="float">
            <text:p>7</text:p>
          </table:table-cell>
          <table:table-cell table:number-columns-repeated="1003"/>
        </table:table-row>
        <table:table-row table:style-name="ro1">
          <table:table-cell/>
          <table:table-cell office:value-type="string" calcext:value-type="string">
            <text:p>OK (Tant que ça ?)</text:p>
          </table:table-cell>
          <table:table-cell/>
          <table:table-cell table:style-name="ce14" office:value-type="string" calcext:value-type="string">
            <text:p>L_MASQUE_FACE</text:p>
          </table:table-cell>
          <table:table-cell table:style-name="ce3" office:value-type="float" office:value="8" calcext:value-type="float">
            <text:p>8</text:p>
          </table:table-cell>
          <table:table-cell table:style-name="ce44" office:value-type="string" calcext:value-type="string">
            <text:p>H</text:p>
          </table:table-cell>
          <table:table-cell table:style-name="ce3" office:value-type="string" calcext:value-type="string">
            <text:p>H</text:p>
          </table:table-cell>
          <table:table-cell table:style-name="ce3"/>
          <table:table-cell/>
          <table:table-cell office:value-type="string" calcext:value-type="string">
            <text:p>Syane</text:p>
          </table:table-cell>
          <table:table-cell/>
          <table:table-cell table:formula="of:=LEN([.F156])" office:value-type="float" office:value="1" calcext:value-type="float">
            <text:p>1</text:p>
          </table:table-cell>
          <table:table-cell table:style-name="ce29" table:formula="of:=&quot;INSERT INTO &quot; &amp; [.D156] &amp; &quot; VALUES ('&quot; &amp; [.F156] &amp; &quot;', '&quot; &amp;[.G156]&amp;&quot;');&quot;" office:value-type="string" office:string-value="INSERT INTO L_MASQUE_FACE VALUES ('H', 'H');" calcext:value-type="string">
            <text:p>INSERT INTO L_MASQUE_FACE VALUES ('H', 'H');</text:p>
          </table:table-cell>
          <table:table-cell table:number-columns-repeated="5"/>
          <table:table-cell table:style-name="ce248" office:value-type="string" calcext:value-type="string">
            <text:p>CTRL_MASQUE_FACE</text:p>
          </table:table-cell>
          <table:table-cell table:style-name="ce3" office:value-type="float" office:value="8" calcext:value-type="float">
            <text:p>8</text:p>
          </table:table-cell>
          <table:table-cell table:number-columns-repeated="1003"/>
        </table:table-row>
        <table:table-row table:style-name="ro1">
          <table:table-cell/>
          <table:table-cell office:value-type="string" calcext:value-type="string">
            <text:p>OK (Tant que ça ?)</text:p>
          </table:table-cell>
          <table:table-cell/>
          <table:table-cell table:style-name="ce14" office:value-type="string" calcext:value-type="string">
            <text:p>L_MASQUE_FACE</text:p>
          </table:table-cell>
          <table:table-cell table:style-name="ce3" office:value-type="float" office:value="9" calcext:value-type="float">
            <text:p>9</text:p>
          </table:table-cell>
          <table:table-cell table:style-name="ce44" office:value-type="string" calcext:value-type="string">
            <text:p>I</text:p>
          </table:table-cell>
          <table:table-cell table:style-name="ce3" office:value-type="string" calcext:value-type="string">
            <text:p>I</text:p>
          </table:table-cell>
          <table:table-cell table:style-name="ce3"/>
          <table:table-cell/>
          <table:table-cell office:value-type="string" calcext:value-type="string">
            <text:p>Syane</text:p>
          </table:table-cell>
          <table:table-cell/>
          <table:table-cell table:formula="of:=LEN([.F157])" office:value-type="float" office:value="1" calcext:value-type="float">
            <text:p>1</text:p>
          </table:table-cell>
          <table:table-cell table:style-name="ce29" table:formula="of:=&quot;INSERT INTO &quot; &amp; [.D157] &amp; &quot; VALUES ('&quot; &amp; [.F157] &amp; &quot;', '&quot; &amp;[.G157]&amp;&quot;');&quot;" office:value-type="string" office:string-value="INSERT INTO L_MASQUE_FACE VALUES ('I', 'I');" calcext:value-type="string">
            <text:p>INSERT INTO L_MASQUE_FACE VALUES ('I', 'I');</text:p>
          </table:table-cell>
          <table:table-cell table:number-columns-repeated="5"/>
          <table:table-cell table:style-name="ce248" office:value-type="string" calcext:value-type="string">
            <text:p>CTRL_MASQUE_FACE</text:p>
          </table:table-cell>
          <table:table-cell table:style-name="ce3" office:value-type="float" office:value="9" calcext:value-type="float">
            <text:p>9</text:p>
          </table:table-cell>
          <table:table-cell table:number-columns-repeated="1003"/>
        </table:table-row>
        <table:table-row table:style-name="ro1">
          <table:table-cell/>
          <table:table-cell office:value-type="string" calcext:value-type="string">
            <text:p>OK (Tant que ça ?)</text:p>
          </table:table-cell>
          <table:table-cell/>
          <table:table-cell table:style-name="ce14" office:value-type="string" calcext:value-type="string">
            <text:p>L_MASQUE_FACE</text:p>
          </table:table-cell>
          <table:table-cell table:style-name="ce3" office:value-type="float" office:value="10" calcext:value-type="float">
            <text:p>10</text:p>
          </table:table-cell>
          <table:table-cell table:style-name="ce44" office:value-type="string" calcext:value-type="string">
            <text:p>J</text:p>
          </table:table-cell>
          <table:table-cell table:style-name="ce3" office:value-type="string" calcext:value-type="string">
            <text:p>J</text:p>
          </table:table-cell>
          <table:table-cell table:style-name="ce3"/>
          <table:table-cell/>
          <table:table-cell office:value-type="string" calcext:value-type="string">
            <text:p>Syane</text:p>
          </table:table-cell>
          <table:table-cell/>
          <table:table-cell table:formula="of:=LEN([.F158])" office:value-type="float" office:value="1" calcext:value-type="float">
            <text:p>1</text:p>
          </table:table-cell>
          <table:table-cell table:style-name="ce29" table:formula="of:=&quot;INSERT INTO &quot; &amp; [.D158] &amp; &quot; VALUES ('&quot; &amp; [.F158] &amp; &quot;', '&quot; &amp;[.G158]&amp;&quot;');&quot;" office:value-type="string" office:string-value="INSERT INTO L_MASQUE_FACE VALUES ('J', 'J');" calcext:value-type="string">
            <text:p>INSERT INTO L_MASQUE_FACE VALUES ('J', 'J');</text:p>
          </table:table-cell>
          <table:table-cell table:number-columns-repeated="5"/>
          <table:table-cell table:style-name="ce248" office:value-type="string" calcext:value-type="string">
            <text:p>CTRL_MASQUE_FACE</text:p>
          </table:table-cell>
          <table:table-cell table:style-name="ce3" office:value-type="float" office:value="10" calcext:value-type="float">
            <text:p>10</text:p>
          </table:table-cell>
          <table:table-cell table:number-columns-repeated="1003"/>
        </table:table-row>
        <table:table-row table:style-name="ro7">
          <table:table-cell/>
          <table:table-cell table:style-name="ce40" office:value-type="string" calcext:value-type="string">
            <text:p>On conserve l'idée pour la compatibilité ?</text:p>
          </table:table-cell>
          <table:table-cell office:value-type="string" calcext:value-type="string">
            <text:p>NPS / NOEUD</text:p>
          </table:table-cell>
          <table:table-cell table:style-name="ce14" office:value-type="string" calcext:value-type="string">
            <text:p>L_NOEUD_TYPE</text:p>
          </table:table-cell>
          <table:table-cell table:style-name="ce3" office:value-type="float" office:value="1" calcext:value-type="float">
            <text:p>1</text:p>
          </table:table-cell>
          <table:table-cell table:style-name="ce44" office:value-type="string" calcext:value-type="string">
            <text:p>P</text:p>
          </table:table-cell>
          <table:table-cell table:style-name="ce3" office:value-type="string" calcext:value-type="string">
            <text:p>PHYSIQUE</text:p>
          </table:table-cell>
          <table:table-cell table:style-name="ce3"/>
          <table:table-cell/>
          <table:table-cell office:value-type="string" calcext:value-type="string">
            <text:p>Syane</text:p>
          </table:table-cell>
          <table:table-cell/>
          <table:table-cell table:formula="of:=LEN([.F159])" office:value-type="float" office:value="1" calcext:value-type="float">
            <text:p>1</text:p>
          </table:table-cell>
          <table:table-cell table:style-name="ce29" table:formula="of:=&quot;INSERT INTO &quot; &amp; [.D159] &amp; &quot; VALUES ('&quot; &amp; [.F159] &amp; &quot;', '&quot; &amp;[.G159]&amp;&quot;');&quot;" office:value-type="string" office:string-value="INSERT INTO L_NOEUD_TYPE VALUES ('P', 'PHYSIQUE');" calcext:value-type="string">
            <text:p>INSERT INTO L_NOEUD_TYPE VALUES ('P', 'PHYSIQUE');</text:p>
          </table:table-cell>
          <table:table-cell table:number-columns-repeated="5"/>
          <table:table-cell table:style-name="ce248" office:value-type="string" calcext:value-type="string">
            <text:p>CTRL_TYPE</text:p>
          </table:table-cell>
          <table:table-cell table:style-name="ce3" office:value-type="float" office:value="1" calcext:value-type="float">
            <text:p>1</text:p>
          </table:table-cell>
          <table:table-cell table:number-columns-repeated="1003"/>
        </table:table-row>
        <table:table-row table:style-name="ro7">
          <table:table-cell/>
          <table:table-cell table:style-name="ce40" office:value-type="string" calcext:value-type="string">
            <text:p>On conserve l'idée pour la compatibilité ?</text:p>
          </table:table-cell>
          <table:table-cell office:value-type="string" calcext:value-type="string">
            <text:p>NPS / NOEUD</text:p>
          </table:table-cell>
          <table:table-cell table:style-name="ce14" office:value-type="string" calcext:value-type="string">
            <text:p>L_NOEUD_TYPE</text:p>
          </table:table-cell>
          <table:table-cell table:style-name="ce3" office:value-type="float" office:value="2" calcext:value-type="float">
            <text:p>2</text:p>
          </table:table-cell>
          <table:table-cell table:style-name="ce44" office:value-type="string" calcext:value-type="string">
            <text:p>S</text:p>
          </table:table-cell>
          <table:table-cell table:style-name="ce3" office:value-type="string" calcext:value-type="string">
            <text:p>SPECIFIQUE</text:p>
          </table:table-cell>
          <table:table-cell table:style-name="ce3"/>
          <table:table-cell/>
          <table:table-cell office:value-type="string" calcext:value-type="string">
            <text:p>Syane</text:p>
          </table:table-cell>
          <table:table-cell/>
          <table:table-cell table:formula="of:=LEN([.F160])" office:value-type="float" office:value="1" calcext:value-type="float">
            <text:p>1</text:p>
          </table:table-cell>
          <table:table-cell table:style-name="ce29" table:formula="of:=&quot;INSERT INTO &quot; &amp; [.D160] &amp; &quot; VALUES ('&quot; &amp; [.F160] &amp; &quot;', '&quot; &amp;[.G160]&amp;&quot;');&quot;" office:value-type="string" office:string-value="INSERT INTO L_NOEUD_TYPE VALUES ('S', 'SPECIFIQUE');" calcext:value-type="string">
            <text:p>INSERT INTO L_NOEUD_TYPE VALUES ('S', 'SPECIFIQUE');</text:p>
          </table:table-cell>
          <table:table-cell table:number-columns-repeated="5"/>
          <table:table-cell table:style-name="ce248" office:value-type="string" calcext:value-type="string">
            <text:p>CTRL_TYPE</text:p>
          </table:table-cell>
          <table:table-cell table:style-name="ce3" office:value-type="float" office:value="2" calcext:value-type="float">
            <text:p>2</text:p>
          </table:table-cell>
          <table:table-cell table:number-columns-repeated="1003"/>
        </table:table-row>
        <table:table-row table:style-name="ro1">
          <table:table-cell/>
          <table:table-cell table:style-name="ce40" office:value-type="string" calcext:value-type="string">
            <text:p>A REVOIR</text:p>
          </table:table-cell>
          <table:table-cell/>
          <table:table-cell table:style-name="ce218" office:value-type="string" calcext:value-type="string">
            <text:p>L_OCCUPATION_TYPE</text:p>
          </table:table-cell>
          <table:table-cell table:style-name="ce218" office:value-type="float" office:value="78" calcext:value-type="float">
            <text:p>78</text:p>
          </table:table-cell>
          <table:table-cell table:style-name="ce227" office:value-type="string" calcext:value-type="string">
            <text:p>0</text:p>
          </table:table-cell>
          <table:table-cell table:style-name="ce218" office:value-type="string" calcext:value-type="string">
            <text:p>Vide</text:p>
          </table:table-cell>
          <table:table-cell table:style-name="ce218" office:value-type="string" calcext:value-type="string">
            <text:p>Infrastructure vide</text:p>
          </table:table-cell>
          <table:table-cell table:style-name="ce208" office:value-type="string" calcext:value-type="string">
            <text:p>enum</text:p>
          </table:table-cell>
          <table:table-cell table:style-name="ce208" office:value-type="string" calcext:value-type="string">
            <text:p>Covadis</text:p>
          </table:table-cell>
          <table:table-cell table:formula="of:=UPPER([.G161])" office:value-type="string" office:string-value="VIDE" calcext:value-type="string">
            <text:p>VIDE</text:p>
          </table:table-cell>
          <table:table-cell table:formula="of:=LEN([.F161])" office:value-type="float" office:value="1" calcext:value-type="float">
            <text:p>1</text:p>
          </table:table-cell>
          <table:table-cell table:style-name="ce29" table:formula="of:=&quot;INSERT INTO &quot; &amp; [.D161] &amp; &quot; VALUES ('&quot; &amp; [.F161] &amp; &quot;', '&quot; &amp;[.G161]&amp;&quot;');&quot;" office:value-type="string" office:string-value="INSERT INTO L_OCCUPATION_TYPE VALUES ('0', 'Vide');" calcext:value-type="string">
            <text:p>INSERT INTO L_OCCUPATION_TYPE VALUES ('0', 'Vide');</text:p>
          </table:table-cell>
          <table:table-cell table:number-columns-repeated="2"/>
          <table:table-cell table:style-name="ce218" office:value-type="string" calcext:value-type="string">
            <text:p>OccupationType</text:p>
          </table:table-cell>
          <table:table-cell table:style-name="ce218" office:value-type="float" office:value="78" calcext:value-type="float">
            <text:p>78</text:p>
          </table:table-cell>
          <table:table-cell table:number-columns-repeated="1006"/>
        </table:table-row>
        <table:table-row table:style-name="ro1">
          <table:table-cell/>
          <table:table-cell table:style-name="ce40" office:value-type="string" calcext:value-type="string">
            <text:p>A REVOIR</text:p>
          </table:table-cell>
          <table:table-cell/>
          <table:table-cell table:style-name="ce218" office:value-type="string" calcext:value-type="string">
            <text:p>L_OCCUPATION_TYPE</text:p>
          </table:table-cell>
          <table:table-cell table:style-name="ce218" office:value-type="float" office:value="79" calcext:value-type="float">
            <text:p>79</text:p>
          </table:table-cell>
          <table:table-cell table:style-name="ce227" office:value-type="string" calcext:value-type="string">
            <text:p>1.1</text:p>
          </table:table-cell>
          <table:table-cell table:style-name="ce218" office:value-type="string" calcext:value-type="string">
            <text:p>Non vide exploitable</text:p>
          </table:table-cell>
          <table:table-cell table:style-name="ce218" office:value-type="string" calcext:value-type="string">
            <text:p>Infrastructure non vide mais exploitable car rangée</text:p>
          </table:table-cell>
          <table:table-cell table:style-name="ce208" office:value-type="string" calcext:value-type="string">
            <text:p>enum</text:p>
          </table:table-cell>
          <table:table-cell table:style-name="ce208" office:value-type="string" calcext:value-type="string">
            <text:p>Covadis</text:p>
          </table:table-cell>
          <table:table-cell table:formula="of:=UPPER([.G162])" office:value-type="string" office:string-value="NON VIDE EXPLOITABLE" calcext:value-type="string">
            <text:p>NON VIDE EXPLOITABLE</text:p>
          </table:table-cell>
          <table:table-cell table:formula="of:=LEN([.F162])" office:value-type="float" office:value="3" calcext:value-type="float">
            <text:p>3</text:p>
          </table:table-cell>
          <table:table-cell table:style-name="ce29" table:formula="of:=&quot;INSERT INTO &quot; &amp; [.D162] &amp; &quot; VALUES ('&quot; &amp; [.F162] &amp; &quot;', '&quot; &amp;[.G162]&amp;&quot;');&quot;" office:value-type="string" office:string-value="INSERT INTO L_OCCUPATION_TYPE VALUES ('1.1', 'Non vide exploitable');" calcext:value-type="string">
            <text:p>INSERT INTO L_OCCUPATION_TYPE VALUES ('1.1', 'Non vide exploitable');</text:p>
          </table:table-cell>
          <table:table-cell table:number-columns-repeated="2"/>
          <table:table-cell table:style-name="ce218" office:value-type="string" calcext:value-type="string">
            <text:p>OccupationType</text:p>
          </table:table-cell>
          <table:table-cell table:style-name="ce218" office:value-type="float" office:value="79" calcext:value-type="float">
            <text:p>79</text:p>
          </table:table-cell>
          <table:table-cell table:number-columns-repeated="1006"/>
        </table:table-row>
        <table:table-row table:style-name="ro3">
          <table:table-cell/>
          <table:table-cell table:style-name="ce40" office:value-type="string" calcext:value-type="string">
            <text:p>A REVOIR</text:p>
          </table:table-cell>
          <table:table-cell/>
          <table:table-cell table:style-name="ce218" office:value-type="string" calcext:value-type="string">
            <text:p>L_OCCUPATION_TYPE</text:p>
          </table:table-cell>
          <table:table-cell table:style-name="ce218" office:value-type="float" office:value="80" calcext:value-type="float">
            <text:p>80</text:p>
          </table:table-cell>
          <table:table-cell table:style-name="ce227" office:value-type="string" calcext:value-type="string">
            <text:p>1.2</text:p>
          </table:table-cell>
          <table:table-cell table:style-name="ce218" office:value-type="string" calcext:value-type="string">
            <text:p>Non vide non exploitable</text:p>
          </table:table-cell>
          <table:table-cell table:style-name="ce218" office:value-type="string" calcext:value-type="string">
            <text:p>Infrastructure non vide mais non exploitable car non rangée</text:p>
          </table:table-cell>
          <table:table-cell table:style-name="ce208" office:value-type="string" calcext:value-type="string">
            <text:p>enum</text:p>
          </table:table-cell>
          <table:table-cell table:style-name="ce208" office:value-type="string" calcext:value-type="string">
            <text:p>Covadis</text:p>
          </table:table-cell>
          <table:table-cell table:formula="of:=UPPER([.G163])" office:value-type="string" office:string-value="NON VIDE NON EXPLOITABLE" calcext:value-type="string">
            <text:p>NON VIDE NON EXPLOITABLE</text:p>
          </table:table-cell>
          <table:table-cell table:formula="of:=LEN([.F163])" office:value-type="float" office:value="3" calcext:value-type="float">
            <text:p>3</text:p>
          </table:table-cell>
          <table:table-cell table:style-name="ce29" table:formula="of:=&quot;INSERT INTO &quot; &amp; [.D163] &amp; &quot; VALUES ('&quot; &amp; [.F163] &amp; &quot;', '&quot; &amp;[.G163]&amp;&quot;');&quot;" office:value-type="string" office:string-value="INSERT INTO L_OCCUPATION_TYPE VALUES ('1.2', 'Non vide non exploitable');" calcext:value-type="string">
            <text:p>INSERT INTO L_OCCUPATION_TYPE VALUES ('1.2', 'Non vide non exploitable');</text:p>
          </table:table-cell>
          <table:table-cell table:number-columns-repeated="2"/>
          <table:table-cell table:style-name="ce218" office:value-type="string" calcext:value-type="string">
            <text:p>OccupationType</text:p>
          </table:table-cell>
          <table:table-cell table:style-name="ce218" office:value-type="float" office:value="80" calcext:value-type="float">
            <text:p>80</text:p>
          </table:table-cell>
          <table:table-cell table:number-columns-repeated="1006"/>
        </table:table-row>
        <table:table-row table:style-name="ro1">
          <table:table-cell/>
          <table:table-cell table:style-name="ce40" office:value-type="string" calcext:value-type="string">
            <text:p>A REVOIR</text:p>
          </table:table-cell>
          <table:table-cell/>
          <table:table-cell table:style-name="ce218" office:value-type="string" calcext:value-type="string">
            <text:p>L_OCCUPATION_TYPE</text:p>
          </table:table-cell>
          <table:table-cell table:style-name="ce218" office:value-type="float" office:value="81" calcext:value-type="float">
            <text:p>81</text:p>
          </table:table-cell>
          <table:table-cell table:style-name="ce227" office:value-type="string" calcext:value-type="string">
            <text:p>2</text:p>
          </table:table-cell>
          <table:table-cell table:style-name="ce218" office:value-type="string" calcext:value-type="string">
            <text:p>Saturée</text:p>
          </table:table-cell>
          <table:table-cell table:style-name="ce218" office:value-type="string" calcext:value-type="string">
            <text:p>Infrastructure saturée</text:p>
          </table:table-cell>
          <table:table-cell table:style-name="ce208" office:value-type="string" calcext:value-type="string">
            <text:p>enum</text:p>
          </table:table-cell>
          <table:table-cell table:style-name="ce208" office:value-type="string" calcext:value-type="string">
            <text:p>Covadis</text:p>
          </table:table-cell>
          <table:table-cell table:formula="of:=UPPER([.G164])" office:value-type="string" office:string-value="SATURÉE" calcext:value-type="string">
            <text:p>SATURÉE</text:p>
          </table:table-cell>
          <table:table-cell table:formula="of:=LEN([.F164])" office:value-type="float" office:value="1" calcext:value-type="float">
            <text:p>1</text:p>
          </table:table-cell>
          <table:table-cell table:style-name="ce29" table:formula="of:=&quot;INSERT INTO &quot; &amp; [.D164] &amp; &quot; VALUES ('&quot; &amp; [.F164] &amp; &quot;', '&quot; &amp;[.G164]&amp;&quot;');&quot;" office:value-type="string" office:string-value="INSERT INTO L_OCCUPATION_TYPE VALUES ('2', 'Saturée');" calcext:value-type="string">
            <text:p>INSERT INTO L_OCCUPATION_TYPE VALUES ('2', 'Saturée');</text:p>
          </table:table-cell>
          <table:table-cell table:number-columns-repeated="2"/>
          <table:table-cell table:style-name="ce218" office:value-type="string" calcext:value-type="string">
            <text:p>OccupationType</text:p>
          </table:table-cell>
          <table:table-cell table:style-name="ce218" office:value-type="float" office:value="81" calcext:value-type="float">
            <text:p>81</text:p>
          </table:table-cell>
          <table:table-cell table:number-columns-repeated="1006"/>
        </table:table-row>
        <table:table-row table:style-name="ro1">
          <table:table-cell/>
          <table:table-cell office:value-type="string" calcext:value-type="string">
            <text:p>Eddy ?</text:p>
          </table:table-cell>
          <table:table-cell/>
          <table:table-cell table:style-name="ce14" office:value-type="string" calcext:value-type="string">
            <text:p>L_POSITION_ETAT</text:p>
          </table:table-cell>
          <table:table-cell table:style-name="ce3" office:value-type="float" office:value="1" calcext:value-type="float">
            <text:p>1</text:p>
          </table:table-cell>
          <table:table-cell table:style-name="ce44" office:value-type="string" calcext:value-type="string">
            <text:p>HS</text:p>
          </table:table-cell>
          <table:table-cell table:style-name="ce3" office:value-type="string" calcext:value-type="string">
            <text:p>HORS-SERVICE</text:p>
          </table:table-cell>
          <table:table-cell table:style-name="ce3"/>
          <table:table-cell/>
          <table:table-cell office:value-type="string" calcext:value-type="string">
            <text:p>Syane</text:p>
          </table:table-cell>
          <table:table-cell/>
          <table:table-cell table:formula="of:=LEN([.F165])" office:value-type="float" office:value="2" calcext:value-type="float">
            <text:p>2</text:p>
          </table:table-cell>
          <table:table-cell table:style-name="ce29" table:formula="of:=&quot;INSERT INTO &quot; &amp; [.D165] &amp; &quot; VALUES ('&quot; &amp; [.F165] &amp; &quot;', '&quot; &amp;[.G165]&amp;&quot;');&quot;" office:value-type="string" office:string-value="INSERT INTO L_POSITION_ETAT VALUES ('HS', 'HORS-SERVICE');" calcext:value-type="string">
            <text:p>INSERT INTO L_POSITION_ETAT VALUES ('HS', 'HORS-SERVICE');</text:p>
          </table:table-cell>
          <table:table-cell table:number-columns-repeated="5"/>
          <table:table-cell table:style-name="ce248" office:value-type="string" calcext:value-type="string">
            <text:p>CTRL_POSITION_ETAT</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ETAT</text:p>
          </table:table-cell>
          <table:table-cell table:style-name="ce3" office:value-type="float" office:value="2" calcext:value-type="float">
            <text:p>2</text:p>
          </table:table-cell>
          <table:table-cell table:style-name="ce44" office:value-type="string" calcext:value-type="string">
            <text:p>ES</text:p>
          </table:table-cell>
          <table:table-cell table:style-name="ce3" office:value-type="string" calcext:value-type="string">
            <text:p>EN FONCTION</text:p>
          </table:table-cell>
          <table:table-cell table:style-name="ce3"/>
          <table:table-cell/>
          <table:table-cell office:value-type="string" calcext:value-type="string">
            <text:p>Syane</text:p>
          </table:table-cell>
          <table:table-cell/>
          <table:table-cell table:formula="of:=LEN([.F166])" office:value-type="float" office:value="2" calcext:value-type="float">
            <text:p>2</text:p>
          </table:table-cell>
          <table:table-cell table:style-name="ce29" table:formula="of:=&quot;INSERT INTO &quot; &amp; [.D166] &amp; &quot; VALUES ('&quot; &amp; [.F166] &amp; &quot;', '&quot; &amp;[.G166]&amp;&quot;');&quot;" office:value-type="string" office:string-value="INSERT INTO L_POSITION_ETAT VALUES ('ES', 'EN FONCTION');" calcext:value-type="string">
            <text:p>INSERT INTO L_POSITION_ETAT VALUES ('ES', 'EN FONCTION');</text:p>
          </table:table-cell>
          <table:table-cell table:number-columns-repeated="5"/>
          <table:table-cell table:style-name="ce248" office:value-type="string" calcext:value-type="string">
            <text:p>CTRL_POSITION_ETAT</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ETAT</text:p>
          </table:table-cell>
          <table:table-cell table:style-name="ce3" office:value-type="float" office:value="3" calcext:value-type="float">
            <text:p>3</text:p>
          </table:table-cell>
          <table:table-cell table:style-name="ce44" office:value-type="string" calcext:value-type="string">
            <text:p>VE</text:p>
          </table:table-cell>
          <table:table-cell table:style-name="ce3" office:value-type="string" calcext:value-type="string">
            <text:p>A VERIFIER</text:p>
          </table:table-cell>
          <table:table-cell table:style-name="ce3"/>
          <table:table-cell/>
          <table:table-cell office:value-type="string" calcext:value-type="string">
            <text:p>Syane</text:p>
          </table:table-cell>
          <table:table-cell/>
          <table:table-cell table:formula="of:=LEN([.F167])" office:value-type="float" office:value="2" calcext:value-type="float">
            <text:p>2</text:p>
          </table:table-cell>
          <table:table-cell table:style-name="ce29" table:formula="of:=&quot;INSERT INTO &quot; &amp; [.D167] &amp; &quot; VALUES ('&quot; &amp; [.F167] &amp; &quot;', '&quot; &amp;[.G167]&amp;&quot;');&quot;" office:value-type="string" office:string-value="INSERT INTO L_POSITION_ETAT VALUES ('VE', 'A VERIFIER');" calcext:value-type="string">
            <text:p>INSERT INTO L_POSITION_ETAT VALUES ('VE', 'A VERIFIER');</text:p>
          </table:table-cell>
          <table:table-cell table:number-columns-repeated="5"/>
          <table:table-cell table:style-name="ce248" office:value-type="string" calcext:value-type="string">
            <text:p>CTRL_POSITION_ETAT</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FONCTION</text:p>
          </table:table-cell>
          <table:table-cell table:style-name="ce3" office:value-type="float" office:value="1" calcext:value-type="float">
            <text:p>1</text:p>
          </table:table-cell>
          <table:table-cell table:style-name="ce44" office:value-type="string" calcext:value-type="string">
            <text:p>CON</text:p>
          </table:table-cell>
          <table:table-cell table:style-name="ce3" office:value-type="string" calcext:value-type="string">
            <text:p>CONNECTEUR</text:p>
          </table:table-cell>
          <table:table-cell table:style-name="ce3"/>
          <table:table-cell/>
          <table:table-cell office:value-type="string" calcext:value-type="string">
            <text:p>Syane</text:p>
          </table:table-cell>
          <table:table-cell/>
          <table:table-cell table:formula="of:=LEN([.F168])" office:value-type="float" office:value="3" calcext:value-type="float">
            <text:p>3</text:p>
          </table:table-cell>
          <table:table-cell table:style-name="ce29" table:formula="of:=&quot;INSERT INTO &quot; &amp; [.D168] &amp; &quot; VALUES ('&quot; &amp; [.F168] &amp; &quot;', '&quot; &amp;[.G168]&amp;&quot;');&quot;" office:value-type="string" office:string-value="INSERT INTO L_POSITION_FONCTION VALUES ('CON', 'CONNECTEUR');" calcext:value-type="string">
            <text:p>INSERT INTO L_POSITION_FONCTION VALUES ('CON', 'CONNECTEUR');</text:p>
          </table:table-cell>
          <table:table-cell table:number-columns-repeated="5"/>
          <table:table-cell table:style-name="ce248" office:value-type="string" calcext:value-type="string">
            <text:p>CTRL_POSITION_FONCTION</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FONCTION</text:p>
          </table:table-cell>
          <table:table-cell table:style-name="ce3" office:value-type="float" office:value="2" calcext:value-type="float">
            <text:p>2</text:p>
          </table:table-cell>
          <table:table-cell table:style-name="ce44" office:value-type="string" calcext:value-type="string">
            <text:p>EPI</text:p>
          </table:table-cell>
          <table:table-cell table:style-name="ce3" office:value-type="string" calcext:value-type="string">
            <text:p>EPISSURE</text:p>
          </table:table-cell>
          <table:table-cell table:style-name="ce3"/>
          <table:table-cell/>
          <table:table-cell office:value-type="string" calcext:value-type="string">
            <text:p>Syane</text:p>
          </table:table-cell>
          <table:table-cell/>
          <table:table-cell table:formula="of:=LEN([.F169])" office:value-type="float" office:value="3" calcext:value-type="float">
            <text:p>3</text:p>
          </table:table-cell>
          <table:table-cell table:style-name="ce29" table:formula="of:=&quot;INSERT INTO &quot; &amp; [.D169] &amp; &quot; VALUES ('&quot; &amp; [.F169] &amp; &quot;', '&quot; &amp;[.G169]&amp;&quot;');&quot;" office:value-type="string" office:string-value="INSERT INTO L_POSITION_FONCTION VALUES ('EPI', 'EPISSURE');" calcext:value-type="string">
            <text:p>INSERT INTO L_POSITION_FONCTION VALUES ('EPI', 'EPISSURE');</text:p>
          </table:table-cell>
          <table:table-cell table:number-columns-repeated="5"/>
          <table:table-cell table:style-name="ce248" office:value-type="string" calcext:value-type="string">
            <text:p>CTRL_POSITION_FONCTION</text:p>
          </table:table-cell>
          <table:table-cell table:style-name="ce3" office:value-type="float" office:value="2" calcext:value-type="float">
            <text:p>2</text:p>
          </table:table-cell>
          <table:table-cell table:number-columns-repeated="1003"/>
        </table:table-row>
        <table:table-row table:style-name="ro7">
          <table:table-cell/>
          <table:table-cell office:value-type="string" calcext:value-type="string">
            <text:p>Eddy ? Suffisant pour gérer pigtail ?</text:p>
          </table:table-cell>
          <table:table-cell/>
          <table:table-cell table:style-name="ce14" office:value-type="string" calcext:value-type="string">
            <text:p>L_POSITION_FONCTION</text:p>
          </table:table-cell>
          <table:table-cell table:style-name="ce3" office:value-type="float" office:value="3" calcext:value-type="float">
            <text:p>3</text:p>
          </table:table-cell>
          <table:table-cell table:style-name="ce44" office:value-type="string" calcext:value-type="string">
            <text:p>PIG</text:p>
          </table:table-cell>
          <table:table-cell table:style-name="ce3" office:value-type="string" calcext:value-type="string">
            <text:p>PIGTAIL</text:p>
          </table:table-cell>
          <table:table-cell table:style-name="ce3"/>
          <table:table-cell/>
          <table:table-cell office:value-type="string" calcext:value-type="string">
            <text:p>Syane</text:p>
          </table:table-cell>
          <table:table-cell/>
          <table:table-cell table:formula="of:=LEN([.F170])" office:value-type="float" office:value="3" calcext:value-type="float">
            <text:p>3</text:p>
          </table:table-cell>
          <table:table-cell table:style-name="ce29" table:formula="of:=&quot;INSERT INTO &quot; &amp; [.D170] &amp; &quot; VALUES ('&quot; &amp; [.F170] &amp; &quot;', '&quot; &amp;[.G170]&amp;&quot;');&quot;" office:value-type="string" office:string-value="INSERT INTO L_POSITION_FONCTION VALUES ('PIG', 'PIGTAIL');" calcext:value-type="string">
            <text:p>INSERT INTO L_POSITION_FONCTION VALUES ('PIG', 'PIGTAIL');</text:p>
          </table:table-cell>
          <table:table-cell table:number-columns-repeated="5"/>
          <table:table-cell table:style-name="ce248" office:value-type="string" calcext:value-type="string">
            <text:p>CTRL_POSITION_FONCTION</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FONCTION</text:p>
          </table:table-cell>
          <table:table-cell table:style-name="ce3" office:value-type="float" office:value="4" calcext:value-type="float">
            <text:p>4</text:p>
          </table:table-cell>
          <table:table-cell table:style-name="ce44" office:value-type="string" calcext:value-type="string">
            <text:p>ATT</text:p>
          </table:table-cell>
          <table:table-cell table:style-name="ce3" office:value-type="string" calcext:value-type="string">
            <text:p>ATTENTE</text:p>
          </table:table-cell>
          <table:table-cell table:style-name="ce3"/>
          <table:table-cell/>
          <table:table-cell office:value-type="string" calcext:value-type="string">
            <text:p>Syane</text:p>
          </table:table-cell>
          <table:table-cell/>
          <table:table-cell table:formula="of:=LEN([.F171])" office:value-type="float" office:value="3" calcext:value-type="float">
            <text:p>3</text:p>
          </table:table-cell>
          <table:table-cell table:style-name="ce29" table:formula="of:=&quot;INSERT INTO &quot; &amp; [.D171] &amp; &quot; VALUES ('&quot; &amp; [.F171] &amp; &quot;', '&quot; &amp;[.G171]&amp;&quot;');&quot;" office:value-type="string" office:string-value="INSERT INTO L_POSITION_FONCTION VALUES ('ATT', 'ATTENTE');" calcext:value-type="string">
            <text:p>INSERT INTO L_POSITION_FONCTION VALUES ('ATT', 'ATTENTE');</text:p>
          </table:table-cell>
          <table:table-cell table:number-columns-repeated="5"/>
          <table:table-cell table:style-name="ce248" office:value-type="string" calcext:value-type="string">
            <text:p>CTRL_POSITION_FONCTION</text:p>
          </table:table-cell>
          <table:table-cell table:style-name="ce3" office:value-type="float" office:value="4" calcext:value-type="float">
            <text:p>4</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FONCTION</text:p>
          </table:table-cell>
          <table:table-cell table:style-name="ce3" office:value-type="float" office:value="5" calcext:value-type="float">
            <text:p>5</text:p>
          </table:table-cell>
          <table:table-cell table:style-name="ce44" office:value-type="string" calcext:value-type="string">
            <text:p>PAS</text:p>
          </table:table-cell>
          <table:table-cell table:style-name="ce3" office:value-type="string" calcext:value-type="string">
            <text:p>PASSAGE</text:p>
          </table:table-cell>
          <table:table-cell table:style-name="ce3"/>
          <table:table-cell/>
          <table:table-cell office:value-type="string" calcext:value-type="string">
            <text:p>Syane</text:p>
          </table:table-cell>
          <table:table-cell/>
          <table:table-cell table:formula="of:=LEN([.F172])" office:value-type="float" office:value="3" calcext:value-type="float">
            <text:p>3</text:p>
          </table:table-cell>
          <table:table-cell table:style-name="ce29" table:formula="of:=&quot;INSERT INTO &quot; &amp; [.D172] &amp; &quot; VALUES ('&quot; &amp; [.F172] &amp; &quot;', '&quot; &amp;[.G172]&amp;&quot;');&quot;" office:value-type="string" office:string-value="INSERT INTO L_POSITION_FONCTION VALUES ('PAS', 'PASSAGE');" calcext:value-type="string">
            <text:p>INSERT INTO L_POSITION_FONCTION VALUES ('PAS', 'PASSAGE');</text:p>
          </table:table-cell>
          <table:table-cell table:number-columns-repeated="5"/>
          <table:table-cell table:style-name="ce248" office:value-type="string" calcext:value-type="string">
            <text:p>CTRL_POSITION_FONCTION</text:p>
          </table:table-cell>
          <table:table-cell table:style-name="ce3" office:value-type="float" office:value="5" calcext:value-type="float">
            <text:p>5</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FONCTION</text:p>
          </table:table-cell>
          <table:table-cell table:style-name="ce3" office:value-type="float" office:value="6" calcext:value-type="float">
            <text:p>6</text:p>
          </table:table-cell>
          <table:table-cell table:style-name="ce44" office:value-type="string" calcext:value-type="string">
            <text:p>JCD</text:p>
          </table:table-cell>
          <table:table-cell table:style-name="ce3" office:value-type="string" calcext:value-type="string">
            <text:p>EPISSURE-JCD</text:p>
          </table:table-cell>
          <table:table-cell table:style-name="ce3"/>
          <table:table-cell/>
          <table:table-cell office:value-type="string" calcext:value-type="string">
            <text:p>Syane</text:p>
          </table:table-cell>
          <table:table-cell/>
          <table:table-cell table:formula="of:=LEN([.F173])" office:value-type="float" office:value="3" calcext:value-type="float">
            <text:p>3</text:p>
          </table:table-cell>
          <table:table-cell table:style-name="ce29" table:formula="of:=&quot;INSERT INTO &quot; &amp; [.D173] &amp; &quot; VALUES ('&quot; &amp; [.F173] &amp; &quot;', '&quot; &amp;[.G173]&amp;&quot;');&quot;" office:value-type="string" office:string-value="INSERT INTO L_POSITION_FONCTION VALUES ('JCD', 'EPISSURE-JCD');" calcext:value-type="string">
            <text:p>INSERT INTO L_POSITION_FONCTION VALUES ('JCD', 'EPISSURE-JCD');</text:p>
          </table:table-cell>
          <table:table-cell table:number-columns-repeated="5"/>
          <table:table-cell table:style-name="ce248" office:value-type="string" calcext:value-type="string">
            <text:p>CTRL_POSITION_FONCTION</text:p>
          </table:table-cell>
          <table:table-cell table:style-name="ce3" office:value-type="float" office:value="6" calcext:value-type="float">
            <text:p>6</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FONCTION</text:p>
          </table:table-cell>
          <table:table-cell table:style-name="ce3" office:value-type="float" office:value="7" calcext:value-type="float">
            <text:p>7</text:p>
          </table:table-cell>
          <table:table-cell table:style-name="ce44" office:value-type="string" calcext:value-type="string">
            <text:p>HDS</text:p>
          </table:table-cell>
          <table:table-cell table:style-name="ce3" office:value-type="string" calcext:value-type="string">
            <text:p>EPISSURE-HDS</text:p>
          </table:table-cell>
          <table:table-cell table:style-name="ce3"/>
          <table:table-cell/>
          <table:table-cell office:value-type="string" calcext:value-type="string">
            <text:p>Syane</text:p>
          </table:table-cell>
          <table:table-cell/>
          <table:table-cell table:formula="of:=LEN([.F174])" office:value-type="float" office:value="3" calcext:value-type="float">
            <text:p>3</text:p>
          </table:table-cell>
          <table:table-cell table:style-name="ce29" table:formula="of:=&quot;INSERT INTO &quot; &amp; [.D174] &amp; &quot; VALUES ('&quot; &amp; [.F174] &amp; &quot;', '&quot; &amp;[.G174]&amp;&quot;');&quot;" office:value-type="string" office:string-value="INSERT INTO L_POSITION_FONCTION VALUES ('HDS', 'EPISSURE-HDS');" calcext:value-type="string">
            <text:p>INSERT INTO L_POSITION_FONCTION VALUES ('HDS', 'EPISSURE-HDS');</text:p>
          </table:table-cell>
          <table:table-cell table:number-columns-repeated="5"/>
          <table:table-cell table:style-name="ce248" office:value-type="string" calcext:value-type="string">
            <text:p>CTRL_POSITION_FONCTION</text:p>
          </table:table-cell>
          <table:table-cell table:style-name="ce3" office:value-type="float" office:value="7" calcext:value-type="float">
            <text:p>7</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TYPE</text:p>
          </table:table-cell>
          <table:table-cell table:style-name="ce3" office:value-type="float" office:value="1" calcext:value-type="float">
            <text:p>1</text:p>
          </table:table-cell>
          <table:table-cell table:number-columns-repeated="2" table:style-name="ce3" office:value-type="string" calcext:value-type="string">
            <text:p>SC</text:p>
          </table:table-cell>
          <table:table-cell table:style-name="ce3" office:value-type="string" calcext:value-type="string">
            <text:p>CONNECTEUR</text:p>
          </table:table-cell>
          <table:table-cell/>
          <table:table-cell office:value-type="string" calcext:value-type="string">
            <text:p>Syane</text:p>
          </table:table-cell>
          <table:table-cell/>
          <table:table-cell table:formula="of:=LEN([.F175])" office:value-type="float" office:value="2" calcext:value-type="float">
            <text:p>2</text:p>
          </table:table-cell>
          <table:table-cell table:style-name="ce29" table:formula="of:=&quot;INSERT INTO &quot; &amp; [.D175] &amp; &quot; VALUES ('&quot; &amp; [.F175] &amp; &quot;', '&quot; &amp;[.G175]&amp;&quot;');&quot;" office:value-type="string" office:string-value="INSERT INTO L_POSITION_TYPE VALUES ('SC', 'SC');" calcext:value-type="string">
            <text:p>INSERT INTO L_POSITION_TYPE VALUES ('SC', 'SC');</text:p>
          </table:table-cell>
          <table:table-cell table:number-columns-repeated="5"/>
          <table:table-cell table:style-name="ce248" office:value-type="string" calcext:value-type="string">
            <text:p>CTRL_POSITION_TYPE</text:p>
          </table:table-cell>
          <table:table-cell table:style-name="ce3" office:value-type="float" office:value="1" calcext:value-type="float">
            <text:p>1</text:p>
          </table:table-cell>
          <table:table-cell table:number-columns-repeated="2"/>
          <table:table-cell table:style-name="ce38" table:number-columns-repeated="1001"/>
        </table:table-row>
        <table:table-row table:style-name="ro1">
          <table:table-cell/>
          <table:table-cell office:value-type="string" calcext:value-type="string">
            <text:p>Eddy ?</text:p>
          </table:table-cell>
          <table:table-cell/>
          <table:table-cell table:style-name="ce14" office:value-type="string" calcext:value-type="string">
            <text:p>L_POSITION_TYPE</text:p>
          </table:table-cell>
          <table:table-cell table:style-name="ce3" office:value-type="float" office:value="2" calcext:value-type="float">
            <text:p>2</text:p>
          </table:table-cell>
          <table:table-cell table:number-columns-repeated="2" table:style-name="ce3" office:value-type="string" calcext:value-type="string">
            <text:p>EC</text:p>
          </table:table-cell>
          <table:table-cell table:style-name="ce3" office:value-type="string" calcext:value-type="string">
            <text:p>CONNECTEUR</text:p>
          </table:table-cell>
          <table:table-cell/>
          <table:table-cell office:value-type="string" calcext:value-type="string">
            <text:p>Syane</text:p>
          </table:table-cell>
          <table:table-cell/>
          <table:table-cell table:formula="of:=LEN([.F176])" office:value-type="float" office:value="2" calcext:value-type="float">
            <text:p>2</text:p>
          </table:table-cell>
          <table:table-cell table:style-name="ce29" table:formula="of:=&quot;INSERT INTO &quot; &amp; [.D176] &amp; &quot; VALUES ('&quot; &amp; [.F176] &amp; &quot;', '&quot; &amp;[.G176]&amp;&quot;');&quot;" office:value-type="string" office:string-value="INSERT INTO L_POSITION_TYPE VALUES ('EC', 'EC');" calcext:value-type="string">
            <text:p>INSERT INTO L_POSITION_TYPE VALUES ('EC', 'EC');</text:p>
          </table:table-cell>
          <table:table-cell table:number-columns-repeated="5"/>
          <table:table-cell table:style-name="ce248" office:value-type="string" calcext:value-type="string">
            <text:p>CTRL_POSITION_TYPE</text:p>
          </table:table-cell>
          <table:table-cell table:style-name="ce3" office:value-type="float" office:value="2" calcext:value-type="float">
            <text:p>2</text:p>
          </table:table-cell>
          <table:table-cell table:number-columns-repeated="2"/>
          <table:table-cell table:style-name="ce38" table:number-columns-repeated="1001"/>
        </table:table-row>
        <table:table-row table:style-name="ro1">
          <table:table-cell/>
          <table:table-cell office:value-type="string" calcext:value-type="string">
            <text:p>Eddy ?</text:p>
          </table:table-cell>
          <table:table-cell/>
          <table:table-cell table:style-name="ce14" office:value-type="string" calcext:value-type="string">
            <text:p>L_POSITION_TYPE</text:p>
          </table:table-cell>
          <table:table-cell table:style-name="ce3" office:value-type="float" office:value="3" calcext:value-type="float">
            <text:p>3</text:p>
          </table:table-cell>
          <table:table-cell table:number-columns-repeated="2" table:style-name="ce3" office:value-type="string" calcext:value-type="string">
            <text:p>FC</text:p>
          </table:table-cell>
          <table:table-cell table:style-name="ce3" office:value-type="string" calcext:value-type="string">
            <text:p>CONNECTEUR</text:p>
          </table:table-cell>
          <table:table-cell/>
          <table:table-cell office:value-type="string" calcext:value-type="string">
            <text:p>Syane</text:p>
          </table:table-cell>
          <table:table-cell/>
          <table:table-cell table:formula="of:=LEN([.F177])" office:value-type="float" office:value="2" calcext:value-type="float">
            <text:p>2</text:p>
          </table:table-cell>
          <table:table-cell table:style-name="ce29" table:formula="of:=&quot;INSERT INTO &quot; &amp; [.D177] &amp; &quot; VALUES ('&quot; &amp; [.F177] &amp; &quot;', '&quot; &amp;[.G177]&amp;&quot;');&quot;" office:value-type="string" office:string-value="INSERT INTO L_POSITION_TYPE VALUES ('FC', 'FC');" calcext:value-type="string">
            <text:p>INSERT INTO L_POSITION_TYPE VALUES ('FC', 'FC');</text:p>
          </table:table-cell>
          <table:table-cell table:number-columns-repeated="5"/>
          <table:table-cell table:style-name="ce248" office:value-type="string" calcext:value-type="string">
            <text:p>CTRL_POSITION_TYPE</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TYPE</text:p>
          </table:table-cell>
          <table:table-cell table:style-name="ce3" office:value-type="float" office:value="4" calcext:value-type="float">
            <text:p>4</text:p>
          </table:table-cell>
          <table:table-cell table:number-columns-repeated="2" table:style-name="ce3" office:value-type="string" calcext:value-type="string">
            <text:p>FUSION</text:p>
          </table:table-cell>
          <table:table-cell table:style-name="ce3" office:value-type="string" calcext:value-type="string">
            <text:p>SOUDURE</text:p>
          </table:table-cell>
          <table:table-cell/>
          <table:table-cell office:value-type="string" calcext:value-type="string">
            <text:p>Syane</text:p>
          </table:table-cell>
          <table:table-cell/>
          <table:table-cell table:formula="of:=LEN([.F178])" office:value-type="float" office:value="6" calcext:value-type="float">
            <text:p>6</text:p>
          </table:table-cell>
          <table:table-cell table:style-name="ce29" table:formula="of:=&quot;INSERT INTO &quot; &amp; [.D178] &amp; &quot; VALUES ('&quot; &amp; [.F178] &amp; &quot;', '&quot; &amp;[.G178]&amp;&quot;');&quot;" office:value-type="string" office:string-value="INSERT INTO L_POSITION_TYPE VALUES ('FUSION', 'FUSION');" calcext:value-type="string">
            <text:p>INSERT INTO L_POSITION_TYPE VALUES ('FUSION', 'FUSION');</text:p>
          </table:table-cell>
          <table:table-cell table:number-columns-repeated="5"/>
          <table:table-cell table:style-name="ce248" office:value-type="string" calcext:value-type="string">
            <text:p>CTRL_POSITION_TYPE</text:p>
          </table:table-cell>
          <table:table-cell table:style-name="ce3" office:value-type="float" office:value="4" calcext:value-type="float">
            <text:p>4</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TYPE</text:p>
          </table:table-cell>
          <table:table-cell table:style-name="ce3" office:value-type="float" office:value="5" calcext:value-type="float">
            <text:p>5</text:p>
          </table:table-cell>
          <table:table-cell table:number-columns-repeated="2" table:style-name="ce3" office:value-type="string" calcext:value-type="string">
            <text:p>MECANIQUE</text:p>
          </table:table-cell>
          <table:table-cell table:style-name="ce3" office:value-type="string" calcext:value-type="string">
            <text:p>SOUDURE</text:p>
          </table:table-cell>
          <table:table-cell/>
          <table:table-cell office:value-type="string" calcext:value-type="string">
            <text:p>Syane</text:p>
          </table:table-cell>
          <table:table-cell/>
          <table:table-cell table:formula="of:=LEN([.F179])" office:value-type="float" office:value="9" calcext:value-type="float">
            <text:p>9</text:p>
          </table:table-cell>
          <table:table-cell table:style-name="ce29" table:formula="of:=&quot;INSERT INTO &quot; &amp; [.D179] &amp; &quot; VALUES ('&quot; &amp; [.F179] &amp; &quot;', '&quot; &amp;[.G179]&amp;&quot;');&quot;" office:value-type="string" office:string-value="INSERT INTO L_POSITION_TYPE VALUES ('MECANIQUE', 'MECANIQUE');" calcext:value-type="string">
            <text:p>INSERT INTO L_POSITION_TYPE VALUES ('MECANIQUE', 'MECANIQUE');</text:p>
          </table:table-cell>
          <table:table-cell table:number-columns-repeated="5"/>
          <table:table-cell table:style-name="ce248" office:value-type="string" calcext:value-type="string">
            <text:p>CTRL_POSITION_TYPE</text:p>
          </table:table-cell>
          <table:table-cell table:style-name="ce3" office:value-type="float" office:value="5" calcext:value-type="float">
            <text:p>5</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TYPE</text:p>
          </table:table-cell>
          <table:table-cell table:style-name="ce3" office:value-type="float" office:value="6" calcext:value-type="float">
            <text:p>6</text:p>
          </table:table-cell>
          <table:table-cell table:number-columns-repeated="2" table:style-name="ce3" office:value-type="string" calcext:value-type="string">
            <text:p>LC</text:p>
          </table:table-cell>
          <table:table-cell table:style-name="ce3" office:value-type="string" calcext:value-type="string">
            <text:p>CONNECTEUR</text:p>
          </table:table-cell>
          <table:table-cell/>
          <table:table-cell office:value-type="string" calcext:value-type="string">
            <text:p>Syane</text:p>
          </table:table-cell>
          <table:table-cell/>
          <table:table-cell table:formula="of:=LEN([.F180])" office:value-type="float" office:value="2" calcext:value-type="float">
            <text:p>2</text:p>
          </table:table-cell>
          <table:table-cell table:style-name="ce29" table:formula="of:=&quot;INSERT INTO &quot; &amp; [.D180] &amp; &quot; VALUES ('&quot; &amp; [.F180] &amp; &quot;', '&quot; &amp;[.G180]&amp;&quot;');&quot;" office:value-type="string" office:string-value="INSERT INTO L_POSITION_TYPE VALUES ('LC', 'LC');" calcext:value-type="string">
            <text:p>INSERT INTO L_POSITION_TYPE VALUES ('LC', 'LC');</text:p>
          </table:table-cell>
          <table:table-cell table:number-columns-repeated="5"/>
          <table:table-cell table:style-name="ce248" office:value-type="string" calcext:value-type="string">
            <text:p>CTRL_POSITION_TYPE</text:p>
          </table:table-cell>
          <table:table-cell table:style-name="ce3" office:value-type="float" office:value="6" calcext:value-type="float">
            <text:p>6</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TYPE</text:p>
          </table:table-cell>
          <table:table-cell table:style-name="ce3" office:value-type="float" office:value="7" calcext:value-type="float">
            <text:p>7</text:p>
          </table:table-cell>
          <table:table-cell table:number-columns-repeated="2" table:style-name="ce3" office:value-type="string" calcext:value-type="string">
            <text:p>ST</text:p>
          </table:table-cell>
          <table:table-cell table:style-name="ce3" office:value-type="string" calcext:value-type="string">
            <text:p>CONNECTEUR</text:p>
          </table:table-cell>
          <table:table-cell/>
          <table:table-cell office:value-type="string" calcext:value-type="string">
            <text:p>Syane</text:p>
          </table:table-cell>
          <table:table-cell/>
          <table:table-cell table:formula="of:=LEN([.F181])" office:value-type="float" office:value="2" calcext:value-type="float">
            <text:p>2</text:p>
          </table:table-cell>
          <table:table-cell table:style-name="ce29" table:formula="of:=&quot;INSERT INTO &quot; &amp; [.D181] &amp; &quot; VALUES ('&quot; &amp; [.F181] &amp; &quot;', '&quot; &amp;[.G181]&amp;&quot;');&quot;" office:value-type="string" office:string-value="INSERT INTO L_POSITION_TYPE VALUES ('ST', 'ST');" calcext:value-type="string">
            <text:p>INSERT INTO L_POSITION_TYPE VALUES ('ST', 'ST');</text:p>
          </table:table-cell>
          <table:table-cell table:number-columns-repeated="5"/>
          <table:table-cell table:style-name="ce248" office:value-type="string" calcext:value-type="string">
            <text:p>CTRL_POSITION_TYPE</text:p>
          </table:table-cell>
          <table:table-cell table:style-name="ce3" office:value-type="float" office:value="7" calcext:value-type="float">
            <text:p>7</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POSITION_TYPE</text:p>
          </table:table-cell>
          <table:table-cell table:style-name="ce3" office:value-type="float" office:value="8" calcext:value-type="float">
            <text:p>8</text:p>
          </table:table-cell>
          <table:table-cell table:number-columns-repeated="2" table:style-name="ce3" office:value-type="string" calcext:value-type="string">
            <text:p>SCAPC</text:p>
          </table:table-cell>
          <table:table-cell table:style-name="ce3" office:value-type="string" calcext:value-type="string">
            <text:p>CONNECTEUR</text:p>
          </table:table-cell>
          <table:table-cell/>
          <table:table-cell office:value-type="string" calcext:value-type="string">
            <text:p>Syane</text:p>
          </table:table-cell>
          <table:table-cell/>
          <table:table-cell table:formula="of:=LEN([.F182])" office:value-type="float" office:value="5" calcext:value-type="float">
            <text:p>5</text:p>
          </table:table-cell>
          <table:table-cell table:style-name="ce29" table:formula="of:=&quot;INSERT INTO &quot; &amp; [.D182] &amp; &quot; VALUES ('&quot; &amp; [.F182] &amp; &quot;', '&quot; &amp;[.G182]&amp;&quot;');&quot;" office:value-type="string" office:string-value="INSERT INTO L_POSITION_TYPE VALUES ('SCAPC', 'SCAPC');" calcext:value-type="string">
            <text:p>INSERT INTO L_POSITION_TYPE VALUES ('SCAPC', 'SCAPC');</text:p>
          </table:table-cell>
          <table:table-cell table:number-columns-repeated="5"/>
          <table:table-cell table:style-name="ce248" office:value-type="string" calcext:value-type="string">
            <text:p>CTRL_POSITION_TYPE</text:p>
          </table:table-cell>
          <table:table-cell table:style-name="ce3" office:value-type="float" office:value="8" calcext:value-type="float">
            <text:p>8</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12" calcext:value-type="float">
            <text:p>12</text:p>
          </table:table-cell>
          <table:table-cell table:number-columns-repeated="2" table:style-name="ce218" office:value-type="string" calcext:value-type="string">
            <text:p>J2C</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83])" office:value-type="string" office:string-value="J2C" calcext:value-type="string">
            <text:p>J2C</text:p>
          </table:table-cell>
          <table:table-cell table:formula="of:=LEN([.F183])" office:value-type="float" office:value="3" calcext:value-type="float">
            <text:p>3</text:p>
          </table:table-cell>
          <table:table-cell table:style-name="ce29" table:formula="of:=&quot;INSERT INTO &quot; &amp; [.D183] &amp; &quot; VALUES ('&quot; &amp; [.F183] &amp; &quot;', '&quot; &amp;[.G183]&amp;&quot;');&quot;" office:value-type="string" office:string-value="INSERT INTO L_PTECH_TYPE VALUES ('J2C', 'J2C');" calcext:value-type="string">
            <text:p>INSERT INTO L_PTECH_TYPE VALUES ('J2C', 'J2C');</text:p>
          </table:table-cell>
          <table:table-cell table:number-columns-repeated="2"/>
          <table:table-cell table:style-name="ce218" office:value-type="string" calcext:value-type="string">
            <text:p>ChambreType</text:p>
          </table:table-cell>
          <table:table-cell table:style-name="ce218" office:value-type="float" office:value="12" calcext:value-type="float">
            <text:p>12</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13" calcext:value-type="float">
            <text:p>13</text:p>
          </table:table-cell>
          <table:table-cell table:number-columns-repeated="2" table:style-name="ce218" office:value-type="string" calcext:value-type="string">
            <text:p>J2C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84])" office:value-type="string" office:string-value="J2CR" calcext:value-type="string">
            <text:p>J2CR</text:p>
          </table:table-cell>
          <table:table-cell table:formula="of:=LEN([.F184])" office:value-type="float" office:value="4" calcext:value-type="float">
            <text:p>4</text:p>
          </table:table-cell>
          <table:table-cell table:style-name="ce29" table:formula="of:=&quot;INSERT INTO &quot; &amp; [.D184] &amp; &quot; VALUES ('&quot; &amp; [.F184] &amp; &quot;', '&quot; &amp;[.G184]&amp;&quot;');&quot;" office:value-type="string" office:string-value="INSERT INTO L_PTECH_TYPE VALUES ('J2CR', 'J2CR');" calcext:value-type="string">
            <text:p>INSERT INTO L_PTECH_TYPE VALUES ('J2CR', 'J2CR');</text:p>
          </table:table-cell>
          <table:table-cell table:number-columns-repeated="2"/>
          <table:table-cell table:style-name="ce218" office:value-type="string" calcext:value-type="string">
            <text:p>ChambreType</text:p>
          </table:table-cell>
          <table:table-cell table:style-name="ce218" office:value-type="float" office:value="13" calcext:value-type="float">
            <text:p>13</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14" calcext:value-type="float">
            <text:p>14</text:p>
          </table:table-cell>
          <table:table-cell table:number-columns-repeated="2" table:style-name="ce218" office:value-type="string" calcext:value-type="string">
            <text:p>K1C</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85])" office:value-type="string" office:string-value="K1C" calcext:value-type="string">
            <text:p>K1C</text:p>
          </table:table-cell>
          <table:table-cell table:formula="of:=LEN([.F185])" office:value-type="float" office:value="3" calcext:value-type="float">
            <text:p>3</text:p>
          </table:table-cell>
          <table:table-cell table:style-name="ce29" table:formula="of:=&quot;INSERT INTO &quot; &amp; [.D185] &amp; &quot; VALUES ('&quot; &amp; [.F185] &amp; &quot;', '&quot; &amp;[.G185]&amp;&quot;');&quot;" office:value-type="string" office:string-value="INSERT INTO L_PTECH_TYPE VALUES ('K1C', 'K1C');" calcext:value-type="string">
            <text:p>INSERT INTO L_PTECH_TYPE VALUES ('K1C', 'K1C');</text:p>
          </table:table-cell>
          <table:table-cell table:number-columns-repeated="2"/>
          <table:table-cell table:style-name="ce218" office:value-type="string" calcext:value-type="string">
            <text:p>ChambreType</text:p>
          </table:table-cell>
          <table:table-cell table:style-name="ce218" office:value-type="float" office:value="14" calcext:value-type="float">
            <text:p>14</text:p>
          </table:table-cell>
          <table:table-cell/>
          <table:table-cell table:style-name="ce248" office:value-type="string" calcext:value-type="string">
            <text:p>CTRL_CHAMBRE_TYPE</text:p>
          </table:table-cell>
          <table:table-cell table:style-name="ce3" office:value-type="float" office:value="5" calcext:value-type="float">
            <text:p>5</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15" calcext:value-type="float">
            <text:p>15</text:p>
          </table:table-cell>
          <table:table-cell table:number-columns-repeated="2" table:style-name="ce218" office:value-type="string" calcext:value-type="string">
            <text:p>K1C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86])" office:value-type="string" office:string-value="K1CR" calcext:value-type="string">
            <text:p>K1CR</text:p>
          </table:table-cell>
          <table:table-cell table:formula="of:=LEN([.F186])" office:value-type="float" office:value="4" calcext:value-type="float">
            <text:p>4</text:p>
          </table:table-cell>
          <table:table-cell table:style-name="ce29" table:formula="of:=&quot;INSERT INTO &quot; &amp; [.D186] &amp; &quot; VALUES ('&quot; &amp; [.F186] &amp; &quot;', '&quot; &amp;[.G186]&amp;&quot;');&quot;" office:value-type="string" office:string-value="INSERT INTO L_PTECH_TYPE VALUES ('K1CR', 'K1CR');" calcext:value-type="string">
            <text:p>INSERT INTO L_PTECH_TYPE VALUES ('K1CR', 'K1CR');</text:p>
          </table:table-cell>
          <table:table-cell table:number-columns-repeated="2"/>
          <table:table-cell table:style-name="ce218" office:value-type="string" calcext:value-type="string">
            <text:p>ChambreType</text:p>
          </table:table-cell>
          <table:table-cell table:style-name="ce218" office:value-type="float" office:value="15" calcext:value-type="float">
            <text:p>15</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16" calcext:value-type="float">
            <text:p>16</text:p>
          </table:table-cell>
          <table:table-cell table:number-columns-repeated="2" table:style-name="ce218" office:value-type="string" calcext:value-type="string">
            <text:p>K2C</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87])" office:value-type="string" office:string-value="K2C" calcext:value-type="string">
            <text:p>K2C</text:p>
          </table:table-cell>
          <table:table-cell table:formula="of:=LEN([.F187])" office:value-type="float" office:value="3" calcext:value-type="float">
            <text:p>3</text:p>
          </table:table-cell>
          <table:table-cell table:style-name="ce29" table:formula="of:=&quot;INSERT INTO &quot; &amp; [.D187] &amp; &quot; VALUES ('&quot; &amp; [.F187] &amp; &quot;', '&quot; &amp;[.G187]&amp;&quot;');&quot;" office:value-type="string" office:string-value="INSERT INTO L_PTECH_TYPE VALUES ('K2C', 'K2C');" calcext:value-type="string">
            <text:p>INSERT INTO L_PTECH_TYPE VALUES ('K2C', 'K2C');</text:p>
          </table:table-cell>
          <table:table-cell table:number-columns-repeated="2"/>
          <table:table-cell table:style-name="ce218" office:value-type="string" calcext:value-type="string">
            <text:p>ChambreType</text:p>
          </table:table-cell>
          <table:table-cell table:style-name="ce218" office:value-type="float" office:value="16" calcext:value-type="float">
            <text:p>16</text:p>
          </table:table-cell>
          <table:table-cell/>
          <table:table-cell table:style-name="ce248" office:value-type="string" calcext:value-type="string">
            <text:p>CTRL_CHAMBRE_TYPE</text:p>
          </table:table-cell>
          <table:table-cell table:style-name="ce3" office:value-type="float" office:value="6" calcext:value-type="float">
            <text:p>6</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17" calcext:value-type="float">
            <text:p>17</text:p>
          </table:table-cell>
          <table:table-cell table:number-columns-repeated="2" table:style-name="ce218" office:value-type="string" calcext:value-type="string">
            <text:p>K2C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88])" office:value-type="string" office:string-value="K2CR" calcext:value-type="string">
            <text:p>K2CR</text:p>
          </table:table-cell>
          <table:table-cell table:formula="of:=LEN([.F188])" office:value-type="float" office:value="4" calcext:value-type="float">
            <text:p>4</text:p>
          </table:table-cell>
          <table:table-cell table:style-name="ce29" table:formula="of:=&quot;INSERT INTO &quot; &amp; [.D188] &amp; &quot; VALUES ('&quot; &amp; [.F188] &amp; &quot;', '&quot; &amp;[.G188]&amp;&quot;');&quot;" office:value-type="string" office:string-value="INSERT INTO L_PTECH_TYPE VALUES ('K2CR', 'K2CR');" calcext:value-type="string">
            <text:p>INSERT INTO L_PTECH_TYPE VALUES ('K2CR', 'K2CR');</text:p>
          </table:table-cell>
          <table:table-cell table:number-columns-repeated="2"/>
          <table:table-cell table:style-name="ce218" office:value-type="string" calcext:value-type="string">
            <text:p>ChambreType</text:p>
          </table:table-cell>
          <table:table-cell table:style-name="ce218" office:value-type="float" office:value="17" calcext:value-type="float">
            <text:p>17</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18" calcext:value-type="float">
            <text:p>18</text:p>
          </table:table-cell>
          <table:table-cell table:number-columns-repeated="2" table:style-name="ce218" office:value-type="string" calcext:value-type="string">
            <text:p>K3C</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89])" office:value-type="string" office:string-value="K3C" calcext:value-type="string">
            <text:p>K3C</text:p>
          </table:table-cell>
          <table:table-cell table:formula="of:=LEN([.F189])" office:value-type="float" office:value="3" calcext:value-type="float">
            <text:p>3</text:p>
          </table:table-cell>
          <table:table-cell table:style-name="ce29" table:formula="of:=&quot;INSERT INTO &quot; &amp; [.D189] &amp; &quot; VALUES ('&quot; &amp; [.F189] &amp; &quot;', '&quot; &amp;[.G189]&amp;&quot;');&quot;" office:value-type="string" office:string-value="INSERT INTO L_PTECH_TYPE VALUES ('K3C', 'K3C');" calcext:value-type="string">
            <text:p>INSERT INTO L_PTECH_TYPE VALUES ('K3C', 'K3C');</text:p>
          </table:table-cell>
          <table:table-cell table:number-columns-repeated="2"/>
          <table:table-cell table:style-name="ce218" office:value-type="string" calcext:value-type="string">
            <text:p>ChambreType</text:p>
          </table:table-cell>
          <table:table-cell table:style-name="ce218" office:value-type="float" office:value="18" calcext:value-type="float">
            <text:p>18</text:p>
          </table:table-cell>
          <table:table-cell/>
          <table:table-cell table:style-name="ce248" office:value-type="string" calcext:value-type="string">
            <text:p>CTRL_CHAMBRE_TYPE</text:p>
          </table:table-cell>
          <table:table-cell table:style-name="ce3" office:value-type="float" office:value="7" calcext:value-type="float">
            <text:p>7</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19" calcext:value-type="float">
            <text:p>19</text:p>
          </table:table-cell>
          <table:table-cell table:number-columns-repeated="2" table:style-name="ce218" office:value-type="string" calcext:value-type="string">
            <text:p>K3C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0])" office:value-type="string" office:string-value="K3CR" calcext:value-type="string">
            <text:p>K3CR</text:p>
          </table:table-cell>
          <table:table-cell table:formula="of:=LEN([.F190])" office:value-type="float" office:value="4" calcext:value-type="float">
            <text:p>4</text:p>
          </table:table-cell>
          <table:table-cell table:style-name="ce29" table:formula="of:=&quot;INSERT INTO &quot; &amp; [.D190] &amp; &quot; VALUES ('&quot; &amp; [.F190] &amp; &quot;', '&quot; &amp;[.G190]&amp;&quot;');&quot;" office:value-type="string" office:string-value="INSERT INTO L_PTECH_TYPE VALUES ('K3CR', 'K3CR');" calcext:value-type="string">
            <text:p>INSERT INTO L_PTECH_TYPE VALUES ('K3CR', 'K3CR');</text:p>
          </table:table-cell>
          <table:table-cell table:number-columns-repeated="2"/>
          <table:table-cell table:style-name="ce218" office:value-type="string" calcext:value-type="string">
            <text:p>ChambreType</text:p>
          </table:table-cell>
          <table:table-cell table:style-name="ce218" office:value-type="float" office:value="19" calcext:value-type="float">
            <text:p>19</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0" calcext:value-type="float">
            <text:p>20</text:p>
          </table:table-cell>
          <table:table-cell table:number-columns-repeated="2" table:style-name="ce218" office:value-type="string" calcext:value-type="string">
            <text:p>L0T</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1])" office:value-type="string" office:string-value="L0T" calcext:value-type="string">
            <text:p>L0T</text:p>
          </table:table-cell>
          <table:table-cell table:formula="of:=LEN([.F191])" office:value-type="float" office:value="3" calcext:value-type="float">
            <text:p>3</text:p>
          </table:table-cell>
          <table:table-cell table:style-name="ce29" table:formula="of:=&quot;INSERT INTO &quot; &amp; [.D191] &amp; &quot; VALUES ('&quot; &amp; [.F191] &amp; &quot;', '&quot; &amp;[.G191]&amp;&quot;');&quot;" office:value-type="string" office:string-value="INSERT INTO L_PTECH_TYPE VALUES ('L0T', 'L0T');" calcext:value-type="string">
            <text:p>INSERT INTO L_PTECH_TYPE VALUES ('L0T', 'L0T');</text:p>
          </table:table-cell>
          <table:table-cell table:number-columns-repeated="2"/>
          <table:table-cell table:style-name="ce218" office:value-type="string" calcext:value-type="string">
            <text:p>ChambreType</text:p>
          </table:table-cell>
          <table:table-cell table:style-name="ce218" office:value-type="float" office:value="20" calcext:value-type="float">
            <text:p>20</text:p>
          </table:table-cell>
          <table:table-cell/>
          <table:table-cell table:style-name="ce248" office:value-type="string" calcext:value-type="string">
            <text:p>CTRL_CHAMBRE_TYPE</text:p>
          </table:table-cell>
          <table:table-cell table:style-name="ce3" office:value-type="float" office:value="14" calcext:value-type="float">
            <text:p>14</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1" calcext:value-type="float">
            <text:p>21</text:p>
          </table:table-cell>
          <table:table-cell table:number-columns-repeated="2" table:style-name="ce218" office:value-type="string" calcext:value-type="string">
            <text:p>L0T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2])" office:value-type="string" office:string-value="L0TR" calcext:value-type="string">
            <text:p>L0TR</text:p>
          </table:table-cell>
          <table:table-cell table:formula="of:=LEN([.F192])" office:value-type="float" office:value="4" calcext:value-type="float">
            <text:p>4</text:p>
          </table:table-cell>
          <table:table-cell table:style-name="ce29" table:formula="of:=&quot;INSERT INTO &quot; &amp; [.D192] &amp; &quot; VALUES ('&quot; &amp; [.F192] &amp; &quot;', '&quot; &amp;[.G192]&amp;&quot;');&quot;" office:value-type="string" office:string-value="INSERT INTO L_PTECH_TYPE VALUES ('L0TR', 'L0TR');" calcext:value-type="string">
            <text:p>INSERT INTO L_PTECH_TYPE VALUES ('L0TR', 'L0TR');</text:p>
          </table:table-cell>
          <table:table-cell table:number-columns-repeated="2"/>
          <table:table-cell table:style-name="ce218" office:value-type="string" calcext:value-type="string">
            <text:p>ChambreType</text:p>
          </table:table-cell>
          <table:table-cell table:style-name="ce218" office:value-type="float" office:value="21" calcext:value-type="float">
            <text:p>21</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2" calcext:value-type="float">
            <text:p>22</text:p>
          </table:table-cell>
          <table:table-cell table:number-columns-repeated="2" table:style-name="ce218" office:value-type="string" calcext:value-type="string">
            <text:p>L1T</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3])" office:value-type="string" office:string-value="L1T" calcext:value-type="string">
            <text:p>L1T</text:p>
          </table:table-cell>
          <table:table-cell table:formula="of:=LEN([.F193])" office:value-type="float" office:value="3" calcext:value-type="float">
            <text:p>3</text:p>
          </table:table-cell>
          <table:table-cell table:style-name="ce29" table:formula="of:=&quot;INSERT INTO &quot; &amp; [.D193] &amp; &quot; VALUES ('&quot; &amp; [.F193] &amp; &quot;', '&quot; &amp;[.G193]&amp;&quot;');&quot;" office:value-type="string" office:string-value="INSERT INTO L_PTECH_TYPE VALUES ('L1T', 'L1T');" calcext:value-type="string">
            <text:p>INSERT INTO L_PTECH_TYPE VALUES ('L1T', 'L1T');</text:p>
          </table:table-cell>
          <table:table-cell table:number-columns-repeated="2"/>
          <table:table-cell table:style-name="ce218" office:value-type="string" calcext:value-type="string">
            <text:p>ChambreType</text:p>
          </table:table-cell>
          <table:table-cell table:style-name="ce218" office:value-type="float" office:value="22" calcext:value-type="float">
            <text:p>22</text:p>
          </table:table-cell>
          <table:table-cell/>
          <table:table-cell table:style-name="ce248" office:value-type="string" calcext:value-type="string">
            <text:p>CTRL_CHAMBRE_TYPE</text:p>
          </table:table-cell>
          <table:table-cell table:style-name="ce3" office:value-type="float" office:value="1" calcext:value-type="float">
            <text:p>1</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3" calcext:value-type="float">
            <text:p>23</text:p>
          </table:table-cell>
          <table:table-cell table:number-columns-repeated="2" table:style-name="ce218" office:value-type="string" calcext:value-type="string">
            <text:p>L1T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4])" office:value-type="string" office:string-value="L1TR" calcext:value-type="string">
            <text:p>L1TR</text:p>
          </table:table-cell>
          <table:table-cell table:formula="of:=LEN([.F194])" office:value-type="float" office:value="4" calcext:value-type="float">
            <text:p>4</text:p>
          </table:table-cell>
          <table:table-cell table:style-name="ce29" table:formula="of:=&quot;INSERT INTO &quot; &amp; [.D194] &amp; &quot; VALUES ('&quot; &amp; [.F194] &amp; &quot;', '&quot; &amp;[.G194]&amp;&quot;');&quot;" office:value-type="string" office:string-value="INSERT INTO L_PTECH_TYPE VALUES ('L1TR', 'L1TR');" calcext:value-type="string">
            <text:p>INSERT INTO L_PTECH_TYPE VALUES ('L1TR', 'L1TR');</text:p>
          </table:table-cell>
          <table:table-cell table:number-columns-repeated="2"/>
          <table:table-cell table:style-name="ce218" office:value-type="string" calcext:value-type="string">
            <text:p>ChambreType</text:p>
          </table:table-cell>
          <table:table-cell table:style-name="ce218" office:value-type="float" office:value="23" calcext:value-type="float">
            <text:p>23</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4" calcext:value-type="float">
            <text:p>24</text:p>
          </table:table-cell>
          <table:table-cell table:number-columns-repeated="2" table:style-name="ce218" office:value-type="string" calcext:value-type="string">
            <text:p>L2T</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5])" office:value-type="string" office:string-value="L2T" calcext:value-type="string">
            <text:p>L2T</text:p>
          </table:table-cell>
          <table:table-cell table:formula="of:=LEN([.F195])" office:value-type="float" office:value="3" calcext:value-type="float">
            <text:p>3</text:p>
          </table:table-cell>
          <table:table-cell table:style-name="ce29" table:formula="of:=&quot;INSERT INTO &quot; &amp; [.D195] &amp; &quot; VALUES ('&quot; &amp; [.F195] &amp; &quot;', '&quot; &amp;[.G195]&amp;&quot;');&quot;" office:value-type="string" office:string-value="INSERT INTO L_PTECH_TYPE VALUES ('L2T', 'L2T');" calcext:value-type="string">
            <text:p>INSERT INTO L_PTECH_TYPE VALUES ('L2T', 'L2T');</text:p>
          </table:table-cell>
          <table:table-cell table:number-columns-repeated="2"/>
          <table:table-cell table:style-name="ce218" office:value-type="string" calcext:value-type="string">
            <text:p>ChambreType</text:p>
          </table:table-cell>
          <table:table-cell table:style-name="ce218" office:value-type="float" office:value="24" calcext:value-type="float">
            <text:p>24</text:p>
          </table:table-cell>
          <table:table-cell/>
          <table:table-cell table:style-name="ce248" office:value-type="string" calcext:value-type="string">
            <text:p>CTRL_CHAMBRE_TYPE</text:p>
          </table:table-cell>
          <table:table-cell table:style-name="ce3" office:value-type="float" office:value="2" calcext:value-type="float">
            <text:p>2</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5" calcext:value-type="float">
            <text:p>25</text:p>
          </table:table-cell>
          <table:table-cell table:number-columns-repeated="2" table:style-name="ce218" office:value-type="string" calcext:value-type="string">
            <text:p>L2T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6])" office:value-type="string" office:string-value="L2TR" calcext:value-type="string">
            <text:p>L2TR</text:p>
          </table:table-cell>
          <table:table-cell table:formula="of:=LEN([.F196])" office:value-type="float" office:value="4" calcext:value-type="float">
            <text:p>4</text:p>
          </table:table-cell>
          <table:table-cell table:style-name="ce29" table:formula="of:=&quot;INSERT INTO &quot; &amp; [.D196] &amp; &quot; VALUES ('&quot; &amp; [.F196] &amp; &quot;', '&quot; &amp;[.G196]&amp;&quot;');&quot;" office:value-type="string" office:string-value="INSERT INTO L_PTECH_TYPE VALUES ('L2TR', 'L2TR');" calcext:value-type="string">
            <text:p>INSERT INTO L_PTECH_TYPE VALUES ('L2TR', 'L2TR');</text:p>
          </table:table-cell>
          <table:table-cell table:number-columns-repeated="2"/>
          <table:table-cell table:style-name="ce218" office:value-type="string" calcext:value-type="string">
            <text:p>ChambreType</text:p>
          </table:table-cell>
          <table:table-cell table:style-name="ce218" office:value-type="float" office:value="25" calcext:value-type="float">
            <text:p>25</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6" calcext:value-type="float">
            <text:p>26</text:p>
          </table:table-cell>
          <table:table-cell table:number-columns-repeated="2" table:style-name="ce218" office:value-type="string" calcext:value-type="string">
            <text:p>L3T</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7])" office:value-type="string" office:string-value="L3T" calcext:value-type="string">
            <text:p>L3T</text:p>
          </table:table-cell>
          <table:table-cell table:formula="of:=LEN([.F197])" office:value-type="float" office:value="3" calcext:value-type="float">
            <text:p>3</text:p>
          </table:table-cell>
          <table:table-cell table:style-name="ce29" table:formula="of:=&quot;INSERT INTO &quot; &amp; [.D197] &amp; &quot; VALUES ('&quot; &amp; [.F197] &amp; &quot;', '&quot; &amp;[.G197]&amp;&quot;');&quot;" office:value-type="string" office:string-value="INSERT INTO L_PTECH_TYPE VALUES ('L3T', 'L3T');" calcext:value-type="string">
            <text:p>INSERT INTO L_PTECH_TYPE VALUES ('L3T', 'L3T');</text:p>
          </table:table-cell>
          <table:table-cell table:number-columns-repeated="2"/>
          <table:table-cell table:style-name="ce218" office:value-type="string" calcext:value-type="string">
            <text:p>ChambreType</text:p>
          </table:table-cell>
          <table:table-cell table:style-name="ce218" office:value-type="float" office:value="26" calcext:value-type="float">
            <text:p>26</text:p>
          </table:table-cell>
          <table:table-cell/>
          <table:table-cell table:style-name="ce248" office:value-type="string" calcext:value-type="string">
            <text:p>CTRL_CHAMBRE_TYPE</text:p>
          </table:table-cell>
          <table:table-cell table:style-name="ce3" office:value-type="float" office:value="3" calcext:value-type="float">
            <text:p>3</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7" calcext:value-type="float">
            <text:p>27</text:p>
          </table:table-cell>
          <table:table-cell table:number-columns-repeated="2" table:style-name="ce218" office:value-type="string" calcext:value-type="string">
            <text:p>L3T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8])" office:value-type="string" office:string-value="L3TR" calcext:value-type="string">
            <text:p>L3TR</text:p>
          </table:table-cell>
          <table:table-cell table:formula="of:=LEN([.F198])" office:value-type="float" office:value="4" calcext:value-type="float">
            <text:p>4</text:p>
          </table:table-cell>
          <table:table-cell table:style-name="ce29" table:formula="of:=&quot;INSERT INTO &quot; &amp; [.D198] &amp; &quot; VALUES ('&quot; &amp; [.F198] &amp; &quot;', '&quot; &amp;[.G198]&amp;&quot;');&quot;" office:value-type="string" office:string-value="INSERT INTO L_PTECH_TYPE VALUES ('L3TR', 'L3TR');" calcext:value-type="string">
            <text:p>INSERT INTO L_PTECH_TYPE VALUES ('L3TR', 'L3TR');</text:p>
          </table:table-cell>
          <table:table-cell table:number-columns-repeated="2"/>
          <table:table-cell table:style-name="ce218" office:value-type="string" calcext:value-type="string">
            <text:p>ChambreType</text:p>
          </table:table-cell>
          <table:table-cell table:style-name="ce218" office:value-type="float" office:value="27" calcext:value-type="float">
            <text:p>27</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8" calcext:value-type="float">
            <text:p>28</text:p>
          </table:table-cell>
          <table:table-cell table:number-columns-repeated="2" table:style-name="ce218" office:value-type="string" calcext:value-type="string">
            <text:p>L4T</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199])" office:value-type="string" office:string-value="L4T" calcext:value-type="string">
            <text:p>L4T</text:p>
          </table:table-cell>
          <table:table-cell table:formula="of:=LEN([.F199])" office:value-type="float" office:value="3" calcext:value-type="float">
            <text:p>3</text:p>
          </table:table-cell>
          <table:table-cell table:style-name="ce29" table:formula="of:=&quot;INSERT INTO &quot; &amp; [.D199] &amp; &quot; VALUES ('&quot; &amp; [.F199] &amp; &quot;', '&quot; &amp;[.G199]&amp;&quot;');&quot;" office:value-type="string" office:string-value="INSERT INTO L_PTECH_TYPE VALUES ('L4T', 'L4T');" calcext:value-type="string">
            <text:p>INSERT INTO L_PTECH_TYPE VALUES ('L4T', 'L4T');</text:p>
          </table:table-cell>
          <table:table-cell table:number-columns-repeated="2"/>
          <table:table-cell table:style-name="ce218" office:value-type="string" calcext:value-type="string">
            <text:p>ChambreType</text:p>
          </table:table-cell>
          <table:table-cell table:style-name="ce218" office:value-type="float" office:value="28" calcext:value-type="float">
            <text:p>28</text:p>
          </table:table-cell>
          <table:table-cell/>
          <table:table-cell table:style-name="ce248" office:value-type="string" calcext:value-type="string">
            <text:p>CTRL_CHAMBRE_TYPE</text:p>
          </table:table-cell>
          <table:table-cell table:style-name="ce3" office:value-type="float" office:value="4" calcext:value-type="float">
            <text:p>4</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29" calcext:value-type="float">
            <text:p>29</text:p>
          </table:table-cell>
          <table:table-cell table:number-columns-repeated="2" table:style-name="ce218" office:value-type="string" calcext:value-type="string">
            <text:p>L4T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0])" office:value-type="string" office:string-value="L4TR" calcext:value-type="string">
            <text:p>L4TR</text:p>
          </table:table-cell>
          <table:table-cell table:formula="of:=LEN([.F200])" office:value-type="float" office:value="4" calcext:value-type="float">
            <text:p>4</text:p>
          </table:table-cell>
          <table:table-cell table:style-name="ce29" table:formula="of:=&quot;INSERT INTO &quot; &amp; [.D200] &amp; &quot; VALUES ('&quot; &amp; [.F200] &amp; &quot;', '&quot; &amp;[.G200]&amp;&quot;');&quot;" office:value-type="string" office:string-value="INSERT INTO L_PTECH_TYPE VALUES ('L4TR', 'L4TR');" calcext:value-type="string">
            <text:p>INSERT INTO L_PTECH_TYPE VALUES ('L4TR', 'L4TR');</text:p>
          </table:table-cell>
          <table:table-cell table:number-columns-repeated="2"/>
          <table:table-cell table:style-name="ce218" office:value-type="string" calcext:value-type="string">
            <text:p>ChambreType</text:p>
          </table:table-cell>
          <table:table-cell table:style-name="ce218" office:value-type="float" office:value="29" calcext:value-type="float">
            <text:p>29</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0" calcext:value-type="float">
            <text:p>30</text:p>
          </table:table-cell>
          <table:table-cell table:number-columns-repeated="2" table:style-name="ce218" office:value-type="string" calcext:value-type="string">
            <text:p>L5T</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1])" office:value-type="string" office:string-value="L5T" calcext:value-type="string">
            <text:p>L5T</text:p>
          </table:table-cell>
          <table:table-cell table:formula="of:=LEN([.F201])" office:value-type="float" office:value="3" calcext:value-type="float">
            <text:p>3</text:p>
          </table:table-cell>
          <table:table-cell table:style-name="ce29" table:formula="of:=&quot;INSERT INTO &quot; &amp; [.D201] &amp; &quot; VALUES ('&quot; &amp; [.F201] &amp; &quot;', '&quot; &amp;[.G201]&amp;&quot;');&quot;" office:value-type="string" office:string-value="INSERT INTO L_PTECH_TYPE VALUES ('L5T', 'L5T');" calcext:value-type="string">
            <text:p>INSERT INTO L_PTECH_TYPE VALUES ('L5T', 'L5T');</text:p>
          </table:table-cell>
          <table:table-cell table:number-columns-repeated="2"/>
          <table:table-cell table:style-name="ce218" office:value-type="string" calcext:value-type="string">
            <text:p>ChambreType</text:p>
          </table:table-cell>
          <table:table-cell table:style-name="ce218" office:value-type="float" office:value="30" calcext:value-type="float">
            <text:p>30</text:p>
          </table:table-cell>
          <table:table-cell/>
          <table:table-cell table:style-name="ce248" office:value-type="string" calcext:value-type="string">
            <text:p>CTRL_CHAMBRE_TYPE</text:p>
          </table:table-cell>
          <table:table-cell table:style-name="ce3" office:value-type="float" office:value="8" calcext:value-type="float">
            <text:p>8</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1" calcext:value-type="float">
            <text:p>31</text:p>
          </table:table-cell>
          <table:table-cell table:number-columns-repeated="2" table:style-name="ce218" office:value-type="string" calcext:value-type="string">
            <text:p>L5T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2])" office:value-type="string" office:string-value="L5TR" calcext:value-type="string">
            <text:p>L5TR</text:p>
          </table:table-cell>
          <table:table-cell table:formula="of:=LEN([.F202])" office:value-type="float" office:value="4" calcext:value-type="float">
            <text:p>4</text:p>
          </table:table-cell>
          <table:table-cell table:style-name="ce29" table:formula="of:=&quot;INSERT INTO &quot; &amp; [.D202] &amp; &quot; VALUES ('&quot; &amp; [.F202] &amp; &quot;', '&quot; &amp;[.G202]&amp;&quot;');&quot;" office:value-type="string" office:string-value="INSERT INTO L_PTECH_TYPE VALUES ('L5TR', 'L5TR');" calcext:value-type="string">
            <text:p>INSERT INTO L_PTECH_TYPE VALUES ('L5TR', 'L5TR');</text:p>
          </table:table-cell>
          <table:table-cell table:number-columns-repeated="2"/>
          <table:table-cell table:style-name="ce218" office:value-type="string" calcext:value-type="string">
            <text:p>ChambreType</text:p>
          </table:table-cell>
          <table:table-cell table:style-name="ce218" office:value-type="float" office:value="31" calcext:value-type="float">
            <text:p>31</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2" calcext:value-type="float">
            <text:p>32</text:p>
          </table:table-cell>
          <table:table-cell table:number-columns-repeated="2" table:style-name="ce218" office:value-type="string" calcext:value-type="string">
            <text:p>L6T</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3])" office:value-type="string" office:string-value="L6T" calcext:value-type="string">
            <text:p>L6T</text:p>
          </table:table-cell>
          <table:table-cell table:formula="of:=LEN([.F203])" office:value-type="float" office:value="3" calcext:value-type="float">
            <text:p>3</text:p>
          </table:table-cell>
          <table:table-cell table:style-name="ce29" table:formula="of:=&quot;INSERT INTO &quot; &amp; [.D203] &amp; &quot; VALUES ('&quot; &amp; [.F203] &amp; &quot;', '&quot; &amp;[.G203]&amp;&quot;');&quot;" office:value-type="string" office:string-value="INSERT INTO L_PTECH_TYPE VALUES ('L6T', 'L6T');" calcext:value-type="string">
            <text:p>INSERT INTO L_PTECH_TYPE VALUES ('L6T', 'L6T');</text:p>
          </table:table-cell>
          <table:table-cell table:number-columns-repeated="2"/>
          <table:table-cell table:style-name="ce218" office:value-type="string" calcext:value-type="string">
            <text:p>ChambreType</text:p>
          </table:table-cell>
          <table:table-cell table:style-name="ce218" office:value-type="float" office:value="32" calcext:value-type="float">
            <text:p>32</text:p>
          </table:table-cell>
          <table:table-cell/>
          <table:table-cell table:style-name="ce248" office:value-type="string" calcext:value-type="string">
            <text:p>CTRL_CHAMBRE_TYPE</text:p>
          </table:table-cell>
          <table:table-cell table:style-name="ce3" office:value-type="float" office:value="9" calcext:value-type="float">
            <text:p>9</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3" calcext:value-type="float">
            <text:p>33</text:p>
          </table:table-cell>
          <table:table-cell table:number-columns-repeated="2" table:style-name="ce218" office:value-type="string" calcext:value-type="string">
            <text:p>L6T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4])" office:value-type="string" office:string-value="L6TR" calcext:value-type="string">
            <text:p>L6TR</text:p>
          </table:table-cell>
          <table:table-cell table:formula="of:=LEN([.F204])" office:value-type="float" office:value="4" calcext:value-type="float">
            <text:p>4</text:p>
          </table:table-cell>
          <table:table-cell table:style-name="ce29" table:formula="of:=&quot;INSERT INTO &quot; &amp; [.D204] &amp; &quot; VALUES ('&quot; &amp; [.F204] &amp; &quot;', '&quot; &amp;[.G204]&amp;&quot;');&quot;" office:value-type="string" office:string-value="INSERT INTO L_PTECH_TYPE VALUES ('L6TR', 'L6TR');" calcext:value-type="string">
            <text:p>INSERT INTO L_PTECH_TYPE VALUES ('L6TR', 'L6TR');</text:p>
          </table:table-cell>
          <table:table-cell table:number-columns-repeated="2"/>
          <table:table-cell table:style-name="ce218" office:value-type="string" calcext:value-type="string">
            <text:p>ChambreType</text:p>
          </table:table-cell>
          <table:table-cell table:style-name="ce218" office:value-type="float" office:value="33" calcext:value-type="float">
            <text:p>33</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4" calcext:value-type="float">
            <text:p>34</text:p>
          </table:table-cell>
          <table:table-cell table:number-columns-repeated="2" table:style-name="ce218" office:value-type="string" calcext:value-type="string">
            <text:p>M1C</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5])" office:value-type="string" office:string-value="M1C" calcext:value-type="string">
            <text:p>M1C</text:p>
          </table:table-cell>
          <table:table-cell table:formula="of:=LEN([.F205])" office:value-type="float" office:value="3" calcext:value-type="float">
            <text:p>3</text:p>
          </table:table-cell>
          <table:table-cell table:style-name="ce29" table:formula="of:=&quot;INSERT INTO &quot; &amp; [.D205] &amp; &quot; VALUES ('&quot; &amp; [.F205] &amp; &quot;', '&quot; &amp;[.G205]&amp;&quot;');&quot;" office:value-type="string" office:string-value="INSERT INTO L_PTECH_TYPE VALUES ('M1C', 'M1C');" calcext:value-type="string">
            <text:p>INSERT INTO L_PTECH_TYPE VALUES ('M1C', 'M1C');</text:p>
          </table:table-cell>
          <table:table-cell table:number-columns-repeated="2"/>
          <table:table-cell table:style-name="ce218" office:value-type="string" calcext:value-type="string">
            <text:p>ChambreType</text:p>
          </table:table-cell>
          <table:table-cell table:style-name="ce218" office:value-type="float" office:value="34" calcext:value-type="float">
            <text:p>34</text:p>
          </table:table-cell>
          <table:table-cell/>
          <table:table-cell table:style-name="ce248" office:value-type="string" calcext:value-type="string">
            <text:p>CTRL_CHAMBRE_TYPE</text:p>
          </table:table-cell>
          <table:table-cell table:style-name="ce3" office:value-type="float" office:value="10" calcext:value-type="float">
            <text:p>10</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5" calcext:value-type="float">
            <text:p>35</text:p>
          </table:table-cell>
          <table:table-cell table:number-columns-repeated="2" table:style-name="ce218" office:value-type="string" calcext:value-type="string">
            <text:p>M1C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6])" office:value-type="string" office:string-value="M1CR" calcext:value-type="string">
            <text:p>M1CR</text:p>
          </table:table-cell>
          <table:table-cell table:formula="of:=LEN([.F206])" office:value-type="float" office:value="4" calcext:value-type="float">
            <text:p>4</text:p>
          </table:table-cell>
          <table:table-cell table:style-name="ce29" table:formula="of:=&quot;INSERT INTO &quot; &amp; [.D206] &amp; &quot; VALUES ('&quot; &amp; [.F206] &amp; &quot;', '&quot; &amp;[.G206]&amp;&quot;');&quot;" office:value-type="string" office:string-value="INSERT INTO L_PTECH_TYPE VALUES ('M1CR', 'M1CR');" calcext:value-type="string">
            <text:p>INSERT INTO L_PTECH_TYPE VALUES ('M1CR', 'M1CR');</text:p>
          </table:table-cell>
          <table:table-cell table:number-columns-repeated="2"/>
          <table:table-cell table:style-name="ce218" office:value-type="string" calcext:value-type="string">
            <text:p>ChambreType</text:p>
          </table:table-cell>
          <table:table-cell table:style-name="ce218" office:value-type="float" office:value="35" calcext:value-type="float">
            <text:p>35</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6" calcext:value-type="float">
            <text:p>36</text:p>
          </table:table-cell>
          <table:table-cell table:number-columns-repeated="2" table:style-name="ce218" office:value-type="string" calcext:value-type="string">
            <text:p>M2T</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7])" office:value-type="string" office:string-value="M2T" calcext:value-type="string">
            <text:p>M2T</text:p>
          </table:table-cell>
          <table:table-cell table:formula="of:=LEN([.F207])" office:value-type="float" office:value="3" calcext:value-type="float">
            <text:p>3</text:p>
          </table:table-cell>
          <table:table-cell table:style-name="ce29" table:formula="of:=&quot;INSERT INTO &quot; &amp; [.D207] &amp; &quot; VALUES ('&quot; &amp; [.F207] &amp; &quot;', '&quot; &amp;[.G207]&amp;&quot;');&quot;" office:value-type="string" office:string-value="INSERT INTO L_PTECH_TYPE VALUES ('M2T', 'M2T');" calcext:value-type="string">
            <text:p>INSERT INTO L_PTECH_TYPE VALUES ('M2T', 'M2T');</text:p>
          </table:table-cell>
          <table:table-cell table:number-columns-repeated="2"/>
          <table:table-cell table:style-name="ce218" office:value-type="string" calcext:value-type="string">
            <text:p>ChambreType</text:p>
          </table:table-cell>
          <table:table-cell table:style-name="ce218" office:value-type="float" office:value="36" calcext:value-type="float">
            <text:p>36</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7" calcext:value-type="float">
            <text:p>37</text:p>
          </table:table-cell>
          <table:table-cell table:number-columns-repeated="2" table:style-name="ce218" office:value-type="string" calcext:value-type="string">
            <text:p>M2T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8])" office:value-type="string" office:string-value="M2TR" calcext:value-type="string">
            <text:p>M2TR</text:p>
          </table:table-cell>
          <table:table-cell table:formula="of:=LEN([.F208])" office:value-type="float" office:value="4" calcext:value-type="float">
            <text:p>4</text:p>
          </table:table-cell>
          <table:table-cell table:style-name="ce29" table:formula="of:=&quot;INSERT INTO &quot; &amp; [.D208] &amp; &quot; VALUES ('&quot; &amp; [.F208] &amp; &quot;', '&quot; &amp;[.G208]&amp;&quot;');&quot;" office:value-type="string" office:string-value="INSERT INTO L_PTECH_TYPE VALUES ('M2TR', 'M2TR');" calcext:value-type="string">
            <text:p>INSERT INTO L_PTECH_TYPE VALUES ('M2TR', 'M2TR');</text:p>
          </table:table-cell>
          <table:table-cell table:number-columns-repeated="2"/>
          <table:table-cell table:style-name="ce218" office:value-type="string" calcext:value-type="string">
            <text:p>ChambreType</text:p>
          </table:table-cell>
          <table:table-cell table:style-name="ce218" office:value-type="float" office:value="37" calcext:value-type="float">
            <text:p>37</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8" calcext:value-type="float">
            <text:p>38</text:p>
          </table:table-cell>
          <table:table-cell table:number-columns-repeated="2" table:style-name="ce218" office:value-type="string" calcext:value-type="string">
            <text:p>M3C</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09])" office:value-type="string" office:string-value="M3C" calcext:value-type="string">
            <text:p>M3C</text:p>
          </table:table-cell>
          <table:table-cell table:formula="of:=LEN([.F209])" office:value-type="float" office:value="3" calcext:value-type="float">
            <text:p>3</text:p>
          </table:table-cell>
          <table:table-cell table:style-name="ce29" table:formula="of:=&quot;INSERT INTO &quot; &amp; [.D209] &amp; &quot; VALUES ('&quot; &amp; [.F209] &amp; &quot;', '&quot; &amp;[.G209]&amp;&quot;');&quot;" office:value-type="string" office:string-value="INSERT INTO L_PTECH_TYPE VALUES ('M3C', 'M3C');" calcext:value-type="string">
            <text:p>INSERT INTO L_PTECH_TYPE VALUES ('M3C', 'M3C');</text:p>
          </table:table-cell>
          <table:table-cell table:number-columns-repeated="2"/>
          <table:table-cell table:style-name="ce218" office:value-type="string" calcext:value-type="string">
            <text:p>ChambreType</text:p>
          </table:table-cell>
          <table:table-cell table:style-name="ce218" office:value-type="float" office:value="38" calcext:value-type="float">
            <text:p>38</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39" calcext:value-type="float">
            <text:p>39</text:p>
          </table:table-cell>
          <table:table-cell table:number-columns-repeated="2" table:style-name="ce221" office:value-type="string" calcext:value-type="string">
            <text:p>M3C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10])" office:value-type="string" office:string-value="M3CR" calcext:value-type="string">
            <text:p>M3CR</text:p>
          </table:table-cell>
          <table:table-cell table:formula="of:=LEN([.F210])" office:value-type="float" office:value="4" calcext:value-type="float">
            <text:p>4</text:p>
          </table:table-cell>
          <table:table-cell table:style-name="ce29" table:formula="of:=&quot;INSERT INTO &quot; &amp; [.D210] &amp; &quot; VALUES ('&quot; &amp; [.F210] &amp; &quot;', '&quot; &amp;[.G210]&amp;&quot;');&quot;" office:value-type="string" office:string-value="INSERT INTO L_PTECH_TYPE VALUES ('M3CR', 'M3CR');" calcext:value-type="string">
            <text:p>INSERT INTO L_PTECH_TYPE VALUES ('M3CR', 'M3CR');</text:p>
          </table:table-cell>
          <table:table-cell table:number-columns-repeated="2"/>
          <table:table-cell table:style-name="ce218" office:value-type="string" calcext:value-type="string">
            <text:p>ChambreType</text:p>
          </table:table-cell>
          <table:table-cell table:style-name="ce218" office:value-type="float" office:value="39" calcext:value-type="float">
            <text:p>39</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40" calcext:value-type="float">
            <text:p>40</text:p>
          </table:table-cell>
          <table:table-cell table:number-columns-repeated="2" table:style-name="ce218" office:value-type="string" calcext:value-type="string">
            <text:p>P1C</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11])" office:value-type="string" office:string-value="P1C" calcext:value-type="string">
            <text:p>P1C</text:p>
          </table:table-cell>
          <table:table-cell table:formula="of:=LEN([.F211])" office:value-type="float" office:value="3" calcext:value-type="float">
            <text:p>3</text:p>
          </table:table-cell>
          <table:table-cell table:style-name="ce29" table:formula="of:=&quot;INSERT INTO &quot; &amp; [.D211] &amp; &quot; VALUES ('&quot; &amp; [.F211] &amp; &quot;', '&quot; &amp;[.G211]&amp;&quot;');&quot;" office:value-type="string" office:string-value="INSERT INTO L_PTECH_TYPE VALUES ('P1C', 'P1C');" calcext:value-type="string">
            <text:p>INSERT INTO L_PTECH_TYPE VALUES ('P1C', 'P1C');</text:p>
          </table:table-cell>
          <table:table-cell table:number-columns-repeated="2"/>
          <table:table-cell table:style-name="ce218" office:value-type="string" calcext:value-type="string">
            <text:p>ChambreType</text:p>
          </table:table-cell>
          <table:table-cell table:style-name="ce218" office:value-type="float" office:value="40" calcext:value-type="float">
            <text:p>40</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41" calcext:value-type="float">
            <text:p>41</text:p>
          </table:table-cell>
          <table:table-cell table:number-columns-repeated="2" table:style-name="ce221" office:value-type="string" calcext:value-type="string">
            <text:p>P1C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12])" office:value-type="string" office:string-value="P1CR" calcext:value-type="string">
            <text:p>P1CR</text:p>
          </table:table-cell>
          <table:table-cell table:formula="of:=LEN([.F212])" office:value-type="float" office:value="4" calcext:value-type="float">
            <text:p>4</text:p>
          </table:table-cell>
          <table:table-cell table:style-name="ce29" table:formula="of:=&quot;INSERT INTO &quot; &amp; [.D212] &amp; &quot; VALUES ('&quot; &amp; [.F212] &amp; &quot;', '&quot; &amp;[.G212]&amp;&quot;');&quot;" office:value-type="string" office:string-value="INSERT INTO L_PTECH_TYPE VALUES ('P1CR', 'P1CR');" calcext:value-type="string">
            <text:p>INSERT INTO L_PTECH_TYPE VALUES ('P1CR', 'P1CR');</text:p>
          </table:table-cell>
          <table:table-cell table:number-columns-repeated="2"/>
          <table:table-cell table:style-name="ce218" office:value-type="string" calcext:value-type="string">
            <text:p>ChambreType</text:p>
          </table:table-cell>
          <table:table-cell table:style-name="ce218" office:value-type="float" office:value="41" calcext:value-type="float">
            <text:p>41</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42" calcext:value-type="float">
            <text:p>42</text:p>
          </table:table-cell>
          <table:table-cell table:number-columns-repeated="2" table:style-name="ce218" office:value-type="string" calcext:value-type="string">
            <text:p>P2C</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13])" office:value-type="string" office:string-value="P2C" calcext:value-type="string">
            <text:p>P2C</text:p>
          </table:table-cell>
          <table:table-cell table:formula="of:=LEN([.F213])" office:value-type="float" office:value="3" calcext:value-type="float">
            <text:p>3</text:p>
          </table:table-cell>
          <table:table-cell table:style-name="ce29" table:formula="of:=&quot;INSERT INTO &quot; &amp; [.D213] &amp; &quot; VALUES ('&quot; &amp; [.F213] &amp; &quot;', '&quot; &amp;[.G213]&amp;&quot;');&quot;" office:value-type="string" office:string-value="INSERT INTO L_PTECH_TYPE VALUES ('P2C', 'P2C');" calcext:value-type="string">
            <text:p>INSERT INTO L_PTECH_TYPE VALUES ('P2C', 'P2C');</text:p>
          </table:table-cell>
          <table:table-cell table:number-columns-repeated="2"/>
          <table:table-cell table:style-name="ce218" office:value-type="string" calcext:value-type="string">
            <text:p>ChambreType</text:p>
          </table:table-cell>
          <table:table-cell table:style-name="ce218" office:value-type="float" office:value="42" calcext:value-type="float">
            <text:p>42</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43" calcext:value-type="float">
            <text:p>43</text:p>
          </table:table-cell>
          <table:table-cell table:number-columns-repeated="2" table:style-name="ce221" office:value-type="string" calcext:value-type="string">
            <text:p>P2C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14])" office:value-type="string" office:string-value="P2CR" calcext:value-type="string">
            <text:p>P2CR</text:p>
          </table:table-cell>
          <table:table-cell table:formula="of:=LEN([.F214])" office:value-type="float" office:value="4" calcext:value-type="float">
            <text:p>4</text:p>
          </table:table-cell>
          <table:table-cell table:style-name="ce29" table:formula="of:=&quot;INSERT INTO &quot; &amp; [.D214] &amp; &quot; VALUES ('&quot; &amp; [.F214] &amp; &quot;', '&quot; &amp;[.G214]&amp;&quot;');&quot;" office:value-type="string" office:string-value="INSERT INTO L_PTECH_TYPE VALUES ('P2CR', 'P2CR');" calcext:value-type="string">
            <text:p>INSERT INTO L_PTECH_TYPE VALUES ('P2CR', 'P2CR');</text:p>
          </table:table-cell>
          <table:table-cell table:number-columns-repeated="2"/>
          <table:table-cell table:style-name="ce218" office:value-type="string" calcext:value-type="string">
            <text:p>ChambreType</text:p>
          </table:table-cell>
          <table:table-cell table:style-name="ce218" office:value-type="float" office:value="43" calcext:value-type="float">
            <text:p>43</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44" calcext:value-type="float">
            <text:p>44</text:p>
          </table:table-cell>
          <table:table-cell table:number-columns-repeated="2" table:style-name="ce218" office:value-type="string" calcext:value-type="string">
            <text:p>P2T</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15])" office:value-type="string" office:string-value="P2T" calcext:value-type="string">
            <text:p>P2T</text:p>
          </table:table-cell>
          <table:table-cell table:formula="of:=LEN([.F215])" office:value-type="float" office:value="3" calcext:value-type="float">
            <text:p>3</text:p>
          </table:table-cell>
          <table:table-cell table:style-name="ce29" table:formula="of:=&quot;INSERT INTO &quot; &amp; [.D215] &amp; &quot; VALUES ('&quot; &amp; [.F215] &amp; &quot;', '&quot; &amp;[.G215]&amp;&quot;');&quot;" office:value-type="string" office:string-value="INSERT INTO L_PTECH_TYPE VALUES ('P2T', 'P2T');" calcext:value-type="string">
            <text:p>INSERT INTO L_PTECH_TYPE VALUES ('P2T', 'P2T');</text:p>
          </table:table-cell>
          <table:table-cell table:number-columns-repeated="2"/>
          <table:table-cell table:style-name="ce218" office:value-type="string" calcext:value-type="string">
            <text:p>ChambreType</text:p>
          </table:table-cell>
          <table:table-cell table:style-name="ce218" office:value-type="float" office:value="44" calcext:value-type="float">
            <text:p>44</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office:value-type="float" office:value="45" calcext:value-type="float">
            <text:p>45</text:p>
          </table:table-cell>
          <table:table-cell table:number-columns-repeated="2" table:style-name="ce221" office:value-type="string" calcext:value-type="string">
            <text:p>P2TR</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16])" office:value-type="string" office:string-value="P2TR" calcext:value-type="string">
            <text:p>P2TR</text:p>
          </table:table-cell>
          <table:table-cell table:formula="of:=LEN([.F216])" office:value-type="float" office:value="4" calcext:value-type="float">
            <text:p>4</text:p>
          </table:table-cell>
          <table:table-cell table:style-name="ce29" table:formula="of:=&quot;INSERT INTO &quot; &amp; [.D216] &amp; &quot; VALUES ('&quot; &amp; [.F216] &amp; &quot;', '&quot; &amp;[.G216]&amp;&quot;');&quot;" office:value-type="string" office:string-value="INSERT INTO L_PTECH_TYPE VALUES ('P2TR', 'P2TR');" calcext:value-type="string">
            <text:p>INSERT INTO L_PTECH_TYPE VALUES ('P2TR', 'P2TR');</text:p>
          </table:table-cell>
          <table:table-cell table:number-columns-repeated="2"/>
          <table:table-cell table:style-name="ce218" office:value-type="string" calcext:value-type="string">
            <text:p>ChambreType</text:p>
          </table:table-cell>
          <table:table-cell table:style-name="ce218" office:value-type="float" office:value="45" calcext:value-type="float">
            <text:p>45</text:p>
          </table:table-cell>
          <table:table-cell table:number-columns-repeated="1006"/>
        </table:table-row>
        <table:table-row table:style-name="ro1">
          <table:table-cell/>
          <table:table-cell table:style-name="ce40" office:value-type="string" calcext:value-type="string">
            <text:p>A voir</text:p>
          </table:table-cell>
          <table:table-cell/>
          <table:table-cell table:style-name="ce222" office:value-type="string" calcext:value-type="string">
            <text:p>L_PTECH_TYPE</text:p>
          </table:table-cell>
          <table:table-cell table:style-name="ce218" office:value-type="float" office:value="47" calcext:value-type="float">
            <text:p>47</text:p>
          </table:table-cell>
          <table:table-cell table:style-name="ce231" office:value-type="string" calcext:value-type="string">
            <text:p>BOIS</text:p>
          </table:table-cell>
          <table:table-cell table:style-name="ce218" office:value-type="string" calcext:value-type="string">
            <text:p>Poteau bois</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17])" office:value-type="string" office:string-value="POTEAU BOIS" calcext:value-type="string">
            <text:p>POTEAU BOIS</text:p>
          </table:table-cell>
          <table:table-cell table:formula="of:=LEN([.F217])" office:value-type="float" office:value="4" calcext:value-type="float">
            <text:p>4</text:p>
          </table:table-cell>
          <table:table-cell table:style-name="ce29" table:formula="of:=&quot;INSERT INTO &quot; &amp; [.D217] &amp; &quot; VALUES ('&quot; &amp; [.F217] &amp; &quot;', '&quot; &amp;[.G217]&amp;&quot;');&quot;" office:value-type="string" office:string-value="INSERT INTO L_PTECH_TYPE VALUES ('BOIS', 'Poteau bois');" calcext:value-type="string">
            <text:p>INSERT INTO L_PTECH_TYPE VALUES ('BOIS', 'Poteau bois');</text:p>
          </table:table-cell>
          <table:table-cell table:number-columns-repeated="2"/>
          <table:table-cell table:style-name="ce218" office:value-type="string" calcext:value-type="string">
            <text:p>ChambreType</text:p>
          </table:table-cell>
          <table:table-cell table:style-name="ce218" office:value-type="float" office:value="47" calcext:value-type="float">
            <text:p>47</text:p>
          </table:table-cell>
          <table:table-cell table:number-columns-repeated="1006"/>
        </table:table-row>
        <table:table-row table:style-name="ro1">
          <table:table-cell/>
          <table:table-cell table:style-name="ce40" office:value-type="string" calcext:value-type="string">
            <text:p>A voir</text:p>
          </table:table-cell>
          <table:table-cell/>
          <table:table-cell table:style-name="ce222" office:value-type="string" calcext:value-type="string">
            <text:p>L_PTECH_TYPE</text:p>
          </table:table-cell>
          <table:table-cell table:style-name="ce218" office:value-type="float" office:value="48" calcext:value-type="float">
            <text:p>48</text:p>
          </table:table-cell>
          <table:table-cell table:style-name="ce231" office:value-type="string" calcext:value-type="string">
            <text:p>BETON</text:p>
          </table:table-cell>
          <table:table-cell table:style-name="ce218" office:value-type="string" calcext:value-type="string">
            <text:p>Poteau béton</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18])" office:value-type="string" office:string-value="POTEAU BÉTON" calcext:value-type="string">
            <text:p>POTEAU BÉTON</text:p>
          </table:table-cell>
          <table:table-cell table:formula="of:=LEN([.F218])" office:value-type="float" office:value="5" calcext:value-type="float">
            <text:p>5</text:p>
          </table:table-cell>
          <table:table-cell table:style-name="ce29" table:formula="of:=&quot;INSERT INTO &quot; &amp; [.D218] &amp; &quot; VALUES ('&quot; &amp; [.F218] &amp; &quot;', '&quot; &amp;[.G218]&amp;&quot;');&quot;" office:value-type="string" office:string-value="INSERT INTO L_PTECH_TYPE VALUES ('BETON', 'Poteau béton');" calcext:value-type="string">
            <text:p>INSERT INTO L_PTECH_TYPE VALUES ('BETON', 'Poteau béton');</text:p>
          </table:table-cell>
          <table:table-cell table:number-columns-repeated="2"/>
          <table:table-cell table:style-name="ce218" office:value-type="string" calcext:value-type="string">
            <text:p>ChambreType</text:p>
          </table:table-cell>
          <table:table-cell table:style-name="ce218" office:value-type="float" office:value="48" calcext:value-type="float">
            <text:p>48</text:p>
          </table:table-cell>
          <table:table-cell table:number-columns-repeated="1006"/>
        </table:table-row>
        <table:table-row table:style-name="ro1">
          <table:table-cell/>
          <table:table-cell table:style-name="ce40" office:value-type="string" calcext:value-type="string">
            <text:p>A voir</text:p>
          </table:table-cell>
          <table:table-cell/>
          <table:table-cell table:style-name="ce222" office:value-type="string" calcext:value-type="string">
            <text:p>L_PTECH_TYPE</text:p>
          </table:table-cell>
          <table:table-cell table:style-name="ce218" office:value-type="float" office:value="49" calcext:value-type="float">
            <text:p>49</text:p>
          </table:table-cell>
          <table:table-cell table:style-name="ce231" office:value-type="string" calcext:value-type="string">
            <text:p>METAL</text:p>
          </table:table-cell>
          <table:table-cell table:style-name="ce218" office:value-type="string" calcext:value-type="string">
            <text:p>Poteau métal</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19])" office:value-type="string" office:string-value="POTEAU MÉTAL" calcext:value-type="string">
            <text:p>POTEAU MÉTAL</text:p>
          </table:table-cell>
          <table:table-cell table:formula="of:=LEN([.F219])" office:value-type="float" office:value="5" calcext:value-type="float">
            <text:p>5</text:p>
          </table:table-cell>
          <table:table-cell table:style-name="ce29" table:formula="of:=&quot;INSERT INTO &quot; &amp; [.D219] &amp; &quot; VALUES ('&quot; &amp; [.F219] &amp; &quot;', '&quot; &amp;[.G219]&amp;&quot;');&quot;" office:value-type="string" office:string-value="INSERT INTO L_PTECH_TYPE VALUES ('METAL', 'Poteau métal');" calcext:value-type="string">
            <text:p>INSERT INTO L_PTECH_TYPE VALUES ('METAL', 'Poteau métal');</text:p>
          </table:table-cell>
          <table:table-cell table:number-columns-repeated="2"/>
          <table:table-cell table:style-name="ce218" office:value-type="string" calcext:value-type="string">
            <text:p>ChambreType</text:p>
          </table:table-cell>
          <table:table-cell table:style-name="ce218" office:value-type="float" office:value="49" calcext:value-type="float">
            <text:p>49</text:p>
          </table:table-cell>
          <table:table-cell table:number-columns-repeated="1006"/>
        </table:table-row>
        <table:table-row table:style-name="ro1">
          <table:table-cell/>
          <table:table-cell table:style-name="ce40" office:value-type="string" calcext:value-type="string">
            <text:p>A voir</text:p>
          </table:table-cell>
          <table:table-cell/>
          <table:table-cell table:style-name="ce222" office:value-type="string" calcext:value-type="string">
            <text:p>L_PTECH_TYPE</text:p>
          </table:table-cell>
          <table:table-cell table:style-name="ce218" office:value-type="float" office:value="50" calcext:value-type="float">
            <text:p>50</text:p>
          </table:table-cell>
          <table:table-cell table:style-name="ce228" office:value-type="string" calcext:value-type="string">
            <text:p>BOUCHON</text:p>
          </table:table-cell>
          <table:table-cell table:style-name="ce218" office:value-type="string" calcext:value-type="string">
            <text:p>Bouchon</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20])" office:value-type="string" office:string-value="BOUCHON" calcext:value-type="string">
            <text:p>BOUCHON</text:p>
          </table:table-cell>
          <table:table-cell table:formula="of:=LEN([.F220])" office:value-type="float" office:value="7" calcext:value-type="float">
            <text:p>7</text:p>
          </table:table-cell>
          <table:table-cell table:style-name="ce29" table:formula="of:=&quot;INSERT INTO &quot; &amp; [.D220] &amp; &quot; VALUES ('&quot; &amp; [.F220] &amp; &quot;', '&quot; &amp;[.G220]&amp;&quot;');&quot;" office:value-type="string" office:string-value="INSERT INTO L_PTECH_TYPE VALUES ('BOUCHON', 'Bouchon');" calcext:value-type="string">
            <text:p>INSERT INTO L_PTECH_TYPE VALUES ('BOUCHON', 'Bouchon');</text:p>
          </table:table-cell>
          <table:table-cell table:number-columns-repeated="2"/>
          <table:table-cell table:style-name="ce218" office:value-type="string" calcext:value-type="string">
            <text:p>ChambreType</text:p>
          </table:table-cell>
          <table:table-cell table:style-name="ce218" office:value-type="float" office:value="50" calcext:value-type="float">
            <text:p>50</text:p>
          </table:table-cell>
          <table:table-cell table:number-columns-repeated="1006"/>
        </table:table-row>
        <table:table-row table:style-name="ro1">
          <table:table-cell/>
          <table:table-cell table:style-name="ce40" office:value-type="string" calcext:value-type="string">
            <text:p>A voir</text:p>
          </table:table-cell>
          <table:table-cell/>
          <table:table-cell table:style-name="ce222" office:value-type="string" calcext:value-type="string">
            <text:p>L_PTECH_TYPE</text:p>
          </table:table-cell>
          <table:table-cell table:style-name="ce218" office:value-type="float" office:value="51" calcext:value-type="float">
            <text:p>51</text:p>
          </table:table-cell>
          <table:table-cell table:style-name="ce228" office:value-type="string" calcext:value-type="string">
            <text:p>REGARD</text:p>
          </table:table-cell>
          <table:table-cell table:style-name="ce218" office:value-type="string" calcext:value-type="string">
            <text:p>Regard</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21])" office:value-type="string" office:string-value="REGARD" calcext:value-type="string">
            <text:p>REGARD</text:p>
          </table:table-cell>
          <table:table-cell table:formula="of:=LEN([.F221])" office:value-type="float" office:value="6" calcext:value-type="float">
            <text:p>6</text:p>
          </table:table-cell>
          <table:table-cell table:style-name="ce29" table:formula="of:=&quot;INSERT INTO &quot; &amp; [.D221] &amp; &quot; VALUES ('&quot; &amp; [.F221] &amp; &quot;', '&quot; &amp;[.G221]&amp;&quot;');&quot;" office:value-type="string" office:string-value="INSERT INTO L_PTECH_TYPE VALUES ('REGARD', 'Regard');" calcext:value-type="string">
            <text:p>INSERT INTO L_PTECH_TYPE VALUES ('REGARD', 'Regard');</text:p>
          </table:table-cell>
          <table:table-cell table:number-columns-repeated="2"/>
          <table:table-cell table:style-name="ce218" office:value-type="string" calcext:value-type="string">
            <text:p>ChambreType</text:p>
          </table:table-cell>
          <table:table-cell table:style-name="ce218" office:value-type="float" office:value="51" calcext:value-type="float">
            <text:p>51</text:p>
          </table:table-cell>
          <table:table-cell table:number-columns-repeated="1006"/>
        </table:table-row>
        <table:table-row table:style-name="ro1">
          <table:table-cell/>
          <table:table-cell table:style-name="ce40" office:value-type="string" calcext:value-type="string">
            <text:p>A voir</text:p>
          </table:table-cell>
          <table:table-cell/>
          <table:table-cell table:style-name="ce222" office:value-type="string" calcext:value-type="string">
            <text:p>L_PTECH_TYPE</text:p>
          </table:table-cell>
          <table:table-cell table:style-name="ce218" office:value-type="float" office:value="52" calcext:value-type="float">
            <text:p>52</text:p>
          </table:table-cell>
          <table:table-cell table:style-name="ce228" office:value-type="string" calcext:value-type="string">
            <text:p>INDETERMINE</text:p>
          </table:table-cell>
          <table:table-cell table:style-name="ce218" office:value-type="string" calcext:value-type="string">
            <text:p>Indéterminé</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G222])" office:value-type="string" office:string-value="INDÉTERMINÉ" calcext:value-type="string">
            <text:p>INDÉTERMINÉ</text:p>
          </table:table-cell>
          <table:table-cell table:formula="of:=LEN([.F222])" office:value-type="float" office:value="11" calcext:value-type="float">
            <text:p>11</text:p>
          </table:table-cell>
          <table:table-cell table:style-name="ce29" table:formula="of:=&quot;INSERT INTO &quot; &amp; [.D222] &amp; &quot; VALUES ('&quot; &amp; [.F222] &amp; &quot;', '&quot; &amp;[.G222]&amp;&quot;');&quot;" office:value-type="string" office:string-value="INSERT INTO L_PTECH_TYPE VALUES ('INDETERMINE', 'Indéterminé');" calcext:value-type="string">
            <text:p>INSERT INTO L_PTECH_TYPE VALUES ('INDETERMINE', 'Indéterminé');</text:p>
          </table:table-cell>
          <table:table-cell table:number-columns-repeated="2"/>
          <table:table-cell table:style-name="ce218" office:value-type="string" calcext:value-type="string">
            <text:p>ChambreType</text:p>
          </table:table-cell>
          <table:table-cell table:style-name="ce218" office:value-type="float" office:value="52" calcext:value-type="float">
            <text:p>52</text:p>
          </table:table-cell>
          <table:table-cell table:number-columns-repeated="1006"/>
        </table:table-row>
        <table:table-row table:style-name="ro1">
          <table:table-cell/>
          <table:table-cell table:style-name="ce31"/>
          <table:table-cell/>
          <table:table-cell table:style-name="ce222" office:value-type="string" calcext:value-type="string">
            <text:p>L_PTECH_TYPE</text:p>
          </table:table-cell>
          <table:table-cell table:style-name="ce218"/>
          <table:table-cell table:number-columns-repeated="2" table:style-name="ce220" office:value-type="string" calcext:value-type="string">
            <text:p>L1C</text:p>
          </table:table-cell>
          <table:table-cell table:style-name="ce218"/>
          <table:table-cell table:style-name="ce208" office:value-type="string" calcext:value-type="string">
            <text:p>list</text:p>
          </table:table-cell>
          <table:table-cell table:style-name="ce208"/>
          <table:table-cell/>
          <table:table-cell table:formula="of:=LEN([.F223])" office:value-type="float" office:value="3" calcext:value-type="float">
            <text:p>3</text:p>
          </table:table-cell>
          <table:table-cell table:style-name="ce29" table:formula="of:=&quot;INSERT INTO &quot; &amp; [.D223] &amp; &quot; VALUES ('&quot; &amp; [.F223] &amp; &quot;', '&quot; &amp;[.G223]&amp;&quot;');&quot;" office:value-type="string" office:string-value="INSERT INTO L_PTECH_TYPE VALUES ('L1C', 'L1C');" calcext:value-type="string">
            <text:p>INSERT INTO L_PTECH_TYPE VALUES ('L1C', 'L1C');</text:p>
          </table:table-cell>
          <table:table-cell table:number-columns-repeated="2"/>
          <table:table-cell table:style-name="ce218" table:number-columns-repeated="2"/>
          <table:table-cell/>
          <table:table-cell table:style-name="ce248" office:value-type="string" calcext:value-type="string">
            <text:p>CTRL_CHAMBRE_TYPE</text:p>
          </table:table-cell>
          <table:table-cell table:style-name="ce3" office:value-type="float" office:value="17" calcext:value-type="float">
            <text:p>17</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table:table-cell table:number-columns-repeated="2" table:style-name="ce220" office:value-type="string" calcext:value-type="string">
            <text:p>L2C</text:p>
          </table:table-cell>
          <table:table-cell table:style-name="ce218"/>
          <table:table-cell table:style-name="ce208" office:value-type="string" calcext:value-type="string">
            <text:p>list</text:p>
          </table:table-cell>
          <table:table-cell table:style-name="ce208"/>
          <table:table-cell/>
          <table:table-cell table:formula="of:=LEN([.F224])" office:value-type="float" office:value="3" calcext:value-type="float">
            <text:p>3</text:p>
          </table:table-cell>
          <table:table-cell table:style-name="ce29" table:formula="of:=&quot;INSERT INTO &quot; &amp; [.D224] &amp; &quot; VALUES ('&quot; &amp; [.F224] &amp; &quot;', '&quot; &amp;[.G224]&amp;&quot;');&quot;" office:value-type="string" office:string-value="INSERT INTO L_PTECH_TYPE VALUES ('L2C', 'L2C');" calcext:value-type="string">
            <text:p>INSERT INTO L_PTECH_TYPE VALUES ('L2C', 'L2C');</text:p>
          </table:table-cell>
          <table:table-cell table:number-columns-repeated="2"/>
          <table:table-cell table:style-name="ce218" table:number-columns-repeated="2"/>
          <table:table-cell/>
          <table:table-cell table:style-name="ce248" office:value-type="string" calcext:value-type="string">
            <text:p>CTRL_CHAMBRE_TYPE</text:p>
          </table:table-cell>
          <table:table-cell table:style-name="ce3" office:value-type="float" office:value="11" calcext:value-type="float">
            <text:p>11</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table:table-cell table:number-columns-repeated="2" table:style-name="ce220" office:value-type="string" calcext:value-type="string">
            <text:p>L3C</text:p>
          </table:table-cell>
          <table:table-cell table:style-name="ce218"/>
          <table:table-cell table:style-name="ce208" office:value-type="string" calcext:value-type="string">
            <text:p>list</text:p>
          </table:table-cell>
          <table:table-cell table:style-name="ce208"/>
          <table:table-cell/>
          <table:table-cell table:formula="of:=LEN([.F225])" office:value-type="float" office:value="3" calcext:value-type="float">
            <text:p>3</text:p>
          </table:table-cell>
          <table:table-cell table:style-name="ce29" table:formula="of:=&quot;INSERT INTO &quot; &amp; [.D225] &amp; &quot; VALUES ('&quot; &amp; [.F225] &amp; &quot;', '&quot; &amp;[.G225]&amp;&quot;');&quot;" office:value-type="string" office:string-value="INSERT INTO L_PTECH_TYPE VALUES ('L3C', 'L3C');" calcext:value-type="string">
            <text:p>INSERT INTO L_PTECH_TYPE VALUES ('L3C', 'L3C');</text:p>
          </table:table-cell>
          <table:table-cell table:number-columns-repeated="2"/>
          <table:table-cell table:style-name="ce218" table:number-columns-repeated="2"/>
          <table:table-cell/>
          <table:table-cell table:style-name="ce248" office:value-type="string" calcext:value-type="string">
            <text:p>CTRL_CHAMBRE_TYPE</text:p>
          </table:table-cell>
          <table:table-cell table:style-name="ce3" office:value-type="float" office:value="12" calcext:value-type="float">
            <text:p>12</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table:table-cell table:number-columns-repeated="2" table:style-name="ce220" office:value-type="string" calcext:value-type="string">
            <text:p>L4C</text:p>
          </table:table-cell>
          <table:table-cell table:style-name="ce218"/>
          <table:table-cell table:style-name="ce208" office:value-type="string" calcext:value-type="string">
            <text:p>list</text:p>
          </table:table-cell>
          <table:table-cell table:style-name="ce208"/>
          <table:table-cell/>
          <table:table-cell table:formula="of:=LEN([.F226])" office:value-type="float" office:value="3" calcext:value-type="float">
            <text:p>3</text:p>
          </table:table-cell>
          <table:table-cell table:style-name="ce29" table:formula="of:=&quot;INSERT INTO &quot; &amp; [.D226] &amp; &quot; VALUES ('&quot; &amp; [.F226] &amp; &quot;', '&quot; &amp;[.G226]&amp;&quot;');&quot;" office:value-type="string" office:string-value="INSERT INTO L_PTECH_TYPE VALUES ('L4C', 'L4C');" calcext:value-type="string">
            <text:p>INSERT INTO L_PTECH_TYPE VALUES ('L4C', 'L4C');</text:p>
          </table:table-cell>
          <table:table-cell table:number-columns-repeated="2"/>
          <table:table-cell table:style-name="ce218" table:number-columns-repeated="2"/>
          <table:table-cell/>
          <table:table-cell table:style-name="ce248" office:value-type="string" calcext:value-type="string">
            <text:p>CTRL_CHAMBRE_TYPE</text:p>
          </table:table-cell>
          <table:table-cell table:style-name="ce3" office:value-type="float" office:value="13" calcext:value-type="float">
            <text:p>13</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table:table-cell table:number-columns-repeated="2" table:style-name="ce220" office:value-type="string" calcext:value-type="string">
            <text:p>L5C</text:p>
          </table:table-cell>
          <table:table-cell table:style-name="ce218"/>
          <table:table-cell table:style-name="ce208" office:value-type="string" calcext:value-type="string">
            <text:p>list</text:p>
          </table:table-cell>
          <table:table-cell table:style-name="ce208"/>
          <table:table-cell/>
          <table:table-cell table:formula="of:=LEN([.F227])" office:value-type="float" office:value="3" calcext:value-type="float">
            <text:p>3</text:p>
          </table:table-cell>
          <table:table-cell table:style-name="ce29" table:formula="of:=&quot;INSERT INTO &quot; &amp; [.D227] &amp; &quot; VALUES ('&quot; &amp; [.F227] &amp; &quot;', '&quot; &amp;[.G227]&amp;&quot;');&quot;" office:value-type="string" office:string-value="INSERT INTO L_PTECH_TYPE VALUES ('L5C', 'L5C');" calcext:value-type="string">
            <text:p>INSERT INTO L_PTECH_TYPE VALUES ('L5C', 'L5C');</text:p>
          </table:table-cell>
          <table:table-cell table:number-columns-repeated="2"/>
          <table:table-cell table:style-name="ce218" table:number-columns-repeated="2"/>
          <table:table-cell/>
          <table:table-cell table:style-name="ce248" office:value-type="string" calcext:value-type="string">
            <text:p>CTRL_CHAMBRE_TYPE</text:p>
          </table:table-cell>
          <table:table-cell table:style-name="ce3" office:value-type="float" office:value="18" calcext:value-type="float">
            <text:p>18</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table:table-cell table:style-name="ce220" office:value-type="string" calcext:value-type="string">
            <text:p>OHN</text:p>
          </table:table-cell>
          <table:table-cell table:style-name="ce220" office:value-type="string" calcext:value-type="string">
            <text:p>Ouvrage Hors Normes</text:p>
          </table:table-cell>
          <table:table-cell table:style-name="ce218"/>
          <table:table-cell table:style-name="ce208" office:value-type="string" calcext:value-type="string">
            <text:p>list</text:p>
          </table:table-cell>
          <table:table-cell table:style-name="ce208"/>
          <table:table-cell/>
          <table:table-cell table:formula="of:=LEN([.F228])" office:value-type="float" office:value="3" calcext:value-type="float">
            <text:p>3</text:p>
          </table:table-cell>
          <table:table-cell table:style-name="ce29" table:formula="of:=&quot;INSERT INTO &quot; &amp; [.D228] &amp; &quot; VALUES ('&quot; &amp; [.F228] &amp; &quot;', '&quot; &amp;[.G228]&amp;&quot;');&quot;" office:value-type="string" office:string-value="INSERT INTO L_PTECH_TYPE VALUES ('OHN', 'Ouvrage Hors Normes');" calcext:value-type="string">
            <text:p>INSERT INTO L_PTECH_TYPE VALUES ('OHN', 'Ouvrage Hors Normes');</text:p>
          </table:table-cell>
          <table:table-cell table:number-columns-repeated="2"/>
          <table:table-cell table:style-name="ce218" table:number-columns-repeated="2"/>
          <table:table-cell/>
          <table:table-cell table:style-name="ce248" office:value-type="string" calcext:value-type="string">
            <text:p>CTRL_CHAMBRE_TYPE</text:p>
          </table:table-cell>
          <table:table-cell table:style-name="ce3" office:value-type="float" office:value="16" calcext:value-type="float">
            <text:p>16</text:p>
          </table:table-cell>
          <table:table-cell table:number-columns-repeated="1003"/>
        </table:table-row>
        <table:table-row table:style-name="ro1">
          <table:table-cell/>
          <table:table-cell table:style-name="ce31"/>
          <table:table-cell/>
          <table:table-cell table:style-name="ce222" office:value-type="string" calcext:value-type="string">
            <text:p>L_PTECH_TYPE</text:p>
          </table:table-cell>
          <table:table-cell table:style-name="ce218"/>
          <table:table-cell table:number-columns-repeated="2" table:style-name="ce220" office:value-type="string" calcext:value-type="string">
            <text:p>P1T</text:p>
          </table:table-cell>
          <table:table-cell table:style-name="ce218"/>
          <table:table-cell table:style-name="ce208" office:value-type="string" calcext:value-type="string">
            <text:p>list</text:p>
          </table:table-cell>
          <table:table-cell table:style-name="ce208"/>
          <table:table-cell/>
          <table:table-cell table:formula="of:=LEN([.F229])" office:value-type="float" office:value="3" calcext:value-type="float">
            <text:p>3</text:p>
          </table:table-cell>
          <table:table-cell table:style-name="ce29" table:formula="of:=&quot;INSERT INTO &quot; &amp; [.D229] &amp; &quot; VALUES ('&quot; &amp; [.F229] &amp; &quot;', '&quot; &amp;[.G229]&amp;&quot;');&quot;" office:value-type="string" office:string-value="INSERT INTO L_PTECH_TYPE VALUES ('P1T', 'P1T');" calcext:value-type="string">
            <text:p>INSERT INTO L_PTECH_TYPE VALUES ('P1T', 'P1T');</text:p>
          </table:table-cell>
          <table:table-cell table:number-columns-repeated="2"/>
          <table:table-cell table:style-name="ce218" table:number-columns-repeated="2"/>
          <table:table-cell/>
          <table:table-cell table:style-name="ce248" office:value-type="string" calcext:value-type="string">
            <text:p>CTRL_CHAMBRE_TYPE</text:p>
          </table:table-cell>
          <table:table-cell table:style-name="ce3" office:value-type="float" office:value="15" calcext:value-type="float">
            <text:p>15</text:p>
          </table:table-cell>
          <table:table-cell table:number-columns-repeated="1003"/>
        </table:table-row>
        <table:table-row table:style-name="ro7">
          <table:table-cell/>
          <table:table-cell office:value-type="string" calcext:value-type="string">
            <text:p>Eddy ? ; Fusionné avec PTECH_TYPE</text:p>
          </table:table-cell>
          <table:table-cell/>
          <table:table-cell table:style-name="ce223" office:value-type="string" calcext:value-type="string">
            <text:p>L_PTECH_TYPE</text:p>
          </table:table-cell>
          <table:table-cell table:style-name="ce3" office:value-type="float" office:value="1" calcext:value-type="float">
            <text:p>1</text:p>
          </table:table-cell>
          <table:table-cell table:style-name="ce44" office:value-type="string" calcext:value-type="string">
            <text:p>TRAVERSE</text:p>
          </table:table-cell>
          <table:table-cell table:style-name="ce3" office:value-type="string" calcext:value-type="string">
            <text:p>TRAVERSE</text:p>
          </table:table-cell>
          <table:table-cell table:style-name="ce3"/>
          <table:table-cell table:style-name="ce208" office:value-type="string" calcext:value-type="string">
            <text:p>list</text:p>
          </table:table-cell>
          <table:table-cell office:value-type="string" calcext:value-type="string">
            <text:p>Syane</text:p>
          </table:table-cell>
          <table:table-cell/>
          <table:table-cell table:formula="of:=LEN([.F230])" office:value-type="float" office:value="8" calcext:value-type="float">
            <text:p>8</text:p>
          </table:table-cell>
          <table:table-cell table:style-name="ce29" table:formula="of:=&quot;INSERT INTO &quot; &amp; [.D230] &amp; &quot; VALUES ('&quot; &amp; [.F230] &amp; &quot;', '&quot; &amp;[.G230]&amp;&quot;');&quot;" office:value-type="string" office:string-value="INSERT INTO L_PTECH_TYPE VALUES ('TRAVERSE', 'TRAVERSE');" calcext:value-type="string">
            <text:p>INSERT INTO L_PTECH_TYPE VALUES ('TRAVERSE', 'TRAVERSE');</text:p>
          </table:table-cell>
          <table:table-cell table:number-columns-repeated="5"/>
          <table:table-cell table:style-name="ce248" office:value-type="string" calcext:value-type="string">
            <text:p>CTRL_PTAUTRE_TYPE</text:p>
          </table:table-cell>
          <table:table-cell table:style-name="ce3" office:value-type="float" office:value="1" calcext:value-type="float">
            <text:p>1</text:p>
          </table:table-cell>
          <table:table-cell table:number-columns-repeated="1003"/>
        </table:table-row>
        <table:table-row table:style-name="ro7">
          <table:table-cell/>
          <table:table-cell office:value-type="string" calcext:value-type="string">
            <text:p>Eddy ? ; Fusionné avec PTECH_TYPE</text:p>
          </table:table-cell>
          <table:table-cell/>
          <table:table-cell table:style-name="ce223" office:value-type="string" calcext:value-type="string">
            <text:p>L_PTECH_TYPE</text:p>
          </table:table-cell>
          <table:table-cell table:style-name="ce3" office:value-type="float" office:value="2" calcext:value-type="float">
            <text:p>2</text:p>
          </table:table-cell>
          <table:table-cell table:style-name="ce44" office:value-type="string" calcext:value-type="string">
            <text:p>CROCHET</text:p>
          </table:table-cell>
          <table:table-cell table:style-name="ce3" office:value-type="string" calcext:value-type="string">
            <text:p>CROCHET</text:p>
          </table:table-cell>
          <table:table-cell table:style-name="ce3"/>
          <table:table-cell table:style-name="ce208" office:value-type="string" calcext:value-type="string">
            <text:p>list</text:p>
          </table:table-cell>
          <table:table-cell office:value-type="string" calcext:value-type="string">
            <text:p>Syane</text:p>
          </table:table-cell>
          <table:table-cell/>
          <table:table-cell table:formula="of:=LEN([.F231])" office:value-type="float" office:value="7" calcext:value-type="float">
            <text:p>7</text:p>
          </table:table-cell>
          <table:table-cell table:style-name="ce29" table:formula="of:=&quot;INSERT INTO &quot; &amp; [.D231] &amp; &quot; VALUES ('&quot; &amp; [.F231] &amp; &quot;', '&quot; &amp;[.G231]&amp;&quot;');&quot;" office:value-type="string" office:string-value="INSERT INTO L_PTECH_TYPE VALUES ('CROCHET', 'CROCHET');" calcext:value-type="string">
            <text:p>INSERT INTO L_PTECH_TYPE VALUES ('CROCHET', 'CROCHET');</text:p>
          </table:table-cell>
          <table:table-cell table:number-columns-repeated="5"/>
          <table:table-cell table:style-name="ce248" office:value-type="string" calcext:value-type="string">
            <text:p>CTRL_PTAUTRE_TYPE</text:p>
          </table:table-cell>
          <table:table-cell table:style-name="ce3" office:value-type="float" office:value="2" calcext:value-type="float">
            <text:p>2</text:p>
          </table:table-cell>
          <table:table-cell table:number-columns-repeated="1003"/>
        </table:table-row>
        <table:table-row table:style-name="ro7">
          <table:table-cell/>
          <table:table-cell office:value-type="string" calcext:value-type="string">
            <text:p>Eddy ? ; Fusionné avec PTECH_TYPE</text:p>
          </table:table-cell>
          <table:table-cell/>
          <table:table-cell table:style-name="ce223" office:value-type="string" calcext:value-type="string">
            <text:p>L_PTECH_TYPE</text:p>
          </table:table-cell>
          <table:table-cell table:style-name="ce3" office:value-type="float" office:value="3" calcext:value-type="float">
            <text:p>3</text:p>
          </table:table-cell>
          <table:table-cell table:style-name="ce44" office:value-type="string" calcext:value-type="string">
            <text:p>BALCON</text:p>
          </table:table-cell>
          <table:table-cell table:style-name="ce3" office:value-type="string" calcext:value-type="string">
            <text:p>BALCON</text:p>
          </table:table-cell>
          <table:table-cell table:style-name="ce3"/>
          <table:table-cell table:style-name="ce208" office:value-type="string" calcext:value-type="string">
            <text:p>list</text:p>
          </table:table-cell>
          <table:table-cell office:value-type="string" calcext:value-type="string">
            <text:p>Syane</text:p>
          </table:table-cell>
          <table:table-cell/>
          <table:table-cell table:formula="of:=LEN([.F232])" office:value-type="float" office:value="6" calcext:value-type="float">
            <text:p>6</text:p>
          </table:table-cell>
          <table:table-cell table:style-name="ce29" table:formula="of:=&quot;INSERT INTO &quot; &amp; [.D232] &amp; &quot; VALUES ('&quot; &amp; [.F232] &amp; &quot;', '&quot; &amp;[.G232]&amp;&quot;');&quot;" office:value-type="string" office:string-value="INSERT INTO L_PTECH_TYPE VALUES ('BALCON', 'BALCON');" calcext:value-type="string">
            <text:p>INSERT INTO L_PTECH_TYPE VALUES ('BALCON', 'BALCON');</text:p>
          </table:table-cell>
          <table:table-cell table:number-columns-repeated="5"/>
          <table:table-cell table:style-name="ce248" office:value-type="string" calcext:value-type="string">
            <text:p>CTRL_PTAUTRE_TYPE</text:p>
          </table:table-cell>
          <table:table-cell table:style-name="ce3" office:value-type="float" office:value="3" calcext:value-type="float">
            <text:p>3</text:p>
          </table:table-cell>
          <table:table-cell table:number-columns-repeated="1003"/>
        </table:table-row>
        <table:table-row table:style-name="ro7">
          <table:table-cell/>
          <table:table-cell office:value-type="string" calcext:value-type="string">
            <text:p>Eddy ? ; Fusionné avec PTECH_TYPE</text:p>
          </table:table-cell>
          <table:table-cell/>
          <table:table-cell table:style-name="ce223" office:value-type="string" calcext:value-type="string">
            <text:p>L_PTECH_TYPE</text:p>
          </table:table-cell>
          <table:table-cell table:style-name="ce3" office:value-type="float" office:value="4" calcext:value-type="float">
            <text:p>4</text:p>
          </table:table-cell>
          <table:table-cell table:style-name="ce44" office:value-type="string" calcext:value-type="string">
            <text:p>FAITIERE</text:p>
          </table:table-cell>
          <table:table-cell table:style-name="ce3" office:value-type="string" calcext:value-type="string">
            <text:p>FAITIERE</text:p>
          </table:table-cell>
          <table:table-cell table:style-name="ce3"/>
          <table:table-cell table:style-name="ce208" office:value-type="string" calcext:value-type="string">
            <text:p>list</text:p>
          </table:table-cell>
          <table:table-cell office:value-type="string" calcext:value-type="string">
            <text:p>Syane</text:p>
          </table:table-cell>
          <table:table-cell/>
          <table:table-cell table:formula="of:=LEN([.F233])" office:value-type="float" office:value="8" calcext:value-type="float">
            <text:p>8</text:p>
          </table:table-cell>
          <table:table-cell table:style-name="ce29" table:formula="of:=&quot;INSERT INTO &quot; &amp; [.D233] &amp; &quot; VALUES ('&quot; &amp; [.F233] &amp; &quot;', '&quot; &amp;[.G233]&amp;&quot;');&quot;" office:value-type="string" office:string-value="INSERT INTO L_PTECH_TYPE VALUES ('FAITIERE', 'FAITIERE');" calcext:value-type="string">
            <text:p>INSERT INTO L_PTECH_TYPE VALUES ('FAITIERE', 'FAITIERE');</text:p>
          </table:table-cell>
          <table:table-cell table:number-columns-repeated="5"/>
          <table:table-cell table:style-name="ce248" office:value-type="string" calcext:value-type="string">
            <text:p>CTRL_PTAUTRE_TYPE</text:p>
          </table:table-cell>
          <table:table-cell table:style-name="ce3" office:value-type="float" office:value="4" calcext:value-type="float">
            <text:p>4</text:p>
          </table:table-cell>
          <table:table-cell table:number-columns-repeated="1003"/>
        </table:table-row>
        <table:table-row table:style-name="ro7">
          <table:table-cell/>
          <table:table-cell table:style-name="ce40" office:value-type="string" calcext:value-type="string">
            <text:p>Déduit de la présence ou non de BPE ?</text:p>
          </table:table-cell>
          <table:table-cell/>
          <table:table-cell table:style-name="ce223" office:value-type="string" calcext:value-type="string">
            <text:p>L_PTECH_USAGE_TYPE</text:p>
          </table:table-cell>
          <table:table-cell table:style-name="ce3" office:value-type="float" office:value="1" calcext:value-type="float">
            <text:p>1</text:p>
          </table:table-cell>
          <table:table-cell table:style-name="ce44" office:value-type="string" calcext:value-type="string">
            <text:p>T</text:p>
          </table:table-cell>
          <table:table-cell table:style-name="ce3" office:value-type="string" calcext:value-type="string">
            <text:p>TIRAGE</text:p>
          </table:table-cell>
          <table:table-cell table:style-name="ce3"/>
          <table:table-cell table:style-name="ce208"/>
          <table:table-cell office:value-type="string" calcext:value-type="string">
            <text:p>Covadis</text:p>
          </table:table-cell>
          <table:table-cell/>
          <table:table-cell table:formula="of:=LEN([.F234])" office:value-type="float" office:value="1" calcext:value-type="float">
            <text:p>1</text:p>
          </table:table-cell>
          <table:table-cell table:style-name="ce29" table:formula="of:=&quot;INSERT INTO &quot; &amp; [.D234] &amp; &quot; VALUES ('&quot; &amp; [.F234] &amp; &quot;', '&quot; &amp;[.G234]&amp;&quot;');&quot;" office:value-type="string" office:string-value="INSERT INTO L_PTECH_USAGE_TYPE VALUES ('T', 'TIRAGE');" calcext:value-type="string">
            <text:p>INSERT INTO L_PTECH_USAGE_TYPE VALUES ('T', 'TIRAGE');</text:p>
          </table:table-cell>
          <table:table-cell table:number-columns-repeated="2"/>
          <table:table-cell office:value-type="string" calcext:value-type="string">
            <text:p>UsageChambreType</text:p>
          </table:table-cell>
          <table:table-cell table:number-columns-repeated="2"/>
          <table:table-cell table:style-name="ce248"/>
          <table:table-cell table:style-name="ce3"/>
          <table:table-cell table:number-columns-repeated="1003"/>
        </table:table-row>
        <table:table-row table:style-name="ro3">
          <table:table-cell/>
          <table:table-cell table:style-name="ce40" office:value-type="string" calcext:value-type="string">
            <text:p>Déduit de la présence ou non de BPE ?</text:p>
          </table:table-cell>
          <table:table-cell/>
          <table:table-cell table:style-name="ce223" office:value-type="string" calcext:value-type="string">
            <text:p>L_PTECH_USAGE_TYPE</text:p>
          </table:table-cell>
          <table:table-cell table:style-name="ce3" office:value-type="float" office:value="2" calcext:value-type="float">
            <text:p>2</text:p>
          </table:table-cell>
          <table:table-cell table:style-name="ce44" office:value-type="string" calcext:value-type="string">
            <text:p>R</text:p>
          </table:table-cell>
          <table:table-cell table:style-name="ce3" office:value-type="string" calcext:value-type="string">
            <text:p>RACCORDEMENT</text:p>
          </table:table-cell>
          <table:table-cell table:style-name="ce3"/>
          <table:table-cell table:style-name="ce208"/>
          <table:table-cell office:value-type="string" calcext:value-type="string">
            <text:p>Covadis</text:p>
          </table:table-cell>
          <table:table-cell/>
          <table:table-cell table:formula="of:=LEN([.F235])" office:value-type="float" office:value="1" calcext:value-type="float">
            <text:p>1</text:p>
          </table:table-cell>
          <table:table-cell table:style-name="ce29" table:formula="of:=&quot;INSERT INTO &quot; &amp; [.D235] &amp; &quot; VALUES ('&quot; &amp; [.F235] &amp; &quot;', '&quot; &amp;[.G235]&amp;&quot;');&quot;" office:value-type="string" office:string-value="INSERT INTO L_PTECH_USAGE_TYPE VALUES ('R', 'RACCORDEMENT');" calcext:value-type="string">
            <text:p>INSERT INTO L_PTECH_USAGE_TYPE VALUES ('R', 'RACCORDEMENT');</text:p>
          </table:table-cell>
          <table:table-cell table:number-columns-repeated="2"/>
          <table:table-cell office:value-type="string" calcext:value-type="string">
            <text:p>UsageChambreType</text:p>
          </table:table-cell>
          <table:table-cell table:number-columns-repeated="2"/>
          <table:table-cell table:style-name="ce248"/>
          <table:table-cell table:style-name="ce3"/>
          <table:table-cell table:number-columns-repeated="1003"/>
        </table:table-row>
        <table:table-row table:style-name="ro7">
          <table:table-cell/>
          <table:table-cell table:style-name="ce40" office:value-type="string" calcext:value-type="string">
            <text:p>A REPRENDRE</text:p>
          </table:table-cell>
          <table:table-cell/>
          <table:table-cell table:style-name="ce218" office:value-type="string" calcext:value-type="string">
            <text:p>L_QUALITEGEOLOCALISATION</text:p>
          </table:table-cell>
          <table:table-cell table:style-name="ce218" office:value-type="float" office:value="82" calcext:value-type="float">
            <text:p>82</text:p>
          </table:table-cell>
          <table:table-cell table:style-name="ce232" office:value-type="float" office:value="1" calcext:value-type="float">
            <text:p>1</text:p>
          </table:table-cell>
          <table:table-cell table:style-name="ce218" office:value-type="string" calcext:value-type="string">
            <text:p>Topologie traditionnelle ou GPS centimétrique</text:p>
          </table:table-cell>
          <table:table-cell table:style-name="ce218" office:value-type="string" calcext:value-type="string">
            <text:p>Précision &lt; 10cm</text:p>
          </table:table-cell>
          <table:table-cell table:style-name="ce208" office:value-type="string" calcext:value-type="string">
            <text:p>enum</text:p>
          </table:table-cell>
          <table:table-cell table:style-name="ce208" office:value-type="string" calcext:value-type="string">
            <text:p>Covadis</text:p>
          </table:table-cell>
          <table:table-cell table:formula="of:=UPPER([.G236])" office:value-type="string" office:string-value="TOPOLOGIE TRADITIONNELLE OU GPS CENTIMÉTRIQUE" calcext:value-type="string">
            <text:p>TOPOLOGIE TRADITIONNELLE OU GPS CENTIMÉTRIQUE</text:p>
          </table:table-cell>
          <table:table-cell table:formula="of:=LEN([.F236])" office:value-type="float" office:value="1" calcext:value-type="float">
            <text:p>1</text:p>
          </table:table-cell>
          <table:table-cell table:style-name="ce29" table:formula="of:=&quot;INSERT INTO &quot; &amp; [.D236] &amp; &quot; VALUES ('&quot; &amp; [.F236] &amp; &quot;', '&quot; &amp;[.G236]&amp;&quot;');&quot;" office:value-type="string" office:string-value="INSERT INTO L_QUALITEGEOLOCALISATION VALUES ('1', 'Topologie traditionnelle ou GPS centimétrique');" calcext:value-type="string">
            <text:p>INSERT INTO L_QUALITEGEOLOCALISATION VALUES ('1', 'Topologie traditionnelle ou GPS centimétrique');</text:p>
          </table:table-cell>
          <table:table-cell table:number-columns-repeated="2"/>
          <table:table-cell table:style-name="ce218" office:value-type="string" calcext:value-type="string">
            <text:p>QualiteGeolocalisation</text:p>
          </table:table-cell>
          <table:table-cell table:style-name="ce218" office:value-type="float" office:value="82" calcext:value-type="float">
            <text:p>82</text:p>
          </table:table-cell>
          <table:table-cell table:number-columns-repeated="1006"/>
        </table:table-row>
        <table:table-row table:style-name="ro1">
          <table:table-cell/>
          <table:table-cell table:style-name="ce40" office:value-type="string" calcext:value-type="string">
            <text:p>A REPRENDRE</text:p>
          </table:table-cell>
          <table:table-cell/>
          <table:table-cell table:style-name="ce218" office:value-type="string" calcext:value-type="string">
            <text:p>L_QUALITEGEOLOCALISATION</text:p>
          </table:table-cell>
          <table:table-cell table:style-name="ce218" office:value-type="float" office:value="83" calcext:value-type="float">
            <text:p>83</text:p>
          </table:table-cell>
          <table:table-cell table:style-name="ce232" office:value-type="float" office:value="2" calcext:value-type="float">
            <text:p>2</text:p>
          </table:table-cell>
          <table:table-cell table:style-name="ce218" office:value-type="string" calcext:value-type="string">
            <text:p>GPS submétrique</text:p>
          </table:table-cell>
          <table:table-cell table:style-name="ce218" office:value-type="string" calcext:value-type="string">
            <text:p>Précision &lt; 1m</text:p>
          </table:table-cell>
          <table:table-cell table:style-name="ce208" office:value-type="string" calcext:value-type="string">
            <text:p>enum</text:p>
          </table:table-cell>
          <table:table-cell table:style-name="ce208" office:value-type="string" calcext:value-type="string">
            <text:p>Covadis</text:p>
          </table:table-cell>
          <table:table-cell table:formula="of:=UPPER([.G237])" office:value-type="string" office:string-value="GPS SUBMÉTRIQUE" calcext:value-type="string">
            <text:p>GPS SUBMÉTRIQUE</text:p>
          </table:table-cell>
          <table:table-cell table:formula="of:=LEN([.F237])" office:value-type="float" office:value="1" calcext:value-type="float">
            <text:p>1</text:p>
          </table:table-cell>
          <table:table-cell table:style-name="ce29" table:formula="of:=&quot;INSERT INTO &quot; &amp; [.D237] &amp; &quot; VALUES ('&quot; &amp; [.F237] &amp; &quot;', '&quot; &amp;[.G237]&amp;&quot;');&quot;" office:value-type="string" office:string-value="INSERT INTO L_QUALITEGEOLOCALISATION VALUES ('2', 'GPS submétrique');" calcext:value-type="string">
            <text:p>INSERT INTO L_QUALITEGEOLOCALISATION VALUES ('2', 'GPS submétrique');</text:p>
          </table:table-cell>
          <table:table-cell table:number-columns-repeated="2"/>
          <table:table-cell table:style-name="ce218" office:value-type="string" calcext:value-type="string">
            <text:p>QualiteGeolocalisation</text:p>
          </table:table-cell>
          <table:table-cell table:style-name="ce218" office:value-type="float" office:value="83" calcext:value-type="float">
            <text:p>83</text:p>
          </table:table-cell>
          <table:table-cell table:number-columns-repeated="1006"/>
        </table:table-row>
        <table:table-row table:style-name="ro1">
          <table:table-cell/>
          <table:table-cell table:style-name="ce40" office:value-type="string" calcext:value-type="string">
            <text:p>A REPRENDRE</text:p>
          </table:table-cell>
          <table:table-cell/>
          <table:table-cell table:style-name="ce218" office:value-type="string" calcext:value-type="string">
            <text:p>L_QUALITEGEOLOCALISATION</text:p>
          </table:table-cell>
          <table:table-cell table:style-name="ce218" office:value-type="float" office:value="84" calcext:value-type="float">
            <text:p>84</text:p>
          </table:table-cell>
          <table:table-cell table:style-name="ce232" office:value-type="float" office:value="3" calcext:value-type="float">
            <text:p>3</text:p>
          </table:table-cell>
          <table:table-cell table:style-name="ce218" office:value-type="string" calcext:value-type="string">
            <text:p>GPS métrique</text:p>
          </table:table-cell>
          <table:table-cell table:style-name="ce218" office:value-type="string" calcext:value-type="string">
            <text:p>Précision &gt; 1m</text:p>
          </table:table-cell>
          <table:table-cell table:style-name="ce208" office:value-type="string" calcext:value-type="string">
            <text:p>enum</text:p>
          </table:table-cell>
          <table:table-cell table:style-name="ce208" office:value-type="string" calcext:value-type="string">
            <text:p>Covadis</text:p>
          </table:table-cell>
          <table:table-cell table:formula="of:=UPPER([.G238])" office:value-type="string" office:string-value="GPS MÉTRIQUE" calcext:value-type="string">
            <text:p>GPS MÉTRIQUE</text:p>
          </table:table-cell>
          <table:table-cell table:formula="of:=LEN([.F238])" office:value-type="float" office:value="1" calcext:value-type="float">
            <text:p>1</text:p>
          </table:table-cell>
          <table:table-cell table:style-name="ce29" table:formula="of:=&quot;INSERT INTO &quot; &amp; [.D238] &amp; &quot; VALUES ('&quot; &amp; [.F238] &amp; &quot;', '&quot; &amp;[.G238]&amp;&quot;');&quot;" office:value-type="string" office:string-value="INSERT INTO L_QUALITEGEOLOCALISATION VALUES ('3', 'GPS métrique');" calcext:value-type="string">
            <text:p>INSERT INTO L_QUALITEGEOLOCALISATION VALUES ('3', 'GPS métrique');</text:p>
          </table:table-cell>
          <table:table-cell table:number-columns-repeated="2"/>
          <table:table-cell table:style-name="ce218" office:value-type="string" calcext:value-type="string">
            <text:p>QualiteGeolocalisation</text:p>
          </table:table-cell>
          <table:table-cell table:style-name="ce218" office:value-type="float" office:value="84" calcext:value-type="float">
            <text:p>84</text:p>
          </table:table-cell>
          <table:table-cell table:number-columns-repeated="1006"/>
        </table:table-row>
        <table:table-row table:style-name="ro7">
          <table:table-cell/>
          <table:table-cell table:style-name="ce40" office:value-type="string" calcext:value-type="string">
            <text:p>A REPRENDRE</text:p>
          </table:table-cell>
          <table:table-cell/>
          <table:table-cell table:style-name="ce218" office:value-type="string" calcext:value-type="string">
            <text:p>L_QUALITEGEOLOCALISATION</text:p>
          </table:table-cell>
          <table:table-cell table:style-name="ce218" office:value-type="float" office:value="85" calcext:value-type="float">
            <text:p>85</text:p>
          </table:table-cell>
          <table:table-cell table:style-name="ce232" office:value-type="float" office:value="4" calcext:value-type="float">
            <text:p>4</text:p>
          </table:table-cell>
          <table:table-cell table:style-name="ce218" office:value-type="string" calcext:value-type="string">
            <text:p>Numérisation sur orthophotographie</text:p>
          </table:table-cell>
          <table:table-cell table:style-name="ce218" office:value-type="string" calcext:value-type="string">
            <text:p>Précision (3 à 5 m)</text:p>
          </table:table-cell>
          <table:table-cell table:style-name="ce208" office:value-type="string" calcext:value-type="string">
            <text:p>enum</text:p>
          </table:table-cell>
          <table:table-cell table:style-name="ce208" office:value-type="string" calcext:value-type="string">
            <text:p>Covadis</text:p>
          </table:table-cell>
          <table:table-cell table:formula="of:=UPPER([.G239])" office:value-type="string" office:string-value="NUMÉRISATION SUR ORTHOPHOTOGRAPHIE" calcext:value-type="string">
            <text:p>NUMÉRISATION SUR ORTHOPHOTOGRAPHIE</text:p>
          </table:table-cell>
          <table:table-cell table:formula="of:=LEN([.F239])" office:value-type="float" office:value="1" calcext:value-type="float">
            <text:p>1</text:p>
          </table:table-cell>
          <table:table-cell table:style-name="ce29" table:formula="of:=&quot;INSERT INTO &quot; &amp; [.D239] &amp; &quot; VALUES ('&quot; &amp; [.F239] &amp; &quot;', '&quot; &amp;[.G239]&amp;&quot;');&quot;" office:value-type="string" office:string-value="INSERT INTO L_QUALITEGEOLOCALISATION VALUES ('4', 'Numérisation sur orthophotographie');" calcext:value-type="string">
            <text:p>INSERT INTO L_QUALITEGEOLOCALISATION VALUES ('4', 'Numérisation sur orthophotographie');</text:p>
          </table:table-cell>
          <table:table-cell table:number-columns-repeated="2"/>
          <table:table-cell table:style-name="ce218" office:value-type="string" calcext:value-type="string">
            <text:p>QualiteGeolocalisation</text:p>
          </table:table-cell>
          <table:table-cell table:style-name="ce218" office:value-type="float" office:value="85" calcext:value-type="float">
            <text:p>85</text:p>
          </table:table-cell>
          <table:table-cell table:number-columns-repeated="1006"/>
        </table:table-row>
        <table:table-row table:style-name="ro1">
          <table:table-cell/>
          <table:table-cell table:style-name="ce40" office:value-type="string" calcext:value-type="string">
            <text:p>A REPRENDRE</text:p>
          </table:table-cell>
          <table:table-cell/>
          <table:table-cell table:style-name="ce218" office:value-type="string" calcext:value-type="string">
            <text:p>L_QUALITEGEOLOCALISATION</text:p>
          </table:table-cell>
          <table:table-cell table:style-name="ce218" office:value-type="float" office:value="86" calcext:value-type="float">
            <text:p>86</text:p>
          </table:table-cell>
          <table:table-cell table:style-name="ce232" office:value-type="float" office:value="5" calcext:value-type="float">
            <text:p>5</text:p>
          </table:table-cell>
          <table:table-cell table:style-name="ce218" office:value-type="string" calcext:value-type="string">
            <text:p>GPS grand public</text:p>
          </table:table-cell>
          <table:table-cell table:style-name="ce218" office:value-type="string" calcext:value-type="string">
            <text:p>Précision faible &gt; 5 m</text:p>
          </table:table-cell>
          <table:table-cell table:style-name="ce208" office:value-type="string" calcext:value-type="string">
            <text:p>enum</text:p>
          </table:table-cell>
          <table:table-cell table:style-name="ce208" office:value-type="string" calcext:value-type="string">
            <text:p>Covadis</text:p>
          </table:table-cell>
          <table:table-cell table:formula="of:=UPPER([.G240])" office:value-type="string" office:string-value="GPS GRAND PUBLIC" calcext:value-type="string">
            <text:p>GPS GRAND PUBLIC</text:p>
          </table:table-cell>
          <table:table-cell table:formula="of:=LEN([.F240])" office:value-type="float" office:value="1" calcext:value-type="float">
            <text:p>1</text:p>
          </table:table-cell>
          <table:table-cell table:style-name="ce29" table:formula="of:=&quot;INSERT INTO &quot; &amp; [.D240] &amp; &quot; VALUES ('&quot; &amp; [.F240] &amp; &quot;', '&quot; &amp;[.G240]&amp;&quot;');&quot;" office:value-type="string" office:string-value="INSERT INTO L_QUALITEGEOLOCALISATION VALUES ('5', 'GPS grand public');" calcext:value-type="string">
            <text:p>INSERT INTO L_QUALITEGEOLOCALISATION VALUES ('5', 'GPS grand public');</text:p>
          </table:table-cell>
          <table:table-cell table:number-columns-repeated="2"/>
          <table:table-cell table:style-name="ce218" office:value-type="string" calcext:value-type="string">
            <text:p>QualiteGeolocalisation</text:p>
          </table:table-cell>
          <table:table-cell table:style-name="ce218" office:value-type="float" office:value="86" calcext:value-type="float">
            <text:p>86</text:p>
          </table:table-cell>
          <table:table-cell table:number-columns-repeated="1006"/>
        </table:table-row>
        <table:table-row table:style-name="ro1">
          <table:table-cell/>
          <table:table-cell table:style-name="ce40" office:value-type="string" calcext:value-type="string">
            <text:p>Booléen Actif O/N ?</text:p>
          </table:table-cell>
          <table:table-cell/>
          <table:table-cell table:style-name="ce14" office:value-type="string" calcext:value-type="string">
            <text:p>L_REFERENCE_ETAT</text:p>
          </table:table-cell>
          <table:table-cell table:style-name="ce3" office:value-type="float" office:value="1" calcext:value-type="float">
            <text:p>1</text:p>
          </table:table-cell>
          <table:table-cell table:style-name="ce233" office:value-type="string" calcext:value-type="string">
            <text:p>A</text:p>
          </table:table-cell>
          <table:table-cell table:style-name="ce3" office:value-type="string" calcext:value-type="string">
            <text:p>ACTIVE</text:p>
          </table:table-cell>
          <table:table-cell table:style-name="ce3"/>
          <table:table-cell/>
          <table:table-cell office:value-type="string" calcext:value-type="string">
            <text:p>Syane</text:p>
          </table:table-cell>
          <table:table-cell/>
          <table:table-cell table:formula="of:=LEN([.F241])" office:value-type="float" office:value="1" calcext:value-type="float">
            <text:p>1</text:p>
          </table:table-cell>
          <table:table-cell table:style-name="ce29" table:formula="of:=&quot;INSERT INTO &quot; &amp; [.D241] &amp; &quot; VALUES ('&quot; &amp; [.F241] &amp; &quot;', '&quot; &amp;[.G241]&amp;&quot;');&quot;" office:value-type="string" office:string-value="INSERT INTO L_REFERENCE_ETAT VALUES ('A', 'ACTIVE');" calcext:value-type="string">
            <text:p>INSERT INTO L_REFERENCE_ETAT VALUES ('A', 'ACTIVE');</text:p>
          </table:table-cell>
          <table:table-cell table:number-columns-repeated="5"/>
          <table:table-cell table:style-name="ce248" office:value-type="string" calcext:value-type="string">
            <text:p>CTRL_REFERENCE_ETAT</text:p>
          </table:table-cell>
          <table:table-cell table:style-name="ce3" office:value-type="float" office:value="1" calcext:value-type="float">
            <text:p>1</text:p>
          </table:table-cell>
          <table:table-cell table:number-columns-repeated="1003"/>
        </table:table-row>
        <table:table-row table:style-name="ro1">
          <table:table-cell/>
          <table:table-cell table:style-name="ce40" office:value-type="string" calcext:value-type="string">
            <text:p>Booléen Actif O/N ?</text:p>
          </table:table-cell>
          <table:table-cell/>
          <table:table-cell table:style-name="ce14" office:value-type="string" calcext:value-type="string">
            <text:p>L_REFERENCE_ETAT</text:p>
          </table:table-cell>
          <table:table-cell table:style-name="ce3" office:value-type="float" office:value="2" calcext:value-type="float">
            <text:p>2</text:p>
          </table:table-cell>
          <table:table-cell table:style-name="ce233" office:value-type="string" calcext:value-type="string">
            <text:p>N</text:p>
          </table:table-cell>
          <table:table-cell table:style-name="ce3" office:value-type="string" calcext:value-type="string">
            <text:p>NON DISPONIBLE</text:p>
          </table:table-cell>
          <table:table-cell table:style-name="ce3"/>
          <table:table-cell/>
          <table:table-cell office:value-type="string" calcext:value-type="string">
            <text:p>Syane</text:p>
          </table:table-cell>
          <table:table-cell/>
          <table:table-cell table:formula="of:=LEN([.F242])" office:value-type="float" office:value="1" calcext:value-type="float">
            <text:p>1</text:p>
          </table:table-cell>
          <table:table-cell table:style-name="ce29" table:formula="of:=&quot;INSERT INTO &quot; &amp; [.D242] &amp; &quot; VALUES ('&quot; &amp; [.F242] &amp; &quot;', '&quot; &amp;[.G242]&amp;&quot;');&quot;" office:value-type="string" office:string-value="INSERT INTO L_REFERENCE_ETAT VALUES ('N', 'NON DISPONIBLE');" calcext:value-type="string">
            <text:p>INSERT INTO L_REFERENCE_ETAT VALUES ('N', 'NON DISPONIBLE');</text:p>
          </table:table-cell>
          <table:table-cell table:number-columns-repeated="5"/>
          <table:table-cell table:style-name="ce248" office:value-type="string" calcext:value-type="string">
            <text:p>CTRL_REFERENCE_ETAT</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REFERENCE_TYPE</text:p>
          </table:table-cell>
          <table:table-cell table:style-name="ce3" office:value-type="float" office:value="1" calcext:value-type="float">
            <text:p>1</text:p>
          </table:table-cell>
          <table:table-cell table:style-name="ce234" office:value-type="string" calcext:value-type="string">
            <text:p>CA</text:p>
          </table:table-cell>
          <table:table-cell table:style-name="ce3" office:value-type="string" calcext:value-type="string">
            <text:p>CABLE</text:p>
          </table:table-cell>
          <table:table-cell table:style-name="ce3"/>
          <table:table-cell/>
          <table:table-cell office:value-type="string" calcext:value-type="string">
            <text:p>Syane</text:p>
          </table:table-cell>
          <table:table-cell/>
          <table:table-cell table:formula="of:=LEN([.F243])" office:value-type="float" office:value="2" calcext:value-type="float">
            <text:p>2</text:p>
          </table:table-cell>
          <table:table-cell table:style-name="ce29" table:formula="of:=&quot;INSERT INTO &quot; &amp; [.D243] &amp; &quot; VALUES ('&quot; &amp; [.F243] &amp; &quot;', '&quot; &amp;[.G243]&amp;&quot;');&quot;" office:value-type="string" office:string-value="INSERT INTO L_REFERENCE_TYPE VALUES ('CA', 'CABLE');" calcext:value-type="string">
            <text:p>INSERT INTO L_REFERENCE_TYPE VALUES ('CA', 'CABLE');</text:p>
          </table:table-cell>
          <table:table-cell table:number-columns-repeated="5"/>
          <table:table-cell table:style-name="ce248" office:value-type="string" calcext:value-type="string">
            <text:p>CTRL_REFERENCE_TYPE</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REFERENCE_TYPE</text:p>
          </table:table-cell>
          <table:table-cell table:style-name="ce3" office:value-type="float" office:value="2" calcext:value-type="float">
            <text:p>2</text:p>
          </table:table-cell>
          <table:table-cell table:style-name="ce234" office:value-type="string" calcext:value-type="string">
            <text:p>CS</text:p>
          </table:table-cell>
          <table:table-cell table:style-name="ce3" office:value-type="string" calcext:value-type="string">
            <text:p>CASSETTE</text:p>
          </table:table-cell>
          <table:table-cell table:style-name="ce3"/>
          <table:table-cell/>
          <table:table-cell office:value-type="string" calcext:value-type="string">
            <text:p>Syane</text:p>
          </table:table-cell>
          <table:table-cell/>
          <table:table-cell table:formula="of:=LEN([.F244])" office:value-type="float" office:value="2" calcext:value-type="float">
            <text:p>2</text:p>
          </table:table-cell>
          <table:table-cell table:style-name="ce29" table:formula="of:=&quot;INSERT INTO &quot; &amp; [.D244] &amp; &quot; VALUES ('&quot; &amp; [.F244] &amp; &quot;', '&quot; &amp;[.G244]&amp;&quot;');&quot;" office:value-type="string" office:string-value="INSERT INTO L_REFERENCE_TYPE VALUES ('CS', 'CASSETTE');" calcext:value-type="string">
            <text:p>INSERT INTO L_REFERENCE_TYPE VALUES ('CS', 'CASSETTE');</text:p>
          </table:table-cell>
          <table:table-cell table:number-columns-repeated="5"/>
          <table:table-cell table:style-name="ce248" office:value-type="string" calcext:value-type="string">
            <text:p>CTRL_REFERENCE_TYPE</text:p>
          </table:table-cell>
          <table:table-cell table:style-name="ce3" office:value-type="float" office:value="2" calcext:value-type="float">
            <text:p>2</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REFERENCE_TYPE</text:p>
          </table:table-cell>
          <table:table-cell table:style-name="ce3" office:value-type="float" office:value="3" calcext:value-type="float">
            <text:p>3</text:p>
          </table:table-cell>
          <table:table-cell table:style-name="ce234" office:value-type="string" calcext:value-type="string">
            <text:p>BP</text:p>
          </table:table-cell>
          <table:table-cell table:style-name="ce3" office:value-type="string" calcext:value-type="string">
            <text:p>BPE</text:p>
          </table:table-cell>
          <table:table-cell table:style-name="ce3"/>
          <table:table-cell/>
          <table:table-cell office:value-type="string" calcext:value-type="string">
            <text:p>Syane</text:p>
          </table:table-cell>
          <table:table-cell/>
          <table:table-cell table:formula="of:=LEN([.F245])" office:value-type="float" office:value="2" calcext:value-type="float">
            <text:p>2</text:p>
          </table:table-cell>
          <table:table-cell table:style-name="ce29" table:formula="of:=&quot;INSERT INTO &quot; &amp; [.D245] &amp; &quot; VALUES ('&quot; &amp; [.F245] &amp; &quot;', '&quot; &amp;[.G245]&amp;&quot;');&quot;" office:value-type="string" office:string-value="INSERT INTO L_REFERENCE_TYPE VALUES ('BP', 'BPE');" calcext:value-type="string">
            <text:p>INSERT INTO L_REFERENCE_TYPE VALUES ('BP', 'BPE');</text:p>
          </table:table-cell>
          <table:table-cell table:number-columns-repeated="5"/>
          <table:table-cell table:style-name="ce248" office:value-type="string" calcext:value-type="string">
            <text:p>CTRL_REFERENCE_TYPE</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REFERENCE_TYPE</text:p>
          </table:table-cell>
          <table:table-cell table:style-name="ce3" office:value-type="float" office:value="4" calcext:value-type="float">
            <text:p>4</text:p>
          </table:table-cell>
          <table:table-cell table:style-name="ce234" office:value-type="string" calcext:value-type="string">
            <text:p>TI</text:p>
          </table:table-cell>
          <table:table-cell table:style-name="ce3" office:value-type="string" calcext:value-type="string">
            <text:p>TIROIR</text:p>
          </table:table-cell>
          <table:table-cell table:style-name="ce3"/>
          <table:table-cell/>
          <table:table-cell office:value-type="string" calcext:value-type="string">
            <text:p>Syane</text:p>
          </table:table-cell>
          <table:table-cell/>
          <table:table-cell table:formula="of:=LEN([.F246])" office:value-type="float" office:value="2" calcext:value-type="float">
            <text:p>2</text:p>
          </table:table-cell>
          <table:table-cell table:style-name="ce29" table:formula="of:=&quot;INSERT INTO &quot; &amp; [.D246] &amp; &quot; VALUES ('&quot; &amp; [.F246] &amp; &quot;', '&quot; &amp;[.G246]&amp;&quot;');&quot;" office:value-type="string" office:string-value="INSERT INTO L_REFERENCE_TYPE VALUES ('TI', 'TIROIR');" calcext:value-type="string">
            <text:p>INSERT INTO L_REFERENCE_TYPE VALUES ('TI', 'TIROIR');</text:p>
          </table:table-cell>
          <table:table-cell table:number-columns-repeated="5"/>
          <table:table-cell table:style-name="ce248" office:value-type="string" calcext:value-type="string">
            <text:p>CTRL_REFERENCE_TYPE</text:p>
          </table:table-cell>
          <table:table-cell table:style-name="ce3" office:value-type="float" office:value="4" calcext:value-type="float">
            <text:p>4</text:p>
          </table:table-cell>
          <table:table-cell table:number-columns-repeated="2"/>
          <table:table-cell table:style-name="ce40" table:number-columns-repeated="1001"/>
        </table:table-row>
        <table:table-row table:style-name="ro1">
          <table:table-cell/>
          <table:table-cell office:value-type="string" calcext:value-type="string">
            <text:p>Eddy ?</text:p>
          </table:table-cell>
          <table:table-cell/>
          <table:table-cell table:style-name="ce14" office:value-type="string" calcext:value-type="string">
            <text:p>L_REFERENCE_TYPE</text:p>
          </table:table-cell>
          <table:table-cell table:style-name="ce3" office:value-type="float" office:value="5" calcext:value-type="float">
            <text:p>5</text:p>
          </table:table-cell>
          <table:table-cell table:style-name="ce234" office:value-type="string" calcext:value-type="string">
            <text:p>BA</text:p>
          </table:table-cell>
          <table:table-cell table:style-name="ce3" office:value-type="string" calcext:value-type="string">
            <text:p>BAIE</text:p>
          </table:table-cell>
          <table:table-cell table:style-name="ce3"/>
          <table:table-cell/>
          <table:table-cell office:value-type="string" calcext:value-type="string">
            <text:p>Syane</text:p>
          </table:table-cell>
          <table:table-cell/>
          <table:table-cell table:formula="of:=LEN([.F247])" office:value-type="float" office:value="2" calcext:value-type="float">
            <text:p>2</text:p>
          </table:table-cell>
          <table:table-cell table:style-name="ce29" table:formula="of:=&quot;INSERT INTO &quot; &amp; [.D247] &amp; &quot; VALUES ('&quot; &amp; [.F247] &amp; &quot;', '&quot; &amp;[.G247]&amp;&quot;');&quot;" office:value-type="string" office:string-value="INSERT INTO L_REFERENCE_TYPE VALUES ('BA', 'BAIE');" calcext:value-type="string">
            <text:p>INSERT INTO L_REFERENCE_TYPE VALUES ('BA', 'BAIE');</text:p>
          </table:table-cell>
          <table:table-cell table:number-columns-repeated="5"/>
          <table:table-cell table:style-name="ce248" office:value-type="string" calcext:value-type="string">
            <text:p>CTRL_REFERENCE_TYPE</text:p>
          </table:table-cell>
          <table:table-cell table:style-name="ce3" office:value-type="float" office:value="5" calcext:value-type="float">
            <text:p>5</text:p>
          </table:table-cell>
          <table:table-cell table:number-columns-repeated="2"/>
          <table:table-cell table:style-name="ce40" table:number-columns-repeated="1001"/>
        </table:table-row>
        <table:table-row table:style-name="ro1">
          <table:table-cell table:number-columns-repeated="3"/>
          <table:table-cell table:style-name="ce218" office:value-type="string" calcext:value-type="string">
            <text:p>L_SITE_EMISSION_TYPE</text:p>
          </table:table-cell>
          <table:table-cell table:style-name="ce218" office:value-type="float" office:value="87" calcext:value-type="float">
            <text:p>87</text:p>
          </table:table-cell>
          <table:table-cell table:style-name="ce228" office:value-type="string" calcext:value-type="string">
            <text:p>RADIO</text:p>
          </table:table-cell>
          <table:table-cell table:style-name="ce218" office:value-type="string" calcext:value-type="string">
            <text:p>RadioDiffusion</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48])" office:value-type="string" office:string-value="RADIODIFFUSION" calcext:value-type="string">
            <text:p>RADIODIFFUSION</text:p>
          </table:table-cell>
          <table:table-cell table:formula="of:=LEN([.F248])" office:value-type="float" office:value="5" calcext:value-type="float">
            <text:p>5</text:p>
          </table:table-cell>
          <table:table-cell table:style-name="ce29" table:formula="of:=&quot;INSERT INTO &quot; &amp; [.D248] &amp; &quot; VALUES ('&quot; &amp; [.F248] &amp; &quot;', '&quot; &amp;[.G248]&amp;&quot;');&quot;" office:value-type="string" office:string-value="INSERT INTO L_SITE_EMISSION_TYPE VALUES ('RADIO', 'RadioDiffusion');" calcext:value-type="string">
            <text:p>INSERT INTO L_SITE_EMISSION_TYPE VALUES ('RADIO', 'RadioDiffusion');</text:p>
          </table:table-cell>
          <table:table-cell table:number-columns-repeated="2"/>
          <table:table-cell table:style-name="ce218" office:value-type="string" calcext:value-type="string">
            <text:p>SiteEmissionType</text:p>
          </table:table-cell>
          <table:table-cell table:style-name="ce218" office:value-type="float" office:value="87" calcext:value-type="float">
            <text:p>87</text:p>
          </table:table-cell>
          <table:table-cell table:number-columns-repeated="5"/>
          <table:table-cell table:style-name="ce40" table:number-columns-repeated="1001"/>
        </table:table-row>
        <table:table-row table:style-name="ro1">
          <table:table-cell table:number-columns-repeated="3"/>
          <table:table-cell table:style-name="ce218" office:value-type="string" calcext:value-type="string">
            <text:p>L_SITE_EMISSION_TYPE</text:p>
          </table:table-cell>
          <table:table-cell table:style-name="ce218" office:value-type="float" office:value="88" calcext:value-type="float">
            <text:p>88</text:p>
          </table:table-cell>
          <table:table-cell table:style-name="ce228" office:value-type="string" calcext:value-type="string">
            <text:p>TEL</text:p>
          </table:table-cell>
          <table:table-cell table:style-name="ce218" office:value-type="string" calcext:value-type="string">
            <text:p>Radio Téléphonie</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49])" office:value-type="string" office:string-value="RADIO TÉLÉPHONIE" calcext:value-type="string">
            <text:p>RADIO TÉLÉPHONIE</text:p>
          </table:table-cell>
          <table:table-cell table:formula="of:=LEN([.F249])" office:value-type="float" office:value="3" calcext:value-type="float">
            <text:p>3</text:p>
          </table:table-cell>
          <table:table-cell table:style-name="ce29" table:formula="of:=&quot;INSERT INTO &quot; &amp; [.D249] &amp; &quot; VALUES ('&quot; &amp; [.F249] &amp; &quot;', '&quot; &amp;[.G249]&amp;&quot;');&quot;" office:value-type="string" office:string-value="INSERT INTO L_SITE_EMISSION_TYPE VALUES ('TEL', 'Radio Téléphonie');" calcext:value-type="string">
            <text:p>INSERT INTO L_SITE_EMISSION_TYPE VALUES ('TEL', 'Radio Téléphonie');</text:p>
          </table:table-cell>
          <table:table-cell table:number-columns-repeated="2"/>
          <table:table-cell table:style-name="ce218" office:value-type="string" calcext:value-type="string">
            <text:p>SiteEmissionType</text:p>
          </table:table-cell>
          <table:table-cell table:style-name="ce218" office:value-type="float" office:value="88" calcext:value-type="float">
            <text:p>88</text:p>
          </table:table-cell>
          <table:table-cell table:number-columns-repeated="5"/>
          <table:table-cell table:style-name="ce40" table:number-columns-repeated="1001"/>
        </table:table-row>
        <table:table-row table:style-name="ro1">
          <table:table-cell table:number-columns-repeated="3"/>
          <table:table-cell table:style-name="ce218" office:value-type="string" calcext:value-type="string">
            <text:p>L_SITE_EMISSION_TYPE</text:p>
          </table:table-cell>
          <table:table-cell table:style-name="ce218" office:value-type="float" office:value="89" calcext:value-type="float">
            <text:p>89</text:p>
          </table:table-cell>
          <table:table-cell table:style-name="ce228" office:value-type="string" calcext:value-type="string">
            <text:p>BLR</text:p>
          </table:table-cell>
          <table:table-cell table:style-name="ce218" office:value-type="string" calcext:value-type="string">
            <text:p>Boucle locale Radio</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50])" office:value-type="string" office:string-value="BOUCLE LOCALE RADIO" calcext:value-type="string">
            <text:p>BOUCLE LOCALE RADIO</text:p>
          </table:table-cell>
          <table:table-cell table:formula="of:=LEN([.F250])" office:value-type="float" office:value="3" calcext:value-type="float">
            <text:p>3</text:p>
          </table:table-cell>
          <table:table-cell table:style-name="ce29" table:formula="of:=&quot;INSERT INTO &quot; &amp; [.D250] &amp; &quot; VALUES ('&quot; &amp; [.F250] &amp; &quot;', '&quot; &amp;[.G250]&amp;&quot;');&quot;" office:value-type="string" office:string-value="INSERT INTO L_SITE_EMISSION_TYPE VALUES ('BLR', 'Boucle locale Radio');" calcext:value-type="string">
            <text:p>INSERT INTO L_SITE_EMISSION_TYPE VALUES ('BLR', 'Boucle locale Radio');</text:p>
          </table:table-cell>
          <table:table-cell table:number-columns-repeated="2"/>
          <table:table-cell table:style-name="ce218" office:value-type="string" calcext:value-type="string">
            <text:p>SiteEmissionType</text:p>
          </table:table-cell>
          <table:table-cell table:style-name="ce218" office:value-type="float" office:value="89" calcext:value-type="float">
            <text:p>89</text:p>
          </table:table-cell>
          <table:table-cell table:number-columns-repeated="5"/>
          <table:table-cell table:style-name="ce41" table:number-columns-repeated="1001"/>
        </table:table-row>
        <table:table-row table:style-name="ro1">
          <table:table-cell table:number-columns-repeated="3"/>
          <table:table-cell table:style-name="ce218" office:value-type="string" calcext:value-type="string">
            <text:p>L_SITE_EMISSION_TYPE</text:p>
          </table:table-cell>
          <table:table-cell table:style-name="ce218" office:value-type="float" office:value="90" calcext:value-type="float">
            <text:p>90</text:p>
          </table:table-cell>
          <table:table-cell table:style-name="ce228" office:value-type="string" calcext:value-type="string">
            <text:p>FH</text:p>
          </table:table-cell>
          <table:table-cell table:style-name="ce218" office:value-type="string" calcext:value-type="string">
            <text:p>Faisceau Hertzien</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51])" office:value-type="string" office:string-value="FAISCEAU HERTZIEN" calcext:value-type="string">
            <text:p>FAISCEAU HERTZIEN</text:p>
          </table:table-cell>
          <table:table-cell table:formula="of:=LEN([.F251])" office:value-type="float" office:value="2" calcext:value-type="float">
            <text:p>2</text:p>
          </table:table-cell>
          <table:table-cell table:style-name="ce29" table:formula="of:=&quot;INSERT INTO &quot; &amp; [.D251] &amp; &quot; VALUES ('&quot; &amp; [.F251] &amp; &quot;', '&quot; &amp;[.G251]&amp;&quot;');&quot;" office:value-type="string" office:string-value="INSERT INTO L_SITE_EMISSION_TYPE VALUES ('FH', 'Faisceau Hertzien');" calcext:value-type="string">
            <text:p>INSERT INTO L_SITE_EMISSION_TYPE VALUES ('FH', 'Faisceau Hertzien');</text:p>
          </table:table-cell>
          <table:table-cell table:number-columns-repeated="2"/>
          <table:table-cell table:style-name="ce218" office:value-type="string" calcext:value-type="string">
            <text:p>SiteEmissionType</text:p>
          </table:table-cell>
          <table:table-cell table:style-name="ce218" office:value-type="float" office:value="90" calcext:value-type="float">
            <text:p>90</text:p>
          </table:table-cell>
          <table:table-cell table:number-columns-repeated="1006"/>
        </table:table-row>
        <table:table-row table:style-name="ro1">
          <table:table-cell table:number-columns-repeated="3"/>
          <table:table-cell table:style-name="ce218" office:value-type="string" calcext:value-type="string">
            <text:p>L_SITE_EMISSION_TYPE</text:p>
          </table:table-cell>
          <table:table-cell table:style-name="ce218" office:value-type="float" office:value="91" calcext:value-type="float">
            <text:p>91</text:p>
          </table:table-cell>
          <table:table-cell table:style-name="ce228" office:value-type="string" calcext:value-type="string">
            <text:p>WIFI</text:p>
          </table:table-cell>
          <table:table-cell table:style-name="ce218" office:value-type="string" calcext:value-type="string">
            <text:p>Wifi</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52])" office:value-type="string" office:string-value="WIFI" calcext:value-type="string">
            <text:p>WIFI</text:p>
          </table:table-cell>
          <table:table-cell table:formula="of:=LEN([.F252])" office:value-type="float" office:value="4" calcext:value-type="float">
            <text:p>4</text:p>
          </table:table-cell>
          <table:table-cell table:style-name="ce29" table:formula="of:=&quot;INSERT INTO &quot; &amp; [.D252] &amp; &quot; VALUES ('&quot; &amp; [.F252] &amp; &quot;', '&quot; &amp;[.G252]&amp;&quot;');&quot;" office:value-type="string" office:string-value="INSERT INTO L_SITE_EMISSION_TYPE VALUES ('WIFI', 'Wifi');" calcext:value-type="string">
            <text:p>INSERT INTO L_SITE_EMISSION_TYPE VALUES ('WIFI', 'Wifi');</text:p>
          </table:table-cell>
          <table:table-cell table:number-columns-repeated="2"/>
          <table:table-cell table:style-name="ce218" office:value-type="string" calcext:value-type="string">
            <text:p>SiteEmissionType</text:p>
          </table:table-cell>
          <table:table-cell table:style-name="ce218" office:value-type="float" office:value="91" calcext:value-type="float">
            <text:p>91</text:p>
          </table:table-cell>
          <table:table-cell table:number-columns-repeated="1006"/>
        </table:table-row>
        <table:table-row table:style-name="ro1">
          <table:table-cell table:number-columns-repeated="3"/>
          <table:table-cell table:style-name="ce218" office:value-type="string" calcext:value-type="string">
            <text:p>L_SITE_EMISSION_TYPE</text:p>
          </table:table-cell>
          <table:table-cell table:style-name="ce218" office:value-type="float" office:value="92" calcext:value-type="float">
            <text:p>92</text:p>
          </table:table-cell>
          <table:table-cell table:style-name="ce228" office:value-type="string" calcext:value-type="string">
            <text:p>WIMAX</text:p>
          </table:table-cell>
          <table:table-cell table:style-name="ce218" office:value-type="string" calcext:value-type="string">
            <text:p>Wimax</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53])" office:value-type="string" office:string-value="WIMAX" calcext:value-type="string">
            <text:p>WIMAX</text:p>
          </table:table-cell>
          <table:table-cell table:formula="of:=LEN([.F253])" office:value-type="float" office:value="5" calcext:value-type="float">
            <text:p>5</text:p>
          </table:table-cell>
          <table:table-cell table:style-name="ce29" table:formula="of:=&quot;INSERT INTO &quot; &amp; [.D253] &amp; &quot; VALUES ('&quot; &amp; [.F253] &amp; &quot;', '&quot; &amp;[.G253]&amp;&quot;');&quot;" office:value-type="string" office:string-value="INSERT INTO L_SITE_EMISSION_TYPE VALUES ('WIMAX', 'Wimax');" calcext:value-type="string">
            <text:p>INSERT INTO L_SITE_EMISSION_TYPE VALUES ('WIMAX', 'Wimax');</text:p>
          </table:table-cell>
          <table:table-cell table:number-columns-repeated="2"/>
          <table:table-cell table:style-name="ce218" office:value-type="string" calcext:value-type="string">
            <text:p>SiteEmissionType</text:p>
          </table:table-cell>
          <table:table-cell table:style-name="ce218" office:value-type="float" office:value="92" calcext:value-type="float">
            <text:p>92</text:p>
          </table:table-cell>
          <table:table-cell table:number-columns-repeated="1006"/>
        </table:table-row>
        <table:table-row table:style-name="ro7">
          <table:table-cell table:number-columns-repeated="2"/>
          <table:table-cell office:value-type="string" calcext:value-type="string">
            <text:p>PRO / CAA / URAL / URAD ?</text:p>
          </table:table-cell>
          <table:table-cell table:style-name="ce218" office:value-type="string" calcext:value-type="string">
            <text:p>L_SITE_TYPE</text:p>
          </table:table-cell>
          <table:table-cell table:style-name="ce218" office:value-type="float" office:value="1" calcext:value-type="float">
            <text:p>1</text:p>
          </table:table-cell>
          <table:table-cell table:style-name="ce227" office:value-type="string" calcext:value-type="string">
            <text:p>NRA</text:p>
          </table:table-cell>
          <table:table-cell table:style-name="ce218" office:value-type="string" calcext:value-type="string">
            <text:p>NŒUD RACCORDEMENT D''ABONNÉS</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54])" office:value-type="string" office:string-value="NŒUD RACCORDEMENT D''ABONNÉS" calcext:value-type="string">
            <text:p>NŒUD RACCORDEMENT D''ABONNÉS</text:p>
          </table:table-cell>
          <table:table-cell table:formula="of:=LEN([.F254])" office:value-type="float" office:value="3" calcext:value-type="float">
            <text:p>3</text:p>
          </table:table-cell>
          <table:table-cell table:style-name="ce29" table:formula="of:=&quot;INSERT INTO &quot; &amp; [.D254] &amp; &quot; VALUES ('&quot; &amp; [.F254] &amp; &quot;', '&quot; &amp;[.G254]&amp;&quot;');&quot;" office:value-type="string" office:string-value="INSERT INTO L_SITE_TYPE VALUES ('NRA', 'NŒUD RACCORDEMENT D''ABONNÉS');" calcext:value-type="string">
            <text:p>INSERT INTO L_SITE_TYPE VALUES ('NRA', 'NŒUD RACCORDEMENT D''ABONNÉS');</text:p>
          </table:table-cell>
          <table:table-cell table:number-columns-repeated="2"/>
          <table:table-cell table:style-name="ce218" office:value-type="string" calcext:value-type="string">
            <text:p>LocalTechniqueType</text:p>
          </table:table-cell>
          <table:table-cell table:style-name="ce218" office:value-type="float" office:value="71" calcext:value-type="float">
            <text:p>71</text:p>
          </table:table-cell>
          <table:table-cell table:number-columns-repeated="1006"/>
        </table:table-row>
        <table:table-row table:style-name="ro7">
          <table:table-cell table:number-columns-repeated="3"/>
          <table:table-cell table:style-name="ce218" office:value-type="string" calcext:value-type="string">
            <text:p>L_SITE_TYPE</text:p>
          </table:table-cell>
          <table:table-cell table:style-name="ce218" office:value-type="float" office:value="2" calcext:value-type="float">
            <text:p>2</text:p>
          </table:table-cell>
          <table:table-cell table:style-name="ce227" office:value-type="string" calcext:value-type="string">
            <text:p>NRAHD</text:p>
          </table:table-cell>
          <table:table-cell table:style-name="ce218" office:value-type="string" calcext:value-type="string">
            <text:p>NŒUD RACCORDEMENT D''ABONNÉS - HAUT DÉBIT</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55])" office:value-type="string" office:string-value="NŒUD RACCORDEMENT D''ABONNÉS - HAUT DÉBIT" calcext:value-type="string">
            <text:p>NŒUD RACCORDEMENT D''ABONNÉS - HAUT DÉBIT</text:p>
          </table:table-cell>
          <table:table-cell table:formula="of:=LEN([.F255])" office:value-type="float" office:value="5" calcext:value-type="float">
            <text:p>5</text:p>
          </table:table-cell>
          <table:table-cell table:style-name="ce29" table:formula="of:=&quot;INSERT INTO &quot; &amp; [.D255] &amp; &quot; VALUES ('&quot; &amp; [.F255] &amp; &quot;', '&quot; &amp;[.G255]&amp;&quot;');&quot;" office:value-type="string" office:string-value="INSERT INTO L_SITE_TYPE VALUES ('NRAHD', 'NŒUD RACCORDEMENT D''ABONNÉS - HAUT DÉBIT');" calcext:value-type="string">
            <text:p>INSERT INTO L_SITE_TYPE VALUES ('NRAHD', 'NŒUD RACCORDEMENT D''ABONNÉS - HAUT DÉBIT');</text:p>
          </table:table-cell>
          <table:table-cell table:number-columns-repeated="2"/>
          <table:table-cell table:style-name="ce218" office:value-type="string" calcext:value-type="string">
            <text:p>LocalTechniqueType</text:p>
          </table:table-cell>
          <table:table-cell table:style-name="ce218" office:value-type="float" office:value="72" calcext:value-type="float">
            <text:p>72</text:p>
          </table:table-cell>
          <table:table-cell table:number-columns-repeated="1006"/>
        </table:table-row>
        <table:table-row table:style-name="ro7">
          <table:table-cell table:number-columns-repeated="3"/>
          <table:table-cell table:style-name="ce218" office:value-type="string" calcext:value-type="string">
            <text:p>L_SITE_TYPE</text:p>
          </table:table-cell>
          <table:table-cell table:style-name="ce218" office:value-type="float" office:value="3" calcext:value-type="float">
            <text:p>3</text:p>
          </table:table-cell>
          <table:table-cell table:style-name="ce227" office:value-type="string" calcext:value-type="string">
            <text:p>NRAMED</text:p>
          </table:table-cell>
          <table:table-cell table:style-name="ce218" office:value-type="string" calcext:value-type="string">
            <text:p>NŒUD RACCORDEMENT D''ABONNÉS - MONTÉE EN DÉBIT</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56])" office:value-type="string" office:string-value="NŒUD RACCORDEMENT D''ABONNÉS - MONTÉE EN DÉBIT" calcext:value-type="string">
            <text:p>NŒUD RACCORDEMENT D''ABONNÉS - MONTÉE EN DÉBIT</text:p>
          </table:table-cell>
          <table:table-cell table:formula="of:=LEN([.F256])" office:value-type="float" office:value="6" calcext:value-type="float">
            <text:p>6</text:p>
          </table:table-cell>
          <table:table-cell table:style-name="ce29" table:formula="of:=&quot;INSERT INTO &quot; &amp; [.D256] &amp; &quot; VALUES ('&quot; &amp; [.F256] &amp; &quot;', '&quot; &amp;[.G256]&amp;&quot;');&quot;" office:value-type="string" office:string-value="INSERT INTO L_SITE_TYPE VALUES ('NRAMED', 'NŒUD RACCORDEMENT D''ABONNÉS - MONTÉE EN DÉBIT');" calcext:value-type="string">
            <text:p>INSERT INTO L_SITE_TYPE VALUES ('NRAMED', 'NŒUD RACCORDEMENT D''ABONNÉS - MONTÉE EN DÉBIT');</text:p>
          </table:table-cell>
          <table:table-cell table:number-columns-repeated="2"/>
          <table:table-cell table:style-name="ce218" office:value-type="string" calcext:value-type="string">
            <text:p>LocalTechniqueType</text:p>
          </table:table-cell>
          <table:table-cell table:style-name="ce218" office:value-type="float" office:value="73" calcext:value-type="float">
            <text:p>73</text:p>
          </table:table-cell>
          <table:table-cell table:number-columns-repeated="1006"/>
        </table:table-row>
        <table:table-row table:style-name="ro7">
          <table:table-cell table:number-columns-repeated="3"/>
          <table:table-cell table:style-name="ce218" office:value-type="string" calcext:value-type="string">
            <text:p>L_SITE_TYPE</text:p>
          </table:table-cell>
          <table:table-cell table:style-name="ce218" office:value-type="float" office:value="4" calcext:value-type="float">
            <text:p>4</text:p>
          </table:table-cell>
          <table:table-cell table:style-name="ce227" office:value-type="string" calcext:value-type="string">
            <text:p>NRAZO</text:p>
          </table:table-cell>
          <table:table-cell table:style-name="ce218" office:value-type="string" calcext:value-type="string">
            <text:p>NŒUD RACCORDEMENT D''ABONNÉS - ZONE D''OMBRE</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57])" office:value-type="string" office:string-value="NŒUD RACCORDEMENT D''ABONNÉS - ZONE D''OMBRE" calcext:value-type="string">
            <text:p>NŒUD RACCORDEMENT D''ABONNÉS - ZONE D''OMBRE</text:p>
          </table:table-cell>
          <table:table-cell table:formula="of:=LEN([.F257])" office:value-type="float" office:value="5" calcext:value-type="float">
            <text:p>5</text:p>
          </table:table-cell>
          <table:table-cell table:style-name="ce29" table:formula="of:=&quot;INSERT INTO &quot; &amp; [.D257] &amp; &quot; VALUES ('&quot; &amp; [.F257] &amp; &quot;', '&quot; &amp;[.G257]&amp;&quot;');&quot;" office:value-type="string" office:string-value="INSERT INTO L_SITE_TYPE VALUES ('NRAZO', 'NŒUD RACCORDEMENT D''ABONNÉS - ZONE D''OMBRE');" calcext:value-type="string">
            <text:p>INSERT INTO L_SITE_TYPE VALUES ('NRAZO', 'NŒUD RACCORDEMENT D''ABONNÉS - ZONE D''OMBRE');</text:p>
          </table:table-cell>
          <table:table-cell table:number-columns-repeated="2"/>
          <table:table-cell table:style-name="ce218" office:value-type="string" calcext:value-type="string">
            <text:p>LocalTechniqueType</text:p>
          </table:table-cell>
          <table:table-cell table:style-name="ce218" office:value-type="float" office:value="74" calcext:value-type="float">
            <text:p>74</text:p>
          </table:table-cell>
          <table:table-cell table:number-columns-repeated="1006"/>
        </table:table-row>
        <table:table-row table:style-name="ro1">
          <table:table-cell table:number-columns-repeated="3"/>
          <table:table-cell table:style-name="ce218" office:value-type="string" calcext:value-type="string">
            <text:p>L_SITE_TYPE</text:p>
          </table:table-cell>
          <table:table-cell table:style-name="ce218" office:value-type="float" office:value="5" calcext:value-type="float">
            <text:p>5</text:p>
          </table:table-cell>
          <table:table-cell table:style-name="ce228" office:value-type="string" calcext:value-type="string">
            <text:p>SRP</text:p>
          </table:table-cell>
          <table:table-cell table:style-name="ce218" office:value-type="string" calcext:value-type="string">
            <text:p>SOUS-REPARTITEUR CUIVRE PRIMAIRE</text:p>
          </table:table-cell>
          <table:table-cell table:style-name="ce218"/>
          <table:table-cell table:style-name="ce208" office:value-type="string" calcext:value-type="string">
            <text:p>list</text:p>
          </table:table-cell>
          <table:table-cell table:style-name="ce208" office:value-type="string" calcext:value-type="string">
            <text:p>Groupement</text:p>
          </table:table-cell>
          <table:table-cell table:formula="of:=UPPER([.G258])" office:value-type="string" office:string-value="SOUS-REPARTITEUR CUIVRE PRIMAIRE" calcext:value-type="string">
            <text:p>SOUS-REPARTITEUR CUIVRE PRIMAIRE</text:p>
          </table:table-cell>
          <table:table-cell table:formula="of:=LEN([.F258])" office:value-type="float" office:value="3" calcext:value-type="float">
            <text:p>3</text:p>
          </table:table-cell>
          <table:table-cell table:style-name="ce29" table:formula="of:=&quot;INSERT INTO &quot; &amp; [.D258] &amp; &quot; VALUES ('&quot; &amp; [.F258] &amp; &quot;', '&quot; &amp;[.G258]&amp;&quot;');&quot;" office:value-type="string" office:string-value="INSERT INTO L_SITE_TYPE VALUES ('SRP', 'SOUS-REPARTITEUR CUIVRE PRIMAIRE');" calcext:value-type="string">
            <text:p>INSERT INTO L_SITE_TYPE VALUES ('SRP', 'SOUS-REPARTITEUR CUIVRE PRIMAIRE');</text:p>
          </table:table-cell>
          <table:table-cell table:number-columns-repeated="2"/>
          <table:table-cell table:style-name="ce218" table:number-columns-repeated="2"/>
          <table:table-cell table:number-columns-repeated="1006"/>
        </table:table-row>
        <table:table-row table:style-name="ro7">
          <table:table-cell table:number-columns-repeated="3"/>
          <table:table-cell table:style-name="ce218" office:value-type="string" calcext:value-type="string">
            <text:p>L_SITE_TYPE</text:p>
          </table:table-cell>
          <table:table-cell table:style-name="ce218" office:value-type="float" office:value="6" calcext:value-type="float">
            <text:p>6</text:p>
          </table:table-cell>
          <table:table-cell table:style-name="ce228" office:value-type="string" calcext:value-type="string">
            <text:p>SRS</text:p>
          </table:table-cell>
          <table:table-cell table:style-name="ce218" office:value-type="string" calcext:value-type="string">
            <text:p>SOUS-REPARTITEUR CUIVRE SECONDAIRE</text:p>
          </table:table-cell>
          <table:table-cell table:style-name="ce218"/>
          <table:table-cell table:style-name="ce208" office:value-type="string" calcext:value-type="string">
            <text:p>list</text:p>
          </table:table-cell>
          <table:table-cell table:style-name="ce208" office:value-type="string" calcext:value-type="string">
            <text:p>Groupement</text:p>
          </table:table-cell>
          <table:table-cell table:formula="of:=UPPER([.G259])" office:value-type="string" office:string-value="SOUS-REPARTITEUR CUIVRE SECONDAIRE" calcext:value-type="string">
            <text:p>SOUS-REPARTITEUR CUIVRE SECONDAIRE</text:p>
          </table:table-cell>
          <table:table-cell table:formula="of:=LEN([.F259])" office:value-type="float" office:value="3" calcext:value-type="float">
            <text:p>3</text:p>
          </table:table-cell>
          <table:table-cell table:style-name="ce29" table:formula="of:=&quot;INSERT INTO &quot; &amp; [.D259] &amp; &quot; VALUES ('&quot; &amp; [.F259] &amp; &quot;', '&quot; &amp;[.G259]&amp;&quot;');&quot;" office:value-type="string" office:string-value="INSERT INTO L_SITE_TYPE VALUES ('SRS', 'SOUS-REPARTITEUR CUIVRE SECONDAIRE');" calcext:value-type="string">
            <text:p>INSERT INTO L_SITE_TYPE VALUES ('SRS', 'SOUS-REPARTITEUR CUIVRE SECONDAIRE');</text:p>
          </table:table-cell>
          <table:table-cell table:number-columns-repeated="2"/>
          <table:table-cell table:style-name="ce218" table:number-columns-repeated="2"/>
          <table:table-cell table:number-columns-repeated="1006"/>
        </table:table-row>
        <table:table-row table:style-name="ro7">
          <table:table-cell table:number-columns-repeated="3"/>
          <table:table-cell table:style-name="ce218" office:value-type="string" calcext:value-type="string">
            <text:p>L_SITE_TYPE</text:p>
          </table:table-cell>
          <table:table-cell table:style-name="ce218" office:value-type="float" office:value="7" calcext:value-type="float">
            <text:p>7</text:p>
          </table:table-cell>
          <table:table-cell table:style-name="ce228" office:value-type="string" calcext:value-type="string">
            <text:p>SRT</text:p>
          </table:table-cell>
          <table:table-cell table:style-name="ce218" office:value-type="string" calcext:value-type="string">
            <text:p>SOUS-REPARTITEUR CUIVRE TERTIAIRE</text:p>
          </table:table-cell>
          <table:table-cell table:style-name="ce218"/>
          <table:table-cell table:style-name="ce208" office:value-type="string" calcext:value-type="string">
            <text:p>list</text:p>
          </table:table-cell>
          <table:table-cell table:style-name="ce208" office:value-type="string" calcext:value-type="string">
            <text:p>Groupement</text:p>
          </table:table-cell>
          <table:table-cell table:formula="of:=UPPER([.G260])" office:value-type="string" office:string-value="SOUS-REPARTITEUR CUIVRE TERTIAIRE" calcext:value-type="string">
            <text:p>SOUS-REPARTITEUR CUIVRE TERTIAIRE</text:p>
          </table:table-cell>
          <table:table-cell table:formula="of:=LEN([.F260])" office:value-type="float" office:value="3" calcext:value-type="float">
            <text:p>3</text:p>
          </table:table-cell>
          <table:table-cell table:style-name="ce29" table:formula="of:=&quot;INSERT INTO &quot; &amp; [.D260] &amp; &quot; VALUES ('&quot; &amp; [.F260] &amp; &quot;', '&quot; &amp;[.G260]&amp;&quot;');&quot;" office:value-type="string" office:string-value="INSERT INTO L_SITE_TYPE VALUES ('SRT', 'SOUS-REPARTITEUR CUIVRE TERTIAIRE');" calcext:value-type="string">
            <text:p>INSERT INTO L_SITE_TYPE VALUES ('SRT', 'SOUS-REPARTITEUR CUIVRE TERTIAIRE');</text:p>
          </table:table-cell>
          <table:table-cell table:number-columns-repeated="2"/>
          <table:table-cell table:style-name="ce218" table:number-columns-repeated="2"/>
          <table:table-cell table:number-columns-repeated="1006"/>
        </table:table-row>
        <table:table-row table:style-name="ro1">
          <table:table-cell table:number-columns-repeated="3"/>
          <table:table-cell table:style-name="ce218" office:value-type="string" calcext:value-type="string">
            <text:p>L_SITE_TYPE</text:p>
          </table:table-cell>
          <table:table-cell table:style-name="ce218" office:value-type="float" office:value="8" calcext:value-type="float">
            <text:p>8</text:p>
          </table:table-cell>
          <table:table-cell table:style-name="ce227" office:value-type="string" calcext:value-type="string">
            <text:p>NRO</text:p>
          </table:table-cell>
          <table:table-cell table:style-name="ce218" office:value-type="string" calcext:value-type="string">
            <text:p>NŒUD RACCORDEMENT OPTIQUE</text:p>
          </table:table-cell>
          <table:table-cell table:style-name="ce218"/>
          <table:table-cell table:style-name="ce208" office:value-type="string" calcext:value-type="string">
            <text:p>list</text:p>
          </table:table-cell>
          <table:table-cell table:style-name="ce208" office:value-type="string" calcext:value-type="string">
            <text:p>Covadis</text:p>
          </table:table-cell>
          <table:table-cell table:formula="of:=UPPER([.G261])" office:value-type="string" office:string-value="NŒUD RACCORDEMENT OPTIQUE" calcext:value-type="string">
            <text:p>NŒUD RACCORDEMENT OPTIQUE</text:p>
          </table:table-cell>
          <table:table-cell table:formula="of:=LEN([.F261])" office:value-type="float" office:value="3" calcext:value-type="float">
            <text:p>3</text:p>
          </table:table-cell>
          <table:table-cell table:style-name="ce29" table:formula="of:=&quot;INSERT INTO &quot; &amp; [.D261] &amp; &quot; VALUES ('&quot; &amp; [.F261] &amp; &quot;', '&quot; &amp;[.G261]&amp;&quot;');&quot;" office:value-type="string" office:string-value="INSERT INTO L_SITE_TYPE VALUES ('NRO', 'NŒUD RACCORDEMENT OPTIQUE');" calcext:value-type="string">
            <text:p>INSERT INTO L_SITE_TYPE VALUES ('NRO', 'NŒUD RACCORDEMENT OPTIQUE');</text:p>
          </table:table-cell>
          <table:table-cell table:number-columns-repeated="2"/>
          <table:table-cell table:style-name="ce218" office:value-type="string" calcext:value-type="string">
            <text:p>LocalTechniqueType</text:p>
          </table:table-cell>
          <table:table-cell table:style-name="ce218" office:value-type="float" office:value="75" calcext:value-type="float">
            <text:p>75</text:p>
          </table:table-cell>
          <table:table-cell table:number-columns-repeated="1006"/>
        </table:table-row>
        <table:table-row table:style-name="ro7">
          <table:table-cell table:number-columns-repeated="2"/>
          <table:table-cell office:value-type="string" calcext:value-type="string">
            <text:p>Ex PM / Point de mutualisation</text:p>
          </table:table-cell>
          <table:table-cell table:style-name="ce218" office:value-type="string" calcext:value-type="string">
            <text:p>L_SITE_TYPE</text:p>
          </table:table-cell>
          <table:table-cell table:style-name="ce218" office:value-type="float" office:value="9" calcext:value-type="float">
            <text:p>9</text:p>
          </table:table-cell>
          <table:table-cell table:style-name="ce231" office:value-type="string" calcext:value-type="string">
            <text:p>SRO</text:p>
          </table:table-cell>
          <table:table-cell table:style-name="ce224" office:value-type="string" calcext:value-type="string">
            <text:p>SOUS-REPARTITEUR OPTIQUE</text:p>
          </table:table-cell>
          <table:table-cell table:style-name="ce218"/>
          <table:table-cell table:style-name="ce208" office:value-type="string" calcext:value-type="string">
            <text:p>list</text:p>
          </table:table-cell>
          <table:table-cell table:style-name="ce208" office:value-type="string" calcext:value-type="string">
            <text:p>Covadis / Groupement</text:p>
          </table:table-cell>
          <table:table-cell table:formula="of:=UPPER([.G262])" office:value-type="string" office:string-value="SOUS-REPARTITEUR OPTIQUE" calcext:value-type="string">
            <text:p>SOUS-REPARTITEUR OPTIQUE</text:p>
          </table:table-cell>
          <table:table-cell table:formula="of:=LEN([.F262])" office:value-type="float" office:value="3" calcext:value-type="float">
            <text:p>3</text:p>
          </table:table-cell>
          <table:table-cell table:style-name="ce29" table:formula="of:=&quot;INSERT INTO &quot; &amp; [.D262] &amp; &quot; VALUES ('&quot; &amp; [.F262] &amp; &quot;', '&quot; &amp;[.G262]&amp;&quot;');&quot;" office:value-type="string" office:string-value="INSERT INTO L_SITE_TYPE VALUES ('SRO', 'SOUS-REPARTITEUR OPTIQUE');" calcext:value-type="string">
            <text:p>INSERT INTO L_SITE_TYPE VALUES ('SRO', 'SOUS-REPARTITEUR OPTIQUE');</text:p>
          </table:table-cell>
          <table:table-cell table:number-columns-repeated="2"/>
          <table:table-cell table:style-name="ce218" office:value-type="string" calcext:value-type="string">
            <text:p>LocalTechniqueType</text:p>
          </table:table-cell>
          <table:table-cell table:style-name="ce218" office:value-type="float" office:value="76" calcext:value-type="float">
            <text:p>76</text:p>
          </table:table-cell>
          <table:table-cell office:value-type="string" calcext:value-type="string">
            <text:p>PM</text:p>
          </table:table-cell>
          <table:table-cell table:number-columns-repeated="1005"/>
        </table:table-row>
        <table:table-row table:style-name="ro7">
          <table:table-cell table:number-columns-repeated="3"/>
          <table:table-cell table:style-name="ce220" office:value-type="string" calcext:value-type="string">
            <text:p>L_SITE_TYPE</text:p>
          </table:table-cell>
          <table:table-cell table:style-name="ce220" office:value-type="float" office:value="10" calcext:value-type="float">
            <text:p>10</text:p>
          </table:table-cell>
          <table:table-cell table:style-name="ce228" office:value-type="string" calcext:value-type="string">
            <text:p>BRASSAGE</text:p>
          </table:table-cell>
          <table:table-cell table:style-name="ce220" office:value-type="string" calcext:value-type="string">
            <text:p>SITE DE BRASSAGE</text:p>
          </table:table-cell>
          <table:table-cell table:style-name="ce220" office:value-type="string" calcext:value-type="string">
            <text:p>Site non prévu pour héberger des équipements actifs (surtout longue distance)</text:p>
          </table:table-cell>
          <table:table-cell table:style-name="ce211"/>
          <table:table-cell table:style-name="ce211" office:value-type="string" calcext:value-type="string">
            <text:p>Groupement</text:p>
          </table:table-cell>
          <table:table-cell table:formula="of:=UPPER([.G263])" office:value-type="string" office:string-value="SITE DE BRASSAGE" calcext:value-type="string">
            <text:p>SITE DE BRASSAGE</text:p>
          </table:table-cell>
          <table:table-cell table:formula="of:=LEN([.F263])" office:value-type="float" office:value="8" calcext:value-type="float">
            <text:p>8</text:p>
          </table:table-cell>
          <table:table-cell table:style-name="ce29" table:formula="of:=&quot;INSERT INTO &quot; &amp; [.D263] &amp; &quot; VALUES ('&quot; &amp; [.F263] &amp; &quot;', '&quot; &amp;[.G263]&amp;&quot;');&quot;" office:value-type="string" office:string-value="INSERT INTO L_SITE_TYPE VALUES ('BRASSAGE', 'SITE DE BRASSAGE');" calcext:value-type="string">
            <text:p>INSERT INTO L_SITE_TYPE VALUES ('BRASSAGE', 'SITE DE BRASSAGE');</text:p>
          </table:table-cell>
          <table:table-cell table:number-columns-repeated="2"/>
          <table:table-cell table:style-name="ce218" table:number-columns-repeated="2"/>
          <table:table-cell table:number-columns-repeated="1006"/>
        </table:table-row>
        <table:table-row table:style-name="ro7">
          <table:table-cell table:number-columns-repeated="3"/>
          <table:table-cell table:style-name="ce220" office:value-type="string" calcext:value-type="string">
            <text:p>L_SITE_TYPE</text:p>
          </table:table-cell>
          <table:table-cell table:style-name="ce220" office:value-type="float" office:value="11" calcext:value-type="float">
            <text:p>11</text:p>
          </table:table-cell>
          <table:table-cell table:style-name="ce228" office:value-type="string" calcext:value-type="string">
            <text:p>CLIENT</text:p>
          </table:table-cell>
          <table:table-cell table:style-name="ce220" office:value-type="string" calcext:value-type="string">
            <text:p>SITE CLIENT</text:p>
          </table:table-cell>
          <table:table-cell table:style-name="ce220" office:value-type="string" calcext:value-type="string">
            <text:p>Site entreprise ou administration qui n'est pas un site utilisateur final (SUF). </text:p>
          </table:table-cell>
          <table:table-cell table:style-name="ce211"/>
          <table:table-cell table:style-name="ce211" office:value-type="string" calcext:value-type="string">
            <text:p>Groupement</text:p>
          </table:table-cell>
          <table:table-cell table:formula="of:=UPPER([.G264])" office:value-type="string" office:string-value="SITE CLIENT" calcext:value-type="string">
            <text:p>SITE CLIENT</text:p>
          </table:table-cell>
          <table:table-cell table:formula="of:=LEN([.F264])" office:value-type="float" office:value="6" calcext:value-type="float">
            <text:p>6</text:p>
          </table:table-cell>
          <table:table-cell table:style-name="ce29" table:formula="of:=&quot;INSERT INTO &quot; &amp; [.D264] &amp; &quot; VALUES ('&quot; &amp; [.F264] &amp; &quot;', '&quot; &amp;[.G264]&amp;&quot;');&quot;" office:value-type="string" office:string-value="INSERT INTO L_SITE_TYPE VALUES ('CLIENT', 'SITE CLIENT');" calcext:value-type="string">
            <text:p>INSERT INTO L_SITE_TYPE VALUES ('CLIENT', 'SITE CLIENT');</text:p>
          </table:table-cell>
          <table:table-cell table:number-columns-repeated="2"/>
          <table:table-cell table:style-name="ce218" table:number-columns-repeated="2"/>
          <table:table-cell table:number-columns-repeated="1006"/>
        </table:table-row>
        <table:table-row table:style-name="ro7">
          <table:table-cell table:number-columns-repeated="3"/>
          <table:table-cell table:style-name="ce220" office:value-type="string" calcext:value-type="string">
            <text:p>L_SITE_TYPE</text:p>
          </table:table-cell>
          <table:table-cell table:style-name="ce220" office:value-type="float" office:value="12" calcext:value-type="float">
            <text:p>12</text:p>
          </table:table-cell>
          <table:table-cell table:style-name="ce228" office:value-type="string" calcext:value-type="string">
            <text:p>HEBERG</text:p>
          </table:table-cell>
          <table:table-cell table:style-name="ce220" office:value-type="string" calcext:value-type="string">
            <text:p>SITE HEBERGEMENT</text:p>
          </table:table-cell>
          <table:table-cell table:style-name="ce220" office:value-type="string" calcext:value-type="string">
            <text:p>Site d'hébergement d'équipements actifs qui n'est pas un NRO (hors architecture FTTH). </text:p>
          </table:table-cell>
          <table:table-cell table:style-name="ce211"/>
          <table:table-cell table:style-name="ce211" office:value-type="string" calcext:value-type="string">
            <text:p>Groupement</text:p>
          </table:table-cell>
          <table:table-cell table:formula="of:=UPPER([.G265])" office:value-type="string" office:string-value="SITE HEBERGEMENT" calcext:value-type="string">
            <text:p>SITE HEBERGEMENT</text:p>
          </table:table-cell>
          <table:table-cell table:formula="of:=LEN([.F265])" office:value-type="float" office:value="6" calcext:value-type="float">
            <text:p>6</text:p>
          </table:table-cell>
          <table:table-cell table:style-name="ce29" table:formula="of:=&quot;INSERT INTO &quot; &amp; [.D265] &amp; &quot; VALUES ('&quot; &amp; [.F265] &amp; &quot;', '&quot; &amp;[.G265]&amp;&quot;');&quot;" office:value-type="string" office:string-value="INSERT INTO L_SITE_TYPE VALUES ('HEBERG', 'SITE HEBERGEMENT');" calcext:value-type="string">
            <text:p>INSERT INTO L_SITE_TYPE VALUES ('HEBERG', 'SITE HEBERGEMENT');</text:p>
          </table:table-cell>
          <table:table-cell table:number-columns-repeated="2"/>
          <table:table-cell table:style-name="ce218" table:number-columns-repeated="2"/>
          <table:table-cell table:number-columns-repeated="1006"/>
        </table:table-row>
        <table:table-row table:style-name="ro7">
          <table:table-cell/>
          <table:table-cell office:value-type="string" calcext:value-type="string">
            <text:p>OK</text:p>
          </table:table-cell>
          <table:table-cell/>
          <table:table-cell table:style-name="ce14" office:value-type="string" calcext:value-type="string">
            <text:p>L_SITE_TYPE_STRUCTUREL</text:p>
          </table:table-cell>
          <table:table-cell table:style-name="ce3" office:value-type="float" office:value="1" calcext:value-type="float">
            <text:p>1</text:p>
          </table:table-cell>
          <table:table-cell table:style-name="ce44" office:value-type="string" calcext:value-type="string">
            <text:p>ADR</text:p>
          </table:table-cell>
          <table:table-cell table:style-name="ce230" office:value-type="string" calcext:value-type="string">
            <text:p>ARMOIRE DE RUE</text:p>
          </table:table-cell>
          <table:table-cell table:style-name="ce3"/>
          <table:table-cell/>
          <table:table-cell office:value-type="string" calcext:value-type="string">
            <text:p>Syane</text:p>
          </table:table-cell>
          <table:table-cell/>
          <table:table-cell table:formula="of:=LEN([.F266])" office:value-type="float" office:value="3" calcext:value-type="float">
            <text:p>3</text:p>
          </table:table-cell>
          <table:table-cell table:style-name="ce29" table:formula="of:=&quot;INSERT INTO &quot; &amp; [.D266] &amp; &quot; VALUES ('&quot; &amp; [.F266] &amp; &quot;', '&quot; &amp;[.G266]&amp;&quot;');&quot;" office:value-type="string" office:string-value="INSERT INTO L_SITE_TYPE_STRUCTUREL VALUES ('ADR', 'ARMOIRE DE RUE');" calcext:value-type="string">
            <text:p>INSERT INTO L_SITE_TYPE_STRUCTUREL VALUES ('ADR', 'ARMOIRE DE RUE');</text:p>
          </table:table-cell>
          <table:table-cell table:number-columns-repeated="2"/>
          <table:table-cell table:style-name="ce218" office:value-type="string" calcext:value-type="string">
            <text:p>HebergementLocalTechniqueType</text:p>
          </table:table-cell>
          <table:table-cell table:style-name="ce218" office:value-type="float" office:value="68" calcext:value-type="float">
            <text:p>68</text:p>
          </table:table-cell>
          <table:table-cell/>
          <table:table-cell table:style-name="ce248" office:value-type="string" calcext:value-type="string">
            <text:p>CTRL_SITE_TYPE_STRUCTUREL</text:p>
          </table:table-cell>
          <table:table-cell table:style-name="ce3" office:value-type="float" office:value="1" calcext:value-type="float">
            <text:p>1</text:p>
          </table:table-cell>
          <table:table-cell table:number-columns-repeated="1003"/>
        </table:table-row>
        <table:table-row table:style-name="ro7">
          <table:table-cell/>
          <table:table-cell office:value-type="string" calcext:value-type="string">
            <text:p>OK</text:p>
          </table:table-cell>
          <table:table-cell/>
          <table:table-cell table:style-name="ce14" office:value-type="string" calcext:value-type="string">
            <text:p>L_SITE_TYPE_STRUCTUREL</text:p>
          </table:table-cell>
          <table:table-cell table:style-name="ce3" office:value-type="float" office:value="2" calcext:value-type="float">
            <text:p>2</text:p>
          </table:table-cell>
          <table:table-cell table:style-name="ce44" office:value-type="string" calcext:value-type="string">
            <text:p>BAT</text:p>
          </table:table-cell>
          <table:table-cell table:style-name="ce3" office:value-type="string" calcext:value-type="string">
            <text:p>BATIMENT</text:p>
          </table:table-cell>
          <table:table-cell table:style-name="ce3"/>
          <table:table-cell/>
          <table:table-cell office:value-type="string" calcext:value-type="string">
            <text:p>Syane</text:p>
          </table:table-cell>
          <table:table-cell/>
          <table:table-cell table:formula="of:=LEN([.F267])" office:value-type="float" office:value="3" calcext:value-type="float">
            <text:p>3</text:p>
          </table:table-cell>
          <table:table-cell table:style-name="ce29" table:formula="of:=&quot;INSERT INTO &quot; &amp; [.D267] &amp; &quot; VALUES ('&quot; &amp; [.F267] &amp; &quot;', '&quot; &amp;[.G267]&amp;&quot;');&quot;" office:value-type="string" office:string-value="INSERT INTO L_SITE_TYPE_STRUCTUREL VALUES ('BAT', 'BATIMENT');" calcext:value-type="string">
            <text:p>INSERT INTO L_SITE_TYPE_STRUCTUREL VALUES ('BAT', 'BATIMENT');</text:p>
          </table:table-cell>
          <table:table-cell table:number-columns-repeated="2"/>
          <table:table-cell table:style-name="ce218" office:value-type="string" calcext:value-type="string">
            <text:p>HebergementLocalTechniqueType</text:p>
          </table:table-cell>
          <table:table-cell table:style-name="ce218" office:value-type="float" office:value="69" calcext:value-type="float">
            <text:p>69</text:p>
          </table:table-cell>
          <table:table-cell/>
          <table:table-cell table:style-name="ce248" office:value-type="string" calcext:value-type="string">
            <text:p>CTRL_SITE_TYPE_STRUCTUREL</text:p>
          </table:table-cell>
          <table:table-cell table:style-name="ce3" office:value-type="float" office:value="2" calcext:value-type="float">
            <text:p>2</text:p>
          </table:table-cell>
          <table:table-cell table:number-columns-repeated="1003"/>
        </table:table-row>
        <table:table-row table:style-name="ro7">
          <table:table-cell/>
          <table:table-cell office:value-type="string" calcext:value-type="string">
            <text:p>OK</text:p>
          </table:table-cell>
          <table:table-cell/>
          <table:table-cell table:style-name="ce14" office:value-type="string" calcext:value-type="string">
            <text:p>L_SITE_TYPE_STRUCTUREL</text:p>
          </table:table-cell>
          <table:table-cell table:style-name="ce3" office:value-type="float" office:value="3" calcext:value-type="float">
            <text:p>3</text:p>
          </table:table-cell>
          <table:table-cell table:style-name="ce44" office:value-type="string" calcext:value-type="string">
            <text:p>SHE</text:p>
          </table:table-cell>
          <table:table-cell table:style-name="ce3" office:value-type="string" calcext:value-type="string">
            <text:p>SHELTER</text:p>
          </table:table-cell>
          <table:table-cell table:style-name="ce3"/>
          <table:table-cell/>
          <table:table-cell office:value-type="string" calcext:value-type="string">
            <text:p>Syane</text:p>
          </table:table-cell>
          <table:table-cell/>
          <table:table-cell table:formula="of:=LEN([.F268])" office:value-type="float" office:value="3" calcext:value-type="float">
            <text:p>3</text:p>
          </table:table-cell>
          <table:table-cell table:style-name="ce29" table:formula="of:=&quot;INSERT INTO &quot; &amp; [.D268] &amp; &quot; VALUES ('&quot; &amp; [.F268] &amp; &quot;', '&quot; &amp;[.G268]&amp;&quot;');&quot;" office:value-type="string" office:string-value="INSERT INTO L_SITE_TYPE_STRUCTUREL VALUES ('SHE', 'SHELTER');" calcext:value-type="string">
            <text:p>INSERT INTO L_SITE_TYPE_STRUCTUREL VALUES ('SHE', 'SHELTER');</text:p>
          </table:table-cell>
          <table:table-cell table:number-columns-repeated="2"/>
          <table:table-cell table:style-name="ce218" office:value-type="string" calcext:value-type="string">
            <text:p>HebergementLocalTechniqueType</text:p>
          </table:table-cell>
          <table:table-cell table:style-name="ce218" office:value-type="float" office:value="70" calcext:value-type="float">
            <text:p>70</text:p>
          </table:table-cell>
          <table:table-cell/>
          <table:table-cell table:style-name="ce248" office:value-type="string" calcext:value-type="string">
            <text:p>CTRL_SITE_TYPE_STRUCTUREL</text:p>
          </table:table-cell>
          <table:table-cell table:style-name="ce3" office:value-type="float" office:value="3" calcext:value-type="float">
            <text:p>3</text:p>
          </table:table-cell>
          <table:table-cell table:number-columns-repeated="1003"/>
        </table:table-row>
        <table:table-row table:style-name="ro7">
          <table:table-cell/>
          <table:table-cell table:style-name="ce209" office:value-type="string" calcext:value-type="string">
            <text:p>Plutôt L_STATUT que L_ETAT_TYPE</text:p>
          </table:table-cell>
          <table:table-cell table:style-name="ce209"/>
          <table:table-cell table:style-name="ce224" office:value-type="string" calcext:value-type="string">
            <text:p>L_STATUT</text:p>
          </table:table-cell>
          <table:table-cell table:style-name="ce224" office:value-type="float" office:value="62" calcext:value-type="float">
            <text:p>62</text:p>
          </table:table-cell>
          <table:table-cell table:style-name="ce235" office:value-type="string" calcext:value-type="string">
            <text:p>SDI</text:p>
          </table:table-cell>
          <table:table-cell table:style-name="ce224" office:value-type="string" calcext:value-type="string">
            <text:p>SCHEMA INGENIERIE</text:p>
          </table:table-cell>
          <table:table-cell table:style-name="ce224"/>
          <table:table-cell table:style-name="ce208" office:value-type="string" calcext:value-type="string">
            <text:p>enum</text:p>
          </table:table-cell>
          <table:table-cell table:style-name="ce208" office:value-type="string" calcext:value-type="string">
            <text:p>Covadis</text:p>
          </table:table-cell>
          <table:table-cell table:formula="of:=UPPER([.G269])" office:value-type="string" office:string-value="SCHEMA INGENIERIE" calcext:value-type="string">
            <text:p>SCHEMA INGENIERIE</text:p>
          </table:table-cell>
          <table:table-cell table:formula="of:=LEN([.F269])" office:value-type="float" office:value="3" calcext:value-type="float">
            <text:p>3</text:p>
          </table:table-cell>
          <table:table-cell table:style-name="ce29" table:formula="of:=&quot;INSERT INTO &quot; &amp; [.D269] &amp; &quot; VALUES ('&quot; &amp; [.F269] &amp; &quot;', '&quot; &amp;[.G269]&amp;&quot;');&quot;" office:value-type="string" office:string-value="INSERT INTO L_STATUT VALUES ('SDI', 'SCHEMA INGENIERIE');" calcext:value-type="string">
            <text:p>INSERT INTO L_STATUT VALUES ('SDI', 'SCHEMA INGENIERIE');</text:p>
          </table:table-cell>
          <table:table-cell table:number-columns-repeated="2"/>
          <table:table-cell table:style-name="ce218" office:value-type="string" calcext:value-type="string">
            <text:p>EtatType</text:p>
          </table:table-cell>
          <table:table-cell table:style-name="ce218" office:value-type="float" office:value="62" calcext:value-type="float">
            <text:p>62</text:p>
          </table:table-cell>
          <table:table-cell table:number-columns-repeated="1006"/>
        </table:table-row>
        <table:table-row table:style-name="ro7">
          <table:table-cell/>
          <table:table-cell office:value-type="string" calcext:value-type="string">
            <text:p>Un entier comme code permet de classer, et de filtrer &lt;&gt;</text:p>
          </table:table-cell>
          <table:table-cell/>
          <table:table-cell table:style-name="ce14" office:value-type="string" calcext:value-type="string">
            <text:p>L_STATUT</text:p>
          </table:table-cell>
          <table:table-cell table:style-name="ce3" office:value-type="float" office:value="1" calcext:value-type="float">
            <text:p>1</text:p>
          </table:table-cell>
          <table:table-cell table:style-name="ce236" office:value-type="string" calcext:value-type="string">
            <text:p>APS</text:p>
          </table:table-cell>
          <table:table-cell table:style-name="ce3" office:value-type="string" calcext:value-type="string">
            <text:p>APS</text:p>
          </table:table-cell>
          <table:table-cell table:style-name="ce3"/>
          <table:table-cell/>
          <table:table-cell office:value-type="string" calcext:value-type="string">
            <text:p>Syane</text:p>
          </table:table-cell>
          <table:table-cell/>
          <table:table-cell table:formula="of:=LEN([.F270])" office:value-type="float" office:value="3" calcext:value-type="float">
            <text:p>3</text:p>
          </table:table-cell>
          <table:table-cell table:style-name="ce29" table:formula="of:=&quot;INSERT INTO &quot; &amp; [.D270] &amp; &quot; VALUES ('&quot; &amp; [.F270] &amp; &quot;', '&quot; &amp;[.G270]&amp;&quot;');&quot;" office:value-type="string" office:string-value="INSERT INTO L_STATUT VALUES ('APS', 'APS');" calcext:value-type="string">
            <text:p>INSERT INTO L_STATUT VALUES ('APS', 'APS');</text:p>
          </table:table-cell>
          <table:table-cell table:number-columns-repeated="5"/>
          <table:table-cell table:style-name="ce248" office:value-type="string" calcext:value-type="string">
            <text:p>CTRL_STATUT</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OK</text:p>
          </table:table-cell>
          <table:table-cell/>
          <table:table-cell table:style-name="ce14" office:value-type="string" calcext:value-type="string">
            <text:p>L_STATUT</text:p>
          </table:table-cell>
          <table:table-cell table:style-name="ce3" office:value-type="float" office:value="2" calcext:value-type="float">
            <text:p>2</text:p>
          </table:table-cell>
          <table:table-cell table:style-name="ce236" office:value-type="string" calcext:value-type="string">
            <text:p>APD</text:p>
          </table:table-cell>
          <table:table-cell table:style-name="ce3" office:value-type="string" calcext:value-type="string">
            <text:p>APD</text:p>
          </table:table-cell>
          <table:table-cell table:style-name="ce3"/>
          <table:table-cell/>
          <table:table-cell office:value-type="string" calcext:value-type="string">
            <text:p>Syane</text:p>
          </table:table-cell>
          <table:table-cell/>
          <table:table-cell table:formula="of:=LEN([.F271])" office:value-type="float" office:value="3" calcext:value-type="float">
            <text:p>3</text:p>
          </table:table-cell>
          <table:table-cell table:style-name="ce29" table:formula="of:=&quot;INSERT INTO &quot; &amp; [.D271] &amp; &quot; VALUES ('&quot; &amp; [.F271] &amp; &quot;', '&quot; &amp;[.G271]&amp;&quot;');&quot;" office:value-type="string" office:string-value="INSERT INTO L_STATUT VALUES ('APD', 'APD');" calcext:value-type="string">
            <text:p>INSERT INTO L_STATUT VALUES ('APD', 'APD');</text:p>
          </table:table-cell>
          <table:table-cell table:number-columns-repeated="5"/>
          <table:table-cell table:style-name="ce248" office:value-type="string" calcext:value-type="string">
            <text:p>CTRL_STATUT</text:p>
          </table:table-cell>
          <table:table-cell table:style-name="ce3" office:value-type="float" office:value="2" calcext:value-type="float">
            <text:p>2</text:p>
          </table:table-cell>
          <table:table-cell table:number-columns-repeated="1003"/>
        </table:table-row>
        <table:table-row table:style-name="ro1">
          <table:table-cell/>
          <table:table-cell table:style-name="ce40" office:value-type="string" calcext:value-type="string">
            <text:p>PRE ?</text:p>
          </table:table-cell>
          <table:table-cell/>
          <table:table-cell table:style-name="ce14" office:value-type="string" calcext:value-type="string">
            <text:p>L_STATUT</text:p>
          </table:table-cell>
          <table:table-cell table:style-name="ce3" office:value-type="float" office:value="3" calcext:value-type="float">
            <text:p>3</text:p>
          </table:table-cell>
          <table:table-cell table:style-name="ce236" office:value-type="string" calcext:value-type="string">
            <text:p>PRE</text:p>
          </table:table-cell>
          <table:table-cell table:style-name="ce3" office:value-type="string" calcext:value-type="string">
            <text:p>PRE</text:p>
          </table:table-cell>
          <table:table-cell table:style-name="ce3"/>
          <table:table-cell/>
          <table:table-cell office:value-type="string" calcext:value-type="string">
            <text:p>Syane</text:p>
          </table:table-cell>
          <table:table-cell/>
          <table:table-cell table:formula="of:=LEN([.F272])" office:value-type="float" office:value="3" calcext:value-type="float">
            <text:p>3</text:p>
          </table:table-cell>
          <table:table-cell table:style-name="ce29" table:formula="of:=&quot;INSERT INTO &quot; &amp; [.D272] &amp; &quot; VALUES ('&quot; &amp; [.F272] &amp; &quot;', '&quot; &amp;[.G272]&amp;&quot;');&quot;" office:value-type="string" office:string-value="INSERT INTO L_STATUT VALUES ('PRE', 'PRE');" calcext:value-type="string">
            <text:p>INSERT INTO L_STATUT VALUES ('PRE', 'PRE');</text:p>
          </table:table-cell>
          <table:table-cell table:number-columns-repeated="5"/>
          <table:table-cell table:style-name="ce248" office:value-type="string" calcext:value-type="string">
            <text:p>CTRL_STATUT</text:p>
          </table:table-cell>
          <table:table-cell table:style-name="ce3" office:value-type="float" office:value="3" calcext:value-type="float">
            <text:p>3</text:p>
          </table:table-cell>
          <table:table-cell table:number-columns-repeated="1003"/>
        </table:table-row>
        <table:table-row table:style-name="ro1">
          <table:table-cell/>
          <table:table-cell office:value-type="string" calcext:value-type="string">
            <text:p>OK</text:p>
          </table:table-cell>
          <table:table-cell/>
          <table:table-cell table:style-name="ce14" office:value-type="string" calcext:value-type="string">
            <text:p>L_STATUT</text:p>
          </table:table-cell>
          <table:table-cell table:style-name="ce3" office:value-type="float" office:value="4" calcext:value-type="float">
            <text:p>4</text:p>
          </table:table-cell>
          <table:table-cell table:style-name="ce236" office:value-type="string" calcext:value-type="string">
            <text:p>DOE</text:p>
          </table:table-cell>
          <table:table-cell table:style-name="ce3" office:value-type="string" calcext:value-type="string">
            <text:p>DOE</text:p>
          </table:table-cell>
          <table:table-cell table:style-name="ce3"/>
          <table:table-cell/>
          <table:table-cell office:value-type="string" calcext:value-type="string">
            <text:p>Syane</text:p>
          </table:table-cell>
          <table:table-cell/>
          <table:table-cell table:formula="of:=LEN([.F273])" office:value-type="float" office:value="3" calcext:value-type="float">
            <text:p>3</text:p>
          </table:table-cell>
          <table:table-cell table:style-name="ce29" table:formula="of:=&quot;INSERT INTO &quot; &amp; [.D273] &amp; &quot; VALUES ('&quot; &amp; [.F273] &amp; &quot;', '&quot; &amp;[.G273]&amp;&quot;');&quot;" office:value-type="string" office:string-value="INSERT INTO L_STATUT VALUES ('DOE', 'DOE');" calcext:value-type="string">
            <text:p>INSERT INTO L_STATUT VALUES ('DOE', 'DOE');</text:p>
          </table:table-cell>
          <table:table-cell table:number-columns-repeated="5"/>
          <table:table-cell table:style-name="ce248" office:value-type="string" calcext:value-type="string">
            <text:p>CTRL_STATUT</text:p>
          </table:table-cell>
          <table:table-cell table:style-name="ce3" office:value-type="float" office:value="4" calcext:value-type="float">
            <text:p>4</text:p>
          </table:table-cell>
          <table:table-cell table:number-columns-repeated="1003"/>
        </table:table-row>
        <table:table-row table:style-name="ro1">
          <table:table-cell table:number-columns-repeated="3"/>
          <table:table-cell table:style-name="ce14" office:value-type="string" calcext:value-type="string">
            <text:p>L_SUF_TYPE</text:p>
          </table:table-cell>
          <table:table-cell table:style-name="ce3" office:value-type="float" office:value="1" calcext:value-type="float">
            <text:p>1</text:p>
          </table:table-cell>
          <table:table-cell table:style-name="ce44" office:value-type="string" calcext:value-type="string">
            <text:p>R</text:p>
          </table:table-cell>
          <table:table-cell table:style-name="ce3" office:value-type="string" calcext:value-type="string">
            <text:p>RESIDENTIEL</text:p>
          </table:table-cell>
          <table:table-cell table:style-name="ce3"/>
          <table:table-cell/>
          <table:table-cell office:value-type="string" calcext:value-type="string">
            <text:p>Syane</text:p>
          </table:table-cell>
          <table:table-cell/>
          <table:table-cell table:formula="of:=LEN([.F274])" office:value-type="float" office:value="1" calcext:value-type="float">
            <text:p>1</text:p>
          </table:table-cell>
          <table:table-cell table:style-name="ce29" table:formula="of:=&quot;INSERT INTO &quot; &amp; [.D274] &amp; &quot; VALUES ('&quot; &amp; [.F274] &amp; &quot;', '&quot; &amp;[.G274]&amp;&quot;');&quot;" office:value-type="string" office:string-value="INSERT INTO L_SUF_TYPE VALUES ('R', 'RESIDENTIEL');" calcext:value-type="string">
            <text:p>INSERT INTO L_SUF_TYPE VALUES ('R', 'RESIDENTIEL');</text:p>
          </table:table-cell>
          <table:table-cell table:number-columns-repeated="5"/>
          <table:table-cell table:style-name="ce248" office:value-type="string" calcext:value-type="string">
            <text:p>CTRL_SUF_TYPE</text:p>
          </table:table-cell>
          <table:table-cell table:style-name="ce3" office:value-type="float" office:value="1" calcext:value-type="float">
            <text:p>1</text:p>
          </table:table-cell>
          <table:table-cell table:number-columns-repeated="1003"/>
        </table:table-row>
        <table:table-row table:style-name="ro1">
          <table:table-cell table:number-columns-repeated="3"/>
          <table:table-cell table:style-name="ce14" office:value-type="string" calcext:value-type="string">
            <text:p>L_SUF_TYPE</text:p>
          </table:table-cell>
          <table:table-cell table:style-name="ce3" office:value-type="float" office:value="2" calcext:value-type="float">
            <text:p>2</text:p>
          </table:table-cell>
          <table:table-cell table:style-name="ce44" office:value-type="string" calcext:value-type="string">
            <text:p>P</text:p>
          </table:table-cell>
          <table:table-cell table:style-name="ce3" office:value-type="string" calcext:value-type="string">
            <text:p>PROFESSIONNEL</text:p>
          </table:table-cell>
          <table:table-cell table:style-name="ce3"/>
          <table:table-cell/>
          <table:table-cell office:value-type="string" calcext:value-type="string">
            <text:p>Syane</text:p>
          </table:table-cell>
          <table:table-cell/>
          <table:table-cell table:formula="of:=LEN([.F275])" office:value-type="float" office:value="1" calcext:value-type="float">
            <text:p>1</text:p>
          </table:table-cell>
          <table:table-cell table:style-name="ce29" table:formula="of:=&quot;INSERT INTO &quot; &amp; [.D275] &amp; &quot; VALUES ('&quot; &amp; [.F275] &amp; &quot;', '&quot; &amp;[.G275]&amp;&quot;');&quot;" office:value-type="string" office:string-value="INSERT INTO L_SUF_TYPE VALUES ('P', 'PROFESSIONNEL');" calcext:value-type="string">
            <text:p>INSERT INTO L_SUF_TYPE VALUES ('P', 'PROFESSIONNEL');</text:p>
          </table:table-cell>
          <table:table-cell table:number-columns-repeated="5"/>
          <table:table-cell table:style-name="ce248" office:value-type="string" calcext:value-type="string">
            <text:p>CTRL_SUF_TYPE</text:p>
          </table:table-cell>
          <table:table-cell table:style-name="ce3" office:value-type="float" office:value="2" calcext:value-type="float">
            <text:p>2</text:p>
          </table:table-cell>
          <table:table-cell table:number-columns-repeated="1003"/>
        </table:table-row>
        <table:table-row table:style-name="ro1">
          <table:table-cell table:number-columns-repeated="3"/>
          <table:table-cell table:style-name="ce14" office:value-type="string" calcext:value-type="string">
            <text:p>L_SUF_TYPE</text:p>
          </table:table-cell>
          <table:table-cell table:style-name="ce3" office:value-type="float" office:value="3" calcext:value-type="float">
            <text:p>3</text:p>
          </table:table-cell>
          <table:table-cell table:style-name="ce44" office:value-type="string" calcext:value-type="string">
            <text:p>O</text:p>
          </table:table-cell>
          <table:table-cell table:style-name="ce3" office:value-type="string" calcext:value-type="string">
            <text:p>OPERATEUR</text:p>
          </table:table-cell>
          <table:table-cell table:style-name="ce3"/>
          <table:table-cell/>
          <table:table-cell office:value-type="string" calcext:value-type="string">
            <text:p>Syane</text:p>
          </table:table-cell>
          <table:table-cell/>
          <table:table-cell table:formula="of:=LEN([.F276])" office:value-type="float" office:value="1" calcext:value-type="float">
            <text:p>1</text:p>
          </table:table-cell>
          <table:table-cell table:style-name="ce29" table:formula="of:=&quot;INSERT INTO &quot; &amp; [.D276] &amp; &quot; VALUES ('&quot; &amp; [.F276] &amp; &quot;', '&quot; &amp;[.G276]&amp;&quot;');&quot;" office:value-type="string" office:string-value="INSERT INTO L_SUF_TYPE VALUES ('O', 'OPERATEUR');" calcext:value-type="string">
            <text:p>INSERT INTO L_SUF_TYPE VALUES ('O', 'OPERATEUR');</text:p>
          </table:table-cell>
          <table:table-cell table:number-columns-repeated="5"/>
          <table:table-cell table:style-name="ce248" office:value-type="string" calcext:value-type="string">
            <text:p>CTRL_SUF_TYPE</text:p>
          </table:table-cell>
          <table:table-cell table:style-name="ce3" office:value-type="float" office:value="3" calcext:value-type="float">
            <text:p>3</text:p>
          </table:table-cell>
          <table:table-cell table:number-columns-repeated="1003"/>
        </table:table-row>
        <table:table-row table:style-name="ro1">
          <table:table-cell table:number-columns-repeated="3"/>
          <table:table-cell table:style-name="ce14" office:value-type="string" calcext:value-type="string">
            <text:p>L_SUF_TYPE</text:p>
          </table:table-cell>
          <table:table-cell table:style-name="ce3" office:value-type="float" office:value="4" calcext:value-type="float">
            <text:p>4</text:p>
          </table:table-cell>
          <table:table-cell table:style-name="ce44" office:value-type="string" calcext:value-type="string">
            <text:p>T</text:p>
          </table:table-cell>
          <table:table-cell table:style-name="ce3" office:value-type="string" calcext:value-type="string">
            <text:p>TECHNIQUE</text:p>
          </table:table-cell>
          <table:table-cell table:style-name="ce3"/>
          <table:table-cell/>
          <table:table-cell office:value-type="string" calcext:value-type="string">
            <text:p>Syane</text:p>
          </table:table-cell>
          <table:table-cell/>
          <table:table-cell table:formula="of:=LEN([.F277])" office:value-type="float" office:value="1" calcext:value-type="float">
            <text:p>1</text:p>
          </table:table-cell>
          <table:table-cell table:style-name="ce29" table:formula="of:=&quot;INSERT INTO &quot; &amp; [.D277] &amp; &quot; VALUES ('&quot; &amp; [.F277] &amp; &quot;', '&quot; &amp;[.G277]&amp;&quot;');&quot;" office:value-type="string" office:string-value="INSERT INTO L_SUF_TYPE VALUES ('T', 'TECHNIQUE');" calcext:value-type="string">
            <text:p>INSERT INTO L_SUF_TYPE VALUES ('T', 'TECHNIQUE');</text:p>
          </table:table-cell>
          <table:table-cell table:number-columns-repeated="5"/>
          <table:table-cell table:style-name="ce248" office:value-type="string" calcext:value-type="string">
            <text:p>CTRL_SUF_TYPE</text:p>
          </table:table-cell>
          <table:table-cell table:style-name="ce3" office:value-type="float" office:value="4" calcext:value-type="float">
            <text:p>4</text:p>
          </table:table-cell>
          <table:table-cell table:number-columns-repeated="1003"/>
        </table:table-row>
        <table:table-row table:style-name="ro1">
          <table:table-cell table:number-columns-repeated="3"/>
          <table:table-cell table:style-name="ce14" office:value-type="string" calcext:value-type="string">
            <text:p>L_SUF_TYPE</text:p>
          </table:table-cell>
          <table:table-cell table:style-name="ce3" office:value-type="float" office:value="5" calcext:value-type="float">
            <text:p>5</text:p>
          </table:table-cell>
          <table:table-cell table:style-name="ce44" office:value-type="string" calcext:value-type="string">
            <text:p>S</text:p>
          </table:table-cell>
          <table:table-cell table:style-name="ce3" office:value-type="string" calcext:value-type="string">
            <text:p>SDS</text:p>
          </table:table-cell>
          <table:table-cell table:style-name="ce3"/>
          <table:table-cell/>
          <table:table-cell office:value-type="string" calcext:value-type="string">
            <text:p>Syane</text:p>
          </table:table-cell>
          <table:table-cell/>
          <table:table-cell table:formula="of:=LEN([.F278])" office:value-type="float" office:value="1" calcext:value-type="float">
            <text:p>1</text:p>
          </table:table-cell>
          <table:table-cell table:style-name="ce29" table:formula="of:=&quot;INSERT INTO &quot; &amp; [.D278] &amp; &quot; VALUES ('&quot; &amp; [.F278] &amp; &quot;', '&quot; &amp;[.G278]&amp;&quot;');&quot;" office:value-type="string" office:string-value="INSERT INTO L_SUF_TYPE VALUES ('S', 'SDS');" calcext:value-type="string">
            <text:p>INSERT INTO L_SUF_TYPE VALUES ('S', 'SDS');</text:p>
          </table:table-cell>
          <table:table-cell table:number-columns-repeated="5"/>
          <table:table-cell table:style-name="ce248" office:value-type="string" calcext:value-type="string">
            <text:p>CTRL_SUF_TYPE</text:p>
          </table:table-cell>
          <table:table-cell table:style-name="ce3" office:value-type="float" office:value="5" calcext:value-type="float">
            <text:p>5</text:p>
          </table:table-cell>
          <table:table-cell table:number-columns-repeated="1003"/>
        </table:table-row>
        <table:table-row table:style-name="ro1">
          <table:table-cell table:number-columns-repeated="3"/>
          <table:table-cell table:style-name="ce14" office:value-type="string" calcext:value-type="string">
            <text:p>L_SUF_TYPE</text:p>
          </table:table-cell>
          <table:table-cell table:style-name="ce3" office:value-type="float" office:value="6" calcext:value-type="float">
            <text:p>6</text:p>
          </table:table-cell>
          <table:table-cell table:style-name="ce44" office:value-type="string" calcext:value-type="string">
            <text:p>C</text:p>
          </table:table-cell>
          <table:table-cell table:style-name="ce3" office:value-type="string" calcext:value-type="string">
            <text:p>SSC</text:p>
          </table:table-cell>
          <table:table-cell table:style-name="ce3"/>
          <table:table-cell/>
          <table:table-cell office:value-type="string" calcext:value-type="string">
            <text:p>Syane</text:p>
          </table:table-cell>
          <table:table-cell/>
          <table:table-cell table:formula="of:=LEN([.F279])" office:value-type="float" office:value="1" calcext:value-type="float">
            <text:p>1</text:p>
          </table:table-cell>
          <table:table-cell table:style-name="ce29" table:formula="of:=&quot;INSERT INTO &quot; &amp; [.D279] &amp; &quot; VALUES ('&quot; &amp; [.F279] &amp; &quot;', '&quot; &amp;[.G279]&amp;&quot;');&quot;" office:value-type="string" office:string-value="INSERT INTO L_SUF_TYPE VALUES ('C', 'SSC');" calcext:value-type="string">
            <text:p>INSERT INTO L_SUF_TYPE VALUES ('C', 'SSC');</text:p>
          </table:table-cell>
          <table:table-cell table:number-columns-repeated="5"/>
          <table:table-cell table:style-name="ce248" office:value-type="string" calcext:value-type="string">
            <text:p>CTRL_SUF_TYPE</text:p>
          </table:table-cell>
          <table:table-cell table:style-name="ce3" office:value-type="float" office:value="6" calcext:value-type="float">
            <text:p>6</text:p>
          </table:table-cell>
          <table:table-cell table:number-columns-repeated="1003"/>
        </table:table-row>
        <table:table-row table:style-name="ro1">
          <table:table-cell table:number-columns-repeated="3"/>
          <table:table-cell table:style-name="ce218" office:value-type="string" calcext:value-type="string">
            <text:p>L_TECHNOLOGIE_CABLE_TYPE</text:p>
          </table:table-cell>
          <table:table-cell table:style-name="ce218" office:value-type="float" office:value="96" calcext:value-type="float">
            <text:p>96</text:p>
          </table:table-cell>
          <table:table-cell table:style-name="ce227" office:value-type="string" calcext:value-type="string">
            <text:p>CU</text:p>
          </table:table-cell>
          <table:table-cell table:style-name="ce218" office:value-type="string" calcext:value-type="string">
            <text:p>CUIVRE</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280])" office:value-type="string" office:string-value="CUIVRE" calcext:value-type="string">
            <text:p>CUIVRE</text:p>
          </table:table-cell>
          <table:table-cell table:formula="of:=LEN([.F280])" office:value-type="float" office:value="2" calcext:value-type="float">
            <text:p>2</text:p>
          </table:table-cell>
          <table:table-cell table:style-name="ce29" table:formula="of:=&quot;INSERT INTO &quot; &amp; [.D280] &amp; &quot; VALUES ('&quot; &amp; [.F280] &amp; &quot;', '&quot; &amp;[.G280]&amp;&quot;');&quot;" office:value-type="string" office:string-value="INSERT INTO L_TECHNOLOGIE_CABLE_TYPE VALUES ('CU', 'CUIVRE');" calcext:value-type="string">
            <text:p>INSERT INTO L_TECHNOLOGIE_CABLE_TYPE VALUES ('CU', 'CUIVRE');</text:p>
          </table:table-cell>
          <table:table-cell table:number-columns-repeated="2"/>
          <table:table-cell table:style-name="ce218" office:value-type="string" calcext:value-type="string">
            <text:p>TechnologieCableType</text:p>
          </table:table-cell>
          <table:table-cell table:style-name="ce218" office:value-type="float" office:value="96" calcext:value-type="float">
            <text:p>96</text:p>
          </table:table-cell>
          <table:table-cell table:number-columns-repeated="1006"/>
        </table:table-row>
        <table:table-row table:style-name="ro1">
          <table:table-cell table:number-columns-repeated="3"/>
          <table:table-cell table:style-name="ce218" office:value-type="string" calcext:value-type="string">
            <text:p>L_TECHNOLOGIE_CABLE_TYPE</text:p>
          </table:table-cell>
          <table:table-cell table:style-name="ce218" office:value-type="float" office:value="97" calcext:value-type="float">
            <text:p>97</text:p>
          </table:table-cell>
          <table:table-cell table:style-name="ce227" office:value-type="string" calcext:value-type="string">
            <text:p>FO</text:p>
          </table:table-cell>
          <table:table-cell table:style-name="ce218" office:value-type="string" calcext:value-type="string">
            <text:p>FIBRE OPTIQUE</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281])" office:value-type="string" office:string-value="FIBRE OPTIQUE" calcext:value-type="string">
            <text:p>FIBRE OPTIQUE</text:p>
          </table:table-cell>
          <table:table-cell table:formula="of:=LEN([.F281])" office:value-type="float" office:value="2" calcext:value-type="float">
            <text:p>2</text:p>
          </table:table-cell>
          <table:table-cell table:style-name="ce29" table:formula="of:=&quot;INSERT INTO &quot; &amp; [.D281] &amp; &quot; VALUES ('&quot; &amp; [.F281] &amp; &quot;', '&quot; &amp;[.G281]&amp;&quot;');&quot;" office:value-type="string" office:string-value="INSERT INTO L_TECHNOLOGIE_CABLE_TYPE VALUES ('FO', 'FIBRE OPTIQUE');" calcext:value-type="string">
            <text:p>INSERT INTO L_TECHNOLOGIE_CABLE_TYPE VALUES ('FO', 'FIBRE OPTIQUE');</text:p>
          </table:table-cell>
          <table:table-cell table:number-columns-repeated="2"/>
          <table:table-cell table:style-name="ce218" office:value-type="string" calcext:value-type="string">
            <text:p>TechnologieCableType</text:p>
          </table:table-cell>
          <table:table-cell table:style-name="ce218" office:value-type="float" office:value="97" calcext:value-type="float">
            <text:p>97</text:p>
          </table:table-cell>
          <table:table-cell table:number-columns-repeated="1006"/>
        </table:table-row>
        <table:table-row table:style-name="ro1">
          <table:table-cell table:number-columns-repeated="3"/>
          <table:table-cell table:style-name="ce218" office:value-type="string" calcext:value-type="string">
            <text:p>L_TECHNOLOGIE_CABLE_TYPE</text:p>
          </table:table-cell>
          <table:table-cell table:style-name="ce218" office:value-type="float" office:value="98" calcext:value-type="float">
            <text:p>98</text:p>
          </table:table-cell>
          <table:table-cell table:style-name="ce227" office:value-type="string" calcext:value-type="string">
            <text:p>CO</text:p>
          </table:table-cell>
          <table:table-cell table:style-name="ce218" office:value-type="string" calcext:value-type="string">
            <text:p>COAXIAL</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282])" office:value-type="string" office:string-value="COAXIAL" calcext:value-type="string">
            <text:p>COAXIAL</text:p>
          </table:table-cell>
          <table:table-cell table:formula="of:=LEN([.F282])" office:value-type="float" office:value="2" calcext:value-type="float">
            <text:p>2</text:p>
          </table:table-cell>
          <table:table-cell table:style-name="ce29" table:formula="of:=&quot;INSERT INTO &quot; &amp; [.D282] &amp; &quot; VALUES ('&quot; &amp; [.F282] &amp; &quot;', '&quot; &amp;[.G282]&amp;&quot;');&quot;" office:value-type="string" office:string-value="INSERT INTO L_TECHNOLOGIE_CABLE_TYPE VALUES ('CO', 'COAXIAL');" calcext:value-type="string">
            <text:p>INSERT INTO L_TECHNOLOGIE_CABLE_TYPE VALUES ('CO', 'COAXIAL');</text:p>
          </table:table-cell>
          <table:table-cell table:number-columns-repeated="2"/>
          <table:table-cell table:style-name="ce218" office:value-type="string" calcext:value-type="string">
            <text:p>TechnologieCableType</text:p>
          </table:table-cell>
          <table:table-cell table:style-name="ce218" office:value-type="float" office:value="98" calcext:value-type="float">
            <text:p>98</text:p>
          </table:table-cell>
          <table:table-cell table:number-columns-repeated="1006"/>
        </table:table-row>
        <table:table-row table:style-name="ro1">
          <table:table-cell table:number-columns-repeated="3"/>
          <table:table-cell table:style-name="ce218" office:value-type="string" calcext:value-type="string">
            <text:p>L_TECHNOLOGIE_TYPE</text:p>
          </table:table-cell>
          <table:table-cell table:style-name="ce218" office:value-type="float" office:value="99" calcext:value-type="float">
            <text:p>99</text:p>
          </table:table-cell>
          <table:table-cell table:style-name="ce227" office:value-type="string" calcext:value-type="string">
            <text:p>CUT</text:p>
          </table:table-cell>
          <table:table-cell table:style-name="ce218" office:value-type="string" calcext:value-type="string">
            <text:p>CUIVRE TÉLÉCOM</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283])" office:value-type="string" office:string-value="CUIVRE TÉLÉCOM" calcext:value-type="string">
            <text:p>CUIVRE TÉLÉCOM</text:p>
          </table:table-cell>
          <table:table-cell table:formula="of:=LEN([.F283])" office:value-type="float" office:value="3" calcext:value-type="float">
            <text:p>3</text:p>
          </table:table-cell>
          <table:table-cell table:style-name="ce29" table:formula="of:=&quot;INSERT INTO &quot; &amp; [.D283] &amp; &quot; VALUES ('&quot; &amp; [.F283] &amp; &quot;', '&quot; &amp;[.G283]&amp;&quot;');&quot;" office:value-type="string" office:string-value="INSERT INTO L_TECHNOLOGIE_TYPE VALUES ('CUT', 'CUIVRE TÉLÉCOM');" calcext:value-type="string">
            <text:p>INSERT INTO L_TECHNOLOGIE_TYPE VALUES ('CUT', 'CUIVRE TÉLÉCOM');</text:p>
          </table:table-cell>
          <table:table-cell table:number-columns-repeated="2"/>
          <table:table-cell table:style-name="ce218" office:value-type="string" calcext:value-type="string">
            <text:p>TechnologieType</text:p>
          </table:table-cell>
          <table:table-cell table:style-name="ce218" office:value-type="float" office:value="99" calcext:value-type="float">
            <text:p>99</text:p>
          </table:table-cell>
          <table:table-cell table:number-columns-repeated="1006"/>
        </table:table-row>
        <table:table-row table:style-name="ro1">
          <table:table-cell table:number-columns-repeated="3"/>
          <table:table-cell table:style-name="ce218" office:value-type="string" calcext:value-type="string">
            <text:p>L_TECHNOLOGIE_TYPE</text:p>
          </table:table-cell>
          <table:table-cell table:style-name="ce218" office:value-type="float" office:value="100" calcext:value-type="float">
            <text:p>100</text:p>
          </table:table-cell>
          <table:table-cell table:style-name="ce227" office:value-type="string" calcext:value-type="string">
            <text:p>OPT</text:p>
          </table:table-cell>
          <table:table-cell table:style-name="ce218" office:value-type="string" calcext:value-type="string">
            <text:p>OPTIQUE</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284])" office:value-type="string" office:string-value="OPTIQUE" calcext:value-type="string">
            <text:p>OPTIQUE</text:p>
          </table:table-cell>
          <table:table-cell table:formula="of:=LEN([.F284])" office:value-type="float" office:value="3" calcext:value-type="float">
            <text:p>3</text:p>
          </table:table-cell>
          <table:table-cell table:style-name="ce29" table:formula="of:=&quot;INSERT INTO &quot; &amp; [.D284] &amp; &quot; VALUES ('&quot; &amp; [.F284] &amp; &quot;', '&quot; &amp;[.G284]&amp;&quot;');&quot;" office:value-type="string" office:string-value="INSERT INTO L_TECHNOLOGIE_TYPE VALUES ('OPT', 'OPTIQUE');" calcext:value-type="string">
            <text:p>INSERT INTO L_TECHNOLOGIE_TYPE VALUES ('OPT', 'OPTIQUE');</text:p>
          </table:table-cell>
          <table:table-cell table:number-columns-repeated="2"/>
          <table:table-cell table:style-name="ce218" office:value-type="string" calcext:value-type="string">
            <text:p>TechnologieType</text:p>
          </table:table-cell>
          <table:table-cell table:style-name="ce218" office:value-type="float" office:value="100" calcext:value-type="float">
            <text:p>100</text:p>
          </table:table-cell>
          <table:table-cell table:number-columns-repeated="1006"/>
        </table:table-row>
        <table:table-row table:style-name="ro1">
          <table:table-cell table:number-columns-repeated="3"/>
          <table:table-cell table:style-name="ce218" office:value-type="string" calcext:value-type="string">
            <text:p>L_TECHNOLOGIE_TYPE</text:p>
          </table:table-cell>
          <table:table-cell table:style-name="ce218" office:value-type="float" office:value="101" calcext:value-type="float">
            <text:p>101</text:p>
          </table:table-cell>
          <table:table-cell table:style-name="ce227" office:value-type="string" calcext:value-type="string">
            <text:p>COAX</text:p>
          </table:table-cell>
          <table:table-cell table:style-name="ce218" office:value-type="string" calcext:value-type="string">
            <text:p>COAXIAL</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285])" office:value-type="string" office:string-value="COAXIAL" calcext:value-type="string">
            <text:p>COAXIAL</text:p>
          </table:table-cell>
          <table:table-cell table:formula="of:=LEN([.F285])" office:value-type="float" office:value="4" calcext:value-type="float">
            <text:p>4</text:p>
          </table:table-cell>
          <table:table-cell table:style-name="ce29" table:formula="of:=&quot;INSERT INTO &quot; &amp; [.D285] &amp; &quot; VALUES ('&quot; &amp; [.F285] &amp; &quot;', '&quot; &amp;[.G285]&amp;&quot;');&quot;" office:value-type="string" office:string-value="INSERT INTO L_TECHNOLOGIE_TYPE VALUES ('COAX', 'COAXIAL');" calcext:value-type="string">
            <text:p>INSERT INTO L_TECHNOLOGIE_TYPE VALUES ('COAX', 'COAXIAL');</text:p>
          </table:table-cell>
          <table:table-cell table:number-columns-repeated="2"/>
          <table:table-cell table:style-name="ce218" office:value-type="string" calcext:value-type="string">
            <text:p>TechnologieType</text:p>
          </table:table-cell>
          <table:table-cell table:style-name="ce218" office:value-type="float" office:value="101" calcext:value-type="float">
            <text:p>101</text:p>
          </table:table-cell>
          <table:table-cell table:number-columns-repeated="1006"/>
        </table:table-row>
        <table:table-row table:style-name="ro1">
          <table:table-cell table:number-columns-repeated="3"/>
          <table:table-cell table:style-name="ce218" office:value-type="string" calcext:value-type="string">
            <text:p>L_TECHNOLOGIE_TYPE</text:p>
          </table:table-cell>
          <table:table-cell table:style-name="ce218" office:value-type="float" office:value="102" calcext:value-type="float">
            <text:p>102</text:p>
          </table:table-cell>
          <table:table-cell table:style-name="ce227" office:value-type="string" calcext:value-type="string">
            <text:p>ECL</text:p>
          </table:table-cell>
          <table:table-cell table:style-name="ce218" office:value-type="string" calcext:value-type="string">
            <text:p>ECLAIRAGE</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286])" office:value-type="string" office:string-value="ECLAIRAGE" calcext:value-type="string">
            <text:p>ECLAIRAGE</text:p>
          </table:table-cell>
          <table:table-cell table:formula="of:=LEN([.F286])" office:value-type="float" office:value="3" calcext:value-type="float">
            <text:p>3</text:p>
          </table:table-cell>
          <table:table-cell table:style-name="ce29" table:formula="of:=&quot;INSERT INTO &quot; &amp; [.D286] &amp; &quot; VALUES ('&quot; &amp; [.F286] &amp; &quot;', '&quot; &amp;[.G286]&amp;&quot;');&quot;" office:value-type="string" office:string-value="INSERT INTO L_TECHNOLOGIE_TYPE VALUES ('ECL', 'ECLAIRAGE');" calcext:value-type="string">
            <text:p>INSERT INTO L_TECHNOLOGIE_TYPE VALUES ('ECL', 'ECLAIRAGE');</text:p>
          </table:table-cell>
          <table:table-cell table:number-columns-repeated="2"/>
          <table:table-cell table:style-name="ce218" office:value-type="string" calcext:value-type="string">
            <text:p>TechnologieType</text:p>
          </table:table-cell>
          <table:table-cell table:style-name="ce218" office:value-type="float" office:value="102" calcext:value-type="float">
            <text:p>102</text:p>
          </table:table-cell>
          <table:table-cell table:number-columns-repeated="1006"/>
        </table:table-row>
        <table:table-row table:style-name="ro1">
          <table:table-cell table:number-columns-repeated="3"/>
          <table:table-cell table:style-name="ce218" office:value-type="string" calcext:value-type="string">
            <text:p>L_TECHNOLOGIE_TYPE</text:p>
          </table:table-cell>
          <table:table-cell table:style-name="ce218" office:value-type="float" office:value="103" calcext:value-type="float">
            <text:p>103</text:p>
          </table:table-cell>
          <table:table-cell table:style-name="ce227" office:value-type="string" calcext:value-type="string">
            <text:p>ELEC</text:p>
          </table:table-cell>
          <table:table-cell table:style-name="ce218" office:value-type="string" calcext:value-type="string">
            <text:p>ELECTRICITÉ</text:p>
          </table:table-cell>
          <table:table-cell table:style-name="ce218"/>
          <table:table-cell table:style-name="ce208" office:value-type="string" calcext:value-type="string">
            <text:p>enum</text:p>
          </table:table-cell>
          <table:table-cell table:style-name="ce208" office:value-type="string" calcext:value-type="string">
            <text:p>Covadis</text:p>
          </table:table-cell>
          <table:table-cell table:formula="of:=UPPER([.G287])" office:value-type="string" office:string-value="ELECTRICITÉ" calcext:value-type="string">
            <text:p>ELECTRICITÉ</text:p>
          </table:table-cell>
          <table:table-cell table:formula="of:=LEN([.F287])" office:value-type="float" office:value="4" calcext:value-type="float">
            <text:p>4</text:p>
          </table:table-cell>
          <table:table-cell table:style-name="ce29" table:formula="of:=&quot;INSERT INTO &quot; &amp; [.D287] &amp; &quot; VALUES ('&quot; &amp; [.F287] &amp; &quot;', '&quot; &amp;[.G287]&amp;&quot;');&quot;" office:value-type="string" office:string-value="INSERT INTO L_TECHNOLOGIE_TYPE VALUES ('ELEC', 'ELECTRICITÉ');" calcext:value-type="string">
            <text:p>INSERT INTO L_TECHNOLOGIE_TYPE VALUES ('ELEC', 'ELECTRICITÉ');</text:p>
          </table:table-cell>
          <table:table-cell table:number-columns-repeated="2"/>
          <table:table-cell table:style-name="ce218" office:value-type="string" calcext:value-type="string">
            <text:p>TechnologieType</text:p>
          </table:table-cell>
          <table:table-cell table:style-name="ce218" office:value-type="float" office:value="103" calcext:value-type="float">
            <text:p>103</text:p>
          </table:table-cell>
          <table:table-cell table:number-columns-repeated="1006"/>
        </table:table-row>
        <table:table-row table:style-name="ro1">
          <table:table-cell/>
          <table:table-cell office:value-type="string" calcext:value-type="string">
            <text:p>Eddy ?</text:p>
          </table:table-cell>
          <table:table-cell/>
          <table:table-cell table:style-name="ce14" office:value-type="string" calcext:value-type="string">
            <text:p>L_TIROIR_TYPE</text:p>
          </table:table-cell>
          <table:table-cell table:style-name="ce3" office:value-type="float" office:value="1" calcext:value-type="float">
            <text:p>1</text:p>
          </table:table-cell>
          <table:table-cell table:style-name="ce44" office:value-type="string" calcext:value-type="string">
            <text:p>TIROIR</text:p>
          </table:table-cell>
          <table:table-cell table:style-name="ce3" office:value-type="string" calcext:value-type="string">
            <text:p>TIROIR</text:p>
          </table:table-cell>
          <table:table-cell table:style-name="ce3"/>
          <table:table-cell/>
          <table:table-cell office:value-type="string" calcext:value-type="string">
            <text:p>Syane</text:p>
          </table:table-cell>
          <table:table-cell/>
          <table:table-cell table:formula="of:=LEN([.F288])" office:value-type="float" office:value="6" calcext:value-type="float">
            <text:p>6</text:p>
          </table:table-cell>
          <table:table-cell table:style-name="ce29" table:formula="of:=&quot;INSERT INTO &quot; &amp; [.D288] &amp; &quot; VALUES ('&quot; &amp; [.F288] &amp; &quot;', '&quot; &amp;[.G288]&amp;&quot;');&quot;" office:value-type="string" office:string-value="INSERT INTO L_TIROIR_TYPE VALUES ('TIROIR', 'TIROIR');" calcext:value-type="string">
            <text:p>INSERT INTO L_TIROIR_TYPE VALUES ('TIROIR', 'TIROIR');</text:p>
          </table:table-cell>
          <table:table-cell table:number-columns-repeated="5"/>
          <table:table-cell table:style-name="ce248" office:value-type="string" calcext:value-type="string">
            <text:p>CTRL_TIROIR_TYPE</text:p>
          </table:table-cell>
          <table:table-cell table:style-name="ce3" office:value-type="float" office:value="1" calcext:value-type="float">
            <text:p>1</text:p>
          </table:table-cell>
          <table:table-cell table:number-columns-repeated="1003"/>
        </table:table-row>
        <table:table-row table:style-name="ro1">
          <table:table-cell/>
          <table:table-cell office:value-type="string" calcext:value-type="string">
            <text:p>Eddy ?</text:p>
          </table:table-cell>
          <table:table-cell/>
          <table:table-cell table:style-name="ce14" office:value-type="string" calcext:value-type="string">
            <text:p>L_TIROIR_TYPE</text:p>
          </table:table-cell>
          <table:table-cell table:style-name="ce3" office:value-type="float" office:value="2" calcext:value-type="float">
            <text:p>2</text:p>
          </table:table-cell>
          <table:table-cell table:style-name="ce44" office:value-type="string" calcext:value-type="string">
            <text:p>TETE</text:p>
          </table:table-cell>
          <table:table-cell table:style-name="ce3" office:value-type="string" calcext:value-type="string">
            <text:p>TETE DE CABLE</text:p>
          </table:table-cell>
          <table:table-cell table:style-name="ce3"/>
          <table:table-cell/>
          <table:table-cell office:value-type="string" calcext:value-type="string">
            <text:p>Syane</text:p>
          </table:table-cell>
          <table:table-cell/>
          <table:table-cell table:formula="of:=LEN([.F289])" office:value-type="float" office:value="4" calcext:value-type="float">
            <text:p>4</text:p>
          </table:table-cell>
          <table:table-cell table:style-name="ce29" table:formula="of:=&quot;INSERT INTO &quot; &amp; [.D289] &amp; &quot; VALUES ('&quot; &amp; [.F289] &amp; &quot;', '&quot; &amp;[.G289]&amp;&quot;');&quot;" office:value-type="string" office:string-value="INSERT INTO L_TIROIR_TYPE VALUES ('TETE', 'TETE DE CABLE');" calcext:value-type="string">
            <text:p>INSERT INTO L_TIROIR_TYPE VALUES ('TETE', 'TETE DE CABLE');</text:p>
          </table:table-cell>
          <table:table-cell table:number-columns-repeated="5"/>
          <table:table-cell table:style-name="ce248" office:value-type="string" calcext:value-type="string">
            <text:p>CTRL_TIROIR_TYPE</text:p>
          </table:table-cell>
          <table:table-cell table:style-name="ce3" office:value-type="float" office:value="2" calcext:value-type="float">
            <text:p>2</text:p>
          </table:table-cell>
          <table:table-cell table:number-columns-repeated="1003"/>
        </table:table-row>
        <table:table-row table:style-name="ro18">
          <table:table-cell/>
          <table:table-cell office:value-type="string" calcext:value-type="string">
            <text:p>Détailler ? T1, etc. </text:p>
          </table:table-cell>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1" calcext:value-type="float">
            <text:p>1</text:p>
          </table:table-cell>
          <table:table-cell table:style-name="ce237" office:value-type="string" calcext:value-type="string">
            <text:p>ACC</text:p>
          </table:table-cell>
          <table:table-cell table:style-name="ce240" office:value-type="string" calcext:value-type="string">
            <text:p>ACCOTEMENT</text:p>
          </table:table-cell>
          <table:table-cell table:style-name="ce241"/>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0])" office:value-type="string" office:string-value="ACCOTEMENT" calcext:value-type="string">
            <text:p>ACCOTEMENT</text:p>
          </table:table-cell>
          <table:table-cell table:formula="of:=LEN([.F290])" office:value-type="float" office:value="3" calcext:value-type="float">
            <text:p>3</text:p>
          </table:table-cell>
          <table:table-cell table:style-name="ce29" table:formula="of:=&quot;INSERT INTO &quot; &amp; [.D290] &amp; &quot; VALUES ('&quot; &amp; [.F290] &amp; &quot;', '&quot; &amp;[.G290]&amp;&quot;');&quot;" office:value-type="string" office:string-value="INSERT INTO L_TRANCHEE_IMPLANTATION_TYPE VALUES ('ACC', 'ACCOTEMENT');" calcext:value-type="string">
            <text:p>INSERT INTO L_TRANCHEE_IMPLANTATION_TYPE VALUES ('ACC', 'ACCOTEMENT');</text:p>
          </table:table-cell>
          <table:table-cell table:number-columns-repeated="2"/>
          <table:table-cell table:style-name="ce218" office:value-type="string" calcext:value-type="string">
            <text:p>TrancheeImplantationType</text:p>
          </table:table-cell>
          <table:table-cell table:style-name="ce208" office:value-type="float" office:value="104" calcext:value-type="float">
            <text:p>104</text:p>
          </table:table-cell>
          <table:table-cell table:number-columns-repeated="1006"/>
        </table:table-row>
        <table:table-row table:style-name="ro18">
          <table:table-cell/>
          <table:table-cell office:value-type="string" calcext:value-type="string">
            <text:p>Détailler ? T1, etc. </text:p>
          </table:table-cell>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2" calcext:value-type="float">
            <text:p>2</text:p>
          </table:table-cell>
          <table:table-cell table:style-name="ce237" office:value-type="string" calcext:value-type="string">
            <text:p>CHAU</text:p>
          </table:table-cell>
          <table:table-cell table:style-name="ce240" office:value-type="string" calcext:value-type="string">
            <text:p>CHAUSSÉE</text:p>
          </table:table-cell>
          <table:table-cell table:style-name="ce241"/>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1])" office:value-type="string" office:string-value="CHAUSSÉE" calcext:value-type="string">
            <text:p>CHAUSSÉE</text:p>
          </table:table-cell>
          <table:table-cell table:formula="of:=LEN([.F291])" office:value-type="float" office:value="4" calcext:value-type="float">
            <text:p>4</text:p>
          </table:table-cell>
          <table:table-cell table:style-name="ce29" table:formula="of:=&quot;INSERT INTO &quot; &amp; [.D291] &amp; &quot; VALUES ('&quot; &amp; [.F291] &amp; &quot;', '&quot; &amp;[.G291]&amp;&quot;');&quot;" office:value-type="string" office:string-value="INSERT INTO L_TRANCHEE_IMPLANTATION_TYPE VALUES ('CHAU', 'CHAUSSÉE');" calcext:value-type="string">
            <text:p>INSERT INTO L_TRANCHEE_IMPLANTATION_TYPE VALUES ('CHAU', 'CHAUSSÉE');</text:p>
          </table:table-cell>
          <table:table-cell table:number-columns-repeated="2"/>
          <table:table-cell table:style-name="ce218" office:value-type="string" calcext:value-type="string">
            <text:p>TrancheeImplantationType</text:p>
          </table:table-cell>
          <table:table-cell table:style-name="ce208" office:value-type="float" office:value="105" calcext:value-type="float">
            <text:p>105</text:p>
          </table:table-cell>
          <table:table-cell table:number-columns-repeated="1006"/>
        </table:table-row>
        <table:table-row table:style-name="ro18">
          <table:table-cell/>
          <table:table-cell office:value-type="string" calcext:value-type="string">
            <text:p>Détailler ? T1, etc. </text:p>
          </table:table-cell>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3" calcext:value-type="float">
            <text:p>3</text:p>
          </table:table-cell>
          <table:table-cell table:style-name="ce237" office:value-type="string" calcext:value-type="string">
            <text:p>TROT</text:p>
          </table:table-cell>
          <table:table-cell table:style-name="ce240" office:value-type="string" calcext:value-type="string">
            <text:p>TROTTOIR</text:p>
          </table:table-cell>
          <table:table-cell table:style-name="ce241"/>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2])" office:value-type="string" office:string-value="TROTTOIR" calcext:value-type="string">
            <text:p>TROTTOIR</text:p>
          </table:table-cell>
          <table:table-cell table:formula="of:=LEN([.F292])" office:value-type="float" office:value="4" calcext:value-type="float">
            <text:p>4</text:p>
          </table:table-cell>
          <table:table-cell table:style-name="ce29" table:formula="of:=&quot;INSERT INTO &quot; &amp; [.D292] &amp; &quot; VALUES ('&quot; &amp; [.F292] &amp; &quot;', '&quot; &amp;[.G292]&amp;&quot;');&quot;" office:value-type="string" office:string-value="INSERT INTO L_TRANCHEE_IMPLANTATION_TYPE VALUES ('TROT', 'TROTTOIR');" calcext:value-type="string">
            <text:p>INSERT INTO L_TRANCHEE_IMPLANTATION_TYPE VALUES ('TROT', 'TROTTOIR');</text:p>
          </table:table-cell>
          <table:table-cell table:number-columns-repeated="2"/>
          <table:table-cell table:style-name="ce218" office:value-type="string" calcext:value-type="string">
            <text:p>TrancheeImplantationType</text:p>
          </table:table-cell>
          <table:table-cell table:style-name="ce208" office:value-type="float" office:value="106" calcext:value-type="float">
            <text:p>106</text:p>
          </table:table-cell>
          <table:table-cell table:number-columns-repeated="1006"/>
        </table:table-row>
        <table:table-row table:style-name="ro18">
          <table:table-cell table:number-columns-repeated="2"/>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4" calcext:value-type="float">
            <text:p>4</text:p>
          </table:table-cell>
          <table:table-cell table:style-name="ce237" office:value-type="string" calcext:value-type="string">
            <text:p>TER</text:p>
          </table:table-cell>
          <table:table-cell table:style-name="ce240" office:value-type="string" calcext:value-type="string">
            <text:p>TERRE</text:p>
          </table:table-cell>
          <table:table-cell table:style-name="ce242"/>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3])" office:value-type="string" office:string-value="TERRE" calcext:value-type="string">
            <text:p>TERRE</text:p>
          </table:table-cell>
          <table:table-cell table:formula="of:=LEN([.F293])" office:value-type="float" office:value="3" calcext:value-type="float">
            <text:p>3</text:p>
          </table:table-cell>
          <table:table-cell table:style-name="ce29" table:formula="of:=&quot;INSERT INTO &quot; &amp; [.D293] &amp; &quot; VALUES ('&quot; &amp; [.F293] &amp; &quot;', '&quot; &amp;[.G293]&amp;&quot;');&quot;" office:value-type="string" office:string-value="INSERT INTO L_TRANCHEE_IMPLANTATION_TYPE VALUES ('TER', 'TERRE');" calcext:value-type="string">
            <text:p>INSERT INTO L_TRANCHEE_IMPLANTATION_TYPE VALUES ('TER', 'TERRE');</text:p>
          </table:table-cell>
          <table:table-cell table:number-columns-repeated="2"/>
          <table:table-cell table:style-name="ce218" office:value-type="string" calcext:value-type="string">
            <text:p>TrancheeImplantationType</text:p>
          </table:table-cell>
          <table:table-cell table:style-name="ce4"/>
          <table:table-cell table:number-columns-repeated="1006"/>
        </table:table-row>
        <table:table-row table:style-name="ro18">
          <table:table-cell table:number-columns-repeated="2"/>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5" calcext:value-type="float">
            <text:p>5</text:p>
          </table:table-cell>
          <table:table-cell table:style-name="ce237" office:value-type="string" calcext:value-type="string">
            <text:p>EMP</text:p>
          </table:table-cell>
          <table:table-cell table:style-name="ce240" office:value-type="string" calcext:value-type="string">
            <text:p>EMPIERRE</text:p>
          </table:table-cell>
          <table:table-cell table:style-name="ce242"/>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4])" office:value-type="string" office:string-value="EMPIERRE" calcext:value-type="string">
            <text:p>EMPIERRE</text:p>
          </table:table-cell>
          <table:table-cell table:formula="of:=LEN([.F294])" office:value-type="float" office:value="3" calcext:value-type="float">
            <text:p>3</text:p>
          </table:table-cell>
          <table:table-cell table:style-name="ce29" table:formula="of:=&quot;INSERT INTO &quot; &amp; [.D294] &amp; &quot; VALUES ('&quot; &amp; [.F294] &amp; &quot;', '&quot; &amp;[.G294]&amp;&quot;');&quot;" office:value-type="string" office:string-value="INSERT INTO L_TRANCHEE_IMPLANTATION_TYPE VALUES ('EMP', 'EMPIERRE');" calcext:value-type="string">
            <text:p>INSERT INTO L_TRANCHEE_IMPLANTATION_TYPE VALUES ('EMP', 'EMPIERRE');</text:p>
          </table:table-cell>
          <table:table-cell table:number-columns-repeated="2"/>
          <table:table-cell table:style-name="ce218" office:value-type="string" calcext:value-type="string">
            <text:p>TrancheeImplantationType</text:p>
          </table:table-cell>
          <table:table-cell table:style-name="ce4"/>
          <table:table-cell table:number-columns-repeated="1006"/>
        </table:table-row>
        <table:table-row table:style-name="ro18">
          <table:table-cell table:number-columns-repeated="2"/>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6" calcext:value-type="float">
            <text:p>6</text:p>
          </table:table-cell>
          <table:table-cell table:style-name="ce237" office:value-type="string" calcext:value-type="string">
            <text:p>PON</text:p>
          </table:table-cell>
          <table:table-cell table:style-name="ce240" office:value-type="string" calcext:value-type="string">
            <text:p>PONT</text:p>
          </table:table-cell>
          <table:table-cell table:style-name="ce242"/>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5])" office:value-type="string" office:string-value="PONT" calcext:value-type="string">
            <text:p>PONT</text:p>
          </table:table-cell>
          <table:table-cell table:formula="of:=LEN([.F295])" office:value-type="float" office:value="3" calcext:value-type="float">
            <text:p>3</text:p>
          </table:table-cell>
          <table:table-cell table:style-name="ce29" table:formula="of:=&quot;INSERT INTO &quot; &amp; [.D295] &amp; &quot; VALUES ('&quot; &amp; [.F295] &amp; &quot;', '&quot; &amp;[.G295]&amp;&quot;');&quot;" office:value-type="string" office:string-value="INSERT INTO L_TRANCHEE_IMPLANTATION_TYPE VALUES ('PON', 'PONT');" calcext:value-type="string">
            <text:p>INSERT INTO L_TRANCHEE_IMPLANTATION_TYPE VALUES ('PON', 'PONT');</text:p>
          </table:table-cell>
          <table:table-cell table:number-columns-repeated="2"/>
          <table:table-cell table:style-name="ce218" office:value-type="string" calcext:value-type="string">
            <text:p>TrancheeImplantationType</text:p>
          </table:table-cell>
          <table:table-cell table:style-name="ce4"/>
          <table:table-cell table:number-columns-repeated="1006"/>
        </table:table-row>
        <table:table-row table:style-name="ro18">
          <table:table-cell table:number-columns-repeated="2"/>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7" calcext:value-type="float">
            <text:p>7</text:p>
          </table:table-cell>
          <table:table-cell table:style-name="ce237" office:value-type="string" calcext:value-type="string">
            <text:p>SNC</text:p>
          </table:table-cell>
          <table:table-cell table:style-name="ce240" office:value-type="string" calcext:value-type="string">
            <text:p>PASSAGE SNCF</text:p>
          </table:table-cell>
          <table:table-cell table:style-name="ce242"/>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6])" office:value-type="string" office:string-value="PASSAGE SNCF" calcext:value-type="string">
            <text:p>PASSAGE SNCF</text:p>
          </table:table-cell>
          <table:table-cell table:formula="of:=LEN([.F296])" office:value-type="float" office:value="3" calcext:value-type="float">
            <text:p>3</text:p>
          </table:table-cell>
          <table:table-cell table:style-name="ce29" table:formula="of:=&quot;INSERT INTO &quot; &amp; [.D296] &amp; &quot; VALUES ('&quot; &amp; [.F296] &amp; &quot;', '&quot; &amp;[.G296]&amp;&quot;');&quot;" office:value-type="string" office:string-value="INSERT INTO L_TRANCHEE_IMPLANTATION_TYPE VALUES ('SNC', 'PASSAGE SNCF');" calcext:value-type="string">
            <text:p>INSERT INTO L_TRANCHEE_IMPLANTATION_TYPE VALUES ('SNC', 'PASSAGE SNCF');</text:p>
          </table:table-cell>
          <table:table-cell table:number-columns-repeated="2"/>
          <table:table-cell table:style-name="ce218" office:value-type="string" calcext:value-type="string">
            <text:p>TrancheeImplantationType</text:p>
          </table:table-cell>
          <table:table-cell table:style-name="ce4"/>
          <table:table-cell table:number-columns-repeated="1006"/>
        </table:table-row>
        <table:table-row table:style-name="ro18">
          <table:table-cell table:number-columns-repeated="2"/>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8" calcext:value-type="float">
            <text:p>8</text:p>
          </table:table-cell>
          <table:table-cell table:style-name="ce237" office:value-type="string" calcext:value-type="string">
            <text:p>CAN</text:p>
          </table:table-cell>
          <table:table-cell table:style-name="ce240" office:value-type="string" calcext:value-type="string">
            <text:p>CANIVEAU TECHNIQUE</text:p>
          </table:table-cell>
          <table:table-cell table:style-name="ce242"/>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7])" office:value-type="string" office:string-value="CANIVEAU TECHNIQUE" calcext:value-type="string">
            <text:p>CANIVEAU TECHNIQUE</text:p>
          </table:table-cell>
          <table:table-cell table:formula="of:=LEN([.F297])" office:value-type="float" office:value="3" calcext:value-type="float">
            <text:p>3</text:p>
          </table:table-cell>
          <table:table-cell table:style-name="ce29" table:formula="of:=&quot;INSERT INTO &quot; &amp; [.D297] &amp; &quot; VALUES ('&quot; &amp; [.F297] &amp; &quot;', '&quot; &amp;[.G297]&amp;&quot;');&quot;" office:value-type="string" office:string-value="INSERT INTO L_TRANCHEE_IMPLANTATION_TYPE VALUES ('CAN', 'CANIVEAU TECHNIQUE');" calcext:value-type="string">
            <text:p>INSERT INTO L_TRANCHEE_IMPLANTATION_TYPE VALUES ('CAN', 'CANIVEAU TECHNIQUE');</text:p>
          </table:table-cell>
          <table:table-cell table:number-columns-repeated="2"/>
          <table:table-cell table:style-name="ce218" office:value-type="string" calcext:value-type="string">
            <text:p>TrancheeImplantationType</text:p>
          </table:table-cell>
          <table:table-cell table:style-name="ce4"/>
          <table:table-cell table:number-columns-repeated="1006"/>
        </table:table-row>
        <table:table-row table:style-name="ro18">
          <table:table-cell table:number-columns-repeated="2"/>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9" calcext:value-type="float">
            <text:p>9</text:p>
          </table:table-cell>
          <table:table-cell table:style-name="ce237" office:value-type="string" calcext:value-type="string">
            <text:p>PAV</text:p>
          </table:table-cell>
          <table:table-cell table:style-name="ce240" office:value-type="string" calcext:value-type="string">
            <text:p>PAVÉS</text:p>
          </table:table-cell>
          <table:table-cell table:style-name="ce242"/>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8])" office:value-type="string" office:string-value="PAVÉS" calcext:value-type="string">
            <text:p>PAVÉS</text:p>
          </table:table-cell>
          <table:table-cell table:formula="of:=LEN([.F298])" office:value-type="float" office:value="3" calcext:value-type="float">
            <text:p>3</text:p>
          </table:table-cell>
          <table:table-cell table:style-name="ce29" table:formula="of:=&quot;INSERT INTO &quot; &amp; [.D298] &amp; &quot; VALUES ('&quot; &amp; [.F298] &amp; &quot;', '&quot; &amp;[.G298]&amp;&quot;');&quot;" office:value-type="string" office:string-value="INSERT INTO L_TRANCHEE_IMPLANTATION_TYPE VALUES ('PAV', 'PAVÉS');" calcext:value-type="string">
            <text:p>INSERT INTO L_TRANCHEE_IMPLANTATION_TYPE VALUES ('PAV', 'PAVÉS');</text:p>
          </table:table-cell>
          <table:table-cell table:number-columns-repeated="2"/>
          <table:table-cell table:style-name="ce218" office:value-type="string" calcext:value-type="string">
            <text:p>TrancheeImplantationType</text:p>
          </table:table-cell>
          <table:table-cell table:style-name="ce4"/>
          <table:table-cell table:number-columns-repeated="1006"/>
        </table:table-row>
        <table:table-row table:style-name="ro18">
          <table:table-cell table:number-columns-repeated="2"/>
          <table:table-cell office:value-type="string" calcext:value-type="string">
            <text:p>TRANCHEE</text:p>
          </table:table-cell>
          <table:table-cell table:style-name="ce218" office:value-type="string" calcext:value-type="string">
            <text:p>L_TRANCHEE_IMPLANTATION_TYPE</text:p>
          </table:table-cell>
          <table:table-cell table:style-name="ce12" office:value-type="float" office:value="10" calcext:value-type="float">
            <text:p>10</text:p>
          </table:table-cell>
          <table:table-cell table:style-name="ce237" office:value-type="string" calcext:value-type="string">
            <text:p>NC</text:p>
          </table:table-cell>
          <table:table-cell table:style-name="ce240" office:value-type="string" calcext:value-type="string">
            <text:p>NON COMMUNIQUÉ</text:p>
          </table:table-cell>
          <table:table-cell table:style-name="ce242"/>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299])" office:value-type="string" office:string-value="NON COMMUNIQUÉ" calcext:value-type="string">
            <text:p>NON COMMUNIQUÉ</text:p>
          </table:table-cell>
          <table:table-cell table:formula="of:=LEN([.F299])" office:value-type="float" office:value="2" calcext:value-type="float">
            <text:p>2</text:p>
          </table:table-cell>
          <table:table-cell table:style-name="ce29" table:formula="of:=&quot;INSERT INTO &quot; &amp; [.D299] &amp; &quot; VALUES ('&quot; &amp; [.F299] &amp; &quot;', '&quot; &amp;[.G299]&amp;&quot;');&quot;" office:value-type="string" office:string-value="INSERT INTO L_TRANCHEE_IMPLANTATION_TYPE VALUES ('NC', 'NON COMMUNIQUÉ');" calcext:value-type="string">
            <text:p>INSERT INTO L_TRANCHEE_IMPLANTATION_TYPE VALUES ('NC', 'NON COMMUNIQUÉ');</text:p>
          </table:table-cell>
          <table:table-cell table:number-columns-repeated="2"/>
          <table:table-cell table:style-name="ce218" office:value-type="string" calcext:value-type="string">
            <text:p>TrancheeImplantationType</text:p>
          </table:table-cell>
          <table:table-cell table:style-name="ce4"/>
          <table:table-cell table:number-columns-repeated="1006"/>
        </table:table-row>
        <table:table-row table:style-name="ro18">
          <table:table-cell/>
          <table:table-cell office:value-type="string" calcext:value-type="string">
            <text:p>Compléter</text:p>
          </table:table-cell>
          <table:table-cell office:value-type="string" calcext:value-type="string">
            <text:p>TRANCHEE</text:p>
          </table:table-cell>
          <table:table-cell table:style-name="ce218" office:value-type="string" calcext:value-type="string">
            <text:p>L_TRANCHEE_POSE_TYPE</text:p>
          </table:table-cell>
          <table:table-cell table:style-name="ce225" office:value-type="float" office:value="0" calcext:value-type="float">
            <text:p>0</text:p>
          </table:table-cell>
          <table:table-cell table:style-name="ce238" office:value-type="string" calcext:value-type="string">
            <text:p>NC</text:p>
          </table:table-cell>
          <table:table-cell table:style-name="ce240" office:value-type="string" calcext:value-type="string">
            <text:p>NON COMMUNIQUÉ</text:p>
          </table:table-cell>
          <table:table-cell table:style-name="ce243"/>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300])" office:value-type="string" office:string-value="NON COMMUNIQUÉ" calcext:value-type="string">
            <text:p>NON COMMUNIQUÉ</text:p>
          </table:table-cell>
          <table:table-cell table:formula="of:=LEN([.F300])" office:value-type="float" office:value="2" calcext:value-type="float">
            <text:p>2</text:p>
          </table:table-cell>
          <table:table-cell table:style-name="ce29" table:formula="of:=&quot;INSERT INTO &quot; &amp; [.D300] &amp; &quot; VALUES ('&quot; &amp; [.F300] &amp; &quot;', '&quot; &amp;[.G300]&amp;&quot;');&quot;" office:value-type="string" office:string-value="INSERT INTO L_TRANCHEE_POSE_TYPE VALUES ('NC', 'NON COMMUNIQUÉ');" calcext:value-type="string">
            <text:p>INSERT INTO L_TRANCHEE_POSE_TYPE VALUES ('NC', 'NON COMMUNIQUÉ');</text:p>
          </table:table-cell>
          <table:table-cell table:number-columns-repeated="2"/>
          <table:table-cell table:style-name="ce218" office:value-type="string" calcext:value-type="string">
            <text:p>TranchePoseType</text:p>
          </table:table-cell>
          <table:table-cell table:style-name="ce246"/>
          <table:table-cell table:number-columns-repeated="1006"/>
        </table:table-row>
        <table:table-row table:style-name="ro18">
          <table:table-cell/>
          <table:table-cell office:value-type="string" calcext:value-type="string">
            <text:p>Compléter</text:p>
          </table:table-cell>
          <table:table-cell office:value-type="string" calcext:value-type="string">
            <text:p>TRANCHEE</text:p>
          </table:table-cell>
          <table:table-cell table:style-name="ce218" office:value-type="string" calcext:value-type="string">
            <text:p>L_TRANCHEE_POSE_TYPE</text:p>
          </table:table-cell>
          <table:table-cell table:style-name="ce225" office:value-type="float" office:value="1" calcext:value-type="float">
            <text:p>1</text:p>
          </table:table-cell>
          <table:table-cell table:style-name="ce238" office:value-type="string" calcext:value-type="string">
            <text:p>TRA</text:p>
          </table:table-cell>
          <table:table-cell table:style-name="ce240" office:value-type="string" calcext:value-type="string">
            <text:p>TRADITIONNELLE</text:p>
          </table:table-cell>
          <table:table-cell table:style-name="ce243"/>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301])" office:value-type="string" office:string-value="TRADITIONNELLE" calcext:value-type="string">
            <text:p>TRADITIONNELLE</text:p>
          </table:table-cell>
          <table:table-cell table:formula="of:=LEN([.F301])" office:value-type="float" office:value="3" calcext:value-type="float">
            <text:p>3</text:p>
          </table:table-cell>
          <table:table-cell table:style-name="ce29" table:formula="of:=&quot;INSERT INTO &quot; &amp; [.D301] &amp; &quot; VALUES ('&quot; &amp; [.F301] &amp; &quot;', '&quot; &amp;[.G301]&amp;&quot;');&quot;" office:value-type="string" office:string-value="INSERT INTO L_TRANCHEE_POSE_TYPE VALUES ('TRA', 'TRADITIONNELLE');" calcext:value-type="string">
            <text:p>INSERT INTO L_TRANCHEE_POSE_TYPE VALUES ('TRA', 'TRADITIONNELLE');</text:p>
          </table:table-cell>
          <table:table-cell table:number-columns-repeated="2"/>
          <table:table-cell table:style-name="ce218" office:value-type="string" calcext:value-type="string">
            <text:p>TranchePoseType</text:p>
          </table:table-cell>
          <table:table-cell table:style-name="ce247" office:value-type="float" office:value="107" calcext:value-type="float">
            <text:p>107</text:p>
          </table:table-cell>
          <table:table-cell table:number-columns-repeated="1006"/>
        </table:table-row>
        <table:table-row table:style-name="ro18">
          <table:table-cell/>
          <table:table-cell office:value-type="string" calcext:value-type="string">
            <text:p>Compléter</text:p>
          </table:table-cell>
          <table:table-cell office:value-type="string" calcext:value-type="string">
            <text:p>TRANCHEE</text:p>
          </table:table-cell>
          <table:table-cell table:style-name="ce218" office:value-type="string" calcext:value-type="string">
            <text:p>L_TRANCHEE_POSE_TYPE</text:p>
          </table:table-cell>
          <table:table-cell table:style-name="ce225" office:value-type="float" office:value="2" calcext:value-type="float">
            <text:p>2</text:p>
          </table:table-cell>
          <table:table-cell table:style-name="ce238" office:value-type="string" calcext:value-type="string">
            <text:p>MEC</text:p>
          </table:table-cell>
          <table:table-cell table:style-name="ce240" office:value-type="string" calcext:value-type="string">
            <text:p>MÉCANISÉE</text:p>
          </table:table-cell>
          <table:table-cell table:style-name="ce243"/>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302])" office:value-type="string" office:string-value="MÉCANISÉE" calcext:value-type="string">
            <text:p>MÉCANISÉE</text:p>
          </table:table-cell>
          <table:table-cell table:formula="of:=LEN([.F302])" office:value-type="float" office:value="3" calcext:value-type="float">
            <text:p>3</text:p>
          </table:table-cell>
          <table:table-cell table:style-name="ce29" table:formula="of:=&quot;INSERT INTO &quot; &amp; [.D302] &amp; &quot; VALUES ('&quot; &amp; [.F302] &amp; &quot;', '&quot; &amp;[.G302]&amp;&quot;');&quot;" office:value-type="string" office:string-value="INSERT INTO L_TRANCHEE_POSE_TYPE VALUES ('MEC', 'MÉCANISÉE');" calcext:value-type="string">
            <text:p>INSERT INTO L_TRANCHEE_POSE_TYPE VALUES ('MEC', 'MÉCANISÉE');</text:p>
          </table:table-cell>
          <table:table-cell table:number-columns-repeated="2"/>
          <table:table-cell table:style-name="ce218" office:value-type="string" calcext:value-type="string">
            <text:p>TranchePoseType</text:p>
          </table:table-cell>
          <table:table-cell table:style-name="ce31"/>
          <table:table-cell table:number-columns-repeated="1006"/>
        </table:table-row>
        <table:table-row table:style-name="ro18">
          <table:table-cell/>
          <table:table-cell office:value-type="string" calcext:value-type="string">
            <text:p>Compléter</text:p>
          </table:table-cell>
          <table:table-cell office:value-type="string" calcext:value-type="string">
            <text:p>TRANCHEE</text:p>
          </table:table-cell>
          <table:table-cell table:style-name="ce218" office:value-type="string" calcext:value-type="string">
            <text:p>L_TRANCHEE_POSE_TYPE</text:p>
          </table:table-cell>
          <table:table-cell table:style-name="ce225" office:value-type="float" office:value="3" calcext:value-type="float">
            <text:p>3</text:p>
          </table:table-cell>
          <table:table-cell table:style-name="ce238" office:value-type="string" calcext:value-type="string">
            <text:p>MIC</text:p>
          </table:table-cell>
          <table:table-cell table:style-name="ce240" office:value-type="string" calcext:value-type="string">
            <text:p>MICRO TRANCHÉE</text:p>
          </table:table-cell>
          <table:table-cell table:style-name="ce243"/>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303])" office:value-type="string" office:string-value="MICRO TRANCHÉE" calcext:value-type="string">
            <text:p>MICRO TRANCHÉE</text:p>
          </table:table-cell>
          <table:table-cell table:formula="of:=LEN([.F303])" office:value-type="float" office:value="3" calcext:value-type="float">
            <text:p>3</text:p>
          </table:table-cell>
          <table:table-cell table:style-name="ce29" table:formula="of:=&quot;INSERT INTO &quot; &amp; [.D303] &amp; &quot; VALUES ('&quot; &amp; [.F303] &amp; &quot;', '&quot; &amp;[.G303]&amp;&quot;');&quot;" office:value-type="string" office:string-value="INSERT INTO L_TRANCHEE_POSE_TYPE VALUES ('MIC', 'MICRO TRANCHÉE');" calcext:value-type="string">
            <text:p>INSERT INTO L_TRANCHEE_POSE_TYPE VALUES ('MIC', 'MICRO TRANCHÉE');</text:p>
          </table:table-cell>
          <table:table-cell table:number-columns-repeated="2"/>
          <table:table-cell table:style-name="ce218" office:value-type="string" calcext:value-type="string">
            <text:p>TranchePoseType</text:p>
          </table:table-cell>
          <table:table-cell table:style-name="ce247" office:value-type="float" office:value="108" calcext:value-type="float">
            <text:p>108</text:p>
          </table:table-cell>
          <table:table-cell table:number-columns-repeated="1006"/>
        </table:table-row>
        <table:table-row table:style-name="ro18">
          <table:table-cell/>
          <table:table-cell office:value-type="string" calcext:value-type="string">
            <text:p>Compléter</text:p>
          </table:table-cell>
          <table:table-cell office:value-type="string" calcext:value-type="string">
            <text:p>TRANCHEE</text:p>
          </table:table-cell>
          <table:table-cell table:style-name="ce218" office:value-type="string" calcext:value-type="string">
            <text:p>L_TRANCHEE_POSE_TYPE</text:p>
          </table:table-cell>
          <table:table-cell table:style-name="ce225" office:value-type="float" office:value="4" calcext:value-type="float">
            <text:p>4</text:p>
          </table:table-cell>
          <table:table-cell table:style-name="ce238" office:value-type="string" calcext:value-type="string">
            <text:p>FOR</text:p>
          </table:table-cell>
          <table:table-cell table:style-name="ce240" office:value-type="string" calcext:value-type="string">
            <text:p>FORAGE DIRIGÉ</text:p>
          </table:table-cell>
          <table:table-cell table:style-name="ce243"/>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304])" office:value-type="string" office:string-value="FORAGE DIRIGÉ" calcext:value-type="string">
            <text:p>FORAGE DIRIGÉ</text:p>
          </table:table-cell>
          <table:table-cell table:formula="of:=LEN([.F304])" office:value-type="float" office:value="3" calcext:value-type="float">
            <text:p>3</text:p>
          </table:table-cell>
          <table:table-cell table:style-name="ce29" table:formula="of:=&quot;INSERT INTO &quot; &amp; [.D304] &amp; &quot; VALUES ('&quot; &amp; [.F304] &amp; &quot;', '&quot; &amp;[.G304]&amp;&quot;');&quot;" office:value-type="string" office:string-value="INSERT INTO L_TRANCHEE_POSE_TYPE VALUES ('FOR', 'FORAGE DIRIGÉ');" calcext:value-type="string">
            <text:p>INSERT INTO L_TRANCHEE_POSE_TYPE VALUES ('FOR', 'FORAGE DIRIGÉ');</text:p>
          </table:table-cell>
          <table:table-cell table:number-columns-repeated="2"/>
          <table:table-cell table:style-name="ce218" office:value-type="string" calcext:value-type="string">
            <text:p>TranchePoseType</text:p>
          </table:table-cell>
          <table:table-cell table:style-name="ce246"/>
          <table:table-cell table:number-columns-repeated="1006"/>
        </table:table-row>
        <table:table-row table:style-name="ro18">
          <table:table-cell/>
          <table:table-cell office:value-type="string" calcext:value-type="string">
            <text:p>Compléter</text:p>
          </table:table-cell>
          <table:table-cell office:value-type="string" calcext:value-type="string">
            <text:p>TRANCHEE</text:p>
          </table:table-cell>
          <table:table-cell table:style-name="ce218" office:value-type="string" calcext:value-type="string">
            <text:p>L_TRANCHEE_POSE_TYPE</text:p>
          </table:table-cell>
          <table:table-cell table:style-name="ce225" office:value-type="float" office:value="5" calcext:value-type="float">
            <text:p>5</text:p>
          </table:table-cell>
          <table:table-cell table:style-name="ce238" office:value-type="string" calcext:value-type="string">
            <text:p>ENS</text:p>
          </table:table-cell>
          <table:table-cell table:style-name="ce240" office:value-type="string" calcext:value-type="string">
            <text:p>ENSOUILLAGE</text:p>
          </table:table-cell>
          <table:table-cell table:style-name="ce243"/>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305])" office:value-type="string" office:string-value="ENSOUILLAGE" calcext:value-type="string">
            <text:p>ENSOUILLAGE</text:p>
          </table:table-cell>
          <table:table-cell table:formula="of:=LEN([.F305])" office:value-type="float" office:value="3" calcext:value-type="float">
            <text:p>3</text:p>
          </table:table-cell>
          <table:table-cell table:style-name="ce29" table:formula="of:=&quot;INSERT INTO &quot; &amp; [.D305] &amp; &quot; VALUES ('&quot; &amp; [.F305] &amp; &quot;', '&quot; &amp;[.G305]&amp;&quot;');&quot;" office:value-type="string" office:string-value="INSERT INTO L_TRANCHEE_POSE_TYPE VALUES ('ENS', 'ENSOUILLAGE');" calcext:value-type="string">
            <text:p>INSERT INTO L_TRANCHEE_POSE_TYPE VALUES ('ENS', 'ENSOUILLAGE');</text:p>
          </table:table-cell>
          <table:table-cell table:number-columns-repeated="2"/>
          <table:table-cell table:style-name="ce218" office:value-type="string" calcext:value-type="string">
            <text:p>TranchePoseType</text:p>
          </table:table-cell>
          <table:table-cell table:style-name="ce246"/>
          <table:table-cell table:number-columns-repeated="1006"/>
        </table:table-row>
        <table:table-row table:style-name="ro18">
          <table:table-cell/>
          <table:table-cell office:value-type="string" calcext:value-type="string">
            <text:p>Compléter</text:p>
          </table:table-cell>
          <table:table-cell office:value-type="string" calcext:value-type="string">
            <text:p>TRANCHEE</text:p>
          </table:table-cell>
          <table:table-cell table:style-name="ce218" office:value-type="string" calcext:value-type="string">
            <text:p>L_TRANCHEE_POSE_TYPE</text:p>
          </table:table-cell>
          <table:table-cell table:style-name="ce225" office:value-type="float" office:value="6" calcext:value-type="float">
            <text:p>6</text:p>
          </table:table-cell>
          <table:table-cell table:style-name="ce238" office:value-type="string" calcext:value-type="string">
            <text:p>FON</text:p>
          </table:table-cell>
          <table:table-cell table:style-name="ce240" office:value-type="string" calcext:value-type="string">
            <text:p>FONÇAGE</text:p>
          </table:table-cell>
          <table:table-cell table:style-name="ce243"/>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306])" office:value-type="string" office:string-value="FONÇAGE" calcext:value-type="string">
            <text:p>FONÇAGE</text:p>
          </table:table-cell>
          <table:table-cell table:formula="of:=LEN([.F306])" office:value-type="float" office:value="3" calcext:value-type="float">
            <text:p>3</text:p>
          </table:table-cell>
          <table:table-cell table:style-name="ce29" table:formula="of:=&quot;INSERT INTO &quot; &amp; [.D306] &amp; &quot; VALUES ('&quot; &amp; [.F306] &amp; &quot;', '&quot; &amp;[.G306]&amp;&quot;');&quot;" office:value-type="string" office:string-value="INSERT INTO L_TRANCHEE_POSE_TYPE VALUES ('FON', 'FONÇAGE');" calcext:value-type="string">
            <text:p>INSERT INTO L_TRANCHEE_POSE_TYPE VALUES ('FON', 'FONÇAGE');</text:p>
          </table:table-cell>
          <table:table-cell table:number-columns-repeated="2"/>
          <table:table-cell table:style-name="ce218" office:value-type="string" calcext:value-type="string">
            <text:p>TranchePoseType</text:p>
          </table:table-cell>
          <table:table-cell table:style-name="ce246" office:value-type="float" office:value="109" calcext:value-type="float">
            <text:p>109</text:p>
          </table:table-cell>
          <table:table-cell table:number-columns-repeated="1006"/>
        </table:table-row>
        <table:table-row table:style-name="ro18">
          <table:table-cell/>
          <table:table-cell office:value-type="string" calcext:value-type="string">
            <text:p>Compléter</text:p>
          </table:table-cell>
          <table:table-cell office:value-type="string" calcext:value-type="string">
            <text:p>TRANCHEE</text:p>
          </table:table-cell>
          <table:table-cell table:style-name="ce218" office:value-type="string" calcext:value-type="string">
            <text:p>L_TRANCHEE_POSE_TYPE</text:p>
          </table:table-cell>
          <table:table-cell table:style-name="ce225" office:value-type="float" office:value="7" calcext:value-type="float">
            <text:p>7</text:p>
          </table:table-cell>
          <table:table-cell table:style-name="ce238" office:value-type="string" calcext:value-type="string">
            <text:p>ENC</text:p>
          </table:table-cell>
          <table:table-cell table:style-name="ce240" office:value-type="string" calcext:value-type="string">
            <text:p>ENCORBELLEMENT</text:p>
          </table:table-cell>
          <table:table-cell table:style-name="ce243"/>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307])" office:value-type="string" office:string-value="ENCORBELLEMENT" calcext:value-type="string">
            <text:p>ENCORBELLEMENT</text:p>
          </table:table-cell>
          <table:table-cell table:formula="of:=LEN([.F307])" office:value-type="float" office:value="3" calcext:value-type="float">
            <text:p>3</text:p>
          </table:table-cell>
          <table:table-cell table:style-name="ce29" table:formula="of:=&quot;INSERT INTO &quot; &amp; [.D307] &amp; &quot; VALUES ('&quot; &amp; [.F307] &amp; &quot;', '&quot; &amp;[.G307]&amp;&quot;');&quot;" office:value-type="string" office:string-value="INSERT INTO L_TRANCHEE_POSE_TYPE VALUES ('ENC', 'ENCORBELLEMENT');" calcext:value-type="string">
            <text:p>INSERT INTO L_TRANCHEE_POSE_TYPE VALUES ('ENC', 'ENCORBELLEMENT');</text:p>
          </table:table-cell>
          <table:table-cell table:number-columns-repeated="2"/>
          <table:table-cell table:style-name="ce218" office:value-type="string" calcext:value-type="string">
            <text:p>TranchePoseType</text:p>
          </table:table-cell>
          <table:table-cell table:style-name="ce246"/>
          <table:table-cell table:number-columns-repeated="1006"/>
        </table:table-row>
        <table:table-row table:style-name="ro18">
          <table:table-cell/>
          <table:table-cell office:value-type="string" calcext:value-type="string">
            <text:p>Compléter</text:p>
          </table:table-cell>
          <table:table-cell office:value-type="string" calcext:value-type="string">
            <text:p>TRANCHEE</text:p>
          </table:table-cell>
          <table:table-cell table:style-name="ce218" office:value-type="string" calcext:value-type="string">
            <text:p>L_TRANCHEE_POSE_TYPE</text:p>
          </table:table-cell>
          <table:table-cell table:style-name="ce225" office:value-type="float" office:value="8" calcext:value-type="float">
            <text:p>8</text:p>
          </table:table-cell>
          <table:table-cell table:style-name="ce238" office:value-type="string" calcext:value-type="string">
            <text:p>STU</text:p>
          </table:table-cell>
          <table:table-cell table:style-name="ce240" office:value-type="string" calcext:value-type="string">
            <text:p>SOUS-TUBAGE</text:p>
          </table:table-cell>
          <table:table-cell table:style-name="ce243" office:value-type="string" calcext:value-type="string">
            <text:p>Sous-tubage infra existante</text:p>
          </table:table-cell>
          <table:table-cell table:style-name="ce245" office:value-type="string" calcext:value-type="string">
            <text:p>list</text:p>
          </table:table-cell>
          <table:table-cell table:style-name="ce245" office:value-type="string" calcext:value-type="string">
            <text:p>Alsace/Oise</text:p>
          </table:table-cell>
          <table:table-cell table:style-name="ce209" table:formula="of:=UPPER([.G308])" office:value-type="string" office:string-value="SOUS-TUBAGE" calcext:value-type="string">
            <text:p>SOUS-TUBAGE</text:p>
          </table:table-cell>
          <table:table-cell table:formula="of:=LEN([.F308])" office:value-type="float" office:value="3" calcext:value-type="float">
            <text:p>3</text:p>
          </table:table-cell>
          <table:table-cell table:style-name="ce29" table:formula="of:=&quot;INSERT INTO &quot; &amp; [.D308] &amp; &quot; VALUES ('&quot; &amp; [.F308] &amp; &quot;', '&quot; &amp;[.G308]&amp;&quot;');&quot;" office:value-type="string" office:string-value="INSERT INTO L_TRANCHEE_POSE_TYPE VALUES ('STU', 'SOUS-TUBAGE');" calcext:value-type="string">
            <text:p>INSERT INTO L_TRANCHEE_POSE_TYPE VALUES ('STU', 'SOUS-TUBAGE');</text:p>
          </table:table-cell>
          <table:table-cell table:number-columns-repeated="2"/>
          <table:table-cell table:style-name="ce218" office:value-type="string" calcext:value-type="string">
            <text:p>TranchePoseType</text:p>
          </table:table-cell>
          <table:table-cell table:style-name="ce246"/>
          <table:table-cell table:number-columns-repeated="1006"/>
        </table:table-row>
        <table:table-row table:style-name="ro3">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1" calcext:value-type="float">
            <text:p>1</text:p>
          </table:table-cell>
          <table:table-cell table:style-name="ce176" office:value-type="float" office:value="1" calcext:value-type="float">
            <text:p>1</text:p>
          </table:table-cell>
          <table:table-cell table:style-name="ce3" office:value-type="string" calcext:value-type="string">
            <text:p>ACCOTEMENT NON REVETU</text:p>
          </table:table-cell>
          <table:table-cell table:style-name="ce3" office:value-type="string" calcext:value-type="string">
            <text:p>TRANCHEE MECANISEE MINI</text:p>
          </table:table-cell>
          <table:table-cell/>
          <table:table-cell office:value-type="string" calcext:value-type="string">
            <text:p>Syane</text:p>
          </table:table-cell>
          <table:table-cell table:style-name="ce31" table:formula="of:=UPPER([.G309])" office:value-type="string" office:string-value="ACCOTEMENT NON REVETU" calcext:value-type="string">
            <text:p>ACCOTEMENT NON REVETU</text:p>
          </table:table-cell>
          <table:table-cell table:formula="of:=LEN([.F309])" office:value-type="float" office:value="1" calcext:value-type="float">
            <text:p>1</text:p>
          </table:table-cell>
          <table:table-cell table:style-name="ce29" table:formula="of:=&quot;INSERT INTO &quot; &amp; [.D309] &amp; &quot; VALUES ('&quot; &amp; [.F309] &amp; &quot;', '&quot; &amp;[.G309]&amp;&quot;');&quot;" office:value-type="string" office:string-value="INSERT INTO L_TRANCHEE_TYPE VALUES ('1', 'ACCOTEMENT NON REVETU');" calcext:value-type="string">
            <text:p>INSERT INTO L_TRANCHEE_TYPE VALUES ('1', 'ACCOTEMENT NON REVETU');</text:p>
          </table:table-cell>
          <table:table-cell table:number-columns-repeated="5"/>
          <table:table-cell table:style-name="ce248" office:value-type="string" calcext:value-type="string">
            <text:p>CTRL_TRANCHEE_TYPE</text:p>
          </table:table-cell>
          <table:table-cell table:style-name="ce3" office:value-type="float" office:value="1" calcext:value-type="float">
            <text:p>1</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2" calcext:value-type="float">
            <text:p>2</text:p>
          </table:table-cell>
          <table:table-cell table:style-name="ce176" office:value-type="float" office:value="2" calcext:value-type="float">
            <text:p>2</text:p>
          </table:table-cell>
          <table:table-cell table:style-name="ce3" office:value-type="string" calcext:value-type="string">
            <text:p>ACCOTEMENT NON REVETU</text:p>
          </table:table-cell>
          <table:table-cell table:style-name="ce3" office:value-type="string" calcext:value-type="string">
            <text:p>TRANCHEE MECANISEE MINI</text:p>
          </table:table-cell>
          <table:table-cell/>
          <table:table-cell office:value-type="string" calcext:value-type="string">
            <text:p>Syane</text:p>
          </table:table-cell>
          <table:table-cell table:style-name="ce31" table:formula="of:=UPPER([.G310])" office:value-type="string" office:string-value="ACCOTEMENT NON REVETU" calcext:value-type="string">
            <text:p>ACCOTEMENT NON REVETU</text:p>
          </table:table-cell>
          <table:table-cell table:formula="of:=LEN([.F310])" office:value-type="float" office:value="1" calcext:value-type="float">
            <text:p>1</text:p>
          </table:table-cell>
          <table:table-cell table:style-name="ce29" table:formula="of:=&quot;INSERT INTO &quot; &amp; [.D310] &amp; &quot; VALUES ('&quot; &amp; [.F310] &amp; &quot;', '&quot; &amp;[.G310]&amp;&quot;');&quot;" office:value-type="string" office:string-value="INSERT INTO L_TRANCHEE_TYPE VALUES ('2', 'ACCOTEMENT NON REVETU');" calcext:value-type="string">
            <text:p>INSERT INTO L_TRANCHEE_TYPE VALUES ('2', 'ACCOTEMENT NON REVETU');</text:p>
          </table:table-cell>
          <table:table-cell table:number-columns-repeated="5"/>
          <table:table-cell table:style-name="ce248" office:value-type="string" calcext:value-type="string">
            <text:p>CTRL_TRANCHEE_TYPE</text:p>
          </table:table-cell>
          <table:table-cell table:style-name="ce3" office:value-type="float" office:value="2" calcext:value-type="float">
            <text:p>2</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3" calcext:value-type="float">
            <text:p>3</text:p>
          </table:table-cell>
          <table:table-cell table:style-name="ce176" office:value-type="float" office:value="3" calcext:value-type="float">
            <text:p>3</text:p>
          </table:table-cell>
          <table:table-cell table:style-name="ce3" office:value-type="string" calcext:value-type="string">
            <text:p>ACCOTEMENT NON REVETU</text:p>
          </table:table-cell>
          <table:table-cell table:style-name="ce3" office:value-type="string" calcext:value-type="string">
            <text:p>TRANCHEE MECANISEE MINI</text:p>
          </table:table-cell>
          <table:table-cell/>
          <table:table-cell office:value-type="string" calcext:value-type="string">
            <text:p>Syane</text:p>
          </table:table-cell>
          <table:table-cell table:style-name="ce31" table:formula="of:=UPPER([.G311])" office:value-type="string" office:string-value="ACCOTEMENT NON REVETU" calcext:value-type="string">
            <text:p>ACCOTEMENT NON REVETU</text:p>
          </table:table-cell>
          <table:table-cell table:formula="of:=LEN([.F311])" office:value-type="float" office:value="1" calcext:value-type="float">
            <text:p>1</text:p>
          </table:table-cell>
          <table:table-cell table:style-name="ce29" table:formula="of:=&quot;INSERT INTO &quot; &amp; [.D311] &amp; &quot; VALUES ('&quot; &amp; [.F311] &amp; &quot;', '&quot; &amp;[.G311]&amp;&quot;');&quot;" office:value-type="string" office:string-value="INSERT INTO L_TRANCHEE_TYPE VALUES ('3', 'ACCOTEMENT NON REVETU');" calcext:value-type="string">
            <text:p>INSERT INTO L_TRANCHEE_TYPE VALUES ('3', 'ACCOTEMENT NON REVETU');</text:p>
          </table:table-cell>
          <table:table-cell table:number-columns-repeated="5"/>
          <table:table-cell table:style-name="ce248" office:value-type="string" calcext:value-type="string">
            <text:p>CTRL_TRANCHEE_TYPE</text:p>
          </table:table-cell>
          <table:table-cell table:style-name="ce3" office:value-type="float" office:value="3" calcext:value-type="float">
            <text:p>3</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4" calcext:value-type="float">
            <text:p>4</text:p>
          </table:table-cell>
          <table:table-cell table:style-name="ce176" office:value-type="float" office:value="4" calcext:value-type="float">
            <text:p>4</text:p>
          </table:table-cell>
          <table:table-cell table:style-name="ce3" office:value-type="string" calcext:value-type="string">
            <text:p>ACCOTEMENT NON REVETU</text:p>
          </table:table-cell>
          <table:table-cell table:style-name="ce3" office:value-type="string" calcext:value-type="string">
            <text:p>TRANCHEE MECANISEE MICRO-RIVE</text:p>
          </table:table-cell>
          <table:table-cell/>
          <table:table-cell office:value-type="string" calcext:value-type="string">
            <text:p>Syane</text:p>
          </table:table-cell>
          <table:table-cell table:style-name="ce31" table:formula="of:=UPPER([.G312])" office:value-type="string" office:string-value="ACCOTEMENT NON REVETU" calcext:value-type="string">
            <text:p>ACCOTEMENT NON REVETU</text:p>
          </table:table-cell>
          <table:table-cell table:formula="of:=LEN([.F312])" office:value-type="float" office:value="1" calcext:value-type="float">
            <text:p>1</text:p>
          </table:table-cell>
          <table:table-cell table:style-name="ce29" table:formula="of:=&quot;INSERT INTO &quot; &amp; [.D312] &amp; &quot; VALUES ('&quot; &amp; [.F312] &amp; &quot;', '&quot; &amp;[.G312]&amp;&quot;');&quot;" office:value-type="string" office:string-value="INSERT INTO L_TRANCHEE_TYPE VALUES ('4', 'ACCOTEMENT NON REVETU');" calcext:value-type="string">
            <text:p>INSERT INTO L_TRANCHEE_TYPE VALUES ('4', 'ACCOTEMENT NON REVETU');</text:p>
          </table:table-cell>
          <table:table-cell table:number-columns-repeated="5"/>
          <table:table-cell table:style-name="ce248" office:value-type="string" calcext:value-type="string">
            <text:p>CTRL_TRANCHEE_TYPE</text:p>
          </table:table-cell>
          <table:table-cell table:style-name="ce3" office:value-type="float" office:value="4" calcext:value-type="float">
            <text:p>4</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5" calcext:value-type="float">
            <text:p>5</text:p>
          </table:table-cell>
          <table:table-cell table:style-name="ce176" office:value-type="float" office:value="5" calcext:value-type="float">
            <text:p>5</text:p>
          </table:table-cell>
          <table:table-cell table:style-name="ce3" office:value-type="string" calcext:value-type="string">
            <text:p>TROTTOIR OU ACCOTEMENT REVETU</text:p>
          </table:table-cell>
          <table:table-cell table:style-name="ce3" office:value-type="string" calcext:value-type="string">
            <text:p>TRANCHEE TRADITIONNELLE</text:p>
          </table:table-cell>
          <table:table-cell/>
          <table:table-cell office:value-type="string" calcext:value-type="string">
            <text:p>Syane</text:p>
          </table:table-cell>
          <table:table-cell table:style-name="ce31" table:formula="of:=UPPER([.G313])" office:value-type="string" office:string-value="TROTTOIR OU ACCOTEMENT REVETU" calcext:value-type="string">
            <text:p>TROTTOIR OU ACCOTEMENT REVETU</text:p>
          </table:table-cell>
          <table:table-cell table:formula="of:=LEN([.F313])" office:value-type="float" office:value="1" calcext:value-type="float">
            <text:p>1</text:p>
          </table:table-cell>
          <table:table-cell table:style-name="ce29" table:formula="of:=&quot;INSERT INTO &quot; &amp; [.D313] &amp; &quot; VALUES ('&quot; &amp; [.F313] &amp; &quot;', '&quot; &amp;[.G313]&amp;&quot;');&quot;" office:value-type="string" office:string-value="INSERT INTO L_TRANCHEE_TYPE VALUES ('5', 'TROTTOIR OU ACCOTEMENT REVETU');" calcext:value-type="string">
            <text:p>INSERT INTO L_TRANCHEE_TYPE VALUES ('5', 'TROTTOIR OU ACCOTEMENT REVETU');</text:p>
          </table:table-cell>
          <table:table-cell table:number-columns-repeated="5"/>
          <table:table-cell table:style-name="ce248" office:value-type="string" calcext:value-type="string">
            <text:p>CTRL_TRANCHEE_TYPE</text:p>
          </table:table-cell>
          <table:table-cell table:style-name="ce3" office:value-type="float" office:value="5" calcext:value-type="float">
            <text:p>5</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6" calcext:value-type="float">
            <text:p>6</text:p>
          </table:table-cell>
          <table:table-cell table:style-name="ce176" office:value-type="float" office:value="6" calcext:value-type="float">
            <text:p>6</text:p>
          </table:table-cell>
          <table:table-cell table:style-name="ce3" office:value-type="string" calcext:value-type="string">
            <text:p>TROTTOIR OU ACCOTEMENT REVETU</text:p>
          </table:table-cell>
          <table:table-cell table:style-name="ce3" office:value-type="string" calcext:value-type="string">
            <text:p>TRANCHEE MECANISEE MINI-MICRO</text:p>
          </table:table-cell>
          <table:table-cell/>
          <table:table-cell office:value-type="string" calcext:value-type="string">
            <text:p>Syane</text:p>
          </table:table-cell>
          <table:table-cell table:style-name="ce31" table:formula="of:=UPPER([.G314])" office:value-type="string" office:string-value="TROTTOIR OU ACCOTEMENT REVETU" calcext:value-type="string">
            <text:p>TROTTOIR OU ACCOTEMENT REVETU</text:p>
          </table:table-cell>
          <table:table-cell table:formula="of:=LEN([.F314])" office:value-type="float" office:value="1" calcext:value-type="float">
            <text:p>1</text:p>
          </table:table-cell>
          <table:table-cell table:style-name="ce29" table:formula="of:=&quot;INSERT INTO &quot; &amp; [.D314] &amp; &quot; VALUES ('&quot; &amp; [.F314] &amp; &quot;', '&quot; &amp;[.G314]&amp;&quot;');&quot;" office:value-type="string" office:string-value="INSERT INTO L_TRANCHEE_TYPE VALUES ('6', 'TROTTOIR OU ACCOTEMENT REVETU');" calcext:value-type="string">
            <text:p>INSERT INTO L_TRANCHEE_TYPE VALUES ('6', 'TROTTOIR OU ACCOTEMENT REVETU');</text:p>
          </table:table-cell>
          <table:table-cell table:number-columns-repeated="5"/>
          <table:table-cell table:style-name="ce248" office:value-type="string" calcext:value-type="string">
            <text:p>CTRL_TRANCHEE_TYPE</text:p>
          </table:table-cell>
          <table:table-cell table:style-name="ce3" office:value-type="float" office:value="6" calcext:value-type="float">
            <text:p>6</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7" calcext:value-type="float">
            <text:p>7</text:p>
          </table:table-cell>
          <table:table-cell table:style-name="ce176" office:value-type="float" office:value="7" calcext:value-type="float">
            <text:p>7</text:p>
          </table:table-cell>
          <table:table-cell table:style-name="ce3" office:value-type="string" calcext:value-type="string">
            <text:p>CHAUSSEE T3/T4/T5</text:p>
          </table:table-cell>
          <table:table-cell table:style-name="ce3" office:value-type="string" calcext:value-type="string">
            <text:p>TRANCHEE MECANISEE MINI</text:p>
          </table:table-cell>
          <table:table-cell/>
          <table:table-cell office:value-type="string" calcext:value-type="string">
            <text:p>Syane</text:p>
          </table:table-cell>
          <table:table-cell table:style-name="ce31" table:formula="of:=UPPER([.G315])" office:value-type="string" office:string-value="CHAUSSEE T3/T4/T5" calcext:value-type="string">
            <text:p>CHAUSSEE T3/T4/T5</text:p>
          </table:table-cell>
          <table:table-cell table:formula="of:=LEN([.F315])" office:value-type="float" office:value="1" calcext:value-type="float">
            <text:p>1</text:p>
          </table:table-cell>
          <table:table-cell table:style-name="ce29" table:formula="of:=&quot;INSERT INTO &quot; &amp; [.D315] &amp; &quot; VALUES ('&quot; &amp; [.F315] &amp; &quot;', '&quot; &amp;[.G315]&amp;&quot;');&quot;" office:value-type="string" office:string-value="INSERT INTO L_TRANCHEE_TYPE VALUES ('7', 'CHAUSSEE T3/T4/T5');" calcext:value-type="string">
            <text:p>INSERT INTO L_TRANCHEE_TYPE VALUES ('7', 'CHAUSSEE T3/T4/T5');</text:p>
          </table:table-cell>
          <table:table-cell table:number-columns-repeated="5"/>
          <table:table-cell table:style-name="ce248" office:value-type="string" calcext:value-type="string">
            <text:p>CTRL_TRANCHEE_TYPE</text:p>
          </table:table-cell>
          <table:table-cell table:style-name="ce3" office:value-type="float" office:value="7" calcext:value-type="float">
            <text:p>7</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8" calcext:value-type="float">
            <text:p>8</text:p>
          </table:table-cell>
          <table:table-cell table:style-name="ce176" office:value-type="float" office:value="8" calcext:value-type="float">
            <text:p>8</text:p>
          </table:table-cell>
          <table:table-cell table:style-name="ce3" office:value-type="string" calcext:value-type="string">
            <text:p>CHAUSSEE T3/T4/T5</text:p>
          </table:table-cell>
          <table:table-cell table:style-name="ce3" office:value-type="string" calcext:value-type="string">
            <text:p>TRANCHEE MECANISEE MICRO</text:p>
          </table:table-cell>
          <table:table-cell/>
          <table:table-cell office:value-type="string" calcext:value-type="string">
            <text:p>Syane</text:p>
          </table:table-cell>
          <table:table-cell table:style-name="ce31" table:formula="of:=UPPER([.G316])" office:value-type="string" office:string-value="CHAUSSEE T3/T4/T5" calcext:value-type="string">
            <text:p>CHAUSSEE T3/T4/T5</text:p>
          </table:table-cell>
          <table:table-cell table:formula="of:=LEN([.F316])" office:value-type="float" office:value="1" calcext:value-type="float">
            <text:p>1</text:p>
          </table:table-cell>
          <table:table-cell table:style-name="ce29" table:formula="of:=&quot;INSERT INTO &quot; &amp; [.D316] &amp; &quot; VALUES ('&quot; &amp; [.F316] &amp; &quot;', '&quot; &amp;[.G316]&amp;&quot;');&quot;" office:value-type="string" office:string-value="INSERT INTO L_TRANCHEE_TYPE VALUES ('8', 'CHAUSSEE T3/T4/T5');" calcext:value-type="string">
            <text:p>INSERT INTO L_TRANCHEE_TYPE VALUES ('8', 'CHAUSSEE T3/T4/T5');</text:p>
          </table:table-cell>
          <table:table-cell table:number-columns-repeated="5"/>
          <table:table-cell table:style-name="ce248" office:value-type="string" calcext:value-type="string">
            <text:p>CTRL_TRANCHEE_TYPE</text:p>
          </table:table-cell>
          <table:table-cell table:style-name="ce3" office:value-type="float" office:value="8" calcext:value-type="float">
            <text:p>8</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9" calcext:value-type="float">
            <text:p>9</text:p>
          </table:table-cell>
          <table:table-cell table:style-name="ce176" office:value-type="float" office:value="9" calcext:value-type="float">
            <text:p>9</text:p>
          </table:table-cell>
          <table:table-cell table:style-name="ce3" office:value-type="string" calcext:value-type="string">
            <text:p>CHAUSSEE T1/T2</text:p>
          </table:table-cell>
          <table:table-cell table:style-name="ce3" office:value-type="string" calcext:value-type="string">
            <text:p>TRANCHEE MECANISEE MINI</text:p>
          </table:table-cell>
          <table:table-cell/>
          <table:table-cell office:value-type="string" calcext:value-type="string">
            <text:p>Syane</text:p>
          </table:table-cell>
          <table:table-cell table:style-name="ce31" table:formula="of:=UPPER([.G317])" office:value-type="string" office:string-value="CHAUSSEE T1/T2" calcext:value-type="string">
            <text:p>CHAUSSEE T1/T2</text:p>
          </table:table-cell>
          <table:table-cell table:formula="of:=LEN([.F317])" office:value-type="float" office:value="1" calcext:value-type="float">
            <text:p>1</text:p>
          </table:table-cell>
          <table:table-cell table:style-name="ce29" table:formula="of:=&quot;INSERT INTO &quot; &amp; [.D317] &amp; &quot; VALUES ('&quot; &amp; [.F317] &amp; &quot;', '&quot; &amp;[.G317]&amp;&quot;');&quot;" office:value-type="string" office:string-value="INSERT INTO L_TRANCHEE_TYPE VALUES ('9', 'CHAUSSEE T1/T2');" calcext:value-type="string">
            <text:p>INSERT INTO L_TRANCHEE_TYPE VALUES ('9', 'CHAUSSEE T1/T2');</text:p>
          </table:table-cell>
          <table:table-cell table:number-columns-repeated="5"/>
          <table:table-cell table:style-name="ce248" office:value-type="string" calcext:value-type="string">
            <text:p>CTRL_TRANCHEE_TYPE</text:p>
          </table:table-cell>
          <table:table-cell table:style-name="ce3" office:value-type="float" office:value="9" calcext:value-type="float">
            <text:p>9</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10" calcext:value-type="float">
            <text:p>10</text:p>
          </table:table-cell>
          <table:table-cell table:style-name="ce176" office:value-type="float" office:value="10" calcext:value-type="float">
            <text:p>10</text:p>
          </table:table-cell>
          <table:table-cell table:style-name="ce3" office:value-type="string" calcext:value-type="string">
            <text:p>CHAUSSEE T1/T2</text:p>
          </table:table-cell>
          <table:table-cell table:style-name="ce3" office:value-type="string" calcext:value-type="string">
            <text:p>TRANCHEE MECANISEE MICRO</text:p>
          </table:table-cell>
          <table:table-cell/>
          <table:table-cell office:value-type="string" calcext:value-type="string">
            <text:p>Syane</text:p>
          </table:table-cell>
          <table:table-cell table:style-name="ce31" table:formula="of:=UPPER([.G318])" office:value-type="string" office:string-value="CHAUSSEE T1/T2" calcext:value-type="string">
            <text:p>CHAUSSEE T1/T2</text:p>
          </table:table-cell>
          <table:table-cell table:formula="of:=LEN([.F318])" office:value-type="float" office:value="2" calcext:value-type="float">
            <text:p>2</text:p>
          </table:table-cell>
          <table:table-cell table:style-name="ce29" table:formula="of:=&quot;INSERT INTO &quot; &amp; [.D318] &amp; &quot; VALUES ('&quot; &amp; [.F318] &amp; &quot;', '&quot; &amp;[.G318]&amp;&quot;');&quot;" office:value-type="string" office:string-value="INSERT INTO L_TRANCHEE_TYPE VALUES ('10', 'CHAUSSEE T1/T2');" calcext:value-type="string">
            <text:p>INSERT INTO L_TRANCHEE_TYPE VALUES ('10', 'CHAUSSEE T1/T2');</text:p>
          </table:table-cell>
          <table:table-cell table:number-columns-repeated="5"/>
          <table:table-cell table:style-name="ce248" office:value-type="string" calcext:value-type="string">
            <text:p>CTRL_TRANCHEE_TYPE</text:p>
          </table:table-cell>
          <table:table-cell table:style-name="ce3" office:value-type="float" office:value="10" calcext:value-type="float">
            <text:p>10</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11" calcext:value-type="float">
            <text:p>11</text:p>
          </table:table-cell>
          <table:table-cell table:style-name="ce176" office:value-type="float" office:value="11" calcext:value-type="float">
            <text:p>11</text:p>
          </table:table-cell>
          <table:table-cell table:style-name="ce3" office:value-type="string" calcext:value-type="string">
            <text:p>CHAUSSEE T1/T2</text:p>
          </table:table-cell>
          <table:table-cell table:style-name="ce3" office:value-type="string" calcext:value-type="string">
            <text:p>TRANCHEE TRADITIONNELLE</text:p>
          </table:table-cell>
          <table:table-cell/>
          <table:table-cell office:value-type="string" calcext:value-type="string">
            <text:p>Syane</text:p>
          </table:table-cell>
          <table:table-cell table:style-name="ce31" table:formula="of:=UPPER([.G319])" office:value-type="string" office:string-value="CHAUSSEE T1/T2" calcext:value-type="string">
            <text:p>CHAUSSEE T1/T2</text:p>
          </table:table-cell>
          <table:table-cell table:formula="of:=LEN([.F319])" office:value-type="float" office:value="2" calcext:value-type="float">
            <text:p>2</text:p>
          </table:table-cell>
          <table:table-cell table:style-name="ce29" table:formula="of:=&quot;INSERT INTO &quot; &amp; [.D319] &amp; &quot; VALUES ('&quot; &amp; [.F319] &amp; &quot;', '&quot; &amp;[.G319]&amp;&quot;');&quot;" office:value-type="string" office:string-value="INSERT INTO L_TRANCHEE_TYPE VALUES ('11', 'CHAUSSEE T1/T2');" calcext:value-type="string">
            <text:p>INSERT INTO L_TRANCHEE_TYPE VALUES ('11', 'CHAUSSEE T1/T2');</text:p>
          </table:table-cell>
          <table:table-cell table:number-columns-repeated="5"/>
          <table:table-cell table:style-name="ce248" office:value-type="string" calcext:value-type="string">
            <text:p>CTRL_TRANCHEE_TYPE</text:p>
          </table:table-cell>
          <table:table-cell table:style-name="ce3" office:value-type="float" office:value="11" calcext:value-type="float">
            <text:p>11</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12" calcext:value-type="float">
            <text:p>12</text:p>
          </table:table-cell>
          <table:table-cell table:style-name="ce176" office:value-type="float" office:value="12" calcext:value-type="float">
            <text:p>12</text:p>
          </table:table-cell>
          <table:table-cell table:style-name="ce3" office:value-type="string" calcext:value-type="string">
            <text:p>CHAUSSEE T3</text:p>
          </table:table-cell>
          <table:table-cell table:style-name="ce3" office:value-type="string" calcext:value-type="string">
            <text:p>TRANCHEE TRADITIONNELLE</text:p>
          </table:table-cell>
          <table:table-cell/>
          <table:table-cell office:value-type="string" calcext:value-type="string">
            <text:p>Syane</text:p>
          </table:table-cell>
          <table:table-cell table:style-name="ce31" table:formula="of:=UPPER([.G320])" office:value-type="string" office:string-value="CHAUSSEE T3" calcext:value-type="string">
            <text:p>CHAUSSEE T3</text:p>
          </table:table-cell>
          <table:table-cell table:formula="of:=LEN([.F320])" office:value-type="float" office:value="2" calcext:value-type="float">
            <text:p>2</text:p>
          </table:table-cell>
          <table:table-cell table:style-name="ce29" table:formula="of:=&quot;INSERT INTO &quot; &amp; [.D320] &amp; &quot; VALUES ('&quot; &amp; [.F320] &amp; &quot;', '&quot; &amp;[.G320]&amp;&quot;');&quot;" office:value-type="string" office:string-value="INSERT INTO L_TRANCHEE_TYPE VALUES ('12', 'CHAUSSEE T3');" calcext:value-type="string">
            <text:p>INSERT INTO L_TRANCHEE_TYPE VALUES ('12', 'CHAUSSEE T3');</text:p>
          </table:table-cell>
          <table:table-cell table:number-columns-repeated="5"/>
          <table:table-cell table:style-name="ce248" office:value-type="string" calcext:value-type="string">
            <text:p>CTRL_TRANCHEE_TYPE</text:p>
          </table:table-cell>
          <table:table-cell table:style-name="ce3" office:value-type="float" office:value="12" calcext:value-type="float">
            <text:p>12</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13" calcext:value-type="float">
            <text:p>13</text:p>
          </table:table-cell>
          <table:table-cell table:style-name="ce176" office:value-type="float" office:value="13" calcext:value-type="float">
            <text:p>13</text:p>
          </table:table-cell>
          <table:table-cell table:style-name="ce3" office:value-type="string" calcext:value-type="string">
            <text:p>CHAUSSEE T4/T5</text:p>
          </table:table-cell>
          <table:table-cell table:style-name="ce3" office:value-type="string" calcext:value-type="string">
            <text:p>TRANCHEE TRADITIONNELLE</text:p>
          </table:table-cell>
          <table:table-cell/>
          <table:table-cell office:value-type="string" calcext:value-type="string">
            <text:p>Syane</text:p>
          </table:table-cell>
          <table:table-cell table:style-name="ce31" table:formula="of:=UPPER([.G321])" office:value-type="string" office:string-value="CHAUSSEE T4/T5" calcext:value-type="string">
            <text:p>CHAUSSEE T4/T5</text:p>
          </table:table-cell>
          <table:table-cell table:formula="of:=LEN([.F321])" office:value-type="float" office:value="2" calcext:value-type="float">
            <text:p>2</text:p>
          </table:table-cell>
          <table:table-cell table:style-name="ce29" table:formula="of:=&quot;INSERT INTO &quot; &amp; [.D321] &amp; &quot; VALUES ('&quot; &amp; [.F321] &amp; &quot;', '&quot; &amp;[.G321]&amp;&quot;');&quot;" office:value-type="string" office:string-value="INSERT INTO L_TRANCHEE_TYPE VALUES ('13', 'CHAUSSEE T4/T5');" calcext:value-type="string">
            <text:p>INSERT INTO L_TRANCHEE_TYPE VALUES ('13', 'CHAUSSEE T4/T5');</text:p>
          </table:table-cell>
          <table:table-cell table:number-columns-repeated="5"/>
          <table:table-cell table:style-name="ce248" office:value-type="string" calcext:value-type="string">
            <text:p>CTRL_TRANCHEE_TYPE</text:p>
          </table:table-cell>
          <table:table-cell table:style-name="ce3" office:value-type="float" office:value="13" calcext:value-type="float">
            <text:p>13</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14" calcext:value-type="float">
            <text:p>14</text:p>
          </table:table-cell>
          <table:table-cell table:style-name="ce176" office:value-type="float" office:value="14" calcext:value-type="float">
            <text:p>14</text:p>
          </table:table-cell>
          <table:table-cell table:style-name="ce3" office:value-type="string" calcext:value-type="string">
            <text:p>CHEMIN EMPIERRE</text:p>
          </table:table-cell>
          <table:table-cell table:style-name="ce3" office:value-type="string" calcext:value-type="string">
            <text:p>TRANCHEE TRADITIONNELLE</text:p>
          </table:table-cell>
          <table:table-cell/>
          <table:table-cell office:value-type="string" calcext:value-type="string">
            <text:p>Syane</text:p>
          </table:table-cell>
          <table:table-cell table:style-name="ce31" table:formula="of:=UPPER([.G322])" office:value-type="string" office:string-value="CHEMIN EMPIERRE" calcext:value-type="string">
            <text:p>CHEMIN EMPIERRE</text:p>
          </table:table-cell>
          <table:table-cell table:formula="of:=LEN([.F322])" office:value-type="float" office:value="2" calcext:value-type="float">
            <text:p>2</text:p>
          </table:table-cell>
          <table:table-cell table:style-name="ce29" table:formula="of:=&quot;INSERT INTO &quot; &amp; [.D322] &amp; &quot; VALUES ('&quot; &amp; [.F322] &amp; &quot;', '&quot; &amp;[.G322]&amp;&quot;');&quot;" office:value-type="string" office:string-value="INSERT INTO L_TRANCHEE_TYPE VALUES ('14', 'CHEMIN EMPIERRE');" calcext:value-type="string">
            <text:p>INSERT INTO L_TRANCHEE_TYPE VALUES ('14', 'CHEMIN EMPIERRE');</text:p>
          </table:table-cell>
          <table:table-cell table:number-columns-repeated="5"/>
          <table:table-cell table:style-name="ce248" office:value-type="string" calcext:value-type="string">
            <text:p>CTRL_TRANCHEE_TYPE</text:p>
          </table:table-cell>
          <table:table-cell table:style-name="ce3" office:value-type="float" office:value="14" calcext:value-type="float">
            <text:p>14</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15" calcext:value-type="float">
            <text:p>15</text:p>
          </table:table-cell>
          <table:table-cell table:style-name="ce176" office:value-type="float" office:value="15" calcext:value-type="float">
            <text:p>15</text:p>
          </table:table-cell>
          <table:table-cell table:style-name="ce3" office:value-type="string" calcext:value-type="string">
            <text:p>CHEMIN EMPIERRE</text:p>
          </table:table-cell>
          <table:table-cell table:style-name="ce3" office:value-type="string" calcext:value-type="string">
            <text:p>TRANCHEE MECANISEE MINI-MICRO</text:p>
          </table:table-cell>
          <table:table-cell/>
          <table:table-cell office:value-type="string" calcext:value-type="string">
            <text:p>Syane</text:p>
          </table:table-cell>
          <table:table-cell table:style-name="ce31" table:formula="of:=UPPER([.G323])" office:value-type="string" office:string-value="CHEMIN EMPIERRE" calcext:value-type="string">
            <text:p>CHEMIN EMPIERRE</text:p>
          </table:table-cell>
          <table:table-cell table:formula="of:=LEN([.F323])" office:value-type="float" office:value="2" calcext:value-type="float">
            <text:p>2</text:p>
          </table:table-cell>
          <table:table-cell table:style-name="ce29" table:formula="of:=&quot;INSERT INTO &quot; &amp; [.D323] &amp; &quot; VALUES ('&quot; &amp; [.F323] &amp; &quot;', '&quot; &amp;[.G323]&amp;&quot;');&quot;" office:value-type="string" office:string-value="INSERT INTO L_TRANCHEE_TYPE VALUES ('15', 'CHEMIN EMPIERRE');" calcext:value-type="string">
            <text:p>INSERT INTO L_TRANCHEE_TYPE VALUES ('15', 'CHEMIN EMPIERRE');</text:p>
          </table:table-cell>
          <table:table-cell table:number-columns-repeated="5"/>
          <table:table-cell table:style-name="ce248" office:value-type="string" calcext:value-type="string">
            <text:p>CTRL_TRANCHEE_TYPE</text:p>
          </table:table-cell>
          <table:table-cell table:style-name="ce3" office:value-type="float" office:value="15" calcext:value-type="float">
            <text:p>15</text:p>
          </table:table-cell>
          <table:table-cell table:number-columns-repeated="1003"/>
        </table:table-row>
        <table:table-row table:style-name="ro7">
          <table:table-cell/>
          <table:table-cell table:style-name="ce39" office:value-type="string" calcext:value-type="string">
            <text:p>vs TrancheeImplantationType et TranchePoseType ?</text:p>
          </table:table-cell>
          <table:table-cell table:style-name="ce39" office:value-type="string" calcext:value-type="string">
            <text:p>TRANCHEE</text:p>
          </table:table-cell>
          <table:table-cell table:style-name="ce63" office:value-type="string" calcext:value-type="string">
            <text:p>L_TRANCHEE_TYPE</text:p>
          </table:table-cell>
          <table:table-cell table:style-name="ce3" office:value-type="float" office:value="16" calcext:value-type="float">
            <text:p>16</text:p>
          </table:table-cell>
          <table:table-cell table:style-name="ce176" office:value-type="float" office:value="16" calcext:value-type="float">
            <text:p>16</text:p>
          </table:table-cell>
          <table:table-cell table:style-name="ce3" office:value-type="string" calcext:value-type="string">
            <text:p>ESPACE VERT</text:p>
          </table:table-cell>
          <table:table-cell table:style-name="ce3" office:value-type="string" calcext:value-type="string">
            <text:p>TRANCHEE TRADITIONNELLE</text:p>
          </table:table-cell>
          <table:table-cell/>
          <table:table-cell office:value-type="string" calcext:value-type="string">
            <text:p>Syane</text:p>
          </table:table-cell>
          <table:table-cell table:style-name="ce31" table:formula="of:=UPPER([.G324])" office:value-type="string" office:string-value="ESPACE VERT" calcext:value-type="string">
            <text:p>ESPACE VERT</text:p>
          </table:table-cell>
          <table:table-cell table:formula="of:=LEN([.F324])" office:value-type="float" office:value="2" calcext:value-type="float">
            <text:p>2</text:p>
          </table:table-cell>
          <table:table-cell table:style-name="ce29" table:formula="of:=&quot;INSERT INTO &quot; &amp; [.D324] &amp; &quot; VALUES ('&quot; &amp; [.F324] &amp; &quot;', '&quot; &amp;[.G324]&amp;&quot;');&quot;" office:value-type="string" office:string-value="INSERT INTO L_TRANCHEE_TYPE VALUES ('16', 'ESPACE VERT');" calcext:value-type="string">
            <text:p>INSERT INTO L_TRANCHEE_TYPE VALUES ('16', 'ESPACE VERT');</text:p>
          </table:table-cell>
          <table:table-cell table:number-columns-repeated="5"/>
          <table:table-cell table:style-name="ce248" office:value-type="string" calcext:value-type="string">
            <text:p>CTRL_TRANCHEE_TYPE</text:p>
          </table:table-cell>
          <table:table-cell table:style-name="ce3" office:value-type="float" office:value="16" calcext:value-type="float">
            <text:p>16</text:p>
          </table:table-cell>
          <table:table-cell table:number-columns-repeated="1003"/>
        </table:table-row>
        <table:table-row table:style-name="ro7">
          <table:table-cell/>
          <table:table-cell table:style-name="ce40" office:value-type="string" calcext:value-type="string">
            <text:p>Voir avec Eddy</text:p>
          </table:table-cell>
          <table:table-cell table:style-name="ce40"/>
          <table:table-cell table:style-name="ce14" office:value-type="string" calcext:value-type="string">
            <text:p>L_TUBE</text:p>
          </table:table-cell>
          <table:table-cell table:style-name="ce3" office:value-type="float" office:value="1" calcext:value-type="float">
            <text:p>1</text:p>
          </table:table-cell>
          <table:table-cell table:style-name="ce176" office:value-type="float" office:value="1" calcext:value-type="float">
            <text:p>1</text:p>
          </table:table-cell>
          <table:table-cell table:style-name="ce3" office:value-type="string" calcext:value-type="string">
            <text:p>SOUS FAISCEAU ROUGE UNE BAGUE COURTE</text:p>
          </table:table-cell>
          <table:table-cell table:style-name="ce3"/>
          <table:table-cell/>
          <table:table-cell office:value-type="string" calcext:value-type="string">
            <text:p>Syane</text:p>
          </table:table-cell>
          <table:table-cell table:style-name="ce31" table:formula="of:=UPPER([.G325])" office:value-type="string" office:string-value="SOUS FAISCEAU ROUGE UNE BAGUE COURTE" calcext:value-type="string">
            <text:p>SOUS FAISCEAU ROUGE UNE BAGUE COURTE</text:p>
          </table:table-cell>
          <table:table-cell table:formula="of:=LEN([.F325])" office:value-type="float" office:value="1" calcext:value-type="float">
            <text:p>1</text:p>
          </table:table-cell>
          <table:table-cell table:style-name="ce29" table:formula="of:=&quot;INSERT INTO &quot; &amp; [.D325] &amp; &quot; VALUES ('&quot; &amp; [.F325] &amp; &quot;', '&quot; &amp;[.G325]&amp;&quot;');&quot;" office:value-type="string" office:string-value="INSERT INTO L_TUBE VALUES ('1', 'SOUS FAISCEAU ROUGE UNE BAGUE COURTE');" calcext:value-type="string">
            <text:p>INSERT INTO L_TUBE VALUES ('1', 'SOUS FAISCEAU ROUGE UNE BAGUE COURTE');</text:p>
          </table:table-cell>
          <table:table-cell table:number-columns-repeated="5"/>
          <table:table-cell table:style-name="ce248" office:value-type="string" calcext:value-type="string">
            <text:p>CTRL_TUBE</text:p>
          </table:table-cell>
          <table:table-cell table:style-name="ce3" office:value-type="float" office:value="1" calcext:value-type="float">
            <text:p>1</text:p>
          </table:table-cell>
          <table:table-cell table:number-columns-repeated="1003"/>
        </table:table-row>
        <table:table-row table:style-name="ro7">
          <table:table-cell/>
          <table:table-cell table:style-name="ce40" office:value-type="string" calcext:value-type="string">
            <text:p>Voir avec Eddy</text:p>
          </table:table-cell>
          <table:table-cell table:style-name="ce40"/>
          <table:table-cell table:style-name="ce14" office:value-type="string" calcext:value-type="string">
            <text:p>L_TUBE</text:p>
          </table:table-cell>
          <table:table-cell table:style-name="ce3" office:value-type="float" office:value="2" calcext:value-type="float">
            <text:p>2</text:p>
          </table:table-cell>
          <table:table-cell table:style-name="ce176" office:value-type="float" office:value="2" calcext:value-type="float">
            <text:p>2</text:p>
          </table:table-cell>
          <table:table-cell table:style-name="ce3" office:value-type="string" calcext:value-type="string">
            <text:p>SOUS FAISCEAU BLEU DEUX BAGUES COURTES</text:p>
          </table:table-cell>
          <table:table-cell table:style-name="ce3"/>
          <table:table-cell/>
          <table:table-cell office:value-type="string" calcext:value-type="string">
            <text:p>Syane</text:p>
          </table:table-cell>
          <table:table-cell table:style-name="ce31" table:formula="of:=UPPER([.G326])" office:value-type="string" office:string-value="SOUS FAISCEAU BLEU DEUX BAGUES COURTES" calcext:value-type="string">
            <text:p>SOUS FAISCEAU BLEU DEUX BAGUES COURTES</text:p>
          </table:table-cell>
          <table:table-cell table:formula="of:=LEN([.F326])" office:value-type="float" office:value="1" calcext:value-type="float">
            <text:p>1</text:p>
          </table:table-cell>
          <table:table-cell table:style-name="ce29" table:formula="of:=&quot;INSERT INTO &quot; &amp; [.D326] &amp; &quot; VALUES ('&quot; &amp; [.F326] &amp; &quot;', '&quot; &amp;[.G326]&amp;&quot;');&quot;" office:value-type="string" office:string-value="INSERT INTO L_TUBE VALUES ('2', 'SOUS FAISCEAU BLEU DEUX BAGUES COURTES');" calcext:value-type="string">
            <text:p>INSERT INTO L_TUBE VALUES ('2', 'SOUS FAISCEAU BLEU DEUX BAGUES COURTES');</text:p>
          </table:table-cell>
          <table:table-cell table:number-columns-repeated="5"/>
          <table:table-cell table:style-name="ce248" office:value-type="string" calcext:value-type="string">
            <text:p>CTRL_TUBE</text:p>
          </table:table-cell>
          <table:table-cell table:style-name="ce3" office:value-type="float" office:value="2" calcext:value-type="float">
            <text:p>2</text:p>
          </table:table-cell>
          <table:table-cell table:number-columns-repeated="1003"/>
        </table:table-row>
        <table:table-row table:style-name="ro7">
          <table:table-cell/>
          <table:table-cell table:style-name="ce40" office:value-type="string" calcext:value-type="string">
            <text:p>Voir avec Eddy</text:p>
          </table:table-cell>
          <table:table-cell table:style-name="ce40"/>
          <table:table-cell table:style-name="ce14" office:value-type="string" calcext:value-type="string">
            <text:p>L_TUBE</text:p>
          </table:table-cell>
          <table:table-cell table:style-name="ce3" office:value-type="float" office:value="3" calcext:value-type="float">
            <text:p>3</text:p>
          </table:table-cell>
          <table:table-cell table:style-name="ce176" office:value-type="float" office:value="3" calcext:value-type="float">
            <text:p>3</text:p>
          </table:table-cell>
          <table:table-cell table:style-name="ce3" office:value-type="string" calcext:value-type="string">
            <text:p>SOUS FAISCEAU VERT TROIS BAGUES COURTES</text:p>
          </table:table-cell>
          <table:table-cell table:style-name="ce3"/>
          <table:table-cell/>
          <table:table-cell office:value-type="string" calcext:value-type="string">
            <text:p>Syane</text:p>
          </table:table-cell>
          <table:table-cell table:style-name="ce31" table:formula="of:=UPPER([.G327])" office:value-type="string" office:string-value="SOUS FAISCEAU VERT TROIS BAGUES COURTES" calcext:value-type="string">
            <text:p>SOUS FAISCEAU VERT TROIS BAGUES COURTES</text:p>
          </table:table-cell>
          <table:table-cell table:formula="of:=LEN([.F327])" office:value-type="float" office:value="1" calcext:value-type="float">
            <text:p>1</text:p>
          </table:table-cell>
          <table:table-cell table:style-name="ce29" table:formula="of:=&quot;INSERT INTO &quot; &amp; [.D327] &amp; &quot; VALUES ('&quot; &amp; [.F327] &amp; &quot;', '&quot; &amp;[.G327]&amp;&quot;');&quot;" office:value-type="string" office:string-value="INSERT INTO L_TUBE VALUES ('3', 'SOUS FAISCEAU VERT TROIS BAGUES COURTES');" calcext:value-type="string">
            <text:p>INSERT INTO L_TUBE VALUES ('3', 'SOUS FAISCEAU VERT TROIS BAGUES COURTES');</text:p>
          </table:table-cell>
          <table:table-cell table:number-columns-repeated="5"/>
          <table:table-cell table:style-name="ce248" office:value-type="string" calcext:value-type="string">
            <text:p>CTRL_TUBE</text:p>
          </table:table-cell>
          <table:table-cell table:style-name="ce3" office:value-type="float" office:value="3" calcext:value-type="float">
            <text:p>3</text:p>
          </table:table-cell>
          <table:table-cell table:number-columns-repeated="1003"/>
        </table:table-row>
        <table:table-row table:style-name="ro7">
          <table:table-cell/>
          <table:table-cell table:style-name="ce40" office:value-type="string" calcext:value-type="string">
            <text:p>Voir avec Eddy</text:p>
          </table:table-cell>
          <table:table-cell table:style-name="ce40"/>
          <table:table-cell table:style-name="ce14" office:value-type="string" calcext:value-type="string">
            <text:p>L_TUBE</text:p>
          </table:table-cell>
          <table:table-cell table:style-name="ce3" office:value-type="float" office:value="4" calcext:value-type="float">
            <text:p>4</text:p>
          </table:table-cell>
          <table:table-cell table:style-name="ce176" office:value-type="float" office:value="4" calcext:value-type="float">
            <text:p>4</text:p>
          </table:table-cell>
          <table:table-cell table:style-name="ce3" office:value-type="string" calcext:value-type="string">
            <text:p>SOUS FAISCEAU JAUNE QUATRE BAGUES COURTES</text:p>
          </table:table-cell>
          <table:table-cell table:style-name="ce3"/>
          <table:table-cell/>
          <table:table-cell office:value-type="string" calcext:value-type="string">
            <text:p>Syane</text:p>
          </table:table-cell>
          <table:table-cell table:style-name="ce31" table:formula="of:=UPPER([.G328])" office:value-type="string" office:string-value="SOUS FAISCEAU JAUNE QUATRE BAGUES COURTES" calcext:value-type="string">
            <text:p>SOUS FAISCEAU JAUNE QUATRE BAGUES COURTES</text:p>
          </table:table-cell>
          <table:table-cell table:formula="of:=LEN([.F328])" office:value-type="float" office:value="1" calcext:value-type="float">
            <text:p>1</text:p>
          </table:table-cell>
          <table:table-cell table:style-name="ce29" table:formula="of:=&quot;INSERT INTO &quot; &amp; [.D328] &amp; &quot; VALUES ('&quot; &amp; [.F328] &amp; &quot;', '&quot; &amp;[.G328]&amp;&quot;');&quot;" office:value-type="string" office:string-value="INSERT INTO L_TUBE VALUES ('4', 'SOUS FAISCEAU JAUNE QUATRE BAGUES COURTES');" calcext:value-type="string">
            <text:p>INSERT INTO L_TUBE VALUES ('4', 'SOUS FAISCEAU JAUNE QUATRE BAGUES COURTES');</text:p>
          </table:table-cell>
          <table:table-cell table:number-columns-repeated="5"/>
          <table:table-cell table:style-name="ce248" office:value-type="string" calcext:value-type="string">
            <text:p>CTRL_TUBE</text:p>
          </table:table-cell>
          <table:table-cell table:style-name="ce3" office:value-type="float" office:value="4" calcext:value-type="float">
            <text:p>4</text:p>
          </table:table-cell>
          <table:table-cell table:number-columns-repeated="1003"/>
        </table:table-row>
        <table:table-row table:style-name="ro7">
          <table:table-cell/>
          <table:table-cell table:style-name="ce40" office:value-type="string" calcext:value-type="string">
            <text:p>Voir avec Eddy</text:p>
          </table:table-cell>
          <table:table-cell table:style-name="ce40"/>
          <table:table-cell table:style-name="ce14" office:value-type="string" calcext:value-type="string">
            <text:p>L_TUBE</text:p>
          </table:table-cell>
          <table:table-cell table:style-name="ce3" office:value-type="float" office:value="5" calcext:value-type="float">
            <text:p>5</text:p>
          </table:table-cell>
          <table:table-cell table:style-name="ce176" office:value-type="float" office:value="5" calcext:value-type="float">
            <text:p>5</text:p>
          </table:table-cell>
          <table:table-cell table:style-name="ce3" office:value-type="string" calcext:value-type="string">
            <text:p>SOUS FAISCEAU VIOLET UNE BAGUE LONGUE</text:p>
          </table:table-cell>
          <table:table-cell table:style-name="ce3"/>
          <table:table-cell/>
          <table:table-cell office:value-type="string" calcext:value-type="string">
            <text:p>Syane</text:p>
          </table:table-cell>
          <table:table-cell table:style-name="ce31" table:formula="of:=UPPER([.G329])" office:value-type="string" office:string-value="SOUS FAISCEAU VIOLET UNE BAGUE LONGUE" calcext:value-type="string">
            <text:p>SOUS FAISCEAU VIOLET UNE BAGUE LONGUE</text:p>
          </table:table-cell>
          <table:table-cell table:formula="of:=LEN([.F329])" office:value-type="float" office:value="1" calcext:value-type="float">
            <text:p>1</text:p>
          </table:table-cell>
          <table:table-cell table:style-name="ce29" table:formula="of:=&quot;INSERT INTO &quot; &amp; [.D329] &amp; &quot; VALUES ('&quot; &amp; [.F329] &amp; &quot;', '&quot; &amp;[.G329]&amp;&quot;');&quot;" office:value-type="string" office:string-value="INSERT INTO L_TUBE VALUES ('5', 'SOUS FAISCEAU VIOLET UNE BAGUE LONGUE');" calcext:value-type="string">
            <text:p>INSERT INTO L_TUBE VALUES ('5', 'SOUS FAISCEAU VIOLET UNE BAGUE LONGUE');</text:p>
          </table:table-cell>
          <table:table-cell table:number-columns-repeated="5"/>
          <table:table-cell table:style-name="ce248" office:value-type="string" calcext:value-type="string">
            <text:p>CTRL_TUBE</text:p>
          </table:table-cell>
          <table:table-cell table:style-name="ce3" office:value-type="float" office:value="5" calcext:value-type="float">
            <text:p>5</text:p>
          </table:table-cell>
          <table:table-cell table:number-columns-repeated="1003"/>
        </table:table-row>
        <table:table-row table:style-name="ro7">
          <table:table-cell/>
          <table:table-cell table:style-name="ce40" office:value-type="string" calcext:value-type="string">
            <text:p>Voir avec Eddy</text:p>
          </table:table-cell>
          <table:table-cell table:style-name="ce40"/>
          <table:table-cell table:style-name="ce14" office:value-type="string" calcext:value-type="string">
            <text:p>L_TUBE</text:p>
          </table:table-cell>
          <table:table-cell table:style-name="ce3" office:value-type="float" office:value="6" calcext:value-type="float">
            <text:p>6</text:p>
          </table:table-cell>
          <table:table-cell table:style-name="ce176" office:value-type="float" office:value="6" calcext:value-type="float">
            <text:p>6</text:p>
          </table:table-cell>
          <table:table-cell table:style-name="ce3" office:value-type="string" calcext:value-type="string">
            <text:p>SOUS FAISCEAU BLANC UNE BAGUE LONGUE ET UNE BAGUE COURTE</text:p>
          </table:table-cell>
          <table:table-cell table:style-name="ce3"/>
          <table:table-cell/>
          <table:table-cell office:value-type="string" calcext:value-type="string">
            <text:p>Syane</text:p>
          </table:table-cell>
          <table:table-cell table:style-name="ce31" table:formula="of:=UPPER([.G330])" office:value-type="string" office:string-value="SOUS FAISCEAU BLANC UNE BAGUE LONGUE ET UNE BAGUE COURTE" calcext:value-type="string">
            <text:p>SOUS FAISCEAU BLANC UNE BAGUE LONGUE ET UNE BAGUE COURTE</text:p>
          </table:table-cell>
          <table:table-cell table:formula="of:=LEN([.F330])" office:value-type="float" office:value="1" calcext:value-type="float">
            <text:p>1</text:p>
          </table:table-cell>
          <table:table-cell table:style-name="ce29" table:formula="of:=&quot;INSERT INTO &quot; &amp; [.D330] &amp; &quot; VALUES ('&quot; &amp; [.F330] &amp; &quot;', '&quot; &amp;[.G330]&amp;&quot;');&quot;" office:value-type="string" office:string-value="INSERT INTO L_TUBE VALUES ('6', 'SOUS FAISCEAU BLANC UNE BAGUE LONGUE ET UNE BAGUE COURTE');" calcext:value-type="string">
            <text:p>INSERT INTO L_TUBE VALUES ('6', 'SOUS FAISCEAU BLANC UNE BAGUE LONGUE ET UNE BAGUE COURTE');</text:p>
          </table:table-cell>
          <table:table-cell table:number-columns-repeated="5"/>
          <table:table-cell table:style-name="ce248" office:value-type="string" calcext:value-type="string">
            <text:p>CTRL_TUBE</text:p>
          </table:table-cell>
          <table:table-cell table:style-name="ce3" office:value-type="float" office:value="6" calcext:value-type="float">
            <text:p>6</text:p>
          </table:table-cell>
          <table:table-cell table:number-columns-repeated="1003"/>
        </table:table-row>
        <table:table-row table:style-name="ro1">
          <table:table-cell table:number-columns-repeated="3"/>
          <table:table-cell table:style-name="ce14" office:value-type="string" calcext:value-type="string">
            <text:p>L_TYPE_BATI</text:p>
          </table:table-cell>
          <table:table-cell table:style-name="ce14" office:value-type="float" office:value="1" calcext:value-type="float">
            <text:p>1</text:p>
          </table:table-cell>
          <table:table-cell table:style-name="ce239" office:value-type="float" office:value="1" calcext:value-type="float">
            <text:p>1</text:p>
          </table:table-cell>
          <table:table-cell table:style-name="ce3" office:value-type="string" calcext:value-type="string">
            <text:p>MONO-SITE</text:p>
          </table:table-cell>
          <table:table-cell table:style-name="ce3"/>
          <table:table-cell/>
          <table:table-cell office:value-type="string" calcext:value-type="string">
            <text:p>Syane</text:p>
          </table:table-cell>
          <table:table-cell table:style-name="ce31" table:formula="of:=UPPER([.G331])" office:value-type="string" office:string-value="MONO-SITE" calcext:value-type="string">
            <text:p>MONO-SITE</text:p>
          </table:table-cell>
          <table:table-cell table:formula="of:=LEN([.F331])" office:value-type="float" office:value="1" calcext:value-type="float">
            <text:p>1</text:p>
          </table:table-cell>
          <table:table-cell table:style-name="ce29" table:formula="of:=&quot;INSERT INTO &quot; &amp; [.D331] &amp; &quot; VALUES ('&quot; &amp; [.F331] &amp; &quot;', '&quot; &amp;[.G331]&amp;&quot;');&quot;" office:value-type="string" office:string-value="INSERT INTO L_TYPE_BATI VALUES ('1', 'MONO-SITE');" calcext:value-type="string">
            <text:p>INSERT INTO L_TYPE_BATI VALUES ('1', 'MONO-SITE');</text:p>
          </table:table-cell>
          <table:table-cell table:number-columns-repeated="5"/>
          <table:table-cell table:style-name="ce248" office:value-type="string" calcext:value-type="string">
            <text:p>CTRL_TYPE_BATI</text:p>
          </table:table-cell>
          <table:table-cell table:style-name="ce14" office:value-type="float" office:value="1" calcext:value-type="float">
            <text:p>1</text:p>
          </table:table-cell>
          <table:table-cell table:number-columns-repeated="1003"/>
        </table:table-row>
        <table:table-row table:style-name="ro1">
          <table:table-cell table:number-columns-repeated="3"/>
          <table:table-cell table:style-name="ce14" office:value-type="string" calcext:value-type="string">
            <text:p>L_TYPE_BATI</text:p>
          </table:table-cell>
          <table:table-cell table:style-name="ce3" office:value-type="float" office:value="2" calcext:value-type="float">
            <text:p>2</text:p>
          </table:table-cell>
          <table:table-cell table:style-name="ce176" office:value-type="float" office:value="2" calcext:value-type="float">
            <text:p>2</text:p>
          </table:table-cell>
          <table:table-cell table:style-name="ce3" office:value-type="string" calcext:value-type="string">
            <text:p>MULTI-SITE</text:p>
          </table:table-cell>
          <table:table-cell table:style-name="ce3"/>
          <table:table-cell/>
          <table:table-cell office:value-type="string" calcext:value-type="string">
            <text:p>Syane</text:p>
          </table:table-cell>
          <table:table-cell table:style-name="ce31" table:formula="of:=UPPER([.G332])" office:value-type="string" office:string-value="MULTI-SITE" calcext:value-type="string">
            <text:p>MULTI-SITE</text:p>
          </table:table-cell>
          <table:table-cell table:formula="of:=LEN([.F332])" office:value-type="float" office:value="1" calcext:value-type="float">
            <text:p>1</text:p>
          </table:table-cell>
          <table:table-cell table:style-name="ce29" table:formula="of:=&quot;INSERT INTO &quot; &amp; [.D332] &amp; &quot; VALUES ('&quot; &amp; [.F332] &amp; &quot;', '&quot; &amp;[.G332]&amp;&quot;');&quot;" office:value-type="string" office:string-value="INSERT INTO L_TYPE_BATI VALUES ('2', 'MULTI-SITE');" calcext:value-type="string">
            <text:p>INSERT INTO L_TYPE_BATI VALUES ('2', 'MULTI-SITE');</text:p>
          </table:table-cell>
          <table:table-cell table:number-columns-repeated="5"/>
          <table:table-cell table:style-name="ce248" office:value-type="string" calcext:value-type="string">
            <text:p>CTRL_TYPE_BATI</text:p>
          </table:table-cell>
          <table:table-cell table:style-name="ce3" office:value-type="float" office:value="2" calcext:value-type="float">
            <text:p>2</text:p>
          </table:table-cell>
          <table:table-cell table:number-columns-repeated="1003"/>
        </table:table-row>
        <table:table-row table:style-name="ro1">
          <table:table-cell table:number-columns-repeated="3"/>
          <table:table-cell table:style-name="ce3" office:value-type="string" calcext:value-type="string">
            <text:p>L_ZD_TYPE</text:p>
          </table:table-cell>
          <table:table-cell table:style-name="ce176" office:value-type="float" office:value="0" calcext:value-type="float">
            <text:p>0</text:p>
          </table:table-cell>
          <table:table-cell table:style-name="ce3" office:value-type="string" calcext:value-type="string">
            <text:p>NC</text:p>
          </table:table-cell>
          <table:table-cell table:style-name="ce176" office:value-type="string" calcext:value-type="string">
            <text:p>NON COMMUNIQUÉ</text:p>
          </table:table-cell>
          <table:table-cell table:style-name="ce3"/>
          <table:table-cell/>
          <table:table-cell office:value-type="string" calcext:value-type="string">
            <text:p>Oise</text:p>
          </table:table-cell>
          <table:table-cell table:style-name="ce31" table:formula="of:=UPPER([.G333])" office:value-type="string" office:string-value="NON COMMUNIQUÉ" calcext:value-type="string">
            <text:p>NON COMMUNIQUÉ</text:p>
          </table:table-cell>
          <table:table-cell table:formula="of:=LEN([.F333])" office:value-type="float" office:value="2" calcext:value-type="float">
            <text:p>2</text:p>
          </table:table-cell>
          <table:table-cell table:style-name="ce29" table:formula="of:=&quot;INSERT INTO &quot; &amp; [.D333] &amp; &quot; VALUES ('&quot; &amp; [.F333] &amp; &quot;', '&quot; &amp;[.G333]&amp;&quot;');&quot;" office:value-type="string" office:string-value="INSERT INTO L_ZD_TYPE VALUES ('NC', 'NON COMMUNIQUÉ');" calcext:value-type="string">
            <text:p>INSERT INTO L_ZD_TYPE VALUES ('NC', 'NON COMMUNIQUÉ');</text:p>
          </table:table-cell>
          <table:table-cell table:number-columns-repeated="7"/>
          <table:table-cell office:value-type="string" calcext:value-type="string">
            <text:p>COUVERTURE</text:p>
          </table:table-cell>
          <table:table-cell table:style-name="ce256" office:value-type="float" office:value="0" calcext:value-type="float">
            <text:p>0</text:p>
          </table:table-cell>
          <table:table-cell table:number-columns-repeated="1001"/>
        </table:table-row>
        <table:table-row table:style-name="ro7">
          <table:table-cell table:number-columns-repeated="3"/>
          <table:table-cell table:style-name="ce3" office:value-type="string" calcext:value-type="string">
            <text:p>L_ZD_TYPE</text:p>
          </table:table-cell>
          <table:table-cell table:style-name="ce176" office:value-type="float" office:value="1" calcext:value-type="float">
            <text:p>1</text:p>
          </table:table-cell>
          <table:table-cell table:style-name="ce3" office:value-type="string" calcext:value-type="string">
            <text:p>ZANRO</text:p>
          </table:table-cell>
          <table:table-cell table:style-name="ce176" office:value-type="string" calcext:value-type="string">
            <text:p>ZONE ARRIERE NOEUD DE RACCARODEMENT OPTIQUE</text:p>
          </table:table-cell>
          <table:table-cell table:style-name="ce3"/>
          <table:table-cell/>
          <table:table-cell office:value-type="string" calcext:value-type="string">
            <text:p>Oise</text:p>
          </table:table-cell>
          <table:table-cell table:style-name="ce31" table:formula="of:=UPPER([.G334])" office:value-type="string" office:string-value="ZONE ARRIERE NOEUD DE RACCARODEMENT OPTIQUE" calcext:value-type="string">
            <text:p>ZONE ARRIERE NOEUD DE RACCARODEMENT OPTIQUE</text:p>
          </table:table-cell>
          <table:table-cell table:formula="of:=LEN([.F334])" office:value-type="float" office:value="5" calcext:value-type="float">
            <text:p>5</text:p>
          </table:table-cell>
          <table:table-cell table:style-name="ce29" table:formula="of:=&quot;INSERT INTO &quot; &amp; [.D334] &amp; &quot; VALUES ('&quot; &amp; [.F334] &amp; &quot;', '&quot; &amp;[.G334]&amp;&quot;');&quot;" office:value-type="string" office:string-value="INSERT INTO L_ZD_TYPE VALUES ('ZANRO', 'ZONE ARRIERE NOEUD DE RACCARODEMENT OPTIQUE');" calcext:value-type="string">
            <text:p>INSERT INTO L_ZD_TYPE VALUES ('ZANRO', 'ZONE ARRIERE NOEUD DE RACCARODEMENT OPTIQUE');</text:p>
          </table:table-cell>
          <table:table-cell table:number-columns-repeated="7"/>
          <table:table-cell office:value-type="string" calcext:value-type="string">
            <text:p>COUVERTURE</text:p>
          </table:table-cell>
          <table:table-cell table:style-name="ce256" office:value-type="float" office:value="1" calcext:value-type="float">
            <text:p>1</text:p>
          </table:table-cell>
          <table:table-cell table:number-columns-repeated="1001"/>
        </table:table-row>
        <table:table-row table:style-name="ro7">
          <table:table-cell/>
          <table:table-cell office:value-type="string" calcext:value-type="string">
            <text:p>ZASRO ?</text:p>
          </table:table-cell>
          <table:table-cell/>
          <table:table-cell table:style-name="ce3" office:value-type="string" calcext:value-type="string">
            <text:p>L_ZD_TYPE</text:p>
          </table:table-cell>
          <table:table-cell table:style-name="ce176" office:value-type="float" office:value="2" calcext:value-type="float">
            <text:p>2</text:p>
          </table:table-cell>
          <table:table-cell table:style-name="ce3" office:value-type="string" calcext:value-type="string">
            <text:p>ZAPM</text:p>
          </table:table-cell>
          <table:table-cell table:style-name="ce176" office:value-type="string" calcext:value-type="string">
            <text:p>ZONE ARRIERE DE POINT MUTUALISATION</text:p>
          </table:table-cell>
          <table:table-cell table:style-name="ce3"/>
          <table:table-cell/>
          <table:table-cell office:value-type="string" calcext:value-type="string">
            <text:p>Oise</text:p>
          </table:table-cell>
          <table:table-cell table:style-name="ce31" table:formula="of:=UPPER([.G335])" office:value-type="string" office:string-value="ZONE ARRIERE DE POINT MUTUALISATION" calcext:value-type="string">
            <text:p>ZONE ARRIERE DE POINT MUTUALISATION</text:p>
          </table:table-cell>
          <table:table-cell table:formula="of:=LEN([.F335])" office:value-type="float" office:value="4" calcext:value-type="float">
            <text:p>4</text:p>
          </table:table-cell>
          <table:table-cell table:style-name="ce29" table:formula="of:=&quot;INSERT INTO &quot; &amp; [.D335] &amp; &quot; VALUES ('&quot; &amp; [.F335] &amp; &quot;', '&quot; &amp;[.G335]&amp;&quot;');&quot;" office:value-type="string" office:string-value="INSERT INTO L_ZD_TYPE VALUES ('ZAPM', 'ZONE ARRIERE DE POINT MUTUALISATION');" calcext:value-type="string">
            <text:p>INSERT INTO L_ZD_TYPE VALUES ('ZAPM', 'ZONE ARRIERE DE POINT MUTUALISATION');</text:p>
          </table:table-cell>
          <table:table-cell table:number-columns-repeated="7"/>
          <table:table-cell office:value-type="string" calcext:value-type="string">
            <text:p>COUVERTURE</text:p>
          </table:table-cell>
          <table:table-cell table:style-name="ce256" office:value-type="float" office:value="2" calcext:value-type="float">
            <text:p>2</text:p>
          </table:table-cell>
          <table:table-cell table:number-columns-repeated="1001"/>
        </table:table-row>
        <table:table-row table:style-name="ro7">
          <table:table-cell table:number-columns-repeated="3"/>
          <table:table-cell table:style-name="ce3" office:value-type="string" calcext:value-type="string">
            <text:p>L_ZD_TYPE</text:p>
          </table:table-cell>
          <table:table-cell table:style-name="ce176" office:value-type="float" office:value="4" calcext:value-type="float">
            <text:p>4</text:p>
          </table:table-cell>
          <table:table-cell table:style-name="ce3" office:value-type="string" calcext:value-type="string">
            <text:p>ZAPBO</text:p>
          </table:table-cell>
          <table:table-cell table:style-name="ce176" office:value-type="string" calcext:value-type="string">
            <text:p>ZONE ARRIERE POINT DE BRANCHEMENT OPTIQUE</text:p>
          </table:table-cell>
          <table:table-cell table:style-name="ce3"/>
          <table:table-cell/>
          <table:table-cell office:value-type="string" calcext:value-type="string">
            <text:p>Oise</text:p>
          </table:table-cell>
          <table:table-cell table:style-name="ce31" table:formula="of:=UPPER([.G336])" office:value-type="string" office:string-value="ZONE ARRIERE POINT DE BRANCHEMENT OPTIQUE" calcext:value-type="string">
            <text:p>ZONE ARRIERE POINT DE BRANCHEMENT OPTIQUE</text:p>
          </table:table-cell>
          <table:table-cell table:formula="of:=LEN([.F336])" office:value-type="float" office:value="5" calcext:value-type="float">
            <text:p>5</text:p>
          </table:table-cell>
          <table:table-cell table:style-name="ce29" table:formula="of:=&quot;INSERT INTO &quot; &amp; [.D336] &amp; &quot; VALUES ('&quot; &amp; [.F336] &amp; &quot;', '&quot; &amp;[.G336]&amp;&quot;');&quot;" office:value-type="string" office:string-value="INSERT INTO L_ZD_TYPE VALUES ('ZAPBO', 'ZONE ARRIERE POINT DE BRANCHEMENT OPTIQUE');" calcext:value-type="string">
            <text:p>INSERT INTO L_ZD_TYPE VALUES ('ZAPBO', 'ZONE ARRIERE POINT DE BRANCHEMENT OPTIQUE');</text:p>
          </table:table-cell>
          <table:table-cell table:number-columns-repeated="7"/>
          <table:table-cell office:value-type="string" calcext:value-type="string">
            <text:p>COUVERTURE</text:p>
          </table:table-cell>
          <table:table-cell table:style-name="ce256" office:value-type="float" office:value="4" calcext:value-type="float">
            <text:p>4</text:p>
          </table:table-cell>
          <table:table-cell table:number-columns-repeated="1001"/>
        </table:table-row>
        <table:table-row table:style-name="ro1">
          <table:table-cell table:number-columns-repeated="3"/>
          <table:table-cell table:style-name="ce44" office:value-type="string" calcext:value-type="string">
            <text:p>L_ZD_TYPE</text:p>
          </table:table-cell>
          <table:table-cell table:style-name="ce226"/>
          <table:table-cell table:style-name="ce44" office:value-type="string" calcext:value-type="string">
            <text:p>CABLE</text:p>
          </table:table-cell>
          <table:table-cell table:style-name="ce226" office:value-type="string" calcext:value-type="string">
            <text:p>COUVERTURE CABLO-OPERATEUR</text:p>
          </table:table-cell>
          <table:table-cell table:style-name="ce44"/>
          <table:table-cell/>
          <table:table-cell office:value-type="string" calcext:value-type="string">
            <text:p>SBY</text:p>
          </table:table-cell>
          <table:table-cell table:style-name="ce31" table:formula="of:=UPPER([.G337])" office:value-type="string" office:string-value="COUVERTURE CABLO-OPERATEUR" calcext:value-type="string">
            <text:p>COUVERTURE CABLO-OPERATEUR</text:p>
          </table:table-cell>
          <table:table-cell table:formula="of:=LEN([.F337])" office:value-type="float" office:value="5" calcext:value-type="float">
            <text:p>5</text:p>
          </table:table-cell>
          <table:table-cell table:style-name="ce29" table:formula="of:=&quot;INSERT INTO &quot; &amp; [.D337] &amp; &quot; VALUES ('&quot; &amp; [.F337] &amp; &quot;', '&quot; &amp;[.G337]&amp;&quot;');&quot;" office:value-type="string" office:string-value="INSERT INTO L_ZD_TYPE VALUES ('CABLE', 'COUVERTURE CABLO-OPERATEUR');" calcext:value-type="string">
            <text:p>INSERT INTO L_ZD_TYPE VALUES ('CABLE', 'COUVERTURE CABLO-OPERATEUR');</text:p>
          </table:table-cell>
          <table:table-cell table:number-columns-repeated="8"/>
          <table:table-cell table:style-name="ce256"/>
          <table:table-cell table:number-columns-repeated="1001"/>
        </table:table-row>
        <table:table-row table:style-name="ro1">
          <table:table-cell table:number-columns-repeated="3"/>
          <table:table-cell table:style-name="ce44" office:value-type="string" calcext:value-type="string">
            <text:p>L_ZD_TYPE</text:p>
          </table:table-cell>
          <table:table-cell table:style-name="ce226"/>
          <table:table-cell table:style-name="ce44" office:value-type="string" calcext:value-type="string">
            <text:p>AMENAG</text:p>
          </table:table-cell>
          <table:table-cell table:style-name="ce226" office:value-type="string" calcext:value-type="string">
            <text:p>ZONE D'AMENAGEMENT (CHANTIER)</text:p>
          </table:table-cell>
          <table:table-cell table:style-name="ce44"/>
          <table:table-cell/>
          <table:table-cell office:value-type="string" calcext:value-type="string">
            <text:p>Oise</text:p>
          </table:table-cell>
          <table:table-cell table:style-name="ce31" table:formula="of:=UPPER([.G338])" office:value-type="string" office:string-value="ZONE D'AMENAGEMENT (CHANTIER)" calcext:value-type="string">
            <text:p>ZONE D'AMENAGEMENT (CHANTIER)</text:p>
          </table:table-cell>
          <table:table-cell table:formula="of:=LEN([.F338])" office:value-type="float" office:value="6" calcext:value-type="float">
            <text:p>6</text:p>
          </table:table-cell>
          <table:table-cell table:style-name="ce29" table:formula="of:=&quot;INSERT INTO &quot; &amp; [.D338] &amp; &quot; VALUES ('&quot; &amp; [.F338] &amp; &quot;', '&quot; &amp;[.G338]&amp;&quot;');&quot;" office:value-type="string" office:string-value="INSERT INTO L_ZD_TYPE VALUES ('AMENAG', 'ZONE D'AMENAGEMENT (CHANTIER)');" calcext:value-type="string">
            <text:p>INSERT INTO L_ZD_TYPE VALUES ('AMENAG', 'ZONE D'AMENAGEMENT (CHANTIER)');</text:p>
          </table:table-cell>
          <table:table-cell table:number-columns-repeated="7"/>
          <table:table-cell office:value-type="string" calcext:value-type="string">
            <text:p>COUVERTURE</text:p>
          </table:table-cell>
          <table:table-cell table:style-name="ce256" office:value-type="float" office:value="4" calcext:value-type="float">
            <text:p>4</text:p>
          </table:table-cell>
          <table:table-cell table:number-columns-repeated="1001"/>
        </table:table-row>
        <table:table-row table:style-name="ro8" table:number-rows-repeated="1048236">
          <table:table-cell table:number-columns-repeated="1023"/>
        </table:table-row>
        <table:table-row table:style-name="ro9">
          <table:table-cell table:number-columns-repeated="1023"/>
        </table:table-row>
        <table:table-row table:style-name="ro9">
          <table:table-cell table:number-columns-repeated="1023"/>
        </table:table-row>
      </table:table>
      <table:table table:name="Val_abd" table:style-name="ta1">
        <office:forms form:automatic-focus="false" form:apply-design-mode="false"/>
        <table:table-column table:style-name="co49" table:default-cell-style-name="ce5"/>
        <table:table-column table:style-name="co38" table:default-cell-style-name="ce5"/>
        <table:table-column table:style-name="co9" table:default-cell-style-name="ce5"/>
        <table:table-column table:style-name="co83" table:default-cell-style-name="ce5"/>
        <table:table-column table:style-name="co9" table:default-cell-style-name="ce5"/>
        <table:table-column table:style-name="co84" table:default-cell-style-name="ce5"/>
        <table:table-column table:style-name="co85" table:default-cell-style-name="ce5"/>
        <table:table-column table:style-name="co9" table:number-columns-repeated="4" table:default-cell-style-name="ce5"/>
        <table:table-column table:style-name="co86" table:default-cell-style-name="ce5"/>
        <table:table-column table:style-name="co87" table:default-cell-style-name="ce5"/>
        <table:table-column table:style-name="co9" table:number-columns-repeated="1011" table:default-cell-style-name="ce5"/>
        <table:table-row table:style-name="ro7">
          <table:table-cell office:value-type="string" calcext:value-type="string">
            <text:p>NOTES COMMUNAUTE</text:p>
          </table:table-cell>
          <table:table-cell table:style-name="ce1" office:value-type="string" calcext:value-type="string">
            <text:p>NOTES Groupement</text:p>
          </table:table-cell>
          <table:table-cell table:style-name="ce1" office:value-type="string" calcext:value-type="string">
            <text:p>Tables concernées</text:p>
          </table:table-cell>
          <table:table-cell table:style-name="ce109" office:value-type="string" calcext:value-type="string">
            <text:p>TABLE</text:p>
          </table:table-cell>
          <table:table-cell table:style-name="ce109" office:value-type="string" calcext:value-type="string">
            <text:p>ID (TYPE)</text:p>
          </table:table-cell>
          <table:table-cell table:style-name="ce109" office:value-type="string" calcext:value-type="string">
            <text:p>CODE</text:p>
          </table:table-cell>
          <table:table-cell table:style-name="ce109" office:value-type="string" calcext:value-type="string">
            <text:p>DESC (VALEUR)</text:p>
          </table:table-cell>
          <table:table-cell table:style-name="ce109" office:value-type="string" calcext:value-type="string">
            <text:p>Définition</text:p>
          </table:table-cell>
          <table:table-cell/>
          <table:table-cell table:style-name="ce217" office:value-type="string" calcext:value-type="string">
            <text:p>Source</text:p>
          </table:table-cell>
          <table:table-cell office:value-type="string" calcext:value-type="string">
            <text:p>MAJUSCULES</text:p>
          </table:table-cell>
          <table:table-cell office:value-type="string" calcext:value-type="string">
            <text:p>NBCAR</text:p>
          </table:table-cell>
          <table:table-cell table:style-name="ce28" office:value-type="string" calcext:value-type="string">
            <text:p>SQL</text:p>
          </table:table-cell>
          <table:table-cell table:number-columns-repeated="2"/>
          <table:table-cell table:style-name="ce125" office:value-type="string" calcext:value-type="string">
            <text:p>Geostandard 1 partie B</text:p>
          </table:table-cell>
          <table:table-cell table:style-name="ce125" office:value-type="string" calcext:value-type="string">
            <text:p>GracePostGIS_CLE</text:p>
          </table:table-cell>
          <table:table-cell table:style-name="ce125" office:value-type="string" calcext:value-type="string">
            <text:p>GraceLivrable</text:p>
          </table:table-cell>
          <table:table-cell table:style-name="ce125" office:value-type="string" calcext:value-type="string">
            <text:p>Syane_TBL</text:p>
          </table:table-cell>
          <table:table-cell table:style-name="ce125" office:value-type="string" calcext:value-type="string">
            <text:p>Syane_CLE</text:p>
          </table:table-cell>
          <table:table-cell table:number-columns-repeated="1004"/>
        </table:table-row>
        <table:table-row table:style-name="ro16">
          <table:table-cell/>
          <table:table-cell table:style-name="ce40"/>
          <table:table-cell/>
          <table:table-cell table:style-name="ce218" office:value-type="string" calcext:value-type="string">
            <text:p>ChambreType</text:p>
          </table:table-cell>
          <table:table-cell table:style-name="ce218" office:value-type="float" office:value="46" calcext:value-type="float">
            <text:p>46</text:p>
          </table:table-cell>
          <table:table-cell table:style-name="ce227"/>
          <table:table-cell table:style-name="ce221" office:value-type="string" calcext:value-type="string">
            <text:p>Chambre spécifique</text:p>
          </table:table-cell>
          <table:table-cell table:style-name="ce218"/>
          <table:table-cell table:style-name="ce208" office:value-type="string" calcext:value-type="string">
            <text:p>list</text:p>
          </table:table-cell>
          <table:table-cell table:style-name="ce208" office:value-type="string" calcext:value-type="string">
            <text:p>SBY</text:p>
          </table:table-cell>
          <table:table-cell table:formula="of:=UPPER([Val_abd.G2])" office:value-type="string" office:string-value="CHAMBRE SPÉCIFIQUE" calcext:value-type="string">
            <text:p>CHAMBRE SPÉCIFIQUE</text:p>
          </table:table-cell>
          <table:table-cell table:number-columns-repeated="4"/>
          <table:table-cell table:style-name="ce218" office:value-type="string" calcext:value-type="string">
            <text:p>ChambreType</text:p>
          </table:table-cell>
          <table:table-cell table:style-name="ce218" office:value-type="float" office:value="46" calcext:value-type="float">
            <text:p>46</text:p>
          </table:table-cell>
          <table:table-cell table:number-columns-repeated="1007"/>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1" calcext:value-type="float">
            <text:p>1</text:p>
          </table:table-cell>
          <table:table-cell table:style-name="ce6" office:value-type="string" calcext:value-type="string">
            <text:p>SYANE</text:p>
          </table:table-cell>
          <table:table-cell table:style-name="ce6" office:value-type="string" calcext:value-type="string">
            <text:p>SYA</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 calcext:value-type="float">
            <text:p>1</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2" calcext:value-type="float">
            <text:p>2</text:p>
          </table:table-cell>
          <table:table-cell table:style-name="ce6" office:value-type="string" calcext:value-type="string">
            <text:p>RESEAU FERRE DE FRANCE</text:p>
          </table:table-cell>
          <table:table-cell table:style-name="ce6" office:value-type="string" calcext:value-type="string">
            <text:p>RFF</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2" calcext:value-type="float">
            <text:p>2</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3" calcext:value-type="float">
            <text:p>3</text:p>
          </table:table-cell>
          <table:table-cell table:style-name="ce6" office:value-type="string" calcext:value-type="string">
            <text:p>FRANCE TELECOM</text:p>
          </table:table-cell>
          <table:table-cell table:style-name="ce6" office:value-type="string" calcext:value-type="string">
            <text:p>FTC</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3" calcext:value-type="float">
            <text:p>3</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4" calcext:value-type="float">
            <text:p>4</text:p>
          </table:table-cell>
          <table:table-cell table:style-name="ce6" office:value-type="string" calcext:value-type="string">
            <text:p>RESEAU DE TRANSPORT D ELECTRICITE</text:p>
          </table:table-cell>
          <table:table-cell table:style-name="ce6" office:value-type="string" calcext:value-type="string">
            <text:p>RTE</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4" calcext:value-type="float">
            <text:p>4</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5" calcext:value-type="float">
            <text:p>5</text:p>
          </table:table-cell>
          <table:table-cell table:style-name="ce6" office:value-type="string" calcext:value-type="string">
            <text:p>OPERATEUR SFR</text:p>
          </table:table-cell>
          <table:table-cell table:style-name="ce6" office:value-type="string" calcext:value-type="string">
            <text:p>SFR</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5" calcext:value-type="float">
            <text:p>5</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6" calcext:value-type="float">
            <text:p>6</text:p>
          </table:table-cell>
          <table:table-cell table:style-name="ce6" office:value-type="string" calcext:value-type="string">
            <text:p>OPERATEUR BOUYGUES</text:p>
          </table:table-cell>
          <table:table-cell table:style-name="ce6" office:value-type="string" calcext:value-type="string">
            <text:p>BYG</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6" calcext:value-type="float">
            <text:p>6</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7" calcext:value-type="float">
            <text:p>7</text:p>
          </table:table-cell>
          <table:table-cell table:style-name="ce6" office:value-type="string" calcext:value-type="string">
            <text:p>FREE INFRASTRUCTURE</text:p>
          </table:table-cell>
          <table:table-cell table:style-name="ce6" office:value-type="string" calcext:value-type="string">
            <text:p>FRE</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7" calcext:value-type="float">
            <text:p>7</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8" calcext:value-type="float">
            <text:p>8</text:p>
          </table:table-cell>
          <table:table-cell table:style-name="ce6" office:value-type="string" calcext:value-type="string">
            <text:p>NUMERICABLE</text:p>
          </table:table-cell>
          <table:table-cell table:style-name="ce6" office:value-type="string" calcext:value-type="string">
            <text:p>NCN</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8" calcext:value-type="float">
            <text:p>8</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9" calcext:value-type="float">
            <text:p>9</text:p>
          </table:table-cell>
          <table:table-cell table:style-name="ce6" office:value-type="string" calcext:value-type="string">
            <text:p>COMMUNE</text:p>
          </table:table-cell>
          <table:table-cell table:style-name="ce6" office:value-type="string" calcext:value-type="string">
            <text:p>COM</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9" calcext:value-type="float">
            <text:p>9</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10" calcext:value-type="float">
            <text:p>10</text:p>
          </table:table-cell>
          <table:table-cell table:style-name="ce6" office:value-type="string" calcext:value-type="string">
            <text:p>ATMB</text:p>
          </table:table-cell>
          <table:table-cell table:style-name="ce6" office:value-type="string" calcext:value-type="string">
            <text:p>ATM</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0" calcext:value-type="float">
            <text:p>10</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11" calcext:value-type="float">
            <text:p>11</text:p>
          </table:table-cell>
          <table:table-cell table:style-name="ce6" office:value-type="string" calcext:value-type="string">
            <text:p>VIANUMERICA</text:p>
          </table:table-cell>
          <table:table-cell table:style-name="ce6" office:value-type="string" calcext:value-type="string">
            <text:p>VIA</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1" calcext:value-type="float">
            <text:p>11</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12" calcext:value-type="float">
            <text:p>12</text:p>
          </table:table-cell>
          <table:table-cell table:style-name="ce6" office:value-type="string" calcext:value-type="string">
            <text:p>AREA</text:p>
          </table:table-cell>
          <table:table-cell table:style-name="ce6" office:value-type="string" calcext:value-type="string">
            <text:p>ARE</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2" calcext:value-type="float">
            <text:p>12</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13" calcext:value-type="float">
            <text:p>13</text:p>
          </table:table-cell>
          <table:table-cell table:style-name="ce6" office:value-type="string" calcext:value-type="string">
            <text:p>LIANE</text:p>
          </table:table-cell>
          <table:table-cell table:style-name="ce6" office:value-type="string" calcext:value-type="string">
            <text:p>LIA</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3" calcext:value-type="float">
            <text:p>13</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14" calcext:value-type="float">
            <text:p>14</text:p>
          </table:table-cell>
          <table:table-cell table:style-name="ce6" office:value-type="string" calcext:value-type="string">
            <text:p>RET THONES</text:p>
          </table:table-cell>
          <table:table-cell table:style-name="ce6" office:value-type="string" calcext:value-type="string">
            <text:p>RET</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4" calcext:value-type="float">
            <text:p>14</text:p>
          </table:table-cell>
          <table:table-cell table:style-name="ce41" table:number-columns-repeated="1004"/>
        </table:table-row>
        <table:table-row table:style-name="ro16">
          <table:table-cell table:style-name="ce41"/>
          <table:table-cell table:style-name="ce41" office:value-type="string" calcext:value-type="string">
            <text:p>Pourquoi pas EPCI ?</text:p>
          </table:table-cell>
          <table:table-cell table:style-name="ce41"/>
          <table:table-cell table:style-name="ce60" office:value-type="string" calcext:value-type="string">
            <text:p>L_proprietaire</text:p>
          </table:table-cell>
          <table:table-cell table:style-name="ce6" office:value-type="float" office:value="15" calcext:value-type="float">
            <text:p>15</text:p>
          </table:table-cell>
          <table:table-cell table:style-name="ce6" office:value-type="string" calcext:value-type="string">
            <text:p>COMMUNAUTE DE COMMUNES FAUCIGNY GLIERES</text:p>
          </table:table-cell>
          <table:table-cell table:style-name="ce6" office:value-type="string" calcext:value-type="string">
            <text:p>CFG</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5" calcext:value-type="float">
            <text:p>15</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16" calcext:value-type="float">
            <text:p>16</text:p>
          </table:table-cell>
          <table:table-cell table:style-name="ce6" office:value-type="string" calcext:value-type="string">
            <text:p>REGIE SALLANCHES</text:p>
          </table:table-cell>
          <table:table-cell table:style-name="ce6" office:value-type="string" calcext:value-type="string">
            <text:p>SAL</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6" calcext:value-type="float">
            <text:p>16</text:p>
          </table:table-cell>
          <table:table-cell table:style-name="ce41" table:number-columns-repeated="1004"/>
        </table:table-row>
        <table:table-row table:style-name="ro7">
          <table:table-cell table:style-name="ce41"/>
          <table:table-cell table:style-name="ce41" office:value-type="string" calcext:value-type="string">
            <text:p>Pourquoi pas CG ?</text:p>
          </table:table-cell>
          <table:table-cell table:style-name="ce41"/>
          <table:table-cell table:style-name="ce60" office:value-type="string" calcext:value-type="string">
            <text:p>L_proprietaire</text:p>
          </table:table-cell>
          <table:table-cell table:style-name="ce6" office:value-type="float" office:value="17" calcext:value-type="float">
            <text:p>17</text:p>
          </table:table-cell>
          <table:table-cell table:style-name="ce6" office:value-type="string" calcext:value-type="string">
            <text:p>CG 74</text:p>
          </table:table-cell>
          <table:table-cell table:style-name="ce6" office:value-type="string" calcext:value-type="string">
            <text:p>C74</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7" calcext:value-type="float">
            <text:p>17</text:p>
          </table:table-cell>
          <table:table-cell table:style-name="ce41" table:number-columns-repeated="1004"/>
        </table:table-row>
        <table:table-row table:style-name="ro7">
          <table:table-cell table:style-name="ce41" table:number-columns-repeated="3"/>
          <table:table-cell table:style-name="ce60" office:value-type="string" calcext:value-type="string">
            <text:p>L_proprietaire</text:p>
          </table:table-cell>
          <table:table-cell table:style-name="ce6" office:value-type="float" office:value="18" calcext:value-type="float">
            <text:p>18</text:p>
          </table:table-cell>
          <table:table-cell table:style-name="ce6" office:value-type="string" calcext:value-type="string">
            <text:p>ENSEIGNEMENT</text:p>
          </table:table-cell>
          <table:table-cell table:style-name="ce6" office:value-type="string" calcext:value-type="string">
            <text:p>ENS</text:p>
          </table:table-cell>
          <table:table-cell table:style-name="ce6"/>
          <table:table-cell table:style-name="ce41"/>
          <table:table-cell table:style-name="ce41" office:value-type="string" calcext:value-type="string">
            <text:p>Syane</text:p>
          </table:table-cell>
          <table:table-cell table:style-name="ce41" table:number-columns-repeated="8"/>
          <table:table-cell table:style-name="ce260" office:value-type="string" calcext:value-type="string">
            <text:p>CTRL_proprietaire</text:p>
          </table:table-cell>
          <table:table-cell table:style-name="ce6" office:value-type="float" office:value="18" calcext:value-type="float">
            <text:p>18</text:p>
          </table:table-cell>
          <table:table-cell table:style-name="ce41"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1" calcext:value-type="float">
            <text:p>1</text:p>
          </table:table-cell>
          <table:table-cell table:style-name="ce3"/>
          <table:table-cell table:style-name="ce3" office:value-type="string" calcext:value-type="string">
            <text:p>RTE</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21] &amp; &quot; VALUES ('&quot; &amp; [Val_abd.F21] &amp; &quot;', '&quot; &amp;[Val_abd.G21]&amp;&quot;');&quot;" office:value-type="string" office:string-value="INSERT INTO L_GESTIONNAIRE VALUES ('', 'RTE');" calcext:value-type="string">
            <text:p>INSERT INTO L_GESTIONNAIRE VALUES ('', 'RTE');</text:p>
          </table:table-cell>
          <table:table-cell table:number-columns-repeated="5"/>
          <table:table-cell table:style-name="ce248" office:value-type="string" calcext:value-type="string">
            <text:p>CTRL_GESTIONNAIRE</text:p>
          </table:table-cell>
          <table:table-cell table:style-name="ce3" office:value-type="float" office:value="1" calcext:value-type="float">
            <text:p>1</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2" calcext:value-type="float">
            <text:p>2</text:p>
          </table:table-cell>
          <table:table-cell table:style-name="ce3"/>
          <table:table-cell table:style-name="ce3" office:value-type="string" calcext:value-type="string">
            <text:p>SYANE</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22] &amp; &quot; VALUES ('&quot; &amp; [Val_abd.F22] &amp; &quot;', '&quot; &amp;[Val_abd.G22]&amp;&quot;');&quot;" office:value-type="string" office:string-value="INSERT INTO L_GESTIONNAIRE VALUES ('', 'SYANE');" calcext:value-type="string">
            <text:p>INSERT INTO L_GESTIONNAIRE VALUES ('', 'SYANE');</text:p>
          </table:table-cell>
          <table:table-cell table:number-columns-repeated="5"/>
          <table:table-cell table:style-name="ce248" office:value-type="string" calcext:value-type="string">
            <text:p>CTRL_GESTIONNAIRE</text:p>
          </table:table-cell>
          <table:table-cell table:style-name="ce3" office:value-type="float" office:value="2" calcext:value-type="float">
            <text:p>2</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3" calcext:value-type="float">
            <text:p>3</text:p>
          </table:table-cell>
          <table:table-cell table:style-name="ce3"/>
          <table:table-cell table:style-name="ce3" office:value-type="string" calcext:value-type="string">
            <text:p>FRANCE TELECOM</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23] &amp; &quot; VALUES ('&quot; &amp; [Val_abd.F23] &amp; &quot;', '&quot; &amp;[Val_abd.G23]&amp;&quot;');&quot;" office:value-type="string" office:string-value="INSERT INTO L_GESTIONNAIRE VALUES ('', 'FRANCE TELECOM');" calcext:value-type="string">
            <text:p>INSERT INTO L_GESTIONNAIRE VALUES ('', 'FRANCE TELECOM');</text:p>
          </table:table-cell>
          <table:table-cell table:number-columns-repeated="5"/>
          <table:table-cell table:style-name="ce248" office:value-type="string" calcext:value-type="string">
            <text:p>CTRL_GESTIONNAIRE</text:p>
          </table:table-cell>
          <table:table-cell table:style-name="ce3" office:value-type="float" office:value="3" calcext:value-type="float">
            <text:p>3</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4" calcext:value-type="float">
            <text:p>4</text:p>
          </table:table-cell>
          <table:table-cell table:style-name="ce3"/>
          <table:table-cell table:style-name="ce3" office:value-type="string" calcext:value-type="string">
            <text:p>CG 74</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24] &amp; &quot; VALUES ('&quot; &amp; [Val_abd.F24] &amp; &quot;', '&quot; &amp;[Val_abd.G24]&amp;&quot;');&quot;" office:value-type="string" office:string-value="INSERT INTO L_GESTIONNAIRE VALUES ('', 'CG 74');" calcext:value-type="string">
            <text:p>INSERT INTO L_GESTIONNAIRE VALUES ('', 'CG 74');</text:p>
          </table:table-cell>
          <table:table-cell table:number-columns-repeated="5"/>
          <table:table-cell table:style-name="ce248" office:value-type="string" calcext:value-type="string">
            <text:p>CTRL_GESTIONNAIRE</text:p>
          </table:table-cell>
          <table:table-cell table:style-name="ce3" office:value-type="float" office:value="4" calcext:value-type="float">
            <text:p>4</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5" calcext:value-type="float">
            <text:p>5</text:p>
          </table:table-cell>
          <table:table-cell table:style-name="ce3"/>
          <table:table-cell table:style-name="ce3" office:value-type="string" calcext:value-type="string">
            <text:p>ATMB</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25] &amp; &quot; VALUES ('&quot; &amp; [Val_abd.F25] &amp; &quot;', '&quot; &amp;[Val_abd.G25]&amp;&quot;');&quot;" office:value-type="string" office:string-value="INSERT INTO L_GESTIONNAIRE VALUES ('', 'ATMB');" calcext:value-type="string">
            <text:p>INSERT INTO L_GESTIONNAIRE VALUES ('', 'ATMB');</text:p>
          </table:table-cell>
          <table:table-cell table:number-columns-repeated="5"/>
          <table:table-cell table:style-name="ce248" office:value-type="string" calcext:value-type="string">
            <text:p>CTRL_GESTIONNAIRE</text:p>
          </table:table-cell>
          <table:table-cell table:style-name="ce3" office:value-type="float" office:value="5" calcext:value-type="float">
            <text:p>5</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6" calcext:value-type="float">
            <text:p>6</text:p>
          </table:table-cell>
          <table:table-cell table:style-name="ce3"/>
          <table:table-cell table:style-name="ce3" office:value-type="string" calcext:value-type="string">
            <text:p>VIANUMERICA</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26] &amp; &quot; VALUES ('&quot; &amp; [Val_abd.F26] &amp; &quot;', '&quot; &amp;[Val_abd.G26]&amp;&quot;');&quot;" office:value-type="string" office:string-value="INSERT INTO L_GESTIONNAIRE VALUES ('', 'VIANUMERICA');" calcext:value-type="string">
            <text:p>INSERT INTO L_GESTIONNAIRE VALUES ('', 'VIANUMERICA');</text:p>
          </table:table-cell>
          <table:table-cell table:number-columns-repeated="5"/>
          <table:table-cell table:style-name="ce248" office:value-type="string" calcext:value-type="string">
            <text:p>CTRL_GESTIONNAIRE</text:p>
          </table:table-cell>
          <table:table-cell table:style-name="ce3" office:value-type="float" office:value="6" calcext:value-type="float">
            <text:p>6</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7" calcext:value-type="float">
            <text:p>7</text:p>
          </table:table-cell>
          <table:table-cell table:style-name="ce3"/>
          <table:table-cell table:style-name="ce3" office:value-type="string" calcext:value-type="string">
            <text:p>RESEAU FERRE DE FRANCE</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27] &amp; &quot; VALUES ('&quot; &amp; [Val_abd.F27] &amp; &quot;', '&quot; &amp;[Val_abd.G27]&amp;&quot;');&quot;" office:value-type="string" office:string-value="INSERT INTO L_GESTIONNAIRE VALUES ('', 'RESEAU FERRE DE FRANCE');" calcext:value-type="string">
            <text:p>INSERT INTO L_GESTIONNAIRE VALUES ('', 'RESEAU FERRE DE FRANCE');</text:p>
          </table:table-cell>
          <table:table-cell table:number-columns-repeated="5"/>
          <table:table-cell table:style-name="ce248" office:value-type="string" calcext:value-type="string">
            <text:p>CTRL_GESTIONNAIRE</text:p>
          </table:table-cell>
          <table:table-cell table:style-name="ce3" office:value-type="float" office:value="7" calcext:value-type="float">
            <text:p>7</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8" calcext:value-type="float">
            <text:p>8</text:p>
          </table:table-cell>
          <table:table-cell table:style-name="ce3"/>
          <table:table-cell table:style-name="ce3" office:value-type="string" calcext:value-type="string">
            <text:p>OPERATEUR SFR</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28] &amp; &quot; VALUES ('&quot; &amp; [Val_abd.F28] &amp; &quot;', '&quot; &amp;[Val_abd.G28]&amp;&quot;');&quot;" office:value-type="string" office:string-value="INSERT INTO L_GESTIONNAIRE VALUES ('', 'OPERATEUR SFR');" calcext:value-type="string">
            <text:p>INSERT INTO L_GESTIONNAIRE VALUES ('', 'OPERATEUR SFR');</text:p>
          </table:table-cell>
          <table:table-cell table:number-columns-repeated="5"/>
          <table:table-cell table:style-name="ce248" office:value-type="string" calcext:value-type="string">
            <text:p>CTRL_GESTIONNAIRE</text:p>
          </table:table-cell>
          <table:table-cell table:style-name="ce3" office:value-type="float" office:value="8" calcext:value-type="float">
            <text:p>8</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9" calcext:value-type="float">
            <text:p>9</text:p>
          </table:table-cell>
          <table:table-cell table:style-name="ce3"/>
          <table:table-cell table:style-name="ce3" office:value-type="string" calcext:value-type="string">
            <text:p>OPERATEUR BOUYGUES</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29] &amp; &quot; VALUES ('&quot; &amp; [Val_abd.F29] &amp; &quot;', '&quot; &amp;[Val_abd.G29]&amp;&quot;');&quot;" office:value-type="string" office:string-value="INSERT INTO L_GESTIONNAIRE VALUES ('', 'OPERATEUR BOUYGUES');" calcext:value-type="string">
            <text:p>INSERT INTO L_GESTIONNAIRE VALUES ('', 'OPERATEUR BOUYGUES');</text:p>
          </table:table-cell>
          <table:table-cell table:number-columns-repeated="5"/>
          <table:table-cell table:style-name="ce248" office:value-type="string" calcext:value-type="string">
            <text:p>CTRL_GESTIONNAIRE</text:p>
          </table:table-cell>
          <table:table-cell table:style-name="ce3" office:value-type="float" office:value="9" calcext:value-type="float">
            <text:p>9</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10" calcext:value-type="float">
            <text:p>10</text:p>
          </table:table-cell>
          <table:table-cell table:style-name="ce3"/>
          <table:table-cell table:style-name="ce3" office:value-type="string" calcext:value-type="string">
            <text:p>FREE INFRASTRUCTURE</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30] &amp; &quot; VALUES ('&quot; &amp; [Val_abd.F30] &amp; &quot;', '&quot; &amp;[Val_abd.G30]&amp;&quot;');&quot;" office:value-type="string" office:string-value="INSERT INTO L_GESTIONNAIRE VALUES ('', 'FREE INFRASTRUCTURE');" calcext:value-type="string">
            <text:p>INSERT INTO L_GESTIONNAIRE VALUES ('', 'FREE INFRASTRUCTURE');</text:p>
          </table:table-cell>
          <table:table-cell table:number-columns-repeated="5"/>
          <table:table-cell table:style-name="ce248" office:value-type="string" calcext:value-type="string">
            <text:p>CTRL_GESTIONNAIRE</text:p>
          </table:table-cell>
          <table:table-cell table:style-name="ce3" office:value-type="float" office:value="10" calcext:value-type="float">
            <text:p>10</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11" calcext:value-type="float">
            <text:p>11</text:p>
          </table:table-cell>
          <table:table-cell table:style-name="ce3"/>
          <table:table-cell table:style-name="ce3" office:value-type="string" calcext:value-type="string">
            <text:p>NUMERICABLE</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31] &amp; &quot; VALUES ('&quot; &amp; [Val_abd.F31] &amp; &quot;', '&quot; &amp;[Val_abd.G31]&amp;&quot;');&quot;" office:value-type="string" office:string-value="INSERT INTO L_GESTIONNAIRE VALUES ('', 'NUMERICABLE');" calcext:value-type="string">
            <text:p>INSERT INTO L_GESTIONNAIRE VALUES ('', 'NUMERICABLE');</text:p>
          </table:table-cell>
          <table:table-cell table:number-columns-repeated="5"/>
          <table:table-cell table:style-name="ce248" office:value-type="string" calcext:value-type="string">
            <text:p>CTRL_GESTIONNAIRE</text:p>
          </table:table-cell>
          <table:table-cell table:style-name="ce3" office:value-type="float" office:value="11" calcext:value-type="float">
            <text:p>11</text:p>
          </table:table-cell>
          <table:table-cell table:number-columns-repeated="1004"/>
        </table:table-row>
        <table:table-row table:style-name="ro17">
          <table:table-cell/>
          <table:table-cell table:style-name="ce40" office:value-type="string" calcext:value-type="string">
            <text:p>On laisse commune ? Préciser la commune dans organisme ?</text:p>
          </table:table-cell>
          <table:table-cell/>
          <table:table-cell table:style-name="ce257" office:value-type="string" calcext:value-type="string">
            <text:p>L_GESTIONNAIRE</text:p>
          </table:table-cell>
          <table:table-cell table:style-name="ce3" office:value-type="float" office:value="12" calcext:value-type="float">
            <text:p>12</text:p>
          </table:table-cell>
          <table:table-cell table:style-name="ce3"/>
          <table:table-cell table:style-name="ce3" office:value-type="string" calcext:value-type="string">
            <text:p>COMMUNE</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32] &amp; &quot; VALUES ('&quot; &amp; [Val_abd.F32] &amp; &quot;', '&quot; &amp;[Val_abd.G32]&amp;&quot;');&quot;" office:value-type="string" office:string-value="INSERT INTO L_GESTIONNAIRE VALUES ('', 'COMMUNE');" calcext:value-type="string">
            <text:p>INSERT INTO L_GESTIONNAIRE VALUES ('', 'COMMUNE');</text:p>
          </table:table-cell>
          <table:table-cell table:number-columns-repeated="5"/>
          <table:table-cell table:style-name="ce248" office:value-type="string" calcext:value-type="string">
            <text:p>CTRL_GESTIONNAIRE</text:p>
          </table:table-cell>
          <table:table-cell table:style-name="ce3" office:value-type="float" office:value="12" calcext:value-type="float">
            <text:p>12</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13" calcext:value-type="float">
            <text:p>13</text:p>
          </table:table-cell>
          <table:table-cell table:style-name="ce3"/>
          <table:table-cell table:style-name="ce3" office:value-type="string" calcext:value-type="string">
            <text:p>AREA</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33] &amp; &quot; VALUES ('&quot; &amp; [Val_abd.F33] &amp; &quot;', '&quot; &amp;[Val_abd.G33]&amp;&quot;');&quot;" office:value-type="string" office:string-value="INSERT INTO L_GESTIONNAIRE VALUES ('', 'AREA');" calcext:value-type="string">
            <text:p>INSERT INTO L_GESTIONNAIRE VALUES ('', 'AREA');</text:p>
          </table:table-cell>
          <table:table-cell table:number-columns-repeated="5"/>
          <table:table-cell table:style-name="ce248" office:value-type="string" calcext:value-type="string">
            <text:p>CTRL_GESTIONNAIRE</text:p>
          </table:table-cell>
          <table:table-cell table:style-name="ce3" office:value-type="float" office:value="13" calcext:value-type="float">
            <text:p>13</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14" calcext:value-type="float">
            <text:p>14</text:p>
          </table:table-cell>
          <table:table-cell table:style-name="ce3"/>
          <table:table-cell table:style-name="ce3" office:value-type="string" calcext:value-type="string">
            <text:p>LIANE</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34] &amp; &quot; VALUES ('&quot; &amp; [Val_abd.F34] &amp; &quot;', '&quot; &amp;[Val_abd.G34]&amp;&quot;');&quot;" office:value-type="string" office:string-value="INSERT INTO L_GESTIONNAIRE VALUES ('', 'LIANE');" calcext:value-type="string">
            <text:p>INSERT INTO L_GESTIONNAIRE VALUES ('', 'LIANE');</text:p>
          </table:table-cell>
          <table:table-cell table:number-columns-repeated="5"/>
          <table:table-cell table:style-name="ce248" office:value-type="string" calcext:value-type="string">
            <text:p>CTRL_GESTIONNAIRE</text:p>
          </table:table-cell>
          <table:table-cell table:style-name="ce3" office:value-type="float" office:value="14" calcext:value-type="float">
            <text:p>14</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15" calcext:value-type="float">
            <text:p>15</text:p>
          </table:table-cell>
          <table:table-cell table:style-name="ce3"/>
          <table:table-cell table:style-name="ce3" office:value-type="string" calcext:value-type="string">
            <text:p>RET THONES</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35] &amp; &quot; VALUES ('&quot; &amp; [Val_abd.F35] &amp; &quot;', '&quot; &amp;[Val_abd.G35]&amp;&quot;');&quot;" office:value-type="string" office:string-value="INSERT INTO L_GESTIONNAIRE VALUES ('', 'RET THONES');" calcext:value-type="string">
            <text:p>INSERT INTO L_GESTIONNAIRE VALUES ('', 'RET THONES');</text:p>
          </table:table-cell>
          <table:table-cell table:number-columns-repeated="5"/>
          <table:table-cell table:style-name="ce248" office:value-type="string" calcext:value-type="string">
            <text:p>CTRL_GESTIONNAIRE</text:p>
          </table:table-cell>
          <table:table-cell table:style-name="ce3" office:value-type="float" office:value="15" calcext:value-type="float">
            <text:p>15</text:p>
          </table:table-cell>
          <table:table-cell table:number-columns-repeated="1004"/>
        </table:table-row>
        <table:table-row table:style-name="ro16">
          <table:table-cell/>
          <table:table-cell table:style-name="ce40" office:value-type="string" calcext:value-type="string">
            <text:p>Si commune, pourquoi pas « EPCI » ?</text:p>
          </table:table-cell>
          <table:table-cell/>
          <table:table-cell table:style-name="ce257" office:value-type="string" calcext:value-type="string">
            <text:p>L_GESTIONNAIRE</text:p>
          </table:table-cell>
          <table:table-cell table:style-name="ce3" office:value-type="float" office:value="16" calcext:value-type="float">
            <text:p>16</text:p>
          </table:table-cell>
          <table:table-cell table:style-name="ce3"/>
          <table:table-cell table:style-name="ce3" office:value-type="string" calcext:value-type="string">
            <text:p>COMMUNAUTE DE COMMUNES FAUCIGNY GLIERES</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36] &amp; &quot; VALUES ('&quot; &amp; [Val_abd.F36] &amp; &quot;', '&quot; &amp;[Val_abd.G36]&amp;&quot;');&quot;" office:value-type="string" office:string-value="INSERT INTO L_GESTIONNAIRE VALUES ('', 'COMMUNAUTE DE COMMUNES FAUCIGNY GLIERES');" calcext:value-type="string">
            <text:p>INSERT INTO L_GESTIONNAIRE VALUES ('', 'COMMUNAUTE DE COMMUNES FAUCIGNY GLIERES');</text:p>
          </table:table-cell>
          <table:table-cell table:number-columns-repeated="5"/>
          <table:table-cell table:style-name="ce248" office:value-type="string" calcext:value-type="string">
            <text:p>CTRL_GESTIONNAIRE</text:p>
          </table:table-cell>
          <table:table-cell table:style-name="ce3" office:value-type="float" office:value="16" calcext:value-type="float">
            <text:p>16</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17" calcext:value-type="float">
            <text:p>17</text:p>
          </table:table-cell>
          <table:table-cell table:style-name="ce3"/>
          <table:table-cell table:style-name="ce3" office:value-type="string" calcext:value-type="string">
            <text:p>REGIE SALLANCHES</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37] &amp; &quot; VALUES ('&quot; &amp; [Val_abd.F37] &amp; &quot;', '&quot; &amp;[Val_abd.G37]&amp;&quot;');&quot;" office:value-type="string" office:string-value="INSERT INTO L_GESTIONNAIRE VALUES ('', 'REGIE SALLANCHES');" calcext:value-type="string">
            <text:p>INSERT INTO L_GESTIONNAIRE VALUES ('', 'REGIE SALLANCHES');</text:p>
          </table:table-cell>
          <table:table-cell table:number-columns-repeated="5"/>
          <table:table-cell table:style-name="ce248" office:value-type="string" calcext:value-type="string">
            <text:p>CTRL_GESTIONNAIRE</text:p>
          </table:table-cell>
          <table:table-cell table:style-name="ce3" office:value-type="float" office:value="17" calcext:value-type="float">
            <text:p>17</text:p>
          </table:table-cell>
          <table:table-cell table:number-columns-repeated="1004"/>
        </table:table-row>
        <table:table-row table:style-name="ro7">
          <table:table-cell/>
          <table:table-cell table:style-name="ce40"/>
          <table:table-cell/>
          <table:table-cell table:style-name="ce257" office:value-type="string" calcext:value-type="string">
            <text:p>L_GESTIONNAIRE</text:p>
          </table:table-cell>
          <table:table-cell table:style-name="ce3" office:value-type="float" office:value="18" calcext:value-type="float">
            <text:p>18</text:p>
          </table:table-cell>
          <table:table-cell table:style-name="ce3"/>
          <table:table-cell table:style-name="ce3" office:value-type="string" calcext:value-type="string">
            <text:p>ENSEIGNEMENT</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38] &amp; &quot; VALUES ('&quot; &amp; [Val_abd.F38] &amp; &quot;', '&quot; &amp;[Val_abd.G38]&amp;&quot;');&quot;" office:value-type="string" office:string-value="INSERT INTO L_GESTIONNAIRE VALUES ('', 'ENSEIGNEMENT');" calcext:value-type="string">
            <text:p>INSERT INTO L_GESTIONNAIRE VALUES ('', 'ENSEIGNEMENT');</text:p>
          </table:table-cell>
          <table:table-cell table:number-columns-repeated="5"/>
          <table:table-cell table:style-name="ce248" office:value-type="string" calcext:value-type="string">
            <text:p>CTRL_GESTIONNAIRE</text:p>
          </table:table-cell>
          <table:table-cell table:style-name="ce3" office:value-type="float" office:value="18" calcext:value-type="float">
            <text:p>18</text:p>
          </table:table-cell>
          <table:table-cell table:number-columns-repeated="1004"/>
        </table:table-row>
        <table:table-row table:style-name="ro8">
          <table:table-cell table:number-columns-repeated="1024"/>
        </table:table-row>
        <table:table-row table:style-name="ro7">
          <table:table-cell/>
          <table:table-cell table:style-name="ce40" office:value-type="string" calcext:value-type="string">
            <text:p>Pas de distinction ?</text:p>
          </table:table-cell>
          <table:table-cell table:style-name="ce40"/>
          <table:table-cell table:style-name="ce63" office:value-type="string" calcext:value-type="string">
            <text:p>L_PTAUTRE_TYPE</text:p>
          </table:table-cell>
          <table:table-cell table:style-name="ce3" office:value-type="float" office:value="5" calcext:value-type="float">
            <text:p>5</text:p>
          </table:table-cell>
          <table:table-cell table:style-name="ce44" office:value-type="string" calcext:value-type="string">
            <text:p>POTEAU</text:p>
          </table:table-cell>
          <table:table-cell table:style-name="ce3" office:value-type="string" calcext:value-type="string">
            <text:p>POTEAU</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40] &amp; &quot; VALUES ('&quot; &amp; [Val_abd.F40] &amp; &quot;', '&quot; &amp;[Val_abd.G40]&amp;&quot;');&quot;" office:value-type="string" office:string-value="INSERT INTO L_PTAUTRE_TYPE VALUES ('POTEAU', 'POTEAU');" calcext:value-type="string">
            <text:p>INSERT INTO L_PTAUTRE_TYPE VALUES ('POTEAU', 'POTEAU');</text:p>
          </table:table-cell>
          <table:table-cell table:number-columns-repeated="5"/>
          <table:table-cell table:style-name="ce248" office:value-type="string" calcext:value-type="string">
            <text:p>CTRL_PTAUTRE_TYPE</text:p>
          </table:table-cell>
          <table:table-cell table:style-name="ce3" office:value-type="float" office:value="5" calcext:value-type="float">
            <text:p>5</text:p>
          </table:table-cell>
          <table:table-cell table:number-columns-repeated="1004"/>
        </table:table-row>
        <table:table-row table:style-name="ro8">
          <table:table-cell table:number-columns-repeated="1024"/>
        </table:table-row>
        <table:table-row table:style-name="ro7">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3" calcext:value-type="float">
            <text:p>3</text:p>
          </table:table-cell>
          <table:table-cell table:number-columns-repeated="2" table:style-name="ce3" office:value-type="string" calcext:value-type="string">
            <text:p>LGAUTRE</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42] &amp; &quot; VALUES ('&quot; &amp; [Val_abd.F42] &amp; &quot;', '&quot; &amp;[Val_abd.G42]&amp;&quot;');&quot;" office:value-type="string" office:string-value="INSERT INTO L_DOC_TAB VALUES ('LGAUTRE', 'LGAUTRE');" calcext:value-type="string">
            <text:p>INSERT INTO L_DOC_TAB VALUES ('LGAUTRE', 'LGAUTRE');</text:p>
          </table:table-cell>
          <table:table-cell table:number-columns-repeated="5"/>
          <table:table-cell table:style-name="ce248" office:value-type="string" calcext:value-type="string">
            <text:p>CTRL_GED_TAB</text:p>
          </table:table-cell>
          <table:table-cell table:style-name="ce3" office:value-type="float" office:value="3" calcext:value-type="float">
            <text:p>3</text:p>
          </table:table-cell>
          <table:table-cell table:number-columns-repeated="1004"/>
        </table:table-row>
        <table:table-row table:style-name="ro8">
          <table:table-cell table:number-columns-repeated="1024"/>
        </table:table-row>
        <table:table-row table:style-name="ro7">
          <table:table-cell/>
          <table:table-cell table:style-name="ce39" office:value-type="string" calcext:value-type="string">
            <text:p>A reprendre</text:p>
          </table:table-cell>
          <table:table-cell table:style-name="ce39"/>
          <table:table-cell table:style-name="ce14" office:value-type="string" calcext:value-type="string">
            <text:p>L_DOC_TAB</text:p>
          </table:table-cell>
          <table:table-cell table:style-name="ce3" office:value-type="float" office:value="9" calcext:value-type="float">
            <text:p>9</text:p>
          </table:table-cell>
          <table:table-cell table:number-columns-repeated="2" table:style-name="ce3" office:value-type="string" calcext:value-type="string">
            <text:p>PTAUTRE</text:p>
          </table:table-cell>
          <table:table-cell table:style-name="ce3"/>
          <table:table-cell/>
          <table:table-cell office:value-type="string" calcext:value-type="string">
            <text:p>Syane</text:p>
          </table:table-cell>
          <table:table-cell table:number-columns-repeated="2"/>
          <table:table-cell table:style-name="ce29" table:formula="of:=&quot;INSERT INTO &quot; &amp; [Val_abd.D44] &amp; &quot; VALUES ('&quot; &amp; [Val_abd.F44] &amp; &quot;', '&quot; &amp;[Val_abd.G44]&amp;&quot;');&quot;" office:value-type="string" office:string-value="INSERT INTO L_DOC_TAB VALUES ('PTAUTRE', 'PTAUTRE');" calcext:value-type="string">
            <text:p>INSERT INTO L_DOC_TAB VALUES ('PTAUTRE', 'PTAUTRE');</text:p>
          </table:table-cell>
          <table:table-cell table:number-columns-repeated="5"/>
          <table:table-cell table:style-name="ce248" office:value-type="string" calcext:value-type="string">
            <text:p>CTRL_GED_TAB</text:p>
          </table:table-cell>
          <table:table-cell table:style-name="ce3" office:value-type="float" office:value="9" calcext:value-type="float">
            <text:p>9</text:p>
          </table:table-cell>
          <table:table-cell table:number-columns-repeated="1004"/>
        </table:table-row>
        <table:table-row table:style-name="ro8">
          <table:table-cell table:number-columns-repeated="1024"/>
        </table:table-row>
        <table:table-row table:style-name="ro3">
          <table:table-cell table:style-name="ce41"/>
          <table:table-cell table:style-name="ce41" office:value-type="string" calcext:value-type="string">
            <text:p>Supprimer ?</text:p>
          </table:table-cell>
          <table:table-cell table:style-name="ce41"/>
          <table:table-cell table:style-name="ce60" office:value-type="string" calcext:value-type="string">
            <text:p>L_BP_TYPE</text:p>
          </table:table-cell>
          <table:table-cell table:style-name="ce6" office:value-type="float" office:value="1" calcext:value-type="float">
            <text:p>1</text:p>
          </table:table-cell>
          <table:table-cell table:style-name="ce6"/>
          <table:table-cell table:style-name="ce6" office:value-type="string" calcext:value-type="string">
            <text:p>BPE</text:p>
          </table:table-cell>
          <table:table-cell table:style-name="ce6"/>
          <table:table-cell table:style-name="ce41"/>
          <table:table-cell table:style-name="ce41" office:value-type="string" calcext:value-type="string">
            <text:p>Syane</text:p>
          </table:table-cell>
          <table:table-cell table:style-name="ce41"/>
          <table:table-cell table:formula="of:=LEN([.F46])" office:value-type="float" office:value="0" calcext:value-type="float">
            <text:p>0</text:p>
          </table:table-cell>
          <table:table-cell table:style-name="ce29" table:formula="of:=&quot;INSERT INTO &quot; &amp; [.D46] &amp; &quot; VALUES ('&quot; &amp; [.F46] &amp; &quot;', '&quot; &amp;[.G46]&amp;&quot;');&quot;" office:value-type="string" office:string-value="INSERT INTO L_BP_TYPE VALUES ('', 'BPE');" calcext:value-type="string">
            <text:p>INSERT INTO L_BP_TYPE VALUES ('', 'BPE');</text:p>
          </table:table-cell>
          <table:table-cell table:number-columns-repeated="5"/>
          <table:table-cell table:style-name="ce248" office:value-type="string" calcext:value-type="string">
            <text:p>CTRL_BPE_TYPE</text:p>
          </table:table-cell>
          <table:table-cell table:style-name="ce3" office:value-type="float" office:value="1" calcext:value-type="float">
            <text:p>1</text:p>
          </table:table-cell>
          <table:table-cell table:number-columns-repeated="1004"/>
        </table:table-row>
        <table:table-row table:style-name="ro8">
          <table:table-cell table:number-columns-repeated="1024"/>
        </table:table-row>
        <table:table-row table:style-name="ro3">
          <table:table-cell table:number-columns-repeated="3"/>
          <table:table-cell table:style-name="ce3" office:value-type="string" calcext:value-type="string">
            <text:p>L_ZD_TYPE</text:p>
          </table:table-cell>
          <table:table-cell table:style-name="ce256" office:value-type="float" office:value="3" calcext:value-type="float">
            <text:p>3</text:p>
          </table:table-cell>
          <table:table-cell table:style-name="ce258" office:value-type="string" calcext:value-type="string">
            <text:p>SUBPM</text:p>
          </table:table-cell>
          <table:table-cell table:style-name="ce259" office:value-type="string" calcext:value-type="string">
            <text:p>Contour subdivision d'un PM</text:p>
          </table:table-cell>
          <table:table-cell table:style-name="ce3"/>
          <table:table-cell/>
          <table:table-cell office:value-type="string" calcext:value-type="string">
            <text:p>Oise</text:p>
          </table:table-cell>
          <table:table-cell table:number-columns-repeated="10"/>
          <table:table-cell office:value-type="string" calcext:value-type="string">
            <text:p>COUVERTURE</text:p>
          </table:table-cell>
          <table:table-cell table:style-name="ce256" office:value-type="float" office:value="3" calcext:value-type="float">
            <text:p>3</text:p>
          </table:table-cell>
          <table:table-cell table:number-columns-repeated="1001"/>
          <table:table-cell table:style-name="Default"/>
        </table:table-row>
        <table:table-row table:style-name="ro8" table:number-rows-repeated="1048523">
          <table:table-cell table:number-columns-repeated="1024"/>
        </table:table-row>
        <table:table-row table:style-name="ro9" table:number-rows-repeated="4">
          <table:table-cell table:number-columns-repeated="1024"/>
        </table:table-row>
        <table:table-row table:style-name="ro9">
          <table:table-cell table:number-columns-repeated="1024"/>
        </table:table-row>
      </table:table>
      <table:table table:name="SQLite" table:style-name="ta1">
        <office:forms form:automatic-focus="false" form:apply-design-mode="false"/>
        <table:table-column table:style-name="co88" table:default-cell-style-name="Default"/>
        <table:table-column table:style-name="co89" table:default-cell-style-name="Default"/>
        <table:table-column table:style-name="co76" table:default-cell-style-name="ce5"/>
        <table:table-column table:style-name="co90" table:default-cell-style-name="Default"/>
        <table:table-column table:style-name="co91" table:default-cell-style-name="Default"/>
        <table:table-column table:style-name="co92" table:default-cell-style-name="Default"/>
        <table:table-column table:style-name="co32" table:default-cell-style-name="ce180"/>
        <table:table-column table:style-name="co9" table:number-columns-repeated="1017" table:default-cell-style-name="Default"/>
        <table:table-row table:style-name="ro8">
          <table:table-cell table:style-name="ce261" table:formula="of:=[$Listes.$M$1]" office:value-type="string" office:string-value="SQL DROP TABLE" calcext:value-type="string">
            <text:p>SQL DROP TABLE</text:p>
          </table:table-cell>
          <table:table-cell table:style-name="ce261" table:formula="of:=[$Listes.$N$1]" office:value-type="string" office:string-value="SQL CREATE TABLE" calcext:value-type="string">
            <text:p>SQL CREATE TABLE</text:p>
          </table:table-cell>
          <table:table-cell table:style-name="ce28" table:formula="of:=[$Val_ANT.$M$1]" office:value-type="string" office:string-value="SQL" calcext:value-type="string">
            <text:p>SQL</text:p>
          </table:table-cell>
          <table:table-cell table:style-name="ce261" table:formula="of:=[$Classes.$K$1]" office:value-type="string" office:string-value="SQL DROP TABLE" calcext:value-type="string">
            <text:p>SQL DROP TABLE</text:p>
          </table:table-cell>
          <table:table-cell table:style-name="ce261" table:formula="of:=[$Att_ANT.$AA$1]" office:value-type="string" office:string-value="SQL CREATE TABLE (pg)" calcext:value-type="string">
            <text:p>SQL CREATE TABLE (pg)</text:p>
          </table:table-cell>
          <table:table-cell table:style-name="ce261" table:formula="of:=[$Att_ANT.$AB$1]" office:value-type="string" office:string-value="SQL ATT (pg)" calcext:value-type="string">
            <text:p>SQL ATT (pg)</text:p>
          </table:table-cell>
          <table:table-cell table:style-name="ce171" office:value-type="string" calcext:value-type="string">
            <text:p>Geometry (Spatialite )</text:p>
          </table:table-cell>
          <table:table-cell table:style-name="ce261" table:number-columns-repeated="1017"/>
        </table:table-row>
        <table:table-row table:style-name="ro1">
          <table:table-cell table:formula="of:=[$Listes.$M$2]" office:value-type="string" office:string-value="DROP TABLE IF EXISTS L_ACCESSIBILITE_TYPE;" calcext:value-type="string">
            <text:p>DROP TABLE IF EXISTS L_ACCESSIBILITE_TYPE;</text:p>
          </table:table-cell>
          <table:table-cell table:formula="of:=[$Listes.$N$2]" office:value-type="string" office:string-value="CREATE TABLE L_ACCESSIBILITE_TYPE(CODE VARCHAR(10), DESC VARCHAR(254), CONSTRAINT &quot;L_ACCESSIBILITE_TYPE_PK&quot; PRIMARY KEY (CODE));" calcext:value-type="string">
            <text:p>CREATE TABLE L_ACCESSIBILITE_TYPE(CODE VARCHAR(10), DESC VARCHAR(254), CONSTRAINT "L_ACCESSIBILITE_TYPE_PK" PRIMARY KEY (CODE));</text:p>
          </table:table-cell>
          <table:table-cell table:style-name="ce29" table:formula="of:=[$Val_ANT.$M$2]" office:value-type="string" office:string-value="INSERT INTO L_ACCESSIBILITE_TYPE VALUES ('Restreint', 'Verrouillee');" calcext:value-type="string">
            <text:p>INSERT INTO L_ACCESSIBILITE_TYPE VALUES ('Restreint', 'Verrouillee');</text:p>
          </table:table-cell>
          <table:table-cell table:formula="of:=[$Classes.$K$2]" office:value-type="string" office:string-value="DROP TABLE IF EXISTS TRANCHEE;" calcext:value-type="string">
            <text:p>DROP TABLE IF EXISTS TRANCHEE;</text:p>
          </table:table-cell>
          <table:table-cell table:formula="of:=[$Att_ANT.$AA$2]" office:value-type="string" office:string-value="CREATE TABLE TRANCHEE(" calcext:value-type="string">
            <text:p>CREATE TABLE TRANCHEE(</text:p>
          </table:table-cell>
          <table:table-cell table:formula="of:=[$Att_ANT.$AB$2]" office:value-type="string" office:string-value="TR_ID INTEGER  ," calcext:value-type="string">
            <text:p>TR_ID INTEGER <text:s/>,</text:p>
          </table:table-cell>
          <table:table-cell table:style-name="ce176"/>
          <table:table-cell table:number-columns-repeated="1017"/>
        </table:table-row>
        <table:table-row table:style-name="ro5">
          <table:table-cell table:formula="of:=[$Listes.$M$3]" office:value-type="string" office:string-value="DROP TABLE IF EXISTS L_ADRESS_ETAT;" calcext:value-type="string">
            <text:p>DROP TABLE IF EXISTS L_ADRESS_ETAT;</text:p>
          </table:table-cell>
          <table:table-cell table:formula="of:=[$Listes.$N$3]" office:value-type="string" office:string-value="CREATE TABLE L_ADRESS_ETAT(CODE VARCHAR(10), DESC VARCHAR(254), CONSTRAINT &quot;L_ADRESS_ETAT_PK&quot; PRIMARY KEY (CODE));" calcext:value-type="string">
            <text:p>CREATE TABLE L_ADRESS_ETAT(CODE VARCHAR(10), DESC VARCHAR(254), CONSTRAINT "L_ADRESS_ETAT_PK" PRIMARY KEY (CODE));</text:p>
          </table:table-cell>
          <table:table-cell table:style-name="ce29" table:formula="of:=[$Val_ANT.$M$3]" office:value-type="string" office:string-value="INSERT INTO L_ACCESSIBILITE_TYPE VALUES ('Libre', 'Non verrouillée');" calcext:value-type="string">
            <text:p>INSERT INTO L_ACCESSIBILITE_TYPE VALUES ('Libre', 'Non verrouillée');</text:p>
          </table:table-cell>
          <table:table-cell table:formula="of:=[$Classes.$K$3]" office:value-type="string" office:string-value="DROP TABLE IF EXISTS ARTERE;" calcext:value-type="string">
            <text:p>DROP TABLE IF EXISTS ARTERE;</text:p>
          </table:table-cell>
          <table:table-cell/>
          <table:table-cell table:formula="of:=[$Att_ANT.$AB$3]" office:value-type="string" office:string-value="GEOM Geometry(Linestring,2154) NOT NULL ," calcext:value-type="string">
            <text:p>GEOM Geometry(Linestring,2154) NOT NULL ,</text:p>
          </table:table-cell>
          <table:table-cell table:style-name="ce177" office:value-type="string" calcext:value-type="string">
            <text:p>SELECT AddGeometryColumn('', 'TRANCHEE','GEOM',2154,'LINESTRING',2); </text:p>
          </table:table-cell>
          <table:table-cell table:number-columns-repeated="1017"/>
        </table:table-row>
        <table:table-row table:style-name="ro1">
          <table:table-cell table:formula="of:=[$Listes.$M$4]" office:value-type="string" office:string-value="DROP TABLE IF EXISTS L_ADRESS_TYPE;" calcext:value-type="string">
            <text:p>DROP TABLE IF EXISTS L_ADRESS_TYPE;</text:p>
          </table:table-cell>
          <table:table-cell table:formula="of:=[$Listes.$N$4]" office:value-type="string" office:string-value="CREATE TABLE L_ADRESS_TYPE(CODE VARCHAR(10), DESC VARCHAR(254), CONSTRAINT &quot;L_ADRESS_TYPE_PK&quot; PRIMARY KEY (CODE));" calcext:value-type="string">
            <text:p>CREATE TABLE L_ADRESS_TYPE(CODE VARCHAR(10), DESC VARCHAR(254), CONSTRAINT "L_ADRESS_TYPE_PK" PRIMARY KEY (CODE));</text:p>
          </table:table-cell>
          <table:table-cell table:style-name="ce29" table:formula="of:=[$Val_ANT.$M$4]" office:value-type="string" office:string-value="INSERT INTO L_ADRESS_ETAT VALUES ('EXI', 'EXISTANTE');" calcext:value-type="string">
            <text:p>INSERT INTO L_ADRESS_ETAT VALUES ('EXI', 'EXISTANTE');</text:p>
          </table:table-cell>
          <table:table-cell table:formula="of:=[$Classes.$K$4]" office:value-type="string" office:string-value="DROP TABLE IF EXISTS FOURREAU;" calcext:value-type="string">
            <text:p>DROP TABLE IF EXISTS FOURREAU;</text:p>
          </table:table-cell>
          <table:table-cell/>
          <table:table-cell table:formula="of:=[$Att_ANT.$AB$4]" office:value-type="string" office:string-value="TR_CODE VARCHAR(254) NOT NULL ," calcext:value-type="string">
            <text:p>TR_CODE VARCHAR(254) NOT NULL ,</text:p>
          </table:table-cell>
          <table:table-cell table:style-name="ce176"/>
          <table:table-cell table:number-columns-repeated="1017"/>
        </table:table-row>
        <table:table-row table:style-name="ro1">
          <table:table-cell table:formula="of:=[$Listes.$M$5]" office:value-type="string" office:string-value="DROP TABLE IF EXISTS L_ARTERE_IMPLANTATION_TYPE;" calcext:value-type="string">
            <text:p>DROP TABLE IF EXISTS L_ARTERE_IMPLANTATION_TYPE;</text:p>
          </table:table-cell>
          <table:table-cell table:formula="of:=[$Listes.$N$5]" office:value-type="string" office:string-value="CREATE TABLE L_ARTERE_IMPLANTATION_TYPE(CODE VARCHAR(2), DESC VARCHAR(254), CONSTRAINT &quot;L_ARTERE_IMPLANTATION_TYPE_PK&quot; PRIMARY KEY (CODE));" calcext:value-type="string">
            <text:p>CREATE TABLE L_ARTERE_IMPLANTATION_TYPE(CODE VARCHAR(2), DESC VARCHAR(254), CONSTRAINT "L_ARTERE_IMPLANTATION_TYPE_PK" PRIMARY KEY (CODE));</text:p>
          </table:table-cell>
          <table:table-cell table:style-name="ce29" table:formula="of:=[$Val_ANT.$M$5]" office:value-type="string" office:string-value="INSERT INTO L_ADRESS_ETAT VALUES ('CRE', 'A CREER');" calcext:value-type="string">
            <text:p>INSERT INTO L_ADRESS_ETAT VALUES ('CRE', 'A CREER');</text:p>
          </table:table-cell>
          <table:table-cell table:formula="of:=[$Classes.$K$5]" office:value-type="string" office:string-value="DROP TABLE IF EXISTS SOUSTUBAGE;" calcext:value-type="string">
            <text:p>DROP TABLE IF EXISTS SOUSTUBAGE;</text:p>
          </table:table-cell>
          <table:table-cell/>
          <table:table-cell table:formula="of:=[$Att_ANT.$AB$5]" office:value-type="string" office:string-value="TR_CODEEXT VARCHAR(254)  ," calcext:value-type="string">
            <text:p>TR_CODEEXT VARCHAR(254) <text:s/>,</text:p>
          </table:table-cell>
          <table:table-cell table:style-name="ce176"/>
          <table:table-cell table:number-columns-repeated="1017"/>
        </table:table-row>
        <table:table-row table:style-name="ro1">
          <table:table-cell table:formula="of:=[$Listes.$M$6]" office:value-type="string" office:string-value="DROP TABLE IF EXISTS L_ARTERE_NATURE;" calcext:value-type="string">
            <text:p>DROP TABLE IF EXISTS L_ARTERE_NATURE;</text:p>
          </table:table-cell>
          <table:table-cell table:formula="of:=[$Listes.$N$6]" office:value-type="string" office:string-value="CREATE TABLE L_ARTERE_NATURE(CODE VARCHAR(3), DESC VARCHAR(254), CONSTRAINT &quot;L_ARTERE_NATURE_PK&quot; PRIMARY KEY (CODE));" calcext:value-type="string">
            <text:p>CREATE TABLE L_ARTERE_NATURE(CODE VARCHAR(3), DESC VARCHAR(254), CONSTRAINT "L_ARTERE_NATURE_PK" PRIMARY KEY (CODE));</text:p>
          </table:table-cell>
          <table:table-cell table:style-name="ce29" table:formula="of:=[$Val_ANT.$M$6]" office:value-type="string" office:string-value="INSERT INTO L_ADRESS_ETAT VALUES ('ASU', 'A SUPPRIMER');" calcext:value-type="string">
            <text:p>INSERT INTO L_ADRESS_ETAT VALUES ('ASU', 'A SUPPRIMER');</text:p>
          </table:table-cell>
          <table:table-cell table:formula="of:=[$Classes.$K$6]" office:value-type="string" office:string-value="DROP TABLE IF EXISTS CABLE;" calcext:value-type="string">
            <text:p>DROP TABLE IF EXISTS CABLE;</text:p>
          </table:table-cell>
          <table:table-cell/>
          <table:table-cell table:formula="of:=[$Att_ANT.$AB$6]" office:value-type="string" office:string-value="TR_AR_CODE VARCHAR(254) NOT NULL REFERENCES GRACE.ARTERE(AR_CODE)," calcext:value-type="string">
            <text:p>TR_AR_CODE VARCHAR(254) NOT NULL REFERENCES GRACE.ARTERE(AR_CODE),</text:p>
          </table:table-cell>
          <table:table-cell table:style-name="ce176"/>
          <table:table-cell table:number-columns-repeated="1017"/>
        </table:table-row>
        <table:table-row table:style-name="ro1">
          <table:table-cell table:formula="of:=[$Listes.$M$7]" office:value-type="string" office:string-value="DROP TABLE IF EXISTS L_ARTERE_TYPE;" calcext:value-type="string">
            <text:p>DROP TABLE IF EXISTS L_ARTERE_TYPE;</text:p>
          </table:table-cell>
          <table:table-cell table:formula="of:=[$Listes.$N$7]" office:value-type="string" office:string-value="CREATE TABLE L_ARTERE_TYPE(CODE VARCHAR(2), DESC VARCHAR(254), CONSTRAINT &quot;L_ARTERE_TYPE_PK&quot; PRIMARY KEY (CODE));" calcext:value-type="string">
            <text:p>CREATE TABLE L_ARTERE_TYPE(CODE VARCHAR(2), DESC VARCHAR(254), CONSTRAINT "L_ARTERE_TYPE_PK" PRIMARY KEY (CODE));</text:p>
          </table:table-cell>
          <table:table-cell table:style-name="ce29" table:formula="of:=[$Val_ANT.$M$7]" office:value-type="string" office:string-value="INSERT INTO L_ADRESS_ETAT VALUES ('SUP', 'SUPPRIMEE');" calcext:value-type="string">
            <text:p>INSERT INTO L_ADRESS_ETAT VALUES ('SUP', 'SUPPRIMEE');</text:p>
          </table:table-cell>
          <table:table-cell table:formula="of:=[$Classes.$K$7]" office:value-type="string" office:string-value="DROP TABLE IF EXISTS FIBRE;" calcext:value-type="string">
            <text:p>DROP TABLE IF EXISTS FIBRE;</text:p>
          </table:table-cell>
          <table:table-cell/>
          <table:table-cell table:formula="of:=[$Att_ANT.$AB$7]" office:value-type="string" office:string-value="TR_VOIE VARCHAR(254)  ," calcext:value-type="string">
            <text:p>TR_VOIE VARCHAR(254) <text:s/>,</text:p>
          </table:table-cell>
          <table:table-cell table:style-name="ce176"/>
          <table:table-cell table:number-columns-repeated="1017"/>
        </table:table-row>
        <table:table-row table:style-name="ro1">
          <table:table-cell table:formula="of:=[$Listes.$M$8]" office:value-type="string" office:string-value="DROP TABLE IF EXISTS L_BAIE_TYPE;" calcext:value-type="string">
            <text:p>DROP TABLE IF EXISTS L_BAIE_TYPE;</text:p>
          </table:table-cell>
          <table:table-cell table:formula="of:=[$Listes.$N$8]" office:value-type="string" office:string-value="CREATE TABLE L_BAIE_TYPE(CODE VARCHAR(10), DESC VARCHAR(254), CONSTRAINT &quot;L_BAIE_TYPE_PK&quot; PRIMARY KEY (CODE));" calcext:value-type="string">
            <text:p>CREATE TABLE L_BAIE_TYPE(CODE VARCHAR(10), DESC VARCHAR(254), CONSTRAINT "L_BAIE_TYPE_PK" PRIMARY KEY (CODE));</text:p>
          </table:table-cell>
          <table:table-cell table:style-name="ce29" table:formula="of:=[$Val_ANT.$M$8]" office:value-type="string" office:string-value="INSERT INTO L_ADRESS_TYPE VALUES ('R', 'RUE');" calcext:value-type="string">
            <text:p>INSERT INTO L_ADRESS_TYPE VALUES ('R', 'RUE');</text:p>
          </table:table-cell>
          <table:table-cell table:formula="of:=[$Classes.$K$8]" office:value-type="string" office:string-value="DROP TABLE IF EXISTS CASSETTE;" calcext:value-type="string">
            <text:p>DROP TABLE IF EXISTS CASSETTE;</text:p>
          </table:table-cell>
          <table:table-cell/>
          <table:table-cell table:formula="of:=[$Att_ANT.$AB$8]" office:value-type="string" office:string-value="TR_MOD_POS VARCHAR(254)  REFERENCES GRACE.L_TRANCHEE_POSE_TYPE(CODE)," calcext:value-type="string">
            <text:p>TR_MOD_POS VARCHAR(254) <text:s/>REFERENCES GRACE.L_TRANCHEE_POSE_TYPE(CODE),</text:p>
          </table:table-cell>
          <table:table-cell table:style-name="ce176"/>
          <table:table-cell table:number-columns-repeated="1017"/>
        </table:table-row>
        <table:table-row table:style-name="ro1">
          <table:table-cell table:formula="of:=[$Listes.$M$9]" office:value-type="string" office:string-value="DROP TABLE IF EXISTS L_BP_LOCALISATION;" calcext:value-type="string">
            <text:p>DROP TABLE IF EXISTS L_BP_LOCALISATION;</text:p>
          </table:table-cell>
          <table:table-cell table:formula="of:=[$Listes.$N$9]" office:value-type="string" office:string-value="CREATE TABLE L_BP_LOCALISATION(CODE VARCHAR(10), DESC VARCHAR(254), CONSTRAINT &quot;L_BP_LOCALISATION_PK&quot; PRIMARY KEY (CODE));" calcext:value-type="string">
            <text:p>CREATE TABLE L_BP_LOCALISATION(CODE VARCHAR(10), DESC VARCHAR(254), CONSTRAINT "L_BP_LOCALISATION_PK" PRIMARY KEY (CODE));</text:p>
          </table:table-cell>
          <table:table-cell table:style-name="ce29" table:formula="of:=[$Val_ANT.$M$9]" office:value-type="string" office:string-value="INSERT INTO L_ADRESS_TYPE VALUES ('AV', 'AVENUE');" calcext:value-type="string">
            <text:p>INSERT INTO L_ADRESS_TYPE VALUES ('AV', 'AVENUE');</text:p>
          </table:table-cell>
          <table:table-cell table:formula="of:=[$Classes.$K$9]" office:value-type="string" office:string-value="DROP TABLE IF EXISTS POSITION;" calcext:value-type="string">
            <text:p>DROP TABLE IF EXISTS POSITION;</text:p>
          </table:table-cell>
          <table:table-cell/>
          <table:table-cell table:formula="of:=[$Att_ANT.$AB$9]" office:value-type="string" office:string-value="TR_LONG NUMERIC(8,2)  ," calcext:value-type="string">
            <text:p>TR_LONG NUMERIC(8,2) <text:s/>,</text:p>
          </table:table-cell>
          <table:table-cell table:style-name="ce176"/>
          <table:table-cell table:number-columns-repeated="1017"/>
        </table:table-row>
        <table:table-row table:style-name="ro1">
          <table:table-cell table:formula="of:=[$Listes.$M$10]" office:value-type="string" office:string-value="DROP TABLE IF EXISTS L_BP_RACCO;" calcext:value-type="string">
            <text:p>DROP TABLE IF EXISTS L_BP_RACCO;</text:p>
          </table:table-cell>
          <table:table-cell table:formula="of:=[$Listes.$N$10]" office:value-type="string" office:string-value="CREATE TABLE L_BP_RACCO(CODE VARCHAR(10), DESC VARCHAR(254), CONSTRAINT &quot;L_BP_RACCO_PK&quot; PRIMARY KEY (CODE));" calcext:value-type="string">
            <text:p>CREATE TABLE L_BP_RACCO(CODE VARCHAR(10), DESC VARCHAR(254), CONSTRAINT "L_BP_RACCO_PK" PRIMARY KEY (CODE));</text:p>
          </table:table-cell>
          <table:table-cell table:style-name="ce29" table:formula="of:=[$Val_ANT.$M$10]" office:value-type="string" office:string-value="INSERT INTO L_ADRESS_TYPE VALUES ('IMP', 'IMPASSE');" calcext:value-type="string">
            <text:p>INSERT INTO L_ADRESS_TYPE VALUES ('IMP', 'IMPASSE');</text:p>
          </table:table-cell>
          <table:table-cell table:formula="of:=[$Classes.$K$10]" office:value-type="string" office:string-value="DROP TABLE IF EXISTS ROPT;" calcext:value-type="string">
            <text:p>DROP TABLE IF EXISTS ROPT;</text:p>
          </table:table-cell>
          <table:table-cell/>
          <table:table-cell table:formula="of:=[$Att_ANT.$AB$10]" office:value-type="string" office:string-value="TR_LGREEL NUMERIC(8,2)  ," calcext:value-type="string">
            <text:p>TR_LGREEL NUMERIC(8,2) <text:s/>,</text:p>
          </table:table-cell>
          <table:table-cell table:style-name="ce176"/>
          <table:table-cell table:number-columns-repeated="1017"/>
        </table:table-row>
        <table:table-row table:style-name="ro1">
          <table:table-cell table:formula="of:=[$Listes.$M$11]" office:value-type="string" office:string-value="DROP TABLE IF EXISTS L_BP_TYPE;" calcext:value-type="string">
            <text:p>DROP TABLE IF EXISTS L_BP_TYPE;</text:p>
          </table:table-cell>
          <table:table-cell table:formula="of:=[$Listes.$N$11]" office:value-type="string" office:string-value="CREATE TABLE L_BP_TYPE(CODE VARCHAR(10), DESC VARCHAR(254), CONSTRAINT &quot;L_BP_TYPE_PK&quot; PRIMARY KEY (CODE));" calcext:value-type="string">
            <text:p>CREATE TABLE L_BP_TYPE(CODE VARCHAR(10), DESC VARCHAR(254), CONSTRAINT "L_BP_TYPE_PK" PRIMARY KEY (CODE));</text:p>
          </table:table-cell>
          <table:table-cell table:style-name="ce29" table:formula="of:=[$Val_ANT.$M$11]" office:value-type="string" office:string-value="INSERT INTO L_ADRESS_TYPE VALUES ('CHE', 'CHEMIN');" calcext:value-type="string">
            <text:p>INSERT INTO L_ADRESS_TYPE VALUES ('CHE', 'CHEMIN');</text:p>
          </table:table-cell>
          <table:table-cell table:formula="of:=[$Classes.$K$11]" office:value-type="string" office:string-value="DROP TABLE IF EXISTS NOEUD;" calcext:value-type="string">
            <text:p>DROP TABLE IF EXISTS NOEUD;</text:p>
          </table:table-cell>
          <table:table-cell/>
          <table:table-cell table:formula="of:=[$Att_ANT.$AB$11]" office:value-type="string" office:string-value="TR_LARG NUMERIC(4,2)  ," calcext:value-type="string">
            <text:p>TR_LARG NUMERIC(4,2) <text:s/>,</text:p>
          </table:table-cell>
          <table:table-cell table:style-name="ce176"/>
          <table:table-cell table:number-columns-repeated="1017"/>
        </table:table-row>
        <table:table-row table:style-name="ro1">
          <table:table-cell table:formula="of:=[$Listes.$M$12]" office:value-type="string" office:string-value="DROP TABLE IF EXISTS L_CABLE_TYPE;" calcext:value-type="string">
            <text:p>DROP TABLE IF EXISTS L_CABLE_TYPE;</text:p>
          </table:table-cell>
          <table:table-cell table:formula="of:=[$Listes.$N$12]" office:value-type="string" office:string-value="CREATE TABLE L_CABLE_TYPE(CODE VARCHAR(10), DESC VARCHAR(254), CONSTRAINT &quot;L_CABLE_TYPE_PK&quot; PRIMARY KEY (CODE));" calcext:value-type="string">
            <text:p>CREATE TABLE L_CABLE_TYPE(CODE VARCHAR(10), DESC VARCHAR(254), CONSTRAINT "L_CABLE_TYPE_PK" PRIMARY KEY (CODE));</text:p>
          </table:table-cell>
          <table:table-cell table:style-name="ce29" table:formula="of:=[$Val_ANT.$M$12]" office:value-type="string" office:string-value="INSERT INTO L_ADRESS_TYPE VALUES ('BD', 'BOULEVARD');" calcext:value-type="string">
            <text:p>INSERT INTO L_ADRESS_TYPE VALUES ('BD', 'BOULEVARD');</text:p>
          </table:table-cell>
          <table:table-cell table:formula="of:=[$Classes.$K$12]" office:value-type="string" office:string-value="DROP TABLE IF EXISTS PTECH;" calcext:value-type="string">
            <text:p>DROP TABLE IF EXISTS PTECH;</text:p>
          </table:table-cell>
          <table:table-cell/>
          <table:table-cell table:formula="of:=[$Att_ANT.$AB$12]" office:value-type="string" office:string-value="TR_TYP_IMPL VARCHAR(254)  REFERENCES GRACE.L_TRANCHEE_IMPLANTATION_TYPE(CODE)," calcext:value-type="string">
            <text:p>TR_TYP_IMPL VARCHAR(254) <text:s/>REFERENCES GRACE.L_TRANCHEE_IMPLANTATION_TYPE(CODE),</text:p>
          </table:table-cell>
          <table:table-cell table:style-name="ce176"/>
          <table:table-cell table:number-columns-repeated="1017"/>
        </table:table-row>
        <table:table-row table:style-name="ro1">
          <table:table-cell table:formula="of:=[$Listes.$M$13]" office:value-type="string" office:string-value="DROP TABLE IF EXISTS L_CASSETTE_TYPE;" calcext:value-type="string">
            <text:p>DROP TABLE IF EXISTS L_CASSETTE_TYPE;</text:p>
          </table:table-cell>
          <table:table-cell table:formula="of:=[$Listes.$N$13]" office:value-type="string" office:string-value="CREATE TABLE L_CASSETTE_TYPE(CODE VARCHAR(10), DESC VARCHAR(254), CONSTRAINT &quot;L_CASSETTE_TYPE_PK&quot; PRIMARY KEY (CODE));" calcext:value-type="string">
            <text:p>CREATE TABLE L_CASSETTE_TYPE(CODE VARCHAR(10), DESC VARCHAR(254), CONSTRAINT "L_CASSETTE_TYPE_PK" PRIMARY KEY (CODE));</text:p>
          </table:table-cell>
          <table:table-cell table:style-name="ce29" table:formula="of:=[$Val_ANT.$M$13]" office:value-type="string" office:string-value="INSERT INTO L_ADRESS_TYPE VALUES ('RTE', 'ROUTE');" calcext:value-type="string">
            <text:p>INSERT INTO L_ADRESS_TYPE VALUES ('RTE', 'ROUTE');</text:p>
          </table:table-cell>
          <table:table-cell table:formula="of:=[$Classes.$K$13]" office:value-type="string" office:string-value="DROP TABLE IF EXISTS MASQUE;" calcext:value-type="string">
            <text:p>DROP TABLE IF EXISTS MASQUE;</text:p>
          </table:table-cell>
          <table:table-cell/>
          <table:table-cell table:formula="of:=[$Att_ANT.$AB$13]" office:value-type="string" office:string-value="TR_REVET VARCHAR(254)  ," calcext:value-type="string">
            <text:p>TR_REVET VARCHAR(254) <text:s/>,</text:p>
          </table:table-cell>
          <table:table-cell table:style-name="ce176"/>
          <table:table-cell table:number-columns-repeated="1017"/>
        </table:table-row>
        <table:table-row table:style-name="ro1">
          <table:table-cell table:formula="of:=[$Listes.$M$14]" office:value-type="string" office:string-value="DROP TABLE IF EXISTS L_CLIM_TYPE;" calcext:value-type="string">
            <text:p>DROP TABLE IF EXISTS L_CLIM_TYPE;</text:p>
          </table:table-cell>
          <table:table-cell table:formula="of:=[$Listes.$N$14]" office:value-type="string" office:string-value="CREATE TABLE L_CLIM_TYPE(CODE VARCHAR(10), DESC VARCHAR(254), CONSTRAINT &quot;L_CLIM_TYPE_PK&quot; PRIMARY KEY (CODE));" calcext:value-type="string">
            <text:p>CREATE TABLE L_CLIM_TYPE(CODE VARCHAR(10), DESC VARCHAR(254), CONSTRAINT "L_CLIM_TYPE_PK" PRIMARY KEY (CODE));</text:p>
          </table:table-cell>
          <table:table-cell table:style-name="ce29" table:formula="of:=[$Val_ANT.$M$14]" office:value-type="string" office:string-value="INSERT INTO L_ADRESS_TYPE VALUES ('LOT', 'LOTISSEMENT');" calcext:value-type="string">
            <text:p>INSERT INTO L_ADRESS_TYPE VALUES ('LOT', 'LOTISSEMENT');</text:p>
          </table:table-cell>
          <table:table-cell table:formula="of:=[$Classes.$K$14]" office:value-type="string" office:string-value="DROP TABLE IF EXISTS LOVE;" calcext:value-type="string">
            <text:p>DROP TABLE IF EXISTS LOVE;</text:p>
          </table:table-cell>
          <table:table-cell/>
          <table:table-cell table:formula="of:=[$Att_ANT.$AB$14]" office:value-type="string" office:string-value="TR_REMBLAI VARCHAR(254)  ," calcext:value-type="string">
            <text:p>TR_REMBLAI VARCHAR(254) <text:s/>,</text:p>
          </table:table-cell>
          <table:table-cell table:style-name="ce176"/>
          <table:table-cell table:number-columns-repeated="1017"/>
        </table:table-row>
        <table:table-row table:style-name="ro1">
          <table:table-cell table:formula="of:=[$Listes.$M$15]" office:value-type="string" office:string-value="DROP TABLE IF EXISTS L_COLOR;" calcext:value-type="string">
            <text:p>DROP TABLE IF EXISTS L_COLOR;</text:p>
          </table:table-cell>
          <table:table-cell table:formula="of:=[$Listes.$N$15]" office:value-type="string" office:string-value="CREATE TABLE L_COLOR(CODE VARCHAR(10), DESC VARCHAR(254), CONSTRAINT &quot;L_COLOR_PK&quot; PRIMARY KEY (CODE));" calcext:value-type="string">
            <text:p>CREATE TABLE L_COLOR(CODE VARCHAR(10), DESC VARCHAR(254), CONSTRAINT "L_COLOR_PK" PRIMARY KEY (CODE));</text:p>
          </table:table-cell>
          <table:table-cell table:style-name="ce29" table:formula="of:=[$Val_ANT.$M$15]" office:value-type="string" office:string-value="INSERT INTO L_ADRESS_TYPE VALUES ('CH', 'CHAUSSEE');" calcext:value-type="string">
            <text:p>INSERT INTO L_ADRESS_TYPE VALUES ('CH', 'CHAUSSEE');</text:p>
          </table:table-cell>
          <table:table-cell table:formula="of:=[$Classes.$K$15]" office:value-type="string" office:string-value="DROP TABLE IF EXISTS EBP;" calcext:value-type="string">
            <text:p>DROP TABLE IF EXISTS EBP;</text:p>
          </table:table-cell>
          <table:table-cell/>
          <table:table-cell table:formula="of:=[$Att_ANT.$AB$15]" office:value-type="string" office:string-value="TR_CHARGE NUMERIC(5,2)  ," calcext:value-type="string">
            <text:p>TR_CHARGE NUMERIC(5,2) <text:s/>,</text:p>
          </table:table-cell>
          <table:table-cell table:style-name="ce176"/>
          <table:table-cell table:number-columns-repeated="1017"/>
        </table:table-row>
        <table:table-row table:style-name="ro1">
          <table:table-cell table:formula="of:=[$Listes.$M$16]" office:value-type="string" office:string-value="DROP TABLE IF EXISTS L_CONNEXION_TYPE;" calcext:value-type="string">
            <text:p>DROP TABLE IF EXISTS L_CONNEXION_TYPE;</text:p>
          </table:table-cell>
          <table:table-cell table:formula="of:=[$Listes.$N$16]" office:value-type="string" office:string-value="CREATE TABLE L_CONNEXION_TYPE(CODE VARCHAR(2), DESC VARCHAR(254), CONSTRAINT &quot;L_CONNEXION_TYPE_PK&quot; PRIMARY KEY (CODE));" calcext:value-type="string">
            <text:p>CREATE TABLE L_CONNEXION_TYPE(CODE VARCHAR(2), DESC VARCHAR(254), CONSTRAINT "L_CONNEXION_TYPE_PK" PRIMARY KEY (CODE));</text:p>
          </table:table-cell>
          <table:table-cell table:style-name="ce29" table:formula="of:=[$Val_ANT.$M$16]" office:value-type="string" office:string-value="INSERT INTO L_ADRESS_TYPE VALUES ('VOIE', 'VOIE');" calcext:value-type="string">
            <text:p>INSERT INTO L_ADRESS_TYPE VALUES ('VOIE', 'VOIE');</text:p>
          </table:table-cell>
          <table:table-cell table:formula="of:=[$Classes.$K$16]" office:value-type="string" office:string-value="DROP TABLE IF EXISTS SITETECH;" calcext:value-type="string">
            <text:p>DROP TABLE IF EXISTS SITETECH;</text:p>
          </table:table-cell>
          <table:table-cell/>
          <table:table-cell table:formula="of:=[$Att_ANT.$AB$16]" office:value-type="string" office:string-value="TR_FILDTEC BOOLEAN  ," calcext:value-type="string">
            <text:p>TR_FILDTEC BOOLEAN <text:s/>,</text:p>
          </table:table-cell>
          <table:table-cell table:style-name="ce176"/>
          <table:table-cell table:number-columns-repeated="1017"/>
        </table:table-row>
        <table:table-row table:style-name="ro1">
          <table:table-cell table:formula="of:=[$Listes.$M$17]" office:value-type="string" office:string-value="DROP TABLE IF EXISTS L_DOC_TAB;" calcext:value-type="string">
            <text:p>DROP TABLE IF EXISTS L_DOC_TAB;</text:p>
          </table:table-cell>
          <table:table-cell table:formula="of:=[$Listes.$N$17]" office:value-type="string" office:string-value="CREATE TABLE L_DOC_TAB(CODE VARCHAR(10), DESC VARCHAR(254), CONSTRAINT &quot;L_DOC_TAB_PK&quot; PRIMARY KEY (CODE));" calcext:value-type="string">
            <text:p>CREATE TABLE L_DOC_TAB(CODE VARCHAR(10), DESC VARCHAR(254), CONSTRAINT "L_DOC_TAB_PK" PRIMARY KEY (CODE));</text:p>
          </table:table-cell>
          <table:table-cell table:style-name="ce29" table:formula="of:=[$Val_ANT.$M$17]" office:value-type="string" office:string-value="INSERT INTO L_ADRESS_TYPE VALUES ('COURS', 'COURS');" calcext:value-type="string">
            <text:p>INSERT INTO L_ADRESS_TYPE VALUES ('COURS', 'COURS');</text:p>
          </table:table-cell>
          <table:table-cell table:formula="of:=[$Classes.$K$17]" office:value-type="string" office:string-value="DROP TABLE IF EXISTS LTECH;" calcext:value-type="string">
            <text:p>DROP TABLE IF EXISTS LTECH;</text:p>
          </table:table-cell>
          <table:table-cell/>
          <table:table-cell table:formula="of:=[$Att_ANT.$AB$17]" office:value-type="string" office:string-value="TR_GEST_VO VARCHAR(20) NOT NULL REFERENCES GRACE.ORGANISME (OR_CODE)," calcext:value-type="string">
            <text:p>TR_GEST_VO VARCHAR(20) NOT NULL REFERENCES GRACE.ORGANISME (OR_CODE),</text:p>
          </table:table-cell>
          <table:table-cell table:style-name="ce178"/>
          <table:table-cell table:number-columns-repeated="1017"/>
        </table:table-row>
        <table:table-row table:style-name="ro1">
          <table:table-cell table:formula="of:=[$Listes.$M$18]" office:value-type="string" office:string-value="DROP TABLE IF EXISTS L_ETAT_TYPE;" calcext:value-type="string">
            <text:p>DROP TABLE IF EXISTS L_ETAT_TYPE;</text:p>
          </table:table-cell>
          <table:table-cell table:formula="of:=[$Listes.$N$18]" office:value-type="string" office:string-value="CREATE TABLE L_ETAT_TYPE(CODE VARCHAR(3), DESC VARCHAR(254), CONSTRAINT &quot;L_ETAT_TYPE_PK&quot; PRIMARY KEY (CODE));" calcext:value-type="string">
            <text:p>CREATE TABLE L_ETAT_TYPE(CODE VARCHAR(3), DESC VARCHAR(254), CONSTRAINT "L_ETAT_TYPE_PK" PRIMARY KEY (CODE));</text:p>
          </table:table-cell>
          <table:table-cell table:style-name="ce29" table:formula="of:=[$Val_ANT.$M$18]" office:value-type="string" office:string-value="INSERT INTO L_ADRESS_TYPE VALUES ('ALL', 'ALLEE');" calcext:value-type="string">
            <text:p>INSERT INTO L_ADRESS_TYPE VALUES ('ALL', 'ALLEE');</text:p>
          </table:table-cell>
          <table:table-cell table:formula="of:=[$Classes.$K$18]" office:value-type="string" office:string-value="DROP TABLE IF EXISTS BAIE;" calcext:value-type="string">
            <text:p>DROP TABLE IF EXISTS BAIE;</text:p>
          </table:table-cell>
          <table:table-cell/>
          <table:table-cell table:formula="of:=[$Att_ANT.$AB$18]" office:value-type="string" office:string-value="TR_PRO_VOI VARCHAR(20) NOT NULL REFERENCES GRACE.ORGANISME (OR_CODE)," calcext:value-type="string">
            <text:p>TR_PRO_VOI VARCHAR(20) NOT NULL REFERENCES GRACE.ORGANISME (OR_CODE),</text:p>
          </table:table-cell>
          <table:table-cell table:style-name="ce178"/>
          <table:table-cell table:number-columns-repeated="1017"/>
        </table:table-row>
        <table:table-row table:style-name="ro1">
          <table:table-cell table:formula="of:=[$Listes.$M$19]" office:value-type="string" office:string-value="DROP TABLE IF EXISTS L_FIBRE_ETAT;" calcext:value-type="string">
            <text:p>DROP TABLE IF EXISTS L_FIBRE_ETAT;</text:p>
          </table:table-cell>
          <table:table-cell table:formula="of:=[$Listes.$N$19]" office:value-type="string" office:string-value="CREATE TABLE L_FIBRE_ETAT(CODE VARCHAR(2), DESC VARCHAR(254), CONSTRAINT &quot;L_FIBRE_ETAT_PK&quot; PRIMARY KEY (CODE));" calcext:value-type="string">
            <text:p>CREATE TABLE L_FIBRE_ETAT(CODE VARCHAR(2), DESC VARCHAR(254), CONSTRAINT "L_FIBRE_ETAT_PK" PRIMARY KEY (CODE));</text:p>
          </table:table-cell>
          <table:table-cell table:style-name="ce29" table:formula="of:=[$Val_ANT.$M$19]" office:value-type="string" office:string-value="INSERT INTO L_ADRESS_TYPE VALUES ('CLOS', 'CLOS');" calcext:value-type="string">
            <text:p>INSERT INTO L_ADRESS_TYPE VALUES ('CLOS', 'CLOS');</text:p>
          </table:table-cell>
          <table:table-cell table:formula="of:=[$Classes.$K$19]" office:value-type="string" office:string-value="DROP TABLE IF EXISTS TIROIR;" calcext:value-type="string">
            <text:p>DROP TABLE IF EXISTS TIROIR;</text:p>
          </table:table-cell>
          <table:table-cell/>
          <table:table-cell table:formula="of:=[$Att_ANT.$AB$19]" office:value-type="string" office:string-value="TR_DATEGC DATE  ," calcext:value-type="string">
            <text:p>TR_DATEGC DATE <text:s/>,</text:p>
          </table:table-cell>
          <table:table-cell table:style-name="ce176"/>
          <table:table-cell table:number-columns-repeated="1017"/>
        </table:table-row>
        <table:table-row table:style-name="ro1">
          <table:table-cell table:formula="of:=[$Listes.$M$20]" office:value-type="string" office:string-value="DROP TABLE IF EXISTS L_FX_NATURE;" calcext:value-type="string">
            <text:p>DROP TABLE IF EXISTS L_FX_NATURE;</text:p>
          </table:table-cell>
          <table:table-cell table:formula="of:=[$Listes.$N$20]" office:value-type="string" office:string-value="CREATE TABLE L_FX_NATURE(CODE VARCHAR(10), DESC VARCHAR(254), CONSTRAINT &quot;L_FX_NATURE_PK&quot; PRIMARY KEY (CODE));" calcext:value-type="string">
            <text:p>CREATE TABLE L_FX_NATURE(CODE VARCHAR(10), DESC VARCHAR(254), CONSTRAINT "L_FX_NATURE_PK" PRIMARY KEY (CODE));</text:p>
          </table:table-cell>
          <table:table-cell table:style-name="ce29" table:formula="of:=[$Val_ANT.$M$20]" office:value-type="string" office:string-value="INSERT INTO L_ADRESS_TYPE VALUES ('MTE', 'MONTEE');" calcext:value-type="string">
            <text:p>INSERT INTO L_ADRESS_TYPE VALUES ('MTE', 'MONTEE');</text:p>
          </table:table-cell>
          <table:table-cell table:formula="of:=[$Classes.$K$20]" office:value-type="string" office:string-value="DROP TABLE IF EXISTS EQUIPEMENT;" calcext:value-type="string">
            <text:p>DROP TABLE IF EXISTS EQUIPEMENT;</text:p>
          </table:table-cell>
          <table:table-cell/>
          <table:table-cell table:formula="of:=[$Att_ANT.$AB$20]" office:value-type="string" office:string-value="TR_MUT BOOLEAN  ," calcext:value-type="string">
            <text:p>TR_MUT BOOLEAN <text:s/>,</text:p>
          </table:table-cell>
          <table:table-cell table:style-name="ce176"/>
          <table:table-cell table:number-columns-repeated="1017"/>
        </table:table-row>
        <table:table-row table:style-name="ro1">
          <table:table-cell table:formula="of:=[$Listes.$M$21]" office:value-type="string" office:string-value="DROP TABLE IF EXISTS L_FX_TYPE;" calcext:value-type="string">
            <text:p>DROP TABLE IF EXISTS L_FX_TYPE;</text:p>
          </table:table-cell>
          <table:table-cell table:formula="of:=[$Listes.$N$21]" office:value-type="string" office:string-value="CREATE TABLE L_FX_TYPE(CODE VARCHAR(10), DESC VARCHAR(254), CONSTRAINT &quot;L_FX_TYPE_PK&quot; PRIMARY KEY (CODE));" calcext:value-type="string">
            <text:p>CREATE TABLE L_FX_TYPE(CODE VARCHAR(10), DESC VARCHAR(254), CONSTRAINT "L_FX_TYPE_PK" PRIMARY KEY (CODE));</text:p>
          </table:table-cell>
          <table:table-cell table:style-name="ce29" table:formula="of:=[$Val_ANT.$M$21]" office:value-type="string" office:string-value="INSERT INTO L_ADRESS_TYPE VALUES ('HAM', 'HAMEAU');" calcext:value-type="string">
            <text:p>INSERT INTO L_ADRESS_TYPE VALUES ('HAM', 'HAMEAU');</text:p>
          </table:table-cell>
          <table:table-cell table:formula="of:=[$Classes.$K$21]" office:value-type="string" office:string-value="DROP TABLE IF EXISTS SUF;" calcext:value-type="string">
            <text:p>DROP TABLE IF EXISTS SUF;</text:p>
          </table:table-cell>
          <table:table-cell/>
          <table:table-cell table:formula="of:=[$Att_ANT.$AB$21]" office:value-type="string" office:string-value="TR_MUT_ORG VARCHAR(20)  REFERENCES GRACE.ORGANISME (OR_CODE)," calcext:value-type="string">
            <text:p>TR_MUT_ORG VARCHAR(20) <text:s/>REFERENCES GRACE.ORGANISME (OR_CODE),</text:p>
          </table:table-cell>
          <table:table-cell table:style-name="ce178"/>
          <table:table-cell table:number-columns-repeated="1017"/>
        </table:table-row>
        <table:table-row table:style-name="ro1">
          <table:table-cell table:formula="of:=[$Listes.$M$22]" office:value-type="string" office:string-value="DROP TABLE IF EXISTS L_LGAU_TYPE;" calcext:value-type="string">
            <text:p>DROP TABLE IF EXISTS L_LGAU_TYPE;</text:p>
          </table:table-cell>
          <table:table-cell table:formula="of:=[$Listes.$N$22]" office:value-type="string" office:string-value="CREATE TABLE L_LGAU_TYPE(CODE VARCHAR(20), DESC VARCHAR(254), CONSTRAINT &quot;L_LGAU_TYPE_PK&quot; PRIMARY KEY (CODE));" calcext:value-type="string">
            <text:p>CREATE TABLE L_LGAU_TYPE(CODE VARCHAR(20), DESC VARCHAR(254), CONSTRAINT "L_LGAU_TYPE_PK" PRIMARY KEY (CODE));</text:p>
          </table:table-cell>
          <table:table-cell table:style-name="ce29" table:formula="of:=[$Val_ANT.$M$22]" office:value-type="string" office:string-value="INSERT INTO L_ADRESS_TYPE VALUES ('PL', 'PLACE');" calcext:value-type="string">
            <text:p>INSERT INTO L_ADRESS_TYPE VALUES ('PL', 'PLACE');</text:p>
          </table:table-cell>
          <table:table-cell table:formula="of:=[$Classes.$K$22]" office:value-type="string" office:string-value="DROP TABLE IF EXISTS ADRESSE;" calcext:value-type="string">
            <text:p>DROP TABLE IF EXISTS ADRESSE;</text:p>
          </table:table-cell>
          <table:table-cell/>
          <table:table-cell table:formula="of:=[$Att_ANT.$AB$22]" office:value-type="string" office:string-value="TR_MUT_REF VARCHAR(254)  ," calcext:value-type="string">
            <text:p>TR_MUT_REF VARCHAR(254) <text:s/>,</text:p>
          </table:table-cell>
          <table:table-cell table:style-name="ce176"/>
          <table:table-cell table:number-columns-repeated="1017"/>
        </table:table-row>
        <table:table-row table:style-name="ro1">
          <table:table-cell table:formula="of:=[$Listes.$M$23]" office:value-type="string" office:string-value="DROP TABLE IF EXISTS L_MASQUE_FACE;" calcext:value-type="string">
            <text:p>DROP TABLE IF EXISTS L_MASQUE_FACE;</text:p>
          </table:table-cell>
          <table:table-cell table:formula="of:=[$Listes.$N$23]" office:value-type="string" office:string-value="CREATE TABLE L_MASQUE_FACE(CODE VARCHAR(2), DESC VARCHAR(254), CONSTRAINT &quot;L_MASQUE_FACE_PK&quot; PRIMARY KEY (CODE));" calcext:value-type="string">
            <text:p>CREATE TABLE L_MASQUE_FACE(CODE VARCHAR(2), DESC VARCHAR(254), CONSTRAINT "L_MASQUE_FACE_PK" PRIMARY KEY (CODE));</text:p>
          </table:table-cell>
          <table:table-cell table:style-name="ce29" table:formula="of:=[$Val_ANT.$M$23]" office:value-type="string" office:string-value="INSERT INTO L_ADRESS_TYPE VALUES ('TRA', 'TRAVERSEE');" calcext:value-type="string">
            <text:p>INSERT INTO L_ADRESS_TYPE VALUES ('TRA', 'TRAVERSEE');</text:p>
          </table:table-cell>
          <table:table-cell table:formula="of:=[$Classes.$K$23]" office:value-type="string" office:string-value="DROP TABLE IF EXISTS ZONEDESSERTE;" calcext:value-type="string">
            <text:p>DROP TABLE IF EXISTS ZONEDESSERTE;</text:p>
          </table:table-cell>
          <table:table-cell/>
          <table:table-cell table:formula="of:=[$Att_ANT.$AB$23]" office:value-type="string" office:string-value="TR_COMMENT VARCHAR(254)  ," calcext:value-type="string">
            <text:p>TR_COMMENT VARCHAR(254) <text:s/>,</text:p>
          </table:table-cell>
          <table:table-cell table:style-name="ce176"/>
          <table:table-cell table:number-columns-repeated="1017"/>
        </table:table-row>
        <table:table-row table:style-name="ro1">
          <table:table-cell table:formula="of:=[$Listes.$M$24]" office:value-type="string" office:string-value="DROP TABLE IF EXISTS L_NOEUD_TYPE;" calcext:value-type="string">
            <text:p>DROP TABLE IF EXISTS L_NOEUD_TYPE;</text:p>
          </table:table-cell>
          <table:table-cell table:formula="of:=[$Listes.$N$24]" office:value-type="string" office:string-value="CREATE TABLE L_NOEUD_TYPE(CODE VARCHAR(2), DESC VARCHAR(254), CONSTRAINT &quot;L_NOEUD_TYPE_PK&quot; PRIMARY KEY (CODE));" calcext:value-type="string">
            <text:p>CREATE TABLE L_NOEUD_TYPE(CODE VARCHAR(2), DESC VARCHAR(254), CONSTRAINT "L_NOEUD_TYPE_PK" PRIMARY KEY (CODE));</text:p>
          </table:table-cell>
          <table:table-cell table:style-name="ce29" table:formula="of:=[$Val_ANT.$M$24]" office:value-type="string" office:string-value="INSERT INTO L_ADRESS_TYPE VALUES ('PAS', 'PASSAGE');" calcext:value-type="string">
            <text:p>INSERT INTO L_ADRESS_TYPE VALUES ('PAS', 'PASSAGE');</text:p>
          </table:table-cell>
          <table:table-cell table:formula="of:=[$Classes.$K$24]" office:value-type="string" office:string-value="DROP TABLE IF EXISTS SITEEMISSION;" calcext:value-type="string">
            <text:p>DROP TABLE IF EXISTS SITEEMISSION;</text:p>
          </table:table-cell>
          <table:table-cell/>
          <table:table-cell table:formula="of:=[$Att_ANT.$AB$24]" office:value-type="string" office:string-value="TR_STATUT VARCHAR(3)  REFERENCES GRACE.L_STATUT (CODE)," calcext:value-type="string">
            <text:p>TR_STATUT VARCHAR(3) <text:s/>REFERENCES GRACE.L_STATUT (CODE),</text:p>
          </table:table-cell>
          <table:table-cell table:style-name="ce176"/>
          <table:table-cell table:number-columns-repeated="1017"/>
        </table:table-row>
        <table:table-row table:style-name="ro1">
          <table:table-cell table:formula="of:=[$Listes.$M$25]" office:value-type="string" office:string-value="DROP TABLE IF EXISTS L_OCCUPATION_TYPE;" calcext:value-type="string">
            <text:p>DROP TABLE IF EXISTS L_OCCUPATION_TYPE;</text:p>
          </table:table-cell>
          <table:table-cell table:formula="of:=[$Listes.$N$25]" office:value-type="string" office:string-value="CREATE TABLE L_OCCUPATION_TYPE(CODE VARCHAR(10), DESC VARCHAR(254), CONSTRAINT &quot;L_OCCUPATION_TYPE_PK&quot; PRIMARY KEY (CODE));" calcext:value-type="string">
            <text:p>CREATE TABLE L_OCCUPATION_TYPE(CODE VARCHAR(10), DESC VARCHAR(254), CONSTRAINT "L_OCCUPATION_TYPE_PK" PRIMARY KEY (CODE));</text:p>
          </table:table-cell>
          <table:table-cell table:style-name="ce29" table:formula="of:=[$Val_ANT.$M$25]" office:value-type="string" office:string-value="INSERT INTO L_ADRESS_TYPE VALUES ('GAL', 'GALERIE');" calcext:value-type="string">
            <text:p>INSERT INTO L_ADRESS_TYPE VALUES ('GAL', 'GALERIE');</text:p>
          </table:table-cell>
          <table:table-cell table:formula="of:=[$Classes.$K$25]" office:value-type="string" office:string-value="DROP TABLE IF EXISTS ORGANISME;" calcext:value-type="string">
            <text:p>DROP TABLE IF EXISTS ORGANISME;</text:p>
          </table:table-cell>
          <table:table-cell/>
          <table:table-cell table:formula="of:=[$Att_ANT.$AB$25]" office:value-type="string" office:string-value="TR_ETAT VARCHAR(3)  REFERENCES GRACE.L_ETAT_TYPE (CODE)," calcext:value-type="string">
            <text:p>TR_ETAT VARCHAR(3) <text:s/>REFERENCES GRACE.L_ETAT_TYPE (CODE),</text:p>
          </table:table-cell>
          <table:table-cell table:style-name="ce178"/>
          <table:table-cell table:number-columns-repeated="1017"/>
        </table:table-row>
        <table:table-row table:style-name="ro1">
          <table:table-cell table:formula="of:=[$Listes.$M$26]" office:value-type="string" office:string-value="DROP TABLE IF EXISTS L_POSITION_ETAT;" calcext:value-type="string">
            <text:p>DROP TABLE IF EXISTS L_POSITION_ETAT;</text:p>
          </table:table-cell>
          <table:table-cell table:formula="of:=[$Listes.$N$26]" office:value-type="string" office:string-value="CREATE TABLE L_POSITION_ETAT(CODE VARCHAR(2), DESC VARCHAR(254), CONSTRAINT &quot;L_POSITION_ETAT_PK&quot; PRIMARY KEY (CODE));" calcext:value-type="string">
            <text:p>CREATE TABLE L_POSITION_ETAT(CODE VARCHAR(2), DESC VARCHAR(254), CONSTRAINT "L_POSITION_ETAT_PK" PRIMARY KEY (CODE));</text:p>
          </table:table-cell>
          <table:table-cell table:style-name="ce29" table:formula="of:=[$Val_ANT.$M$26]" office:value-type="string" office:string-value="INSERT INTO L_ADRESS_TYPE VALUES ('VIA', 'VIA');" calcext:value-type="string">
            <text:p>INSERT INTO L_ADRESS_TYPE VALUES ('VIA', 'VIA');</text:p>
          </table:table-cell>
          <table:table-cell table:formula="of:=[$Classes.$K$26]" office:value-type="string" office:string-value="DROP TABLE IF EXISTS DOCUMENT;" calcext:value-type="string">
            <text:p>DROP TABLE IF EXISTS DOCUMENT;</text:p>
          </table:table-cell>
          <table:table-cell/>
          <table:table-cell table:formula="of:=[$Att_ANT.$AB$26]" office:value-type="string" office:string-value="TR_AMONT VARCHAR(254)  ," calcext:value-type="string">
            <text:p>TR_AMONT VARCHAR(254) <text:s/>,</text:p>
          </table:table-cell>
          <table:table-cell table:style-name="ce176"/>
          <table:table-cell table:number-columns-repeated="1017"/>
        </table:table-row>
        <table:table-row table:style-name="ro1">
          <table:table-cell table:formula="of:=[$Listes.$M$27]" office:value-type="string" office:string-value="DROP TABLE IF EXISTS L_POSITION_FONCTION;" calcext:value-type="string">
            <text:p>DROP TABLE IF EXISTS L_POSITION_FONCTION;</text:p>
          </table:table-cell>
          <table:table-cell table:formula="of:=[$Listes.$N$27]" office:value-type="string" office:string-value="CREATE TABLE L_POSITION_FONCTION(CODE VARCHAR(3), DESC VARCHAR(254), CONSTRAINT &quot;L_POSITION_FONCTION_PK&quot; PRIMARY KEY (CODE));" calcext:value-type="string">
            <text:p>CREATE TABLE L_POSITION_FONCTION(CODE VARCHAR(3), DESC VARCHAR(254), CONSTRAINT "L_POSITION_FONCTION_PK" PRIMARY KEY (CODE));</text:p>
          </table:table-cell>
          <table:table-cell table:style-name="ce29" table:formula="of:=[$Val_ANT.$M$27]" office:value-type="string" office:string-value="INSERT INTO L_ARTERE_IMPLANTATION_TYPE VALUES ('0', 'AERIEN ORANGE');" calcext:value-type="string">
            <text:p>INSERT INTO L_ARTERE_IMPLANTATION_TYPE VALUES ('0', 'AERIEN ORANGE');</text:p>
          </table:table-cell>
          <table:table-cell table:formula="of:=[$Classes.$K$27]" office:value-type="string" office:string-value="DROP TABLE IF EXISTS QUALGEOREF;" calcext:value-type="string">
            <text:p>DROP TABLE IF EXISTS QUALGEOREF;</text:p>
          </table:table-cell>
          <table:table-cell/>
          <table:table-cell table:formula="of:=[$Att_ANT.$AB$27]" office:value-type="string" office:string-value="TR_AVAL VARCHAR(254)  ," calcext:value-type="string">
            <text:p>TR_AVAL VARCHAR(254) <text:s/>,</text:p>
          </table:table-cell>
          <table:table-cell table:style-name="ce176"/>
          <table:table-cell table:number-columns-repeated="1017"/>
        </table:table-row>
        <table:table-row table:style-name="ro1">
          <table:table-cell table:formula="of:=[$Listes.$M$28]" office:value-type="string" office:string-value="DROP TABLE IF EXISTS L_POSITION_TYPE;" calcext:value-type="string">
            <text:p>DROP TABLE IF EXISTS L_POSITION_TYPE;</text:p>
          </table:table-cell>
          <table:table-cell table:formula="of:=[$Listes.$N$28]" office:value-type="string" office:string-value="CREATE TABLE L_POSITION_TYPE(CODE VARCHAR(10), DESC VARCHAR(254), CONSTRAINT &quot;L_POSITION_TYPE_PK&quot; PRIMARY KEY (CODE));" calcext:value-type="string">
            <text:p>CREATE TABLE L_POSITION_TYPE(CODE VARCHAR(10), DESC VARCHAR(254), CONSTRAINT "L_POSITION_TYPE_PK" PRIMARY KEY (CODE));</text:p>
          </table:table-cell>
          <table:table-cell table:style-name="ce29" table:formula="of:=[$Val_ANT.$M$28]" office:value-type="string" office:string-value="INSERT INTO L_ARTERE_IMPLANTATION_TYPE VALUES ('1', 'AERIEN EDF');" calcext:value-type="string">
            <text:p>INSERT INTO L_ARTERE_IMPLANTATION_TYPE VALUES ('1', 'AERIEN EDF');</text:p>
          </table:table-cell>
          <table:table-cell table:formula="of:=[$Classes.$K$28]" office:value-type="string" office:string-value="DROP TABLE IF EXISTS SERVICE;" calcext:value-type="string">
            <text:p>DROP TABLE IF EXISTS SERVICE;</text:p>
          </table:table-cell>
          <table:table-cell/>
          <table:table-cell table:formula="of:=[$Att_ANT.$AB$28]" office:value-type="string" office:string-value="TR_QLT_GEO VARCHAR(254)  ," calcext:value-type="string">
            <text:p>TR_QLT_GEO VARCHAR(254) <text:s/>,</text:p>
          </table:table-cell>
          <table:table-cell table:style-name="ce176"/>
          <table:table-cell table:number-columns-repeated="1017"/>
        </table:table-row>
        <table:table-row table:style-name="ro1">
          <table:table-cell table:formula="of:=[$Listes.$M$29]" office:value-type="string" office:string-value="DROP TABLE IF EXISTS L_PTECH_TYPE;" calcext:value-type="string">
            <text:p>DROP TABLE IF EXISTS L_PTECH_TYPE;</text:p>
          </table:table-cell>
          <table:table-cell table:formula="of:=[$Listes.$N$29]" office:value-type="string" office:string-value="CREATE TABLE L_PTECH_TYPE(CODE VARCHAR(20), DESC VARCHAR(254), CONSTRAINT &quot;L_PTECH_TYPE_PK&quot; PRIMARY KEY (CODE));" calcext:value-type="string">
            <text:p>CREATE TABLE L_PTECH_TYPE(CODE VARCHAR(20), DESC VARCHAR(254), CONSTRAINT "L_PTECH_TYPE_PK" PRIMARY KEY (CODE));</text:p>
          </table:table-cell>
          <table:table-cell table:style-name="ce29" table:formula="of:=[$Val_ANT.$M$29]" office:value-type="string" office:string-value="INSERT INTO L_ARTERE_IMPLANTATION_TYPE VALUES ('2', 'FACADE');" calcext:value-type="string">
            <text:p>INSERT INTO L_ARTERE_IMPLANTATION_TYPE VALUES ('2', 'FACADE');</text:p>
          </table:table-cell>
          <table:table-cell table:formula="of:=[$Classes.$K$29]" office:value-type="string" office:string-value="DROP TABLE IF EXISTS REFERENCE;" calcext:value-type="string">
            <text:p>DROP TABLE IF EXISTS REFERENCE;</text:p>
          </table:table-cell>
          <table:table-cell/>
          <table:table-cell table:formula="of:=[$Att_ANT.$AB$29]" office:value-type="string" office:string-value="TR_SRC_GEO VARCHAR(254)  ," calcext:value-type="string">
            <text:p>TR_SRC_GEO VARCHAR(254) <text:s/>,</text:p>
          </table:table-cell>
          <table:table-cell table:style-name="ce176"/>
          <table:table-cell table:number-columns-repeated="1017"/>
        </table:table-row>
        <table:table-row table:style-name="ro1">
          <table:table-cell table:formula="of:=[$Listes.$M$30]" office:value-type="string" office:string-value="DROP TABLE IF EXISTS L_PTECH_USAGE_TYPE;" calcext:value-type="string">
            <text:p>DROP TABLE IF EXISTS L_PTECH_USAGE_TYPE;</text:p>
          </table:table-cell>
          <table:table-cell table:formula="of:=[$Listes.$N$30]" office:value-type="string" office:string-value="CREATE TABLE L_PTECH_USAGE_TYPE(CODE VARCHAR(1), DESC VARCHAR(254), CONSTRAINT &quot;L_PTECH_USAGE_TYPE_PK&quot; PRIMARY KEY (CODE));" calcext:value-type="string">
            <text:p>CREATE TABLE L_PTECH_USAGE_TYPE(CODE VARCHAR(1), DESC VARCHAR(254), CONSTRAINT "L_PTECH_USAGE_TYPE_PK" PRIMARY KEY (CODE));</text:p>
          </table:table-cell>
          <table:table-cell table:style-name="ce29" table:formula="of:=[$Val_ANT.$M$30]" office:value-type="string" office:string-value="INSERT INTO L_ARTERE_IMPLANTATION_TYPE VALUES ('3', 'IMMEUBLE');" calcext:value-type="string">
            <text:p>INSERT INTO L_ARTERE_IMPLANTATION_TYPE VALUES ('3', 'IMMEUBLE');</text:p>
          </table:table-cell>
          <table:table-cell table:number-columns-repeated="2"/>
          <table:table-cell table:formula="of:=[$Att_ANT.$AB$30]" office:value-type="string" office:string-value="TR_CREADAT DATE  ," calcext:value-type="string">
            <text:p>TR_CREADAT DATE <text:s/>,</text:p>
          </table:table-cell>
          <table:table-cell table:style-name="ce176"/>
          <table:table-cell table:number-columns-repeated="1017"/>
        </table:table-row>
        <table:table-row table:style-name="ro1">
          <table:table-cell table:formula="of:=[$Listes.$M$31]" office:value-type="string" office:string-value="DROP TABLE IF EXISTS L_QUALITEGEOLOCALISATION;" calcext:value-type="string">
            <text:p>DROP TABLE IF EXISTS L_QUALITEGEOLOCALISATION;</text:p>
          </table:table-cell>
          <table:table-cell table:formula="of:=[$Listes.$N$31]" office:value-type="string" office:string-value="CREATE TABLE L_QUALITEGEOLOCALISATION(CODE VARCHAR(2), DESC VARCHAR(254), CONSTRAINT &quot;L_QUALITEGEOLOCALISATION_PK&quot; PRIMARY KEY (CODE));" calcext:value-type="string">
            <text:p>CREATE TABLE L_QUALITEGEOLOCALISATION(CODE VARCHAR(2), DESC VARCHAR(254), CONSTRAINT "L_QUALITEGEOLOCALISATION_PK" PRIMARY KEY (CODE));</text:p>
          </table:table-cell>
          <table:table-cell table:style-name="ce29" table:formula="of:=[$Val_ANT.$M$31]" office:value-type="string" office:string-value="INSERT INTO L_ARTERE_IMPLANTATION_TYPE VALUES ('4', 'PLEINE TERRE');" calcext:value-type="string">
            <text:p>INSERT INTO L_ARTERE_IMPLANTATION_TYPE VALUES ('4', 'PLEINE TERRE');</text:p>
          </table:table-cell>
          <table:table-cell table:number-columns-repeated="2"/>
          <table:table-cell table:formula="of:=[$Att_ANT.$AB$31]" office:value-type="string" office:string-value="TR_MAJDATE DATE  ," calcext:value-type="string">
            <text:p>TR_MAJDATE DATE <text:s/>,</text:p>
          </table:table-cell>
          <table:table-cell table:style-name="ce176"/>
          <table:table-cell table:number-columns-repeated="1017"/>
        </table:table-row>
        <table:table-row table:style-name="ro1">
          <table:table-cell table:formula="of:=[$Listes.$M$32]" office:value-type="string" office:string-value="DROP TABLE IF EXISTS L_REFERENCE_ETAT;" calcext:value-type="string">
            <text:p>DROP TABLE IF EXISTS L_REFERENCE_ETAT;</text:p>
          </table:table-cell>
          <table:table-cell table:formula="of:=[$Listes.$N$32]" office:value-type="string" office:string-value="CREATE TABLE L_REFERENCE_ETAT(CODE VARCHAR(2), DESC VARCHAR(254), CONSTRAINT &quot;L_REFERENCE_ETAT_PK&quot; PRIMARY KEY (CODE));" calcext:value-type="string">
            <text:p>CREATE TABLE L_REFERENCE_ETAT(CODE VARCHAR(2), DESC VARCHAR(254), CONSTRAINT "L_REFERENCE_ETAT_PK" PRIMARY KEY (CODE));</text:p>
          </table:table-cell>
          <table:table-cell table:style-name="ce29" table:formula="of:=[$Val_ANT.$M$32]" office:value-type="string" office:string-value="INSERT INTO L_ARTERE_IMPLANTATION_TYPE VALUES ('5', 'CANIVEAU');" calcext:value-type="string">
            <text:p>INSERT INTO L_ARTERE_IMPLANTATION_TYPE VALUES ('5', 'CANIVEAU');</text:p>
          </table:table-cell>
          <table:table-cell table:number-columns-repeated="2"/>
          <table:table-cell table:formula="of:=[$Att_ANT.$AB$32]" office:value-type="string" office:string-value="TR_MAJSRC VARCHAR(254)  ," calcext:value-type="string">
            <text:p>TR_MAJSRC VARCHAR(254) <text:s/>,</text:p>
          </table:table-cell>
          <table:table-cell table:style-name="ce176"/>
          <table:table-cell table:number-columns-repeated="1017"/>
        </table:table-row>
        <table:table-row table:style-name="ro1">
          <table:table-cell table:formula="of:=[$Listes.$M$33]" office:value-type="string" office:string-value="DROP TABLE IF EXISTS L_REFERENCE_TYPE;" calcext:value-type="string">
            <text:p>DROP TABLE IF EXISTS L_REFERENCE_TYPE;</text:p>
          </table:table-cell>
          <table:table-cell table:formula="of:=[$Listes.$N$33]" office:value-type="string" office:string-value="CREATE TABLE L_REFERENCE_TYPE(CODE VARCHAR(2), DESC VARCHAR(254), CONSTRAINT &quot;L_REFERENCE_TYPE_PK&quot; PRIMARY KEY (CODE));" calcext:value-type="string">
            <text:p>CREATE TABLE L_REFERENCE_TYPE(CODE VARCHAR(2), DESC VARCHAR(254), CONSTRAINT "L_REFERENCE_TYPE_PK" PRIMARY KEY (CODE));</text:p>
          </table:table-cell>
          <table:table-cell table:style-name="ce29" table:formula="of:=[$Val_ANT.$M$33]" office:value-type="string" office:string-value="INSERT INTO L_ARTERE_IMPLANTATION_TYPE VALUES ('6', 'GALERIE');" calcext:value-type="string">
            <text:p>INSERT INTO L_ARTERE_IMPLANTATION_TYPE VALUES ('6', 'GALERIE');</text:p>
          </table:table-cell>
          <table:table-cell table:number-columns-repeated="2"/>
          <table:table-cell table:formula="of:=[$Att_ANT.$AB$33]" office:value-type="string" office:string-value="TR_ABDDATE DATE  ," calcext:value-type="string">
            <text:p>TR_ABDDATE DATE <text:s/>,</text:p>
          </table:table-cell>
          <table:table-cell table:style-name="ce176"/>
          <table:table-cell table:number-columns-repeated="1017"/>
        </table:table-row>
        <table:table-row table:style-name="ro1">
          <table:table-cell table:formula="of:=[$Listes.$M$34]" office:value-type="string" office:string-value="DROP TABLE IF EXISTS L_SITE_EMISSION_TYPE;" calcext:value-type="string">
            <text:p>DROP TABLE IF EXISTS L_SITE_EMISSION_TYPE;</text:p>
          </table:table-cell>
          <table:table-cell table:formula="of:=[$Listes.$N$34]" office:value-type="string" office:string-value="CREATE TABLE L_SITE_EMISSION_TYPE(CODE VARCHAR(10), DESC VARCHAR(254), CONSTRAINT &quot;L_SITE_EMISSION_TYPE_PK&quot; PRIMARY KEY (CODE));" calcext:value-type="string">
            <text:p>CREATE TABLE L_SITE_EMISSION_TYPE(CODE VARCHAR(10), DESC VARCHAR(254), CONSTRAINT "L_SITE_EMISSION_TYPE_PK" PRIMARY KEY (CODE));</text:p>
          </table:table-cell>
          <table:table-cell table:style-name="ce29" table:formula="of:=[$Val_ANT.$M$34]" office:value-type="string" office:string-value="INSERT INTO L_ARTERE_IMPLANTATION_TYPE VALUES ('7', 'CONDUITE');" calcext:value-type="string">
            <text:p>INSERT INTO L_ARTERE_IMPLANTATION_TYPE VALUES ('7', 'CONDUITE');</text:p>
          </table:table-cell>
          <table:table-cell table:number-columns-repeated="2"/>
          <table:table-cell table:formula="of:=[$Att_ANT.$AB$34]" office:value-type="string" office:string-value="TR_ABDSRC VARCHAR(254)  ," calcext:value-type="string">
            <text:p>TR_ABDSRC VARCHAR(254) <text:s/>,</text:p>
          </table:table-cell>
          <table:table-cell table:style-name="ce176"/>
          <table:table-cell table:number-columns-repeated="1017"/>
        </table:table-row>
        <table:table-row table:style-name="ro1">
          <table:table-cell table:formula="of:=[$Listes.$M$35]" office:value-type="string" office:string-value="DROP TABLE IF EXISTS L_SITE_TYPE;" calcext:value-type="string">
            <text:p>DROP TABLE IF EXISTS L_SITE_TYPE;</text:p>
          </table:table-cell>
          <table:table-cell table:formula="of:=[$Listes.$N$35]" office:value-type="string" office:string-value="CREATE TABLE L_SITE_TYPE(CODE VARCHAR(10), DESC VARCHAR(254), CONSTRAINT &quot;L_SITE_TYPE_PK&quot; PRIMARY KEY (CODE));" calcext:value-type="string">
            <text:p>CREATE TABLE L_SITE_TYPE(CODE VARCHAR(10), DESC VARCHAR(254), CONSTRAINT "L_SITE_TYPE_PK" PRIMARY KEY (CODE));</text:p>
          </table:table-cell>
          <table:table-cell table:style-name="ce29" table:formula="of:=[$Val_ANT.$M$35]" office:value-type="string" office:string-value="INSERT INTO L_ARTERE_IMPLANTATION_TYPE VALUES ('8', 'EGOUT');" calcext:value-type="string">
            <text:p>INSERT INTO L_ARTERE_IMPLANTATION_TYPE VALUES ('8', 'EGOUT');</text:p>
          </table:table-cell>
          <table:table-cell/>
          <table:table-cell table:formula="of:=[$Att_ANT.$AA$35]" office:value-type="string" office:string-value="CONSTRAINT &quot;TRANCHEE_PK&quot; PRIMARY KEY (TR_ID));" calcext:value-type="string">
            <text:p>CONSTRAINT "TRANCHEE_PK" PRIMARY KEY (TR_ID));</text:p>
          </table:table-cell>
          <table:table-cell/>
          <table:table-cell table:style-name="ce176"/>
          <table:table-cell table:number-columns-repeated="1017"/>
        </table:table-row>
        <table:table-row table:style-name="ro1">
          <table:table-cell table:formula="of:=[$Listes.$M$36]" office:value-type="string" office:string-value="DROP TABLE IF EXISTS L_SITE_TYPE_STRUCTUREL;" calcext:value-type="string">
            <text:p>DROP TABLE IF EXISTS L_SITE_TYPE_STRUCTUREL;</text:p>
          </table:table-cell>
          <table:table-cell table:formula="of:=[$Listes.$N$36]" office:value-type="string" office:string-value="CREATE TABLE L_SITE_TYPE_STRUCTUREL(CODE VARCHAR(3), DESC VARCHAR(254), CONSTRAINT &quot;L_SITE_TYPE_STRUCTUREL_PK&quot; PRIMARY KEY (CODE));" calcext:value-type="string">
            <text:p>CREATE TABLE L_SITE_TYPE_STRUCTUREL(CODE VARCHAR(3), DESC VARCHAR(254), CONSTRAINT "L_SITE_TYPE_STRUCTUREL_PK" PRIMARY KEY (CODE));</text:p>
          </table:table-cell>
          <table:table-cell table:style-name="ce29" table:formula="of:=[$Val_ANT.$M$36]" office:value-type="string" office:string-value="INSERT INTO L_ARTERE_NATURE VALUES ('ASS', 'ASSAINISSEMENT');" calcext:value-type="string">
            <text:p>INSERT INTO L_ARTERE_NATURE VALUES ('ASS', 'ASSAINISSEMENT');</text:p>
          </table:table-cell>
          <table:table-cell table:number-columns-repeated="3"/>
          <table:table-cell table:style-name="ce176"/>
          <table:table-cell table:number-columns-repeated="1017"/>
        </table:table-row>
        <table:table-row table:style-name="ro1">
          <table:table-cell table:formula="of:=[$Listes.$M$37]" office:value-type="string" office:string-value="DROP TABLE IF EXISTS L_STATUT;" calcext:value-type="string">
            <text:p>DROP TABLE IF EXISTS L_STATUT;</text:p>
          </table:table-cell>
          <table:table-cell table:formula="of:=[$Listes.$N$37]" office:value-type="string" office:string-value="CREATE TABLE L_STATUT(CODE VARCHAR(3), DESC VARCHAR(254), CONSTRAINT &quot;L_STATUT_PK&quot; PRIMARY KEY (CODE));" calcext:value-type="string">
            <text:p>CREATE TABLE L_STATUT(CODE VARCHAR(3), DESC VARCHAR(254), CONSTRAINT "L_STATUT_PK" PRIMARY KEY (CODE));</text:p>
          </table:table-cell>
          <table:table-cell table:style-name="ce29" table:formula="of:=[$Val_ANT.$M$37]" office:value-type="string" office:string-value="INSERT INTO L_ARTERE_NATURE VALUES ('EAU', 'EAU');" calcext:value-type="string">
            <text:p>INSERT INTO L_ARTERE_NATURE VALUES ('EAU', 'EAU');</text:p>
          </table:table-cell>
          <table:table-cell/>
          <table:table-cell table:formula="of:=[$Att_ANT.$AA$37]" office:value-type="string" office:string-value="CREATE TABLE ARTERE(" calcext:value-type="string">
            <text:p>CREATE TABLE ARTERE(</text:p>
          </table:table-cell>
          <table:table-cell table:formula="of:=[$Att_ANT.$AB$37]" office:value-type="string" office:string-value="AR_ID INTEGER  ," calcext:value-type="string">
            <text:p>AR_ID INTEGER <text:s/>,</text:p>
          </table:table-cell>
          <table:table-cell table:style-name="ce176"/>
          <table:table-cell table:number-columns-repeated="1017"/>
        </table:table-row>
        <table:table-row table:style-name="ro5">
          <table:table-cell table:formula="of:=[$Listes.$M$38]" office:value-type="string" office:string-value="DROP TABLE IF EXISTS L_SUF_TYPE;" calcext:value-type="string">
            <text:p>DROP TABLE IF EXISTS L_SUF_TYPE;</text:p>
          </table:table-cell>
          <table:table-cell table:formula="of:=[$Listes.$N$38]" office:value-type="string" office:string-value="CREATE TABLE L_SUF_TYPE(CODE VARCHAR(1), DESC VARCHAR(254), CONSTRAINT &quot;L_SUF_TYPE_PK&quot; PRIMARY KEY (CODE));" calcext:value-type="string">
            <text:p>CREATE TABLE L_SUF_TYPE(CODE VARCHAR(1), DESC VARCHAR(254), CONSTRAINT "L_SUF_TYPE_PK" PRIMARY KEY (CODE));</text:p>
          </table:table-cell>
          <table:table-cell table:style-name="ce29" table:formula="of:=[$Val_ANT.$M$38]" office:value-type="string" office:string-value="INSERT INTO L_ARTERE_NATURE VALUES ('ELE', 'ELECTRICITÉ');" calcext:value-type="string">
            <text:p>INSERT INTO L_ARTERE_NATURE VALUES ('ELE', 'ELECTRICITÉ');</text:p>
          </table:table-cell>
          <table:table-cell table:number-columns-repeated="2"/>
          <table:table-cell table:formula="of:=[$Att_ANT.$AB$38]" office:value-type="string" office:string-value="GEOM Geometry(Linestring,2154) NOT NULL ," calcext:value-type="string">
            <text:p>GEOM Geometry(Linestring,2154) NOT NULL ,</text:p>
          </table:table-cell>
          <table:table-cell table:style-name="ce177" office:value-type="string" calcext:value-type="string">
            <text:p>SELECT AddGeometryColumn('', 'ARTERE','GEOM',2154,'LINESTRING',2); </text:p>
          </table:table-cell>
          <table:table-cell table:number-columns-repeated="1017"/>
        </table:table-row>
        <table:table-row table:style-name="ro1">
          <table:table-cell table:formula="of:=[$Listes.$M$39]" office:value-type="string" office:string-value="DROP TABLE IF EXISTS L_TECHNOLOGIE_CABLE_TYPE;" calcext:value-type="string">
            <text:p>DROP TABLE IF EXISTS L_TECHNOLOGIE_CABLE_TYPE;</text:p>
          </table:table-cell>
          <table:table-cell table:formula="of:=[$Listes.$N$39]" office:value-type="string" office:string-value="CREATE TABLE L_TECHNOLOGIE_CABLE_TYPE(CODE VARCHAR(2), DESC VARCHAR(254), CONSTRAINT &quot;L_TECHNOLOGIE_CABLE_TYPE_PK&quot; PRIMARY KEY (CODE));" calcext:value-type="string">
            <text:p>CREATE TABLE L_TECHNOLOGIE_CABLE_TYPE(CODE VARCHAR(2), DESC VARCHAR(254), CONSTRAINT "L_TECHNOLOGIE_CABLE_TYPE_PK" PRIMARY KEY (CODE));</text:p>
          </table:table-cell>
          <table:table-cell table:style-name="ce29" table:formula="of:=[$Val_ANT.$M$39]" office:value-type="string" office:string-value="INSERT INTO L_ARTERE_NATURE VALUES ('GAZ', 'GAZ');" calcext:value-type="string">
            <text:p>INSERT INTO L_ARTERE_NATURE VALUES ('GAZ', 'GAZ');</text:p>
          </table:table-cell>
          <table:table-cell table:number-columns-repeated="2"/>
          <table:table-cell table:formula="of:=[$Att_ANT.$AB$39]" office:value-type="string" office:string-value="AR_CODE VARCHAR(254) NOT NULL ," calcext:value-type="string">
            <text:p>AR_CODE VARCHAR(254) NOT NULL ,</text:p>
          </table:table-cell>
          <table:table-cell table:style-name="ce176"/>
          <table:table-cell table:number-columns-repeated="1017"/>
        </table:table-row>
        <table:table-row table:style-name="ro1">
          <table:table-cell table:formula="of:=[$Listes.$M$40]" office:value-type="string" office:string-value="DROP TABLE IF EXISTS L_TECHNOLOGIE_TYPE;" calcext:value-type="string">
            <text:p>DROP TABLE IF EXISTS L_TECHNOLOGIE_TYPE;</text:p>
          </table:table-cell>
          <table:table-cell table:formula="of:=[$Listes.$N$40]" office:value-type="string" office:string-value="CREATE TABLE L_TECHNOLOGIE_TYPE(CODE VARCHAR(10), DESC VARCHAR(254), CONSTRAINT &quot;L_TECHNOLOGIE_TYPE_PK&quot; PRIMARY KEY (CODE));" calcext:value-type="string">
            <text:p>CREATE TABLE L_TECHNOLOGIE_TYPE(CODE VARCHAR(10), DESC VARCHAR(254), CONSTRAINT "L_TECHNOLOGIE_TYPE_PK" PRIMARY KEY (CODE));</text:p>
          </table:table-cell>
          <table:table-cell table:style-name="ce29" table:formula="of:=[$Val_ANT.$M$40]" office:value-type="string" office:string-value="INSERT INTO L_ARTERE_NATURE VALUES ('NC', 'NC');" calcext:value-type="string">
            <text:p>INSERT INTO L_ARTERE_NATURE VALUES ('NC', 'NC');</text:p>
          </table:table-cell>
          <table:table-cell table:number-columns-repeated="2"/>
          <table:table-cell table:formula="of:=[$Att_ANT.$AB$40]" office:value-type="string" office:string-value="AR_CODEEXT VARCHAR(254)  ," calcext:value-type="string">
            <text:p>AR_CODEEXT VARCHAR(254) <text:s/>,</text:p>
          </table:table-cell>
          <table:table-cell table:style-name="ce176"/>
          <table:table-cell table:number-columns-repeated="1017"/>
        </table:table-row>
        <table:table-row table:style-name="ro1">
          <table:table-cell table:formula="of:=[$Listes.$M$41]" office:value-type="string" office:string-value="DROP TABLE IF EXISTS L_TIROIR_TYPE;" calcext:value-type="string">
            <text:p>DROP TABLE IF EXISTS L_TIROIR_TYPE;</text:p>
          </table:table-cell>
          <table:table-cell table:formula="of:=[$Listes.$N$41]" office:value-type="string" office:string-value="CREATE TABLE L_TIROIR_TYPE(CODE VARCHAR(10), DESC VARCHAR(254), CONSTRAINT &quot;L_TIROIR_TYPE_PK&quot; PRIMARY KEY (CODE));" calcext:value-type="string">
            <text:p>CREATE TABLE L_TIROIR_TYPE(CODE VARCHAR(10), DESC VARCHAR(254), CONSTRAINT "L_TIROIR_TYPE_PK" PRIMARY KEY (CODE));</text:p>
          </table:table-cell>
          <table:table-cell table:style-name="ce29" table:formula="of:=[$Val_ANT.$M$41]" office:value-type="string" office:string-value="INSERT INTO L_ARTERE_NATURE VALUES ('TEL', 'TÉLÉCOM');" calcext:value-type="string">
            <text:p>INSERT INTO L_ARTERE_NATURE VALUES ('TEL', 'TÉLÉCOM');</text:p>
          </table:table-cell>
          <table:table-cell table:number-columns-repeated="2"/>
          <table:table-cell table:formula="of:=[$Att_ANT.$AB$41]" office:value-type="string" office:string-value="AR_VOIE VARCHAR(254)  ," calcext:value-type="string">
            <text:p>AR_VOIE VARCHAR(254) <text:s/>,</text:p>
          </table:table-cell>
          <table:table-cell table:style-name="ce176"/>
          <table:table-cell table:number-columns-repeated="1017"/>
        </table:table-row>
        <table:table-row table:style-name="ro1">
          <table:table-cell table:formula="of:=[$Listes.$M$42]" office:value-type="string" office:string-value="DROP TABLE IF EXISTS L_TRANCHEE_IMPLANTATION_TYPE;" calcext:value-type="string">
            <text:p>DROP TABLE IF EXISTS L_TRANCHEE_IMPLANTATION_TYPE;</text:p>
          </table:table-cell>
          <table:table-cell table:formula="of:=[$Listes.$N$42]" office:value-type="string" office:string-value="CREATE TABLE L_TRANCHEE_IMPLANTATION_TYPE(CODE VARCHAR(10), DESC VARCHAR(254), CONSTRAINT &quot;L_TRANCHEE_IMPLANTATION_TYPE_PK&quot; PRIMARY KEY (CODE));" calcext:value-type="string">
            <text:p>CREATE TABLE L_TRANCHEE_IMPLANTATION_TYPE(CODE VARCHAR(10), DESC VARCHAR(254), CONSTRAINT "L_TRANCHEE_IMPLANTATION_TYPE_PK" PRIMARY KEY (CODE));</text:p>
          </table:table-cell>
          <table:table-cell table:style-name="ce29" table:formula="of:=[$Val_ANT.$M$42]" office:value-type="string" office:string-value="INSERT INTO L_ARTERE_TYPE VALUES ('CO', 'COLLECTE');" calcext:value-type="string">
            <text:p>INSERT INTO L_ARTERE_TYPE VALUES ('CO', 'COLLECTE');</text:p>
          </table:table-cell>
          <table:table-cell table:number-columns-repeated="2"/>
          <table:table-cell table:formula="of:=[$Att_ANT.$AB$42]" office:value-type="string" office:string-value="AR_TYP_IMP VARCHAR(2)  REFERENCES GRACE.L_ARTERE_IMPLANTATION_TYPE (CODE)," calcext:value-type="string">
            <text:p>AR_TYP_IMP VARCHAR(2) <text:s/>REFERENCES GRACE.L_ARTERE_IMPLANTATION_TYPE (CODE),</text:p>
          </table:table-cell>
          <table:table-cell table:style-name="ce176"/>
          <table:table-cell table:number-columns-repeated="1017"/>
        </table:table-row>
        <table:table-row table:style-name="ro1">
          <table:table-cell table:formula="of:=[$Listes.$M$43]" office:value-type="string" office:string-value="DROP TABLE IF EXISTS L_TRANCHEE_POSE_TYPE;" calcext:value-type="string">
            <text:p>DROP TABLE IF EXISTS L_TRANCHEE_POSE_TYPE;</text:p>
          </table:table-cell>
          <table:table-cell table:formula="of:=[$Listes.$N$43]" office:value-type="string" office:string-value="CREATE TABLE L_TRANCHEE_POSE_TYPE(CODE VARCHAR(20), DESC VARCHAR(254), CONSTRAINT &quot;L_TRANCHEE_POSE_TYPE_PK&quot; PRIMARY KEY (CODE));" calcext:value-type="string">
            <text:p>CREATE TABLE L_TRANCHEE_POSE_TYPE(CODE VARCHAR(20), DESC VARCHAR(254), CONSTRAINT "L_TRANCHEE_POSE_TYPE_PK" PRIMARY KEY (CODE));</text:p>
          </table:table-cell>
          <table:table-cell table:style-name="ce29" table:formula="of:=[$Val_ANT.$M$43]" office:value-type="string" office:string-value="INSERT INTO L_ARTERE_TYPE VALUES ('TR', 'TRANSPORT');" calcext:value-type="string">
            <text:p>INSERT INTO L_ARTERE_TYPE VALUES ('TR', 'TRANSPORT');</text:p>
          </table:table-cell>
          <table:table-cell table:number-columns-repeated="2"/>
          <table:table-cell table:formula="of:=[$Att_ANT.$AB$43]" office:value-type="string" office:string-value="AR_NATURE VARCHAR(3)  REFERENCES GRACE.L_ARTERE_NATURE (CODE)," calcext:value-type="string">
            <text:p>AR_NATURE VARCHAR(3) <text:s/>REFERENCES GRACE.L_ARTERE_NATURE (CODE),</text:p>
          </table:table-cell>
          <table:table-cell table:style-name="ce176"/>
          <table:table-cell table:number-columns-repeated="1017"/>
        </table:table-row>
        <table:table-row table:style-name="ro1">
          <table:table-cell table:formula="of:=[$Listes.$M$44]" office:value-type="string" office:string-value="DROP TABLE IF EXISTS L_TRANCHEE_TYPE;" calcext:value-type="string">
            <text:p>DROP TABLE IF EXISTS L_TRANCHEE_TYPE;</text:p>
          </table:table-cell>
          <table:table-cell table:formula="of:=[$Listes.$N$44]" office:value-type="string" office:string-value="CREATE TABLE L_TRANCHEE_TYPE(CODE VARCHAR(5), DESC VARCHAR(254), CONSTRAINT &quot;L_TRANCHEE_TYPE_PK&quot; PRIMARY KEY (CODE));" calcext:value-type="string">
            <text:p>CREATE TABLE L_TRANCHEE_TYPE(CODE VARCHAR(5), DESC VARCHAR(254), CONSTRAINT "L_TRANCHEE_TYPE_PK" PRIMARY KEY (CODE));</text:p>
          </table:table-cell>
          <table:table-cell table:style-name="ce29" table:formula="of:=[$Val_ANT.$M$44]" office:value-type="string" office:string-value="INSERT INTO L_ARTERE_TYPE VALUES ('DI', 'DISTRIBUTION');" calcext:value-type="string">
            <text:p>INSERT INTO L_ARTERE_TYPE VALUES ('DI', 'DISTRIBUTION');</text:p>
          </table:table-cell>
          <table:table-cell table:number-columns-repeated="2"/>
          <table:table-cell table:formula="of:=[$Att_ANT.$AB$44]" office:value-type="string" office:string-value="AR_TYP_LGQ VARCHAR(2)  REFERENCES GRACE.L_ARTERE_TYPE (CODE)," calcext:value-type="string">
            <text:p>AR_TYP_LGQ VARCHAR(2) <text:s/>REFERENCES GRACE.L_ARTERE_TYPE (CODE),</text:p>
          </table:table-cell>
          <table:table-cell table:style-name="ce176"/>
          <table:table-cell table:number-columns-repeated="1017"/>
        </table:table-row>
        <table:table-row table:style-name="ro1">
          <table:table-cell table:formula="of:=[$Listes.$M$45]" office:value-type="string" office:string-value="DROP TABLE IF EXISTS L_TUBE;" calcext:value-type="string">
            <text:p>DROP TABLE IF EXISTS L_TUBE;</text:p>
          </table:table-cell>
          <table:table-cell table:formula="of:=[$Listes.$N$45]" office:value-type="string" office:string-value="CREATE TABLE L_TUBE(CODE VARCHAR(5), DESC VARCHAR(254), CONSTRAINT &quot;L_TUBE_PK&quot; PRIMARY KEY (CODE));" calcext:value-type="string">
            <text:p>CREATE TABLE L_TUBE(CODE VARCHAR(5), DESC VARCHAR(254), CONSTRAINT "L_TUBE_PK" PRIMARY KEY (CODE));</text:p>
          </table:table-cell>
          <table:table-cell table:style-name="ce29" table:formula="of:=[$Val_ANT.$M$45]" office:value-type="string" office:string-value="INSERT INTO L_ARTERE_TYPE VALUES ('AD', 'ADDUCTION');" calcext:value-type="string">
            <text:p>INSERT INTO L_ARTERE_TYPE VALUES ('AD', 'ADDUCTION');</text:p>
          </table:table-cell>
          <table:table-cell table:number-columns-repeated="2"/>
          <table:table-cell table:formula="of:=[$Att_ANT.$AB$45]" office:value-type="string" office:string-value="AR_ETAT VARCHAR(254)  REFERENCES GRACE.L_ETAT_TYPE (CODE)," calcext:value-type="string">
            <text:p>AR_ETAT VARCHAR(254) <text:s/>REFERENCES GRACE.L_ETAT_TYPE (CODE),</text:p>
          </table:table-cell>
          <table:table-cell table:style-name="ce176"/>
          <table:table-cell table:number-columns-repeated="1017"/>
        </table:table-row>
        <table:table-row table:style-name="ro1">
          <table:table-cell table:formula="of:=[$Listes.$M$46]" office:value-type="string" office:string-value="DROP TABLE IF EXISTS L_TYPE_BATI;" calcext:value-type="string">
            <text:p>DROP TABLE IF EXISTS L_TYPE_BATI;</text:p>
          </table:table-cell>
          <table:table-cell table:formula="of:=[$Listes.$N$46]" office:value-type="string" office:string-value="CREATE TABLE L_TYPE_BATI(CODE VARCHAR(1), DESC VARCHAR(254), CONSTRAINT &quot;L_TYPE_BATI_PK&quot; PRIMARY KEY (CODE));" calcext:value-type="string">
            <text:p>CREATE TABLE L_TYPE_BATI(CODE VARCHAR(1), DESC VARCHAR(254), CONSTRAINT "L_TYPE_BATI_PK" PRIMARY KEY (CODE));</text:p>
          </table:table-cell>
          <table:table-cell table:style-name="ce29" table:formula="of:=[$Val_ANT.$M$46]" office:value-type="string" office:string-value="INSERT INTO L_ARTERE_TYPE VALUES ('BM', 'BOUCLE METROPOLITAINE');" calcext:value-type="string">
            <text:p>INSERT INTO L_ARTERE_TYPE VALUES ('BM', 'BOUCLE METROPOLITAINE');</text:p>
          </table:table-cell>
          <table:table-cell table:number-columns-repeated="2"/>
          <table:table-cell table:formula="of:=[$Att_ANT.$AB$46]" office:value-type="string" office:string-value="AR_LONG NUMERIC(8,2)  ," calcext:value-type="string">
            <text:p>AR_LONG NUMERIC(8,2) <text:s/>,</text:p>
          </table:table-cell>
          <table:table-cell table:style-name="ce176"/>
          <table:table-cell table:number-columns-repeated="1017"/>
        </table:table-row>
        <table:table-row table:style-name="ro1">
          <table:table-cell table:formula="of:=[$Listes.$M$47]" office:value-type="string" office:string-value="DROP TABLE IF EXISTS L_ZD_TYPE;" calcext:value-type="string">
            <text:p>DROP TABLE IF EXISTS L_ZD_TYPE;</text:p>
          </table:table-cell>
          <table:table-cell table:formula="of:=[$Listes.$N$47]" office:value-type="string" office:string-value="CREATE TABLE L_ZD_TYPE(CODE VARCHAR(10), DESC VARCHAR(254), CONSTRAINT &quot;L_ZD_TYPE_PK&quot; PRIMARY KEY (CODE));" calcext:value-type="string">
            <text:p>CREATE TABLE L_ZD_TYPE(CODE VARCHAR(10), DESC VARCHAR(254), CONSTRAINT "L_ZD_TYPE_PK" PRIMARY KEY (CODE));</text:p>
          </table:table-cell>
          <table:table-cell table:style-name="ce29" table:formula="of:=[$Val_ANT.$M$47]" office:value-type="string" office:string-value="INSERT INTO L_ARTERE_TYPE VALUES ('LH', 'LONGUE DISTANCE (LONG HAUL)');" calcext:value-type="string">
            <text:p>INSERT INTO L_ARTERE_TYPE VALUES ('LH', 'LONGUE DISTANCE (LONG HAUL)');</text:p>
          </table:table-cell>
          <table:table-cell table:number-columns-repeated="2"/>
          <table:table-cell table:formula="of:=[$Att_ANT.$AB$47]" office:value-type="string" office:string-value="AR_LGREEL NUMERIC(8,2)  ," calcext:value-type="string">
            <text:p>AR_LGREEL NUMERIC(8,2) <text:s/>,</text:p>
          </table:table-cell>
          <table:table-cell table:style-name="ce176"/>
          <table:table-cell table:number-columns-repeated="1017"/>
        </table:table-row>
        <table:table-row table:style-name="ro1">
          <table:table-cell table:number-columns-repeated="2"/>
          <table:table-cell table:style-name="ce29" table:formula="of:=[$Val_ANT.$M$48]" office:value-type="string" office:string-value="INSERT INTO L_BAIE_TYPE VALUES ('BAIE', 'BAIE');" calcext:value-type="string">
            <text:p>INSERT INTO L_BAIE_TYPE VALUES ('BAIE', 'BAIE');</text:p>
          </table:table-cell>
          <table:table-cell table:number-columns-repeated="2"/>
          <table:table-cell table:formula="of:=[$Att_ANT.$AB$48]" office:value-type="string" office:string-value="AR_NBFOUR INTEGER  ," calcext:value-type="string">
            <text:p>AR_NBFOUR INTEGER <text:s/>,</text:p>
          </table:table-cell>
          <table:table-cell table:style-name="ce176"/>
          <table:table-cell table:number-columns-repeated="1017"/>
        </table:table-row>
        <table:table-row table:style-name="ro1">
          <table:table-cell table:number-columns-repeated="2"/>
          <table:table-cell table:style-name="ce29" table:formula="of:=[$Val_ANT.$M$49]" office:value-type="string" office:string-value="INSERT INTO L_BAIE_TYPE VALUES ('FERME', 'FERME');" calcext:value-type="string">
            <text:p>INSERT INTO L_BAIE_TYPE VALUES ('FERME', 'FERME');</text:p>
          </table:table-cell>
          <table:table-cell table:number-columns-repeated="2"/>
          <table:table-cell table:formula="of:=[$Att_ANT.$AB$49]" office:value-type="string" office:string-value="AR_NBDISPO INTEGER  ," calcext:value-type="string">
            <text:p>AR_NBDISPO INTEGER <text:s/>,</text:p>
          </table:table-cell>
          <table:table-cell table:style-name="ce176"/>
          <table:table-cell table:number-columns-repeated="1017"/>
        </table:table-row>
        <table:table-row table:style-name="ro1">
          <table:table-cell table:number-columns-repeated="2"/>
          <table:table-cell table:style-name="ce29" table:formula="of:=[$Val_ANT.$M$50]" office:value-type="string" office:string-value="INSERT INTO L_BP_LOCALISATION VALUES ('SITE', 'SITE');" calcext:value-type="string">
            <text:p>INSERT INTO L_BP_LOCALISATION VALUES ('SITE', 'SITE');</text:p>
          </table:table-cell>
          <table:table-cell table:number-columns-repeated="2"/>
          <table:table-cell table:formula="of:=[$Att_ANT.$AB$50]" office:value-type="string" office:string-value="AR_NOEUD_A VARCHAR(254)  ," calcext:value-type="string">
            <text:p>AR_NOEUD_A VARCHAR(254) <text:s/>,</text:p>
          </table:table-cell>
          <table:table-cell table:style-name="ce176"/>
          <table:table-cell table:number-columns-repeated="1017"/>
        </table:table-row>
        <table:table-row table:style-name="ro1">
          <table:table-cell table:number-columns-repeated="2"/>
          <table:table-cell table:style-name="ce29" table:formula="of:=[$Val_ANT.$M$51]" office:value-type="string" office:string-value="INSERT INTO L_BP_LOCALISATION VALUES ('AERIEN', 'AUTRE AERIEN');" calcext:value-type="string">
            <text:p>INSERT INTO L_BP_LOCALISATION VALUES ('AERIEN', 'AUTRE AERIEN');</text:p>
          </table:table-cell>
          <table:table-cell table:number-columns-repeated="2"/>
          <table:table-cell table:formula="of:=[$Att_ANT.$AB$51]" office:value-type="string" office:string-value="AR_NOEUD_B VARCHAR(254)  ," calcext:value-type="string">
            <text:p>AR_NOEUD_B VARCHAR(254) <text:s/>,</text:p>
          </table:table-cell>
          <table:table-cell table:style-name="ce176"/>
          <table:table-cell table:number-columns-repeated="1017"/>
        </table:table-row>
        <table:table-row table:style-name="ro1">
          <table:table-cell table:number-columns-repeated="2"/>
          <table:table-cell table:style-name="ce29" table:formula="of:=[$Val_ANT.$M$52]" office:value-type="string" office:string-value="INSERT INTO L_BP_LOCALISATION VALUES ('CHAMBRE', 'CHAMBRE');" calcext:value-type="string">
            <text:p>INSERT INTO L_BP_LOCALISATION VALUES ('CHAMBRE', 'CHAMBRE');</text:p>
          </table:table-cell>
          <table:table-cell table:number-columns-repeated="2"/>
          <table:table-cell table:formula="of:=[$Att_ANT.$AB$52]" office:value-type="string" office:string-value="AR_COMMENT VARCHAR(254)  ," calcext:value-type="string">
            <text:p>AR_COMMENT VARCHAR(254) <text:s/>,</text:p>
          </table:table-cell>
          <table:table-cell table:style-name="ce176"/>
          <table:table-cell table:number-columns-repeated="1017"/>
        </table:table-row>
        <table:table-row table:style-name="ro1">
          <table:table-cell table:number-columns-repeated="2"/>
          <table:table-cell table:style-name="ce29" table:formula="of:=[$Val_ANT.$M$53]" office:value-type="string" office:string-value="INSERT INTO L_BP_RACCO VALUES ('CLI001', '');" calcext:value-type="string">
            <text:p>INSERT INTO L_BP_RACCO VALUES ('CLI001', '');</text:p>
          </table:table-cell>
          <table:table-cell table:number-columns-repeated="2"/>
          <table:table-cell table:formula="of:=[$Att_ANT.$AB$53]" office:value-type="string" office:string-value="AR_STATUT VARCHAR(254)  REFERENCES GRACE.L_STATUT (CODE)," calcext:value-type="string">
            <text:p>AR_STATUT VARCHAR(254) <text:s/>REFERENCES GRACE.L_STATUT (CODE),</text:p>
          </table:table-cell>
          <table:table-cell table:style-name="ce176"/>
          <table:table-cell table:number-columns-repeated="1017"/>
        </table:table-row>
        <table:table-row table:style-name="ro1">
          <table:table-cell table:number-columns-repeated="2"/>
          <table:table-cell table:style-name="ce29" table:formula="of:=[$Val_ANT.$M$54]" office:value-type="string" office:string-value="INSERT INTO L_BP_RACCO VALUES ('CLI002', 'CLIENT INJOIGNABLE IMPOSSIBLE DE PRENDRE RDV');" calcext:value-type="string">
            <text:p>INSERT INTO L_BP_RACCO VALUES ('CLI002', 'CLIENT INJOIGNABLE IMPOSSIBLE DE PRENDRE RDV');</text:p>
          </table:table-cell>
          <table:table-cell table:number-columns-repeated="2"/>
          <table:table-cell table:formula="of:=[$Att_ANT.$AB$54]" office:value-type="string" office:string-value="AR_AVANCMT VARCHAR(254)  ," calcext:value-type="string">
            <text:p>AR_AVANCMT VARCHAR(254) <text:s/>,</text:p>
          </table:table-cell>
          <table:table-cell table:style-name="ce176"/>
          <table:table-cell table:number-columns-repeated="1017"/>
        </table:table-row>
        <table:table-row table:style-name="ro1">
          <table:table-cell table:number-columns-repeated="2"/>
          <table:table-cell table:style-name="ce29" table:formula="of:=[$Val_ANT.$M$55]" office:value-type="string" office:string-value="INSERT INTO L_BP_RACCO VALUES ('CLI003', '');" calcext:value-type="string">
            <text:p>INSERT INTO L_BP_RACCO VALUES ('CLI003', '');</text:p>
          </table:table-cell>
          <table:table-cell table:number-columns-repeated="2"/>
          <table:table-cell table:formula="of:=[$Att_ANT.$AB$55]" office:value-type="string" office:string-value="AR_DATEMS Date  ," calcext:value-type="string">
            <text:p>AR_DATEMS Date <text:s/>,</text:p>
          </table:table-cell>
          <table:table-cell table:style-name="ce176"/>
          <table:table-cell table:number-columns-repeated="1017"/>
        </table:table-row>
        <table:table-row table:style-name="ro1">
          <table:table-cell table:number-columns-repeated="2"/>
          <table:table-cell table:style-name="ce29" table:formula="of:=[$Val_ANT.$M$56]" office:value-type="string" office:string-value="INSERT INTO L_BP_RACCO VALUES ('CLI004', '');" calcext:value-type="string">
            <text:p>INSERT INTO L_BP_RACCO VALUES ('CLI004', '');</text:p>
          </table:table-cell>
          <table:table-cell table:number-columns-repeated="2"/>
          <table:table-cell table:formula="of:=[$Att_ANT.$AB$56]" office:value-type="string" office:string-value="AR_QLT_GEO VARCHAR(254)  ," calcext:value-type="string">
            <text:p>AR_QLT_GEO VARCHAR(254) <text:s/>,</text:p>
          </table:table-cell>
          <table:table-cell table:style-name="ce176"/>
          <table:table-cell table:number-columns-repeated="1017"/>
        </table:table-row>
        <table:table-row table:style-name="ro1">
          <table:table-cell table:number-columns-repeated="2"/>
          <table:table-cell table:style-name="ce29" table:formula="of:=[$Val_ANT.$M$57]" office:value-type="string" office:string-value="INSERT INTO L_BP_RACCO VALUES ('CLI005', 'CLIENT REFUS CLIENT');" calcext:value-type="string">
            <text:p>INSERT INTO L_BP_RACCO VALUES ('CLI005', 'CLIENT REFUS CLIENT');</text:p>
          </table:table-cell>
          <table:table-cell table:number-columns-repeated="2"/>
          <table:table-cell table:formula="of:=[$Att_ANT.$AB$57]" office:value-type="string" office:string-value="AR_SRC_GEO VARCHAR(254)  ," calcext:value-type="string">
            <text:p>AR_SRC_GEO VARCHAR(254) <text:s/>,</text:p>
          </table:table-cell>
          <table:table-cell table:style-name="ce176"/>
          <table:table-cell table:number-columns-repeated="1017"/>
        </table:table-row>
        <table:table-row table:style-name="ro1">
          <table:table-cell table:number-columns-repeated="2"/>
          <table:table-cell table:style-name="ce29" table:formula="of:=[$Val_ANT.$M$58]" office:value-type="string" office:string-value="INSERT INTO L_BP_RACCO VALUES ('CLI006', 'CLIENT REFUS GESTIONNAIRE D IMMEUBLES');" calcext:value-type="string">
            <text:p>INSERT INTO L_BP_RACCO VALUES ('CLI006', 'CLIENT REFUS GESTIONNAIRE D IMMEUBLES');</text:p>
          </table:table-cell>
          <table:table-cell table:number-columns-repeated="2"/>
          <table:table-cell table:formula="of:=[$Att_ANT.$AB$58]" office:value-type="string" office:string-value="AR_CREADAT DATE  ," calcext:value-type="string">
            <text:p>AR_CREADAT DATE <text:s/>,</text:p>
          </table:table-cell>
          <table:table-cell table:style-name="ce176"/>
          <table:table-cell table:number-columns-repeated="1017"/>
        </table:table-row>
        <table:table-row table:style-name="ro1">
          <table:table-cell table:number-columns-repeated="2"/>
          <table:table-cell table:style-name="ce29" table:formula="of:=[$Val_ANT.$M$59]" office:value-type="string" office:string-value="INSERT INTO L_BP_RACCO VALUES ('CLI007', 'CLIENT ABSENCE CLIENT LORS DE L INTERVENTION');" calcext:value-type="string">
            <text:p>INSERT INTO L_BP_RACCO VALUES ('CLI007', 'CLIENT ABSENCE CLIENT LORS DE L INTERVENTION');</text:p>
          </table:table-cell>
          <table:table-cell table:number-columns-repeated="2"/>
          <table:table-cell table:formula="of:=[$Att_ANT.$AB$59]" office:value-type="string" office:string-value="AR_MAJDATE DATE  ," calcext:value-type="string">
            <text:p>AR_MAJDATE DATE <text:s/>,</text:p>
          </table:table-cell>
          <table:table-cell table:style-name="ce176"/>
          <table:table-cell table:number-columns-repeated="1017"/>
        </table:table-row>
        <table:table-row table:style-name="ro1">
          <table:table-cell table:number-columns-repeated="2"/>
          <table:table-cell table:style-name="ce29" table:formula="of:=[$Val_ANT.$M$60]" office:value-type="string" office:string-value="INSERT INTO L_BP_RACCO VALUES ('ADR001', '');" calcext:value-type="string">
            <text:p>INSERT INTO L_BP_RACCO VALUES ('ADR001', '');</text:p>
          </table:table-cell>
          <table:table-cell table:number-columns-repeated="2"/>
          <table:table-cell table:formula="of:=[$Att_ANT.$AB$60]" office:value-type="string" office:string-value="AR_MAJSRC VARCHAR(254)  ," calcext:value-type="string">
            <text:p>AR_MAJSRC VARCHAR(254) <text:s/>,</text:p>
          </table:table-cell>
          <table:table-cell table:style-name="ce176"/>
          <table:table-cell table:number-columns-repeated="1017"/>
        </table:table-row>
        <table:table-row table:style-name="ro1">
          <table:table-cell table:number-columns-repeated="2"/>
          <table:table-cell table:style-name="ce29" table:formula="of:=[$Val_ANT.$M$61]" office:value-type="string" office:string-value="INSERT INTO L_BP_RACCO VALUES ('ADR002', '');" calcext:value-type="string">
            <text:p>INSERT INTO L_BP_RACCO VALUES ('ADR002', '');</text:p>
          </table:table-cell>
          <table:table-cell table:number-columns-repeated="2"/>
          <table:table-cell table:formula="of:=[$Att_ANT.$AB$61]" office:value-type="string" office:string-value="AR_ABDDATE DATE  ," calcext:value-type="string">
            <text:p>AR_ABDDATE DATE <text:s/>,</text:p>
          </table:table-cell>
          <table:table-cell table:style-name="ce176"/>
          <table:table-cell table:number-columns-repeated="1017"/>
        </table:table-row>
        <table:table-row table:style-name="ro1">
          <table:table-cell table:number-columns-repeated="2"/>
          <table:table-cell table:style-name="ce29" table:formula="of:=[$Val_ANT.$M$62]" office:value-type="string" office:string-value="INSERT INTO L_BP_RACCO VALUES ('ADR003', '');" calcext:value-type="string">
            <text:p>INSERT INTO L_BP_RACCO VALUES ('ADR003', '');</text:p>
          </table:table-cell>
          <table:table-cell table:number-columns-repeated="2"/>
          <table:table-cell table:formula="of:=[$Att_ANT.$AB$62]" office:value-type="string" office:string-value="AR_ABDSRC VARCHAR(254)  ," calcext:value-type="string">
            <text:p>AR_ABDSRC VARCHAR(254) <text:s/>,</text:p>
          </table:table-cell>
          <table:table-cell table:style-name="ce176"/>
          <table:table-cell table:number-columns-repeated="1017"/>
        </table:table-row>
        <table:table-row table:style-name="ro1">
          <table:table-cell table:number-columns-repeated="2"/>
          <table:table-cell table:style-name="ce29" table:formula="of:=[$Val_ANT.$M$63]" office:value-type="string" office:string-value="INSERT INTO L_BP_RACCO VALUES ('ADR004', '');" calcext:value-type="string">
            <text:p>INSERT INTO L_BP_RACCO VALUES ('ADR004', '');</text:p>
          </table:table-cell>
          <table:table-cell/>
          <table:table-cell table:formula="of:=[$Att_ANT.$AA$63]" office:value-type="string" office:string-value="CONSTRAINT &quot;ARTERE_PK&quot; PRIMARY KEY (AR_ID));" calcext:value-type="string">
            <text:p>CONSTRAINT "ARTERE_PK" PRIMARY KEY (AR_ID));</text:p>
          </table:table-cell>
          <table:table-cell/>
          <table:table-cell table:style-name="ce176"/>
          <table:table-cell table:number-columns-repeated="1017"/>
        </table:table-row>
        <table:table-row table:style-name="ro1">
          <table:table-cell table:number-columns-repeated="2"/>
          <table:table-cell table:style-name="ce29" table:formula="of:=[$Val_ANT.$M$64]" office:value-type="string" office:string-value="INSERT INTO L_BP_RACCO VALUES ('ADR005', '');" calcext:value-type="string">
            <text:p>INSERT INTO L_BP_RACCO VALUES ('ADR005', '');</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65]" office:value-type="string" office:string-value="INSERT INTO L_BP_RACCO VALUES ('ADR006', '');" calcext:value-type="string">
            <text:p>INSERT INTO L_BP_RACCO VALUES ('ADR006', '');</text:p>
          </table:table-cell>
          <table:table-cell/>
          <table:table-cell table:formula="of:=[$Att_ANT.$AA$65]" office:value-type="string" office:string-value="CREATE TABLE FOURREAU(" calcext:value-type="string">
            <text:p>CREATE TABLE FOURREAU(</text:p>
          </table:table-cell>
          <table:table-cell table:formula="of:=[$Att_ANT.$AB$65]" office:value-type="string" office:string-value="FX_ID INTEGER  ," calcext:value-type="string">
            <text:p>FX_ID INTEGER <text:s/>,</text:p>
          </table:table-cell>
          <table:table-cell table:style-name="ce176"/>
          <table:table-cell table:number-columns-repeated="1017"/>
        </table:table-row>
        <table:table-row table:style-name="ro1">
          <table:table-cell table:number-columns-repeated="2"/>
          <table:table-cell table:style-name="ce29" table:formula="of:=[$Val_ANT.$M$66]" office:value-type="string" office:string-value="INSERT INTO L_BP_RACCO VALUES ('IMP001', '');" calcext:value-type="string">
            <text:p>INSERT INTO L_BP_RACCO VALUES ('IMP001', '');</text:p>
          </table:table-cell>
          <table:table-cell table:number-columns-repeated="2"/>
          <table:table-cell table:formula="of:=[$Att_ANT.$AB$66]" office:value-type="string" office:string-value="FX_CODE VARCHAR(254) NOT NULL ," calcext:value-type="string">
            <text:p>FX_CODE VARCHAR(254) NOT NULL ,</text:p>
          </table:table-cell>
          <table:table-cell table:style-name="ce176"/>
          <table:table-cell table:number-columns-repeated="1017"/>
        </table:table-row>
        <table:table-row table:style-name="ro1">
          <table:table-cell table:number-columns-repeated="2"/>
          <table:table-cell table:style-name="ce29" table:formula="of:=[$Val_ANT.$M$67]" office:value-type="string" office:string-value="INSERT INTO L_BP_RACCO VALUES ('IMP002', 'PB OU PM SATURE');" calcext:value-type="string">
            <text:p>INSERT INTO L_BP_RACCO VALUES ('IMP002', 'PB OU PM SATURE');</text:p>
          </table:table-cell>
          <table:table-cell table:number-columns-repeated="2"/>
          <table:table-cell table:formula="of:=[$Att_ANT.$AB$67]" office:value-type="string" office:string-value="FX_CODEEXT Varchar(254)  ," calcext:value-type="string">
            <text:p>FX_CODEEXT Varchar(254) <text:s/>,</text:p>
          </table:table-cell>
          <table:table-cell table:style-name="ce176"/>
          <table:table-cell table:number-columns-repeated="1017"/>
        </table:table-row>
        <table:table-row table:style-name="ro1">
          <table:table-cell table:number-columns-repeated="2"/>
          <table:table-cell table:style-name="ce29" table:formula="of:=[$Val_ANT.$M$68]" office:value-type="string" office:string-value="INSERT INTO L_BP_RACCO VALUES ('IMP003', '');" calcext:value-type="string">
            <text:p>INSERT INTO L_BP_RACCO VALUES ('IMP003', '');</text:p>
          </table:table-cell>
          <table:table-cell table:number-columns-repeated="2"/>
          <table:table-cell table:formula="of:=[$Att_ANT.$AB$68]" office:value-type="string" office:string-value="FX_ETIQUET VARCHAR(254)  ," calcext:value-type="string">
            <text:p>FX_ETIQUET VARCHAR(254) <text:s/>,</text:p>
          </table:table-cell>
          <table:table-cell table:style-name="ce176"/>
          <table:table-cell table:number-columns-repeated="1017"/>
        </table:table-row>
        <table:table-row table:style-name="ro3">
          <table:table-cell table:number-columns-repeated="2"/>
          <table:table-cell table:style-name="ce29" table:formula="of:=[$Val_ANT.$M$69]" office:value-type="string" office:string-value="INSERT INTO L_BP_RACCO VALUES ('IMP004', 'COMMANDE IMPOSSIBLE :  IDENTIFIANT INTERNE OC INCONNUE');" calcext:value-type="string">
            <text:p>INSERT INTO L_BP_RACCO VALUES ('IMP004', 'COMMANDE IMPOSSIBLE : <text:s/>IDENTIFIANT INTERNE OC INCONNUE');</text:p>
          </table:table-cell>
          <table:table-cell table:number-columns-repeated="2"/>
          <table:table-cell table:formula="of:=[$Att_ANT.$AB$69]" office:value-type="string" office:string-value="FX_AR_CODE VARCHAR(254) NOT NULL ," calcext:value-type="string">
            <text:p>FX_AR_CODE VARCHAR(254) NOT NULL ,</text:p>
          </table:table-cell>
          <table:table-cell table:style-name="ce176"/>
          <table:table-cell table:number-columns-repeated="1017"/>
        </table:table-row>
        <table:table-row table:style-name="ro1">
          <table:table-cell table:number-columns-repeated="2"/>
          <table:table-cell table:style-name="ce29" table:formula="of:=[$Val_ANT.$M$70]" office:value-type="string" office:string-value="INSERT INTO L_BP_RACCO VALUES ('IMP005', 'FORMAT ERRONE');" calcext:value-type="string">
            <text:p>INSERT INTO L_BP_RACCO VALUES ('IMP005', 'FORMAT ERRONE');</text:p>
          </table:table-cell>
          <table:table-cell table:number-columns-repeated="2"/>
          <table:table-cell table:formula="of:=[$Att_ANT.$AB$70]" office:value-type="string" office:string-value="FX_TYPE VARCHAR(254) NOT NULL REFERENCES GRACE.L_FX_TYPE (CODE)," calcext:value-type="string">
            <text:p>FX_TYPE VARCHAR(254) NOT NULL REFERENCES GRACE.L_FX_TYPE (CODE),</text:p>
          </table:table-cell>
          <table:table-cell table:style-name="ce176"/>
          <table:table-cell table:number-columns-repeated="1017"/>
        </table:table-row>
        <table:table-row table:style-name="ro1">
          <table:table-cell table:number-columns-repeated="2"/>
          <table:table-cell table:style-name="ce29" table:formula="of:=[$Val_ANT.$M$71]" office:value-type="string" office:string-value="INSERT INTO L_BP_RACCO VALUES ('IMP006', 'CHAMPS OBLIGATOIRES MANQUANTS');" calcext:value-type="string">
            <text:p>INSERT INTO L_BP_RACCO VALUES ('IMP006', 'CHAMPS OBLIGATOIRES MANQUANTS');</text:p>
          </table:table-cell>
          <table:table-cell table:number-columns-repeated="2"/>
          <table:table-cell table:formula="of:=[$Att_ANT.$AB$71]" office:value-type="string" office:string-value="FX_ETAT VARCHAR(254) NOT NULL REFERENCES GRACE.L_ETAT_TYPE (CODE)," calcext:value-type="string">
            <text:p>FX_ETAT VARCHAR(254) NOT NULL REFERENCES GRACE.L_ETAT_TYPE (CODE),</text:p>
          </table:table-cell>
          <table:table-cell table:style-name="ce176"/>
          <table:table-cell table:number-columns-repeated="1017"/>
        </table:table-row>
        <table:table-row table:style-name="ro1">
          <table:table-cell table:number-columns-repeated="2"/>
          <table:table-cell table:style-name="ce29" table:formula="of:=[$Val_ANT.$M$72]" office:value-type="string" office:string-value="INSERT INTO L_BP_RACCO VALUES ('INTER001', 'HL OI : HOTLINE OI INJOIGNABLE');" calcext:value-type="string">
            <text:p>INSERT INTO L_BP_RACCO VALUES ('INTER001', 'HL OI : HOTLINE OI INJOIGNABLE');</text:p>
          </table:table-cell>
          <table:table-cell table:number-columns-repeated="2"/>
          <table:table-cell table:formula="of:=[$Att_ANT.$AB$72]" office:value-type="string" office:string-value="FX_NUMSERI VARCHAR(254)  ," calcext:value-type="string">
            <text:p>FX_NUMSERI VARCHAR(254) <text:s/>,</text:p>
          </table:table-cell>
          <table:table-cell table:style-name="ce176"/>
          <table:table-cell table:number-columns-repeated="1017"/>
        </table:table-row>
        <table:table-row table:style-name="ro1">
          <table:table-cell table:number-columns-repeated="2"/>
          <table:table-cell table:style-name="ce29" table:formula="of:=[$Val_ANT.$M$73]" office:value-type="string" office:string-value="INSERT INTO L_BP_RACCO VALUES ('INTER002', 'ABSENCE DE CONTINUITE OPTIQUE');" calcext:value-type="string">
            <text:p>INSERT INTO L_BP_RACCO VALUES ('INTER002', 'ABSENCE DE CONTINUITE OPTIQUE');</text:p>
          </table:table-cell>
          <table:table-cell table:number-columns-repeated="2"/>
          <table:table-cell table:formula="of:=[$Att_ANT.$AB$73]" office:value-type="string" office:string-value="FX_DIA_INT INTEGER NOT NULL ," calcext:value-type="string">
            <text:p>FX_DIA_INT INTEGER NOT NULL ,</text:p>
          </table:table-cell>
          <table:table-cell table:style-name="ce176"/>
          <table:table-cell table:number-columns-repeated="1017"/>
        </table:table-row>
        <table:table-row table:style-name="ro1">
          <table:table-cell table:number-columns-repeated="2"/>
          <table:table-cell table:style-name="ce29" table:formula="of:=[$Val_ANT.$M$74]" office:value-type="string" office:string-value="INSERT INTO L_BP_RACCO VALUES ('INTER003', 'AFFAIBLISSEMENT TROP IMPORTANT');" calcext:value-type="string">
            <text:p>INSERT INTO L_BP_RACCO VALUES ('INTER003', 'AFFAIBLISSEMENT TROP IMPORTANT');</text:p>
          </table:table-cell>
          <table:table-cell table:number-columns-repeated="2"/>
          <table:table-cell table:formula="of:=[$Att_ANT.$AB$74]" office:value-type="string" office:string-value="FX_DIA_EXT INTEGER NOT NULL ," calcext:value-type="string">
            <text:p>FX_DIA_EXT INTEGER NOT NULL ,</text:p>
          </table:table-cell>
          <table:table-cell table:style-name="ce176"/>
          <table:table-cell table:number-columns-repeated="1017"/>
        </table:table-row>
        <table:table-row table:style-name="ro1">
          <table:table-cell table:number-columns-repeated="2"/>
          <table:table-cell table:style-name="ce29" table:formula="of:=[$Val_ANT.$M$75]" office:value-type="string" office:string-value="INSERT INTO L_BP_RACCO VALUES ('AUT001', 'AUTRE MOTIF : COMMENTAIRES LIBRES');" calcext:value-type="string">
            <text:p>INSERT INTO L_BP_RACCO VALUES ('AUT001', 'AUTRE MOTIF : COMMENTAIRES LIBRES');</text:p>
          </table:table-cell>
          <table:table-cell table:number-columns-repeated="2"/>
          <table:table-cell table:formula="of:=[$Att_ANT.$AB$75]" office:value-type="string" office:string-value="FX_COLOR VARCHAR(254)  ," calcext:value-type="string">
            <text:p>FX_COLOR VARCHAR(254) <text:s/>,</text:p>
          </table:table-cell>
          <table:table-cell table:style-name="ce176"/>
          <table:table-cell table:number-columns-repeated="1017"/>
        </table:table-row>
        <table:table-row table:style-name="ro1">
          <table:table-cell table:number-columns-repeated="2"/>
          <table:table-cell table:style-name="ce29" table:formula="of:=[$Val_ANT.$M$76]" office:value-type="string" office:string-value="INSERT INTO L_BP_RACCO VALUES ('RDV01', 'NOMBRE DE MODIFICATIONS MAX DEPASSE');" calcext:value-type="string">
            <text:p>INSERT INTO L_BP_RACCO VALUES ('RDV01', 'NOMBRE DE MODIFICATIONS MAX DEPASSE');</text:p>
          </table:table-cell>
          <table:table-cell table:number-columns-repeated="2"/>
          <table:table-cell table:formula="of:=[$Att_ANT.$AB$76]" office:value-type="string" office:string-value="FX_NB INTEGER NOT NULL ," calcext:value-type="string">
            <text:p>FX_NB INTEGER NOT NULL ,</text:p>
          </table:table-cell>
          <table:table-cell table:style-name="ce176"/>
          <table:table-cell table:number-columns-repeated="1017"/>
        </table:table-row>
        <table:table-row table:style-name="ro1">
          <table:table-cell table:number-columns-repeated="2"/>
          <table:table-cell table:style-name="ce29" table:formula="of:=[$Val_ANT.$M$77]" office:value-type="string" office:string-value="INSERT INTO L_BP_RACCO VALUES ('RDV02', '');" calcext:value-type="string">
            <text:p>INSERT INTO L_BP_RACCO VALUES ('RDV02', '');</text:p>
          </table:table-cell>
          <table:table-cell table:number-columns-repeated="2"/>
          <table:table-cell table:formula="of:=[$Att_ANT.$AB$77]" office:value-type="string" office:string-value="FX_NBCABLE INTEGER NOT NULL ," calcext:value-type="string">
            <text:p>FX_NBCABLE INTEGER NOT NULL ,</text:p>
          </table:table-cell>
          <table:table-cell table:style-name="ce176"/>
          <table:table-cell table:number-columns-repeated="1017"/>
        </table:table-row>
        <table:table-row table:style-name="ro1">
          <table:table-cell table:number-columns-repeated="2"/>
          <table:table-cell table:style-name="ce29" table:formula="of:=[$Val_ANT.$M$78]" office:value-type="string" office:string-value="INSERT INTO L_BP_RACCO VALUES ('RDV03', 'COMMANDE GELEE');" calcext:value-type="string">
            <text:p>INSERT INTO L_BP_RACCO VALUES ('RDV03', 'COMMANDE GELEE');</text:p>
          </table:table-cell>
          <table:table-cell table:number-columns-repeated="2"/>
          <table:table-cell table:formula="of:=[$Att_ANT.$AB$78]" office:value-type="string" office:string-value="FX_OCCUP VARCHAR(254) NOT NULL REFERENCES GRACE.L_OCCUPATION_TYPE (CODE)," calcext:value-type="string">
            <text:p>FX_OCCUP VARCHAR(254) NOT NULL REFERENCES GRACE.L_OCCUPATION_TYPE (CODE),</text:p>
          </table:table-cell>
          <table:table-cell table:style-name="ce176"/>
          <table:table-cell table:number-columns-repeated="1017"/>
        </table:table-row>
        <table:table-row table:style-name="ro1">
          <table:table-cell table:number-columns-repeated="2"/>
          <table:table-cell table:style-name="ce29" table:formula="of:=[$Val_ANT.$M$79]" office:value-type="string" office:string-value="INSERT INTO L_BP_RACCO VALUES ('RACOK', 'PRISE RACCORDEE');" calcext:value-type="string">
            <text:p>INSERT INTO L_BP_RACCO VALUES ('RACOK', 'PRISE RACCORDEE');</text:p>
          </table:table-cell>
          <table:table-cell table:number-columns-repeated="2"/>
          <table:table-cell table:formula="of:=[$Att_ANT.$AB$79]" office:value-type="string" office:string-value="FX_INSTAL Date  ," calcext:value-type="string">
            <text:p>FX_INSTAL Date <text:s/>,</text:p>
          </table:table-cell>
          <table:table-cell table:style-name="ce176"/>
          <table:table-cell table:number-columns-repeated="1017"/>
        </table:table-row>
        <table:table-row table:style-name="ro1">
          <table:table-cell table:number-columns-repeated="2"/>
          <table:table-cell table:style-name="ce29" table:formula="of:=[$Val_ANT.$M$80]" office:value-type="string" office:string-value="INSERT INTO L_BP_TYPE VALUES ('BDO', 'BDO');" calcext:value-type="string">
            <text:p>INSERT INTO L_BP_TYPE VALUES ('BDO', 'BDO');</text:p>
          </table:table-cell>
          <table:table-cell table:number-columns-repeated="2"/>
          <table:table-cell table:formula="of:=[$Att_ANT.$AB$80]" office:value-type="string" office:string-value="FX_AIGUILL Date  ," calcext:value-type="string">
            <text:p>FX_AIGUILL Date <text:s/>,</text:p>
          </table:table-cell>
          <table:table-cell table:style-name="ce176"/>
          <table:table-cell table:number-columns-repeated="1017"/>
        </table:table-row>
        <table:table-row table:style-name="ro1">
          <table:table-cell table:number-columns-repeated="2"/>
          <table:table-cell table:style-name="ce29" table:formula="of:=[$Val_ANT.$M$81]" office:value-type="string" office:string-value="INSERT INTO L_BP_TYPE VALUES ('DROIT', 'Joint droit');" calcext:value-type="string">
            <text:p>INSERT INTO L_BP_TYPE VALUES ('DROIT', 'Joint droit');</text:p>
          </table:table-cell>
          <table:table-cell table:number-columns-repeated="2"/>
          <table:table-cell table:formula="of:=[$Att_ANT.$AB$81]" office:value-type="string" office:string-value="FX_MANDRI Date  ," calcext:value-type="string">
            <text:p>FX_MANDRI Date <text:s/>,</text:p>
          </table:table-cell>
          <table:table-cell table:style-name="ce176"/>
          <table:table-cell table:number-columns-repeated="1017"/>
        </table:table-row>
        <table:table-row table:style-name="ro1">
          <table:table-cell table:number-columns-repeated="2"/>
          <table:table-cell table:style-name="ce29" table:formula="of:=[$Val_ANT.$M$82]" office:value-type="string" office:string-value="INSERT INTO L_BP_TYPE VALUES ('DERIV', 'Joint de dérivation');" calcext:value-type="string">
            <text:p>INSERT INTO L_BP_TYPE VALUES ('DERIV', 'Joint de dérivation');</text:p>
          </table:table-cell>
          <table:table-cell table:number-columns-repeated="2"/>
          <table:table-cell table:formula="of:=[$Att_ANT.$AB$82]" office:value-type="string" office:string-value="FX_PROP VARCHAR(20) NOT NULL REFERENCES GRACE.ORGANISME (OR_CODE)," calcext:value-type="string">
            <text:p>FX_PROP VARCHAR(20)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83]" office:value-type="string" office:string-value="INSERT INTO L_BP_TYPE VALUES ('PC', 'PC');" calcext:value-type="string">
            <text:p>INSERT INTO L_BP_TYPE VALUES ('PC', 'PC');</text:p>
          </table:table-cell>
          <table:table-cell table:number-columns-repeated="2"/>
          <table:table-cell table:formula="of:=[$Att_ANT.$AB$83]" office:value-type="string" office:string-value="FX_GEST VARCHAR(20) NOT NULL REFERENCES GRACE.ORGANISME (OR_CODE)," calcext:value-type="string">
            <text:p>FX_GEST VARCHAR(20)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84]" office:value-type="string" office:string-value="INSERT INTO L_BP_TYPE VALUES ('BPE', 'BPE');" calcext:value-type="string">
            <text:p>INSERT INTO L_BP_TYPE VALUES ('BPE', 'BPE');</text:p>
          </table:table-cell>
          <table:table-cell table:number-columns-repeated="2"/>
          <table:table-cell table:formula="of:=[$Att_ANT.$AB$84]" office:value-type="string" office:string-value="FX_USER VARCHAR(20)  REFERENCES GRACE.ORGANISME (OR_CODE)," calcext:value-type="string">
            <text:p>FX_USER VARCHAR(20) <text:s/>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85]" office:value-type="string" office:string-value="INSERT INTO L_BP_TYPE VALUES ('PTO', 'PTO');" calcext:value-type="string">
            <text:p>INSERT INTO L_BP_TYPE VALUES ('PTO', 'PTO');</text:p>
          </table:table-cell>
          <table:table-cell table:number-columns-repeated="2"/>
          <table:table-cell table:formula="of:=[$Att_ANT.$AB$85]" office:value-type="string" office:string-value="FX_COMMENT VARCHAR(254)  ," calcext:value-type="string">
            <text:p>FX_COMMENT VARCHAR(254) <text:s/>,</text:p>
          </table:table-cell>
          <table:table-cell table:style-name="ce176"/>
          <table:table-cell table:number-columns-repeated="1017"/>
        </table:table-row>
        <table:table-row table:style-name="ro1">
          <table:table-cell table:number-columns-repeated="2"/>
          <table:table-cell table:style-name="ce29" table:formula="of:=[$Val_ANT.$M$86]" office:value-type="string" office:string-value="INSERT INTO L_CABLE_TYPE VALUES ('CABLE', 'CABLE');" calcext:value-type="string">
            <text:p>INSERT INTO L_CABLE_TYPE VALUES ('CABLE', 'CABLE');</text:p>
          </table:table-cell>
          <table:table-cell table:number-columns-repeated="2"/>
          <table:table-cell table:formula="of:=[$Att_ANT.$AB$86]" office:value-type="string" office:string-value="FX_CREADAT DATE  ," calcext:value-type="string">
            <text:p>FX_CREADAT DATE <text:s/>,</text:p>
          </table:table-cell>
          <table:table-cell table:style-name="ce176"/>
          <table:table-cell table:number-columns-repeated="1017"/>
        </table:table-row>
        <table:table-row table:style-name="ro1">
          <table:table-cell table:number-columns-repeated="2"/>
          <table:table-cell table:style-name="ce29" table:formula="of:=[$Val_ANT.$M$87]" office:value-type="string" office:string-value="INSERT INTO L_CABLE_TYPE VALUES ('JARRETIERE', 'JARRETIERE');" calcext:value-type="string">
            <text:p>INSERT INTO L_CABLE_TYPE VALUES ('JARRETIERE', 'JARRETIERE');</text:p>
          </table:table-cell>
          <table:table-cell table:number-columns-repeated="2"/>
          <table:table-cell table:formula="of:=[$Att_ANT.$AB$87]" office:value-type="string" office:string-value="FX_MAJDATE DATE  ," calcext:value-type="string">
            <text:p>FX_MAJDATE DATE <text:s/>,</text:p>
          </table:table-cell>
          <table:table-cell table:style-name="ce176"/>
          <table:table-cell table:number-columns-repeated="1017"/>
        </table:table-row>
        <table:table-row table:style-name="ro1">
          <table:table-cell table:number-columns-repeated="2"/>
          <table:table-cell table:style-name="ce29" table:formula="of:=[$Val_ANT.$M$88]" office:value-type="string" office:string-value="INSERT INTO L_CASSETTE_TYPE VALUES ('PLATEAU', 'PLATEAU DE LOVAGE BPE');" calcext:value-type="string">
            <text:p>INSERT INTO L_CASSETTE_TYPE VALUES ('PLATEAU', 'PLATEAU DE LOVAGE BPE');</text:p>
          </table:table-cell>
          <table:table-cell table:number-columns-repeated="2"/>
          <table:table-cell table:formula="of:=[$Att_ANT.$AB$88]" office:value-type="string" office:string-value="FX_MAJSRC VARCHAR(254)  ," calcext:value-type="string">
            <text:p>FX_MAJSRC VARCHAR(254) <text:s/>,</text:p>
          </table:table-cell>
          <table:table-cell table:style-name="ce176"/>
          <table:table-cell table:number-columns-repeated="1017"/>
        </table:table-row>
        <table:table-row table:style-name="ro1">
          <table:table-cell table:number-columns-repeated="2"/>
          <table:table-cell table:style-name="ce29" table:formula="of:=[$Val_ANT.$M$89]" office:value-type="string" office:string-value="INSERT INTO L_CASSETTE_TYPE VALUES ('EPISSURE', 'EPISSURE');" calcext:value-type="string">
            <text:p>INSERT INTO L_CASSETTE_TYPE VALUES ('EPISSURE', 'EPISSURE');</text:p>
          </table:table-cell>
          <table:table-cell table:number-columns-repeated="2"/>
          <table:table-cell table:formula="of:=[$Att_ANT.$AB$89]" office:value-type="string" office:string-value="FX_ABDDATE DATE  ," calcext:value-type="string">
            <text:p>FX_ABDDATE DATE <text:s/>,</text:p>
          </table:table-cell>
          <table:table-cell table:style-name="ce176"/>
          <table:table-cell table:number-columns-repeated="1017"/>
        </table:table-row>
        <table:table-row table:style-name="ro1">
          <table:table-cell table:number-columns-repeated="2"/>
          <table:table-cell table:style-name="ce29" table:formula="of:=[$Val_ANT.$M$90]" office:value-type="string" office:string-value="INSERT INTO L_CASSETTE_TYPE VALUES ('SPLITTER', 'SPLITTER');" calcext:value-type="string">
            <text:p>INSERT INTO L_CASSETTE_TYPE VALUES ('SPLITTER', 'SPLITTER');</text:p>
          </table:table-cell>
          <table:table-cell table:number-columns-repeated="2"/>
          <table:table-cell table:formula="of:=[$Att_ANT.$AB$90]" office:value-type="string" office:string-value="FX_ABDSRC VARCHAR(254)  ," calcext:value-type="string">
            <text:p>FX_ABDSRC VARCHAR(254) <text:s/>,</text:p>
          </table:table-cell>
          <table:table-cell table:style-name="ce176"/>
          <table:table-cell table:number-columns-repeated="1017"/>
        </table:table-row>
        <table:table-row table:style-name="ro1">
          <table:table-cell table:number-columns-repeated="2"/>
          <table:table-cell table:style-name="ce29" table:formula="of:=[$Val_ANT.$M$91]" office:value-type="string" office:string-value="INSERT INTO L_CASSETTE_TYPE VALUES ('CONNECTEUR', 'CONNECTEUR');" calcext:value-type="string">
            <text:p>INSERT INTO L_CASSETTE_TYPE VALUES ('CONNECTEUR', 'CONNECTEUR');</text:p>
          </table:table-cell>
          <table:table-cell/>
          <table:table-cell table:formula="of:=[$Att_ANT.$AA$91]" office:value-type="string" office:string-value="CONSTRAINT &quot;FOURREAU_PK&quot; PRIMARY KEY (FX_ID));" calcext:value-type="string">
            <text:p>CONSTRAINT "FOURREAU_PK" PRIMARY KEY (FX_ID));</text:p>
          </table:table-cell>
          <table:table-cell/>
          <table:table-cell table:style-name="ce176"/>
          <table:table-cell table:number-columns-repeated="1017"/>
        </table:table-row>
        <table:table-row table:style-name="ro1">
          <table:table-cell table:number-columns-repeated="2"/>
          <table:table-cell table:style-name="ce29" table:formula="of:=[$Val_ANT.$M$92]" office:value-type="string" office:string-value="INSERT INTO L_CLIM_TYPE VALUES ('SANS', 'SANS');" calcext:value-type="string">
            <text:p>INSERT INTO L_CLIM_TYPE VALUES ('SANS', 'SANS');</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93]" office:value-type="string" office:string-value="INSERT INTO L_CLIM_TYPE VALUES ('VENTIL', 'VENTILLATION');" calcext:value-type="string">
            <text:p>INSERT INTO L_CLIM_TYPE VALUES ('VENTIL', 'VENTILLATION');</text:p>
          </table:table-cell>
          <table:table-cell/>
          <table:table-cell table:formula="of:=[$Att_ANT.$AA$93]" office:value-type="string" office:string-value="CREATE TABLE SOUSTUBAGE(" calcext:value-type="string">
            <text:p>CREATE TABLE SOUSTUBAGE(</text:p>
          </table:table-cell>
          <table:table-cell table:formula="of:=[$Att_ANT.$AB$93]" office:value-type="string" office:string-value="TU_ID INTEGER  ," calcext:value-type="string">
            <text:p>TU_ID INTEGER <text:s/>,</text:p>
          </table:table-cell>
          <table:table-cell table:style-name="ce176"/>
          <table:table-cell table:number-columns-repeated="1017"/>
        </table:table-row>
        <table:table-row table:style-name="ro1">
          <table:table-cell table:number-columns-repeated="2"/>
          <table:table-cell table:style-name="ce29" table:formula="of:=[$Val_ANT.$M$94]" office:value-type="string" office:string-value="INSERT INTO L_CLIM_TYPE VALUES ('CLIM', 'CLIMATISATION');" calcext:value-type="string">
            <text:p>INSERT INTO L_CLIM_TYPE VALUES ('CLIM', 'CLIMATISATION');</text:p>
          </table:table-cell>
          <table:table-cell table:number-columns-repeated="2"/>
          <table:table-cell table:formula="of:=[$Att_ANT.$AB$94]" office:value-type="string" office:string-value="TU_CODE VARCHAR(254) NOT NULL ," calcext:value-type="string">
            <text:p>TU_CODE VARCHAR(254) NOT NULL ,</text:p>
          </table:table-cell>
          <table:table-cell table:style-name="ce176"/>
          <table:table-cell table:number-columns-repeated="1017"/>
        </table:table-row>
        <table:table-row table:style-name="ro1">
          <table:table-cell table:number-columns-repeated="2"/>
          <table:table-cell table:style-name="ce29" table:formula="of:=[$Val_ANT.$M$95]" office:value-type="string" office:string-value="INSERT INTO L_COLOR VALUES ('1', '#ff0000');" calcext:value-type="string">
            <text:p>INSERT INTO L_COLOR VALUES ('1', '#ff0000');</text:p>
          </table:table-cell>
          <table:table-cell table:number-columns-repeated="2"/>
          <table:table-cell table:formula="of:=[$Att_ANT.$AB$95]" office:value-type="string" office:string-value="TU_FX_CODE VARCHAR(254) NOT NULL ," calcext:value-type="string">
            <text:p>TU_FX_CODE VARCHAR(254) NOT NULL ,</text:p>
          </table:table-cell>
          <table:table-cell table:style-name="ce176"/>
          <table:table-cell table:number-columns-repeated="1017"/>
        </table:table-row>
        <table:table-row table:style-name="ro1">
          <table:table-cell table:number-columns-repeated="2"/>
          <table:table-cell table:style-name="ce29" table:formula="of:=[$Val_ANT.$M$96]" office:value-type="string" office:string-value="INSERT INTO L_COLOR VALUES ('2', '#0070c0');" calcext:value-type="string">
            <text:p>INSERT INTO L_COLOR VALUES ('2', '#0070c0');</text:p>
          </table:table-cell>
          <table:table-cell table:number-columns-repeated="2"/>
          <table:table-cell table:formula="of:=[$Att_ANT.$AB$96]" office:value-type="string" office:string-value="TU_CODEEXT Varchar(254)  ," calcext:value-type="string">
            <text:p>TU_CODEEXT Varchar(254) <text:s/>,</text:p>
          </table:table-cell>
          <table:table-cell table:style-name="ce176"/>
          <table:table-cell table:number-columns-repeated="1017"/>
        </table:table-row>
        <table:table-row table:style-name="ro1">
          <table:table-cell table:number-columns-repeated="2"/>
          <table:table-cell table:style-name="ce29" table:formula="of:=[$Val_ANT.$M$97]" office:value-type="string" office:string-value="INSERT INTO L_COLOR VALUES ('3', '#92d050');" calcext:value-type="string">
            <text:p>INSERT INTO L_COLOR VALUES ('3', '#92d050');</text:p>
          </table:table-cell>
          <table:table-cell table:number-columns-repeated="2"/>
          <table:table-cell table:formula="of:=[$Att_ANT.$AB$97]" office:value-type="string" office:string-value="TU_ETIQUET VARCHAR(254)  ," calcext:value-type="string">
            <text:p>TU_ETIQUET VARCHAR(254) <text:s/>,</text:p>
          </table:table-cell>
          <table:table-cell table:style-name="ce176"/>
          <table:table-cell table:number-columns-repeated="1017"/>
        </table:table-row>
        <table:table-row table:style-name="ro1">
          <table:table-cell table:number-columns-repeated="2"/>
          <table:table-cell table:style-name="ce29" table:formula="of:=[$Val_ANT.$M$98]" office:value-type="string" office:string-value="INSERT INTO L_COLOR VALUES ('4', '#ffff00');" calcext:value-type="string">
            <text:p>INSERT INTO L_COLOR VALUES ('4', '#ffff00');</text:p>
          </table:table-cell>
          <table:table-cell table:number-columns-repeated="2"/>
          <table:table-cell table:formula="of:=[$Att_ANT.$AB$98]" office:value-type="string" office:string-value="TU_TYPE VARCHAR(254) NOT NULL REFERENCES GRACE.L_FX_TYPE (CODE)," calcext:value-type="string">
            <text:p>TU_TYPE VARCHAR(254) NOT NULL REFERENCES GRACE.L_FX_TYPE (CODE),</text:p>
          </table:table-cell>
          <table:table-cell table:style-name="ce176"/>
          <table:table-cell table:number-columns-repeated="1017"/>
        </table:table-row>
        <table:table-row table:style-name="ro1">
          <table:table-cell table:number-columns-repeated="2"/>
          <table:table-cell table:style-name="ce29" table:formula="of:=[$Val_ANT.$M$99]" office:value-type="string" office:string-value="INSERT INTO L_COLOR VALUES ('5', '#7638a3');" calcext:value-type="string">
            <text:p>INSERT INTO L_COLOR VALUES ('5', '#7638a3');</text:p>
          </table:table-cell>
          <table:table-cell table:number-columns-repeated="2"/>
          <table:table-cell table:formula="of:=[$Att_ANT.$AB$99]" office:value-type="string" office:string-value="TU_ETAT VARCHAR(254) NOT NULL REFERENCES GRACE.L_ETAT_TYPE (CODE)," calcext:value-type="string">
            <text:p>TU_ETAT VARCHAR(254) NOT NULL REFERENCES GRACE.L_ETAT_TYPE (CODE),</text:p>
          </table:table-cell>
          <table:table-cell table:style-name="ce176"/>
          <table:table-cell table:number-columns-repeated="1017"/>
        </table:table-row>
        <table:table-row table:style-name="ro1">
          <table:table-cell table:number-columns-repeated="2"/>
          <table:table-cell table:style-name="ce29" table:formula="of:=[$Val_ANT.$M$100]" office:value-type="string" office:string-value="INSERT INTO L_COLOR VALUES ('6', '#ffffff');" calcext:value-type="string">
            <text:p>INSERT INTO L_COLOR VALUES ('6', '#ffffff');</text:p>
          </table:table-cell>
          <table:table-cell table:number-columns-repeated="2"/>
          <table:table-cell table:formula="of:=[$Att_ANT.$AB$100]" office:value-type="string" office:string-value="TU_NUMSERI VARCHAR(254)  ," calcext:value-type="string">
            <text:p>TU_NUMSERI VARCHAR(254) <text:s/>,</text:p>
          </table:table-cell>
          <table:table-cell table:style-name="ce176"/>
          <table:table-cell table:number-columns-repeated="1017"/>
        </table:table-row>
        <table:table-row table:style-name="ro1">
          <table:table-cell table:number-columns-repeated="2"/>
          <table:table-cell table:style-name="ce29" table:formula="of:=[$Val_ANT.$M$101]" office:value-type="string" office:string-value="INSERT INTO L_COLOR VALUES ('7', '#ffc000');" calcext:value-type="string">
            <text:p>INSERT INTO L_COLOR VALUES ('7', '#ffc000');</text:p>
          </table:table-cell>
          <table:table-cell table:number-columns-repeated="2"/>
          <table:table-cell table:formula="of:=[$Att_ANT.$AB$101]" office:value-type="string" office:string-value="TU_DIA_INT NUMERIC NOT NULL ," calcext:value-type="string">
            <text:p>TU_DIA_INT NUMERIC NOT NULL ,</text:p>
          </table:table-cell>
          <table:table-cell table:style-name="ce176"/>
          <table:table-cell table:number-columns-repeated="1017"/>
        </table:table-row>
        <table:table-row table:style-name="ro1">
          <table:table-cell table:number-columns-repeated="2"/>
          <table:table-cell table:style-name="ce29" table:formula="of:=[$Val_ANT.$M$102]" office:value-type="string" office:string-value="INSERT INTO L_COLOR VALUES ('8', '#c1c1c1');" calcext:value-type="string">
            <text:p>INSERT INTO L_COLOR VALUES ('8', '#c1c1c1');</text:p>
          </table:table-cell>
          <table:table-cell table:number-columns-repeated="2"/>
          <table:table-cell table:formula="of:=[$Att_ANT.$AB$102]" office:value-type="string" office:string-value="TU_DIA_EXT NUMERIC NOT NULL ," calcext:value-type="string">
            <text:p>TU_DIA_EXT NUMERIC NOT NULL ,</text:p>
          </table:table-cell>
          <table:table-cell table:style-name="ce176"/>
          <table:table-cell table:number-columns-repeated="1017"/>
        </table:table-row>
        <table:table-row table:style-name="ro1">
          <table:table-cell table:number-columns-repeated="2"/>
          <table:table-cell table:style-name="ce29" table:formula="of:=[$Val_ANT.$M$103]" office:value-type="string" office:string-value="INSERT INTO L_COLOR VALUES ('9', '#993300');" calcext:value-type="string">
            <text:p>INSERT INTO L_COLOR VALUES ('9', '#993300');</text:p>
          </table:table-cell>
          <table:table-cell table:number-columns-repeated="2"/>
          <table:table-cell table:formula="of:=[$Att_ANT.$AB$103]" office:value-type="string" office:string-value="TU_COLOR VARCHAR(254)  ," calcext:value-type="string">
            <text:p>TU_COLOR VARCHAR(254) <text:s/>,</text:p>
          </table:table-cell>
          <table:table-cell table:style-name="ce176"/>
          <table:table-cell table:number-columns-repeated="1017"/>
        </table:table-row>
        <table:table-row table:style-name="ro1">
          <table:table-cell table:number-columns-repeated="2"/>
          <table:table-cell table:style-name="ce29" table:formula="of:=[$Val_ANT.$M$104]" office:value-type="string" office:string-value="INSERT INTO L_COLOR VALUES ('10', '#000000');" calcext:value-type="string">
            <text:p>INSERT INTO L_COLOR VALUES ('10', '#000000');</text:p>
          </table:table-cell>
          <table:table-cell table:number-columns-repeated="2"/>
          <table:table-cell table:formula="of:=[$Att_ANT.$AB$104]" office:value-type="string" office:string-value="TU_OCCUP VARCHAR(254) NOT NULL REFERENCES GRACE.L_OCCUPATION_TYPE (CODE)," calcext:value-type="string">
            <text:p>TU_OCCUP VARCHAR(254) NOT NULL REFERENCES GRACE.L_OCCUPATION_TYPE (CODE),</text:p>
          </table:table-cell>
          <table:table-cell table:style-name="ce176"/>
          <table:table-cell table:number-columns-repeated="1017"/>
        </table:table-row>
        <table:table-row table:style-name="ro1">
          <table:table-cell table:number-columns-repeated="2"/>
          <table:table-cell table:style-name="ce29" table:formula="of:=[$Val_ANT.$M$105]" office:value-type="string" office:string-value="INSERT INTO L_COLOR VALUES ('11', '#00b0f0');" calcext:value-type="string">
            <text:p>INSERT INTO L_COLOR VALUES ('11', '#00b0f0');</text:p>
          </table:table-cell>
          <table:table-cell table:number-columns-repeated="2"/>
          <table:table-cell table:formula="of:=[$Att_ANT.$AB$105]" office:value-type="string" office:string-value="TU_INSTAL Date  ," calcext:value-type="string">
            <text:p>TU_INSTAL Date <text:s/>,</text:p>
          </table:table-cell>
          <table:table-cell table:style-name="ce176"/>
          <table:table-cell table:number-columns-repeated="1017"/>
        </table:table-row>
        <table:table-row table:style-name="ro1">
          <table:table-cell table:number-columns-repeated="2"/>
          <table:table-cell table:style-name="ce29" table:formula="of:=[$Val_ANT.$M$106]" office:value-type="string" office:string-value="INSERT INTO L_COLOR VALUES ('12', '#ff65cc');" calcext:value-type="string">
            <text:p>INSERT INTO L_COLOR VALUES ('12', '#ff65cc');</text:p>
          </table:table-cell>
          <table:table-cell table:number-columns-repeated="2"/>
          <table:table-cell table:formula="of:=[$Att_ANT.$AB$106]" office:value-type="string" office:string-value="TU_PROP VARCHAR(254) NOT NULL REFERENCES GRACE.ORGANISME (OR_CODE)," calcext:value-type="string">
            <text:p>TU_PROP VARCHAR(254)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107]" office:value-type="string" office:string-value="INSERT INTO L_CONNEXION_TYPE VALUES ('FO', 'Fibre optique');" calcext:value-type="string">
            <text:p>INSERT INTO L_CONNEXION_TYPE VALUES ('FO', 'Fibre optique');</text:p>
          </table:table-cell>
          <table:table-cell table:number-columns-repeated="2"/>
          <table:table-cell table:formula="of:=[$Att_ANT.$AB$107]" office:value-type="string" office:string-value="TU_GEST VARCHAR(254) NOT NULL REFERENCES GRACE.ORGANISME (OR_CODE)," calcext:value-type="string">
            <text:p>TU_GEST VARCHAR(254)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108]" office:value-type="string" office:string-value="INSERT INTO L_CONNEXION_TYPE VALUES ('CU', 'Cuivre');" calcext:value-type="string">
            <text:p>INSERT INTO L_CONNEXION_TYPE VALUES ('CU', 'Cuivre');</text:p>
          </table:table-cell>
          <table:table-cell table:number-columns-repeated="2"/>
          <table:table-cell table:formula="of:=[$Att_ANT.$AB$108]" office:value-type="string" office:string-value="TU_USER VARCHAR(254)  REFERENCES GRACE.ORGANISME (OR_CODE)," calcext:value-type="string">
            <text:p>TU_USER VARCHAR(254) <text:s/>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109]" office:value-type="string" office:string-value="INSERT INTO L_CONNEXION_TYPE VALUES ('CO', 'Coaxial');" calcext:value-type="string">
            <text:p>INSERT INTO L_CONNEXION_TYPE VALUES ('CO', 'Coaxial');</text:p>
          </table:table-cell>
          <table:table-cell table:number-columns-repeated="2"/>
          <table:table-cell table:formula="of:=[$Att_ANT.$AB$109]" office:value-type="string" office:string-value="TU_COMMENT VARCHAR(254)  ," calcext:value-type="string">
            <text:p>TU_COMMENT VARCHAR(254) <text:s/>,</text:p>
          </table:table-cell>
          <table:table-cell table:style-name="ce176"/>
          <table:table-cell table:number-columns-repeated="1017"/>
        </table:table-row>
        <table:table-row table:style-name="ro1">
          <table:table-cell table:number-columns-repeated="2"/>
          <table:table-cell table:style-name="ce29" table:formula="of:=[$Val_ANT.$M$110]" office:value-type="string" office:string-value="INSERT INTO L_CONNEXION_TYPE VALUES ('FH', 'Faisceau hertzien');" calcext:value-type="string">
            <text:p>INSERT INTO L_CONNEXION_TYPE VALUES ('FH', 'Faisceau hertzien');</text:p>
          </table:table-cell>
          <table:table-cell table:number-columns-repeated="2"/>
          <table:table-cell table:formula="of:=[$Att_ANT.$AB$110]" office:value-type="string" office:string-value="TU_CREADAT DATE  ," calcext:value-type="string">
            <text:p>TU_CREADAT DATE <text:s/>,</text:p>
          </table:table-cell>
          <table:table-cell table:style-name="ce176"/>
          <table:table-cell table:number-columns-repeated="1017"/>
        </table:table-row>
        <table:table-row table:style-name="ro1">
          <table:table-cell table:number-columns-repeated="2"/>
          <table:table-cell table:style-name="ce29" table:formula="of:=[$Val_ANT.$M$111]" office:value-type="string" office:string-value="INSERT INTO L_DOC_TAB VALUES ('CABLE', 'CABLE');" calcext:value-type="string">
            <text:p>INSERT INTO L_DOC_TAB VALUES ('CABLE', 'CABLE');</text:p>
          </table:table-cell>
          <table:table-cell table:number-columns-repeated="2"/>
          <table:table-cell table:formula="of:=[$Att_ANT.$AB$111]" office:value-type="string" office:string-value="TU_MAJDATE DATE  ," calcext:value-type="string">
            <text:p>TU_MAJDATE DATE <text:s/>,</text:p>
          </table:table-cell>
          <table:table-cell table:style-name="ce176"/>
          <table:table-cell table:number-columns-repeated="1017"/>
        </table:table-row>
        <table:table-row table:style-name="ro1">
          <table:table-cell table:number-columns-repeated="2"/>
          <table:table-cell table:style-name="ce29" table:formula="of:=[$Val_ANT.$M$112]" office:value-type="string" office:string-value="INSERT INTO L_DOC_TAB VALUES ('FOURREAU', 'FOURREAU');" calcext:value-type="string">
            <text:p>INSERT INTO L_DOC_TAB VALUES ('FOURREAU', 'FOURREAU');</text:p>
          </table:table-cell>
          <table:table-cell table:number-columns-repeated="2"/>
          <table:table-cell table:formula="of:=[$Att_ANT.$AB$112]" office:value-type="string" office:string-value="TU_MAJSRC VARCHAR(254)  ," calcext:value-type="string">
            <text:p>TU_MAJSRC VARCHAR(254) <text:s/>,</text:p>
          </table:table-cell>
          <table:table-cell table:style-name="ce176"/>
          <table:table-cell table:number-columns-repeated="1017"/>
        </table:table-row>
        <table:table-row table:style-name="ro1">
          <table:table-cell table:number-columns-repeated="2"/>
          <table:table-cell table:style-name="ce29" table:formula="of:=[$Val_ANT.$M$113]" office:value-type="string" office:string-value="INSERT INTO L_DOC_TAB VALUES ('BP', 'ELEMENT BRANCHEMENT PASSIF');" calcext:value-type="string">
            <text:p>INSERT INTO L_DOC_TAB VALUES ('BP', 'ELEMENT BRANCHEMENT PASSIF');</text:p>
          </table:table-cell>
          <table:table-cell table:number-columns-repeated="2"/>
          <table:table-cell table:formula="of:=[$Att_ANT.$AB$113]" office:value-type="string" office:string-value="TU_ABDDATE DATE  ," calcext:value-type="string">
            <text:p>TU_ABDDATE DATE <text:s/>,</text:p>
          </table:table-cell>
          <table:table-cell table:style-name="ce176"/>
          <table:table-cell table:number-columns-repeated="1017"/>
        </table:table-row>
        <table:table-row table:style-name="ro1">
          <table:table-cell table:number-columns-repeated="2"/>
          <table:table-cell table:style-name="ce29" table:formula="of:=[$Val_ANT.$M$114]" office:value-type="string" office:string-value="INSERT INTO L_DOC_TAB VALUES ('MASQUE', 'MASQUE');" calcext:value-type="string">
            <text:p>INSERT INTO L_DOC_TAB VALUES ('MASQUE', 'MASQUE');</text:p>
          </table:table-cell>
          <table:table-cell table:number-columns-repeated="2"/>
          <table:table-cell table:formula="of:=[$Att_ANT.$AB$114]" office:value-type="string" office:string-value="TU_ABDSRC VARCHAR(254)  ," calcext:value-type="string">
            <text:p>TU_ABDSRC VARCHAR(254) <text:s/>,</text:p>
          </table:table-cell>
          <table:table-cell table:style-name="ce176"/>
          <table:table-cell table:number-columns-repeated="1017"/>
        </table:table-row>
        <table:table-row table:style-name="ro1">
          <table:table-cell table:number-columns-repeated="2"/>
          <table:table-cell table:style-name="ce29" table:formula="of:=[$Val_ANT.$M$115]" office:value-type="string" office:string-value="INSERT INTO L_DOC_TAB VALUES ('NOEUD', 'NOEUD');" calcext:value-type="string">
            <text:p>INSERT INTO L_DOC_TAB VALUES ('NOEUD', 'NOEUD');</text:p>
          </table:table-cell>
          <table:table-cell/>
          <table:table-cell table:formula="of:=[$Att_ANT.$AA$115]" office:value-type="string" office:string-value="CONSTRAINT &quot;SOUSTUBAGE_PK&quot; PRIMARY KEY (TU_ID));" calcext:value-type="string">
            <text:p>CONSTRAINT "SOUSTUBAGE_PK" PRIMARY KEY (TU_ID));</text:p>
          </table:table-cell>
          <table:table-cell/>
          <table:table-cell table:style-name="ce176"/>
          <table:table-cell table:number-columns-repeated="1017"/>
        </table:table-row>
        <table:table-row table:style-name="ro1">
          <table:table-cell table:number-columns-repeated="2"/>
          <table:table-cell table:style-name="ce29" table:formula="of:=[$Val_ANT.$M$116]" office:value-type="string" office:string-value="INSERT INTO L_DOC_TAB VALUES ('TRANCHEE', 'TRANCHEE');" calcext:value-type="string">
            <text:p>INSERT INTO L_DOC_TAB VALUES ('TRANCHEE', 'TRANCHEE');</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117]" office:value-type="string" office:string-value="INSERT INTO L_DOC_TAB VALUES ('PTECH', 'POINT TECHNIQUE');" calcext:value-type="string">
            <text:p>INSERT INTO L_DOC_TAB VALUES ('PTECH', 'POINT TECHNIQUE');</text:p>
          </table:table-cell>
          <table:table-cell/>
          <table:table-cell table:formula="of:=[$Att_ANT.$AA$117]" office:value-type="string" office:string-value="CREATE TABLE MASQUE(" calcext:value-type="string">
            <text:p>CREATE TABLE MASQUE(</text:p>
          </table:table-cell>
          <table:table-cell table:formula="of:=[$Att_ANT.$AB$117]" office:value-type="string" office:string-value="MQ_ID INTEGER NOT NULL ," calcext:value-type="string">
            <text:p>MQ_ID INTEGER NOT NULL ,</text:p>
          </table:table-cell>
          <table:table-cell table:style-name="ce176"/>
          <table:table-cell table:number-columns-repeated="1017"/>
        </table:table-row>
        <table:table-row table:style-name="ro1">
          <table:table-cell table:number-columns-repeated="2"/>
          <table:table-cell table:style-name="ce29" table:formula="of:=[$Val_ANT.$M$118]" office:value-type="string" office:string-value="INSERT INTO L_DOC_TAB VALUES ('SITETECH', 'SITE TECHNIQUE');" calcext:value-type="string">
            <text:p>INSERT INTO L_DOC_TAB VALUES ('SITETECH', 'SITE TECHNIQUE');</text:p>
          </table:table-cell>
          <table:table-cell table:number-columns-repeated="2"/>
          <table:table-cell table:formula="of:=[$Att_ANT.$AB$118]" office:value-type="string" office:string-value="MQ_PT_CODE VARCHAR(254)  REFERENCES GRACE.PTECH (PT_CODE)," calcext:value-type="string">
            <text:p>MQ_PT_CODE VARCHAR(254) <text:s/>REFERENCES GRACE.PTECH (PT_CODE),</text:p>
          </table:table-cell>
          <table:table-cell table:style-name="ce176"/>
          <table:table-cell table:number-columns-repeated="1017"/>
        </table:table-row>
        <table:table-row table:style-name="ro1">
          <table:table-cell table:number-columns-repeated="2"/>
          <table:table-cell table:style-name="ce29" table:formula="of:=[$Val_ANT.$M$119]" office:value-type="string" office:string-value="INSERT INTO L_DOC_TAB VALUES ('SUF', 'SITEUTILISATEUR FINAL');" calcext:value-type="string">
            <text:p>INSERT INTO L_DOC_TAB VALUES ('SUF', 'SITEUTILISATEUR FINAL');</text:p>
          </table:table-cell>
          <table:table-cell table:number-columns-repeated="2"/>
          <table:table-cell table:formula="of:=[$Att_ANT.$AB$119]" office:value-type="string" office:string-value="MQ_FACE VARCHAR(1) NOT NULL REFERENCES GRACE.L_MASQUE_FACE (CODE)," calcext:value-type="string">
            <text:p>MQ_FACE VARCHAR(1) NOT NULL REFERENCES GRACE.L_MASQUE_FACE (CODE),</text:p>
          </table:table-cell>
          <table:table-cell table:style-name="ce176"/>
          <table:table-cell table:number-columns-repeated="1017"/>
        </table:table-row>
        <table:table-row table:style-name="ro1">
          <table:table-cell table:number-columns-repeated="2"/>
          <table:table-cell table:style-name="ce29" table:formula="of:=[$Val_ANT.$M$120]" office:value-type="string" office:string-value="INSERT INTO L_DOC_TAB VALUES ('LTECH', 'LOCAL TECHNIQUE');" calcext:value-type="string">
            <text:p>INSERT INTO L_DOC_TAB VALUES ('LTECH', 'LOCAL TECHNIQUE');</text:p>
          </table:table-cell>
          <table:table-cell table:number-columns-repeated="2"/>
          <table:table-cell table:formula="of:=[$Att_ANT.$AB$120]" office:value-type="string" office:string-value="MQ_COL INTEGER  ," calcext:value-type="string">
            <text:p>MQ_COL INTEGER <text:s/>,</text:p>
          </table:table-cell>
          <table:table-cell table:style-name="ce176"/>
          <table:table-cell table:number-columns-repeated="1017"/>
        </table:table-row>
        <table:table-row table:style-name="ro1">
          <table:table-cell table:number-columns-repeated="2"/>
          <table:table-cell table:style-name="ce29" table:formula="of:=[$Val_ANT.$M$121]" office:value-type="string" office:string-value="INSERT INTO L_DOC_TAB VALUES ('ADRESSE', 'ADRESSE');" calcext:value-type="string">
            <text:p>INSERT INTO L_DOC_TAB VALUES ('ADRESSE', 'ADRESSE');</text:p>
          </table:table-cell>
          <table:table-cell table:number-columns-repeated="2"/>
          <table:table-cell table:formula="of:=[$Att_ANT.$AB$121]" office:value-type="string" office:string-value="MQ_LIGNE INTEGER  ," calcext:value-type="string">
            <text:p>MQ_LIGNE INTEGER <text:s/>,</text:p>
          </table:table-cell>
          <table:table-cell table:style-name="ce176"/>
          <table:table-cell table:number-columns-repeated="1017"/>
        </table:table-row>
        <table:table-row table:style-name="ro1">
          <table:table-cell table:number-columns-repeated="2"/>
          <table:table-cell table:style-name="ce29" table:formula="of:=[$Val_ANT.$M$122]" office:value-type="string" office:string-value="INSERT INTO L_DOC_TAB VALUES ('BAIE', 'BAIE');" calcext:value-type="string">
            <text:p>INSERT INTO L_DOC_TAB VALUES ('BAIE', 'BAIE');</text:p>
          </table:table-cell>
          <table:table-cell table:number-columns-repeated="2"/>
          <table:table-cell table:formula="of:=[$Att_ANT.$AB$122]" office:value-type="string" office:string-value="MQ_FX_CODE VARCHAR(254)  REFERENCES GRACE.FOURREAU (FX_CODE)," calcext:value-type="string">
            <text:p>MQ_FX_CODE VARCHAR(254) <text:s/>REFERENCES GRACE.FOURREAU (FX_CODE),</text:p>
          </table:table-cell>
          <table:table-cell table:style-name="ce176"/>
          <table:table-cell table:number-columns-repeated="1017"/>
        </table:table-row>
        <table:table-row table:style-name="ro1">
          <table:table-cell table:number-columns-repeated="2"/>
          <table:table-cell table:style-name="ce29" table:formula="of:=[$Val_ANT.$M$123]" office:value-type="string" office:string-value="INSERT INTO L_DOC_TAB VALUES ('CASSETTE', 'CASSETTE');" calcext:value-type="string">
            <text:p>INSERT INTO L_DOC_TAB VALUES ('CASSETTE', 'CASSETTE');</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124]" office:value-type="string" office:string-value="INSERT INTO L_DOC_TAB VALUES ('EQUIPEMENT', 'EQUIPEMENT');" calcext:value-type="string">
            <text:p>INSERT INTO L_DOC_TAB VALUES ('EQUIPEMENT', 'EQUIPEMENT');</text:p>
          </table:table-cell>
          <table:table-cell table:number-columns-repeated="2"/>
          <table:table-cell table:formula="of:=[$Att_ANT.$AB$124]" office:value-type="string" office:string-value="MQ_CREADAT DATE  ," calcext:value-type="string">
            <text:p>MQ_CREADAT DATE <text:s/>,</text:p>
          </table:table-cell>
          <table:table-cell table:style-name="ce176"/>
          <table:table-cell table:number-columns-repeated="1017"/>
        </table:table-row>
        <table:table-row table:style-name="ro1">
          <table:table-cell table:number-columns-repeated="2"/>
          <table:table-cell table:style-name="ce29" table:formula="of:=[$Val_ANT.$M$125]" office:value-type="string" office:string-value="INSERT INTO L_DOC_TAB VALUES ('TIROIR', 'TIROIR');" calcext:value-type="string">
            <text:p>INSERT INTO L_DOC_TAB VALUES ('TIROIR', 'TIROIR');</text:p>
          </table:table-cell>
          <table:table-cell table:number-columns-repeated="2"/>
          <table:table-cell table:formula="of:=[$Att_ANT.$AB$125]" office:value-type="string" office:string-value="MQ_MAJDATE DATE NOT NULL ," calcext:value-type="string">
            <text:p>MQ_MAJDATE DATE NOT NULL ,</text:p>
          </table:table-cell>
          <table:table-cell table:style-name="ce176"/>
          <table:table-cell table:number-columns-repeated="1017"/>
        </table:table-row>
        <table:table-row table:style-name="ro1">
          <table:table-cell table:number-columns-repeated="2"/>
          <table:table-cell table:style-name="ce29" table:formula="of:=[$Val_ANT.$M$126]" office:value-type="string" office:string-value="INSERT INTO L_DOC_TAB VALUES ('ORGANISME', 'ORGANISME');" calcext:value-type="string">
            <text:p>INSERT INTO L_DOC_TAB VALUES ('ORGANISME', 'ORGANISME');</text:p>
          </table:table-cell>
          <table:table-cell table:number-columns-repeated="2"/>
          <table:table-cell table:formula="of:=[$Att_ANT.$AB$126]" office:value-type="string" office:string-value="MQ_MAJSRC VARCHAR(254)  ," calcext:value-type="string">
            <text:p>MQ_MAJSRC VARCHAR(254) <text:s/>,</text:p>
          </table:table-cell>
          <table:table-cell table:style-name="ce176"/>
          <table:table-cell table:number-columns-repeated="1017"/>
        </table:table-row>
        <table:table-row table:style-name="ro1">
          <table:table-cell table:number-columns-repeated="2"/>
          <table:table-cell table:style-name="ce29" table:formula="of:=[$Val_ANT.$M$127]" office:value-type="string" office:string-value="INSERT INTO L_ETAT_TYPE VALUES ('EXI', 'EXISTANT');" calcext:value-type="string">
            <text:p>INSERT INTO L_ETAT_TYPE VALUES ('EXI', 'EXISTANT');</text:p>
          </table:table-cell>
          <table:table-cell table:number-columns-repeated="2"/>
          <table:table-cell table:formula="of:=[$Att_ANT.$AB$127]" office:value-type="string" office:string-value="MQ_ABDDATE DATE  ," calcext:value-type="string">
            <text:p>MQ_ABDDATE DATE <text:s/>,</text:p>
          </table:table-cell>
          <table:table-cell table:style-name="ce176"/>
          <table:table-cell table:number-columns-repeated="1017"/>
        </table:table-row>
        <table:table-row table:style-name="ro1">
          <table:table-cell table:number-columns-repeated="2"/>
          <table:table-cell table:style-name="ce29" table:formula="of:=[$Val_ANT.$M$128]" office:value-type="string" office:string-value="INSERT INTO L_ETAT_TYPE VALUES ('CRE', 'A CREER');" calcext:value-type="string">
            <text:p>INSERT INTO L_ETAT_TYPE VALUES ('CRE', 'A CREER');</text:p>
          </table:table-cell>
          <table:table-cell table:number-columns-repeated="2"/>
          <table:table-cell table:formula="of:=[$Att_ANT.$AB$128]" office:value-type="string" office:string-value="MQ_ABDSRC VARCHAR(254)  ," calcext:value-type="string">
            <text:p>MQ_ABDSRC VARCHAR(254) <text:s/>,</text:p>
          </table:table-cell>
          <table:table-cell table:style-name="ce176"/>
          <table:table-cell table:number-columns-repeated="1017"/>
        </table:table-row>
        <table:table-row table:style-name="ro1">
          <table:table-cell table:number-columns-repeated="2"/>
          <table:table-cell table:style-name="ce29" table:formula="of:=[$Val_ANT.$M$129]" office:value-type="string" office:string-value="INSERT INTO L_ETAT_TYPE VALUES ('CHG', 'A CHANGER');" calcext:value-type="string">
            <text:p>INSERT INTO L_ETAT_TYPE VALUES ('CHG', 'A CHANGER');</text:p>
          </table:table-cell>
          <table:table-cell/>
          <table:table-cell table:formula="of:=[$Att_ANT.$AA$129]" office:value-type="string" office:string-value="CONSTRAINT &quot;MASQUE_PK&quot; PRIMARY KEY (MQ_ID));" calcext:value-type="string">
            <text:p>CONSTRAINT "MASQUE_PK" PRIMARY KEY (MQ_ID));</text:p>
          </table:table-cell>
          <table:table-cell/>
          <table:table-cell table:style-name="ce176"/>
          <table:table-cell table:number-columns-repeated="1017"/>
        </table:table-row>
        <table:table-row table:style-name="ro1">
          <table:table-cell table:number-columns-repeated="2"/>
          <table:table-cell table:style-name="ce29" table:formula="of:=[$Val_ANT.$M$130]" office:value-type="string" office:string-value="INSERT INTO L_ETAT_TYPE VALUES ('BAD', 'MAUVAIS ETAT');" calcext:value-type="string">
            <text:p>INSERT INTO L_ETAT_TYPE VALUES ('BAD', 'MAUVAIS ETAT');</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131]" office:value-type="string" office:string-value="INSERT INTO L_ETAT_TYPE VALUES ('BON', 'BON ETAT');" calcext:value-type="string">
            <text:p>INSERT INTO L_ETAT_TYPE VALUES ('BON', 'BON ETAT');</text:p>
          </table:table-cell>
          <table:table-cell/>
          <table:table-cell table:formula="of:=[$Att_ANT.$AA$131]" office:value-type="string" office:string-value="CREATE TABLE CABLE(" calcext:value-type="string">
            <text:p>CREATE TABLE CABLE(</text:p>
          </table:table-cell>
          <table:table-cell table:formula="of:=[$Att_ANT.$AB$131]" office:value-type="string" office:string-value="CB_ID INTEGER  ," calcext:value-type="string">
            <text:p>CB_ID INTEGER <text:s/>,</text:p>
          </table:table-cell>
          <table:table-cell table:style-name="ce176"/>
          <table:table-cell table:number-columns-repeated="1017"/>
        </table:table-row>
        <table:table-row table:style-name="ro16">
          <table:table-cell table:number-columns-repeated="2"/>
          <table:table-cell table:style-name="ce29" table:formula="of:=[$Val_ANT.$M$132]" office:value-type="string" office:string-value="INSERT INTO L_FIBRE_ETAT VALUES ('HS', 'HS');" calcext:value-type="string">
            <text:p>INSERT INTO L_FIBRE_ETAT VALUES ('HS', 'HS');</text:p>
          </table:table-cell>
          <table:table-cell table:number-columns-repeated="2"/>
          <table:table-cell table:formula="of:=[$Att_ANT.$AB$132]" office:value-type="string" office:string-value="GEOM Geometry(Linestring,2154) NOT NULL ," calcext:value-type="string">
            <text:p>GEOM Geometry(Linestring,2154) NOT NULL ,</text:p>
          </table:table-cell>
          <table:table-cell table:style-name="ce177" office:value-type="string" calcext:value-type="string">
            <text:p>SELECT AddGeometryColumn('', 'CABLE','GEOM',2154,'LINESTRING',2); </text:p>
          </table:table-cell>
          <table:table-cell table:number-columns-repeated="1017"/>
        </table:table-row>
        <table:table-row table:style-name="ro1">
          <table:table-cell table:number-columns-repeated="2"/>
          <table:table-cell table:style-name="ce29" table:formula="of:=[$Val_ANT.$M$133]" office:value-type="string" office:string-value="INSERT INTO L_FIBRE_ETAT VALUES ('OK', 'FONCTIONNELLE');" calcext:value-type="string">
            <text:p>INSERT INTO L_FIBRE_ETAT VALUES ('OK', 'FONCTIONNELLE');</text:p>
          </table:table-cell>
          <table:table-cell table:number-columns-repeated="2"/>
          <table:table-cell table:formula="of:=[$Att_ANT.$AB$133]" office:value-type="string" office:string-value="CB_CODE VARCHAR(254) NOT NULL ," calcext:value-type="string">
            <text:p>CB_CODE VARCHAR(254) NOT NULL ,</text:p>
          </table:table-cell>
          <table:table-cell table:style-name="ce176"/>
          <table:table-cell table:number-columns-repeated="1017"/>
        </table:table-row>
        <table:table-row table:style-name="ro1">
          <table:table-cell table:number-columns-repeated="2"/>
          <table:table-cell table:style-name="ce29" table:formula="of:=[$Val_ANT.$M$134]" office:value-type="string" office:string-value="INSERT INTO L_FX_NATURE VALUES ('PEHD', 'PEHD');" calcext:value-type="string">
            <text:p>INSERT INTO L_FX_NATURE VALUES ('PEHD', 'PEHD');</text:p>
          </table:table-cell>
          <table:table-cell table:number-columns-repeated="2"/>
          <table:table-cell table:formula="of:=[$Att_ANT.$AB$134]" office:value-type="string" office:string-value="CB_CODEEXT VARCHAR(254)  ," calcext:value-type="string">
            <text:p>CB_CODEEXT VARCHAR(254) <text:s/>,</text:p>
          </table:table-cell>
          <table:table-cell table:style-name="ce176"/>
          <table:table-cell table:number-columns-repeated="1017"/>
        </table:table-row>
        <table:table-row table:style-name="ro1">
          <table:table-cell table:number-columns-repeated="2"/>
          <table:table-cell table:style-name="ce29" table:formula="of:=[$Val_ANT.$M$135]" office:value-type="string" office:string-value="INSERT INTO L_FX_NATURE VALUES ('PVC', 'PVC');" calcext:value-type="string">
            <text:p>INSERT INTO L_FX_NATURE VALUES ('PVC', 'PVC');</text:p>
          </table:table-cell>
          <table:table-cell table:number-columns-repeated="2"/>
          <table:table-cell table:formula="of:=[$Att_ANT.$AB$135]" office:value-type="string" office:string-value="CB_ETIQUET VARCHAR(254)  ," calcext:value-type="string">
            <text:p>CB_ETIQUET VARCHAR(254) <text:s/>,</text:p>
          </table:table-cell>
          <table:table-cell table:style-name="ce176"/>
          <table:table-cell table:number-columns-repeated="1017"/>
        </table:table-row>
        <table:table-row table:style-name="ro1">
          <table:table-cell table:number-columns-repeated="2"/>
          <table:table-cell table:style-name="ce29" table:formula="of:=[$Val_ANT.$M$136]" office:value-type="string" office:string-value="INSERT INTO L_FX_NATURE VALUES ('AUTRE', 'AUTRE');" calcext:value-type="string">
            <text:p>INSERT INTO L_FX_NATURE VALUES ('AUTRE', 'AUTRE');</text:p>
          </table:table-cell>
          <table:table-cell table:number-columns-repeated="2"/>
          <table:table-cell table:formula="of:=[$Att_ANT.$AB$136]" office:value-type="string" office:string-value="CB_AR_CODE VARCHAR(254)  REFERENCES GRACE.ARTERE (AR_CODE)," calcext:value-type="string">
            <text:p>CB_AR_CODE VARCHAR(254) <text:s/>REFERENCES GRACE.ARTERE (AR_CODE),</text:p>
          </table:table-cell>
          <table:table-cell table:style-name="ce176"/>
          <table:table-cell table:number-columns-repeated="1017"/>
        </table:table-row>
        <table:table-row table:style-name="ro1">
          <table:table-cell table:number-columns-repeated="2"/>
          <table:table-cell table:style-name="ce29" table:formula="of:=[$Val_ANT.$M$137]" office:value-type="string" office:string-value="INSERT INTO L_FX_TYPE VALUES ('AUTRE', 'Autre');" calcext:value-type="string">
            <text:p>INSERT INTO L_FX_TYPE VALUES ('AUTRE', 'Autre');</text:p>
          </table:table-cell>
          <table:table-cell table:number-columns-repeated="2"/>
          <table:table-cell table:formula="of:=[$Att_ANT.$AB$137]" office:value-type="string" office:string-value="CB_FX_CODE VARCHAR(254)  REFERENCES GRACE.FOURREAU (FX_CODE)," calcext:value-type="string">
            <text:p>CB_FX_CODE VARCHAR(254) <text:s/>REFERENCES GRACE.FOURREAU (FX_CODE),</text:p>
          </table:table-cell>
          <table:table-cell table:style-name="ce176"/>
          <table:table-cell table:number-columns-repeated="1017"/>
        </table:table-row>
        <table:table-row table:style-name="ro1">
          <table:table-cell table:number-columns-repeated="2"/>
          <table:table-cell table:style-name="ce29" table:formula="of:=[$Val_ANT.$M$138]" office:value-type="string" office:string-value="INSERT INTO L_FX_TYPE VALUES ('CUC', 'Conduite Unitaire Ciment');" calcext:value-type="string">
            <text:p>INSERT INTO L_FX_TYPE VALUES ('CUC', 'Conduite Unitaire Ciment');</text:p>
          </table:table-cell>
          <table:table-cell table:number-columns-repeated="2"/>
          <table:table-cell table:formula="of:=[$Att_ANT.$AB$138]" office:value-type="string" office:string-value="CB_TU_CODE VARCHAR(254)  REFERENCES GRACE.SOUSTUBAGE (TU_CODE)," calcext:value-type="string">
            <text:p>CB_TU_CODE VARCHAR(254) <text:s/>REFERENCES GRACE.SOUSTUBAGE (TU_CODE),</text:p>
          </table:table-cell>
          <table:table-cell table:style-name="ce176"/>
          <table:table-cell table:number-columns-repeated="1017"/>
        </table:table-row>
        <table:table-row table:style-name="ro1">
          <table:table-cell table:number-columns-repeated="2"/>
          <table:table-cell table:style-name="ce29" table:formula="of:=[$Val_ANT.$M$139]" office:value-type="string" office:string-value="INSERT INTO L_FX_TYPE VALUES ('NC', 'Non communiqué');" calcext:value-type="string">
            <text:p>INSERT INTO L_FX_TYPE VALUES ('NC', 'Non communiqué');</text:p>
          </table:table-cell>
          <table:table-cell table:number-columns-repeated="2"/>
          <table:table-cell table:formula="of:=[$Att_ANT.$AB$139]" office:value-type="string" office:string-value="CB_BP_AMON VARCHAR(254) NOT NULL ," calcext:value-type="string">
            <text:p>CB_BP_AMON VARCHAR(254) NOT NULL ,</text:p>
          </table:table-cell>
          <table:table-cell table:style-name="ce176"/>
          <table:table-cell table:number-columns-repeated="1017"/>
        </table:table-row>
        <table:table-row table:style-name="ro1">
          <table:table-cell table:number-columns-repeated="2"/>
          <table:table-cell table:style-name="ce29" table:formula="of:=[$Val_ANT.$M$140]" office:value-type="string" office:string-value="INSERT INTO L_FX_TYPE VALUES ('PEHD', 'PEHD');" calcext:value-type="string">
            <text:p>INSERT INTO L_FX_TYPE VALUES ('PEHD', 'PEHD');</text:p>
          </table:table-cell>
          <table:table-cell table:number-columns-repeated="2"/>
          <table:table-cell table:formula="of:=[$Att_ANT.$AB$140]" office:value-type="string" office:string-value="CB_BP_AVAL VARCHAR(254) NOT NULL ," calcext:value-type="string">
            <text:p>CB_BP_AVAL VARCHAR(254) NOT NULL ,</text:p>
          </table:table-cell>
          <table:table-cell table:style-name="ce176"/>
          <table:table-cell table:number-columns-repeated="1017"/>
        </table:table-row>
        <table:table-row table:style-name="ro1">
          <table:table-cell table:number-columns-repeated="2"/>
          <table:table-cell table:style-name="ce29" table:formula="of:=[$Val_ANT.$M$141]" office:value-type="string" office:string-value="INSERT INTO L_FX_TYPE VALUES ('PVC', 'PVC');" calcext:value-type="string">
            <text:p>INSERT INTO L_FX_TYPE VALUES ('PVC', 'PVC');</text:p>
          </table:table-cell>
          <table:table-cell table:number-columns-repeated="2"/>
          <table:table-cell table:formula="of:=[$Att_ANT.$AB$141]" office:value-type="string" office:string-value="CB_TYPE VARCHAR(254) NOT NULL ," calcext:value-type="string">
            <text:p>CB_TYPE VARCHAR(254) NOT NULL ,</text:p>
          </table:table-cell>
          <table:table-cell table:style-name="ce176"/>
          <table:table-cell table:number-columns-repeated="1017"/>
        </table:table-row>
        <table:table-row table:style-name="ro1">
          <table:table-cell table:number-columns-repeated="2"/>
          <table:table-cell table:style-name="ce29" table:formula="of:=[$Val_ANT.$M$142]" office:value-type="string" office:string-value="INSERT INTO L_FX_TYPE VALUES ('TPC', 'TPC');" calcext:value-type="string">
            <text:p>INSERT INTO L_FX_TYPE VALUES ('TPC', 'TPC');</text:p>
          </table:table-cell>
          <table:table-cell table:number-columns-repeated="2"/>
          <table:table-cell table:formula="of:=[$Att_ANT.$AB$142]" office:value-type="string" office:string-value="CB_ETAT VARCHAR(254) NOT NULL REFERENCES GRACE.L_ETAT (CODE)," calcext:value-type="string">
            <text:p>CB_ETAT VARCHAR(254) NOT NULL REFERENCES GRACE.L_ETAT (CODE),</text:p>
          </table:table-cell>
          <table:table-cell table:style-name="ce176"/>
          <table:table-cell table:number-columns-repeated="1017"/>
        </table:table-row>
        <table:table-row table:style-name="ro1">
          <table:table-cell table:number-columns-repeated="2"/>
          <table:table-cell table:style-name="ce29" table:formula="of:=[$Val_ANT.$M$143]" office:value-type="string" office:string-value="INSERT INTO L_LGAU_TYPE VALUES ('CHAMBRE', 'CHAMBRE');" calcext:value-type="string">
            <text:p>INSERT INTO L_LGAU_TYPE VALUES ('CHAMBRE', 'CHAMBRE');</text:p>
          </table:table-cell>
          <table:table-cell table:number-columns-repeated="2"/>
          <table:table-cell table:formula="of:=[$Att_ANT.$AB$143]" office:value-type="string" office:string-value="CB_LONG NUMERIC NOT NULL ," calcext:value-type="string">
            <text:p>CB_LONG NUMERIC NOT NULL ,</text:p>
          </table:table-cell>
          <table:table-cell table:style-name="ce176"/>
          <table:table-cell table:number-columns-repeated="1017"/>
        </table:table-row>
        <table:table-row table:style-name="ro1">
          <table:table-cell table:number-columns-repeated="2"/>
          <table:table-cell table:style-name="ce29" table:formula="of:=[$Val_ANT.$M$144]" office:value-type="string" office:string-value="INSERT INTO L_LGAU_TYPE VALUES ('AERIEN', 'AERIEN');" calcext:value-type="string">
            <text:p>INSERT INTO L_LGAU_TYPE VALUES ('AERIEN', 'AERIEN');</text:p>
          </table:table-cell>
          <table:table-cell table:number-columns-repeated="2"/>
          <table:table-cell table:formula="of:=[$Att_ANT.$AB$144]" office:value-type="string" office:string-value="CB_LGREEL NUMERIC  ," calcext:value-type="string">
            <text:p>CB_LGREEL NUMERIC <text:s/>,</text:p>
          </table:table-cell>
          <table:table-cell table:style-name="ce176"/>
          <table:table-cell table:number-columns-repeated="1017"/>
        </table:table-row>
        <table:table-row table:style-name="ro1">
          <table:table-cell table:number-columns-repeated="2"/>
          <table:table-cell table:style-name="ce29" table:formula="of:=[$Val_ANT.$M$145]" office:value-type="string" office:string-value="INSERT INTO L_LGAU_TYPE VALUES ('FACADE', 'FACADE');" calcext:value-type="string">
            <text:p>INSERT INTO L_LGAU_TYPE VALUES ('FACADE', 'FACADE');</text:p>
          </table:table-cell>
          <table:table-cell table:number-columns-repeated="2"/>
          <table:table-cell table:formula="of:=[$Att_ANT.$AB$145]" office:value-type="string" office:string-value="CB_DIAM NUMERIC NOT NULL ," calcext:value-type="string">
            <text:p>CB_DIAM NUMERIC NOT NULL ,</text:p>
          </table:table-cell>
          <table:table-cell table:style-name="ce176"/>
          <table:table-cell table:number-columns-repeated="1017"/>
        </table:table-row>
        <table:table-row table:style-name="ro1">
          <table:table-cell table:number-columns-repeated="2"/>
          <table:table-cell table:style-name="ce29" table:formula="of:=[$Val_ANT.$M$146]" office:value-type="string" office:string-value="INSERT INTO L_LGAU_TYPE VALUES ('SPECIFIQUE', 'SPECIFIQUE');" calcext:value-type="string">
            <text:p>INSERT INTO L_LGAU_TYPE VALUES ('SPECIFIQUE', 'SPECIFIQUE');</text:p>
          </table:table-cell>
          <table:table-cell table:number-columns-repeated="2"/>
          <table:table-cell table:formula="of:=[$Att_ANT.$AB$146]" office:value-type="string" office:string-value="CB_COLOR VARCHAR(254)  ," calcext:value-type="string">
            <text:p>CB_COLOR VARCHAR(254) <text:s/>,</text:p>
          </table:table-cell>
          <table:table-cell table:style-name="ce176"/>
          <table:table-cell table:number-columns-repeated="1017"/>
        </table:table-row>
        <table:table-row table:style-name="ro1">
          <table:table-cell table:number-columns-repeated="2"/>
          <table:table-cell table:style-name="ce29" table:formula="of:=[$Val_ANT.$M$147]" office:value-type="string" office:string-value="INSERT INTO L_LGAU_TYPE VALUES ('EGOUT', 'EGOUT');" calcext:value-type="string">
            <text:p>INSERT INTO L_LGAU_TYPE VALUES ('EGOUT', 'EGOUT');</text:p>
          </table:table-cell>
          <table:table-cell table:number-columns-repeated="2"/>
          <table:table-cell table:formula="of:=[$Att_ANT.$AB$147]" office:value-type="string" office:string-value="CB_TECH VARCHAR(254) NOT NULL REFERENCES GRACE.L_TECHNOLOGIE_TYPE (CODE)," calcext:value-type="string">
            <text:p>CB_TECH VARCHAR(254) NOT NULL REFERENCES GRACE.L_TECHNOLOGIE_TYPE (CODE),</text:p>
          </table:table-cell>
          <table:table-cell table:style-name="ce176"/>
          <table:table-cell table:number-columns-repeated="1017"/>
        </table:table-row>
        <table:table-row table:style-name="ro1">
          <table:table-cell table:number-columns-repeated="2"/>
          <table:table-cell table:style-name="ce29" table:formula="of:=[$Val_ANT.$M$148]" office:value-type="string" office:string-value="INSERT INTO L_LGAU_TYPE VALUES ('ENCORBELLEMENT', 'ENCORBELLEMENT');" calcext:value-type="string">
            <text:p>INSERT INTO L_LGAU_TYPE VALUES ('ENCORBELLEMENT', 'ENCORBELLEMENT');</text:p>
          </table:table-cell>
          <table:table-cell table:number-columns-repeated="2"/>
          <table:table-cell table:formula="of:=[$Att_ANT.$AB$148]" office:value-type="string" office:string-value="CB_FABRIC VARCHAR(254)  REFERENCES GRACE.ORGANISME (OR_CODE)," calcext:value-type="string">
            <text:p>CB_FABRIC VARCHAR(254) <text:s/>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149]" office:value-type="string" office:string-value="INSERT INTO L_MASQUE_FACE VALUES ('A', 'A');" calcext:value-type="string">
            <text:p>INSERT INTO L_MASQUE_FACE VALUES ('A', 'A');</text:p>
          </table:table-cell>
          <table:table-cell table:number-columns-repeated="2"/>
          <table:table-cell table:formula="of:=[$Att_ANT.$AB$149]" office:value-type="string" office:string-value="CB_REF VARCHAR(254)  ," calcext:value-type="string">
            <text:p>CB_REF VARCHAR(254) <text:s/>,</text:p>
          </table:table-cell>
          <table:table-cell table:style-name="ce176"/>
          <table:table-cell table:number-columns-repeated="1017"/>
        </table:table-row>
        <table:table-row table:style-name="ro1">
          <table:table-cell table:number-columns-repeated="2"/>
          <table:table-cell table:style-name="ce29" table:formula="of:=[$Val_ANT.$M$150]" office:value-type="string" office:string-value="INSERT INTO L_MASQUE_FACE VALUES ('B', 'B');" calcext:value-type="string">
            <text:p>INSERT INTO L_MASQUE_FACE VALUES ('B', 'B');</text:p>
          </table:table-cell>
          <table:table-cell table:number-columns-repeated="2"/>
          <table:table-cell table:formula="of:=[$Att_ANT.$AB$150]" office:value-type="string" office:string-value="CB_NBFO INTEGER  ," calcext:value-type="string">
            <text:p>CB_NBFO INTEGER <text:s/>,</text:p>
          </table:table-cell>
          <table:table-cell table:style-name="ce176"/>
          <table:table-cell table:number-columns-repeated="1017"/>
        </table:table-row>
        <table:table-row table:style-name="ro1">
          <table:table-cell table:number-columns-repeated="2"/>
          <table:table-cell table:style-name="ce29" table:formula="of:=[$Val_ANT.$M$151]" office:value-type="string" office:string-value="INSERT INTO L_MASQUE_FACE VALUES ('C', 'C');" calcext:value-type="string">
            <text:p>INSERT INTO L_MASQUE_FACE VALUES ('C', 'C');</text:p>
          </table:table-cell>
          <table:table-cell table:number-columns-repeated="2"/>
          <table:table-cell table:formula="of:=[$Att_ANT.$AB$151]" office:value-type="string" office:string-value="CB_FO_UTIL INTEGER  ," calcext:value-type="string">
            <text:p>CB_FO_UTIL INTEGER <text:s/>,</text:p>
          </table:table-cell>
          <table:table-cell table:style-name="ce176"/>
          <table:table-cell table:number-columns-repeated="1017"/>
        </table:table-row>
        <table:table-row table:style-name="ro1">
          <table:table-cell table:number-columns-repeated="2"/>
          <table:table-cell table:style-name="ce29" table:formula="of:=[$Val_ANT.$M$152]" office:value-type="string" office:string-value="INSERT INTO L_MASQUE_FACE VALUES ('D', 'D');" calcext:value-type="string">
            <text:p>INSERT INTO L_MASQUE_FACE VALUES ('D', 'D');</text:p>
          </table:table-cell>
          <table:table-cell table:number-columns-repeated="2"/>
          <table:table-cell table:formula="of:=[$Att_ANT.$AB$152]" office:value-type="string" office:string-value="CB_FO_DISP INTEGER  ," calcext:value-type="string">
            <text:p>CB_FO_DISP INTEGER <text:s/>,</text:p>
          </table:table-cell>
          <table:table-cell table:style-name="ce176"/>
          <table:table-cell table:number-columns-repeated="1017"/>
        </table:table-row>
        <table:table-row table:style-name="ro1">
          <table:table-cell table:number-columns-repeated="2"/>
          <table:table-cell table:style-name="ce29" table:formula="of:=[$Val_ANT.$M$153]" office:value-type="string" office:string-value="INSERT INTO L_MASQUE_FACE VALUES ('E', 'E');" calcext:value-type="string">
            <text:p>INSERT INTO L_MASQUE_FACE VALUES ('E', 'E');</text:p>
          </table:table-cell>
          <table:table-cell table:number-columns-repeated="2"/>
          <table:table-cell table:formula="of:=[$Att_ANT.$AB$153]" office:value-type="string" office:string-value="CB_PROP VARCHAR(254) NOT NULL REFERENCES GRACE.ORGANISME (OR_CODE)," calcext:value-type="string">
            <text:p>CB_PROP VARCHAR(254)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154]" office:value-type="string" office:string-value="INSERT INTO L_MASQUE_FACE VALUES ('F', 'F');" calcext:value-type="string">
            <text:p>INSERT INTO L_MASQUE_FACE VALUES ('F', 'F');</text:p>
          </table:table-cell>
          <table:table-cell table:number-columns-repeated="2"/>
          <table:table-cell table:formula="of:=[$Att_ANT.$AB$154]" office:value-type="string" office:string-value="CB_GEST VARCHAR(254) NOT NULL REFERENCES GRACE.ORGANISME (OR_CODE)," calcext:value-type="string">
            <text:p>CB_GEST VARCHAR(254)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155]" office:value-type="string" office:string-value="INSERT INTO L_MASQUE_FACE VALUES ('G', 'G');" calcext:value-type="string">
            <text:p>INSERT INTO L_MASQUE_FACE VALUES ('G', 'G');</text:p>
          </table:table-cell>
          <table:table-cell table:number-columns-repeated="2"/>
          <table:table-cell table:formula="of:=[$Att_ANT.$AB$155]" office:value-type="string" office:string-value="CB_UTIL VARCHAR(254)  REFERENCES GRACE.ORGANISME (OR_CODE)," calcext:value-type="string">
            <text:p>CB_UTIL VARCHAR(254) <text:s/>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156]" office:value-type="string" office:string-value="INSERT INTO L_MASQUE_FACE VALUES ('H', 'H');" calcext:value-type="string">
            <text:p>INSERT INTO L_MASQUE_FACE VALUES ('H', 'H');</text:p>
          </table:table-cell>
          <table:table-cell table:number-columns-repeated="2"/>
          <table:table-cell table:formula="of:=[$Att_ANT.$AB$156]" office:value-type="string" office:string-value="CB_DATEPOS DATE  ," calcext:value-type="string">
            <text:p>CB_DATEPOS DATE <text:s/>,</text:p>
          </table:table-cell>
          <table:table-cell table:style-name="ce176"/>
          <table:table-cell table:number-columns-repeated="1017"/>
        </table:table-row>
        <table:table-row table:style-name="ro1">
          <table:table-cell table:number-columns-repeated="2"/>
          <table:table-cell table:style-name="ce29" table:formula="of:=[$Val_ANT.$M$157]" office:value-type="string" office:string-value="INSERT INTO L_MASQUE_FACE VALUES ('I', 'I');" calcext:value-type="string">
            <text:p>INSERT INTO L_MASQUE_FACE VALUES ('I', 'I');</text:p>
          </table:table-cell>
          <table:table-cell table:number-columns-repeated="2"/>
          <table:table-cell table:formula="of:=[$Att_ANT.$AB$157]" office:value-type="string" office:string-value="CB_STATUT VARCHAR(254) NOT NULL REFERENCES GRACE.L_STATUT (CODE)," calcext:value-type="string">
            <text:p>CB_STATUT VARCHAR(254) NOT NULL REFERENCES GRACE.L_STATUT (CODE),</text:p>
          </table:table-cell>
          <table:table-cell table:style-name="ce176"/>
          <table:table-cell table:number-columns-repeated="1017"/>
        </table:table-row>
        <table:table-row table:style-name="ro1">
          <table:table-cell table:number-columns-repeated="2"/>
          <table:table-cell table:style-name="ce29" table:formula="of:=[$Val_ANT.$M$158]" office:value-type="string" office:string-value="INSERT INTO L_MASQUE_FACE VALUES ('J', 'J');" calcext:value-type="string">
            <text:p>INSERT INTO L_MASQUE_FACE VALUES ('J', 'J');</text:p>
          </table:table-cell>
          <table:table-cell table:number-columns-repeated="2"/>
          <table:table-cell table:formula="of:=[$Att_ANT.$AB$158]" office:value-type="string" office:string-value="CB_AVCMT VARCHAR(254) NOT NULL ," calcext:value-type="string">
            <text:p>CB_AVCMT VARCHAR(254) NOT NULL ,</text:p>
          </table:table-cell>
          <table:table-cell table:style-name="ce176"/>
          <table:table-cell table:number-columns-repeated="1017"/>
        </table:table-row>
        <table:table-row table:style-name="ro1">
          <table:table-cell table:number-columns-repeated="2"/>
          <table:table-cell table:style-name="ce29" table:formula="of:=[$Val_ANT.$M$159]" office:value-type="string" office:string-value="INSERT INTO L_NOEUD_TYPE VALUES ('P', 'PHYSIQUE');" calcext:value-type="string">
            <text:p>INSERT INTO L_NOEUD_TYPE VALUES ('P', 'PHYSIQUE');</text:p>
          </table:table-cell>
          <table:table-cell table:number-columns-repeated="2"/>
          <table:table-cell table:formula="of:=[$Att_ANT.$AB$159]" office:value-type="string" office:string-value="CB_COMMENT VARCHAR(254)  ," calcext:value-type="string">
            <text:p>CB_COMMENT VARCHAR(254) <text:s/>,</text:p>
          </table:table-cell>
          <table:table-cell table:style-name="ce176"/>
          <table:table-cell table:number-columns-repeated="1017"/>
        </table:table-row>
        <table:table-row table:style-name="ro1">
          <table:table-cell table:number-columns-repeated="2"/>
          <table:table-cell table:style-name="ce29" table:formula="of:=[$Val_ANT.$M$160]" office:value-type="string" office:string-value="INSERT INTO L_NOEUD_TYPE VALUES ('S', 'SPECIFIQUE');" calcext:value-type="string">
            <text:p>INSERT INTO L_NOEUD_TYPE VALUES ('S', 'SPECIFIQUE');</text:p>
          </table:table-cell>
          <table:table-cell table:number-columns-repeated="2"/>
          <table:table-cell table:formula="of:=[$Att_ANT.$AB$160]" office:value-type="string" office:string-value="CB_CREADAT DATE  ," calcext:value-type="string">
            <text:p>CB_CREADAT DATE <text:s/>,</text:p>
          </table:table-cell>
          <table:table-cell table:style-name="ce176"/>
          <table:table-cell table:number-columns-repeated="1017"/>
        </table:table-row>
        <table:table-row table:style-name="ro1">
          <table:table-cell table:number-columns-repeated="2"/>
          <table:table-cell table:style-name="ce29" table:formula="of:=[$Val_ANT.$M$161]" office:value-type="string" office:string-value="INSERT INTO L_OCCUPATION_TYPE VALUES ('0', 'Vide');" calcext:value-type="string">
            <text:p>INSERT INTO L_OCCUPATION_TYPE VALUES ('0', 'Vide');</text:p>
          </table:table-cell>
          <table:table-cell table:number-columns-repeated="2"/>
          <table:table-cell table:formula="of:=[$Att_ANT.$AB$161]" office:value-type="string" office:string-value="CB_MAJDATE DATE  ," calcext:value-type="string">
            <text:p>CB_MAJDATE DATE <text:s/>,</text:p>
          </table:table-cell>
          <table:table-cell table:style-name="ce176"/>
          <table:table-cell table:number-columns-repeated="1017"/>
        </table:table-row>
        <table:table-row table:style-name="ro1">
          <table:table-cell table:number-columns-repeated="2"/>
          <table:table-cell table:style-name="ce29" table:formula="of:=[$Val_ANT.$M$162]" office:value-type="string" office:string-value="INSERT INTO L_OCCUPATION_TYPE VALUES ('1.1', 'Non vide exploitable');" calcext:value-type="string">
            <text:p>INSERT INTO L_OCCUPATION_TYPE VALUES ('1.1', 'Non vide exploitable');</text:p>
          </table:table-cell>
          <table:table-cell table:number-columns-repeated="2"/>
          <table:table-cell table:formula="of:=[$Att_ANT.$AB$162]" office:value-type="string" office:string-value="CB_MAJSRC VARCHAR(254)  ," calcext:value-type="string">
            <text:p>CB_MAJSRC VARCHAR(254) <text:s/>,</text:p>
          </table:table-cell>
          <table:table-cell table:style-name="ce176"/>
          <table:table-cell table:number-columns-repeated="1017"/>
        </table:table-row>
        <table:table-row table:style-name="ro1">
          <table:table-cell table:number-columns-repeated="2"/>
          <table:table-cell table:style-name="ce29" table:formula="of:=[$Val_ANT.$M$163]" office:value-type="string" office:string-value="INSERT INTO L_OCCUPATION_TYPE VALUES ('1.2', 'Non vide non exploitable');" calcext:value-type="string">
            <text:p>INSERT INTO L_OCCUPATION_TYPE VALUES ('1.2', 'Non vide non exploitable');</text:p>
          </table:table-cell>
          <table:table-cell table:number-columns-repeated="2"/>
          <table:table-cell table:formula="of:=[$Att_ANT.$AB$163]" office:value-type="string" office:string-value="CB_ABDDATE DATE  ," calcext:value-type="string">
            <text:p>CB_ABDDATE DATE <text:s/>,</text:p>
          </table:table-cell>
          <table:table-cell table:style-name="ce176"/>
          <table:table-cell table:number-columns-repeated="1017"/>
        </table:table-row>
        <table:table-row table:style-name="ro1">
          <table:table-cell table:number-columns-repeated="2"/>
          <table:table-cell table:style-name="ce29" table:formula="of:=[$Val_ANT.$M$164]" office:value-type="string" office:string-value="INSERT INTO L_OCCUPATION_TYPE VALUES ('2', 'Saturée');" calcext:value-type="string">
            <text:p>INSERT INTO L_OCCUPATION_TYPE VALUES ('2', 'Saturée');</text:p>
          </table:table-cell>
          <table:table-cell table:number-columns-repeated="2"/>
          <table:table-cell table:formula="of:=[$Att_ANT.$AB$164]" office:value-type="string" office:string-value="CB_ABDSRC VARCHAR(254)  ," calcext:value-type="string">
            <text:p>CB_ABDSRC VARCHAR(254) <text:s/>,</text:p>
          </table:table-cell>
          <table:table-cell table:style-name="ce176"/>
          <table:table-cell table:number-columns-repeated="1017"/>
        </table:table-row>
        <table:table-row table:style-name="ro1">
          <table:table-cell table:number-columns-repeated="2"/>
          <table:table-cell table:style-name="ce29" table:formula="of:=[$Val_ANT.$M$165]" office:value-type="string" office:string-value="INSERT INTO L_POSITION_ETAT VALUES ('HS', 'HORS-SERVICE');" calcext:value-type="string">
            <text:p>INSERT INTO L_POSITION_ETAT VALUES ('HS', 'HORS-SERVICE');</text:p>
          </table:table-cell>
          <table:table-cell/>
          <table:table-cell table:formula="of:=[$Att_ANT.$AA$165]" office:value-type="string" office:string-value="CONSTRAINT &quot;CABLE_PK&quot; PRIMARY KEY (CB_ID));" calcext:value-type="string">
            <text:p>CONSTRAINT "CABLE_PK" PRIMARY KEY (CB_ID));</text:p>
          </table:table-cell>
          <table:table-cell/>
          <table:table-cell table:style-name="ce176"/>
          <table:table-cell table:number-columns-repeated="1017"/>
        </table:table-row>
        <table:table-row table:style-name="ro1">
          <table:table-cell table:number-columns-repeated="2"/>
          <table:table-cell table:style-name="ce29" table:formula="of:=[$Val_ANT.$M$166]" office:value-type="string" office:string-value="INSERT INTO L_POSITION_ETAT VALUES ('ES', 'EN FONCTION');" calcext:value-type="string">
            <text:p>INSERT INTO L_POSITION_ETAT VALUES ('ES', 'EN FONCTION');</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167]" office:value-type="string" office:string-value="INSERT INTO L_POSITION_ETAT VALUES ('VE', 'A VERIFIER');" calcext:value-type="string">
            <text:p>INSERT INTO L_POSITION_ETAT VALUES ('VE', 'A VERIFIER');</text:p>
          </table:table-cell>
          <table:table-cell/>
          <table:table-cell table:formula="of:=[$Att_ANT.$AA$167]" office:value-type="string" office:string-value="CREATE TABLE LOVE(" calcext:value-type="string">
            <text:p>CREATE TABLE LOVE(</text:p>
          </table:table-cell>
          <table:table-cell table:formula="of:=[$Att_ANT.$AB$167]" office:value-type="string" office:string-value="LO_ID INTEGER NOT NULL ," calcext:value-type="string">
            <text:p>LO_ID INTEGER NOT NULL ,</text:p>
          </table:table-cell>
          <table:table-cell table:style-name="ce176"/>
          <table:table-cell table:number-columns-repeated="1017"/>
        </table:table-row>
        <table:table-row table:style-name="ro1">
          <table:table-cell table:number-columns-repeated="2"/>
          <table:table-cell table:style-name="ce29" table:formula="of:=[$Val_ANT.$M$168]" office:value-type="string" office:string-value="INSERT INTO L_POSITION_FONCTION VALUES ('CON', 'CONNECTEUR');" calcext:value-type="string">
            <text:p>INSERT INTO L_POSITION_FONCTION VALUES ('CON', 'CONNECTEUR');</text:p>
          </table:table-cell>
          <table:table-cell table:number-columns-repeated="2"/>
          <table:table-cell table:formula="of:=[$Att_ANT.$AB$168]" office:value-type="string" office:string-value="LO_CB_CODE INTEGER NOT NULL ," calcext:value-type="string">
            <text:p>LO_CB_CODE INTEGER NOT NULL ,</text:p>
          </table:table-cell>
          <table:table-cell table:style-name="ce176"/>
          <table:table-cell table:number-columns-repeated="1017"/>
        </table:table-row>
        <table:table-row table:style-name="ro1">
          <table:table-cell table:number-columns-repeated="2"/>
          <table:table-cell table:style-name="ce29" table:formula="of:=[$Val_ANT.$M$169]" office:value-type="string" office:string-value="INSERT INTO L_POSITION_FONCTION VALUES ('EPI', 'EPISSURE');" calcext:value-type="string">
            <text:p>INSERT INTO L_POSITION_FONCTION VALUES ('EPI', 'EPISSURE');</text:p>
          </table:table-cell>
          <table:table-cell table:number-columns-repeated="2"/>
          <table:table-cell table:formula="of:=[$Att_ANT.$AB$169]" office:value-type="string" office:string-value="LO_NO_CODE INTEGER NOT NULL ," calcext:value-type="string">
            <text:p>LO_NO_CODE INTEGER NOT NULL ,</text:p>
          </table:table-cell>
          <table:table-cell table:style-name="ce176"/>
          <table:table-cell table:number-columns-repeated="1017"/>
        </table:table-row>
        <table:table-row table:style-name="ro1">
          <table:table-cell table:number-columns-repeated="2"/>
          <table:table-cell table:style-name="ce29" table:formula="of:=[$Val_ANT.$M$170]" office:value-type="string" office:string-value="INSERT INTO L_POSITION_FONCTION VALUES ('PIG', 'PIGTAIL');" calcext:value-type="string">
            <text:p>INSERT INTO L_POSITION_FONCTION VALUES ('PIG', 'PIGTAIL');</text:p>
          </table:table-cell>
          <table:table-cell table:number-columns-repeated="2"/>
          <table:table-cell table:formula="of:=[$Att_ANT.$AB$170]" office:value-type="string" office:string-value="LO_LONG INTEGER  ," calcext:value-type="string">
            <text:p>LO_LONG INTEGER <text:s/>,</text:p>
          </table:table-cell>
          <table:table-cell table:style-name="ce176"/>
          <table:table-cell table:number-columns-repeated="1017"/>
        </table:table-row>
        <table:table-row table:style-name="ro1">
          <table:table-cell table:number-columns-repeated="2"/>
          <table:table-cell table:style-name="ce29" table:formula="of:=[$Val_ANT.$M$171]" office:value-type="string" office:string-value="INSERT INTO L_POSITION_FONCTION VALUES ('ATT', 'ATTENTE');" calcext:value-type="string">
            <text:p>INSERT INTO L_POSITION_FONCTION VALUES ('ATT', 'ATTENTE');</text:p>
          </table:table-cell>
          <table:table-cell table:number-columns-repeated="2"/>
          <table:table-cell table:formula="of:=[$Att_ANT.$AB$171]" office:value-type="string" office:string-value="LO_CREADAT DATE  ," calcext:value-type="string">
            <text:p>LO_CREADAT DATE <text:s/>,</text:p>
          </table:table-cell>
          <table:table-cell table:style-name="ce176"/>
          <table:table-cell table:number-columns-repeated="1017"/>
        </table:table-row>
        <table:table-row table:style-name="ro1">
          <table:table-cell table:number-columns-repeated="2"/>
          <table:table-cell table:style-name="ce29" table:formula="of:=[$Val_ANT.$M$172]" office:value-type="string" office:string-value="INSERT INTO L_POSITION_FONCTION VALUES ('PAS', 'PASSAGE');" calcext:value-type="string">
            <text:p>INSERT INTO L_POSITION_FONCTION VALUES ('PAS', 'PASSAGE');</text:p>
          </table:table-cell>
          <table:table-cell table:number-columns-repeated="2"/>
          <table:table-cell table:formula="of:=[$Att_ANT.$AB$172]" office:value-type="string" office:string-value="LO_MAJDATE DATE  ," calcext:value-type="string">
            <text:p>LO_MAJDATE DATE <text:s/>,</text:p>
          </table:table-cell>
          <table:table-cell table:style-name="ce176"/>
          <table:table-cell table:number-columns-repeated="1017"/>
        </table:table-row>
        <table:table-row table:style-name="ro1">
          <table:table-cell table:number-columns-repeated="2"/>
          <table:table-cell table:style-name="ce29" table:formula="of:=[$Val_ANT.$M$173]" office:value-type="string" office:string-value="INSERT INTO L_POSITION_FONCTION VALUES ('JCD', 'EPISSURE-JCD');" calcext:value-type="string">
            <text:p>INSERT INTO L_POSITION_FONCTION VALUES ('JCD', 'EPISSURE-JCD');</text:p>
          </table:table-cell>
          <table:table-cell table:number-columns-repeated="2"/>
          <table:table-cell table:formula="of:=[$Att_ANT.$AB$173]" office:value-type="string" office:string-value="LO_MAJSRC VARCHAR(254)  ," calcext:value-type="string">
            <text:p>LO_MAJSRC VARCHAR(254) <text:s/>,</text:p>
          </table:table-cell>
          <table:table-cell table:style-name="ce176"/>
          <table:table-cell table:number-columns-repeated="1017"/>
        </table:table-row>
        <table:table-row table:style-name="ro1">
          <table:table-cell table:number-columns-repeated="2"/>
          <table:table-cell table:style-name="ce29" table:formula="of:=[$Val_ANT.$M$174]" office:value-type="string" office:string-value="INSERT INTO L_POSITION_FONCTION VALUES ('HDS', 'EPISSURE-HDS');" calcext:value-type="string">
            <text:p>INSERT INTO L_POSITION_FONCTION VALUES ('HDS', 'EPISSURE-HDS');</text:p>
          </table:table-cell>
          <table:table-cell table:number-columns-repeated="2"/>
          <table:table-cell table:formula="of:=[$Att_ANT.$AB$174]" office:value-type="string" office:string-value="LO_ABDDATE DATE  ," calcext:value-type="string">
            <text:p>LO_ABDDATE DATE <text:s/>,</text:p>
          </table:table-cell>
          <table:table-cell table:style-name="ce176"/>
          <table:table-cell table:number-columns-repeated="1017"/>
        </table:table-row>
        <table:table-row table:style-name="ro1">
          <table:table-cell table:number-columns-repeated="2"/>
          <table:table-cell table:style-name="ce29" table:formula="of:=[$Val_ANT.$M$175]" office:value-type="string" office:string-value="INSERT INTO L_POSITION_TYPE VALUES ('SC', 'SC');" calcext:value-type="string">
            <text:p>INSERT INTO L_POSITION_TYPE VALUES ('SC', 'SC');</text:p>
          </table:table-cell>
          <table:table-cell table:number-columns-repeated="2"/>
          <table:table-cell table:formula="of:=[$Att_ANT.$AB$175]" office:value-type="string" office:string-value="LO_ABDSRC VARCHAR(254)  ," calcext:value-type="string">
            <text:p>LO_ABDSRC VARCHAR(254) <text:s/>,</text:p>
          </table:table-cell>
          <table:table-cell table:style-name="ce176"/>
          <table:table-cell table:number-columns-repeated="1017"/>
        </table:table-row>
        <table:table-row table:style-name="ro1">
          <table:table-cell table:number-columns-repeated="2"/>
          <table:table-cell table:style-name="ce29" table:formula="of:=[$Val_ANT.$M$176]" office:value-type="string" office:string-value="INSERT INTO L_POSITION_TYPE VALUES ('EC', 'EC');" calcext:value-type="string">
            <text:p>INSERT INTO L_POSITION_TYPE VALUES ('EC', 'EC');</text:p>
          </table:table-cell>
          <table:table-cell/>
          <table:table-cell table:formula="of:=[$Att_ANT.$AA$176]" office:value-type="string" office:string-value="CONSTRAINT &quot;LOVE_PK&quot; PRIMARY KEY (LO_ID));" calcext:value-type="string">
            <text:p>CONSTRAINT "LOVE_PK" PRIMARY KEY (LO_ID));</text:p>
          </table:table-cell>
          <table:table-cell/>
          <table:table-cell table:style-name="ce179"/>
          <table:table-cell table:number-columns-repeated="1017"/>
        </table:table-row>
        <table:table-row table:style-name="ro1">
          <table:table-cell table:number-columns-repeated="2"/>
          <table:table-cell table:style-name="ce29" table:formula="of:=[$Val_ANT.$M$177]" office:value-type="string" office:string-value="INSERT INTO L_POSITION_TYPE VALUES ('FC', 'FC');" calcext:value-type="string">
            <text:p>INSERT INTO L_POSITION_TYPE VALUES ('FC', 'FC');</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178]" office:value-type="string" office:string-value="INSERT INTO L_POSITION_TYPE VALUES ('FUSION', 'FUSION');" calcext:value-type="string">
            <text:p>INSERT INTO L_POSITION_TYPE VALUES ('FUSION', 'FUSION');</text:p>
          </table:table-cell>
          <table:table-cell/>
          <table:table-cell table:formula="of:=[$Att_ANT.$AA$178]" office:value-type="string" office:string-value="CREATE TABLE FIBRE(" calcext:value-type="string">
            <text:p>CREATE TABLE FIBRE(</text:p>
          </table:table-cell>
          <table:table-cell table:formula="of:=[$Att_ANT.$AB$178]" office:value-type="string" office:string-value="FO_ID INTEGER  ," calcext:value-type="string">
            <text:p>FO_ID INTEGER <text:s/>,</text:p>
          </table:table-cell>
          <table:table-cell table:style-name="ce176"/>
          <table:table-cell table:number-columns-repeated="1017"/>
        </table:table-row>
        <table:table-row table:style-name="ro1">
          <table:table-cell table:number-columns-repeated="2"/>
          <table:table-cell table:style-name="ce29" table:formula="of:=[$Val_ANT.$M$179]" office:value-type="string" office:string-value="INSERT INTO L_POSITION_TYPE VALUES ('MECANIQUE', 'MECANIQUE');" calcext:value-type="string">
            <text:p>INSERT INTO L_POSITION_TYPE VALUES ('MECANIQUE', 'MECANIQUE');</text:p>
          </table:table-cell>
          <table:table-cell table:number-columns-repeated="2"/>
          <table:table-cell table:formula="of:=[$Att_ANT.$AB$179]" office:value-type="string" office:string-value="FO_CODE VARCHAR(254) NOT NULL ," calcext:value-type="string">
            <text:p>FO_CODE VARCHAR(254) NOT NULL ,</text:p>
          </table:table-cell>
          <table:table-cell table:style-name="ce176"/>
          <table:table-cell table:number-columns-repeated="1017"/>
        </table:table-row>
        <table:table-row table:style-name="ro1">
          <table:table-cell table:number-columns-repeated="2"/>
          <table:table-cell table:style-name="ce29" table:formula="of:=[$Val_ANT.$M$180]" office:value-type="string" office:string-value="INSERT INTO L_POSITION_TYPE VALUES ('LC', 'LC');" calcext:value-type="string">
            <text:p>INSERT INTO L_POSITION_TYPE VALUES ('LC', 'LC');</text:p>
          </table:table-cell>
          <table:table-cell table:number-columns-repeated="2"/>
          <table:table-cell table:formula="of:=[$Att_ANT.$AB$180]" office:value-type="string" office:string-value="FO_CODE_EXT VARCHAR(254)  ," calcext:value-type="string">
            <text:p>FO_CODE_EXT VARCHAR(254) <text:s/>,</text:p>
          </table:table-cell>
          <table:table-cell table:style-name="ce176"/>
          <table:table-cell table:number-columns-repeated="1017"/>
        </table:table-row>
        <table:table-row table:style-name="ro1">
          <table:table-cell table:number-columns-repeated="2"/>
          <table:table-cell table:style-name="ce29" table:formula="of:=[$Val_ANT.$M$181]" office:value-type="string" office:string-value="INSERT INTO L_POSITION_TYPE VALUES ('ST', 'ST');" calcext:value-type="string">
            <text:p>INSERT INTO L_POSITION_TYPE VALUES ('ST', 'ST');</text:p>
          </table:table-cell>
          <table:table-cell table:number-columns-repeated="2"/>
          <table:table-cell table:formula="of:=[$Att_ANT.$AB$181]" office:value-type="string" office:string-value="FO_CA_CODE VARCHAR(254) NOT NULL REFERENCES GRACE.CABLE (CA_CODE)," calcext:value-type="string">
            <text:p>FO_CA_CODE VARCHAR(254) NOT NULL REFERENCES GRACE.CABLE (CA_CODE),</text:p>
          </table:table-cell>
          <table:table-cell table:style-name="ce176"/>
          <table:table-cell table:number-columns-repeated="1017"/>
        </table:table-row>
        <table:table-row table:style-name="ro1">
          <table:table-cell table:number-columns-repeated="2"/>
          <table:table-cell table:style-name="ce29" table:formula="of:=[$Val_ANT.$M$182]" office:value-type="string" office:string-value="INSERT INTO L_POSITION_TYPE VALUES ('SCAPC', 'SCAPC');" calcext:value-type="string">
            <text:p>INSERT INTO L_POSITION_TYPE VALUES ('SCAPC', 'SCAPC');</text:p>
          </table:table-cell>
          <table:table-cell table:number-columns-repeated="2"/>
          <table:table-cell table:formula="of:=[$Att_ANT.$AB$182]" office:value-type="string" office:string-value="FO_NINCAB INTEGER  ," calcext:value-type="string">
            <text:p>FO_NINCAB INTEGER <text:s/>,</text:p>
          </table:table-cell>
          <table:table-cell table:style-name="ce176"/>
          <table:table-cell table:number-columns-repeated="1017"/>
        </table:table-row>
        <table:table-row table:style-name="ro1">
          <table:table-cell table:number-columns-repeated="2"/>
          <table:table-cell table:style-name="ce29" table:formula="of:=[$Val_ANT.$M$183]" office:value-type="string" office:string-value="INSERT INTO L_PTECH_TYPE VALUES ('J2C', 'J2C');" calcext:value-type="string">
            <text:p>INSERT INTO L_PTECH_TYPE VALUES ('J2C', 'J2C');</text:p>
          </table:table-cell>
          <table:table-cell table:number-columns-repeated="2"/>
          <table:table-cell table:formula="of:=[$Att_ANT.$AB$183]" office:value-type="string" office:string-value="FO_NUMTUB INTEGER  ," calcext:value-type="string">
            <text:p>FO_NUMTUB INTEGER <text:s/>,</text:p>
          </table:table-cell>
          <table:table-cell table:style-name="ce176"/>
          <table:table-cell table:number-columns-repeated="1017"/>
        </table:table-row>
        <table:table-row table:style-name="ro1">
          <table:table-cell table:number-columns-repeated="2"/>
          <table:table-cell table:style-name="ce29" table:formula="of:=[$Val_ANT.$M$184]" office:value-type="string" office:string-value="INSERT INTO L_PTECH_TYPE VALUES ('J2CR', 'J2CR');" calcext:value-type="string">
            <text:p>INSERT INTO L_PTECH_TYPE VALUES ('J2CR', 'J2CR');</text:p>
          </table:table-cell>
          <table:table-cell table:number-columns-repeated="2"/>
          <table:table-cell table:formula="of:=[$Att_ANT.$AB$184]" office:value-type="string" office:string-value="FO_NINTUB INTEGER  ," calcext:value-type="string">
            <text:p>FO_NINTUB INTEGER <text:s/>,</text:p>
          </table:table-cell>
          <table:table-cell table:style-name="ce176"/>
          <table:table-cell table:number-columns-repeated="1017"/>
        </table:table-row>
        <table:table-row table:style-name="ro1">
          <table:table-cell table:number-columns-repeated="2"/>
          <table:table-cell table:style-name="ce29" table:formula="of:=[$Val_ANT.$M$185]" office:value-type="string" office:string-value="INSERT INTO L_PTECH_TYPE VALUES ('K1C', 'K1C');" calcext:value-type="string">
            <text:p>INSERT INTO L_PTECH_TYPE VALUES ('K1C', 'K1C');</text:p>
          </table:table-cell>
          <table:table-cell table:number-columns-repeated="2"/>
          <table:table-cell table:formula="of:=[$Att_ANT.$AB$185]" office:value-type="string" office:string-value="FO_ETAT VARCHAR(2)  REFERENCES GRACE.L_FIBRE_ETAT (CODE)," calcext:value-type="string">
            <text:p>FO_ETAT VARCHAR(2) <text:s/>REFERENCES GRACE.L_FIBRE_ETAT (CODE),</text:p>
          </table:table-cell>
          <table:table-cell table:style-name="ce176"/>
          <table:table-cell table:number-columns-repeated="1017"/>
        </table:table-row>
        <table:table-row table:style-name="ro1">
          <table:table-cell table:number-columns-repeated="2"/>
          <table:table-cell table:style-name="ce29" table:formula="of:=[$Val_ANT.$M$186]" office:value-type="string" office:string-value="INSERT INTO L_PTECH_TYPE VALUES ('K1CR', 'K1CR');" calcext:value-type="string">
            <text:p>INSERT INTO L_PTECH_TYPE VALUES ('K1CR', 'K1CR');</text:p>
          </table:table-cell>
          <table:table-cell table:number-columns-repeated="2"/>
          <table:table-cell table:formula="of:=[$Att_ANT.$AB$186]" office:value-type="string" office:string-value="FO_COLOR VARCHAR(7)  ," calcext:value-type="string">
            <text:p>FO_COLOR VARCHAR(7) <text:s/>,</text:p>
          </table:table-cell>
          <table:table-cell table:style-name="ce176"/>
          <table:table-cell table:number-columns-repeated="1017"/>
        </table:table-row>
        <table:table-row table:style-name="ro1">
          <table:table-cell table:number-columns-repeated="2"/>
          <table:table-cell table:style-name="ce29" table:formula="of:=[$Val_ANT.$M$187]" office:value-type="string" office:string-value="INSERT INTO L_PTECH_TYPE VALUES ('K2C', 'K2C');" calcext:value-type="string">
            <text:p>INSERT INTO L_PTECH_TYPE VALUES ('K2C', 'K2C');</text:p>
          </table:table-cell>
          <table:table-cell table:number-columns-repeated="2"/>
          <table:table-cell table:formula="of:=[$Att_ANT.$AB$187]" office:value-type="string" office:string-value="FO_REPER VARCHAR(5)  REFERENCES GRACE.L_TUBE (TUBE_ID)," calcext:value-type="string">
            <text:p>FO_REPER VARCHAR(5) <text:s/>REFERENCES GRACE.L_TUBE (TUBE_ID),</text:p>
          </table:table-cell>
          <table:table-cell table:style-name="ce176"/>
          <table:table-cell table:number-columns-repeated="1017"/>
        </table:table-row>
        <table:table-row table:style-name="ro1">
          <table:table-cell table:number-columns-repeated="2"/>
          <table:table-cell table:style-name="ce29" table:formula="of:=[$Val_ANT.$M$188]" office:value-type="string" office:string-value="INSERT INTO L_PTECH_TYPE VALUES ('K2CR', 'K2CR');" calcext:value-type="string">
            <text:p>INSERT INTO L_PTECH_TYPE VALUES ('K2CR', 'K2CR');</text:p>
          </table:table-cell>
          <table:table-cell table:number-columns-repeated="2"/>
          <table:table-cell table:formula="of:=[$Att_ANT.$AB$188]" office:value-type="string" office:string-value="FO_ROPT VARCHAR(100)  ," calcext:value-type="string">
            <text:p>FO_ROPT VARCHAR(100) <text:s/>,</text:p>
          </table:table-cell>
          <table:table-cell table:style-name="ce176"/>
          <table:table-cell table:number-columns-repeated="1017"/>
        </table:table-row>
        <table:table-row table:style-name="ro1">
          <table:table-cell table:number-columns-repeated="2"/>
          <table:table-cell table:style-name="ce29" table:formula="of:=[$Val_ANT.$M$189]" office:value-type="string" office:string-value="INSERT INTO L_PTECH_TYPE VALUES ('K3C', 'K3C');" calcext:value-type="string">
            <text:p>INSERT INTO L_PTECH_TYPE VALUES ('K3C', 'K3C');</text:p>
          </table:table-cell>
          <table:table-cell table:number-columns-repeated="2"/>
          <table:table-cell table:formula="of:=[$Att_ANT.$AB$189]" office:value-type="string" office:string-value="FO_CREADAT DATE  ," calcext:value-type="string">
            <text:p>FO_CREADAT DATE <text:s/>,</text:p>
          </table:table-cell>
          <table:table-cell table:style-name="ce176"/>
          <table:table-cell table:number-columns-repeated="1017"/>
        </table:table-row>
        <table:table-row table:style-name="ro1">
          <table:table-cell table:number-columns-repeated="2"/>
          <table:table-cell table:style-name="ce29" table:formula="of:=[$Val_ANT.$M$190]" office:value-type="string" office:string-value="INSERT INTO L_PTECH_TYPE VALUES ('K3CR', 'K3CR');" calcext:value-type="string">
            <text:p>INSERT INTO L_PTECH_TYPE VALUES ('K3CR', 'K3CR');</text:p>
          </table:table-cell>
          <table:table-cell table:number-columns-repeated="2"/>
          <table:table-cell table:formula="of:=[$Att_ANT.$AB$190]" office:value-type="string" office:string-value="FO_MAJDATE date  ," calcext:value-type="string">
            <text:p>FO_MAJDATE date <text:s/>,</text:p>
          </table:table-cell>
          <table:table-cell table:style-name="ce176"/>
          <table:table-cell table:number-columns-repeated="1017"/>
        </table:table-row>
        <table:table-row table:style-name="ro1">
          <table:table-cell table:number-columns-repeated="2"/>
          <table:table-cell table:style-name="ce29" table:formula="of:=[$Val_ANT.$M$191]" office:value-type="string" office:string-value="INSERT INTO L_PTECH_TYPE VALUES ('L0T', 'L0T');" calcext:value-type="string">
            <text:p>INSERT INTO L_PTECH_TYPE VALUES ('L0T', 'L0T');</text:p>
          </table:table-cell>
          <table:table-cell table:number-columns-repeated="2"/>
          <table:table-cell table:formula="of:=[$Att_ANT.$AB$191]" office:value-type="string" office:string-value="FO_MAJSRC VARCHAR(254)  ," calcext:value-type="string">
            <text:p>FO_MAJSRC VARCHAR(254) <text:s/>,</text:p>
          </table:table-cell>
          <table:table-cell table:style-name="ce176"/>
          <table:table-cell table:number-columns-repeated="1017"/>
        </table:table-row>
        <table:table-row table:style-name="ro1">
          <table:table-cell table:number-columns-repeated="2"/>
          <table:table-cell table:style-name="ce29" table:formula="of:=[$Val_ANT.$M$192]" office:value-type="string" office:string-value="INSERT INTO L_PTECH_TYPE VALUES ('L0TR', 'L0TR');" calcext:value-type="string">
            <text:p>INSERT INTO L_PTECH_TYPE VALUES ('L0TR', 'L0TR');</text:p>
          </table:table-cell>
          <table:table-cell table:number-columns-repeated="2"/>
          <table:table-cell table:formula="of:=[$Att_ANT.$AB$192]" office:value-type="string" office:string-value="FO_ABDDATE DATE  ," calcext:value-type="string">
            <text:p>FO_ABDDATE DATE <text:s/>,</text:p>
          </table:table-cell>
          <table:table-cell table:style-name="ce176"/>
          <table:table-cell table:number-columns-repeated="1017"/>
        </table:table-row>
        <table:table-row table:style-name="ro1">
          <table:table-cell table:number-columns-repeated="2"/>
          <table:table-cell table:style-name="ce29" table:formula="of:=[$Val_ANT.$M$193]" office:value-type="string" office:string-value="INSERT INTO L_PTECH_TYPE VALUES ('L1T', 'L1T');" calcext:value-type="string">
            <text:p>INSERT INTO L_PTECH_TYPE VALUES ('L1T', 'L1T');</text:p>
          </table:table-cell>
          <table:table-cell table:number-columns-repeated="2"/>
          <table:table-cell table:formula="of:=[$Att_ANT.$AB$193]" office:value-type="string" office:string-value="FO_ABDSRC VARCHAR(254)  ," calcext:value-type="string">
            <text:p>FO_ABDSRC VARCHAR(254) <text:s/>,</text:p>
          </table:table-cell>
          <table:table-cell table:style-name="ce176"/>
          <table:table-cell table:number-columns-repeated="1017"/>
        </table:table-row>
        <table:table-row table:style-name="ro1">
          <table:table-cell table:number-columns-repeated="2"/>
          <table:table-cell table:style-name="ce29" table:formula="of:=[$Val_ANT.$M$194]" office:value-type="string" office:string-value="INSERT INTO L_PTECH_TYPE VALUES ('L1TR', 'L1TR');" calcext:value-type="string">
            <text:p>INSERT INTO L_PTECH_TYPE VALUES ('L1TR', 'L1TR');</text:p>
          </table:table-cell>
          <table:table-cell/>
          <table:table-cell table:formula="of:=[$Att_ANT.$AA$194]" office:value-type="string" office:string-value="CONSTRAINT &quot;FIBRE_PK&quot; PRIMARY KEY (FO_ID));" calcext:value-type="string">
            <text:p>CONSTRAINT "FIBRE_PK" PRIMARY KEY (FO_ID));</text:p>
          </table:table-cell>
          <table:table-cell/>
          <table:table-cell table:style-name="ce176"/>
          <table:table-cell table:number-columns-repeated="1017"/>
        </table:table-row>
        <table:table-row table:style-name="ro1">
          <table:table-cell table:number-columns-repeated="2"/>
          <table:table-cell table:style-name="ce29" table:formula="of:=[$Val_ANT.$M$195]" office:value-type="string" office:string-value="INSERT INTO L_PTECH_TYPE VALUES ('L2T', 'L2T');" calcext:value-type="string">
            <text:p>INSERT INTO L_PTECH_TYPE VALUES ('L2T', 'L2T');</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196]" office:value-type="string" office:string-value="INSERT INTO L_PTECH_TYPE VALUES ('L2TR', 'L2TR');" calcext:value-type="string">
            <text:p>INSERT INTO L_PTECH_TYPE VALUES ('L2TR', 'L2TR');</text:p>
          </table:table-cell>
          <table:table-cell/>
          <table:table-cell table:formula="of:=[$Att_ANT.$AA$196]" office:value-type="string" office:string-value="CREATE TABLE POSITION(" calcext:value-type="string">
            <text:p>CREATE TABLE POSITION(</text:p>
          </table:table-cell>
          <table:table-cell table:formula="of:=[$Att_ANT.$AB$196]" office:value-type="string" office:string-value="PO_ID INTEGER  ," calcext:value-type="string">
            <text:p>PO_ID INTEGER <text:s/>,</text:p>
          </table:table-cell>
          <table:table-cell table:style-name="ce176"/>
          <table:table-cell table:number-columns-repeated="1017"/>
        </table:table-row>
        <table:table-row table:style-name="ro1">
          <table:table-cell table:number-columns-repeated="2"/>
          <table:table-cell table:style-name="ce29" table:formula="of:=[$Val_ANT.$M$197]" office:value-type="string" office:string-value="INSERT INTO L_PTECH_TYPE VALUES ('L3T', 'L3T');" calcext:value-type="string">
            <text:p>INSERT INTO L_PTECH_TYPE VALUES ('L3T', 'L3T');</text:p>
          </table:table-cell>
          <table:table-cell table:number-columns-repeated="2"/>
          <table:table-cell table:formula="of:=[$Att_ANT.$AB$197]" office:value-type="string" office:string-value="PO_NUMERO INTEGER  ," calcext:value-type="string">
            <text:p>PO_NUMERO INTEGER <text:s/>,</text:p>
          </table:table-cell>
          <table:table-cell table:style-name="ce176"/>
          <table:table-cell table:number-columns-repeated="1017"/>
        </table:table-row>
        <table:table-row table:style-name="ro1">
          <table:table-cell table:number-columns-repeated="2"/>
          <table:table-cell table:style-name="ce29" table:formula="of:=[$Val_ANT.$M$198]" office:value-type="string" office:string-value="INSERT INTO L_PTECH_TYPE VALUES ('L3TR', 'L3TR');" calcext:value-type="string">
            <text:p>INSERT INTO L_PTECH_TYPE VALUES ('L3TR', 'L3TR');</text:p>
          </table:table-cell>
          <table:table-cell table:number-columns-repeated="2"/>
          <table:table-cell table:formula="of:=[$Att_ANT.$AB$198]" office:value-type="string" office:string-value="PO_FONCT VARCHAR(3)  REFERENCES GRACE.L_POSITION_FONCTION (CODE)," calcext:value-type="string">
            <text:p>PO_FONCT VARCHAR(3) <text:s/>REFERENCES GRACE.L_POSITION_FONCTION (CODE),</text:p>
          </table:table-cell>
          <table:table-cell table:style-name="ce176"/>
          <table:table-cell table:number-columns-repeated="1017"/>
        </table:table-row>
        <table:table-row table:style-name="ro1">
          <table:table-cell table:number-columns-repeated="2"/>
          <table:table-cell table:style-name="ce29" table:formula="of:=[$Val_ANT.$M$199]" office:value-type="string" office:string-value="INSERT INTO L_PTECH_TYPE VALUES ('L4T', 'L4T');" calcext:value-type="string">
            <text:p>INSERT INTO L_PTECH_TYPE VALUES ('L4T', 'L4T');</text:p>
          </table:table-cell>
          <table:table-cell table:number-columns-repeated="2"/>
          <table:table-cell table:formula="of:=[$Att_ANT.$AB$199]" office:value-type="string" office:string-value="PO_AMONT INTEGER  REFERENCES GRACE.FIBRE (FO_ID)," calcext:value-type="string">
            <text:p>PO_AMONT INTEGER <text:s/>REFERENCES GRACE.FIBRE (FO_ID),</text:p>
          </table:table-cell>
          <table:table-cell table:style-name="ce176"/>
          <table:table-cell table:number-columns-repeated="1017"/>
        </table:table-row>
        <table:table-row table:style-name="ro1">
          <table:table-cell table:number-columns-repeated="2"/>
          <table:table-cell table:style-name="ce29" table:formula="of:=[$Val_ANT.$M$200]" office:value-type="string" office:string-value="INSERT INTO L_PTECH_TYPE VALUES ('L4TR', 'L4TR');" calcext:value-type="string">
            <text:p>INSERT INTO L_PTECH_TYPE VALUES ('L4TR', 'L4TR');</text:p>
          </table:table-cell>
          <table:table-cell table:number-columns-repeated="2"/>
          <table:table-cell table:formula="of:=[$Att_ANT.$AB$200]" office:value-type="string" office:string-value="PO_AVAL INTEGER  REFERENCES GRACE.FIBRE (FO_ID)," calcext:value-type="string">
            <text:p>PO_AVAL INTEGER <text:s/>REFERENCES GRACE.FIBRE (FO_ID),</text:p>
          </table:table-cell>
          <table:table-cell table:style-name="ce176"/>
          <table:table-cell table:number-columns-repeated="1017"/>
        </table:table-row>
        <table:table-row table:style-name="ro1">
          <table:table-cell table:number-columns-repeated="2"/>
          <table:table-cell table:style-name="ce29" table:formula="of:=[$Val_ANT.$M$201]" office:value-type="string" office:string-value="INSERT INTO L_PTECH_TYPE VALUES ('L5T', 'L5T');" calcext:value-type="string">
            <text:p>INSERT INTO L_PTECH_TYPE VALUES ('L5T', 'L5T');</text:p>
          </table:table-cell>
          <table:table-cell table:number-columns-repeated="2"/>
          <table:table-cell table:formula="of:=[$Att_ANT.$AB$201]" office:value-type="string" office:string-value="PO_CA_ID INTEGER  REFERENCES GRACE.CASSETTE (CS_ID)," calcext:value-type="string">
            <text:p>PO_CA_ID INTEGER <text:s/>REFERENCES GRACE.CASSETTE (CS_ID),</text:p>
          </table:table-cell>
          <table:table-cell table:style-name="ce176"/>
          <table:table-cell table:number-columns-repeated="1017"/>
        </table:table-row>
        <table:table-row table:style-name="ro1">
          <table:table-cell table:number-columns-repeated="2"/>
          <table:table-cell table:style-name="ce29" table:formula="of:=[$Val_ANT.$M$202]" office:value-type="string" office:string-value="INSERT INTO L_PTECH_TYPE VALUES ('L5TR', 'L5TR');" calcext:value-type="string">
            <text:p>INSERT INTO L_PTECH_TYPE VALUES ('L5TR', 'L5TR');</text:p>
          </table:table-cell>
          <table:table-cell table:number-columns-repeated="2"/>
          <table:table-cell table:formula="of:=[$Att_ANT.$AB$202]" office:value-type="string" office:string-value="PO_TI_CODE VARCHAR(254)  REFERENCES GRACE.TIROIR (TI_CODE)," calcext:value-type="string">
            <text:p>PO_TI_CODE VARCHAR(254) <text:s/>REFERENCES GRACE.TIROIR (TI_CODE),</text:p>
          </table:table-cell>
          <table:table-cell table:style-name="ce176"/>
          <table:table-cell table:number-columns-repeated="1017"/>
        </table:table-row>
        <table:table-row table:style-name="ro1">
          <table:table-cell table:number-columns-repeated="2"/>
          <table:table-cell table:style-name="ce29" table:formula="of:=[$Val_ANT.$M$203]" office:value-type="string" office:string-value="INSERT INTO L_PTECH_TYPE VALUES ('L6T', 'L6T');" calcext:value-type="string">
            <text:p>INSERT INTO L_PTECH_TYPE VALUES ('L6T', 'L6T');</text:p>
          </table:table-cell>
          <table:table-cell table:number-columns-repeated="2"/>
          <table:table-cell table:formula="of:=[$Att_ANT.$AB$203]" office:value-type="string" office:string-value="PO_TYPE VARCHAR(10)  REFERENCES GRACE.L_POSITION_TYPE (CODE)," calcext:value-type="string">
            <text:p>PO_TYPE VARCHAR(10) <text:s/>REFERENCES GRACE.L_POSITION_TYPE (CODE),</text:p>
          </table:table-cell>
          <table:table-cell table:style-name="ce176"/>
          <table:table-cell table:number-columns-repeated="1017"/>
        </table:table-row>
        <table:table-row table:style-name="ro1">
          <table:table-cell table:number-columns-repeated="2"/>
          <table:table-cell table:style-name="ce29" table:formula="of:=[$Val_ANT.$M$204]" office:value-type="string" office:string-value="INSERT INTO L_PTECH_TYPE VALUES ('L6TR', 'L6TR');" calcext:value-type="string">
            <text:p>INSERT INTO L_PTECH_TYPE VALUES ('L6TR', 'L6TR');</text:p>
          </table:table-cell>
          <table:table-cell table:number-columns-repeated="2"/>
          <table:table-cell table:formula="of:=[$Att_ANT.$AB$204]" office:value-type="string" office:string-value="PO_ETAT VARCHAR(2)  REFERENCES GRACE.L_POSITION_ETAT (CODE)," calcext:value-type="string">
            <text:p>PO_ETAT VARCHAR(2) <text:s/>REFERENCES GRACE.L_POSITION_ETAT (CODE),</text:p>
          </table:table-cell>
          <table:table-cell table:style-name="ce176"/>
          <table:table-cell table:number-columns-repeated="1017"/>
        </table:table-row>
        <table:table-row table:style-name="ro1">
          <table:table-cell table:number-columns-repeated="2"/>
          <table:table-cell table:style-name="ce29" table:formula="of:=[$Val_ANT.$M$205]" office:value-type="string" office:string-value="INSERT INTO L_PTECH_TYPE VALUES ('M1C', 'M1C');" calcext:value-type="string">
            <text:p>INSERT INTO L_PTECH_TYPE VALUES ('M1C', 'M1C');</text:p>
          </table:table-cell>
          <table:table-cell table:number-columns-repeated="2"/>
          <table:table-cell table:formula="of:=[$Att_ANT.$AB$205]" office:value-type="string" office:string-value="PO_PREAFF VARCHAR(50)  ," calcext:value-type="string">
            <text:p>PO_PREAFF VARCHAR(50) <text:s/>,</text:p>
          </table:table-cell>
          <table:table-cell table:style-name="ce176"/>
          <table:table-cell table:number-columns-repeated="1017"/>
        </table:table-row>
        <table:table-row table:style-name="ro1">
          <table:table-cell table:number-columns-repeated="2"/>
          <table:table-cell table:style-name="ce29" table:formula="of:=[$Val_ANT.$M$206]" office:value-type="string" office:string-value="INSERT INTO L_PTECH_TYPE VALUES ('M1CR', 'M1CR');" calcext:value-type="string">
            <text:p>INSERT INTO L_PTECH_TYPE VALUES ('M1CR', 'M1CR');</text:p>
          </table:table-cell>
          <table:table-cell table:number-columns-repeated="2"/>
          <table:table-cell table:formula="of:=[$Att_ANT.$AB$206]" office:value-type="string" office:string-value="PO_CREADAT DATE  ," calcext:value-type="string">
            <text:p>PO_CREADAT DATE <text:s/>,</text:p>
          </table:table-cell>
          <table:table-cell table:style-name="ce176"/>
          <table:table-cell table:number-columns-repeated="1017"/>
        </table:table-row>
        <table:table-row table:style-name="ro1">
          <table:table-cell table:number-columns-repeated="2"/>
          <table:table-cell table:style-name="ce29" table:formula="of:=[$Val_ANT.$M$207]" office:value-type="string" office:string-value="INSERT INTO L_PTECH_TYPE VALUES ('M2T', 'M2T');" calcext:value-type="string">
            <text:p>INSERT INTO L_PTECH_TYPE VALUES ('M2T', 'M2T');</text:p>
          </table:table-cell>
          <table:table-cell table:number-columns-repeated="2"/>
          <table:table-cell table:formula="of:=[$Att_ANT.$AB$207]" office:value-type="string" office:string-value="PO_MAJDATE DATE  ," calcext:value-type="string">
            <text:p>PO_MAJDATE DATE <text:s/>,</text:p>
          </table:table-cell>
          <table:table-cell table:style-name="ce176"/>
          <table:table-cell table:number-columns-repeated="1017"/>
        </table:table-row>
        <table:table-row table:style-name="ro1">
          <table:table-cell table:number-columns-repeated="2"/>
          <table:table-cell table:style-name="ce29" table:formula="of:=[$Val_ANT.$M$208]" office:value-type="string" office:string-value="INSERT INTO L_PTECH_TYPE VALUES ('M2TR', 'M2TR');" calcext:value-type="string">
            <text:p>INSERT INTO L_PTECH_TYPE VALUES ('M2TR', 'M2TR');</text:p>
          </table:table-cell>
          <table:table-cell table:number-columns-repeated="2"/>
          <table:table-cell table:formula="of:=[$Att_ANT.$AB$208]" office:value-type="string" office:string-value="PO_MAJSRC VARCHAR(254)  ," calcext:value-type="string">
            <text:p>PO_MAJSRC VARCHAR(254) <text:s/>,</text:p>
          </table:table-cell>
          <table:table-cell table:style-name="ce176"/>
          <table:table-cell table:number-columns-repeated="1017"/>
        </table:table-row>
        <table:table-row table:style-name="ro1">
          <table:table-cell table:number-columns-repeated="2"/>
          <table:table-cell table:style-name="ce29" table:formula="of:=[$Val_ANT.$M$209]" office:value-type="string" office:string-value="INSERT INTO L_PTECH_TYPE VALUES ('M3C', 'M3C');" calcext:value-type="string">
            <text:p>INSERT INTO L_PTECH_TYPE VALUES ('M3C', 'M3C');</text:p>
          </table:table-cell>
          <table:table-cell table:number-columns-repeated="2"/>
          <table:table-cell table:formula="of:=[$Att_ANT.$AB$209]" office:value-type="string" office:string-value="PO_ABDDATE DATE  ," calcext:value-type="string">
            <text:p>PO_ABDDATE DATE <text:s/>,</text:p>
          </table:table-cell>
          <table:table-cell table:style-name="ce176"/>
          <table:table-cell table:number-columns-repeated="1017"/>
        </table:table-row>
        <table:table-row table:style-name="ro1">
          <table:table-cell table:number-columns-repeated="2"/>
          <table:table-cell table:style-name="ce29" table:formula="of:=[$Val_ANT.$M$210]" office:value-type="string" office:string-value="INSERT INTO L_PTECH_TYPE VALUES ('M3CR', 'M3CR');" calcext:value-type="string">
            <text:p>INSERT INTO L_PTECH_TYPE VALUES ('M3CR', 'M3CR');</text:p>
          </table:table-cell>
          <table:table-cell table:number-columns-repeated="2"/>
          <table:table-cell table:formula="of:=[$Att_ANT.$AB$210]" office:value-type="string" office:string-value="PO_ABDSRC VARCHAR(254)  ," calcext:value-type="string">
            <text:p>PO_ABDSRC VARCHAR(254) <text:s/>,</text:p>
          </table:table-cell>
          <table:table-cell table:style-name="ce176"/>
          <table:table-cell table:number-columns-repeated="1017"/>
        </table:table-row>
        <table:table-row table:style-name="ro1">
          <table:table-cell table:number-columns-repeated="2"/>
          <table:table-cell table:style-name="ce29" table:formula="of:=[$Val_ANT.$M$211]" office:value-type="string" office:string-value="INSERT INTO L_PTECH_TYPE VALUES ('P1C', 'P1C');" calcext:value-type="string">
            <text:p>INSERT INTO L_PTECH_TYPE VALUES ('P1C', 'P1C');</text:p>
          </table:table-cell>
          <table:table-cell/>
          <table:table-cell table:formula="of:=[$Att_ANT.$AA$211]" office:value-type="string" office:string-value="CONSTRAINT &quot;POSITION_PK&quot; PRIMARY KEY (PO_ID));" calcext:value-type="string">
            <text:p>CONSTRAINT "POSITION_PK" PRIMARY KEY (PO_ID));</text:p>
          </table:table-cell>
          <table:table-cell/>
          <table:table-cell table:style-name="ce176"/>
          <table:table-cell table:number-columns-repeated="1017"/>
        </table:table-row>
        <table:table-row table:style-name="ro1">
          <table:table-cell table:number-columns-repeated="2"/>
          <table:table-cell table:style-name="ce29" table:formula="of:=[$Val_ANT.$M$212]" office:value-type="string" office:string-value="INSERT INTO L_PTECH_TYPE VALUES ('P1CR', 'P1CR');" calcext:value-type="string">
            <text:p>INSERT INTO L_PTECH_TYPE VALUES ('P1CR', 'P1CR');</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213]" office:value-type="string" office:string-value="INSERT INTO L_PTECH_TYPE VALUES ('P2C', 'P2C');" calcext:value-type="string">
            <text:p>INSERT INTO L_PTECH_TYPE VALUES ('P2C', 'P2C');</text:p>
          </table:table-cell>
          <table:table-cell/>
          <table:table-cell table:formula="of:=[$Att_ANT.$AA$213]" office:value-type="string" office:string-value="CREATE TABLE ROPT(" calcext:value-type="string">
            <text:p>CREATE TABLE ROPT(</text:p>
          </table:table-cell>
          <table:table-cell table:formula="of:=[$Att_ANT.$AB$213]" office:value-type="string" office:string-value="RO_ID INTEGER  ," calcext:value-type="string">
            <text:p>RO_ID INTEGER <text:s/>,</text:p>
          </table:table-cell>
          <table:table-cell table:style-name="ce176"/>
          <table:table-cell table:number-columns-repeated="1017"/>
        </table:table-row>
        <table:table-row table:style-name="ro1">
          <table:table-cell table:number-columns-repeated="2"/>
          <table:table-cell table:style-name="ce29" table:formula="of:=[$Val_ANT.$M$214]" office:value-type="string" office:string-value="INSERT INTO L_PTECH_TYPE VALUES ('P2CR', 'P2CR');" calcext:value-type="string">
            <text:p>INSERT INTO L_PTECH_TYPE VALUES ('P2CR', 'P2CR');</text:p>
          </table:table-cell>
          <table:table-cell table:number-columns-repeated="2"/>
          <table:table-cell table:formula="of:=[$Att_ANT.$AB$214]" office:value-type="string" office:string-value="RO_CODE VARCHAR(254)  ," calcext:value-type="string">
            <text:p>RO_CODE VARCHAR(254) <text:s/>,</text:p>
          </table:table-cell>
          <table:table-cell table:style-name="ce176"/>
          <table:table-cell table:number-columns-repeated="1017"/>
        </table:table-row>
        <table:table-row table:style-name="ro1">
          <table:table-cell table:number-columns-repeated="2"/>
          <table:table-cell table:style-name="ce29" table:formula="of:=[$Val_ANT.$M$215]" office:value-type="string" office:string-value="INSERT INTO L_PTECH_TYPE VALUES ('P2T', 'P2T');" calcext:value-type="string">
            <text:p>INSERT INTO L_PTECH_TYPE VALUES ('P2T', 'P2T');</text:p>
          </table:table-cell>
          <table:table-cell table:number-columns-repeated="2"/>
          <table:table-cell table:formula="of:=[$Att_ANT.$AB$215]" office:value-type="string" office:string-value="RO_CODE_EXT VARCHAR(254)  ," calcext:value-type="string">
            <text:p>RO_CODE_EXT VARCHAR(254) <text:s/>,</text:p>
          </table:table-cell>
          <table:table-cell table:style-name="ce176"/>
          <table:table-cell table:number-columns-repeated="1017"/>
        </table:table-row>
        <table:table-row table:style-name="ro1">
          <table:table-cell table:number-columns-repeated="2"/>
          <table:table-cell table:style-name="ce29" table:formula="of:=[$Val_ANT.$M$216]" office:value-type="string" office:string-value="INSERT INTO L_PTECH_TYPE VALUES ('P2TR', 'P2TR');" calcext:value-type="string">
            <text:p>INSERT INTO L_PTECH_TYPE VALUES ('P2TR', 'P2TR');</text:p>
          </table:table-cell>
          <table:table-cell table:number-columns-repeated="2"/>
          <table:table-cell table:formula="of:=[$Att_ANT.$AB$216]" office:value-type="string" office:string-value="RO_FO_ID INTEGER  REFERENCES GRACE.FIBRE (FO_ID)," calcext:value-type="string">
            <text:p>RO_FO_ID INTEGER <text:s/>REFERENCES GRACE.FIBRE (FO_ID),</text:p>
          </table:table-cell>
          <table:table-cell table:style-name="ce176"/>
          <table:table-cell table:number-columns-repeated="1017"/>
        </table:table-row>
        <table:table-row table:style-name="ro1">
          <table:table-cell table:number-columns-repeated="2"/>
          <table:table-cell table:style-name="ce29" table:formula="of:=[$Val_ANT.$M$217]" office:value-type="string" office:string-value="INSERT INTO L_PTECH_TYPE VALUES ('BOIS', 'Poteau bois');" calcext:value-type="string">
            <text:p>INSERT INTO L_PTECH_TYPE VALUES ('BOIS', 'Poteau bois');</text:p>
          </table:table-cell>
          <table:table-cell table:number-columns-repeated="2"/>
          <table:table-cell table:formula="of:=[$Att_ANT.$AB$217]" office:value-type="string" office:string-value="RO_CREADAT DATE  ," calcext:value-type="string">
            <text:p>RO_CREADAT DATE <text:s/>,</text:p>
          </table:table-cell>
          <table:table-cell table:style-name="ce176"/>
          <table:table-cell table:number-columns-repeated="1017"/>
        </table:table-row>
        <table:table-row table:style-name="ro1">
          <table:table-cell table:number-columns-repeated="2"/>
          <table:table-cell table:style-name="ce29" table:formula="of:=[$Val_ANT.$M$218]" office:value-type="string" office:string-value="INSERT INTO L_PTECH_TYPE VALUES ('BETON', 'Poteau béton');" calcext:value-type="string">
            <text:p>INSERT INTO L_PTECH_TYPE VALUES ('BETON', 'Poteau béton');</text:p>
          </table:table-cell>
          <table:table-cell table:number-columns-repeated="2"/>
          <table:table-cell table:formula="of:=[$Att_ANT.$AB$218]" office:value-type="string" office:string-value="RO_MAJDATE DATE  ," calcext:value-type="string">
            <text:p>RO_MAJDATE DATE <text:s/>,</text:p>
          </table:table-cell>
          <table:table-cell table:style-name="ce176"/>
          <table:table-cell table:number-columns-repeated="1017"/>
        </table:table-row>
        <table:table-row table:style-name="ro1">
          <table:table-cell table:number-columns-repeated="2"/>
          <table:table-cell table:style-name="ce29" table:formula="of:=[$Val_ANT.$M$219]" office:value-type="string" office:string-value="INSERT INTO L_PTECH_TYPE VALUES ('METAL', 'Poteau métal');" calcext:value-type="string">
            <text:p>INSERT INTO L_PTECH_TYPE VALUES ('METAL', 'Poteau métal');</text:p>
          </table:table-cell>
          <table:table-cell table:number-columns-repeated="2"/>
          <table:table-cell table:formula="of:=[$Att_ANT.$AB$219]" office:value-type="string" office:string-value="RO_MAJSRC VARCHAR(254)  ," calcext:value-type="string">
            <text:p>RO_MAJSRC VARCHAR(254) <text:s/>,</text:p>
          </table:table-cell>
          <table:table-cell table:style-name="ce176"/>
          <table:table-cell table:number-columns-repeated="1017"/>
        </table:table-row>
        <table:table-row table:style-name="ro1">
          <table:table-cell table:number-columns-repeated="2"/>
          <table:table-cell table:style-name="ce29" table:formula="of:=[$Val_ANT.$M$220]" office:value-type="string" office:string-value="INSERT INTO L_PTECH_TYPE VALUES ('BOUCHON', 'Bouchon');" calcext:value-type="string">
            <text:p>INSERT INTO L_PTECH_TYPE VALUES ('BOUCHON', 'Bouchon');</text:p>
          </table:table-cell>
          <table:table-cell table:number-columns-repeated="2"/>
          <table:table-cell table:formula="of:=[$Att_ANT.$AB$220]" office:value-type="string" office:string-value="RO_ABDDATE DATE  ," calcext:value-type="string">
            <text:p>RO_ABDDATE DATE <text:s/>,</text:p>
          </table:table-cell>
          <table:table-cell table:style-name="ce176"/>
          <table:table-cell table:number-columns-repeated="1017"/>
        </table:table-row>
        <table:table-row table:style-name="ro1">
          <table:table-cell table:number-columns-repeated="2"/>
          <table:table-cell table:style-name="ce29" table:formula="of:=[$Val_ANT.$M$221]" office:value-type="string" office:string-value="INSERT INTO L_PTECH_TYPE VALUES ('REGARD', 'Regard');" calcext:value-type="string">
            <text:p>INSERT INTO L_PTECH_TYPE VALUES ('REGARD', 'Regard');</text:p>
          </table:table-cell>
          <table:table-cell table:number-columns-repeated="2"/>
          <table:table-cell table:formula="of:=[$Att_ANT.$AB$221]" office:value-type="string" office:string-value="RO_ABDSRC VARCHAR(254)  ," calcext:value-type="string">
            <text:p>RO_ABDSRC VARCHAR(254) <text:s/>,</text:p>
          </table:table-cell>
          <table:table-cell table:style-name="ce176"/>
          <table:table-cell table:number-columns-repeated="1017"/>
        </table:table-row>
        <table:table-row table:style-name="ro1">
          <table:table-cell table:number-columns-repeated="2"/>
          <table:table-cell table:style-name="ce29" table:formula="of:=[$Val_ANT.$M$222]" office:value-type="string" office:string-value="INSERT INTO L_PTECH_TYPE VALUES ('INDETERMINE', 'Indéterminé');" calcext:value-type="string">
            <text:p>INSERT INTO L_PTECH_TYPE VALUES ('INDETERMINE', 'Indéterminé');</text:p>
          </table:table-cell>
          <table:table-cell/>
          <table:table-cell table:formula="of:=[$Att_ANT.$AA$222]" office:value-type="string" office:string-value="CONSTRAINT &quot;ROPT_PK&quot; PRIMARY KEY (RO_ID));" calcext:value-type="string">
            <text:p>CONSTRAINT "ROPT_PK" PRIMARY KEY (RO_ID));</text:p>
          </table:table-cell>
          <table:table-cell/>
          <table:table-cell table:style-name="ce176"/>
          <table:table-cell table:number-columns-repeated="1017"/>
        </table:table-row>
        <table:table-row table:style-name="ro1">
          <table:table-cell table:number-columns-repeated="2"/>
          <table:table-cell table:style-name="ce29" table:formula="of:=[$Val_ANT.$M$223]" office:value-type="string" office:string-value="INSERT INTO L_PTECH_TYPE VALUES ('L1C', 'L1C');" calcext:value-type="string">
            <text:p>INSERT INTO L_PTECH_TYPE VALUES ('L1C', 'L1C');</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224]" office:value-type="string" office:string-value="INSERT INTO L_PTECH_TYPE VALUES ('L2C', 'L2C');" calcext:value-type="string">
            <text:p>INSERT INTO L_PTECH_TYPE VALUES ('L2C', 'L2C');</text:p>
          </table:table-cell>
          <table:table-cell/>
          <table:table-cell table:formula="of:=[$Att_ANT.$AA$224]" office:value-type="string" office:string-value="CREATE TABLE NOEUD(" calcext:value-type="string">
            <text:p>CREATE TABLE NOEUD(</text:p>
          </table:table-cell>
          <table:table-cell table:formula="of:=[$Att_ANT.$AB$224]" office:value-type="string" office:string-value="ID INTEGER  ," calcext:value-type="string">
            <text:p>ID INTEGER <text:s/>,</text:p>
          </table:table-cell>
          <table:table-cell table:style-name="ce176"/>
          <table:table-cell table:number-columns-repeated="1017"/>
        </table:table-row>
        <table:table-row table:style-name="ro3">
          <table:table-cell table:number-columns-repeated="2"/>
          <table:table-cell table:style-name="ce29" table:formula="of:=[$Val_ANT.$M$225]" office:value-type="string" office:string-value="INSERT INTO L_PTECH_TYPE VALUES ('L3C', 'L3C');" calcext:value-type="string">
            <text:p>INSERT INTO L_PTECH_TYPE VALUES ('L3C', 'L3C');</text:p>
          </table:table-cell>
          <table:table-cell table:number-columns-repeated="2"/>
          <table:table-cell table:formula="of:=[$Att_ANT.$AB$225]" office:value-type="string" office:string-value="GEOM Geometry(Point,2154) NOT NULL ," calcext:value-type="string">
            <text:p>GEOM Geometry(Point,2154) NOT NULL ,</text:p>
          </table:table-cell>
          <table:table-cell table:style-name="ce177" office:value-type="string" calcext:value-type="string">
            <text:p>SELECT AddGeometryColumn('', 'NOEUD','GEOM',2154,'POINT',2); </text:p>
          </table:table-cell>
          <table:table-cell table:number-columns-repeated="1017"/>
        </table:table-row>
        <table:table-row table:style-name="ro1">
          <table:table-cell table:number-columns-repeated="2"/>
          <table:table-cell table:style-name="ce29" table:formula="of:=[$Val_ANT.$M$226]" office:value-type="string" office:string-value="INSERT INTO L_PTECH_TYPE VALUES ('L4C', 'L4C');" calcext:value-type="string">
            <text:p>INSERT INTO L_PTECH_TYPE VALUES ('L4C', 'L4C');</text:p>
          </table:table-cell>
          <table:table-cell table:number-columns-repeated="2"/>
          <table:table-cell table:formula="of:=[$Att_ANT.$AB$226]" office:value-type="string" office:string-value="NO_CODE VARCHAR(254) NOT NULL ," calcext:value-type="string">
            <text:p>NO_CODE VARCHAR(254) NOT NULL ,</text:p>
          </table:table-cell>
          <table:table-cell table:style-name="ce176"/>
          <table:table-cell table:number-columns-repeated="1017"/>
        </table:table-row>
        <table:table-row table:style-name="ro1">
          <table:table-cell table:number-columns-repeated="2"/>
          <table:table-cell table:style-name="ce29" table:formula="of:=[$Val_ANT.$M$227]" office:value-type="string" office:string-value="INSERT INTO L_PTECH_TYPE VALUES ('L5C', 'L5C');" calcext:value-type="string">
            <text:p>INSERT INTO L_PTECH_TYPE VALUES ('L5C', 'L5C');</text:p>
          </table:table-cell>
          <table:table-cell table:number-columns-repeated="2"/>
          <table:table-cell table:formula="of:=[$Att_ANT.$AB$227]" office:value-type="string" office:string-value="NO_CODEEXT VARCHAR(254)  ," calcext:value-type="string">
            <text:p>NO_CODEEXT VARCHAR(254) <text:s/>,</text:p>
          </table:table-cell>
          <table:table-cell table:style-name="ce176"/>
          <table:table-cell table:number-columns-repeated="1017"/>
        </table:table-row>
        <table:table-row table:style-name="ro1">
          <table:table-cell table:number-columns-repeated="2"/>
          <table:table-cell table:style-name="ce29" table:formula="of:=[$Val_ANT.$M$228]" office:value-type="string" office:string-value="INSERT INTO L_PTECH_TYPE VALUES ('OHN', 'Ouvrage Hors Normes');" calcext:value-type="string">
            <text:p>INSERT INTO L_PTECH_TYPE VALUES ('OHN', 'Ouvrage Hors Normes');</text:p>
          </table:table-cell>
          <table:table-cell table:number-columns-repeated="2"/>
          <table:table-cell table:formula="of:=[$Att_ANT.$AB$228]" office:value-type="string" office:string-value="NO_NOM VARCHAR(254)  ," calcext:value-type="string">
            <text:p>NO_NOM VARCHAR(254) <text:s/>,</text:p>
          </table:table-cell>
          <table:table-cell table:style-name="ce176"/>
          <table:table-cell table:number-columns-repeated="1017"/>
        </table:table-row>
        <table:table-row table:style-name="ro1">
          <table:table-cell table:number-columns-repeated="2"/>
          <table:table-cell table:style-name="ce29" table:formula="of:=[$Val_ANT.$M$229]" office:value-type="string" office:string-value="INSERT INTO L_PTECH_TYPE VALUES ('P1T', 'P1T');" calcext:value-type="string">
            <text:p>INSERT INTO L_PTECH_TYPE VALUES ('P1T', 'P1T');</text:p>
          </table:table-cell>
          <table:table-cell table:number-columns-repeated="2"/>
          <table:table-cell table:formula="of:=[$Att_ANT.$AB$229]" office:value-type="string" office:string-value="NO_VOIE VARCHAR(254)  ," calcext:value-type="string">
            <text:p>NO_VOIE VARCHAR(254) <text:s/>,</text:p>
          </table:table-cell>
          <table:table-cell table:style-name="ce176"/>
          <table:table-cell table:number-columns-repeated="1017"/>
        </table:table-row>
        <table:table-row table:style-name="ro1">
          <table:table-cell table:number-columns-repeated="2"/>
          <table:table-cell table:style-name="ce29" table:formula="of:=[$Val_ANT.$M$230]" office:value-type="string" office:string-value="INSERT INTO L_PTECH_TYPE VALUES ('TRAVERSE', 'TRAVERSE');" calcext:value-type="string">
            <text:p>INSERT INTO L_PTECH_TYPE VALUES ('TRAVERSE', 'TRAVERSE');</text:p>
          </table:table-cell>
          <table:table-cell table:number-columns-repeated="2"/>
          <table:table-cell table:formula="of:=[$Att_ANT.$AB$230]" office:value-type="string" office:string-value="NO_C_INSEE VARCHAR(6)  ," calcext:value-type="string">
            <text:p>NO_C_INSEE VARCHAR(6) <text:s/>,</text:p>
          </table:table-cell>
          <table:table-cell table:style-name="ce176"/>
          <table:table-cell table:number-columns-repeated="1017"/>
        </table:table-row>
        <table:table-row table:style-name="ro1">
          <table:table-cell table:number-columns-repeated="2"/>
          <table:table-cell table:style-name="ce29" table:formula="of:=[$Val_ANT.$M$231]" office:value-type="string" office:string-value="INSERT INTO L_PTECH_TYPE VALUES ('CROCHET', 'CROCHET');" calcext:value-type="string">
            <text:p>INSERT INTO L_PTECH_TYPE VALUES ('CROCHET', 'CROCHET');</text:p>
          </table:table-cell>
          <table:table-cell table:number-columns-repeated="2"/>
          <table:table-cell table:formula="of:=[$Att_ANT.$AB$231]" office:value-type="string" office:string-value="NO_TYPE VARCHAR(254)  ," calcext:value-type="string">
            <text:p>NO_TYPE VARCHAR(254) <text:s/>,</text:p>
          </table:table-cell>
          <table:table-cell table:style-name="ce176"/>
          <table:table-cell table:number-columns-repeated="1017"/>
        </table:table-row>
        <table:table-row table:style-name="ro1">
          <table:table-cell table:number-columns-repeated="2"/>
          <table:table-cell table:style-name="ce29" table:formula="of:=[$Val_ANT.$M$232]" office:value-type="string" office:string-value="INSERT INTO L_PTECH_TYPE VALUES ('BALCON', 'BALCON');" calcext:value-type="string">
            <text:p>INSERT INTO L_PTECH_TYPE VALUES ('BALCON', 'BALCON');</text:p>
          </table:table-cell>
          <table:table-cell table:number-columns-repeated="2"/>
          <table:table-cell table:formula="of:=[$Att_ANT.$AB$232]" office:value-type="string" office:string-value="NO_ETAT VARCHAR(254) NOT NULL REFERENCES GRACE.L_ETAT_TYPE (CODE)," calcext:value-type="string">
            <text:p>NO_ETAT VARCHAR(254) NOT NULL REFERENCES GRACE.L_ETAT_TYPE (CODE),</text:p>
          </table:table-cell>
          <table:table-cell table:style-name="ce176"/>
          <table:table-cell table:number-columns-repeated="1017"/>
        </table:table-row>
        <table:table-row table:style-name="ro1">
          <table:table-cell table:number-columns-repeated="2"/>
          <table:table-cell table:style-name="ce29" table:formula="of:=[$Val_ANT.$M$233]" office:value-type="string" office:string-value="INSERT INTO L_PTECH_TYPE VALUES ('FAITIERE', 'FAITIERE');" calcext:value-type="string">
            <text:p>INSERT INTO L_PTECH_TYPE VALUES ('FAITIERE', 'FAITIERE');</text:p>
          </table:table-cell>
          <table:table-cell table:number-columns-repeated="2"/>
          <table:table-cell table:formula="of:=[$Att_ANT.$AB$233]" office:value-type="string" office:string-value="NO_OCCP VARCHAR(254)  REFERENCES GRACE.L_OCCUPATION_TYPE (CODE)," calcext:value-type="string">
            <text:p>NO_OCCP VARCHAR(254) <text:s/>REFERENCES GRACE.L_OCCUPATION_TYPE (CODE),</text:p>
          </table:table-cell>
          <table:table-cell table:style-name="ce176"/>
          <table:table-cell table:number-columns-repeated="1017"/>
        </table:table-row>
        <table:table-row table:style-name="ro1">
          <table:table-cell table:number-columns-repeated="2"/>
          <table:table-cell table:style-name="ce29" table:formula="of:=[$Val_ANT.$M$234]" office:value-type="string" office:string-value="INSERT INTO L_PTECH_USAGE_TYPE VALUES ('T', 'TIRAGE');" calcext:value-type="string">
            <text:p>INSERT INTO L_PTECH_USAGE_TYPE VALUES ('T', 'TIRAGE');</text:p>
          </table:table-cell>
          <table:table-cell table:number-columns-repeated="2"/>
          <table:table-cell table:formula="of:=[$Att_ANT.$AB$234]" office:value-type="string" office:string-value="NO_TYPE_LQ VARCHAR(254)  ," calcext:value-type="string">
            <text:p>NO_TYPE_LQ VARCHAR(254) <text:s/>,</text:p>
          </table:table-cell>
          <table:table-cell table:style-name="ce176"/>
          <table:table-cell table:number-columns-repeated="1017"/>
        </table:table-row>
        <table:table-row table:style-name="ro1">
          <table:table-cell table:number-columns-repeated="2"/>
          <table:table-cell table:style-name="ce29" table:formula="of:=[$Val_ANT.$M$235]" office:value-type="string" office:string-value="INSERT INTO L_PTECH_USAGE_TYPE VALUES ('R', 'RACCORDEMENT');" calcext:value-type="string">
            <text:p>INSERT INTO L_PTECH_USAGE_TYPE VALUES ('R', 'RACCORDEMENT');</text:p>
          </table:table-cell>
          <table:table-cell table:number-columns-repeated="2"/>
          <table:table-cell table:formula="of:=[$Att_ANT.$AB$235]" office:value-type="string" office:string-value="NO_TYPE_PH VARCHAR(254)  ," calcext:value-type="string">
            <text:p>NO_TYPE_PH VARCHAR(254) <text:s/>,</text:p>
          </table:table-cell>
          <table:table-cell table:style-name="ce176"/>
          <table:table-cell table:number-columns-repeated="1017"/>
        </table:table-row>
        <table:table-row table:style-name="ro1">
          <table:table-cell table:number-columns-repeated="2"/>
          <table:table-cell table:style-name="ce29" table:formula="of:=[$Val_ANT.$M$236]" office:value-type="string" office:string-value="INSERT INTO L_QUALITEGEOLOCALISATION VALUES ('1', 'Topologie traditionnelle ou GPS centimétrique');" calcext:value-type="string">
            <text:p>INSERT INTO L_QUALITEGEOLOCALISATION VALUES ('1', 'Topologie traditionnelle ou GPS centimétrique');</text:p>
          </table:table-cell>
          <table:table-cell table:number-columns-repeated="2"/>
          <table:table-cell table:formula="of:=[$Att_ANT.$AB$236]" office:value-type="string" office:string-value="NO_ACCESS VARCHAR(10)  REFERENCES GRACE.L_ACCESSIBILITE_TYPE (CODE)," calcext:value-type="string">
            <text:p>NO_ACCESS VARCHAR(10) <text:s/>REFERENCES GRACE.L_ACCESSIBILITE_TYPE (CODE),</text:p>
          </table:table-cell>
          <table:table-cell table:style-name="ce176"/>
          <table:table-cell table:number-columns-repeated="1017"/>
        </table:table-row>
        <table:table-row table:style-name="ro1">
          <table:table-cell table:number-columns-repeated="2"/>
          <table:table-cell table:style-name="ce29" table:formula="of:=[$Val_ANT.$M$237]" office:value-type="string" office:string-value="INSERT INTO L_QUALITEGEOLOCALISATION VALUES ('2', 'GPS submétrique');" calcext:value-type="string">
            <text:p>INSERT INTO L_QUALITEGEOLOCALISATION VALUES ('2', 'GPS submétrique');</text:p>
          </table:table-cell>
          <table:table-cell table:number-columns-repeated="2"/>
          <table:table-cell table:formula="of:=[$Att_ANT.$AB$237]" office:value-type="string" office:string-value="NO_HAUT NUMERIC  ," calcext:value-type="string">
            <text:p>NO_HAUT NUMERIC <text:s/>,</text:p>
          </table:table-cell>
          <table:table-cell table:style-name="ce176"/>
          <table:table-cell table:number-columns-repeated="1017"/>
        </table:table-row>
        <table:table-row table:style-name="ro1">
          <table:table-cell table:number-columns-repeated="2"/>
          <table:table-cell table:style-name="ce29" table:formula="of:=[$Val_ANT.$M$238]" office:value-type="string" office:string-value="INSERT INTO L_QUALITEGEOLOCALISATION VALUES ('3', 'GPS métrique');" calcext:value-type="string">
            <text:p>INSERT INTO L_QUALITEGEOLOCALISATION VALUES ('3', 'GPS métrique');</text:p>
          </table:table-cell>
          <table:table-cell table:number-columns-repeated="2"/>
          <table:table-cell table:formula="of:=[$Att_ANT.$AB$238]" office:value-type="string" office:string-value="NO_DETECTION VARCHAR(254)  ," calcext:value-type="string">
            <text:p>NO_DETECTION VARCHAR(254) <text:s/>,</text:p>
          </table:table-cell>
          <table:table-cell table:style-name="ce176"/>
          <table:table-cell table:number-columns-repeated="1017"/>
        </table:table-row>
        <table:table-row table:style-name="ro1">
          <table:table-cell table:number-columns-repeated="2"/>
          <table:table-cell table:style-name="ce29" table:formula="of:=[$Val_ANT.$M$239]" office:value-type="string" office:string-value="INSERT INTO L_QUALITEGEOLOCALISATION VALUES ('4', 'Numérisation sur orthophotographie');" calcext:value-type="string">
            <text:p>INSERT INTO L_QUALITEGEOLOCALISATION VALUES ('4', 'Numérisation sur orthophotographie');</text:p>
          </table:table-cell>
          <table:table-cell table:number-columns-repeated="2"/>
          <table:table-cell table:formula="of:=[$Att_ANT.$AB$239]" office:value-type="string" office:string-value="NO_TYPE_EP VARCHAR (10)  REFERENCES GRACE.L_TECHNOLOGIE_TYPE (CODE)," calcext:value-type="string">
            <text:p>NO_TYPE_EP VARCHAR (10) <text:s/>REFERENCES GRACE.L_TECHNOLOGIE_TYPE (CODE),</text:p>
          </table:table-cell>
          <table:table-cell table:style-name="ce176"/>
          <table:table-cell table:number-columns-repeated="1017"/>
        </table:table-row>
        <table:table-row table:style-name="ro1">
          <table:table-cell table:number-columns-repeated="2"/>
          <table:table-cell table:style-name="ce29" table:formula="of:=[$Val_ANT.$M$240]" office:value-type="string" office:string-value="INSERT INTO L_QUALITEGEOLOCALISATION VALUES ('5', 'GPS grand public');" calcext:value-type="string">
            <text:p>INSERT INTO L_QUALITEGEOLOCALISATION VALUES ('5', 'GPS grand public');</text:p>
          </table:table-cell>
          <table:table-cell table:number-columns-repeated="2"/>
          <table:table-cell table:formula="of:=[$Att_ANT.$AB$240]" office:value-type="string" office:string-value="NO_DATEINS DATE  ," calcext:value-type="string">
            <text:p>NO_DATEINS DATE <text:s/>,</text:p>
          </table:table-cell>
          <table:table-cell table:style-name="ce176"/>
          <table:table-cell table:number-columns-repeated="1017"/>
        </table:table-row>
        <table:table-row table:style-name="ro1">
          <table:table-cell table:number-columns-repeated="2"/>
          <table:table-cell table:style-name="ce29" table:formula="of:=[$Val_ANT.$M$241]" office:value-type="string" office:string-value="INSERT INTO L_REFERENCE_ETAT VALUES ('A', 'ACTIVE');" calcext:value-type="string">
            <text:p>INSERT INTO L_REFERENCE_ETAT VALUES ('A', 'ACTIVE');</text:p>
          </table:table-cell>
          <table:table-cell table:number-columns-repeated="2"/>
          <table:table-cell table:formula="of:=[$Att_ANT.$AB$241]" office:value-type="string" office:string-value="NO_PRO VARCHAR(20) NOT NULL REFERENCES GRACE.ORGANISME (OR_CODE)," calcext:value-type="string">
            <text:p>NO_PRO VARCHAR(20)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242]" office:value-type="string" office:string-value="INSERT INTO L_REFERENCE_ETAT VALUES ('N', 'NON DISPONIBLE');" calcext:value-type="string">
            <text:p>INSERT INTO L_REFERENCE_ETAT VALUES ('N', 'NON DISPONIBLE');</text:p>
          </table:table-cell>
          <table:table-cell table:number-columns-repeated="2"/>
          <table:table-cell table:formula="of:=[$Att_ANT.$AB$242]" office:value-type="string" office:string-value="NO_GEST VARCHAR(20) NOT NULL REFERENCES GRACE.ORGANISME (OR_CODE)," calcext:value-type="string">
            <text:p>NO_GEST VARCHAR(20)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243]" office:value-type="string" office:string-value="INSERT INTO L_REFERENCE_TYPE VALUES ('CA', 'CABLE');" calcext:value-type="string">
            <text:p>INSERT INTO L_REFERENCE_TYPE VALUES ('CA', 'CABLE');</text:p>
          </table:table-cell>
          <table:table-cell table:number-columns-repeated="2"/>
          <table:table-cell table:formula="of:=[$Att_ANT.$AB$243]" office:value-type="string" office:string-value="NO_USER VARCHAR(254)  REFERENCES GRACE.ORGANISME (OR_CODE)," calcext:value-type="string">
            <text:p>NO_USER VARCHAR(254) <text:s/>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244]" office:value-type="string" office:string-value="INSERT INTO L_REFERENCE_TYPE VALUES ('CS', 'CASSETTE');" calcext:value-type="string">
            <text:p>INSERT INTO L_REFERENCE_TYPE VALUES ('CS', 'CASSETTE');</text:p>
          </table:table-cell>
          <table:table-cell table:number-columns-repeated="2"/>
          <table:table-cell table:formula="of:=[$Att_ANT.$AB$244]" office:value-type="string" office:string-value="NO_COMMENT VARCHAR(254)  ," calcext:value-type="string">
            <text:p>NO_COMMENT VARCHAR(254) <text:s/>,</text:p>
          </table:table-cell>
          <table:table-cell table:style-name="ce176"/>
          <table:table-cell table:number-columns-repeated="1017"/>
        </table:table-row>
        <table:table-row table:style-name="ro1">
          <table:table-cell table:number-columns-repeated="2"/>
          <table:table-cell table:style-name="ce29" table:formula="of:=[$Val_ANT.$M$245]" office:value-type="string" office:string-value="INSERT INTO L_REFERENCE_TYPE VALUES ('BP', 'BPE');" calcext:value-type="string">
            <text:p>INSERT INTO L_REFERENCE_TYPE VALUES ('BP', 'BPE');</text:p>
          </table:table-cell>
          <table:table-cell table:number-columns-repeated="2"/>
          <table:table-cell table:formula="of:=[$Att_ANT.$AB$245]" office:value-type="string" office:string-value="NO_PHOTO VARCHAR(254)  ," calcext:value-type="string">
            <text:p>NO_PHOTO VARCHAR(254) <text:s/>,</text:p>
          </table:table-cell>
          <table:table-cell table:style-name="ce176"/>
          <table:table-cell table:number-columns-repeated="1017"/>
        </table:table-row>
        <table:table-row table:style-name="ro1">
          <table:table-cell table:number-columns-repeated="2"/>
          <table:table-cell table:style-name="ce29" table:formula="of:=[$Val_ANT.$M$246]" office:value-type="string" office:string-value="INSERT INTO L_REFERENCE_TYPE VALUES ('TI', 'TIROIR');" calcext:value-type="string">
            <text:p>INSERT INTO L_REFERENCE_TYPE VALUES ('TI', 'TIROIR');</text:p>
          </table:table-cell>
          <table:table-cell table:number-columns-repeated="2"/>
          <table:table-cell table:formula="of:=[$Att_ANT.$AB$246]" office:value-type="string" office:string-value="NO_STATUT VARCHAR(254) NOT NULL REFERENCES GRACE.L_STATUT (CODE)," calcext:value-type="string">
            <text:p>NO_STATUT VARCHAR(254) NOT NULL REFERENCES GRACE.L_STATUT (CODE),</text:p>
          </table:table-cell>
          <table:table-cell table:style-name="ce176"/>
          <table:table-cell table:number-columns-repeated="1017"/>
        </table:table-row>
        <table:table-row table:style-name="ro1">
          <table:table-cell table:number-columns-repeated="2"/>
          <table:table-cell table:style-name="ce29" table:formula="of:=[$Val_ANT.$M$247]" office:value-type="string" office:string-value="INSERT INTO L_REFERENCE_TYPE VALUES ('BA', 'BAIE');" calcext:value-type="string">
            <text:p>INSERT INTO L_REFERENCE_TYPE VALUES ('BA', 'BAIE');</text:p>
          </table:table-cell>
          <table:table-cell table:number-columns-repeated="2"/>
          <table:table-cell table:formula="of:=[$Att_ANT.$AB$247]" office:value-type="string" office:string-value="NO_AVCMNT VARCHAR(254) NOT NULL ," calcext:value-type="string">
            <text:p>NO_AVCMNT VARCHAR(254) NOT NULL ,</text:p>
          </table:table-cell>
          <table:table-cell table:style-name="ce176"/>
          <table:table-cell table:number-columns-repeated="1017"/>
        </table:table-row>
        <table:table-row table:style-name="ro1">
          <table:table-cell table:number-columns-repeated="2"/>
          <table:table-cell table:style-name="ce29" table:formula="of:=[$Val_ANT.$M$248]" office:value-type="string" office:string-value="INSERT INTO L_SITE_EMISSION_TYPE VALUES ('RADIO', 'RadioDiffusion');" calcext:value-type="string">
            <text:p>INSERT INTO L_SITE_EMISSION_TYPE VALUES ('RADIO', 'RadioDiffusion');</text:p>
          </table:table-cell>
          <table:table-cell table:number-columns-repeated="2"/>
          <table:table-cell table:formula="of:=[$Att_ANT.$AB$248]" office:value-type="string" office:string-value="NO_DATEMS Date  ," calcext:value-type="string">
            <text:p>NO_DATEMS Date <text:s/>,</text:p>
          </table:table-cell>
          <table:table-cell table:style-name="ce176"/>
          <table:table-cell table:number-columns-repeated="1017"/>
        </table:table-row>
        <table:table-row table:style-name="ro1">
          <table:table-cell table:number-columns-repeated="2"/>
          <table:table-cell table:style-name="ce29" table:formula="of:=[$Val_ANT.$M$249]" office:value-type="string" office:string-value="INSERT INTO L_SITE_EMISSION_TYPE VALUES ('TEL', 'Radio Téléphonie');" calcext:value-type="string">
            <text:p>INSERT INTO L_SITE_EMISSION_TYPE VALUES ('TEL', 'Radio Téléphonie');</text:p>
          </table:table-cell>
          <table:table-cell table:number-columns-repeated="2"/>
          <table:table-cell table:formula="of:=[$Att_ANT.$AB$249]" office:value-type="string" office:string-value="NO_QLTGEOL VARCHAR(254) NOT NULL ," calcext:value-type="string">
            <text:p>NO_QLTGEOL VARCHAR(254) NOT NULL ,</text:p>
          </table:table-cell>
          <table:table-cell table:style-name="ce176"/>
          <table:table-cell table:number-columns-repeated="1017"/>
        </table:table-row>
        <table:table-row table:style-name="ro1">
          <table:table-cell table:number-columns-repeated="2"/>
          <table:table-cell table:style-name="ce29" table:formula="of:=[$Val_ANT.$M$250]" office:value-type="string" office:string-value="INSERT INTO L_SITE_EMISSION_TYPE VALUES ('BLR', 'Boucle locale Radio');" calcext:value-type="string">
            <text:p>INSERT INTO L_SITE_EMISSION_TYPE VALUES ('BLR', 'Boucle locale Radio');</text:p>
          </table:table-cell>
          <table:table-cell table:number-columns-repeated="2"/>
          <table:table-cell table:formula="of:=[$Att_ANT.$AB$250]" office:value-type="string" office:string-value="NO_SRCGEOL VARCHAR(254) NOT NULL ," calcext:value-type="string">
            <text:p>NO_SRCGEOL VARCHAR(254) NOT NULL ,</text:p>
          </table:table-cell>
          <table:table-cell table:style-name="ce176"/>
          <table:table-cell table:number-columns-repeated="1017"/>
        </table:table-row>
        <table:table-row table:style-name="ro1">
          <table:table-cell table:number-columns-repeated="2"/>
          <table:table-cell table:style-name="ce29" table:formula="of:=[$Val_ANT.$M$251]" office:value-type="string" office:string-value="INSERT INTO L_SITE_EMISSION_TYPE VALUES ('FH', 'Faisceau Hertzien');" calcext:value-type="string">
            <text:p>INSERT INTO L_SITE_EMISSION_TYPE VALUES ('FH', 'Faisceau Hertzien');</text:p>
          </table:table-cell>
          <table:table-cell table:number-columns-repeated="2"/>
          <table:table-cell table:formula="of:=[$Att_ANT.$AB$251]" office:value-type="string" office:string-value="NO_CREADAT DATE  ," calcext:value-type="string">
            <text:p>NO_CREADAT DATE <text:s/>,</text:p>
          </table:table-cell>
          <table:table-cell table:style-name="ce176"/>
          <table:table-cell table:number-columns-repeated="1017"/>
        </table:table-row>
        <table:table-row table:style-name="ro1">
          <table:table-cell table:number-columns-repeated="2"/>
          <table:table-cell table:style-name="ce29" table:formula="of:=[$Val_ANT.$M$252]" office:value-type="string" office:string-value="INSERT INTO L_SITE_EMISSION_TYPE VALUES ('WIFI', 'Wifi');" calcext:value-type="string">
            <text:p>INSERT INTO L_SITE_EMISSION_TYPE VALUES ('WIFI', 'Wifi');</text:p>
          </table:table-cell>
          <table:table-cell table:number-columns-repeated="2"/>
          <table:table-cell table:formula="of:=[$Att_ANT.$AB$252]" office:value-type="string" office:string-value="NO_MAJDATE DATE  ," calcext:value-type="string">
            <text:p>NO_MAJDATE DATE <text:s/>,</text:p>
          </table:table-cell>
          <table:table-cell table:style-name="ce176"/>
          <table:table-cell table:number-columns-repeated="1017"/>
        </table:table-row>
        <table:table-row table:style-name="ro1">
          <table:table-cell table:number-columns-repeated="2"/>
          <table:table-cell table:style-name="ce29" table:formula="of:=[$Val_ANT.$M$253]" office:value-type="string" office:string-value="INSERT INTO L_SITE_EMISSION_TYPE VALUES ('WIMAX', 'Wimax');" calcext:value-type="string">
            <text:p>INSERT INTO L_SITE_EMISSION_TYPE VALUES ('WIMAX', 'Wimax');</text:p>
          </table:table-cell>
          <table:table-cell table:number-columns-repeated="2"/>
          <table:table-cell table:formula="of:=[$Att_ANT.$AB$253]" office:value-type="string" office:string-value="NO_MAJSRC VARCHAR(254)  ," calcext:value-type="string">
            <text:p>NO_MAJSRC VARCHAR(254) <text:s/>,</text:p>
          </table:table-cell>
          <table:table-cell table:style-name="ce176"/>
          <table:table-cell table:number-columns-repeated="1017"/>
        </table:table-row>
        <table:table-row table:style-name="ro1">
          <table:table-cell table:number-columns-repeated="2"/>
          <table:table-cell table:style-name="ce29" table:formula="of:=[$Val_ANT.$M$254]" office:value-type="string" office:string-value="INSERT INTO L_SITE_TYPE VALUES ('NRA', 'NŒUD RACCORDEMENT D''ABONNÉS');" calcext:value-type="string">
            <text:p>INSERT INTO L_SITE_TYPE VALUES ('NRA', 'NŒUD RACCORDEMENT D''ABONNÉS');</text:p>
          </table:table-cell>
          <table:table-cell table:number-columns-repeated="2"/>
          <table:table-cell table:formula="of:=[$Att_ANT.$AB$254]" office:value-type="string" office:string-value="NO_ABDDATE DATE  ," calcext:value-type="string">
            <text:p>NO_ABDDATE DATE <text:s/>,</text:p>
          </table:table-cell>
          <table:table-cell table:style-name="ce176"/>
          <table:table-cell table:number-columns-repeated="1017"/>
        </table:table-row>
        <table:table-row table:style-name="ro1">
          <table:table-cell table:number-columns-repeated="2"/>
          <table:table-cell table:style-name="ce29" table:formula="of:=[$Val_ANT.$M$255]" office:value-type="string" office:string-value="INSERT INTO L_SITE_TYPE VALUES ('NRAHD', 'NŒUD RACCORDEMENT D''ABONNÉS - HAUT DÉBIT');" calcext:value-type="string">
            <text:p>INSERT INTO L_SITE_TYPE VALUES ('NRAHD', 'NŒUD RACCORDEMENT D''ABONNÉS - HAUT DÉBIT');</text:p>
          </table:table-cell>
          <table:table-cell table:number-columns-repeated="2"/>
          <table:table-cell table:formula="of:=[$Att_ANT.$AB$255]" office:value-type="string" office:string-value="NO_ABDSRC VARCHAR(254)  ," calcext:value-type="string">
            <text:p>NO_ABDSRC VARCHAR(254) <text:s/>,</text:p>
          </table:table-cell>
          <table:table-cell table:style-name="ce176"/>
          <table:table-cell table:number-columns-repeated="1017"/>
        </table:table-row>
        <table:table-row table:style-name="ro1">
          <table:table-cell table:number-columns-repeated="2"/>
          <table:table-cell table:style-name="ce29" table:formula="of:=[$Val_ANT.$M$256]" office:value-type="string" office:string-value="INSERT INTO L_SITE_TYPE VALUES ('NRAMED', 'NŒUD RACCORDEMENT D''ABONNÉS - MONTÉE EN DÉBIT');" calcext:value-type="string">
            <text:p>INSERT INTO L_SITE_TYPE VALUES ('NRAMED', 'NŒUD RACCORDEMENT D''ABONNÉS - MONTÉE EN DÉBIT');</text:p>
          </table:table-cell>
          <table:table-cell/>
          <table:table-cell table:formula="of:=[$Att_ANT.$AA$256]" office:value-type="string" office:string-value="CONSTRAINT &quot;NOEUD_PK&quot; PRIMARY KEY (ID));" calcext:value-type="string">
            <text:p>CONSTRAINT "NOEUD_PK" PRIMARY KEY (ID));</text:p>
          </table:table-cell>
          <table:table-cell/>
          <table:table-cell table:style-name="ce176"/>
          <table:table-cell table:number-columns-repeated="1017"/>
        </table:table-row>
        <table:table-row table:style-name="ro1">
          <table:table-cell table:number-columns-repeated="2"/>
          <table:table-cell table:style-name="ce29" table:formula="of:=[$Val_ANT.$M$257]" office:value-type="string" office:string-value="INSERT INTO L_SITE_TYPE VALUES ('NRAZO', 'NŒUD RACCORDEMENT D''ABONNÉS - ZONE D''OMBRE');" calcext:value-type="string">
            <text:p>INSERT INTO L_SITE_TYPE VALUES ('NRAZO', 'NŒUD RACCORDEMENT D''ABONNÉS - ZONE D''OMBRE');</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258]" office:value-type="string" office:string-value="INSERT INTO L_SITE_TYPE VALUES ('SRP', 'SOUS-REPARTITEUR CUIVRE PRIMAIRE');" calcext:value-type="string">
            <text:p>INSERT INTO L_SITE_TYPE VALUES ('SRP', 'SOUS-REPARTITEUR CUIVRE PRIMAIRE');</text:p>
          </table:table-cell>
          <table:table-cell/>
          <table:table-cell table:formula="of:=[$Att_ANT.$AA$258]" office:value-type="string" office:string-value="CREATE TABLE PTECH(" calcext:value-type="string">
            <text:p>CREATE TABLE PTECH(</text:p>
          </table:table-cell>
          <table:table-cell table:formula="of:=[$Att_ANT.$AB$258]" office:value-type="string" office:string-value="PT_ID INTEGER  ," calcext:value-type="string">
            <text:p>PT_ID INTEGER <text:s/>,</text:p>
          </table:table-cell>
          <table:table-cell table:style-name="ce176"/>
          <table:table-cell table:number-columns-repeated="1017"/>
        </table:table-row>
        <table:table-row table:style-name="ro1">
          <table:table-cell table:number-columns-repeated="2"/>
          <table:table-cell table:style-name="ce29" table:formula="of:=[$Val_ANT.$M$259]" office:value-type="string" office:string-value="INSERT INTO L_SITE_TYPE VALUES ('SRS', 'SOUS-REPARTITEUR CUIVRE SECONDAIRE');" calcext:value-type="string">
            <text:p>INSERT INTO L_SITE_TYPE VALUES ('SRS', 'SOUS-REPARTITEUR CUIVRE SECONDAIRE');</text:p>
          </table:table-cell>
          <table:table-cell table:number-columns-repeated="2"/>
          <table:table-cell table:formula="of:=[$Att_ANT.$AB$259]" office:value-type="string" office:string-value="PT_CODE VARCHAR(254) NOT NULL ," calcext:value-type="string">
            <text:p>PT_CODE VARCHAR(254) NOT NULL ,</text:p>
          </table:table-cell>
          <table:table-cell table:style-name="ce176"/>
          <table:table-cell table:number-columns-repeated="1017"/>
        </table:table-row>
        <table:table-row table:style-name="ro1">
          <table:table-cell table:number-columns-repeated="2"/>
          <table:table-cell table:style-name="ce29" table:formula="of:=[$Val_ANT.$M$260]" office:value-type="string" office:string-value="INSERT INTO L_SITE_TYPE VALUES ('SRT', 'SOUS-REPARTITEUR CUIVRE TERTIAIRE');" calcext:value-type="string">
            <text:p>INSERT INTO L_SITE_TYPE VALUES ('SRT', 'SOUS-REPARTITEUR CUIVRE TERTIAIRE');</text:p>
          </table:table-cell>
          <table:table-cell table:number-columns-repeated="2"/>
          <table:table-cell table:formula="of:=[$Att_ANT.$AB$260]" office:value-type="string" office:string-value="PT_CODEEXT Varchar(254)  ," calcext:value-type="string">
            <text:p>PT_CODEEXT Varchar(254) <text:s/>,</text:p>
          </table:table-cell>
          <table:table-cell table:style-name="ce176"/>
          <table:table-cell table:number-columns-repeated="1017"/>
        </table:table-row>
        <table:table-row table:style-name="ro1">
          <table:table-cell table:number-columns-repeated="2"/>
          <table:table-cell table:style-name="ce29" table:formula="of:=[$Val_ANT.$M$261]" office:value-type="string" office:string-value="INSERT INTO L_SITE_TYPE VALUES ('NRO', 'NŒUD RACCORDEMENT OPTIQUE');" calcext:value-type="string">
            <text:p>INSERT INTO L_SITE_TYPE VALUES ('NRO', 'NŒUD RACCORDEMENT OPTIQUE');</text:p>
          </table:table-cell>
          <table:table-cell table:number-columns-repeated="2"/>
          <table:table-cell table:formula="of:=[$Att_ANT.$AB$261]" office:value-type="string" office:string-value="PT_ETIQUET VARCHAR(254)  ," calcext:value-type="string">
            <text:p>PT_ETIQUET VARCHAR(254) <text:s/>,</text:p>
          </table:table-cell>
          <table:table-cell table:style-name="ce176"/>
          <table:table-cell table:number-columns-repeated="1017"/>
        </table:table-row>
        <table:table-row table:style-name="ro1">
          <table:table-cell table:number-columns-repeated="2"/>
          <table:table-cell table:style-name="ce29" table:formula="of:=[$Val_ANT.$M$262]" office:value-type="string" office:string-value="INSERT INTO L_SITE_TYPE VALUES ('SRO', 'SOUS-REPARTITEUR OPTIQUE');" calcext:value-type="string">
            <text:p>INSERT INTO L_SITE_TYPE VALUES ('SRO', 'SOUS-REPARTITEUR OPTIQUE');</text:p>
          </table:table-cell>
          <table:table-cell table:number-columns-repeated="2"/>
          <table:table-cell table:formula="of:=[$Att_ANT.$AB$262]" office:value-type="string" office:string-value="PT_NO_CODE VARCHAR(254) NOT NULL ," calcext:value-type="string">
            <text:p>PT_NO_CODE VARCHAR(254) NOT NULL ,</text:p>
          </table:table-cell>
          <table:table-cell table:style-name="ce176"/>
          <table:table-cell table:number-columns-repeated="1017"/>
        </table:table-row>
        <table:table-row table:style-name="ro1">
          <table:table-cell table:number-columns-repeated="2"/>
          <table:table-cell table:style-name="ce29" table:formula="of:=[$Val_ANT.$M$263]" office:value-type="string" office:string-value="INSERT INTO L_SITE_TYPE VALUES ('BRASSAGE', 'SITE DE BRASSAGE');" calcext:value-type="string">
            <text:p>INSERT INTO L_SITE_TYPE VALUES ('BRASSAGE', 'SITE DE BRASSAGE');</text:p>
          </table:table-cell>
          <table:table-cell table:number-columns-repeated="2"/>
          <table:table-cell table:formula="of:=[$Att_ANT.$AB$263]" office:value-type="string" office:string-value="PT_USAGE VARCHAR(1) NOT NULL REFERENCES GRACE.L_PTECH_USAGE_TYPE (CODE)," calcext:value-type="string">
            <text:p>PT_USAGE VARCHAR(1) NOT NULL REFERENCES GRACE.L_PTECH_USAGE_TYPE (CODE),</text:p>
          </table:table-cell>
          <table:table-cell table:style-name="ce176"/>
          <table:table-cell table:number-columns-repeated="1017"/>
        </table:table-row>
        <table:table-row table:style-name="ro1">
          <table:table-cell table:number-columns-repeated="2"/>
          <table:table-cell table:style-name="ce29" table:formula="of:=[$Val_ANT.$M$264]" office:value-type="string" office:string-value="INSERT INTO L_SITE_TYPE VALUES ('CLIENT', 'SITE CLIENT');" calcext:value-type="string">
            <text:p>INSERT INTO L_SITE_TYPE VALUES ('CLIENT', 'SITE CLIENT');</text:p>
          </table:table-cell>
          <table:table-cell table:number-columns-repeated="2"/>
          <table:table-cell table:formula="of:=[$Att_ANT.$AB$264]" office:value-type="string" office:string-value="PT_TYPE VARCHAR(20) NOT NULL REFERENCES GRACE.L_PTECH_TYPE (CODE)," calcext:value-type="string">
            <text:p>PT_TYPE VARCHAR(20) NOT NULL REFERENCES GRACE.L_PTECH_TYPE (CODE),</text:p>
          </table:table-cell>
          <table:table-cell table:style-name="ce176"/>
          <table:table-cell table:number-columns-repeated="1017"/>
        </table:table-row>
        <table:table-row table:style-name="ro1">
          <table:table-cell table:number-columns-repeated="2"/>
          <table:table-cell table:style-name="ce29" table:formula="of:=[$Val_ANT.$M$265]" office:value-type="string" office:string-value="INSERT INTO L_SITE_TYPE VALUES ('HEBERG', 'SITE HEBERGEMENT');" calcext:value-type="string">
            <text:p>INSERT INTO L_SITE_TYPE VALUES ('HEBERG', 'SITE HEBERGEMENT');</text:p>
          </table:table-cell>
          <table:table-cell table:number-columns-repeated="2"/>
          <table:table-cell table:formula="of:=[$Att_ANT.$AB$265]" office:value-type="string" office:string-value="PT_SECU BOOLEAN  ," calcext:value-type="string">
            <text:p>PT_SECU BOOLEAN <text:s/>,</text:p>
          </table:table-cell>
          <table:table-cell table:style-name="ce176"/>
          <table:table-cell table:number-columns-repeated="1017"/>
        </table:table-row>
        <table:table-row table:style-name="ro1">
          <table:table-cell table:number-columns-repeated="2"/>
          <table:table-cell table:style-name="ce29" table:formula="of:=[$Val_ANT.$M$266]" office:value-type="string" office:string-value="INSERT INTO L_SITE_TYPE_STRUCTUREL VALUES ('ADR', 'ARMOIRE DE RUE');" calcext:value-type="string">
            <text:p>INSERT INTO L_SITE_TYPE_STRUCTUREL VALUES ('ADR', 'ARMOIRE DE RUE');</text:p>
          </table:table-cell>
          <table:table-cell table:number-columns-repeated="2"/>
          <table:table-cell table:formula="of:=[$Att_ANT.$AB$266]" office:value-type="string" office:string-value="PT_LIGNES INTEGER  ," calcext:value-type="string">
            <text:p>PT_LIGNES INTEGER <text:s/>,</text:p>
          </table:table-cell>
          <table:table-cell table:style-name="ce176"/>
          <table:table-cell table:number-columns-repeated="1017"/>
        </table:table-row>
        <table:table-row table:style-name="ro1">
          <table:table-cell table:number-columns-repeated="2"/>
          <table:table-cell table:style-name="ce29" table:formula="of:=[$Val_ANT.$M$267]" office:value-type="string" office:string-value="INSERT INTO L_SITE_TYPE_STRUCTUREL VALUES ('BAT', 'BATIMENT');" calcext:value-type="string">
            <text:p>INSERT INTO L_SITE_TYPE_STRUCTUREL VALUES ('BAT', 'BATIMENT');</text:p>
          </table:table-cell>
          <table:table-cell table:number-columns-repeated="2"/>
          <table:table-cell table:formula="of:=[$Att_ANT.$AB$267]" office:value-type="string" office:string-value="PT_PHOTO VARCHAR(254)  ," calcext:value-type="string">
            <text:p>PT_PHOTO VARCHAR(254) <text:s/>,</text:p>
          </table:table-cell>
          <table:table-cell table:style-name="ce176"/>
          <table:table-cell table:number-columns-repeated="1017"/>
        </table:table-row>
        <table:table-row table:style-name="ro1">
          <table:table-cell table:number-columns-repeated="2"/>
          <table:table-cell table:style-name="ce29" table:formula="of:=[$Val_ANT.$M$268]" office:value-type="string" office:string-value="INSERT INTO L_SITE_TYPE_STRUCTUREL VALUES ('SHE', 'SHELTER');" calcext:value-type="string">
            <text:p>INSERT INTO L_SITE_TYPE_STRUCTUREL VALUES ('SHE', 'SHELTER');</text:p>
          </table:table-cell>
          <table:table-cell table:number-columns-repeated="2"/>
          <table:table-cell table:formula="of:=[$Att_ANT.$AB$268]" office:value-type="string" office:string-value="PT_ROTATIO NUMERIC(5,2)  ," calcext:value-type="string">
            <text:p>PT_ROTATIO NUMERIC(5,2) <text:s/>,</text:p>
          </table:table-cell>
          <table:table-cell table:style-name="ce176"/>
          <table:table-cell table:number-columns-repeated="1017"/>
        </table:table-row>
        <table:table-row table:style-name="ro1">
          <table:table-cell table:number-columns-repeated="2"/>
          <table:table-cell table:style-name="ce29" table:formula="of:=[$Val_ANT.$M$269]" office:value-type="string" office:string-value="INSERT INTO L_STATUT VALUES ('SDI', 'SCHEMA INGENIERIE');" calcext:value-type="string">
            <text:p>INSERT INTO L_STATUT VALUES ('SDI', 'SCHEMA INGENIERIE');</text:p>
          </table:table-cell>
          <table:table-cell table:number-columns-repeated="2"/>
          <table:table-cell table:formula="of:=[$Att_ANT.$AB$269]" office:value-type="string" office:string-value="PT_CREADAT DATE  ," calcext:value-type="string">
            <text:p>PT_CREADAT DATE <text:s/>,</text:p>
          </table:table-cell>
          <table:table-cell table:style-name="ce176"/>
          <table:table-cell table:number-columns-repeated="1017"/>
        </table:table-row>
        <table:table-row table:style-name="ro1">
          <table:table-cell table:number-columns-repeated="2"/>
          <table:table-cell table:style-name="ce29" table:formula="of:=[$Val_ANT.$M$270]" office:value-type="string" office:string-value="INSERT INTO L_STATUT VALUES ('APS', 'APS');" calcext:value-type="string">
            <text:p>INSERT INTO L_STATUT VALUES ('APS', 'APS');</text:p>
          </table:table-cell>
          <table:table-cell table:number-columns-repeated="2"/>
          <table:table-cell table:formula="of:=[$Att_ANT.$AB$270]" office:value-type="string" office:string-value="PT_MAJDATE DATE  ," calcext:value-type="string">
            <text:p>PT_MAJDATE DATE <text:s/>,</text:p>
          </table:table-cell>
          <table:table-cell table:style-name="ce176"/>
          <table:table-cell table:number-columns-repeated="1017"/>
        </table:table-row>
        <table:table-row table:style-name="ro1">
          <table:table-cell table:number-columns-repeated="2"/>
          <table:table-cell table:style-name="ce29" table:formula="of:=[$Val_ANT.$M$271]" office:value-type="string" office:string-value="INSERT INTO L_STATUT VALUES ('APD', 'APD');" calcext:value-type="string">
            <text:p>INSERT INTO L_STATUT VALUES ('APD', 'APD');</text:p>
          </table:table-cell>
          <table:table-cell table:number-columns-repeated="2"/>
          <table:table-cell table:formula="of:=[$Att_ANT.$AB$271]" office:value-type="string" office:string-value="PT_MAJSRC VARCHAR(254)  ," calcext:value-type="string">
            <text:p>PT_MAJSRC VARCHAR(254) <text:s/>,</text:p>
          </table:table-cell>
          <table:table-cell table:style-name="ce176"/>
          <table:table-cell table:number-columns-repeated="1017"/>
        </table:table-row>
        <table:table-row table:style-name="ro1">
          <table:table-cell table:number-columns-repeated="2"/>
          <table:table-cell table:style-name="ce29" table:formula="of:=[$Val_ANT.$M$272]" office:value-type="string" office:string-value="INSERT INTO L_STATUT VALUES ('PRE', 'PRE');" calcext:value-type="string">
            <text:p>INSERT INTO L_STATUT VALUES ('PRE', 'PRE');</text:p>
          </table:table-cell>
          <table:table-cell table:number-columns-repeated="2"/>
          <table:table-cell table:formula="of:=[$Att_ANT.$AB$272]" office:value-type="string" office:string-value="PT_ABDDATE DATE  ," calcext:value-type="string">
            <text:p>PT_ABDDATE DATE <text:s/>,</text:p>
          </table:table-cell>
          <table:table-cell table:style-name="ce176"/>
          <table:table-cell table:number-columns-repeated="1017"/>
        </table:table-row>
        <table:table-row table:style-name="ro1">
          <table:table-cell table:number-columns-repeated="2"/>
          <table:table-cell table:style-name="ce29" table:formula="of:=[$Val_ANT.$M$273]" office:value-type="string" office:string-value="INSERT INTO L_STATUT VALUES ('DOE', 'DOE');" calcext:value-type="string">
            <text:p>INSERT INTO L_STATUT VALUES ('DOE', 'DOE');</text:p>
          </table:table-cell>
          <table:table-cell table:number-columns-repeated="2"/>
          <table:table-cell table:formula="of:=[$Att_ANT.$AB$273]" office:value-type="string" office:string-value="PT_ABDSRC VARCHAR(254)  ," calcext:value-type="string">
            <text:p>PT_ABDSRC VARCHAR(254) <text:s/>,</text:p>
          </table:table-cell>
          <table:table-cell table:style-name="ce176"/>
          <table:table-cell table:number-columns-repeated="1017"/>
        </table:table-row>
        <table:table-row table:style-name="ro1">
          <table:table-cell table:number-columns-repeated="2"/>
          <table:table-cell table:style-name="ce29" table:formula="of:=[$Val_ANT.$M$274]" office:value-type="string" office:string-value="INSERT INTO L_SUF_TYPE VALUES ('R', 'RESIDENTIEL');" calcext:value-type="string">
            <text:p>INSERT INTO L_SUF_TYPE VALUES ('R', 'RESIDENTIEL');</text:p>
          </table:table-cell>
          <table:table-cell/>
          <table:table-cell table:formula="of:=[$Att_ANT.$AA$274]" office:value-type="string" office:string-value="CONSTRAINT &quot;PTECH_PK&quot; PRIMARY KEY (PT_ID));" calcext:value-type="string">
            <text:p>CONSTRAINT "PTECH_PK" PRIMARY KEY (PT_ID));</text:p>
          </table:table-cell>
          <table:table-cell/>
          <table:table-cell table:style-name="ce176"/>
          <table:table-cell table:number-columns-repeated="1017"/>
        </table:table-row>
        <table:table-row table:style-name="ro1">
          <table:table-cell table:number-columns-repeated="2"/>
          <table:table-cell table:style-name="ce29" table:formula="of:=[$Val_ANT.$M$275]" office:value-type="string" office:string-value="INSERT INTO L_SUF_TYPE VALUES ('P', 'PROFESSIONNEL');" calcext:value-type="string">
            <text:p>INSERT INTO L_SUF_TYPE VALUES ('P', 'PROFESSIONNEL');</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276]" office:value-type="string" office:string-value="INSERT INTO L_SUF_TYPE VALUES ('O', 'OPERATEUR');" calcext:value-type="string">
            <text:p>INSERT INTO L_SUF_TYPE VALUES ('O', 'OPERATEUR');</text:p>
          </table:table-cell>
          <table:table-cell/>
          <table:table-cell table:formula="of:=[$Att_ANT.$AA$276]" office:value-type="string" office:string-value="CREATE TABLE EBP(" calcext:value-type="string">
            <text:p>CREATE TABLE EBP(</text:p>
          </table:table-cell>
          <table:table-cell table:formula="of:=[$Att_ANT.$AB$276]" office:value-type="string" office:string-value="BP_ID INTEGER  ," calcext:value-type="string">
            <text:p>BP_ID INTEGER <text:s/>,</text:p>
          </table:table-cell>
          <table:table-cell table:style-name="ce176"/>
          <table:table-cell table:number-columns-repeated="1017"/>
        </table:table-row>
        <table:table-row table:style-name="ro1">
          <table:table-cell table:number-columns-repeated="2"/>
          <table:table-cell table:style-name="ce29" table:formula="of:=[$Val_ANT.$M$277]" office:value-type="string" office:string-value="INSERT INTO L_SUF_TYPE VALUES ('T', 'TECHNIQUE');" calcext:value-type="string">
            <text:p>INSERT INTO L_SUF_TYPE VALUES ('T', 'TECHNIQUE');</text:p>
          </table:table-cell>
          <table:table-cell table:number-columns-repeated="2"/>
          <table:table-cell table:formula="of:=[$Att_ANT.$AB$277]" office:value-type="string" office:string-value="BP_CODE VARCHAR(254) NOT NULL ," calcext:value-type="string">
            <text:p>BP_CODE VARCHAR(254) NOT NULL ,</text:p>
          </table:table-cell>
          <table:table-cell table:style-name="ce176"/>
          <table:table-cell table:number-columns-repeated="1017"/>
        </table:table-row>
        <table:table-row table:style-name="ro1">
          <table:table-cell table:number-columns-repeated="2"/>
          <table:table-cell table:style-name="ce29" table:formula="of:=[$Val_ANT.$M$278]" office:value-type="string" office:string-value="INSERT INTO L_SUF_TYPE VALUES ('S', 'SDS');" calcext:value-type="string">
            <text:p>INSERT INTO L_SUF_TYPE VALUES ('S', 'SDS');</text:p>
          </table:table-cell>
          <table:table-cell table:number-columns-repeated="2"/>
          <table:table-cell table:formula="of:=[$Att_ANT.$AB$278]" office:value-type="string" office:string-value="BP_ETIQUET VARCHAR(254)  ," calcext:value-type="string">
            <text:p>BP_ETIQUET VARCHAR(254) <text:s/>,</text:p>
          </table:table-cell>
          <table:table-cell table:style-name="ce176"/>
          <table:table-cell table:number-columns-repeated="1017"/>
        </table:table-row>
        <table:table-row table:style-name="ro1">
          <table:table-cell table:number-columns-repeated="2"/>
          <table:table-cell table:style-name="ce29" table:formula="of:=[$Val_ANT.$M$279]" office:value-type="string" office:string-value="INSERT INTO L_SUF_TYPE VALUES ('C', 'SSC');" calcext:value-type="string">
            <text:p>INSERT INTO L_SUF_TYPE VALUES ('C', 'SSC');</text:p>
          </table:table-cell>
          <table:table-cell table:number-columns-repeated="2"/>
          <table:table-cell table:formula="of:=[$Att_ANT.$AB$279]" office:value-type="string" office:string-value="BP_CODEEXT VARCHAR(254)  ," calcext:value-type="string">
            <text:p>BP_CODEEXT VARCHAR(254) <text:s/>,</text:p>
          </table:table-cell>
          <table:table-cell table:style-name="ce176"/>
          <table:table-cell table:number-columns-repeated="1017"/>
        </table:table-row>
        <table:table-row table:style-name="ro1">
          <table:table-cell table:number-columns-repeated="2"/>
          <table:table-cell table:style-name="ce29" table:formula="of:=[$Val_ANT.$M$280]" office:value-type="string" office:string-value="INSERT INTO L_TECHNOLOGIE_CABLE_TYPE VALUES ('CU', 'CUIVRE');" calcext:value-type="string">
            <text:p>INSERT INTO L_TECHNOLOGIE_CABLE_TYPE VALUES ('CU', 'CUIVRE');</text:p>
          </table:table-cell>
          <table:table-cell table:number-columns-repeated="2"/>
          <table:table-cell table:formula="of:=[$Att_ANT.$AB$280]" office:value-type="string" office:string-value="BP_PT_CODE VARCHAR(254) NOT NULL ," calcext:value-type="string">
            <text:p>BP_PT_CODE VARCHAR(254) NOT NULL ,</text:p>
          </table:table-cell>
          <table:table-cell table:style-name="ce176"/>
          <table:table-cell table:number-columns-repeated="1017"/>
        </table:table-row>
        <table:table-row table:style-name="ro1">
          <table:table-cell table:number-columns-repeated="2"/>
          <table:table-cell table:style-name="ce29" table:formula="of:=[$Val_ANT.$M$281]" office:value-type="string" office:string-value="INSERT INTO L_TECHNOLOGIE_CABLE_TYPE VALUES ('FO', 'FIBRE OPTIQUE');" calcext:value-type="string">
            <text:p>INSERT INTO L_TECHNOLOGIE_CABLE_TYPE VALUES ('FO', 'FIBRE OPTIQUE');</text:p>
          </table:table-cell>
          <table:table-cell table:number-columns-repeated="2"/>
          <table:table-cell table:formula="of:=[$Att_ANT.$AB$281]" office:value-type="string" office:string-value="BP_VOIE VARCHAR(254)  ," calcext:value-type="string">
            <text:p>BP_VOIE VARCHAR(254) <text:s/>,</text:p>
          </table:table-cell>
          <table:table-cell table:style-name="ce176"/>
          <table:table-cell table:number-columns-repeated="1017"/>
        </table:table-row>
        <table:table-row table:style-name="ro1">
          <table:table-cell table:number-columns-repeated="2"/>
          <table:table-cell table:style-name="ce29" table:formula="of:=[$Val_ANT.$M$282]" office:value-type="string" office:string-value="INSERT INTO L_TECHNOLOGIE_CABLE_TYPE VALUES ('CO', 'COAXIAL');" calcext:value-type="string">
            <text:p>INSERT INTO L_TECHNOLOGIE_CABLE_TYPE VALUES ('CO', 'COAXIAL');</text:p>
          </table:table-cell>
          <table:table-cell table:number-columns-repeated="2"/>
          <table:table-cell table:formula="of:=[$Att_ANT.$AB$282]" office:value-type="string" office:string-value="BP_TYPE VARCHAR(10) NOT NULL REFERENCES GRACE.L_BP_TYPE (CODE)," calcext:value-type="string">
            <text:p>BP_TYPE VARCHAR(10) NOT NULL REFERENCES GRACE.L_BP_TYPE (CODE),</text:p>
          </table:table-cell>
          <table:table-cell table:style-name="ce176"/>
          <table:table-cell table:number-columns-repeated="1017"/>
        </table:table-row>
        <table:table-row table:style-name="ro1">
          <table:table-cell table:number-columns-repeated="2"/>
          <table:table-cell table:style-name="ce29" table:formula="of:=[$Val_ANT.$M$283]" office:value-type="string" office:string-value="INSERT INTO L_TECHNOLOGIE_TYPE VALUES ('CUT', 'CUIVRE TÉLÉCOM');" calcext:value-type="string">
            <text:p>INSERT INTO L_TECHNOLOGIE_TYPE VALUES ('CUT', 'CUIVRE TÉLÉCOM');</text:p>
          </table:table-cell>
          <table:table-cell table:number-columns-repeated="2"/>
          <table:table-cell table:formula="of:=[$Att_ANT.$AB$283]" office:value-type="string" office:string-value="BP_ETAT VARCHAR(3)  NOT NULL REFERENCES GRACE.L_ETAT_TYPE (CODE)," calcext:value-type="string">
            <text:p>BP_ETAT VARCHAR(3) <text:s/>NOT NULL REFERENCES GRACE.L_ETAT_TYPE (CODE),</text:p>
          </table:table-cell>
          <table:table-cell table:style-name="ce176"/>
          <table:table-cell table:number-columns-repeated="1017"/>
        </table:table-row>
        <table:table-row table:style-name="ro1">
          <table:table-cell table:number-columns-repeated="2"/>
          <table:table-cell table:style-name="ce29" table:formula="of:=[$Val_ANT.$M$284]" office:value-type="string" office:string-value="INSERT INTO L_TECHNOLOGIE_TYPE VALUES ('OPT', 'OPTIQUE');" calcext:value-type="string">
            <text:p>INSERT INTO L_TECHNOLOGIE_TYPE VALUES ('OPT', 'OPTIQUE');</text:p>
          </table:table-cell>
          <table:table-cell table:number-columns-repeated="2"/>
          <table:table-cell table:formula="of:=[$Att_ANT.$AB$284]" office:value-type="string" office:string-value="BP_TYPEPHY VARCHAR(254)  ," calcext:value-type="string">
            <text:p>BP_TYPEPHY VARCHAR(254) <text:s/>,</text:p>
          </table:table-cell>
          <table:table-cell table:style-name="ce176"/>
          <table:table-cell table:number-columns-repeated="1017"/>
        </table:table-row>
        <table:table-row table:style-name="ro1">
          <table:table-cell table:number-columns-repeated="2"/>
          <table:table-cell table:style-name="ce29" table:formula="of:=[$Val_ANT.$M$285]" office:value-type="string" office:string-value="INSERT INTO L_TECHNOLOGIE_TYPE VALUES ('COAX', 'COAXIAL');" calcext:value-type="string">
            <text:p>INSERT INTO L_TECHNOLOGIE_TYPE VALUES ('COAX', 'COAXIAL');</text:p>
          </table:table-cell>
          <table:table-cell table:number-columns-repeated="2"/>
          <table:table-cell table:formula="of:=[$Att_ANT.$AB$285]" office:value-type="string" office:string-value="BP_OCCUP VARCHAR(10) NOT NULL REFERENCES GRACE.L_OCCUPATION_TYPE (CODE)," calcext:value-type="string">
            <text:p>BP_OCCUP VARCHAR(10) NOT NULL REFERENCES GRACE.L_OCCUPATION_TYPE (CODE),</text:p>
          </table:table-cell>
          <table:table-cell table:style-name="ce176"/>
          <table:table-cell table:number-columns-repeated="1017"/>
        </table:table-row>
        <table:table-row table:style-name="ro1">
          <table:table-cell table:number-columns-repeated="2"/>
          <table:table-cell table:style-name="ce29" table:formula="of:=[$Val_ANT.$M$286]" office:value-type="string" office:string-value="INSERT INTO L_TECHNOLOGIE_TYPE VALUES ('ECL', 'ECLAIRAGE');" calcext:value-type="string">
            <text:p>INSERT INTO L_TECHNOLOGIE_TYPE VALUES ('ECL', 'ECLAIRAGE');</text:p>
          </table:table-cell>
          <table:table-cell table:number-columns-repeated="2"/>
          <table:table-cell table:formula="of:=[$Att_ANT.$AB$286]" office:value-type="string" office:string-value="BP_DATEINS DATE  ," calcext:value-type="string">
            <text:p>BP_DATEINS DATE <text:s/>,</text:p>
          </table:table-cell>
          <table:table-cell table:style-name="ce176"/>
          <table:table-cell table:number-columns-repeated="1017"/>
        </table:table-row>
        <table:table-row table:style-name="ro1">
          <table:table-cell table:number-columns-repeated="2"/>
          <table:table-cell table:style-name="ce29" table:formula="of:=[$Val_ANT.$M$287]" office:value-type="string" office:string-value="INSERT INTO L_TECHNOLOGIE_TYPE VALUES ('ELEC', 'ELECTRICITÉ');" calcext:value-type="string">
            <text:p>INSERT INTO L_TECHNOLOGIE_TYPE VALUES ('ELEC', 'ELECTRICITÉ');</text:p>
          </table:table-cell>
          <table:table-cell table:number-columns-repeated="2"/>
          <table:table-cell table:formula="of:=[$Att_ANT.$AB$287]" office:value-type="string" office:string-value="BP_PROP VARCHAR(20) NOT NULL REFERENCES GRACE.ORGANISME (OR_CODE)," calcext:value-type="string">
            <text:p>BP_PROP VARCHAR(20)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288]" office:value-type="string" office:string-value="INSERT INTO L_TIROIR_TYPE VALUES ('TIROIR', 'TIROIR');" calcext:value-type="string">
            <text:p>INSERT INTO L_TIROIR_TYPE VALUES ('TIROIR', 'TIROIR');</text:p>
          </table:table-cell>
          <table:table-cell table:number-columns-repeated="2"/>
          <table:table-cell table:formula="of:=[$Att_ANT.$AB$288]" office:value-type="string" office:string-value="BP_GEST VARCHAR(20)  REFERENCES GRACE.ORGANISME (OR_CODE)," calcext:value-type="string">
            <text:p>BP_GEST VARCHAR(20) <text:s/>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289]" office:value-type="string" office:string-value="INSERT INTO L_TIROIR_TYPE VALUES ('TETE', 'TETE DE CABLE');" calcext:value-type="string">
            <text:p>INSERT INTO L_TIROIR_TYPE VALUES ('TETE', 'TETE DE CABLE');</text:p>
          </table:table-cell>
          <table:table-cell table:number-columns-repeated="2"/>
          <table:table-cell table:formula="of:=[$Att_ANT.$AB$289]" office:value-type="string" office:string-value="BP_UTIL VARCHAR(20)  REFERENCES GRACE.ORGANISME (OR_CODE)," calcext:value-type="string">
            <text:p>BP_UTIL VARCHAR(20) <text:s/>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290]" office:value-type="string" office:string-value="INSERT INTO L_TRANCHEE_IMPLANTATION_TYPE VALUES ('ACC', 'ACCOTEMENT');" calcext:value-type="string">
            <text:p>INSERT INTO L_TRANCHEE_IMPLANTATION_TYPE VALUES ('ACC', 'ACCOTEMENT');</text:p>
          </table:table-cell>
          <table:table-cell table:number-columns-repeated="2"/>
          <table:table-cell table:formula="of:=[$Att_ANT.$AB$290]" office:value-type="string" office:string-value="BP_PHOTO VARCHAR(254)  ," calcext:value-type="string">
            <text:p>BP_PHOTO VARCHAR(254) <text:s/>,</text:p>
          </table:table-cell>
          <table:table-cell table:style-name="ce176"/>
          <table:table-cell table:number-columns-repeated="1017"/>
        </table:table-row>
        <table:table-row table:style-name="ro1">
          <table:table-cell table:number-columns-repeated="2"/>
          <table:table-cell table:style-name="ce29" table:formula="of:=[$Val_ANT.$M$291]" office:value-type="string" office:string-value="INSERT INTO L_TRANCHEE_IMPLANTATION_TYPE VALUES ('CHAU', 'CHAUSSÉE');" calcext:value-type="string">
            <text:p>INSERT INTO L_TRANCHEE_IMPLANTATION_TYPE VALUES ('CHAU', 'CHAUSSÉE');</text:p>
          </table:table-cell>
          <table:table-cell table:number-columns-repeated="2"/>
          <table:table-cell table:formula="of:=[$Att_ANT.$AB$291]" office:value-type="string" office:string-value="BP_SUF VARCHAR(50)  REFERENCES GRACE.SUF(SF_CODE)," calcext:value-type="string">
            <text:p>BP_SUF VARCHAR(50) <text:s/>REFERENCES GRACE.SUF(SF_CODE),</text:p>
          </table:table-cell>
          <table:table-cell table:style-name="ce176"/>
          <table:table-cell table:number-columns-repeated="1017"/>
        </table:table-row>
        <table:table-row table:style-name="ro1">
          <table:table-cell table:number-columns-repeated="2"/>
          <table:table-cell table:style-name="ce29" table:formula="of:=[$Val_ANT.$M$292]" office:value-type="string" office:string-value="INSERT INTO L_TRANCHEE_IMPLANTATION_TYPE VALUES ('TROT', 'TROTTOIR');" calcext:value-type="string">
            <text:p>INSERT INTO L_TRANCHEE_IMPLANTATION_TYPE VALUES ('TROT', 'TROTTOIR');</text:p>
          </table:table-cell>
          <table:table-cell table:number-columns-repeated="2"/>
          <table:table-cell table:formula="of:=[$Att_ANT.$AB$292]" office:value-type="string" office:string-value="BP_COMMENT VARCHAR(254)  ," calcext:value-type="string">
            <text:p>BP_COMMENT VARCHAR(254) <text:s/>,</text:p>
          </table:table-cell>
          <table:table-cell table:style-name="ce176"/>
          <table:table-cell table:number-columns-repeated="1017"/>
        </table:table-row>
        <table:table-row table:style-name="ro1">
          <table:table-cell table:number-columns-repeated="2"/>
          <table:table-cell table:style-name="ce29" table:formula="of:=[$Val_ANT.$M$293]" office:value-type="string" office:string-value="INSERT INTO L_TRANCHEE_IMPLANTATION_TYPE VALUES ('TER', 'TERRE');" calcext:value-type="string">
            <text:p>INSERT INTO L_TRANCHEE_IMPLANTATION_TYPE VALUES ('TER', 'TERRE');</text:p>
          </table:table-cell>
          <table:table-cell table:number-columns-repeated="2"/>
          <table:table-cell table:formula="of:=[$Att_ANT.$AB$293]" office:value-type="string" office:string-value="BP_ENTREES INTEGER  ," calcext:value-type="string">
            <text:p>BP_ENTREES INTEGER <text:s/>,</text:p>
          </table:table-cell>
          <table:table-cell table:style-name="ce176"/>
          <table:table-cell table:number-columns-repeated="1017"/>
        </table:table-row>
        <table:table-row table:style-name="ro1">
          <table:table-cell table:number-columns-repeated="2"/>
          <table:table-cell table:style-name="ce29" table:formula="of:=[$Val_ANT.$M$294]" office:value-type="string" office:string-value="INSERT INTO L_TRANCHEE_IMPLANTATION_TYPE VALUES ('EMP', 'EMPIERRE');" calcext:value-type="string">
            <text:p>INSERT INTO L_TRANCHEE_IMPLANTATION_TYPE VALUES ('EMP', 'EMPIERRE');</text:p>
          </table:table-cell>
          <table:table-cell table:number-columns-repeated="2"/>
          <table:table-cell table:formula="of:=[$Att_ANT.$AB$294]" office:value-type="string" office:string-value="BP_CREADAT DATE  ," calcext:value-type="string">
            <text:p>BP_CREADAT DATE <text:s/>,</text:p>
          </table:table-cell>
          <table:table-cell table:style-name="ce176"/>
          <table:table-cell table:number-columns-repeated="1017"/>
        </table:table-row>
        <table:table-row table:style-name="ro1">
          <table:table-cell table:number-columns-repeated="2"/>
          <table:table-cell table:style-name="ce29" table:formula="of:=[$Val_ANT.$M$295]" office:value-type="string" office:string-value="INSERT INTO L_TRANCHEE_IMPLANTATION_TYPE VALUES ('PON', 'PONT');" calcext:value-type="string">
            <text:p>INSERT INTO L_TRANCHEE_IMPLANTATION_TYPE VALUES ('PON', 'PONT');</text:p>
          </table:table-cell>
          <table:table-cell table:number-columns-repeated="2"/>
          <table:table-cell table:formula="of:=[$Att_ANT.$AB$295]" office:value-type="string" office:string-value="BP_MAJDATE DATE  ," calcext:value-type="string">
            <text:p>BP_MAJDATE DATE <text:s/>,</text:p>
          </table:table-cell>
          <table:table-cell table:style-name="ce176"/>
          <table:table-cell table:number-columns-repeated="1017"/>
        </table:table-row>
        <table:table-row table:style-name="ro1">
          <table:table-cell table:number-columns-repeated="2"/>
          <table:table-cell table:style-name="ce29" table:formula="of:=[$Val_ANT.$M$296]" office:value-type="string" office:string-value="INSERT INTO L_TRANCHEE_IMPLANTATION_TYPE VALUES ('SNC', 'PASSAGE SNCF');" calcext:value-type="string">
            <text:p>INSERT INTO L_TRANCHEE_IMPLANTATION_TYPE VALUES ('SNC', 'PASSAGE SNCF');</text:p>
          </table:table-cell>
          <table:table-cell table:number-columns-repeated="2"/>
          <table:table-cell table:formula="of:=[$Att_ANT.$AB$296]" office:value-type="string" office:string-value="BP_MAJSRC VARCHAR(254)  ," calcext:value-type="string">
            <text:p>BP_MAJSRC VARCHAR(254) <text:s/>,</text:p>
          </table:table-cell>
          <table:table-cell table:style-name="ce176"/>
          <table:table-cell table:number-columns-repeated="1017"/>
        </table:table-row>
        <table:table-row table:style-name="ro1">
          <table:table-cell table:number-columns-repeated="2"/>
          <table:table-cell table:style-name="ce29" table:formula="of:=[$Val_ANT.$M$297]" office:value-type="string" office:string-value="INSERT INTO L_TRANCHEE_IMPLANTATION_TYPE VALUES ('CAN', 'CANIVEAU TECHNIQUE');" calcext:value-type="string">
            <text:p>INSERT INTO L_TRANCHEE_IMPLANTATION_TYPE VALUES ('CAN', 'CANIVEAU TECHNIQUE');</text:p>
          </table:table-cell>
          <table:table-cell table:number-columns-repeated="2"/>
          <table:table-cell table:formula="of:=[$Att_ANT.$AB$297]" office:value-type="string" office:string-value="BP_ABDDATE DATE  ," calcext:value-type="string">
            <text:p>BP_ABDDATE DATE <text:s/>,</text:p>
          </table:table-cell>
          <table:table-cell table:style-name="ce176"/>
          <table:table-cell table:number-columns-repeated="1017"/>
        </table:table-row>
        <table:table-row table:style-name="ro1">
          <table:table-cell table:number-columns-repeated="2"/>
          <table:table-cell table:style-name="ce29" table:formula="of:=[$Val_ANT.$M$298]" office:value-type="string" office:string-value="INSERT INTO L_TRANCHEE_IMPLANTATION_TYPE VALUES ('PAV', 'PAVÉS');" calcext:value-type="string">
            <text:p>INSERT INTO L_TRANCHEE_IMPLANTATION_TYPE VALUES ('PAV', 'PAVÉS');</text:p>
          </table:table-cell>
          <table:table-cell table:number-columns-repeated="2"/>
          <table:table-cell table:formula="of:=[$Att_ANT.$AB$298]" office:value-type="string" office:string-value="BP_ABDSRC VARCHAR(254)  ," calcext:value-type="string">
            <text:p>BP_ABDSRC VARCHAR(254) <text:s/>,</text:p>
          </table:table-cell>
          <table:table-cell table:style-name="ce176"/>
          <table:table-cell table:number-columns-repeated="1017"/>
        </table:table-row>
        <table:table-row table:style-name="ro1">
          <table:table-cell table:number-columns-repeated="2"/>
          <table:table-cell table:style-name="ce29" table:formula="of:=[$Val_ANT.$M$299]" office:value-type="string" office:string-value="INSERT INTO L_TRANCHEE_IMPLANTATION_TYPE VALUES ('NC', 'NON COMMUNIQUÉ');" calcext:value-type="string">
            <text:p>INSERT INTO L_TRANCHEE_IMPLANTATION_TYPE VALUES ('NC', 'NON COMMUNIQUÉ');</text:p>
          </table:table-cell>
          <table:table-cell/>
          <table:table-cell table:formula="of:=[$Att_ANT.$AA$299]" office:value-type="string" office:string-value="CONSTRAINT &quot;EBP_PK&quot; PRIMARY KEY (BP_ID));" calcext:value-type="string">
            <text:p>CONSTRAINT "EBP_PK" PRIMARY KEY (BP_ID));</text:p>
          </table:table-cell>
          <table:table-cell/>
          <table:table-cell table:style-name="ce179"/>
          <table:table-cell table:number-columns-repeated="1017"/>
        </table:table-row>
        <table:table-row table:style-name="ro1">
          <table:table-cell table:number-columns-repeated="2"/>
          <table:table-cell table:style-name="ce29" table:formula="of:=[$Val_ANT.$M$300]" office:value-type="string" office:string-value="INSERT INTO L_TRANCHEE_POSE_TYPE VALUES ('NC', 'NON COMMUNIQUÉ');" calcext:value-type="string">
            <text:p>INSERT INTO L_TRANCHEE_POSE_TYPE VALUES ('NC', 'NON COMMUNIQUÉ');</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301]" office:value-type="string" office:string-value="INSERT INTO L_TRANCHEE_POSE_TYPE VALUES ('TRA', 'TRADITIONNELLE');" calcext:value-type="string">
            <text:p>INSERT INTO L_TRANCHEE_POSE_TYPE VALUES ('TRA', 'TRADITIONNELLE');</text:p>
          </table:table-cell>
          <table:table-cell/>
          <table:table-cell table:formula="of:=[$Att_ANT.$AA$301]" office:value-type="string" office:string-value="CREATE TABLE CASSETTE(" calcext:value-type="string">
            <text:p>CREATE TABLE CASSETTE(</text:p>
          </table:table-cell>
          <table:table-cell table:formula="of:=[$Att_ANT.$AB$301]" office:value-type="string" office:string-value="CS_ID INTEGER  ," calcext:value-type="string">
            <text:p>CS_ID INTEGER <text:s/>,</text:p>
          </table:table-cell>
          <table:table-cell table:style-name="ce176"/>
          <table:table-cell table:number-columns-repeated="1017"/>
        </table:table-row>
        <table:table-row table:style-name="ro1">
          <table:table-cell table:number-columns-repeated="2"/>
          <table:table-cell table:style-name="ce29" table:formula="of:=[$Val_ANT.$M$302]" office:value-type="string" office:string-value="INSERT INTO L_TRANCHEE_POSE_TYPE VALUES ('MEC', 'MÉCANISÉE');" calcext:value-type="string">
            <text:p>INSERT INTO L_TRANCHEE_POSE_TYPE VALUES ('MEC', 'MÉCANISÉE');</text:p>
          </table:table-cell>
          <table:table-cell table:number-columns-repeated="2"/>
          <table:table-cell table:formula="of:=[$Att_ANT.$AB$302]" office:value-type="string" office:string-value="CS_NB_PAS NUMERIC  ," calcext:value-type="string">
            <text:p>CS_NB_PAS NUMERIC <text:s/>,</text:p>
          </table:table-cell>
          <table:table-cell table:style-name="ce176"/>
          <table:table-cell table:number-columns-repeated="1017"/>
        </table:table-row>
        <table:table-row table:style-name="ro1">
          <table:table-cell table:number-columns-repeated="2"/>
          <table:table-cell table:style-name="ce29" table:formula="of:=[$Val_ANT.$M$303]" office:value-type="string" office:string-value="INSERT INTO L_TRANCHEE_POSE_TYPE VALUES ('MIC', 'MICRO TRANCHÉE');" calcext:value-type="string">
            <text:p>INSERT INTO L_TRANCHEE_POSE_TYPE VALUES ('MIC', 'MICRO TRANCHÉE');</text:p>
          </table:table-cell>
          <table:table-cell table:number-columns-repeated="2"/>
          <table:table-cell table:formula="of:=[$Att_ANT.$AB$303]" office:value-type="string" office:string-value="CS_BP_CODE VARCHAR(254) NOT NULL REFERENCES GRACE.BPE (BP_CODE)," calcext:value-type="string">
            <text:p>CS_BP_CODE VARCHAR(254) NOT NULL REFERENCES GRACE.BPE (BP_CODE),</text:p>
          </table:table-cell>
          <table:table-cell table:style-name="ce176"/>
          <table:table-cell table:number-columns-repeated="1017"/>
        </table:table-row>
        <table:table-row table:style-name="ro1">
          <table:table-cell table:number-columns-repeated="2"/>
          <table:table-cell table:style-name="ce29" table:formula="of:=[$Val_ANT.$M$304]" office:value-type="string" office:string-value="INSERT INTO L_TRANCHEE_POSE_TYPE VALUES ('FOR', 'FORAGE DIRIGÉ');" calcext:value-type="string">
            <text:p>INSERT INTO L_TRANCHEE_POSE_TYPE VALUES ('FOR', 'FORAGE DIRIGÉ');</text:p>
          </table:table-cell>
          <table:table-cell table:number-columns-repeated="2"/>
          <table:table-cell table:formula="of:=[$Att_ANT.$AB$304]" office:value-type="string" office:string-value="CS_NUM NUMERIC  ," calcext:value-type="string">
            <text:p>CS_NUM NUMERIC <text:s/>,</text:p>
          </table:table-cell>
          <table:table-cell table:style-name="ce176"/>
          <table:table-cell table:number-columns-repeated="1017"/>
        </table:table-row>
        <table:table-row table:style-name="ro1">
          <table:table-cell table:number-columns-repeated="2"/>
          <table:table-cell table:style-name="ce29" table:formula="of:=[$Val_ANT.$M$305]" office:value-type="string" office:string-value="INSERT INTO L_TRANCHEE_POSE_TYPE VALUES ('ENS', 'ENSOUILLAGE');" calcext:value-type="string">
            <text:p>INSERT INTO L_TRANCHEE_POSE_TYPE VALUES ('ENS', 'ENSOUILLAGE');</text:p>
          </table:table-cell>
          <table:table-cell table:number-columns-repeated="2"/>
          <table:table-cell table:formula="of:=[$Att_ANT.$AB$305]" office:value-type="string" office:string-value="CS_TYPE VARCHAR(10)  REFERENCES GRACE.L_CASSETTE_TYPE (CODE)," calcext:value-type="string">
            <text:p>CS_TYPE VARCHAR(10) <text:s/>REFERENCES GRACE.L_CASSETTE_TYPE (CODE),</text:p>
          </table:table-cell>
          <table:table-cell table:style-name="ce176"/>
          <table:table-cell table:number-columns-repeated="1017"/>
        </table:table-row>
        <table:table-row table:style-name="ro1">
          <table:table-cell table:number-columns-repeated="2"/>
          <table:table-cell table:style-name="ce29" table:formula="of:=[$Val_ANT.$M$306]" office:value-type="string" office:string-value="INSERT INTO L_TRANCHEE_POSE_TYPE VALUES ('FON', 'FONÇAGE');" calcext:value-type="string">
            <text:p>INSERT INTO L_TRANCHEE_POSE_TYPE VALUES ('FON', 'FONÇAGE');</text:p>
          </table:table-cell>
          <table:table-cell table:number-columns-repeated="2"/>
          <table:table-cell table:formula="of:=[$Att_ANT.$AB$306]" office:value-type="string" office:string-value="CS_FACE VARCHAR(20)  ," calcext:value-type="string">
            <text:p>CS_FACE VARCHAR(20) <text:s/>,</text:p>
          </table:table-cell>
          <table:table-cell table:style-name="ce176"/>
          <table:table-cell table:number-columns-repeated="1017"/>
        </table:table-row>
        <table:table-row table:style-name="ro1">
          <table:table-cell table:number-columns-repeated="2"/>
          <table:table-cell table:style-name="ce29" table:formula="of:=[$Val_ANT.$M$307]" office:value-type="string" office:string-value="INSERT INTO L_TRANCHEE_POSE_TYPE VALUES ('ENC', 'ENCORBELLEMENT');" calcext:value-type="string">
            <text:p>INSERT INTO L_TRANCHEE_POSE_TYPE VALUES ('ENC', 'ENCORBELLEMENT');</text:p>
          </table:table-cell>
          <table:table-cell table:number-columns-repeated="2"/>
          <table:table-cell table:formula="of:=[$Att_ANT.$AB$307]" office:value-type="string" office:string-value="CS_REF INTEGER  ," calcext:value-type="string">
            <text:p>CS_REF INTEGER <text:s/>,</text:p>
          </table:table-cell>
          <table:table-cell table:style-name="ce176"/>
          <table:table-cell table:number-columns-repeated="1017"/>
        </table:table-row>
        <table:table-row table:style-name="ro1">
          <table:table-cell table:number-columns-repeated="2"/>
          <table:table-cell table:style-name="ce29" table:formula="of:=[$Val_ANT.$M$308]" office:value-type="string" office:string-value="INSERT INTO L_TRANCHEE_POSE_TYPE VALUES ('STU', 'SOUS-TUBAGE');" calcext:value-type="string">
            <text:p>INSERT INTO L_TRANCHEE_POSE_TYPE VALUES ('STU', 'SOUS-TUBAGE');</text:p>
          </table:table-cell>
          <table:table-cell table:number-columns-repeated="2"/>
          <table:table-cell table:formula="of:=[$Att_ANT.$AB$308]" office:value-type="string" office:string-value="CS_CREADAT DATE  ," calcext:value-type="string">
            <text:p>CS_CREADAT DATE <text:s/>,</text:p>
          </table:table-cell>
          <table:table-cell table:style-name="ce176"/>
          <table:table-cell table:number-columns-repeated="1017"/>
        </table:table-row>
        <table:table-row table:style-name="ro1">
          <table:table-cell table:number-columns-repeated="2"/>
          <table:table-cell table:style-name="ce29" table:formula="of:=[$Val_ANT.$M$309]" office:value-type="string" office:string-value="INSERT INTO L_TRANCHEE_TYPE VALUES ('1', 'ACCOTEMENT NON REVETU');" calcext:value-type="string">
            <text:p>INSERT INTO L_TRANCHEE_TYPE VALUES ('1', 'ACCOTEMENT NON REVETU');</text:p>
          </table:table-cell>
          <table:table-cell table:number-columns-repeated="2"/>
          <table:table-cell table:formula="of:=[$Att_ANT.$AB$309]" office:value-type="string" office:string-value="CS_MAJDATE DATE  ," calcext:value-type="string">
            <text:p>CS_MAJDATE DATE <text:s/>,</text:p>
          </table:table-cell>
          <table:table-cell table:style-name="ce176"/>
          <table:table-cell table:number-columns-repeated="1017"/>
        </table:table-row>
        <table:table-row table:style-name="ro1">
          <table:table-cell table:number-columns-repeated="2"/>
          <table:table-cell table:style-name="ce29" table:formula="of:=[$Val_ANT.$M$310]" office:value-type="string" office:string-value="INSERT INTO L_TRANCHEE_TYPE VALUES ('2', 'ACCOTEMENT NON REVETU');" calcext:value-type="string">
            <text:p>INSERT INTO L_TRANCHEE_TYPE VALUES ('2', 'ACCOTEMENT NON REVETU');</text:p>
          </table:table-cell>
          <table:table-cell table:number-columns-repeated="2"/>
          <table:table-cell table:formula="of:=[$Att_ANT.$AB$310]" office:value-type="string" office:string-value="CS_MAJSRC VARCHAR(254)  ," calcext:value-type="string">
            <text:p>CS_MAJSRC VARCHAR(254) <text:s/>,</text:p>
          </table:table-cell>
          <table:table-cell table:style-name="ce176"/>
          <table:table-cell table:number-columns-repeated="1017"/>
        </table:table-row>
        <table:table-row table:style-name="ro1">
          <table:table-cell table:number-columns-repeated="2"/>
          <table:table-cell table:style-name="ce29" table:formula="of:=[$Val_ANT.$M$311]" office:value-type="string" office:string-value="INSERT INTO L_TRANCHEE_TYPE VALUES ('3', 'ACCOTEMENT NON REVETU');" calcext:value-type="string">
            <text:p>INSERT INTO L_TRANCHEE_TYPE VALUES ('3', 'ACCOTEMENT NON REVETU');</text:p>
          </table:table-cell>
          <table:table-cell table:number-columns-repeated="2"/>
          <table:table-cell table:formula="of:=[$Att_ANT.$AB$311]" office:value-type="string" office:string-value="CS_ABDDATE DATE  ," calcext:value-type="string">
            <text:p>CS_ABDDATE DATE <text:s/>,</text:p>
          </table:table-cell>
          <table:table-cell table:style-name="ce176"/>
          <table:table-cell table:number-columns-repeated="1017"/>
        </table:table-row>
        <table:table-row table:style-name="ro1">
          <table:table-cell table:number-columns-repeated="2"/>
          <table:table-cell table:style-name="ce29" table:formula="of:=[$Val_ANT.$M$312]" office:value-type="string" office:string-value="INSERT INTO L_TRANCHEE_TYPE VALUES ('4', 'ACCOTEMENT NON REVETU');" calcext:value-type="string">
            <text:p>INSERT INTO L_TRANCHEE_TYPE VALUES ('4', 'ACCOTEMENT NON REVETU');</text:p>
          </table:table-cell>
          <table:table-cell table:number-columns-repeated="2"/>
          <table:table-cell table:formula="of:=[$Att_ANT.$AB$312]" office:value-type="string" office:string-value="CS_ABDSRC VARCHAR(254)  ," calcext:value-type="string">
            <text:p>CS_ABDSRC VARCHAR(254) <text:s/>,</text:p>
          </table:table-cell>
          <table:table-cell table:style-name="ce176"/>
          <table:table-cell table:number-columns-repeated="1017"/>
        </table:table-row>
        <table:table-row table:style-name="ro1">
          <table:table-cell table:number-columns-repeated="2"/>
          <table:table-cell table:style-name="ce29" table:formula="of:=[$Val_ANT.$M$313]" office:value-type="string" office:string-value="INSERT INTO L_TRANCHEE_TYPE VALUES ('5', 'TROTTOIR OU ACCOTEMENT REVETU');" calcext:value-type="string">
            <text:p>INSERT INTO L_TRANCHEE_TYPE VALUES ('5', 'TROTTOIR OU ACCOTEMENT REVETU');</text:p>
          </table:table-cell>
          <table:table-cell/>
          <table:table-cell table:formula="of:=[$Att_ANT.$AA$313]" office:value-type="string" office:string-value="CONSTRAINT &quot;CASSETTE_PK&quot; PRIMARY KEY (CS_ID));" calcext:value-type="string">
            <text:p>CONSTRAINT "CASSETTE_PK" PRIMARY KEY (CS_ID));</text:p>
          </table:table-cell>
          <table:table-cell/>
          <table:table-cell table:style-name="ce179"/>
          <table:table-cell table:number-columns-repeated="1017"/>
        </table:table-row>
        <table:table-row table:style-name="ro1">
          <table:table-cell table:number-columns-repeated="2"/>
          <table:table-cell table:style-name="ce29" table:formula="of:=[$Val_ANT.$M$314]" office:value-type="string" office:string-value="INSERT INTO L_TRANCHEE_TYPE VALUES ('6', 'TROTTOIR OU ACCOTEMENT REVETU');" calcext:value-type="string">
            <text:p>INSERT INTO L_TRANCHEE_TYPE VALUES ('6', 'TROTTOIR OU ACCOTEMENT REVETU');</text:p>
          </table:table-cell>
          <table:table-cell table:number-columns-repeated="3"/>
          <table:table-cell table:style-name="ce176"/>
          <table:table-cell table:number-columns-repeated="1017"/>
        </table:table-row>
        <table:table-row table:style-name="ro1">
          <table:table-cell table:number-columns-repeated="2"/>
          <table:table-cell table:style-name="ce29" table:formula="of:=[$Val_ANT.$M$315]" office:value-type="string" office:string-value="INSERT INTO L_TRANCHEE_TYPE VALUES ('7', 'CHAUSSEE T3/T4/T5');" calcext:value-type="string">
            <text:p>INSERT INTO L_TRANCHEE_TYPE VALUES ('7', 'CHAUSSEE T3/T4/T5');</text:p>
          </table:table-cell>
          <table:table-cell/>
          <table:table-cell table:formula="of:=[$Att_ANT.$AA$315]" office:value-type="string" office:string-value="CREATE TABLE SUF(" calcext:value-type="string">
            <text:p>CREATE TABLE SUF(</text:p>
          </table:table-cell>
          <table:table-cell table:formula="of:=[$Att_ANT.$AB$315]" office:value-type="string" office:string-value="SF_ID INTEGER  ," calcext:value-type="string">
            <text:p>SF_ID INTEGER <text:s/>,</text:p>
          </table:table-cell>
          <table:table-cell table:style-name="ce176"/>
          <table:table-cell table:number-columns-repeated="1017"/>
        </table:table-row>
        <table:table-row table:style-name="ro1">
          <table:table-cell table:number-columns-repeated="2"/>
          <table:table-cell table:style-name="ce29" table:formula="of:=[$Val_ANT.$M$316]" office:value-type="string" office:string-value="INSERT INTO L_TRANCHEE_TYPE VALUES ('8', 'CHAUSSEE T3/T4/T5');" calcext:value-type="string">
            <text:p>INSERT INTO L_TRANCHEE_TYPE VALUES ('8', 'CHAUSSEE T3/T4/T5');</text:p>
          </table:table-cell>
          <table:table-cell table:number-columns-repeated="2"/>
          <table:table-cell table:formula="of:=[$Att_ANT.$AB$316]" office:value-type="string" office:string-value="SF_CODE VARCHAR(50)  ," calcext:value-type="string">
            <text:p>SF_CODE VARCHAR(50) <text:s/>,</text:p>
          </table:table-cell>
          <table:table-cell table:style-name="ce176"/>
          <table:table-cell table:number-columns-repeated="1017"/>
        </table:table-row>
        <table:table-row table:style-name="ro1">
          <table:table-cell table:number-columns-repeated="2"/>
          <table:table-cell table:style-name="ce29" table:formula="of:=[$Val_ANT.$M$317]" office:value-type="string" office:string-value="INSERT INTO L_TRANCHEE_TYPE VALUES ('9', 'CHAUSSEE T1/T2');" calcext:value-type="string">
            <text:p>INSERT INTO L_TRANCHEE_TYPE VALUES ('9', 'CHAUSSEE T1/T2');</text:p>
          </table:table-cell>
          <table:table-cell table:number-columns-repeated="2"/>
          <table:table-cell table:formula="of:=[$Att_ANT.$AB$317]" office:value-type="string" office:string-value="SF_OPER VARCHAR(20) NOT NULL REFERENCES GRACE.ORGANISME (OR_CODE)," calcext:value-type="string">
            <text:p>SF_OPER VARCHAR(20) NOT NULL REFERENCES GRACE.ORGANISME (OR_CODE),</text:p>
          </table:table-cell>
          <table:table-cell table:style-name="ce176"/>
          <table:table-cell table:number-columns-repeated="1017"/>
        </table:table-row>
        <table:table-row table:style-name="ro1">
          <table:table-cell table:number-columns-repeated="2"/>
          <table:table-cell table:style-name="ce29" table:formula="of:=[$Val_ANT.$M$318]" office:value-type="string" office:string-value="INSERT INTO L_TRANCHEE_TYPE VALUES ('10', 'CHAUSSEE T1/T2');" calcext:value-type="string">
            <text:p>INSERT INTO L_TRANCHEE_TYPE VALUES ('10', 'CHAUSSEE T1/T2');</text:p>
          </table:table-cell>
          <table:table-cell table:number-columns-repeated="2"/>
          <table:table-cell table:formula="of:=[$Att_ANT.$AB$318]" office:value-type="string" office:string-value="ST_CODE VARCHAR(254)  REFERENCES GRACE.SITETECH (ST_CODE)," calcext:value-type="string">
            <text:p>ST_CODE VARCHAR(254) <text:s/>REFERENCES GRACE.SITETECH (ST_CODE),</text:p>
          </table:table-cell>
          <table:table-cell table:style-name="ce176"/>
          <table:table-cell table:number-columns-repeated="1017"/>
        </table:table-row>
        <table:table-row table:style-name="ro1">
          <table:table-cell table:number-columns-repeated="2"/>
          <table:table-cell table:style-name="ce29" table:formula="of:=[$Val_ANT.$M$319]" office:value-type="string" office:string-value="INSERT INTO L_TRANCHEE_TYPE VALUES ('11', 'CHAUSSEE T1/T2');" calcext:value-type="string">
            <text:p>INSERT INTO L_TRANCHEE_TYPE VALUES ('11', 'CHAUSSEE T1/T2');</text:p>
          </table:table-cell>
          <table:table-cell table:number-columns-repeated="2"/>
          <table:table-cell table:formula="of:=[$Att_ANT.$AB$319]" office:value-type="string" office:string-value="SF_NOM VARCHAR (30)  ," calcext:value-type="string">
            <text:p>SF_NOM VARCHAR (30) <text:s/>,</text:p>
          </table:table-cell>
          <table:table-cell table:style-name="ce176"/>
          <table:table-cell table:number-columns-repeated="1017"/>
        </table:table-row>
        <table:table-row table:style-name="ro1">
          <table:table-cell table:number-columns-repeated="2"/>
          <table:table-cell table:style-name="ce29" table:formula="of:=[$Val_ANT.$M$320]" office:value-type="string" office:string-value="INSERT INTO L_TRANCHEE_TYPE VALUES ('12', 'CHAUSSEE T3');" calcext:value-type="string">
            <text:p>INSERT INTO L_TRANCHEE_TYPE VALUES ('12', 'CHAUSSEE T3');</text:p>
          </table:table-cell>
          <table:table-cell table:number-columns-repeated="2"/>
          <table:table-cell table:formula="of:=[$Att_ANT.$AB$320]" office:value-type="string" office:string-value="SF_TYPE VARCHAR(1) NOT NULL REFERENCES GRACE.L_SUF_TYPE (CODE)," calcext:value-type="string">
            <text:p>SF_TYPE VARCHAR(1) NOT NULL REFERENCES GRACE.L_SUF_TYPE (CODE),</text:p>
          </table:table-cell>
          <table:table-cell table:style-name="ce176"/>
          <table:table-cell table:number-columns-repeated="1017"/>
        </table:table-row>
        <table:table-row table:style-name="ro1">
          <table:table-cell table:number-columns-repeated="2"/>
          <table:table-cell table:style-name="ce29" table:formula="of:=[$Val_ANT.$M$321]" office:value-type="string" office:string-value="INSERT INTO L_TRANCHEE_TYPE VALUES ('13', 'CHAUSSEE T4/T5');" calcext:value-type="string">
            <text:p>INSERT INTO L_TRANCHEE_TYPE VALUES ('13', 'CHAUSSEE T4/T5');</text:p>
          </table:table-cell>
          <table:table-cell table:number-columns-repeated="2"/>
          <table:table-cell table:formula="of:=[$Att_ANT.$AB$321]" office:value-type="string" office:string-value="SF_TBATI VARCHAR(1) NOT NULL REFERENCES GRACE.L_TYPE_BATI (CODE)," calcext:value-type="string">
            <text:p>SF_TBATI VARCHAR(1) NOT NULL REFERENCES GRACE.L_TYPE_BATI (CODE),</text:p>
          </table:table-cell>
          <table:table-cell table:style-name="ce176"/>
          <table:table-cell table:number-columns-repeated="1017"/>
        </table:table-row>
        <table:table-row table:style-name="ro1">
          <table:table-cell table:number-columns-repeated="2"/>
          <table:table-cell table:style-name="ce29" table:formula="of:=[$Val_ANT.$M$322]" office:value-type="string" office:string-value="INSERT INTO L_TRANCHEE_TYPE VALUES ('14', 'CHEMIN EMPIERRE');" calcext:value-type="string">
            <text:p>INSERT INTO L_TRANCHEE_TYPE VALUES ('14', 'CHEMIN EMPIERRE');</text:p>
          </table:table-cell>
          <table:table-cell table:number-columns-repeated="2"/>
          <table:table-cell table:formula="of:=[$Att_ANT.$AB$322]" office:value-type="string" office:string-value="SF_AD_ID INTEGER  REFERENCES GRACE.ADRESSE (AD_ID)," calcext:value-type="string">
            <text:p>SF_AD_ID INTEGER <text:s/>REFERENCES GRACE.ADRESSE (AD_ID),</text:p>
          </table:table-cell>
          <table:table-cell table:style-name="ce176"/>
          <table:table-cell table:number-columns-repeated="1017"/>
        </table:table-row>
        <table:table-row table:style-name="ro1">
          <table:table-cell table:number-columns-repeated="2"/>
          <table:table-cell table:style-name="ce29" table:formula="of:=[$Val_ANT.$M$323]" office:value-type="string" office:string-value="INSERT INTO L_TRANCHEE_TYPE VALUES ('15', 'CHEMIN EMPIERRE');" calcext:value-type="string">
            <text:p>INSERT INTO L_TRANCHEE_TYPE VALUES ('15', 'CHEMIN EMPIERRE');</text:p>
          </table:table-cell>
          <table:table-cell table:number-columns-repeated="2"/>
          <table:table-cell table:formula="of:=[$Att_ANT.$AB$323]" office:value-type="string" office:string-value="SF_PR_NOM VARCHAR (30)  ," calcext:value-type="string">
            <text:p>SF_PR_NOM VARCHAR (30) <text:s/>,</text:p>
          </table:table-cell>
          <table:table-cell table:style-name="ce176"/>
          <table:table-cell table:number-columns-repeated="1017"/>
        </table:table-row>
        <table:table-row table:style-name="ro1">
          <table:table-cell table:number-columns-repeated="2"/>
          <table:table-cell table:style-name="ce29" table:formula="of:=[$Val_ANT.$M$324]" office:value-type="string" office:string-value="INSERT INTO L_TRANCHEE_TYPE VALUES ('16', 'ESPACE VERT');" calcext:value-type="string">
            <text:p>INSERT INTO L_TRANCHEE_TYPE VALUES ('16', 'ESPACE VERT');</text:p>
          </table:table-cell>
          <table:table-cell table:number-columns-repeated="2"/>
          <table:table-cell table:formula="of:=[$Att_ANT.$AB$324]" office:value-type="string" office:string-value="SF_PR_TEL VARCHAR (20)  ," calcext:value-type="string">
            <text:p>SF_PR_TEL VARCHAR (20) <text:s/>,</text:p>
          </table:table-cell>
          <table:table-cell table:style-name="ce176"/>
          <table:table-cell table:number-columns-repeated="1017"/>
        </table:table-row>
        <table:table-row table:style-name="ro1">
          <table:table-cell table:number-columns-repeated="2"/>
          <table:table-cell table:style-name="ce29" table:formula="of:=[$Val_ANT.$M$325]" office:value-type="string" office:string-value="INSERT INTO L_TUBE VALUES ('1', 'SOUS FAISCEAU ROUGE UNE BAGUE COURTE');" calcext:value-type="string">
            <text:p>INSERT INTO L_TUBE VALUES ('1', 'SOUS FAISCEAU ROUGE UNE BAGUE COURTE');</text:p>
          </table:table-cell>
          <table:table-cell table:number-columns-repeated="2"/>
          <table:table-cell table:formula="of:=[$Att_ANT.$AB$325]" office:value-type="string" office:string-value="SF_PR_MAIL VARCHAR (30)  ," calcext:value-type="string">
            <text:p>SF_PR_MAIL VARCHAR (30) <text:s/>,</text:p>
          </table:table-cell>
          <table:table-cell table:style-name="ce176"/>
          <table:table-cell table:number-columns-repeated="1017"/>
        </table:table-row>
        <table:table-row table:style-name="ro1">
          <table:table-cell table:number-columns-repeated="2"/>
          <table:table-cell table:style-name="ce29" table:formula="of:=[$Val_ANT.$M$326]" office:value-type="string" office:string-value="INSERT INTO L_TUBE VALUES ('2', 'SOUS FAISCEAU BLEU DEUX BAGUES COURTES');" calcext:value-type="string">
            <text:p>INSERT INTO L_TUBE VALUES ('2', 'SOUS FAISCEAU BLEU DEUX BAGUES COURTES');</text:p>
          </table:table-cell>
          <table:table-cell table:number-columns-repeated="2"/>
          <table:table-cell table:formula="of:=[$Att_ANT.$AB$326]" office:value-type="string" office:string-value="SF_PR_ADR VARCHAR (254)  ," calcext:value-type="string">
            <text:p>SF_PR_ADR VARCHAR (254) <text:s/>,</text:p>
          </table:table-cell>
          <table:table-cell table:style-name="ce176"/>
          <table:table-cell table:number-columns-repeated="1017"/>
        </table:table-row>
        <table:table-row table:style-name="ro1">
          <table:table-cell table:number-columns-repeated="2"/>
          <table:table-cell table:style-name="ce29" table:formula="of:=[$Val_ANT.$M$327]" office:value-type="string" office:string-value="INSERT INTO L_TUBE VALUES ('3', 'SOUS FAISCEAU VERT TROIS BAGUES COURTES');" calcext:value-type="string">
            <text:p>INSERT INTO L_TUBE VALUES ('3', 'SOUS FAISCEAU VERT TROIS BAGUES COURTES');</text:p>
          </table:table-cell>
          <table:table-cell table:number-columns-repeated="2"/>
          <table:table-cell table:formula="of:=[$Att_ANT.$AB$327]" office:value-type="string" office:string-value="SF_RESID VARCHAR (100)  ," calcext:value-type="string">
            <text:p>SF_RESID VARCHAR (100) <text:s/>,</text:p>
          </table:table-cell>
          <table:table-cell table:style-name="ce176"/>
          <table:table-cell table:number-columns-repeated="1017"/>
        </table:table-row>
        <table:table-row table:style-name="ro1">
          <table:table-cell table:number-columns-repeated="2"/>
          <table:table-cell table:style-name="ce29" table:formula="of:=[$Val_ANT.$M$328]" office:value-type="string" office:string-value="INSERT INTO L_TUBE VALUES ('4', 'SOUS FAISCEAU JAUNE QUATRE BAGUES COURTES');" calcext:value-type="string">
            <text:p>INSERT INTO L_TUBE VALUES ('4', 'SOUS FAISCEAU JAUNE QUATRE BAGUES COURTES');</text:p>
          </table:table-cell>
          <table:table-cell table:number-columns-repeated="2"/>
          <table:table-cell table:formula="of:=[$Att_ANT.$AB$328]" office:value-type="string" office:string-value="SF_LOCAL VARCHAR (100)  ," calcext:value-type="string">
            <text:p>SF_LOCAL VARCHAR (100) <text:s/>,</text:p>
          </table:table-cell>
          <table:table-cell table:style-name="ce176"/>
          <table:table-cell table:number-columns-repeated="1017"/>
        </table:table-row>
        <table:table-row table:style-name="ro1">
          <table:table-cell table:number-columns-repeated="2"/>
          <table:table-cell table:style-name="ce29" table:formula="of:=[$Val_ANT.$M$329]" office:value-type="string" office:string-value="INSERT INTO L_TUBE VALUES ('5', 'SOUS FAISCEAU VIOLET UNE BAGUE LONGUE');" calcext:value-type="string">
            <text:p>INSERT INTO L_TUBE VALUES ('5', 'SOUS FAISCEAU VIOLET UNE BAGUE LONGUE');</text:p>
          </table:table-cell>
          <table:table-cell table:number-columns-repeated="2"/>
          <table:table-cell table:formula="of:=[$Att_ANT.$AB$329]" office:value-type="string" office:string-value="SF_NB_PR INTEGER  ," calcext:value-type="string">
            <text:p>SF_NB_PR INTEGER <text:s/>,</text:p>
          </table:table-cell>
          <table:table-cell table:style-name="ce176"/>
          <table:table-cell table:number-columns-repeated="1017"/>
        </table:table-row>
        <table:table-row table:style-name="ro1">
          <table:table-cell table:number-columns-repeated="2"/>
          <table:table-cell table:style-name="ce29" table:formula="of:=[$Val_ANT.$M$330]" office:value-type="string" office:string-value="INSERT INTO L_TUBE VALUES ('6', 'SOUS FAISCEAU BLANC UNE BAGUE LONGUE ET UNE BAGUE COURTE');" calcext:value-type="string">
            <text:p>INSERT INTO L_TUBE VALUES ('6', 'SOUS FAISCEAU BLANC UNE BAGUE LONGUE ET UNE BAGUE COURTE');</text:p>
          </table:table-cell>
          <table:table-cell table:number-columns-repeated="2"/>
          <table:table-cell table:formula="of:=[$Att_ANT.$AB$330]" office:value-type="string" office:string-value="SF_PROXI CHAR(1)  ," calcext:value-type="string">
            <text:p>SF_PROXI CHAR(1) <text:s/>,</text:p>
          </table:table-cell>
          <table:table-cell table:style-name="ce176"/>
          <table:table-cell table:number-columns-repeated="1017"/>
        </table:table-row>
        <table:table-row table:style-name="ro1">
          <table:table-cell table:number-columns-repeated="2"/>
          <table:table-cell table:style-name="ce29" table:formula="of:=[$Val_ANT.$M$331]" office:value-type="string" office:string-value="INSERT INTO L_TYPE_BATI VALUES ('1', 'MONO-SITE');" calcext:value-type="string">
            <text:p>INSERT INTO L_TYPE_BATI VALUES ('1', 'MONO-SITE');</text:p>
          </table:table-cell>
          <table:table-cell table:number-columns-repeated="2"/>
          <table:table-cell table:formula="of:=[$Att_ANT.$AB$331]" office:value-type="string" office:string-value="SF_GEST CHAR(25)  ," calcext:value-type="string">
            <text:p>SF_GEST CHAR(25) <text:s/>,</text:p>
          </table:table-cell>
          <table:table-cell table:style-name="ce176"/>
          <table:table-cell table:number-columns-repeated="1017"/>
        </table:table-row>
        <table:table-row table:style-name="ro1">
          <table:table-cell table:number-columns-repeated="2"/>
          <table:table-cell table:style-name="ce29" table:formula="of:=[$Val_ANT.$M$332]" office:value-type="string" office:string-value="INSERT INTO L_TYPE_BATI VALUES ('2', 'MULTI-SITE');" calcext:value-type="string">
            <text:p>INSERT INTO L_TYPE_BATI VALUES ('2', 'MULTI-SITE');</text:p>
          </table:table-cell>
          <table:table-cell table:number-columns-repeated="2"/>
          <table:table-cell table:formula="of:=[$Att_ANT.$AB$332]" office:value-type="string" office:string-value="SF_NAT CHAR(1)  ," calcext:value-type="string">
            <text:p>SF_NAT CHAR(1) <text:s/>,</text:p>
          </table:table-cell>
          <table:table-cell table:style-name="ce176"/>
          <table:table-cell table:number-columns-repeated="1017"/>
        </table:table-row>
        <table:table-row table:style-name="ro1">
          <table:table-cell table:number-columns-repeated="2"/>
          <table:table-cell table:style-name="ce29" table:formula="of:=[$Val_ANT.$M$333]" office:value-type="string" office:string-value="INSERT INTO L_ZD_TYPE VALUES ('NC', 'NON COMMUNIQUÉ');" calcext:value-type="string">
            <text:p>INSERT INTO L_ZD_TYPE VALUES ('NC', 'NON COMMUNIQUÉ');</text:p>
          </table:table-cell>
          <table:table-cell table:number-columns-repeated="2"/>
          <table:table-cell table:formula="of:=[$Att_ANT.$AB$333]" office:value-type="string" office:string-value="SF_ADDUC CHAR(3)  ," calcext:value-type="string">
            <text:p>SF_ADDUC CHAR(3) <text:s/>,</text:p>
          </table:table-cell>
          <table:table-cell table:style-name="ce176"/>
          <table:table-cell table:number-columns-repeated="1017"/>
        </table:table-row>
        <table:table-row table:style-name="ro1">
          <table:table-cell table:number-columns-repeated="2"/>
          <table:table-cell table:style-name="ce29" table:formula="of:=[$Val_ANT.$M$334]" office:value-type="string" office:string-value="INSERT INTO L_ZD_TYPE VALUES ('ZANRO', 'ZONE ARRIERE NOEUD DE RACCARODEMENT OPTIQUE');" calcext:value-type="string">
            <text:p>INSERT INTO L_ZD_TYPE VALUES ('ZANRO', 'ZONE ARRIERE NOEUD DE RACCARODEMENT OPTIQUE');</text:p>
          </table:table-cell>
          <table:table-cell table:number-columns-repeated="2"/>
          <table:table-cell table:formula="of:=[$Att_ANT.$AB$334]" office:value-type="string" office:string-value="SF_RACC CHAR(1)  ," calcext:value-type="string">
            <text:p>SF_RACC CHAR(1) <text:s/>,</text:p>
          </table:table-cell>
          <table:table-cell table:style-name="ce176"/>
          <table:table-cell table:number-columns-repeated="1017"/>
        </table:table-row>
        <table:table-row table:style-name="ro1">
          <table:table-cell table:number-columns-repeated="2"/>
          <table:table-cell table:style-name="ce29" table:formula="of:=[$Val_ANT.$M$335]" office:value-type="string" office:string-value="INSERT INTO L_ZD_TYPE VALUES ('ZAPM', 'ZONE ARRIERE DE POINT MUTUALISATION');" calcext:value-type="string">
            <text:p>INSERT INTO L_ZD_TYPE VALUES ('ZAPM', 'ZONE ARRIERE DE POINT MUTUALISATION');</text:p>
          </table:table-cell>
          <table:table-cell table:number-columns-repeated="2"/>
          <table:table-cell table:formula="of:=[$Att_ANT.$AB$335]" office:value-type="string" office:string-value="SF_PRIO CHAR(1)  ," calcext:value-type="string">
            <text:p>SF_PRIO CHAR(1) <text:s/>,</text:p>
          </table:table-cell>
          <table:table-cell table:style-name="ce176"/>
          <table:table-cell table:number-columns-repeated="1017"/>
        </table:table-row>
        <table:table-row table:style-name="ro1">
          <table:table-cell table:number-columns-repeated="2"/>
          <table:table-cell table:style-name="ce29" table:formula="of:=[$Val_ANT.$M$336]" office:value-type="string" office:string-value="INSERT INTO L_ZD_TYPE VALUES ('ZAPBO', 'ZONE ARRIERE POINT DE BRANCHEMENT OPTIQUE');" calcext:value-type="string">
            <text:p>INSERT INTO L_ZD_TYPE VALUES ('ZAPBO', 'ZONE ARRIERE POINT DE BRANCHEMENT OPTIQUE');</text:p>
          </table:table-cell>
          <table:table-cell table:number-columns-repeated="2"/>
          <table:table-cell table:formula="of:=[$Att_ANT.$AB$336]" office:value-type="string" office:string-value="SF_COMMENT VARCHAR(254)  ," calcext:value-type="string">
            <text:p>SF_COMMENT VARCHAR(254) <text:s/>,</text:p>
          </table:table-cell>
          <table:table-cell table:style-name="ce176"/>
          <table:table-cell table:number-columns-repeated="1017"/>
        </table:table-row>
        <table:table-row table:style-name="ro1">
          <table:table-cell table:number-columns-repeated="2"/>
          <table:table-cell table:style-name="ce29" table:formula="of:=[$Val_ANT.$M$337]" office:value-type="string" office:string-value="INSERT INTO L_ZD_TYPE VALUES ('CABLE', 'COUVERTURE CABLO-OPERATEUR');" calcext:value-type="string">
            <text:p>INSERT INTO L_ZD_TYPE VALUES ('CABLE', 'COUVERTURE CABLO-OPERATEUR');</text:p>
          </table:table-cell>
          <table:table-cell table:number-columns-repeated="2"/>
          <table:table-cell table:formula="of:=[$Att_ANT.$AB$337]" office:value-type="string" office:string-value="SF_NBPRISE INTEGER  ," calcext:value-type="string">
            <text:p>SF_NBPRISE INTEGER <text:s/>,</text:p>
          </table:table-cell>
          <table:table-cell table:style-name="ce176"/>
          <table:table-cell table:number-columns-repeated="1017"/>
        </table:table-row>
        <table:table-row table:style-name="ro1">
          <table:table-cell table:number-columns-repeated="2"/>
          <table:table-cell table:style-name="ce29" table:formula="of:=[$Val_ANT.$M$338]" office:value-type="string" office:string-value="INSERT INTO L_ZD_TYPE VALUES ('AMENAG', 'ZONE D'AMENAGEMENT (CHANTIER)');" calcext:value-type="string">
            <text:p>INSERT INTO L_ZD_TYPE VALUES ('AMENAG', 'ZONE D'AMENAGEMENT (CHANTIER)');</text:p>
          </table:table-cell>
          <table:table-cell table:number-columns-repeated="2"/>
          <table:table-cell table:formula="of:=[$Att_ANT.$AB$338]" office:value-type="string" office:string-value="SF_SRC_GEO VARCHAR(254) NOT NULL ," calcext:value-type="string">
            <text:p>SF_SRC_GEO VARCHAR(254) NOT NULL ,</text:p>
          </table:table-cell>
          <table:table-cell table:style-name="ce176"/>
          <table:table-cell table:number-columns-repeated="1017"/>
        </table:table-row>
        <table:table-row table:style-name="ro8">
          <table:table-cell table:number-columns-repeated="5"/>
          <table:table-cell table:formula="of:=[$Att_ANT.$AB$339]" office:value-type="string" office:string-value="SF_QLT_GEO VARCHAR(254) NOT NULL ," calcext:value-type="string">
            <text:p>SF_QLT_GEO VARCHAR(254) NOT NULL ,</text:p>
          </table:table-cell>
          <table:table-cell table:style-name="ce176"/>
          <table:table-cell table:number-columns-repeated="1017"/>
        </table:table-row>
        <table:table-row table:style-name="ro8">
          <table:table-cell table:number-columns-repeated="5"/>
          <table:table-cell table:formula="of:=[$Att_ANT.$AB$340]" office:value-type="string" office:string-value="SF_CREADAT DATE  ," calcext:value-type="string">
            <text:p>SF_CREADAT DATE <text:s/>,</text:p>
          </table:table-cell>
          <table:table-cell table:style-name="ce176"/>
          <table:table-cell table:number-columns-repeated="1017"/>
        </table:table-row>
        <table:table-row table:style-name="ro8">
          <table:table-cell table:number-columns-repeated="5"/>
          <table:table-cell table:formula="of:=[$Att_ANT.$AB$341]" office:value-type="string" office:string-value="SF_MAJDATE DATE  ," calcext:value-type="string">
            <text:p>SF_MAJDATE DATE <text:s/>,</text:p>
          </table:table-cell>
          <table:table-cell table:style-name="ce176"/>
          <table:table-cell table:number-columns-repeated="1017"/>
        </table:table-row>
        <table:table-row table:style-name="ro8">
          <table:table-cell table:number-columns-repeated="5"/>
          <table:table-cell table:formula="of:=[$Att_ANT.$AB$342]" office:value-type="string" office:string-value="SF_MAJSRC VARCHAR(254)  ," calcext:value-type="string">
            <text:p>SF_MAJSRC VARCHAR(254) <text:s/>,</text:p>
          </table:table-cell>
          <table:table-cell table:style-name="ce176"/>
          <table:table-cell table:number-columns-repeated="1017"/>
        </table:table-row>
        <table:table-row table:style-name="ro8">
          <table:table-cell table:number-columns-repeated="5"/>
          <table:table-cell table:formula="of:=[$Att_ANT.$AB$343]" office:value-type="string" office:string-value="SF_ABDDATE DATE  ," calcext:value-type="string">
            <text:p>SF_ABDDATE DATE <text:s/>,</text:p>
          </table:table-cell>
          <table:table-cell table:style-name="ce176"/>
          <table:table-cell table:number-columns-repeated="1017"/>
        </table:table-row>
        <table:table-row table:style-name="ro8">
          <table:table-cell table:number-columns-repeated="5"/>
          <table:table-cell table:formula="of:=[$Att_ANT.$AB$344]" office:value-type="string" office:string-value="SF_ABDSRC VARCHAR(254)  ," calcext:value-type="string">
            <text:p>SF_ABDSRC VARCHAR(254) <text:s/>,</text:p>
          </table:table-cell>
          <table:table-cell table:style-name="ce176"/>
          <table:table-cell table:number-columns-repeated="1017"/>
        </table:table-row>
        <table:table-row table:style-name="ro8">
          <table:table-cell table:number-columns-repeated="4"/>
          <table:table-cell table:formula="of:=[$Att_ANT.$AA$345]" office:value-type="string" office:string-value="CONSTRAINT &quot;SUF_PK&quot; PRIMARY KEY (SF_ID));" calcext:value-type="string">
            <text:p>CONSTRAINT "SUF_PK" PRIMARY KEY (SF_ID));</text:p>
          </table:table-cell>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347]" office:value-type="string" office:string-value="CREATE TABLE ADRESSE(" calcext:value-type="string">
            <text:p>CREATE TABLE ADRESSE(</text:p>
          </table:table-cell>
          <table:table-cell table:formula="of:=[$Att_ANT.$AB$347]" office:value-type="string" office:string-value="AD_ID INTEGER  ," calcext:value-type="string">
            <text:p>AD_ID INTEGER <text:s/>,</text:p>
          </table:table-cell>
          <table:table-cell table:style-name="ce176"/>
          <table:table-cell table:number-columns-repeated="1017"/>
        </table:table-row>
        <table:table-row table:style-name="ro8">
          <table:table-cell table:number-columns-repeated="5"/>
          <table:table-cell table:formula="of:=[$Att_ANT.$AB$348]" office:value-type="string" office:string-value="AD_VILLE VARCHAR (254)  ," calcext:value-type="string">
            <text:p>AD_VILLE VARCHAR (254) <text:s/>,</text:p>
          </table:table-cell>
          <table:table-cell table:style-name="ce176"/>
          <table:table-cell table:number-columns-repeated="1017"/>
        </table:table-row>
        <table:table-row table:style-name="ro8">
          <table:table-cell table:number-columns-repeated="5"/>
          <table:table-cell table:formula="of:=[$Att_ANT.$AB$349]" office:value-type="string" office:string-value="AD_POSTAL INTEGER  ," calcext:value-type="string">
            <text:p>AD_POSTAL INTEGER <text:s/>,</text:p>
          </table:table-cell>
          <table:table-cell table:style-name="ce176"/>
          <table:table-cell table:number-columns-repeated="1017"/>
        </table:table-row>
        <table:table-row table:style-name="ro8">
          <table:table-cell table:number-columns-repeated="5"/>
          <table:table-cell table:formula="of:=[$Att_ANT.$AB$350]" office:value-type="string" office:string-value="AD_INSEE INTEGER  ," calcext:value-type="string">
            <text:p>AD_INSEE INTEGER <text:s/>,</text:p>
          </table:table-cell>
          <table:table-cell table:style-name="ce176"/>
          <table:table-cell table:number-columns-repeated="1017"/>
        </table:table-row>
        <table:table-row table:style-name="ro8">
          <table:table-cell table:number-columns-repeated="5"/>
          <table:table-cell table:formula="of:=[$Att_ANT.$AB$351]" office:value-type="string" office:string-value="AD_RIVOLI VARCHAR (254)  ," calcext:value-type="string">
            <text:p>AD_RIVOLI VARCHAR (254) <text:s/>,</text:p>
          </table:table-cell>
          <table:table-cell table:style-name="ce176"/>
          <table:table-cell table:number-columns-repeated="1017"/>
        </table:table-row>
        <table:table-row table:style-name="ro8">
          <table:table-cell table:number-columns-repeated="5"/>
          <table:table-cell table:formula="of:=[$Att_ANT.$AB$352]" office:value-type="string" office:string-value="AD_NUM INTEGER  ," calcext:value-type="string">
            <text:p>AD_NUM INTEGER <text:s/>,</text:p>
          </table:table-cell>
          <table:table-cell table:style-name="ce176"/>
          <table:table-cell table:number-columns-repeated="1017"/>
        </table:table-row>
        <table:table-row table:style-name="ro8">
          <table:table-cell table:number-columns-repeated="5"/>
          <table:table-cell table:formula="of:=[$Att_ANT.$AB$353]" office:value-type="string" office:string-value="AD_CPMT VARCHAR (3)  ," calcext:value-type="string">
            <text:p>AD_CPMT VARCHAR (3) <text:s/>,</text:p>
          </table:table-cell>
          <table:table-cell table:style-name="ce176"/>
          <table:table-cell table:number-columns-repeated="1017"/>
        </table:table-row>
        <table:table-row table:style-name="ro8">
          <table:table-cell table:number-columns-repeated="5"/>
          <table:table-cell table:formula="of:=[$Att_ANT.$AB$354]" office:value-type="string" office:string-value="AD_TYPE VARCHAR (10)  REFERENCES GRACE.L_ADRESS_ETAT(CODE)," calcext:value-type="string">
            <text:p>AD_TYPE VARCHAR (10) <text:s/>REFERENCES GRACE.L_ADRESS_ETAT(CODE),</text:p>
          </table:table-cell>
          <table:table-cell table:style-name="ce176"/>
          <table:table-cell table:number-columns-repeated="1017"/>
        </table:table-row>
        <table:table-row table:style-name="ro8">
          <table:table-cell table:number-columns-repeated="5"/>
          <table:table-cell table:formula="of:=[$Att_ANT.$AB$355]" office:value-type="string" office:string-value="AD_LIBEL VARCHAR (254)  ," calcext:value-type="string">
            <text:p>AD_LIBEL VARCHAR (254) <text:s/>,</text:p>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5"/>
          <table:table-cell table:formula="of:=[$Att_ANT.$AB$357]" office:value-type="string" office:string-value="AD_HEXACL VARCHAR (254)  ," calcext:value-type="string">
            <text:p>AD_HEXACL VARCHAR (254) <text:s/>,</text:p>
          </table:table-cell>
          <table:table-cell table:style-name="ce176"/>
          <table:table-cell table:number-columns-repeated="1017"/>
        </table:table-row>
        <table:table-row table:style-name="ro8">
          <table:table-cell table:number-columns-repeated="5"/>
          <table:table-cell table:formula="of:=[$Att_ANT.$AB$358]" office:value-type="string" office:string-value="AD_BATI VARCHAR (20)  ," calcext:value-type="string">
            <text:p>AD_BATI VARCHAR (20) <text:s/>,</text:p>
          </table:table-cell>
          <table:table-cell table:style-name="ce176"/>
          <table:table-cell table:number-columns-repeated="1017"/>
        </table:table-row>
        <table:table-row table:style-name="ro8">
          <table:table-cell table:number-columns-repeated="5"/>
          <table:table-cell table:formula="of:=[$Att_ANT.$AB$359]" office:value-type="string" office:string-value="AD_ESCAL VARCHAR (20)  ," calcext:value-type="string">
            <text:p>AD_ESCAL VARCHAR (20) <text:s/>,</text:p>
          </table:table-cell>
          <table:table-cell table:style-name="ce176"/>
          <table:table-cell table:number-columns-repeated="1017"/>
        </table:table-row>
        <table:table-row table:style-name="ro8">
          <table:table-cell table:number-columns-repeated="5"/>
          <table:table-cell table:formula="of:=[$Att_ANT.$AB$360]" office:value-type="string" office:string-value="AD_ETAGE VARCHAR (20)  ," calcext:value-type="string">
            <text:p>AD_ETAGE VARCHAR (20) <text:s/>,</text:p>
          </table:table-cell>
          <table:table-cell table:style-name="ce176"/>
          <table:table-cell table:number-columns-repeated="1017"/>
        </table:table-row>
        <table:table-row table:style-name="ro8">
          <table:table-cell table:number-columns-repeated="5"/>
          <table:table-cell table:formula="of:=[$Att_ANT.$AB$361]" office:value-type="string" office:string-value="AD_OBSERV VARCHAR (254)  ," calcext:value-type="string">
            <text:p>AD_OBSERV VARCHAR (254) <text:s/>,</text:p>
          </table:table-cell>
          <table:table-cell table:style-name="ce176"/>
          <table:table-cell table:number-columns-repeated="1017"/>
        </table:table-row>
        <table:table-row table:style-name="ro8">
          <table:table-cell table:number-columns-repeated="5"/>
          <table:table-cell table:formula="of:=[$Att_ANT.$AB$362]" office:value-type="string" office:string-value="AD_ETAT INTEGER  ," calcext:value-type="string">
            <text:p>AD_ETAT INTEGER <text:s/>,</text:p>
          </table:table-cell>
          <table:table-cell table:style-name="ce176"/>
          <table:table-cell table:number-columns-repeated="1017"/>
        </table:table-row>
        <table:table-row table:style-name="ro8">
          <table:table-cell table:number-columns-repeated="5"/>
          <table:table-cell table:formula="of:=[$Att_ANT.$AB$363]" office:value-type="string" office:string-value="AD_AUTR01 VARCHAR (254)  ," calcext:value-type="string">
            <text:p>AD_AUTR01 VARCHAR (254) <text:s/>,</text:p>
          </table:table-cell>
          <table:table-cell table:style-name="ce176"/>
          <table:table-cell table:number-columns-repeated="1017"/>
        </table:table-row>
        <table:table-row table:style-name="ro8">
          <table:table-cell table:number-columns-repeated="5"/>
          <table:table-cell table:formula="of:=[$Att_ANT.$AB$364]" office:value-type="string" office:string-value="AD_AUTR02 VARCHAR (254)  ," calcext:value-type="string">
            <text:p>AD_AUTR02 VARCHAR (254) <text:s/>,</text:p>
          </table:table-cell>
          <table:table-cell table:style-name="ce176"/>
          <table:table-cell table:number-columns-repeated="1017"/>
        </table:table-row>
        <table:table-row table:style-name="ro8">
          <table:table-cell table:number-columns-repeated="5"/>
          <table:table-cell table:formula="of:=[$Att_ANT.$AB$365]" office:value-type="string" office:string-value="AD_AUTR03 VARCHAR (254)  ," calcext:value-type="string">
            <text:p>AD_AUTR03 VARCHAR (254) <text:s/>,</text:p>
          </table:table-cell>
          <table:table-cell table:style-name="ce176"/>
          <table:table-cell table:number-columns-repeated="1017"/>
        </table:table-row>
        <table:table-row table:style-name="ro8">
          <table:table-cell table:number-columns-repeated="5"/>
          <table:table-cell table:formula="of:=[$Att_ANT.$AB$366]" office:value-type="string" office:string-value="AD_AUTR04 VARCHAR (254)  ," calcext:value-type="string">
            <text:p>AD_AUTR04 VARCHAR (254) <text:s/>,</text:p>
          </table:table-cell>
          <table:table-cell table:style-name="ce176"/>
          <table:table-cell table:number-columns-repeated="1017"/>
        </table:table-row>
        <table:table-row table:style-name="ro8">
          <table:table-cell table:number-columns-repeated="5"/>
          <table:table-cell table:formula="of:=[$Att_ANT.$AB$367]" office:value-type="string" office:string-value="AD_AUTR05 VARCHAR (254)  ," calcext:value-type="string">
            <text:p>AD_AUTR05 VARCHAR (254) <text:s/>,</text:p>
          </table:table-cell>
          <table:table-cell table:style-name="ce176"/>
          <table:table-cell table:number-columns-repeated="1017"/>
        </table:table-row>
        <table:table-row table:style-name="ro8">
          <table:table-cell table:number-columns-repeated="5"/>
          <table:table-cell table:formula="of:=[$Att_ANT.$AB$368]" office:value-type="string" office:string-value="AD_AUTR06 VARCHAR (254)  ," calcext:value-type="string">
            <text:p>AD_AUTR06 VARCHAR (254) <text:s/>,</text:p>
          </table:table-cell>
          <table:table-cell table:style-name="ce176"/>
          <table:table-cell table:number-columns-repeated="1017"/>
        </table:table-row>
        <table:table-row table:style-name="ro8">
          <table:table-cell table:number-columns-repeated="5"/>
          <table:table-cell table:formula="of:=[$Att_ANT.$AB$369]" office:value-type="string" office:string-value="AD_CREADAT DATE  ," calcext:value-type="string">
            <text:p>AD_CREADAT DATE <text:s/>,</text:p>
          </table:table-cell>
          <table:table-cell table:style-name="ce176"/>
          <table:table-cell table:number-columns-repeated="1017"/>
        </table:table-row>
        <table:table-row table:style-name="ro8">
          <table:table-cell table:number-columns-repeated="5"/>
          <table:table-cell table:formula="of:=[$Att_ANT.$AB$370]" office:value-type="string" office:string-value="AD_MAJDATE DATE  ," calcext:value-type="string">
            <text:p>AD_MAJDATE DATE <text:s/>,</text:p>
          </table:table-cell>
          <table:table-cell table:style-name="ce176"/>
          <table:table-cell table:number-columns-repeated="1017"/>
        </table:table-row>
        <table:table-row table:style-name="ro8">
          <table:table-cell table:number-columns-repeated="5"/>
          <table:table-cell table:formula="of:=[$Att_ANT.$AB$371]" office:value-type="string" office:string-value="AD_MAJSRC VARCHAR(254)  ," calcext:value-type="string">
            <text:p>AD_MAJSRC VARCHAR(254) <text:s/>,</text:p>
          </table:table-cell>
          <table:table-cell table:style-name="ce176"/>
          <table:table-cell table:number-columns-repeated="1017"/>
        </table:table-row>
        <table:table-row table:style-name="ro8">
          <table:table-cell table:number-columns-repeated="5"/>
          <table:table-cell table:formula="of:=[$Att_ANT.$AB$372]" office:value-type="string" office:string-value="AD_ABDDATE DATE  ," calcext:value-type="string">
            <text:p>AD_ABDDATE DATE <text:s/>,</text:p>
          </table:table-cell>
          <table:table-cell table:style-name="ce176"/>
          <table:table-cell table:number-columns-repeated="1017"/>
        </table:table-row>
        <table:table-row table:style-name="ro8">
          <table:table-cell table:number-columns-repeated="5"/>
          <table:table-cell table:formula="of:=[$Att_ANT.$AB$373]" office:value-type="string" office:string-value="AD_ABDSRC VARCHAR(254)  ," calcext:value-type="string">
            <text:p>AD_ABDSRC VARCHAR(254) <text:s/>,</text:p>
          </table:table-cell>
          <table:table-cell table:style-name="ce176"/>
          <table:table-cell table:number-columns-repeated="1017"/>
        </table:table-row>
        <table:table-row table:style-name="ro8">
          <table:table-cell table:number-columns-repeated="4"/>
          <table:table-cell table:formula="of:=[$Att_ANT.$AA$374]" office:value-type="string" office:string-value="CONSTRAINT &quot;ADRESSE_PK&quot; PRIMARY KEY (AD_ID));" calcext:value-type="string">
            <text:p>CONSTRAINT "ADRESSE_PK" PRIMARY KEY (AD_ID));</text:p>
          </table:table-cell>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376]" office:value-type="string" office:string-value="CREATE TABLE SITETECH(" calcext:value-type="string">
            <text:p>CREATE TABLE SITETECH(</text:p>
          </table:table-cell>
          <table:table-cell table:formula="of:=[$Att_ANT.$AB$376]" office:value-type="string" office:string-value="ST_ID INTEGER  ," calcext:value-type="string">
            <text:p>ST_ID INTEGER <text:s/>,</text:p>
          </table:table-cell>
          <table:table-cell table:style-name="ce176"/>
          <table:table-cell table:number-columns-repeated="1017"/>
        </table:table-row>
        <table:table-row table:style-name="ro8">
          <table:table-cell table:number-columns-repeated="5"/>
          <table:table-cell table:formula="of:=[$Att_ANT.$AB$377]" office:value-type="string" office:string-value="ST_CODE VARCHAR(254) NOT NULL ," calcext:value-type="string">
            <text:p>ST_CODE VARCHAR(254) NOT NULL ,</text:p>
          </table:table-cell>
          <table:table-cell table:style-name="ce176"/>
          <table:table-cell table:number-columns-repeated="1017"/>
        </table:table-row>
        <table:table-row table:style-name="ro8">
          <table:table-cell table:number-columns-repeated="5"/>
          <table:table-cell table:formula="of:=[$Att_ANT.$AB$378]" office:value-type="string" office:string-value="ST_NO_CODE VARCHAR(254) NOT NULL ," calcext:value-type="string">
            <text:p>ST_NO_CODE VARCHAR(254) NOT NULL ,</text:p>
          </table:table-cell>
          <table:table-cell table:style-name="ce176"/>
          <table:table-cell table:number-columns-repeated="1017"/>
        </table:table-row>
        <table:table-row table:style-name="ro8">
          <table:table-cell table:number-columns-repeated="5"/>
          <table:table-cell table:formula="of:=[$Att_ANT.$AB$379]" office:value-type="string" office:string-value="ST_CODEEXT Varchar(254)  ," calcext:value-type="string">
            <text:p>ST_CODEEXT Varchar(254) <text:s/>,</text:p>
          </table:table-cell>
          <table:table-cell table:style-name="ce176"/>
          <table:table-cell table:number-columns-repeated="1017"/>
        </table:table-row>
        <table:table-row table:style-name="ro8">
          <table:table-cell table:number-columns-repeated="5"/>
          <table:table-cell table:formula="of:=[$Att_ANT.$AB$380]" office:value-type="string" office:string-value="ST_NOM VARCHAR (254)  ," calcext:value-type="string">
            <text:p>ST_NOM VARCHAR (254) <text:s/>,</text:p>
          </table:table-cell>
          <table:table-cell table:style-name="ce176"/>
          <table:table-cell table:number-columns-repeated="1017"/>
        </table:table-row>
        <table:table-row table:style-name="ro8">
          <table:table-cell table:number-columns-repeated="5"/>
          <table:table-cell table:formula="of:=[$Att_ANT.$AB$381]" office:value-type="string" office:string-value="ST_TYPE INTEGER NOT NULL ," calcext:value-type="string">
            <text:p>ST_TYPE INTEGER NOT NULL ,</text:p>
          </table:table-cell>
          <table:table-cell table:style-name="ce176"/>
          <table:table-cell table:number-columns-repeated="1017"/>
        </table:table-row>
        <table:table-row table:style-name="ro8">
          <table:table-cell table:number-columns-repeated="5"/>
          <table:table-cell table:formula="of:=[$Att_ANT.$AB$382]" office:value-type="string" office:string-value="ST_NBPR INTEGER  ," calcext:value-type="string">
            <text:p>ST_NBPR INTEGER <text:s/>,</text:p>
          </table:table-cell>
          <table:table-cell table:style-name="ce176"/>
          <table:table-cell table:number-columns-repeated="1017"/>
        </table:table-row>
        <table:table-row table:style-name="ro8">
          <table:table-cell table:number-columns-repeated="5"/>
          <table:table-cell table:formula="of:=[$Att_ANT.$AB$383]" office:value-type="string" office:string-value="ST_ADRES VARCHAR(254)  ," calcext:value-type="string">
            <text:p>ST_ADRES VARCHAR(254) <text:s/>,</text:p>
          </table:table-cell>
          <table:table-cell table:style-name="ce176"/>
          <table:table-cell table:number-columns-repeated="1017"/>
        </table:table-row>
        <table:table-row table:style-name="ro8">
          <table:table-cell table:number-columns-repeated="5"/>
          <table:table-cell table:formula="of:=[$Att_ANT.$AB$384]" office:value-type="string" office:string-value="ST_CP VARCHAR(254)  ," calcext:value-type="string">
            <text:p>ST_CP VARCHAR(254) <text:s/>,</text:p>
          </table:table-cell>
          <table:table-cell table:style-name="ce176"/>
          <table:table-cell table:number-columns-repeated="1017"/>
        </table:table-row>
        <table:table-row table:style-name="ro8">
          <table:table-cell table:number-columns-repeated="5"/>
          <table:table-cell table:formula="of:=[$Att_ANT.$AB$385]" office:value-type="string" office:string-value="ST_VILLE VARCHAR(254)  ," calcext:value-type="string">
            <text:p>ST_VILLE VARCHAR(254) <text:s/>,</text:p>
          </table:table-cell>
          <table:table-cell table:style-name="ce176"/>
          <table:table-cell table:number-columns-repeated="1017"/>
        </table:table-row>
        <table:table-row table:style-name="ro8">
          <table:table-cell table:number-columns-repeated="5"/>
          <table:table-cell table:formula="of:=[$Att_ANT.$AB$386]" office:value-type="string" office:string-value="ST_PROP VARCHAR(20) NOT NULL REFERENCES GRACE.ORGANISME (OR_CODE)," calcext:value-type="string">
            <text:p>ST_PROP VARCHAR(20) NOT NULL REFERENCES GRACE.ORGANISME (OR_CODE),</text:p>
          </table:table-cell>
          <table:table-cell table:style-name="ce176"/>
          <table:table-cell table:number-columns-repeated="1017"/>
        </table:table-row>
        <table:table-row table:style-name="ro8">
          <table:table-cell table:number-columns-repeated="5"/>
          <table:table-cell table:formula="of:=[$Att_ANT.$AB$387]" office:value-type="string" office:string-value="ST_GEST VARCHAR(20) NOT NULL REFERENCES GRACE.ORGANISME (OR_CODE)," calcext:value-type="string">
            <text:p>ST_GEST VARCHAR(20) NOT NULL REFERENCES GRACE.ORGANISME (OR_CODE),</text:p>
          </table:table-cell>
          <table:table-cell table:style-name="ce176"/>
          <table:table-cell table:number-columns-repeated="1017"/>
        </table:table-row>
        <table:table-row table:style-name="ro8">
          <table:table-cell table:number-columns-repeated="5"/>
          <table:table-cell table:formula="of:=[$Att_ANT.$AB$388]" office:value-type="string" office:string-value="ST_DT_MS DATE  ," calcext:value-type="string">
            <text:p>ST_DT_MS DATE <text:s/>,</text:p>
          </table:table-cell>
          <table:table-cell table:style-name="ce176"/>
          <table:table-cell table:number-columns-repeated="1017"/>
        </table:table-row>
        <table:table-row table:style-name="ro8">
          <table:table-cell table:number-columns-repeated="5"/>
          <table:table-cell table:formula="of:=[$Att_ANT.$AB$389]" office:value-type="string" office:string-value="ST_ETAT VARCHAR(3) NOT NULL REFERENCES GRACE.L_ETAT_TYPE (CODE)," calcext:value-type="string">
            <text:p>ST_ETAT VARCHAR(3) NOT NULL REFERENCES GRACE.L_ETAT_TYPE (CODE),</text:p>
          </table:table-cell>
          <table:table-cell table:style-name="ce176"/>
          <table:table-cell table:number-columns-repeated="1017"/>
        </table:table-row>
        <table:table-row table:style-name="ro8">
          <table:table-cell table:number-columns-repeated="5"/>
          <table:table-cell table:formula="of:=[$Att_ANT.$AB$390]" office:value-type="string" office:string-value="ST_STAT VARCHAR(3) NOT NULL REFERENCES GRACE.L_STATUT (CODE)," calcext:value-type="string">
            <text:p>ST_STAT VARCHAR(3) NOT NULL REFERENCES GRACE.L_STATUT (CODE),</text:p>
          </table:table-cell>
          <table:table-cell table:style-name="ce176"/>
          <table:table-cell table:number-columns-repeated="1017"/>
        </table:table-row>
        <table:table-row table:style-name="ro8">
          <table:table-cell table:number-columns-repeated="5"/>
          <table:table-cell table:formula="of:=[$Att_ANT.$AB$391]" office:value-type="string" office:string-value="ST_CREADAT DATE  ," calcext:value-type="string">
            <text:p>ST_CREADAT DATE <text:s/>,</text:p>
          </table:table-cell>
          <table:table-cell table:style-name="ce176"/>
          <table:table-cell table:number-columns-repeated="1017"/>
        </table:table-row>
        <table:table-row table:style-name="ro8">
          <table:table-cell table:number-columns-repeated="5"/>
          <table:table-cell table:formula="of:=[$Att_ANT.$AB$392]" office:value-type="string" office:string-value="ST_MAJDATE DATE  ," calcext:value-type="string">
            <text:p>ST_MAJDATE DATE <text:s/>,</text:p>
          </table:table-cell>
          <table:table-cell table:style-name="ce176"/>
          <table:table-cell table:number-columns-repeated="1017"/>
        </table:table-row>
        <table:table-row table:style-name="ro8">
          <table:table-cell table:number-columns-repeated="5"/>
          <table:table-cell table:formula="of:=[$Att_ANT.$AB$393]" office:value-type="string" office:string-value="ST_MAJSRC VARCHAR(254)  ," calcext:value-type="string">
            <text:p>ST_MAJSRC VARCHAR(254) <text:s/>,</text:p>
          </table:table-cell>
          <table:table-cell table:style-name="ce176"/>
          <table:table-cell table:number-columns-repeated="1017"/>
        </table:table-row>
        <table:table-row table:style-name="ro8">
          <table:table-cell table:number-columns-repeated="5"/>
          <table:table-cell table:formula="of:=[$Att_ANT.$AB$394]" office:value-type="string" office:string-value="ST_ABDDATE DATE  ," calcext:value-type="string">
            <text:p>ST_ABDDATE DATE <text:s/>,</text:p>
          </table:table-cell>
          <table:table-cell table:style-name="ce176"/>
          <table:table-cell table:number-columns-repeated="1017"/>
        </table:table-row>
        <table:table-row table:style-name="ro8">
          <table:table-cell table:number-columns-repeated="5"/>
          <table:table-cell table:formula="of:=[$Att_ANT.$AB$395]" office:value-type="string" office:string-value="ST_ABDSRC VARCHAR(254)  ," calcext:value-type="string">
            <text:p>ST_ABDSRC VARCHAR(254) <text:s/>,</text:p>
          </table:table-cell>
          <table:table-cell table:style-name="ce176"/>
          <table:table-cell table:number-columns-repeated="1017"/>
        </table:table-row>
        <table:table-row table:style-name="ro8">
          <table:table-cell table:number-columns-repeated="4"/>
          <table:table-cell table:formula="of:=[$Att_ANT.$AA$396]" office:value-type="string" office:string-value="CONSTRAINT &quot;SITETECH_PK&quot; PRIMARY KEY (ST_ID));" calcext:value-type="string">
            <text:p>CONSTRAINT "SITETECH_PK" PRIMARY KEY (ST_ID));</text:p>
          </table:table-cell>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398]" office:value-type="string" office:string-value="CREATE TABLE LTECH(" calcext:value-type="string">
            <text:p>CREATE TABLE LTECH(</text:p>
          </table:table-cell>
          <table:table-cell table:formula="of:=[$Att_ANT.$AB$398]" office:value-type="string" office:string-value="LT_ID INTEGER NOT NULL ," calcext:value-type="string">
            <text:p>LT_ID INTEGER NOT NULL ,</text:p>
          </table:table-cell>
          <table:table-cell table:style-name="ce176"/>
          <table:table-cell table:number-columns-repeated="1017"/>
        </table:table-row>
        <table:table-row table:style-name="ro8">
          <table:table-cell table:number-columns-repeated="5"/>
          <table:table-cell table:formula="of:=[$Att_ANT.$AB$399]" office:value-type="string" office:string-value="LT_CODE VARCHAR(254) NOT NULL ," calcext:value-type="string">
            <text:p>LT_CODE VARCHAR(254) NOT NULL ,</text:p>
          </table:table-cell>
          <table:table-cell table:style-name="ce176"/>
          <table:table-cell table:number-columns-repeated="1017"/>
        </table:table-row>
        <table:table-row table:style-name="ro8">
          <table:table-cell table:number-columns-repeated="5"/>
          <table:table-cell table:formula="of:=[$Att_ANT.$AB$400]" office:value-type="string" office:string-value="LT_CODEEXT VARCHAR(254)  ," calcext:value-type="string">
            <text:p>LT_CODEEXT VARCHAR(254) <text:s/>,</text:p>
          </table:table-cell>
          <table:table-cell table:style-name="ce176"/>
          <table:table-cell table:number-columns-repeated="1017"/>
        </table:table-row>
        <table:table-row table:style-name="ro8">
          <table:table-cell table:number-columns-repeated="5"/>
          <table:table-cell table:formula="of:=[$Att_ANT.$AB$401]" office:value-type="string" office:string-value="LT_ST_CODE VARCHAR(254) NOT NULL REFERENCES GRACE.SITETECH (ST_CODE)," calcext:value-type="string">
            <text:p>LT_ST_CODE VARCHAR(254) NOT NULL REFERENCES GRACE.SITETECH (ST_CODE),</text:p>
          </table:table-cell>
          <table:table-cell table:style-name="ce176"/>
          <table:table-cell table:number-columns-repeated="1017"/>
        </table:table-row>
        <table:table-row table:style-name="ro8">
          <table:table-cell table:number-columns-repeated="5"/>
          <table:table-cell table:formula="of:=[$Att_ANT.$AB$402]" office:value-type="string" office:string-value="LT_NOM VARCHAR(20)  ," calcext:value-type="string">
            <text:p>LT_NOM VARCHAR(20) <text:s/>,</text:p>
          </table:table-cell>
          <table:table-cell table:style-name="ce176"/>
          <table:table-cell table:number-columns-repeated="1017"/>
        </table:table-row>
        <table:table-row table:style-name="ro8">
          <table:table-cell table:number-columns-repeated="5"/>
          <table:table-cell table:formula="of:=[$Att_ANT.$AB$403]" office:value-type="string" office:string-value="LT_LOCAL VARCHAR (254)  ," calcext:value-type="string">
            <text:p>LT_LOCAL VARCHAR (254) <text:s/>,</text:p>
          </table:table-cell>
          <table:table-cell table:style-name="ce176"/>
          <table:table-cell table:number-columns-repeated="1017"/>
        </table:table-row>
        <table:table-row table:style-name="ro8">
          <table:table-cell table:number-columns-repeated="5"/>
          <table:table-cell table:formula="of:=[$Att_ANT.$AB$404]" office:value-type="string" office:string-value="LT_PROP VARCHAR(20) NOT NULL REFERENCES GRACE.ORGANISME (OR_CODE)," calcext:value-type="string">
            <text:p>LT_PROP VARCHAR(20) NOT NULL REFERENCES GRACE.ORGANISME (OR_CODE),</text:p>
          </table:table-cell>
          <table:table-cell table:style-name="ce176"/>
          <table:table-cell table:number-columns-repeated="1017"/>
        </table:table-row>
        <table:table-row table:style-name="ro8">
          <table:table-cell table:number-columns-repeated="5"/>
          <table:table-cell table:formula="of:=[$Att_ANT.$AB$405]" office:value-type="string" office:string-value="LT_GEST VARCHAR(20) NOT NULL REFERENCES GRACE.ORGANISME (OR_CODE)," calcext:value-type="string">
            <text:p>LT_GEST VARCHAR(20) NOT NULL REFERENCES GRACE.ORGANISME (OR_CODE),</text:p>
          </table:table-cell>
          <table:table-cell table:style-name="ce176"/>
          <table:table-cell table:number-columns-repeated="1017"/>
        </table:table-row>
        <table:table-row table:style-name="ro8">
          <table:table-cell table:number-columns-repeated="5"/>
          <table:table-cell table:formula="of:=[$Att_ANT.$AB$406]" office:value-type="string" office:string-value="LT_DT_MS DATE  ," calcext:value-type="string">
            <text:p>LT_DT_MS DATE <text:s/>,</text:p>
          </table:table-cell>
          <table:table-cell table:style-name="ce176"/>
          <table:table-cell table:number-columns-repeated="1017"/>
        </table:table-row>
        <table:table-row table:style-name="ro8">
          <table:table-cell table:number-columns-repeated="5"/>
          <table:table-cell table:formula="of:=[$Att_ANT.$AB$407]" office:value-type="string" office:string-value="LT_ETAT VARCHAR(3) NOT NULL REFERENCES GRACE.L_ETAT_TYPE (CODE)," calcext:value-type="string">
            <text:p>LT_ETAT VARCHAR(3) NOT NULL REFERENCES GRACE.L_ETAT_TYPE (CODE),</text:p>
          </table:table-cell>
          <table:table-cell table:style-name="ce176"/>
          <table:table-cell table:number-columns-repeated="1017"/>
        </table:table-row>
        <table:table-row table:style-name="ro8">
          <table:table-cell table:number-columns-repeated="5"/>
          <table:table-cell table:formula="of:=[$Att_ANT.$AB$408]" office:value-type="string" office:string-value="LT_STAT VARCHAR(3) NOT NULL REFERENCES GRACE.L_STATUT (CODE)," calcext:value-type="string">
            <text:p>LT_STAT VARCHAR(3) NOT NULL REFERENCES GRACE.L_STATUT (CODE),</text:p>
          </table:table-cell>
          <table:table-cell table:style-name="ce176"/>
          <table:table-cell table:number-columns-repeated="1017"/>
        </table:table-row>
        <table:table-row table:style-name="ro8">
          <table:table-cell table:number-columns-repeated="5"/>
          <table:table-cell table:formula="of:=[$Att_ANT.$AB$409]" office:value-type="string" office:string-value="LT_CREADAT DATE  ," calcext:value-type="string">
            <text:p>LT_CREADAT DATE <text:s/>,</text:p>
          </table:table-cell>
          <table:table-cell table:style-name="ce176"/>
          <table:table-cell table:number-columns-repeated="1017"/>
        </table:table-row>
        <table:table-row table:style-name="ro8">
          <table:table-cell table:number-columns-repeated="5"/>
          <table:table-cell table:formula="of:=[$Att_ANT.$AB$410]" office:value-type="string" office:string-value="LT_MAJDATE DATE  ," calcext:value-type="string">
            <text:p>LT_MAJDATE DATE <text:s/>,</text:p>
          </table:table-cell>
          <table:table-cell table:style-name="ce176"/>
          <table:table-cell table:number-columns-repeated="1017"/>
        </table:table-row>
        <table:table-row table:style-name="ro8">
          <table:table-cell table:number-columns-repeated="5"/>
          <table:table-cell table:formula="of:=[$Att_ANT.$AB$411]" office:value-type="string" office:string-value="LT_MAJSRC VARCHAR(254)  ," calcext:value-type="string">
            <text:p>LT_MAJSRC VARCHAR(254) <text:s/>,</text:p>
          </table:table-cell>
          <table:table-cell table:style-name="ce176"/>
          <table:table-cell table:number-columns-repeated="1017"/>
        </table:table-row>
        <table:table-row table:style-name="ro8">
          <table:table-cell table:number-columns-repeated="5"/>
          <table:table-cell table:formula="of:=[$Att_ANT.$AB$412]" office:value-type="string" office:string-value="LT_ABDDATE DATE  ," calcext:value-type="string">
            <text:p>LT_ABDDATE DATE <text:s/>,</text:p>
          </table:table-cell>
          <table:table-cell table:style-name="ce176"/>
          <table:table-cell table:number-columns-repeated="1017"/>
        </table:table-row>
        <table:table-row table:style-name="ro8">
          <table:table-cell table:number-columns-repeated="5"/>
          <table:table-cell table:formula="of:=[$Att_ANT.$AB$413]" office:value-type="string" office:string-value="LT_ABDSRC VARCHAR(254)  ," calcext:value-type="string">
            <text:p>LT_ABDSRC VARCHAR(254) <text:s/>,</text:p>
          </table:table-cell>
          <table:table-cell table:style-name="ce176"/>
          <table:table-cell table:number-columns-repeated="1017"/>
        </table:table-row>
        <table:table-row table:style-name="ro8">
          <table:table-cell table:number-columns-repeated="4"/>
          <table:table-cell table:formula="of:=[$Att_ANT.$AA$414]" office:value-type="string" office:string-value="CONSTRAINT &quot;LTECH_PK&quot; PRIMARY KEY (LT_ID));" calcext:value-type="string">
            <text:p>CONSTRAINT "LTECH_PK" PRIMARY KEY (LT_ID));</text:p>
          </table:table-cell>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416]" office:value-type="string" office:string-value="CREATE TABLE BAIE(" calcext:value-type="string">
            <text:p>CREATE TABLE BAIE(</text:p>
          </table:table-cell>
          <table:table-cell table:formula="of:=[$Att_ANT.$AB$416]" office:value-type="string" office:string-value="BA_ID INTEGER NOT NULL ," calcext:value-type="string">
            <text:p>BA_ID INTEGER NOT NULL ,</text:p>
          </table:table-cell>
          <table:table-cell table:style-name="ce176"/>
          <table:table-cell table:number-columns-repeated="1017"/>
        </table:table-row>
        <table:table-row table:style-name="ro8">
          <table:table-cell table:number-columns-repeated="5"/>
          <table:table-cell table:formula="of:=[$Att_ANT.$AB$417]" office:value-type="string" office:string-value="BA_CODE VARCHAR(254) NOT NULL ," calcext:value-type="string">
            <text:p>BA_CODE VARCHAR(254) NOT NULL ,</text:p>
          </table:table-cell>
          <table:table-cell table:style-name="ce176"/>
          <table:table-cell table:number-columns-repeated="1017"/>
        </table:table-row>
        <table:table-row table:style-name="ro8">
          <table:table-cell table:number-columns-repeated="5"/>
          <table:table-cell table:formula="of:=[$Att_ANT.$AB$418]" office:value-type="string" office:string-value="BA_CODEEXT VARCHAR(254)  ," calcext:value-type="string">
            <text:p>BA_CODEEXT VARCHAR(254) <text:s/>,</text:p>
          </table:table-cell>
          <table:table-cell table:style-name="ce176"/>
          <table:table-cell table:number-columns-repeated="1017"/>
        </table:table-row>
        <table:table-row table:style-name="ro8">
          <table:table-cell table:number-columns-repeated="5"/>
          <table:table-cell table:formula="of:=[$Att_ANT.$AB$419]" office:value-type="string" office:string-value="BA_ETIQUET VARCHAR(254)  ," calcext:value-type="string">
            <text:p>BA_ETIQUET VARCHAR(254) <text:s/>,</text:p>
          </table:table-cell>
          <table:table-cell table:style-name="ce176"/>
          <table:table-cell table:number-columns-repeated="1017"/>
        </table:table-row>
        <table:table-row table:style-name="ro8">
          <table:table-cell table:number-columns-repeated="5"/>
          <table:table-cell table:formula="of:=[$Att_ANT.$AB$420]" office:value-type="string" office:string-value="BA_LT_CODE VARCHAR(254) NOT NULL REFERENCES GRACE.LTECH (LT_CODE)," calcext:value-type="string">
            <text:p>BA_LT_CODE VARCHAR(254) NOT NULL REFERENCES GRACE.LTECH (LT_CODE),</text:p>
          </table:table-cell>
          <table:table-cell table:style-name="ce176"/>
          <table:table-cell table:number-columns-repeated="1017"/>
        </table:table-row>
        <table:table-row table:style-name="ro8">
          <table:table-cell table:number-columns-repeated="5"/>
          <table:table-cell table:formula="of:=[$Att_ANT.$AB$421]" office:value-type="string" office:string-value="BA_NOM VARCHAR(20)  ," calcext:value-type="string">
            <text:p>BA_NOM VARCHAR(20) <text:s/>,</text:p>
          </table:table-cell>
          <table:table-cell table:style-name="ce176"/>
          <table:table-cell table:number-columns-repeated="1017"/>
        </table:table-row>
        <table:table-row table:style-name="ro8">
          <table:table-cell table:number-columns-repeated="5"/>
          <table:table-cell table:formula="of:=[$Att_ANT.$AB$422]" office:value-type="string" office:string-value="BA_NB_U NUMERIC  ," calcext:value-type="string">
            <text:p>BA_NB_U NUMERIC <text:s/>,</text:p>
          </table:table-cell>
          <table:table-cell table:style-name="ce176"/>
          <table:table-cell table:number-columns-repeated="1017"/>
        </table:table-row>
        <table:table-row table:style-name="ro8">
          <table:table-cell table:number-columns-repeated="5"/>
          <table:table-cell table:formula="of:=[$Att_ANT.$AB$423]" office:value-type="string" office:string-value="BA_HAUT NUMERIC  ," calcext:value-type="string">
            <text:p>BA_HAUT NUMERIC <text:s/>,</text:p>
          </table:table-cell>
          <table:table-cell table:style-name="ce176"/>
          <table:table-cell table:number-columns-repeated="1017"/>
        </table:table-row>
        <table:table-row table:style-name="ro8">
          <table:table-cell table:number-columns-repeated="5"/>
          <table:table-cell table:formula="of:=[$Att_ANT.$AB$424]" office:value-type="string" office:string-value="BA_LARG NUMERIC  ," calcext:value-type="string">
            <text:p>BA_LARG NUMERIC <text:s/>,</text:p>
          </table:table-cell>
          <table:table-cell table:style-name="ce176"/>
          <table:table-cell table:number-columns-repeated="1017"/>
        </table:table-row>
        <table:table-row table:style-name="ro8">
          <table:table-cell table:number-columns-repeated="5"/>
          <table:table-cell table:formula="of:=[$Att_ANT.$AB$425]" office:value-type="string" office:string-value="BA_PROF NUMERIC  ," calcext:value-type="string">
            <text:p>BA_PROF NUMERIC <text:s/>,</text:p>
          </table:table-cell>
          <table:table-cell table:style-name="ce176"/>
          <table:table-cell table:number-columns-repeated="1017"/>
        </table:table-row>
        <table:table-row table:style-name="ro8">
          <table:table-cell table:number-columns-repeated="5"/>
          <table:table-cell table:formula="of:=[$Att_ANT.$AB$426]" office:value-type="string" office:string-value="BA_PROP VARCHAR(20)  REFERENCES GRACE.ORGANISME (OR_CODE)," calcext:value-type="string">
            <text:p>BA_PROP VARCHAR(20) <text:s/>REFERENCES GRACE.ORGANISME (OR_CODE),</text:p>
          </table:table-cell>
          <table:table-cell table:style-name="ce176"/>
          <table:table-cell table:number-columns-repeated="1017"/>
        </table:table-row>
        <table:table-row table:style-name="ro8">
          <table:table-cell table:number-columns-repeated="5"/>
          <table:table-cell table:formula="of:=[$Att_ANT.$AB$427]" office:value-type="string" office:string-value="BA_GEST VARCHAR(20)  REFERENCES GRACE.ORGANISME (OR_CODE)," calcext:value-type="string">
            <text:p>BA_GEST VARCHAR(20) <text:s/>REFERENCES GRACE.ORGANISME (OR_CODE),</text:p>
          </table:table-cell>
          <table:table-cell table:style-name="ce176"/>
          <table:table-cell table:number-columns-repeated="1017"/>
        </table:table-row>
        <table:table-row table:style-name="ro8">
          <table:table-cell table:number-columns-repeated="5"/>
          <table:table-cell table:formula="of:=[$Att_ANT.$AB$428]" office:value-type="string" office:string-value="BA_ETAT VARCHAR(3)  REFERENCES GRACE.L_ETAT_TYPE (CODE)," calcext:value-type="string">
            <text:p>BA_ETAT VARCHAR(3) <text:s/>REFERENCES GRACE.L_ETAT_TYPE (CODE),</text:p>
          </table:table-cell>
          <table:table-cell table:style-name="ce176"/>
          <table:table-cell table:number-columns-repeated="1017"/>
        </table:table-row>
        <table:table-row table:style-name="ro8">
          <table:table-cell table:number-columns-repeated="5"/>
          <table:table-cell table:formula="of:=[$Att_ANT.$AB$429]" office:value-type="string" office:string-value="BA_STAT VARCHAR(3)  REFERENCES GRACE.L_STATUT (CODE)," calcext:value-type="string">
            <text:p>BA_STAT VARCHAR(3) <text:s/>REFERENCES GRACE.L_STATUT (CODE),</text:p>
          </table:table-cell>
          <table:table-cell table:style-name="ce176"/>
          <table:table-cell table:number-columns-repeated="1017"/>
        </table:table-row>
        <table:table-row table:style-name="ro8">
          <table:table-cell table:number-columns-repeated="5"/>
          <table:table-cell table:formula="of:=[$Att_ANT.$AB$430]" office:value-type="string" office:string-value="BA_REF INTEGER  REFERENCES GRACE.REFERENCE (RF_ID)," calcext:value-type="string">
            <text:p>BA_REF INTEGER <text:s/>REFERENCES GRACE.REFERENCE (RF_ID),</text:p>
          </table:table-cell>
          <table:table-cell table:style-name="ce176"/>
          <table:table-cell table:number-columns-repeated="1017"/>
        </table:table-row>
        <table:table-row table:style-name="ro8">
          <table:table-cell table:number-columns-repeated="5"/>
          <table:table-cell table:formula="of:=[$Att_ANT.$AB$431]" office:value-type="string" office:string-value="BA_TYPE VARCHAR(10)  REFERENCES GRACE.L_BAIE_TYPE (CODE)," calcext:value-type="string">
            <text:p>BA_TYPE VARCHAR(10) <text:s/>REFERENCES GRACE.L_BAIE_TYPE (CODE),</text:p>
          </table:table-cell>
          <table:table-cell table:style-name="ce176"/>
          <table:table-cell table:number-columns-repeated="1017"/>
        </table:table-row>
        <table:table-row table:style-name="ro8">
          <table:table-cell table:number-columns-repeated="5"/>
          <table:table-cell table:formula="of:=[$Att_ANT.$AB$432]" office:value-type="string" office:string-value="BA_CREADAT DATE  ," calcext:value-type="string">
            <text:p>BA_CREADAT DATE <text:s/>,</text:p>
          </table:table-cell>
          <table:table-cell table:style-name="ce176"/>
          <table:table-cell table:number-columns-repeated="1017"/>
        </table:table-row>
        <table:table-row table:style-name="ro8">
          <table:table-cell table:number-columns-repeated="5"/>
          <table:table-cell table:formula="of:=[$Att_ANT.$AB$433]" office:value-type="string" office:string-value="BA_MAJDATE DATE  ," calcext:value-type="string">
            <text:p>BA_MAJDATE DATE <text:s/>,</text:p>
          </table:table-cell>
          <table:table-cell table:style-name="ce176"/>
          <table:table-cell table:number-columns-repeated="1017"/>
        </table:table-row>
        <table:table-row table:style-name="ro8">
          <table:table-cell table:number-columns-repeated="5"/>
          <table:table-cell table:formula="of:=[$Att_ANT.$AB$434]" office:value-type="string" office:string-value="BA_MAJSRC VARCHAR(254)  ," calcext:value-type="string">
            <text:p>BA_MAJSRC VARCHAR(254) <text:s/>,</text:p>
          </table:table-cell>
          <table:table-cell table:style-name="ce176"/>
          <table:table-cell table:number-columns-repeated="1017"/>
        </table:table-row>
        <table:table-row table:style-name="ro8">
          <table:table-cell table:number-columns-repeated="5"/>
          <table:table-cell table:formula="of:=[$Att_ANT.$AB$435]" office:value-type="string" office:string-value="BA_ABDDATE DATE  ," calcext:value-type="string">
            <text:p>BA_ABDDATE DATE <text:s/>,</text:p>
          </table:table-cell>
          <table:table-cell table:style-name="ce176"/>
          <table:table-cell table:number-columns-repeated="1017"/>
        </table:table-row>
        <table:table-row table:style-name="ro8">
          <table:table-cell table:number-columns-repeated="5"/>
          <table:table-cell table:formula="of:=[$Att_ANT.$AB$436]" office:value-type="string" office:string-value="BA_ABDSRC VARCHAR(254)  ," calcext:value-type="string">
            <text:p>BA_ABDSRC VARCHAR(254) <text:s/>,</text:p>
          </table:table-cell>
          <table:table-cell table:style-name="ce176"/>
          <table:table-cell table:number-columns-repeated="1017"/>
        </table:table-row>
        <table:table-row table:style-name="ro8">
          <table:table-cell table:number-columns-repeated="4"/>
          <table:table-cell table:formula="of:=[$Att_ANT.$AA$437]" office:value-type="string" office:string-value="CONSTRAINT &quot;BAIE_PK&quot; PRIMARY KEY (BA_ID));" calcext:value-type="string">
            <text:p>CONSTRAINT "BAIE_PK" PRIMARY KEY (BA_ID));</text:p>
          </table:table-cell>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439]" office:value-type="string" office:string-value="CREATE TABLE TIROIR(" calcext:value-type="string">
            <text:p>CREATE TABLE TIROIR(</text:p>
          </table:table-cell>
          <table:table-cell table:formula="of:=[$Att_ANT.$AB$439]" office:value-type="string" office:string-value="TI_ID INTEGER NOT NULL ," calcext:value-type="string">
            <text:p>TI_ID INTEGER NOT NULL ,</text:p>
          </table:table-cell>
          <table:table-cell table:style-name="ce176"/>
          <table:table-cell table:number-columns-repeated="1017"/>
        </table:table-row>
        <table:table-row table:style-name="ro8">
          <table:table-cell table:number-columns-repeated="5"/>
          <table:table-cell table:formula="of:=[$Att_ANT.$AB$440]" office:value-type="string" office:string-value="TI_CODE VARCHAR(254) NOT NULL ," calcext:value-type="string">
            <text:p>TI_CODE VARCHAR(254) NOT NULL ,</text:p>
          </table:table-cell>
          <table:table-cell table:style-name="ce176"/>
          <table:table-cell table:number-columns-repeated="1017"/>
        </table:table-row>
        <table:table-row table:style-name="ro8">
          <table:table-cell table:number-columns-repeated="5"/>
          <table:table-cell table:formula="of:=[$Att_ANT.$AB$441]" office:value-type="string" office:string-value="TI_CODEEXT VARCHAR(254)  ," calcext:value-type="string">
            <text:p>TI_CODEEXT VARCHAR(254) <text:s/>,</text:p>
          </table:table-cell>
          <table:table-cell table:style-name="ce176"/>
          <table:table-cell table:number-columns-repeated="1017"/>
        </table:table-row>
        <table:table-row table:style-name="ro8">
          <table:table-cell table:number-columns-repeated="5"/>
          <table:table-cell table:formula="of:=[$Att_ANT.$AB$442]" office:value-type="string" office:string-value="TI_ETIQUET VARCHAR(254)  ," calcext:value-type="string">
            <text:p>TI_ETIQUET VARCHAR(254) <text:s/>,</text:p>
          </table:table-cell>
          <table:table-cell table:style-name="ce176"/>
          <table:table-cell table:number-columns-repeated="1017"/>
        </table:table-row>
        <table:table-row table:style-name="ro8">
          <table:table-cell table:number-columns-repeated="5"/>
          <table:table-cell table:formula="of:=[$Att_ANT.$AB$443]" office:value-type="string" office:string-value="TI_BA_CODE VARCHAR(254) NOT NULL REFERENCES GRACE.BAIE (BA_CODE)," calcext:value-type="string">
            <text:p>TI_BA_CODE VARCHAR(254) NOT NULL REFERENCES GRACE.BAIE (BA_CODE),</text:p>
          </table:table-cell>
          <table:table-cell table:style-name="ce176"/>
          <table:table-cell table:number-columns-repeated="1017"/>
        </table:table-row>
        <table:table-row table:style-name="ro8">
          <table:table-cell table:number-columns-repeated="5"/>
          <table:table-cell table:formula="of:=[$Att_ANT.$AB$444]" office:value-type="string" office:string-value="TI_LOCAL VARCHAR(254)  ," calcext:value-type="string">
            <text:p>TI_LOCAL VARCHAR(254) <text:s/>,</text:p>
          </table:table-cell>
          <table:table-cell table:style-name="ce176"/>
          <table:table-cell table:number-columns-repeated="1017"/>
        </table:table-row>
        <table:table-row table:style-name="ro8">
          <table:table-cell table:number-columns-repeated="5"/>
          <table:table-cell table:formula="of:=[$Att_ANT.$AB$445]" office:value-type="string" office:string-value="TI_PLACEM NUMERIC  ," calcext:value-type="string">
            <text:p>TI_PLACEM NUMERIC <text:s/>,</text:p>
          </table:table-cell>
          <table:table-cell table:style-name="ce176"/>
          <table:table-cell table:number-columns-repeated="1017"/>
        </table:table-row>
        <table:table-row table:style-name="ro8">
          <table:table-cell table:number-columns-repeated="5"/>
          <table:table-cell table:formula="of:=[$Att_ANT.$AB$446]" office:value-type="string" office:string-value="TI_TAILLE NUMERIC  ," calcext:value-type="string">
            <text:p>TI_TAILLE NUMERIC <text:s/>,</text:p>
          </table:table-cell>
          <table:table-cell table:style-name="ce176"/>
          <table:table-cell table:number-columns-repeated="1017"/>
        </table:table-row>
        <table:table-row table:style-name="ro8">
          <table:table-cell table:number-columns-repeated="5"/>
          <table:table-cell table:formula="of:=[$Att_ANT.$AB$447]" office:value-type="string" office:string-value="TI_PROP VARCHAR(20)  REFERENCES GRACE.ORGANISME (OR_CODE)," calcext:value-type="string">
            <text:p>TI_PROP VARCHAR(20) <text:s/>REFERENCES GRACE.ORGANISME (OR_CODE),</text:p>
          </table:table-cell>
          <table:table-cell table:style-name="ce176"/>
          <table:table-cell table:number-columns-repeated="1017"/>
        </table:table-row>
        <table:table-row table:style-name="ro8">
          <table:table-cell table:number-columns-repeated="5"/>
          <table:table-cell table:formula="of:=[$Att_ANT.$AB$448]" office:value-type="string" office:string-value="TI_REF INTEGER  REFERENCES GRACE.REFERENCE (RF_ID)," calcext:value-type="string">
            <text:p>TI_REF INTEGER <text:s/>REFERENCES GRACE.REFERENCE (RF_ID),</text:p>
          </table:table-cell>
          <table:table-cell table:style-name="ce176"/>
          <table:table-cell table:number-columns-repeated="1017"/>
        </table:table-row>
        <table:table-row table:style-name="ro8">
          <table:table-cell table:number-columns-repeated="5"/>
          <table:table-cell table:formula="of:=[$Att_ANT.$AB$449]" office:value-type="string" office:string-value="TI_ETAT VARCHAR(3)  REFERENCES GRACE.L_ETAT (CODE)," calcext:value-type="string">
            <text:p>TI_ETAT VARCHAR(3) <text:s/>REFERENCES GRACE.L_ETAT (CODE),</text:p>
          </table:table-cell>
          <table:table-cell table:style-name="ce176"/>
          <table:table-cell table:number-columns-repeated="1017"/>
        </table:table-row>
        <table:table-row table:style-name="ro8">
          <table:table-cell table:number-columns-repeated="5"/>
          <table:table-cell table:formula="of:=[$Att_ANT.$AB$450]" office:value-type="string" office:string-value="TI_TYPE VARCHAR(10)  REFERENCES GRACE.L_TIROIR_TYPE (CODE)," calcext:value-type="string">
            <text:p>TI_TYPE VARCHAR(10) <text:s/>REFERENCES GRACE.L_TIROIR_TYPE (CODE),</text:p>
          </table:table-cell>
          <table:table-cell table:style-name="ce176"/>
          <table:table-cell table:number-columns-repeated="1017"/>
        </table:table-row>
        <table:table-row table:style-name="ro8">
          <table:table-cell table:number-columns-repeated="5"/>
          <table:table-cell table:formula="of:=[$Att_ANT.$AB$451]" office:value-type="string" office:string-value="TI_CREADAT DATE  ," calcext:value-type="string">
            <text:p>TI_CREADAT DATE <text:s/>,</text:p>
          </table:table-cell>
          <table:table-cell table:style-name="ce176"/>
          <table:table-cell table:number-columns-repeated="1017"/>
        </table:table-row>
        <table:table-row table:style-name="ro8">
          <table:table-cell table:number-columns-repeated="5"/>
          <table:table-cell table:formula="of:=[$Att_ANT.$AB$452]" office:value-type="string" office:string-value="TI_MAJDATE DATE  ," calcext:value-type="string">
            <text:p>TI_MAJDATE DATE <text:s/>,</text:p>
          </table:table-cell>
          <table:table-cell table:style-name="ce176"/>
          <table:table-cell table:number-columns-repeated="1017"/>
        </table:table-row>
        <table:table-row table:style-name="ro8">
          <table:table-cell table:number-columns-repeated="5"/>
          <table:table-cell table:formula="of:=[$Att_ANT.$AB$453]" office:value-type="string" office:string-value="TI_MAJSRC VARCHAR(254)  ," calcext:value-type="string">
            <text:p>TI_MAJSRC VARCHAR(254) <text:s/>,</text:p>
          </table:table-cell>
          <table:table-cell table:style-name="ce176"/>
          <table:table-cell table:number-columns-repeated="1017"/>
        </table:table-row>
        <table:table-row table:style-name="ro8">
          <table:table-cell table:number-columns-repeated="5"/>
          <table:table-cell table:formula="of:=[$Att_ANT.$AB$454]" office:value-type="string" office:string-value="TI_ABDDATE DATE  ," calcext:value-type="string">
            <text:p>TI_ABDDATE DATE <text:s/>,</text:p>
          </table:table-cell>
          <table:table-cell table:style-name="ce176"/>
          <table:table-cell table:number-columns-repeated="1017"/>
        </table:table-row>
        <table:table-row table:style-name="ro8">
          <table:table-cell table:number-columns-repeated="5"/>
          <table:table-cell table:formula="of:=[$Att_ANT.$AB$455]" office:value-type="string" office:string-value="TI_ABDSRC VARCHAR(254)  ," calcext:value-type="string">
            <text:p>TI_ABDSRC VARCHAR(254) <text:s/>,</text:p>
          </table:table-cell>
          <table:table-cell table:style-name="ce176"/>
          <table:table-cell table:number-columns-repeated="1017"/>
        </table:table-row>
        <table:table-row table:style-name="ro8">
          <table:table-cell table:number-columns-repeated="4"/>
          <table:table-cell table:formula="of:=[$Att_ANT.$AA$456]" office:value-type="string" office:string-value="CONSTRAINT &quot;TIROIR_PK&quot; PRIMARY KEY (TI_ID));" calcext:value-type="string">
            <text:p>CONSTRAINT "TIROIR_PK" PRIMARY KEY (TI_ID));</text:p>
          </table:table-cell>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458]" office:value-type="string" office:string-value="CREATE TABLE EQUIPEMENT(" calcext:value-type="string">
            <text:p>CREATE TABLE EQUIPEMENT(</text:p>
          </table:table-cell>
          <table:table-cell table:formula="of:=[$Att_ANT.$AB$458]" office:value-type="string" office:string-value="EQ_ID INTEGER NOT NULL ," calcext:value-type="string">
            <text:p>EQ_ID INTEGER NOT NULL ,</text:p>
          </table:table-cell>
          <table:table-cell table:style-name="ce176"/>
          <table:table-cell table:number-columns-repeated="1017"/>
        </table:table-row>
        <table:table-row table:style-name="ro8">
          <table:table-cell table:number-columns-repeated="5"/>
          <table:table-cell table:formula="of:=[$Att_ANT.$AB$459]" office:value-type="string" office:string-value="EQ_CODE VARCHAR(254) NOT NULL ," calcext:value-type="string">
            <text:p>EQ_CODE VARCHAR(254) NOT NULL ,</text:p>
          </table:table-cell>
          <table:table-cell table:style-name="ce176"/>
          <table:table-cell table:number-columns-repeated="1017"/>
        </table:table-row>
        <table:table-row table:style-name="ro8">
          <table:table-cell table:number-columns-repeated="5"/>
          <table:table-cell table:formula="of:=[$Att_ANT.$AB$460]" office:value-type="string" office:string-value="EQ_CODEEXT VARCHAR(254)  ," calcext:value-type="string">
            <text:p>EQ_CODEEXT VARCHAR(254) <text:s/>,</text:p>
          </table:table-cell>
          <table:table-cell table:style-name="ce176"/>
          <table:table-cell table:number-columns-repeated="1017"/>
        </table:table-row>
        <table:table-row table:style-name="ro8">
          <table:table-cell table:number-columns-repeated="5"/>
          <table:table-cell table:formula="of:=[$Att_ANT.$AB$461]" office:value-type="string" office:string-value="EQ_ETIQUET VARCHAR(254)  ," calcext:value-type="string">
            <text:p>EQ_ETIQUET VARCHAR(254) <text:s/>,</text:p>
          </table:table-cell>
          <table:table-cell table:style-name="ce176"/>
          <table:table-cell table:number-columns-repeated="1017"/>
        </table:table-row>
        <table:table-row table:style-name="ro8">
          <table:table-cell table:number-columns-repeated="5"/>
          <table:table-cell table:formula="of:=[$Att_ANT.$AB$462]" office:value-type="string" office:string-value="EQ_TI_CODE VARCHAR(254) NOT NULL ," calcext:value-type="string">
            <text:p>EQ_TI_CODE VARCHAR(254) NOT NULL ,</text:p>
          </table:table-cell>
          <table:table-cell table:style-name="ce176"/>
          <table:table-cell table:number-columns-repeated="1017"/>
        </table:table-row>
        <table:table-row table:style-name="ro8">
          <table:table-cell table:number-columns-repeated="5"/>
          <table:table-cell table:formula="of:=[$Att_ANT.$AB$463]" office:value-type="string" office:string-value="EQ_OBJET VARCHAR(254) NOT NULL REFERENCES GRACE.BAIE (BA_CODE)," calcext:value-type="string">
            <text:p>EQ_OBJET VARCHAR(254) NOT NULL REFERENCES GRACE.BAIE (BA_CODE),</text:p>
          </table:table-cell>
          <table:table-cell table:style-name="ce176"/>
          <table:table-cell table:number-columns-repeated="1017"/>
        </table:table-row>
        <table:table-row table:style-name="ro8">
          <table:table-cell table:number-columns-repeated="5"/>
          <table:table-cell table:formula="of:=[$Att_ANT.$AB$464]" office:value-type="string" office:string-value="EQ_NOM VARCHAR(20)  ," calcext:value-type="string">
            <text:p>EQ_NOM VARCHAR(20) <text:s/>,</text:p>
          </table:table-cell>
          <table:table-cell table:style-name="ce176"/>
          <table:table-cell table:number-columns-repeated="1017"/>
        </table:table-row>
        <table:table-row table:style-name="ro8">
          <table:table-cell table:number-columns-repeated="5"/>
          <table:table-cell table:formula="of:=[$Att_ANT.$AB$465]" office:value-type="string" office:string-value="EQ_PROP VARCHAR(20)  REFERENCES GRACE.ORGANISME (OR_CODE)," calcext:value-type="string">
            <text:p>EQ_PROP VARCHAR(20) <text:s/>REFERENCES GRACE.ORGANISME (OR_CODE),</text:p>
          </table:table-cell>
          <table:table-cell table:style-name="ce176"/>
          <table:table-cell table:number-columns-repeated="1017"/>
        </table:table-row>
        <table:table-row table:style-name="ro8">
          <table:table-cell table:number-columns-repeated="5"/>
          <table:table-cell table:formula="of:=[$Att_ANT.$AB$466]" office:value-type="string" office:string-value="EQ_DT_PS DATE  ," calcext:value-type="string">
            <text:p>EQ_DT_PS DATE <text:s/>,</text:p>
          </table:table-cell>
          <table:table-cell table:style-name="ce176"/>
          <table:table-cell table:number-columns-repeated="1017"/>
        </table:table-row>
        <table:table-row table:style-name="ro8">
          <table:table-cell table:number-columns-repeated="5"/>
          <table:table-cell table:formula="of:=[$Att_ANT.$AB$467]" office:value-type="string" office:string-value="EQ_CREADAT DATE  ," calcext:value-type="string">
            <text:p>EQ_CREADAT DATE <text:s/>,</text:p>
          </table:table-cell>
          <table:table-cell table:style-name="ce176"/>
          <table:table-cell table:number-columns-repeated="1017"/>
        </table:table-row>
        <table:table-row table:style-name="ro8">
          <table:table-cell table:number-columns-repeated="5"/>
          <table:table-cell table:formula="of:=[$Att_ANT.$AB$468]" office:value-type="string" office:string-value="EQ_MAJDATE DATE  ," calcext:value-type="string">
            <text:p>EQ_MAJDATE DATE <text:s/>,</text:p>
          </table:table-cell>
          <table:table-cell table:style-name="ce176"/>
          <table:table-cell table:number-columns-repeated="1017"/>
        </table:table-row>
        <table:table-row table:style-name="ro8">
          <table:table-cell table:number-columns-repeated="5"/>
          <table:table-cell table:formula="of:=[$Att_ANT.$AB$469]" office:value-type="string" office:string-value="EQ_MAJSRC VARCHAR(254)  ," calcext:value-type="string">
            <text:p>EQ_MAJSRC VARCHAR(254) <text:s/>,</text:p>
          </table:table-cell>
          <table:table-cell table:style-name="ce176"/>
          <table:table-cell table:number-columns-repeated="1017"/>
        </table:table-row>
        <table:table-row table:style-name="ro8">
          <table:table-cell table:number-columns-repeated="5"/>
          <table:table-cell table:formula="of:=[$Att_ANT.$AB$470]" office:value-type="string" office:string-value="EQ_ABDDATE DATE  ," calcext:value-type="string">
            <text:p>EQ_ABDDATE DATE <text:s/>,</text:p>
          </table:table-cell>
          <table:table-cell table:style-name="ce176"/>
          <table:table-cell table:number-columns-repeated="1017"/>
        </table:table-row>
        <table:table-row table:style-name="ro8">
          <table:table-cell table:number-columns-repeated="5"/>
          <table:table-cell table:formula="of:=[$Att_ANT.$AB$471]" office:value-type="string" office:string-value="EQ_ABDSRC VARCHAR(254)  ," calcext:value-type="string">
            <text:p>EQ_ABDSRC VARCHAR(254) <text:s/>,</text:p>
          </table:table-cell>
          <table:table-cell table:style-name="ce176"/>
          <table:table-cell table:number-columns-repeated="1017"/>
        </table:table-row>
        <table:table-row table:style-name="ro8">
          <table:table-cell table:number-columns-repeated="4"/>
          <table:table-cell table:formula="of:=[$Att_ANT.$AA$472]" office:value-type="string" office:string-value="CONSTRAINT &quot;EQUIPEMENT_PK&quot; PRIMARY KEY (EQ_ID));" calcext:value-type="string">
            <text:p>CONSTRAINT "EQUIPEMENT_PK" PRIMARY KEY (EQ_ID));</text:p>
          </table:table-cell>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474]" office:value-type="string" office:string-value="CREATE TABLE SITEEMISSION(" calcext:value-type="string">
            <text:p>CREATE TABLE SITEEMISSION(</text:p>
          </table:table-cell>
          <table:table-cell table:formula="of:=[$Att_ANT.$AB$474]" office:value-type="string" office:string-value="SE_ID INTEGER NOT NULL ," calcext:value-type="string">
            <text:p>SE_ID INTEGER NOT NULL ,</text:p>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5"/>
          <table:table-cell table:formula="of:=[$Att_ANT.$AB$476]" office:value-type="string" office:string-value="SE_NO_CODE VARCHAR(50)  REFERENCES GRACE.NOEUD (NO_CODE)," calcext:value-type="string">
            <text:p>SE_NO_CODE VARCHAR(50) <text:s/>REFERENCES GRACE.NOEUD (NO_CODE),</text:p>
          </table:table-cell>
          <table:table-cell table:style-name="ce176"/>
          <table:table-cell table:number-columns-repeated="1017"/>
        </table:table-row>
        <table:table-row table:style-name="ro8">
          <table:table-cell table:number-columns-repeated="5"/>
          <table:table-cell table:formula="of:=[$Att_ANT.$AB$477]" office:value-type="string" office:string-value="SE_TYPE VARCHAR(254) NOT NULL REFERENCES GRACE.L_SITE_EMISSION_TYPE (CODE)," calcext:value-type="string">
            <text:p>SE_TYPE VARCHAR(254) NOT NULL REFERENCES GRACE.L_SITE_EMISSION_TYPE (CODE),</text:p>
          </table:table-cell>
          <table:table-cell table:style-name="ce176"/>
          <table:table-cell table:number-columns-repeated="1017"/>
        </table:table-row>
        <table:table-row table:style-name="ro8">
          <table:table-cell table:number-columns-repeated="5"/>
          <table:table-cell table:formula="of:=[$Att_ANT.$AB$478]" office:value-type="string" office:string-value="SE_CREADAT DATE  ," calcext:value-type="string">
            <text:p>SE_CREADAT DATE <text:s/>,</text:p>
          </table:table-cell>
          <table:table-cell table:style-name="ce176"/>
          <table:table-cell table:number-columns-repeated="1017"/>
        </table:table-row>
        <table:table-row table:style-name="ro8">
          <table:table-cell table:number-columns-repeated="5"/>
          <table:table-cell table:formula="of:=[$Att_ANT.$AB$479]" office:value-type="string" office:string-value="SE_MAJDATE DATE  ," calcext:value-type="string">
            <text:p>SE_MAJDATE DATE <text:s/>,</text:p>
          </table:table-cell>
          <table:table-cell table:style-name="ce176"/>
          <table:table-cell table:number-columns-repeated="1017"/>
        </table:table-row>
        <table:table-row table:style-name="ro8">
          <table:table-cell table:number-columns-repeated="5"/>
          <table:table-cell table:formula="of:=[$Att_ANT.$AB$480]" office:value-type="string" office:string-value="SE_MAJSRC VARCHAR(254)  ," calcext:value-type="string">
            <text:p>SE_MAJSRC VARCHAR(254) <text:s/>,</text:p>
          </table:table-cell>
          <table:table-cell table:style-name="ce176"/>
          <table:table-cell table:number-columns-repeated="1017"/>
        </table:table-row>
        <table:table-row table:style-name="ro8">
          <table:table-cell table:number-columns-repeated="5"/>
          <table:table-cell table:formula="of:=[$Att_ANT.$AB$481]" office:value-type="string" office:string-value="SE_ABDDATE DATE  ," calcext:value-type="string">
            <text:p>SE_ABDDATE DATE <text:s/>,</text:p>
          </table:table-cell>
          <table:table-cell table:style-name="ce176"/>
          <table:table-cell table:number-columns-repeated="1017"/>
        </table:table-row>
        <table:table-row table:style-name="ro8">
          <table:table-cell table:number-columns-repeated="5"/>
          <table:table-cell table:formula="of:=[$Att_ANT.$AB$482]" office:value-type="string" office:string-value="SE_ABDSRC VARCHAR(254)  ," calcext:value-type="string">
            <text:p>SE_ABDSRC VARCHAR(254) <text:s/>,</text:p>
          </table:table-cell>
          <table:table-cell table:style-name="ce176"/>
          <table:table-cell table:number-columns-repeated="1017"/>
        </table:table-row>
        <table:table-row table:style-name="ro8">
          <table:table-cell table:number-columns-repeated="4"/>
          <table:table-cell table:formula="of:=[$Att_ANT.$AA$483]" office:value-type="string" office:string-value="CONSTRAINT &quot;SITEEMISSION_PK&quot; PRIMARY KEY (SE_ID));" calcext:value-type="string">
            <text:p>CONSTRAINT "SITEEMISSION_PK" PRIMARY KEY (SE_ID));</text:p>
          </table:table-cell>
          <table:table-cell/>
          <table:table-cell table:style-name="Default"/>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485]" office:value-type="string" office:string-value="CREATE TABLE ZONEDESSERTE(" calcext:value-type="string">
            <text:p>CREATE TABLE ZONEDESSERTE(</text:p>
          </table:table-cell>
          <table:table-cell table:formula="of:=[$Att_ANT.$AB$485]" office:value-type="string" office:string-value="ZD_ID INTEGER  ," calcext:value-type="string">
            <text:p>ZD_ID INTEGER <text:s/>,</text:p>
          </table:table-cell>
          <table:table-cell table:style-name="ce176"/>
          <table:table-cell table:number-columns-repeated="1017"/>
        </table:table-row>
        <table:table-row table:style-name="ro5">
          <table:table-cell table:number-columns-repeated="5"/>
          <table:table-cell table:formula="of:=[$Att_ANT.$AB$486]" office:value-type="string" office:string-value="GEOM MultiPolygon  ," calcext:value-type="string">
            <text:p>GEOM MultiPolygon <text:s/>,</text:p>
          </table:table-cell>
          <table:table-cell table:style-name="ce177" office:value-type="string" calcext:value-type="string">
            <text:p>SELECT AddGeometryColumn('', 'TRANCHEE','GEOM',2154,'MULTIPOLYGON',2); </text:p>
          </table:table-cell>
          <table:table-cell table:number-columns-repeated="1017"/>
        </table:table-row>
        <table:table-row table:style-name="ro8">
          <table:table-cell table:number-columns-repeated="5"/>
          <table:table-cell table:formula="of:=[$Att_ANT.$AB$487]" office:value-type="string" office:string-value="ZD_NO_CODE VARCHAR(254) NOT NULL ," calcext:value-type="string">
            <text:p>ZD_NO_CODE VARCHAR(254) NOT NULL ,</text:p>
          </table:table-cell>
          <table:table-cell table:style-name="ce176"/>
          <table:table-cell table:number-columns-repeated="1017"/>
        </table:table-row>
        <table:table-row table:style-name="ro8">
          <table:table-cell table:number-columns-repeated="5"/>
          <table:table-cell table:formula="of:=[$Att_ANT.$AB$488]" office:value-type="string" office:string-value="ZD_TYPE VARCHAR(254) NOT NULL REFERENCES GRACE.L_ZD_TYPE (CODE)," calcext:value-type="string">
            <text:p>ZD_TYPE VARCHAR(254) NOT NULL REFERENCES GRACE.L_ZD_TYPE (CODE),</text:p>
          </table:table-cell>
          <table:table-cell table:style-name="ce176"/>
          <table:table-cell table:number-columns-repeated="1017"/>
        </table:table-row>
        <table:table-row table:style-name="ro8">
          <table:table-cell table:number-columns-repeated="5"/>
          <table:table-cell table:formula="of:=[$Att_ANT.$AB$489]" office:value-type="string" office:string-value="ZD_ETAT VARCHAR(3)  REFERENCES GRACE.L_ETAT_TYPE (CODE)," calcext:value-type="string">
            <text:p>ZD_ETAT VARCHAR(3) <text:s/>REFERENCES GRACE.L_ETAT_TYPE (CODE),</text:p>
          </table:table-cell>
          <table:table-cell table:style-name="ce176"/>
          <table:table-cell table:number-columns-repeated="1017"/>
        </table:table-row>
        <table:table-row table:style-name="ro8">
          <table:table-cell table:number-columns-repeated="5"/>
          <table:table-cell table:formula="of:=[$Att_ANT.$AB$490]" office:value-type="string" office:string-value="ZD_STATUT VARCHAR(3)  REFERENCES GRACE.L_STATUT (CODE)," calcext:value-type="string">
            <text:p>ZD_STATUT VARCHAR(3) <text:s/>REFERENCES GRACE.L_STATUT (CODE),</text:p>
          </table:table-cell>
          <table:table-cell table:style-name="ce176"/>
          <table:table-cell table:number-columns-repeated="1017"/>
        </table:table-row>
        <table:table-row table:style-name="ro8">
          <table:table-cell table:number-columns-repeated="5"/>
          <table:table-cell table:formula="of:=[$Att_ANT.$AB$491]" office:value-type="string" office:string-value="ZD_CREADAT DATE  ," calcext:value-type="string">
            <text:p>ZD_CREADAT DATE <text:s/>,</text:p>
          </table:table-cell>
          <table:table-cell table:style-name="ce176"/>
          <table:table-cell table:number-columns-repeated="1017"/>
        </table:table-row>
        <table:table-row table:style-name="ro8">
          <table:table-cell table:number-columns-repeated="5"/>
          <table:table-cell table:formula="of:=[$Att_ANT.$AB$492]" office:value-type="string" office:string-value="ZD_MAJDATE DATE  ," calcext:value-type="string">
            <text:p>ZD_MAJDATE DATE <text:s/>,</text:p>
          </table:table-cell>
          <table:table-cell table:style-name="ce176"/>
          <table:table-cell table:number-columns-repeated="1017"/>
        </table:table-row>
        <table:table-row table:style-name="ro8">
          <table:table-cell table:number-columns-repeated="5"/>
          <table:table-cell table:formula="of:=[$Att_ANT.$AB$493]" office:value-type="string" office:string-value="ZD_MAJSRC VARCHAR(254)  ," calcext:value-type="string">
            <text:p>ZD_MAJSRC VARCHAR(254) <text:s/>,</text:p>
          </table:table-cell>
          <table:table-cell table:style-name="ce176"/>
          <table:table-cell table:number-columns-repeated="1017"/>
        </table:table-row>
        <table:table-row table:style-name="ro8">
          <table:table-cell table:number-columns-repeated="5"/>
          <table:table-cell table:formula="of:=[$Att_ANT.$AB$494]" office:value-type="string" office:string-value="ZD_ABDDATE DATE  ," calcext:value-type="string">
            <text:p>ZD_ABDDATE DATE <text:s/>,</text:p>
          </table:table-cell>
          <table:table-cell table:style-name="ce176"/>
          <table:table-cell table:number-columns-repeated="1017"/>
        </table:table-row>
        <table:table-row table:style-name="ro8">
          <table:table-cell table:number-columns-repeated="5"/>
          <table:table-cell table:formula="of:=[$Att_ANT.$AB$495]" office:value-type="string" office:string-value="ZD_ABDSRC VARCHAR(254)  ," calcext:value-type="string">
            <text:p>ZD_ABDSRC VARCHAR(254) <text:s/>,</text:p>
          </table:table-cell>
          <table:table-cell table:style-name="ce176"/>
          <table:table-cell table:number-columns-repeated="1017"/>
        </table:table-row>
        <table:table-row table:style-name="ro8">
          <table:table-cell table:number-columns-repeated="4"/>
          <table:table-cell table:formula="of:=[$Att_ANT.$AA$496]" office:value-type="string" office:string-value="CONSTRAINT &quot;ZONEDESSERTE_PK&quot; PRIMARY KEY (ZD_ID));" calcext:value-type="string">
            <text:p>CONSTRAINT "ZONEDESSERTE_PK" PRIMARY KEY (ZD_ID));</text:p>
          </table:table-cell>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498]" office:value-type="string" office:string-value="CREATE TABLE ORGANISME(" calcext:value-type="string">
            <text:p>CREATE TABLE ORGANISME(</text:p>
          </table:table-cell>
          <table:table-cell table:formula="of:=[$Att_ANT.$AB$498]" office:value-type="string" office:string-value="OR_CODE VARCHAR (20)  ," calcext:value-type="string">
            <text:p>OR_CODE VARCHAR (20) <text:s/>,</text:p>
          </table:table-cell>
          <table:table-cell table:style-name="ce176"/>
          <table:table-cell table:number-columns-repeated="1017"/>
        </table:table-row>
        <table:table-row table:style-name="ro8">
          <table:table-cell table:number-columns-repeated="5"/>
          <table:table-cell table:formula="of:=[$Att_ANT.$AB$499]" office:value-type="string" office:string-value="OR_SIREN VARCHAR(9)  ," calcext:value-type="string">
            <text:p>OR_SIREN VARCHAR(9) <text:s/>,</text:p>
          </table:table-cell>
          <table:table-cell table:style-name="ce176"/>
          <table:table-cell table:number-columns-repeated="1017"/>
        </table:table-row>
        <table:table-row table:style-name="ro8">
          <table:table-cell table:number-columns-repeated="5"/>
          <table:table-cell table:formula="of:=[$Att_ANT.$AB$500]" office:value-type="string" office:string-value="OR_NOM VARCHAR(254) NOT NULL ," calcext:value-type="string">
            <text:p>OR_NOM VARCHAR(254) NOT NULL ,</text:p>
          </table:table-cell>
          <table:table-cell table:style-name="ce176"/>
          <table:table-cell table:number-columns-repeated="1017"/>
        </table:table-row>
        <table:table-row table:style-name="ro8">
          <table:table-cell table:number-columns-repeated="5"/>
          <table:table-cell table:formula="of:=[$Att_ANT.$AB$501]" office:value-type="string" office:string-value="OR_TYPE VARCHAR(254)  ," calcext:value-type="string">
            <text:p>OR_TYPE VARCHAR(254) <text:s/>,</text:p>
          </table:table-cell>
          <table:table-cell table:style-name="ce176"/>
          <table:table-cell table:number-columns-repeated="1017"/>
        </table:table-row>
        <table:table-row table:style-name="ro8">
          <table:table-cell table:number-columns-repeated="5"/>
          <table:table-cell table:formula="of:=[$Att_ANT.$AB$502]" office:value-type="string" office:string-value="OR_L331 VARCHAR(254)  ," calcext:value-type="string">
            <text:p>OR_L331 VARCHAR(254) <text:s/>,</text:p>
          </table:table-cell>
          <table:table-cell table:style-name="ce176"/>
          <table:table-cell table:number-columns-repeated="1017"/>
        </table:table-row>
        <table:table-row table:style-name="ro8">
          <table:table-cell table:number-columns-repeated="5"/>
          <table:table-cell table:formula="of:=[$Att_ANT.$AB$503]" office:value-type="string" office:string-value="OR_SIRET VARCHAR(254)  ," calcext:value-type="string">
            <text:p>OR_SIRET VARCHAR(254) <text:s/>,</text:p>
          </table:table-cell>
          <table:table-cell table:style-name="ce176"/>
          <table:table-cell table:number-columns-repeated="1017"/>
        </table:table-row>
        <table:table-row table:style-name="ro8">
          <table:table-cell table:number-columns-repeated="5"/>
          <table:table-cell table:formula="of:=[$Att_ANT.$AB$504]" office:value-type="string" office:string-value="OR_NOMETAB VARCHAR(254)  ," calcext:value-type="string">
            <text:p>OR_NOMETAB VARCHAR(254) <text:s/>,</text:p>
          </table:table-cell>
          <table:table-cell table:style-name="ce176"/>
          <table:table-cell table:number-columns-repeated="1017"/>
        </table:table-row>
        <table:table-row table:style-name="ro8">
          <table:table-cell table:number-columns-repeated="5"/>
          <table:table-cell table:formula="of:=[$Att_ANT.$AB$505]" office:value-type="string" office:string-value="OR_ADRESSE VARCHAR(254)  ," calcext:value-type="string">
            <text:p>OR_ADRESSE VARCHAR(254) <text:s/>,</text:p>
          </table:table-cell>
          <table:table-cell table:style-name="ce176"/>
          <table:table-cell table:number-columns-repeated="1017"/>
        </table:table-row>
        <table:table-row table:style-name="ro8">
          <table:table-cell table:number-columns-repeated="5"/>
          <table:table-cell table:formula="of:=[$Att_ANT.$AB$506]" office:value-type="string" office:string-value="OR_TELFIXE VARCHAR(254)  ," calcext:value-type="string">
            <text:p>OR_TELFIXE VARCHAR(254) <text:s/>,</text:p>
          </table:table-cell>
          <table:table-cell table:style-name="ce176"/>
          <table:table-cell table:number-columns-repeated="1017"/>
        </table:table-row>
        <table:table-row table:style-name="ro8">
          <table:table-cell table:number-columns-repeated="5"/>
          <table:table-cell table:formula="of:=[$Att_ANT.$AB$507]" office:value-type="string" office:string-value="OR_MAIL VARCHAR(254)  ," calcext:value-type="string">
            <text:p>OR_MAIL VARCHAR(254) <text:s/>,</text:p>
          </table:table-cell>
          <table:table-cell table:style-name="ce176"/>
          <table:table-cell table:number-columns-repeated="1017"/>
        </table:table-row>
        <table:table-row table:style-name="ro8">
          <table:table-cell table:number-columns-repeated="5"/>
          <table:table-cell table:formula="of:=[$Att_ANT.$AB$508]" office:value-type="string" office:string-value="OR_CREADAT DATE  ," calcext:value-type="string">
            <text:p>OR_CREADAT DATE <text:s/>,</text:p>
          </table:table-cell>
          <table:table-cell table:style-name="ce176"/>
          <table:table-cell table:number-columns-repeated="1017"/>
        </table:table-row>
        <table:table-row table:style-name="ro8">
          <table:table-cell table:number-columns-repeated="5"/>
          <table:table-cell table:formula="of:=[$Att_ANT.$AB$509]" office:value-type="string" office:string-value="OR_MAJDATE DATE  ," calcext:value-type="string">
            <text:p>OR_MAJDATE DATE <text:s/>,</text:p>
          </table:table-cell>
          <table:table-cell table:style-name="ce176"/>
          <table:table-cell table:number-columns-repeated="1017"/>
        </table:table-row>
        <table:table-row table:style-name="ro8">
          <table:table-cell table:number-columns-repeated="5"/>
          <table:table-cell table:formula="of:=[$Att_ANT.$AB$510]" office:value-type="string" office:string-value="OR_MAJSRC VARCHAR(254)  ," calcext:value-type="string">
            <text:p>OR_MAJSRC VARCHAR(254) <text:s/>,</text:p>
          </table:table-cell>
          <table:table-cell table:style-name="ce176"/>
          <table:table-cell table:number-columns-repeated="1017"/>
        </table:table-row>
        <table:table-row table:style-name="ro8">
          <table:table-cell table:number-columns-repeated="5"/>
          <table:table-cell table:formula="of:=[$Att_ANT.$AB$511]" office:value-type="string" office:string-value="OR_ABDDATE DATE  ," calcext:value-type="string">
            <text:p>OR_ABDDATE DATE <text:s/>,</text:p>
          </table:table-cell>
          <table:table-cell table:style-name="ce176"/>
          <table:table-cell table:number-columns-repeated="1017"/>
        </table:table-row>
        <table:table-row table:style-name="ro8">
          <table:table-cell table:number-columns-repeated="5"/>
          <table:table-cell table:formula="of:=[$Att_ANT.$AB$512]" office:value-type="string" office:string-value="OR_ABDSRC VARCHAR(254)  ," calcext:value-type="string">
            <text:p>OR_ABDSRC VARCHAR(254) <text:s/>,</text:p>
          </table:table-cell>
          <table:table-cell table:style-name="ce176"/>
          <table:table-cell table:number-columns-repeated="1017"/>
        </table:table-row>
        <table:table-row table:style-name="ro8">
          <table:table-cell table:number-columns-repeated="4"/>
          <table:table-cell table:formula="of:=[$Att_ANT.$AA$513]" office:value-type="string" office:string-value="CONSTRAINT &quot;ORGANISME_PK&quot; PRIMARY KEY (OR_CODE));" calcext:value-type="string">
            <text:p>CONSTRAINT "ORGANISME_PK" PRIMARY KEY (OR_CODE));</text:p>
          </table:table-cell>
          <table:table-cell/>
          <table:table-cell table:style-name="ce176"/>
          <table:table-cell table:number-columns-repeated="1017"/>
        </table:table-row>
        <table:table-row table:style-name="ro8">
          <table:table-cell table:number-columns-repeated="6"/>
          <table:table-cell table:style-name="ce176"/>
          <table:table-cell table:number-columns-repeated="1017"/>
        </table:table-row>
        <table:table-row table:style-name="ro8">
          <table:table-cell table:number-columns-repeated="4"/>
          <table:table-cell table:formula="of:=[$Att_ANT.$AA$515]" office:value-type="string" office:string-value="CREATE TABLE DOCUMENT(" calcext:value-type="string">
            <text:p>CREATE TABLE DOCUMENT(</text:p>
          </table:table-cell>
          <table:table-cell table:formula="of:=[$Att_ANT.$AB$515]" office:value-type="string" office:string-value="DO_ID INTEGER NOT NULL ," calcext:value-type="string">
            <text:p>DO_ID INTEGER NOT NULL ,</text:p>
          </table:table-cell>
          <table:table-cell table:style-name="ce176"/>
          <table:table-cell table:number-columns-repeated="1017"/>
        </table:table-row>
        <table:table-row table:style-name="ro8">
          <table:table-cell table:number-columns-repeated="5"/>
          <table:table-cell table:formula="of:=[$Att_ANT.$AB$516]" office:value-type="string" office:string-value="DO_CODE VARCHAR(254)  ," calcext:value-type="string">
            <text:p>DO_CODE VARCHAR(254) <text:s/>,</text:p>
          </table:table-cell>
          <table:table-cell table:style-name="ce176"/>
          <table:table-cell table:number-columns-repeated="1017"/>
        </table:table-row>
        <table:table-row table:style-name="ro8">
          <table:table-cell table:number-columns-repeated="5"/>
          <table:table-cell table:formula="of:=[$Att_ANT.$AB$517]" office:value-type="string" office:string-value="DO_CODEEXT VARCHAR(254)  ," calcext:value-type="string">
            <text:p>DO_CODEEXT VARCHAR(254) <text:s/>,</text:p>
          </table:table-cell>
          <table:table-cell table:style-name="ce176"/>
          <table:table-cell table:number-columns-repeated="1017"/>
        </table:table-row>
        <table:table-row table:style-name="ro8">
          <table:table-cell table:number-columns-repeated="5"/>
          <table:table-cell table:formula="of:=[$Att_ANT.$AB$518]" office:value-type="string" office:string-value="DO_TBLTYPE VARCHAR(10)  REFERENCES GRACE.L_DOC_TAB (CODE)," calcext:value-type="string">
            <text:p>DO_TBLTYPE VARCHAR(10) <text:s/>REFERENCES GRACE.L_DOC_TAB (CODE),</text:p>
          </table:table-cell>
          <table:table-cell table:style-name="ce176"/>
          <table:table-cell table:number-columns-repeated="1017"/>
        </table:table-row>
        <table:table-row table:style-name="ro8">
          <table:table-cell table:number-columns-repeated="5"/>
          <table:table-cell table:formula="of:=[$Att_ANT.$AB$519]" office:value-type="string" office:string-value="DO_CODEOBJ INTEGER  ," calcext:value-type="string">
            <text:p>DO_CODEOBJ INTEGER <text:s/>,</text:p>
          </table:table-cell>
          <table:table-cell table:style-name="ce176"/>
          <table:table-cell table:number-columns-repeated="1017"/>
        </table:table-row>
        <table:table-row table:style-name="ro8">
          <table:table-cell table:number-columns-repeated="5"/>
          <table:table-cell table:formula="of:=[$Att_ANT.$AB$520]" office:value-type="string" office:string-value="DO_BUDG VARCHAR(50)  ," calcext:value-type="string">
            <text:p>DO_BUDG VARCHAR(50) <text:s/>,</text:p>
          </table:table-cell>
          <table:table-cell table:style-name="ce176"/>
          <table:table-cell table:number-columns-repeated="1017"/>
        </table:table-row>
        <table:table-row table:style-name="ro8">
          <table:table-cell table:number-columns-repeated="5"/>
          <table:table-cell table:formula="of:=[$Att_ANT.$AB$521]" office:value-type="string" office:string-value="DO_CREADAT DATE  ," calcext:value-type="string">
            <text:p>DO_CREADAT DATE <text:s/>,</text:p>
          </table:table-cell>
          <table:table-cell table:style-name="ce176"/>
          <table:table-cell table:number-columns-repeated="1017"/>
        </table:table-row>
        <table:table-row table:style-name="ro8">
          <table:table-cell table:number-columns-repeated="5"/>
          <table:table-cell table:formula="of:=[$Att_ANT.$AB$522]" office:value-type="string" office:string-value="DO_MAJDATE DATE  ," calcext:value-type="string">
            <text:p>DO_MAJDATE DATE <text:s/>,</text:p>
          </table:table-cell>
          <table:table-cell table:style-name="ce176"/>
          <table:table-cell table:number-columns-repeated="1017"/>
        </table:table-row>
        <table:table-row table:style-name="ro8">
          <table:table-cell table:number-columns-repeated="5"/>
          <table:table-cell table:formula="of:=[$Att_ANT.$AB$523]" office:value-type="string" office:string-value="DO_MAJSRC VARCHAR(254)  ," calcext:value-type="string">
            <text:p>DO_MAJSRC VARCHAR(254) <text:s/>,</text:p>
          </table:table-cell>
          <table:table-cell table:style-name="ce176"/>
          <table:table-cell table:number-columns-repeated="1017"/>
        </table:table-row>
        <table:table-row table:style-name="ro8">
          <table:table-cell table:number-columns-repeated="5"/>
          <table:table-cell table:formula="of:=[$Att_ANT.$AB$524]" office:value-type="string" office:string-value="DO_ABDDATE DATE  ," calcext:value-type="string">
            <text:p>DO_ABDDATE DATE <text:s/>,</text:p>
          </table:table-cell>
          <table:table-cell table:style-name="ce176"/>
          <table:table-cell table:number-columns-repeated="1017"/>
        </table:table-row>
        <table:table-row table:style-name="ro8">
          <table:table-cell table:number-columns-repeated="5"/>
          <table:table-cell table:formula="of:=[$Att_ANT.$AB$525]" office:value-type="string" office:string-value="DO_ABDSRC VARCHAR(254)  ," calcext:value-type="string">
            <text:p>DO_ABDSRC VARCHAR(254) <text:s/>,</text:p>
          </table:table-cell>
          <table:table-cell table:style-name="ce176"/>
          <table:table-cell table:number-columns-repeated="1017"/>
        </table:table-row>
        <table:table-row table:style-name="ro8">
          <table:table-cell table:number-columns-repeated="4"/>
          <table:table-cell table:formula="of:=[$Att_ANT.$AA$526]" office:value-type="string" office:string-value="CONSTRAINT &quot;DOCUMENT_PK&quot; PRIMARY KEY (DO_ID));" calcext:value-type="string">
            <text:p>CONSTRAINT "DOCUMENT_PK" PRIMARY KEY (DO_ID));</text:p>
          </table:table-cell>
          <table:table-cell table:number-columns-repeated="1019"/>
        </table:table-row>
        <table:table-row table:style-name="ro8">
          <table:table-cell table:number-columns-repeated="1024"/>
        </table:table-row>
        <table:table-row table:style-name="ro8" table:number-rows-repeated="2">
          <table:table-cell table:number-columns-repeated="6"/>
          <table:table-cell table:style-name="ce181"/>
          <table:table-cell table:number-columns-repeated="1017"/>
        </table:table-row>
        <table:table-row table:style-name="ro8" table:number-rows-repeated="1048046">
          <table:table-cell table:number-columns-repeated="1024"/>
        </table:table-row>
        <table:table-row table:style-name="ro8">
          <table:table-cell table:number-columns-repeated="1024"/>
        </table:table-row>
      </table:table>
      <table:named-expressions/>
      <table:database-ranges>
        <table:database-range table:name="__Anonymous_Sheet_DB__5" table:target-range-address="Listes.A2:Listes.S46" table:contains-header="false">
          <table:sort>
            <table:sort-by table:field-number="2" table:data-type="automatic"/>
          </table:sort>
        </table:database-range>
        <table:database-range table:name="__Anonymous_Sheet_DB__7" table:target-range-address="Val_ANT.C2:Val_ANT.C3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1" svg:font-family="Arial1"/>
    <style:font-face style:name="Verdana" svg:font-family="Verdana"/>
    <style:font-face style:name="Algerian" svg:font-family="Algerian" style:font-family-generic="decorative"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number-style style:name="N157P0" style:volatile="true">
      <number:number number:decimal-places="0" number:min-integer-digits="1" number:grouping="true"/>
      <number:text> €</number:text>
    </number:number-style>
    <number:number-style style:name="N157">
      <number:text>-</number:text>
      <number:number number:decimal-places="0" number:min-integer-digits="1" number:grouping="true"/>
      <number:text> €</number:text>
      <style:map style:condition="value()&gt;=0" style:apply-style-name="N157P0"/>
    </number:number-style>
    <number:number-style style:name="N158P0" style:volatile="true">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number:text>-</number:text>
      <number:number number:decimal-places="2" number:min-integer-digits="1" number:grouping="true"/>
      <number:text> €</number:text>
      <style:map style:condition="value()&gt;=0" style:apply-style-name="N159P0"/>
    </number:number-style>
    <number:number-style style:name="N160P0" style:volatile="true">
      <number:number number:decimal-places="2" number:min-integer-digits="1" number:grouping="true"/>
      <number:text> €</number:text>
    </number:number-style>
    <number:number-style style:name="N160">
      <style:text-properties fo:color="#ff0000"/>
      <number:text>-</number:text>
      <number:number number:decimal-places="2" number:min-integer-digits="1" number:grouping="true"/>
      <number:text> €</number:text>
      <style:map style:condition="value()&gt;=0" style:apply-style-name="N160P0"/>
    </number:number-style>
    <number:number-style style:name="N161P0" style:volatile="true">
      <number:text> </number:text>
      <loext:fill-character> </loext:fill-character>
      <number:number number:decimal-places="0" number:min-integer-digits="1" number:grouping="true"/>
      <number:text>    </number:text>
    </number:number-style>
    <number:number-style style:name="N161P1" style:volatile="true">
      <number:text>-</number:text>
      <loext:fill-character> </loext:fill-character>
      <number:number number:decimal-places="0" number:min-integer-digits="1" number:grouping="true"/>
      <number:text>    </number:text>
    </number:number-style>
    <number:number-style style:name="N161P2" style:volatile="true">
      <number:text> </number:text>
      <loext:fill-character> </loext: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loext:fill-character> </loext:fill-character>
      <number:number number:decimal-places="0" number:min-integer-digits="1" number:grouping="true"/>
      <number:text> € </number:text>
    </number:number-style>
    <number:number-style style:name="N162P1" style:volatile="true">
      <number:text>-</number:text>
      <loext:fill-character> </loext:fill-character>
      <number:number number:decimal-places="0" number:min-integer-digits="1" number:grouping="true"/>
      <number:text> € </number:text>
    </number:number-style>
    <number:number-style style:name="N162P2" style:volatile="true">
      <number:text> </number:text>
      <loext:fill-character> </loext: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 </number:text>
      <loext:fill-character> </loext:fill-character>
      <number:number number:decimal-places="2" number:min-integer-digits="1" number:grouping="true"/>
      <number:text>    </number:text>
    </number:number-style>
    <number:number-style style:name="N163P1" style:volatile="true">
      <number:text>-</number:text>
      <loext:fill-character> </loext:fill-character>
      <number:number number:decimal-places="2" number:min-integer-digits="1" number:grouping="true"/>
      <number:text>    </number:text>
    </number:number-style>
    <number:number-style style:name="N163P2" style:volatile="true">
      <number:text> </number:text>
      <loext:fill-character> </loext:fill-character>
      <number:text>-</number:text>
      <number:number number: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number:text> </number:text>
      <loext:fill-character> </loext:fill-character>
      <number:number number:decimal-places="2" number:min-integer-digits="1" number:grouping="true"/>
      <number:text> € </number:text>
    </number:number-style>
    <number:number-style style:name="N164P1" style:volatile="true">
      <number:text>-</number:text>
      <loext:fill-character> </loext:fill-character>
      <number:number number:decimal-places="2" number:min-integer-digits="1" number:grouping="true"/>
      <number:text> € </number:text>
    </number:number-style>
    <number:number-style style:name="N164P2" style:volatile="true">
      <number:text> </number:text>
      <loext:fill-character> </loext:fill-character>
      <number:text>-</number:text>
      <number:number number:decimal-places="0" number:min-integer-digits="0"/>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
      <number:scientific-number number:decimal-places="1" number:min-integer-digits="3" number:min-exponent-digits="1"/>
    </number:number-style>
    <number:number-style style:name="N166P0" style:volatile="true">
      <number:text>Vrai</number:text>
    </number:number-style>
    <number:number-style style:name="N166P1" style:volatile="true">
      <number:text>Vrai</number:text>
    </number:number-style>
    <number:number-style style:name="N166">
      <number:text>Faux</number:text>
      <style:map style:condition="value()&gt;0" style:apply-style-name="N166P0"/>
      <style:map style:condition="value()&lt;0" style:apply-style-name="N166P1"/>
    </number:number-style>
    <number:number-style style:name="N167P0" style:volatile="true">
      <number:text>Actif</number:text>
    </number:number-style>
    <number:number-style style:name="N167P1" style:volatile="true">
      <number:text>Actif</number:text>
    </number:number-style>
    <number:number-style style:name="N167">
      <number:text>Inactif</number:text>
      <style:map style:condition="value()&gt;0" style:apply-style-name="N167P0"/>
      <style:map style:condition="value()&lt;0" style:apply-style-name="N167P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4P0" style:volatile="true" number:language="fr" number:country="FR">
      <number:number number:decimal-places="0" number:min-integer-digits="1" number:grouping="true"/>
      <number:text>   </number:text>
    </number:number-style>
    <number:number-style style:name="N10124" number:language="fr" number:country="FR">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FR">
      <number:number number:decimal-places="0" number:min-integer-digits="1" number:grouping="true"/>
      <number:text>   </number:text>
    </number:number-style>
    <number:number-style style:name="N10125" number:language="fr" number:country="FR">
      <style:text-properties fo:color="#ff0000"/>
      <number:text>-</number:text>
      <number:number number:decimal-places="0" number:min-integer-digits="1" number:grouping="true"/>
      <number:text>   </number:text>
      <style:map style:condition="value()&gt;=0" style:apply-style-name="N10125P0"/>
    </number:number-style>
    <number:number-style style:name="N10126P0" style:volatile="true" number:language="fr" number:country="FR">
      <number:number number:decimal-places="2" number:min-integer-digits="1" number:grouping="true"/>
      <number:text>   </number:text>
    </number:number-style>
    <number:number-style style:name="N10126" number:language="fr" number:country="FR">
      <number:text>-</number:text>
      <number:number number:decimal-places="2" number:min-integer-digits="1" number:grouping="true"/>
      <number:text>   </number:text>
      <style:map style:condition="value()&gt;=0" style:apply-style-name="N10126P0"/>
    </number:number-style>
    <number:number-style style:name="N10127P0" style:volatile="true" number:language="fr" number:country="FR">
      <number:number number:decimal-places="2" number:min-integer-digits="1" number:grouping="true"/>
      <number:text>   </number:text>
    </number:number-style>
    <number:number-style style:name="N10127" number:language="fr" number:country="FR">
      <style:text-properties fo:color="#ff0000"/>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FR">
      <number:number number:decimal-places="0" number:min-integer-digits="1" number:grouping="true"/>
      <number:text> €</number:text>
    </number:number-style>
    <number:number-style style:name="N10128" number:language="fr" number:country="FR">
      <number:text>-</number:text>
      <number:number number:decimal-places="0" number:min-integer-digits="1" number:grouping="true"/>
      <number:text> €</number:text>
      <style:map style:condition="value()&gt;=0" style:apply-style-name="N10128P0"/>
    </number:number-style>
    <number:number-style style:name="N10129P0" style:volatile="true" number:language="fr" number:country="FR">
      <number:number number:decimal-places="0" number:min-integer-digits="1" number:grouping="true"/>
      <number:text> €</number:text>
    </number:number-style>
    <number:number-style style:name="N10129" number:language="fr" number:country="FR">
      <style:text-properties fo:color="#ff0000"/>
      <number:text>-</number:text>
      <number:number number:decimal-places="0" number:min-integer-digits="1" number:grouping="true"/>
      <number:text> €</number:text>
      <style:map style:condition="value()&gt;=0" style:apply-style-name="N10129P0"/>
    </number:number-style>
    <number:number-style style:name="N10130P0" style:volatile="true" number:language="fr" number:country="FR">
      <number:number number:decimal-places="2" number:min-integer-digits="1" number:grouping="true"/>
      <number:text> €</number:text>
    </number:number-style>
    <number:number-style style:name="N10130" number:language="fr" number:country="FR">
      <number:text>-</number:text>
      <number:number number:decimal-places="2" number:min-integer-digits="1" number:grouping="true"/>
      <number:text> €</number:text>
      <style:map style:condition="value()&gt;=0" style:apply-style-name="N10130P0"/>
    </number:number-style>
    <number:number-style style:name="N10131P0" style:volatile="true" number:language="fr" number:country="FR">
      <number:number number:decimal-places="2" number:min-integer-digits="1" number:grouping="true"/>
      <number:text> €</number:text>
    </number:number-style>
    <number:number-style style:name="N10131" number:language="fr" number:country="FR">
      <style:text-properties fo:color="#ff0000"/>
      <number:text>-</number:text>
      <number:number number:decimal-places="2" number:min-integer-digits="1" number:grouping="true"/>
      <number:text> €</number:text>
      <style:map style:condition="value()&gt;=0" style:apply-style-name="N10131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pages="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2cm" fo:margin-right="2cm" style:first-page-number="continue" style:scale-to-X="1" style:scale-to-Y="1"/>
      <style:header-style>
        <style:header-footer-properties fo:margin-left="0cm" fo:margin-right="0cm" fo:margin-bottom="0cm"/>
      </style:header-style>
      <style:footer-style>
        <style:header-footer-properties fo:margin-left="0cm" fo:margin-right="0cm" fo:margin-top="0cm"/>
      </style:footer-style>
    </style:page-layout>
    <style:page-layout style:name="Mpm4">
      <style:page-layout-properties style:num-format="1" style:print-orientation="portrait" fo:margin-top="2.499cm" fo:margin-bottom="2.499cm" fo:margin-left="2cm" fo:margin-right="2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5">
      <style:page-layout-properties style:num-format="1" style:print-orientation="portrait" fo:margin-top="1.9cm" fo:margin-bottom="1.9cm" fo:margin-left="1.799cm" fo:margin-right="1.799cm" style:first-page-number="continue" style:scale-to-X="1" style:scale-to-Y="1"/>
      <style:header-style>
        <style:header-footer-properties fo:margin-left="0.101cm" fo:margin-right="0.101cm" fo:margin-bottom="0cm"/>
      </style:header-style>
      <style:footer-style>
        <style:header-footer-properties fo:margin-left="0.101cm" fo:margin-right="0.101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8">00/00/0000</text:date>, <text:time style:data-style-name="N2" text:time-value="01:23:26.759000000">00:00:00</text:time></text:p>
        </style:region-right>
      </style:header>
      <style:header-left style:display="false"/>
      <style:footer>
        <text:p>Page <text:page-number>1</text:page-number> / <text:page-count>99</text:page-count></text:p>
      </style:footer>
      <style:footer-left style:display="false"/>
    </style:master-page>
    <style:master-page style:name="PageStyle_5f_ARTERE_5f_GEO_20_et_20_CABLE_5f_GEO" style:display-name="PageStyle_ARTERE_GEO et CABLE_GEO" style:page-layout-name="Mpm3">
      <style:header style:display="false"/>
      <style:header-left style:display="false"/>
      <style:footer style:display="false"/>
      <style:footer-left style:display="false"/>
    </style:master-page>
    <style:master-page style:name="PageStyle_5f_TRANCHEE_5f_GEO" style:display-name="PageStyle_TRANCHEE_GEO" style:page-layout-name="Mpm4">
      <style:header style:display="false"/>
      <style:header-left style:display="false"/>
      <style:footer style:display="false"/>
      <style:footer-left style:display="false"/>
    </style:master-page>
    <style:master-page style:name="PageStyle_5f_ARTERE_5f_GEO_20_et_20_CABLE_5f_GEO_20_1" style:display-name="PageStyle_ARTERE_GEO et CABLE_GEO 1" style:page-layout-name="Mpm3">
      <style:header style:display="false"/>
      <style:header-left style:display="false"/>
      <style:footer style:display="false"/>
      <style:footer-left style:display="false"/>
    </style:master-page>
    <style:master-page style:name="PageStyle_5f_ARTERE_5f_GEO_20_et_20_CABLE_5f_GEO_20_2" style:display-name="PageStyle_ARTERE_GEO et CABLE_GEO 2" style:page-layout-name="Mpm3">
      <style:header style:display="false"/>
      <style:header-left style:display="false"/>
      <style:footer style:display="false"/>
      <style:footer-left style:display="false"/>
    </style:master-page>
    <style:master-page style:name="PageStyle_5f_ARTERE_5f_GEO_20_et_20_CABLE_5f_GEO_20_3" style:display-name="PageStyle_ARTERE_GEO et CABLE_GEO 3" style:page-layout-name="Mpm3">
      <style:header style:display="false"/>
      <style:header-left style:display="false"/>
      <style:footer style:display="false"/>
      <style:footer-left style:display="false"/>
    </style:master-page>
    <style:master-page style:name="PageStyle_5f_ARTERE_5f_GEO_20_et_20_CABLE_5f_GEO_20_4" style:display-name="PageStyle_ARTERE_GEO et CABLE_GEO 4" style:page-layout-name="Mpm3">
      <style:header style:display="false"/>
      <style:header-left style:display="false"/>
      <style:footer style:display="false"/>
      <style:footer-left style:display="false"/>
    </style:master-page>
    <style:master-page style:name="PageStyle_5f_ARTERE_5f_GEO_20_et_20_CABLE_5f_GEO_20_5" style:display-name="PageStyle_ARTERE_GEO et CABLE_GEO 5" style:page-layout-name="Mpm3">
      <style:header style:display="false"/>
      <style:header-left style:display="false"/>
      <style:footer style:display="false"/>
      <style:footer-left style:display="false"/>
    </style:master-page>
    <style:master-page style:name="PageStyle_5f_COUVERTURE_5f_GEO" style:display-name="PageStyle_COUVERTURE_GEO"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3:54:07.869000000</meta:creation-date>
    <dc:date>2015-04-08T21:49:06.590000000</dc:date>
    <meta:editing-duration>P17DT8H28M31S</meta:editing-duration>
    <meta:editing-cycles>461</meta:editing-cycles>
    <meta:generator>LibreOffice/4.3.4.1$Windows_x86 LibreOffice_project/bc356b2f991740509f321d70e4512a6a54c5f243</meta:generator>
    <meta:print-date>2015-01-30T12:57:17.284000000</meta:print-date>
    <meta:document-statistic meta:table-count="10" meta:cell-count="11175" meta:object-count="0"/>
  </office:meta>
</office:document-meta>
</file>